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602in"/>
    </style:style>
    <style:style style:name="co4" style:family="table-column">
      <style:table-column-properties fo:break-before="auto" style:column-width="0.6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10422_1619098087038_45" table:style-name="ta1">
        <table:shapes>
          <draw:frame draw:z-index="0" draw:style-name="gr1" draw:text-style-name="P1" svg:width="10.8894in" svg:height="7.3201in" svg:x="0in" svg:y="0.9622in">
            <draw:object draw:notify-on-update-of-ranges="20210422_1619098087038_45.K2:20210422_1619098087038_45.K270 20210422_1619098087038_45.C1:20210422_1619098087038_45.C1 20210422_1619098087038_45.L2:20210422_1619098087038_45.L270 20210422_1619098087038_45.N2:20210422_1619098087038_45.N403 20210422_1619098087038_45.F1:20210422_1619098087038_45.F1 20210422_1619098087038_45.O2:20210422_1619098087038_45.O403 20210422_1619098087038_45.Q2:20210422_1619098087038_45.Q440 20210422_1619098087038_45.I1:20210422_1619098087038_45.I1 20210422_1619098087038_45.R2:20210422_1619098087038_45.R440 20210422_1619098087038_45.AY2:20210422_1619098087038_45.AY350 20210422_1619098087038_45.BC2:20210422_1619098087038_45.BC2 20210422_1619098087038_45.AZ1:20210422_1619098087038_45.AZ3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5429in" svg:height="5.8457in" svg:x="31.8331in" svg:y="1.8614in">
            <draw:object draw:notify-on-update-of-ranges="20210422_1619098087038_45.AK4:20210422_1619098087038_45.AK9 20210422_1619098087038_45.AL4:20210422_1619098087038_45.AL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3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t (s)</text:p>
          </table:table-cell>
          <table:table-cell office:value-type="string" calcext:value-type="string">
            <text:p>V (mV)</text:p>
          </table:table-cell>
          <table:table-cell office:value-type="string" calcext:value-type="string">
            <text:p>45 торр</text:p>
          </table:table-cell>
          <table:table-cell office:value-type="string" calcext:value-type="string">
            <text:p>t (s)</text:p>
          </table:table-cell>
          <table:table-cell office:value-type="string" calcext:value-type="string">
            <text:p>V (mV)</text:p>
          </table:table-cell>
          <table:table-cell office:value-type="string" calcext:value-type="string">
            <text:p>83 торр</text:p>
          </table:table-cell>
          <table:table-cell office:value-type="string" calcext:value-type="string">
            <text:p>t (s)</text:p>
          </table:table-cell>
          <table:table-cell office:value-type="string" calcext:value-type="string">
            <text:p>V (mV)</text:p>
          </table:table-cell>
          <table:table-cell office:value-type="string" calcext:value-type="string">
            <text:p>128 торр</text:p>
          </table:table-cell>
          <table:table-cell/>
          <table:table-cell office:value-type="string" calcext:value-type="string">
            <text:p>t (s)</text:p>
          </table:table-cell>
          <table:table-cell table:number-columns-repeated="2"/>
          <table:table-cell office:value-type="string" calcext:value-type="string">
            <text:p>t (s)</text:p>
          </table:table-cell>
          <table:table-cell table:number-columns-repeated="2"/>
          <table:table-cell office:value-type="string" calcext:value-type="string">
            <text:p>t (s)</text:p>
          </table:table-cell>
          <table:table-cell table:number-columns-repeated="33"/>
          <table:table-cell office:value-type="string" calcext:value-type="string">
            <text:p>t (s)</text:p>
          </table:table-cell>
          <table:table-cell table:number-columns-repeated="2"/>
          <table:table-cell office:value-type="string" calcext:value-type="string">
            <text:p>V (mV)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2763" calcext:value-type="float">
            <text:p>15.27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4971" calcext:value-type="float">
            <text:p>8.497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159" calcext:value-type="float">
            <text:p>11.15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-LN([.B2]/15.2763)" office:value-type="float" office:value="-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 -LN([.E2]/8.4971)" office:value-type="float" office:value="-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-LN([.H2]/11.159)" office:value-type="float" office:value="-0" calcext:value-type="float">
            <text:p>0</text:p>
          </table:table-cell>
          <table:table-cell/>
          <table:table-cell table:formula="of:=[.K2]^2" office:value-type="float" office:value="0" calcext:value-type="float">
            <text:p>0</text:p>
          </table:table-cell>
          <table:table-cell table:formula="of:=AVERAGE([.T$1:.T$1048576])" office:value-type="float" office:value="24037.142110461" calcext:value-type="float">
            <text:p>24037.142110461</text:p>
          </table:table-cell>
          <table:table-cell table:formula="of:=[.L2]^2" office:value-type="float" office:value="0" calcext:value-type="float">
            <text:p>0</text:p>
          </table:table-cell>
          <table:table-cell table:formula="of:=AVERAGE([.V$1:.V$1048576])" office:value-type="float" office:value="0.117161127057489" calcext:value-type="float">
            <text:p>0.117161127057489</text:p>
          </table:table-cell>
          <table:table-cell table:formula="of:=0.0022^2" office:value-type="float" office:value="0.00000484" calcext:value-type="float">
            <text:p>4.84E-06</text:p>
          </table:table-cell>
          <table:table-cell/>
          <table:table-cell table:formula="of:=[.N2]^2" office:value-type="float" office:value="0" calcext:value-type="float">
            <text:p>0</text:p>
          </table:table-cell>
          <table:table-cell table:formula="of:=AVERAGE([.Z$1:.Z$1048576])" office:value-type="float" office:value="49196.7290615285" calcext:value-type="float">
            <text:p>49196.7290615285</text:p>
          </table:table-cell>
          <table:table-cell table:formula="of:=[.O2]^2" office:value-type="float" office:value="0" calcext:value-type="float">
            <text:p>0</text:p>
          </table:table-cell>
          <table:table-cell table:formula="of:=AVERAGE([.AB$1:.AB$1048576])^2" office:value-type="float" office:value="0.00984193441050052" calcext:value-type="float">
            <text:p>0.009841934410501</text:p>
          </table:table-cell>
          <table:table-cell/>
          <table:table-cell table:formula="of:=[.Q2]^2" office:value-type="float" office:value="0" calcext:value-type="float">
            <text:p>0</text:p>
          </table:table-cell>
          <table:table-cell table:formula="of:=AVERAGE([.AE$1:.AE$1048576])" office:value-type="float" office:value="64020.4586853941" calcext:value-type="float">
            <text:p>64020.4586853941</text:p>
          </table:table-cell>
          <table:table-cell table:formula="of:=[.R2]^2" office:value-type="float" office:value="0" calcext:value-type="float">
            <text:p>0</text:p>
          </table:table-cell>
          <table:table-cell table:formula="of:=AVERAGE([.AG$1:.AG$1048576])" office:value-type="float" office:value="0.0564549665882835" calcext:value-type="float">
            <text:p>0.056454966588284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formula="of:=-LN([.BB2]/14.6315)" office:value-type="float" office:value="-0" calcext:value-type="float">
            <text:p>0</text:p>
          </table:table-cell>
          <table:table-cell/>
          <table:table-cell office:value-type="float" office:value="14.6315" calcext:value-type="float">
            <text:p>14.6315</text:p>
          </table:table-cell>
          <table:table-cell office:value-type="string" calcext:value-type="string">
            <text:p>200 торр</text:p>
          </table:table-cell>
          <table:table-cell table:formula="of:=[.AY3]^2" office:value-type="float" office:value="1.100401" calcext:value-type="float">
            <text:p>1.100401</text:p>
          </table:table-cell>
          <table:table-cell table:formula="of:=AVERAGE([.BD$1:.BD$1048576])" office:value-type="float" office:value="40491.5448071576" calcext:value-type="float">
            <text:p>40491.5448071576</text:p>
          </table:table-cell>
          <table:table-cell table:formula="of:=[.AZ2]^2" office:value-type="float" office:value="0" calcext:value-type="float">
            <text:p>0</text:p>
          </table:table-cell>
          <table:table-cell table:formula="of:=AVERAGE([.BF$1:.BF$1048576])" office:value-type="float" office:value="0.052549003183991" calcext:value-type="float">
            <text:p>0.052549003183991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5.2421" calcext:value-type="float">
            <text:p>15.2421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8.4871" calcext:value-type="float">
            <text:p>8.4871</text:p>
          </table:table-cell>
          <table:table-cell/>
          <table:table-cell office:value-type="float" office:value="0.998" calcext:value-type="float">
            <text:p>0.998</text:p>
          </table:table-cell>
          <table:table-cell office:value-type="float" office:value="11.1551" calcext:value-type="float">
            <text:p>11.1551</text:p>
          </table:table-cell>
          <table:table-cell/>
          <table:table-cell table:formula="of:=AVERAGE([.K$1:.K$1048576])^2" office:value-type="float" office:value="18006.6967001906" calcext:value-type="float">
            <text:p>18006.6967001906</text:p>
          </table:table-cell>
          <table:table-cell office:value-type="float" office:value="1.05" calcext:value-type="float">
            <text:p>1.05</text:p>
          </table:table-cell>
          <table:table-cell table:formula="of:=-LN([.B3]/15.2763)" office:value-type="float" office:value="0.0022412717781012" calcext:value-type="float">
            <text:p>0.002241271778101</text:p>
          </table:table-cell>
          <table:table-cell/>
          <table:table-cell office:value-type="float" office:value="1.05" calcext:value-type="float">
            <text:p>1.05</text:p>
          </table:table-cell>
          <table:table-cell table:formula="of:= -LN([.E3]/8.4971)" office:value-type="float" office:value="0.00117756516710229" calcext:value-type="float">
            <text:p>0.001177565167102</text:p>
          </table:table-cell>
          <table:table-cell/>
          <table:table-cell office:value-type="float" office:value="0.998" calcext:value-type="float">
            <text:p>0.998</text:p>
          </table:table-cell>
          <table:table-cell table:formula="of:=-LN([.H3]/11.159)" office:value-type="float" office:value="0.000349554769380118" calcext:value-type="float">
            <text:p>0.00034955476938</text:p>
          </table:table-cell>
          <table:table-cell/>
          <table:table-cell table:formula="of:=[.K3]^2" office:value-type="float" office:value="1.1025" calcext:value-type="float">
            <text:p>1.1025</text:p>
          </table:table-cell>
          <table:table-cell/>
          <table:table-cell table:formula="of:=[.L3]^2" office:value-type="float" office:value="0.00000502329918331289" calcext:value-type="float">
            <text:p>5.02329918331289E-06</text:p>
          </table:table-cell>
          <table:table-cell table:number-columns-repeated="3"/>
          <table:table-cell table:formula="of:=[.N3]^2" office:value-type="float" office:value="1.1025" calcext:value-type="float">
            <text:p>1.1025</text:p>
          </table:table-cell>
          <table:table-cell table:formula="of:=AVERAGE([.N$1:.N$1048576])^2" office:value-type="float" office:value="40257.6144472237" calcext:value-type="float">
            <text:p>40257.6144472237</text:p>
          </table:table-cell>
          <table:table-cell table:formula="of:=[.O3]^2" office:value-type="float" office:value="0.00000138665972277264" calcext:value-type="float">
            <text:p>1.38665972277264E-06</text:p>
          </table:table-cell>
          <table:table-cell table:formula="of:=AVERAGE([.O$1:.O$1048576])^2" office:value-type="float" office:value="0.0746620902612962" calcext:value-type="float">
            <text:p>0.074662090261296</text:p>
          </table:table-cell>
          <table:table-cell/>
          <table:table-cell table:formula="of:=[.Q3]^2" office:value-type="float" office:value="0.996004" calcext:value-type="float">
            <text:p>0.996004</text:p>
          </table:table-cell>
          <table:table-cell table:formula="of:=AVERAGE([.Q$1:.Q$1048576])^2" office:value-type="float" office:value="47960.4213229301" calcext:value-type="float">
            <text:p>47960.4213229301</text:p>
          </table:table-cell>
          <table:table-cell table:formula="of:=[.R3]^2" office:value-type="float" office:value="0.00000012218853679639" calcext:value-type="float">
            <text:p>1.22188536796388E-07</text:p>
          </table:table-cell>
          <table:table-cell table:formula="of:=AVERAGE([.R$1:.R$1048576])^2" office:value-type="float" office:value="0.0427836421823171" calcext:value-type="float">
            <text:p>0.042783642182317</text:p>
          </table:table-cell>
          <table:table-cell table:number-columns-repeated="16"/>
          <table:table-cell office:value-type="float" office:value="1.049" calcext:value-type="float">
            <text:p>1.049</text:p>
          </table:table-cell>
          <table:table-cell table:formula="of:=-LN([.BB3]/14.6315)" office:value-type="float" office:value="0.000902570335256816" calcext:value-type="float">
            <text:p>0.000902570335257</text:p>
          </table:table-cell>
          <table:table-cell/>
          <table:table-cell office:value-type="float" office:value="14.6183" calcext:value-type="float">
            <text:p>14.6183</text:p>
          </table:table-cell>
          <table:table-cell/>
          <table:table-cell table:formula="of:=[.AY4]^2" office:value-type="float" office:value="4.401604" calcext:value-type="float">
            <text:p>4.401604</text:p>
          </table:table-cell>
          <table:table-cell table:formula="of:=AVERAGE([.AY$1:.AY$1048576])^2" office:value-type="float" office:value="30341.1359241627" calcext:value-type="float">
            <text:p>30341.1359241627</text:p>
          </table:table-cell>
          <table:table-cell table:formula="of:=[.AZ3]^2" office:value-type="float" office:value="0.0000008146332100856" calcext:value-type="float">
            <text:p>8.14633210085601E-07</text:p>
          </table:table-cell>
          <table:table-cell table:formula="of:=AVERAGE([.AZ$1:.AZ$1048576])" office:value-type="float" office:value="0.19891115140972" calcext:value-type="float">
            <text:p>0.1989111514097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5.2101" calcext:value-type="float">
            <text:p>15.2101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8.4783" calcext:value-type="float">
            <text:p>8.4783</text:p>
          </table:table-cell>
          <table:table-cell/>
          <table:table-cell office:value-type="float" office:value="1.999" calcext:value-type="float">
            <text:p>1.999</text:p>
          </table:table-cell>
          <table:table-cell office:value-type="float" office:value="11.1482" calcext:value-type="float">
            <text:p>11.1482</text:p>
          </table:table-cell>
          <table:table-cell/>
          <table:table-cell table:formula="of:=AVERAGE([.L$1:.L$1048576])^2" office:value-type="float" office:value="0.0880471837654367" calcext:value-type="float">
            <text:p>0.088047183765437</text:p>
          </table:table-cell>
          <table:table-cell office:value-type="float" office:value="2.1" calcext:value-type="float">
            <text:p>2.1</text:p>
          </table:table-cell>
          <table:table-cell table:formula="of:=-LN([.B4]/15.2763)" office:value-type="float" office:value="0.00434292694774705" calcext:value-type="float">
            <text:p>0.004342926947747</text:p>
          </table:table-cell>
          <table:table-cell/>
          <table:table-cell office:value-type="float" office:value="2.1" calcext:value-type="float">
            <text:p>2.1</text:p>
          </table:table-cell>
          <table:table-cell table:formula="of:= -LN([.E4]/8.4971)" office:value-type="float" office:value="0.00221497080318757" calcext:value-type="float">
            <text:p>0.002214970803188</text:p>
          </table:table-cell>
          <table:table-cell/>
          <table:table-cell office:value-type="float" office:value="1.999" calcext:value-type="float">
            <text:p>1.999</text:p>
          </table:table-cell>
          <table:table-cell table:formula="of:=-LN([.H4]/11.159)" office:value-type="float" office:value="0.000968297307043602" calcext:value-type="float">
            <text:p>0.000968297307044</text:p>
          </table:table-cell>
          <table:table-cell/>
          <table:table-cell table:formula="of:=[.K4]^2" office:value-type="float" office:value="4.41" calcext:value-type="float">
            <text:p>4.41</text:p>
          </table:table-cell>
          <table:table-cell/>
          <table:table-cell table:formula="of:=[.L4]^2" office:value-type="float" office:value="0.0000188610144734675" calcext:value-type="float">
            <text:p>1.88610144734675E-05</text:p>
          </table:table-cell>
          <table:table-cell table:number-columns-repeated="3"/>
          <table:table-cell table:formula="of:=[.N4]^2" office:value-type="float" office:value="4.41" calcext:value-type="float">
            <text:p>4.41</text:p>
          </table:table-cell>
          <table:table-cell/>
          <table:table-cell table:formula="of:=[.O4]^2" office:value-type="float" office:value="0.00000490609565897339" calcext:value-type="float">
            <text:p>4.90609565897339E-06</text:p>
          </table:table-cell>
          <table:table-cell table:number-columns-repeated="2"/>
          <table:table-cell table:formula="of:=[.Q4]^2" office:value-type="float" office:value="3.996001" calcext:value-type="float">
            <text:p>3.996001</text:p>
          </table:table-cell>
          <table:table-cell/>
          <table:table-cell table:formula="of:=[.R4]^2" office:value-type="float" office:value="0.00000093759967482789" calcext:value-type="float">
            <text:p>9.37599674827891E-07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12"/>
          <table:table-cell office:value-type="float" office:value="2.098" calcext:value-type="float">
            <text:p>2.098</text:p>
          </table:table-cell>
          <table:table-cell table:formula="of:=-LN([.BB4]/14.6315)" office:value-type="float" office:value="0.00198399189385934" calcext:value-type="float">
            <text:p>0.001983991893859</text:p>
          </table:table-cell>
          <table:table-cell/>
          <table:table-cell office:value-type="float" office:value="14.6025" calcext:value-type="float">
            <text:p>14.6025</text:p>
          </table:table-cell>
          <table:table-cell/>
          <table:table-cell table:formula="of:=[.AY5]^2" office:value-type="float" office:value="9.916201" calcext:value-type="float">
            <text:p>9.916201</text:p>
          </table:table-cell>
          <table:table-cell/>
          <table:table-cell table:formula="of:=[.AZ4]^2" office:value-type="float" office:value="0.00000393622383489957" calcext:value-type="float">
            <text:p>3.93622383489957E-06</text:p>
          </table:table-cell>
          <table:table-cell/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15.175" calcext:value-type="float">
            <text:p>15.175</text:p>
          </table:table-cell>
          <table:table-cell/>
          <table:table-cell office:value-type="float" office:value="3.144" calcext:value-type="float">
            <text:p>3.144</text:p>
          </table:table-cell>
          <table:table-cell office:value-type="float" office:value="8.4685" calcext:value-type="float">
            <text:p>8.4685</text:p>
          </table:table-cell>
          <table:table-cell/>
          <table:table-cell office:value-type="float" office:value="2.999" calcext:value-type="float">
            <text:p>2.999</text:p>
          </table:table-cell>
          <table:table-cell office:value-type="float" office:value="11.137" calcext:value-type="float">
            <text:p>11.137</text:p>
          </table:table-cell>
          <table:table-cell table:number-columns-repeated="2"/>
          <table:table-cell office:value-type="float" office:value="3.15" calcext:value-type="float">
            <text:p>3.15</text:p>
          </table:table-cell>
          <table:table-cell table:formula="of:=-LN([.B5]/15.2763)" office:value-type="float" office:value="0.00665327087373307" calcext:value-type="float">
            <text:p>0.006653270873733</text:p>
          </table:table-cell>
          <table:table-cell/>
          <table:table-cell office:value-type="float" office:value="3.144" calcext:value-type="float">
            <text:p>3.144</text:p>
          </table:table-cell>
          <table:table-cell table:formula="of:= -LN([.E5]/8.4971)" office:value-type="float" office:value="0.00337153146271033" calcext:value-type="float">
            <text:p>0.00337153146271</text:p>
          </table:table-cell>
          <table:table-cell/>
          <table:table-cell office:value-type="float" office:value="2.999" calcext:value-type="float">
            <text:p>2.999</text:p>
          </table:table-cell>
          <table:table-cell table:formula="of:=-LN([.H5]/11.159)" office:value-type="float" office:value="0.00197344879260111" calcext:value-type="float">
            <text:p>0.001973448792601</text:p>
          </table:table-cell>
          <table:table-cell/>
          <table:table-cell table:formula="of:=[.K5]^2" office:value-type="float" office:value="9.9225" calcext:value-type="float">
            <text:p>9.9225</text:p>
          </table:table-cell>
          <table:table-cell/>
          <table:table-cell table:formula="of:=[.L5]^2" office:value-type="float" office:value="0.0000442660133192649" calcext:value-type="float">
            <text:p>4.42660133192649E-05</text:p>
          </table:table-cell>
          <table:table-cell table:number-columns-repeated="3"/>
          <table:table-cell table:formula="of:=[.N5]^2" office:value-type="float" office:value="9.884736" calcext:value-type="float">
            <text:p>9.884736</text:p>
          </table:table-cell>
          <table:table-cell/>
          <table:table-cell table:formula="of:=[.O5]^2" office:value-type="float" office:value="0.0000113672244040456" calcext:value-type="float">
            <text:p>1.13672244040456E-05</text:p>
          </table:table-cell>
          <table:table-cell table:number-columns-repeated="2"/>
          <table:table-cell table:formula="of:=[.Q5]^2" office:value-type="float" office:value="8.994001" calcext:value-type="float">
            <text:p>8.994001</text:p>
          </table:table-cell>
          <table:table-cell/>
          <table:table-cell table:formula="of:=[.R5]^2" office:value-type="float" office:value="0.00000389450013701877" calcext:value-type="float">
            <text:p>3.89450013701877E-06</text:p>
          </table:table-cell>
          <table:table-cell table:number-columns-repeated="3"/>
          <table:table-cell table:formula="of:=1/45" office:value-type="float" office:value="0.0222222222222222" calcext:value-type="float">
            <text:p>0.022222222222222</text:p>
          </table:table-cell>
          <table:table-cell office:value-type="float" office:value="13.2" calcext:value-type="float">
            <text:p>13.2</text:p>
          </table:table-cell>
          <table:table-cell table:number-columns-repeated="12"/>
          <table:table-cell office:value-type="float" office:value="3.149" calcext:value-type="float">
            <text:p>3.149</text:p>
          </table:table-cell>
          <table:table-cell table:formula="of:=-LN([.BB5]/14.6315)" office:value-type="float" office:value="0.00231960718599826" calcext:value-type="float">
            <text:p>0.002319607185998</text:p>
          </table:table-cell>
          <table:table-cell/>
          <table:table-cell office:value-type="float" office:value="14.5976" calcext:value-type="float">
            <text:p>14.5976</text:p>
          </table:table-cell>
          <table:table-cell/>
          <table:table-cell table:formula="of:=[.AY6]^2" office:value-type="float" office:value="17.547721" calcext:value-type="float">
            <text:p>17.547721</text:p>
          </table:table-cell>
          <table:table-cell/>
          <table:table-cell table:formula="of:=[.AZ5]^2" office:value-type="float" office:value="0.00000538057749733477" calcext:value-type="float">
            <text:p>5.38057749733477E-06</text:p>
          </table:table-cell>
          <table:table-cell/>
        </table:table-row>
        <table:table-row table:style-name="ro1">
          <table:table-cell office:value-type="float" office:value="4.191" calcext:value-type="float">
            <text:p>4.191</text:p>
          </table:table-cell>
          <table:table-cell office:value-type="float" office:value="15.1415" calcext:value-type="float">
            <text:p>15.1415</text:p>
          </table:table-cell>
          <table:table-cell/>
          <table:table-cell office:value-type="float" office:value="4.144" calcext:value-type="float">
            <text:p>4.144</text:p>
          </table:table-cell>
          <table:table-cell office:value-type="float" office:value="8.4579" calcext:value-type="float">
            <text:p>8.4579</text:p>
          </table:table-cell>
          <table:table-cell/>
          <table:table-cell office:value-type="float" office:value="3.999" calcext:value-type="float">
            <text:p>3.999</text:p>
          </table:table-cell>
          <table:table-cell office:value-type="float" office:value="11.1292" calcext:value-type="float">
            <text:p>11.1292</text:p>
          </table:table-cell>
          <table:table-cell table:number-columns-repeated="2"/>
          <table:table-cell office:value-type="float" office:value="4.191" calcext:value-type="float">
            <text:p>4.191</text:p>
          </table:table-cell>
          <table:table-cell table:formula="of:=-LN([.B6]/15.2763)" office:value-type="float" office:value="0.00886328942039955" calcext:value-type="float">
            <text:p>0.0088632894204</text:p>
          </table:table-cell>
          <table:table-cell/>
          <table:table-cell office:value-type="float" office:value="4.144" calcext:value-type="float">
            <text:p>4.144</text:p>
          </table:table-cell>
          <table:table-cell table:formula="of:= -LN([.E6]/8.4971)" office:value-type="float" office:value="0.00462401295738059" calcext:value-type="float">
            <text:p>0.004624012957381</text:p>
          </table:table-cell>
          <table:table-cell/>
          <table:table-cell office:value-type="float" office:value="3.999" calcext:value-type="float">
            <text:p>3.999</text:p>
          </table:table-cell>
          <table:table-cell table:formula="of:=-LN([.H6]/11.159)" office:value-type="float" office:value="0.00267406230717092" calcext:value-type="float">
            <text:p>0.002674062307171</text:p>
          </table:table-cell>
          <table:table-cell/>
          <table:table-cell table:formula="of:=[.K6]^2" office:value-type="float" office:value="17.564481" calcext:value-type="float">
            <text:p>17.564481</text:p>
          </table:table-cell>
          <table:table-cell/>
          <table:table-cell table:formula="of:=[.L6]^2" office:value-type="float" office:value="0.0000785578993497666" calcext:value-type="float">
            <text:p>7.85578993497666E-05</text:p>
          </table:table-cell>
          <table:table-cell table:number-columns-repeated="3"/>
          <table:table-cell table:formula="of:=[.N6]^2" office:value-type="float" office:value="17.172736" calcext:value-type="float">
            <text:p>17.172736</text:p>
          </table:table-cell>
          <table:table-cell/>
          <table:table-cell table:formula="of:=[.O6]^2" office:value-type="float" office:value="0.0000213814958300235" calcext:value-type="float">
            <text:p>2.13814958300235E-05</text:p>
          </table:table-cell>
          <table:table-cell table:number-columns-repeated="2"/>
          <table:table-cell table:formula="of:=[.Q6]^2" office:value-type="float" office:value="15.992001" calcext:value-type="float">
            <text:p>15.992001</text:p>
          </table:table-cell>
          <table:table-cell/>
          <table:table-cell table:formula="of:=[.R6]^2" office:value-type="float" office:value="0.00000715060922263226" calcext:value-type="float">
            <text:p>7.15060922263226E-06</text:p>
          </table:table-cell>
          <table:table-cell table:number-columns-repeated="3"/>
          <table:table-cell table:formula="of:=1/83" office:value-type="float" office:value="0.0120481927710843" calcext:value-type="float">
            <text:p>0.012048192771084</text:p>
          </table:table-cell>
          <table:table-cell office:value-type="float" office:value="7.8" calcext:value-type="float">
            <text:p>7.8</text:p>
          </table:table-cell>
          <table:table-cell table:number-columns-repeated="12"/>
          <table:table-cell office:value-type="float" office:value="4.189" calcext:value-type="float">
            <text:p>4.189</text:p>
          </table:table-cell>
          <table:table-cell table:formula="of:=-LN([.BB6]/14.6315)" office:value-type="float" office:value="0.00312143017685587" calcext:value-type="float">
            <text:p>0.003121430176856</text:p>
          </table:table-cell>
          <table:table-cell/>
          <table:table-cell office:value-type="float" office:value="14.5859" calcext:value-type="float">
            <text:p>14.5859</text:p>
          </table:table-cell>
          <table:table-cell/>
          <table:table-cell table:formula="of:=[.AY7]^2" office:value-type="float" office:value="26.925721" calcext:value-type="float">
            <text:p>26.925721</text:p>
          </table:table-cell>
          <table:table-cell/>
          <table:table-cell table:formula="of:=[.AZ6]^2" office:value-type="float" office:value="0.00000974332634898648" calcext:value-type="float">
            <text:p>9.74332634898648E-06</text:p>
          </table:table-cell>
          <table:table-cell/>
        </table:table-row>
        <table:table-row table:style-name="ro1">
          <table:table-cell office:value-type="float" office:value="5.191" calcext:value-type="float">
            <text:p>5.191</text:p>
          </table:table-cell>
          <table:table-cell office:value-type="float" office:value="15.109" calcext:value-type="float">
            <text:p>15.109</text:p>
          </table:table-cell>
          <table:table-cell/>
          <table:table-cell office:value-type="float" office:value="5.143" calcext:value-type="float">
            <text:p>5.143</text:p>
          </table:table-cell>
          <table:table-cell office:value-type="float" office:value="8.4478" calcext:value-type="float">
            <text:p>8.4478</text:p>
          </table:table-cell>
          <table:table-cell/>
          <table:table-cell office:value-type="float" office:value="4.999" calcext:value-type="float">
            <text:p>4.999</text:p>
          </table:table-cell>
          <table:table-cell office:value-type="float" office:value="11.1203" calcext:value-type="float">
            <text:p>11.1203</text:p>
          </table:table-cell>
          <table:table-cell table:number-columns-repeated="2"/>
          <table:table-cell office:value-type="float" office:value="5.191" calcext:value-type="float">
            <text:p>5.191</text:p>
          </table:table-cell>
          <table:table-cell table:formula="of:=-LN([.B7]/15.2763)" office:value-type="float" office:value="0.0110120150615912" calcext:value-type="float">
            <text:p>0.011012015061591</text:p>
          </table:table-cell>
          <table:table-cell/>
          <table:table-cell office:value-type="float" office:value="5.143" calcext:value-type="float">
            <text:p>5.143</text:p>
          </table:table-cell>
          <table:table-cell table:formula="of:= -LN([.E7]/8.4971)" office:value-type="float" office:value="0.00581887637050705" calcext:value-type="float">
            <text:p>0.005818876370507</text:p>
          </table:table-cell>
          <table:table-cell/>
          <table:table-cell office:value-type="float" office:value="4.999" calcext:value-type="float">
            <text:p>4.999</text:p>
          </table:table-cell>
          <table:table-cell table:formula="of:=-LN([.H7]/11.159)" office:value-type="float" office:value="0.00347408032777262" calcext:value-type="float">
            <text:p>0.003474080327773</text:p>
          </table:table-cell>
          <table:table-cell/>
          <table:table-cell table:formula="of:=[.K7]^2" office:value-type="float" office:value="26.946481" calcext:value-type="float">
            <text:p>26.946481</text:p>
          </table:table-cell>
          <table:table-cell/>
          <table:table-cell table:formula="of:=[.L7]^2" office:value-type="float" office:value="0.000121264475716712" calcext:value-type="float">
            <text:p>0.000121264475717</text:p>
          </table:table-cell>
          <table:table-cell table:number-columns-repeated="3"/>
          <table:table-cell table:formula="of:=[.N7]^2" office:value-type="float" office:value="26.450449" calcext:value-type="float">
            <text:p>26.450449</text:p>
          </table:table-cell>
          <table:table-cell/>
          <table:table-cell table:formula="of:=[.O7]^2" office:value-type="float" office:value="0.0000338593222152453" calcext:value-type="float">
            <text:p>3.38593222152453E-05</text:p>
          </table:table-cell>
          <table:table-cell table:number-columns-repeated="2"/>
          <table:table-cell table:formula="of:=[.Q7]^2" office:value-type="float" office:value="24.990001" calcext:value-type="float">
            <text:p>24.990001</text:p>
          </table:table-cell>
          <table:table-cell/>
          <table:table-cell table:formula="of:=[.R7]^2" office:value-type="float" office:value="0.0000120692341238167" calcext:value-type="float">
            <text:p>1.20692341238167E-05</text:p>
          </table:table-cell>
          <table:table-cell table:number-columns-repeated="3"/>
          <table:table-cell table:formula="of:=1/128" office:value-type="float" office:value="0.0078125" calcext:value-type="float">
            <text:p>0.0078125</text:p>
          </table:table-cell>
          <table:table-cell office:value-type="float" office:value="5.4" calcext:value-type="float">
            <text:p>5.4</text:p>
          </table:table-cell>
          <table:table-cell table:number-columns-repeated="12"/>
          <table:table-cell office:value-type="float" office:value="5.189" calcext:value-type="float">
            <text:p>5.189</text:p>
          </table:table-cell>
          <table:table-cell table:formula="of:=-LN([.BB7]/14.6315)" office:value-type="float" office:value="0.00397192783781318" calcext:value-type="float">
            <text:p>0.003971927837813</text:p>
          </table:table-cell>
          <table:table-cell/>
          <table:table-cell office:value-type="float" office:value="14.5735" calcext:value-type="float">
            <text:p>14.5735</text:p>
          </table:table-cell>
          <table:table-cell/>
          <table:table-cell table:formula="of:=[.AY8]^2" office:value-type="float" office:value="38.303721" calcext:value-type="float">
            <text:p>38.303721</text:p>
          </table:table-cell>
          <table:table-cell/>
          <table:table-cell table:formula="of:=[.AZ7]^2" office:value-type="float" office:value="0.0000157762107487953" calcext:value-type="float">
            <text:p>1.57762107487953E-05</text:p>
          </table:table-cell>
          <table:table-cell/>
        </table:table-row>
        <table:table-row table:style-name="ro1">
          <table:table-cell office:value-type="float" office:value="6.191" calcext:value-type="float">
            <text:p>6.191</text:p>
          </table:table-cell>
          <table:table-cell office:value-type="float" office:value="15.0753" calcext:value-type="float">
            <text:p>15.0753</text:p>
          </table:table-cell>
          <table:table-cell/>
          <table:table-cell office:value-type="float" office:value="6.144" calcext:value-type="float">
            <text:p>6.144</text:p>
          </table:table-cell>
          <table:table-cell office:value-type="float" office:value="8.4371" calcext:value-type="float">
            <text:p>8.4371</text:p>
          </table:table-cell>
          <table:table-cell/>
          <table:table-cell office:value-type="float" office:value="5.999" calcext:value-type="float">
            <text:p>5.999</text:p>
          </table:table-cell>
          <table:table-cell office:value-type="float" office:value="11.1112" calcext:value-type="float">
            <text:p>11.1112</text:p>
          </table:table-cell>
          <table:table-cell table:number-columns-repeated="2"/>
          <table:table-cell office:value-type="float" office:value="6.191" calcext:value-type="float">
            <text:p>6.191</text:p>
          </table:table-cell>
          <table:table-cell table:formula="of:=-LN([.B8]/15.2763)" office:value-type="float" office:value="0.0132449649065457" calcext:value-type="float">
            <text:p>0.013244964906546</text:p>
          </table:table-cell>
          <table:table-cell/>
          <table:table-cell office:value-type="float" office:value="6.144" calcext:value-type="float">
            <text:p>6.144</text:p>
          </table:table-cell>
          <table:table-cell table:formula="of:= -LN([.E8]/8.4971)" office:value-type="float" office:value="0.00708628114427521" calcext:value-type="float">
            <text:p>0.007086281144275</text:p>
          </table:table-cell>
          <table:table-cell/>
          <table:table-cell office:value-type="float" office:value="5.999" calcext:value-type="float">
            <text:p>5.999</text:p>
          </table:table-cell>
          <table:table-cell table:formula="of:=-LN([.H8]/11.159)" office:value-type="float" office:value="0.00429273858369211" calcext:value-type="float">
            <text:p>0.004292738583692</text:p>
          </table:table-cell>
          <table:table-cell/>
          <table:table-cell table:formula="of:=[.K8]^2" office:value-type="float" office:value="38.328481" calcext:value-type="float">
            <text:p>38.328481</text:p>
          </table:table-cell>
          <table:table-cell/>
          <table:table-cell table:formula="of:=[.L8]^2" office:value-type="float" office:value="0.000175429095375627" calcext:value-type="float">
            <text:p>0.000175429095376</text:p>
          </table:table-cell>
          <table:table-cell table:number-columns-repeated="3"/>
          <table:table-cell table:formula="of:=[.N8]^2" office:value-type="float" office:value="37.748736" calcext:value-type="float">
            <text:p>37.748736</text:p>
          </table:table-cell>
          <table:table-cell/>
          <table:table-cell table:formula="of:=[.O8]^2" office:value-type="float" office:value="0.0000502153804557104" calcext:value-type="float">
            <text:p>5.02153804557104E-05</text:p>
          </table:table-cell>
          <table:table-cell table:number-columns-repeated="2"/>
          <table:table-cell table:formula="of:=[.Q8]^2" office:value-type="float" office:value="35.988001" calcext:value-type="float">
            <text:p>35.988001</text:p>
          </table:table-cell>
          <table:table-cell/>
          <table:table-cell table:formula="of:=[.R8]^2" office:value-type="float" office:value="0.0000184276045479189" calcext:value-type="float">
            <text:p>1.84276045479189E-05</text:p>
          </table:table-cell>
          <table:table-cell table:number-columns-repeated="3"/>
          <table:table-cell table:formula="of:=1/200" office:value-type="float" office:value="0.005" calcext:value-type="float">
            <text:p>0.005</text:p>
          </table:table-cell>
          <table:table-cell office:value-type="float" office:value="1.89" calcext:value-type="float">
            <text:p>1.89</text:p>
          </table:table-cell>
          <table:table-cell table:number-columns-repeated="12"/>
          <table:table-cell office:value-type="float" office:value="6.189" calcext:value-type="float">
            <text:p>6.189</text:p>
          </table:table-cell>
          <table:table-cell table:formula="of:=-LN([.BB8]/14.6315)" office:value-type="float" office:value="0.00493303730664134" calcext:value-type="float">
            <text:p>0.004933037306641</text:p>
          </table:table-cell>
          <table:table-cell/>
          <table:table-cell office:value-type="float" office:value="14.5595" calcext:value-type="float">
            <text:p>14.5595</text:p>
          </table:table-cell>
          <table:table-cell/>
          <table:table-cell table:formula="of:=[.AY9]^2" office:value-type="float" office:value="51.681721" calcext:value-type="float">
            <text:p>51.681721</text:p>
          </table:table-cell>
          <table:table-cell/>
          <table:table-cell table:formula="of:=[.AZ8]^2" office:value-type="float" office:value="0.0000243348570687152" calcext:value-type="float">
            <text:p>2.43348570687152E-05</text:p>
          </table:table-cell>
          <table:table-cell/>
        </table:table-row>
        <table:table-row table:style-name="ro1">
          <table:table-cell office:value-type="float" office:value="7.191" calcext:value-type="float">
            <text:p>7.191</text:p>
          </table:table-cell>
          <table:table-cell office:value-type="float" office:value="15.0423" calcext:value-type="float">
            <text:p>15.0423</text:p>
          </table:table-cell>
          <table:table-cell/>
          <table:table-cell office:value-type="float" office:value="7.144" calcext:value-type="float">
            <text:p>7.144</text:p>
          </table:table-cell>
          <table:table-cell office:value-type="float" office:value="8.4257" calcext:value-type="float">
            <text:p>8.4257</text:p>
          </table:table-cell>
          <table:table-cell/>
          <table:table-cell office:value-type="float" office:value="6.999" calcext:value-type="float">
            <text:p>6.999</text:p>
          </table:table-cell>
          <table:table-cell office:value-type="float" office:value="11.1024" calcext:value-type="float">
            <text:p>11.1024</text:p>
          </table:table-cell>
          <table:table-cell table:number-columns-repeated="2"/>
          <table:table-cell office:value-type="float" office:value="7.191" calcext:value-type="float">
            <text:p>7.191</text:p>
          </table:table-cell>
          <table:table-cell table:formula="of:=-LN([.B9]/15.2763)" office:value-type="float" office:value="0.0154363754576036" calcext:value-type="float">
            <text:p>0.015436375457604</text:p>
          </table:table-cell>
          <table:table-cell/>
          <table:table-cell office:value-type="float" office:value="7.144" calcext:value-type="float">
            <text:p>7.144</text:p>
          </table:table-cell>
          <table:table-cell table:formula="of:= -LN([.E9]/8.4971)" office:value-type="float" office:value="0.0084383699713662" calcext:value-type="float">
            <text:p>0.008438369971366</text:p>
          </table:table-cell>
          <table:table-cell/>
          <table:table-cell office:value-type="float" office:value="6.999" calcext:value-type="float">
            <text:p>6.999</text:p>
          </table:table-cell>
          <table:table-cell table:formula="of:=-LN([.H9]/11.159)" office:value-type="float" office:value="0.00508504604041694" calcext:value-type="float">
            <text:p>0.005085046040417</text:p>
          </table:table-cell>
          <table:table-cell/>
          <table:table-cell table:formula="of:=[.K9]^2" office:value-type="float" office:value="51.710481" calcext:value-type="float">
            <text:p>51.710481</text:p>
          </table:table-cell>
          <table:table-cell/>
          <table:table-cell table:formula="of:=[.L9]^2" office:value-type="float" office:value="0.000238281687268107" calcext:value-type="float">
            <text:p>0.000238281687268</text:p>
          </table:table-cell>
          <table:table-cell table:number-columns-repeated="3"/>
          <table:table-cell table:formula="of:=[.N9]^2" office:value-type="float" office:value="51.036736" calcext:value-type="float">
            <text:p>51.036736</text:p>
          </table:table-cell>
          <table:table-cell/>
          <table:table-cell table:formula="of:=[.O9]^2" office:value-type="float" office:value="0.0000712060877736548" calcext:value-type="float">
            <text:p>7.12060877736548E-05</text:p>
          </table:table-cell>
          <table:table-cell table:number-columns-repeated="2"/>
          <table:table-cell table:formula="of:=[.Q9]^2" office:value-type="float" office:value="48.986001" calcext:value-type="float">
            <text:p>48.986001</text:p>
          </table:table-cell>
          <table:table-cell/>
          <table:table-cell table:formula="of:=[.R9]^2" office:value-type="float" office:value="0.00002585769323316" calcext:value-type="float">
            <text:p>2.585769323316E-05</text:p>
          </table:table-cell>
          <table:table-cell table:number-columns-repeated="17"/>
          <table:table-cell office:value-type="float" office:value="7.189" calcext:value-type="float">
            <text:p>7.189</text:p>
          </table:table-cell>
          <table:table-cell table:formula="of:=-LN([.BB9]/14.6315)" office:value-type="float" office:value="0.00593632211750655" calcext:value-type="float">
            <text:p>0.005936322117507</text:p>
          </table:table-cell>
          <table:table-cell/>
          <table:table-cell office:value-type="float" office:value="14.5449" calcext:value-type="float">
            <text:p>14.5449</text:p>
          </table:table-cell>
          <table:table-cell/>
          <table:table-cell table:formula="of:=[.AY10]^2" office:value-type="float" office:value="67.059721" calcext:value-type="float">
            <text:p>67.059721</text:p>
          </table:table-cell>
          <table:table-cell/>
          <table:table-cell table:formula="of:=[.AZ9]^2" office:value-type="float" office:value="0.0000352399202827974" calcext:value-type="float">
            <text:p>3.52399202827974E-05</text:p>
          </table:table-cell>
          <table:table-cell/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15.0094" calcext:value-type="float">
            <text:p>15.0094</text:p>
          </table:table-cell>
          <table:table-cell/>
          <table:table-cell office:value-type="float" office:value="8.143" calcext:value-type="float">
            <text:p>8.143</text:p>
          </table:table-cell>
          <table:table-cell office:value-type="float" office:value="8.4152" calcext:value-type="float">
            <text:p>8.4152</text:p>
          </table:table-cell>
          <table:table-cell/>
          <table:table-cell office:value-type="float" office:value="7.999" calcext:value-type="float">
            <text:p>7.999</text:p>
          </table:table-cell>
          <table:table-cell office:value-type="float" office:value="11.0915" calcext:value-type="float">
            <text:p>11.0915</text:p>
          </table:table-cell>
          <table:table-cell table:number-columns-repeated="2"/>
          <table:table-cell office:value-type="float" office:value="8.19" calcext:value-type="float">
            <text:p>8.19</text:p>
          </table:table-cell>
          <table:table-cell table:formula="of:=-LN([.B10]/15.2763)" office:value-type="float" office:value="0.0176259363239795" calcext:value-type="float">
            <text:p>0.01762593632398</text:p>
          </table:table-cell>
          <table:table-cell/>
          <table:table-cell office:value-type="float" office:value="8.143" calcext:value-type="float">
            <text:p>8.143</text:p>
          </table:table-cell>
          <table:table-cell table:formula="of:= -LN([.E10]/8.4971)" office:value-type="float" office:value="0.00968533436882187" calcext:value-type="float">
            <text:p>0.009685334368822</text:p>
          </table:table-cell>
          <table:table-cell/>
          <table:table-cell office:value-type="float" office:value="7.999" calcext:value-type="float">
            <text:p>7.999</text:p>
          </table:table-cell>
          <table:table-cell table:formula="of:=-LN([.H10]/11.159)" office:value-type="float" office:value="0.00606729799941258" calcext:value-type="float">
            <text:p>0.006067297999413</text:p>
          </table:table-cell>
          <table:table-cell/>
          <table:table-cell table:formula="of:=[.K10]^2" office:value-type="float" office:value="67.0761" calcext:value-type="float">
            <text:p>67.0761</text:p>
          </table:table-cell>
          <table:table-cell/>
          <table:table-cell table:formula="of:=[.L10]^2" office:value-type="float" office:value="0.000310673631296978" calcext:value-type="float">
            <text:p>0.000310673631297</text:p>
          </table:table-cell>
          <table:table-cell table:number-columns-repeated="3"/>
          <table:table-cell table:formula="of:=[.N10]^2" office:value-type="float" office:value="66.308449" calcext:value-type="float">
            <text:p>66.308449</text:p>
          </table:table-cell>
          <table:table-cell/>
          <table:table-cell table:formula="of:=[.O10]^2" office:value-type="float" office:value="0.000093805701835882" calcext:value-type="float">
            <text:p>9.3805701835882E-05</text:p>
          </table:table-cell>
          <table:table-cell table:number-columns-repeated="2"/>
          <table:table-cell table:formula="of:=[.Q10]^2" office:value-type="float" office:value="63.984001" calcext:value-type="float">
            <text:p>63.984001</text:p>
          </table:table-cell>
          <table:table-cell/>
          <table:table-cell table:formula="of:=[.R10]^2" office:value-type="float" office:value="0.0000368121050136759" calcext:value-type="float">
            <text:p>3.68121050136759E-05</text:p>
          </table:table-cell>
          <table:table-cell table:number-columns-repeated="17"/>
          <table:table-cell office:value-type="float" office:value="8.189" calcext:value-type="float">
            <text:p>8.189</text:p>
          </table:table-cell>
          <table:table-cell table:formula="of:=-LN([.BB10]/14.6315)" office:value-type="float" office:value="0.00730543608821175" calcext:value-type="float">
            <text:p>0.007305436088212</text:p>
          </table:table-cell>
          <table:table-cell/>
          <table:table-cell office:value-type="float" office:value="14.525" calcext:value-type="float">
            <text:p>14.525</text:p>
          </table:table-cell>
          <table:table-cell/>
          <table:table-cell table:formula="of:=[.AY11]^2" office:value-type="float" office:value="84.437721" calcext:value-type="float">
            <text:p>84.437721</text:p>
          </table:table-cell>
          <table:table-cell/>
          <table:table-cell table:formula="of:=[.AZ10]^2" office:value-type="float" office:value="0.0000533693964389466" calcext:value-type="float">
            <text:p>5.33693964389466E-05</text:p>
          </table:table-cell>
          <table:table-cell/>
        </table:table-row>
        <table:table-row table:style-name="ro1">
          <table:table-cell office:value-type="float" office:value="9.191" calcext:value-type="float">
            <text:p>9.191</text:p>
          </table:table-cell>
          <table:table-cell office:value-type="float" office:value="14.9756" calcext:value-type="float">
            <text:p>14.9756</text:p>
          </table:table-cell>
          <table:table-cell/>
          <table:table-cell office:value-type="float" office:value="9.144" calcext:value-type="float">
            <text:p>9.144</text:p>
          </table:table-cell>
          <table:table-cell office:value-type="float" office:value="8.4031" calcext:value-type="float">
            <text:p>8.4031</text:p>
          </table:table-cell>
          <table:table-cell/>
          <table:table-cell office:value-type="float" office:value="8.999" calcext:value-type="float">
            <text:p>8.999</text:p>
          </table:table-cell>
          <table:table-cell office:value-type="float" office:value="11.0817" calcext:value-type="float">
            <text:p>11.0817</text:p>
          </table:table-cell>
          <table:table-cell table:number-columns-repeated="2"/>
          <table:table-cell office:value-type="float" office:value="9.191" calcext:value-type="float">
            <text:p>9.191</text:p>
          </table:table-cell>
          <table:table-cell table:formula="of:=-LN([.B11]/15.2763)" office:value-type="float" office:value="0.0198803978424706" calcext:value-type="float">
            <text:p>0.019880397842471</text:p>
          </table:table-cell>
          <table:table-cell/>
          <table:table-cell office:value-type="float" office:value="9.144" calcext:value-type="float">
            <text:p>9.144</text:p>
          </table:table-cell>
          <table:table-cell table:formula="of:= -LN([.E11]/8.4971)" office:value-type="float" office:value="0.0111242434247565" calcext:value-type="float">
            <text:p>0.011124243424757</text:p>
          </table:table-cell>
          <table:table-cell/>
          <table:table-cell office:value-type="float" office:value="8.999" calcext:value-type="float">
            <text:p>8.999</text:p>
          </table:table-cell>
          <table:table-cell table:formula="of:=-LN([.H11]/11.159)" office:value-type="float" office:value="0.00695124805065614" calcext:value-type="float">
            <text:p>0.006951248050656</text:p>
          </table:table-cell>
          <table:table-cell/>
          <table:table-cell table:formula="of:=[.K11]^2" office:value-type="float" office:value="84.474481" calcext:value-type="float">
            <text:p>84.474481</text:p>
          </table:table-cell>
          <table:table-cell/>
          <table:table-cell table:formula="of:=[.L11]^2" office:value-type="float" office:value="0.000395230218374911" calcext:value-type="float">
            <text:p>0.000395230218375</text:p>
          </table:table-cell>
          <table:table-cell table:number-columns-repeated="3"/>
          <table:table-cell table:formula="of:=[.N11]^2" office:value-type="float" office:value="83.612736" calcext:value-type="float">
            <text:p>83.612736</text:p>
          </table:table-cell>
          <table:table-cell/>
          <table:table-cell table:formula="of:=[.O11]^2" office:value-type="float" office:value="0.000123748791773239" calcext:value-type="float">
            <text:p>0.000123748791773</text:p>
          </table:table-cell>
          <table:table-cell table:number-columns-repeated="2"/>
          <table:table-cell table:formula="of:=[.Q11]^2" office:value-type="float" office:value="80.982001" calcext:value-type="float">
            <text:p>80.982001</text:p>
          </table:table-cell>
          <table:table-cell/>
          <table:table-cell table:formula="of:=[.R11]^2" office:value-type="float" office:value="0.0000483198494617508" calcext:value-type="float">
            <text:p>4.83198494617508E-05</text:p>
          </table:table-cell>
          <table:table-cell table:number-columns-repeated="17"/>
          <table:table-cell office:value-type="float" office:value="9.189" calcext:value-type="float">
            <text:p>9.189</text:p>
          </table:table-cell>
          <table:table-cell table:formula="of:=-LN([.BB11]/14.6315)" office:value-type="float" office:value="0.00864885097481318" calcext:value-type="float">
            <text:p>0.008648850974813</text:p>
          </table:table-cell>
          <table:table-cell/>
          <table:table-cell office:value-type="float" office:value="14.5055" calcext:value-type="float">
            <text:p>14.5055</text:p>
          </table:table-cell>
          <table:table-cell/>
          <table:table-cell table:formula="of:=[.AY12]^2" office:value-type="float" office:value="103.815721" calcext:value-type="float">
            <text:p>103.815721</text:p>
          </table:table-cell>
          <table:table-cell/>
          <table:table-cell table:formula="of:=[.AZ11]^2" office:value-type="float" office:value="0.0000748026231845269" calcext:value-type="float">
            <text:p>7.48026231845269E-05</text:p>
          </table:table-cell>
          <table:table-cell/>
        </table:table-row>
        <table:table-row table:style-name="ro1">
          <table:table-cell office:value-type="float" office:value="10.191" calcext:value-type="float">
            <text:p>10.191</text:p>
          </table:table-cell>
          <table:table-cell office:value-type="float" office:value="14.9428" calcext:value-type="float">
            <text:p>14.9428</text:p>
          </table:table-cell>
          <table:table-cell/>
          <table:table-cell office:value-type="float" office:value="10.144" calcext:value-type="float">
            <text:p>10.144</text:p>
          </table:table-cell>
          <table:table-cell office:value-type="float" office:value="8.3919" calcext:value-type="float">
            <text:p>8.3919</text:p>
          </table:table-cell>
          <table:table-cell/>
          <table:table-cell office:value-type="float" office:value="9.998" calcext:value-type="float">
            <text:p>9.998</text:p>
          </table:table-cell>
          <table:table-cell office:value-type="float" office:value="11.0718" calcext:value-type="float">
            <text:p>11.0718</text:p>
          </table:table-cell>
          <table:table-cell table:number-columns-repeated="2"/>
          <table:table-cell office:value-type="float" office:value="10.191" calcext:value-type="float">
            <text:p>10.191</text:p>
          </table:table-cell>
          <table:table-cell table:formula="of:=-LN([.B12]/15.2763)" office:value-type="float" office:value="0.0220730293428759" calcext:value-type="float">
            <text:p>0.022073029342876</text:p>
          </table:table-cell>
          <table:table-cell/>
          <table:table-cell office:value-type="float" office:value="10.144" calcext:value-type="float">
            <text:p>10.144</text:p>
          </table:table-cell>
          <table:table-cell table:formula="of:= -LN([.E12]/8.4971)" office:value-type="float" office:value="0.0124579738993321" calcext:value-type="float">
            <text:p>0.012457973899332</text:p>
          </table:table-cell>
          <table:table-cell/>
          <table:table-cell office:value-type="float" office:value="9.998" calcext:value-type="float">
            <text:p>9.998</text:p>
          </table:table-cell>
          <table:table-cell table:formula="of:=-LN([.H12]/11.159)" office:value-type="float" office:value="0.00784501207521405" calcext:value-type="float">
            <text:p>0.007845012075214</text:p>
          </table:table-cell>
          <table:table-cell/>
          <table:table-cell table:formula="of:=[.K12]^2" office:value-type="float" office:value="103.856481" calcext:value-type="float">
            <text:p>103.856481</text:p>
          </table:table-cell>
          <table:table-cell/>
          <table:table-cell table:formula="of:=[.L12]^2" office:value-type="float" office:value="0.000487218624371461" calcext:value-type="float">
            <text:p>0.000487218624371</text:p>
          </table:table-cell>
          <table:table-cell table:number-columns-repeated="3"/>
          <table:table-cell table:formula="of:=[.N12]^2" office:value-type="float" office:value="102.900736" calcext:value-type="float">
            <text:p>102.900736</text:p>
          </table:table-cell>
          <table:table-cell/>
          <table:table-cell table:formula="of:=[.O12]^2" office:value-type="float" office:value="0.00015520111367644" calcext:value-type="float">
            <text:p>0.000155201113676</text:p>
          </table:table-cell>
          <table:table-cell table:number-columns-repeated="2"/>
          <table:table-cell table:formula="of:=[.Q12]^2" office:value-type="float" office:value="99.960004" calcext:value-type="float">
            <text:p>99.960004</text:p>
          </table:table-cell>
          <table:table-cell/>
          <table:table-cell table:formula="of:=[.R12]^2" office:value-type="float" office:value="0.0000615442144602542" calcext:value-type="float">
            <text:p>6.15442144602542E-05</text:p>
          </table:table-cell>
          <table:table-cell table:number-columns-repeated="17"/>
          <table:table-cell office:value-type="float" office:value="10.189" calcext:value-type="float">
            <text:p>10.189</text:p>
          </table:table-cell>
          <table:table-cell table:formula="of:=-LN([.BB12]/14.6315)" office:value-type="float" office:value="0.00975248964520624" calcext:value-type="float">
            <text:p>0.009752489645206</text:p>
          </table:table-cell>
          <table:table-cell/>
          <table:table-cell office:value-type="float" office:value="14.4895" calcext:value-type="float">
            <text:p>14.4895</text:p>
          </table:table-cell>
          <table:table-cell/>
          <table:table-cell table:formula="of:=[.AY13]^2" office:value-type="float" office:value="125.171344" calcext:value-type="float">
            <text:p>125.171344</text:p>
          </table:table-cell>
          <table:table-cell/>
          <table:table-cell table:formula="of:=[.AZ12]^2" office:value-type="float" office:value="0.0000951110542798549" calcext:value-type="float">
            <text:p>9.51110542798549E-05</text:p>
          </table:table-cell>
          <table:table-cell/>
        </table:table-row>
        <table:table-row table:style-name="ro1">
          <table:table-cell office:value-type="float" office:value="11.191" calcext:value-type="float">
            <text:p>11.191</text:p>
          </table:table-cell>
          <table:table-cell office:value-type="float" office:value="14.9101" calcext:value-type="float">
            <text:p>14.9101</text:p>
          </table:table-cell>
          <table:table-cell/>
          <table:table-cell office:value-type="float" office:value="11.144" calcext:value-type="float">
            <text:p>11.144</text:p>
          </table:table-cell>
          <table:table-cell office:value-type="float" office:value="8.3808" calcext:value-type="float">
            <text:p>8.3808</text:p>
          </table:table-cell>
          <table:table-cell/>
          <table:table-cell office:value-type="float" office:value="10.999" calcext:value-type="float">
            <text:p>10.999</text:p>
          </table:table-cell>
          <table:table-cell office:value-type="float" office:value="11.06" calcext:value-type="float">
            <text:p>11.06</text:p>
          </table:table-cell>
          <table:table-cell table:number-columns-repeated="2"/>
          <table:table-cell office:value-type="float" office:value="11.191" calcext:value-type="float">
            <text:p>11.191</text:p>
          </table:table-cell>
          <table:table-cell table:formula="of:=-LN([.B13]/15.2763)" office:value-type="float" office:value="0.0242637721570239" calcext:value-type="float">
            <text:p>0.024263772157024</text:p>
          </table:table-cell>
          <table:table-cell/>
          <table:table-cell office:value-type="float" office:value="11.144" calcext:value-type="float">
            <text:p>11.144</text:p>
          </table:table-cell>
          <table:table-cell table:formula="of:= -LN([.E13]/8.4971)" office:value-type="float" office:value="0.0137815534804935" calcext:value-type="float">
            <text:p>0.013781553480494</text:p>
          </table:table-cell>
          <table:table-cell/>
          <table:table-cell office:value-type="float" office:value="10.999" calcext:value-type="float">
            <text:p>10.999</text:p>
          </table:table-cell>
          <table:table-cell table:formula="of:=-LN([.H13]/11.159)" office:value-type="float" office:value="0.00891135110937542" calcext:value-type="float">
            <text:p>0.008911351109375</text:p>
          </table:table-cell>
          <table:table-cell/>
          <table:table-cell table:formula="of:=[.K13]^2" office:value-type="float" office:value="125.238481" calcext:value-type="float">
            <text:p>125.238481</text:p>
          </table:table-cell>
          <table:table-cell/>
          <table:table-cell table:formula="of:=[.L13]^2" office:value-type="float" office:value="0.000588730639287968" calcext:value-type="float">
            <text:p>0.000588730639288</text:p>
          </table:table-cell>
          <table:table-cell table:number-columns-repeated="3"/>
          <table:table-cell table:formula="of:=[.N13]^2" office:value-type="float" office:value="124.188736" calcext:value-type="float">
            <text:p>124.188736</text:p>
          </table:table-cell>
          <table:table-cell/>
          <table:table-cell table:formula="of:=[.O13]^2" office:value-type="float" office:value="0.000189931216335702" calcext:value-type="float">
            <text:p>0.000189931216336</text:p>
          </table:table-cell>
          <table:table-cell table:number-columns-repeated="2"/>
          <table:table-cell table:formula="of:=[.Q13]^2" office:value-type="float" office:value="120.978001" calcext:value-type="float">
            <text:p>120.978001</text:p>
          </table:table-cell>
          <table:table-cell/>
          <table:table-cell table:formula="of:=[.R13]^2" office:value-type="float" office:value="0.0000794121785945666" calcext:value-type="float">
            <text:p>7.94121785945666E-05</text:p>
          </table:table-cell>
          <table:table-cell table:number-columns-repeated="17"/>
          <table:table-cell office:value-type="float" office:value="11.188" calcext:value-type="float">
            <text:p>11.188</text:p>
          </table:table-cell>
          <table:table-cell table:formula="of:=-LN([.BB13]/14.6315)" office:value-type="float" office:value="0.0109402612631408" calcext:value-type="float">
            <text:p>0.010940261263141</text:p>
          </table:table-cell>
          <table:table-cell/>
          <table:table-cell office:value-type="float" office:value="14.4723" calcext:value-type="float">
            <text:p>14.4723</text:p>
          </table:table-cell>
          <table:table-cell/>
          <table:table-cell table:formula="of:=[.AY14]^2" office:value-type="float" office:value="148.547344" calcext:value-type="float">
            <text:p>148.547344</text:p>
          </table:table-cell>
          <table:table-cell/>
          <table:table-cell table:formula="of:=[.AZ13]^2" office:value-type="float" office:value="0.000119689316505779" calcext:value-type="float">
            <text:p>0.000119689316506</text:p>
          </table:table-cell>
          <table:table-cell/>
        </table:table-row>
        <table:table-row table:style-name="ro1">
          <table:table-cell office:value-type="float" office:value="12.191" calcext:value-type="float">
            <text:p>12.191</text:p>
          </table:table-cell>
          <table:table-cell office:value-type="float" office:value="14.8761" calcext:value-type="float">
            <text:p>14.8761</text:p>
          </table:table-cell>
          <table:table-cell/>
          <table:table-cell office:value-type="float" office:value="12.144" calcext:value-type="float">
            <text:p>12.144</text:p>
          </table:table-cell>
          <table:table-cell office:value-type="float" office:value="8.3691" calcext:value-type="float">
            <text:p>8.3691</text:p>
          </table:table-cell>
          <table:table-cell/>
          <table:table-cell office:value-type="float" office:value="11.999" calcext:value-type="float">
            <text:p>11.999</text:p>
          </table:table-cell>
          <table:table-cell office:value-type="float" office:value="11.0495" calcext:value-type="float">
            <text:p>11.0495</text:p>
          </table:table-cell>
          <table:table-cell table:number-columns-repeated="2"/>
          <table:table-cell office:value-type="float" office:value="12.191" calcext:value-type="float">
            <text:p>12.191</text:p>
          </table:table-cell>
          <table:table-cell table:formula="of:=-LN([.B14]/15.2763)" office:value-type="float" office:value="0.0265467095419051" calcext:value-type="float">
            <text:p>0.026546709541905</text:p>
          </table:table-cell>
          <table:table-cell/>
          <table:table-cell office:value-type="float" office:value="12.144" calcext:value-type="float">
            <text:p>12.144</text:p>
          </table:table-cell>
          <table:table-cell table:formula="of:= -LN([.E14]/8.4971)" office:value-type="float" office:value="0.0151785769735154" calcext:value-type="float">
            <text:p>0.015178576973515</text:p>
          </table:table-cell>
          <table:table-cell/>
          <table:table-cell office:value-type="float" office:value="11.999" calcext:value-type="float">
            <text:p>11.999</text:p>
          </table:table-cell>
          <table:table-cell table:formula="of:=-LN([.H14]/11.159)" office:value-type="float" office:value="0.00986116913234157" calcext:value-type="float">
            <text:p>0.009861169132342</text:p>
          </table:table-cell>
          <table:table-cell/>
          <table:table-cell table:formula="of:=[.K14]^2" office:value-type="float" office:value="148.620481" calcext:value-type="float">
            <text:p>148.620481</text:p>
          </table:table-cell>
          <table:table-cell/>
          <table:table-cell table:formula="of:=[.L14]^2" office:value-type="float" office:value="0.000704727787502277" calcext:value-type="float">
            <text:p>0.000704727787502</text:p>
          </table:table-cell>
          <table:table-cell table:number-columns-repeated="3"/>
          <table:table-cell table:formula="of:=[.N14]^2" office:value-type="float" office:value="147.476736" calcext:value-type="float">
            <text:p>147.476736</text:p>
          </table:table-cell>
          <table:table-cell/>
          <table:table-cell table:formula="of:=[.O14]^2" office:value-type="float" office:value="0.000230389198940932" calcext:value-type="float">
            <text:p>0.000230389198941</text:p>
          </table:table-cell>
          <table:table-cell table:number-columns-repeated="2"/>
          <table:table-cell table:formula="of:=[.Q14]^2" office:value-type="float" office:value="143.976001" calcext:value-type="float">
            <text:p>143.976001</text:p>
          </table:table-cell>
          <table:table-cell/>
          <table:table-cell table:formula="of:=[.R14]^2" office:value-type="float" office:value="0.0000972426566566462" calcext:value-type="float">
            <text:p>9.72426566566462E-05</text:p>
          </table:table-cell>
          <table:table-cell table:number-columns-repeated="17"/>
          <table:table-cell office:value-type="float" office:value="12.188" calcext:value-type="float">
            <text:p>12.188</text:p>
          </table:table-cell>
          <table:table-cell table:formula="of:=-LN([.BB14]/14.6315)" office:value-type="float" office:value="0.012108691654959" calcext:value-type="float">
            <text:p>0.012108691654959</text:p>
          </table:table-cell>
          <table:table-cell/>
          <table:table-cell office:value-type="float" office:value="14.4554" calcext:value-type="float">
            <text:p>14.4554</text:p>
          </table:table-cell>
          <table:table-cell/>
          <table:table-cell table:formula="of:=[.AY15]^2" office:value-type="float" office:value="173.949721" calcext:value-type="float">
            <text:p>173.949721</text:p>
          </table:table-cell>
          <table:table-cell/>
          <table:table-cell table:formula="of:=[.AZ14]^2" office:value-type="float" office:value="0.000146620413594873" calcext:value-type="float">
            <text:p>0.000146620413595</text:p>
          </table:table-cell>
          <table:table-cell/>
        </table:table-row>
        <table:table-row table:style-name="ro1">
          <table:table-cell office:value-type="float" office:value="13.191" calcext:value-type="float">
            <text:p>13.191</text:p>
          </table:table-cell>
          <table:table-cell office:value-type="float" office:value="14.8432" calcext:value-type="float">
            <text:p>14.8432</text:p>
          </table:table-cell>
          <table:table-cell/>
          <table:table-cell office:value-type="float" office:value="13.144" calcext:value-type="float">
            <text:p>13.144</text:p>
          </table:table-cell>
          <table:table-cell office:value-type="float" office:value="8.3577" calcext:value-type="float">
            <text:p>8.3577</text:p>
          </table:table-cell>
          <table:table-cell/>
          <table:table-cell office:value-type="float" office:value="12.999" calcext:value-type="float">
            <text:p>12.999</text:p>
          </table:table-cell>
          <table:table-cell office:value-type="float" office:value="11.0385" calcext:value-type="float">
            <text:p>11.0385</text:p>
          </table:table-cell>
          <table:table-cell table:number-columns-repeated="2"/>
          <table:table-cell office:value-type="float" office:value="13.191" calcext:value-type="float">
            <text:p>13.191</text:p>
          </table:table-cell>
          <table:table-cell table:formula="of:=-LN([.B15]/15.2763)" office:value-type="float" office:value="0.0287607599024251" calcext:value-type="float">
            <text:p>0.028760759902425</text:p>
          </table:table-cell>
          <table:table-cell/>
          <table:table-cell office:value-type="float" office:value="13.144" calcext:value-type="float">
            <text:p>13.144</text:p>
          </table:table-cell>
          <table:table-cell table:formula="of:= -LN([.E15]/8.4971)" office:value-type="float" office:value="0.0165416591847086" calcext:value-type="float">
            <text:p>0.016541659184709</text:p>
          </table:table-cell>
          <table:table-cell/>
          <table:table-cell office:value-type="float" office:value="12.999" calcext:value-type="float">
            <text:p>12.999</text:p>
          </table:table-cell>
          <table:table-cell table:formula="of:=-LN([.H15]/11.159)" office:value-type="float" office:value="0.0108571851509378" calcext:value-type="float">
            <text:p>0.010857185150938</text:p>
          </table:table-cell>
          <table:table-cell/>
          <table:table-cell table:formula="of:=[.K15]^2" office:value-type="float" office:value="174.002481" calcext:value-type="float">
            <text:p>174.002481</text:p>
          </table:table-cell>
          <table:table-cell/>
          <table:table-cell table:formula="of:=[.L15]^2" office:value-type="float" office:value="0.000827181310164946" calcext:value-type="float">
            <text:p>0.000827181310165</text:p>
          </table:table-cell>
          <table:table-cell table:number-columns-repeated="3"/>
          <table:table-cell table:formula="of:=[.N15]^2" office:value-type="float" office:value="172.764736" calcext:value-type="float">
            <text:p>172.764736</text:p>
          </table:table-cell>
          <table:table-cell/>
          <table:table-cell table:formula="of:=[.O15]^2" office:value-type="float" office:value="0.000273626488583055" calcext:value-type="float">
            <text:p>0.000273626488583</text:p>
          </table:table-cell>
          <table:table-cell table:number-columns-repeated="2"/>
          <table:table-cell table:formula="of:=[.Q15]^2" office:value-type="float" office:value="168.974001" calcext:value-type="float">
            <text:p>168.974001</text:p>
          </table:table-cell>
          <table:table-cell/>
          <table:table-cell table:formula="of:=[.R15]^2" office:value-type="float" office:value="0.000117878469401745" calcext:value-type="float">
            <text:p>0.000117878469402</text:p>
          </table:table-cell>
          <table:table-cell table:number-columns-repeated="17"/>
          <table:table-cell office:value-type="float" office:value="13.189" calcext:value-type="float">
            <text:p>13.189</text:p>
          </table:table-cell>
          <table:table-cell table:formula="of:=-LN([.BB15]/14.6315)" office:value-type="float" office:value="0.0132092319997827" calcext:value-type="float">
            <text:p>0.013209231999783</text:p>
          </table:table-cell>
          <table:table-cell/>
          <table:table-cell office:value-type="float" office:value="14.4395" calcext:value-type="float">
            <text:p>14.4395</text:p>
          </table:table-cell>
          <table:table-cell/>
          <table:table-cell table:formula="of:=[.AY16]^2" office:value-type="float" office:value="201.327721" calcext:value-type="float">
            <text:p>201.327721</text:p>
          </table:table-cell>
          <table:table-cell/>
          <table:table-cell table:formula="of:=[.AZ15]^2" office:value-type="float" office:value="0.000174483810024083" calcext:value-type="float">
            <text:p>0.000174483810024</text:p>
          </table:table-cell>
          <table:table-cell/>
        </table:table-row>
        <table:table-row table:style-name="ro1">
          <table:table-cell office:value-type="float" office:value="14.191" calcext:value-type="float">
            <text:p>14.191</text:p>
          </table:table-cell>
          <table:table-cell office:value-type="float" office:value="14.8101" calcext:value-type="float">
            <text:p>14.8101</text:p>
          </table:table-cell>
          <table:table-cell/>
          <table:table-cell office:value-type="float" office:value="14.144" calcext:value-type="float">
            <text:p>14.144</text:p>
          </table:table-cell>
          <table:table-cell office:value-type="float" office:value="8.346" calcext:value-type="float">
            <text:p>8.346</text:p>
          </table:table-cell>
          <table:table-cell/>
          <table:table-cell office:value-type="float" office:value="13.999" calcext:value-type="float">
            <text:p>13.999</text:p>
          </table:table-cell>
          <table:table-cell office:value-type="float" office:value="11.0276" calcext:value-type="float">
            <text:p>11.0276</text:p>
          </table:table-cell>
          <table:table-cell table:number-columns-repeated="2"/>
          <table:table-cell office:value-type="float" office:value="14.191" calcext:value-type="float">
            <text:p>14.191</text:p>
          </table:table-cell>
          <table:table-cell table:formula="of:=-LN([.B16]/15.2763)" office:value-type="float" office:value="0.0309932273679203" calcext:value-type="float">
            <text:p>0.03099322736792</text:p>
          </table:table-cell>
          <table:table-cell/>
          <table:table-cell office:value-type="float" office:value="14.144" calcext:value-type="float">
            <text:p>14.144</text:p>
          </table:table-cell>
          <table:table-cell table:formula="of:= -LN([.E16]/8.4971)" office:value-type="float" office:value="0.0179425466423884" calcext:value-type="float">
            <text:p>0.017942546642388</text:p>
          </table:table-cell>
          <table:table-cell/>
          <table:table-cell office:value-type="float" office:value="13.999" calcext:value-type="float">
            <text:p>13.999</text:p>
          </table:table-cell>
          <table:table-cell table:formula="of:=-LN([.H16]/11.159)" office:value-type="float" office:value="0.011845126009228" calcext:value-type="float">
            <text:p>0.011845126009228</text:p>
          </table:table-cell>
          <table:table-cell/>
          <table:table-cell table:formula="of:=[.K16]^2" office:value-type="float" office:value="201.384481" calcext:value-type="float">
            <text:p>201.384481</text:p>
          </table:table-cell>
          <table:table-cell/>
          <table:table-cell table:formula="of:=[.L16]^2" office:value-type="float" office:value="0.000960580142679607" calcext:value-type="float">
            <text:p>0.00096058014268</text:p>
          </table:table-cell>
          <table:table-cell table:number-columns-repeated="3"/>
          <table:table-cell table:formula="of:=[.N16]^2" office:value-type="float" office:value="200.052736" calcext:value-type="float">
            <text:p>200.052736</text:p>
          </table:table-cell>
          <table:table-cell/>
          <table:table-cell table:formula="of:=[.O16]^2" office:value-type="float" office:value="0.000321934980014283" calcext:value-type="float">
            <text:p>0.000321934980014</text:p>
          </table:table-cell>
          <table:table-cell table:number-columns-repeated="2"/>
          <table:table-cell table:formula="of:=[.Q16]^2" office:value-type="float" office:value="195.972001" calcext:value-type="float">
            <text:p>195.972001</text:p>
          </table:table-cell>
          <table:table-cell/>
          <table:table-cell table:formula="of:=[.R16]^2" office:value-type="float" office:value="0.00014030701017449" calcext:value-type="float">
            <text:p>0.000140307010174</text:p>
          </table:table-cell>
          <table:table-cell table:number-columns-repeated="17"/>
          <table:table-cell office:value-type="float" office:value="14.189" calcext:value-type="float">
            <text:p>14.189</text:p>
          </table:table-cell>
          <table:table-cell table:formula="of:=-LN([.BB16]/14.6315)" office:value-type="float" office:value="0.0143664510615802" calcext:value-type="float">
            <text:p>0.01436645106158</text:p>
          </table:table-cell>
          <table:table-cell/>
          <table:table-cell office:value-type="float" office:value="14.4228" calcext:value-type="float">
            <text:p>14.4228</text:p>
          </table:table-cell>
          <table:table-cell/>
          <table:table-cell table:formula="of:=[.AY17]^2" office:value-type="float" office:value="230.675344" calcext:value-type="float">
            <text:p>230.675344</text:p>
          </table:table-cell>
          <table:table-cell/>
          <table:table-cell table:formula="of:=[.AZ16]^2" office:value-type="float" office:value="0.00020639491610478" calcext:value-type="float">
            <text:p>0.000206394916105</text:p>
          </table:table-cell>
          <table:table-cell/>
        </table:table-row>
        <table:table-row table:style-name="ro1">
          <table:table-cell office:value-type="float" office:value="15.191" calcext:value-type="float">
            <text:p>15.191</text:p>
          </table:table-cell>
          <table:table-cell office:value-type="float" office:value="14.7783" calcext:value-type="float">
            <text:p>14.7783</text:p>
          </table:table-cell>
          <table:table-cell/>
          <table:table-cell office:value-type="float" office:value="15.144" calcext:value-type="float">
            <text:p>15.144</text:p>
          </table:table-cell>
          <table:table-cell office:value-type="float" office:value="8.3341" calcext:value-type="float">
            <text:p>8.3341</text:p>
          </table:table-cell>
          <table:table-cell/>
          <table:table-cell office:value-type="float" office:value="14.998" calcext:value-type="float">
            <text:p>14.998</text:p>
          </table:table-cell>
          <table:table-cell office:value-type="float" office:value="11.0167" calcext:value-type="float">
            <text:p>11.0167</text:p>
          </table:table-cell>
          <table:table-cell table:number-columns-repeated="2"/>
          <table:table-cell office:value-type="float" office:value="15.191" calcext:value-type="float">
            <text:p>15.191</text:p>
          </table:table-cell>
          <table:table-cell table:formula="of:=-LN([.B17]/15.2763)" office:value-type="float" office:value="0.0331427192122806" calcext:value-type="float">
            <text:p>0.033142719212281</text:p>
          </table:table-cell>
          <table:table-cell/>
          <table:table-cell office:value-type="float" office:value="15.144" calcext:value-type="float">
            <text:p>15.144</text:p>
          </table:table-cell>
          <table:table-cell table:formula="of:= -LN([.E17]/8.4971)" office:value-type="float" office:value="0.0193693968433987" calcext:value-type="float">
            <text:p>0.019369396843399</text:p>
          </table:table-cell>
          <table:table-cell/>
          <table:table-cell office:value-type="float" office:value="14.998" calcext:value-type="float">
            <text:p>14.998</text:p>
          </table:table-cell>
          <table:table-cell table:formula="of:=-LN([.H17]/11.159)" office:value-type="float" office:value="0.0128340438599479" calcext:value-type="float">
            <text:p>0.012834043859948</text:p>
          </table:table-cell>
          <table:table-cell/>
          <table:table-cell table:formula="of:=[.K17]^2" office:value-type="float" office:value="230.766481" calcext:value-type="float">
            <text:p>230.766481</text:p>
          </table:table-cell>
          <table:table-cell/>
          <table:table-cell table:formula="of:=[.L17]^2" office:value-type="float" office:value="0.00109843983678408" calcext:value-type="float">
            <text:p>0.001098439836784</text:p>
          </table:table-cell>
          <table:table-cell table:number-columns-repeated="3"/>
          <table:table-cell table:formula="of:=[.N17]^2" office:value-type="float" office:value="229.340736" calcext:value-type="float">
            <text:p>229.340736</text:p>
          </table:table-cell>
          <table:table-cell/>
          <table:table-cell table:formula="of:=[.O17]^2" office:value-type="float" office:value="0.000375173534077065" calcext:value-type="float">
            <text:p>0.000375173534077</text:p>
          </table:table-cell>
          <table:table-cell table:number-columns-repeated="2"/>
          <table:table-cell table:formula="of:=[.Q17]^2" office:value-type="float" office:value="224.940004" calcext:value-type="float">
            <text:p>224.940004</text:p>
          </table:table-cell>
          <table:table-cell/>
          <table:table-cell table:formula="of:=[.R17]^2" office:value-type="float" office:value="0.000164712681799066" calcext:value-type="float">
            <text:p>0.000164712681799</text:p>
          </table:table-cell>
          <table:table-cell table:number-columns-repeated="17"/>
          <table:table-cell office:value-type="float" office:value="15.188" calcext:value-type="float">
            <text:p>15.188</text:p>
          </table:table-cell>
          <table:table-cell table:formula="of:=-LN([.BB17]/14.6315)" office:value-type="float" office:value="0.0155388939352392" calcext:value-type="float">
            <text:p>0.015538893935239</text:p>
          </table:table-cell>
          <table:table-cell/>
          <table:table-cell office:value-type="float" office:value="14.4059" calcext:value-type="float">
            <text:p>14.4059</text:p>
          </table:table-cell>
          <table:table-cell/>
          <table:table-cell table:formula="of:=[.AY18]^2" office:value-type="float" office:value="262.083721" calcext:value-type="float">
            <text:p>262.083721</text:p>
          </table:table-cell>
          <table:table-cell/>
          <table:table-cell table:formula="of:=[.AZ17]^2" office:value-type="float" office:value="0.000241457224730612" calcext:value-type="float">
            <text:p>0.000241457224731</text:p>
          </table:table-cell>
          <table:table-cell/>
        </table:table-row>
        <table:table-row table:style-name="ro1">
          <table:table-cell office:value-type="float" office:value="16.191" calcext:value-type="float">
            <text:p>16.191</text:p>
          </table:table-cell>
          <table:table-cell office:value-type="float" office:value="14.7447" calcext:value-type="float">
            <text:p>14.7447</text:p>
          </table:table-cell>
          <table:table-cell/>
          <table:table-cell office:value-type="float" office:value="16.143" calcext:value-type="float">
            <text:p>16.143</text:p>
          </table:table-cell>
          <table:table-cell office:value-type="float" office:value="8.3233" calcext:value-type="float">
            <text:p>8.3233</text:p>
          </table:table-cell>
          <table:table-cell/>
          <table:table-cell office:value-type="float" office:value="15.998" calcext:value-type="float">
            <text:p>15.998</text:p>
          </table:table-cell>
          <table:table-cell office:value-type="float" office:value="11.006" calcext:value-type="float">
            <text:p>11.006</text:p>
          </table:table-cell>
          <table:table-cell table:number-columns-repeated="2"/>
          <table:table-cell office:value-type="float" office:value="16.191" calcext:value-type="float">
            <text:p>16.191</text:p>
          </table:table-cell>
          <table:table-cell table:formula="of:=-LN([.B18]/15.2763)" office:value-type="float" office:value="0.035418911638995" calcext:value-type="float">
            <text:p>0.035418911638995</text:p>
          </table:table-cell>
          <table:table-cell/>
          <table:table-cell office:value-type="float" office:value="16.143" calcext:value-type="float">
            <text:p>16.143</text:p>
          </table:table-cell>
          <table:table-cell table:formula="of:= -LN([.E18]/8.4971)" office:value-type="float" office:value="0.0206661180019634" calcext:value-type="float">
            <text:p>0.020666118001963</text:p>
          </table:table-cell>
          <table:table-cell/>
          <table:table-cell office:value-type="float" office:value="15.998" calcext:value-type="float">
            <text:p>15.998</text:p>
          </table:table-cell>
          <table:table-cell table:formula="of:=-LN([.H18]/11.159)" office:value-type="float" office:value="0.0138057685659971" calcext:value-type="float">
            <text:p>0.013805768565997</text:p>
          </table:table-cell>
          <table:table-cell/>
          <table:table-cell table:formula="of:=[.K18]^2" office:value-type="float" office:value="262.148481" calcext:value-type="float">
            <text:p>262.148481</text:p>
          </table:table-cell>
          <table:table-cell/>
          <table:table-cell table:formula="of:=[.L18]^2" office:value-type="float" office:value="0.00125449930169094" calcext:value-type="float">
            <text:p>0.001254499301691</text:p>
          </table:table-cell>
          <table:table-cell table:number-columns-repeated="3"/>
          <table:table-cell table:formula="of:=[.N18]^2" office:value-type="float" office:value="260.596449" calcext:value-type="float">
            <text:p>260.596449</text:p>
          </table:table-cell>
          <table:table-cell/>
          <table:table-cell table:formula="of:=[.O18]^2" office:value-type="float" office:value="0.000427088433271074" calcext:value-type="float">
            <text:p>0.000427088433271</text:p>
          </table:table-cell>
          <table:table-cell table:number-columns-repeated="2"/>
          <table:table-cell table:formula="of:=[.Q18]^2" office:value-type="float" office:value="255.936004" calcext:value-type="float">
            <text:p>255.936004</text:p>
          </table:table-cell>
          <table:table-cell/>
          <table:table-cell table:formula="of:=[.R18]^2" office:value-type="float" office:value="0.000190599245697875" calcext:value-type="float">
            <text:p>0.000190599245698</text:p>
          </table:table-cell>
          <table:table-cell table:number-columns-repeated="17"/>
          <table:table-cell office:value-type="float" office:value="16.189" calcext:value-type="float">
            <text:p>16.189</text:p>
          </table:table-cell>
          <table:table-cell table:formula="of:=-LN([.BB18]/14.6315)" office:value-type="float" office:value="0.0167127130449062" calcext:value-type="float">
            <text:p>0.016712713044906</text:p>
          </table:table-cell>
          <table:table-cell/>
          <table:table-cell office:value-type="float" office:value="14.389" calcext:value-type="float">
            <text:p>14.389</text:p>
          </table:table-cell>
          <table:table-cell/>
          <table:table-cell table:formula="of:=[.AY19]^2" office:value-type="float" office:value="295.461721" calcext:value-type="float">
            <text:p>295.461721</text:p>
          </table:table-cell>
          <table:table-cell/>
          <table:table-cell table:formula="of:=[.AZ18]^2" office:value-type="float" office:value="0.000279314777321379" calcext:value-type="float">
            <text:p>0.000279314777321</text:p>
          </table:table-cell>
          <table:table-cell/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14.7102" calcext:value-type="float">
            <text:p>14.7102</text:p>
          </table:table-cell>
          <table:table-cell/>
          <table:table-cell office:value-type="float" office:value="17.144" calcext:value-type="float">
            <text:p>17.144</text:p>
          </table:table-cell>
          <table:table-cell office:value-type="float" office:value="8.3112" calcext:value-type="float">
            <text:p>8.3112</text:p>
          </table:table-cell>
          <table:table-cell/>
          <table:table-cell office:value-type="float" office:value="16.999" calcext:value-type="float">
            <text:p>16.999</text:p>
          </table:table-cell>
          <table:table-cell office:value-type="float" office:value="10.9953" calcext:value-type="float">
            <text:p>10.9953</text:p>
          </table:table-cell>
          <table:table-cell table:number-columns-repeated="2"/>
          <table:table-cell office:value-type="float" office:value="17.19" calcext:value-type="float">
            <text:p>17.19</text:p>
          </table:table-cell>
          <table:table-cell table:formula="of:=-LN([.B19]/15.2763)" office:value-type="float" office:value="0.0377614771053103" calcext:value-type="float">
            <text:p>0.03776147710531</text:p>
          </table:table-cell>
          <table:table-cell/>
          <table:table-cell office:value-type="float" office:value="17.144" calcext:value-type="float">
            <text:p>17.144</text:p>
          </table:table-cell>
          <table:table-cell table:formula="of:= -LN([.E19]/8.4971)" office:value-type="float" office:value="0.0221209260375645" calcext:value-type="float">
            <text:p>0.022120926037565</text:p>
          </table:table-cell>
          <table:table-cell/>
          <table:table-cell office:value-type="float" office:value="16.999" calcext:value-type="float">
            <text:p>16.999</text:p>
          </table:table-cell>
          <table:table-cell table:formula="of:=-LN([.H19]/11.159)" office:value-type="float" office:value="0.0147784384394677" calcext:value-type="float">
            <text:p>0.014778438439468</text:p>
          </table:table-cell>
          <table:table-cell/>
          <table:table-cell table:formula="of:=[.K19]^2" office:value-type="float" office:value="295.4961" calcext:value-type="float">
            <text:p>295.4961</text:p>
          </table:table-cell>
          <table:table-cell/>
          <table:table-cell table:formula="of:=[.L19]^2" office:value-type="float" office:value="0.00142592915317488" calcext:value-type="float">
            <text:p>0.001425929153175</text:p>
          </table:table-cell>
          <table:table-cell table:number-columns-repeated="3"/>
          <table:table-cell table:formula="of:=[.N19]^2" office:value-type="float" office:value="293.916736" calcext:value-type="float">
            <text:p>293.916736</text:p>
          </table:table-cell>
          <table:table-cell/>
          <table:table-cell table:formula="of:=[.O19]^2" office:value-type="float" office:value="0.000489335368759399" calcext:value-type="float">
            <text:p>0.000489335368759</text:p>
          </table:table-cell>
          <table:table-cell table:number-columns-repeated="2"/>
          <table:table-cell table:formula="of:=[.Q19]^2" office:value-type="float" office:value="288.966001" calcext:value-type="float">
            <text:p>288.966001</text:p>
          </table:table-cell>
          <table:table-cell/>
          <table:table-cell table:formula="of:=[.R19]^2" office:value-type="float" office:value="0.000218402242709138" calcext:value-type="float">
            <text:p>0.000218402242709</text:p>
          </table:table-cell>
          <table:table-cell table:number-columns-repeated="17"/>
          <table:table-cell office:value-type="float" office:value="17.189" calcext:value-type="float">
            <text:p>17.189</text:p>
          </table:table-cell>
          <table:table-cell table:formula="of:=-LN([.BB19]/14.6315)" office:value-type="float" office:value="0.0179018275729592" calcext:value-type="float">
            <text:p>0.017901827572959</text:p>
          </table:table-cell>
          <table:table-cell/>
          <table:table-cell office:value-type="float" office:value="14.3719" calcext:value-type="float">
            <text:p>14.3719</text:p>
          </table:table-cell>
          <table:table-cell/>
          <table:table-cell table:formula="of:=[.AY20]^2" office:value-type="float" office:value="330.803344" calcext:value-type="float">
            <text:p>330.803344</text:p>
          </table:table-cell>
          <table:table-cell/>
          <table:table-cell table:formula="of:=[.AZ19]^2" office:value-type="float" office:value="0.000320475430451964" calcext:value-type="float">
            <text:p>0.000320475430452</text:p>
          </table:table-cell>
          <table:table-cell/>
        </table:table-row>
        <table:table-row table:style-name="ro1">
          <table:table-cell office:value-type="float" office:value="18.191" calcext:value-type="float">
            <text:p>18.191</text:p>
          </table:table-cell>
          <table:table-cell office:value-type="float" office:value="14.6769" calcext:value-type="float">
            <text:p>14.6769</text:p>
          </table:table-cell>
          <table:table-cell/>
          <table:table-cell office:value-type="float" office:value="18.144" calcext:value-type="float">
            <text:p>18.144</text:p>
          </table:table-cell>
          <table:table-cell office:value-type="float" office:value="8.2997" calcext:value-type="float">
            <text:p>8.2997</text:p>
          </table:table-cell>
          <table:table-cell/>
          <table:table-cell office:value-type="float" office:value="17.999" calcext:value-type="float">
            <text:p>17.999</text:p>
          </table:table-cell>
          <table:table-cell office:value-type="float" office:value="10.9835" calcext:value-type="float">
            <text:p>10.9835</text:p>
          </table:table-cell>
          <table:table-cell table:number-columns-repeated="2"/>
          <table:table-cell office:value-type="float" office:value="18.191" calcext:value-type="float">
            <text:p>18.191</text:p>
          </table:table-cell>
          <table:table-cell table:formula="of:=-LN([.B20]/15.2763)" office:value-type="float" office:value="0.0400277785949258" calcext:value-type="float">
            <text:p>0.040027778594926</text:p>
          </table:table-cell>
          <table:table-cell/>
          <table:table-cell office:value-type="float" office:value="18.144" calcext:value-type="float">
            <text:p>18.144</text:p>
          </table:table-cell>
          <table:table-cell table:formula="of:= -LN([.E20]/8.4971)" office:value-type="float" office:value="0.0235055592407414" calcext:value-type="float">
            <text:p>0.023505559240741</text:p>
          </table:table-cell>
          <table:table-cell/>
          <table:table-cell office:value-type="float" office:value="17.999" calcext:value-type="float">
            <text:p>17.999</text:p>
          </table:table-cell>
          <table:table-cell table:formula="of:=-LN([.H20]/11.159)" office:value-type="float" office:value="0.0158522005314608" calcext:value-type="float">
            <text:p>0.015852200531461</text:p>
          </table:table-cell>
          <table:table-cell/>
          <table:table-cell table:formula="of:=[.K20]^2" office:value-type="float" office:value="330.912481" calcext:value-type="float">
            <text:p>330.912481</text:p>
          </table:table-cell>
          <table:table-cell/>
          <table:table-cell table:formula="of:=[.L20]^2" office:value-type="float" office:value="0.0016022230592444" calcext:value-type="float">
            <text:p>0.001602223059244</text:p>
          </table:table-cell>
          <table:table-cell table:number-columns-repeated="3"/>
          <table:table-cell table:formula="of:=[.N20]^2" office:value-type="float" office:value="329.204736" calcext:value-type="float">
            <text:p>329.204736</text:p>
          </table:table-cell>
          <table:table-cell/>
          <table:table-cell table:formula="of:=[.O20]^2" office:value-type="float" office:value="0.000552511315220003" calcext:value-type="float">
            <text:p>0.00055251131522</text:p>
          </table:table-cell>
          <table:table-cell table:number-columns-repeated="2"/>
          <table:table-cell table:formula="of:=[.Q20]^2" office:value-type="float" office:value="323.964001" calcext:value-type="float">
            <text:p>323.964001</text:p>
          </table:table-cell>
          <table:table-cell/>
          <table:table-cell table:formula="of:=[.R20]^2" office:value-type="float" office:value="0.000251292261689647" calcext:value-type="float">
            <text:p>0.00025129226169</text:p>
          </table:table-cell>
          <table:table-cell table:number-columns-repeated="17"/>
          <table:table-cell office:value-type="float" office:value="18.188" calcext:value-type="float">
            <text:p>18.188</text:p>
          </table:table-cell>
          <table:table-cell table:formula="of:=-LN([.BB20]/14.6315)" office:value-type="float" office:value="0.019113256929089" calcext:value-type="float">
            <text:p>0.019113256929089</text:p>
          </table:table-cell>
          <table:table-cell/>
          <table:table-cell office:value-type="float" office:value="14.3545" calcext:value-type="float">
            <text:p>14.3545</text:p>
          </table:table-cell>
          <table:table-cell/>
          <table:table-cell table:formula="of:=[.AY21]^2" office:value-type="float" office:value="368.217721" calcext:value-type="float">
            <text:p>368.217721</text:p>
          </table:table-cell>
          <table:table-cell/>
          <table:table-cell table:formula="of:=[.AZ20]^2" office:value-type="float" office:value="0.000365316590437369" calcext:value-type="float">
            <text:p>0.000365316590437</text:p>
          </table:table-cell>
          <table:table-cell/>
        </table:table-row>
        <table:table-row table:style-name="ro1">
          <table:table-cell office:value-type="float" office:value="19.191" calcext:value-type="float">
            <text:p>19.191</text:p>
          </table:table-cell>
          <table:table-cell office:value-type="float" office:value="14.6421" calcext:value-type="float">
            <text:p>14.6421</text:p>
          </table:table-cell>
          <table:table-cell/>
          <table:table-cell office:value-type="float" office:value="19.144" calcext:value-type="float">
            <text:p>19.144</text:p>
          </table:table-cell>
          <table:table-cell office:value-type="float" office:value="8.2875" calcext:value-type="float">
            <text:p>8.2875</text:p>
          </table:table-cell>
          <table:table-cell/>
          <table:table-cell office:value-type="float" office:value="18.998" calcext:value-type="float">
            <text:p>18.998</text:p>
          </table:table-cell>
          <table:table-cell office:value-type="float" office:value="10.9723" calcext:value-type="float">
            <text:p>10.9723</text:p>
          </table:table-cell>
          <table:table-cell table:number-columns-repeated="2"/>
          <table:table-cell office:value-type="float" office:value="19.191" calcext:value-type="float">
            <text:p>19.191</text:p>
          </table:table-cell>
          <table:table-cell table:formula="of:=-LN([.B21]/15.2763)" office:value-type="float" office:value="0.0424016669500881" calcext:value-type="float">
            <text:p>0.042401666950088</text:p>
          </table:table-cell>
          <table:table-cell/>
          <table:table-cell office:value-type="float" office:value="19.144" calcext:value-type="float">
            <text:p>19.144</text:p>
          </table:table-cell>
          <table:table-cell table:formula="of:= -LN([.E21]/8.4971)" office:value-type="float" office:value="0.0249765732997684" calcext:value-type="float">
            <text:p>0.024976573299768</text:p>
          </table:table-cell>
          <table:table-cell/>
          <table:table-cell office:value-type="float" office:value="18.998" calcext:value-type="float">
            <text:p>18.998</text:p>
          </table:table-cell>
          <table:table-cell table:formula="of:=-LN([.H21]/11.159)" office:value-type="float" office:value="0.0168724321760814" calcext:value-type="float">
            <text:p>0.016872432176081</text:p>
          </table:table-cell>
          <table:table-cell/>
          <table:table-cell table:formula="of:=[.K21]^2" office:value-type="float" office:value="368.294481" calcext:value-type="float">
            <text:p>368.294481</text:p>
          </table:table-cell>
          <table:table-cell/>
          <table:table-cell table:formula="of:=[.L21]^2" office:value-type="float" office:value="0.0017979013601462" calcext:value-type="float">
            <text:p>0.001797901360146</text:p>
          </table:table-cell>
          <table:table-cell table:number-columns-repeated="3"/>
          <table:table-cell table:formula="of:=[.N21]^2" office:value-type="float" office:value="366.492736" calcext:value-type="float">
            <text:p>366.492736</text:p>
          </table:table-cell>
          <table:table-cell/>
          <table:table-cell table:formula="of:=[.O21]^2" office:value-type="float" office:value="0.000623829213798703" calcext:value-type="float">
            <text:p>0.000623829213799</text:p>
          </table:table-cell>
          <table:table-cell table:number-columns-repeated="2"/>
          <table:table-cell table:formula="of:=[.Q21]^2" office:value-type="float" office:value="360.924004" calcext:value-type="float">
            <text:p>360.924004</text:p>
          </table:table-cell>
          <table:table-cell/>
          <table:table-cell table:formula="of:=[.R21]^2" office:value-type="float" office:value="0.000284678967536467" calcext:value-type="float">
            <text:p>0.000284678967536</text:p>
          </table:table-cell>
          <table:table-cell table:number-columns-repeated="17"/>
          <table:table-cell office:value-type="float" office:value="19.189" calcext:value-type="float">
            <text:p>19.189</text:p>
          </table:table-cell>
          <table:table-cell table:formula="of:=-LN([.BB21]/14.6315)" office:value-type="float" office:value="0.0203052311116731" calcext:value-type="float">
            <text:p>0.020305231111673</text:p>
          </table:table-cell>
          <table:table-cell/>
          <table:table-cell office:value-type="float" office:value="14.3374" calcext:value-type="float">
            <text:p>14.3374</text:p>
          </table:table-cell>
          <table:table-cell/>
          <table:table-cell table:formula="of:=[.AY22]^2" office:value-type="float" office:value="407.595721" calcext:value-type="float">
            <text:p>407.595721</text:p>
          </table:table-cell>
          <table:table-cell/>
          <table:table-cell table:formula="of:=[.AZ21]^2" office:value-type="float" office:value="0.000412302410498458" calcext:value-type="float">
            <text:p>0.000412302410498</text:p>
          </table:table-cell>
          <table:table-cell/>
        </table:table-row>
        <table:table-row table:style-name="ro1">
          <table:table-cell office:value-type="float" office:value="20.191" calcext:value-type="float">
            <text:p>20.191</text:p>
          </table:table-cell>
          <table:table-cell office:value-type="float" office:value="14.6108" calcext:value-type="float">
            <text:p>14.6108</text:p>
          </table:table-cell>
          <table:table-cell/>
          <table:table-cell office:value-type="float" office:value="20.144" calcext:value-type="float">
            <text:p>20.144</text:p>
          </table:table-cell>
          <table:table-cell office:value-type="float" office:value="8.2764" calcext:value-type="float">
            <text:p>8.2764</text:p>
          </table:table-cell>
          <table:table-cell/>
          <table:table-cell office:value-type="float" office:value="19.999" calcext:value-type="float">
            <text:p>19.999</text:p>
          </table:table-cell>
          <table:table-cell office:value-type="float" office:value="10.9603" calcext:value-type="float">
            <text:p>10.9603</text:p>
          </table:table-cell>
          <table:table-cell table:number-columns-repeated="2"/>
          <table:table-cell office:value-type="float" office:value="20.191" calcext:value-type="float">
            <text:p>20.191</text:p>
          </table:table-cell>
          <table:table-cell table:formula="of:=-LN([.B22]/15.2763)" office:value-type="float" office:value="0.0445416265400551" calcext:value-type="float">
            <text:p>0.044541626540055</text:p>
          </table:table-cell>
          <table:table-cell/>
          <table:table-cell office:value-type="float" office:value="20.144" calcext:value-type="float">
            <text:p>20.144</text:p>
          </table:table-cell>
          <table:table-cell table:formula="of:= -LN([.E22]/8.4971)" office:value-type="float" office:value="0.0263168375686404" calcext:value-type="float">
            <text:p>0.02631683756864</text:p>
          </table:table-cell>
          <table:table-cell/>
          <table:table-cell office:value-type="float" office:value="19.999" calcext:value-type="float">
            <text:p>19.999</text:p>
          </table:table-cell>
          <table:table-cell table:formula="of:=-LN([.H22]/11.159)" office:value-type="float" office:value="0.0179666937955345" calcext:value-type="float">
            <text:p>0.017966693795535</text:p>
          </table:table-cell>
          <table:table-cell/>
          <table:table-cell table:formula="of:=[.K22]^2" office:value-type="float" office:value="407.676481" calcext:value-type="float">
            <text:p>407.676481</text:p>
          </table:table-cell>
          <table:table-cell/>
          <table:table-cell table:formula="of:=[.L22]^2" office:value-type="float" office:value="0.00198395649483374" calcext:value-type="float">
            <text:p>0.001983956494834</text:p>
          </table:table-cell>
          <table:table-cell table:number-columns-repeated="3"/>
          <table:table-cell table:formula="of:=[.N22]^2" office:value-type="float" office:value="405.780736" calcext:value-type="float">
            <text:p>405.780736</text:p>
          </table:table-cell>
          <table:table-cell/>
          <table:table-cell table:formula="of:=[.O22]^2" office:value-type="float" office:value="0.000692575939614202" calcext:value-type="float">
            <text:p>0.000692575939614</text:p>
          </table:table-cell>
          <table:table-cell table:number-columns-repeated="2"/>
          <table:table-cell table:formula="of:=[.Q22]^2" office:value-type="float" office:value="399.960001" calcext:value-type="float">
            <text:p>399.960001</text:p>
          </table:table-cell>
          <table:table-cell/>
          <table:table-cell table:formula="of:=[.R22]^2" office:value-type="float" office:value="0.000322802085942499" calcext:value-type="float">
            <text:p>0.000322802085942</text:p>
          </table:table-cell>
          <table:table-cell table:number-columns-repeated="17"/>
          <table:table-cell office:value-type="float" office:value="20.189" calcext:value-type="float">
            <text:p>20.189</text:p>
          </table:table-cell>
          <table:table-cell table:formula="of:=-LN([.BB22]/14.6315)" office:value-type="float" office:value="0.0215195772936871" calcext:value-type="float">
            <text:p>0.021519577293687</text:p>
          </table:table-cell>
          <table:table-cell/>
          <table:table-cell office:value-type="float" office:value="14.32" calcext:value-type="float">
            <text:p>14.32</text:p>
          </table:table-cell>
          <table:table-cell/>
          <table:table-cell table:formula="of:=[.AY23]^2" office:value-type="float" office:value="448.931344" calcext:value-type="float">
            <text:p>448.931344</text:p>
          </table:table-cell>
          <table:table-cell/>
          <table:table-cell table:formula="of:=[.AZ22]^2" office:value-type="float" office:value="0.000463092206898976" calcext:value-type="float">
            <text:p>0.000463092206899</text:p>
          </table:table-cell>
          <table:table-cell/>
        </table:table-row>
        <table:table-row table:style-name="ro1">
          <table:table-cell office:value-type="float" office:value="21.191" calcext:value-type="float">
            <text:p>21.191</text:p>
          </table:table-cell>
          <table:table-cell office:value-type="float" office:value="14.5774" calcext:value-type="float">
            <text:p>14.5774</text:p>
          </table:table-cell>
          <table:table-cell/>
          <table:table-cell office:value-type="float" office:value="21.144" calcext:value-type="float">
            <text:p>21.144</text:p>
          </table:table-cell>
          <table:table-cell office:value-type="float" office:value="8.2646" calcext:value-type="float">
            <text:p>8.2646</text:p>
          </table:table-cell>
          <table:table-cell/>
          <table:table-cell office:value-type="float" office:value="20.999" calcext:value-type="float">
            <text:p>20.999</text:p>
          </table:table-cell>
          <table:table-cell office:value-type="float" office:value="10.9492" calcext:value-type="float">
            <text:p>10.9492</text:p>
          </table:table-cell>
          <table:table-cell table:number-columns-repeated="2"/>
          <table:table-cell office:value-type="float" office:value="21.191" calcext:value-type="float">
            <text:p>21.191</text:p>
          </table:table-cell>
          <table:table-cell table:formula="of:=-LN([.B23]/15.2763)" office:value-type="float" office:value="0.0468302236154619" calcext:value-type="float">
            <text:p>0.046830223615462</text:p>
          </table:table-cell>
          <table:table-cell/>
          <table:table-cell office:value-type="float" office:value="21.144" calcext:value-type="float">
            <text:p>21.144</text:p>
          </table:table-cell>
          <table:table-cell table:formula="of:= -LN([.E23]/8.4971)" office:value-type="float" office:value="0.0277435955641318" calcext:value-type="float">
            <text:p>0.027743595564132</text:p>
          </table:table-cell>
          <table:table-cell/>
          <table:table-cell office:value-type="float" office:value="20.999" calcext:value-type="float">
            <text:p>20.999</text:p>
          </table:table-cell>
          <table:table-cell table:formula="of:=-LN([.H23]/11.159)" office:value-type="float" office:value="0.0189799529707501" calcext:value-type="float">
            <text:p>0.01897995297075</text:p>
          </table:table-cell>
          <table:table-cell/>
          <table:table-cell table:formula="of:=[.K23]^2" office:value-type="float" office:value="449.058481" calcext:value-type="float">
            <text:p>449.058481</text:p>
          </table:table-cell>
          <table:table-cell/>
          <table:table-cell table:formula="of:=[.L23]^2" office:value-type="float" office:value="0.00219306984387417" calcext:value-type="float">
            <text:p>0.002193069843874</text:p>
          </table:table-cell>
          <table:table-cell table:number-columns-repeated="3"/>
          <table:table-cell table:formula="of:=[.N23]^2" office:value-type="float" office:value="447.068736" calcext:value-type="float">
            <text:p>447.068736</text:p>
          </table:table-cell>
          <table:table-cell/>
          <table:table-cell table:formula="of:=[.O23]^2" office:value-type="float" office:value="0.000769707094826113" calcext:value-type="float">
            <text:p>0.000769707094826</text:p>
          </table:table-cell>
          <table:table-cell table:number-columns-repeated="2"/>
          <table:table-cell table:formula="of:=[.Q23]^2" office:value-type="float" office:value="440.958001" calcext:value-type="float">
            <text:p>440.958001</text:p>
          </table:table-cell>
          <table:table-cell/>
          <table:table-cell table:formula="of:=[.R23]^2" office:value-type="float" office:value="0.000360238614771887" calcext:value-type="float">
            <text:p>0.000360238614772</text:p>
          </table:table-cell>
          <table:table-cell table:number-columns-repeated="17"/>
          <table:table-cell office:value-type="float" office:value="21.188" calcext:value-type="float">
            <text:p>21.188</text:p>
          </table:table-cell>
          <table:table-cell table:formula="of:=-LN([.BB23]/14.6315)" office:value-type="float" office:value="0.022714424918101" calcext:value-type="float">
            <text:p>0.022714424918101</text:p>
          </table:table-cell>
          <table:table-cell/>
          <table:table-cell office:value-type="float" office:value="14.3029" calcext:value-type="float">
            <text:p>14.3029</text:p>
          </table:table-cell>
          <table:table-cell/>
          <table:table-cell table:formula="of:=[.AY24]^2" office:value-type="float" office:value="492.351721" calcext:value-type="float">
            <text:p>492.351721</text:p>
          </table:table-cell>
          <table:table-cell/>
          <table:table-cell table:formula="of:=[.AZ23]^2" office:value-type="float" office:value="0.000515945099360047" calcext:value-type="float">
            <text:p>0.00051594509936</text:p>
          </table:table-cell>
          <table:table-cell/>
        </table:table-row>
        <table:table-row table:style-name="ro1">
          <table:table-cell office:value-type="float" office:value="22.191" calcext:value-type="float">
            <text:p>22.191</text:p>
          </table:table-cell>
          <table:table-cell office:value-type="float" office:value="14.5455" calcext:value-type="float">
            <text:p>14.5455</text:p>
          </table:table-cell>
          <table:table-cell/>
          <table:table-cell office:value-type="float" office:value="22.144" calcext:value-type="float">
            <text:p>22.144</text:p>
          </table:table-cell>
          <table:table-cell office:value-type="float" office:value="8.2514" calcext:value-type="float">
            <text:p>8.2514</text:p>
          </table:table-cell>
          <table:table-cell/>
          <table:table-cell office:value-type="float" office:value="21.999" calcext:value-type="float">
            <text:p>21.999</text:p>
          </table:table-cell>
          <table:table-cell office:value-type="float" office:value="10.9397" calcext:value-type="float">
            <text:p>10.9397</text:p>
          </table:table-cell>
          <table:table-cell table:number-columns-repeated="2"/>
          <table:table-cell office:value-type="float" office:value="22.191" calcext:value-type="float">
            <text:p>22.191</text:p>
          </table:table-cell>
          <table:table-cell table:formula="of:=-LN([.B24]/15.2763)" office:value-type="float" office:value="0.0490209403887214" calcext:value-type="float">
            <text:p>0.049020940388721</text:p>
          </table:table-cell>
          <table:table-cell/>
          <table:table-cell office:value-type="float" office:value="22.144" calcext:value-type="float">
            <text:p>22.144</text:p>
          </table:table-cell>
          <table:table-cell table:formula="of:= -LN([.E24]/8.4971)" office:value-type="float" office:value="0.0293420458923647" calcext:value-type="float">
            <text:p>0.029342045892365</text:p>
          </table:table-cell>
          <table:table-cell/>
          <table:table-cell office:value-type="float" office:value="21.999" calcext:value-type="float">
            <text:p>21.999</text:p>
          </table:table-cell>
          <table:table-cell table:formula="of:=-LN([.H24]/11.159)" office:value-type="float" office:value="0.0198479728892008" calcext:value-type="float">
            <text:p>0.019847972889201</text:p>
          </table:table-cell>
          <table:table-cell/>
          <table:table-cell table:formula="of:=[.K24]^2" office:value-type="float" office:value="492.440481" calcext:value-type="float">
            <text:p>492.440481</text:p>
          </table:table-cell>
          <table:table-cell/>
          <table:table-cell table:formula="of:=[.L24]^2" office:value-type="float" office:value="0.00240305259659458" calcext:value-type="float">
            <text:p>0.002403052596595</text:p>
          </table:table-cell>
          <table:table-cell table:number-columns-repeated="3"/>
          <table:table-cell table:formula="of:=[.N24]^2" office:value-type="float" office:value="490.356736" calcext:value-type="float">
            <text:p>490.356736</text:p>
          </table:table-cell>
          <table:table-cell/>
          <table:table-cell table:formula="of:=[.O24]^2" office:value-type="float" office:value="0.000860955657149637" calcext:value-type="float">
            <text:p>0.00086095565715</text:p>
          </table:table-cell>
          <table:table-cell table:number-columns-repeated="2"/>
          <table:table-cell table:formula="of:=[.Q24]^2" office:value-type="float" office:value="483.956001" calcext:value-type="float">
            <text:p>483.956001</text:p>
          </table:table-cell>
          <table:table-cell/>
          <table:table-cell table:formula="of:=[.R24]^2" office:value-type="float" office:value="0.00039394202781045" calcext:value-type="float">
            <text:p>0.00039394202781</text:p>
          </table:table-cell>
          <table:table-cell table:number-columns-repeated="17"/>
          <table:table-cell office:value-type="float" office:value="22.189" calcext:value-type="float">
            <text:p>22.189</text:p>
          </table:table-cell>
          <table:table-cell table:formula="of:=-LN([.BB24]/14.6315)" office:value-type="float" office:value="0.0239177018939086" calcext:value-type="float">
            <text:p>0.023917701893909</text:p>
          </table:table-cell>
          <table:table-cell/>
          <table:table-cell office:value-type="float" office:value="14.2857" calcext:value-type="float">
            <text:p>14.2857</text:p>
          </table:table-cell>
          <table:table-cell/>
          <table:table-cell table:formula="of:=[.AY25]^2" office:value-type="float" office:value="537.729721" calcext:value-type="float">
            <text:p>537.729721</text:p>
          </table:table-cell>
          <table:table-cell/>
          <table:table-cell table:formula="of:=[.AZ24]^2" office:value-type="float" office:value="0.000572056463885878" calcext:value-type="float">
            <text:p>0.000572056463886</text:p>
          </table:table-cell>
          <table:table-cell/>
        </table:table-row>
        <table:table-row table:style-name="ro1">
          <table:table-cell office:value-type="float" office:value="23.191" calcext:value-type="float">
            <text:p>23.191</text:p>
          </table:table-cell>
          <table:table-cell office:value-type="float" office:value="14.5121" calcext:value-type="float">
            <text:p>14.5121</text:p>
          </table:table-cell>
          <table:table-cell/>
          <table:table-cell office:value-type="float" office:value="23.143" calcext:value-type="float">
            <text:p>23.143</text:p>
          </table:table-cell>
          <table:table-cell office:value-type="float" office:value="8.2395" calcext:value-type="float">
            <text:p>8.2395</text:p>
          </table:table-cell>
          <table:table-cell/>
          <table:table-cell office:value-type="float" office:value="22.999" calcext:value-type="float">
            <text:p>22.999</text:p>
          </table:table-cell>
          <table:table-cell office:value-type="float" office:value="10.929" calcext:value-type="float">
            <text:p>10.929</text:p>
          </table:table-cell>
          <table:table-cell table:number-columns-repeated="2"/>
          <table:table-cell office:value-type="float" office:value="23.191" calcext:value-type="float">
            <text:p>23.191</text:p>
          </table:table-cell>
          <table:table-cell table:formula="of:=-LN([.B25]/15.2763)" office:value-type="float" office:value="0.0513198236213034" calcext:value-type="float">
            <text:p>0.051319823621304</text:p>
          </table:table-cell>
          <table:table-cell/>
          <table:table-cell office:value-type="float" office:value="23.143" calcext:value-type="float">
            <text:p>23.143</text:p>
          </table:table-cell>
          <table:table-cell table:formula="of:= -LN([.E25]/8.4971)" office:value-type="float" office:value="0.0307852663431016" calcext:value-type="float">
            <text:p>0.030785266343102</text:p>
          </table:table-cell>
          <table:table-cell/>
          <table:table-cell office:value-type="float" office:value="22.999" calcext:value-type="float">
            <text:p>22.999</text:p>
          </table:table-cell>
          <table:table-cell table:formula="of:=-LN([.H25]/11.159)" office:value-type="float" office:value="0.0208265405090278" calcext:value-type="float">
            <text:p>0.020826540509028</text:p>
          </table:table-cell>
          <table:table-cell/>
          <table:table-cell table:formula="of:=[.K25]^2" office:value-type="float" office:value="537.822481" calcext:value-type="float">
            <text:p>537.822481</text:p>
          </table:table-cell>
          <table:table-cell/>
          <table:table-cell table:formula="of:=[.L25]^2" office:value-type="float" office:value="0.00263372429652169" calcext:value-type="float">
            <text:p>0.002633724296522</text:p>
          </table:table-cell>
          <table:table-cell table:number-columns-repeated="3"/>
          <table:table-cell table:formula="of:=[.N25]^2" office:value-type="float" office:value="535.598449" calcext:value-type="float">
            <text:p>535.598449</text:p>
          </table:table-cell>
          <table:table-cell/>
          <table:table-cell table:formula="of:=[.O25]^2" office:value-type="float" office:value="0.000947732623815705" calcext:value-type="float">
            <text:p>0.000947732623816</text:p>
          </table:table-cell>
          <table:table-cell table:number-columns-repeated="2"/>
          <table:table-cell table:formula="of:=[.Q25]^2" office:value-type="float" office:value="528.954001" calcext:value-type="float">
            <text:p>528.954001</text:p>
          </table:table-cell>
          <table:table-cell/>
          <table:table-cell table:formula="of:=[.R25]^2" office:value-type="float" office:value="0.000433744789574177" calcext:value-type="float">
            <text:p>0.000433744789574</text:p>
          </table:table-cell>
          <table:table-cell table:number-columns-repeated="17"/>
          <table:table-cell office:value-type="float" office:value="23.189" calcext:value-type="float">
            <text:p>23.189</text:p>
          </table:table-cell>
          <table:table-cell table:formula="of:=-LN([.BB25]/14.6315)" office:value-type="float" office:value="0.025108411697549" calcext:value-type="float">
            <text:p>0.025108411697549</text:p>
          </table:table-cell>
          <table:table-cell/>
          <table:table-cell office:value-type="float" office:value="14.2687" calcext:value-type="float">
            <text:p>14.2687</text:p>
          </table:table-cell>
          <table:table-cell/>
          <table:table-cell table:formula="of:=[.AY26]^2" office:value-type="float" office:value="585.107721" calcext:value-type="float">
            <text:p>585.107721</text:p>
          </table:table-cell>
          <table:table-cell/>
          <table:table-cell table:formula="of:=[.AZ25]^2" office:value-type="float" office:value="0.000630432337973617" calcext:value-type="float">
            <text:p>0.000630432337974</text:p>
          </table:table-cell>
          <table:table-cell/>
        </table:table-row>
        <table:table-row table:style-name="ro1">
          <table:table-cell office:value-type="float" office:value="24.191" calcext:value-type="float">
            <text:p>24.191</text:p>
          </table:table-cell>
          <table:table-cell office:value-type="float" office:value="14.4788" calcext:value-type="float">
            <text:p>14.4788</text:p>
          </table:table-cell>
          <table:table-cell/>
          <table:table-cell office:value-type="float" office:value="24.144" calcext:value-type="float">
            <text:p>24.144</text:p>
          </table:table-cell>
          <table:table-cell office:value-type="float" office:value="8.2289" calcext:value-type="float">
            <text:p>8.2289</text:p>
          </table:table-cell>
          <table:table-cell/>
          <table:table-cell office:value-type="float" office:value="23.999" calcext:value-type="float">
            <text:p>23.999</text:p>
          </table:table-cell>
          <table:table-cell office:value-type="float" office:value="10.9174" calcext:value-type="float">
            <text:p>10.9174</text:p>
          </table:table-cell>
          <table:table-cell table:number-columns-repeated="2"/>
          <table:table-cell office:value-type="float" office:value="24.191" calcext:value-type="float">
            <text:p>24.191</text:p>
          </table:table-cell>
          <table:table-cell table:formula="of:=-LN([.B26]/15.2763)" office:value-type="float" office:value="0.0536170972240524" calcext:value-type="float">
            <text:p>0.053617097224052</text:p>
          </table:table-cell>
          <table:table-cell/>
          <table:table-cell office:value-type="float" office:value="24.144" calcext:value-type="float">
            <text:p>24.144</text:p>
          </table:table-cell>
          <table:table-cell table:formula="of:= -LN([.E26]/8.4971)" office:value-type="float" office:value="0.0320725804068649" calcext:value-type="float">
            <text:p>0.032072580406865</text:p>
          </table:table-cell>
          <table:table-cell/>
          <table:table-cell office:value-type="float" office:value="23.999" calcext:value-type="float">
            <text:p>23.999</text:p>
          </table:table-cell>
          <table:table-cell table:formula="of:=-LN([.H26]/11.159)" office:value-type="float" office:value="0.0218885004740716" calcext:value-type="float">
            <text:p>0.021888500474072</text:p>
          </table:table-cell>
          <table:table-cell/>
          <table:table-cell table:formula="of:=[.K26]^2" office:value-type="float" office:value="585.204481" calcext:value-type="float">
            <text:p>585.204481</text:p>
          </table:table-cell>
          <table:table-cell/>
          <table:table-cell table:formula="of:=[.L26]^2" office:value-type="float" office:value="0.00287479311473349" calcext:value-type="float">
            <text:p>0.002874793114733</text:p>
          </table:table-cell>
          <table:table-cell table:number-columns-repeated="3"/>
          <table:table-cell table:formula="of:=[.N26]^2" office:value-type="float" office:value="582.932736" calcext:value-type="float">
            <text:p>582.932736</text:p>
          </table:table-cell>
          <table:table-cell/>
          <table:table-cell table:formula="of:=[.O26]^2" office:value-type="float" office:value="0.00102865041395481" calcext:value-type="float">
            <text:p>0.001028650413955</text:p>
          </table:table-cell>
          <table:table-cell table:number-columns-repeated="2"/>
          <table:table-cell table:formula="of:=[.Q26]^2" office:value-type="float" office:value="575.952001" calcext:value-type="float">
            <text:p>575.952001</text:p>
          </table:table-cell>
          <table:table-cell/>
          <table:table-cell table:formula="of:=[.R26]^2" office:value-type="float" office:value="0.000479106453003434" calcext:value-type="float">
            <text:p>0.000479106453003</text:p>
          </table:table-cell>
          <table:table-cell table:number-columns-repeated="17"/>
          <table:table-cell office:value-type="float" office:value="24.189" calcext:value-type="float">
            <text:p>24.189</text:p>
          </table:table-cell>
          <table:table-cell table:formula="of:=-LN([.BB26]/14.6315)" office:value-type="float" office:value="0.0263356251307187" calcext:value-type="float">
            <text:p>0.026335625130719</text:p>
          </table:table-cell>
          <table:table-cell/>
          <table:table-cell office:value-type="float" office:value="14.2512" calcext:value-type="float">
            <text:p>14.2512</text:p>
          </table:table-cell>
          <table:table-cell/>
          <table:table-cell table:formula="of:=[.AY27]^2" office:value-type="float" office:value="634.435344" calcext:value-type="float">
            <text:p>634.435344</text:p>
          </table:table-cell>
          <table:table-cell/>
          <table:table-cell table:formula="of:=[.AZ26]^2" office:value-type="float" office:value="0.000693565151025741" calcext:value-type="float">
            <text:p>0.000693565151026</text:p>
          </table:table-cell>
          <table:table-cell/>
        </table:table-row>
        <table:table-row table:style-name="ro1">
          <table:table-cell office:value-type="float" office:value="25.191" calcext:value-type="float">
            <text:p>25.191</text:p>
          </table:table-cell>
          <table:table-cell office:value-type="float" office:value="14.447" calcext:value-type="float">
            <text:p>14.447</text:p>
          </table:table-cell>
          <table:table-cell/>
          <table:table-cell office:value-type="float" office:value="25.144" calcext:value-type="float">
            <text:p>25.144</text:p>
          </table:table-cell>
          <table:table-cell office:value-type="float" office:value="8.2173" calcext:value-type="float">
            <text:p>8.2173</text:p>
          </table:table-cell>
          <table:table-cell/>
          <table:table-cell office:value-type="float" office:value="24.999" calcext:value-type="float">
            <text:p>24.999</text:p>
          </table:table-cell>
          <table:table-cell office:value-type="float" office:value="10.908" calcext:value-type="float">
            <text:p>10.908</text:p>
          </table:table-cell>
          <table:table-cell table:number-columns-repeated="2"/>
          <table:table-cell office:value-type="float" office:value="25.191" calcext:value-type="float">
            <text:p>25.191</text:p>
          </table:table-cell>
          <table:table-cell table:formula="of:=-LN([.B27]/15.2763)" office:value-type="float" office:value="0.0558158272720508" calcext:value-type="float">
            <text:p>0.055815827272051</text:p>
          </table:table-cell>
          <table:table-cell/>
          <table:table-cell office:value-type="float" office:value="25.144" calcext:value-type="float">
            <text:p>25.144</text:p>
          </table:table-cell>
          <table:table-cell table:formula="of:= -LN([.E27]/8.4971)" office:value-type="float" office:value="0.0334832408540966" calcext:value-type="float">
            <text:p>0.033483240854097</text:p>
          </table:table-cell>
          <table:table-cell/>
          <table:table-cell office:value-type="float" office:value="24.999" calcext:value-type="float">
            <text:p>24.999</text:p>
          </table:table-cell>
          <table:table-cell table:formula="of:=-LN([.H27]/11.159)" office:value-type="float" office:value="0.0227498822202222" calcext:value-type="float">
            <text:p>0.022749882220222</text:p>
          </table:table-cell>
          <table:table-cell/>
          <table:table-cell table:formula="of:=[.K27]^2" office:value-type="float" office:value="634.586481" calcext:value-type="float">
            <text:p>634.586481</text:p>
          </table:table-cell>
          <table:table-cell/>
          <table:table-cell table:formula="of:=[.L27]^2" office:value-type="float" office:value="0.00311540657406341" calcext:value-type="float">
            <text:p>0.003115406574063</text:p>
          </table:table-cell>
          <table:table-cell table:number-columns-repeated="3"/>
          <table:table-cell table:formula="of:=[.N27]^2" office:value-type="float" office:value="632.220736" calcext:value-type="float">
            <text:p>632.220736</text:p>
          </table:table-cell>
          <table:table-cell/>
          <table:table-cell table:formula="of:=[.O27]^2" office:value-type="float" office:value="0.00112112741809344" calcext:value-type="float">
            <text:p>0.001121127418093</text:p>
          </table:table-cell>
          <table:table-cell table:number-columns-repeated="2"/>
          <table:table-cell table:formula="of:=[.Q27]^2" office:value-type="float" office:value="624.950001" calcext:value-type="float">
            <text:p>624.950001</text:p>
          </table:table-cell>
          <table:table-cell/>
          <table:table-cell table:formula="of:=[.R27]^2" office:value-type="float" office:value="0.00051755714103398" calcext:value-type="float">
            <text:p>0.000517557141034</text:p>
          </table:table-cell>
          <table:table-cell table:number-columns-repeated="17"/>
          <table:table-cell office:value-type="float" office:value="25.188" calcext:value-type="float">
            <text:p>25.188</text:p>
          </table:table-cell>
          <table:table-cell table:formula="of:=-LN([.BB27]/14.6315)" office:value-type="float" office:value="0.0275151686156972" calcext:value-type="float">
            <text:p>0.027515168615697</text:p>
          </table:table-cell>
          <table:table-cell/>
          <table:table-cell office:value-type="float" office:value="14.2344" calcext:value-type="float">
            <text:p>14.2344</text:p>
          </table:table-cell>
          <table:table-cell/>
          <table:table-cell table:formula="of:=[.AY28]^2" office:value-type="float" office:value="685.863721" calcext:value-type="float">
            <text:p>685.863721</text:p>
          </table:table-cell>
          <table:table-cell/>
          <table:table-cell table:formula="of:=[.AZ27]^2" office:value-type="float" office:value="0.000757084503950247" calcext:value-type="float">
            <text:p>0.00075708450395</text:p>
          </table:table-cell>
          <table:table-cell/>
        </table:table-row>
        <table:table-row table:style-name="ro1">
          <table:table-cell office:value-type="float" office:value="26.191" calcext:value-type="float">
            <text:p>26.191</text:p>
          </table:table-cell>
          <table:table-cell office:value-type="float" office:value="14.4133" calcext:value-type="float">
            <text:p>14.4133</text:p>
          </table:table-cell>
          <table:table-cell/>
          <table:table-cell office:value-type="float" office:value="26.143" calcext:value-type="float">
            <text:p>26.143</text:p>
          </table:table-cell>
          <table:table-cell office:value-type="float" office:value="8.2049" calcext:value-type="float">
            <text:p>8.2049</text:p>
          </table:table-cell>
          <table:table-cell/>
          <table:table-cell office:value-type="float" office:value="25.999" calcext:value-type="float">
            <text:p>25.999</text:p>
          </table:table-cell>
          <table:table-cell office:value-type="float" office:value="10.8976" calcext:value-type="float">
            <text:p>10.8976</text:p>
          </table:table-cell>
          <table:table-cell table:number-columns-repeated="2"/>
          <table:table-cell office:value-type="float" office:value="26.191" calcext:value-type="float">
            <text:p>26.191</text:p>
          </table:table-cell>
          <table:table-cell table:formula="of:=-LN([.B28]/15.2763)" office:value-type="float" office:value="0.058151216392522" calcext:value-type="float">
            <text:p>0.058151216392522</text:p>
          </table:table-cell>
          <table:table-cell/>
          <table:table-cell office:value-type="float" office:value="26.143" calcext:value-type="float">
            <text:p>26.143</text:p>
          </table:table-cell>
          <table:table-cell table:formula="of:= -LN([.E28]/8.4971)" office:value-type="float" office:value="0.0349933920343982" calcext:value-type="float">
            <text:p>0.034993392034398</text:p>
          </table:table-cell>
          <table:table-cell/>
          <table:table-cell office:value-type="float" office:value="25.999" calcext:value-type="float">
            <text:p>25.999</text:p>
          </table:table-cell>
          <table:table-cell table:formula="of:=-LN([.H28]/11.159)" office:value-type="float" office:value="0.0237037656986473" calcext:value-type="float">
            <text:p>0.023703765698647</text:p>
          </table:table-cell>
          <table:table-cell/>
          <table:table-cell table:formula="of:=[.K28]^2" office:value-type="float" office:value="685.968481" calcext:value-type="float">
            <text:p>685.968481</text:p>
          </table:table-cell>
          <table:table-cell/>
          <table:table-cell table:formula="of:=[.L28]^2" office:value-type="float" office:value="0.00338156396792992" calcext:value-type="float">
            <text:p>0.00338156396793</text:p>
          </table:table-cell>
          <table:table-cell table:number-columns-repeated="3"/>
          <table:table-cell table:formula="of:=[.N28]^2" office:value-type="float" office:value="683.456449" calcext:value-type="float">
            <text:p>683.456449</text:p>
          </table:table-cell>
          <table:table-cell/>
          <table:table-cell table:formula="of:=[.O28]^2" office:value-type="float" office:value="0.00122453748607308" calcext:value-type="float">
            <text:p>0.001224537486073</text:p>
          </table:table-cell>
          <table:table-cell table:number-columns-repeated="2"/>
          <table:table-cell table:formula="of:=[.Q28]^2" office:value-type="float" office:value="675.948001" calcext:value-type="float">
            <text:p>675.948001</text:p>
          </table:table-cell>
          <table:table-cell/>
          <table:table-cell table:formula="of:=[.R28]^2" office:value-type="float" office:value="0.000561868508296366" calcext:value-type="float">
            <text:p>0.000561868508296</text:p>
          </table:table-cell>
          <table:table-cell table:number-columns-repeated="17"/>
          <table:table-cell office:value-type="float" office:value="26.189" calcext:value-type="float">
            <text:p>26.189</text:p>
          </table:table-cell>
          <table:table-cell table:formula="of:=-LN([.BB28]/14.6315)" office:value-type="float" office:value="0.0287945794177624" calcext:value-type="float">
            <text:p>0.028794579417763</text:p>
          </table:table-cell>
          <table:table-cell/>
          <table:table-cell office:value-type="float" office:value="14.2162" calcext:value-type="float">
            <text:p>14.2162</text:p>
          </table:table-cell>
          <table:table-cell/>
          <table:table-cell table:formula="of:=[.AY29]^2" office:value-type="float" office:value="739.241721" calcext:value-type="float">
            <text:p>739.241721</text:p>
          </table:table-cell>
          <table:table-cell/>
          <table:table-cell table:formula="of:=[.AZ28]^2" office:value-type="float" office:value="0.000829127803845827" calcext:value-type="float">
            <text:p>0.000829127803846</text:p>
          </table:table-cell>
          <table:table-cell/>
        </table:table-row>
        <table:table-row table:style-name="ro1">
          <table:table-cell office:value-type="float" office:value="27.191" calcext:value-type="float">
            <text:p>27.191</text:p>
          </table:table-cell>
          <table:table-cell office:value-type="float" office:value="14.3809" calcext:value-type="float">
            <text:p>14.3809</text:p>
          </table:table-cell>
          <table:table-cell/>
          <table:table-cell office:value-type="float" office:value="27.144" calcext:value-type="float">
            <text:p>27.144</text:p>
          </table:table-cell>
          <table:table-cell office:value-type="float" office:value="8.1936" calcext:value-type="float">
            <text:p>8.1936</text:p>
          </table:table-cell>
          <table:table-cell/>
          <table:table-cell office:value-type="float" office:value="26.999" calcext:value-type="float">
            <text:p>26.999</text:p>
          </table:table-cell>
          <table:table-cell office:value-type="float" office:value="10.8869" calcext:value-type="float">
            <text:p>10.8869</text:p>
          </table:table-cell>
          <table:table-cell table:number-columns-repeated="2"/>
          <table:table-cell office:value-type="float" office:value="27.191" calcext:value-type="float">
            <text:p>27.191</text:p>
          </table:table-cell>
          <table:table-cell table:formula="of:=-LN([.B29]/15.2763)" office:value-type="float" office:value="0.0604016705585878" calcext:value-type="float">
            <text:p>0.060401670558588</text:p>
          </table:table-cell>
          <table:table-cell/>
          <table:table-cell office:value-type="float" office:value="27.144" calcext:value-type="float">
            <text:p>27.144</text:p>
          </table:table-cell>
          <table:table-cell table:formula="of:= -LN([.E29]/8.4971)" office:value-type="float" office:value="0.0363715670856004" calcext:value-type="float">
            <text:p>0.036371567085601</text:p>
          </table:table-cell>
          <table:table-cell/>
          <table:table-cell office:value-type="float" office:value="26.999" calcext:value-type="float">
            <text:p>26.999</text:p>
          </table:table-cell>
          <table:table-cell table:formula="of:=-LN([.H29]/11.159)" office:value-type="float" office:value="0.024686115613538" calcext:value-type="float">
            <text:p>0.024686115613538</text:p>
          </table:table-cell>
          <table:table-cell/>
          <table:table-cell table:formula="of:=[.K29]^2" office:value-type="float" office:value="739.350481" calcext:value-type="float">
            <text:p>739.350481</text:p>
          </table:table-cell>
          <table:table-cell/>
          <table:table-cell table:formula="of:=[.L29]^2" office:value-type="float" office:value="0.00364836180626817" calcext:value-type="float">
            <text:p>0.003648361806268</text:p>
          </table:table-cell>
          <table:table-cell table:number-columns-repeated="3"/>
          <table:table-cell table:formula="of:=[.N29]^2" office:value-type="float" office:value="736.796736" calcext:value-type="float">
            <text:p>736.796736</text:p>
          </table:table-cell>
          <table:table-cell/>
          <table:table-cell table:formula="of:=[.O29]^2" office:value-type="float" office:value="0.00132289089226233" calcext:value-type="float">
            <text:p>0.001322890892262</text:p>
          </table:table-cell>
          <table:table-cell table:number-columns-repeated="2"/>
          <table:table-cell table:formula="of:=[.Q29]^2" office:value-type="float" office:value="728.946001" calcext:value-type="float">
            <text:p>728.946001</text:p>
          </table:table-cell>
          <table:table-cell/>
          <table:table-cell table:formula="of:=[.R29]^2" office:value-type="float" office:value="0.000609404304084965" calcext:value-type="float">
            <text:p>0.000609404304085</text:p>
          </table:table-cell>
          <table:table-cell table:number-columns-repeated="17"/>
          <table:table-cell office:value-type="float" office:value="27.189" calcext:value-type="float">
            <text:p>27.189</text:p>
          </table:table-cell>
          <table:table-cell table:formula="of:=-LN([.BB29]/14.6315)" office:value-type="float" office:value="0.0300544996956397" calcext:value-type="float">
            <text:p>0.03005449969564</text:p>
          </table:table-cell>
          <table:table-cell/>
          <table:table-cell office:value-type="float" office:value="14.1983" calcext:value-type="float">
            <text:p>14.1983</text:p>
          </table:table-cell>
          <table:table-cell/>
          <table:table-cell table:formula="of:=[.AY30]^2" office:value-type="float" office:value="794.619721" calcext:value-type="float">
            <text:p>794.619721</text:p>
          </table:table-cell>
          <table:table-cell/>
          <table:table-cell table:formula="of:=[.AZ29]^2" office:value-type="float" office:value="0.000903272951955207" calcext:value-type="float">
            <text:p>0.000903272951955</text:p>
          </table:table-cell>
          <table:table-cell/>
        </table:table-row>
        <table:table-row table:style-name="ro1">
          <table:table-cell office:value-type="float" office:value="28.191" calcext:value-type="float">
            <text:p>28.191</text:p>
          </table:table-cell>
          <table:table-cell office:value-type="float" office:value="14.3485" calcext:value-type="float">
            <text:p>14.3485</text:p>
          </table:table-cell>
          <table:table-cell/>
          <table:table-cell office:value-type="float" office:value="28.144" calcext:value-type="float">
            <text:p>28.144</text:p>
          </table:table-cell>
          <table:table-cell office:value-type="float" office:value="8.1829" calcext:value-type="float">
            <text:p>8.1829</text:p>
          </table:table-cell>
          <table:table-cell/>
          <table:table-cell office:value-type="float" office:value="27.999" calcext:value-type="float">
            <text:p>27.999</text:p>
          </table:table-cell>
          <table:table-cell office:value-type="float" office:value="10.8758" calcext:value-type="float">
            <text:p>10.8758</text:p>
          </table:table-cell>
          <table:table-cell table:number-columns-repeated="2"/>
          <table:table-cell office:value-type="float" office:value="28.191" calcext:value-type="float">
            <text:p>28.191</text:p>
          </table:table-cell>
          <table:table-cell table:formula="of:=-LN([.B30]/15.2763)" office:value-type="float" office:value="0.0626572006939908" calcext:value-type="float">
            <text:p>0.062657200693991</text:p>
          </table:table-cell>
          <table:table-cell/>
          <table:table-cell office:value-type="float" office:value="28.144" calcext:value-type="float">
            <text:p>28.144</text:p>
          </table:table-cell>
          <table:table-cell table:formula="of:= -LN([.E30]/8.4971)" office:value-type="float" office:value="0.03767831779822" calcext:value-type="float">
            <text:p>0.03767831779822</text:p>
          </table:table-cell>
          <table:table-cell/>
          <table:table-cell office:value-type="float" office:value="27.999" calcext:value-type="float">
            <text:p>27.999</text:p>
          </table:table-cell>
          <table:table-cell table:formula="of:=-LN([.H30]/11.159)" office:value-type="float" office:value="0.0257062097160665" calcext:value-type="float">
            <text:p>0.025706209716067</text:p>
          </table:table-cell>
          <table:table-cell/>
          <table:table-cell table:formula="of:=[.K30]^2" office:value-type="float" office:value="794.732481" calcext:value-type="float">
            <text:p>794.732481</text:p>
          </table:table-cell>
          <table:table-cell/>
          <table:table-cell table:formula="of:=[.L30]^2" office:value-type="float" office:value="0.00392592479880704" calcext:value-type="float">
            <text:p>0.003925924798807</text:p>
          </table:table-cell>
          <table:table-cell table:number-columns-repeated="3"/>
          <table:table-cell table:formula="of:=[.N30]^2" office:value-type="float" office:value="792.084736" calcext:value-type="float">
            <text:p>792.084736</text:p>
          </table:table-cell>
          <table:table-cell/>
          <table:table-cell table:formula="of:=[.O30]^2" office:value-type="float" office:value="0.00141965563210367" calcext:value-type="float">
            <text:p>0.001419655632104</text:p>
          </table:table-cell>
          <table:table-cell table:number-columns-repeated="2"/>
          <table:table-cell table:formula="of:=[.Q30]^2" office:value-type="float" office:value="783.944001" calcext:value-type="float">
            <text:p>783.944001</text:p>
          </table:table-cell>
          <table:table-cell/>
          <table:table-cell table:formula="of:=[.R30]^2" office:value-type="float" office:value="0.000660809217966393" calcext:value-type="float">
            <text:p>0.000660809217966</text:p>
          </table:table-cell>
          <table:table-cell table:number-columns-repeated="17"/>
          <table:table-cell office:value-type="float" office:value="28.189" calcext:value-type="float">
            <text:p>28.189</text:p>
          </table:table-cell>
          <table:table-cell table:formula="of:=-LN([.BB30]/14.6315)" office:value-type="float" office:value="0.0312736983469778" calcext:value-type="float">
            <text:p>0.031273698346978</text:p>
          </table:table-cell>
          <table:table-cell/>
          <table:table-cell office:value-type="float" office:value="14.181" calcext:value-type="float">
            <text:p>14.181</text:p>
          </table:table-cell>
          <table:table-cell/>
          <table:table-cell table:formula="of:=[.AY31]^2" office:value-type="float" office:value="851.939344" calcext:value-type="float">
            <text:p>851.939344</text:p>
          </table:table-cell>
          <table:table-cell/>
          <table:table-cell table:formula="of:=[.AZ30]^2" office:value-type="float" office:value="0.00097804420829776" calcext:value-type="float">
            <text:p>0.000978044208298</text:p>
          </table:table-cell>
          <table:table-cell/>
        </table:table-row>
        <table:table-row table:style-name="ro1">
          <table:table-cell office:value-type="float" office:value="29.191" calcext:value-type="float">
            <text:p>29.191</text:p>
          </table:table-cell>
          <table:table-cell office:value-type="float" office:value="14.3158" calcext:value-type="float">
            <text:p>14.3158</text:p>
          </table:table-cell>
          <table:table-cell/>
          <table:table-cell office:value-type="float" office:value="29.144" calcext:value-type="float">
            <text:p>29.144</text:p>
          </table:table-cell>
          <table:table-cell office:value-type="float" office:value="8.1714" calcext:value-type="float">
            <text:p>8.1714</text:p>
          </table:table-cell>
          <table:table-cell/>
          <table:table-cell office:value-type="float" office:value="28.999" calcext:value-type="float">
            <text:p>28.999</text:p>
          </table:table-cell>
          <table:table-cell office:value-type="float" office:value="10.8658" calcext:value-type="float">
            <text:p>10.8658</text:p>
          </table:table-cell>
          <table:table-cell table:number-columns-repeated="2"/>
          <table:table-cell office:value-type="float" office:value="29.191" calcext:value-type="float">
            <text:p>29.191</text:p>
          </table:table-cell>
          <table:table-cell table:formula="of:=-LN([.B31]/15.2763)" office:value-type="float" office:value="0.0649387853958909" calcext:value-type="float">
            <text:p>0.064938785395891</text:p>
          </table:table-cell>
          <table:table-cell/>
          <table:table-cell office:value-type="float" office:value="29.144" calcext:value-type="float">
            <text:p>29.144</text:p>
          </table:table-cell>
          <table:table-cell table:formula="of:= -LN([.E31]/8.4971)" office:value-type="float" office:value="0.0390846759909196" calcext:value-type="float">
            <text:p>0.03908467599092</text:p>
          </table:table-cell>
          <table:table-cell/>
          <table:table-cell office:value-type="float" office:value="28.999" calcext:value-type="float">
            <text:p>28.999</text:p>
          </table:table-cell>
          <table:table-cell table:formula="of:=-LN([.H31]/11.159)" office:value-type="float" office:value="0.0266261052808062" calcext:value-type="float">
            <text:p>0.026626105280806</text:p>
          </table:table-cell>
          <table:table-cell/>
          <table:table-cell table:formula="of:=[.K31]^2" office:value-type="float" office:value="852.114481" calcext:value-type="float">
            <text:p>852.114481</text:p>
          </table:table-cell>
          <table:table-cell/>
          <table:table-cell table:formula="of:=[.L31]^2" office:value-type="float" office:value="0.00421704584869357" calcext:value-type="float">
            <text:p>0.004217045848694</text:p>
          </table:table-cell>
          <table:table-cell table:number-columns-repeated="3"/>
          <table:table-cell table:formula="of:=[.N31]^2" office:value-type="float" office:value="849.372736" calcext:value-type="float">
            <text:p>849.372736</text:p>
          </table:table-cell>
          <table:table-cell/>
          <table:table-cell table:formula="of:=[.O31]^2" office:value-type="float" office:value="0.00152761189731517" calcext:value-type="float">
            <text:p>0.001527611897315</text:p>
          </table:table-cell>
          <table:table-cell table:number-columns-repeated="2"/>
          <table:table-cell table:formula="of:=[.Q31]^2" office:value-type="float" office:value="840.942001" calcext:value-type="float">
            <text:p>840.942001</text:p>
          </table:table-cell>
          <table:table-cell/>
          <table:table-cell table:formula="of:=[.R31]^2" office:value-type="float" office:value="0.000708949482424577" calcext:value-type="float">
            <text:p>0.000708949482425</text:p>
          </table:table-cell>
          <table:table-cell table:number-columns-repeated="17"/>
          <table:table-cell office:value-type="float" office:value="29.188" calcext:value-type="float">
            <text:p>29.188</text:p>
          </table:table-cell>
          <table:table-cell table:formula="of:=-LN([.BB31]/14.6315)" office:value-type="float" office:value="0.0324590843712215" calcext:value-type="float">
            <text:p>0.032459084371222</text:p>
          </table:table-cell>
          <table:table-cell/>
          <table:table-cell office:value-type="float" office:value="14.1642" calcext:value-type="float">
            <text:p>14.1642</text:p>
          </table:table-cell>
          <table:table-cell/>
          <table:table-cell table:formula="of:=[.AY32]^2" office:value-type="float" office:value="911.375721" calcext:value-type="float">
            <text:p>911.375721</text:p>
          </table:table-cell>
          <table:table-cell/>
          <table:table-cell table:formula="of:=[.AZ31]^2" office:value-type="float" office:value="0.00105359215821807" calcext:value-type="float">
            <text:p>0.001053592158218</text:p>
          </table:table-cell>
          <table:table-cell/>
        </table:table-row>
        <table:table-row table:style-name="ro1">
          <table:table-cell office:value-type="float" office:value="30.191" calcext:value-type="float">
            <text:p>30.191</text:p>
          </table:table-cell>
          <table:table-cell office:value-type="float" office:value="14.2833" calcext:value-type="float">
            <text:p>14.2833</text:p>
          </table:table-cell>
          <table:table-cell/>
          <table:table-cell office:value-type="float" office:value="30.144" calcext:value-type="float">
            <text:p>30.144</text:p>
          </table:table-cell>
          <table:table-cell office:value-type="float" office:value="8.1606" calcext:value-type="float">
            <text:p>8.1606</text:p>
          </table:table-cell>
          <table:table-cell/>
          <table:table-cell office:value-type="float" office:value="29.999" calcext:value-type="float">
            <text:p>29.999</text:p>
          </table:table-cell>
          <table:table-cell office:value-type="float" office:value="10.8552" calcext:value-type="float">
            <text:p>10.8552</text:p>
          </table:table-cell>
          <table:table-cell table:number-columns-repeated="2"/>
          <table:table-cell office:value-type="float" office:value="30.191" calcext:value-type="float">
            <text:p>30.191</text:p>
          </table:table-cell>
          <table:table-cell table:formula="of:=-LN([.B32]/15.2763)" office:value-type="float" office:value="0.0672115851686261" calcext:value-type="float">
            <text:p>0.067211585168626</text:p>
          </table:table-cell>
          <table:table-cell/>
          <table:table-cell office:value-type="float" office:value="30.144" calcext:value-type="float">
            <text:p>30.144</text:p>
          </table:table-cell>
          <table:table-cell table:formula="of:= -LN([.E32]/8.4971)" office:value-type="float" office:value="0.0404072331271236" calcext:value-type="float">
            <text:p>0.040407233127124</text:p>
          </table:table-cell>
          <table:table-cell/>
          <table:table-cell office:value-type="float" office:value="29.999" calcext:value-type="float">
            <text:p>29.999</text:p>
          </table:table-cell>
          <table:table-cell table:formula="of:=-LN([.H32]/11.159)" office:value-type="float" office:value="0.0276021193539582" calcext:value-type="float">
            <text:p>0.027602119353958</text:p>
          </table:table-cell>
          <table:table-cell/>
          <table:table-cell table:formula="of:=[.K32]^2" office:value-type="float" office:value="911.496481" calcext:value-type="float">
            <text:p>911.496481</text:p>
          </table:table-cell>
          <table:table-cell/>
          <table:table-cell table:formula="of:=[.L32]^2" office:value-type="float" office:value="0.00451739718087948" calcext:value-type="float">
            <text:p>0.004517397180879</text:p>
          </table:table-cell>
          <table:table-cell table:number-columns-repeated="3"/>
          <table:table-cell table:formula="of:=[.N32]^2" office:value-type="float" office:value="908.660736" calcext:value-type="float">
            <text:p>908.660736</text:p>
          </table:table-cell>
          <table:table-cell/>
          <table:table-cell table:formula="of:=[.O32]^2" office:value-type="float" office:value="0.00163274448898971" calcext:value-type="float">
            <text:p>0.00163274448899</text:p>
          </table:table-cell>
          <table:table-cell table:number-columns-repeated="2"/>
          <table:table-cell table:formula="of:=[.Q32]^2" office:value-type="float" office:value="899.940001" calcext:value-type="float">
            <text:p>899.940001</text:p>
          </table:table-cell>
          <table:table-cell/>
          <table:table-cell table:formula="of:=[.R32]^2" office:value-type="float" office:value="0.000761876992830152" calcext:value-type="float">
            <text:p>0.00076187699283</text:p>
          </table:table-cell>
          <table:table-cell table:number-columns-repeated="17"/>
          <table:table-cell office:value-type="float" office:value="30.189" calcext:value-type="float">
            <text:p>30.189</text:p>
          </table:table-cell>
          <table:table-cell table:formula="of:=-LN([.BB32]/14.6315)" office:value-type="float" office:value="0.0337165640675561" calcext:value-type="float">
            <text:p>0.033716564067556</text:p>
          </table:table-cell>
          <table:table-cell/>
          <table:table-cell office:value-type="float" office:value="14.1464" calcext:value-type="float">
            <text:p>14.1464</text:p>
          </table:table-cell>
          <table:table-cell/>
          <table:table-cell table:formula="of:=[.AY33]^2" office:value-type="float" office:value="972.753721" calcext:value-type="float">
            <text:p>972.753721</text:p>
          </table:table-cell>
          <table:table-cell/>
          <table:table-cell table:formula="of:=[.AZ32]^2" office:value-type="float" office:value="0.00113680669252162" calcext:value-type="float">
            <text:p>0.001136806692522</text:p>
          </table:table-cell>
          <table:table-cell/>
        </table:table-row>
        <table:table-row table:style-name="ro1">
          <table:table-cell office:value-type="float" office:value="31.191" calcext:value-type="float">
            <text:p>31.191</text:p>
          </table:table-cell>
          <table:table-cell office:value-type="float" office:value="14.2523" calcext:value-type="float">
            <text:p>14.2523</text:p>
          </table:table-cell>
          <table:table-cell/>
          <table:table-cell office:value-type="float" office:value="31.144" calcext:value-type="float">
            <text:p>31.144</text:p>
          </table:table-cell>
          <table:table-cell office:value-type="float" office:value="8.1487" calcext:value-type="float">
            <text:p>8.1487</text:p>
          </table:table-cell>
          <table:table-cell/>
          <table:table-cell office:value-type="float" office:value="30.999" calcext:value-type="float">
            <text:p>30.999</text:p>
          </table:table-cell>
          <table:table-cell office:value-type="float" office:value="10.8436" calcext:value-type="float">
            <text:p>10.8436</text:p>
          </table:table-cell>
          <table:table-cell table:number-columns-repeated="2"/>
          <table:table-cell office:value-type="float" office:value="31.191" calcext:value-type="float">
            <text:p>31.191</text:p>
          </table:table-cell>
          <table:table-cell table:formula="of:=-LN([.B33]/15.2763)" office:value-type="float" office:value="0.0693843106200086" calcext:value-type="float">
            <text:p>0.069384310620009</text:p>
          </table:table-cell>
          <table:table-cell/>
          <table:table-cell office:value-type="float" office:value="31.144" calcext:value-type="float">
            <text:p>31.144</text:p>
          </table:table-cell>
          <table:table-cell table:formula="of:= -LN([.E33]/8.4971)" office:value-type="float" office:value="0.0418665234843778" calcext:value-type="float">
            <text:p>0.041866523484378</text:p>
          </table:table-cell>
          <table:table-cell/>
          <table:table-cell office:value-type="float" office:value="30.999" calcext:value-type="float">
            <text:p>30.999</text:p>
          </table:table-cell>
          <table:table-cell table:formula="of:=-LN([.H33]/11.159)" office:value-type="float" office:value="0.0286713030051322" calcext:value-type="float">
            <text:p>0.028671303005132</text:p>
          </table:table-cell>
          <table:table-cell/>
          <table:table-cell table:formula="of:=[.K33]^2" office:value-type="float" office:value="972.878481" calcext:value-type="float">
            <text:p>972.878481</text:p>
          </table:table-cell>
          <table:table-cell/>
          <table:table-cell table:formula="of:=[.L33]^2" office:value-type="float" office:value="0.00481418256021383" calcext:value-type="float">
            <text:p>0.004814182560214</text:p>
          </table:table-cell>
          <table:table-cell table:number-columns-repeated="3"/>
          <table:table-cell table:formula="of:=[.N33]^2" office:value-type="float" office:value="969.948736" calcext:value-type="float">
            <text:p>969.948736</text:p>
          </table:table-cell>
          <table:table-cell/>
          <table:table-cell table:formula="of:=[.O33]^2" office:value-type="float" office:value="0.00175280578866795" calcext:value-type="float">
            <text:p>0.001752805788668</text:p>
          </table:table-cell>
          <table:table-cell table:number-columns-repeated="2"/>
          <table:table-cell table:formula="of:=[.Q33]^2" office:value-type="float" office:value="960.938001" calcext:value-type="float">
            <text:p>960.938001</text:p>
          </table:table-cell>
          <table:table-cell/>
          <table:table-cell table:formula="of:=[.R33]^2" office:value-type="float" office:value="0.000822043616012106" calcext:value-type="float">
            <text:p>0.000822043616012</text:p>
          </table:table-cell>
          <table:table-cell table:number-columns-repeated="17"/>
          <table:table-cell office:value-type="float" office:value="31.189" calcext:value-type="float">
            <text:p>31.189</text:p>
          </table:table-cell>
          <table:table-cell table:formula="of:=-LN([.BB33]/14.6315)" office:value-type="float" office:value="0.0349543937092923" calcext:value-type="float">
            <text:p>0.034954393709292</text:p>
          </table:table-cell>
          <table:table-cell/>
          <table:table-cell office:value-type="float" office:value="14.1289" calcext:value-type="float">
            <text:p>14.1289</text:p>
          </table:table-cell>
          <table:table-cell/>
          <table:table-cell table:formula="of:=[.AY34]^2" office:value-type="float" office:value="1036.067344" calcext:value-type="float">
            <text:p>1036.067344</text:p>
          </table:table-cell>
          <table:table-cell/>
          <table:table-cell table:formula="of:=[.AZ33]^2" office:value-type="float" office:value="0.00122180963958421" calcext:value-type="float">
            <text:p>0.001221809639584</text:p>
          </table:table-cell>
          <table:table-cell/>
        </table:table-row>
        <table:table-row table:style-name="ro1">
          <table:table-cell office:value-type="float" office:value="32.191" calcext:value-type="float">
            <text:p>32.191</text:p>
          </table:table-cell>
          <table:table-cell office:value-type="float" office:value="14.2188" calcext:value-type="float">
            <text:p>14.2188</text:p>
          </table:table-cell>
          <table:table-cell/>
          <table:table-cell office:value-type="float" office:value="32.144" calcext:value-type="float">
            <text:p>32.144</text:p>
          </table:table-cell>
          <table:table-cell office:value-type="float" office:value="8.1373" calcext:value-type="float">
            <text:p>8.1373</text:p>
          </table:table-cell>
          <table:table-cell/>
          <table:table-cell office:value-type="float" office:value="31.999" calcext:value-type="float">
            <text:p>31.999</text:p>
          </table:table-cell>
          <table:table-cell office:value-type="float" office:value="10.8332" calcext:value-type="float">
            <text:p>10.8332</text:p>
          </table:table-cell>
          <table:table-cell table:number-columns-repeated="2"/>
          <table:table-cell office:value-type="float" office:value="32.191" calcext:value-type="float">
            <text:p>32.191</text:p>
          </table:table-cell>
          <table:table-cell table:formula="of:=-LN([.B34]/15.2763)" office:value-type="float" office:value="0.0717375751907376" calcext:value-type="float">
            <text:p>0.071737575190738</text:p>
          </table:table-cell>
          <table:table-cell/>
          <table:table-cell office:value-type="float" office:value="32.144" calcext:value-type="float">
            <text:p>32.144</text:p>
          </table:table-cell>
          <table:table-cell table:formula="of:= -LN([.E34]/8.4971)" office:value-type="float" office:value="0.0432664991520598" calcext:value-type="float">
            <text:p>0.04326649915206</text:p>
          </table:table-cell>
          <table:table-cell/>
          <table:table-cell office:value-type="float" office:value="31.999" calcext:value-type="float">
            <text:p>31.999</text:p>
          </table:table-cell>
          <table:table-cell table:formula="of:=-LN([.H34]/11.159)" office:value-type="float" office:value="0.0296308543040301" calcext:value-type="float">
            <text:p>0.02963085430403</text:p>
          </table:table-cell>
          <table:table-cell/>
          <table:table-cell table:formula="of:=[.K34]^2" office:value-type="float" office:value="1036.260481" calcext:value-type="float">
            <text:p>1036.260481</text:p>
          </table:table-cell>
          <table:table-cell/>
          <table:table-cell table:formula="of:=[.L34]^2" office:value-type="float" office:value="0.00514627969424673" calcext:value-type="float">
            <text:p>0.005146279694247</text:p>
          </table:table-cell>
          <table:table-cell table:number-columns-repeated="3"/>
          <table:table-cell table:formula="of:=[.N34]^2" office:value-type="float" office:value="1033.236736" calcext:value-type="float">
            <text:p>1033.236736</text:p>
          </table:table-cell>
          <table:table-cell/>
          <table:table-cell table:formula="of:=[.O34]^2" office:value-type="float" office:value="0.00187198994887519" calcext:value-type="float">
            <text:p>0.001871989948875</text:p>
          </table:table-cell>
          <table:table-cell table:number-columns-repeated="2"/>
          <table:table-cell table:formula="of:=[.Q34]^2" office:value-type="float" office:value="1023.936001" calcext:value-type="float">
            <text:p>1023.936001</text:p>
          </table:table-cell>
          <table:table-cell/>
          <table:table-cell table:formula="of:=[.R34]^2" office:value-type="float" office:value="0.00087798752678666" calcext:value-type="float">
            <text:p>0.000877987526787</text:p>
          </table:table-cell>
          <table:table-cell table:number-columns-repeated="17"/>
          <table:table-cell office:value-type="float" office:value="32.188" calcext:value-type="float">
            <text:p>32.188</text:p>
          </table:table-cell>
          <table:table-cell table:formula="of:=-LN([.BB34]/14.6315)" office:value-type="float" office:value="0.036222103750563" calcext:value-type="float">
            <text:p>0.036222103750563</text:p>
          </table:table-cell>
          <table:table-cell/>
          <table:table-cell office:value-type="float" office:value="14.111" calcext:value-type="float">
            <text:p>14.111</text:p>
          </table:table-cell>
          <table:table-cell/>
          <table:table-cell table:formula="of:=[.AY35]^2" office:value-type="float" office:value="1101.509721" calcext:value-type="float">
            <text:p>1101.509721</text:p>
          </table:table-cell>
          <table:table-cell/>
          <table:table-cell table:formula="of:=[.AZ34]^2" office:value-type="float" office:value="0.00131204080011655" calcext:value-type="float">
            <text:p>0.001312040800117</text:p>
          </table:table-cell>
          <table:table-cell/>
        </table:table-row>
        <table:table-row table:style-name="ro1">
          <table:table-cell office:value-type="float" office:value="33.191" calcext:value-type="float">
            <text:p>33.191</text:p>
          </table:table-cell>
          <table:table-cell office:value-type="float" office:value="14.1876" calcext:value-type="float">
            <text:p>14.1876</text:p>
          </table:table-cell>
          <table:table-cell/>
          <table:table-cell office:value-type="float" office:value="33.143" calcext:value-type="float">
            <text:p>33.143</text:p>
          </table:table-cell>
          <table:table-cell office:value-type="float" office:value="8.126" calcext:value-type="float">
            <text:p>8.126</text:p>
          </table:table-cell>
          <table:table-cell/>
          <table:table-cell office:value-type="float" office:value="32.999" calcext:value-type="float">
            <text:p>32.999</text:p>
          </table:table-cell>
          <table:table-cell office:value-type="float" office:value="10.8226" calcext:value-type="float">
            <text:p>10.8226</text:p>
          </table:table-cell>
          <table:table-cell table:number-columns-repeated="2"/>
          <table:table-cell office:value-type="float" office:value="33.191" calcext:value-type="float">
            <text:p>33.191</text:p>
          </table:table-cell>
          <table:table-cell table:formula="of:=-LN([.B35]/15.2763)" office:value-type="float" office:value="0.0739342641443641" calcext:value-type="float">
            <text:p>0.073934264144364</text:p>
          </table:table-cell>
          <table:table-cell/>
          <table:table-cell office:value-type="float" office:value="33.143" calcext:value-type="float">
            <text:p>33.143</text:p>
          </table:table-cell>
          <table:table-cell table:formula="of:= -LN([.E35]/8.4971)" office:value-type="float" office:value="0.0446561312462144" calcext:value-type="float">
            <text:p>0.044656131246214</text:p>
          </table:table-cell>
          <table:table-cell/>
          <table:table-cell office:value-type="float" office:value="32.999" calcext:value-type="float">
            <text:p>32.999</text:p>
          </table:table-cell>
          <table:table-cell table:formula="of:=-LN([.H35]/11.159)" office:value-type="float" office:value="0.0306098069030143" calcext:value-type="float">
            <text:p>0.030609806903014</text:p>
          </table:table-cell>
          <table:table-cell/>
          <table:table-cell table:formula="of:=[.K35]^2" office:value-type="float" office:value="1101.642481" calcext:value-type="float">
            <text:p>1101.642481</text:p>
          </table:table-cell>
          <table:table-cell/>
          <table:table-cell table:formula="of:=[.L35]^2" office:value-type="float" office:value="0.0054662754145686" calcext:value-type="float">
            <text:p>0.005466275414569</text:p>
          </table:table-cell>
          <table:table-cell table:number-columns-repeated="3"/>
          <table:table-cell table:formula="of:=[.N35]^2" office:value-type="float" office:value="1098.458449" calcext:value-type="float">
            <text:p>1098.458449</text:p>
          </table:table-cell>
          <table:table-cell/>
          <table:table-cell table:formula="of:=[.O35]^2" office:value-type="float" office:value="0.00199417005787912" calcext:value-type="float">
            <text:p>0.001994170057879</text:p>
          </table:table-cell>
          <table:table-cell table:number-columns-repeated="2"/>
          <table:table-cell table:formula="of:=[.Q35]^2" office:value-type="float" office:value="1088.934001" calcext:value-type="float">
            <text:p>1088.934001</text:p>
          </table:table-cell>
          <table:table-cell/>
          <table:table-cell table:formula="of:=[.R35]^2" office:value-type="float" office:value="0.000936960278639823" calcext:value-type="float">
            <text:p>0.00093696027864</text:p>
          </table:table-cell>
          <table:table-cell table:number-columns-repeated="17"/>
          <table:table-cell office:value-type="float" office:value="33.189" calcext:value-type="float">
            <text:p>33.189</text:p>
          </table:table-cell>
          <table:table-cell table:formula="of:=-LN([.BB35]/14.6315)" office:value-type="float" office:value="0.0374346591643503" calcext:value-type="float">
            <text:p>0.03743465916435</text:p>
          </table:table-cell>
          <table:table-cell/>
          <table:table-cell office:value-type="float" office:value="14.0939" calcext:value-type="float">
            <text:p>14.0939</text:p>
          </table:table-cell>
          <table:table-cell/>
          <table:table-cell table:formula="of:=[.AY36]^2" office:value-type="float" office:value="1168.819344" calcext:value-type="float">
            <text:p>1168.819344</text:p>
          </table:table-cell>
          <table:table-cell/>
          <table:table-cell table:formula="of:=[.AZ35]^2" office:value-type="float" office:value="0.00140135370675108" calcext:value-type="float">
            <text:p>0.001401353706751</text:p>
          </table:table-cell>
          <table:table-cell/>
        </table:table-row>
        <table:table-row table:style-name="ro1">
          <table:table-cell office:value-type="float" office:value="34.191" calcext:value-type="float">
            <text:p>34.191</text:p>
          </table:table-cell>
          <table:table-cell office:value-type="float" office:value="14.1558" calcext:value-type="float">
            <text:p>14.1558</text:p>
          </table:table-cell>
          <table:table-cell/>
          <table:table-cell office:value-type="float" office:value="34.144" calcext:value-type="float">
            <text:p>34.144</text:p>
          </table:table-cell>
          <table:table-cell office:value-type="float" office:value="8.1155" calcext:value-type="float">
            <text:p>8.1155</text:p>
          </table:table-cell>
          <table:table-cell/>
          <table:table-cell office:value-type="float" office:value="33.998" calcext:value-type="float">
            <text:p>33.998</text:p>
          </table:table-cell>
          <table:table-cell office:value-type="float" office:value="10.8116" calcext:value-type="float">
            <text:p>10.8116</text:p>
          </table:table-cell>
          <table:table-cell table:number-columns-repeated="2"/>
          <table:table-cell office:value-type="float" office:value="34.191" calcext:value-type="float">
            <text:p>34.191</text:p>
          </table:table-cell>
          <table:table-cell table:formula="of:=-LN([.B36]/15.2763)" office:value-type="float" office:value="0.0761781737207095" calcext:value-type="float">
            <text:p>0.07617817372071</text:p>
          </table:table-cell>
          <table:table-cell/>
          <table:table-cell office:value-type="float" office:value="34.144" calcext:value-type="float">
            <text:p>34.144</text:p>
          </table:table-cell>
          <table:table-cell table:formula="of:= -LN([.E36]/8.4971)" office:value-type="float" office:value="0.045949115448761" calcext:value-type="float">
            <text:p>0.045949115448761</text:p>
          </table:table-cell>
          <table:table-cell/>
          <table:table-cell office:value-type="float" office:value="33.998" calcext:value-type="float">
            <text:p>33.998</text:p>
          </table:table-cell>
          <table:table-cell table:formula="of:=-LN([.H36]/11.159)" office:value-type="float" office:value="0.0316267154041769" calcext:value-type="float">
            <text:p>0.031626715404177</text:p>
          </table:table-cell>
          <table:table-cell/>
          <table:table-cell table:formula="of:=[.K36]^2" office:value-type="float" office:value="1169.024481" calcext:value-type="float">
            <text:p>1169.024481</text:p>
          </table:table-cell>
          <table:table-cell/>
          <table:table-cell table:formula="of:=[.L36]^2" office:value-type="float" office:value="0.0058031141514226" calcext:value-type="float">
            <text:p>0.005803114151423</text:p>
          </table:table-cell>
          <table:table-cell table:number-columns-repeated="3"/>
          <table:table-cell table:formula="of:=[.N36]^2" office:value-type="float" office:value="1165.812736" calcext:value-type="float">
            <text:p>1165.812736</text:p>
          </table:table-cell>
          <table:table-cell/>
          <table:table-cell table:formula="of:=[.O36]^2" office:value-type="float" office:value="0.00211132121052357" calcext:value-type="float">
            <text:p>0.002111321210524</text:p>
          </table:table-cell>
          <table:table-cell table:number-columns-repeated="2"/>
          <table:table-cell table:formula="of:=[.Q36]^2" office:value-type="float" office:value="1155.864004" calcext:value-type="float">
            <text:p>1155.864004</text:p>
          </table:table-cell>
          <table:table-cell/>
          <table:table-cell table:formula="of:=[.R36]^2" office:value-type="float" office:value="0.0010002491272568" calcext:value-type="float">
            <text:p>0.001000249127257</text:p>
          </table:table-cell>
          <table:table-cell table:number-columns-repeated="17"/>
          <table:table-cell office:value-type="float" office:value="34.188" calcext:value-type="float">
            <text:p>34.188</text:p>
          </table:table-cell>
          <table:table-cell table:formula="of:=-LN([.BB36]/14.6315)" office:value-type="float" office:value="0.0385989606795501" calcext:value-type="float">
            <text:p>0.03859896067955</text:p>
          </table:table-cell>
          <table:table-cell/>
          <table:table-cell office:value-type="float" office:value="14.0775" calcext:value-type="float">
            <text:p>14.0775</text:p>
          </table:table-cell>
          <table:table-cell/>
          <table:table-cell table:formula="of:=[.AY37]^2" office:value-type="float" office:value="1238.265721" calcext:value-type="float">
            <text:p>1238.265721</text:p>
          </table:table-cell>
          <table:table-cell/>
          <table:table-cell table:formula="of:=[.AZ36]^2" office:value-type="float" office:value="0.00148987976554146" calcext:value-type="float">
            <text:p>0.001489879765541</text:p>
          </table:table-cell>
          <table:table-cell/>
        </table:table-row>
        <table:table-row table:style-name="ro1">
          <table:table-cell office:value-type="float" office:value="35.191" calcext:value-type="float">
            <text:p>35.191</text:p>
          </table:table-cell>
          <table:table-cell office:value-type="float" office:value="14.1249" calcext:value-type="float">
            <text:p>14.1249</text:p>
          </table:table-cell>
          <table:table-cell/>
          <table:table-cell office:value-type="float" office:value="35.144" calcext:value-type="float">
            <text:p>35.144</text:p>
          </table:table-cell>
          <table:table-cell office:value-type="float" office:value="8.104" calcext:value-type="float">
            <text:p>8.104</text:p>
          </table:table-cell>
          <table:table-cell/>
          <table:table-cell office:value-type="float" office:value="34.999" calcext:value-type="float">
            <text:p>34.999</text:p>
          </table:table-cell>
          <table:table-cell office:value-type="float" office:value="10.8013" calcext:value-type="float">
            <text:p>10.8013</text:p>
          </table:table-cell>
          <table:table-cell table:number-columns-repeated="2"/>
          <table:table-cell office:value-type="float" office:value="35.191" calcext:value-type="float">
            <text:p>35.191</text:p>
          </table:table-cell>
          <table:table-cell table:formula="of:=-LN([.B37]/15.2763)" office:value-type="float" office:value="0.0783634104578689" calcext:value-type="float">
            <text:p>0.078363410457869</text:p>
          </table:table-cell>
          <table:table-cell/>
          <table:table-cell office:value-type="float" office:value="35.144" calcext:value-type="float">
            <text:p>35.144</text:p>
          </table:table-cell>
          <table:table-cell table:formula="of:= -LN([.E37]/8.4971)" office:value-type="float" office:value="0.0473671618653671" calcext:value-type="float">
            <text:p>0.047367161865367</text:p>
          </table:table-cell>
          <table:table-cell/>
          <table:table-cell office:value-type="float" office:value="34.999" calcext:value-type="float">
            <text:p>34.999</text:p>
          </table:table-cell>
          <table:table-cell table:formula="of:=-LN([.H37]/11.159)" office:value-type="float" office:value="0.0325798499469516" calcext:value-type="float">
            <text:p>0.032579849946952</text:p>
          </table:table-cell>
          <table:table-cell/>
          <table:table-cell table:formula="of:=[.K37]^2" office:value-type="float" office:value="1238.406481" calcext:value-type="float">
            <text:p>1238.406481</text:p>
          </table:table-cell>
          <table:table-cell/>
          <table:table-cell table:formula="of:=[.L37]^2" office:value-type="float" office:value="0.00614082409858844" calcext:value-type="float">
            <text:p>0.006140824098588</text:p>
          </table:table-cell>
          <table:table-cell table:number-columns-repeated="3"/>
          <table:table-cell table:formula="of:=[.N37]^2" office:value-type="float" office:value="1235.100736" calcext:value-type="float">
            <text:p>1235.100736</text:p>
          </table:table-cell>
          <table:table-cell/>
          <table:table-cell table:formula="of:=[.O37]^2" office:value-type="float" office:value="0.00224364802317988" calcext:value-type="float">
            <text:p>0.00224364802318</text:p>
          </table:table-cell>
          <table:table-cell table:number-columns-repeated="2"/>
          <table:table-cell table:formula="of:=[.Q37]^2" office:value-type="float" office:value="1224.930001" calcext:value-type="float">
            <text:p>1224.930001</text:p>
          </table:table-cell>
          <table:table-cell/>
          <table:table-cell table:formula="of:=[.R37]^2" office:value-type="float" office:value="0.00106144662256588" calcext:value-type="float">
            <text:p>0.001061446622566</text:p>
          </table:table-cell>
          <table:table-cell table:number-columns-repeated="17"/>
          <table:table-cell office:value-type="float" office:value="35.189" calcext:value-type="float">
            <text:p>35.189</text:p>
          </table:table-cell>
          <table:table-cell table:formula="of:=-LN([.BB37]/14.6315)" office:value-type="float" office:value="0.0398641897979079" calcext:value-type="float">
            <text:p>0.039864189797908</text:p>
          </table:table-cell>
          <table:table-cell/>
          <table:table-cell office:value-type="float" office:value="14.0597" calcext:value-type="float">
            <text:p>14.0597</text:p>
          </table:table-cell>
          <table:table-cell/>
          <table:table-cell table:formula="of:=[.AY38]^2" office:value-type="float" office:value="1309.643721" calcext:value-type="float">
            <text:p>1309.643721</text:p>
          </table:table-cell>
          <table:table-cell/>
          <table:table-cell table:formula="of:=[.AZ37]^2" office:value-type="float" office:value="0.00158915362824362" calcext:value-type="float">
            <text:p>0.001589153628244</text:p>
          </table:table-cell>
          <table:table-cell/>
        </table:table-row>
        <table:table-row table:style-name="ro1">
          <table:table-cell office:value-type="float" office:value="36.191" calcext:value-type="float">
            <text:p>36.191</text:p>
          </table:table-cell>
          <table:table-cell office:value-type="float" office:value="14.0941" calcext:value-type="float">
            <text:p>14.0941</text:p>
          </table:table-cell>
          <table:table-cell/>
          <table:table-cell office:value-type="float" office:value="36.143" calcext:value-type="float">
            <text:p>36.143</text:p>
          </table:table-cell>
          <table:table-cell office:value-type="float" office:value="8.0911" calcext:value-type="float">
            <text:p>8.0911</text:p>
          </table:table-cell>
          <table:table-cell/>
          <table:table-cell office:value-type="float" office:value="35.999" calcext:value-type="float">
            <text:p>35.999</text:p>
          </table:table-cell>
          <table:table-cell office:value-type="float" office:value="10.7901" calcext:value-type="float">
            <text:p>10.7901</text:p>
          </table:table-cell>
          <table:table-cell table:number-columns-repeated="2"/>
          <table:table-cell office:value-type="float" office:value="36.191" calcext:value-type="float">
            <text:p>36.191</text:p>
          </table:table-cell>
          <table:table-cell table:formula="of:=-LN([.B38]/15.2763)" office:value-type="float" office:value="0.0805463377218121" calcext:value-type="float">
            <text:p>0.080546337721812</text:p>
          </table:table-cell>
          <table:table-cell/>
          <table:table-cell office:value-type="float" office:value="36.143" calcext:value-type="float">
            <text:p>36.143</text:p>
          </table:table-cell>
          <table:table-cell table:formula="of:= -LN([.E38]/8.4971)" office:value-type="float" office:value="0.0489602366507314" calcext:value-type="float">
            <text:p>0.048960236650732</text:p>
          </table:table-cell>
          <table:table-cell/>
          <table:table-cell office:value-type="float" office:value="35.999" calcext:value-type="float">
            <text:p>35.999</text:p>
          </table:table-cell>
          <table:table-cell table:formula="of:=-LN([.H38]/11.159)" office:value-type="float" office:value="0.0336173001358739" calcext:value-type="float">
            <text:p>0.033617300135874</text:p>
          </table:table-cell>
          <table:table-cell/>
          <table:table-cell table:formula="of:=[.K38]^2" office:value-type="float" office:value="1309.788481" calcext:value-type="float">
            <text:p>1309.788481</text:p>
          </table:table-cell>
          <table:table-cell/>
          <table:table-cell table:formula="of:=[.L38]^2" office:value-type="float" office:value="0.00648771252039621" calcext:value-type="float">
            <text:p>0.006487712520396</text:p>
          </table:table-cell>
          <table:table-cell table:number-columns-repeated="3"/>
          <table:table-cell table:formula="of:=[.N38]^2" office:value-type="float" office:value="1306.316449" calcext:value-type="float">
            <text:p>1306.316449</text:p>
          </table:table-cell>
          <table:table-cell/>
          <table:table-cell table:formula="of:=[.O38]^2" office:value-type="float" office:value="0.00239710477289562" calcext:value-type="float">
            <text:p>0.002397104772896</text:p>
          </table:table-cell>
          <table:table-cell table:number-columns-repeated="2"/>
          <table:table-cell table:formula="of:=[.Q38]^2" office:value-type="float" office:value="1295.928001" calcext:value-type="float">
            <text:p>1295.928001</text:p>
          </table:table-cell>
          <table:table-cell/>
          <table:table-cell table:formula="of:=[.R38]^2" office:value-type="float" office:value="0.00113012286842542" calcext:value-type="float">
            <text:p>0.001130122868425</text:p>
          </table:table-cell>
          <table:table-cell table:number-columns-repeated="17"/>
          <table:table-cell office:value-type="float" office:value="36.189" calcext:value-type="float">
            <text:p>36.189</text:p>
          </table:table-cell>
          <table:table-cell table:formula="of:=-LN([.BB38]/14.6315)" office:value-type="float" office:value="0.0410811721879962" calcext:value-type="float">
            <text:p>0.041081172187996</text:p>
          </table:table-cell>
          <table:table-cell/>
          <table:table-cell office:value-type="float" office:value="14.0426" calcext:value-type="float">
            <text:p>14.0426</text:p>
          </table:table-cell>
          <table:table-cell/>
          <table:table-cell table:formula="of:=[.AY39]^2" office:value-type="float" office:value="1382.947344" calcext:value-type="float">
            <text:p>1382.947344</text:p>
          </table:table-cell>
          <table:table-cell/>
          <table:table-cell table:formula="of:=[.AZ38]^2" office:value-type="float" office:value="0.00168766270833979" calcext:value-type="float">
            <text:p>0.00168766270834</text:p>
          </table:table-cell>
          <table:table-cell/>
        </table:table-row>
        <table:table-row table:style-name="ro1">
          <table:table-cell office:value-type="float" office:value="37.19" calcext:value-type="float">
            <text:p>37.19</text:p>
          </table:table-cell>
          <table:table-cell office:value-type="float" office:value="14.0615" calcext:value-type="float">
            <text:p>14.0615</text:p>
          </table:table-cell>
          <table:table-cell/>
          <table:table-cell office:value-type="float" office:value="37.144" calcext:value-type="float">
            <text:p>37.144</text:p>
          </table:table-cell>
          <table:table-cell office:value-type="float" office:value="8.0807" calcext:value-type="float">
            <text:p>8.0807</text:p>
          </table:table-cell>
          <table:table-cell/>
          <table:table-cell office:value-type="float" office:value="36.999" calcext:value-type="float">
            <text:p>36.999</text:p>
          </table:table-cell>
          <table:table-cell office:value-type="float" office:value="10.779" calcext:value-type="float">
            <text:p>10.779</text:p>
          </table:table-cell>
          <table:table-cell table:number-columns-repeated="2"/>
          <table:table-cell office:value-type="float" office:value="37.19" calcext:value-type="float">
            <text:p>37.19</text:p>
          </table:table-cell>
          <table:table-cell table:formula="of:=-LN([.B39]/15.2763)" office:value-type="float" office:value="0.0828620414942822" calcext:value-type="float">
            <text:p>0.082862041494282</text:p>
          </table:table-cell>
          <table:table-cell/>
          <table:table-cell office:value-type="float" office:value="37.144" calcext:value-type="float">
            <text:p>37.144</text:p>
          </table:table-cell>
          <table:table-cell table:formula="of:= -LN([.E39]/8.4971)" office:value-type="float" office:value="0.050246426367858" calcext:value-type="float">
            <text:p>0.050246426367858</text:p>
          </table:table-cell>
          <table:table-cell/>
          <table:table-cell office:value-type="float" office:value="36.999" calcext:value-type="float">
            <text:p>36.999</text:p>
          </table:table-cell>
          <table:table-cell table:formula="of:=-LN([.H39]/11.159)" office:value-type="float" office:value="0.0346465504040729" calcext:value-type="float">
            <text:p>0.034646550404073</text:p>
          </table:table-cell>
          <table:table-cell/>
          <table:table-cell table:formula="of:=[.K39]^2" office:value-type="float" office:value="1383.0961" calcext:value-type="float">
            <text:p>1383.0961</text:p>
          </table:table-cell>
          <table:table-cell/>
          <table:table-cell table:formula="of:=[.L39]^2" office:value-type="float" office:value="0.00686611792060014" calcext:value-type="float">
            <text:p>0.0068661179206</text:p>
          </table:table-cell>
          <table:table-cell table:number-columns-repeated="3"/>
          <table:table-cell table:formula="of:=[.N39]^2" office:value-type="float" office:value="1379.676736" calcext:value-type="float">
            <text:p>1379.676736</text:p>
          </table:table-cell>
          <table:table-cell/>
          <table:table-cell table:formula="of:=[.O39]^2" office:value-type="float" office:value="0.00252470336274058" calcext:value-type="float">
            <text:p>0.002524703362741</text:p>
          </table:table-cell>
          <table:table-cell table:number-columns-repeated="2"/>
          <table:table-cell table:formula="of:=[.Q39]^2" office:value-type="float" office:value="1368.926001" calcext:value-type="float">
            <text:p>1368.926001</text:p>
          </table:table-cell>
          <table:table-cell/>
          <table:table-cell table:formula="of:=[.R39]^2" office:value-type="float" office:value="0.00120038345490196" calcext:value-type="float">
            <text:p>0.001200383454902</text:p>
          </table:table-cell>
          <table:table-cell table:number-columns-repeated="17"/>
          <table:table-cell office:value-type="float" office:value="37.188" calcext:value-type="float">
            <text:p>37.188</text:p>
          </table:table-cell>
          <table:table-cell table:formula="of:=-LN([.BB39]/14.6315)" office:value-type="float" office:value="0.0423424175676233" calcext:value-type="float">
            <text:p>0.042342417567623</text:p>
          </table:table-cell>
          <table:table-cell/>
          <table:table-cell office:value-type="float" office:value="14.0249" calcext:value-type="float">
            <text:p>14.0249</text:p>
          </table:table-cell>
          <table:table-cell/>
          <table:table-cell table:formula="of:=[.AY40]^2" office:value-type="float" office:value="1458.323344" calcext:value-type="float">
            <text:p>1458.323344</text:p>
          </table:table-cell>
          <table:table-cell/>
          <table:table-cell table:formula="of:=[.AZ39]^2" office:value-type="float" office:value="0.00179288032547097" calcext:value-type="float">
            <text:p>0.001792880325471</text:p>
          </table:table-cell>
          <table:table-cell/>
        </table:table-row>
        <table:table-row table:style-name="ro1">
          <table:table-cell office:value-type="float" office:value="38.191" calcext:value-type="float">
            <text:p>38.191</text:p>
          </table:table-cell>
          <table:table-cell office:value-type="float" office:value="14.0317" calcext:value-type="float">
            <text:p>14.0317</text:p>
          </table:table-cell>
          <table:table-cell/>
          <table:table-cell office:value-type="float" office:value="38.144" calcext:value-type="float">
            <text:p>38.144</text:p>
          </table:table-cell>
          <table:table-cell office:value-type="float" office:value="8.07" calcext:value-type="float">
            <text:p>8.07</text:p>
          </table:table-cell>
          <table:table-cell/>
          <table:table-cell office:value-type="float" office:value="37.999" calcext:value-type="float">
            <text:p>37.999</text:p>
          </table:table-cell>
          <table:table-cell office:value-type="float" office:value="10.767" calcext:value-type="float">
            <text:p>10.767</text:p>
          </table:table-cell>
          <table:table-cell table:number-columns-repeated="2"/>
          <table:table-cell office:value-type="float" office:value="38.191" calcext:value-type="float">
            <text:p>38.191</text:p>
          </table:table-cell>
          <table:table-cell table:formula="of:=-LN([.B40]/15.2763)" office:value-type="float" office:value="0.0849835521215517" calcext:value-type="float">
            <text:p>0.084983552121552</text:p>
          </table:table-cell>
          <table:table-cell/>
          <table:table-cell office:value-type="float" office:value="38.144" calcext:value-type="float">
            <text:p>38.144</text:p>
          </table:table-cell>
          <table:table-cell table:formula="of:= -LN([.E40]/8.4971)" office:value-type="float" office:value="0.0515714465298918" calcext:value-type="float">
            <text:p>0.051571446529892</text:p>
          </table:table-cell>
          <table:table-cell/>
          <table:table-cell office:value-type="float" office:value="37.999" calcext:value-type="float">
            <text:p>37.999</text:p>
          </table:table-cell>
          <table:table-cell table:formula="of:=-LN([.H40]/11.159)" office:value-type="float" office:value="0.0357604463699844" calcext:value-type="float">
            <text:p>0.035760446369984</text:p>
          </table:table-cell>
          <table:table-cell/>
          <table:table-cell table:formula="of:=[.K40]^2" office:value-type="float" office:value="1458.552481" calcext:value-type="float">
            <text:p>1458.552481</text:p>
          </table:table-cell>
          <table:table-cell/>
          <table:table-cell table:formula="of:=[.L40]^2" office:value-type="float" office:value="0.0072222041311965" calcext:value-type="float">
            <text:p>0.007222204131197</text:p>
          </table:table-cell>
          <table:table-cell table:number-columns-repeated="3"/>
          <table:table-cell table:formula="of:=[.N40]^2" office:value-type="float" office:value="1454.964736" calcext:value-type="float">
            <text:p>1454.964736</text:p>
          </table:table-cell>
          <table:table-cell/>
          <table:table-cell table:formula="of:=[.O40]^2" office:value-type="float" office:value="0.00265961409718549" calcext:value-type="float">
            <text:p>0.002659614097186</text:p>
          </table:table-cell>
          <table:table-cell table:number-columns-repeated="2"/>
          <table:table-cell table:formula="of:=[.Q40]^2" office:value-type="float" office:value="1443.924001" calcext:value-type="float">
            <text:p>1443.924001</text:p>
          </table:table-cell>
          <table:table-cell/>
          <table:table-cell table:formula="of:=[.R40]^2" office:value-type="float" office:value="0.00127880952458053" calcext:value-type="float">
            <text:p>0.001278809524581</text:p>
          </table:table-cell>
          <table:table-cell table:number-columns-repeated="17"/>
          <table:table-cell office:value-type="float" office:value="38.188" calcext:value-type="float">
            <text:p>38.188</text:p>
          </table:table-cell>
          <table:table-cell table:formula="of:=-LN([.BB40]/14.6315)" office:value-type="float" office:value="0.0435410050902757" calcext:value-type="float">
            <text:p>0.043541005090276</text:p>
          </table:table-cell>
          <table:table-cell/>
          <table:table-cell office:value-type="float" office:value="14.0081" calcext:value-type="float">
            <text:p>14.0081</text:p>
          </table:table-cell>
          <table:table-cell/>
          <table:table-cell table:formula="of:=[.AY41]^2" office:value-type="float" office:value="1535.777721" calcext:value-type="float">
            <text:p>1535.777721</text:p>
          </table:table-cell>
          <table:table-cell/>
          <table:table-cell table:formula="of:=[.AZ40]^2" office:value-type="float" office:value="0.00189581912427141" calcext:value-type="float">
            <text:p>0.001895819124271</text:p>
          </table:table-cell>
          <table:table-cell/>
        </table:table-row>
        <table:table-row table:style-name="ro1">
          <table:table-cell office:value-type="float" office:value="39.19" calcext:value-type="float">
            <text:p>39.19</text:p>
          </table:table-cell>
          <table:table-cell office:value-type="float" office:value="13.9995" calcext:value-type="float">
            <text:p>13.9995</text:p>
          </table:table-cell>
          <table:table-cell/>
          <table:table-cell office:value-type="float" office:value="39.144" calcext:value-type="float">
            <text:p>39.144</text:p>
          </table:table-cell>
          <table:table-cell office:value-type="float" office:value="8.0585" calcext:value-type="float">
            <text:p>8.0585</text:p>
          </table:table-cell>
          <table:table-cell/>
          <table:table-cell office:value-type="float" office:value="38.998" calcext:value-type="float">
            <text:p>38.998</text:p>
          </table:table-cell>
          <table:table-cell office:value-type="float" office:value="10.7576" calcext:value-type="float">
            <text:p>10.7576</text:p>
          </table:table-cell>
          <table:table-cell table:number-columns-repeated="2"/>
          <table:table-cell office:value-type="float" office:value="39.19" calcext:value-type="float">
            <text:p>39.19</text:p>
          </table:table-cell>
          <table:table-cell table:formula="of:=-LN([.B41]/15.2763)" office:value-type="float" office:value="0.0872809931275211" calcext:value-type="float">
            <text:p>0.087280993127521</text:p>
          </table:table-cell>
          <table:table-cell/>
          <table:table-cell office:value-type="float" office:value="39.144" calcext:value-type="float">
            <text:p>39.144</text:p>
          </table:table-cell>
          <table:table-cell table:formula="of:= -LN([.E41]/8.4971)" office:value-type="float" office:value="0.0529974938311135" calcext:value-type="float">
            <text:p>0.052997493831114</text:p>
          </table:table-cell>
          <table:table-cell/>
          <table:table-cell office:value-type="float" office:value="38.998" calcext:value-type="float">
            <text:p>38.998</text:p>
          </table:table-cell>
          <table:table-cell table:formula="of:=-LN([.H41]/11.159)" office:value-type="float" office:value="0.036633865676041" calcext:value-type="float">
            <text:p>0.036633865676041</text:p>
          </table:table-cell>
          <table:table-cell/>
          <table:table-cell table:formula="of:=[.K41]^2" office:value-type="float" office:value="1535.8561" calcext:value-type="float">
            <text:p>1535.8561</text:p>
          </table:table-cell>
          <table:table-cell/>
          <table:table-cell table:formula="of:=[.L41]^2" office:value-type="float" office:value="0.00761797176132639" calcext:value-type="float">
            <text:p>0.007617971761326</text:p>
          </table:table-cell>
          <table:table-cell table:number-columns-repeated="3"/>
          <table:table-cell table:formula="of:=[.N41]^2" office:value-type="float" office:value="1532.252736" calcext:value-type="float">
            <text:p>1532.252736</text:p>
          </table:table-cell>
          <table:table-cell/>
          <table:table-cell table:formula="of:=[.O41]^2" office:value-type="float" office:value="0.00280873435237892" calcext:value-type="float">
            <text:p>0.002808734352379</text:p>
          </table:table-cell>
          <table:table-cell table:number-columns-repeated="2"/>
          <table:table-cell table:formula="of:=[.Q41]^2" office:value-type="float" office:value="1520.844004" calcext:value-type="float">
            <text:p>1520.844004</text:p>
          </table:table-cell>
          <table:table-cell/>
          <table:table-cell table:formula="of:=[.R41]^2" office:value-type="float" office:value="0.00134204011437022" calcext:value-type="float">
            <text:p>0.00134204011437</text:p>
          </table:table-cell>
          <table:table-cell table:number-columns-repeated="17"/>
          <table:table-cell office:value-type="float" office:value="39.189" calcext:value-type="float">
            <text:p>39.189</text:p>
          </table:table-cell>
          <table:table-cell table:formula="of:=-LN([.BB41]/14.6315)" office:value-type="float" office:value="0.0447910632914676" calcext:value-type="float">
            <text:p>0.044791063291468</text:p>
          </table:table-cell>
          <table:table-cell/>
          <table:table-cell office:value-type="float" office:value="13.9906" calcext:value-type="float">
            <text:p>13.9906</text:p>
          </table:table-cell>
          <table:table-cell/>
          <table:table-cell table:formula="of:=[.AY42]^2" office:value-type="float" office:value="1615.075344" calcext:value-type="float">
            <text:p>1615.075344</text:p>
          </table:table-cell>
          <table:table-cell/>
          <table:table-cell table:formula="of:=[.AZ41]^2" office:value-type="float" office:value="0.00200623935078026" calcext:value-type="float">
            <text:p>0.00200623935078</text:p>
          </table:table-cell>
          <table:table-cell/>
        </table:table-row>
        <table:table-row table:style-name="ro1">
          <table:table-cell office:value-type="float" office:value="40.191" calcext:value-type="float">
            <text:p>40.191</text:p>
          </table:table-cell>
          <table:table-cell office:value-type="float" office:value="13.9681" calcext:value-type="float">
            <text:p>13.9681</text:p>
          </table:table-cell>
          <table:table-cell/>
          <table:table-cell office:value-type="float" office:value="40.144" calcext:value-type="float">
            <text:p>40.144</text:p>
          </table:table-cell>
          <table:table-cell office:value-type="float" office:value="8.0471" calcext:value-type="float">
            <text:p>8.0471</text:p>
          </table:table-cell>
          <table:table-cell/>
          <table:table-cell office:value-type="float" office:value="39.999" calcext:value-type="float">
            <text:p>39.999</text:p>
          </table:table-cell>
          <table:table-cell office:value-type="float" office:value="10.7456" calcext:value-type="float">
            <text:p>10.7456</text:p>
          </table:table-cell>
          <table:table-cell table:number-columns-repeated="2"/>
          <table:table-cell office:value-type="float" office:value="40.191" calcext:value-type="float">
            <text:p>40.191</text:p>
          </table:table-cell>
          <table:table-cell table:formula="of:=-LN([.B42]/15.2763)" office:value-type="float" office:value="0.089526449526599" calcext:value-type="float">
            <text:p>0.089526449526599</text:p>
          </table:table-cell>
          <table:table-cell/>
          <table:table-cell office:value-type="float" office:value="40.144" calcext:value-type="float">
            <text:p>40.144</text:p>
          </table:table-cell>
          <table:table-cell table:formula="of:= -LN([.E42]/8.4971)" office:value-type="float" office:value="0.0544131507335425" calcext:value-type="float">
            <text:p>0.054413150733543</text:p>
          </table:table-cell>
          <table:table-cell/>
          <table:table-cell office:value-type="float" office:value="39.999" calcext:value-type="float">
            <text:p>39.999</text:p>
          </table:table-cell>
          <table:table-cell table:formula="of:=-LN([.H42]/11.159)" office:value-type="float" office:value="0.0377499787425343" calcext:value-type="float">
            <text:p>0.037749978742534</text:p>
          </table:table-cell>
          <table:table-cell/>
          <table:table-cell table:formula="of:=[.K42]^2" office:value-type="float" office:value="1615.316481" calcext:value-type="float">
            <text:p>1615.316481</text:p>
          </table:table-cell>
          <table:table-cell/>
          <table:table-cell table:formula="of:=[.L42]^2" office:value-type="float" office:value="0.00801498516483868" calcext:value-type="float">
            <text:p>0.008014985164839</text:p>
          </table:table-cell>
          <table:table-cell table:number-columns-repeated="3"/>
          <table:table-cell table:formula="of:=[.N42]^2" office:value-type="float" office:value="1611.540736" calcext:value-type="float">
            <text:p>1611.540736</text:p>
          </table:table-cell>
          <table:table-cell/>
          <table:table-cell table:formula="of:=[.O42]^2" office:value-type="float" office:value="0.00296079097275122" calcext:value-type="float">
            <text:p>0.002960790972751</text:p>
          </table:table-cell>
          <table:table-cell table:number-columns-repeated="2"/>
          <table:table-cell table:formula="of:=[.Q42]^2" office:value-type="float" office:value="1599.920001" calcext:value-type="float">
            <text:p>1599.920001</text:p>
          </table:table-cell>
          <table:table-cell/>
          <table:table-cell table:formula="of:=[.R42]^2" office:value-type="float" office:value="0.00142506089506179" calcext:value-type="float">
            <text:p>0.001425060895062</text:p>
          </table:table-cell>
          <table:table-cell table:number-columns-repeated="17"/>
          <table:table-cell office:value-type="float" office:value="40.188" calcext:value-type="float">
            <text:p>40.188</text:p>
          </table:table-cell>
          <table:table-cell table:formula="of:=-LN([.BB42]/14.6315)" office:value-type="float" office:value="0.0459997473677693" calcext:value-type="float">
            <text:p>0.045999747367769</text:p>
          </table:table-cell>
          <table:table-cell/>
          <table:table-cell office:value-type="float" office:value="13.9737" calcext:value-type="float">
            <text:p>13.9737</text:p>
          </table:table-cell>
          <table:table-cell/>
          <table:table-cell table:formula="of:=[.AY43]^2" office:value-type="float" office:value="1696.451344" calcext:value-type="float">
            <text:p>1696.451344</text:p>
          </table:table-cell>
          <table:table-cell/>
          <table:table-cell table:formula="of:=[.AZ42]^2" office:value-type="float" office:value="0.00211597675789859" calcext:value-type="float">
            <text:p>0.002115976757899</text:p>
          </table:table-cell>
          <table:table-cell/>
        </table:table-row>
        <table:table-row table:style-name="ro1">
          <table:table-cell office:value-type="float" office:value="41.191" calcext:value-type="float">
            <text:p>41.191</text:p>
          </table:table-cell>
          <table:table-cell office:value-type="float" office:value="13.9376" calcext:value-type="float">
            <text:p>13.9376</text:p>
          </table:table-cell>
          <table:table-cell/>
          <table:table-cell office:value-type="float" office:value="41.144" calcext:value-type="float">
            <text:p>41.144</text:p>
          </table:table-cell>
          <table:table-cell office:value-type="float" office:value="8.0358" calcext:value-type="float">
            <text:p>8.0358</text:p>
          </table:table-cell>
          <table:table-cell/>
          <table:table-cell office:value-type="float" office:value="40.999" calcext:value-type="float">
            <text:p>40.999</text:p>
          </table:table-cell>
          <table:table-cell office:value-type="float" office:value="10.7331" calcext:value-type="float">
            <text:p>10.7331</text:p>
          </table:table-cell>
          <table:table-cell table:number-columns-repeated="2"/>
          <table:table-cell office:value-type="float" office:value="41.191" calcext:value-type="float">
            <text:p>41.191</text:p>
          </table:table-cell>
          <table:table-cell table:formula="of:=-LN([.B43]/15.2763)" office:value-type="float" office:value="0.0917123837368046" calcext:value-type="float">
            <text:p>0.091712383736805</text:p>
          </table:table-cell>
          <table:table-cell/>
          <table:table-cell office:value-type="float" office:value="41.144" calcext:value-type="float">
            <text:p>41.144</text:p>
          </table:table-cell>
          <table:table-cell table:formula="of:= -LN([.E43]/8.4971)" office:value-type="float" office:value="0.0558183701727548" calcext:value-type="float">
            <text:p>0.055818370172755</text:p>
          </table:table-cell>
          <table:table-cell/>
          <table:table-cell office:value-type="float" office:value="40.999" calcext:value-type="float">
            <text:p>40.999</text:p>
          </table:table-cell>
          <table:table-cell table:formula="of:=-LN([.H43]/11.159)" office:value-type="float" office:value="0.0389139226880444" calcext:value-type="float">
            <text:p>0.038913922688044</text:p>
          </table:table-cell>
          <table:table-cell/>
          <table:table-cell table:formula="of:=[.K43]^2" office:value-type="float" office:value="1696.698481" calcext:value-type="float">
            <text:p>1696.698481</text:p>
          </table:table-cell>
          <table:table-cell/>
          <table:table-cell table:formula="of:=[.L43]^2" office:value-type="float" office:value="0.00841116133068689" calcext:value-type="float">
            <text:p>0.008411161330687</text:p>
          </table:table-cell>
          <table:table-cell table:number-columns-repeated="3"/>
          <table:table-cell table:formula="of:=[.N43]^2" office:value-type="float" office:value="1692.828736" calcext:value-type="float">
            <text:p>1692.828736</text:p>
          </table:table-cell>
          <table:table-cell/>
          <table:table-cell table:formula="of:=[.O43]^2" office:value-type="float" office:value="0.00311569044874269" calcext:value-type="float">
            <text:p>0.003115690448743</text:p>
          </table:table-cell>
          <table:table-cell table:number-columns-repeated="2"/>
          <table:table-cell table:formula="of:=[.Q43]^2" office:value-type="float" office:value="1680.918001" calcext:value-type="float">
            <text:p>1680.918001</text:p>
          </table:table-cell>
          <table:table-cell/>
          <table:table-cell table:formula="of:=[.R43]^2" office:value-type="float" office:value="0.0015142933789711" calcext:value-type="float">
            <text:p>0.001514293378971</text:p>
          </table:table-cell>
          <table:table-cell table:number-columns-repeated="17"/>
          <table:table-cell office:value-type="float" office:value="41.188" calcext:value-type="float">
            <text:p>41.188</text:p>
          </table:table-cell>
          <table:table-cell table:formula="of:=-LN([.BB43]/14.6315)" office:value-type="float" office:value="0.0472958774200031" calcext:value-type="float">
            <text:p>0.047295877420003</text:p>
          </table:table-cell>
          <table:table-cell/>
          <table:table-cell office:value-type="float" office:value="13.9556" calcext:value-type="float">
            <text:p>13.9556</text:p>
          </table:table-cell>
          <table:table-cell/>
          <table:table-cell table:formula="of:=[.AY44]^2" office:value-type="float" office:value="1779.911721" calcext:value-type="float">
            <text:p>1779.911721</text:p>
          </table:table-cell>
          <table:table-cell/>
          <table:table-cell table:formula="of:=[.AZ43]^2" office:value-type="float" office:value="0.00223690002092796" calcext:value-type="float">
            <text:p>0.002236900020928</text:p>
          </table:table-cell>
          <table:table-cell/>
        </table:table-row>
        <table:table-row table:style-name="ro1">
          <table:table-cell office:value-type="float" office:value="42.191" calcext:value-type="float">
            <text:p>42.191</text:p>
          </table:table-cell>
          <table:table-cell office:value-type="float" office:value="13.9063" calcext:value-type="float">
            <text:p>13.9063</text:p>
          </table:table-cell>
          <table:table-cell/>
          <table:table-cell office:value-type="float" office:value="42.143" calcext:value-type="float">
            <text:p>42.143</text:p>
          </table:table-cell>
          <table:table-cell office:value-type="float" office:value="8.0245" calcext:value-type="float">
            <text:p>8.0245</text:p>
          </table:table-cell>
          <table:table-cell/>
          <table:table-cell office:value-type="float" office:value="41.999" calcext:value-type="float">
            <text:p>41.999</text:p>
          </table:table-cell>
          <table:table-cell office:value-type="float" office:value="10.7222" calcext:value-type="float">
            <text:p>10.7222</text:p>
          </table:table-cell>
          <table:table-cell table:number-columns-repeated="2"/>
          <table:table-cell office:value-type="float" office:value="42.191" calcext:value-type="float">
            <text:p>42.191</text:p>
          </table:table-cell>
          <table:table-cell table:formula="of:=-LN([.B44]/15.2763)" office:value-type="float" office:value="0.0939606329536273" calcext:value-type="float">
            <text:p>0.093960632953627</text:p>
          </table:table-cell>
          <table:table-cell/>
          <table:table-cell office:value-type="float" office:value="42.143" calcext:value-type="float">
            <text:p>42.143</text:p>
          </table:table-cell>
          <table:table-cell table:formula="of:= -LN([.E44]/8.4971)" office:value-type="float" office:value="0.0572255670326755" calcext:value-type="float">
            <text:p>0.057225567032676</text:p>
          </table:table-cell>
          <table:table-cell/>
          <table:table-cell office:value-type="float" office:value="41.999" calcext:value-type="float">
            <text:p>41.999</text:p>
          </table:table-cell>
          <table:table-cell table:formula="of:=-LN([.H44]/11.159)" office:value-type="float" office:value="0.0399299887358511" calcext:value-type="float">
            <text:p>0.039929988735851</text:p>
          </table:table-cell>
          <table:table-cell/>
          <table:table-cell table:formula="of:=[.K44]^2" office:value-type="float" office:value="1780.080481" calcext:value-type="float">
            <text:p>1780.080481</text:p>
          </table:table-cell>
          <table:table-cell/>
          <table:table-cell table:formula="of:=[.L44]^2" office:value-type="float" office:value="0.00882860054504627" calcext:value-type="float">
            <text:p>0.008828600545046</text:p>
          </table:table-cell>
          <table:table-cell table:number-columns-repeated="3"/>
          <table:table-cell table:formula="of:=[.N44]^2" office:value-type="float" office:value="1776.032449" calcext:value-type="float">
            <text:p>1776.032449</text:p>
          </table:table-cell>
          <table:table-cell/>
          <table:table-cell table:formula="of:=[.O44]^2" office:value-type="float" office:value="0.00327476552221123" calcext:value-type="float">
            <text:p>0.003274765522211</text:p>
          </table:table-cell>
          <table:table-cell table:number-columns-repeated="2"/>
          <table:table-cell table:formula="of:=[.Q44]^2" office:value-type="float" office:value="1763.916001" calcext:value-type="float">
            <text:p>1763.916001</text:p>
          </table:table-cell>
          <table:table-cell/>
          <table:table-cell table:formula="of:=[.R44]^2" office:value-type="float" office:value="0.0015944040004452" calcext:value-type="float">
            <text:p>0.001594404000445</text:p>
          </table:table-cell>
          <table:table-cell table:number-columns-repeated="17"/>
          <table:table-cell office:value-type="float" office:value="42.189" calcext:value-type="float">
            <text:p>42.189</text:p>
          </table:table-cell>
          <table:table-cell table:formula="of:=-LN([.BB44]/14.6315)" office:value-type="float" office:value="0.0484645499626691" calcext:value-type="float">
            <text:p>0.048464549962669</text:p>
          </table:table-cell>
          <table:table-cell/>
          <table:table-cell office:value-type="float" office:value="13.9393" calcext:value-type="float">
            <text:p>13.9393</text:p>
          </table:table-cell>
          <table:table-cell/>
          <table:table-cell table:formula="of:=[.AY45]^2" office:value-type="float" office:value="1865.289721" calcext:value-type="float">
            <text:p>1865.289721</text:p>
          </table:table-cell>
          <table:table-cell/>
          <table:table-cell table:formula="of:=[.AZ44]^2" office:value-type="float" office:value="0.00234881260308405" calcext:value-type="float">
            <text:p>0.002348812603084</text:p>
          </table:table-cell>
          <table:table-cell/>
        </table:table-row>
        <table:table-row table:style-name="ro1">
          <table:table-cell office:value-type="float" office:value="43.191" calcext:value-type="float">
            <text:p>43.191</text:p>
          </table:table-cell>
          <table:table-cell office:value-type="float" office:value="13.8757" calcext:value-type="float">
            <text:p>13.8757</text:p>
          </table:table-cell>
          <table:table-cell/>
          <table:table-cell office:value-type="float" office:value="43.144" calcext:value-type="float">
            <text:p>43.144</text:p>
          </table:table-cell>
          <table:table-cell office:value-type="float" office:value="8.0141" calcext:value-type="float">
            <text:p>8.0141</text:p>
          </table:table-cell>
          <table:table-cell/>
          <table:table-cell office:value-type="float" office:value="42.999" calcext:value-type="float">
            <text:p>42.999</text:p>
          </table:table-cell>
          <table:table-cell office:value-type="float" office:value="10.7119" calcext:value-type="float">
            <text:p>10.7119</text:p>
          </table:table-cell>
          <table:table-cell table:number-columns-repeated="2"/>
          <table:table-cell office:value-type="float" office:value="43.191" calcext:value-type="float">
            <text:p>43.191</text:p>
          </table:table-cell>
          <table:table-cell table:formula="of:=-LN([.B45]/15.2763)" office:value-type="float" office:value="0.0961634990089275" calcext:value-type="float">
            <text:p>0.096163499008928</text:p>
          </table:table-cell>
          <table:table-cell/>
          <table:table-cell office:value-type="float" office:value="43.144" calcext:value-type="float">
            <text:p>43.144</text:p>
          </table:table-cell>
          <table:table-cell table:formula="of:= -LN([.E45]/8.4971)" office:value-type="float" office:value="0.0585224385124338" calcext:value-type="float">
            <text:p>0.058522438512434</text:p>
          </table:table-cell>
          <table:table-cell/>
          <table:table-cell office:value-type="float" office:value="42.999" calcext:value-type="float">
            <text:p>42.999</text:p>
          </table:table-cell>
          <table:table-cell table:formula="of:=-LN([.H45]/11.159)" office:value-type="float" office:value="0.0408910741831366" calcext:value-type="float">
            <text:p>0.040891074183137</text:p>
          </table:table-cell>
          <table:table-cell/>
          <table:table-cell table:formula="of:=[.K45]^2" office:value-type="float" office:value="1865.462481" calcext:value-type="float">
            <text:p>1865.462481</text:p>
          </table:table-cell>
          <table:table-cell/>
          <table:table-cell table:formula="of:=[.L45]^2" office:value-type="float" office:value="0.00924741854164001" calcext:value-type="float">
            <text:p>0.00924741854164</text:p>
          </table:table-cell>
          <table:table-cell table:number-columns-repeated="3"/>
          <table:table-cell table:formula="of:=[.N45]^2" office:value-type="float" office:value="1861.404736" calcext:value-type="float">
            <text:p>1861.404736</text:p>
          </table:table-cell>
          <table:table-cell/>
          <table:table-cell table:formula="of:=[.O45]^2" office:value-type="float" office:value="0.00342487580944159" calcext:value-type="float">
            <text:p>0.003424875809442</text:p>
          </table:table-cell>
          <table:table-cell table:number-columns-repeated="2"/>
          <table:table-cell table:formula="of:=[.Q45]^2" office:value-type="float" office:value="1848.914001" calcext:value-type="float">
            <text:p>1848.914001</text:p>
          </table:table-cell>
          <table:table-cell/>
          <table:table-cell table:formula="of:=[.R45]^2" office:value-type="float" office:value="0.00167207994785078" calcext:value-type="float">
            <text:p>0.001672079947851</text:p>
          </table:table-cell>
          <table:table-cell table:number-columns-repeated="17"/>
          <table:table-cell office:value-type="float" office:value="43.189" calcext:value-type="float">
            <text:p>43.189</text:p>
          </table:table-cell>
          <table:table-cell table:formula="of:=-LN([.BB45]/14.6315)" office:value-type="float" office:value="0.0497135989815324" calcext:value-type="float">
            <text:p>0.049713598981532</text:p>
          </table:table-cell>
          <table:table-cell/>
          <table:table-cell office:value-type="float" office:value="13.9219" calcext:value-type="float">
            <text:p>13.9219</text:p>
          </table:table-cell>
          <table:table-cell/>
          <table:table-cell table:formula="of:=[.AY46]^2" office:value-type="float" office:value="1952.579344" calcext:value-type="float">
            <text:p>1952.579344</text:p>
          </table:table-cell>
          <table:table-cell/>
          <table:table-cell table:formula="of:=[.AZ45]^2" office:value-type="float" office:value="0.00247144192369662" calcext:value-type="float">
            <text:p>0.002471441923697</text:p>
          </table:table-cell>
          <table:table-cell/>
        </table:table-row>
        <table:table-row table:style-name="ro1">
          <table:table-cell office:value-type="float" office:value="44.191" calcext:value-type="float">
            <text:p>44.191</text:p>
          </table:table-cell>
          <table:table-cell office:value-type="float" office:value="13.8446" calcext:value-type="float">
            <text:p>13.8446</text:p>
          </table:table-cell>
          <table:table-cell/>
          <table:table-cell office:value-type="float" office:value="44.144" calcext:value-type="float">
            <text:p>44.144</text:p>
          </table:table-cell>
          <table:table-cell office:value-type="float" office:value="8.0032" calcext:value-type="float">
            <text:p>8.0032</text:p>
          </table:table-cell>
          <table:table-cell/>
          <table:table-cell office:value-type="float" office:value="43.999" calcext:value-type="float">
            <text:p>43.999</text:p>
          </table:table-cell>
          <table:table-cell office:value-type="float" office:value="10.7011" calcext:value-type="float">
            <text:p>10.7011</text:p>
          </table:table-cell>
          <table:table-cell table:number-columns-repeated="2"/>
          <table:table-cell office:value-type="float" office:value="44.191" calcext:value-type="float">
            <text:p>44.191</text:p>
          </table:table-cell>
          <table:table-cell table:formula="of:=-LN([.B46]/15.2763)" office:value-type="float" office:value="0.0984073429102284" calcext:value-type="float">
            <text:p>0.098407342910228</text:p>
          </table:table-cell>
          <table:table-cell/>
          <table:table-cell office:value-type="float" office:value="44.144" calcext:value-type="float">
            <text:p>44.144</text:p>
          </table:table-cell>
          <table:table-cell table:formula="of:= -LN([.E46]/8.4971)" office:value-type="float" office:value="0.0598834671105865" calcext:value-type="float">
            <text:p>0.059883467110587</text:p>
          </table:table-cell>
          <table:table-cell/>
          <table:table-cell office:value-type="float" office:value="43.999" calcext:value-type="float">
            <text:p>43.999</text:p>
          </table:table-cell>
          <table:table-cell table:formula="of:=-LN([.H46]/11.159)" office:value-type="float" office:value="0.0418998072813281" calcext:value-type="float">
            <text:p>0.041899807281328</text:p>
          </table:table-cell>
          <table:table-cell/>
          <table:table-cell table:formula="of:=[.K46]^2" office:value-type="float" office:value="1952.844481" calcext:value-type="float">
            <text:p>1952.844481</text:p>
          </table:table-cell>
          <table:table-cell/>
          <table:table-cell table:formula="of:=[.L46]^2" office:value-type="float" office:value="0.00968400513865128" calcext:value-type="float">
            <text:p>0.009684005138651</text:p>
          </table:table-cell>
          <table:table-cell table:number-columns-repeated="3"/>
          <table:table-cell table:formula="of:=[.N46]^2" office:value-type="float" office:value="1948.692736" calcext:value-type="float">
            <text:p>1948.692736</text:p>
          </table:table-cell>
          <table:table-cell/>
          <table:table-cell table:formula="of:=[.O46]^2" office:value-type="float" office:value="0.00358602963318469" calcext:value-type="float">
            <text:p>0.003586029633185</text:p>
          </table:table-cell>
          <table:table-cell table:number-columns-repeated="2"/>
          <table:table-cell table:formula="of:=[.Q46]^2" office:value-type="float" office:value="1935.912001" calcext:value-type="float">
            <text:p>1935.912001</text:p>
          </table:table-cell>
          <table:table-cell/>
          <table:table-cell table:formula="of:=[.R46]^2" office:value-type="float" office:value="0.00175559385021244" calcext:value-type="float">
            <text:p>0.001755593850212</text:p>
          </table:table-cell>
          <table:table-cell table:number-columns-repeated="17"/>
          <table:table-cell office:value-type="float" office:value="44.188" calcext:value-type="float">
            <text:p>44.188</text:p>
          </table:table-cell>
          <table:table-cell table:formula="of:=-LN([.BB46]/14.6315)" office:value-type="float" office:value="0.0509642100751588" calcext:value-type="float">
            <text:p>0.050964210075159</text:p>
          </table:table-cell>
          <table:table-cell/>
          <table:table-cell office:value-type="float" office:value="13.9045" calcext:value-type="float">
            <text:p>13.9045</text:p>
          </table:table-cell>
          <table:table-cell/>
          <table:table-cell table:formula="of:=[.AY47]^2" office:value-type="float" office:value="2042.045721" calcext:value-type="float">
            <text:p>2042.045721</text:p>
          </table:table-cell>
          <table:table-cell/>
          <table:table-cell table:formula="of:=[.AZ46]^2" office:value-type="float" office:value="0.00259735070858491" calcext:value-type="float">
            <text:p>0.002597350708585</text:p>
          </table:table-cell>
          <table:table-cell/>
        </table:table-row>
        <table:table-row table:style-name="ro1">
          <table:table-cell office:value-type="float" office:value="45.191" calcext:value-type="float">
            <text:p>45.191</text:p>
          </table:table-cell>
          <table:table-cell office:value-type="float" office:value="13.8143" calcext:value-type="float">
            <text:p>13.8143</text:p>
          </table:table-cell>
          <table:table-cell/>
          <table:table-cell office:value-type="float" office:value="45.143" calcext:value-type="float">
            <text:p>45.143</text:p>
          </table:table-cell>
          <table:table-cell office:value-type="float" office:value="7.9916" calcext:value-type="float">
            <text:p>7.9916</text:p>
          </table:table-cell>
          <table:table-cell/>
          <table:table-cell office:value-type="float" office:value="44.999" calcext:value-type="float">
            <text:p>44.999</text:p>
          </table:table-cell>
          <table:table-cell office:value-type="float" office:value="10.6901" calcext:value-type="float">
            <text:p>10.6901</text:p>
          </table:table-cell>
          <table:table-cell table:number-columns-repeated="2"/>
          <table:table-cell office:value-type="float" office:value="45.191" calcext:value-type="float">
            <text:p>45.191</text:p>
          </table:table-cell>
          <table:table-cell table:formula="of:=-LN([.B47]/15.2763)" office:value-type="float" office:value="0.100598320289731" calcext:value-type="float">
            <text:p>0.100598320289731</text:p>
          </table:table-cell>
          <table:table-cell/>
          <table:table-cell office:value-type="float" office:value="45.143" calcext:value-type="float">
            <text:p>45.143</text:p>
          </table:table-cell>
          <table:table-cell table:formula="of:= -LN([.E47]/8.4971)" office:value-type="float" office:value="0.0613339387680925" calcext:value-type="float">
            <text:p>0.061333938768093</text:p>
          </table:table-cell>
          <table:table-cell/>
          <table:table-cell office:value-type="float" office:value="44.999" calcext:value-type="float">
            <text:p>44.999</text:p>
          </table:table-cell>
          <table:table-cell table:formula="of:=-LN([.H47]/11.159)" office:value-type="float" office:value="0.0429282676734134" calcext:value-type="float">
            <text:p>0.042928267673414</text:p>
          </table:table-cell>
          <table:table-cell/>
          <table:table-cell table:formula="of:=[.K47]^2" office:value-type="float" office:value="2042.226481" calcext:value-type="float">
            <text:p>2042.226481</text:p>
          </table:table-cell>
          <table:table-cell/>
          <table:table-cell table:formula="of:=[.L47]^2" office:value-type="float" office:value="0.0101200220451153" calcext:value-type="float">
            <text:p>0.010120022045115</text:p>
          </table:table-cell>
          <table:table-cell table:number-columns-repeated="3"/>
          <table:table-cell table:formula="of:=[.N47]^2" office:value-type="float" office:value="2037.890449" calcext:value-type="float">
            <text:p>2037.890449</text:p>
          </table:table-cell>
          <table:table-cell/>
          <table:table-cell table:formula="of:=[.O47]^2" office:value-type="float" office:value="0.00376185204480812" calcext:value-type="float">
            <text:p>0.003761852044808</text:p>
          </table:table-cell>
          <table:table-cell table:number-columns-repeated="2"/>
          <table:table-cell table:formula="of:=[.Q47]^2" office:value-type="float" office:value="2024.910001" calcext:value-type="float">
            <text:p>2024.910001</text:p>
          </table:table-cell>
          <table:table-cell/>
          <table:table-cell table:formula="of:=[.R47]^2" office:value-type="float" office:value="0.00184283616544023" calcext:value-type="float">
            <text:p>0.00184283616544</text:p>
          </table:table-cell>
          <table:table-cell table:number-columns-repeated="17"/>
          <table:table-cell office:value-type="float" office:value="45.189" calcext:value-type="float">
            <text:p>45.189</text:p>
          </table:table-cell>
          <table:table-cell table:formula="of:=-LN([.BB47]/14.6315)" office:value-type="float" office:value="0.0522307891142039" calcext:value-type="float">
            <text:p>0.052230789114204</text:p>
          </table:table-cell>
          <table:table-cell/>
          <table:table-cell office:value-type="float" office:value="13.8869" calcext:value-type="float">
            <text:p>13.8869</text:p>
          </table:table-cell>
          <table:table-cell/>
          <table:table-cell table:formula="of:=[.AY48]^2" office:value-type="float" office:value="2133.331344" calcext:value-type="float">
            <text:p>2133.331344</text:p>
          </table:table-cell>
          <table:table-cell/>
          <table:table-cell table:formula="of:=[.AZ47]^2" office:value-type="float" office:value="0.00272805533149244" calcext:value-type="float">
            <text:p>0.002728055331492</text:p>
          </table:table-cell>
          <table:table-cell/>
        </table:table-row>
        <table:table-row table:style-name="ro1">
          <table:table-cell office:value-type="float" office:value="46.191" calcext:value-type="float">
            <text:p>46.191</text:p>
          </table:table-cell>
          <table:table-cell office:value-type="float" office:value="13.7836" calcext:value-type="float">
            <text:p>13.7836</text:p>
          </table:table-cell>
          <table:table-cell/>
          <table:table-cell office:value-type="float" office:value="46.144" calcext:value-type="float">
            <text:p>46.144</text:p>
          </table:table-cell>
          <table:table-cell office:value-type="float" office:value="7.9804" calcext:value-type="float">
            <text:p>7.9804</text:p>
          </table:table-cell>
          <table:table-cell/>
          <table:table-cell office:value-type="float" office:value="45.999" calcext:value-type="float">
            <text:p>45.999</text:p>
          </table:table-cell>
          <table:table-cell office:value-type="float" office:value="10.6786" calcext:value-type="float">
            <text:p>10.6786</text:p>
          </table:table-cell>
          <table:table-cell table:number-columns-repeated="2"/>
          <table:table-cell office:value-type="float" office:value="46.191" calcext:value-type="float">
            <text:p>46.191</text:p>
          </table:table-cell>
          <table:table-cell table:formula="of:=-LN([.B48]/15.2763)" office:value-type="float" office:value="0.102823128167371" calcext:value-type="float">
            <text:p>0.102823128167371</text:p>
          </table:table-cell>
          <table:table-cell/>
          <table:table-cell office:value-type="float" office:value="46.144" calcext:value-type="float">
            <text:p>46.144</text:p>
          </table:table-cell>
          <table:table-cell table:formula="of:= -LN([.E48]/8.4971)" office:value-type="float" office:value="0.0627363932929801" calcext:value-type="float">
            <text:p>0.06273639329298</text:p>
          </table:table-cell>
          <table:table-cell/>
          <table:table-cell office:value-type="float" office:value="45.999" calcext:value-type="float">
            <text:p>45.999</text:p>
          </table:table-cell>
          <table:table-cell table:formula="of:=-LN([.H48]/11.159)" office:value-type="float" office:value="0.0440046084063768" calcext:value-type="float">
            <text:p>0.044004608406377</text:p>
          </table:table-cell>
          <table:table-cell/>
          <table:table-cell table:formula="of:=[.K48]^2" office:value-type="float" office:value="2133.608481" calcext:value-type="float">
            <text:p>2133.608481</text:p>
          </table:table-cell>
          <table:table-cell/>
          <table:table-cell table:formula="of:=[.L48]^2" office:value-type="float" office:value="0.0105725956861236" calcext:value-type="float">
            <text:p>0.010572595686124</text:p>
          </table:table-cell>
          <table:table-cell table:number-columns-repeated="3"/>
          <table:table-cell table:formula="of:=[.N48]^2" office:value-type="float" office:value="2129.268736" calcext:value-type="float">
            <text:p>2129.268736</text:p>
          </table:table-cell>
          <table:table-cell/>
          <table:table-cell table:formula="of:=[.O48]^2" office:value-type="float" office:value="0.00393585504341148" calcext:value-type="float">
            <text:p>0.003935855043411</text:p>
          </table:table-cell>
          <table:table-cell table:number-columns-repeated="2"/>
          <table:table-cell table:formula="of:=[.Q48]^2" office:value-type="float" office:value="2115.908001" calcext:value-type="float">
            <text:p>2115.908001</text:p>
          </table:table-cell>
          <table:table-cell/>
          <table:table-cell table:formula="of:=[.R48]^2" office:value-type="float" office:value="0.00193640556099857" calcext:value-type="float">
            <text:p>0.001936405560999</text:p>
          </table:table-cell>
          <table:table-cell table:number-columns-repeated="17"/>
          <table:table-cell office:value-type="float" office:value="46.188" calcext:value-type="float">
            <text:p>46.188</text:p>
          </table:table-cell>
          <table:table-cell table:formula="of:=-LN([.BB48]/14.6315)" office:value-type="float" office:value="0.0533980371355985" calcext:value-type="float">
            <text:p>0.053398037135599</text:p>
          </table:table-cell>
          <table:table-cell/>
          <table:table-cell office:value-type="float" office:value="13.8707" calcext:value-type="float">
            <text:p>13.8707</text:p>
          </table:table-cell>
          <table:table-cell/>
          <table:table-cell table:formula="of:=[.AY49]^2" office:value-type="float" office:value="2226.801721" calcext:value-type="float">
            <text:p>2226.801721</text:p>
          </table:table-cell>
          <table:table-cell/>
          <table:table-cell table:formula="of:=[.AZ48]^2" office:value-type="float" office:value="0.00285135036993476" calcext:value-type="float">
            <text:p>0.002851350369935</text:p>
          </table:table-cell>
          <table:table-cell/>
        </table:table-row>
        <table:table-row table:style-name="ro1">
          <table:table-cell office:value-type="float" office:value="47.191" calcext:value-type="float">
            <text:p>47.191</text:p>
          </table:table-cell>
          <table:table-cell office:value-type="float" office:value="13.753" calcext:value-type="float">
            <text:p>13.753</text:p>
          </table:table-cell>
          <table:table-cell/>
          <table:table-cell office:value-type="float" office:value="47.144" calcext:value-type="float">
            <text:p>47.144</text:p>
          </table:table-cell>
          <table:table-cell office:value-type="float" office:value="7.9696" calcext:value-type="float">
            <text:p>7.9696</text:p>
          </table:table-cell>
          <table:table-cell/>
          <table:table-cell office:value-type="float" office:value="46.998" calcext:value-type="float">
            <text:p>46.998</text:p>
          </table:table-cell>
          <table:table-cell office:value-type="float" office:value="10.6682" calcext:value-type="float">
            <text:p>10.6682</text:p>
          </table:table-cell>
          <table:table-cell table:number-columns-repeated="2"/>
          <table:table-cell office:value-type="float" office:value="47.191" calcext:value-type="float">
            <text:p>47.191</text:p>
          </table:table-cell>
          <table:table-cell table:formula="of:=-LN([.B49]/15.2763)" office:value-type="float" office:value="0.105045625686724" calcext:value-type="float">
            <text:p>0.105045625686724</text:p>
          </table:table-cell>
          <table:table-cell/>
          <table:table-cell office:value-type="float" office:value="47.144" calcext:value-type="float">
            <text:p>47.144</text:p>
          </table:table-cell>
          <table:table-cell table:formula="of:= -LN([.E49]/8.4971)" office:value-type="float" office:value="0.0640906254748674" calcext:value-type="float">
            <text:p>0.064090625474868</text:p>
          </table:table-cell>
          <table:table-cell/>
          <table:table-cell office:value-type="float" office:value="46.998" calcext:value-type="float">
            <text:p>46.998</text:p>
          </table:table-cell>
          <table:table-cell table:formula="of:=-LN([.H49]/11.159)" office:value-type="float" office:value="0.0449789934029886" calcext:value-type="float">
            <text:p>0.044978993402989</text:p>
          </table:table-cell>
          <table:table-cell/>
          <table:table-cell table:formula="of:=[.K49]^2" office:value-type="float" office:value="2226.990481" calcext:value-type="float">
            <text:p>2226.990481</text:p>
          </table:table-cell>
          <table:table-cell/>
          <table:table-cell table:formula="of:=[.L49]^2" office:value-type="float" office:value="0.0110345834759154" calcext:value-type="float">
            <text:p>0.011034583475915</text:p>
          </table:table-cell>
          <table:table-cell table:number-columns-repeated="3"/>
          <table:table-cell table:formula="of:=[.N49]^2" office:value-type="float" office:value="2222.556736" calcext:value-type="float">
            <text:p>2222.556736</text:p>
          </table:table-cell>
          <table:table-cell/>
          <table:table-cell table:formula="of:=[.O49]^2" office:value-type="float" office:value="0.00410760827375973" calcext:value-type="float">
            <text:p>0.00410760827376</text:p>
          </table:table-cell>
          <table:table-cell table:number-columns-repeated="2"/>
          <table:table-cell table:formula="of:=[.Q49]^2" office:value-type="float" office:value="2208.812004" calcext:value-type="float">
            <text:p>2208.812004</text:p>
          </table:table-cell>
          <table:table-cell/>
          <table:table-cell table:formula="of:=[.R49]^2" office:value-type="float" office:value="0.00202310984754609" calcext:value-type="float">
            <text:p>0.002023109847546</text:p>
          </table:table-cell>
          <table:table-cell table:number-columns-repeated="17"/>
          <table:table-cell office:value-type="float" office:value="47.189" calcext:value-type="float">
            <text:p>47.189</text:p>
          </table:table-cell>
          <table:table-cell table:formula="of:=-LN([.BB49]/14.6315)" office:value-type="float" office:value="0.0547037981793216" calcext:value-type="float">
            <text:p>0.054703798179322</text:p>
          </table:table-cell>
          <table:table-cell/>
          <table:table-cell office:value-type="float" office:value="13.8526" calcext:value-type="float">
            <text:p>13.8526</text:p>
          </table:table-cell>
          <table:table-cell/>
          <table:table-cell table:formula="of:=[.AY50]^2" office:value-type="float" office:value="2322.179721" calcext:value-type="float">
            <text:p>2322.179721</text:p>
          </table:table-cell>
          <table:table-cell/>
          <table:table-cell table:formula="of:=[.AZ49]^2" office:value-type="float" office:value="0.00299250553524395" calcext:value-type="float">
            <text:p>0.002992505535244</text:p>
          </table:table-cell>
          <table:table-cell/>
        </table:table-row>
        <table:table-row table:style-name="ro1">
          <table:table-cell office:value-type="float" office:value="48.191" calcext:value-type="float">
            <text:p>48.191</text:p>
          </table:table-cell>
          <table:table-cell office:value-type="float" office:value="13.7222" calcext:value-type="float">
            <text:p>13.7222</text:p>
          </table:table-cell>
          <table:table-cell/>
          <table:table-cell office:value-type="float" office:value="48.144" calcext:value-type="float">
            <text:p>48.144</text:p>
          </table:table-cell>
          <table:table-cell office:value-type="float" office:value="7.9584" calcext:value-type="float">
            <text:p>7.9584</text:p>
          </table:table-cell>
          <table:table-cell/>
          <table:table-cell office:value-type="float" office:value="47.999" calcext:value-type="float">
            <text:p>47.999</text:p>
          </table:table-cell>
          <table:table-cell office:value-type="float" office:value="10.6573" calcext:value-type="float">
            <text:p>10.6573</text:p>
          </table:table-cell>
          <table:table-cell table:number-columns-repeated="2"/>
          <table:table-cell office:value-type="float" office:value="48.191" calcext:value-type="float">
            <text:p>48.191</text:p>
          </table:table-cell>
          <table:table-cell table:formula="of:=-LN([.B50]/15.2763)" office:value-type="float" office:value="0.107287648521992" calcext:value-type="float">
            <text:p>0.107287648521992</text:p>
          </table:table-cell>
          <table:table-cell/>
          <table:table-cell office:value-type="float" office:value="48.144" calcext:value-type="float">
            <text:p>48.144</text:p>
          </table:table-cell>
          <table:table-cell table:formula="of:= -LN([.E50]/8.4971)" office:value-type="float" office:value="0.0654969541848008" calcext:value-type="float">
            <text:p>0.065496954184801</text:p>
          </table:table-cell>
          <table:table-cell/>
          <table:table-cell office:value-type="float" office:value="47.999" calcext:value-type="float">
            <text:p>47.999</text:p>
          </table:table-cell>
          <table:table-cell table:formula="of:=-LN([.H50]/11.159)" office:value-type="float" office:value="0.0460012438495624" calcext:value-type="float">
            <text:p>0.046001243849563</text:p>
          </table:table-cell>
          <table:table-cell/>
          <table:table-cell table:formula="of:=[.K50]^2" office:value-type="float" office:value="2322.372481" calcext:value-type="float">
            <text:p>2322.372481</text:p>
          </table:table-cell>
          <table:table-cell/>
          <table:table-cell table:formula="of:=[.L50]^2" office:value-type="float" office:value="0.0115106395253785" calcext:value-type="float">
            <text:p>0.011510639525379</text:p>
          </table:table-cell>
          <table:table-cell table:number-columns-repeated="3"/>
          <table:table-cell table:formula="of:=[.N50]^2" office:value-type="float" office:value="2317.844736" calcext:value-type="float">
            <text:p>2317.844736</text:p>
          </table:table-cell>
          <table:table-cell/>
          <table:table-cell table:formula="of:=[.O50]^2" office:value-type="float" office:value="0.00428985100748589" calcext:value-type="float">
            <text:p>0.004289851007486</text:p>
          </table:table-cell>
          <table:table-cell table:number-columns-repeated="2"/>
          <table:table-cell table:formula="of:=[.Q50]^2" office:value-type="float" office:value="2303.904001" calcext:value-type="float">
            <text:p>2303.904001</text:p>
          </table:table-cell>
          <table:table-cell/>
          <table:table-cell table:formula="of:=[.R50]^2" office:value-type="float" office:value="0.00211611443570691" calcext:value-type="float">
            <text:p>0.002116114435707</text:p>
          </table:table-cell>
          <table:table-cell table:number-columns-repeated="17"/>
          <table:table-cell office:value-type="float" office:value="48.189" calcext:value-type="float">
            <text:p>48.189</text:p>
          </table:table-cell>
          <table:table-cell table:formula="of:=-LN([.BB50]/14.6315)" office:value-type="float" office:value="0.0559245305535507" calcext:value-type="float">
            <text:p>0.055924530553551</text:p>
          </table:table-cell>
          <table:table-cell/>
          <table:table-cell office:value-type="float" office:value="13.8357" calcext:value-type="float">
            <text:p>13.8357</text:p>
          </table:table-cell>
          <table:table-cell/>
          <table:table-cell table:formula="of:=[.AY51]^2" office:value-type="float" office:value="2419.557721" calcext:value-type="float">
            <text:p>2419.557721</text:p>
          </table:table-cell>
          <table:table-cell/>
          <table:table-cell table:formula="of:=[.AZ50]^2" office:value-type="float" office:value="0.00312755311763503" calcext:value-type="float">
            <text:p>0.003127553117635</text:p>
          </table:table-cell>
          <table:table-cell/>
        </table:table-row>
        <table:table-row table:style-name="ro1">
          <table:table-cell office:value-type="float" office:value="49.191" calcext:value-type="float">
            <text:p>49.191</text:p>
          </table:table-cell>
          <table:table-cell office:value-type="float" office:value="13.6922" calcext:value-type="float">
            <text:p>13.6922</text:p>
          </table:table-cell>
          <table:table-cell/>
          <table:table-cell office:value-type="float" office:value="49.144" calcext:value-type="float">
            <text:p>49.144</text:p>
          </table:table-cell>
          <table:table-cell office:value-type="float" office:value="7.9471" calcext:value-type="float">
            <text:p>7.9471</text:p>
          </table:table-cell>
          <table:table-cell/>
          <table:table-cell office:value-type="float" office:value="48.999" calcext:value-type="float">
            <text:p>48.999</text:p>
          </table:table-cell>
          <table:table-cell office:value-type="float" office:value="10.6469" calcext:value-type="float">
            <text:p>10.6469</text:p>
          </table:table-cell>
          <table:table-cell table:number-columns-repeated="2"/>
          <table:table-cell office:value-type="float" office:value="49.191" calcext:value-type="float">
            <text:p>49.191</text:p>
          </table:table-cell>
          <table:table-cell table:formula="of:=-LN([.B51]/15.2763)" office:value-type="float" office:value="0.109476280188217" calcext:value-type="float">
            <text:p>0.109476280188217</text:p>
          </table:table-cell>
          <table:table-cell/>
          <table:table-cell office:value-type="float" office:value="49.144" calcext:value-type="float">
            <text:p>49.144</text:p>
          </table:table-cell>
          <table:table-cell table:formula="of:= -LN([.E51]/8.4971)" office:value-type="float" office:value="0.066917846568085" calcext:value-type="float">
            <text:p>0.066917846568085</text:p>
          </table:table-cell>
          <table:table-cell/>
          <table:table-cell office:value-type="float" office:value="48.999" calcext:value-type="float">
            <text:p>48.999</text:p>
          </table:table-cell>
          <table:table-cell table:formula="of:=-LN([.H51]/11.159)" office:value-type="float" office:value="0.0469775772322878" calcext:value-type="float">
            <text:p>0.046977577232288</text:p>
          </table:table-cell>
          <table:table-cell/>
          <table:table-cell table:formula="of:=[.K51]^2" office:value-type="float" office:value="2419.754481" calcext:value-type="float">
            <text:p>2419.754481</text:p>
          </table:table-cell>
          <table:table-cell/>
          <table:table-cell table:formula="of:=[.L51]^2" office:value-type="float" office:value="0.0119850559238489" calcext:value-type="float">
            <text:p>0.011985055923849</text:p>
          </table:table-cell>
          <table:table-cell table:number-columns-repeated="3"/>
          <table:table-cell table:formula="of:=[.N51]^2" office:value-type="float" office:value="2415.132736" calcext:value-type="float">
            <text:p>2415.132736</text:p>
          </table:table-cell>
          <table:table-cell/>
          <table:table-cell table:formula="of:=[.O51]^2" office:value-type="float" office:value="0.00447799818930977" calcext:value-type="float">
            <text:p>0.00447799818931</text:p>
          </table:table-cell>
          <table:table-cell table:number-columns-repeated="2"/>
          <table:table-cell table:formula="of:=[.Q51]^2" office:value-type="float" office:value="2400.902001" calcext:value-type="float">
            <text:p>2400.902001</text:p>
          </table:table-cell>
          <table:table-cell/>
          <table:table-cell table:formula="of:=[.R51]^2" office:value-type="float" office:value="0.00220689276261556" calcext:value-type="float">
            <text:p>0.002206892762616</text:p>
          </table:table-cell>
          <table:table-cell table:number-columns-repeated="17"/>
          <table:table-cell office:value-type="float" office:value="49.189" calcext:value-type="float">
            <text:p>49.189</text:p>
          </table:table-cell>
          <table:table-cell table:formula="of:=-LN([.BB51]/14.6315)" office:value-type="float" office:value="0.057132282004839" calcext:value-type="float">
            <text:p>0.057132282004839</text:p>
          </table:table-cell>
          <table:table-cell/>
          <table:table-cell office:value-type="float" office:value="13.819" calcext:value-type="float">
            <text:p>13.819</text:p>
          </table:table-cell>
          <table:table-cell/>
          <table:table-cell table:formula="of:=[.AY52]^2" office:value-type="float" office:value="2518.935721" calcext:value-type="float">
            <text:p>2518.935721</text:p>
          </table:table-cell>
          <table:table-cell/>
          <table:table-cell table:formula="of:=[.AZ51]^2" office:value-type="float" office:value="0.00326409764708045" calcext:value-type="float">
            <text:p>0.00326409764708</text:p>
          </table:table-cell>
          <table:table-cell/>
        </table:table-row>
        <table:table-row table:style-name="ro1">
          <table:table-cell office:value-type="float" office:value="50.191" calcext:value-type="float">
            <text:p>50.191</text:p>
          </table:table-cell>
          <table:table-cell office:value-type="float" office:value="13.6602" calcext:value-type="float">
            <text:p>13.6602</text:p>
          </table:table-cell>
          <table:table-cell/>
          <table:table-cell office:value-type="float" office:value="50.144" calcext:value-type="float">
            <text:p>50.144</text:p>
          </table:table-cell>
          <table:table-cell office:value-type="float" office:value="7.9359" calcext:value-type="float">
            <text:p>7.9359</text:p>
          </table:table-cell>
          <table:table-cell/>
          <table:table-cell office:value-type="float" office:value="49.999" calcext:value-type="float">
            <text:p>49.999</text:p>
          </table:table-cell>
          <table:table-cell office:value-type="float" office:value="10.6363" calcext:value-type="float">
            <text:p>10.6363</text:p>
          </table:table-cell>
          <table:table-cell table:number-columns-repeated="2"/>
          <table:table-cell office:value-type="float" office:value="50.191" calcext:value-type="float">
            <text:p>50.191</text:p>
          </table:table-cell>
          <table:table-cell table:formula="of:=-LN([.B52]/15.2763)" office:value-type="float" office:value="0.1118161124954" calcext:value-type="float">
            <text:p>0.1118161124954</text:p>
          </table:table-cell>
          <table:table-cell/>
          <table:table-cell office:value-type="float" office:value="50.144" calcext:value-type="float">
            <text:p>50.144</text:p>
          </table:table-cell>
          <table:table-cell table:formula="of:= -LN([.E52]/8.4971)" office:value-type="float" office:value="0.06832815971502" calcext:value-type="float">
            <text:p>0.06832815971502</text:p>
          </table:table-cell>
          <table:table-cell/>
          <table:table-cell office:value-type="float" office:value="49.999" calcext:value-type="float">
            <text:p>49.999</text:p>
          </table:table-cell>
          <table:table-cell table:formula="of:=-LN([.H52]/11.159)" office:value-type="float" office:value="0.0479736681280592" calcext:value-type="float">
            <text:p>0.047973668128059</text:p>
          </table:table-cell>
          <table:table-cell/>
          <table:table-cell table:formula="of:=[.K52]^2" office:value-type="float" office:value="2519.136481" calcext:value-type="float">
            <text:p>2519.136481</text:p>
          </table:table-cell>
          <table:table-cell/>
          <table:table-cell table:formula="of:=[.L52]^2" office:value-type="float" office:value="0.012502843013584" calcext:value-type="float">
            <text:p>0.012502843013584</text:p>
          </table:table-cell>
          <table:table-cell table:number-columns-repeated="3"/>
          <table:table-cell table:formula="of:=[.N52]^2" office:value-type="float" office:value="2514.420736" calcext:value-type="float">
            <text:p>2514.420736</text:p>
          </table:table-cell>
          <table:table-cell/>
          <table:table-cell table:formula="of:=[.O52]^2" office:value-type="float" office:value="0.00466873741004128" calcext:value-type="float">
            <text:p>0.004668737410041</text:p>
          </table:table-cell>
          <table:table-cell table:number-columns-repeated="2"/>
          <table:table-cell table:formula="of:=[.Q52]^2" office:value-type="float" office:value="2499.900001" calcext:value-type="float">
            <text:p>2499.900001</text:p>
          </table:table-cell>
          <table:table-cell/>
          <table:table-cell table:formula="of:=[.R52]^2" office:value-type="float" office:value="0.00230147283366116" calcext:value-type="float">
            <text:p>0.002301472833661</text:p>
          </table:table-cell>
          <table:table-cell table:number-columns-repeated="17"/>
          <table:table-cell office:value-type="float" office:value="50.189" calcext:value-type="float">
            <text:p>50.189</text:p>
          </table:table-cell>
          <table:table-cell table:formula="of:=-LN([.BB52]/14.6315)" office:value-type="float" office:value="0.0584139482012914" calcext:value-type="float">
            <text:p>0.058413948201292</text:p>
          </table:table-cell>
          <table:table-cell/>
          <table:table-cell office:value-type="float" office:value="13.8013" calcext:value-type="float">
            <text:p>13.8013</text:p>
          </table:table-cell>
          <table:table-cell/>
          <table:table-cell table:formula="of:=[.AY53]^2" office:value-type="float" office:value="2620.211344" calcext:value-type="float">
            <text:p>2620.211344</text:p>
          </table:table-cell>
          <table:table-cell/>
          <table:table-cell table:formula="of:=[.AZ52]^2" office:value-type="float" office:value="0.00341218934446316" calcext:value-type="float">
            <text:p>0.003412189344463</text:p>
          </table:table-cell>
          <table:table-cell/>
        </table:table-row>
        <table:table-row table:style-name="ro1">
          <table:table-cell office:value-type="float" office:value="51.191" calcext:value-type="float">
            <text:p>51.191</text:p>
          </table:table-cell>
          <table:table-cell office:value-type="float" office:value="13.6286" calcext:value-type="float">
            <text:p>13.6286</text:p>
          </table:table-cell>
          <table:table-cell/>
          <table:table-cell office:value-type="float" office:value="51.143" calcext:value-type="float">
            <text:p>51.143</text:p>
          </table:table-cell>
          <table:table-cell office:value-type="float" office:value="7.9256" calcext:value-type="float">
            <text:p>7.9256</text:p>
          </table:table-cell>
          <table:table-cell/>
          <table:table-cell office:value-type="float" office:value="50.998" calcext:value-type="float">
            <text:p>50.998</text:p>
          </table:table-cell>
          <table:table-cell office:value-type="float" office:value="10.6242" calcext:value-type="float">
            <text:p>10.6242</text:p>
          </table:table-cell>
          <table:table-cell table:number-columns-repeated="2"/>
          <table:table-cell office:value-type="float" office:value="51.191" calcext:value-type="float">
            <text:p>51.191</text:p>
          </table:table-cell>
          <table:table-cell table:formula="of:=-LN([.B53]/15.2763)" office:value-type="float" office:value="0.114132081986506" calcext:value-type="float">
            <text:p>0.114132081986506</text:p>
          </table:table-cell>
          <table:table-cell/>
          <table:table-cell office:value-type="float" office:value="51.143" calcext:value-type="float">
            <text:p>51.143</text:p>
          </table:table-cell>
          <table:table-cell table:formula="of:= -LN([.E53]/8.4971)" office:value-type="float" office:value="0.0696269021350658" calcext:value-type="float">
            <text:p>0.069626902135066</text:p>
          </table:table-cell>
          <table:table-cell/>
          <table:table-cell office:value-type="float" office:value="50.998" calcext:value-type="float">
            <text:p>50.998</text:p>
          </table:table-cell>
          <table:table-cell table:formula="of:=-LN([.H53]/11.159)" office:value-type="float" office:value="0.0491119293454751" calcext:value-type="float">
            <text:p>0.049111929345475</text:p>
          </table:table-cell>
          <table:table-cell/>
          <table:table-cell table:formula="of:=[.K53]^2" office:value-type="float" office:value="2620.518481" calcext:value-type="float">
            <text:p>2620.518481</text:p>
          </table:table-cell>
          <table:table-cell/>
          <table:table-cell table:formula="of:=[.L53]^2" office:value-type="float" office:value="0.0130261321385746" calcext:value-type="float">
            <text:p>0.013026132138575</text:p>
          </table:table-cell>
          <table:table-cell table:number-columns-repeated="3"/>
          <table:table-cell table:formula="of:=[.N53]^2" office:value-type="float" office:value="2615.606449" calcext:value-type="float">
            <text:p>2615.606449</text:p>
          </table:table-cell>
          <table:table-cell/>
          <table:table-cell table:formula="of:=[.O53]^2" office:value-type="float" office:value="0.00484790550092602" calcext:value-type="float">
            <text:p>0.004847905500926</text:p>
          </table:table-cell>
          <table:table-cell table:number-columns-repeated="2"/>
          <table:table-cell table:formula="of:=[.Q53]^2" office:value-type="float" office:value="2600.796004" calcext:value-type="float">
            <text:p>2600.796004</text:p>
          </table:table-cell>
          <table:table-cell/>
          <table:table-cell table:formula="of:=[.R53]^2" office:value-type="float" office:value="0.00241198160403494" calcext:value-type="float">
            <text:p>0.002411981604035</text:p>
          </table:table-cell>
          <table:table-cell table:number-columns-repeated="17"/>
          <table:table-cell office:value-type="float" office:value="51.188" calcext:value-type="float">
            <text:p>51.188</text:p>
          </table:table-cell>
          <table:table-cell table:formula="of:=-LN([.BB53]/14.6315)" office:value-type="float" office:value="0.0596609848387138" calcext:value-type="float">
            <text:p>0.059660984838714</text:p>
          </table:table-cell>
          <table:table-cell/>
          <table:table-cell office:value-type="float" office:value="13.7841" calcext:value-type="float">
            <text:p>13.7841</text:p>
          </table:table-cell>
          <table:table-cell/>
          <table:table-cell table:formula="of:=[.AY54]^2" office:value-type="float" office:value="2723.587344" calcext:value-type="float">
            <text:p>2723.587344</text:p>
          </table:table-cell>
          <table:table-cell/>
          <table:table-cell table:formula="of:=[.AZ53]^2" office:value-type="float" office:value="0.00355943311192523" calcext:value-type="float">
            <text:p>0.003559433111925</text:p>
          </table:table-cell>
          <table:table-cell/>
        </table:table-row>
        <table:table-row table:style-name="ro1">
          <table:table-cell office:value-type="float" office:value="52.191" calcext:value-type="float">
            <text:p>52.191</text:p>
          </table:table-cell>
          <table:table-cell office:value-type="float" office:value="13.5981" calcext:value-type="float">
            <text:p>13.5981</text:p>
          </table:table-cell>
          <table:table-cell/>
          <table:table-cell office:value-type="float" office:value="52.144" calcext:value-type="float">
            <text:p>52.144</text:p>
          </table:table-cell>
          <table:table-cell office:value-type="float" office:value="7.9135" calcext:value-type="float">
            <text:p>7.9135</text:p>
          </table:table-cell>
          <table:table-cell/>
          <table:table-cell office:value-type="float" office:value="51.998" calcext:value-type="float">
            <text:p>51.998</text:p>
          </table:table-cell>
          <table:table-cell office:value-type="float" office:value="10.6134" calcext:value-type="float">
            <text:p>10.6134</text:p>
          </table:table-cell>
          <table:table-cell table:number-columns-repeated="2"/>
          <table:table-cell office:value-type="float" office:value="52.191" calcext:value-type="float">
            <text:p>52.191</text:p>
          </table:table-cell>
          <table:table-cell table:formula="of:=-LN([.B54]/15.2763)" office:value-type="float" office:value="0.116372530719417" calcext:value-type="float">
            <text:p>0.116372530719417</text:p>
          </table:table-cell>
          <table:table-cell/>
          <table:table-cell office:value-type="float" office:value="52.144" calcext:value-type="float">
            <text:p>52.144</text:p>
          </table:table-cell>
          <table:table-cell table:formula="of:= -LN([.E54]/8.4971)" office:value-type="float" office:value="0.0711547670205484" calcext:value-type="float">
            <text:p>0.071154767020549</text:p>
          </table:table-cell>
          <table:table-cell/>
          <table:table-cell office:value-type="float" office:value="51.998" calcext:value-type="float">
            <text:p>51.998</text:p>
          </table:table-cell>
          <table:table-cell table:formula="of:=-LN([.H54]/11.159)" office:value-type="float" office:value="0.0501289935081844" calcext:value-type="float">
            <text:p>0.050128993508184</text:p>
          </table:table-cell>
          <table:table-cell/>
          <table:table-cell table:formula="of:=[.K54]^2" office:value-type="float" office:value="2723.900481" calcext:value-type="float">
            <text:p>2723.900481</text:p>
          </table:table-cell>
          <table:table-cell/>
          <table:table-cell table:formula="of:=[.L54]^2" office:value-type="float" office:value="0.0135425659060417" calcext:value-type="float">
            <text:p>0.013542565906042</text:p>
          </table:table-cell>
          <table:table-cell table:number-columns-repeated="3"/>
          <table:table-cell table:formula="of:=[.N54]^2" office:value-type="float" office:value="2718.996736" calcext:value-type="float">
            <text:p>2718.996736</text:p>
          </table:table-cell>
          <table:table-cell/>
          <table:table-cell table:formula="of:=[.O54]^2" office:value-type="float" office:value="0.00506300086974852" calcext:value-type="float">
            <text:p>0.005063000869749</text:p>
          </table:table-cell>
          <table:table-cell table:number-columns-repeated="2"/>
          <table:table-cell table:formula="of:=[.Q54]^2" office:value-type="float" office:value="2703.792004" calcext:value-type="float">
            <text:p>2703.792004</text:p>
          </table:table-cell>
          <table:table-cell/>
          <table:table-cell table:formula="of:=[.R54]^2" office:value-type="float" office:value="0.00251291599014359" calcext:value-type="float">
            <text:p>0.002512915990144</text:p>
          </table:table-cell>
          <table:table-cell table:number-columns-repeated="17"/>
          <table:table-cell office:value-type="float" office:value="52.188" calcext:value-type="float">
            <text:p>52.188</text:p>
          </table:table-cell>
          <table:table-cell table:formula="of:=-LN([.BB54]/14.6315)" office:value-type="float" office:value="0.0608659966716871" calcext:value-type="float">
            <text:p>0.060865996671687</text:p>
          </table:table-cell>
          <table:table-cell/>
          <table:table-cell office:value-type="float" office:value="13.7675" calcext:value-type="float">
            <text:p>13.7675</text:p>
          </table:table-cell>
          <table:table-cell/>
          <table:table-cell table:formula="of:=[.AY55]^2" office:value-type="float" office:value="2828.963344" calcext:value-type="float">
            <text:p>2828.963344</text:p>
          </table:table-cell>
          <table:table-cell/>
          <table:table-cell table:formula="of:=[.AZ54]^2" office:value-type="float" office:value="0.00370466955083783" calcext:value-type="float">
            <text:p>0.003704669550838</text:p>
          </table:table-cell>
          <table:table-cell/>
        </table:table-row>
        <table:table-row table:style-name="ro1">
          <table:table-cell office:value-type="float" office:value="53.191" calcext:value-type="float">
            <text:p>53.191</text:p>
          </table:table-cell>
          <table:table-cell office:value-type="float" office:value="13.5682" calcext:value-type="float">
            <text:p>13.5682</text:p>
          </table:table-cell>
          <table:table-cell/>
          <table:table-cell office:value-type="float" office:value="53.144" calcext:value-type="float">
            <text:p>53.144</text:p>
          </table:table-cell>
          <table:table-cell office:value-type="float" office:value="7.9031" calcext:value-type="float">
            <text:p>7.9031</text:p>
          </table:table-cell>
          <table:table-cell/>
          <table:table-cell office:value-type="float" office:value="52.999" calcext:value-type="float">
            <text:p>52.999</text:p>
          </table:table-cell>
          <table:table-cell office:value-type="float" office:value="10.6021" calcext:value-type="float">
            <text:p>10.6021</text:p>
          </table:table-cell>
          <table:table-cell table:number-columns-repeated="2"/>
          <table:table-cell office:value-type="float" office:value="53.191" calcext:value-type="float">
            <text:p>53.191</text:p>
          </table:table-cell>
          <table:table-cell table:formula="of:=-LN([.B55]/15.2763)" office:value-type="float" office:value="0.118573788312351" calcext:value-type="float">
            <text:p>0.118573788312351</text:p>
          </table:table-cell>
          <table:table-cell/>
          <table:table-cell office:value-type="float" office:value="53.144" calcext:value-type="float">
            <text:p>53.144</text:p>
          </table:table-cell>
          <table:table-cell table:formula="of:= -LN([.E55]/8.4971)" office:value-type="float" office:value="0.072469841246214" calcext:value-type="float">
            <text:p>0.072469841246214</text:p>
          </table:table-cell>
          <table:table-cell/>
          <table:table-cell office:value-type="float" office:value="52.999" calcext:value-type="float">
            <text:p>52.999</text:p>
          </table:table-cell>
          <table:table-cell table:formula="of:=-LN([.H55]/11.159)" office:value-type="float" office:value="0.0511942524998256" calcext:value-type="float">
            <text:p>0.051194252499826</text:p>
          </table:table-cell>
          <table:table-cell/>
          <table:table-cell table:formula="of:=[.K55]^2" office:value-type="float" office:value="2829.282481" calcext:value-type="float">
            <text:p>2829.282481</text:p>
          </table:table-cell>
          <table:table-cell/>
          <table:table-cell table:formula="of:=[.L55]^2" office:value-type="float" office:value="0.0140597432747423" calcext:value-type="float">
            <text:p>0.014059743274742</text:p>
          </table:table-cell>
          <table:table-cell table:number-columns-repeated="3"/>
          <table:table-cell table:formula="of:=[.N55]^2" office:value-type="float" office:value="2824.284736" calcext:value-type="float">
            <text:p>2824.284736</text:p>
          </table:table-cell>
          <table:table-cell/>
          <table:table-cell table:formula="of:=[.O55]^2" office:value-type="float" office:value="0.00525187789025146" calcext:value-type="float">
            <text:p>0.005251877890251</text:p>
          </table:table-cell>
          <table:table-cell table:number-columns-repeated="2"/>
          <table:table-cell table:formula="of:=[.Q55]^2" office:value-type="float" office:value="2808.894001" calcext:value-type="float">
            <text:p>2808.894001</text:p>
          </table:table-cell>
          <table:table-cell/>
          <table:table-cell table:formula="of:=[.R55]^2" office:value-type="float" office:value="0.00262085148901589" calcext:value-type="float">
            <text:p>0.002620851489016</text:p>
          </table:table-cell>
          <table:table-cell table:number-columns-repeated="17"/>
          <table:table-cell office:value-type="float" office:value="53.188" calcext:value-type="float">
            <text:p>53.188</text:p>
          </table:table-cell>
          <table:table-cell table:formula="of:=-LN([.BB55]/14.6315)" office:value-type="float" office:value="0.0620724623102071" calcext:value-type="float">
            <text:p>0.062072462310207</text:p>
          </table:table-cell>
          <table:table-cell/>
          <table:table-cell office:value-type="float" office:value="13.7509" calcext:value-type="float">
            <text:p>13.7509</text:p>
          </table:table-cell>
          <table:table-cell/>
          <table:table-cell table:formula="of:=[.AY56]^2" office:value-type="float" office:value="2936.339344" calcext:value-type="float">
            <text:p>2936.339344</text:p>
          </table:table-cell>
          <table:table-cell/>
          <table:table-cell table:formula="of:=[.AZ55]^2" office:value-type="float" office:value="0.00385299057725208" calcext:value-type="float">
            <text:p>0.003852990577252</text:p>
          </table:table-cell>
          <table:table-cell/>
        </table:table-row>
        <table:table-row table:style-name="ro1">
          <table:table-cell office:value-type="float" office:value="54.191" calcext:value-type="float">
            <text:p>54.191</text:p>
          </table:table-cell>
          <table:table-cell office:value-type="float" office:value="13.538" calcext:value-type="float">
            <text:p>13.538</text:p>
          </table:table-cell>
          <table:table-cell/>
          <table:table-cell office:value-type="float" office:value="54.144" calcext:value-type="float">
            <text:p>54.144</text:p>
          </table:table-cell>
          <table:table-cell office:value-type="float" office:value="7.8917" calcext:value-type="float">
            <text:p>7.8917</text:p>
          </table:table-cell>
          <table:table-cell/>
          <table:table-cell office:value-type="float" office:value="53.997" calcext:value-type="float">
            <text:p>53.997</text:p>
          </table:table-cell>
          <table:table-cell office:value-type="float" office:value="10.5921" calcext:value-type="float">
            <text:p>10.5921</text:p>
          </table:table-cell>
          <table:table-cell table:number-columns-repeated="2"/>
          <table:table-cell office:value-type="float" office:value="54.191" calcext:value-type="float">
            <text:p>54.191</text:p>
          </table:table-cell>
          <table:table-cell table:formula="of:=-LN([.B56]/15.2763)" office:value-type="float" office:value="0.120802061732879" calcext:value-type="float">
            <text:p>0.120802061732879</text:p>
          </table:table-cell>
          <table:table-cell/>
          <table:table-cell office:value-type="float" office:value="54.144" calcext:value-type="float">
            <text:p>54.144</text:p>
          </table:table-cell>
          <table:table-cell table:formula="of:= -LN([.E56]/8.4971)" office:value-type="float" office:value="0.0739133545518012" calcext:value-type="float">
            <text:p>0.073913354551801</text:p>
          </table:table-cell>
          <table:table-cell/>
          <table:table-cell office:value-type="float" office:value="53.997" calcext:value-type="float">
            <text:p>53.997</text:p>
          </table:table-cell>
          <table:table-cell table:formula="of:=-LN([.H56]/11.159)" office:value-type="float" office:value="0.0521379069658653" calcext:value-type="float">
            <text:p>0.052137906965865</text:p>
          </table:table-cell>
          <table:table-cell/>
          <table:table-cell table:formula="of:=[.K56]^2" office:value-type="float" office:value="2936.664481" calcext:value-type="float">
            <text:p>2936.664481</text:p>
          </table:table-cell>
          <table:table-cell/>
          <table:table-cell table:formula="of:=[.L56]^2" office:value-type="float" office:value="0.0145931381189143" calcext:value-type="float">
            <text:p>0.014593138118914</text:p>
          </table:table-cell>
          <table:table-cell table:number-columns-repeated="3"/>
          <table:table-cell table:formula="of:=[.N56]^2" office:value-type="float" office:value="2931.572736" calcext:value-type="float">
            <text:p>2931.572736</text:p>
          </table:table-cell>
          <table:table-cell/>
          <table:table-cell table:formula="of:=[.O56]^2" office:value-type="float" office:value="0.00546318398110026" calcext:value-type="float">
            <text:p>0.0054631839811</text:p>
          </table:table-cell>
          <table:table-cell table:number-columns-repeated="2"/>
          <table:table-cell table:formula="of:=[.Q56]^2" office:value-type="float" office:value="2915.676009" calcext:value-type="float">
            <text:p>2915.676009</text:p>
          </table:table-cell>
          <table:table-cell/>
          <table:table-cell table:formula="of:=[.R56]^2" office:value-type="float" office:value="0.00271836134278123" calcext:value-type="float">
            <text:p>0.002718361342781</text:p>
          </table:table-cell>
          <table:table-cell table:number-columns-repeated="17"/>
          <table:table-cell office:value-type="float" office:value="54.188" calcext:value-type="float">
            <text:p>54.188</text:p>
          </table:table-cell>
          <table:table-cell table:formula="of:=-LN([.BB56]/14.6315)" office:value-type="float" office:value="0.0632803852664448" calcext:value-type="float">
            <text:p>0.063280385266445</text:p>
          </table:table-cell>
          <table:table-cell/>
          <table:table-cell office:value-type="float" office:value="13.7343" calcext:value-type="float">
            <text:p>13.7343</text:p>
          </table:table-cell>
          <table:table-cell/>
          <table:table-cell table:formula="of:=[.AY57]^2" office:value-type="float" office:value="3045.715344" calcext:value-type="float">
            <text:p>3045.715344</text:p>
          </table:table-cell>
          <table:table-cell/>
          <table:table-cell table:formula="of:=[.AZ56]^2" office:value-type="float" office:value="0.00400440715946969" calcext:value-type="float">
            <text:p>0.00400440715947</text:p>
          </table:table-cell>
          <table:table-cell/>
        </table:table-row>
        <table:table-row table:style-name="ro1">
          <table:table-cell office:value-type="float" office:value="55.191" calcext:value-type="float">
            <text:p>55.191</text:p>
          </table:table-cell>
          <table:table-cell office:value-type="float" office:value="13.5082" calcext:value-type="float">
            <text:p>13.5082</text:p>
          </table:table-cell>
          <table:table-cell/>
          <table:table-cell office:value-type="float" office:value="55.144" calcext:value-type="float">
            <text:p>55.144</text:p>
          </table:table-cell>
          <table:table-cell office:value-type="float" office:value="7.8813" calcext:value-type="float">
            <text:p>7.8813</text:p>
          </table:table-cell>
          <table:table-cell/>
          <table:table-cell office:value-type="float" office:value="54.998" calcext:value-type="float">
            <text:p>54.998</text:p>
          </table:table-cell>
          <table:table-cell office:value-type="float" office:value="10.5821" calcext:value-type="float">
            <text:p>10.5821</text:p>
          </table:table-cell>
          <table:table-cell table:number-columns-repeated="2"/>
          <table:table-cell office:value-type="float" office:value="55.191" calcext:value-type="float">
            <text:p>55.191</text:p>
          </table:table-cell>
          <table:table-cell table:formula="of:=-LN([.B57]/15.2763)" office:value-type="float" office:value="0.123005699364717" calcext:value-type="float">
            <text:p>0.123005699364717</text:p>
          </table:table-cell>
          <table:table-cell/>
          <table:table-cell office:value-type="float" office:value="55.144" calcext:value-type="float">
            <text:p>55.144</text:p>
          </table:table-cell>
          <table:table-cell table:formula="of:= -LN([.E57]/8.4971)" office:value-type="float" office:value="0.0752320639294882" calcext:value-type="float">
            <text:p>0.075232063929488</text:p>
          </table:table-cell>
          <table:table-cell/>
          <table:table-cell office:value-type="float" office:value="54.998" calcext:value-type="float">
            <text:p>54.998</text:p>
          </table:table-cell>
          <table:table-cell table:formula="of:=-LN([.H57]/11.159)" office:value-type="float" office:value="0.0530824527568252" calcext:value-type="float">
            <text:p>0.053082452756825</text:p>
          </table:table-cell>
          <table:table-cell/>
          <table:table-cell table:formula="of:=[.K57]^2" office:value-type="float" office:value="3046.046481" calcext:value-type="float">
            <text:p>3046.046481</text:p>
          </table:table-cell>
          <table:table-cell/>
          <table:table-cell table:formula="of:=[.L57]^2" office:value-type="float" office:value="0.0151304020762032" calcext:value-type="float">
            <text:p>0.015130402076203</text:p>
          </table:table-cell>
          <table:table-cell table:number-columns-repeated="3"/>
          <table:table-cell table:formula="of:=[.N57]^2" office:value-type="float" office:value="3040.860736" calcext:value-type="float">
            <text:p>3040.860736</text:p>
          </table:table-cell>
          <table:table-cell/>
          <table:table-cell table:formula="of:=[.O57]^2" office:value-type="float" office:value="0.0056598634430906" calcext:value-type="float">
            <text:p>0.005659863443091</text:p>
          </table:table-cell>
          <table:table-cell table:number-columns-repeated="2"/>
          <table:table-cell table:formula="of:=[.Q57]^2" office:value-type="float" office:value="3024.780004" calcext:value-type="float">
            <text:p>3024.780004</text:p>
          </table:table-cell>
          <table:table-cell/>
          <table:table-cell table:formula="of:=[.R57]^2" office:value-type="float" office:value="0.00281774679068058" calcext:value-type="float">
            <text:p>0.002817746790681</text:p>
          </table:table-cell>
          <table:table-cell table:number-columns-repeated="17"/>
          <table:table-cell office:value-type="float" office:value="55.188" calcext:value-type="float">
            <text:p>55.188</text:p>
          </table:table-cell>
          <table:table-cell table:formula="of:=-LN([.BB57]/14.6315)" office:value-type="float" office:value="0.0645116388598479" calcext:value-type="float">
            <text:p>0.064511638859848</text:p>
          </table:table-cell>
          <table:table-cell/>
          <table:table-cell office:value-type="float" office:value="13.7174" calcext:value-type="float">
            <text:p>13.7174</text:p>
          </table:table-cell>
          <table:table-cell/>
          <table:table-cell table:formula="of:=[.AY58]^2" office:value-type="float" office:value="3157.203721" calcext:value-type="float">
            <text:p>3157.203721</text:p>
          </table:table-cell>
          <table:table-cell/>
          <table:table-cell table:formula="of:=[.AZ57]^2" office:value-type="float" office:value="0.00416175154838344" calcext:value-type="float">
            <text:p>0.004161751548383</text:p>
          </table:table-cell>
          <table:table-cell/>
        </table:table-row>
        <table:table-row table:style-name="ro1">
          <table:table-cell office:value-type="float" office:value="56.19" calcext:value-type="float">
            <text:p>56.19</text:p>
          </table:table-cell>
          <table:table-cell office:value-type="float" office:value="13.477" calcext:value-type="float">
            <text:p>13.477</text:p>
          </table:table-cell>
          <table:table-cell/>
          <table:table-cell office:value-type="float" office:value="56.143" calcext:value-type="float">
            <text:p>56.143</text:p>
          </table:table-cell>
          <table:table-cell office:value-type="float" office:value="7.8704" calcext:value-type="float">
            <text:p>7.8704</text:p>
          </table:table-cell>
          <table:table-cell/>
          <table:table-cell office:value-type="float" office:value="55.998" calcext:value-type="float">
            <text:p>55.998</text:p>
          </table:table-cell>
          <table:table-cell office:value-type="float" office:value="10.5715" calcext:value-type="float">
            <text:p>10.5715</text:p>
          </table:table-cell>
          <table:table-cell table:number-columns-repeated="2"/>
          <table:table-cell office:value-type="float" office:value="56.19" calcext:value-type="float">
            <text:p>56.19</text:p>
          </table:table-cell>
          <table:table-cell table:formula="of:=-LN([.B58]/15.2763)" office:value-type="float" office:value="0.125318079032273" calcext:value-type="float">
            <text:p>0.125318079032273</text:p>
          </table:table-cell>
          <table:table-cell/>
          <table:table-cell office:value-type="float" office:value="56.143" calcext:value-type="float">
            <text:p>56.143</text:p>
          </table:table-cell>
          <table:table-cell table:formula="of:= -LN([.E58]/8.4971)" office:value-type="float" office:value="0.076616041752811" calcext:value-type="float">
            <text:p>0.076616041752811</text:p>
          </table:table-cell>
          <table:table-cell/>
          <table:table-cell office:value-type="float" office:value="55.998" calcext:value-type="float">
            <text:p>55.998</text:p>
          </table:table-cell>
          <table:table-cell table:formula="of:=-LN([.H58]/11.159)" office:value-type="float" office:value="0.0540846463207777" calcext:value-type="float">
            <text:p>0.054084646320778</text:p>
          </table:table-cell>
          <table:table-cell/>
          <table:table-cell table:formula="of:=[.K58]^2" office:value-type="float" office:value="3157.3161" calcext:value-type="float">
            <text:p>3157.3161</text:p>
          </table:table-cell>
          <table:table-cell/>
          <table:table-cell table:formula="of:=[.L58]^2" office:value-type="float" office:value="0.015704620932339" calcext:value-type="float">
            <text:p>0.015704620932339</text:p>
          </table:table-cell>
          <table:table-cell table:number-columns-repeated="3"/>
          <table:table-cell table:formula="of:=[.N58]^2" office:value-type="float" office:value="3152.036449" calcext:value-type="float">
            <text:p>3152.036449</text:p>
          </table:table-cell>
          <table:table-cell/>
          <table:table-cell table:formula="of:=[.O58]^2" office:value-type="float" office:value="0.00587001785386847" calcext:value-type="float">
            <text:p>0.005870017853868</text:p>
          </table:table-cell>
          <table:table-cell table:number-columns-repeated="2"/>
          <table:table-cell table:formula="of:=[.Q58]^2" office:value-type="float" office:value="3135.776004" calcext:value-type="float">
            <text:p>3135.776004</text:p>
          </table:table-cell>
          <table:table-cell/>
          <table:table-cell table:formula="of:=[.R58]^2" office:value-type="float" office:value="0.00292514896764362" calcext:value-type="float">
            <text:p>0.002925148967644</text:p>
          </table:table-cell>
          <table:table-cell table:number-columns-repeated="17"/>
          <table:table-cell office:value-type="float" office:value="56.189" calcext:value-type="float">
            <text:p>56.189</text:p>
          </table:table-cell>
          <table:table-cell table:formula="of:=-LN([.BB58]/14.6315)" office:value-type="float" office:value="0.065729812406896" calcext:value-type="float">
            <text:p>0.065729812406896</text:p>
          </table:table-cell>
          <table:table-cell/>
          <table:table-cell office:value-type="float" office:value="13.7007" calcext:value-type="float">
            <text:p>13.7007</text:p>
          </table:table-cell>
          <table:table-cell/>
          <table:table-cell table:formula="of:=[.AY59]^2" office:value-type="float" office:value="3270.467344" calcext:value-type="float">
            <text:p>3270.467344</text:p>
          </table:table-cell>
          <table:table-cell/>
          <table:table-cell table:formula="of:=[.AZ58]^2" office:value-type="float" office:value="0.00432040823904573" calcext:value-type="float">
            <text:p>0.004320408239046</text:p>
          </table:table-cell>
          <table:table-cell/>
        </table:table-row>
        <table:table-row table:style-name="ro1">
          <table:table-cell office:value-type="float" office:value="57.191" calcext:value-type="float">
            <text:p>57.191</text:p>
          </table:table-cell>
          <table:table-cell office:value-type="float" office:value="13.4465" calcext:value-type="float">
            <text:p>13.4465</text:p>
          </table:table-cell>
          <table:table-cell/>
          <table:table-cell office:value-type="float" office:value="57.144" calcext:value-type="float">
            <text:p>57.144</text:p>
          </table:table-cell>
          <table:table-cell office:value-type="float" office:value="7.8593" calcext:value-type="float">
            <text:p>7.8593</text:p>
          </table:table-cell>
          <table:table-cell/>
          <table:table-cell office:value-type="float" office:value="56.998" calcext:value-type="float">
            <text:p>56.998</text:p>
          </table:table-cell>
          <table:table-cell office:value-type="float" office:value="10.561" calcext:value-type="float">
            <text:p>10.561</text:p>
          </table:table-cell>
          <table:table-cell table:number-columns-repeated="2"/>
          <table:table-cell office:value-type="float" office:value="57.191" calcext:value-type="float">
            <text:p>57.191</text:p>
          </table:table-cell>
          <table:table-cell table:formula="of:=-LN([.B59]/15.2763)" office:value-type="float" office:value="0.127583758683666" calcext:value-type="float">
            <text:p>0.127583758683666</text:p>
          </table:table-cell>
          <table:table-cell/>
          <table:table-cell office:value-type="float" office:value="57.144" calcext:value-type="float">
            <text:p>57.144</text:p>
          </table:table-cell>
          <table:table-cell table:formula="of:= -LN([.E59]/8.4971)" office:value-type="float" office:value="0.0780273848607529" calcext:value-type="float">
            <text:p>0.078027384860753</text:p>
          </table:table-cell>
          <table:table-cell/>
          <table:table-cell office:value-type="float" office:value="56.998" calcext:value-type="float">
            <text:p>56.998</text:p>
          </table:table-cell>
          <table:table-cell table:formula="of:=-LN([.H59]/11.159)" office:value-type="float" office:value="0.0550783764392269" calcext:value-type="float">
            <text:p>0.055078376439227</text:p>
          </table:table-cell>
          <table:table-cell/>
          <table:table-cell table:formula="of:=[.K59]^2" office:value-type="float" office:value="3270.810481" calcext:value-type="float">
            <text:p>3270.810481</text:p>
          </table:table-cell>
          <table:table-cell/>
          <table:table-cell table:formula="of:=[.L59]^2" office:value-type="float" office:value="0.016277615479852" calcext:value-type="float">
            <text:p>0.016277615479852</text:p>
          </table:table-cell>
          <table:table-cell table:number-columns-repeated="3"/>
          <table:table-cell table:formula="of:=[.N59]^2" office:value-type="float" office:value="3265.436736" calcext:value-type="float">
            <text:p>3265.436736</text:p>
          </table:table-cell>
          <table:table-cell/>
          <table:table-cell table:formula="of:=[.O59]^2" office:value-type="float" office:value="0.00608827278820805" calcext:value-type="float">
            <text:p>0.006088272788208</text:p>
          </table:table-cell>
          <table:table-cell table:number-columns-repeated="2"/>
          <table:table-cell table:formula="of:=[.Q59]^2" office:value-type="float" office:value="3248.772004" calcext:value-type="float">
            <text:p>3248.772004</text:p>
          </table:table-cell>
          <table:table-cell/>
          <table:table-cell table:formula="of:=[.R59]^2" office:value-type="float" office:value="0.00303362755118118" calcext:value-type="float">
            <text:p>0.003033627551181</text:p>
          </table:table-cell>
          <table:table-cell table:number-columns-repeated="17"/>
          <table:table-cell office:value-type="float" office:value="57.188" calcext:value-type="float">
            <text:p>57.188</text:p>
          </table:table-cell>
          <table:table-cell table:formula="of:=-LN([.BB59]/14.6315)" office:value-type="float" office:value="0.0669860114020721" calcext:value-type="float">
            <text:p>0.066986011402072</text:p>
          </table:table-cell>
          <table:table-cell/>
          <table:table-cell office:value-type="float" office:value="13.6835" calcext:value-type="float">
            <text:p>13.6835</text:p>
          </table:table-cell>
          <table:table-cell/>
          <table:table-cell table:formula="of:=[.AY60]^2" office:value-type="float" office:value="3385.843344" calcext:value-type="float">
            <text:p>3385.843344</text:p>
          </table:table-cell>
          <table:table-cell/>
          <table:table-cell table:formula="of:=[.AZ59]^2" office:value-type="float" office:value="0.00448712572355853" calcext:value-type="float">
            <text:p>0.004487125723559</text:p>
          </table:table-cell>
          <table:table-cell/>
        </table:table-row>
        <table:table-row table:style-name="ro1">
          <table:table-cell office:value-type="float" office:value="58.191" calcext:value-type="float">
            <text:p>58.191</text:p>
          </table:table-cell>
          <table:table-cell office:value-type="float" office:value="13.4165" calcext:value-type="float">
            <text:p>13.4165</text:p>
          </table:table-cell>
          <table:table-cell/>
          <table:table-cell office:value-type="float" office:value="58.143" calcext:value-type="float">
            <text:p>58.143</text:p>
          </table:table-cell>
          <table:table-cell office:value-type="float" office:value="7.8475" calcext:value-type="float">
            <text:p>7.8475</text:p>
          </table:table-cell>
          <table:table-cell/>
          <table:table-cell office:value-type="float" office:value="57.998" calcext:value-type="float">
            <text:p>57.998</text:p>
          </table:table-cell>
          <table:table-cell office:value-type="float" office:value="10.551" calcext:value-type="float">
            <text:p>10.551</text:p>
          </table:table-cell>
          <table:table-cell table:number-columns-repeated="2"/>
          <table:table-cell office:value-type="float" office:value="58.191" calcext:value-type="float">
            <text:p>58.191</text:p>
          </table:table-cell>
          <table:table-cell table:formula="of:=-LN([.B60]/15.2763)" office:value-type="float" office:value="0.129817315060239" calcext:value-type="float">
            <text:p>0.129817315060239</text:p>
          </table:table-cell>
          <table:table-cell/>
          <table:table-cell office:value-type="float" office:value="58.143" calcext:value-type="float">
            <text:p>58.143</text:p>
          </table:table-cell>
          <table:table-cell table:formula="of:= -LN([.E60]/8.4971)" office:value-type="float" office:value="0.0795299190777777" calcext:value-type="float">
            <text:p>0.079529919077778</text:p>
          </table:table-cell>
          <table:table-cell/>
          <table:table-cell office:value-type="float" office:value="57.998" calcext:value-type="float">
            <text:p>57.998</text:p>
          </table:table-cell>
          <table:table-cell table:formula="of:=-LN([.H60]/11.159)" office:value-type="float" office:value="0.0560257050436091" calcext:value-type="float">
            <text:p>0.056025705043609</text:p>
          </table:table-cell>
          <table:table-cell/>
          <table:table-cell table:formula="of:=[.K60]^2" office:value-type="float" office:value="3386.192481" calcext:value-type="float">
            <text:p>3386.192481</text:p>
          </table:table-cell>
          <table:table-cell/>
          <table:table-cell table:formula="of:=[.L60]^2" office:value-type="float" office:value="0.0168525352894494" calcext:value-type="float">
            <text:p>0.016852535289449</text:p>
          </table:table-cell>
          <table:table-cell table:number-columns-repeated="3"/>
          <table:table-cell table:formula="of:=[.N60]^2" office:value-type="float" office:value="3380.608449" calcext:value-type="float">
            <text:p>3380.608449</text:p>
          </table:table-cell>
          <table:table-cell/>
          <table:table-cell table:formula="of:=[.O60]^2" office:value-type="float" office:value="0.00632500802851787" calcext:value-type="float">
            <text:p>0.006325008028518</text:p>
          </table:table-cell>
          <table:table-cell table:number-columns-repeated="2"/>
          <table:table-cell table:formula="of:=[.Q60]^2" office:value-type="float" office:value="3363.768004" calcext:value-type="float">
            <text:p>3363.768004</text:p>
          </table:table-cell>
          <table:table-cell/>
          <table:table-cell table:formula="of:=[.R60]^2" office:value-type="float" office:value="0.00313887962563349" calcext:value-type="float">
            <text:p>0.003138879625633</text:p>
          </table:table-cell>
          <table:table-cell table:number-columns-repeated="17"/>
          <table:table-cell office:value-type="float" office:value="58.188" calcext:value-type="float">
            <text:p>58.188</text:p>
          </table:table-cell>
          <table:table-cell table:formula="of:=-LN([.BB60]/14.6315)" office:value-type="float" office:value="0.0681267209592856" calcext:value-type="float">
            <text:p>0.068126720959286</text:p>
          </table:table-cell>
          <table:table-cell/>
          <table:table-cell office:value-type="float" office:value="13.6679" calcext:value-type="float">
            <text:p>13.6679</text:p>
          </table:table-cell>
          <table:table-cell/>
          <table:table-cell table:formula="of:=[.AY61]^2" office:value-type="float" office:value="3503.337721" calcext:value-type="float">
            <text:p>3503.337721</text:p>
          </table:table-cell>
          <table:table-cell/>
          <table:table-cell table:formula="of:=[.AZ60]^2" office:value-type="float" office:value="0.00464125010866436" calcext:value-type="float">
            <text:p>0.004641250108664</text:p>
          </table:table-cell>
          <table:table-cell/>
        </table:table-row>
        <table:table-row table:style-name="ro1">
          <table:table-cell office:value-type="float" office:value="59.19" calcext:value-type="float">
            <text:p>59.19</text:p>
          </table:table-cell>
          <table:table-cell office:value-type="float" office:value="13.3863" calcext:value-type="float">
            <text:p>13.3863</text:p>
          </table:table-cell>
          <table:table-cell/>
          <table:table-cell office:value-type="float" office:value="59.144" calcext:value-type="float">
            <text:p>59.144</text:p>
          </table:table-cell>
          <table:table-cell office:value-type="float" office:value="7.8363" calcext:value-type="float">
            <text:p>7.8363</text:p>
          </table:table-cell>
          <table:table-cell/>
          <table:table-cell office:value-type="float" office:value="58.998" calcext:value-type="float">
            <text:p>58.998</text:p>
          </table:table-cell>
          <table:table-cell office:value-type="float" office:value="10.5401" calcext:value-type="float">
            <text:p>10.5401</text:p>
          </table:table-cell>
          <table:table-cell table:number-columns-repeated="2"/>
          <table:table-cell office:value-type="float" office:value="59.19" calcext:value-type="float">
            <text:p>59.19</text:p>
          </table:table-cell>
          <table:table-cell table:formula="of:=-LN([.B61]/15.2763)" office:value-type="float" office:value="0.132070811917303" calcext:value-type="float">
            <text:p>0.132070811917303</text:p>
          </table:table-cell>
          <table:table-cell/>
          <table:table-cell office:value-type="float" office:value="59.144" calcext:value-type="float">
            <text:p>59.144</text:p>
          </table:table-cell>
          <table:table-cell table:formula="of:= -LN([.E61]/8.4971)" office:value-type="float" office:value="0.0809581446230971" calcext:value-type="float">
            <text:p>0.080958144623097</text:p>
          </table:table-cell>
          <table:table-cell/>
          <table:table-cell office:value-type="float" office:value="58.998" calcext:value-type="float">
            <text:p>58.998</text:p>
          </table:table-cell>
          <table:table-cell table:formula="of:=-LN([.H61]/11.159)" office:value-type="float" office:value="0.0570593164693213" calcext:value-type="float">
            <text:p>0.057059316469321</text:p>
          </table:table-cell>
          <table:table-cell/>
          <table:table-cell table:formula="of:=[.K61]^2" office:value-type="float" office:value="3503.4561" calcext:value-type="float">
            <text:p>3503.4561</text:p>
          </table:table-cell>
          <table:table-cell/>
          <table:table-cell table:formula="of:=[.L61]^2" office:value-type="float" office:value="0.0174426993604956" calcext:value-type="float">
            <text:p>0.017442699360496</text:p>
          </table:table-cell>
          <table:table-cell table:number-columns-repeated="3"/>
          <table:table-cell table:formula="of:=[.N61]^2" office:value-type="float" office:value="3498.012736" calcext:value-type="float">
            <text:p>3498.012736</text:p>
          </table:table-cell>
          <table:table-cell/>
          <table:table-cell table:formula="of:=[.O61]^2" office:value-type="float" office:value="0.00655422118081431" calcext:value-type="float">
            <text:p>0.006554221180814</text:p>
          </table:table-cell>
          <table:table-cell table:number-columns-repeated="2"/>
          <table:table-cell table:formula="of:=[.Q61]^2" office:value-type="float" office:value="3480.764004" calcext:value-type="float">
            <text:p>3480.764004</text:p>
          </table:table-cell>
          <table:table-cell/>
          <table:table-cell table:formula="of:=[.R61]^2" office:value-type="float" office:value="0.00325576559594617" calcext:value-type="float">
            <text:p>0.003255765595946</text:p>
          </table:table-cell>
          <table:table-cell table:number-columns-repeated="17"/>
          <table:table-cell office:value-type="float" office:value="59.189" calcext:value-type="float">
            <text:p>59.189</text:p>
          </table:table-cell>
          <table:table-cell table:formula="of:=-LN([.BB61]/14.6315)" office:value-type="float" office:value="0.0693712853028389" calcext:value-type="float">
            <text:p>0.069371285302839</text:p>
          </table:table-cell>
          <table:table-cell/>
          <table:table-cell office:value-type="float" office:value="13.6509" calcext:value-type="float">
            <text:p>13.6509</text:p>
          </table:table-cell>
          <table:table-cell/>
          <table:table-cell table:formula="of:=[.AY62]^2" office:value-type="float" office:value="3622.595344" calcext:value-type="float">
            <text:p>3622.595344</text:p>
          </table:table-cell>
          <table:table-cell/>
          <table:table-cell table:formula="of:=[.AZ61]^2" office:value-type="float" office:value="0.00481237522456787" calcext:value-type="float">
            <text:p>0.004812375224568</text:p>
          </table:table-cell>
          <table:table-cell/>
        </table:table-row>
        <table:table-row table:style-name="ro1">
          <table:table-cell office:value-type="float" office:value="60.191" calcext:value-type="float">
            <text:p>60.191</text:p>
          </table:table-cell>
          <table:table-cell office:value-type="float" office:value="13.3555" calcext:value-type="float">
            <text:p>13.3555</text:p>
          </table:table-cell>
          <table:table-cell/>
          <table:table-cell office:value-type="float" office:value="60.144" calcext:value-type="float">
            <text:p>60.144</text:p>
          </table:table-cell>
          <table:table-cell office:value-type="float" office:value="7.826" calcext:value-type="float">
            <text:p>7.826</text:p>
          </table:table-cell>
          <table:table-cell/>
          <table:table-cell office:value-type="float" office:value="59.998" calcext:value-type="float">
            <text:p>59.998</text:p>
          </table:table-cell>
          <table:table-cell office:value-type="float" office:value="10.5297" calcext:value-type="float">
            <text:p>10.5297</text:p>
          </table:table-cell>
          <table:table-cell table:number-columns-repeated="2"/>
          <table:table-cell office:value-type="float" office:value="60.191" calcext:value-type="float">
            <text:p>60.191</text:p>
          </table:table-cell>
          <table:table-cell table:formula="of:=-LN([.B62]/15.2763)" office:value-type="float" office:value="0.134374322796836" calcext:value-type="float">
            <text:p>0.134374322796836</text:p>
          </table:table-cell>
          <table:table-cell/>
          <table:table-cell office:value-type="float" office:value="60.144" calcext:value-type="float">
            <text:p>60.144</text:p>
          </table:table-cell>
          <table:table-cell table:formula="of:= -LN([.E62]/8.4971)" office:value-type="float" office:value="0.0822734050235286" calcext:value-type="float">
            <text:p>0.082273405023529</text:p>
          </table:table-cell>
          <table:table-cell/>
          <table:table-cell office:value-type="float" office:value="59.998" calcext:value-type="float">
            <text:p>59.998</text:p>
          </table:table-cell>
          <table:table-cell table:formula="of:=-LN([.H62]/11.159)" office:value-type="float" office:value="0.0580465114920187" calcext:value-type="float">
            <text:p>0.058046511492019</text:p>
          </table:table-cell>
          <table:table-cell/>
          <table:table-cell table:formula="of:=[.K62]^2" office:value-type="float" office:value="3622.956481" calcext:value-type="float">
            <text:p>3622.956481</text:p>
          </table:table-cell>
          <table:table-cell/>
          <table:table-cell table:formula="of:=[.L62]^2" office:value-type="float" office:value="0.0180564586271083" calcext:value-type="float">
            <text:p>0.018056458627108</text:p>
          </table:table-cell>
          <table:table-cell table:number-columns-repeated="3"/>
          <table:table-cell table:formula="of:=[.N62]^2" office:value-type="float" office:value="3617.300736" calcext:value-type="float">
            <text:p>3617.300736</text:p>
          </table:table-cell>
          <table:table-cell/>
          <table:table-cell table:formula="of:=[.O62]^2" office:value-type="float" office:value="0.00676891317416559" calcext:value-type="float">
            <text:p>0.006768913174166</text:p>
          </table:table-cell>
          <table:table-cell table:number-columns-repeated="2"/>
          <table:table-cell table:formula="of:=[.Q62]^2" office:value-type="float" office:value="3599.760004" calcext:value-type="float">
            <text:p>3599.760004</text:p>
          </table:table-cell>
          <table:table-cell/>
          <table:table-cell table:formula="of:=[.R62]^2" office:value-type="float" office:value="0.00336939749639306" calcext:value-type="float">
            <text:p>0.003369397496393</text:p>
          </table:table-cell>
          <table:table-cell table:number-columns-repeated="17"/>
          <table:table-cell office:value-type="float" office:value="60.188" calcext:value-type="float">
            <text:p>60.188</text:p>
          </table:table-cell>
          <table:table-cell table:formula="of:=-LN([.BB62]/14.6315)" office:value-type="float" office:value="0.0706100658855931" calcext:value-type="float">
            <text:p>0.070610065885593</text:p>
          </table:table-cell>
          <table:table-cell/>
          <table:table-cell office:value-type="float" office:value="13.634" calcext:value-type="float">
            <text:p>13.634</text:p>
          </table:table-cell>
          <table:table-cell/>
          <table:table-cell table:formula="of:=[.AY63]^2" office:value-type="float" office:value="3743.971344" calcext:value-type="float">
            <text:p>3743.971344</text:p>
          </table:table-cell>
          <table:table-cell/>
          <table:table-cell table:formula="of:=[.AZ62]^2" office:value-type="float" office:value="0.0049857814043678" calcext:value-type="float">
            <text:p>0.004985781404368</text:p>
          </table:table-cell>
          <table:table-cell/>
        </table:table-row>
        <table:table-row table:style-name="ro1">
          <table:table-cell office:value-type="float" office:value="61.191" calcext:value-type="float">
            <text:p>61.191</text:p>
          </table:table-cell>
          <table:table-cell office:value-type="float" office:value="13.3251" calcext:value-type="float">
            <text:p>13.3251</text:p>
          </table:table-cell>
          <table:table-cell/>
          <table:table-cell office:value-type="float" office:value="61.144" calcext:value-type="float">
            <text:p>61.144</text:p>
          </table:table-cell>
          <table:table-cell office:value-type="float" office:value="7.8148" calcext:value-type="float">
            <text:p>7.8148</text:p>
          </table:table-cell>
          <table:table-cell/>
          <table:table-cell office:value-type="float" office:value="60.998" calcext:value-type="float">
            <text:p>60.998</text:p>
          </table:table-cell>
          <table:table-cell office:value-type="float" office:value="10.5194" calcext:value-type="float">
            <text:p>10.5194</text:p>
          </table:table-cell>
          <table:table-cell table:number-columns-repeated="2"/>
          <table:table-cell office:value-type="float" office:value="61.191" calcext:value-type="float">
            <text:p>61.191</text:p>
          </table:table-cell>
          <table:table-cell table:formula="of:=-LN([.B63]/15.2763)" office:value-type="float" office:value="0.136653133105115" calcext:value-type="float">
            <text:p>0.136653133105115</text:p>
          </table:table-cell>
          <table:table-cell/>
          <table:table-cell office:value-type="float" office:value="61.144" calcext:value-type="float">
            <text:p>61.144</text:p>
          </table:table-cell>
          <table:table-cell table:formula="of:= -LN([.E63]/8.4971)" office:value-type="float" office:value="0.0837055570764059" calcext:value-type="float">
            <text:p>0.083705557076406</text:p>
          </table:table-cell>
          <table:table-cell/>
          <table:table-cell office:value-type="float" office:value="60.998" calcext:value-type="float">
            <text:p>60.998</text:p>
          </table:table-cell>
          <table:table-cell table:formula="of:=-LN([.H63]/11.159)" office:value-type="float" office:value="0.0590251757410459" calcext:value-type="float">
            <text:p>0.059025175741046</text:p>
          </table:table-cell>
          <table:table-cell/>
          <table:table-cell table:formula="of:=[.K63]^2" office:value-type="float" office:value="3744.338481" calcext:value-type="float">
            <text:p>3744.338481</text:p>
          </table:table-cell>
          <table:table-cell/>
          <table:table-cell table:formula="of:=[.L63]^2" office:value-type="float" office:value="0.0186740787874444" calcext:value-type="float">
            <text:p>0.018674078787444</text:p>
          </table:table-cell>
          <table:table-cell table:number-columns-repeated="3"/>
          <table:table-cell table:formula="of:=[.N63]^2" office:value-type="float" office:value="3738.588736" calcext:value-type="float">
            <text:p>3738.588736</text:p>
          </table:table-cell>
          <table:table-cell/>
          <table:table-cell table:formula="of:=[.O63]^2" office:value-type="float" office:value="0.00700662028547145" calcext:value-type="float">
            <text:p>0.007006620285471</text:p>
          </table:table-cell>
          <table:table-cell table:number-columns-repeated="2"/>
          <table:table-cell table:formula="of:=[.Q63]^2" office:value-type="float" office:value="3720.756004" calcext:value-type="float">
            <text:p>3720.756004</text:p>
          </table:table-cell>
          <table:table-cell/>
          <table:table-cell table:formula="of:=[.R63]^2" office:value-type="float" office:value="0.00348397137126135" calcext:value-type="float">
            <text:p>0.003483971371261</text:p>
          </table:table-cell>
          <table:table-cell table:number-columns-repeated="17"/>
          <table:table-cell office:value-type="float" office:value="61.188" calcext:value-type="float">
            <text:p>61.188</text:p>
          </table:table-cell>
          <table:table-cell table:formula="of:=-LN([.BB63]/14.6315)" office:value-type="float" office:value="0.0718210085504943" calcext:value-type="float">
            <text:p>0.071821008550494</text:p>
          </table:table-cell>
          <table:table-cell/>
          <table:table-cell office:value-type="float" office:value="13.6175" calcext:value-type="float">
            <text:p>13.6175</text:p>
          </table:table-cell>
          <table:table-cell/>
          <table:table-cell table:formula="of:=[.AY64]^2" office:value-type="float" office:value="3867.471721" calcext:value-type="float">
            <text:p>3867.471721</text:p>
          </table:table-cell>
          <table:table-cell/>
          <table:table-cell table:formula="of:=[.AZ63]^2" office:value-type="float" office:value="0.00515825726921017" calcext:value-type="float">
            <text:p>0.00515825726921</text:p>
          </table:table-cell>
          <table:table-cell/>
        </table:table-row>
        <table:table-row table:style-name="ro1">
          <table:table-cell office:value-type="float" office:value="62.191" calcext:value-type="float">
            <text:p>62.191</text:p>
          </table:table-cell>
          <table:table-cell office:value-type="float" office:value="13.2957" calcext:value-type="float">
            <text:p>13.2957</text:p>
          </table:table-cell>
          <table:table-cell/>
          <table:table-cell office:value-type="float" office:value="62.144" calcext:value-type="float">
            <text:p>62.144</text:p>
          </table:table-cell>
          <table:table-cell office:value-type="float" office:value="7.8035" calcext:value-type="float">
            <text:p>7.8035</text:p>
          </table:table-cell>
          <table:table-cell/>
          <table:table-cell office:value-type="float" office:value="61.998" calcext:value-type="float">
            <text:p>61.998</text:p>
          </table:table-cell>
          <table:table-cell office:value-type="float" office:value="10.5084" calcext:value-type="float">
            <text:p>10.5084</text:p>
          </table:table-cell>
          <table:table-cell table:number-columns-repeated="2"/>
          <table:table-cell office:value-type="float" office:value="62.191" calcext:value-type="float">
            <text:p>62.191</text:p>
          </table:table-cell>
          <table:table-cell table:formula="of:=-LN([.B64]/15.2763)" office:value-type="float" office:value="0.13886193313765" calcext:value-type="float">
            <text:p>0.13886193313765</text:p>
          </table:table-cell>
          <table:table-cell/>
          <table:table-cell office:value-type="float" office:value="62.144" calcext:value-type="float">
            <text:p>62.144</text:p>
          </table:table-cell>
          <table:table-cell table:formula="of:= -LN([.E64]/8.4971)" office:value-type="float" office:value="0.085152577811278" calcext:value-type="float">
            <text:p>0.085152577811278</text:p>
          </table:table-cell>
          <table:table-cell/>
          <table:table-cell office:value-type="float" office:value="61.998" calcext:value-type="float">
            <text:p>61.998</text:p>
          </table:table-cell>
          <table:table-cell table:formula="of:=-LN([.H64]/11.159)" office:value-type="float" office:value="0.0600714098695222" calcext:value-type="float">
            <text:p>0.060071409869522</text:p>
          </table:table-cell>
          <table:table-cell/>
          <table:table-cell table:formula="of:=[.K64]^2" office:value-type="float" office:value="3867.720481" calcext:value-type="float">
            <text:p>3867.720481</text:p>
          </table:table-cell>
          <table:table-cell/>
          <table:table-cell table:formula="of:=[.L64]^2" office:value-type="float" office:value="0.0192826364747252" calcext:value-type="float">
            <text:p>0.019282636474725</text:p>
          </table:table-cell>
          <table:table-cell table:number-columns-repeated="3"/>
          <table:table-cell table:formula="of:=[.N64]^2" office:value-type="float" office:value="3861.876736" calcext:value-type="float">
            <text:p>3861.876736</text:p>
          </table:table-cell>
          <table:table-cell/>
          <table:table-cell table:formula="of:=[.O64]^2" office:value-type="float" office:value="0.00725096150790576" calcext:value-type="float">
            <text:p>0.007250961507906</text:p>
          </table:table-cell>
          <table:table-cell table:number-columns-repeated="2"/>
          <table:table-cell table:formula="of:=[.Q64]^2" office:value-type="float" office:value="3843.752004" calcext:value-type="float">
            <text:p>3843.752004</text:p>
          </table:table-cell>
          <table:table-cell/>
          <table:table-cell table:formula="of:=[.R64]^2" office:value-type="float" office:value="0.00360857428371213" calcext:value-type="float">
            <text:p>0.003608574283712</text:p>
          </table:table-cell>
          <table:table-cell table:number-columns-repeated="17"/>
          <table:table-cell office:value-type="float" office:value="62.189" calcext:value-type="float">
            <text:p>62.189</text:p>
          </table:table-cell>
          <table:table-cell table:formula="of:=-LN([.BB64]/14.6315)" office:value-type="float" office:value="0.0730334193755703" calcext:value-type="float">
            <text:p>0.07303341937557</text:p>
          </table:table-cell>
          <table:table-cell/>
          <table:table-cell office:value-type="float" office:value="13.601" calcext:value-type="float">
            <text:p>13.601</text:p>
          </table:table-cell>
          <table:table-cell/>
          <table:table-cell table:formula="of:=[.AY65]^2" office:value-type="float" office:value="3992.849721" calcext:value-type="float">
            <text:p>3992.849721</text:p>
          </table:table-cell>
          <table:table-cell/>
          <table:table-cell table:formula="of:=[.AZ64]^2" office:value-type="float" office:value="0.00533388034568792" calcext:value-type="float">
            <text:p>0.005333880345688</text:p>
          </table:table-cell>
          <table:table-cell/>
        </table:table-row>
        <table:table-row table:style-name="ro1">
          <table:table-cell office:value-type="float" office:value="63.19" calcext:value-type="float">
            <text:p>63.19</text:p>
          </table:table-cell>
          <table:table-cell office:value-type="float" office:value="13.2662" calcext:value-type="float">
            <text:p>13.2662</text:p>
          </table:table-cell>
          <table:table-cell/>
          <table:table-cell office:value-type="float" office:value="63.144" calcext:value-type="float">
            <text:p>63.144</text:p>
          </table:table-cell>
          <table:table-cell office:value-type="float" office:value="7.7925" calcext:value-type="float">
            <text:p>7.7925</text:p>
          </table:table-cell>
          <table:table-cell/>
          <table:table-cell office:value-type="float" office:value="62.997" calcext:value-type="float">
            <text:p>62.997</text:p>
          </table:table-cell>
          <table:table-cell office:value-type="float" office:value="10.4984" calcext:value-type="float">
            <text:p>10.4984</text:p>
          </table:table-cell>
          <table:table-cell table:number-columns-repeated="2"/>
          <table:table-cell office:value-type="float" office:value="63.19" calcext:value-type="float">
            <text:p>63.19</text:p>
          </table:table-cell>
          <table:table-cell table:formula="of:=-LN([.B65]/15.2763)" office:value-type="float" office:value="0.141083160695095" calcext:value-type="float">
            <text:p>0.141083160695095</text:p>
          </table:table-cell>
          <table:table-cell/>
          <table:table-cell office:value-type="float" office:value="63.144" calcext:value-type="float">
            <text:p>63.144</text:p>
          </table:table-cell>
          <table:table-cell table:formula="of:= -LN([.E65]/8.4971)" office:value-type="float" office:value="0.0865631961523941" calcext:value-type="float">
            <text:p>0.086563196152394</text:p>
          </table:table-cell>
          <table:table-cell/>
          <table:table-cell office:value-type="float" office:value="62.997" calcext:value-type="float">
            <text:p>62.997</text:p>
          </table:table-cell>
          <table:table-cell table:formula="of:=-LN([.H65]/11.159)" office:value-type="float" office:value="0.0610234826036244" calcext:value-type="float">
            <text:p>0.061023482603624</text:p>
          </table:table-cell>
          <table:table-cell/>
          <table:table-cell table:formula="of:=[.K65]^2" office:value-type="float" office:value="3992.9761" calcext:value-type="float">
            <text:p>3992.9761</text:p>
          </table:table-cell>
          <table:table-cell/>
          <table:table-cell table:formula="of:=[.L65]^2" office:value-type="float" office:value="0.0199044582317181" calcext:value-type="float">
            <text:p>0.019904458231718</text:p>
          </table:table-cell>
          <table:table-cell table:number-columns-repeated="3"/>
          <table:table-cell table:formula="of:=[.N65]^2" office:value-type="float" office:value="3987.164736" calcext:value-type="float">
            <text:p>3987.164736</text:p>
          </table:table-cell>
          <table:table-cell/>
          <table:table-cell table:formula="of:=[.O65]^2" office:value-type="float" office:value="0.00749318692811785" calcext:value-type="float">
            <text:p>0.007493186928118</text:p>
          </table:table-cell>
          <table:table-cell table:number-columns-repeated="2"/>
          <table:table-cell table:formula="of:=[.Q65]^2" office:value-type="float" office:value="3968.622009" calcext:value-type="float">
            <text:p>3968.622009</text:p>
          </table:table-cell>
          <table:table-cell/>
          <table:table-cell table:formula="of:=[.R65]^2" office:value-type="float" office:value="0.00372386542907485" calcext:value-type="float">
            <text:p>0.003723865429075</text:p>
          </table:table-cell>
          <table:table-cell table:number-columns-repeated="17"/>
          <table:table-cell office:value-type="float" office:value="63.189" calcext:value-type="float">
            <text:p>63.189</text:p>
          </table:table-cell>
          <table:table-cell table:formula="of:=-LN([.BB65]/14.6315)" office:value-type="float" office:value="0.0742620246954072" calcext:value-type="float">
            <text:p>0.074262024695407</text:p>
          </table:table-cell>
          <table:table-cell/>
          <table:table-cell office:value-type="float" office:value="13.5843" calcext:value-type="float">
            <text:p>13.5843</text:p>
          </table:table-cell>
          <table:table-cell/>
          <table:table-cell table:formula="of:=[.AY66]^2" office:value-type="float" office:value="4120.227721" calcext:value-type="float">
            <text:p>4120.227721</text:p>
          </table:table-cell>
          <table:table-cell/>
          <table:table-cell table:formula="of:=[.AZ65]^2" office:value-type="float" office:value="0.00551484831186127" calcext:value-type="float">
            <text:p>0.005514848311861</text:p>
          </table:table-cell>
          <table:table-cell/>
        </table:table-row>
        <table:table-row table:style-name="ro1">
          <table:table-cell office:value-type="float" office:value="64.191" calcext:value-type="float">
            <text:p>64.191</text:p>
          </table:table-cell>
          <table:table-cell office:value-type="float" office:value="13.2363" calcext:value-type="float">
            <text:p>13.2363</text:p>
          </table:table-cell>
          <table:table-cell/>
          <table:table-cell office:value-type="float" office:value="64.144" calcext:value-type="float">
            <text:p>64.144</text:p>
          </table:table-cell>
          <table:table-cell office:value-type="float" office:value="7.7813" calcext:value-type="float">
            <text:p>7.7813</text:p>
          </table:table-cell>
          <table:table-cell/>
          <table:table-cell office:value-type="float" office:value="63.998" calcext:value-type="float">
            <text:p>63.998</text:p>
          </table:table-cell>
          <table:table-cell office:value-type="float" office:value="10.4875" calcext:value-type="float">
            <text:p>10.4875</text:p>
          </table:table-cell>
          <table:table-cell table:number-columns-repeated="2"/>
          <table:table-cell office:value-type="float" office:value="64.191" calcext:value-type="float">
            <text:p>64.191</text:p>
          </table:table-cell>
          <table:table-cell table:formula="of:=-LN([.B66]/15.2763)" office:value-type="float" office:value="0.143339552558945" calcext:value-type="float">
            <text:p>0.143339552558945</text:p>
          </table:table-cell>
          <table:table-cell/>
          <table:table-cell office:value-type="float" office:value="64.144" calcext:value-type="float">
            <text:p>64.144</text:p>
          </table:table-cell>
          <table:table-cell table:formula="of:= -LN([.E66]/8.4971)" office:value-type="float" office:value="0.0880015094646017" calcext:value-type="float">
            <text:p>0.088001509464602</text:p>
          </table:table-cell>
          <table:table-cell/>
          <table:table-cell office:value-type="float" office:value="63.998" calcext:value-type="float">
            <text:p>63.998</text:p>
          </table:table-cell>
          <table:table-cell table:formula="of:=-LN([.H66]/11.159)" office:value-type="float" office:value="0.0620622754102396" calcext:value-type="float">
            <text:p>0.06206227541024</text:p>
          </table:table-cell>
          <table:table-cell/>
          <table:table-cell table:formula="of:=[.K66]^2" office:value-type="float" office:value="4120.484481" calcext:value-type="float">
            <text:p>4120.484481</text:p>
          </table:table-cell>
          <table:table-cell/>
          <table:table-cell table:formula="of:=[.L66]^2" office:value-type="float" office:value="0.0205462273277985" calcext:value-type="float">
            <text:p>0.020546227327799</text:p>
          </table:table-cell>
          <table:table-cell table:number-columns-repeated="3"/>
          <table:table-cell table:formula="of:=[.N66]^2" office:value-type="float" office:value="4114.452736" calcext:value-type="float">
            <text:p>4114.452736</text:p>
          </table:table-cell>
          <table:table-cell/>
          <table:table-cell table:formula="of:=[.O66]^2" office:value-type="float" office:value="0.00774426566804838" calcext:value-type="float">
            <text:p>0.007744265668048</text:p>
          </table:table-cell>
          <table:table-cell table:number-columns-repeated="2"/>
          <table:table-cell table:formula="of:=[.Q66]^2" office:value-type="float" office:value="4095.744004" calcext:value-type="float">
            <text:p>4095.744004</text:p>
          </table:table-cell>
          <table:table-cell/>
          <table:table-cell table:formula="of:=[.R66]^2" office:value-type="float" office:value="0.00385172602909643" calcext:value-type="float">
            <text:p>0.003851726029096</text:p>
          </table:table-cell>
          <table:table-cell table:number-columns-repeated="17"/>
          <table:table-cell office:value-type="float" office:value="64.189" calcext:value-type="float">
            <text:p>64.189</text:p>
          </table:table-cell>
          <table:table-cell table:formula="of:=-LN([.BB66]/14.6315)" office:value-type="float" office:value="0.0754479193192428" calcext:value-type="float">
            <text:p>0.075447919319243</text:p>
          </table:table-cell>
          <table:table-cell/>
          <table:table-cell office:value-type="float" office:value="13.5682" calcext:value-type="float">
            <text:p>13.5682</text:p>
          </table:table-cell>
          <table:table-cell/>
          <table:table-cell table:formula="of:=[.AY67]^2" office:value-type="float" office:value="4249.475344" calcext:value-type="float">
            <text:p>4249.475344</text:p>
          </table:table-cell>
          <table:table-cell/>
          <table:table-cell table:formula="of:=[.AZ66]^2" office:value-type="float" office:value="0.00569238852960298" calcext:value-type="float">
            <text:p>0.005692388529603</text:p>
          </table:table-cell>
          <table:table-cell/>
        </table:table-row>
        <table:table-row table:style-name="ro1">
          <table:table-cell office:value-type="float" office:value="65.19" calcext:value-type="float">
            <text:p>65.19</text:p>
          </table:table-cell>
          <table:table-cell office:value-type="float" office:value="13.2078" calcext:value-type="float">
            <text:p>13.2078</text:p>
          </table:table-cell>
          <table:table-cell/>
          <table:table-cell office:value-type="float" office:value="65.143" calcext:value-type="float">
            <text:p>65.143</text:p>
          </table:table-cell>
          <table:table-cell office:value-type="float" office:value="7.7707" calcext:value-type="float">
            <text:p>7.7707</text:p>
          </table:table-cell>
          <table:table-cell/>
          <table:table-cell office:value-type="float" office:value="64.998" calcext:value-type="float">
            <text:p>64.998</text:p>
          </table:table-cell>
          <table:table-cell office:value-type="float" office:value="10.4774" calcext:value-type="float">
            <text:p>10.4774</text:p>
          </table:table-cell>
          <table:table-cell table:number-columns-repeated="2"/>
          <table:table-cell office:value-type="float" office:value="65.19" calcext:value-type="float">
            <text:p>65.19</text:p>
          </table:table-cell>
          <table:table-cell table:formula="of:=-LN([.B67]/15.2763)" office:value-type="float" office:value="0.145495043654091" calcext:value-type="float">
            <text:p>0.145495043654091</text:p>
          </table:table-cell>
          <table:table-cell/>
          <table:table-cell office:value-type="float" office:value="65.143" calcext:value-type="float">
            <text:p>65.143</text:p>
          </table:table-cell>
          <table:table-cell table:formula="of:= -LN([.E67]/8.4971)" office:value-type="float" office:value="0.0893646783999716" calcext:value-type="float">
            <text:p>0.089364678399972</text:p>
          </table:table-cell>
          <table:table-cell/>
          <table:table-cell office:value-type="float" office:value="64.998" calcext:value-type="float">
            <text:p>64.998</text:p>
          </table:table-cell>
          <table:table-cell table:formula="of:=-LN([.H67]/11.159)" office:value-type="float" office:value="0.0630257906935343" calcext:value-type="float">
            <text:p>0.063025790693534</text:p>
          </table:table-cell>
          <table:table-cell/>
          <table:table-cell table:formula="of:=[.K67]^2" office:value-type="float" office:value="4249.7361" calcext:value-type="float">
            <text:p>4249.7361</text:p>
          </table:table-cell>
          <table:table-cell/>
          <table:table-cell table:formula="of:=[.L67]^2" office:value-type="float" office:value="0.021168807727906" calcext:value-type="float">
            <text:p>0.021168807727906</text:p>
          </table:table-cell>
          <table:table-cell table:number-columns-repeated="3"/>
          <table:table-cell table:formula="of:=[.N67]^2" office:value-type="float" office:value="4243.610449" calcext:value-type="float">
            <text:p>4243.610449</text:p>
          </table:table-cell>
          <table:table-cell/>
          <table:table-cell table:formula="of:=[.O67]^2" office:value-type="float" office:value="0.00798604574553035" calcext:value-type="float">
            <text:p>0.00798604574553</text:p>
          </table:table-cell>
          <table:table-cell table:number-columns-repeated="2"/>
          <table:table-cell table:formula="of:=[.Q67]^2" office:value-type="float" office:value="4224.740004" calcext:value-type="float">
            <text:p>4224.740004</text:p>
          </table:table-cell>
          <table:table-cell/>
          <table:table-cell table:formula="of:=[.R67]^2" office:value-type="float" office:value="0.0039722502925452" calcext:value-type="float">
            <text:p>0.003972250292545</text:p>
          </table:table-cell>
          <table:table-cell table:number-columns-repeated="17"/>
          <table:table-cell office:value-type="float" office:value="65.188" calcext:value-type="float">
            <text:p>65.188</text:p>
          </table:table-cell>
          <table:table-cell table:formula="of:=-LN([.BB67]/14.6315)" office:value-type="float" office:value="0.0766942551431067" calcext:value-type="float">
            <text:p>0.076694255143107</text:p>
          </table:table-cell>
          <table:table-cell/>
          <table:table-cell office:value-type="float" office:value="13.5513" calcext:value-type="float">
            <text:p>13.5513</text:p>
          </table:table-cell>
          <table:table-cell/>
          <table:table-cell table:formula="of:=[.AY68]^2" office:value-type="float" office:value="4380.983721" calcext:value-type="float">
            <text:p>4380.983721</text:p>
          </table:table-cell>
          <table:table-cell/>
          <table:table-cell table:formula="of:=[.AZ67]^2" office:value-type="float" office:value="0.00588200877195595" calcext:value-type="float">
            <text:p>0.005882008771956</text:p>
          </table:table-cell>
          <table:table-cell/>
        </table:table-row>
        <table:table-row table:style-name="ro1">
          <table:table-cell office:value-type="float" office:value="66.191" calcext:value-type="float">
            <text:p>66.191</text:p>
          </table:table-cell>
          <table:table-cell office:value-type="float" office:value="13.1784" calcext:value-type="float">
            <text:p>13.1784</text:p>
          </table:table-cell>
          <table:table-cell/>
          <table:table-cell office:value-type="float" office:value="66.144" calcext:value-type="float">
            <text:p>66.144</text:p>
          </table:table-cell>
          <table:table-cell office:value-type="float" office:value="7.7594" calcext:value-type="float">
            <text:p>7.7594</text:p>
          </table:table-cell>
          <table:table-cell/>
          <table:table-cell office:value-type="float" office:value="65.998" calcext:value-type="float">
            <text:p>65.998</text:p>
          </table:table-cell>
          <table:table-cell office:value-type="float" office:value="10.467" calcext:value-type="float">
            <text:p>10.467</text:p>
          </table:table-cell>
          <table:table-cell table:number-columns-repeated="2"/>
          <table:table-cell office:value-type="float" office:value="66.191" calcext:value-type="float">
            <text:p>66.191</text:p>
          </table:table-cell>
          <table:table-cell table:formula="of:=-LN([.B68]/15.2763)" office:value-type="float" office:value="0.14772348216866" calcext:value-type="float">
            <text:p>0.14772348216866</text:p>
          </table:table-cell>
          <table:table-cell/>
          <table:table-cell office:value-type="float" office:value="66.144" calcext:value-type="float">
            <text:p>66.144</text:p>
          </table:table-cell>
          <table:table-cell table:formula="of:= -LN([.E68]/8.4971)" office:value-type="float" office:value="0.0908199171935641" calcext:value-type="float">
            <text:p>0.090819917193564</text:p>
          </table:table-cell>
          <table:table-cell/>
          <table:table-cell office:value-type="float" office:value="65.998" calcext:value-type="float">
            <text:p>65.998</text:p>
          </table:table-cell>
          <table:table-cell table:formula="of:=-LN([.H68]/11.159)" office:value-type="float" office:value="0.0640188963308175" calcext:value-type="float">
            <text:p>0.064018896330818</text:p>
          </table:table-cell>
          <table:table-cell/>
          <table:table-cell table:formula="of:=[.K68]^2" office:value-type="float" office:value="4381.248481" calcext:value-type="float">
            <text:p>4381.248481</text:p>
          </table:table-cell>
          <table:table-cell/>
          <table:table-cell table:formula="of:=[.L68]^2" office:value-type="float" office:value="0.0218222271840343" calcext:value-type="float">
            <text:p>0.021822227184034</text:p>
          </table:table-cell>
          <table:table-cell table:number-columns-repeated="3"/>
          <table:table-cell table:formula="of:=[.N68]^2" office:value-type="float" office:value="4375.028736" calcext:value-type="float">
            <text:p>4375.028736</text:p>
          </table:table-cell>
          <table:table-cell/>
          <table:table-cell table:formula="of:=[.O68]^2" office:value-type="float" office:value="0.00824825735904583" calcext:value-type="float">
            <text:p>0.008248257359046</text:p>
          </table:table-cell>
          <table:table-cell table:number-columns-repeated="2"/>
          <table:table-cell table:formula="of:=[.Q68]^2" office:value-type="float" office:value="4355.736004" calcext:value-type="float">
            <text:p>4355.736004</text:p>
          </table:table-cell>
          <table:table-cell/>
          <table:table-cell table:formula="of:=[.R68]^2" office:value-type="float" office:value="0.00409841908741595" calcext:value-type="float">
            <text:p>0.004098419087416</text:p>
          </table:table-cell>
          <table:table-cell table:number-columns-repeated="17"/>
          <table:table-cell office:value-type="float" office:value="66.189" calcext:value-type="float">
            <text:p>66.189</text:p>
          </table:table-cell>
          <table:table-cell table:formula="of:=-LN([.BB68]/14.6315)" office:value-type="float" office:value="0.0779273692073341" calcext:value-type="float">
            <text:p>0.077927369207334</text:p>
          </table:table-cell>
          <table:table-cell/>
          <table:table-cell office:value-type="float" office:value="13.5346" calcext:value-type="float">
            <text:p>13.5346</text:p>
          </table:table-cell>
          <table:table-cell/>
          <table:table-cell table:formula="of:=[.AY69]^2" office:value-type="float" office:value="4514.227344" calcext:value-type="float">
            <text:p>4514.227344</text:p>
          </table:table-cell>
          <table:table-cell/>
          <table:table-cell table:formula="of:=[.AZ68]^2" office:value-type="float" office:value="0.00607267487157616" calcext:value-type="float">
            <text:p>0.006072674871576</text:p>
          </table:table-cell>
          <table:table-cell/>
        </table:table-row>
        <table:table-row table:style-name="ro1">
          <table:table-cell office:value-type="float" office:value="67.191" calcext:value-type="float">
            <text:p>67.191</text:p>
          </table:table-cell>
          <table:table-cell office:value-type="float" office:value="13.1493" calcext:value-type="float">
            <text:p>13.1493</text:p>
          </table:table-cell>
          <table:table-cell/>
          <table:table-cell office:value-type="float" office:value="67.144" calcext:value-type="float">
            <text:p>67.144</text:p>
          </table:table-cell>
          <table:table-cell office:value-type="float" office:value="7.7484" calcext:value-type="float">
            <text:p>7.7484</text:p>
          </table:table-cell>
          <table:table-cell/>
          <table:table-cell office:value-type="float" office:value="66.998" calcext:value-type="float">
            <text:p>66.998</text:p>
          </table:table-cell>
          <table:table-cell office:value-type="float" office:value="10.4565" calcext:value-type="float">
            <text:p>10.4565</text:p>
          </table:table-cell>
          <table:table-cell table:number-columns-repeated="2"/>
          <table:table-cell office:value-type="float" office:value="67.191" calcext:value-type="float">
            <text:p>67.191</text:p>
          </table:table-cell>
          <table:table-cell table:formula="of:=-LN([.B69]/15.2763)" office:value-type="float" office:value="0.149934082551555" calcext:value-type="float">
            <text:p>0.149934082551555</text:p>
          </table:table-cell>
          <table:table-cell/>
          <table:table-cell office:value-type="float" office:value="67.144" calcext:value-type="float">
            <text:p>67.144</text:p>
          </table:table-cell>
          <table:table-cell table:formula="of:= -LN([.E69]/8.4971)" office:value-type="float" office:value="0.0922385583734646" calcext:value-type="float">
            <text:p>0.092238558373465</text:p>
          </table:table-cell>
          <table:table-cell/>
          <table:table-cell office:value-type="float" office:value="66.998" calcext:value-type="float">
            <text:p>66.998</text:p>
          </table:table-cell>
          <table:table-cell table:formula="of:=-LN([.H69]/11.159)" office:value-type="float" office:value="0.0650225525911382" calcext:value-type="float">
            <text:p>0.065022552591138</text:p>
          </table:table-cell>
          <table:table-cell/>
          <table:table-cell table:formula="of:=[.K69]^2" office:value-type="float" office:value="4514.630481" calcext:value-type="float">
            <text:p>4514.630481</text:p>
          </table:table-cell>
          <table:table-cell/>
          <table:table-cell table:formula="of:=[.L69]^2" office:value-type="float" office:value="0.0224802291105765" calcext:value-type="float">
            <text:p>0.022480229110577</text:p>
          </table:table-cell>
          <table:table-cell table:number-columns-repeated="3"/>
          <table:table-cell table:formula="of:=[.N69]^2" office:value-type="float" office:value="4508.316736" calcext:value-type="float">
            <text:p>4508.316736</text:p>
          </table:table-cell>
          <table:table-cell/>
          <table:table-cell table:formula="of:=[.O69]^2" office:value-type="float" office:value="0.00850795165081504" calcext:value-type="float">
            <text:p>0.008507951650815</text:p>
          </table:table-cell>
          <table:table-cell table:number-columns-repeated="2"/>
          <table:table-cell table:formula="of:=[.Q69]^2" office:value-type="float" office:value="4488.732004" calcext:value-type="float">
            <text:p>4488.732004</text:p>
          </table:table-cell>
          <table:table-cell/>
          <table:table-cell table:formula="of:=[.R69]^2" office:value-type="float" office:value="0.00422793234546733" calcext:value-type="float">
            <text:p>0.004227932345467</text:p>
          </table:table-cell>
          <table:table-cell table:number-columns-repeated="17"/>
          <table:table-cell office:value-type="float" office:value="67.188" calcext:value-type="float">
            <text:p>67.188</text:p>
          </table:table-cell>
          <table:table-cell table:formula="of:=-LN([.BB69]/14.6315)" office:value-type="float" office:value="0.0791620057194017" calcext:value-type="float">
            <text:p>0.079162005719402</text:p>
          </table:table-cell>
          <table:table-cell/>
          <table:table-cell office:value-type="float" office:value="13.5179" calcext:value-type="float">
            <text:p>13.5179</text:p>
          </table:table-cell>
          <table:table-cell/>
          <table:table-cell table:formula="of:=[.AY70]^2" office:value-type="float" office:value="4649.739721" calcext:value-type="float">
            <text:p>4649.739721</text:p>
          </table:table-cell>
          <table:table-cell/>
          <table:table-cell table:formula="of:=[.AZ69]^2" office:value-type="float" office:value="0.00626662314951859" calcext:value-type="float">
            <text:p>0.006266623149519</text:p>
          </table:table-cell>
          <table:table-cell/>
        </table:table-row>
        <table:table-row table:style-name="ro1">
          <table:table-cell office:value-type="float" office:value="68.191" calcext:value-type="float">
            <text:p>68.191</text:p>
          </table:table-cell>
          <table:table-cell office:value-type="float" office:value="13.1208" calcext:value-type="float">
            <text:p>13.1208</text:p>
          </table:table-cell>
          <table:table-cell/>
          <table:table-cell office:value-type="float" office:value="68.144" calcext:value-type="float">
            <text:p>68.144</text:p>
          </table:table-cell>
          <table:table-cell office:value-type="float" office:value="7.7379" calcext:value-type="float">
            <text:p>7.7379</text:p>
          </table:table-cell>
          <table:table-cell/>
          <table:table-cell office:value-type="float" office:value="67.998" calcext:value-type="float">
            <text:p>67.998</text:p>
          </table:table-cell>
          <table:table-cell office:value-type="float" office:value="10.446" calcext:value-type="float">
            <text:p>10.446</text:p>
          </table:table-cell>
          <table:table-cell table:number-columns-repeated="2"/>
          <table:table-cell office:value-type="float" office:value="68.191" calcext:value-type="float">
            <text:p>68.191</text:p>
          </table:table-cell>
          <table:table-cell table:formula="of:=-LN([.B70]/15.2763)" office:value-type="float" office:value="0.152103850552533" calcext:value-type="float">
            <text:p>0.152103850552533</text:p>
          </table:table-cell>
          <table:table-cell/>
          <table:table-cell office:value-type="float" office:value="68.144" calcext:value-type="float">
            <text:p>68.144</text:p>
          </table:table-cell>
          <table:table-cell table:formula="of:= -LN([.E70]/8.4971)" office:value-type="float" office:value="0.0935945958529121" calcext:value-type="float">
            <text:p>0.093594595852912</text:p>
          </table:table-cell>
          <table:table-cell/>
          <table:table-cell office:value-type="float" office:value="67.998" calcext:value-type="float">
            <text:p>67.998</text:p>
          </table:table-cell>
          <table:table-cell table:formula="of:=-LN([.H70]/11.159)" office:value-type="float" office:value="0.0660272171894572" calcext:value-type="float">
            <text:p>0.066027217189457</text:p>
          </table:table-cell>
          <table:table-cell/>
          <table:table-cell table:formula="of:=[.K70]^2" office:value-type="float" office:value="4650.012481" calcext:value-type="float">
            <text:p>4650.012481</text:p>
          </table:table-cell>
          <table:table-cell/>
          <table:table-cell table:formula="of:=[.L70]^2" office:value-type="float" office:value="0.0231355813529073" calcext:value-type="float">
            <text:p>0.023135581352907</text:p>
          </table:table-cell>
          <table:table-cell table:number-columns-repeated="3"/>
          <table:table-cell table:formula="of:=[.N70]^2" office:value-type="float" office:value="4643.604736" calcext:value-type="float">
            <text:p>4643.604736</text:p>
          </table:table-cell>
          <table:table-cell/>
          <table:table-cell table:formula="of:=[.O70]^2" office:value-type="float" office:value="0.00875994837286994" calcext:value-type="float">
            <text:p>0.00875994837287</text:p>
          </table:table-cell>
          <table:table-cell table:number-columns-repeated="2"/>
          <table:table-cell table:formula="of:=[.Q70]^2" office:value-type="float" office:value="4623.728004" calcext:value-type="float">
            <text:p>4623.728004</text:p>
          </table:table-cell>
          <table:table-cell/>
          <table:table-cell table:formula="of:=[.R70]^2" office:value-type="float" office:value="0.00435959340978375" calcext:value-type="float">
            <text:p>0.004359593409784</text:p>
          </table:table-cell>
          <table:table-cell table:number-columns-repeated="17"/>
          <table:table-cell office:value-type="float" office:value="68.189" calcext:value-type="float">
            <text:p>68.189</text:p>
          </table:table-cell>
          <table:table-cell table:formula="of:=-LN([.BB70]/14.6315)" office:value-type="float" office:value="0.0803611353838808" calcext:value-type="float">
            <text:p>0.080361135383881</text:p>
          </table:table-cell>
          <table:table-cell/>
          <table:table-cell office:value-type="float" office:value="13.5017" calcext:value-type="float">
            <text:p>13.5017</text:p>
          </table:table-cell>
          <table:table-cell/>
          <table:table-cell table:formula="of:=[.AY71]^2" office:value-type="float" office:value="4786.979344" calcext:value-type="float">
            <text:p>4786.979344</text:p>
          </table:table-cell>
          <table:table-cell/>
          <table:table-cell table:formula="of:=[.AZ70]^2" office:value-type="float" office:value="0.00645791208018642" calcext:value-type="float">
            <text:p>0.006457912080186</text:p>
          </table:table-cell>
          <table:table-cell/>
        </table:table-row>
        <table:table-row table:style-name="ro1">
          <table:table-cell office:value-type="float" office:value="69.191" calcext:value-type="float">
            <text:p>69.191</text:p>
          </table:table-cell>
          <table:table-cell office:value-type="float" office:value="13.0913" calcext:value-type="float">
            <text:p>13.0913</text:p>
          </table:table-cell>
          <table:table-cell/>
          <table:table-cell office:value-type="float" office:value="69.144" calcext:value-type="float">
            <text:p>69.144</text:p>
          </table:table-cell>
          <table:table-cell office:value-type="float" office:value="7.7272" calcext:value-type="float">
            <text:p>7.7272</text:p>
          </table:table-cell>
          <table:table-cell/>
          <table:table-cell office:value-type="float" office:value="68.997" calcext:value-type="float">
            <text:p>68.997</text:p>
          </table:table-cell>
          <table:table-cell office:value-type="float" office:value="10.4357" calcext:value-type="float">
            <text:p>10.4357</text:p>
          </table:table-cell>
          <table:table-cell table:number-columns-repeated="2"/>
          <table:table-cell office:value-type="float" office:value="69.191" calcext:value-type="float">
            <text:p>69.191</text:p>
          </table:table-cell>
          <table:table-cell table:formula="of:=-LN([.B71]/15.2763)" office:value-type="float" office:value="0.154354720376388" calcext:value-type="float">
            <text:p>0.154354720376388</text:p>
          </table:table-cell>
          <table:table-cell/>
          <table:table-cell office:value-type="float" office:value="69.144" calcext:value-type="float">
            <text:p>69.144</text:p>
          </table:table-cell>
          <table:table-cell table:formula="of:= -LN([.E71]/8.4971)" office:value-type="float" office:value="0.0949783569288002" calcext:value-type="float">
            <text:p>0.0949783569288</text:p>
          </table:table-cell>
          <table:table-cell/>
          <table:table-cell office:value-type="float" office:value="68.997" calcext:value-type="float">
            <text:p>68.997</text:p>
          </table:table-cell>
          <table:table-cell table:formula="of:=-LN([.H71]/11.159)" office:value-type="float" office:value="0.0670137269884995" calcext:value-type="float">
            <text:p>0.0670137269885</text:p>
          </table:table-cell>
          <table:table-cell/>
          <table:table-cell table:formula="of:=[.K71]^2" office:value-type="float" office:value="4787.394481" calcext:value-type="float">
            <text:p>4787.394481</text:p>
          </table:table-cell>
          <table:table-cell/>
          <table:table-cell table:formula="of:=[.L71]^2" office:value-type="float" office:value="0.0238253797024729" calcext:value-type="float">
            <text:p>0.023825379702473</text:p>
          </table:table-cell>
          <table:table-cell table:number-columns-repeated="3"/>
          <table:table-cell table:formula="of:=[.N71]^2" office:value-type="float" office:value="4780.892736" calcext:value-type="float">
            <text:p>4780.892736</text:p>
          </table:table-cell>
          <table:table-cell/>
          <table:table-cell table:formula="of:=[.O71]^2" office:value-type="float" office:value="0.00902088828489458" calcext:value-type="float">
            <text:p>0.009020888284895</text:p>
          </table:table-cell>
          <table:table-cell table:number-columns-repeated="2"/>
          <table:table-cell table:formula="of:=[.Q71]^2" office:value-type="float" office:value="4760.586009" calcext:value-type="float">
            <text:p>4760.586009</text:p>
          </table:table-cell>
          <table:table-cell/>
          <table:table-cell table:formula="of:=[.R71]^2" office:value-type="float" office:value="0.00449083960488915" calcext:value-type="float">
            <text:p>0.004490839604889</text:p>
          </table:table-cell>
          <table:table-cell table:number-columns-repeated="17"/>
          <table:table-cell office:value-type="float" office:value="69.188" calcext:value-type="float">
            <text:p>69.188</text:p>
          </table:table-cell>
          <table:table-cell table:formula="of:=-LN([.BB71]/14.6315)" office:value-type="float" office:value="0.0815913666149741" calcext:value-type="float">
            <text:p>0.081591366614974</text:p>
          </table:table-cell>
          <table:table-cell/>
          <table:table-cell office:value-type="float" office:value="13.4851" calcext:value-type="float">
            <text:p>13.4851</text:p>
          </table:table-cell>
          <table:table-cell/>
          <table:table-cell table:formula="of:=[.AY72]^2" office:value-type="float" office:value="4926.355344" calcext:value-type="float">
            <text:p>4926.355344</text:p>
          </table:table-cell>
          <table:table-cell/>
          <table:table-cell table:formula="of:=[.AZ71]^2" office:value-type="float" office:value="0.00665715110609911" calcext:value-type="float">
            <text:p>0.006657151106099</text:p>
          </table:table-cell>
          <table:table-cell/>
        </table:table-row>
        <table:table-row table:style-name="ro1">
          <table:table-cell office:value-type="float" office:value="70.191" calcext:value-type="float">
            <text:p>70.191</text:p>
          </table:table-cell>
          <table:table-cell office:value-type="float" office:value="13.0618" calcext:value-type="float">
            <text:p>13.0618</text:p>
          </table:table-cell>
          <table:table-cell/>
          <table:table-cell office:value-type="float" office:value="70.144" calcext:value-type="float">
            <text:p>70.144</text:p>
          </table:table-cell>
          <table:table-cell office:value-type="float" office:value="7.7161" calcext:value-type="float">
            <text:p>7.7161</text:p>
          </table:table-cell>
          <table:table-cell/>
          <table:table-cell office:value-type="float" office:value="69.997" calcext:value-type="float">
            <text:p>69.997</text:p>
          </table:table-cell>
          <table:table-cell office:value-type="float" office:value="10.4253" calcext:value-type="float">
            <text:p>10.4253</text:p>
          </table:table-cell>
          <table:table-cell table:number-columns-repeated="2"/>
          <table:table-cell office:value-type="float" office:value="70.191" calcext:value-type="float">
            <text:p>70.191</text:p>
          </table:table-cell>
          <table:table-cell table:formula="of:=-LN([.B72]/15.2763)" office:value-type="float" office:value="0.156610668046928" calcext:value-type="float">
            <text:p>0.156610668046928</text:p>
          </table:table-cell>
          <table:table-cell/>
          <table:table-cell office:value-type="float" office:value="70.144" calcext:value-type="float">
            <text:p>70.144</text:p>
          </table:table-cell>
          <table:table-cell table:formula="of:= -LN([.E72]/8.4971)" office:value-type="float" office:value="0.0964158737693032" calcext:value-type="float">
            <text:p>0.096415873769303</text:p>
          </table:table-cell>
          <table:table-cell/>
          <table:table-cell office:value-type="float" office:value="69.997" calcext:value-type="float">
            <text:p>69.997</text:p>
          </table:table-cell>
          <table:table-cell table:formula="of:=-LN([.H72]/11.159)" office:value-type="float" office:value="0.0680108029543312" calcext:value-type="float">
            <text:p>0.068010802954331</text:p>
          </table:table-cell>
          <table:table-cell/>
          <table:table-cell table:formula="of:=[.K72]^2" office:value-type="float" office:value="4926.776481" calcext:value-type="float">
            <text:p>4926.776481</text:p>
          </table:table-cell>
          <table:table-cell/>
          <table:table-cell table:formula="of:=[.L72]^2" office:value-type="float" office:value="0.024526901346105" calcext:value-type="float">
            <text:p>0.024526901346105</text:p>
          </table:table-cell>
          <table:table-cell table:number-columns-repeated="3"/>
          <table:table-cell table:formula="of:=[.N72]^2" office:value-type="float" office:value="4920.180736" calcext:value-type="float">
            <text:p>4920.180736</text:p>
          </table:table-cell>
          <table:table-cell/>
          <table:table-cell table:formula="of:=[.O72]^2" office:value-type="float" office:value="0.00929602071469822" calcext:value-type="float">
            <text:p>0.009296020714698</text:p>
          </table:table-cell>
          <table:table-cell table:number-columns-repeated="2"/>
          <table:table-cell table:formula="of:=[.Q72]^2" office:value-type="float" office:value="4899.580009" calcext:value-type="float">
            <text:p>4899.580009</text:p>
          </table:table-cell>
          <table:table-cell/>
          <table:table-cell table:formula="of:=[.R72]^2" office:value-type="float" office:value="0.00462546931849286" calcext:value-type="float">
            <text:p>0.004625469318493</text:p>
          </table:table-cell>
          <table:table-cell table:number-columns-repeated="17"/>
          <table:table-cell office:value-type="float" office:value="70.188" calcext:value-type="float">
            <text:p>70.188</text:p>
          </table:table-cell>
          <table:table-cell table:formula="of:=-LN([.BB72]/14.6315)" office:value-type="float" office:value="0.0828008392320722" calcext:value-type="float">
            <text:p>0.082800839232072</text:p>
          </table:table-cell>
          <table:table-cell/>
          <table:table-cell office:value-type="float" office:value="13.4688" calcext:value-type="float">
            <text:p>13.4688</text:p>
          </table:table-cell>
          <table:table-cell/>
          <table:table-cell table:formula="of:=[.AY73]^2" office:value-type="float" office:value="5067.731344" calcext:value-type="float">
            <text:p>5067.731344</text:p>
          </table:table-cell>
          <table:table-cell/>
          <table:table-cell table:formula="of:=[.AZ72]^2" office:value-type="float" office:value="0.00685597897753547" calcext:value-type="float">
            <text:p>0.006855978977535</text:p>
          </table:table-cell>
          <table:table-cell/>
        </table:table-row>
        <table:table-row table:style-name="ro1">
          <table:table-cell office:value-type="float" office:value="71.191" calcext:value-type="float">
            <text:p>71.191</text:p>
          </table:table-cell>
          <table:table-cell office:value-type="float" office:value="13.0337" calcext:value-type="float">
            <text:p>13.0337</text:p>
          </table:table-cell>
          <table:table-cell/>
          <table:table-cell office:value-type="float" office:value="71.144" calcext:value-type="float">
            <text:p>71.144</text:p>
          </table:table-cell>
          <table:table-cell office:value-type="float" office:value="7.7045" calcext:value-type="float">
            <text:p>7.7045</text:p>
          </table:table-cell>
          <table:table-cell/>
          <table:table-cell office:value-type="float" office:value="70.998" calcext:value-type="float">
            <text:p>70.998</text:p>
          </table:table-cell>
          <table:table-cell office:value-type="float" office:value="10.4151" calcext:value-type="float">
            <text:p>10.4151</text:p>
          </table:table-cell>
          <table:table-cell table:number-columns-repeated="2"/>
          <table:table-cell office:value-type="float" office:value="71.191" calcext:value-type="float">
            <text:p>71.191</text:p>
          </table:table-cell>
          <table:table-cell table:formula="of:=-LN([.B73]/15.2763)" office:value-type="float" office:value="0.158764296899483" calcext:value-type="float">
            <text:p>0.158764296899483</text:p>
          </table:table-cell>
          <table:table-cell/>
          <table:table-cell office:value-type="float" office:value="71.144" calcext:value-type="float">
            <text:p>71.144</text:p>
          </table:table-cell>
          <table:table-cell table:formula="of:= -LN([.E73]/8.4971)" office:value-type="float" office:value="0.0979203550719782" calcext:value-type="float">
            <text:p>0.097920355071978</text:p>
          </table:table-cell>
          <table:table-cell/>
          <table:table-cell office:value-type="float" office:value="70.998" calcext:value-type="float">
            <text:p>70.998</text:p>
          </table:table-cell>
          <table:table-cell table:formula="of:=-LN([.H73]/11.159)" office:value-type="float" office:value="0.0689896710004774" calcext:value-type="float">
            <text:p>0.068989671000478</text:p>
          </table:table-cell>
          <table:table-cell/>
          <table:table-cell table:formula="of:=[.K73]^2" office:value-type="float" office:value="5068.158481" calcext:value-type="float">
            <text:p>5068.158481</text:p>
          </table:table-cell>
          <table:table-cell/>
          <table:table-cell table:formula="of:=[.L73]^2" office:value-type="float" office:value="0.025206101969987" calcext:value-type="float">
            <text:p>0.025206101969987</text:p>
          </table:table-cell>
          <table:table-cell table:number-columns-repeated="3"/>
          <table:table-cell table:formula="of:=[.N73]^2" office:value-type="float" office:value="5061.468736" calcext:value-type="float">
            <text:p>5061.468736</text:p>
          </table:table-cell>
          <table:table-cell/>
          <table:table-cell table:formula="of:=[.O73]^2" office:value-type="float" office:value="0.00958839593742228" calcext:value-type="float">
            <text:p>0.009588395937422</text:p>
          </table:table-cell>
          <table:table-cell table:number-columns-repeated="2"/>
          <table:table-cell table:formula="of:=[.Q73]^2" office:value-type="float" office:value="5040.716004" calcext:value-type="float">
            <text:p>5040.716004</text:p>
          </table:table-cell>
          <table:table-cell/>
          <table:table-cell table:formula="of:=[.R73]^2" office:value-type="float" office:value="0.00475957470475412" calcext:value-type="float">
            <text:p>0.004759574704754</text:p>
          </table:table-cell>
          <table:table-cell table:number-columns-repeated="17"/>
          <table:table-cell office:value-type="float" office:value="71.188" calcext:value-type="float">
            <text:p>71.188</text:p>
          </table:table-cell>
          <table:table-cell table:formula="of:=-LN([.BB73]/14.6315)" office:value-type="float" office:value="0.08404151113696" calcext:value-type="float">
            <text:p>0.08404151113696</text:p>
          </table:table-cell>
          <table:table-cell/>
          <table:table-cell office:value-type="float" office:value="13.4521" calcext:value-type="float">
            <text:p>13.4521</text:p>
          </table:table-cell>
          <table:table-cell/>
          <table:table-cell table:formula="of:=[.AY74]^2" office:value-type="float" office:value="5211.251721" calcext:value-type="float">
            <text:p>5211.251721</text:p>
          </table:table-cell>
          <table:table-cell/>
          <table:table-cell table:formula="of:=[.AZ73]^2" office:value-type="float" office:value="0.00706297559418377" calcext:value-type="float">
            <text:p>0.007062975594184</text:p>
          </table:table-cell>
          <table:table-cell/>
        </table:table-row>
        <table:table-row table:style-name="ro1">
          <table:table-cell office:value-type="float" office:value="72.191" calcext:value-type="float">
            <text:p>72.191</text:p>
          </table:table-cell>
          <table:table-cell office:value-type="float" office:value="13.0047" calcext:value-type="float">
            <text:p>13.0047</text:p>
          </table:table-cell>
          <table:table-cell/>
          <table:table-cell office:value-type="float" office:value="72.144" calcext:value-type="float">
            <text:p>72.144</text:p>
          </table:table-cell>
          <table:table-cell office:value-type="float" office:value="7.694" calcext:value-type="float">
            <text:p>7.694</text:p>
          </table:table-cell>
          <table:table-cell/>
          <table:table-cell office:value-type="float" office:value="71.998" calcext:value-type="float">
            <text:p>71.998</text:p>
          </table:table-cell>
          <table:table-cell office:value-type="float" office:value="10.4046" calcext:value-type="float">
            <text:p>10.4046</text:p>
          </table:table-cell>
          <table:table-cell table:number-columns-repeated="2"/>
          <table:table-cell office:value-type="float" office:value="72.191" calcext:value-type="float">
            <text:p>72.191</text:p>
          </table:table-cell>
          <table:table-cell table:formula="of:=-LN([.B74]/15.2763)" office:value-type="float" office:value="0.160991777235502" calcext:value-type="float">
            <text:p>0.160991777235502</text:p>
          </table:table-cell>
          <table:table-cell/>
          <table:table-cell office:value-type="float" office:value="72.144" calcext:value-type="float">
            <text:p>72.144</text:p>
          </table:table-cell>
          <table:table-cell table:formula="of:= -LN([.E74]/8.4971)" office:value-type="float" office:value="0.0992841244816458" calcext:value-type="float">
            <text:p>0.099284124481646</text:p>
          </table:table-cell>
          <table:table-cell/>
          <table:table-cell office:value-type="float" office:value="71.998" calcext:value-type="float">
            <text:p>71.998</text:p>
          </table:table-cell>
          <table:table-cell table:formula="of:=-LN([.H74]/11.159)" office:value-type="float" office:value="0.0699983311531427" calcext:value-type="float">
            <text:p>0.069998331153143</text:p>
          </table:table-cell>
          <table:table-cell/>
          <table:table-cell table:formula="of:=[.K74]^2" office:value-type="float" office:value="5211.540481" calcext:value-type="float">
            <text:p>5211.540481</text:p>
          </table:table-cell>
          <table:table-cell/>
          <table:table-cell table:formula="of:=[.L74]^2" office:value-type="float" office:value="0.0259183523374453" calcext:value-type="float">
            <text:p>0.025918352337445</text:p>
          </table:table-cell>
          <table:table-cell table:number-columns-repeated="3"/>
          <table:table-cell table:formula="of:=[.N74]^2" office:value-type="float" office:value="5204.756736" calcext:value-type="float">
            <text:p>5204.756736</text:p>
          </table:table-cell>
          <table:table-cell/>
          <table:table-cell table:formula="of:=[.O74]^2" office:value-type="float" office:value="0.00985733737408695" calcext:value-type="float">
            <text:p>0.009857337374087</text:p>
          </table:table-cell>
          <table:table-cell table:number-columns-repeated="2"/>
          <table:table-cell table:formula="of:=[.Q74]^2" office:value-type="float" office:value="5183.712004" calcext:value-type="float">
            <text:p>5183.712004</text:p>
          </table:table-cell>
          <table:table-cell/>
          <table:table-cell table:formula="of:=[.R74]^2" office:value-type="float" office:value="0.00489976636422502" calcext:value-type="float">
            <text:p>0.004899766364225</text:p>
          </table:table-cell>
          <table:table-cell table:number-columns-repeated="17"/>
          <table:table-cell office:value-type="float" office:value="72.189" calcext:value-type="float">
            <text:p>72.189</text:p>
          </table:table-cell>
          <table:table-cell table:formula="of:=-LN([.BB74]/14.6315)" office:value-type="float" office:value="0.0852539525694831" calcext:value-type="float">
            <text:p>0.085253952569483</text:p>
          </table:table-cell>
          <table:table-cell/>
          <table:table-cell office:value-type="float" office:value="13.4358" calcext:value-type="float">
            <text:p>13.4358</text:p>
          </table:table-cell>
          <table:table-cell/>
          <table:table-cell table:formula="of:=[.AY75]^2" office:value-type="float" office:value="5356.483344" calcext:value-type="float">
            <text:p>5356.483344</text:p>
          </table:table-cell>
          <table:table-cell/>
          <table:table-cell table:formula="of:=[.AZ74]^2" office:value-type="float" office:value="0.00726823642871968" calcext:value-type="float">
            <text:p>0.00726823642872</text:p>
          </table:table-cell>
          <table:table-cell/>
        </table:table-row>
        <table:table-row table:style-name="ro1">
          <table:table-cell office:value-type="float" office:value="73.191" calcext:value-type="float">
            <text:p>73.191</text:p>
          </table:table-cell>
          <table:table-cell office:value-type="float" office:value="12.9762" calcext:value-type="float">
            <text:p>12.9762</text:p>
          </table:table-cell>
          <table:table-cell/>
          <table:table-cell office:value-type="float" office:value="73.144" calcext:value-type="float">
            <text:p>73.144</text:p>
          </table:table-cell>
          <table:table-cell office:value-type="float" office:value="7.6827" calcext:value-type="float">
            <text:p>7.6827</text:p>
          </table:table-cell>
          <table:table-cell/>
          <table:table-cell office:value-type="float" office:value="72.998" calcext:value-type="float">
            <text:p>72.998</text:p>
          </table:table-cell>
          <table:table-cell office:value-type="float" office:value="10.3946" calcext:value-type="float">
            <text:p>10.3946</text:p>
          </table:table-cell>
          <table:table-cell table:number-columns-repeated="2"/>
          <table:table-cell office:value-type="float" office:value="73.191" calcext:value-type="float">
            <text:p>73.191</text:p>
          </table:table-cell>
          <table:table-cell table:formula="of:=-LN([.B75]/15.2763)" office:value-type="float" office:value="0.163185697494734" calcext:value-type="float">
            <text:p>0.163185697494734</text:p>
          </table:table-cell>
          <table:table-cell/>
          <table:table-cell office:value-type="float" office:value="73.144" calcext:value-type="float">
            <text:p>73.144</text:p>
          </table:table-cell>
          <table:table-cell table:formula="of:= -LN([.E75]/8.4971)" office:value-type="float" office:value="0.100753880935784" calcext:value-type="float">
            <text:p>0.100753880935784</text:p>
          </table:table-cell>
          <table:table-cell/>
          <table:table-cell office:value-type="float" office:value="72.998" calcext:value-type="float">
            <text:p>72.998</text:p>
          </table:table-cell>
          <table:table-cell table:formula="of:=-LN([.H75]/11.159)" office:value-type="float" office:value="0.0709599066724436" calcext:value-type="float">
            <text:p>0.070959906672444</text:p>
          </table:table-cell>
          <table:table-cell/>
          <table:table-cell table:formula="of:=[.K75]^2" office:value-type="float" office:value="5356.922481" calcext:value-type="float">
            <text:p>5356.922481</text:p>
          </table:table-cell>
          <table:table-cell/>
          <table:table-cell table:formula="of:=[.L75]^2" office:value-type="float" office:value="0.026629571866843" calcext:value-type="float">
            <text:p>0.026629571866843</text:p>
          </table:table-cell>
          <table:table-cell table:number-columns-repeated="3"/>
          <table:table-cell table:formula="of:=[.N75]^2" office:value-type="float" office:value="5350.044736" calcext:value-type="float">
            <text:p>5350.044736</text:p>
          </table:table-cell>
          <table:table-cell/>
          <table:table-cell table:formula="of:=[.O75]^2" office:value-type="float" office:value="0.0101513445236222" calcext:value-type="float">
            <text:p>0.010151344523622</text:p>
          </table:table-cell>
          <table:table-cell table:number-columns-repeated="2"/>
          <table:table-cell table:formula="of:=[.Q75]^2" office:value-type="float" office:value="5328.708004" calcext:value-type="float">
            <text:p>5328.708004</text:p>
          </table:table-cell>
          <table:table-cell/>
          <table:table-cell table:formula="of:=[.R75]^2" office:value-type="float" office:value="0.00503530835496191" calcext:value-type="float">
            <text:p>0.005035308354962</text:p>
          </table:table-cell>
          <table:table-cell table:number-columns-repeated="17"/>
          <table:table-cell office:value-type="float" office:value="73.188" calcext:value-type="float">
            <text:p>73.188</text:p>
          </table:table-cell>
          <table:table-cell table:formula="of:=-LN([.BB75]/14.6315)" office:value-type="float" office:value="0.0864604139861807" calcext:value-type="float">
            <text:p>0.086460413986181</text:p>
          </table:table-cell>
          <table:table-cell/>
          <table:table-cell office:value-type="float" office:value="13.4196" calcext:value-type="float">
            <text:p>13.4196</text:p>
          </table:table-cell>
          <table:table-cell/>
          <table:table-cell table:formula="of:=[.AY76]^2" office:value-type="float" office:value="5503.859344" calcext:value-type="float">
            <text:p>5503.859344</text:p>
          </table:table-cell>
          <table:table-cell/>
          <table:table-cell table:formula="of:=[.AZ75]^2" office:value-type="float" office:value="0.00747540318666175" calcext:value-type="float">
            <text:p>0.007475403186662</text:p>
          </table:table-cell>
          <table:table-cell/>
        </table:table-row>
        <table:table-row table:style-name="ro1">
          <table:table-cell office:value-type="float" office:value="74.191" calcext:value-type="float">
            <text:p>74.191</text:p>
          </table:table-cell>
          <table:table-cell office:value-type="float" office:value="12.9476" calcext:value-type="float">
            <text:p>12.9476</text:p>
          </table:table-cell>
          <table:table-cell/>
          <table:table-cell office:value-type="float" office:value="74.144" calcext:value-type="float">
            <text:p>74.144</text:p>
          </table:table-cell>
          <table:table-cell office:value-type="float" office:value="7.6724" calcext:value-type="float">
            <text:p>7.6724</text:p>
          </table:table-cell>
          <table:table-cell/>
          <table:table-cell office:value-type="float" office:value="73.998" calcext:value-type="float">
            <text:p>73.998</text:p>
          </table:table-cell>
          <table:table-cell office:value-type="float" office:value="10.3843" calcext:value-type="float">
            <text:p>10.3843</text:p>
          </table:table-cell>
          <table:table-cell table:number-columns-repeated="2"/>
          <table:table-cell office:value-type="float" office:value="74.191" calcext:value-type="float">
            <text:p>74.191</text:p>
          </table:table-cell>
          <table:table-cell table:formula="of:=-LN([.B76]/15.2763)" office:value-type="float" office:value="0.165392165034467" calcext:value-type="float">
            <text:p>0.165392165034467</text:p>
          </table:table-cell>
          <table:table-cell/>
          <table:table-cell office:value-type="float" office:value="74.144" calcext:value-type="float">
            <text:p>74.144</text:p>
          </table:table-cell>
          <table:table-cell table:formula="of:= -LN([.E76]/8.4971)" office:value-type="float" office:value="0.102095454946353" calcext:value-type="float">
            <text:p>0.102095454946353</text:p>
          </table:table-cell>
          <table:table-cell/>
          <table:table-cell office:value-type="float" office:value="73.998" calcext:value-type="float">
            <text:p>73.998</text:p>
          </table:table-cell>
          <table:table-cell table:formula="of:=-LN([.H76]/11.159)" office:value-type="float" office:value="0.0719512970582309" calcext:value-type="float">
            <text:p>0.071951297058231</text:p>
          </table:table-cell>
          <table:table-cell/>
          <table:table-cell table:formula="of:=[.K76]^2" office:value-type="float" office:value="5504.304481" calcext:value-type="float">
            <text:p>5504.304481</text:p>
          </table:table-cell>
          <table:table-cell/>
          <table:table-cell table:formula="of:=[.L76]^2" office:value-type="float" office:value="0.0273545682547883" calcext:value-type="float">
            <text:p>0.027354568254788</text:p>
          </table:table-cell>
          <table:table-cell table:number-columns-repeated="3"/>
          <table:table-cell table:formula="of:=[.N76]^2" office:value-type="float" office:value="5497.332736" calcext:value-type="float">
            <text:p>5497.332736</text:p>
          </table:table-cell>
          <table:table-cell/>
          <table:table-cell table:formula="of:=[.O76]^2" office:value-type="float" office:value="0.0104234819207029" calcext:value-type="float">
            <text:p>0.010423481920703</text:p>
          </table:table-cell>
          <table:table-cell table:number-columns-repeated="2"/>
          <table:table-cell table:formula="of:=[.Q76]^2" office:value-type="float" office:value="5475.704004" calcext:value-type="float">
            <text:p>5475.704004</text:p>
          </table:table-cell>
          <table:table-cell/>
          <table:table-cell table:formula="of:=[.R76]^2" office:value-type="float" office:value="0.00517698914836179" calcext:value-type="float">
            <text:p>0.005176989148362</text:p>
          </table:table-cell>
          <table:table-cell table:number-columns-repeated="17"/>
          <table:table-cell office:value-type="float" office:value="74.188" calcext:value-type="float">
            <text:p>74.188</text:p>
          </table:table-cell>
          <table:table-cell table:formula="of:=-LN([.BB76]/14.6315)" office:value-type="float" office:value="0.087698176329827" calcext:value-type="float">
            <text:p>0.087698176329827</text:p>
          </table:table-cell>
          <table:table-cell/>
          <table:table-cell office:value-type="float" office:value="13.403" calcext:value-type="float">
            <text:p>13.403</text:p>
          </table:table-cell>
          <table:table-cell/>
          <table:table-cell table:formula="of:=[.AY77]^2" office:value-type="float" office:value="5653.385721" calcext:value-type="float">
            <text:p>5653.385721</text:p>
          </table:table-cell>
          <table:table-cell/>
          <table:table-cell table:formula="of:=[.AZ76]^2" office:value-type="float" office:value="0.00769097013157743" calcext:value-type="float">
            <text:p>0.007690970131577</text:p>
          </table:table-cell>
          <table:table-cell/>
        </table:table-row>
        <table:table-row table:style-name="ro1">
          <table:table-cell office:value-type="float" office:value="75.191" calcext:value-type="float">
            <text:p>75.191</text:p>
          </table:table-cell>
          <table:table-cell office:value-type="float" office:value="12.9183" calcext:value-type="float">
            <text:p>12.9183</text:p>
          </table:table-cell>
          <table:table-cell/>
          <table:table-cell office:value-type="float" office:value="75.144" calcext:value-type="float">
            <text:p>75.144</text:p>
          </table:table-cell>
          <table:table-cell office:value-type="float" office:value="7.6621" calcext:value-type="float">
            <text:p>7.6621</text:p>
          </table:table-cell>
          <table:table-cell/>
          <table:table-cell office:value-type="float" office:value="74.998" calcext:value-type="float">
            <text:p>74.998</text:p>
          </table:table-cell>
          <table:table-cell office:value-type="float" office:value="10.3741" calcext:value-type="float">
            <text:p>10.3741</text:p>
          </table:table-cell>
          <table:table-cell table:number-columns-repeated="2"/>
          <table:table-cell office:value-type="float" office:value="75.191" calcext:value-type="float">
            <text:p>75.191</text:p>
          </table:table-cell>
          <table:table-cell table:formula="of:=-LN([.B77]/15.2763)" office:value-type="float" office:value="0.167657697069477" calcext:value-type="float">
            <text:p>0.167657697069477</text:p>
          </table:table-cell>
          <table:table-cell/>
          <table:table-cell office:value-type="float" office:value="75.144" calcext:value-type="float">
            <text:p>75.144</text:p>
          </table:table-cell>
          <table:table-cell table:formula="of:= -LN([.E77]/8.4971)" office:value-type="float" office:value="0.103438831195856" calcext:value-type="float">
            <text:p>0.103438831195856</text:p>
          </table:table-cell>
          <table:table-cell/>
          <table:table-cell office:value-type="float" office:value="74.998" calcext:value-type="float">
            <text:p>74.998</text:p>
          </table:table-cell>
          <table:table-cell table:formula="of:=-LN([.H77]/11.159)" office:value-type="float" office:value="0.0729340318374915" calcext:value-type="float">
            <text:p>0.072934031837492</text:p>
          </table:table-cell>
          <table:table-cell/>
          <table:table-cell table:formula="of:=[.K77]^2" office:value-type="float" office:value="5653.686481" calcext:value-type="float">
            <text:p>5653.686481</text:p>
          </table:table-cell>
          <table:table-cell/>
          <table:table-cell table:formula="of:=[.L77]^2" office:value-type="float" office:value="0.0281091033866404" calcext:value-type="float">
            <text:p>0.028109103386641</text:p>
          </table:table-cell>
          <table:table-cell table:number-columns-repeated="3"/>
          <table:table-cell table:formula="of:=[.N77]^2" office:value-type="float" office:value="5646.620736" calcext:value-type="float">
            <text:p>5646.620736</text:p>
          </table:table-cell>
          <table:table-cell/>
          <table:table-cell table:formula="of:=[.O77]^2" office:value-type="float" office:value="0.0106995917991648" calcext:value-type="float">
            <text:p>0.010699591799165</text:p>
          </table:table-cell>
          <table:table-cell table:number-columns-repeated="2"/>
          <table:table-cell table:formula="of:=[.Q77]^2" office:value-type="float" office:value="5624.700004" calcext:value-type="float">
            <text:p>5624.700004</text:p>
          </table:table-cell>
          <table:table-cell/>
          <table:table-cell table:formula="of:=[.R77]^2" office:value-type="float" office:value="0.00531937300007223" calcext:value-type="float">
            <text:p>0.005319373000072</text:p>
          </table:table-cell>
          <table:table-cell table:number-columns-repeated="17"/>
          <table:table-cell office:value-type="float" office:value="75.189" calcext:value-type="float">
            <text:p>75.189</text:p>
          </table:table-cell>
          <table:table-cell table:formula="of:=-LN([.BB77]/14.6315)" office:value-type="float" office:value="0.0888553030523196" calcext:value-type="float">
            <text:p>0.08885530305232</text:p>
          </table:table-cell>
          <table:table-cell/>
          <table:table-cell office:value-type="float" office:value="13.3875" calcext:value-type="float">
            <text:p>13.3875</text:p>
          </table:table-cell>
          <table:table-cell/>
          <table:table-cell table:formula="of:=[.AY78]^2" office:value-type="float" office:value="5804.611344" calcext:value-type="float">
            <text:p>5804.611344</text:p>
          </table:table-cell>
          <table:table-cell/>
          <table:table-cell table:formula="of:=[.AZ77]^2" office:value-type="float" office:value="0.00789526488051956" calcext:value-type="float">
            <text:p>0.00789526488052</text:p>
          </table:table-cell>
          <table:table-cell/>
        </table:table-row>
        <table:table-row table:style-name="ro1">
          <table:table-cell office:value-type="float" office:value="76.191" calcext:value-type="float">
            <text:p>76.191</text:p>
          </table:table-cell>
          <table:table-cell office:value-type="float" office:value="12.89" calcext:value-type="float">
            <text:p>12.89</text:p>
          </table:table-cell>
          <table:table-cell/>
          <table:table-cell office:value-type="float" office:value="76.144" calcext:value-type="float">
            <text:p>76.144</text:p>
          </table:table-cell>
          <table:table-cell office:value-type="float" office:value="7.6505" calcext:value-type="float">
            <text:p>7.6505</text:p>
          </table:table-cell>
          <table:table-cell/>
          <table:table-cell office:value-type="float" office:value="75.997" calcext:value-type="float">
            <text:p>75.997</text:p>
          </table:table-cell>
          <table:table-cell office:value-type="float" office:value="10.3638" calcext:value-type="float">
            <text:p>10.3638</text:p>
          </table:table-cell>
          <table:table-cell table:number-columns-repeated="2"/>
          <table:table-cell office:value-type="float" office:value="76.191" calcext:value-type="float">
            <text:p>76.191</text:p>
          </table:table-cell>
          <table:table-cell table:formula="of:=-LN([.B78]/15.2763)" office:value-type="float" office:value="0.169850790868199" calcext:value-type="float">
            <text:p>0.169850790868199</text:p>
          </table:table-cell>
          <table:table-cell/>
          <table:table-cell office:value-type="float" office:value="76.144" calcext:value-type="float">
            <text:p>76.144</text:p>
          </table:table-cell>
          <table:table-cell table:formula="of:= -LN([.E78]/8.4971)" office:value-type="float" office:value="0.104953923632018" calcext:value-type="float">
            <text:p>0.104953923632018</text:p>
          </table:table-cell>
          <table:table-cell/>
          <table:table-cell office:value-type="float" office:value="75.997" calcext:value-type="float">
            <text:p>75.997</text:p>
          </table:table-cell>
          <table:table-cell table:formula="of:=-LN([.H78]/11.159)" office:value-type="float" office:value="0.0739273822584076" calcext:value-type="float">
            <text:p>0.073927382258408</text:p>
          </table:table-cell>
          <table:table-cell/>
          <table:table-cell table:formula="of:=[.K78]^2" office:value-type="float" office:value="5805.068481" calcext:value-type="float">
            <text:p>5805.068481</text:p>
          </table:table-cell>
          <table:table-cell/>
          <table:table-cell table:formula="of:=[.L78]^2" office:value-type="float" office:value="0.0288492911585527" calcext:value-type="float">
            <text:p>0.028849291158553</text:p>
          </table:table-cell>
          <table:table-cell table:number-columns-repeated="3"/>
          <table:table-cell table:formula="of:=[.N78]^2" office:value-type="float" office:value="5797.908736" calcext:value-type="float">
            <text:p>5797.908736</text:p>
          </table:table-cell>
          <table:table-cell/>
          <table:table-cell table:formula="of:=[.O78]^2" office:value-type="float" office:value="0.0110153260857555" calcext:value-type="float">
            <text:p>0.011015326085756</text:p>
          </table:table-cell>
          <table:table-cell table:number-columns-repeated="2"/>
          <table:table-cell table:formula="of:=[.Q78]^2" office:value-type="float" office:value="5775.544009" calcext:value-type="float">
            <text:p>5775.544009</text:p>
          </table:table-cell>
          <table:table-cell/>
          <table:table-cell table:formula="of:=[.R78]^2" office:value-type="float" office:value="0.00546525784758071" calcext:value-type="float">
            <text:p>0.005465257847581</text:p>
          </table:table-cell>
          <table:table-cell table:number-columns-repeated="17"/>
          <table:table-cell office:value-type="float" office:value="76.188" calcext:value-type="float">
            <text:p>76.188</text:p>
          </table:table-cell>
          <table:table-cell table:formula="of:=-LN([.BB78]/14.6315)" office:value-type="float" office:value="0.09014090966938" calcext:value-type="float">
            <text:p>0.09014090966938</text:p>
          </table:table-cell>
          <table:table-cell/>
          <table:table-cell office:value-type="float" office:value="13.3703" calcext:value-type="float">
            <text:p>13.3703</text:p>
          </table:table-cell>
          <table:table-cell/>
          <table:table-cell table:formula="of:=[.AY79]^2" office:value-type="float" office:value="5957.987344" calcext:value-type="float">
            <text:p>5957.987344</text:p>
          </table:table-cell>
          <table:table-cell/>
          <table:table-cell table:formula="of:=[.AZ78]^2" office:value-type="float" office:value="0.00812538359602332" calcext:value-type="float">
            <text:p>0.008125383596023</text:p>
          </table:table-cell>
          <table:table-cell/>
        </table:table-row>
        <table:table-row table:style-name="ro1">
          <table:table-cell office:value-type="float" office:value="77.191" calcext:value-type="float">
            <text:p>77.191</text:p>
          </table:table-cell>
          <table:table-cell office:value-type="float" office:value="12.8627" calcext:value-type="float">
            <text:p>12.8627</text:p>
          </table:table-cell>
          <table:table-cell/>
          <table:table-cell office:value-type="float" office:value="77.144" calcext:value-type="float">
            <text:p>77.144</text:p>
          </table:table-cell>
          <table:table-cell office:value-type="float" office:value="7.6397" calcext:value-type="float">
            <text:p>7.6397</text:p>
          </table:table-cell>
          <table:table-cell/>
          <table:table-cell office:value-type="float" office:value="76.997" calcext:value-type="float">
            <text:p>76.997</text:p>
          </table:table-cell>
          <table:table-cell office:value-type="float" office:value="10.3538" calcext:value-type="float">
            <text:p>10.3538</text:p>
          </table:table-cell>
          <table:table-cell table:number-columns-repeated="2"/>
          <table:table-cell office:value-type="float" office:value="77.191" calcext:value-type="float">
            <text:p>77.191</text:p>
          </table:table-cell>
          <table:table-cell table:formula="of:=-LN([.B79]/15.2763)" office:value-type="float" office:value="0.171970957703239" calcext:value-type="float">
            <text:p>0.171970957703239</text:p>
          </table:table-cell>
          <table:table-cell/>
          <table:table-cell office:value-type="float" office:value="77.144" calcext:value-type="float">
            <text:p>77.144</text:p>
          </table:table-cell>
          <table:table-cell table:formula="of:= -LN([.E79]/8.4971)" office:value-type="float" office:value="0.106366593419996" calcext:value-type="float">
            <text:p>0.106366593419996</text:p>
          </table:table-cell>
          <table:table-cell/>
          <table:table-cell office:value-type="float" office:value="76.997" calcext:value-type="float">
            <text:p>76.997</text:p>
          </table:table-cell>
          <table:table-cell table:formula="of:=-LN([.H79]/11.159)" office:value-type="float" office:value="0.0748927451167121" calcext:value-type="float">
            <text:p>0.074892745116712</text:p>
          </table:table-cell>
          <table:table-cell/>
          <table:table-cell table:formula="of:=[.K79]^2" office:value-type="float" office:value="5958.450481" calcext:value-type="float">
            <text:p>5958.450481</text:p>
          </table:table-cell>
          <table:table-cell/>
          <table:table-cell table:formula="of:=[.L79]^2" office:value-type="float" office:value="0.0295740102933693" calcext:value-type="float">
            <text:p>0.029574010293369</text:p>
          </table:table-cell>
          <table:table-cell table:number-columns-repeated="3"/>
          <table:table-cell table:formula="of:=[.N79]^2" office:value-type="float" office:value="5951.196736" calcext:value-type="float">
            <text:p>5951.196736</text:p>
          </table:table-cell>
          <table:table-cell/>
          <table:table-cell table:formula="of:=[.O79]^2" office:value-type="float" office:value="0.0113138521957748" calcext:value-type="float">
            <text:p>0.011313852195775</text:p>
          </table:table-cell>
          <table:table-cell table:number-columns-repeated="2"/>
          <table:table-cell table:formula="of:=[.Q79]^2" office:value-type="float" office:value="5928.538009" calcext:value-type="float">
            <text:p>5928.538009</text:p>
          </table:table-cell>
          <table:table-cell/>
          <table:table-cell table:formula="of:=[.R79]^2" office:value-type="float" office:value="0.0056089232711168" calcext:value-type="float">
            <text:p>0.005608923271117</text:p>
          </table:table-cell>
          <table:table-cell table:number-columns-repeated="17"/>
          <table:table-cell office:value-type="float" office:value="77.188" calcext:value-type="float">
            <text:p>77.188</text:p>
          </table:table-cell>
          <table:table-cell table:formula="of:=-LN([.BB79]/14.6315)" office:value-type="float" office:value="0.0913158440419028" calcext:value-type="float">
            <text:p>0.091315844041903</text:p>
          </table:table-cell>
          <table:table-cell/>
          <table:table-cell office:value-type="float" office:value="13.3546" calcext:value-type="float">
            <text:p>13.3546</text:p>
          </table:table-cell>
          <table:table-cell/>
          <table:table-cell table:formula="of:=[.AY80]^2" office:value-type="float" office:value="6113.519721" calcext:value-type="float">
            <text:p>6113.519721</text:p>
          </table:table-cell>
          <table:table-cell/>
          <table:table-cell table:formula="of:=[.AZ79]^2" office:value-type="float" office:value="0.00833858337308511" calcext:value-type="float">
            <text:p>0.008338583373085</text:p>
          </table:table-cell>
          <table:table-cell/>
        </table:table-row>
        <table:table-row table:style-name="ro1">
          <table:table-cell office:value-type="float" office:value="78.191" calcext:value-type="float">
            <text:p>78.191</text:p>
          </table:table-cell>
          <table:table-cell office:value-type="float" office:value="12.8336" calcext:value-type="float">
            <text:p>12.8336</text:p>
          </table:table-cell>
          <table:table-cell/>
          <table:table-cell office:value-type="float" office:value="78.144" calcext:value-type="float">
            <text:p>78.144</text:p>
          </table:table-cell>
          <table:table-cell office:value-type="float" office:value="7.6295" calcext:value-type="float">
            <text:p>7.6295</text:p>
          </table:table-cell>
          <table:table-cell/>
          <table:table-cell office:value-type="float" office:value="77.998" calcext:value-type="float">
            <text:p>77.998</text:p>
          </table:table-cell>
          <table:table-cell office:value-type="float" office:value="10.3434" calcext:value-type="float">
            <text:p>10.3434</text:p>
          </table:table-cell>
          <table:table-cell table:number-columns-repeated="2"/>
          <table:table-cell office:value-type="float" office:value="78.191" calcext:value-type="float">
            <text:p>78.191</text:p>
          </table:table-cell>
          <table:table-cell table:formula="of:=-LN([.B80]/15.2763)" office:value-type="float" office:value="0.174235876188772" calcext:value-type="float">
            <text:p>0.174235876188772</text:p>
          </table:table-cell>
          <table:table-cell/>
          <table:table-cell office:value-type="float" office:value="78.144" calcext:value-type="float">
            <text:p>78.144</text:p>
          </table:table-cell>
          <table:table-cell table:formula="of:= -LN([.E80]/8.4971)" office:value-type="float" office:value="0.107702616462096" calcext:value-type="float">
            <text:p>0.107702616462096</text:p>
          </table:table-cell>
          <table:table-cell/>
          <table:table-cell office:value-type="float" office:value="77.998" calcext:value-type="float">
            <text:p>77.998</text:p>
          </table:table-cell>
          <table:table-cell table:formula="of:=-LN([.H80]/11.159)" office:value-type="float" office:value="0.0758977120567132" calcext:value-type="float">
            <text:p>0.075897712056713</text:p>
          </table:table-cell>
          <table:table-cell/>
          <table:table-cell table:formula="of:=[.K80]^2" office:value-type="float" office:value="6113.832481" calcext:value-type="float">
            <text:p>6113.832481</text:p>
          </table:table-cell>
          <table:table-cell/>
          <table:table-cell table:formula="of:=[.L80]^2" office:value-type="float" office:value="0.030358140551269" calcext:value-type="float">
            <text:p>0.030358140551269</text:p>
          </table:table-cell>
          <table:table-cell table:number-columns-repeated="3"/>
          <table:table-cell table:formula="of:=[.N80]^2" office:value-type="float" office:value="6106.484736" calcext:value-type="float">
            <text:p>6106.484736</text:p>
          </table:table-cell>
          <table:table-cell/>
          <table:table-cell table:formula="of:=[.O80]^2" office:value-type="float" office:value="0.0115998535927814" calcext:value-type="float">
            <text:p>0.011599853592781</text:p>
          </table:table-cell>
          <table:table-cell table:number-columns-repeated="2"/>
          <table:table-cell table:formula="of:=[.Q80]^2" office:value-type="float" office:value="6083.688004" calcext:value-type="float">
            <text:p>6083.688004</text:p>
          </table:table-cell>
          <table:table-cell/>
          <table:table-cell table:formula="of:=[.R80]^2" office:value-type="float" office:value="0.00576046269544375" calcext:value-type="float">
            <text:p>0.005760462695444</text:p>
          </table:table-cell>
          <table:table-cell table:number-columns-repeated="17"/>
          <table:table-cell office:value-type="float" office:value="78.189" calcext:value-type="float">
            <text:p>78.189</text:p>
          </table:table-cell>
          <table:table-cell table:formula="of:=-LN([.BB80]/14.6315)" office:value-type="float" office:value="0.0925296455620746" calcext:value-type="float">
            <text:p>0.092529645562075</text:p>
          </table:table-cell>
          <table:table-cell/>
          <table:table-cell office:value-type="float" office:value="13.3384" calcext:value-type="float">
            <text:p>13.3384</text:p>
          </table:table-cell>
          <table:table-cell/>
          <table:table-cell table:formula="of:=[.AY81]^2" office:value-type="float" office:value="6270.739344" calcext:value-type="float">
            <text:p>6270.739344</text:p>
          </table:table-cell>
          <table:table-cell/>
          <table:table-cell table:formula="of:=[.AZ80]^2" office:value-type="float" office:value="0.00856173530784315" calcext:value-type="float">
            <text:p>0.008561735307843</text:p>
          </table:table-cell>
          <table:table-cell/>
        </table:table-row>
        <table:table-row table:style-name="ro1">
          <table:table-cell office:value-type="float" office:value="79.191" calcext:value-type="float">
            <text:p>79.191</text:p>
          </table:table-cell>
          <table:table-cell office:value-type="float" office:value="12.8048" calcext:value-type="float">
            <text:p>12.8048</text:p>
          </table:table-cell>
          <table:table-cell/>
          <table:table-cell office:value-type="float" office:value="79.144" calcext:value-type="float">
            <text:p>79.144</text:p>
          </table:table-cell>
          <table:table-cell office:value-type="float" office:value="7.6185" calcext:value-type="float">
            <text:p>7.6185</text:p>
          </table:table-cell>
          <table:table-cell/>
          <table:table-cell office:value-type="float" office:value="78.998" calcext:value-type="float">
            <text:p>78.998</text:p>
          </table:table-cell>
          <table:table-cell office:value-type="float" office:value="10.3331" calcext:value-type="float">
            <text:p>10.3331</text:p>
          </table:table-cell>
          <table:table-cell table:number-columns-repeated="2"/>
          <table:table-cell office:value-type="float" office:value="79.191" calcext:value-type="float">
            <text:p>79.191</text:p>
          </table:table-cell>
          <table:table-cell table:formula="of:=-LN([.B81]/15.2763)" office:value-type="float" office:value="0.17648250718865" calcext:value-type="float">
            <text:p>0.17648250718865</text:p>
          </table:table-cell>
          <table:table-cell/>
          <table:table-cell office:value-type="float" office:value="79.144" calcext:value-type="float">
            <text:p>79.144</text:p>
          </table:table-cell>
          <table:table-cell table:formula="of:= -LN([.E81]/8.4971)" office:value-type="float" office:value="0.109145428884477" calcext:value-type="float">
            <text:p>0.109145428884477</text:p>
          </table:table-cell>
          <table:table-cell/>
          <table:table-cell office:value-type="float" office:value="78.998" calcext:value-type="float">
            <text:p>78.998</text:p>
          </table:table-cell>
          <table:table-cell table:formula="of:=-LN([.H81]/11.159)" office:value-type="float" office:value="0.0768940122866356" calcext:value-type="float">
            <text:p>0.076894012286636</text:p>
          </table:table-cell>
          <table:table-cell/>
          <table:table-cell table:formula="of:=[.K81]^2" office:value-type="float" office:value="6271.214481" calcext:value-type="float">
            <text:p>6271.214481</text:p>
          </table:table-cell>
          <table:table-cell/>
          <table:table-cell table:formula="of:=[.L81]^2" office:value-type="float" office:value="0.031146075343592" calcext:value-type="float">
            <text:p>0.031146075343592</text:p>
          </table:table-cell>
          <table:table-cell table:number-columns-repeated="3"/>
          <table:table-cell table:formula="of:=[.N81]^2" office:value-type="float" office:value="6263.772736" calcext:value-type="float">
            <text:p>6263.772736</text:p>
          </table:table-cell>
          <table:table-cell/>
          <table:table-cell table:formula="of:=[.O81]^2" office:value-type="float" office:value="0.0119127246463764" calcext:value-type="float">
            <text:p>0.011912724646376</text:p>
          </table:table-cell>
          <table:table-cell table:number-columns-repeated="2"/>
          <table:table-cell table:formula="of:=[.Q81]^2" office:value-type="float" office:value="6240.684004" calcext:value-type="float">
            <text:p>6240.684004</text:p>
          </table:table-cell>
          <table:table-cell/>
          <table:table-cell table:formula="of:=[.R81]^2" office:value-type="float" office:value="0.00591268912553726" calcext:value-type="float">
            <text:p>0.005912689125537</text:p>
          </table:table-cell>
          <table:table-cell table:number-columns-repeated="17"/>
          <table:table-cell office:value-type="float" office:value="79.188" calcext:value-type="float">
            <text:p>79.188</text:p>
          </table:table-cell>
          <table:table-cell table:formula="of:=-LN([.BB81]/14.6315)" office:value-type="float" office:value="0.0937749477087383" calcext:value-type="float">
            <text:p>0.093774947708738</text:p>
          </table:table-cell>
          <table:table-cell/>
          <table:table-cell office:value-type="float" office:value="13.3218" calcext:value-type="float">
            <text:p>13.3218</text:p>
          </table:table-cell>
          <table:table-cell/>
          <table:table-cell table:formula="of:=[.AY82]^2" office:value-type="float" office:value="6430.115344" calcext:value-type="float">
            <text:p>6430.115344</text:p>
          </table:table-cell>
          <table:table-cell/>
          <table:table-cell table:formula="of:=[.AZ81]^2" office:value-type="float" office:value="0.00879374081777661" calcext:value-type="float">
            <text:p>0.008793740817777</text:p>
          </table:table-cell>
          <table:table-cell/>
        </table:table-row>
        <table:table-row table:style-name="ro1">
          <table:table-cell office:value-type="float" office:value="80.191" calcext:value-type="float">
            <text:p>80.191</text:p>
          </table:table-cell>
          <table:table-cell office:value-type="float" office:value="12.7769" calcext:value-type="float">
            <text:p>12.7769</text:p>
          </table:table-cell>
          <table:table-cell/>
          <table:table-cell office:value-type="float" office:value="80.144" calcext:value-type="float">
            <text:p>80.144</text:p>
          </table:table-cell>
          <table:table-cell office:value-type="float" office:value="7.608" calcext:value-type="float">
            <text:p>7.608</text:p>
          </table:table-cell>
          <table:table-cell/>
          <table:table-cell office:value-type="float" office:value="79.998" calcext:value-type="float">
            <text:p>79.998</text:p>
          </table:table-cell>
          <table:table-cell office:value-type="float" office:value="10.3228" calcext:value-type="float">
            <text:p>10.3228</text:p>
          </table:table-cell>
          <table:table-cell table:number-columns-repeated="2"/>
          <table:table-cell office:value-type="float" office:value="80.191" calcext:value-type="float">
            <text:p>80.191</text:p>
          </table:table-cell>
          <table:table-cell table:formula="of:=-LN([.B82]/15.2763)" office:value-type="float" office:value="0.178663754804093" calcext:value-type="float">
            <text:p>0.178663754804093</text:p>
          </table:table-cell>
          <table:table-cell/>
          <table:table-cell office:value-type="float" office:value="80.144" calcext:value-type="float">
            <text:p>80.144</text:p>
          </table:table-cell>
          <table:table-cell table:formula="of:= -LN([.E82]/8.4971)" office:value-type="float" office:value="0.11052460356866" calcext:value-type="float">
            <text:p>0.11052460356866</text:p>
          </table:table-cell>
          <table:table-cell/>
          <table:table-cell office:value-type="float" office:value="79.998" calcext:value-type="float">
            <text:p>79.998</text:p>
          </table:table-cell>
          <table:table-cell table:formula="of:=-LN([.H82]/11.159)" office:value-type="float" office:value="0.0778913061207163" calcext:value-type="float">
            <text:p>0.077891306120716</text:p>
          </table:table-cell>
          <table:table-cell/>
          <table:table-cell table:formula="of:=[.K82]^2" office:value-type="float" office:value="6430.596481" calcext:value-type="float">
            <text:p>6430.596481</text:p>
          </table:table-cell>
          <table:table-cell/>
          <table:table-cell table:formula="of:=[.L82]^2" office:value-type="float" office:value="0.0319207372806969" calcext:value-type="float">
            <text:p>0.031920737280697</text:p>
          </table:table-cell>
          <table:table-cell table:number-columns-repeated="3"/>
          <table:table-cell table:formula="of:=[.N82]^2" office:value-type="float" office:value="6423.060736" calcext:value-type="float">
            <text:p>6423.060736</text:p>
          </table:table-cell>
          <table:table-cell/>
          <table:table-cell table:formula="of:=[.O82]^2" office:value-type="float" office:value="0.0122156879940095" calcext:value-type="float">
            <text:p>0.01221568799401</text:p>
          </table:table-cell>
          <table:table-cell table:number-columns-repeated="2"/>
          <table:table-cell table:formula="of:=[.Q82]^2" office:value-type="float" office:value="6399.680004" calcext:value-type="float">
            <text:p>6399.680004</text:p>
          </table:table-cell>
          <table:table-cell/>
          <table:table-cell table:formula="of:=[.R82]^2" office:value-type="float" office:value="0.00606705556919113" calcext:value-type="float">
            <text:p>0.006067055569191</text:p>
          </table:table-cell>
          <table:table-cell table:number-columns-repeated="17"/>
          <table:table-cell office:value-type="float" office:value="80.188" calcext:value-type="float">
            <text:p>80.188</text:p>
          </table:table-cell>
          <table:table-cell table:formula="of:=-LN([.BB82]/14.6315)" office:value-type="float" office:value="0.0949316163319985" calcext:value-type="float">
            <text:p>0.094931616331999</text:p>
          </table:table-cell>
          <table:table-cell/>
          <table:table-cell office:value-type="float" office:value="13.3064" calcext:value-type="float">
            <text:p>13.3064</text:p>
          </table:table-cell>
          <table:table-cell/>
          <table:table-cell table:formula="of:=[.AY83]^2" office:value-type="float" office:value="6591.653721" calcext:value-type="float">
            <text:p>6591.653721</text:p>
          </table:table-cell>
          <table:table-cell/>
          <table:table-cell table:formula="of:=[.AZ82]^2" office:value-type="float" office:value="0.00901201177940577" calcext:value-type="float">
            <text:p>0.009012011779406</text:p>
          </table:table-cell>
          <table:table-cell/>
        </table:table-row>
        <table:table-row table:style-name="ro1">
          <table:table-cell office:value-type="float" office:value="81.191" calcext:value-type="float">
            <text:p>81.191</text:p>
          </table:table-cell>
          <table:table-cell office:value-type="float" office:value="12.7484" calcext:value-type="float">
            <text:p>12.7484</text:p>
          </table:table-cell>
          <table:table-cell/>
          <table:table-cell office:value-type="float" office:value="81.143" calcext:value-type="float">
            <text:p>81.143</text:p>
          </table:table-cell>
          <table:table-cell office:value-type="float" office:value="7.5964" calcext:value-type="float">
            <text:p>7.5964</text:p>
          </table:table-cell>
          <table:table-cell/>
          <table:table-cell office:value-type="float" office:value="80.998" calcext:value-type="float">
            <text:p>80.998</text:p>
          </table:table-cell>
          <table:table-cell office:value-type="float" office:value="10.3132" calcext:value-type="float">
            <text:p>10.3132</text:p>
          </table:table-cell>
          <table:table-cell table:number-columns-repeated="2"/>
          <table:table-cell office:value-type="float" office:value="81.191" calcext:value-type="float">
            <text:p>81.191</text:p>
          </table:table-cell>
          <table:table-cell table:formula="of:=-LN([.B83]/15.2763)" office:value-type="float" office:value="0.180896834285492" calcext:value-type="float">
            <text:p>0.180896834285492</text:p>
          </table:table-cell>
          <table:table-cell/>
          <table:table-cell office:value-type="float" office:value="81.143" calcext:value-type="float">
            <text:p>81.143</text:p>
          </table:table-cell>
          <table:table-cell table:formula="of:= -LN([.E83]/8.4971)" office:value-type="float" office:value="0.112050477953796" calcext:value-type="float">
            <text:p>0.112050477953796</text:p>
          </table:table-cell>
          <table:table-cell/>
          <table:table-cell office:value-type="float" office:value="80.998" calcext:value-type="float">
            <text:p>80.998</text:p>
          </table:table-cell>
          <table:table-cell table:formula="of:=-LN([.H83]/11.159)" office:value-type="float" office:value="0.0788217190585468" calcext:value-type="float">
            <text:p>0.078821719058547</text:p>
          </table:table-cell>
          <table:table-cell/>
          <table:table-cell table:formula="of:=[.K83]^2" office:value-type="float" office:value="6591.978481" calcext:value-type="float">
            <text:p>6591.978481</text:p>
          </table:table-cell>
          <table:table-cell/>
          <table:table-cell table:formula="of:=[.L83]^2" office:value-type="float" office:value="0.0327236646545127" calcext:value-type="float">
            <text:p>0.032723664654513</text:p>
          </table:table-cell>
          <table:table-cell table:number-columns-repeated="3"/>
          <table:table-cell table:formula="of:=[.N83]^2" office:value-type="float" office:value="6584.186449" calcext:value-type="float">
            <text:p>6584.186449</text:p>
          </table:table-cell>
          <table:table-cell/>
          <table:table-cell table:formula="of:=[.O83]^2" office:value-type="float" office:value="0.0125553096096742" calcext:value-type="float">
            <text:p>0.012555309609674</text:p>
          </table:table-cell>
          <table:table-cell table:number-columns-repeated="2"/>
          <table:table-cell table:formula="of:=[.Q83]^2" office:value-type="float" office:value="6560.676004" calcext:value-type="float">
            <text:p>6560.676004</text:p>
          </table:table-cell>
          <table:table-cell/>
          <table:table-cell table:formula="of:=[.R83]^2" office:value-type="float" office:value="0.00621286339534448" calcext:value-type="float">
            <text:p>0.006212863395344</text:p>
          </table:table-cell>
          <table:table-cell table:number-columns-repeated="17"/>
          <table:table-cell office:value-type="float" office:value="81.189" calcext:value-type="float">
            <text:p>81.189</text:p>
          </table:table-cell>
          <table:table-cell table:formula="of:=-LN([.BB83]/14.6315)" office:value-type="float" office:value="0.0961573416748642" calcext:value-type="float">
            <text:p>0.096157341674864</text:p>
          </table:table-cell>
          <table:table-cell/>
          <table:table-cell office:value-type="float" office:value="13.2901" calcext:value-type="float">
            <text:p>13.2901</text:p>
          </table:table-cell>
          <table:table-cell/>
          <table:table-cell table:formula="of:=[.AY84]^2" office:value-type="float" office:value="6754.867344" calcext:value-type="float">
            <text:p>6754.867344</text:p>
          </table:table-cell>
          <table:table-cell/>
          <table:table-cell table:formula="of:=[.AZ83]^2" office:value-type="float" office:value="0.00924623435797657" calcext:value-type="float">
            <text:p>0.009246234357977</text:p>
          </table:table-cell>
          <table:table-cell/>
        </table:table-row>
        <table:table-row table:style-name="ro1">
          <table:table-cell office:value-type="float" office:value="82.191" calcext:value-type="float">
            <text:p>82.191</text:p>
          </table:table-cell>
          <table:table-cell office:value-type="float" office:value="12.7203" calcext:value-type="float">
            <text:p>12.7203</text:p>
          </table:table-cell>
          <table:table-cell/>
          <table:table-cell office:value-type="float" office:value="82.143" calcext:value-type="float">
            <text:p>82.143</text:p>
          </table:table-cell>
          <table:table-cell office:value-type="float" office:value="7.5852" calcext:value-type="float">
            <text:p>7.5852</text:p>
          </table:table-cell>
          <table:table-cell/>
          <table:table-cell office:value-type="float" office:value="81.998" calcext:value-type="float">
            <text:p>81.998</text:p>
          </table:table-cell>
          <table:table-cell office:value-type="float" office:value="10.3026" calcext:value-type="float">
            <text:p>10.3026</text:p>
          </table:table-cell>
          <table:table-cell table:number-columns-repeated="2"/>
          <table:table-cell office:value-type="float" office:value="82.191" calcext:value-type="float">
            <text:p>82.191</text:p>
          </table:table-cell>
          <table:table-cell table:formula="of:=-LN([.B84]/15.2763)" office:value-type="float" office:value="0.183103465279778" calcext:value-type="float">
            <text:p>0.183103465279778</text:p>
          </table:table-cell>
          <table:table-cell/>
          <table:table-cell office:value-type="float" office:value="82.143" calcext:value-type="float">
            <text:p>82.143</text:p>
          </table:table-cell>
          <table:table-cell table:formula="of:= -LN([.E84]/8.4971)" office:value-type="float" office:value="0.113525948527633" calcext:value-type="float">
            <text:p>0.113525948527633</text:p>
          </table:table-cell>
          <table:table-cell/>
          <table:table-cell office:value-type="float" office:value="81.998" calcext:value-type="float">
            <text:p>81.998</text:p>
          </table:table-cell>
          <table:table-cell table:formula="of:=-LN([.H84]/11.159)" office:value-type="float" office:value="0.0798500566378893" calcext:value-type="float">
            <text:p>0.079850056637889</text:p>
          </table:table-cell>
          <table:table-cell/>
          <table:table-cell table:formula="of:=[.K84]^2" office:value-type="float" office:value="6755.360481" calcext:value-type="float">
            <text:p>6755.360481</text:p>
          </table:table-cell>
          <table:table-cell/>
          <table:table-cell table:formula="of:=[.L84]^2" office:value-type="float" office:value="0.0335268789974629" calcext:value-type="float">
            <text:p>0.033526878997463</text:p>
          </table:table-cell>
          <table:table-cell table:number-columns-repeated="3"/>
          <table:table-cell table:formula="of:=[.N84]^2" office:value-type="float" office:value="6747.472449" calcext:value-type="float">
            <text:p>6747.472449</text:p>
          </table:table-cell>
          <table:table-cell/>
          <table:table-cell table:formula="of:=[.O84]^2" office:value-type="float" office:value="0.0128881409890987" calcext:value-type="float">
            <text:p>0.012888140989099</text:p>
          </table:table-cell>
          <table:table-cell table:number-columns-repeated="2"/>
          <table:table-cell table:formula="of:=[.Q84]^2" office:value-type="float" office:value="6723.672004" calcext:value-type="float">
            <text:p>6723.672004</text:p>
          </table:table-cell>
          <table:table-cell/>
          <table:table-cell table:formula="of:=[.R84]^2" office:value-type="float" office:value="0.00637603154507413" calcext:value-type="float">
            <text:p>0.006376031545074</text:p>
          </table:table-cell>
          <table:table-cell table:number-columns-repeated="17"/>
          <table:table-cell office:value-type="float" office:value="82.188" calcext:value-type="float">
            <text:p>82.188</text:p>
          </table:table-cell>
          <table:table-cell table:formula="of:=-LN([.BB84]/14.6315)" office:value-type="float" office:value="0.0973695041024535" calcext:value-type="float">
            <text:p>0.097369504102454</text:p>
          </table:table-cell>
          <table:table-cell/>
          <table:table-cell office:value-type="float" office:value="13.274" calcext:value-type="float">
            <text:p>13.274</text:p>
          </table:table-cell>
          <table:table-cell/>
          <table:table-cell table:formula="of:=[.AY85]^2" office:value-type="float" office:value="6920.243344" calcext:value-type="float">
            <text:p>6920.243344</text:p>
          </table:table-cell>
          <table:table-cell/>
          <table:table-cell table:formula="of:=[.AZ84]^2" office:value-type="float" office:value="0.0094808203291577" calcext:value-type="float">
            <text:p>0.009480820329158</text:p>
          </table:table-cell>
          <table:table-cell/>
        </table:table-row>
        <table:table-row table:style-name="ro1">
          <table:table-cell office:value-type="float" office:value="83.191" calcext:value-type="float">
            <text:p>83.191</text:p>
          </table:table-cell>
          <table:table-cell office:value-type="float" office:value="12.6923" calcext:value-type="float">
            <text:p>12.6923</text:p>
          </table:table-cell>
          <table:table-cell/>
          <table:table-cell office:value-type="float" office:value="83.144" calcext:value-type="float">
            <text:p>83.144</text:p>
          </table:table-cell>
          <table:table-cell office:value-type="float" office:value="7.5754" calcext:value-type="float">
            <text:p>7.5754</text:p>
          </table:table-cell>
          <table:table-cell/>
          <table:table-cell office:value-type="float" office:value="82.998" calcext:value-type="float">
            <text:p>82.998</text:p>
          </table:table-cell>
          <table:table-cell office:value-type="float" office:value="10.2922" calcext:value-type="float">
            <text:p>10.2922</text:p>
          </table:table-cell>
          <table:table-cell table:number-columns-repeated="2"/>
          <table:table-cell office:value-type="float" office:value="83.191" calcext:value-type="float">
            <text:p>83.191</text:p>
          </table:table-cell>
          <table:table-cell table:formula="of:=-LN([.B85]/15.2763)" office:value-type="float" office:value="0.185307097441041" calcext:value-type="float">
            <text:p>0.185307097441041</text:p>
          </table:table-cell>
          <table:table-cell/>
          <table:table-cell office:value-type="float" office:value="83.144" calcext:value-type="float">
            <text:p>83.144</text:p>
          </table:table-cell>
          <table:table-cell table:formula="of:= -LN([.E85]/8.4971)" office:value-type="float" office:value="0.114818773529938" calcext:value-type="float">
            <text:p>0.114818773529938</text:p>
          </table:table-cell>
          <table:table-cell/>
          <table:table-cell office:value-type="float" office:value="82.998" calcext:value-type="float">
            <text:p>82.998</text:p>
          </table:table-cell>
          <table:table-cell table:formula="of:=-LN([.H85]/11.159)" office:value-type="float" office:value="0.0808600204038908" calcext:value-type="float">
            <text:p>0.080860020403891</text:p>
          </table:table-cell>
          <table:table-cell/>
          <table:table-cell table:formula="of:=[.K85]^2" office:value-type="float" office:value="6920.742481" calcext:value-type="float">
            <text:p>6920.742481</text:p>
          </table:table-cell>
          <table:table-cell/>
          <table:table-cell table:formula="of:=[.L85]^2" office:value-type="float" office:value="0.0343387203620235" calcext:value-type="float">
            <text:p>0.034338720362024</text:p>
          </table:table-cell>
          <table:table-cell table:number-columns-repeated="3"/>
          <table:table-cell table:formula="of:=[.N85]^2" office:value-type="float" office:value="6912.924736" calcext:value-type="float">
            <text:p>6912.924736</text:p>
          </table:table-cell>
          <table:table-cell/>
          <table:table-cell table:formula="of:=[.O85]^2" office:value-type="float" office:value="0.0131833507549192" calcext:value-type="float">
            <text:p>0.013183350754919</text:p>
          </table:table-cell>
          <table:table-cell table:number-columns-repeated="2"/>
          <table:table-cell table:formula="of:=[.Q85]^2" office:value-type="float" office:value="6888.668004" calcext:value-type="float">
            <text:p>6888.668004</text:p>
          </table:table-cell>
          <table:table-cell/>
          <table:table-cell table:formula="of:=[.R85]^2" office:value-type="float" office:value="0.00653834289971764" calcext:value-type="float">
            <text:p>0.006538342899718</text:p>
          </table:table-cell>
          <table:table-cell table:number-columns-repeated="17"/>
          <table:table-cell office:value-type="float" office:value="83.188" calcext:value-type="float">
            <text:p>83.188</text:p>
          </table:table-cell>
          <table:table-cell table:formula="of:=-LN([.BB85]/14.6315)" office:value-type="float" office:value="0.098568052419653" calcext:value-type="float">
            <text:p>0.098568052419653</text:p>
          </table:table-cell>
          <table:table-cell/>
          <table:table-cell office:value-type="float" office:value="13.2581" calcext:value-type="float">
            <text:p>13.2581</text:p>
          </table:table-cell>
          <table:table-cell/>
          <table:table-cell table:formula="of:=[.AY86]^2" office:value-type="float" office:value="7087.619344" calcext:value-type="float">
            <text:p>7087.619344</text:p>
          </table:table-cell>
          <table:table-cell/>
          <table:table-cell table:formula="of:=[.AZ85]^2" office:value-type="float" office:value="0.00971566095780346" calcext:value-type="float">
            <text:p>0.009715660957803</text:p>
          </table:table-cell>
          <table:table-cell/>
        </table:table-row>
        <table:table-row table:style-name="ro1">
          <table:table-cell office:value-type="float" office:value="84.191" calcext:value-type="float">
            <text:p>84.191</text:p>
          </table:table-cell>
          <table:table-cell office:value-type="float" office:value="12.6634" calcext:value-type="float">
            <text:p>12.6634</text:p>
          </table:table-cell>
          <table:table-cell/>
          <table:table-cell office:value-type="float" office:value="84.144" calcext:value-type="float">
            <text:p>84.144</text:p>
          </table:table-cell>
          <table:table-cell office:value-type="float" office:value="7.5638" calcext:value-type="float">
            <text:p>7.5638</text:p>
          </table:table-cell>
          <table:table-cell/>
          <table:table-cell office:value-type="float" office:value="83.998" calcext:value-type="float">
            <text:p>83.998</text:p>
          </table:table-cell>
          <table:table-cell office:value-type="float" office:value="10.2817" calcext:value-type="float">
            <text:p>10.2817</text:p>
          </table:table-cell>
          <table:table-cell table:number-columns-repeated="2"/>
          <table:table-cell office:value-type="float" office:value="84.191" calcext:value-type="float">
            <text:p>84.191</text:p>
          </table:table-cell>
          <table:table-cell table:formula="of:=-LN([.B86]/15.2763)" office:value-type="float" office:value="0.187586664758427" calcext:value-type="float">
            <text:p>0.187586664758427</text:p>
          </table:table-cell>
          <table:table-cell/>
          <table:table-cell office:value-type="float" office:value="84.144" calcext:value-type="float">
            <text:p>84.144</text:p>
          </table:table-cell>
          <table:table-cell table:formula="of:= -LN([.E86]/8.4971)" office:value-type="float" office:value="0.116351219401597" calcext:value-type="float">
            <text:p>0.116351219401597</text:p>
          </table:table-cell>
          <table:table-cell/>
          <table:table-cell office:value-type="float" office:value="83.998" calcext:value-type="float">
            <text:p>83.998</text:p>
          </table:table-cell>
          <table:table-cell table:formula="of:=-LN([.H86]/11.159)" office:value-type="float" office:value="0.0818807311987929" calcext:value-type="float">
            <text:p>0.081880731198793</text:p>
          </table:table-cell>
          <table:table-cell/>
          <table:table-cell table:formula="of:=[.K86]^2" office:value-type="float" office:value="7088.124481" calcext:value-type="float">
            <text:p>7088.124481</text:p>
          </table:table-cell>
          <table:table-cell/>
          <table:table-cell table:formula="of:=[.L86]^2" office:value-type="float" office:value="0.0351887567951906" calcext:value-type="float">
            <text:p>0.035188756795191</text:p>
          </table:table-cell>
          <table:table-cell table:number-columns-repeated="3"/>
          <table:table-cell table:formula="of:=[.N86]^2" office:value-type="float" office:value="7080.212736" calcext:value-type="float">
            <text:p>7080.212736</text:p>
          </table:table-cell>
          <table:table-cell/>
          <table:table-cell table:formula="of:=[.O86]^2" office:value-type="float" office:value="0.0135376062562386" calcext:value-type="float">
            <text:p>0.013537606256239</text:p>
          </table:table-cell>
          <table:table-cell table:number-columns-repeated="2"/>
          <table:table-cell table:formula="of:=[.Q86]^2" office:value-type="float" office:value="7055.664004" calcext:value-type="float">
            <text:p>7055.664004</text:p>
          </table:table-cell>
          <table:table-cell/>
          <table:table-cell table:formula="of:=[.R86]^2" office:value-type="float" office:value="0.00670445414164898" calcext:value-type="float">
            <text:p>0.006704454141649</text:p>
          </table:table-cell>
          <table:table-cell table:number-columns-repeated="17"/>
          <table:table-cell office:value-type="float" office:value="84.188" calcext:value-type="float">
            <text:p>84.188</text:p>
          </table:table-cell>
          <table:table-cell table:formula="of:=-LN([.BB86]/14.6315)" office:value-type="float" office:value="0.100206128612998" calcext:value-type="float">
            <text:p>0.100206128612998</text:p>
          </table:table-cell>
          <table:table-cell/>
          <table:table-cell office:value-type="float" office:value="13.2364" calcext:value-type="float">
            <text:p>13.2364</text:p>
          </table:table-cell>
          <table:table-cell/>
          <table:table-cell table:formula="of:=[.AY87]^2" office:value-type="float" office:value="7257.165721" calcext:value-type="float">
            <text:p>7257.165721</text:p>
          </table:table-cell>
          <table:table-cell/>
          <table:table-cell table:formula="of:=[.AZ86]^2" office:value-type="float" office:value="0.0100412682116047" calcext:value-type="float">
            <text:p>0.010041268211605</text:p>
          </table:table-cell>
          <table:table-cell/>
        </table:table-row>
        <table:table-row table:style-name="ro1">
          <table:table-cell office:value-type="float" office:value="85.191" calcext:value-type="float">
            <text:p>85.191</text:p>
          </table:table-cell>
          <table:table-cell office:value-type="float" office:value="12.6354" calcext:value-type="float">
            <text:p>12.6354</text:p>
          </table:table-cell>
          <table:table-cell/>
          <table:table-cell office:value-type="float" office:value="85.144" calcext:value-type="float">
            <text:p>85.144</text:p>
          </table:table-cell>
          <table:table-cell office:value-type="float" office:value="7.5532" calcext:value-type="float">
            <text:p>7.5532</text:p>
          </table:table-cell>
          <table:table-cell/>
          <table:table-cell office:value-type="float" office:value="84.998" calcext:value-type="float">
            <text:p>84.998</text:p>
          </table:table-cell>
          <table:table-cell office:value-type="float" office:value="10.2713" calcext:value-type="float">
            <text:p>10.2713</text:p>
          </table:table-cell>
          <table:table-cell table:number-columns-repeated="2"/>
          <table:table-cell office:value-type="float" office:value="85.191" calcext:value-type="float">
            <text:p>85.191</text:p>
          </table:table-cell>
          <table:table-cell table:formula="of:=-LN([.B87]/15.2763)" office:value-type="float" office:value="0.189800209387644" calcext:value-type="float">
            <text:p>0.189800209387644</text:p>
          </table:table-cell>
          <table:table-cell/>
          <table:table-cell office:value-type="float" office:value="85.144" calcext:value-type="float">
            <text:p>85.144</text:p>
          </table:table-cell>
          <table:table-cell table:formula="of:= -LN([.E87]/8.4971)" office:value-type="float" office:value="0.117753614286463" calcext:value-type="float">
            <text:p>0.117753614286463</text:p>
          </table:table-cell>
          <table:table-cell/>
          <table:table-cell office:value-type="float" office:value="84.998" calcext:value-type="float">
            <text:p>84.998</text:p>
          </table:table-cell>
          <table:table-cell table:formula="of:=-LN([.H87]/11.159)" office:value-type="float" office:value="0.082892748995477" calcext:value-type="float">
            <text:p>0.082892748995477</text:p>
          </table:table-cell>
          <table:table-cell/>
          <table:table-cell table:formula="of:=[.K87]^2" office:value-type="float" office:value="7257.506481" calcext:value-type="float">
            <text:p>7257.506481</text:p>
          </table:table-cell>
          <table:table-cell/>
          <table:table-cell table:formula="of:=[.L87]^2" office:value-type="float" office:value="0.0360241194835937" calcext:value-type="float">
            <text:p>0.036024119483594</text:p>
          </table:table-cell>
          <table:table-cell table:number-columns-repeated="3"/>
          <table:table-cell table:formula="of:=[.N87]^2" office:value-type="float" office:value="7249.500736" calcext:value-type="float">
            <text:p>7249.500736</text:p>
          </table:table-cell>
          <table:table-cell/>
          <table:table-cell table:formula="of:=[.O87]^2" office:value-type="float" office:value="0.0138659136775252" calcext:value-type="float">
            <text:p>0.013865913677525</text:p>
          </table:table-cell>
          <table:table-cell table:number-columns-repeated="2"/>
          <table:table-cell table:formula="of:=[.Q87]^2" office:value-type="float" office:value="7224.660004" calcext:value-type="float">
            <text:p>7224.660004</text:p>
          </table:table-cell>
          <table:table-cell/>
          <table:table-cell table:formula="of:=[.R87]^2" office:value-type="float" office:value="0.00687120783602715" calcext:value-type="float">
            <text:p>0.006871207836027</text:p>
          </table:table-cell>
          <table:table-cell table:number-columns-repeated="17"/>
          <table:table-cell office:value-type="float" office:value="85.189" calcext:value-type="float">
            <text:p>85.189</text:p>
          </table:table-cell>
          <table:table-cell table:formula="of:=-LN([.BB87]/14.6315)" office:value-type="float" office:value="0.101513985388788" calcext:value-type="float">
            <text:p>0.101513985388788</text:p>
          </table:table-cell>
          <table:table-cell/>
          <table:table-cell office:value-type="float" office:value="13.2191" calcext:value-type="float">
            <text:p>13.2191</text:p>
          </table:table-cell>
          <table:table-cell/>
          <table:table-cell table:formula="of:=[.AY88]^2" office:value-type="float" office:value="7428.371344" calcext:value-type="float">
            <text:p>7428.371344</text:p>
          </table:table-cell>
          <table:table-cell/>
          <table:table-cell table:formula="of:=[.AZ87]^2" office:value-type="float" office:value="0.0103050892295151" calcext:value-type="float">
            <text:p>0.010305089229515</text:p>
          </table:table-cell>
          <table:table-cell/>
        </table:table-row>
        <table:table-row table:style-name="ro1">
          <table:table-cell office:value-type="float" office:value="86.191" calcext:value-type="float">
            <text:p>86.191</text:p>
          </table:table-cell>
          <table:table-cell office:value-type="float" office:value="12.6067" calcext:value-type="float">
            <text:p>12.6067</text:p>
          </table:table-cell>
          <table:table-cell/>
          <table:table-cell office:value-type="float" office:value="86.144" calcext:value-type="float">
            <text:p>86.144</text:p>
          </table:table-cell>
          <table:table-cell office:value-type="float" office:value="7.5425" calcext:value-type="float">
            <text:p>7.5425</text:p>
          </table:table-cell>
          <table:table-cell/>
          <table:table-cell office:value-type="float" office:value="85.998" calcext:value-type="float">
            <text:p>85.998</text:p>
          </table:table-cell>
          <table:table-cell office:value-type="float" office:value="10.2614" calcext:value-type="float">
            <text:p>10.2614</text:p>
          </table:table-cell>
          <table:table-cell table:number-columns-repeated="2"/>
          <table:table-cell office:value-type="float" office:value="86.191" calcext:value-type="float">
            <text:p>86.191</text:p>
          </table:table-cell>
          <table:table-cell table:formula="of:=-LN([.B88]/15.2763)" office:value-type="float" office:value="0.19207418915694" calcext:value-type="float">
            <text:p>0.19207418915694</text:p>
          </table:table-cell>
          <table:table-cell/>
          <table:table-cell office:value-type="float" office:value="86.144" calcext:value-type="float">
            <text:p>86.144</text:p>
          </table:table-cell>
          <table:table-cell table:formula="of:= -LN([.E88]/8.4971)" office:value-type="float" office:value="0.11917123676067" calcext:value-type="float">
            <text:p>0.11917123676067</text:p>
          </table:table-cell>
          <table:table-cell/>
          <table:table-cell office:value-type="float" office:value="85.998" calcext:value-type="float">
            <text:p>85.998</text:p>
          </table:table-cell>
          <table:table-cell table:formula="of:=-LN([.H88]/11.159)" office:value-type="float" office:value="0.0838570645279857" calcext:value-type="float">
            <text:p>0.083857064527986</text:p>
          </table:table-cell>
          <table:table-cell/>
          <table:table-cell table:formula="of:=[.K88]^2" office:value-type="float" office:value="7428.888481" calcext:value-type="float">
            <text:p>7428.888481</text:p>
          </table:table-cell>
          <table:table-cell/>
          <table:table-cell table:formula="of:=[.L88]^2" office:value-type="float" office:value="0.036892494140296" calcext:value-type="float">
            <text:p>0.036892494140296</text:p>
          </table:table-cell>
          <table:table-cell table:number-columns-repeated="3"/>
          <table:table-cell table:formula="of:=[.N88]^2" office:value-type="float" office:value="7420.788736" calcext:value-type="float">
            <text:p>7420.788736</text:p>
          </table:table-cell>
          <table:table-cell/>
          <table:table-cell table:formula="of:=[.O88]^2" office:value-type="float" office:value="0.0142017836710677" calcext:value-type="float">
            <text:p>0.014201783671068</text:p>
          </table:table-cell>
          <table:table-cell table:number-columns-repeated="2"/>
          <table:table-cell table:formula="of:=[.Q88]^2" office:value-type="float" office:value="7395.656004" calcext:value-type="float">
            <text:p>7395.656004</text:p>
          </table:table-cell>
          <table:table-cell/>
          <table:table-cell table:formula="of:=[.R88]^2" office:value-type="float" office:value="0.00703200727125077" calcext:value-type="float">
            <text:p>0.007032007271251</text:p>
          </table:table-cell>
          <table:table-cell table:number-columns-repeated="17"/>
          <table:table-cell office:value-type="float" office:value="86.188" calcext:value-type="float">
            <text:p>86.188</text:p>
          </table:table-cell>
          <table:table-cell table:formula="of:=-LN([.BB88]/14.6315)" office:value-type="float" office:value="0.102558474667985" calcext:value-type="float">
            <text:p>0.102558474667985</text:p>
          </table:table-cell>
          <table:table-cell/>
          <table:table-cell office:value-type="float" office:value="13.2053" calcext:value-type="float">
            <text:p>13.2053</text:p>
          </table:table-cell>
          <table:table-cell/>
          <table:table-cell table:formula="of:=[.AY89]^2" office:value-type="float" office:value="7601.921721" calcext:value-type="float">
            <text:p>7601.921721</text:p>
          </table:table-cell>
          <table:table-cell/>
          <table:table-cell table:formula="of:=[.AZ88]^2" office:value-type="float" office:value="0.0105182407262237" calcext:value-type="float">
            <text:p>0.010518240726224</text:p>
          </table:table-cell>
          <table:table-cell/>
        </table:table-row>
        <table:table-row table:style-name="ro1">
          <table:table-cell office:value-type="float" office:value="87.191" calcext:value-type="float">
            <text:p>87.191</text:p>
          </table:table-cell>
          <table:table-cell office:value-type="float" office:value="12.5795" calcext:value-type="float">
            <text:p>12.5795</text:p>
          </table:table-cell>
          <table:table-cell/>
          <table:table-cell office:value-type="float" office:value="87.144" calcext:value-type="float">
            <text:p>87.144</text:p>
          </table:table-cell>
          <table:table-cell office:value-type="float" office:value="7.5322" calcext:value-type="float">
            <text:p>7.5322</text:p>
          </table:table-cell>
          <table:table-cell/>
          <table:table-cell office:value-type="float" office:value="86.998" calcext:value-type="float">
            <text:p>86.998</text:p>
          </table:table-cell>
          <table:table-cell office:value-type="float" office:value="10.2523" calcext:value-type="float">
            <text:p>10.2523</text:p>
          </table:table-cell>
          <table:table-cell table:number-columns-repeated="2"/>
          <table:table-cell office:value-type="float" office:value="87.191" calcext:value-type="float">
            <text:p>87.191</text:p>
          </table:table-cell>
          <table:table-cell table:formula="of:=-LN([.B89]/15.2763)" office:value-type="float" office:value="0.19423410296486" calcext:value-type="float">
            <text:p>0.19423410296486</text:p>
          </table:table-cell>
          <table:table-cell/>
          <table:table-cell office:value-type="float" office:value="87.144" calcext:value-type="float">
            <text:p>87.144</text:p>
          </table:table-cell>
          <table:table-cell table:formula="of:= -LN([.E89]/8.4971)" office:value-type="float" office:value="0.1205377649971" calcext:value-type="float">
            <text:p>0.1205377649971</text:p>
          </table:table-cell>
          <table:table-cell/>
          <table:table-cell office:value-type="float" office:value="86.998" calcext:value-type="float">
            <text:p>86.998</text:p>
          </table:table-cell>
          <table:table-cell table:formula="of:=-LN([.H89]/11.159)" office:value-type="float" office:value="0.08474427654697" calcext:value-type="float">
            <text:p>0.08474427654697</text:p>
          </table:table-cell>
          <table:table-cell/>
          <table:table-cell table:formula="of:=[.K89]^2" office:value-type="float" office:value="7602.270481" calcext:value-type="float">
            <text:p>7602.270481</text:p>
          </table:table-cell>
          <table:table-cell/>
          <table:table-cell table:formula="of:=[.L89]^2" office:value-type="float" office:value="0.0377268867545638" calcext:value-type="float">
            <text:p>0.037726886754564</text:p>
          </table:table-cell>
          <table:table-cell table:number-columns-repeated="3"/>
          <table:table-cell table:formula="of:=[.N89]^2" office:value-type="float" office:value="7594.076736" calcext:value-type="float">
            <text:p>7594.076736</text:p>
          </table:table-cell>
          <table:table-cell/>
          <table:table-cell table:formula="of:=[.O89]^2" office:value-type="float" office:value="0.014529352790496" calcext:value-type="float">
            <text:p>0.014529352790496</text:p>
          </table:table-cell>
          <table:table-cell table:number-columns-repeated="2"/>
          <table:table-cell table:formula="of:=[.Q89]^2" office:value-type="float" office:value="7568.652004" calcext:value-type="float">
            <text:p>7568.652004</text:p>
          </table:table-cell>
          <table:table-cell/>
          <table:table-cell table:formula="of:=[.R89]^2" office:value-type="float" office:value="0.00718159240746932" calcext:value-type="float">
            <text:p>0.007181592407469</text:p>
          </table:table-cell>
          <table:table-cell table:number-columns-repeated="17"/>
          <table:table-cell office:value-type="float" office:value="87.189" calcext:value-type="float">
            <text:p>87.189</text:p>
          </table:table-cell>
          <table:table-cell table:formula="of:=-LN([.BB89]/14.6315)" office:value-type="float" office:value="0.097964829683994" calcext:value-type="float">
            <text:p>0.097964829683994</text:p>
          </table:table-cell>
          <table:table-cell/>
          <table:table-cell office:value-type="float" office:value="13.2661" calcext:value-type="float">
            <text:p>13.2661</text:p>
          </table:table-cell>
          <table:table-cell/>
          <table:table-cell table:formula="of:=[.AY90]^2" office:value-type="float" office:value="7777.299721" calcext:value-type="float">
            <text:p>7777.299721</text:p>
          </table:table-cell>
          <table:table-cell/>
          <table:table-cell table:formula="of:=[.AZ89]^2" office:value-type="float" office:value="0.00959710785501396" calcext:value-type="float">
            <text:p>0.009597107855014</text:p>
          </table:table-cell>
          <table:table-cell/>
        </table:table-row>
        <table:table-row table:style-name="ro1">
          <table:table-cell office:value-type="float" office:value="88.191" calcext:value-type="float">
            <text:p>88.191</text:p>
          </table:table-cell>
          <table:table-cell office:value-type="float" office:value="12.5512" calcext:value-type="float">
            <text:p>12.5512</text:p>
          </table:table-cell>
          <table:table-cell/>
          <table:table-cell office:value-type="float" office:value="88.144" calcext:value-type="float">
            <text:p>88.144</text:p>
          </table:table-cell>
          <table:table-cell office:value-type="float" office:value="7.5223" calcext:value-type="float">
            <text:p>7.5223</text:p>
          </table:table-cell>
          <table:table-cell/>
          <table:table-cell office:value-type="float" office:value="87.998" calcext:value-type="float">
            <text:p>87.998</text:p>
          </table:table-cell>
          <table:table-cell office:value-type="float" office:value="10.2405" calcext:value-type="float">
            <text:p>10.2405</text:p>
          </table:table-cell>
          <table:table-cell table:number-columns-repeated="2"/>
          <table:table-cell office:value-type="float" office:value="88.191" calcext:value-type="float">
            <text:p>88.191</text:p>
          </table:table-cell>
          <table:table-cell table:formula="of:=-LN([.B90]/15.2763)" office:value-type="float" office:value="0.196486329282686" calcext:value-type="float">
            <text:p>0.196486329282686</text:p>
          </table:table-cell>
          <table:table-cell/>
          <table:table-cell office:value-type="float" office:value="88.144" calcext:value-type="float">
            <text:p>88.144</text:p>
          </table:table-cell>
          <table:table-cell table:formula="of:= -LN([.E90]/8.4971)" office:value-type="float" office:value="0.121852986549073" calcext:value-type="float">
            <text:p>0.121852986549073</text:p>
          </table:table-cell>
          <table:table-cell/>
          <table:table-cell office:value-type="float" office:value="87.998" calcext:value-type="float">
            <text:p>87.998</text:p>
          </table:table-cell>
          <table:table-cell table:formula="of:=-LN([.H90]/11.159)" office:value-type="float" office:value="0.0858959006592565" calcext:value-type="float">
            <text:p>0.085895900659257</text:p>
          </table:table-cell>
          <table:table-cell/>
          <table:table-cell table:formula="of:=[.K90]^2" office:value-type="float" office:value="7777.652481" calcext:value-type="float">
            <text:p>7777.652481</text:p>
          </table:table-cell>
          <table:table-cell/>
          <table:table-cell table:formula="of:=[.L90]^2" office:value-type="float" office:value="0.0386068775949843" calcext:value-type="float">
            <text:p>0.038606877594984</text:p>
          </table:table-cell>
          <table:table-cell table:number-columns-repeated="3"/>
          <table:table-cell table:formula="of:=[.N90]^2" office:value-type="float" office:value="7769.364736" calcext:value-type="float">
            <text:p>7769.364736</text:p>
          </table:table-cell>
          <table:table-cell/>
          <table:table-cell table:formula="of:=[.O90]^2" office:value-type="float" office:value="0.0148481503309285" calcext:value-type="float">
            <text:p>0.014848150330929</text:p>
          </table:table-cell>
          <table:table-cell table:number-columns-repeated="2"/>
          <table:table-cell table:formula="of:=[.Q90]^2" office:value-type="float" office:value="7743.648004" calcext:value-type="float">
            <text:p>7743.648004</text:p>
          </table:table-cell>
          <table:table-cell/>
          <table:table-cell table:formula="of:=[.R90]^2" office:value-type="float" office:value="0.00737810575006486" calcext:value-type="float">
            <text:p>0.007378105750065</text:p>
          </table:table-cell>
          <table:table-cell table:number-columns-repeated="17"/>
          <table:table-cell office:value-type="float" office:value="88.189" calcext:value-type="float">
            <text:p>88.189</text:p>
          </table:table-cell>
          <table:table-cell table:formula="of:=-LN([.BB90]/14.6315)" office:value-type="float" office:value="0.0980552899004063" calcext:value-type="float">
            <text:p>0.098055289900406</text:p>
          </table:table-cell>
          <table:table-cell/>
          <table:table-cell office:value-type="float" office:value="13.2649" calcext:value-type="float">
            <text:p>13.2649</text:p>
          </table:table-cell>
          <table:table-cell/>
          <table:table-cell table:formula="of:=[.AY91]^2" office:value-type="float" office:value="7954.677721" calcext:value-type="float">
            <text:p>7954.677721</text:p>
          </table:table-cell>
          <table:table-cell/>
          <table:table-cell table:formula="of:=[.AZ90]^2" office:value-type="float" office:value="0.00961483987745273" calcext:value-type="float">
            <text:p>0.009614839877453</text:p>
          </table:table-cell>
          <table:table-cell/>
        </table:table-row>
        <table:table-row table:style-name="ro1">
          <table:table-cell office:value-type="float" office:value="89.191" calcext:value-type="float">
            <text:p>89.191</text:p>
          </table:table-cell>
          <table:table-cell office:value-type="float" office:value="12.5233" calcext:value-type="float">
            <text:p>12.5233</text:p>
          </table:table-cell>
          <table:table-cell/>
          <table:table-cell office:value-type="float" office:value="89.144" calcext:value-type="float">
            <text:p>89.144</text:p>
          </table:table-cell>
          <table:table-cell office:value-type="float" office:value="7.5113" calcext:value-type="float">
            <text:p>7.5113</text:p>
          </table:table-cell>
          <table:table-cell/>
          <table:table-cell office:value-type="float" office:value="88.998" calcext:value-type="float">
            <text:p>88.998</text:p>
          </table:table-cell>
          <table:table-cell office:value-type="float" office:value="10.2305" calcext:value-type="float">
            <text:p>10.2305</text:p>
          </table:table-cell>
          <table:table-cell table:number-columns-repeated="2"/>
          <table:table-cell office:value-type="float" office:value="89.191" calcext:value-type="float">
            <text:p>89.191</text:p>
          </table:table-cell>
          <table:table-cell table:formula="of:=-LN([.B91]/15.2763)" office:value-type="float" office:value="0.198711698603233" calcext:value-type="float">
            <text:p>0.198711698603233</text:p>
          </table:table-cell>
          <table:table-cell/>
          <table:table-cell office:value-type="float" office:value="89.144" calcext:value-type="float">
            <text:p>89.144</text:p>
          </table:table-cell>
          <table:table-cell table:formula="of:= -LN([.E91]/8.4971)" office:value-type="float" office:value="0.12331637548626" calcext:value-type="float">
            <text:p>0.12331637548626</text:p>
          </table:table-cell>
          <table:table-cell/>
          <table:table-cell office:value-type="float" office:value="88.998" calcext:value-type="float">
            <text:p>88.998</text:p>
          </table:table-cell>
          <table:table-cell table:formula="of:=-LN([.H91]/11.159)" office:value-type="float" office:value="0.0868728925790874" calcext:value-type="float">
            <text:p>0.086872892579088</text:p>
          </table:table-cell>
          <table:table-cell/>
          <table:table-cell table:formula="of:=[.K91]^2" office:value-type="float" office:value="7955.034481" calcext:value-type="float">
            <text:p>7955.034481</text:p>
          </table:table-cell>
          <table:table-cell/>
          <table:table-cell table:formula="of:=[.L91]^2" office:value-type="float" office:value="0.0394863391617821" calcext:value-type="float">
            <text:p>0.039486339161782</text:p>
          </table:table-cell>
          <table:table-cell table:number-columns-repeated="3"/>
          <table:table-cell table:formula="of:=[.N91]^2" office:value-type="float" office:value="7946.652736" calcext:value-type="float">
            <text:p>7946.652736</text:p>
          </table:table-cell>
          <table:table-cell/>
          <table:table-cell table:formula="of:=[.O91]^2" office:value-type="float" office:value="0.0152069284630683" calcext:value-type="float">
            <text:p>0.015206928463068</text:p>
          </table:table-cell>
          <table:table-cell table:number-columns-repeated="2"/>
          <table:table-cell table:formula="of:=[.Q91]^2" office:value-type="float" office:value="7920.644004" calcext:value-type="float">
            <text:p>7920.644004</text:p>
          </table:table-cell>
          <table:table-cell/>
          <table:table-cell table:formula="of:=[.R91]^2" office:value-type="float" office:value="0.00754689946505766" calcext:value-type="float">
            <text:p>0.007546899465058</text:p>
          </table:table-cell>
          <table:table-cell table:number-columns-repeated="17"/>
          <table:table-cell office:value-type="float" office:value="89.189" calcext:value-type="float">
            <text:p>89.189</text:p>
          </table:table-cell>
          <table:table-cell table:formula="of:=-LN([.BB91]/14.6315)" office:value-type="float" office:value="0.0991188108581042" calcext:value-type="float">
            <text:p>0.099118810858104</text:p>
          </table:table-cell>
          <table:table-cell/>
          <table:table-cell office:value-type="float" office:value="13.2508" calcext:value-type="float">
            <text:p>13.2508</text:p>
          </table:table-cell>
          <table:table-cell/>
          <table:table-cell table:formula="of:=[.AY92]^2" office:value-type="float" office:value="8133.875344" calcext:value-type="float">
            <text:p>8133.875344</text:p>
          </table:table-cell>
          <table:table-cell/>
          <table:table-cell table:formula="of:=[.AZ91]^2" office:value-type="float" office:value="0.00982453866592464" calcext:value-type="float">
            <text:p>0.009824538665925</text:p>
          </table:table-cell>
          <table:table-cell/>
        </table:table-row>
        <table:table-row table:style-name="ro1">
          <table:table-cell office:value-type="float" office:value="90.19" calcext:value-type="float">
            <text:p>90.19</text:p>
          </table:table-cell>
          <table:table-cell office:value-type="float" office:value="12.4949" calcext:value-type="float">
            <text:p>12.4949</text:p>
          </table:table-cell>
          <table:table-cell/>
          <table:table-cell office:value-type="float" office:value="90.144" calcext:value-type="float">
            <text:p>90.144</text:p>
          </table:table-cell>
          <table:table-cell office:value-type="float" office:value="7.5013" calcext:value-type="float">
            <text:p>7.5013</text:p>
          </table:table-cell>
          <table:table-cell/>
          <table:table-cell office:value-type="float" office:value="89.997" calcext:value-type="float">
            <text:p>89.997</text:p>
          </table:table-cell>
          <table:table-cell office:value-type="float" office:value="10.2214" calcext:value-type="float">
            <text:p>10.2214</text:p>
          </table:table-cell>
          <table:table-cell table:number-columns-repeated="2"/>
          <table:table-cell office:value-type="float" office:value="90.19" calcext:value-type="float">
            <text:p>90.19</text:p>
          </table:table-cell>
          <table:table-cell table:formula="of:=-LN([.B92]/15.2763)" office:value-type="float" office:value="0.200982046765686" calcext:value-type="float">
            <text:p>0.200982046765686</text:p>
          </table:table-cell>
          <table:table-cell/>
          <table:table-cell office:value-type="float" office:value="90.144" calcext:value-type="float">
            <text:p>90.144</text:p>
          </table:table-cell>
          <table:table-cell table:formula="of:= -LN([.E92]/8.4971)" office:value-type="float" office:value="0.124648589956638" calcext:value-type="float">
            <text:p>0.124648589956638</text:p>
          </table:table-cell>
          <table:table-cell/>
          <table:table-cell office:value-type="float" office:value="89.997" calcext:value-type="float">
            <text:p>89.997</text:p>
          </table:table-cell>
          <table:table-cell table:formula="of:=-LN([.H92]/11.159)" office:value-type="float" office:value="0.0877627855084027" calcext:value-type="float">
            <text:p>0.087762785508403</text:p>
          </table:table-cell>
          <table:table-cell/>
          <table:table-cell table:formula="of:=[.K92]^2" office:value-type="float" office:value="8134.2361" calcext:value-type="float">
            <text:p>8134.2361</text:p>
          </table:table-cell>
          <table:table-cell/>
          <table:table-cell table:formula="of:=[.L92]^2" office:value-type="float" office:value="0.0403937831221243" calcext:value-type="float">
            <text:p>0.040393783122124</text:p>
          </table:table-cell>
          <table:table-cell table:number-columns-repeated="3"/>
          <table:table-cell table:formula="of:=[.N92]^2" office:value-type="float" office:value="8125.940736" calcext:value-type="float">
            <text:p>8125.940736</text:p>
          </table:table-cell>
          <table:table-cell/>
          <table:table-cell table:formula="of:=[.O92]^2" office:value-type="float" office:value="0.015537270978178" calcext:value-type="float">
            <text:p>0.015537270978178</text:p>
          </table:table-cell>
          <table:table-cell table:number-columns-repeated="2"/>
          <table:table-cell table:formula="of:=[.Q92]^2" office:value-type="float" office:value="8099.460009" calcext:value-type="float">
            <text:p>8099.460009</text:p>
          </table:table-cell>
          <table:table-cell/>
          <table:table-cell table:formula="of:=[.R92]^2" office:value-type="float" office:value="0.00770230652019389" calcext:value-type="float">
            <text:p>0.007702306520194</text:p>
          </table:table-cell>
          <table:table-cell table:number-columns-repeated="17"/>
          <table:table-cell office:value-type="float" office:value="90.188" calcext:value-type="float">
            <text:p>90.188</text:p>
          </table:table-cell>
          <table:table-cell table:formula="of:=-LN([.BB92]/14.6315)" office:value-type="float" office:value="0.100281680709983" calcext:value-type="float">
            <text:p>0.100281680709983</text:p>
          </table:table-cell>
          <table:table-cell/>
          <table:table-cell office:value-type="float" office:value="13.2354" calcext:value-type="float">
            <text:p>13.2354</text:p>
          </table:table-cell>
          <table:table-cell/>
          <table:table-cell table:formula="of:=[.AY93]^2" office:value-type="float" office:value="8315.433721" calcext:value-type="float">
            <text:p>8315.433721</text:p>
          </table:table-cell>
          <table:table-cell/>
          <table:table-cell table:formula="of:=[.AZ92]^2" office:value-type="float" office:value="0.0100564154860189" calcext:value-type="float">
            <text:p>0.010056415486019</text:p>
          </table:table-cell>
          <table:table-cell/>
        </table:table-row>
        <table:table-row table:style-name="ro1">
          <table:table-cell office:value-type="float" office:value="91.191" calcext:value-type="float">
            <text:p>91.191</text:p>
          </table:table-cell>
          <table:table-cell office:value-type="float" office:value="12.4672" calcext:value-type="float">
            <text:p>12.4672</text:p>
          </table:table-cell>
          <table:table-cell/>
          <table:table-cell office:value-type="float" office:value="91.144" calcext:value-type="float">
            <text:p>91.144</text:p>
          </table:table-cell>
          <table:table-cell office:value-type="float" office:value="7.4905" calcext:value-type="float">
            <text:p>7.4905</text:p>
          </table:table-cell>
          <table:table-cell/>
          <table:table-cell office:value-type="float" office:value="90.997" calcext:value-type="float">
            <text:p>90.997</text:p>
          </table:table-cell>
          <table:table-cell office:value-type="float" office:value="10.2108" calcext:value-type="float">
            <text:p>10.2108</text:p>
          </table:table-cell>
          <table:table-cell table:number-columns-repeated="2"/>
          <table:table-cell office:value-type="float" office:value="91.191" calcext:value-type="float">
            <text:p>91.191</text:p>
          </table:table-cell>
          <table:table-cell table:formula="of:=-LN([.B93]/15.2763)" office:value-type="float" office:value="0.203201412233325" calcext:value-type="float">
            <text:p>0.203201412233325</text:p>
          </table:table-cell>
          <table:table-cell/>
          <table:table-cell office:value-type="float" office:value="91.144" calcext:value-type="float">
            <text:p>91.144</text:p>
          </table:table-cell>
          <table:table-cell table:formula="of:= -LN([.E93]/8.4971)" office:value-type="float" office:value="0.12608937783645" calcext:value-type="float">
            <text:p>0.12608937783645</text:p>
          </table:table-cell>
          <table:table-cell/>
          <table:table-cell office:value-type="float" office:value="90.997" calcext:value-type="float">
            <text:p>90.997</text:p>
          </table:table-cell>
          <table:table-cell table:formula="of:=-LN([.H93]/11.159)" office:value-type="float" office:value="0.0888003635421893" calcext:value-type="float">
            <text:p>0.088800363542189</text:p>
          </table:table-cell>
          <table:table-cell/>
          <table:table-cell table:formula="of:=[.K93]^2" office:value-type="float" office:value="8315.798481" calcext:value-type="float">
            <text:p>8315.798481</text:p>
          </table:table-cell>
          <table:table-cell/>
          <table:table-cell table:formula="of:=[.L93]^2" office:value-type="float" office:value="0.0412908139336179" calcext:value-type="float">
            <text:p>0.041290813933618</text:p>
          </table:table-cell>
          <table:table-cell table:number-columns-repeated="3"/>
          <table:table-cell table:formula="of:=[.N93]^2" office:value-type="float" office:value="8307.228736" calcext:value-type="float">
            <text:p>8307.228736</text:p>
          </table:table-cell>
          <table:table-cell/>
          <table:table-cell table:formula="of:=[.O93]^2" office:value-type="float" office:value="0.015898531203183" calcext:value-type="float">
            <text:p>0.015898531203183</text:p>
          </table:table-cell>
          <table:table-cell table:number-columns-repeated="2"/>
          <table:table-cell table:formula="of:=[.Q93]^2" office:value-type="float" office:value="8280.454009" calcext:value-type="float">
            <text:p>8280.454009</text:p>
          </table:table-cell>
          <table:table-cell/>
          <table:table-cell table:formula="of:=[.R93]^2" office:value-type="float" office:value="0.00788550456522498" calcext:value-type="float">
            <text:p>0.007885504565225</text:p>
          </table:table-cell>
          <table:table-cell table:number-columns-repeated="17"/>
          <table:table-cell office:value-type="float" office:value="91.189" calcext:value-type="float">
            <text:p>91.189</text:p>
          </table:table-cell>
          <table:table-cell table:formula="of:=-LN([.BB93]/14.6315)" office:value-type="float" office:value="0.101468597549695" calcext:value-type="float">
            <text:p>0.101468597549695</text:p>
          </table:table-cell>
          <table:table-cell/>
          <table:table-cell office:value-type="float" office:value="13.2197" calcext:value-type="float">
            <text:p>13.2197</text:p>
          </table:table-cell>
          <table:table-cell/>
          <table:table-cell table:formula="of:=[.AY94]^2" office:value-type="float" office:value="8498.627344" calcext:value-type="float">
            <text:p>8498.627344</text:p>
          </table:table-cell>
          <table:table-cell/>
          <table:table-cell table:formula="of:=[.AZ93]^2" office:value-type="float" office:value="0.010295876288702" calcext:value-type="float">
            <text:p>0.010295876288702</text:p>
          </table:table-cell>
          <table:table-cell/>
        </table:table-row>
        <table:table-row table:style-name="ro1">
          <table:table-cell office:value-type="float" office:value="92.191" calcext:value-type="float">
            <text:p>92.191</text:p>
          </table:table-cell>
          <table:table-cell office:value-type="float" office:value="12.4398" calcext:value-type="float">
            <text:p>12.4398</text:p>
          </table:table-cell>
          <table:table-cell/>
          <table:table-cell office:value-type="float" office:value="92.144" calcext:value-type="float">
            <text:p>92.144</text:p>
          </table:table-cell>
          <table:table-cell office:value-type="float" office:value="7.4811" calcext:value-type="float">
            <text:p>7.4811</text:p>
          </table:table-cell>
          <table:table-cell/>
          <table:table-cell office:value-type="float" office:value="91.998" calcext:value-type="float">
            <text:p>91.998</text:p>
          </table:table-cell>
          <table:table-cell office:value-type="float" office:value="10.2003" calcext:value-type="float">
            <text:p>10.2003</text:p>
          </table:table-cell>
          <table:table-cell table:number-columns-repeated="2"/>
          <table:table-cell office:value-type="float" office:value="92.191" calcext:value-type="float">
            <text:p>92.191</text:p>
          </table:table-cell>
          <table:table-cell table:formula="of:=-LN([.B94]/15.2763)" office:value-type="float" office:value="0.205401597807919" calcext:value-type="float">
            <text:p>0.205401597807919</text:p>
          </table:table-cell>
          <table:table-cell/>
          <table:table-cell office:value-type="float" office:value="92.144" calcext:value-type="float">
            <text:p>92.144</text:p>
          </table:table-cell>
          <table:table-cell table:formula="of:= -LN([.E94]/8.4971)" office:value-type="float" office:value="0.127345088813923" calcext:value-type="float">
            <text:p>0.127345088813923</text:p>
          </table:table-cell>
          <table:table-cell/>
          <table:table-cell office:value-type="float" office:value="91.998" calcext:value-type="float">
            <text:p>91.998</text:p>
          </table:table-cell>
          <table:table-cell table:formula="of:=-LN([.H94]/11.159)" office:value-type="float" office:value="0.0898292155811504" calcext:value-type="float">
            <text:p>0.08982921558115</text:p>
          </table:table-cell>
          <table:table-cell/>
          <table:table-cell table:formula="of:=[.K94]^2" office:value-type="float" office:value="8499.180481" calcext:value-type="float">
            <text:p>8499.180481</text:p>
          </table:table-cell>
          <table:table-cell/>
          <table:table-cell table:formula="of:=[.L94]^2" office:value-type="float" office:value="0.042189816382046" calcext:value-type="float">
            <text:p>0.042189816382046</text:p>
          </table:table-cell>
          <table:table-cell table:number-columns-repeated="3"/>
          <table:table-cell table:formula="of:=[.N94]^2" office:value-type="float" office:value="8490.516736" calcext:value-type="float">
            <text:p>8490.516736</text:p>
          </table:table-cell>
          <table:table-cell/>
          <table:table-cell table:formula="of:=[.O94]^2" office:value-type="float" office:value="0.0162167716450259" calcext:value-type="float">
            <text:p>0.016216771645026</text:p>
          </table:table-cell>
          <table:table-cell table:number-columns-repeated="2"/>
          <table:table-cell table:formula="of:=[.Q94]^2" office:value-type="float" office:value="8463.632004" calcext:value-type="float">
            <text:p>8463.632004</text:p>
          </table:table-cell>
          <table:table-cell/>
          <table:table-cell table:formula="of:=[.R94]^2" office:value-type="float" office:value="0.00806928797192479" calcext:value-type="float">
            <text:p>0.008069287971925</text:p>
          </table:table-cell>
          <table:table-cell table:number-columns-repeated="17"/>
          <table:table-cell office:value-type="float" office:value="92.188" calcext:value-type="float">
            <text:p>92.188</text:p>
          </table:table-cell>
          <table:table-cell table:formula="of:=-LN([.BB94]/14.6315)" office:value-type="float" office:value="0.102679645481113" calcext:value-type="float">
            <text:p>0.102679645481113</text:p>
          </table:table-cell>
          <table:table-cell/>
          <table:table-cell office:value-type="float" office:value="13.2037" calcext:value-type="float">
            <text:p>13.2037</text:p>
          </table:table-cell>
          <table:table-cell/>
          <table:table-cell table:formula="of:=[.AY95]^2" office:value-type="float" office:value="8684.189721" calcext:value-type="float">
            <text:p>8684.189721</text:p>
          </table:table-cell>
          <table:table-cell/>
          <table:table-cell table:formula="of:=[.AZ94]^2" office:value-type="float" office:value="0.0105431095961271" calcext:value-type="float">
            <text:p>0.010543109596127</text:p>
          </table:table-cell>
          <table:table-cell/>
        </table:table-row>
        <table:table-row table:style-name="ro1">
          <table:table-cell office:value-type="float" office:value="93.191" calcext:value-type="float">
            <text:p>93.191</text:p>
          </table:table-cell>
          <table:table-cell office:value-type="float" office:value="12.4117" calcext:value-type="float">
            <text:p>12.4117</text:p>
          </table:table-cell>
          <table:table-cell/>
          <table:table-cell office:value-type="float" office:value="93.144" calcext:value-type="float">
            <text:p>93.144</text:p>
          </table:table-cell>
          <table:table-cell office:value-type="float" office:value="7.4705" calcext:value-type="float">
            <text:p>7.4705</text:p>
          </table:table-cell>
          <table:table-cell/>
          <table:table-cell office:value-type="float" office:value="92.998" calcext:value-type="float">
            <text:p>92.998</text:p>
          </table:table-cell>
          <table:table-cell office:value-type="float" office:value="10.1905" calcext:value-type="float">
            <text:p>10.1905</text:p>
          </table:table-cell>
          <table:table-cell table:number-columns-repeated="2"/>
          <table:table-cell office:value-type="float" office:value="93.191" calcext:value-type="float">
            <text:p>93.191</text:p>
          </table:table-cell>
          <table:table-cell table:formula="of:=-LN([.B95]/15.2763)" office:value-type="float" office:value="0.207663031683176" calcext:value-type="float">
            <text:p>0.207663031683176</text:p>
          </table:table-cell>
          <table:table-cell/>
          <table:table-cell office:value-type="float" office:value="93.144" calcext:value-type="float">
            <text:p>93.144</text:p>
          </table:table-cell>
          <table:table-cell table:formula="of:= -LN([.E95]/8.4971)" office:value-type="float" office:value="0.128762997502747" calcext:value-type="float">
            <text:p>0.128762997502747</text:p>
          </table:table-cell>
          <table:table-cell/>
          <table:table-cell office:value-type="float" office:value="92.998" calcext:value-type="float">
            <text:p>92.998</text:p>
          </table:table-cell>
          <table:table-cell table:formula="of:=-LN([.H95]/11.159)" office:value-type="float" office:value="0.090790433459267" calcext:value-type="float">
            <text:p>0.090790433459267</text:p>
          </table:table-cell>
          <table:table-cell/>
          <table:table-cell table:formula="of:=[.K95]^2" office:value-type="float" office:value="8684.562481" calcext:value-type="float">
            <text:p>8684.562481</text:p>
          </table:table-cell>
          <table:table-cell/>
          <table:table-cell table:formula="of:=[.L95]^2" office:value-type="float" office:value="0.0431239347278478" calcext:value-type="float">
            <text:p>0.043123934727848</text:p>
          </table:table-cell>
          <table:table-cell table:number-columns-repeated="3"/>
          <table:table-cell table:formula="of:=[.N95]^2" office:value-type="float" office:value="8675.804736" calcext:value-type="float">
            <text:p>8675.804736</text:p>
          </table:table-cell>
          <table:table-cell/>
          <table:table-cell table:formula="of:=[.O95]^2" office:value-type="float" office:value="0.0165799095258924" calcext:value-type="float">
            <text:p>0.016579909525892</text:p>
          </table:table-cell>
          <table:table-cell table:number-columns-repeated="2"/>
          <table:table-cell table:formula="of:=[.Q95]^2" office:value-type="float" office:value="8648.628004" calcext:value-type="float">
            <text:p>8648.628004</text:p>
          </table:table-cell>
          <table:table-cell/>
          <table:table-cell table:formula="of:=[.R95]^2" office:value-type="float" office:value="0.0082429028077216" calcext:value-type="float">
            <text:p>0.008242902807722</text:p>
          </table:table-cell>
          <table:table-cell table:number-columns-repeated="17"/>
          <table:table-cell office:value-type="float" office:value="93.189" calcext:value-type="float">
            <text:p>93.189</text:p>
          </table:table-cell>
          <table:table-cell table:formula="of:=-LN([.BB95]/14.6315)" office:value-type="float" office:value="0.103922493581682" calcext:value-type="float">
            <text:p>0.103922493581682</text:p>
          </table:table-cell>
          <table:table-cell/>
          <table:table-cell office:value-type="float" office:value="13.1873" calcext:value-type="float">
            <text:p>13.1873</text:p>
          </table:table-cell>
          <table:table-cell/>
          <table:table-cell table:formula="of:=[.AY96]^2" office:value-type="float" office:value="8871.567721" calcext:value-type="float">
            <text:p>8871.567721</text:p>
          </table:table-cell>
          <table:table-cell/>
          <table:table-cell table:formula="of:=[.AZ95]^2" office:value-type="float" office:value="0.0107998846722347" calcext:value-type="float">
            <text:p>0.010799884672235</text:p>
          </table:table-cell>
          <table:table-cell/>
        </table:table-row>
        <table:table-row table:style-name="ro1">
          <table:table-cell office:value-type="float" office:value="94.191" calcext:value-type="float">
            <text:p>94.191</text:p>
          </table:table-cell>
          <table:table-cell office:value-type="float" office:value="12.3849" calcext:value-type="float">
            <text:p>12.3849</text:p>
          </table:table-cell>
          <table:table-cell/>
          <table:table-cell office:value-type="float" office:value="94.144" calcext:value-type="float">
            <text:p>94.144</text:p>
          </table:table-cell>
          <table:table-cell office:value-type="float" office:value="7.4607" calcext:value-type="float">
            <text:p>7.4607</text:p>
          </table:table-cell>
          <table:table-cell/>
          <table:table-cell office:value-type="float" office:value="93.998" calcext:value-type="float">
            <text:p>93.998</text:p>
          </table:table-cell>
          <table:table-cell office:value-type="float" office:value="10.18" calcext:value-type="float">
            <text:p>10.18</text:p>
          </table:table-cell>
          <table:table-cell table:number-columns-repeated="2"/>
          <table:table-cell office:value-type="float" office:value="94.191" calcext:value-type="float">
            <text:p>94.191</text:p>
          </table:table-cell>
          <table:table-cell table:formula="of:=-LN([.B96]/15.2763)" office:value-type="float" office:value="0.209824619193977" calcext:value-type="float">
            <text:p>0.209824619193977</text:p>
          </table:table-cell>
          <table:table-cell/>
          <table:table-cell office:value-type="float" office:value="94.144" calcext:value-type="float">
            <text:p>94.144</text:p>
          </table:table-cell>
          <table:table-cell table:formula="of:= -LN([.E96]/8.4971)" office:value-type="float" office:value="0.130075685218033" calcext:value-type="float">
            <text:p>0.130075685218033</text:p>
          </table:table-cell>
          <table:table-cell/>
          <table:table-cell office:value-type="float" office:value="93.998" calcext:value-type="float">
            <text:p>93.998</text:p>
          </table:table-cell>
          <table:table-cell table:formula="of:=-LN([.H96]/11.159)" office:value-type="float" office:value="0.0918213360811876" calcext:value-type="float">
            <text:p>0.091821336081188</text:p>
          </table:table-cell>
          <table:table-cell/>
          <table:table-cell table:formula="of:=[.K96]^2" office:value-type="float" office:value="8871.944481" calcext:value-type="float">
            <text:p>8871.944481</text:p>
          </table:table-cell>
          <table:table-cell/>
          <table:table-cell table:formula="of:=[.L96]^2" office:value-type="float" office:value="0.0440263708198973" calcext:value-type="float">
            <text:p>0.044026370819897</text:p>
          </table:table-cell>
          <table:table-cell table:number-columns-repeated="3"/>
          <table:table-cell table:formula="of:=[.N96]^2" office:value-type="float" office:value="8863.092736" calcext:value-type="float">
            <text:p>8863.092736</text:p>
          </table:table-cell>
          <table:table-cell/>
          <table:table-cell table:formula="of:=[.O96]^2" office:value-type="float" office:value="0.0169196838849407" calcext:value-type="float">
            <text:p>0.016919683884941</text:p>
          </table:table-cell>
          <table:table-cell table:number-columns-repeated="2"/>
          <table:table-cell table:formula="of:=[.Q96]^2" office:value-type="float" office:value="8835.624004" calcext:value-type="float">
            <text:p>8835.624004</text:p>
          </table:table-cell>
          <table:table-cell/>
          <table:table-cell table:formula="of:=[.R96]^2" office:value-type="float" office:value="0.0084311577597344" calcext:value-type="float">
            <text:p>0.008431157759734</text:p>
          </table:table-cell>
          <table:table-cell table:number-columns-repeated="17"/>
          <table:table-cell office:value-type="float" office:value="94.189" calcext:value-type="float">
            <text:p>94.189</text:p>
          </table:table-cell>
          <table:table-cell table:formula="of:=-LN([.BB96]/14.6315)" office:value-type="float" office:value="0.105060598986855" calcext:value-type="float">
            <text:p>0.105060598986855</text:p>
          </table:table-cell>
          <table:table-cell/>
          <table:table-cell office:value-type="float" office:value="13.1723" calcext:value-type="float">
            <text:p>13.1723</text:p>
          </table:table-cell>
          <table:table-cell/>
          <table:table-cell table:formula="of:=[.AY97]^2" office:value-type="float" office:value="9060.755344" calcext:value-type="float">
            <text:p>9060.755344</text:p>
          </table:table-cell>
          <table:table-cell/>
          <table:table-cell table:formula="of:=[.AZ96]^2" office:value-type="float" office:value="0.0110377294594768" calcext:value-type="float">
            <text:p>0.011037729459477</text:p>
          </table:table-cell>
          <table:table-cell/>
        </table:table-row>
        <table:table-row table:style-name="ro1">
          <table:table-cell office:value-type="float" office:value="95.191" calcext:value-type="float">
            <text:p>95.191</text:p>
          </table:table-cell>
          <table:table-cell office:value-type="float" office:value="12.3574" calcext:value-type="float">
            <text:p>12.3574</text:p>
          </table:table-cell>
          <table:table-cell/>
          <table:table-cell office:value-type="float" office:value="95.144" calcext:value-type="float">
            <text:p>95.144</text:p>
          </table:table-cell>
          <table:table-cell office:value-type="float" office:value="7.45" calcext:value-type="float">
            <text:p>7.45</text:p>
          </table:table-cell>
          <table:table-cell/>
          <table:table-cell office:value-type="float" office:value="94.998" calcext:value-type="float">
            <text:p>94.998</text:p>
          </table:table-cell>
          <table:table-cell office:value-type="float" office:value="10.1706" calcext:value-type="float">
            <text:p>10.1706</text:p>
          </table:table-cell>
          <table:table-cell table:number-columns-repeated="2"/>
          <table:table-cell office:value-type="float" office:value="95.191" calcext:value-type="float">
            <text:p>95.191</text:p>
          </table:table-cell>
          <table:table-cell table:formula="of:=-LN([.B97]/15.2763)" office:value-type="float" office:value="0.212047533904729" calcext:value-type="float">
            <text:p>0.212047533904729</text:p>
          </table:table-cell>
          <table:table-cell/>
          <table:table-cell office:value-type="float" office:value="95.144" calcext:value-type="float">
            <text:p>95.144</text:p>
          </table:table-cell>
          <table:table-cell table:formula="of:= -LN([.E97]/8.4971)" office:value-type="float" office:value="0.131510896420281" calcext:value-type="float">
            <text:p>0.131510896420281</text:p>
          </table:table-cell>
          <table:table-cell/>
          <table:table-cell office:value-type="float" office:value="94.998" calcext:value-type="float">
            <text:p>94.998</text:p>
          </table:table-cell>
          <table:table-cell table:formula="of:=-LN([.H97]/11.159)" office:value-type="float" office:value="0.0927451418332056" calcext:value-type="float">
            <text:p>0.092745141833206</text:p>
          </table:table-cell>
          <table:table-cell/>
          <table:table-cell table:formula="of:=[.K97]^2" office:value-type="float" office:value="9061.326481" calcext:value-type="float">
            <text:p>9061.326481</text:p>
          </table:table-cell>
          <table:table-cell/>
          <table:table-cell table:formula="of:=[.L97]^2" office:value-type="float" office:value="0.0449641566350773" calcext:value-type="float">
            <text:p>0.044964156635077</text:p>
          </table:table-cell>
          <table:table-cell table:number-columns-repeated="3"/>
          <table:table-cell table:formula="of:=[.N97]^2" office:value-type="float" office:value="9052.380736" calcext:value-type="float">
            <text:p>9052.380736</text:p>
          </table:table-cell>
          <table:table-cell/>
          <table:table-cell table:formula="of:=[.O97]^2" office:value-type="float" office:value="0.0172951158772659" calcext:value-type="float">
            <text:p>0.017295115877266</text:p>
          </table:table-cell>
          <table:table-cell table:number-columns-repeated="2"/>
          <table:table-cell table:formula="of:=[.Q97]^2" office:value-type="float" office:value="9024.620004" calcext:value-type="float">
            <text:p>9024.620004</text:p>
          </table:table-cell>
          <table:table-cell/>
          <table:table-cell table:formula="of:=[.R97]^2" office:value-type="float" office:value="0.00860166133366143" calcext:value-type="float">
            <text:p>0.008601661333661</text:p>
          </table:table-cell>
          <table:table-cell table:number-columns-repeated="17"/>
          <table:table-cell office:value-type="float" office:value="95.188" calcext:value-type="float">
            <text:p>95.188</text:p>
          </table:table-cell>
          <table:table-cell table:formula="of:=-LN([.BB97]/14.6315)" office:value-type="float" office:value="0.106238003591693" calcext:value-type="float">
            <text:p>0.106238003591693</text:p>
          </table:table-cell>
          <table:table-cell/>
          <table:table-cell office:value-type="float" office:value="13.1568" calcext:value-type="float">
            <text:p>13.1568</text:p>
          </table:table-cell>
          <table:table-cell/>
          <table:table-cell table:formula="of:=[.AY98]^2" office:value-type="float" office:value="9252.323721" calcext:value-type="float">
            <text:p>9252.323721</text:p>
          </table:table-cell>
          <table:table-cell/>
          <table:table-cell table:formula="of:=[.AZ97]^2" office:value-type="float" office:value="0.0112865134071485" calcext:value-type="float">
            <text:p>0.011286513407149</text:p>
          </table:table-cell>
          <table:table-cell/>
        </table:table-row>
        <table:table-row table:style-name="ro1">
          <table:table-cell office:value-type="float" office:value="96.191" calcext:value-type="float">
            <text:p>96.191</text:p>
          </table:table-cell>
          <table:table-cell office:value-type="float" office:value="12.3297" calcext:value-type="float">
            <text:p>12.3297</text:p>
          </table:table-cell>
          <table:table-cell/>
          <table:table-cell office:value-type="float" office:value="96.144" calcext:value-type="float">
            <text:p>96.144</text:p>
          </table:table-cell>
          <table:table-cell office:value-type="float" office:value="7.4404" calcext:value-type="float">
            <text:p>7.4404</text:p>
          </table:table-cell>
          <table:table-cell/>
          <table:table-cell office:value-type="float" office:value="95.998" calcext:value-type="float">
            <text:p>95.998</text:p>
          </table:table-cell>
          <table:table-cell office:value-type="float" office:value="10.1606" calcext:value-type="float">
            <text:p>10.1606</text:p>
          </table:table-cell>
          <table:table-cell table:number-columns-repeated="2"/>
          <table:table-cell office:value-type="float" office:value="96.191" calcext:value-type="float">
            <text:p>96.191</text:p>
          </table:table-cell>
          <table:table-cell table:formula="of:=-LN([.B98]/15.2763)" office:value-type="float" office:value="0.214291621839287" calcext:value-type="float">
            <text:p>0.214291621839287</text:p>
          </table:table-cell>
          <table:table-cell/>
          <table:table-cell office:value-type="float" office:value="96.144" calcext:value-type="float">
            <text:p>96.144</text:p>
          </table:table-cell>
          <table:table-cell table:formula="of:= -LN([.E98]/8.4971)" office:value-type="float" office:value="0.13280031797109" calcext:value-type="float">
            <text:p>0.13280031797109</text:p>
          </table:table-cell>
          <table:table-cell/>
          <table:table-cell office:value-type="float" office:value="95.998" calcext:value-type="float">
            <text:p>95.998</text:p>
          </table:table-cell>
          <table:table-cell table:formula="of:=-LN([.H98]/11.159)" office:value-type="float" office:value="0.0937288516788029" calcext:value-type="float">
            <text:p>0.093728851678803</text:p>
          </table:table-cell>
          <table:table-cell/>
          <table:table-cell table:formula="of:=[.K98]^2" office:value-type="float" office:value="9252.708481" calcext:value-type="float">
            <text:p>9252.708481</text:p>
          </table:table-cell>
          <table:table-cell/>
          <table:table-cell table:formula="of:=[.L98]^2" office:value-type="float" office:value="0.0459208991905118" calcext:value-type="float">
            <text:p>0.045920899190512</text:p>
          </table:table-cell>
          <table:table-cell table:number-columns-repeated="3"/>
          <table:table-cell table:formula="of:=[.N98]^2" office:value-type="float" office:value="9243.668736" calcext:value-type="float">
            <text:p>9243.668736</text:p>
          </table:table-cell>
          <table:table-cell/>
          <table:table-cell table:formula="of:=[.O98]^2" office:value-type="float" office:value="0.0176359244532227" calcext:value-type="float">
            <text:p>0.017635924453223</text:p>
          </table:table-cell>
          <table:table-cell table:number-columns-repeated="2"/>
          <table:table-cell table:formula="of:=[.Q98]^2" office:value-type="float" office:value="9215.616004" calcext:value-type="float">
            <text:p>9215.616004</text:p>
          </table:table-cell>
          <table:table-cell/>
          <table:table-cell table:formula="of:=[.R98]^2" office:value-type="float" office:value="0.00878509763702703" calcext:value-type="float">
            <text:p>0.008785097637027</text:p>
          </table:table-cell>
          <table:table-cell table:number-columns-repeated="17"/>
          <table:table-cell office:value-type="float" office:value="96.189" calcext:value-type="float">
            <text:p>96.189</text:p>
          </table:table-cell>
          <table:table-cell table:formula="of:=-LN([.BB98]/14.6315)" office:value-type="float" office:value="0.107409186544162" calcext:value-type="float">
            <text:p>0.107409186544162</text:p>
          </table:table-cell>
          <table:table-cell/>
          <table:table-cell office:value-type="float" office:value="13.1414" calcext:value-type="float">
            <text:p>13.1414</text:p>
          </table:table-cell>
          <table:table-cell/>
          <table:table-cell table:formula="of:=[.AY99]^2" office:value-type="float" office:value="9445.701721" calcext:value-type="float">
            <text:p>9445.701721</text:p>
          </table:table-cell>
          <table:table-cell/>
          <table:table-cell table:formula="of:=[.AZ98]^2" office:value-type="float" office:value="0.0115367333540785" calcext:value-type="float">
            <text:p>0.011536733354079</text:p>
          </table:table-cell>
          <table:table-cell/>
        </table:table-row>
        <table:table-row table:style-name="ro1">
          <table:table-cell office:value-type="float" office:value="97.191" calcext:value-type="float">
            <text:p>97.191</text:p>
          </table:table-cell>
          <table:table-cell office:value-type="float" office:value="12.3027" calcext:value-type="float">
            <text:p>12.3027</text:p>
          </table:table-cell>
          <table:table-cell/>
          <table:table-cell office:value-type="float" office:value="97.144" calcext:value-type="float">
            <text:p>97.144</text:p>
          </table:table-cell>
          <table:table-cell office:value-type="float" office:value="7.4298" calcext:value-type="float">
            <text:p>7.4298</text:p>
          </table:table-cell>
          <table:table-cell/>
          <table:table-cell office:value-type="float" office:value="96.998" calcext:value-type="float">
            <text:p>96.998</text:p>
          </table:table-cell>
          <table:table-cell office:value-type="float" office:value="10.1509" calcext:value-type="float">
            <text:p>10.1509</text:p>
          </table:table-cell>
          <table:table-cell table:number-columns-repeated="2"/>
          <table:table-cell office:value-type="float" office:value="97.191" calcext:value-type="float">
            <text:p>97.191</text:p>
          </table:table-cell>
          <table:table-cell table:formula="of:=-LN([.B99]/15.2763)" office:value-type="float" office:value="0.216483857335078" calcext:value-type="float">
            <text:p>0.216483857335078</text:p>
          </table:table-cell>
          <table:table-cell/>
          <table:table-cell office:value-type="float" office:value="97.144" calcext:value-type="float">
            <text:p>97.144</text:p>
          </table:table-cell>
          <table:table-cell table:formula="of:= -LN([.E99]/8.4971)" office:value-type="float" office:value="0.134225988344778" calcext:value-type="float">
            <text:p>0.134225988344778</text:p>
          </table:table-cell>
          <table:table-cell/>
          <table:table-cell office:value-type="float" office:value="96.998" calcext:value-type="float">
            <text:p>96.998</text:p>
          </table:table-cell>
          <table:table-cell table:formula="of:=-LN([.H99]/11.159)" office:value-type="float" office:value="0.0946839756959767" calcext:value-type="float">
            <text:p>0.094683975695977</text:p>
          </table:table-cell>
          <table:table-cell/>
          <table:table-cell table:formula="of:=[.K99]^2" office:value-type="float" office:value="9446.090481" calcext:value-type="float">
            <text:p>9446.090481</text:p>
          </table:table-cell>
          <table:table-cell/>
          <table:table-cell table:formula="of:=[.L99]^2" office:value-type="float" office:value="0.0468652604866744" calcext:value-type="float">
            <text:p>0.046865260486674</text:p>
          </table:table-cell>
          <table:table-cell table:number-columns-repeated="3"/>
          <table:table-cell table:formula="of:=[.N99]^2" office:value-type="float" office:value="9436.956736" calcext:value-type="float">
            <text:p>9436.956736</text:p>
          </table:table-cell>
          <table:table-cell/>
          <table:table-cell table:formula="of:=[.O99]^2" office:value-type="float" office:value="0.0180166159471326" calcext:value-type="float">
            <text:p>0.018016615947133</text:p>
          </table:table-cell>
          <table:table-cell table:number-columns-repeated="2"/>
          <table:table-cell table:formula="of:=[.Q99]^2" office:value-type="float" office:value="9408.612004" calcext:value-type="float">
            <text:p>9408.612004</text:p>
          </table:table-cell>
          <table:table-cell/>
          <table:table-cell table:formula="of:=[.R99]^2" office:value-type="float" office:value="0.0089650552535963" calcext:value-type="float">
            <text:p>0.008965055253596</text:p>
          </table:table-cell>
          <table:table-cell table:number-columns-repeated="17"/>
          <table:table-cell office:value-type="float" office:value="97.189" calcext:value-type="float">
            <text:p>97.189</text:p>
          </table:table-cell>
          <table:table-cell table:formula="of:=-LN([.BB99]/14.6315)" office:value-type="float" office:value="0.108627454622413" calcext:value-type="float">
            <text:p>0.108627454622413</text:p>
          </table:table-cell>
          <table:table-cell/>
          <table:table-cell office:value-type="float" office:value="13.1254" calcext:value-type="float">
            <text:p>13.1254</text:p>
          </table:table-cell>
          <table:table-cell/>
          <table:table-cell table:formula="of:=[.AY100]^2" office:value-type="float" office:value="9640.883344" calcext:value-type="float">
            <text:p>9640.883344</text:p>
          </table:table-cell>
          <table:table-cell/>
          <table:table-cell table:formula="of:=[.AZ99]^2" office:value-type="float" office:value="0.0117999238977443" calcext:value-type="float">
            <text:p>0.011799923897744</text:p>
          </table:table-cell>
          <table:table-cell/>
        </table:table-row>
        <table:table-row table:style-name="ro1">
          <table:table-cell office:value-type="float" office:value="98.19" calcext:value-type="float">
            <text:p>98.19</text:p>
          </table:table-cell>
          <table:table-cell office:value-type="float" office:value="12.2753" calcext:value-type="float">
            <text:p>12.2753</text:p>
          </table:table-cell>
          <table:table-cell/>
          <table:table-cell office:value-type="float" office:value="98.144" calcext:value-type="float">
            <text:p>98.144</text:p>
          </table:table-cell>
          <table:table-cell office:value-type="float" office:value="7.4192" calcext:value-type="float">
            <text:p>7.4192</text:p>
          </table:table-cell>
          <table:table-cell/>
          <table:table-cell office:value-type="float" office:value="97.998" calcext:value-type="float">
            <text:p>97.998</text:p>
          </table:table-cell>
          <table:table-cell office:value-type="float" office:value="10.1404" calcext:value-type="float">
            <text:p>10.1404</text:p>
          </table:table-cell>
          <table:table-cell table:number-columns-repeated="2"/>
          <table:table-cell office:value-type="float" office:value="98.19" calcext:value-type="float">
            <text:p>98.19</text:p>
          </table:table-cell>
          <table:table-cell table:formula="of:=-LN([.B100]/15.2763)" office:value-type="float" office:value="0.218713494518827" calcext:value-type="float">
            <text:p>0.218713494518827</text:p>
          </table:table-cell>
          <table:table-cell/>
          <table:table-cell office:value-type="float" office:value="98.144" calcext:value-type="float">
            <text:p>98.144</text:p>
          </table:table-cell>
          <table:table-cell table:formula="of:= -LN([.E100]/8.4971)" office:value-type="float" office:value="0.13565369415669" calcext:value-type="float">
            <text:p>0.13565369415669</text:p>
          </table:table-cell>
          <table:table-cell/>
          <table:table-cell office:value-type="float" office:value="97.998" calcext:value-type="float">
            <text:p>97.998</text:p>
          </table:table-cell>
          <table:table-cell table:formula="of:=-LN([.H100]/11.159)" office:value-type="float" office:value="0.095718902086813" calcext:value-type="float">
            <text:p>0.095718902086813</text:p>
          </table:table-cell>
          <table:table-cell/>
          <table:table-cell table:formula="of:=[.K100]^2" office:value-type="float" office:value="9641.2761" calcext:value-type="float">
            <text:p>9641.2761</text:p>
          </table:table-cell>
          <table:table-cell/>
          <table:table-cell table:formula="of:=[.L100]^2" office:value-type="float" office:value="0.0478355926846371" calcext:value-type="float">
            <text:p>0.047835592684637</text:p>
          </table:table-cell>
          <table:table-cell table:number-columns-repeated="3"/>
          <table:table-cell table:formula="of:=[.N100]^2" office:value-type="float" office:value="9632.244736" calcext:value-type="float">
            <text:p>9632.244736</text:p>
          </table:table-cell>
          <table:table-cell/>
          <table:table-cell table:formula="of:=[.O100]^2" office:value-type="float" office:value="0.0184019247383568" calcext:value-type="float">
            <text:p>0.018401924738357</text:p>
          </table:table-cell>
          <table:table-cell table:number-columns-repeated="2"/>
          <table:table-cell table:formula="of:=[.Q100]^2" office:value-type="float" office:value="9603.608004" calcext:value-type="float">
            <text:p>9603.608004</text:p>
          </table:table-cell>
          <table:table-cell/>
          <table:table-cell table:formula="of:=[.R100]^2" office:value-type="float" office:value="0.00916210821670489" calcext:value-type="float">
            <text:p>0.009162108216705</text:p>
          </table:table-cell>
          <table:table-cell table:number-columns-repeated="17"/>
          <table:table-cell office:value-type="float" office:value="98.188" calcext:value-type="float">
            <text:p>98.188</text:p>
          </table:table-cell>
          <table:table-cell table:formula="of:=-LN([.BB100]/14.6315)" office:value-type="float" office:value="0.109862465033022" calcext:value-type="float">
            <text:p>0.109862465033022</text:p>
          </table:table-cell>
          <table:table-cell/>
          <table:table-cell office:value-type="float" office:value="13.1092" calcext:value-type="float">
            <text:p>13.1092</text:p>
          </table:table-cell>
          <table:table-cell/>
          <table:table-cell table:formula="of:=[.AY101]^2" office:value-type="float" office:value="9838.457721" calcext:value-type="float">
            <text:p>9838.457721</text:p>
          </table:table-cell>
          <table:table-cell/>
          <table:table-cell table:formula="of:=[.AZ100]^2" office:value-type="float" office:value="0.012069761223132" calcext:value-type="float">
            <text:p>0.012069761223132</text:p>
          </table:table-cell>
          <table:table-cell/>
        </table:table-row>
        <table:table-row table:style-name="ro1">
          <table:table-cell office:value-type="float" office:value="99.191" calcext:value-type="float">
            <text:p>99.191</text:p>
          </table:table-cell>
          <table:table-cell office:value-type="float" office:value="12.2485" calcext:value-type="float">
            <text:p>12.2485</text:p>
          </table:table-cell>
          <table:table-cell/>
          <table:table-cell office:value-type="float" office:value="99.143" calcext:value-type="float">
            <text:p>99.143</text:p>
          </table:table-cell>
          <table:table-cell office:value-type="float" office:value="7.4091" calcext:value-type="float">
            <text:p>7.4091</text:p>
          </table:table-cell>
          <table:table-cell/>
          <table:table-cell office:value-type="float" office:value="98.998" calcext:value-type="float">
            <text:p>98.998</text:p>
          </table:table-cell>
          <table:table-cell office:value-type="float" office:value="10.1312" calcext:value-type="float">
            <text:p>10.1312</text:p>
          </table:table-cell>
          <table:table-cell table:number-columns-repeated="2"/>
          <table:table-cell office:value-type="float" office:value="99.191" calcext:value-type="float">
            <text:p>99.191</text:p>
          </table:table-cell>
          <table:table-cell table:formula="of:=-LN([.B101]/15.2763)" office:value-type="float" office:value="0.220899127305639" calcext:value-type="float">
            <text:p>0.220899127305639</text:p>
          </table:table-cell>
          <table:table-cell/>
          <table:table-cell office:value-type="float" office:value="99.143" calcext:value-type="float">
            <text:p>99.143</text:p>
          </table:table-cell>
          <table:table-cell table:formula="of:= -LN([.E101]/8.4971)" office:value-type="float" office:value="0.137015954370191" calcext:value-type="float">
            <text:p>0.137015954370191</text:p>
          </table:table-cell>
          <table:table-cell/>
          <table:table-cell office:value-type="float" office:value="98.998" calcext:value-type="float">
            <text:p>98.998</text:p>
          </table:table-cell>
          <table:table-cell table:formula="of:=-LN([.H101]/11.159)" office:value-type="float" office:value="0.096626575939063" calcext:value-type="float">
            <text:p>0.096626575939063</text:p>
          </table:table-cell>
          <table:table-cell/>
          <table:table-cell table:formula="of:=[.K101]^2" office:value-type="float" office:value="9838.854481" calcext:value-type="float">
            <text:p>9838.854481</text:p>
          </table:table-cell>
          <table:table-cell/>
          <table:table-cell table:formula="of:=[.L101]^2" office:value-type="float" office:value="0.048796424444393" calcext:value-type="float">
            <text:p>0.048796424444393</text:p>
          </table:table-cell>
          <table:table-cell table:number-columns-repeated="3"/>
          <table:table-cell table:formula="of:=[.N101]^2" office:value-type="float" office:value="9829.334449" calcext:value-type="float">
            <text:p>9829.334449</text:p>
          </table:table-cell>
          <table:table-cell/>
          <table:table-cell table:formula="of:=[.O101]^2" office:value-type="float" office:value="0.0187733717519741" calcext:value-type="float">
            <text:p>0.018773371751974</text:p>
          </table:table-cell>
          <table:table-cell table:number-columns-repeated="2"/>
          <table:table-cell table:formula="of:=[.Q101]^2" office:value-type="float" office:value="9800.604004" calcext:value-type="float">
            <text:p>9800.604004</text:p>
          </table:table-cell>
          <table:table-cell/>
          <table:table-cell table:formula="of:=[.R101]^2" office:value-type="float" office:value="0.0093366951777075" calcext:value-type="float">
            <text:p>0.009336695177708</text:p>
          </table:table-cell>
          <table:table-cell table:number-columns-repeated="17"/>
          <table:table-cell office:value-type="float" office:value="99.189" calcext:value-type="float">
            <text:p>99.189</text:p>
          </table:table-cell>
          <table:table-cell table:formula="of:=-LN([.BB101]/14.6315)" office:value-type="float" office:value="0.110976807342978" calcext:value-type="float">
            <text:p>0.110976807342978</text:p>
          </table:table-cell>
          <table:table-cell/>
          <table:table-cell office:value-type="float" office:value="13.0946" calcext:value-type="float">
            <text:p>13.0946</text:p>
          </table:table-cell>
          <table:table-cell/>
          <table:table-cell table:formula="of:=[.AY102]^2" office:value-type="float" office:value="10037.635344" calcext:value-type="float">
            <text:p>10037.635344</text:p>
          </table:table-cell>
          <table:table-cell/>
          <table:table-cell table:formula="of:=[.AZ101]^2" office:value-type="float" office:value="0.0123158517680404" calcext:value-type="float">
            <text:p>0.01231585176804</text:p>
          </table:table-cell>
          <table:table-cell/>
        </table:table-row>
        <table:table-row table:style-name="ro1">
          <table:table-cell office:value-type="float" office:value="100.191" calcext:value-type="float">
            <text:p>100.191</text:p>
          </table:table-cell>
          <table:table-cell office:value-type="float" office:value="12.2216" calcext:value-type="float">
            <text:p>12.2216</text:p>
          </table:table-cell>
          <table:table-cell/>
          <table:table-cell office:value-type="float" office:value="100.144" calcext:value-type="float">
            <text:p>100.144</text:p>
          </table:table-cell>
          <table:table-cell office:value-type="float" office:value="7.3995" calcext:value-type="float">
            <text:p>7.3995</text:p>
          </table:table-cell>
          <table:table-cell/>
          <table:table-cell office:value-type="float" office:value="99.997" calcext:value-type="float">
            <text:p>99.997</text:p>
          </table:table-cell>
          <table:table-cell office:value-type="float" office:value="10.1213" calcext:value-type="float">
            <text:p>10.1213</text:p>
          </table:table-cell>
          <table:table-cell table:number-columns-repeated="2"/>
          <table:table-cell office:value-type="float" office:value="100.191" calcext:value-type="float">
            <text:p>100.191</text:p>
          </table:table-cell>
          <table:table-cell table:formula="of:=-LN([.B102]/15.2763)" office:value-type="float" office:value="0.223097729749919" calcext:value-type="float">
            <text:p>0.223097729749919</text:p>
          </table:table-cell>
          <table:table-cell/>
          <table:table-cell office:value-type="float" office:value="100.144" calcext:value-type="float">
            <text:p>100.144</text:p>
          </table:table-cell>
          <table:table-cell table:formula="of:= -LN([.E102]/8.4971)" office:value-type="float" office:value="0.138312498451984" calcext:value-type="float">
            <text:p>0.138312498451984</text:p>
          </table:table-cell>
          <table:table-cell/>
          <table:table-cell office:value-type="float" office:value="99.997" calcext:value-type="float">
            <text:p>99.997</text:p>
          </table:table-cell>
          <table:table-cell table:formula="of:=-LN([.H102]/11.159)" office:value-type="float" office:value="0.0976042330963074" calcext:value-type="float">
            <text:p>0.097604233096307</text:p>
          </table:table-cell>
          <table:table-cell/>
          <table:table-cell table:formula="of:=[.K102]^2" office:value-type="float" office:value="10038.236481" calcext:value-type="float">
            <text:p>10038.236481</text:p>
          </table:table-cell>
          <table:table-cell/>
          <table:table-cell table:formula="of:=[.L102]^2" office:value-type="float" office:value="0.0497725970195679" calcext:value-type="float">
            <text:p>0.049772597019568</text:p>
          </table:table-cell>
          <table:table-cell table:number-columns-repeated="3"/>
          <table:table-cell table:formula="of:=[.N102]^2" office:value-type="float" office:value="10028.820736" calcext:value-type="float">
            <text:p>10028.820736</text:p>
          </table:table-cell>
          <table:table-cell/>
          <table:table-cell table:formula="of:=[.O102]^2" office:value-type="float" office:value="0.01913034722803" calcext:value-type="float">
            <text:p>0.01913034722803</text:p>
          </table:table-cell>
          <table:table-cell table:number-columns-repeated="2"/>
          <table:table-cell table:formula="of:=[.Q102]^2" office:value-type="float" office:value="9999.400009" calcext:value-type="float">
            <text:p>9999.400009</text:p>
          </table:table-cell>
          <table:table-cell/>
          <table:table-cell table:formula="of:=[.R102]^2" office:value-type="float" office:value="0.0095265863183183" calcext:value-type="float">
            <text:p>0.009526586318318</text:p>
          </table:table-cell>
          <table:table-cell table:number-columns-repeated="17"/>
          <table:table-cell office:value-type="float" office:value="100.188" calcext:value-type="float">
            <text:p>100.188</text:p>
          </table:table-cell>
          <table:table-cell table:formula="of:=-LN([.BB102]/14.6315)" office:value-type="float" office:value="0.112161202503917" calcext:value-type="float">
            <text:p>0.112161202503917</text:p>
          </table:table-cell>
          <table:table-cell/>
          <table:table-cell office:value-type="float" office:value="13.0791" calcext:value-type="float">
            <text:p>13.0791</text:p>
          </table:table-cell>
          <table:table-cell/>
          <table:table-cell table:formula="of:=[.AY103]^2" office:value-type="float" office:value="10239.011344" calcext:value-type="float">
            <text:p>10239.011344</text:p>
          </table:table-cell>
          <table:table-cell/>
          <table:table-cell table:formula="of:=[.AZ102]^2" office:value-type="float" office:value="0.0125801353471247" calcext:value-type="float">
            <text:p>0.012580135347125</text:p>
          </table:table-cell>
          <table:table-cell/>
        </table:table-row>
        <table:table-row table:style-name="ro1">
          <table:table-cell office:value-type="float" office:value="101.191" calcext:value-type="float">
            <text:p>101.191</text:p>
          </table:table-cell>
          <table:table-cell office:value-type="float" office:value="12.1943" calcext:value-type="float">
            <text:p>12.1943</text:p>
          </table:table-cell>
          <table:table-cell/>
          <table:table-cell office:value-type="float" office:value="101.143" calcext:value-type="float">
            <text:p>101.143</text:p>
          </table:table-cell>
          <table:table-cell office:value-type="float" office:value="7.389" calcext:value-type="float">
            <text:p>7.389</text:p>
          </table:table-cell>
          <table:table-cell/>
          <table:table-cell office:value-type="float" office:value="100.998" calcext:value-type="float">
            <text:p>100.998</text:p>
          </table:table-cell>
          <table:table-cell office:value-type="float" office:value="10.1114" calcext:value-type="float">
            <text:p>10.1114</text:p>
          </table:table-cell>
          <table:table-cell table:number-columns-repeated="2"/>
          <table:table-cell office:value-type="float" office:value="101.191" calcext:value-type="float">
            <text:p>101.191</text:p>
          </table:table-cell>
          <table:table-cell table:formula="of:=-LN([.B103]/15.2763)" office:value-type="float" office:value="0.225333978372893" calcext:value-type="float">
            <text:p>0.225333978372893</text:p>
          </table:table-cell>
          <table:table-cell/>
          <table:table-cell office:value-type="float" office:value="101.143" calcext:value-type="float">
            <text:p>101.143</text:p>
          </table:table-cell>
          <table:table-cell table:formula="of:= -LN([.E103]/8.4971)" office:value-type="float" office:value="0.139732521005239" calcext:value-type="float">
            <text:p>0.139732521005239</text:p>
          </table:table-cell>
          <table:table-cell/>
          <table:table-cell office:value-type="float" office:value="100.998" calcext:value-type="float">
            <text:p>100.998</text:p>
          </table:table-cell>
          <table:table-cell table:formula="of:=-LN([.H103]/11.159)" office:value-type="float" office:value="0.0985828470025177" calcext:value-type="float">
            <text:p>0.098582847002518</text:p>
          </table:table-cell>
          <table:table-cell/>
          <table:table-cell table:formula="of:=[.K103]^2" office:value-type="float" office:value="10239.618481" calcext:value-type="float">
            <text:p>10239.618481</text:p>
          </table:table-cell>
          <table:table-cell/>
          <table:table-cell table:formula="of:=[.L103]^2" office:value-type="float" office:value="0.0507754018093555" calcext:value-type="float">
            <text:p>0.050775401809356</text:p>
          </table:table-cell>
          <table:table-cell table:number-columns-repeated="3"/>
          <table:table-cell table:formula="of:=[.N103]^2" office:value-type="float" office:value="10229.906449" calcext:value-type="float">
            <text:p>10229.906449</text:p>
          </table:table-cell>
          <table:table-cell/>
          <table:table-cell table:formula="of:=[.O103]^2" office:value-type="float" office:value="0.0195251774264795" calcext:value-type="float">
            <text:p>0.01952517742648</text:p>
          </table:table-cell>
          <table:table-cell table:number-columns-repeated="2"/>
          <table:table-cell table:formula="of:=[.Q103]^2" office:value-type="float" office:value="10200.596004" calcext:value-type="float">
            <text:p>10200.596004</text:p>
          </table:table-cell>
          <table:table-cell/>
          <table:table-cell table:formula="of:=[.R103]^2" office:value-type="float" office:value="0.0097185777231218" calcext:value-type="float">
            <text:p>0.009718577723122</text:p>
          </table:table-cell>
          <table:table-cell table:number-columns-repeated="17"/>
          <table:table-cell office:value-type="float" office:value="101.188" calcext:value-type="float">
            <text:p>101.188</text:p>
          </table:table-cell>
          <table:table-cell table:formula="of:=-LN([.BB103]/14.6315)" office:value-type="float" office:value="0.113324037810712" calcext:value-type="float">
            <text:p>0.113324037810712</text:p>
          </table:table-cell>
          <table:table-cell/>
          <table:table-cell office:value-type="float" office:value="13.0639" calcext:value-type="float">
            <text:p>13.0639</text:p>
          </table:table-cell>
          <table:table-cell/>
          <table:table-cell table:formula="of:=[.AY104]^2" office:value-type="float" office:value="10442.591721" calcext:value-type="float">
            <text:p>10442.591721</text:p>
          </table:table-cell>
          <table:table-cell/>
          <table:table-cell table:formula="of:=[.AZ103]^2" office:value-type="float" office:value="0.0128423375457237" calcext:value-type="float">
            <text:p>0.012842337545724</text:p>
          </table:table-cell>
          <table:table-cell/>
        </table:table-row>
        <table:table-row table:style-name="ro1">
          <table:table-cell office:value-type="float" office:value="102.191" calcext:value-type="float">
            <text:p>102.191</text:p>
          </table:table-cell>
          <table:table-cell office:value-type="float" office:value="12.1669" calcext:value-type="float">
            <text:p>12.1669</text:p>
          </table:table-cell>
          <table:table-cell/>
          <table:table-cell office:value-type="float" office:value="102.144" calcext:value-type="float">
            <text:p>102.144</text:p>
          </table:table-cell>
          <table:table-cell office:value-type="float" office:value="7.3788" calcext:value-type="float">
            <text:p>7.3788</text:p>
          </table:table-cell>
          <table:table-cell/>
          <table:table-cell office:value-type="float" office:value="101.997" calcext:value-type="float">
            <text:p>101.997</text:p>
          </table:table-cell>
          <table:table-cell office:value-type="float" office:value="10.1018" calcext:value-type="float">
            <text:p>10.1018</text:p>
          </table:table-cell>
          <table:table-cell table:number-columns-repeated="2"/>
          <table:table-cell office:value-type="float" office:value="102.191" calcext:value-type="float">
            <text:p>102.191</text:p>
          </table:table-cell>
          <table:table-cell table:formula="of:=-LN([.B104]/15.2763)" office:value-type="float" office:value="0.227583458000664" calcext:value-type="float">
            <text:p>0.227583458000664</text:p>
          </table:table-cell>
          <table:table-cell/>
          <table:table-cell office:value-type="float" office:value="102.144" calcext:value-type="float">
            <text:p>102.144</text:p>
          </table:table-cell>
          <table:table-cell table:formula="of:= -LN([.E104]/8.4971)" office:value-type="float" office:value="0.141113905046462" calcext:value-type="float">
            <text:p>0.141113905046462</text:p>
          </table:table-cell>
          <table:table-cell/>
          <table:table-cell office:value-type="float" office:value="101.997" calcext:value-type="float">
            <text:p>101.997</text:p>
          </table:table-cell>
          <table:table-cell table:formula="of:=-LN([.H104]/11.159)" office:value-type="float" office:value="0.0995327214134777" calcext:value-type="float">
            <text:p>0.099532721413478</text:p>
          </table:table-cell>
          <table:table-cell/>
          <table:table-cell table:formula="of:=[.K104]^2" office:value-type="float" office:value="10443.000481" calcext:value-type="float">
            <text:p>10443.000481</text:p>
          </table:table-cell>
          <table:table-cell/>
          <table:table-cell table:formula="of:=[.L104]^2" office:value-type="float" office:value="0.0517942303555401" calcext:value-type="float">
            <text:p>0.05179423035554</text:p>
          </table:table-cell>
          <table:table-cell table:number-columns-repeated="3"/>
          <table:table-cell table:formula="of:=[.N104]^2" office:value-type="float" office:value="10433.396736" calcext:value-type="float">
            <text:p>10433.396736</text:p>
          </table:table-cell>
          <table:table-cell/>
          <table:table-cell table:formula="of:=[.O104]^2" office:value-type="float" office:value="0.0199131341974619" calcext:value-type="float">
            <text:p>0.019913134197462</text:p>
          </table:table-cell>
          <table:table-cell table:number-columns-repeated="2"/>
          <table:table-cell table:formula="of:=[.Q104]^2" office:value-type="float" office:value="10403.388009" calcext:value-type="float">
            <text:p>10403.388009</text:p>
          </table:table-cell>
          <table:table-cell/>
          <table:table-cell table:formula="of:=[.R104]^2" office:value-type="float" office:value="0.00990676263197296" calcext:value-type="float">
            <text:p>0.009906762631973</text:p>
          </table:table-cell>
          <table:table-cell table:number-columns-repeated="17"/>
          <table:table-cell office:value-type="float" office:value="102.189" calcext:value-type="float">
            <text:p>102.189</text:p>
          </table:table-cell>
          <table:table-cell table:formula="of:=-LN([.BB104]/14.6315)" office:value-type="float" office:value="0.114564865801224" calcext:value-type="float">
            <text:p>0.114564865801224</text:p>
          </table:table-cell>
          <table:table-cell/>
          <table:table-cell office:value-type="float" office:value="13.0477" calcext:value-type="float">
            <text:p>13.0477</text:p>
          </table:table-cell>
          <table:table-cell/>
          <table:table-cell table:formula="of:=[.AY105]^2" office:value-type="float" office:value="10647.969721" calcext:value-type="float">
            <text:p>10647.969721</text:p>
          </table:table-cell>
          <table:table-cell/>
          <table:table-cell table:formula="of:=[.AZ104]^2" office:value-type="float" office:value="0.0131251084760526" calcext:value-type="float">
            <text:p>0.013125108476053</text:p>
          </table:table-cell>
          <table:table-cell/>
        </table:table-row>
        <table:table-row table:style-name="ro1">
          <table:table-cell office:value-type="float" office:value="103.191" calcext:value-type="float">
            <text:p>103.191</text:p>
          </table:table-cell>
          <table:table-cell office:value-type="float" office:value="12.1403" calcext:value-type="float">
            <text:p>12.1403</text:p>
          </table:table-cell>
          <table:table-cell/>
          <table:table-cell office:value-type="float" office:value="103.144" calcext:value-type="float">
            <text:p>103.144</text:p>
          </table:table-cell>
          <table:table-cell office:value-type="float" office:value="7.369" calcext:value-type="float">
            <text:p>7.369</text:p>
          </table:table-cell>
          <table:table-cell/>
          <table:table-cell office:value-type="float" office:value="102.997" calcext:value-type="float">
            <text:p>102.997</text:p>
          </table:table-cell>
          <table:table-cell office:value-type="float" office:value="10.0933" calcext:value-type="float">
            <text:p>10.0933</text:p>
          </table:table-cell>
          <table:table-cell table:number-columns-repeated="2"/>
          <table:table-cell office:value-type="float" office:value="103.191" calcext:value-type="float">
            <text:p>103.191</text:p>
          </table:table-cell>
          <table:table-cell table:formula="of:=-LN([.B105]/15.2763)" office:value-type="float" office:value="0.229772110796402" calcext:value-type="float">
            <text:p>0.229772110796402</text:p>
          </table:table-cell>
          <table:table-cell/>
          <table:table-cell office:value-type="float" office:value="103.144" calcext:value-type="float">
            <text:p>103.144</text:p>
          </table:table-cell>
          <table:table-cell table:formula="of:= -LN([.E105]/8.4971)" office:value-type="float" office:value="0.142442917026887" calcext:value-type="float">
            <text:p>0.142442917026887</text:p>
          </table:table-cell>
          <table:table-cell/>
          <table:table-cell office:value-type="float" office:value="102.997" calcext:value-type="float">
            <text:p>102.997</text:p>
          </table:table-cell>
          <table:table-cell table:formula="of:=-LN([.H105]/11.159)" office:value-type="float" office:value="0.100374509817787" calcext:value-type="float">
            <text:p>0.100374509817787</text:p>
          </table:table-cell>
          <table:table-cell/>
          <table:table-cell table:formula="of:=[.K105]^2" office:value-type="float" office:value="10648.382481" calcext:value-type="float">
            <text:p>10648.382481</text:p>
          </table:table-cell>
          <table:table-cell/>
          <table:table-cell table:formula="of:=[.L105]^2" office:value-type="float" office:value="0.052795222899834" calcext:value-type="float">
            <text:p>0.052795222899834</text:p>
          </table:table-cell>
          <table:table-cell table:number-columns-repeated="3"/>
          <table:table-cell table:formula="of:=[.N105]^2" office:value-type="float" office:value="10638.684736" calcext:value-type="float">
            <text:p>10638.684736</text:p>
          </table:table-cell>
          <table:table-cell/>
          <table:table-cell table:formula="of:=[.O105]^2" office:value-type="float" office:value="0.0202899846111286" calcext:value-type="float">
            <text:p>0.020289984611129</text:p>
          </table:table-cell>
          <table:table-cell table:number-columns-repeated="2"/>
          <table:table-cell table:formula="of:=[.Q105]^2" office:value-type="float" office:value="10608.382009" calcext:value-type="float">
            <text:p>10608.382009</text:p>
          </table:table-cell>
          <table:table-cell/>
          <table:table-cell table:formula="of:=[.R105]^2" office:value-type="float" office:value="0.010075042221161" calcext:value-type="float">
            <text:p>0.010075042221161</text:p>
          </table:table-cell>
          <table:table-cell table:number-columns-repeated="17"/>
          <table:table-cell office:value-type="float" office:value="103.189" calcext:value-type="float">
            <text:p>103.189</text:p>
          </table:table-cell>
          <table:table-cell table:formula="of:=-LN([.BB105]/14.6315)" office:value-type="float" office:value="0.115784214482758" calcext:value-type="float">
            <text:p>0.115784214482758</text:p>
          </table:table-cell>
          <table:table-cell/>
          <table:table-cell office:value-type="float" office:value="13.0318" calcext:value-type="float">
            <text:p>13.0318</text:p>
          </table:table-cell>
          <table:table-cell/>
          <table:table-cell table:formula="of:=[.AY106]^2" office:value-type="float" office:value="10855.139344" calcext:value-type="float">
            <text:p>10855.139344</text:p>
          </table:table-cell>
          <table:table-cell/>
          <table:table-cell table:formula="of:=[.AZ105]^2" office:value-type="float" office:value="0.0134059843233893" calcext:value-type="float">
            <text:p>0.013405984323389</text:p>
          </table:table-cell>
          <table:table-cell/>
        </table:table-row>
        <table:table-row table:style-name="ro1">
          <table:table-cell office:value-type="float" office:value="104.191" calcext:value-type="float">
            <text:p>104.191</text:p>
          </table:table-cell>
          <table:table-cell office:value-type="float" office:value="12.1135" calcext:value-type="float">
            <text:p>12.1135</text:p>
          </table:table-cell>
          <table:table-cell/>
          <table:table-cell office:value-type="float" office:value="104.144" calcext:value-type="float">
            <text:p>104.144</text:p>
          </table:table-cell>
          <table:table-cell office:value-type="float" office:value="7.3582" calcext:value-type="float">
            <text:p>7.3582</text:p>
          </table:table-cell>
          <table:table-cell/>
          <table:table-cell office:value-type="float" office:value="103.998" calcext:value-type="float">
            <text:p>103.998</text:p>
          </table:table-cell>
          <table:table-cell office:value-type="float" office:value="10.082" calcext:value-type="float">
            <text:p>10.082</text:p>
          </table:table-cell>
          <table:table-cell table:number-columns-repeated="2"/>
          <table:table-cell office:value-type="float" office:value="104.191" calcext:value-type="float">
            <text:p>104.191</text:p>
          </table:table-cell>
          <table:table-cell table:formula="of:=-LN([.B106]/15.2763)" office:value-type="float" office:value="0.23198207467072" calcext:value-type="float">
            <text:p>0.23198207467072</text:p>
          </table:table-cell>
          <table:table-cell/>
          <table:table-cell office:value-type="float" office:value="104.144" calcext:value-type="float">
            <text:p>104.144</text:p>
          </table:table-cell>
          <table:table-cell table:formula="of:= -LN([.E106]/8.4971)" office:value-type="float" office:value="0.143909591199305" calcext:value-type="float">
            <text:p>0.143909591199305</text:p>
          </table:table-cell>
          <table:table-cell/>
          <table:table-cell office:value-type="float" office:value="103.998" calcext:value-type="float">
            <text:p>103.998</text:p>
          </table:table-cell>
          <table:table-cell table:formula="of:=-LN([.H106]/11.159)" office:value-type="float" office:value="0.101494691543125" calcext:value-type="float">
            <text:p>0.101494691543125</text:p>
          </table:table-cell>
          <table:table-cell/>
          <table:table-cell table:formula="of:=[.K106]^2" office:value-type="float" office:value="10855.764481" calcext:value-type="float">
            <text:p>10855.764481</text:p>
          </table:table-cell>
          <table:table-cell/>
          <table:table-cell table:formula="of:=[.L106]^2" office:value-type="float" office:value="0.0538156829685315" calcext:value-type="float">
            <text:p>0.053815682968532</text:p>
          </table:table-cell>
          <table:table-cell table:number-columns-repeated="3"/>
          <table:table-cell table:formula="of:=[.N106]^2" office:value-type="float" office:value="10845.972736" calcext:value-type="float">
            <text:p>10845.972736</text:p>
          </table:table-cell>
          <table:table-cell/>
          <table:table-cell table:formula="of:=[.O106]^2" office:value-type="float" office:value="0.0207099704391512" calcext:value-type="float">
            <text:p>0.020709970439151</text:p>
          </table:table-cell>
          <table:table-cell table:number-columns-repeated="2"/>
          <table:table-cell table:formula="of:=[.Q106]^2" office:value-type="float" office:value="10815.584004" calcext:value-type="float">
            <text:p>10815.584004</text:p>
          </table:table-cell>
          <table:table-cell/>
          <table:table-cell table:formula="of:=[.R106]^2" office:value-type="float" office:value="0.0103011724114341" calcext:value-type="float">
            <text:p>0.010301172411434</text:p>
          </table:table-cell>
          <table:table-cell table:number-columns-repeated="17"/>
          <table:table-cell office:value-type="float" office:value="104.188" calcext:value-type="float">
            <text:p>104.188</text:p>
          </table:table-cell>
          <table:table-cell table:formula="of:=-LN([.BB106]/14.6315)" office:value-type="float" office:value="0.11688981476736" calcext:value-type="float">
            <text:p>0.11688981476736</text:p>
          </table:table-cell>
          <table:table-cell/>
          <table:table-cell office:value-type="float" office:value="13.0174" calcext:value-type="float">
            <text:p>13.0174</text:p>
          </table:table-cell>
          <table:table-cell/>
          <table:table-cell table:formula="of:=[.AY107]^2" office:value-type="float" office:value="11064.725721" calcext:value-type="float">
            <text:p>11064.725721</text:p>
          </table:table-cell>
          <table:table-cell/>
          <table:table-cell table:formula="of:=[.AZ106]^2" office:value-type="float" office:value="0.0136632287963476" calcext:value-type="float">
            <text:p>0.013663228796348</text:p>
          </table:table-cell>
          <table:table-cell/>
        </table:table-row>
        <table:table-row table:style-name="ro1">
          <table:table-cell office:value-type="float" office:value="105.191" calcext:value-type="float">
            <text:p>105.191</text:p>
          </table:table-cell>
          <table:table-cell office:value-type="float" office:value="12.0863" calcext:value-type="float">
            <text:p>12.0863</text:p>
          </table:table-cell>
          <table:table-cell/>
          <table:table-cell office:value-type="float" office:value="105.144" calcext:value-type="float">
            <text:p>105.144</text:p>
          </table:table-cell>
          <table:table-cell office:value-type="float" office:value="7.3493" calcext:value-type="float">
            <text:p>7.3493</text:p>
          </table:table-cell>
          <table:table-cell/>
          <table:table-cell office:value-type="float" office:value="104.997" calcext:value-type="float">
            <text:p>104.997</text:p>
          </table:table-cell>
          <table:table-cell office:value-type="float" office:value="10.0733" calcext:value-type="float">
            <text:p>10.0733</text:p>
          </table:table-cell>
          <table:table-cell table:number-columns-repeated="2"/>
          <table:table-cell office:value-type="float" office:value="105.191" calcext:value-type="float">
            <text:p>105.191</text:p>
          </table:table-cell>
          <table:table-cell table:formula="of:=-LN([.B107]/15.2763)" office:value-type="float" office:value="0.234230028079767" calcext:value-type="float">
            <text:p>0.234230028079767</text:p>
          </table:table-cell>
          <table:table-cell/>
          <table:table-cell office:value-type="float" office:value="105.144" calcext:value-type="float">
            <text:p>105.144</text:p>
          </table:table-cell>
          <table:table-cell table:formula="of:= -LN([.E107]/8.4971)" office:value-type="float" office:value="0.145119858217677" calcext:value-type="float">
            <text:p>0.145119858217677</text:p>
          </table:table-cell>
          <table:table-cell/>
          <table:table-cell office:value-type="float" office:value="104.997" calcext:value-type="float">
            <text:p>104.997</text:p>
          </table:table-cell>
          <table:table-cell table:formula="of:=-LN([.H107]/11.159)" office:value-type="float" office:value="0.102357988099399" calcext:value-type="float">
            <text:p>0.102357988099399</text:p>
          </table:table-cell>
          <table:table-cell/>
          <table:table-cell table:formula="of:=[.K107]^2" office:value-type="float" office:value="11065.146481" calcext:value-type="float">
            <text:p>11065.146481</text:p>
          </table:table-cell>
          <table:table-cell/>
          <table:table-cell table:formula="of:=[.L107]^2" office:value-type="float" office:value="0.0548637060542486" calcext:value-type="float">
            <text:p>0.054863706054249</text:p>
          </table:table-cell>
          <table:table-cell table:number-columns-repeated="3"/>
          <table:table-cell table:formula="of:=[.N107]^2" office:value-type="float" office:value="11055.260736" calcext:value-type="float">
            <text:p>11055.260736</text:p>
          </table:table-cell>
          <table:table-cell/>
          <table:table-cell table:formula="of:=[.O107]^2" office:value-type="float" office:value="0.0210597732491188" calcext:value-type="float">
            <text:p>0.021059773249119</text:p>
          </table:table-cell>
          <table:table-cell table:number-columns-repeated="2"/>
          <table:table-cell table:formula="of:=[.Q107]^2" office:value-type="float" office:value="11024.370009" calcext:value-type="float">
            <text:p>11024.370009</text:p>
          </table:table-cell>
          <table:table-cell/>
          <table:table-cell table:formula="of:=[.R107]^2" office:value-type="float" office:value="0.0104771577277566" calcext:value-type="float">
            <text:p>0.010477157727757</text:p>
          </table:table-cell>
          <table:table-cell table:number-columns-repeated="17"/>
          <table:table-cell office:value-type="float" office:value="105.189" calcext:value-type="float">
            <text:p>105.189</text:p>
          </table:table-cell>
          <table:table-cell table:formula="of:=-LN([.BB107]/14.6315)" office:value-type="float" office:value="0.118127386364317" calcext:value-type="float">
            <text:p>0.118127386364317</text:p>
          </table:table-cell>
          <table:table-cell/>
          <table:table-cell office:value-type="float" office:value="13.0013" calcext:value-type="float">
            <text:p>13.0013</text:p>
          </table:table-cell>
          <table:table-cell/>
          <table:table-cell table:formula="of:=[.AY108]^2" office:value-type="float" office:value="11276.103721" calcext:value-type="float">
            <text:p>11276.103721</text:p>
          </table:table-cell>
          <table:table-cell/>
          <table:table-cell table:formula="of:=[.AZ107]^2" office:value-type="float" office:value="0.0139540794092645" calcext:value-type="float">
            <text:p>0.013954079409265</text:p>
          </table:table-cell>
          <table:table-cell/>
        </table:table-row>
        <table:table-row table:style-name="ro1">
          <table:table-cell office:value-type="float" office:value="106.191" calcext:value-type="float">
            <text:p>106.191</text:p>
          </table:table-cell>
          <table:table-cell office:value-type="float" office:value="12.0597" calcext:value-type="float">
            <text:p>12.0597</text:p>
          </table:table-cell>
          <table:table-cell/>
          <table:table-cell office:value-type="float" office:value="106.144" calcext:value-type="float">
            <text:p>106.144</text:p>
          </table:table-cell>
          <table:table-cell office:value-type="float" office:value="7.3386" calcext:value-type="float">
            <text:p>7.3386</text:p>
          </table:table-cell>
          <table:table-cell/>
          <table:table-cell office:value-type="float" office:value="105.998" calcext:value-type="float">
            <text:p>105.998</text:p>
          </table:table-cell>
          <table:table-cell office:value-type="float" office:value="10.0627" calcext:value-type="float">
            <text:p>10.0627</text:p>
          </table:table-cell>
          <table:table-cell table:number-columns-repeated="2"/>
          <table:table-cell office:value-type="float" office:value="106.191" calcext:value-type="float">
            <text:p>106.191</text:p>
          </table:table-cell>
          <table:table-cell table:formula="of:=-LN([.B108]/15.2763)" office:value-type="float" office:value="0.23643329245155" calcext:value-type="float">
            <text:p>0.23643329245155</text:p>
          </table:table-cell>
          <table:table-cell/>
          <table:table-cell office:value-type="float" office:value="106.144" calcext:value-type="float">
            <text:p>106.144</text:p>
          </table:table-cell>
          <table:table-cell table:formula="of:= -LN([.E108]/8.4971)" office:value-type="float" office:value="0.146576840072514" calcext:value-type="float">
            <text:p>0.146576840072514</text:p>
          </table:table-cell>
          <table:table-cell/>
          <table:table-cell office:value-type="float" office:value="105.998" calcext:value-type="float">
            <text:p>105.998</text:p>
          </table:table-cell>
          <table:table-cell table:formula="of:=-LN([.H108]/11.159)" office:value-type="float" office:value="0.103410828880006" calcext:value-type="float">
            <text:p>0.103410828880006</text:p>
          </table:table-cell>
          <table:table-cell/>
          <table:table-cell table:formula="of:=[.K108]^2" office:value-type="float" office:value="11276.528481" calcext:value-type="float">
            <text:p>11276.528481</text:p>
          </table:table-cell>
          <table:table-cell/>
          <table:table-cell table:formula="of:=[.L108]^2" office:value-type="float" office:value="0.05590070177948" calcext:value-type="float">
            <text:p>0.05590070177948</text:p>
          </table:table-cell>
          <table:table-cell table:number-columns-repeated="3"/>
          <table:table-cell table:formula="of:=[.N108]^2" office:value-type="float" office:value="11266.548736" calcext:value-type="float">
            <text:p>11266.548736</text:p>
          </table:table-cell>
          <table:table-cell/>
          <table:table-cell table:formula="of:=[.O108]^2" office:value-type="float" office:value="0.0214847700456433" calcext:value-type="float">
            <text:p>0.021484770045643</text:p>
          </table:table-cell>
          <table:table-cell table:number-columns-repeated="2"/>
          <table:table-cell table:formula="of:=[.Q108]^2" office:value-type="float" office:value="11235.576004" calcext:value-type="float">
            <text:p>11235.576004</text:p>
          </table:table-cell>
          <table:table-cell/>
          <table:table-cell table:formula="of:=[.R108]^2" office:value-type="float" office:value="0.0106937995296498" calcext:value-type="float">
            <text:p>0.01069379952965</text:p>
          </table:table-cell>
          <table:table-cell table:number-columns-repeated="17"/>
          <table:table-cell office:value-type="float" office:value="106.189" calcext:value-type="float">
            <text:p>106.189</text:p>
          </table:table-cell>
          <table:table-cell table:formula="of:=-LN([.BB108]/14.6315)" office:value-type="float" office:value="0.119304884739892" calcext:value-type="float">
            <text:p>0.119304884739892</text:p>
          </table:table-cell>
          <table:table-cell/>
          <table:table-cell office:value-type="float" office:value="12.986" calcext:value-type="float">
            <text:p>12.986</text:p>
          </table:table-cell>
          <table:table-cell/>
          <table:table-cell table:formula="of:=[.AY109]^2" office:value-type="float" office:value="11489.481721" calcext:value-type="float">
            <text:p>11489.481721</text:p>
          </table:table-cell>
          <table:table-cell/>
          <table:table-cell table:formula="of:=[.AZ108]^2" office:value-type="float" office:value="0.0142336555227988" calcext:value-type="float">
            <text:p>0.014233655522799</text:p>
          </table:table-cell>
          <table:table-cell/>
        </table:table-row>
        <table:table-row table:style-name="ro1">
          <table:table-cell office:value-type="float" office:value="107.191" calcext:value-type="float">
            <text:p>107.191</text:p>
          </table:table-cell>
          <table:table-cell office:value-type="float" office:value="12.0331" calcext:value-type="float">
            <text:p>12.0331</text:p>
          </table:table-cell>
          <table:table-cell/>
          <table:table-cell office:value-type="float" office:value="107.144" calcext:value-type="float">
            <text:p>107.144</text:p>
          </table:table-cell>
          <table:table-cell office:value-type="float" office:value="7.3284" calcext:value-type="float">
            <text:p>7.3284</text:p>
          </table:table-cell>
          <table:table-cell/>
          <table:table-cell office:value-type="float" office:value="106.998" calcext:value-type="float">
            <text:p>106.998</text:p>
          </table:table-cell>
          <table:table-cell office:value-type="float" office:value="10.0528" calcext:value-type="float">
            <text:p>10.0528</text:p>
          </table:table-cell>
          <table:table-cell table:number-columns-repeated="2"/>
          <table:table-cell office:value-type="float" office:value="107.191" calcext:value-type="float">
            <text:p>107.191</text:p>
          </table:table-cell>
          <table:table-cell table:formula="of:=-LN([.B109]/15.2763)" office:value-type="float" office:value="0.238641421918287" calcext:value-type="float">
            <text:p>0.238641421918287</text:p>
          </table:table-cell>
          <table:table-cell/>
          <table:table-cell office:value-type="float" office:value="107.144" calcext:value-type="float">
            <text:p>107.144</text:p>
          </table:table-cell>
          <table:table-cell table:formula="of:= -LN([.E109]/8.4971)" office:value-type="float" office:value="0.147967717776797" calcext:value-type="float">
            <text:p>0.147967717776797</text:p>
          </table:table-cell>
          <table:table-cell/>
          <table:table-cell office:value-type="float" office:value="106.998" calcext:value-type="float">
            <text:p>106.998</text:p>
          </table:table-cell>
          <table:table-cell table:formula="of:=-LN([.H109]/11.159)" office:value-type="float" office:value="0.104395144537019" calcext:value-type="float">
            <text:p>0.104395144537019</text:p>
          </table:table-cell>
          <table:table-cell/>
          <table:table-cell table:formula="of:=[.K109]^2" office:value-type="float" office:value="11489.910481" calcext:value-type="float">
            <text:p>11489.910481</text:p>
          </table:table-cell>
          <table:table-cell/>
          <table:table-cell table:formula="of:=[.L109]^2" office:value-type="float" office:value="0.0569497282551818" calcext:value-type="float">
            <text:p>0.056949728255182</text:p>
          </table:table-cell>
          <table:table-cell table:number-columns-repeated="3"/>
          <table:table-cell table:formula="of:=[.N109]^2" office:value-type="float" office:value="11479.836736" calcext:value-type="float">
            <text:p>11479.836736</text:p>
          </table:table-cell>
          <table:table-cell/>
          <table:table-cell table:formula="of:=[.O109]^2" office:value-type="float" office:value="0.0218944455040738" calcext:value-type="float">
            <text:p>0.021894445504074</text:p>
          </table:table-cell>
          <table:table-cell table:number-columns-repeated="2"/>
          <table:table-cell table:formula="of:=[.Q109]^2" office:value-type="float" office:value="11448.572004" calcext:value-type="float">
            <text:p>11448.572004</text:p>
          </table:table-cell>
          <table:table-cell/>
          <table:table-cell table:formula="of:=[.R109]^2" office:value-type="float" office:value="0.010898346202905" calcext:value-type="float">
            <text:p>0.010898346202905</text:p>
          </table:table-cell>
          <table:table-cell table:number-columns-repeated="17"/>
          <table:table-cell office:value-type="float" office:value="107.189" calcext:value-type="float">
            <text:p>107.189</text:p>
          </table:table-cell>
          <table:table-cell table:formula="of:=-LN([.BB109]/14.6315)" office:value-type="float" office:value="0.120522320416262" calcext:value-type="float">
            <text:p>0.120522320416262</text:p>
          </table:table-cell>
          <table:table-cell/>
          <table:table-cell office:value-type="float" office:value="12.9702" calcext:value-type="float">
            <text:p>12.9702</text:p>
          </table:table-cell>
          <table:table-cell/>
          <table:table-cell table:formula="of:=[.AY110]^2" office:value-type="float" office:value="11704.643344" calcext:value-type="float">
            <text:p>11704.643344</text:p>
          </table:table-cell>
          <table:table-cell/>
          <table:table-cell table:formula="of:=[.AZ109]^2" office:value-type="float" office:value="0.01452562971852" calcext:value-type="float">
            <text:p>0.01452562971852</text:p>
          </table:table-cell>
          <table:table-cell/>
        </table:table-row>
        <table:table-row table:style-name="ro1">
          <table:table-cell office:value-type="float" office:value="108.191" calcext:value-type="float">
            <text:p>108.191</text:p>
          </table:table-cell>
          <table:table-cell office:value-type="float" office:value="12.0057" calcext:value-type="float">
            <text:p>12.0057</text:p>
          </table:table-cell>
          <table:table-cell/>
          <table:table-cell office:value-type="float" office:value="108.144" calcext:value-type="float">
            <text:p>108.144</text:p>
          </table:table-cell>
          <table:table-cell office:value-type="float" office:value="7.3184" calcext:value-type="float">
            <text:p>7.3184</text:p>
          </table:table-cell>
          <table:table-cell/>
          <table:table-cell office:value-type="float" office:value="107.998" calcext:value-type="float">
            <text:p>107.998</text:p>
          </table:table-cell>
          <table:table-cell office:value-type="float" office:value="10.0435" calcext:value-type="float">
            <text:p>10.0435</text:p>
          </table:table-cell>
          <table:table-cell table:number-columns-repeated="2"/>
          <table:table-cell office:value-type="float" office:value="108.191" calcext:value-type="float">
            <text:p>108.191</text:p>
          </table:table-cell>
          <table:table-cell table:formula="of:=-LN([.B110]/15.2763)" office:value-type="float" office:value="0.240921070808084" calcext:value-type="float">
            <text:p>0.240921070808084</text:p>
          </table:table-cell>
          <table:table-cell/>
          <table:table-cell office:value-type="float" office:value="108.144" calcext:value-type="float">
            <text:p>108.144</text:p>
          </table:table-cell>
          <table:table-cell table:formula="of:= -LN([.E110]/8.4971)" office:value-type="float" office:value="0.149333203965424" calcext:value-type="float">
            <text:p>0.149333203965424</text:p>
          </table:table-cell>
          <table:table-cell/>
          <table:table-cell office:value-type="float" office:value="107.998" calcext:value-type="float">
            <text:p>107.998</text:p>
          </table:table-cell>
          <table:table-cell table:formula="of:=-LN([.H110]/11.159)" office:value-type="float" office:value="0.105320688111098" calcext:value-type="float">
            <text:p>0.105320688111098</text:p>
          </table:table-cell>
          <table:table-cell/>
          <table:table-cell table:formula="of:=[.K110]^2" office:value-type="float" office:value="11705.292481" calcext:value-type="float">
            <text:p>11705.292481</text:p>
          </table:table-cell>
          <table:table-cell/>
          <table:table-cell table:formula="of:=[.L110]^2" office:value-type="float" office:value="0.0580429623593136" calcext:value-type="float">
            <text:p>0.058042962359314</text:p>
          </table:table-cell>
          <table:table-cell table:number-columns-repeated="3"/>
          <table:table-cell table:formula="of:=[.N110]^2" office:value-type="float" office:value="11695.124736" calcext:value-type="float">
            <text:p>11695.124736</text:p>
          </table:table-cell>
          <table:table-cell/>
          <table:table-cell table:formula="of:=[.O110]^2" office:value-type="float" office:value="0.022300405806579" calcext:value-type="float">
            <text:p>0.022300405806579</text:p>
          </table:table-cell>
          <table:table-cell table:number-columns-repeated="2"/>
          <table:table-cell table:formula="of:=[.Q110]^2" office:value-type="float" office:value="11663.568004" calcext:value-type="float">
            <text:p>11663.568004</text:p>
          </table:table-cell>
          <table:table-cell/>
          <table:table-cell table:formula="of:=[.R110]^2" office:value-type="float" office:value="0.0110924473441953" calcext:value-type="float">
            <text:p>0.011092447344195</text:p>
          </table:table-cell>
          <table:table-cell table:number-columns-repeated="17"/>
          <table:table-cell office:value-type="float" office:value="108.188" calcext:value-type="float">
            <text:p>108.188</text:p>
          </table:table-cell>
          <table:table-cell table:formula="of:=-LN([.BB110]/14.6315)" office:value-type="float" office:value="0.121679486876474" calcext:value-type="float">
            <text:p>0.121679486876474</text:p>
          </table:table-cell>
          <table:table-cell/>
          <table:table-cell office:value-type="float" office:value="12.9552" calcext:value-type="float">
            <text:p>12.9552</text:p>
          </table:table-cell>
          <table:table-cell/>
          <table:table-cell table:formula="of:=[.AY111]^2" office:value-type="float" office:value="11922.019344" calcext:value-type="float">
            <text:p>11922.019344</text:p>
          </table:table-cell>
          <table:table-cell/>
          <table:table-cell table:formula="of:=[.AZ110]^2" office:value-type="float" office:value="0.014805897526522" calcext:value-type="float">
            <text:p>0.014805897526522</text:p>
          </table:table-cell>
          <table:table-cell/>
        </table:table-row>
        <table:table-row table:style-name="ro1">
          <table:table-cell office:value-type="float" office:value="109.19" calcext:value-type="float">
            <text:p>109.19</text:p>
          </table:table-cell>
          <table:table-cell office:value-type="float" office:value="11.9793" calcext:value-type="float">
            <text:p>11.9793</text:p>
          </table:table-cell>
          <table:table-cell/>
          <table:table-cell office:value-type="float" office:value="109.144" calcext:value-type="float">
            <text:p>109.144</text:p>
          </table:table-cell>
          <table:table-cell office:value-type="float" office:value="7.3086" calcext:value-type="float">
            <text:p>7.3086</text:p>
          </table:table-cell>
          <table:table-cell/>
          <table:table-cell office:value-type="float" office:value="108.998" calcext:value-type="float">
            <text:p>108.998</text:p>
          </table:table-cell>
          <table:table-cell office:value-type="float" office:value="10.0328" calcext:value-type="float">
            <text:p>10.0328</text:p>
          </table:table-cell>
          <table:table-cell table:number-columns-repeated="2"/>
          <table:table-cell office:value-type="float" office:value="109.19" calcext:value-type="float">
            <text:p>109.19</text:p>
          </table:table-cell>
          <table:table-cell table:formula="of:=-LN([.B111]/15.2763)" office:value-type="float" office:value="0.243122447556996" calcext:value-type="float">
            <text:p>0.243122447556996</text:p>
          </table:table-cell>
          <table:table-cell/>
          <table:table-cell office:value-type="float" office:value="109.144" calcext:value-type="float">
            <text:p>109.144</text:p>
          </table:table-cell>
          <table:table-cell table:formula="of:= -LN([.E111]/8.4971)" office:value-type="float" office:value="0.150673191859918" calcext:value-type="float">
            <text:p>0.150673191859918</text:p>
          </table:table-cell>
          <table:table-cell/>
          <table:table-cell office:value-type="float" office:value="108.998" calcext:value-type="float">
            <text:p>108.998</text:p>
          </table:table-cell>
          <table:table-cell table:formula="of:=-LN([.H111]/11.159)" office:value-type="float" office:value="0.106386621675861" calcext:value-type="float">
            <text:p>0.106386621675861</text:p>
          </table:table-cell>
          <table:table-cell/>
          <table:table-cell table:formula="of:=[.K111]^2" office:value-type="float" office:value="11922.4561" calcext:value-type="float">
            <text:p>11922.4561</text:p>
          </table:table-cell>
          <table:table-cell/>
          <table:table-cell table:formula="of:=[.L111]^2" office:value-type="float" office:value="0.0591085245061041" calcext:value-type="float">
            <text:p>0.059108524506104</text:p>
          </table:table-cell>
          <table:table-cell table:number-columns-repeated="3"/>
          <table:table-cell table:formula="of:=[.N111]^2" office:value-type="float" office:value="11912.412736" calcext:value-type="float">
            <text:p>11912.412736</text:p>
          </table:table-cell>
          <table:table-cell/>
          <table:table-cell table:formula="of:=[.O111]^2" office:value-type="float" office:value="0.0227024107452557" calcext:value-type="float">
            <text:p>0.022702410745256</text:p>
          </table:table-cell>
          <table:table-cell table:number-columns-repeated="2"/>
          <table:table-cell table:formula="of:=[.Q111]^2" office:value-type="float" office:value="11880.564004" calcext:value-type="float">
            <text:p>11880.564004</text:p>
          </table:table-cell>
          <table:table-cell/>
          <table:table-cell table:formula="of:=[.R111]^2" office:value-type="float" office:value="0.0113181132716028" calcext:value-type="float">
            <text:p>0.011318113271603</text:p>
          </table:table-cell>
          <table:table-cell table:number-columns-repeated="17"/>
          <table:table-cell office:value-type="float" office:value="109.188" calcext:value-type="float">
            <text:p>109.188</text:p>
          </table:table-cell>
          <table:table-cell table:formula="of:=-LN([.BB111]/14.6315)" office:value-type="float" office:value="0.122861177758564" calcext:value-type="float">
            <text:p>0.122861177758564</text:p>
          </table:table-cell>
          <table:table-cell/>
          <table:table-cell office:value-type="float" office:value="12.9399" calcext:value-type="float">
            <text:p>12.9399</text:p>
          </table:table-cell>
          <table:table-cell/>
          <table:table-cell table:formula="of:=[.AY112]^2" office:value-type="float" office:value="12141.395344" calcext:value-type="float">
            <text:p>12141.395344</text:p>
          </table:table-cell>
          <table:table-cell/>
          <table:table-cell table:formula="of:=[.AZ111]^2" office:value-type="float" office:value="0.0150948690002214" calcext:value-type="float">
            <text:p>0.015094869000221</text:p>
          </table:table-cell>
          <table:table-cell/>
        </table:table-row>
        <table:table-row table:style-name="ro1">
          <table:table-cell office:value-type="float" office:value="110.191" calcext:value-type="float">
            <text:p>110.191</text:p>
          </table:table-cell>
          <table:table-cell office:value-type="float" office:value="11.9527" calcext:value-type="float">
            <text:p>11.9527</text:p>
          </table:table-cell>
          <table:table-cell/>
          <table:table-cell office:value-type="float" office:value="110.143" calcext:value-type="float">
            <text:p>110.143</text:p>
          </table:table-cell>
          <table:table-cell office:value-type="float" office:value="7.2996" calcext:value-type="float">
            <text:p>7.2996</text:p>
          </table:table-cell>
          <table:table-cell/>
          <table:table-cell office:value-type="float" office:value="109.998" calcext:value-type="float">
            <text:p>109.998</text:p>
          </table:table-cell>
          <table:table-cell office:value-type="float" office:value="10.0241" calcext:value-type="float">
            <text:p>10.0241</text:p>
          </table:table-cell>
          <table:table-cell table:number-columns-repeated="2"/>
          <table:table-cell office:value-type="float" office:value="110.191" calcext:value-type="float">
            <text:p>110.191</text:p>
          </table:table-cell>
          <table:table-cell table:formula="of:=-LN([.B112]/15.2763)" office:value-type="float" office:value="0.2453454135401" calcext:value-type="float">
            <text:p>0.2453454135401</text:p>
          </table:table-cell>
          <table:table-cell/>
          <table:table-cell office:value-type="float" office:value="110.143" calcext:value-type="float">
            <text:p>110.143</text:p>
          </table:table-cell>
          <table:table-cell table:formula="of:= -LN([.E112]/8.4971)" office:value-type="float" office:value="0.151905376679226" calcext:value-type="float">
            <text:p>0.151905376679226</text:p>
          </table:table-cell>
          <table:table-cell/>
          <table:table-cell office:value-type="float" office:value="109.998" calcext:value-type="float">
            <text:p>109.998</text:p>
          </table:table-cell>
          <table:table-cell table:formula="of:=-LN([.H112]/11.159)" office:value-type="float" office:value="0.107254153602095" calcext:value-type="float">
            <text:p>0.107254153602095</text:p>
          </table:table-cell>
          <table:table-cell/>
          <table:table-cell table:formula="of:=[.K112]^2" office:value-type="float" office:value="12142.056481" calcext:value-type="float">
            <text:p>12142.056481</text:p>
          </table:table-cell>
          <table:table-cell/>
          <table:table-cell table:formula="of:=[.L112]^2" office:value-type="float" office:value="0.0601943719451629" calcext:value-type="float">
            <text:p>0.060194371945163</text:p>
          </table:table-cell>
          <table:table-cell table:number-columns-repeated="3"/>
          <table:table-cell table:formula="of:=[.N112]^2" office:value-type="float" office:value="12131.480449" calcext:value-type="float">
            <text:p>12131.480449</text:p>
          </table:table-cell>
          <table:table-cell/>
          <table:table-cell table:formula="of:=[.O112]^2" office:value-type="float" office:value="0.0230752434640576" calcext:value-type="float">
            <text:p>0.023075243464058</text:p>
          </table:table-cell>
          <table:table-cell table:number-columns-repeated="2"/>
          <table:table-cell table:formula="of:=[.Q112]^2" office:value-type="float" office:value="12099.560004" calcext:value-type="float">
            <text:p>12099.560004</text:p>
          </table:table-cell>
          <table:table-cell/>
          <table:table-cell table:formula="of:=[.R112]^2" office:value-type="float" office:value="0.0115034534649019" calcext:value-type="float">
            <text:p>0.011503453464902</text:p>
          </table:table-cell>
          <table:table-cell table:number-columns-repeated="17"/>
          <table:table-cell office:value-type="float" office:value="110.188" calcext:value-type="float">
            <text:p>110.188</text:p>
          </table:table-cell>
          <table:table-cell table:formula="of:=-LN([.BB112]/14.6315)" office:value-type="float" office:value="0.124059741172656" calcext:value-type="float">
            <text:p>0.124059741172656</text:p>
          </table:table-cell>
          <table:table-cell/>
          <table:table-cell office:value-type="float" office:value="12.9244" calcext:value-type="float">
            <text:p>12.9244</text:p>
          </table:table-cell>
          <table:table-cell/>
          <table:table-cell table:formula="of:=[.AY113]^2" office:value-type="float" office:value="12362.993721" calcext:value-type="float">
            <text:p>12362.993721</text:p>
          </table:table-cell>
          <table:table-cell/>
          <table:table-cell table:formula="of:=[.AZ112]^2" office:value-type="float" office:value="0.0153908193798263" calcext:value-type="float">
            <text:p>0.015390819379826</text:p>
          </table:table-cell>
          <table:table-cell/>
        </table:table-row>
        <table:table-row table:style-name="ro1">
          <table:table-cell office:value-type="float" office:value="111.191" calcext:value-type="float">
            <text:p>111.191</text:p>
          </table:table-cell>
          <table:table-cell office:value-type="float" office:value="11.9269" calcext:value-type="float">
            <text:p>11.9269</text:p>
          </table:table-cell>
          <table:table-cell/>
          <table:table-cell office:value-type="float" office:value="111.143" calcext:value-type="float">
            <text:p>111.143</text:p>
          </table:table-cell>
          <table:table-cell office:value-type="float" office:value="7.2886" calcext:value-type="float">
            <text:p>7.2886</text:p>
          </table:table-cell>
          <table:table-cell/>
          <table:table-cell office:value-type="float" office:value="110.998" calcext:value-type="float">
            <text:p>110.998</text:p>
          </table:table-cell>
          <table:table-cell office:value-type="float" office:value="10.0134" calcext:value-type="float">
            <text:p>10.0134</text:p>
          </table:table-cell>
          <table:table-cell table:number-columns-repeated="2"/>
          <table:table-cell office:value-type="float" office:value="111.191" calcext:value-type="float">
            <text:p>111.191</text:p>
          </table:table-cell>
          <table:table-cell table:formula="of:=-LN([.B113]/15.2763)" office:value-type="float" office:value="0.247506254595968" calcext:value-type="float">
            <text:p>0.247506254595968</text:p>
          </table:table-cell>
          <table:table-cell/>
          <table:table-cell office:value-type="float" office:value="111.143" calcext:value-type="float">
            <text:p>111.143</text:p>
          </table:table-cell>
          <table:table-cell table:formula="of:= -LN([.E113]/8.4971)" office:value-type="float" office:value="0.15341344512972" calcext:value-type="float">
            <text:p>0.15341344512972</text:p>
          </table:table-cell>
          <table:table-cell/>
          <table:table-cell office:value-type="float" office:value="110.998" calcext:value-type="float">
            <text:p>110.998</text:p>
          </table:table-cell>
          <table:table-cell table:formula="of:=-LN([.H113]/11.159)" office:value-type="float" office:value="0.108322151208289" calcext:value-type="float">
            <text:p>0.108322151208289</text:p>
          </table:table-cell>
          <table:table-cell/>
          <table:table-cell table:formula="of:=[.K113]^2" office:value-type="float" office:value="12363.438481" calcext:value-type="float">
            <text:p>12363.438481</text:p>
          </table:table-cell>
          <table:table-cell/>
          <table:table-cell table:formula="of:=[.L113]^2" office:value-type="float" office:value="0.0612593460641243" calcext:value-type="float">
            <text:p>0.061259346064124</text:p>
          </table:table-cell>
          <table:table-cell table:number-columns-repeated="3"/>
          <table:table-cell table:formula="of:=[.N113]^2" office:value-type="float" office:value="12352.766449" calcext:value-type="float">
            <text:p>12352.766449</text:p>
          </table:table-cell>
          <table:table-cell/>
          <table:table-cell table:formula="of:=[.O113]^2" office:value-type="float" office:value="0.0235356851465697" calcext:value-type="float">
            <text:p>0.02353568514657</text:p>
          </table:table-cell>
          <table:table-cell table:number-columns-repeated="2"/>
          <table:table-cell table:formula="of:=[.Q113]^2" office:value-type="float" office:value="12320.556004" calcext:value-type="float">
            <text:p>12320.556004</text:p>
          </table:table-cell>
          <table:table-cell/>
          <table:table-cell table:formula="of:=[.R113]^2" office:value-type="float" office:value="0.0117336884423914" calcext:value-type="float">
            <text:p>0.011733688442392</text:p>
          </table:table-cell>
          <table:table-cell table:number-columns-repeated="17"/>
          <table:table-cell office:value-type="float" office:value="111.189" calcext:value-type="float">
            <text:p>111.189</text:p>
          </table:table-cell>
          <table:table-cell table:formula="of:=-LN([.BB113]/14.6315)" office:value-type="float" office:value="0.125306223505867" calcext:value-type="float">
            <text:p>0.125306223505867</text:p>
          </table:table-cell>
          <table:table-cell/>
          <table:table-cell office:value-type="float" office:value="12.9083" calcext:value-type="float">
            <text:p>12.9083</text:p>
          </table:table-cell>
          <table:table-cell/>
          <table:table-cell table:formula="of:=[.AY114]^2" office:value-type="float" office:value="12586.147344" calcext:value-type="float">
            <text:p>12586.147344</text:p>
          </table:table-cell>
          <table:table-cell/>
          <table:table-cell table:formula="of:=[.AZ113]^2" office:value-type="float" office:value="0.0157016496493022" calcext:value-type="float">
            <text:p>0.015701649649302</text:p>
          </table:table-cell>
          <table:table-cell/>
        </table:table-row>
        <table:table-row table:style-name="ro1">
          <table:table-cell office:value-type="float" office:value="112.191" calcext:value-type="float">
            <text:p>112.191</text:p>
          </table:table-cell>
          <table:table-cell office:value-type="float" office:value="11.9002" calcext:value-type="float">
            <text:p>11.9002</text:p>
          </table:table-cell>
          <table:table-cell/>
          <table:table-cell office:value-type="float" office:value="112.144" calcext:value-type="float">
            <text:p>112.144</text:p>
          </table:table-cell>
          <table:table-cell office:value-type="float" office:value="7.2796" calcext:value-type="float">
            <text:p>7.2796</text:p>
          </table:table-cell>
          <table:table-cell/>
          <table:table-cell office:value-type="float" office:value="111.998" calcext:value-type="float">
            <text:p>111.998</text:p>
          </table:table-cell>
          <table:table-cell office:value-type="float" office:value="10.0052" calcext:value-type="float">
            <text:p>10.0052</text:p>
          </table:table-cell>
          <table:table-cell table:number-columns-repeated="2"/>
          <table:table-cell office:value-type="float" office:value="112.191" calcext:value-type="float">
            <text:p>112.191</text:p>
          </table:table-cell>
          <table:table-cell table:formula="of:=-LN([.B114]/15.2763)" office:value-type="float" office:value="0.249747401120354" calcext:value-type="float">
            <text:p>0.249747401120354</text:p>
          </table:table-cell>
          <table:table-cell/>
          <table:table-cell office:value-type="float" office:value="112.144" calcext:value-type="float">
            <text:p>112.144</text:p>
          </table:table-cell>
          <table:table-cell table:formula="of:= -LN([.E114]/8.4971)" office:value-type="float" office:value="0.154649013167634" calcext:value-type="float">
            <text:p>0.154649013167634</text:p>
          </table:table-cell>
          <table:table-cell/>
          <table:table-cell office:value-type="float" office:value="111.998" calcext:value-type="float">
            <text:p>111.998</text:p>
          </table:table-cell>
          <table:table-cell table:formula="of:=-LN([.H114]/11.159)" office:value-type="float" office:value="0.109141389362667" calcext:value-type="float">
            <text:p>0.109141389362667</text:p>
          </table:table-cell>
          <table:table-cell/>
          <table:table-cell table:formula="of:=[.K114]^2" office:value-type="float" office:value="12586.820481" calcext:value-type="float">
            <text:p>12586.820481</text:p>
          </table:table-cell>
          <table:table-cell/>
          <table:table-cell table:formula="of:=[.L114]^2" office:value-type="float" office:value="0.0623737643663708" calcext:value-type="float">
            <text:p>0.062373764366371</text:p>
          </table:table-cell>
          <table:table-cell table:number-columns-repeated="3"/>
          <table:table-cell table:formula="of:=[.N114]^2" office:value-type="float" office:value="12576.276736" calcext:value-type="float">
            <text:p>12576.276736</text:p>
          </table:table-cell>
          <table:table-cell/>
          <table:table-cell table:formula="of:=[.O114]^2" office:value-type="float" office:value="0.0239163172737232" calcext:value-type="float">
            <text:p>0.023916317273723</text:p>
          </table:table-cell>
          <table:table-cell table:number-columns-repeated="2"/>
          <table:table-cell table:formula="of:=[.Q114]^2" office:value-type="float" office:value="12543.552004" calcext:value-type="float">
            <text:p>12543.552004</text:p>
          </table:table-cell>
          <table:table-cell/>
          <table:table-cell table:formula="of:=[.R114]^2" office:value-type="float" office:value="0.0119118428720134" calcext:value-type="float">
            <text:p>0.011911842872013</text:p>
          </table:table-cell>
          <table:table-cell table:number-columns-repeated="17"/>
          <table:table-cell office:value-type="float" office:value="112.188" calcext:value-type="float">
            <text:p>112.188</text:p>
          </table:table-cell>
          <table:table-cell table:formula="of:=-LN([.BB114]/14.6315)" office:value-type="float" office:value="0.126430163148486" calcext:value-type="float">
            <text:p>0.126430163148486</text:p>
          </table:table-cell>
          <table:table-cell/>
          <table:table-cell office:value-type="float" office:value="12.8938" calcext:value-type="float">
            <text:p>12.8938</text:p>
          </table:table-cell>
          <table:table-cell/>
          <table:table-cell table:formula="of:=[.AY115]^2" office:value-type="float" office:value="12811.523344" calcext:value-type="float">
            <text:p>12811.523344</text:p>
          </table:table-cell>
          <table:table-cell/>
          <table:table-cell table:formula="of:=[.AZ114]^2" office:value-type="float" office:value="0.0159845861537528" calcext:value-type="float">
            <text:p>0.015984586153753</text:p>
          </table:table-cell>
          <table:table-cell/>
        </table:table-row>
        <table:table-row table:style-name="ro1">
          <table:table-cell office:value-type="float" office:value="113.191" calcext:value-type="float">
            <text:p>113.191</text:p>
          </table:table-cell>
          <table:table-cell office:value-type="float" office:value="11.8739" calcext:value-type="float">
            <text:p>11.8739</text:p>
          </table:table-cell>
          <table:table-cell/>
          <table:table-cell office:value-type="float" office:value="113.144" calcext:value-type="float">
            <text:p>113.144</text:p>
          </table:table-cell>
          <table:table-cell office:value-type="float" office:value="7.2694" calcext:value-type="float">
            <text:p>7.2694</text:p>
          </table:table-cell>
          <table:table-cell/>
          <table:table-cell office:value-type="float" office:value="112.999" calcext:value-type="float">
            <text:p>112.999</text:p>
          </table:table-cell>
          <table:table-cell office:value-type="float" office:value="9.9943" calcext:value-type="float">
            <text:p>9.9943</text:p>
          </table:table-cell>
          <table:table-cell table:number-columns-repeated="2"/>
          <table:table-cell office:value-type="float" office:value="113.191" calcext:value-type="float">
            <text:p>113.191</text:p>
          </table:table-cell>
          <table:table-cell table:formula="of:=-LN([.B115]/15.2763)" office:value-type="float" office:value="0.251959893768107" calcext:value-type="float">
            <text:p>0.251959893768107</text:p>
          </table:table-cell>
          <table:table-cell/>
          <table:table-cell office:value-type="float" office:value="113.144" calcext:value-type="float">
            <text:p>113.144</text:p>
          </table:table-cell>
          <table:table-cell table:formula="of:= -LN([.E115]/8.4971)" office:value-type="float" office:value="0.156051171621293" calcext:value-type="float">
            <text:p>0.156051171621293</text:p>
          </table:table-cell>
          <table:table-cell/>
          <table:table-cell office:value-type="float" office:value="112.999" calcext:value-type="float">
            <text:p>112.999</text:p>
          </table:table-cell>
          <table:table-cell table:formula="of:=-LN([.H115]/11.159)" office:value-type="float" office:value="0.110231416721276" calcext:value-type="float">
            <text:p>0.110231416721276</text:p>
          </table:table-cell>
          <table:table-cell/>
          <table:table-cell table:formula="of:=[.K115]^2" office:value-type="float" office:value="12812.202481" calcext:value-type="float">
            <text:p>12812.202481</text:p>
          </table:table-cell>
          <table:table-cell/>
          <table:table-cell table:formula="of:=[.L115]^2" office:value-type="float" office:value="0.0634837880676358" calcext:value-type="float">
            <text:p>0.063483788067636</text:p>
          </table:table-cell>
          <table:table-cell table:number-columns-repeated="3"/>
          <table:table-cell table:formula="of:=[.N115]^2" office:value-type="float" office:value="12801.564736" calcext:value-type="float">
            <text:p>12801.564736</text:p>
          </table:table-cell>
          <table:table-cell/>
          <table:table-cell table:formula="of:=[.O115]^2" office:value-type="float" office:value="0.0243519681643784" calcext:value-type="float">
            <text:p>0.024351968164378</text:p>
          </table:table-cell>
          <table:table-cell table:number-columns-repeated="2"/>
          <table:table-cell table:formula="of:=[.Q115]^2" office:value-type="float" office:value="12768.774001" calcext:value-type="float">
            <text:p>12768.774001</text:p>
          </table:table-cell>
          <table:table-cell/>
          <table:table-cell table:formula="of:=[.R115]^2" office:value-type="float" office:value="0.0121509652323796" calcext:value-type="float">
            <text:p>0.01215096523238</text:p>
          </table:table-cell>
          <table:table-cell table:number-columns-repeated="17"/>
          <table:table-cell office:value-type="float" office:value="113.188" calcext:value-type="float">
            <text:p>113.188</text:p>
          </table:table-cell>
          <table:table-cell table:formula="of:=-LN([.BB115]/14.6315)" office:value-type="float" office:value="0.127687370916304" calcext:value-type="float">
            <text:p>0.127687370916304</text:p>
          </table:table-cell>
          <table:table-cell/>
          <table:table-cell office:value-type="float" office:value="12.8776" calcext:value-type="float">
            <text:p>12.8776</text:p>
          </table:table-cell>
          <table:table-cell/>
          <table:table-cell table:formula="of:=[.AY116]^2" office:value-type="float" office:value="13038.899344" calcext:value-type="float">
            <text:p>13038.899344</text:p>
          </table:table-cell>
          <table:table-cell/>
          <table:table-cell table:formula="of:=[.AZ115]^2" office:value-type="float" office:value="0.0163040646915178" calcext:value-type="float">
            <text:p>0.016304064691518</text:p>
          </table:table-cell>
          <table:table-cell/>
        </table:table-row>
        <table:table-row table:style-name="ro1">
          <table:table-cell office:value-type="float" office:value="114.191" calcext:value-type="float">
            <text:p>114.191</text:p>
          </table:table-cell>
          <table:table-cell office:value-type="float" office:value="11.8476" calcext:value-type="float">
            <text:p>11.8476</text:p>
          </table:table-cell>
          <table:table-cell/>
          <table:table-cell office:value-type="float" office:value="114.144" calcext:value-type="float">
            <text:p>114.144</text:p>
          </table:table-cell>
          <table:table-cell office:value-type="float" office:value="7.2586" calcext:value-type="float">
            <text:p>7.2586</text:p>
          </table:table-cell>
          <table:table-cell/>
          <table:table-cell office:value-type="float" office:value="113.998" calcext:value-type="float">
            <text:p>113.998</text:p>
          </table:table-cell>
          <table:table-cell office:value-type="float" office:value="9.9845" calcext:value-type="float">
            <text:p>9.9845</text:p>
          </table:table-cell>
          <table:table-cell table:number-columns-repeated="2"/>
          <table:table-cell office:value-type="float" office:value="114.191" calcext:value-type="float">
            <text:p>114.191</text:p>
          </table:table-cell>
          <table:table-cell table:formula="of:=-LN([.B116]/15.2763)" office:value-type="float" office:value="0.254177292396028" calcext:value-type="float">
            <text:p>0.254177292396028</text:p>
          </table:table-cell>
          <table:table-cell/>
          <table:table-cell office:value-type="float" office:value="114.144" calcext:value-type="float">
            <text:p>114.144</text:p>
          </table:table-cell>
          <table:table-cell table:formula="of:= -LN([.E116]/8.4971)" office:value-type="float" office:value="0.157537956036144" calcext:value-type="float">
            <text:p>0.157537956036144</text:p>
          </table:table-cell>
          <table:table-cell/>
          <table:table-cell office:value-type="float" office:value="113.998" calcext:value-type="float">
            <text:p>113.998</text:p>
          </table:table-cell>
          <table:table-cell table:formula="of:=-LN([.H116]/11.159)" office:value-type="float" office:value="0.111212456702255" calcext:value-type="float">
            <text:p>0.111212456702255</text:p>
          </table:table-cell>
          <table:table-cell/>
          <table:table-cell table:formula="of:=[.K116]^2" office:value-type="float" office:value="13039.584481" calcext:value-type="float">
            <text:p>13039.584481</text:p>
          </table:table-cell>
          <table:table-cell/>
          <table:table-cell table:formula="of:=[.L116]^2" office:value-type="float" office:value="0.0646060959697758" calcext:value-type="float">
            <text:p>0.064606095969776</text:p>
          </table:table-cell>
          <table:table-cell table:number-columns-repeated="3"/>
          <table:table-cell table:formula="of:=[.N116]^2" office:value-type="float" office:value="13028.852736" calcext:value-type="float">
            <text:p>13028.852736</text:p>
          </table:table-cell>
          <table:table-cell/>
          <table:table-cell table:formula="of:=[.O116]^2" office:value-type="float" office:value="0.024818207592046" calcext:value-type="float">
            <text:p>0.024818207592046</text:p>
          </table:table-cell>
          <table:table-cell table:number-columns-repeated="2"/>
          <table:table-cell table:formula="of:=[.Q116]^2" office:value-type="float" office:value="12995.544004" calcext:value-type="float">
            <text:p>12995.544004</text:p>
          </table:table-cell>
          <table:table-cell/>
          <table:table-cell table:formula="of:=[.R116]^2" office:value-type="float" office:value="0.0123682105257509" calcext:value-type="float">
            <text:p>0.012368210525751</text:p>
          </table:table-cell>
          <table:table-cell table:number-columns-repeated="17"/>
          <table:table-cell office:value-type="float" office:value="114.188" calcext:value-type="float">
            <text:p>114.188</text:p>
          </table:table-cell>
          <table:table-cell table:formula="of:=-LN([.BB116]/14.6315)" office:value-type="float" office:value="0.128806217378122" calcext:value-type="float">
            <text:p>0.128806217378122</text:p>
          </table:table-cell>
          <table:table-cell/>
          <table:table-cell office:value-type="float" office:value="12.8632" calcext:value-type="float">
            <text:p>12.8632</text:p>
          </table:table-cell>
          <table:table-cell/>
          <table:table-cell table:formula="of:=[.AY117]^2" office:value-type="float" office:value="13268.505721" calcext:value-type="float">
            <text:p>13268.505721</text:p>
          </table:table-cell>
          <table:table-cell/>
          <table:table-cell table:formula="of:=[.AZ116]^2" office:value-type="float" office:value="0.01659104163526" calcext:value-type="float">
            <text:p>0.01659104163526</text:p>
          </table:table-cell>
          <table:table-cell/>
        </table:table-row>
        <table:table-row table:style-name="ro1">
          <table:table-cell office:value-type="float" office:value="115.191" calcext:value-type="float">
            <text:p>115.191</text:p>
          </table:table-cell>
          <table:table-cell office:value-type="float" office:value="11.8225" calcext:value-type="float">
            <text:p>11.8225</text:p>
          </table:table-cell>
          <table:table-cell/>
          <table:table-cell office:value-type="float" office:value="115.144" calcext:value-type="float">
            <text:p>115.144</text:p>
          </table:table-cell>
          <table:table-cell office:value-type="float" office:value="7.2485" calcext:value-type="float">
            <text:p>7.2485</text:p>
          </table:table-cell>
          <table:table-cell/>
          <table:table-cell office:value-type="float" office:value="114.998" calcext:value-type="float">
            <text:p>114.998</text:p>
          </table:table-cell>
          <table:table-cell office:value-type="float" office:value="9.9744" calcext:value-type="float">
            <text:p>9.9744</text:p>
          </table:table-cell>
          <table:table-cell table:number-columns-repeated="2"/>
          <table:table-cell office:value-type="float" office:value="115.191" calcext:value-type="float">
            <text:p>115.191</text:p>
          </table:table-cell>
          <table:table-cell table:formula="of:=-LN([.B117]/15.2763)" office:value-type="float" office:value="0.256298112283401" calcext:value-type="float">
            <text:p>0.256298112283401</text:p>
          </table:table-cell>
          <table:table-cell/>
          <table:table-cell office:value-type="float" office:value="115.144" calcext:value-type="float">
            <text:p>115.144</text:p>
          </table:table-cell>
          <table:table-cell table:formula="of:= -LN([.E117]/8.4971)" office:value-type="float" office:value="0.158930377902934" calcext:value-type="float">
            <text:p>0.158930377902934</text:p>
          </table:table-cell>
          <table:table-cell/>
          <table:table-cell office:value-type="float" office:value="114.998" calcext:value-type="float">
            <text:p>114.998</text:p>
          </table:table-cell>
          <table:table-cell table:formula="of:=-LN([.H117]/11.159)" office:value-type="float" office:value="0.112224536612683" calcext:value-type="float">
            <text:p>0.112224536612683</text:p>
          </table:table-cell>
          <table:table-cell/>
          <table:table-cell table:formula="of:=[.K117]^2" office:value-type="float" office:value="13268.966481" calcext:value-type="float">
            <text:p>13268.966481</text:p>
          </table:table-cell>
          <table:table-cell/>
          <table:table-cell table:formula="of:=[.L117]^2" office:value-type="float" office:value="0.065688722360035" calcext:value-type="float">
            <text:p>0.065688722360035</text:p>
          </table:table-cell>
          <table:table-cell table:number-columns-repeated="3"/>
          <table:table-cell table:formula="of:=[.N117]^2" office:value-type="float" office:value="13258.140736" calcext:value-type="float">
            <text:p>13258.140736</text:p>
          </table:table-cell>
          <table:table-cell/>
          <table:table-cell table:formula="of:=[.O117]^2" office:value-type="float" office:value="0.0252588650203695" calcext:value-type="float">
            <text:p>0.02525886502037</text:p>
          </table:table-cell>
          <table:table-cell table:number-columns-repeated="2"/>
          <table:table-cell table:formula="of:=[.Q117]^2" office:value-type="float" office:value="13224.540004" calcext:value-type="float">
            <text:p>13224.540004</text:p>
          </table:table-cell>
          <table:table-cell/>
          <table:table-cell table:formula="of:=[.R117]^2" office:value-type="float" office:value="0.0125943466179315" calcext:value-type="float">
            <text:p>0.012594346617932</text:p>
          </table:table-cell>
          <table:table-cell table:number-columns-repeated="17"/>
          <table:table-cell office:value-type="float" office:value="115.189" calcext:value-type="float">
            <text:p>115.189</text:p>
          </table:table-cell>
          <table:table-cell table:formula="of:=-LN([.BB117]/14.6315)" office:value-type="float" office:value="0.129988581621781" calcext:value-type="float">
            <text:p>0.129988581621781</text:p>
          </table:table-cell>
          <table:table-cell/>
          <table:table-cell office:value-type="float" office:value="12.848" calcext:value-type="float">
            <text:p>12.848</text:p>
          </table:table-cell>
          <table:table-cell/>
          <table:table-cell table:formula="of:=[.AY118]^2" office:value-type="float" office:value="13499.651344" calcext:value-type="float">
            <text:p>13499.651344</text:p>
          </table:table-cell>
          <table:table-cell/>
          <table:table-cell table:formula="of:=[.AZ117]^2" office:value-type="float" office:value="0.0168970313520423" calcext:value-type="float">
            <text:p>0.016897031352042</text:p>
          </table:table-cell>
          <table:table-cell/>
        </table:table-row>
        <table:table-row table:style-name="ro1">
          <table:table-cell office:value-type="float" office:value="116.191" calcext:value-type="float">
            <text:p>116.191</text:p>
          </table:table-cell>
          <table:table-cell office:value-type="float" office:value="11.7958" calcext:value-type="float">
            <text:p>11.7958</text:p>
          </table:table-cell>
          <table:table-cell/>
          <table:table-cell office:value-type="float" office:value="116.144" calcext:value-type="float">
            <text:p>116.144</text:p>
          </table:table-cell>
          <table:table-cell office:value-type="float" office:value="7.2381" calcext:value-type="float">
            <text:p>7.2381</text:p>
          </table:table-cell>
          <table:table-cell/>
          <table:table-cell office:value-type="float" office:value="115.999" calcext:value-type="float">
            <text:p>115.999</text:p>
          </table:table-cell>
          <table:table-cell office:value-type="float" office:value="9.9648" calcext:value-type="float">
            <text:p>9.9648</text:p>
          </table:table-cell>
          <table:table-cell table:number-columns-repeated="2"/>
          <table:table-cell office:value-type="float" office:value="116.191" calcext:value-type="float">
            <text:p>116.191</text:p>
          </table:table-cell>
          <table:table-cell table:formula="of:=-LN([.B118]/15.2763)" office:value-type="float" office:value="0.258559071909967" calcext:value-type="float">
            <text:p>0.258559071909967</text:p>
          </table:table-cell>
          <table:table-cell/>
          <table:table-cell office:value-type="float" office:value="116.144" calcext:value-type="float">
            <text:p>116.144</text:p>
          </table:table-cell>
          <table:table-cell table:formula="of:= -LN([.E118]/8.4971)" office:value-type="float" office:value="0.160366187794375" calcext:value-type="float">
            <text:p>0.160366187794375</text:p>
          </table:table-cell>
          <table:table-cell/>
          <table:table-cell office:value-type="float" office:value="115.999" calcext:value-type="float">
            <text:p>115.999</text:p>
          </table:table-cell>
          <table:table-cell table:formula="of:=-LN([.H118]/11.159)" office:value-type="float" office:value="0.113187463986077" calcext:value-type="float">
            <text:p>0.113187463986077</text:p>
          </table:table-cell>
          <table:table-cell/>
          <table:table-cell table:formula="of:=[.K118]^2" office:value-type="float" office:value="13500.348481" calcext:value-type="float">
            <text:p>13500.348481</text:p>
          </table:table-cell>
          <table:table-cell/>
          <table:table-cell table:formula="of:=[.L118]^2" office:value-type="float" office:value="0.0668527936669436" calcext:value-type="float">
            <text:p>0.066852793666944</text:p>
          </table:table-cell>
          <table:table-cell table:number-columns-repeated="3"/>
          <table:table-cell table:formula="of:=[.N118]^2" office:value-type="float" office:value="13489.428736" calcext:value-type="float">
            <text:p>13489.428736</text:p>
          </table:table-cell>
          <table:table-cell/>
          <table:table-cell table:formula="of:=[.O118]^2" office:value-type="float" office:value="0.0257173141877009" calcext:value-type="float">
            <text:p>0.025717314187701</text:p>
          </table:table-cell>
          <table:table-cell table:number-columns-repeated="2"/>
          <table:table-cell table:formula="of:=[.Q118]^2" office:value-type="float" office:value="13455.768001" calcext:value-type="float">
            <text:p>13455.768001</text:p>
          </table:table-cell>
          <table:table-cell/>
          <table:table-cell table:formula="of:=[.R118]^2" office:value-type="float" office:value="0.0128114020035994" calcext:value-type="float">
            <text:p>0.0128114020036</text:p>
          </table:table-cell>
          <table:table-cell table:number-columns-repeated="17"/>
          <table:table-cell office:value-type="float" office:value="116.188" calcext:value-type="float">
            <text:p>116.188</text:p>
          </table:table-cell>
          <table:table-cell table:formula="of:=-LN([.BB118]/14.6315)" office:value-type="float" office:value="0.131148968184031" calcext:value-type="float">
            <text:p>0.131148968184031</text:p>
          </table:table-cell>
          <table:table-cell/>
          <table:table-cell office:value-type="float" office:value="12.8331" calcext:value-type="float">
            <text:p>12.8331</text:p>
          </table:table-cell>
          <table:table-cell/>
          <table:table-cell table:formula="of:=[.AY119]^2" office:value-type="float" office:value="13733.027344" calcext:value-type="float">
            <text:p>13733.027344</text:p>
          </table:table-cell>
          <table:table-cell/>
          <table:table-cell table:formula="of:=[.AZ118]^2" office:value-type="float" office:value="0.0172000518557359" calcext:value-type="float">
            <text:p>0.017200051855736</text:p>
          </table:table-cell>
          <table:table-cell/>
        </table:table-row>
        <table:table-row table:style-name="ro1">
          <table:table-cell office:value-type="float" office:value="117.19" calcext:value-type="float">
            <text:p>117.19</text:p>
          </table:table-cell>
          <table:table-cell office:value-type="float" office:value="11.771" calcext:value-type="float">
            <text:p>11.771</text:p>
          </table:table-cell>
          <table:table-cell/>
          <table:table-cell office:value-type="float" office:value="117.143" calcext:value-type="float">
            <text:p>117.143</text:p>
          </table:table-cell>
          <table:table-cell office:value-type="float" office:value="7.2297" calcext:value-type="float">
            <text:p>7.2297</text:p>
          </table:table-cell>
          <table:table-cell/>
          <table:table-cell office:value-type="float" office:value="116.998" calcext:value-type="float">
            <text:p>116.998</text:p>
          </table:table-cell>
          <table:table-cell office:value-type="float" office:value="9.9544" calcext:value-type="float">
            <text:p>9.9544</text:p>
          </table:table-cell>
          <table:table-cell table:number-columns-repeated="2"/>
          <table:table-cell office:value-type="float" office:value="117.19" calcext:value-type="float">
            <text:p>117.19</text:p>
          </table:table-cell>
          <table:table-cell table:formula="of:=-LN([.B119]/15.2763)" office:value-type="float" office:value="0.260663728388951" calcext:value-type="float">
            <text:p>0.260663728388951</text:p>
          </table:table-cell>
          <table:table-cell/>
          <table:table-cell office:value-type="float" office:value="117.143" calcext:value-type="float">
            <text:p>117.143</text:p>
          </table:table-cell>
          <table:table-cell table:formula="of:= -LN([.E119]/8.4971)" office:value-type="float" office:value="0.1615273872779" calcext:value-type="float">
            <text:p>0.1615273872779</text:p>
          </table:table-cell>
          <table:table-cell/>
          <table:table-cell office:value-type="float" office:value="116.998" calcext:value-type="float">
            <text:p>116.998</text:p>
          </table:table-cell>
          <table:table-cell table:formula="of:=-LN([.H119]/11.159)" office:value-type="float" office:value="0.11423168272428" calcext:value-type="float">
            <text:p>0.11423168272428</text:p>
          </table:table-cell>
          <table:table-cell/>
          <table:table-cell table:formula="of:=[.K119]^2" office:value-type="float" office:value="13733.4961" calcext:value-type="float">
            <text:p>13733.4961</text:p>
          </table:table-cell>
          <table:table-cell/>
          <table:table-cell table:formula="of:=[.L119]^2" office:value-type="float" office:value="0.067945579297629" calcext:value-type="float">
            <text:p>0.067945579297629</text:p>
          </table:table-cell>
          <table:table-cell table:number-columns-repeated="3"/>
          <table:table-cell table:formula="of:=[.N119]^2" office:value-type="float" office:value="13722.482449" calcext:value-type="float">
            <text:p>13722.482449</text:p>
          </table:table-cell>
          <table:table-cell/>
          <table:table-cell table:formula="of:=[.O119]^2" office:value-type="float" office:value="0.0260910968408247" calcext:value-type="float">
            <text:p>0.026091096840825</text:p>
          </table:table-cell>
          <table:table-cell table:number-columns-repeated="2"/>
          <table:table-cell table:formula="of:=[.Q119]^2" office:value-type="float" office:value="13688.532004" calcext:value-type="float">
            <text:p>13688.532004</text:p>
          </table:table-cell>
          <table:table-cell/>
          <table:table-cell table:formula="of:=[.R119]^2" office:value-type="float" office:value="0.0130488773380205" calcext:value-type="float">
            <text:p>0.013048877338021</text:p>
          </table:table-cell>
          <table:table-cell table:number-columns-repeated="17"/>
          <table:table-cell office:value-type="float" office:value="117.188" calcext:value-type="float">
            <text:p>117.188</text:p>
          </table:table-cell>
          <table:table-cell table:formula="of:=-LN([.BB119]/14.6315)" office:value-type="float" office:value="0.132263895458916" calcext:value-type="float">
            <text:p>0.132263895458916</text:p>
          </table:table-cell>
          <table:table-cell/>
          <table:table-cell office:value-type="float" office:value="12.8188" calcext:value-type="float">
            <text:p>12.8188</text:p>
          </table:table-cell>
          <table:table-cell/>
          <table:table-cell table:formula="of:=[.AY120]^2" office:value-type="float" office:value="13968.639721" calcext:value-type="float">
            <text:p>13968.639721</text:p>
          </table:table-cell>
          <table:table-cell/>
          <table:table-cell table:formula="of:=[.AZ119]^2" office:value-type="float" office:value="0.0174937380419672" calcext:value-type="float">
            <text:p>0.017493738041967</text:p>
          </table:table-cell>
          <table:table-cell/>
        </table:table-row>
        <table:table-row table:style-name="ro1">
          <table:table-cell office:value-type="float" office:value="118.191" calcext:value-type="float">
            <text:p>118.191</text:p>
          </table:table-cell>
          <table:table-cell office:value-type="float" office:value="11.7441" calcext:value-type="float">
            <text:p>11.7441</text:p>
          </table:table-cell>
          <table:table-cell/>
          <table:table-cell office:value-type="float" office:value="118.143" calcext:value-type="float">
            <text:p>118.143</text:p>
          </table:table-cell>
          <table:table-cell office:value-type="float" office:value="7.2196" calcext:value-type="float">
            <text:p>7.2196</text:p>
          </table:table-cell>
          <table:table-cell/>
          <table:table-cell office:value-type="float" office:value="117.998" calcext:value-type="float">
            <text:p>117.998</text:p>
          </table:table-cell>
          <table:table-cell office:value-type="float" office:value="9.9452" calcext:value-type="float">
            <text:p>9.9452</text:p>
          </table:table-cell>
          <table:table-cell table:number-columns-repeated="2"/>
          <table:table-cell office:value-type="float" office:value="118.191" calcext:value-type="float">
            <text:p>118.191</text:p>
          </table:table-cell>
          <table:table-cell table:formula="of:=-LN([.B120]/15.2763)" office:value-type="float" office:value="0.262951620997012" calcext:value-type="float">
            <text:p>0.262951620997012</text:p>
          </table:table-cell>
          <table:table-cell/>
          <table:table-cell office:value-type="float" office:value="118.143" calcext:value-type="float">
            <text:p>118.143</text:p>
          </table:table-cell>
          <table:table-cell table:formula="of:= -LN([.E120]/8.4971)" office:value-type="float" office:value="0.162925379103793" calcext:value-type="float">
            <text:p>0.162925379103793</text:p>
          </table:table-cell>
          <table:table-cell/>
          <table:table-cell office:value-type="float" office:value="117.998" calcext:value-type="float">
            <text:p>117.998</text:p>
          </table:table-cell>
          <table:table-cell table:formula="of:=-LN([.H120]/11.159)" office:value-type="float" office:value="0.115156324491498" calcext:value-type="float">
            <text:p>0.115156324491498</text:p>
          </table:table-cell>
          <table:table-cell/>
          <table:table-cell table:formula="of:=[.K120]^2" office:value-type="float" office:value="13969.112481" calcext:value-type="float">
            <text:p>13969.112481</text:p>
          </table:table-cell>
          <table:table-cell/>
          <table:table-cell table:formula="of:=[.L120]^2" office:value-type="float" office:value="0.0691435549849561" calcext:value-type="float">
            <text:p>0.069143554984956</text:p>
          </table:table-cell>
          <table:table-cell table:number-columns-repeated="3"/>
          <table:table-cell table:formula="of:=[.N120]^2" office:value-type="float" office:value="13957.768449" calcext:value-type="float">
            <text:p>13957.768449</text:p>
          </table:table-cell>
          <table:table-cell/>
          <table:table-cell table:formula="of:=[.O120]^2" office:value-type="float" office:value="0.0265446791561147" calcext:value-type="float">
            <text:p>0.026544679156115</text:p>
          </table:table-cell>
          <table:table-cell table:number-columns-repeated="2"/>
          <table:table-cell table:formula="of:=[.Q120]^2" office:value-type="float" office:value="13923.528004" calcext:value-type="float">
            <text:p>13923.528004</text:p>
          </table:table-cell>
          <table:table-cell/>
          <table:table-cell table:formula="of:=[.R120]^2" office:value-type="float" office:value="0.0132609790703913" calcext:value-type="float">
            <text:p>0.013260979070391</text:p>
          </table:table-cell>
          <table:table-cell table:number-columns-repeated="17"/>
          <table:table-cell office:value-type="float" office:value="118.189" calcext:value-type="float">
            <text:p>118.189</text:p>
          </table:table-cell>
          <table:table-cell table:formula="of:=-LN([.BB120]/14.6315)" office:value-type="float" office:value="0.133489409723273" calcext:value-type="float">
            <text:p>0.133489409723273</text:p>
          </table:table-cell>
          <table:table-cell/>
          <table:table-cell office:value-type="float" office:value="12.8031" calcext:value-type="float">
            <text:p>12.8031</text:p>
          </table:table-cell>
          <table:table-cell/>
          <table:table-cell table:formula="of:=[.AY121]^2" office:value-type="float" office:value="14205.779344" calcext:value-type="float">
            <text:p>14205.779344</text:p>
          </table:table-cell>
          <table:table-cell/>
          <table:table-cell table:formula="of:=[.AZ120]^2" office:value-type="float" office:value="0.017819422508268" calcext:value-type="float">
            <text:p>0.017819422508268</text:p>
          </table:table-cell>
          <table:table-cell/>
        </table:table-row>
        <table:table-row table:style-name="ro1">
          <table:table-cell office:value-type="float" office:value="119.191" calcext:value-type="float">
            <text:p>119.191</text:p>
          </table:table-cell>
          <table:table-cell office:value-type="float" office:value="11.7194" calcext:value-type="float">
            <text:p>11.7194</text:p>
          </table:table-cell>
          <table:table-cell/>
          <table:table-cell office:value-type="float" office:value="119.144" calcext:value-type="float">
            <text:p>119.144</text:p>
          </table:table-cell>
          <table:table-cell office:value-type="float" office:value="7.2099" calcext:value-type="float">
            <text:p>7.2099</text:p>
          </table:table-cell>
          <table:table-cell/>
          <table:table-cell office:value-type="float" office:value="118.999" calcext:value-type="float">
            <text:p>118.999</text:p>
          </table:table-cell>
          <table:table-cell office:value-type="float" office:value="9.9352" calcext:value-type="float">
            <text:p>9.9352</text:p>
          </table:table-cell>
          <table:table-cell table:number-columns-repeated="2"/>
          <table:table-cell office:value-type="float" office:value="119.191" calcext:value-type="float">
            <text:p>119.191</text:p>
          </table:table-cell>
          <table:table-cell table:formula="of:=-LN([.B121]/15.2763)" office:value-type="float" office:value="0.265057019520163" calcext:value-type="float">
            <text:p>0.265057019520163</text:p>
          </table:table-cell>
          <table:table-cell/>
          <table:table-cell office:value-type="float" office:value="119.144" calcext:value-type="float">
            <text:p>119.144</text:p>
          </table:table-cell>
          <table:table-cell table:formula="of:= -LN([.E121]/8.4971)" office:value-type="float" office:value="0.164269847236596" calcext:value-type="float">
            <text:p>0.164269847236596</text:p>
          </table:table-cell>
          <table:table-cell/>
          <table:table-cell office:value-type="float" office:value="118.999" calcext:value-type="float">
            <text:p>118.999</text:p>
          </table:table-cell>
          <table:table-cell table:formula="of:=-LN([.H121]/11.159)" office:value-type="float" office:value="0.116162340551878" calcext:value-type="float">
            <text:p>0.116162340551878</text:p>
          </table:table-cell>
          <table:table-cell/>
          <table:table-cell table:formula="of:=[.K121]^2" office:value-type="float" office:value="14206.494481" calcext:value-type="float">
            <text:p>14206.494481</text:p>
          </table:table-cell>
          <table:table-cell/>
          <table:table-cell table:formula="of:=[.L121]^2" office:value-type="float" office:value="0.070255223596912" calcext:value-type="float">
            <text:p>0.070255223596912</text:p>
          </table:table-cell>
          <table:table-cell table:number-columns-repeated="3"/>
          <table:table-cell table:formula="of:=[.N121]^2" office:value-type="float" office:value="14195.292736" calcext:value-type="float">
            <text:p>14195.292736</text:p>
          </table:table-cell>
          <table:table-cell/>
          <table:table-cell table:formula="of:=[.O121]^2" office:value-type="float" office:value="0.0269845827111345" calcext:value-type="float">
            <text:p>0.026984582711135</text:p>
          </table:table-cell>
          <table:table-cell table:number-columns-repeated="2"/>
          <table:table-cell table:formula="of:=[.Q121]^2" office:value-type="float" office:value="14160.762001" calcext:value-type="float">
            <text:p>14160.762001</text:p>
          </table:table-cell>
          <table:table-cell/>
          <table:table-cell table:formula="of:=[.R121]^2" office:value-type="float" office:value="0.0134936893624906" calcext:value-type="float">
            <text:p>0.013493689362491</text:p>
          </table:table-cell>
          <table:table-cell table:number-columns-repeated="17"/>
          <table:table-cell office:value-type="float" office:value="119.188" calcext:value-type="float">
            <text:p>119.188</text:p>
          </table:table-cell>
          <table:table-cell table:formula="of:=-LN([.BB121]/14.6315)" office:value-type="float" office:value="0.134591312375004" calcext:value-type="float">
            <text:p>0.134591312375004</text:p>
          </table:table-cell>
          <table:table-cell/>
          <table:table-cell office:value-type="float" office:value="12.789" calcext:value-type="float">
            <text:p>12.789</text:p>
          </table:table-cell>
          <table:table-cell/>
          <table:table-cell table:formula="of:=[.AY122]^2" office:value-type="float" office:value="14445.155344" calcext:value-type="float">
            <text:p>14445.155344</text:p>
          </table:table-cell>
          <table:table-cell/>
          <table:table-cell table:formula="of:=[.AZ121]^2" office:value-type="float" office:value="0.0181148213668258" calcext:value-type="float">
            <text:p>0.018114821366826</text:p>
          </table:table-cell>
          <table:table-cell/>
        </table:table-row>
        <table:table-row table:style-name="ro1">
          <table:table-cell office:value-type="float" office:value="120.191" calcext:value-type="float">
            <text:p>120.191</text:p>
          </table:table-cell>
          <table:table-cell office:value-type="float" office:value="11.6936" calcext:value-type="float">
            <text:p>11.6936</text:p>
          </table:table-cell>
          <table:table-cell/>
          <table:table-cell office:value-type="float" office:value="120.144" calcext:value-type="float">
            <text:p>120.144</text:p>
          </table:table-cell>
          <table:table-cell office:value-type="float" office:value="7.2005" calcext:value-type="float">
            <text:p>7.2005</text:p>
          </table:table-cell>
          <table:table-cell/>
          <table:table-cell office:value-type="float" office:value="119.999" calcext:value-type="float">
            <text:p>119.999</text:p>
          </table:table-cell>
          <table:table-cell office:value-type="float" office:value="9.9259" calcext:value-type="float">
            <text:p>9.9259</text:p>
          </table:table-cell>
          <table:table-cell table:number-columns-repeated="2"/>
          <table:table-cell office:value-type="float" office:value="120.191" calcext:value-type="float">
            <text:p>120.191</text:p>
          </table:table-cell>
          <table:table-cell table:formula="of:=-LN([.B122]/15.2763)" office:value-type="float" office:value="0.267260924226349" calcext:value-type="float">
            <text:p>0.267260924226349</text:p>
          </table:table-cell>
          <table:table-cell/>
          <table:table-cell office:value-type="float" office:value="120.144" calcext:value-type="float">
            <text:p>120.144</text:p>
          </table:table-cell>
          <table:table-cell table:formula="of:= -LN([.E122]/8.4971)" office:value-type="float" office:value="0.165574460756449" calcext:value-type="float">
            <text:p>0.165574460756449</text:p>
          </table:table-cell>
          <table:table-cell/>
          <table:table-cell office:value-type="float" office:value="119.999" calcext:value-type="float">
            <text:p>119.999</text:p>
          </table:table-cell>
          <table:table-cell table:formula="of:=-LN([.H122]/11.159)" office:value-type="float" office:value="0.117098844640746" calcext:value-type="float">
            <text:p>0.117098844640746</text:p>
          </table:table-cell>
          <table:table-cell/>
          <table:table-cell table:formula="of:=[.K122]^2" office:value-type="float" office:value="14445.876481" calcext:value-type="float">
            <text:p>14445.876481</text:p>
          </table:table-cell>
          <table:table-cell/>
          <table:table-cell table:formula="of:=[.L122]^2" office:value-type="float" office:value="0.0714284016183223" calcext:value-type="float">
            <text:p>0.071428401618322</text:p>
          </table:table-cell>
          <table:table-cell table:number-columns-repeated="3"/>
          <table:table-cell table:formula="of:=[.N122]^2" office:value-type="float" office:value="14434.580736" calcext:value-type="float">
            <text:p>14434.580736</text:p>
          </table:table-cell>
          <table:table-cell/>
          <table:table-cell table:formula="of:=[.O122]^2" office:value-type="float" office:value="0.0274149020547889" calcext:value-type="float">
            <text:p>0.027414902054789</text:p>
          </table:table-cell>
          <table:table-cell table:number-columns-repeated="2"/>
          <table:table-cell table:formula="of:=[.Q122]^2" office:value-type="float" office:value="14399.760001" calcext:value-type="float">
            <text:p>14399.760001</text:p>
          </table:table-cell>
          <table:table-cell/>
          <table:table-cell table:formula="of:=[.R122]^2" office:value-type="float" office:value="0.0137121394161976" calcext:value-type="float">
            <text:p>0.013712139416198</text:p>
          </table:table-cell>
          <table:table-cell table:number-columns-repeated="17"/>
          <table:table-cell office:value-type="float" office:value="120.188" calcext:value-type="float">
            <text:p>120.188</text:p>
          </table:table-cell>
          <table:table-cell table:formula="of:=-LN([.BB122]/14.6315)" office:value-type="float" office:value="0.135733570571288" calcext:value-type="float">
            <text:p>0.135733570571288</text:p>
          </table:table-cell>
          <table:table-cell/>
          <table:table-cell office:value-type="float" office:value="12.7744" calcext:value-type="float">
            <text:p>12.7744</text:p>
          </table:table-cell>
          <table:table-cell/>
          <table:table-cell table:formula="of:=[.AY123]^2" office:value-type="float" office:value="14686.773721" calcext:value-type="float">
            <text:p>14686.773721</text:p>
          </table:table-cell>
          <table:table-cell/>
          <table:table-cell table:formula="of:=[.AZ122]^2" office:value-type="float" office:value="0.0184236021800309" calcext:value-type="float">
            <text:p>0.018423602180031</text:p>
          </table:table-cell>
          <table:table-cell/>
        </table:table-row>
        <table:table-row table:style-name="ro1">
          <table:table-cell office:value-type="float" office:value="121.191" calcext:value-type="float">
            <text:p>121.191</text:p>
          </table:table-cell>
          <table:table-cell office:value-type="float" office:value="11.668" calcext:value-type="float">
            <text:p>11.668</text:p>
          </table:table-cell>
          <table:table-cell/>
          <table:table-cell office:value-type="float" office:value="121.144" calcext:value-type="float">
            <text:p>121.144</text:p>
          </table:table-cell>
          <table:table-cell office:value-type="float" office:value="7.1901" calcext:value-type="float">
            <text:p>7.1901</text:p>
          </table:table-cell>
          <table:table-cell/>
          <table:table-cell office:value-type="float" office:value="120.999" calcext:value-type="float">
            <text:p>120.999</text:p>
          </table:table-cell>
          <table:table-cell office:value-type="float" office:value="9.9157" calcext:value-type="float">
            <text:p>9.9157</text:p>
          </table:table-cell>
          <table:table-cell table:number-columns-repeated="2"/>
          <table:table-cell office:value-type="float" office:value="121.191" calcext:value-type="float">
            <text:p>121.191</text:p>
          </table:table-cell>
          <table:table-cell table:formula="of:=-LN([.B123]/15.2763)" office:value-type="float" office:value="0.26945255581382" calcext:value-type="float">
            <text:p>0.26945255581382</text:p>
          </table:table-cell>
          <table:table-cell/>
          <table:table-cell office:value-type="float" office:value="121.144" calcext:value-type="float">
            <text:p>121.144</text:p>
          </table:table-cell>
          <table:table-cell table:formula="of:= -LN([.E123]/8.4971)" office:value-type="float" office:value="0.167019848969671" calcext:value-type="float">
            <text:p>0.167019848969671</text:p>
          </table:table-cell>
          <table:table-cell/>
          <table:table-cell office:value-type="float" office:value="120.999" calcext:value-type="float">
            <text:p>120.999</text:p>
          </table:table-cell>
          <table:table-cell table:formula="of:=-LN([.H123]/11.159)" office:value-type="float" office:value="0.118126987623018" calcext:value-type="float">
            <text:p>0.118126987623018</text:p>
          </table:table-cell>
          <table:table-cell/>
          <table:table-cell table:formula="of:=[.K123]^2" office:value-type="float" office:value="14687.258481" calcext:value-type="float">
            <text:p>14687.258481</text:p>
          </table:table-cell>
          <table:table-cell/>
          <table:table-cell table:formula="of:=[.L123]^2" office:value-type="float" office:value="0.0726046798345998" calcext:value-type="float">
            <text:p>0.0726046798346</text:p>
          </table:table-cell>
          <table:table-cell table:number-columns-repeated="3"/>
          <table:table-cell table:formula="of:=[.N123]^2" office:value-type="float" office:value="14675.868736" calcext:value-type="float">
            <text:p>14675.868736</text:p>
          </table:table-cell>
          <table:table-cell/>
          <table:table-cell table:formula="of:=[.O123]^2" office:value-type="float" office:value="0.0278956299498516" calcext:value-type="float">
            <text:p>0.027895629949852</text:p>
          </table:table-cell>
          <table:table-cell table:number-columns-repeated="2"/>
          <table:table-cell table:formula="of:=[.Q123]^2" office:value-type="float" office:value="14640.758001" calcext:value-type="float">
            <text:p>14640.758001</text:p>
          </table:table-cell>
          <table:table-cell/>
          <table:table-cell table:formula="of:=[.R123]^2" office:value-type="float" office:value="0.0139539852048885" calcext:value-type="float">
            <text:p>0.013953985204889</text:p>
          </table:table-cell>
          <table:table-cell table:number-columns-repeated="17"/>
          <table:table-cell office:value-type="float" office:value="121.189" calcext:value-type="float">
            <text:p>121.189</text:p>
          </table:table-cell>
          <table:table-cell table:formula="of:=-LN([.BB123]/14.6315)" office:value-type="float" office:value="0.136979022678591" calcext:value-type="float">
            <text:p>0.136979022678591</text:p>
          </table:table-cell>
          <table:table-cell/>
          <table:table-cell office:value-type="float" office:value="12.7585" calcext:value-type="float">
            <text:p>12.7585</text:p>
          </table:table-cell>
          <table:table-cell/>
          <table:table-cell table:formula="of:=[.AY124]^2" office:value-type="float" office:value="14929.907344" calcext:value-type="float">
            <text:p>14929.907344</text:p>
          </table:table-cell>
          <table:table-cell/>
          <table:table-cell table:formula="of:=[.AZ123]^2" office:value-type="float" office:value="0.0187632526539819" calcext:value-type="float">
            <text:p>0.018763252653982</text:p>
          </table:table-cell>
          <table:table-cell/>
        </table:table-row>
        <table:table-row table:style-name="ro1">
          <table:table-cell office:value-type="float" office:value="122.191" calcext:value-type="float">
            <text:p>122.191</text:p>
          </table:table-cell>
          <table:table-cell office:value-type="float" office:value="11.6419" calcext:value-type="float">
            <text:p>11.6419</text:p>
          </table:table-cell>
          <table:table-cell/>
          <table:table-cell office:value-type="float" office:value="122.143" calcext:value-type="float">
            <text:p>122.143</text:p>
          </table:table-cell>
          <table:table-cell office:value-type="float" office:value="7.1805" calcext:value-type="float">
            <text:p>7.1805</text:p>
          </table:table-cell>
          <table:table-cell/>
          <table:table-cell office:value-type="float" office:value="121.999" calcext:value-type="float">
            <text:p>121.999</text:p>
          </table:table-cell>
          <table:table-cell office:value-type="float" office:value="9.9064" calcext:value-type="float">
            <text:p>9.9064</text:p>
          </table:table-cell>
          <table:table-cell table:number-columns-repeated="2"/>
          <table:table-cell office:value-type="float" office:value="122.191" calcext:value-type="float">
            <text:p>122.191</text:p>
          </table:table-cell>
          <table:table-cell table:formula="of:=-LN([.B124]/15.2763)" office:value-type="float" office:value="0.27169194859606" calcext:value-type="float">
            <text:p>0.27169194859606</text:p>
          </table:table-cell>
          <table:table-cell/>
          <table:table-cell office:value-type="float" office:value="122.143" calcext:value-type="float">
            <text:p>122.143</text:p>
          </table:table-cell>
          <table:table-cell table:formula="of:= -LN([.E124]/8.4971)" office:value-type="float" office:value="0.168355910293213" calcext:value-type="float">
            <text:p>0.168355910293213</text:p>
          </table:table-cell>
          <table:table-cell/>
          <table:table-cell office:value-type="float" office:value="121.999" calcext:value-type="float">
            <text:p>121.999</text:p>
          </table:table-cell>
          <table:table-cell table:formula="of:=-LN([.H124]/11.159)" office:value-type="float" office:value="0.119065334284813" calcext:value-type="float">
            <text:p>0.119065334284813</text:p>
          </table:table-cell>
          <table:table-cell/>
          <table:table-cell table:formula="of:=[.K124]^2" office:value-type="float" office:value="14930.640481" calcext:value-type="float">
            <text:p>14930.640481</text:p>
          </table:table-cell>
          <table:table-cell/>
          <table:table-cell table:formula="of:=[.L124]^2" office:value-type="float" office:value="0.073816514931924" calcext:value-type="float">
            <text:p>0.073816514931924</text:p>
          </table:table-cell>
          <table:table-cell table:number-columns-repeated="3"/>
          <table:table-cell table:formula="of:=[.N124]^2" office:value-type="float" office:value="14918.912449" calcext:value-type="float">
            <text:p>14918.912449</text:p>
          </table:table-cell>
          <table:table-cell/>
          <table:table-cell table:formula="of:=[.O124]^2" office:value-type="float" office:value="0.0283437125306563" calcext:value-type="float">
            <text:p>0.028343712530656</text:p>
          </table:table-cell>
          <table:table-cell table:number-columns-repeated="2"/>
          <table:table-cell table:formula="of:=[.Q124]^2" office:value-type="float" office:value="14883.756001" calcext:value-type="float">
            <text:p>14883.756001</text:p>
          </table:table-cell>
          <table:table-cell/>
          <table:table-cell table:formula="of:=[.R124]^2" office:value-type="float" office:value="0.0141765538283542" calcext:value-type="float">
            <text:p>0.014176553828354</text:p>
          </table:table-cell>
          <table:table-cell table:number-columns-repeated="17"/>
          <table:table-cell office:value-type="float" office:value="122.188" calcext:value-type="float">
            <text:p>122.188</text:p>
          </table:table-cell>
          <table:table-cell table:formula="of:=-LN([.BB124]/14.6315)" office:value-type="float" office:value="0.138045547243091" calcext:value-type="float">
            <text:p>0.138045547243091</text:p>
          </table:table-cell>
          <table:table-cell/>
          <table:table-cell office:value-type="float" office:value="12.7449" calcext:value-type="float">
            <text:p>12.7449</text:p>
          </table:table-cell>
          <table:table-cell/>
          <table:table-cell table:formula="of:=[.AY125]^2" office:value-type="float" office:value="15175.529721" calcext:value-type="float">
            <text:p>15175.529721</text:p>
          </table:table-cell>
          <table:table-cell/>
          <table:table-cell table:formula="of:=[.AZ124]^2" office:value-type="float" office:value="0.0190565731136445" calcext:value-type="float">
            <text:p>0.019056573113645</text:p>
          </table:table-cell>
          <table:table-cell/>
        </table:table-row>
        <table:table-row table:style-name="ro1">
          <table:table-cell office:value-type="float" office:value="123.191" calcext:value-type="float">
            <text:p>123.191</text:p>
          </table:table-cell>
          <table:table-cell office:value-type="float" office:value="11.6172" calcext:value-type="float">
            <text:p>11.6172</text:p>
          </table:table-cell>
          <table:table-cell/>
          <table:table-cell office:value-type="float" office:value="123.144" calcext:value-type="float">
            <text:p>123.144</text:p>
          </table:table-cell>
          <table:table-cell office:value-type="float" office:value="7.1699" calcext:value-type="float">
            <text:p>7.1699</text:p>
          </table:table-cell>
          <table:table-cell/>
          <table:table-cell office:value-type="float" office:value="122.999" calcext:value-type="float">
            <text:p>122.999</text:p>
          </table:table-cell>
          <table:table-cell office:value-type="float" office:value="9.8964" calcext:value-type="float">
            <text:p>9.8964</text:p>
          </table:table-cell>
          <table:table-cell table:number-columns-repeated="2"/>
          <table:table-cell office:value-type="float" office:value="123.191" calcext:value-type="float">
            <text:p>123.191</text:p>
          </table:table-cell>
          <table:table-cell table:formula="of:=-LN([.B125]/15.2763)" office:value-type="float" office:value="0.273815849287406" calcext:value-type="float">
            <text:p>0.273815849287406</text:p>
          </table:table-cell>
          <table:table-cell/>
          <table:table-cell office:value-type="float" office:value="123.144" calcext:value-type="float">
            <text:p>123.144</text:p>
          </table:table-cell>
          <table:table-cell table:formula="of:= -LN([.E125]/8.4971)" office:value-type="float" office:value="0.169833221298875" calcext:value-type="float">
            <text:p>0.169833221298875</text:p>
          </table:table-cell>
          <table:table-cell/>
          <table:table-cell office:value-type="float" office:value="122.999" calcext:value-type="float">
            <text:p>122.999</text:p>
          </table:table-cell>
          <table:table-cell table:formula="of:=-LN([.H125]/11.159)" office:value-type="float" office:value="0.120075292558391" calcext:value-type="float">
            <text:p>0.120075292558391</text:p>
          </table:table-cell>
          <table:table-cell/>
          <table:table-cell table:formula="of:=[.K125]^2" office:value-type="float" office:value="15176.022481" calcext:value-type="float">
            <text:p>15176.022481</text:p>
          </table:table-cell>
          <table:table-cell/>
          <table:table-cell table:formula="of:=[.L125]^2" office:value-type="float" office:value="0.0749751193209834" calcext:value-type="float">
            <text:p>0.074975119320984</text:p>
          </table:table-cell>
          <table:table-cell table:number-columns-repeated="3"/>
          <table:table-cell table:formula="of:=[.N125]^2" office:value-type="float" office:value="15164.444736" calcext:value-type="float">
            <text:p>15164.444736</text:p>
          </table:table-cell>
          <table:table-cell/>
          <table:table-cell table:formula="of:=[.O125]^2" office:value-type="float" office:value="0.0288433230567528" calcext:value-type="float">
            <text:p>0.028843323056753</text:p>
          </table:table-cell>
          <table:table-cell table:number-columns-repeated="2"/>
          <table:table-cell table:formula="of:=[.Q125]^2" office:value-type="float" office:value="15128.754001" calcext:value-type="float">
            <text:p>15128.754001</text:p>
          </table:table-cell>
          <table:table-cell/>
          <table:table-cell table:formula="of:=[.R125]^2" office:value-type="float" office:value="0.0144180758829833" calcext:value-type="float">
            <text:p>0.014418075882983</text:p>
          </table:table-cell>
          <table:table-cell table:number-columns-repeated="17"/>
          <table:table-cell office:value-type="float" office:value="123.189" calcext:value-type="float">
            <text:p>123.189</text:p>
          </table:table-cell>
          <table:table-cell table:formula="of:=-LN([.BB125]/14.6315)" office:value-type="float" office:value="0.13927031598559" calcext:value-type="float">
            <text:p>0.13927031598559</text:p>
          </table:table-cell>
          <table:table-cell/>
          <table:table-cell office:value-type="float" office:value="12.7293" calcext:value-type="float">
            <text:p>12.7293</text:p>
          </table:table-cell>
          <table:table-cell/>
          <table:table-cell table:formula="of:=[.AY126]^2" office:value-type="float" office:value="15422.907721" calcext:value-type="float">
            <text:p>15422.907721</text:p>
          </table:table-cell>
          <table:table-cell/>
          <table:table-cell table:formula="of:=[.AZ125]^2" office:value-type="float" office:value="0.019396220914726" calcext:value-type="float">
            <text:p>0.019396220914726</text:p>
          </table:table-cell>
          <table:table-cell/>
        </table:table-row>
        <table:table-row table:style-name="ro1">
          <table:table-cell office:value-type="float" office:value="124.191" calcext:value-type="float">
            <text:p>124.191</text:p>
          </table:table-cell>
          <table:table-cell office:value-type="float" office:value="11.5918" calcext:value-type="float">
            <text:p>11.5918</text:p>
          </table:table-cell>
          <table:table-cell/>
          <table:table-cell office:value-type="float" office:value="124.144" calcext:value-type="float">
            <text:p>124.144</text:p>
          </table:table-cell>
          <table:table-cell office:value-type="float" office:value="7.1601" calcext:value-type="float">
            <text:p>7.1601</text:p>
          </table:table-cell>
          <table:table-cell/>
          <table:table-cell office:value-type="float" office:value="123.998" calcext:value-type="float">
            <text:p>123.998</text:p>
          </table:table-cell>
          <table:table-cell office:value-type="float" office:value="9.8881" calcext:value-type="float">
            <text:p>9.8881</text:p>
          </table:table-cell>
          <table:table-cell table:number-columns-repeated="2"/>
          <table:table-cell office:value-type="float" office:value="124.191" calcext:value-type="float">
            <text:p>124.191</text:p>
          </table:table-cell>
          <table:table-cell table:formula="of:=-LN([.B126]/15.2763)" office:value-type="float" office:value="0.276004656227876" calcext:value-type="float">
            <text:p>0.276004656227876</text:p>
          </table:table-cell>
          <table:table-cell/>
          <table:table-cell office:value-type="float" office:value="124.144" calcext:value-type="float">
            <text:p>124.144</text:p>
          </table:table-cell>
          <table:table-cell table:formula="of:= -LN([.E126]/8.4971)" office:value-type="float" office:value="0.171200981456279" calcext:value-type="float">
            <text:p>0.171200981456279</text:p>
          </table:table-cell>
          <table:table-cell/>
          <table:table-cell office:value-type="float" office:value="123.998" calcext:value-type="float">
            <text:p>123.998</text:p>
          </table:table-cell>
          <table:table-cell table:formula="of:=-LN([.H126]/11.159)" office:value-type="float" office:value="0.12091433327076" calcext:value-type="float">
            <text:p>0.12091433327076</text:p>
          </table:table-cell>
          <table:table-cell/>
          <table:table-cell table:formula="of:=[.K126]^2" office:value-type="float" office:value="15423.404481" calcext:value-type="float">
            <text:p>15423.404481</text:p>
          </table:table-cell>
          <table:table-cell/>
          <table:table-cell table:formula="of:=[.L126]^2" office:value-type="float" office:value="0.0761785702594681" calcext:value-type="float">
            <text:p>0.076178570259468</text:p>
          </table:table-cell>
          <table:table-cell table:number-columns-repeated="3"/>
          <table:table-cell table:formula="of:=[.N126]^2" office:value-type="float" office:value="15411.732736" calcext:value-type="float">
            <text:p>15411.732736</text:p>
          </table:table-cell>
          <table:table-cell/>
          <table:table-cell table:formula="of:=[.O126]^2" office:value-type="float" office:value="0.029309776051593" calcext:value-type="float">
            <text:p>0.029309776051593</text:p>
          </table:table-cell>
          <table:table-cell table:number-columns-repeated="2"/>
          <table:table-cell table:formula="of:=[.Q126]^2" office:value-type="float" office:value="15375.504004" calcext:value-type="float">
            <text:p>15375.504004</text:p>
          </table:table-cell>
          <table:table-cell/>
          <table:table-cell table:formula="of:=[.R126]^2" office:value-type="float" office:value="0.0146202759903123" calcext:value-type="float">
            <text:p>0.014620275990312</text:p>
          </table:table-cell>
          <table:table-cell table:number-columns-repeated="17"/>
          <table:table-cell office:value-type="float" office:value="124.189" calcext:value-type="float">
            <text:p>124.189</text:p>
          </table:table-cell>
          <table:table-cell table:formula="of:=-LN([.BB126]/14.6315)" office:value-type="float" office:value="0.140417934410553" calcext:value-type="float">
            <text:p>0.140417934410553</text:p>
          </table:table-cell>
          <table:table-cell/>
          <table:table-cell office:value-type="float" office:value="12.7147" calcext:value-type="float">
            <text:p>12.7147</text:p>
          </table:table-cell>
          <table:table-cell/>
          <table:table-cell table:formula="of:=[.AY127]^2" office:value-type="float" office:value="15672.285721" calcext:value-type="float">
            <text:p>15672.285721</text:p>
          </table:table-cell>
          <table:table-cell/>
          <table:table-cell table:formula="of:=[.AZ126]^2" office:value-type="float" office:value="0.0197171963041264" calcext:value-type="float">
            <text:p>0.019717196304126</text:p>
          </table:table-cell>
          <table:table-cell/>
        </table:table-row>
        <table:table-row table:style-name="ro1">
          <table:table-cell office:value-type="float" office:value="125.191" calcext:value-type="float">
            <text:p>125.191</text:p>
          </table:table-cell>
          <table:table-cell office:value-type="float" office:value="11.5669" calcext:value-type="float">
            <text:p>11.5669</text:p>
          </table:table-cell>
          <table:table-cell/>
          <table:table-cell office:value-type="float" office:value="125.144" calcext:value-type="float">
            <text:p>125.144</text:p>
          </table:table-cell>
          <table:table-cell office:value-type="float" office:value="7.1508" calcext:value-type="float">
            <text:p>7.1508</text:p>
          </table:table-cell>
          <table:table-cell/>
          <table:table-cell office:value-type="float" office:value="124.998" calcext:value-type="float">
            <text:p>124.998</text:p>
          </table:table-cell>
          <table:table-cell office:value-type="float" office:value="9.8777" calcext:value-type="float">
            <text:p>9.8777</text:p>
          </table:table-cell>
          <table:table-cell table:number-columns-repeated="2"/>
          <table:table-cell office:value-type="float" office:value="125.191" calcext:value-type="float">
            <text:p>125.191</text:p>
          </table:table-cell>
          <table:table-cell table:formula="of:=-LN([.B127]/15.2763)" office:value-type="float" office:value="0.278155036827399" calcext:value-type="float">
            <text:p>0.278155036827399</text:p>
          </table:table-cell>
          <table:table-cell/>
          <table:table-cell office:value-type="float" office:value="125.144" calcext:value-type="float">
            <text:p>125.144</text:p>
          </table:table-cell>
          <table:table-cell table:formula="of:= -LN([.E127]/8.4971)" office:value-type="float" office:value="0.172500690252953" calcext:value-type="float">
            <text:p>0.172500690252953</text:p>
          </table:table-cell>
          <table:table-cell/>
          <table:table-cell office:value-type="float" office:value="124.998" calcext:value-type="float">
            <text:p>124.998</text:p>
          </table:table-cell>
          <table:table-cell table:formula="of:=-LN([.H127]/11.159)" office:value-type="float" office:value="0.121966656066673" calcext:value-type="float">
            <text:p>0.121966656066673</text:p>
          </table:table-cell>
          <table:table-cell/>
          <table:table-cell table:formula="of:=[.K127]^2" office:value-type="float" office:value="15672.786481" calcext:value-type="float">
            <text:p>15672.786481</text:p>
          </table:table-cell>
          <table:table-cell/>
          <table:table-cell table:formula="of:=[.L127]^2" office:value-type="float" office:value="0.0773702245124516" calcext:value-type="float">
            <text:p>0.077370224512452</text:p>
          </table:table-cell>
          <table:table-cell table:number-columns-repeated="3"/>
          <table:table-cell table:formula="of:=[.N127]^2" office:value-type="float" office:value="15661.020736" calcext:value-type="float">
            <text:p>15661.020736</text:p>
          </table:table-cell>
          <table:table-cell/>
          <table:table-cell table:formula="of:=[.O127]^2" office:value-type="float" office:value="0.0297564881377451" calcext:value-type="float">
            <text:p>0.029756488137745</text:p>
          </table:table-cell>
          <table:table-cell table:number-columns-repeated="2"/>
          <table:table-cell table:formula="of:=[.Q127]^2" office:value-type="float" office:value="15624.500004" calcext:value-type="float">
            <text:p>15624.500004</text:p>
          </table:table-cell>
          <table:table-cell/>
          <table:table-cell table:formula="of:=[.R127]^2" office:value-type="float" office:value="0.0148758651920861" calcext:value-type="float">
            <text:p>0.014875865192086</text:p>
          </table:table-cell>
          <table:table-cell table:number-columns-repeated="17"/>
          <table:table-cell office:value-type="float" office:value="125.189" calcext:value-type="float">
            <text:p>125.189</text:p>
          </table:table-cell>
          <table:table-cell table:formula="of:=-LN([.BB127]/14.6315)" office:value-type="float" office:value="0.141558997454144" calcext:value-type="float">
            <text:p>0.141558997454144</text:p>
          </table:table-cell>
          <table:table-cell/>
          <table:table-cell office:value-type="float" office:value="12.7002" calcext:value-type="float">
            <text:p>12.7002</text:p>
          </table:table-cell>
          <table:table-cell/>
          <table:table-cell table:formula="of:=[.AY128]^2" office:value-type="float" office:value="15923.411344" calcext:value-type="float">
            <text:p>15923.411344</text:p>
          </table:table-cell>
          <table:table-cell/>
          <table:table-cell table:formula="of:=[.AZ127]^2" office:value-type="float" office:value="0.0200389497602223" calcext:value-type="float">
            <text:p>0.020038949760222</text:p>
          </table:table-cell>
          <table:table-cell/>
        </table:table-row>
        <table:table-row table:style-name="ro1">
          <table:table-cell office:value-type="float" office:value="126.191" calcext:value-type="float">
            <text:p>126.191</text:p>
          </table:table-cell>
          <table:table-cell office:value-type="float" office:value="11.5406" calcext:value-type="float">
            <text:p>11.5406</text:p>
          </table:table-cell>
          <table:table-cell/>
          <table:table-cell office:value-type="float" office:value="126.144" calcext:value-type="float">
            <text:p>126.144</text:p>
          </table:table-cell>
          <table:table-cell office:value-type="float" office:value="7.1407" calcext:value-type="float">
            <text:p>7.1407</text:p>
          </table:table-cell>
          <table:table-cell/>
          <table:table-cell office:value-type="float" office:value="125.999" calcext:value-type="float">
            <text:p>125.999</text:p>
          </table:table-cell>
          <table:table-cell office:value-type="float" office:value="9.8686" calcext:value-type="float">
            <text:p>9.8686</text:p>
          </table:table-cell>
          <table:table-cell table:number-columns-repeated="2"/>
          <table:table-cell office:value-type="float" office:value="126.191" calcext:value-type="float">
            <text:p>126.191</text:p>
          </table:table-cell>
          <table:table-cell table:formula="of:=-LN([.B128]/15.2763)" office:value-type="float" office:value="0.280431355023343" calcext:value-type="float">
            <text:p>0.280431355023343</text:p>
          </table:table-cell>
          <table:table-cell/>
          <table:table-cell office:value-type="float" office:value="126.144" calcext:value-type="float">
            <text:p>126.144</text:p>
          </table:table-cell>
          <table:table-cell table:formula="of:= -LN([.E128]/8.4971)" office:value-type="float" office:value="0.1739141180501" calcext:value-type="float">
            <text:p>0.1739141180501</text:p>
          </table:table-cell>
          <table:table-cell/>
          <table:table-cell office:value-type="float" office:value="125.999" calcext:value-type="float">
            <text:p>125.999</text:p>
          </table:table-cell>
          <table:table-cell table:formula="of:=-LN([.H128]/11.159)" office:value-type="float" office:value="0.122888347790613" calcext:value-type="float">
            <text:p>0.122888347790613</text:p>
          </table:table-cell>
          <table:table-cell/>
          <table:table-cell table:formula="of:=[.K128]^2" office:value-type="float" office:value="15924.168481" calcext:value-type="float">
            <text:p>15924.168481</text:p>
          </table:table-cell>
          <table:table-cell/>
          <table:table-cell table:formula="of:=[.L128]^2" office:value-type="float" office:value="0.0786417448802284" calcext:value-type="float">
            <text:p>0.078641744880228</text:p>
          </table:table-cell>
          <table:table-cell table:number-columns-repeated="3"/>
          <table:table-cell table:formula="of:=[.N128]^2" office:value-type="float" office:value="15912.308736" calcext:value-type="float">
            <text:p>15912.308736</text:p>
          </table:table-cell>
          <table:table-cell/>
          <table:table-cell table:formula="of:=[.O128]^2" office:value-type="float" office:value="0.0302461204571441" calcext:value-type="float">
            <text:p>0.030246120457144</text:p>
          </table:table-cell>
          <table:table-cell table:number-columns-repeated="2"/>
          <table:table-cell table:formula="of:=[.Q128]^2" office:value-type="float" office:value="15875.748001" calcext:value-type="float">
            <text:p>15875.748001</text:p>
          </table:table-cell>
          <table:table-cell/>
          <table:table-cell table:formula="of:=[.R128]^2" office:value-type="float" office:value="0.0151015460227066" calcext:value-type="float">
            <text:p>0.015101546022707</text:p>
          </table:table-cell>
          <table:table-cell table:number-columns-repeated="17"/>
          <table:table-cell office:value-type="float" office:value="126.188" calcext:value-type="float">
            <text:p>126.188</text:p>
          </table:table-cell>
          <table:table-cell table:formula="of:=-LN([.BB128]/14.6315)" office:value-type="float" office:value="0.142709246932966" calcext:value-type="float">
            <text:p>0.142709246932966</text:p>
          </table:table-cell>
          <table:table-cell/>
          <table:table-cell office:value-type="float" office:value="12.6856" calcext:value-type="float">
            <text:p>12.6856</text:p>
          </table:table-cell>
          <table:table-cell/>
          <table:table-cell table:formula="of:=[.AY129]^2" office:value-type="float" office:value="16177.041721" calcext:value-type="float">
            <text:p>16177.041721</text:p>
          </table:table-cell>
          <table:table-cell/>
          <table:table-cell table:formula="of:=[.AZ128]^2" office:value-type="float" office:value="0.0203659291601742" calcext:value-type="float">
            <text:p>0.020365929160174</text:p>
          </table:table-cell>
          <table:table-cell/>
        </table:table-row>
        <table:table-row table:style-name="ro1">
          <table:table-cell office:value-type="float" office:value="127.191" calcext:value-type="float">
            <text:p>127.191</text:p>
          </table:table-cell>
          <table:table-cell office:value-type="float" office:value="11.5153" calcext:value-type="float">
            <text:p>11.5153</text:p>
          </table:table-cell>
          <table:table-cell/>
          <table:table-cell office:value-type="float" office:value="127.144" calcext:value-type="float">
            <text:p>127.144</text:p>
          </table:table-cell>
          <table:table-cell office:value-type="float" office:value="7.1316" calcext:value-type="float">
            <text:p>7.1316</text:p>
          </table:table-cell>
          <table:table-cell/>
          <table:table-cell office:value-type="float" office:value="126.999" calcext:value-type="float">
            <text:p>126.999</text:p>
          </table:table-cell>
          <table:table-cell office:value-type="float" office:value="9.8588" calcext:value-type="float">
            <text:p>9.8588</text:p>
          </table:table-cell>
          <table:table-cell table:number-columns-repeated="2"/>
          <table:table-cell office:value-type="float" office:value="127.191" calcext:value-type="float">
            <text:p>127.191</text:p>
          </table:table-cell>
          <table:table-cell table:formula="of:=-LN([.B129]/15.2763)" office:value-type="float" office:value="0.282626021911638" calcext:value-type="float">
            <text:p>0.282626021911638</text:p>
          </table:table-cell>
          <table:table-cell/>
          <table:table-cell office:value-type="float" office:value="127.144" calcext:value-type="float">
            <text:p>127.144</text:p>
          </table:table-cell>
          <table:table-cell table:formula="of:= -LN([.E129]/8.4971)" office:value-type="float" office:value="0.175189315633271" calcext:value-type="float">
            <text:p>0.175189315633271</text:p>
          </table:table-cell>
          <table:table-cell/>
          <table:table-cell office:value-type="float" office:value="126.999" calcext:value-type="float">
            <text:p>126.999</text:p>
          </table:table-cell>
          <table:table-cell table:formula="of:=-LN([.H129]/11.159)" office:value-type="float" office:value="0.12388188984949" calcext:value-type="float">
            <text:p>0.12388188984949</text:p>
          </table:table-cell>
          <table:table-cell/>
          <table:table-cell table:formula="of:=[.K129]^2" office:value-type="float" office:value="16177.550481" calcext:value-type="float">
            <text:p>16177.550481</text:p>
          </table:table-cell>
          <table:table-cell/>
          <table:table-cell table:formula="of:=[.L129]^2" office:value-type="float" office:value="0.0798774682615977" calcext:value-type="float">
            <text:p>0.079877468261598</text:p>
          </table:table-cell>
          <table:table-cell table:number-columns-repeated="3"/>
          <table:table-cell table:formula="of:=[.N129]^2" office:value-type="float" office:value="16165.596736" calcext:value-type="float">
            <text:p>16165.596736</text:p>
          </table:table-cell>
          <table:table-cell/>
          <table:table-cell table:formula="of:=[.O129]^2" office:value-type="float" office:value="0.0306912963120539" calcext:value-type="float">
            <text:p>0.030691296312054</text:p>
          </table:table-cell>
          <table:table-cell table:number-columns-repeated="2"/>
          <table:table-cell table:formula="of:=[.Q129]^2" office:value-type="float" office:value="16128.746001" calcext:value-type="float">
            <text:p>16128.746001</text:p>
          </table:table-cell>
          <table:table-cell/>
          <table:table-cell table:formula="of:=[.R129]^2" office:value-type="float" office:value="0.0153467226326813" calcext:value-type="float">
            <text:p>0.015346722632681</text:p>
          </table:table-cell>
          <table:table-cell table:number-columns-repeated="17"/>
          <table:table-cell office:value-type="float" office:value="127.189" calcext:value-type="float">
            <text:p>127.189</text:p>
          </table:table-cell>
          <table:table-cell table:formula="of:=-LN([.BB129]/14.6315)" office:value-type="float" office:value="0.143908174352176" calcext:value-type="float">
            <text:p>0.143908174352176</text:p>
          </table:table-cell>
          <table:table-cell/>
          <table:table-cell office:value-type="float" office:value="12.6704" calcext:value-type="float">
            <text:p>12.6704</text:p>
          </table:table-cell>
          <table:table-cell/>
          <table:table-cell table:formula="of:=[.AY130]^2" office:value-type="float" office:value="16432.163344" calcext:value-type="float">
            <text:p>16432.163344</text:p>
          </table:table-cell>
          <table:table-cell/>
          <table:table-cell table:formula="of:=[.AZ129]^2" office:value-type="float" office:value="0.0207095626453762" calcext:value-type="float">
            <text:p>0.020709562645376</text:p>
          </table:table-cell>
          <table:table-cell/>
        </table:table-row>
        <table:table-row table:style-name="ro1">
          <table:table-cell office:value-type="float" office:value="128.191" calcext:value-type="float">
            <text:p>128.191</text:p>
          </table:table-cell>
          <table:table-cell office:value-type="float" office:value="11.4899" calcext:value-type="float">
            <text:p>11.4899</text:p>
          </table:table-cell>
          <table:table-cell/>
          <table:table-cell office:value-type="float" office:value="128.143" calcext:value-type="float">
            <text:p>128.143</text:p>
          </table:table-cell>
          <table:table-cell office:value-type="float" office:value="7.121" calcext:value-type="float">
            <text:p>7.121</text:p>
          </table:table-cell>
          <table:table-cell/>
          <table:table-cell office:value-type="float" office:value="127.999" calcext:value-type="float">
            <text:p>127.999</text:p>
          </table:table-cell>
          <table:table-cell office:value-type="float" office:value="9.8487" calcext:value-type="float">
            <text:p>9.8487</text:p>
          </table:table-cell>
          <table:table-cell table:number-columns-repeated="2"/>
          <table:table-cell office:value-type="float" office:value="128.191" calcext:value-type="float">
            <text:p>128.191</text:p>
          </table:table-cell>
          <table:table-cell table:formula="of:=-LN([.B130]/15.2763)" office:value-type="float" office:value="0.284834219216695" calcext:value-type="float">
            <text:p>0.284834219216695</text:p>
          </table:table-cell>
          <table:table-cell/>
          <table:table-cell office:value-type="float" office:value="128.143" calcext:value-type="float">
            <text:p>128.143</text:p>
          </table:table-cell>
          <table:table-cell table:formula="of:= -LN([.E130]/8.4971)" office:value-type="float" office:value="0.176676763811761" calcext:value-type="float">
            <text:p>0.176676763811761</text:p>
          </table:table-cell>
          <table:table-cell/>
          <table:table-cell office:value-type="float" office:value="127.999" calcext:value-type="float">
            <text:p>127.999</text:p>
          </table:table-cell>
          <table:table-cell table:formula="of:=-LN([.H130]/11.159)" office:value-type="float" office:value="0.124906880425085" calcext:value-type="float">
            <text:p>0.124906880425085</text:p>
          </table:table-cell>
          <table:table-cell/>
          <table:table-cell table:formula="of:=[.K130]^2" office:value-type="float" office:value="16432.932481" calcext:value-type="float">
            <text:p>16432.932481</text:p>
          </table:table-cell>
          <table:table-cell/>
          <table:table-cell table:formula="of:=[.L130]^2" office:value-type="float" office:value="0.0811305324367845" calcext:value-type="float">
            <text:p>0.081130532436785</text:p>
          </table:table-cell>
          <table:table-cell table:number-columns-repeated="3"/>
          <table:table-cell table:formula="of:=[.N130]^2" office:value-type="float" office:value="16420.628449" calcext:value-type="float">
            <text:p>16420.628449</text:p>
          </table:table-cell>
          <table:table-cell/>
          <table:table-cell table:formula="of:=[.O130]^2" office:value-type="float" office:value="0.0312146788709969" calcext:value-type="float">
            <text:p>0.031214678870997</text:p>
          </table:table-cell>
          <table:table-cell table:number-columns-repeated="2"/>
          <table:table-cell table:formula="of:=[.Q130]^2" office:value-type="float" office:value="16383.744001" calcext:value-type="float">
            <text:p>16383.744001</text:p>
          </table:table-cell>
          <table:table-cell/>
          <table:table-cell table:formula="of:=[.R130]^2" office:value-type="float" office:value="0.0156017287775264" calcext:value-type="float">
            <text:p>0.015601728777526</text:p>
          </table:table-cell>
          <table:table-cell table:number-columns-repeated="17"/>
          <table:table-cell office:value-type="float" office:value="128.188" calcext:value-type="float">
            <text:p>128.188</text:p>
          </table:table-cell>
          <table:table-cell table:formula="of:=-LN([.BB130]/14.6315)" office:value-type="float" office:value="0.144990019595902" calcext:value-type="float">
            <text:p>0.144990019595902</text:p>
          </table:table-cell>
          <table:table-cell/>
          <table:table-cell office:value-type="float" office:value="12.6567" calcext:value-type="float">
            <text:p>12.6567</text:p>
          </table:table-cell>
          <table:table-cell/>
          <table:table-cell table:formula="of:=[.AY131]^2" office:value-type="float" office:value="16689.797721" calcext:value-type="float">
            <text:p>16689.797721</text:p>
          </table:table-cell>
          <table:table-cell/>
          <table:table-cell table:formula="of:=[.AZ130]^2" office:value-type="float" office:value="0.0210221057824201" calcext:value-type="float">
            <text:p>0.02102210578242</text:p>
          </table:table-cell>
          <table:table-cell/>
        </table:table-row>
        <table:table-row table:style-name="ro1">
          <table:table-cell office:value-type="float" office:value="129.191" calcext:value-type="float">
            <text:p>129.191</text:p>
          </table:table-cell>
          <table:table-cell office:value-type="float" office:value="11.4653" calcext:value-type="float">
            <text:p>11.4653</text:p>
          </table:table-cell>
          <table:table-cell/>
          <table:table-cell office:value-type="float" office:value="129.143" calcext:value-type="float">
            <text:p>129.143</text:p>
          </table:table-cell>
          <table:table-cell office:value-type="float" office:value="7.1106" calcext:value-type="float">
            <text:p>7.1106</text:p>
          </table:table-cell>
          <table:table-cell/>
          <table:table-cell office:value-type="float" office:value="128.999" calcext:value-type="float">
            <text:p>128.999</text:p>
          </table:table-cell>
          <table:table-cell office:value-type="float" office:value="9.8394" calcext:value-type="float">
            <text:p>9.8394</text:p>
          </table:table-cell>
          <table:table-cell table:number-columns-repeated="2"/>
          <table:table-cell office:value-type="float" office:value="129.191" calcext:value-type="float">
            <text:p>129.191</text:p>
          </table:table-cell>
          <table:table-cell table:formula="of:=-LN([.B131]/15.2763)" office:value-type="float" office:value="0.286977525257785" calcext:value-type="float">
            <text:p>0.286977525257785</text:p>
          </table:table-cell>
          <table:table-cell/>
          <table:table-cell office:value-type="float" office:value="129.143" calcext:value-type="float">
            <text:p>129.143</text:p>
          </table:table-cell>
          <table:table-cell table:formula="of:= -LN([.E131]/8.4971)" office:value-type="float" office:value="0.178138300371428" calcext:value-type="float">
            <text:p>0.178138300371428</text:p>
          </table:table-cell>
          <table:table-cell/>
          <table:table-cell office:value-type="float" office:value="128.999" calcext:value-type="float">
            <text:p>128.999</text:p>
          </table:table-cell>
          <table:table-cell table:formula="of:=-LN([.H131]/11.159)" office:value-type="float" office:value="0.125851613608246" calcext:value-type="float">
            <text:p>0.125851613608246</text:p>
          </table:table-cell>
          <table:table-cell/>
          <table:table-cell table:formula="of:=[.K131]^2" office:value-type="float" office:value="16690.314481" calcext:value-type="float">
            <text:p>16690.314481</text:p>
          </table:table-cell>
          <table:table-cell/>
          <table:table-cell table:formula="of:=[.L131]^2" office:value-type="float" office:value="0.0823561000030827" calcext:value-type="float">
            <text:p>0.082356100003083</text:p>
          </table:table-cell>
          <table:table-cell table:number-columns-repeated="3"/>
          <table:table-cell table:formula="of:=[.N131]^2" office:value-type="float" office:value="16677.914449" calcext:value-type="float">
            <text:p>16677.914449</text:p>
          </table:table-cell>
          <table:table-cell/>
          <table:table-cell table:formula="of:=[.O131]^2" office:value-type="float" office:value="0.0317332540592213" calcext:value-type="float">
            <text:p>0.031733254059221</text:p>
          </table:table-cell>
          <table:table-cell table:number-columns-repeated="2"/>
          <table:table-cell table:formula="of:=[.Q131]^2" office:value-type="float" office:value="16640.742001" calcext:value-type="float">
            <text:p>16640.742001</text:p>
          </table:table-cell>
          <table:table-cell/>
          <table:table-cell table:formula="of:=[.R131]^2" office:value-type="float" office:value="0.0158386286477993" calcext:value-type="float">
            <text:p>0.015838628647799</text:p>
          </table:table-cell>
          <table:table-cell table:number-columns-repeated="17"/>
          <table:table-cell office:value-type="float" office:value="129.189" calcext:value-type="float">
            <text:p>129.189</text:p>
          </table:table-cell>
          <table:table-cell table:formula="of:=-LN([.BB131]/14.6315)" office:value-type="float" office:value="0.146183775839855" calcext:value-type="float">
            <text:p>0.146183775839855</text:p>
          </table:table-cell>
          <table:table-cell/>
          <table:table-cell office:value-type="float" office:value="12.6416" calcext:value-type="float">
            <text:p>12.6416</text:p>
          </table:table-cell>
          <table:table-cell/>
          <table:table-cell table:formula="of:=[.AY132]^2" office:value-type="float" office:value="16948.915344" calcext:value-type="float">
            <text:p>16948.915344</text:p>
          </table:table-cell>
          <table:table-cell/>
          <table:table-cell table:formula="of:=[.AZ131]^2" office:value-type="float" office:value="0.0213696963187969" calcext:value-type="float">
            <text:p>0.021369696318797</text:p>
          </table:table-cell>
          <table:table-cell/>
        </table:table-row>
        <table:table-row table:style-name="ro1">
          <table:table-cell office:value-type="float" office:value="130.191" calcext:value-type="float">
            <text:p>130.191</text:p>
          </table:table-cell>
          <table:table-cell office:value-type="float" office:value="11.44" calcext:value-type="float">
            <text:p>11.44</text:p>
          </table:table-cell>
          <table:table-cell/>
          <table:table-cell office:value-type="float" office:value="130.144" calcext:value-type="float">
            <text:p>130.144</text:p>
          </table:table-cell>
          <table:table-cell office:value-type="float" office:value="7.101" calcext:value-type="float">
            <text:p>7.101</text:p>
          </table:table-cell>
          <table:table-cell/>
          <table:table-cell office:value-type="float" office:value="129.999" calcext:value-type="float">
            <text:p>129.999</text:p>
          </table:table-cell>
          <table:table-cell office:value-type="float" office:value="9.8298" calcext:value-type="float">
            <text:p>9.8298</text:p>
          </table:table-cell>
          <table:table-cell table:number-columns-repeated="2"/>
          <table:table-cell office:value-type="float" office:value="130.191" calcext:value-type="float">
            <text:p>130.191</text:p>
          </table:table-cell>
          <table:table-cell table:formula="of:=-LN([.B132]/15.2763)" office:value-type="float" office:value="0.289186621867643" calcext:value-type="float">
            <text:p>0.289186621867643</text:p>
          </table:table-cell>
          <table:table-cell/>
          <table:table-cell office:value-type="float" office:value="130.144" calcext:value-type="float">
            <text:p>130.144</text:p>
          </table:table-cell>
          <table:table-cell table:formula="of:= -LN([.E132]/8.4971)" office:value-type="float" office:value="0.179489309611793" calcext:value-type="float">
            <text:p>0.179489309611793</text:p>
          </table:table-cell>
          <table:table-cell/>
          <table:table-cell office:value-type="float" office:value="129.999" calcext:value-type="float">
            <text:p>129.999</text:p>
          </table:table-cell>
          <table:table-cell table:formula="of:=-LN([.H132]/11.159)" office:value-type="float" office:value="0.126827759131429" calcext:value-type="float">
            <text:p>0.126827759131429</text:p>
          </table:table-cell>
          <table:table-cell/>
          <table:table-cell table:formula="of:=[.K132]^2" office:value-type="float" office:value="16949.696481" calcext:value-type="float">
            <text:p>16949.696481</text:p>
          </table:table-cell>
          <table:table-cell/>
          <table:table-cell table:formula="of:=[.L132]^2" office:value-type="float" office:value="0.0836289022672193" calcext:value-type="float">
            <text:p>0.083628902267219</text:p>
          </table:table-cell>
          <table:table-cell table:number-columns-repeated="3"/>
          <table:table-cell table:formula="of:=[.N132]^2" office:value-type="float" office:value="16937.460736" calcext:value-type="float">
            <text:p>16937.460736</text:p>
          </table:table-cell>
          <table:table-cell/>
          <table:table-cell table:formula="of:=[.O132]^2" office:value-type="float" office:value="0.032216412264918" calcext:value-type="float">
            <text:p>0.032216412264918</text:p>
          </table:table-cell>
          <table:table-cell table:number-columns-repeated="2"/>
          <table:table-cell table:formula="of:=[.Q132]^2" office:value-type="float" office:value="16899.740001" calcext:value-type="float">
            <text:p>16899.740001</text:p>
          </table:table-cell>
          <table:table-cell/>
          <table:table-cell table:formula="of:=[.R132]^2" office:value-type="float" office:value="0.0160852804862997" calcext:value-type="float">
            <text:p>0.0160852804863</text:p>
          </table:table-cell>
          <table:table-cell table:number-columns-repeated="17"/>
          <table:table-cell office:value-type="float" office:value="130.188" calcext:value-type="float">
            <text:p>130.188</text:p>
          </table:table-cell>
          <table:table-cell table:formula="of:=-LN([.BB132]/14.6315)" office:value-type="float" office:value="0.147299763466116" calcext:value-type="float">
            <text:p>0.147299763466116</text:p>
          </table:table-cell>
          <table:table-cell/>
          <table:table-cell office:value-type="float" office:value="12.6275" calcext:value-type="float">
            <text:p>12.6275</text:p>
          </table:table-cell>
          <table:table-cell/>
          <table:table-cell table:formula="of:=[.AY133]^2" office:value-type="float" office:value="17210.553721" calcext:value-type="float">
            <text:p>17210.553721</text:p>
          </table:table-cell>
          <table:table-cell/>
          <table:table-cell table:formula="of:=[.AZ132]^2" office:value-type="float" office:value="0.0216972203171738" calcext:value-type="float">
            <text:p>0.021697220317174</text:p>
          </table:table-cell>
          <table:table-cell/>
        </table:table-row>
        <table:table-row table:style-name="ro1">
          <table:table-cell office:value-type="float" office:value="131.191" calcext:value-type="float">
            <text:p>131.191</text:p>
          </table:table-cell>
          <table:table-cell office:value-type="float" office:value="11.4156" calcext:value-type="float">
            <text:p>11.4156</text:p>
          </table:table-cell>
          <table:table-cell/>
          <table:table-cell office:value-type="float" office:value="131.144" calcext:value-type="float">
            <text:p>131.144</text:p>
          </table:table-cell>
          <table:table-cell office:value-type="float" office:value="7.0915" calcext:value-type="float">
            <text:p>7.0915</text:p>
          </table:table-cell>
          <table:table-cell/>
          <table:table-cell office:value-type="float" office:value="130.999" calcext:value-type="float">
            <text:p>130.999</text:p>
          </table:table-cell>
          <table:table-cell office:value-type="float" office:value="9.8204" calcext:value-type="float">
            <text:p>9.8204</text:p>
          </table:table-cell>
          <table:table-cell table:number-columns-repeated="2"/>
          <table:table-cell office:value-type="float" office:value="131.191" calcext:value-type="float">
            <text:p>131.191</text:p>
          </table:table-cell>
          <table:table-cell table:formula="of:=-LN([.B133]/15.2763)" office:value-type="float" office:value="0.29132176680102" calcext:value-type="float">
            <text:p>0.29132176680102</text:p>
          </table:table-cell>
          <table:table-cell/>
          <table:table-cell office:value-type="float" office:value="131.144" calcext:value-type="float">
            <text:p>131.144</text:p>
          </table:table-cell>
          <table:table-cell table:formula="of:= -LN([.E133]/8.4971)" office:value-type="float" office:value="0.180828045059224" calcext:value-type="float">
            <text:p>0.180828045059224</text:p>
          </table:table-cell>
          <table:table-cell/>
          <table:table-cell office:value-type="float" office:value="130.999" calcext:value-type="float">
            <text:p>130.999</text:p>
          </table:table-cell>
          <table:table-cell table:formula="of:=-LN([.H133]/11.159)" office:value-type="float" office:value="0.127784492469208" calcext:value-type="float">
            <text:p>0.127784492469208</text:p>
          </table:table-cell>
          <table:table-cell/>
          <table:table-cell table:formula="of:=[.K133]^2" office:value-type="float" office:value="17211.078481" calcext:value-type="float">
            <text:p>17211.078481</text:p>
          </table:table-cell>
          <table:table-cell/>
          <table:table-cell table:formula="of:=[.L133]^2" office:value-type="float" office:value="0.0848683718120682" calcext:value-type="float">
            <text:p>0.084868371812068</text:p>
          </table:table-cell>
          <table:table-cell table:number-columns-repeated="3"/>
          <table:table-cell table:formula="of:=[.N133]^2" office:value-type="float" office:value="17198.748736" calcext:value-type="float">
            <text:p>17198.748736</text:p>
          </table:table-cell>
          <table:table-cell/>
          <table:table-cell table:formula="of:=[.O133]^2" office:value-type="float" office:value="0.0326987818799408" calcext:value-type="float">
            <text:p>0.032698781879941</text:p>
          </table:table-cell>
          <table:table-cell table:number-columns-repeated="2"/>
          <table:table-cell table:formula="of:=[.Q133]^2" office:value-type="float" office:value="17160.738001" calcext:value-type="float">
            <text:p>17160.738001</text:p>
          </table:table-cell>
          <table:table-cell/>
          <table:table-cell table:formula="of:=[.R133]^2" office:value-type="float" office:value="0.0163288765156131" calcext:value-type="float">
            <text:p>0.016328876515613</text:p>
          </table:table-cell>
          <table:table-cell table:number-columns-repeated="17"/>
          <table:table-cell office:value-type="float" office:value="131.189" calcext:value-type="float">
            <text:p>131.189</text:p>
          </table:table-cell>
          <table:table-cell table:formula="of:=-LN([.BB133]/14.6315)" office:value-type="float" office:value="0.148512139356009" calcext:value-type="float">
            <text:p>0.148512139356009</text:p>
          </table:table-cell>
          <table:table-cell/>
          <table:table-cell office:value-type="float" office:value="12.6122" calcext:value-type="float">
            <text:p>12.6122</text:p>
          </table:table-cell>
          <table:table-cell/>
          <table:table-cell table:formula="of:=[.AY134]^2" office:value-type="float" office:value="17473.667344" calcext:value-type="float">
            <text:p>17473.667344</text:p>
          </table:table-cell>
          <table:table-cell/>
          <table:table-cell table:formula="of:=[.AZ133]^2" office:value-type="float" office:value="0.0220558555360986" calcext:value-type="float">
            <text:p>0.022055855536099</text:p>
          </table:table-cell>
          <table:table-cell/>
        </table:table-row>
        <table:table-row table:style-name="ro1">
          <table:table-cell office:value-type="float" office:value="132.191" calcext:value-type="float">
            <text:p>132.191</text:p>
          </table:table-cell>
          <table:table-cell office:value-type="float" office:value="11.3897" calcext:value-type="float">
            <text:p>11.3897</text:p>
          </table:table-cell>
          <table:table-cell/>
          <table:table-cell office:value-type="float" office:value="132.144" calcext:value-type="float">
            <text:p>132.144</text:p>
          </table:table-cell>
          <table:table-cell office:value-type="float" office:value="7.0823" calcext:value-type="float">
            <text:p>7.0823</text:p>
          </table:table-cell>
          <table:table-cell/>
          <table:table-cell office:value-type="float" office:value="131.999" calcext:value-type="float">
            <text:p>131.999</text:p>
          </table:table-cell>
          <table:table-cell office:value-type="float" office:value="9.8115" calcext:value-type="float">
            <text:p>9.8115</text:p>
          </table:table-cell>
          <table:table-cell table:number-columns-repeated="2"/>
          <table:table-cell office:value-type="float" office:value="132.191" calcext:value-type="float">
            <text:p>132.191</text:p>
          </table:table-cell>
          <table:table-cell table:formula="of:=-LN([.B134]/15.2763)" office:value-type="float" office:value="0.293593169600845" calcext:value-type="float">
            <text:p>0.293593169600845</text:p>
          </table:table-cell>
          <table:table-cell/>
          <table:table-cell office:value-type="float" office:value="132.144" calcext:value-type="float">
            <text:p>132.144</text:p>
          </table:table-cell>
          <table:table-cell table:formula="of:= -LN([.E134]/8.4971)" office:value-type="float" office:value="0.18212621510424" calcext:value-type="float">
            <text:p>0.18212621510424</text:p>
          </table:table-cell>
          <table:table-cell/>
          <table:table-cell office:value-type="float" office:value="131.999" calcext:value-type="float">
            <text:p>131.999</text:p>
          </table:table-cell>
          <table:table-cell table:formula="of:=-LN([.H134]/11.159)" office:value-type="float" office:value="0.128691180116324" calcext:value-type="float">
            <text:p>0.128691180116324</text:p>
          </table:table-cell>
          <table:table-cell/>
          <table:table-cell table:formula="of:=[.K134]^2" office:value-type="float" office:value="17474.460481" calcext:value-type="float">
            <text:p>17474.460481</text:p>
          </table:table-cell>
          <table:table-cell/>
          <table:table-cell table:formula="of:=[.L134]^2" office:value-type="float" office:value="0.0861969492362708" calcext:value-type="float">
            <text:p>0.086196949236271</text:p>
          </table:table-cell>
          <table:table-cell table:number-columns-repeated="3"/>
          <table:table-cell table:formula="of:=[.N134]^2" office:value-type="float" office:value="17462.036736" calcext:value-type="float">
            <text:p>17462.036736</text:p>
          </table:table-cell>
          <table:table-cell/>
          <table:table-cell table:formula="of:=[.O134]^2" office:value-type="float" office:value="0.0331699582281958" calcext:value-type="float">
            <text:p>0.033169958228196</text:p>
          </table:table-cell>
          <table:table-cell table:number-columns-repeated="2"/>
          <table:table-cell table:formula="of:=[.Q134]^2" office:value-type="float" office:value="17423.736001" calcext:value-type="float">
            <text:p>17423.736001</text:p>
          </table:table-cell>
          <table:table-cell/>
          <table:table-cell table:formula="of:=[.R134]^2" office:value-type="float" office:value="0.0165614198397322" calcext:value-type="float">
            <text:p>0.016561419839732</text:p>
          </table:table-cell>
          <table:table-cell table:number-columns-repeated="17"/>
          <table:table-cell office:value-type="float" office:value="132.188" calcext:value-type="float">
            <text:p>132.188</text:p>
          </table:table-cell>
          <table:table-cell table:formula="of:=-LN([.BB134]/14.6315)" office:value-type="float" office:value="0.149598979574532" calcext:value-type="float">
            <text:p>0.149598979574532</text:p>
          </table:table-cell>
          <table:table-cell/>
          <table:table-cell office:value-type="float" office:value="12.5985" calcext:value-type="float">
            <text:p>12.5985</text:p>
          </table:table-cell>
          <table:table-cell/>
          <table:table-cell table:formula="of:=[.AY135]^2" office:value-type="float" office:value="17739.043344" calcext:value-type="float">
            <text:p>17739.043344</text:p>
          </table:table-cell>
          <table:table-cell/>
          <table:table-cell table:formula="of:=[.AZ134]^2" office:value-type="float" office:value="0.0223798546897413" calcext:value-type="float">
            <text:p>0.022379854689741</text:p>
          </table:table-cell>
          <table:table-cell/>
        </table:table-row>
        <table:table-row table:style-name="ro1">
          <table:table-cell office:value-type="float" office:value="133.19" calcext:value-type="float">
            <text:p>133.19</text:p>
          </table:table-cell>
          <table:table-cell office:value-type="float" office:value="11.3652" calcext:value-type="float">
            <text:p>11.3652</text:p>
          </table:table-cell>
          <table:table-cell/>
          <table:table-cell office:value-type="float" office:value="133.144" calcext:value-type="float">
            <text:p>133.144</text:p>
          </table:table-cell>
          <table:table-cell office:value-type="float" office:value="7.0726" calcext:value-type="float">
            <text:p>7.0726</text:p>
          </table:table-cell>
          <table:table-cell/>
          <table:table-cell office:value-type="float" office:value="132.999" calcext:value-type="float">
            <text:p>132.999</text:p>
          </table:table-cell>
          <table:table-cell office:value-type="float" office:value="9.8005" calcext:value-type="float">
            <text:p>9.8005</text:p>
          </table:table-cell>
          <table:table-cell table:number-columns-repeated="2"/>
          <table:table-cell office:value-type="float" office:value="133.19" calcext:value-type="float">
            <text:p>133.19</text:p>
          </table:table-cell>
          <table:table-cell table:formula="of:=-LN([.B135]/15.2763)" office:value-type="float" office:value="0.295746552781376" calcext:value-type="float">
            <text:p>0.295746552781376</text:p>
          </table:table-cell>
          <table:table-cell/>
          <table:table-cell office:value-type="float" office:value="133.144" calcext:value-type="float">
            <text:p>133.144</text:p>
          </table:table-cell>
          <table:table-cell table:formula="of:= -LN([.E135]/8.4971)" office:value-type="float" office:value="0.183496765446295" calcext:value-type="float">
            <text:p>0.183496765446295</text:p>
          </table:table-cell>
          <table:table-cell/>
          <table:table-cell office:value-type="float" office:value="132.999" calcext:value-type="float">
            <text:p>132.999</text:p>
          </table:table-cell>
          <table:table-cell table:formula="of:=-LN([.H135]/11.159)" office:value-type="float" office:value="0.129812942420372" calcext:value-type="float">
            <text:p>0.129812942420372</text:p>
          </table:table-cell>
          <table:table-cell/>
          <table:table-cell table:formula="of:=[.K135]^2" office:value-type="float" office:value="17739.5761" calcext:value-type="float">
            <text:p>17739.5761</text:p>
          </table:table-cell>
          <table:table-cell/>
          <table:table-cell table:formula="of:=[.L135]^2" office:value-type="float" office:value="0.0874660234820673" calcext:value-type="float">
            <text:p>0.087466023482067</text:p>
          </table:table-cell>
          <table:table-cell table:number-columns-repeated="3"/>
          <table:table-cell table:formula="of:=[.N135]^2" office:value-type="float" office:value="17727.324736" calcext:value-type="float">
            <text:p>17727.324736</text:p>
          </table:table-cell>
          <table:table-cell/>
          <table:table-cell table:formula="of:=[.O135]^2" office:value-type="float" office:value="0.0336710629292526" calcext:value-type="float">
            <text:p>0.033671062929253</text:p>
          </table:table-cell>
          <table:table-cell table:number-columns-repeated="2"/>
          <table:table-cell table:formula="of:=[.Q135]^2" office:value-type="float" office:value="17688.734001" calcext:value-type="float">
            <text:p>17688.734001</text:p>
          </table:table-cell>
          <table:table-cell/>
          <table:table-cell table:formula="of:=[.R135]^2" office:value-type="float" office:value="0.0168514000198347" calcext:value-type="float">
            <text:p>0.016851400019835</text:p>
          </table:table-cell>
          <table:table-cell table:number-columns-repeated="17"/>
          <table:table-cell office:value-type="float" office:value="133.188" calcext:value-type="float">
            <text:p>133.188</text:p>
          </table:table-cell>
          <table:table-cell table:formula="of:=-LN([.BB135]/14.6315)" office:value-type="float" office:value="0.150806200809394" calcext:value-type="float">
            <text:p>0.150806200809394</text:p>
          </table:table-cell>
          <table:table-cell/>
          <table:table-cell office:value-type="float" office:value="12.5833" calcext:value-type="float">
            <text:p>12.5833</text:p>
          </table:table-cell>
          <table:table-cell/>
          <table:table-cell table:formula="of:=[.AY136]^2" office:value-type="float" office:value="18006.687721" calcext:value-type="float">
            <text:p>18006.687721</text:p>
          </table:table-cell>
          <table:table-cell/>
          <table:table-cell table:formula="of:=[.AZ135]^2" office:value-type="float" office:value="0.0227425102025632" calcext:value-type="float">
            <text:p>0.022742510202563</text:p>
          </table:table-cell>
          <table:table-cell/>
        </table:table-row>
        <table:table-row table:style-name="ro1">
          <table:table-cell office:value-type="float" office:value="134.191" calcext:value-type="float">
            <text:p>134.191</text:p>
          </table:table-cell>
          <table:table-cell office:value-type="float" office:value="11.34" calcext:value-type="float">
            <text:p>11.34</text:p>
          </table:table-cell>
          <table:table-cell/>
          <table:table-cell office:value-type="float" office:value="134.144" calcext:value-type="float">
            <text:p>134.144</text:p>
          </table:table-cell>
          <table:table-cell office:value-type="float" office:value="7.0618" calcext:value-type="float">
            <text:p>7.0618</text:p>
          </table:table-cell>
          <table:table-cell/>
          <table:table-cell office:value-type="float" office:value="133.999" calcext:value-type="float">
            <text:p>133.999</text:p>
          </table:table-cell>
          <table:table-cell office:value-type="float" office:value="9.7921" calcext:value-type="float">
            <text:p>9.7921</text:p>
          </table:table-cell>
          <table:table-cell table:number-columns-repeated="2"/>
          <table:table-cell office:value-type="float" office:value="134.191" calcext:value-type="float">
            <text:p>134.191</text:p>
          </table:table-cell>
          <table:table-cell table:formula="of:=-LN([.B136]/15.2763)" office:value-type="float" office:value="0.297966309519689" calcext:value-type="float">
            <text:p>0.297966309519689</text:p>
          </table:table-cell>
          <table:table-cell/>
          <table:table-cell office:value-type="float" office:value="134.144" calcext:value-type="float">
            <text:p>134.144</text:p>
          </table:table-cell>
          <table:table-cell table:formula="of:= -LN([.E136]/8.4971)" office:value-type="float" office:value="0.185024952295658" calcext:value-type="float">
            <text:p>0.185024952295658</text:p>
          </table:table-cell>
          <table:table-cell/>
          <table:table-cell office:value-type="float" office:value="133.999" calcext:value-type="float">
            <text:p>133.999</text:p>
          </table:table-cell>
          <table:table-cell table:formula="of:=-LN([.H136]/11.159)" office:value-type="float" office:value="0.13067040906744" calcext:value-type="float">
            <text:p>0.13067040906744</text:p>
          </table:table-cell>
          <table:table-cell/>
          <table:table-cell table:formula="of:=[.K136]^2" office:value-type="float" office:value="18007.224481" calcext:value-type="float">
            <text:p>18007.224481</text:p>
          </table:table-cell>
          <table:table-cell/>
          <table:table-cell table:formula="of:=[.L136]^2" office:value-type="float" office:value="0.0887839216087832" calcext:value-type="float">
            <text:p>0.088783921608783</text:p>
          </table:table-cell>
          <table:table-cell table:number-columns-repeated="3"/>
          <table:table-cell table:formula="of:=[.N136]^2" office:value-type="float" office:value="17994.612736" calcext:value-type="float">
            <text:p>17994.612736</text:p>
          </table:table-cell>
          <table:table-cell/>
          <table:table-cell table:formula="of:=[.O136]^2" office:value-type="float" office:value="0.0342342329720107" calcext:value-type="float">
            <text:p>0.034234232972011</text:p>
          </table:table-cell>
          <table:table-cell table:number-columns-repeated="2"/>
          <table:table-cell table:formula="of:=[.Q136]^2" office:value-type="float" office:value="17955.732001" calcext:value-type="float">
            <text:p>17955.732001</text:p>
          </table:table-cell>
          <table:table-cell/>
          <table:table-cell table:formula="of:=[.R136]^2" office:value-type="float" office:value="0.017074755805852" calcext:value-type="float">
            <text:p>0.017074755805852</text:p>
          </table:table-cell>
          <table:table-cell table:number-columns-repeated="17"/>
          <table:table-cell office:value-type="float" office:value="134.189" calcext:value-type="float">
            <text:p>134.189</text:p>
          </table:table-cell>
          <table:table-cell table:formula="of:=-LN([.BB136]/14.6315)" office:value-type="float" office:value="0.152030794619989" calcext:value-type="float">
            <text:p>0.152030794619989</text:p>
          </table:table-cell>
          <table:table-cell/>
          <table:table-cell office:value-type="float" office:value="12.5679" calcext:value-type="float">
            <text:p>12.5679</text:p>
          </table:table-cell>
          <table:table-cell/>
          <table:table-cell table:formula="of:=[.AY137]^2" office:value-type="float" office:value="18275.795344" calcext:value-type="float">
            <text:p>18275.795344</text:p>
          </table:table-cell>
          <table:table-cell/>
          <table:table-cell table:formula="of:=[.AZ136]^2" office:value-type="float" office:value="0.0231133625127854" calcext:value-type="float">
            <text:p>0.023113362512785</text:p>
          </table:table-cell>
          <table:table-cell/>
        </table:table-row>
        <table:table-row table:style-name="ro1">
          <table:table-cell office:value-type="float" office:value="135.191" calcext:value-type="float">
            <text:p>135.191</text:p>
          </table:table-cell>
          <table:table-cell office:value-type="float" office:value="11.3154" calcext:value-type="float">
            <text:p>11.3154</text:p>
          </table:table-cell>
          <table:table-cell/>
          <table:table-cell office:value-type="float" office:value="135.144" calcext:value-type="float">
            <text:p>135.144</text:p>
          </table:table-cell>
          <table:table-cell office:value-type="float" office:value="7.0525" calcext:value-type="float">
            <text:p>7.0525</text:p>
          </table:table-cell>
          <table:table-cell/>
          <table:table-cell office:value-type="float" office:value="134.999" calcext:value-type="float">
            <text:p>134.999</text:p>
          </table:table-cell>
          <table:table-cell office:value-type="float" office:value="9.7826" calcext:value-type="float">
            <text:p>9.7826</text:p>
          </table:table-cell>
          <table:table-cell table:number-columns-repeated="2"/>
          <table:table-cell office:value-type="float" office:value="135.191" calcext:value-type="float">
            <text:p>135.191</text:p>
          </table:table-cell>
          <table:table-cell table:formula="of:=-LN([.B137]/15.2763)" office:value-type="float" office:value="0.300137978055058" calcext:value-type="float">
            <text:p>0.300137978055058</text:p>
          </table:table-cell>
          <table:table-cell/>
          <table:table-cell office:value-type="float" office:value="135.144" calcext:value-type="float">
            <text:p>135.144</text:p>
          </table:table-cell>
          <table:table-cell table:formula="of:= -LN([.E137]/8.4971)" office:value-type="float" office:value="0.186342764917735" calcext:value-type="float">
            <text:p>0.186342764917735</text:p>
          </table:table-cell>
          <table:table-cell/>
          <table:table-cell office:value-type="float" office:value="134.999" calcext:value-type="float">
            <text:p>134.999</text:p>
          </table:table-cell>
          <table:table-cell table:formula="of:=-LN([.H137]/11.159)" office:value-type="float" office:value="0.131641049817578" calcext:value-type="float">
            <text:p>0.131641049817578</text:p>
          </table:table-cell>
          <table:table-cell/>
          <table:table-cell table:formula="of:=[.K137]^2" office:value-type="float" office:value="18276.606481" calcext:value-type="float">
            <text:p>18276.606481</text:p>
          </table:table-cell>
          <table:table-cell/>
          <table:table-cell table:formula="of:=[.L137]^2" office:value-type="float" office:value="0.0900828058709783" calcext:value-type="float">
            <text:p>0.090082805870978</text:p>
          </table:table-cell>
          <table:table-cell table:number-columns-repeated="3"/>
          <table:table-cell table:formula="of:=[.N137]^2" office:value-type="float" office:value="18263.900736" calcext:value-type="float">
            <text:p>18263.900736</text:p>
          </table:table-cell>
          <table:table-cell/>
          <table:table-cell table:formula="of:=[.O137]^2" office:value-type="float" office:value="0.0347236260371862" calcext:value-type="float">
            <text:p>0.034723626037186</text:p>
          </table:table-cell>
          <table:table-cell table:number-columns-repeated="2"/>
          <table:table-cell table:formula="of:=[.Q137]^2" office:value-type="float" office:value="18224.730001" calcext:value-type="float">
            <text:p>18224.730001</text:p>
          </table:table-cell>
          <table:table-cell/>
          <table:table-cell table:formula="of:=[.R137]^2" office:value-type="float" office:value="0.017329365997074" calcext:value-type="float">
            <text:p>0.017329365997074</text:p>
          </table:table-cell>
          <table:table-cell table:number-columns-repeated="17"/>
          <table:table-cell office:value-type="float" office:value="135.188" calcext:value-type="float">
            <text:p>135.188</text:p>
          </table:table-cell>
          <table:table-cell table:formula="of:=-LN([.BB137]/14.6315)" office:value-type="float" office:value="0.153177227667285" calcext:value-type="float">
            <text:p>0.153177227667285</text:p>
          </table:table-cell>
          <table:table-cell/>
          <table:table-cell office:value-type="float" office:value="12.5535" calcext:value-type="float">
            <text:p>12.5535</text:p>
          </table:table-cell>
          <table:table-cell/>
          <table:table-cell table:formula="of:=[.AY138]^2" office:value-type="float" office:value="18547.443721" calcext:value-type="float">
            <text:p>18547.443721</text:p>
          </table:table-cell>
          <table:table-cell/>
          <table:table-cell table:formula="of:=[.AZ137]^2" office:value-type="float" office:value="0.0234632630758354" calcext:value-type="float">
            <text:p>0.023463263075835</text:p>
          </table:table-cell>
          <table:table-cell/>
        </table:table-row>
        <table:table-row table:style-name="ro1">
          <table:table-cell office:value-type="float" office:value="136.191" calcext:value-type="float">
            <text:p>136.191</text:p>
          </table:table-cell>
          <table:table-cell office:value-type="float" office:value="11.2908" calcext:value-type="float">
            <text:p>11.2908</text:p>
          </table:table-cell>
          <table:table-cell/>
          <table:table-cell office:value-type="float" office:value="136.143" calcext:value-type="float">
            <text:p>136.143</text:p>
          </table:table-cell>
          <table:table-cell office:value-type="float" office:value="7.0431" calcext:value-type="float">
            <text:p>7.0431</text:p>
          </table:table-cell>
          <table:table-cell/>
          <table:table-cell office:value-type="float" office:value="135.999" calcext:value-type="float">
            <text:p>135.999</text:p>
          </table:table-cell>
          <table:table-cell office:value-type="float" office:value="9.7725" calcext:value-type="float">
            <text:p>9.7725</text:p>
          </table:table-cell>
          <table:table-cell table:number-columns-repeated="2"/>
          <table:table-cell office:value-type="float" office:value="136.191" calcext:value-type="float">
            <text:p>136.191</text:p>
          </table:table-cell>
          <table:table-cell table:formula="of:=-LN([.B138]/15.2763)" office:value-type="float" office:value="0.302314373000712" calcext:value-type="float">
            <text:p>0.302314373000712</text:p>
          </table:table-cell>
          <table:table-cell/>
          <table:table-cell office:value-type="float" office:value="136.143" calcext:value-type="float">
            <text:p>136.143</text:p>
          </table:table-cell>
          <table:table-cell table:formula="of:= -LN([.E138]/8.4971)" office:value-type="float" office:value="0.187676514654314" calcext:value-type="float">
            <text:p>0.187676514654314</text:p>
          </table:table-cell>
          <table:table-cell/>
          <table:table-cell office:value-type="float" office:value="135.999" calcext:value-type="float">
            <text:p>135.999</text:p>
          </table:table-cell>
          <table:table-cell table:formula="of:=-LN([.H138]/11.159)" office:value-type="float" office:value="0.132674028518591" calcext:value-type="float">
            <text:p>0.132674028518591</text:p>
          </table:table-cell>
          <table:table-cell/>
          <table:table-cell table:formula="of:=[.K138]^2" office:value-type="float" office:value="18547.988481" calcext:value-type="float">
            <text:p>18547.988481</text:p>
          </table:table-cell>
          <table:table-cell/>
          <table:table-cell table:formula="of:=[.L138]^2" office:value-type="float" office:value="0.0913939801228135" calcext:value-type="float">
            <text:p>0.091393980122814</text:p>
          </table:table-cell>
          <table:table-cell table:number-columns-repeated="3"/>
          <table:table-cell table:formula="of:=[.N138]^2" office:value-type="float" office:value="18534.916449" calcext:value-type="float">
            <text:p>18534.916449</text:p>
          </table:table-cell>
          <table:table-cell/>
          <table:table-cell table:formula="of:=[.O138]^2" office:value-type="float" office:value="0.035222474152791" calcext:value-type="float">
            <text:p>0.035222474152791</text:p>
          </table:table-cell>
          <table:table-cell table:number-columns-repeated="2"/>
          <table:table-cell table:formula="of:=[.Q138]^2" office:value-type="float" office:value="18495.728001" calcext:value-type="float">
            <text:p>18495.728001</text:p>
          </table:table-cell>
          <table:table-cell/>
          <table:table-cell table:formula="of:=[.R138]^2" office:value-type="float" office:value="0.017602397843352" calcext:value-type="float">
            <text:p>0.017602397843352</text:p>
          </table:table-cell>
          <table:table-cell table:number-columns-repeated="17"/>
          <table:table-cell office:value-type="float" office:value="136.189" calcext:value-type="float">
            <text:p>136.189</text:p>
          </table:table-cell>
          <table:table-cell table:formula="of:=-LN([.BB138]/14.6315)" office:value-type="float" office:value="0.154324976531954" calcext:value-type="float">
            <text:p>0.154324976531954</text:p>
          </table:table-cell>
          <table:table-cell/>
          <table:table-cell office:value-type="float" office:value="12.5391" calcext:value-type="float">
            <text:p>12.5391</text:p>
          </table:table-cell>
          <table:table-cell/>
          <table:table-cell table:formula="of:=[.AY139]^2" office:value-type="float" office:value="18820.547344" calcext:value-type="float">
            <text:p>18820.547344</text:p>
          </table:table-cell>
          <table:table-cell/>
          <table:table-cell table:formula="of:=[.AZ138]^2" office:value-type="float" office:value="0.0238161983815882" calcext:value-type="float">
            <text:p>0.023816198381588</text:p>
          </table:table-cell>
          <table:table-cell/>
        </table:table-row>
        <table:table-row table:style-name="ro1">
          <table:table-cell office:value-type="float" office:value="137.19" calcext:value-type="float">
            <text:p>137.19</text:p>
          </table:table-cell>
          <table:table-cell office:value-type="float" office:value="11.2654" calcext:value-type="float">
            <text:p>11.2654</text:p>
          </table:table-cell>
          <table:table-cell/>
          <table:table-cell office:value-type="float" office:value="137.144" calcext:value-type="float">
            <text:p>137.144</text:p>
          </table:table-cell>
          <table:table-cell office:value-type="float" office:value="7.0331" calcext:value-type="float">
            <text:p>7.0331</text:p>
          </table:table-cell>
          <table:table-cell/>
          <table:table-cell office:value-type="float" office:value="136.999" calcext:value-type="float">
            <text:p>136.999</text:p>
          </table:table-cell>
          <table:table-cell office:value-type="float" office:value="9.7629" calcext:value-type="float">
            <text:p>9.7629</text:p>
          </table:table-cell>
          <table:table-cell table:number-columns-repeated="2"/>
          <table:table-cell office:value-type="float" office:value="137.19" calcext:value-type="float">
            <text:p>137.19</text:p>
          </table:table-cell>
          <table:table-cell table:formula="of:=-LN([.B139]/15.2763)" office:value-type="float" office:value="0.304566526354215" calcext:value-type="float">
            <text:p>0.304566526354215</text:p>
          </table:table-cell>
          <table:table-cell/>
          <table:table-cell office:value-type="float" office:value="137.144" calcext:value-type="float">
            <text:p>137.144</text:p>
          </table:table-cell>
          <table:table-cell table:formula="of:= -LN([.E139]/8.4971)" office:value-type="float" office:value="0.189097352903603" calcext:value-type="float">
            <text:p>0.189097352903603</text:p>
          </table:table-cell>
          <table:table-cell/>
          <table:table-cell office:value-type="float" office:value="136.999" calcext:value-type="float">
            <text:p>136.999</text:p>
          </table:table-cell>
          <table:table-cell table:formula="of:=-LN([.H139]/11.159)" office:value-type="float" office:value="0.133656859765739" calcext:value-type="float">
            <text:p>0.133656859765739</text:p>
          </table:table-cell>
          <table:table-cell/>
          <table:table-cell table:formula="of:=[.K139]^2" office:value-type="float" office:value="18821.0961" calcext:value-type="float">
            <text:p>18821.0961</text:p>
          </table:table-cell>
          <table:table-cell/>
          <table:table-cell table:formula="of:=[.L139]^2" office:value-type="float" office:value="0.0927607689754728" calcext:value-type="float">
            <text:p>0.092760768975473</text:p>
          </table:table-cell>
          <table:table-cell table:number-columns-repeated="3"/>
          <table:table-cell table:formula="of:=[.N139]^2" office:value-type="float" office:value="18808.476736" calcext:value-type="float">
            <text:p>18808.476736</text:p>
          </table:table-cell>
          <table:table-cell/>
          <table:table-cell table:formula="of:=[.O139]^2" office:value-type="float" office:value="0.0357578088751496" calcext:value-type="float">
            <text:p>0.03575780887515</text:p>
          </table:table-cell>
          <table:table-cell table:number-columns-repeated="2"/>
          <table:table-cell table:formula="of:=[.Q139]^2" office:value-type="float" office:value="18768.726001" calcext:value-type="float">
            <text:p>18768.726001</text:p>
          </table:table-cell>
          <table:table-cell/>
          <table:table-cell table:formula="of:=[.R139]^2" office:value-type="float" office:value="0.0178641561624385" calcext:value-type="float">
            <text:p>0.017864156162439</text:p>
          </table:table-cell>
          <table:table-cell table:number-columns-repeated="17"/>
          <table:table-cell office:value-type="float" office:value="137.188" calcext:value-type="float">
            <text:p>137.188</text:p>
          </table:table-cell>
          <table:table-cell table:formula="of:=-LN([.BB139]/14.6315)" office:value-type="float" office:value="0.15553792006334" calcext:value-type="float">
            <text:p>0.15553792006334</text:p>
          </table:table-cell>
          <table:table-cell/>
          <table:table-cell office:value-type="float" office:value="12.5239" calcext:value-type="float">
            <text:p>12.5239</text:p>
          </table:table-cell>
          <table:table-cell/>
          <table:table-cell table:formula="of:=[.AY140]^2" office:value-type="float" office:value="19096.199721" calcext:value-type="float">
            <text:p>19096.199721</text:p>
          </table:table-cell>
          <table:table-cell/>
          <table:table-cell table:formula="of:=[.AZ139]^2" office:value-type="float" office:value="0.0241920445776299" calcext:value-type="float">
            <text:p>0.02419204457763</text:p>
          </table:table-cell>
          <table:table-cell/>
        </table:table-row>
        <table:table-row table:style-name="ro1">
          <table:table-cell office:value-type="float" office:value="138.191" calcext:value-type="float">
            <text:p>138.191</text:p>
          </table:table-cell>
          <table:table-cell office:value-type="float" office:value="11.2414" calcext:value-type="float">
            <text:p>11.2414</text:p>
          </table:table-cell>
          <table:table-cell/>
          <table:table-cell office:value-type="float" office:value="138.144" calcext:value-type="float">
            <text:p>138.144</text:p>
          </table:table-cell>
          <table:table-cell office:value-type="float" office:value="7.024" calcext:value-type="float">
            <text:p>7.024</text:p>
          </table:table-cell>
          <table:table-cell/>
          <table:table-cell office:value-type="float" office:value="137.999" calcext:value-type="float">
            <text:p>137.999</text:p>
          </table:table-cell>
          <table:table-cell office:value-type="float" office:value="9.7529" calcext:value-type="float">
            <text:p>9.7529</text:p>
          </table:table-cell>
          <table:table-cell table:number-columns-repeated="2"/>
          <table:table-cell office:value-type="float" office:value="138.191" calcext:value-type="float">
            <text:p>138.191</text:p>
          </table:table-cell>
          <table:table-cell table:formula="of:=-LN([.B140]/15.2763)" office:value-type="float" office:value="0.306699215949958" calcext:value-type="float">
            <text:p>0.306699215949958</text:p>
          </table:table-cell>
          <table:table-cell/>
          <table:table-cell office:value-type="float" office:value="138.144" calcext:value-type="float">
            <text:p>138.144</text:p>
          </table:table-cell>
          <table:table-cell table:formula="of:= -LN([.E140]/8.4971)" office:value-type="float" office:value="0.190392072478934" calcext:value-type="float">
            <text:p>0.190392072478934</text:p>
          </table:table-cell>
          <table:table-cell/>
          <table:table-cell office:value-type="float" office:value="137.999" calcext:value-type="float">
            <text:p>137.999</text:p>
          </table:table-cell>
          <table:table-cell table:formula="of:=-LN([.H140]/11.159)" office:value-type="float" office:value="0.13468167052166" calcext:value-type="float">
            <text:p>0.13468167052166</text:p>
          </table:table-cell>
          <table:table-cell/>
          <table:table-cell table:formula="of:=[.K140]^2" office:value-type="float" office:value="19096.752481" calcext:value-type="float">
            <text:p>19096.752481</text:p>
          </table:table-cell>
          <table:table-cell/>
          <table:table-cell table:formula="of:=[.L140]^2" office:value-type="float" office:value="0.0940644090643187" calcext:value-type="float">
            <text:p>0.094064409064319</text:p>
          </table:table-cell>
          <table:table-cell table:number-columns-repeated="3"/>
          <table:table-cell table:formula="of:=[.N140]^2" office:value-type="float" office:value="19083.764736" calcext:value-type="float">
            <text:p>19083.764736</text:p>
          </table:table-cell>
          <table:table-cell/>
          <table:table-cell table:formula="of:=[.O140]^2" office:value-type="float" office:value="0.0362491412628236" calcext:value-type="float">
            <text:p>0.036249141262824</text:p>
          </table:table-cell>
          <table:table-cell table:number-columns-repeated="2"/>
          <table:table-cell table:formula="of:=[.Q140]^2" office:value-type="float" office:value="19043.724001" calcext:value-type="float">
            <text:p>19043.724001</text:p>
          </table:table-cell>
          <table:table-cell/>
          <table:table-cell table:formula="of:=[.R140]^2" office:value-type="float" office:value="0.0181391523745049" calcext:value-type="float">
            <text:p>0.018139152374505</text:p>
          </table:table-cell>
          <table:table-cell table:number-columns-repeated="17"/>
          <table:table-cell office:value-type="float" office:value="138.189" calcext:value-type="float">
            <text:p>138.189</text:p>
          </table:table-cell>
          <table:table-cell table:formula="of:=-LN([.BB140]/14.6315)" office:value-type="float" office:value="0.156656407984432" calcext:value-type="float">
            <text:p>0.156656407984432</text:p>
          </table:table-cell>
          <table:table-cell/>
          <table:table-cell office:value-type="float" office:value="12.5099" calcext:value-type="float">
            <text:p>12.5099</text:p>
          </table:table-cell>
          <table:table-cell/>
          <table:table-cell table:formula="of:=[.AY141]^2" office:value-type="float" office:value="19373.577721" calcext:value-type="float">
            <text:p>19373.577721</text:p>
          </table:table-cell>
          <table:table-cell/>
          <table:table-cell table:formula="of:=[.AZ140]^2" office:value-type="float" office:value="0.0245412301625848" calcext:value-type="float">
            <text:p>0.024541230162585</text:p>
          </table:table-cell>
          <table:table-cell/>
        </table:table-row>
        <table:table-row table:style-name="ro1">
          <table:table-cell office:value-type="float" office:value="139.191" calcext:value-type="float">
            <text:p>139.191</text:p>
          </table:table-cell>
          <table:table-cell office:value-type="float" office:value="11.2167" calcext:value-type="float">
            <text:p>11.2167</text:p>
          </table:table-cell>
          <table:table-cell/>
          <table:table-cell office:value-type="float" office:value="139.144" calcext:value-type="float">
            <text:p>139.144</text:p>
          </table:table-cell>
          <table:table-cell office:value-type="float" office:value="7.0148" calcext:value-type="float">
            <text:p>7.0148</text:p>
          </table:table-cell>
          <table:table-cell/>
          <table:table-cell office:value-type="float" office:value="138.998" calcext:value-type="float">
            <text:p>138.998</text:p>
          </table:table-cell>
          <table:table-cell office:value-type="float" office:value="9.7441" calcext:value-type="float">
            <text:p>9.7441</text:p>
          </table:table-cell>
          <table:table-cell table:number-columns-repeated="2"/>
          <table:table-cell office:value-type="float" office:value="139.191" calcext:value-type="float">
            <text:p>139.191</text:p>
          </table:table-cell>
          <table:table-cell table:formula="of:=-LN([.B141]/15.2763)" office:value-type="float" office:value="0.308898868632882" calcext:value-type="float">
            <text:p>0.308898868632882</text:p>
          </table:table-cell>
          <table:table-cell/>
          <table:table-cell office:value-type="float" office:value="139.144" calcext:value-type="float">
            <text:p>139.144</text:p>
          </table:table-cell>
          <table:table-cell table:formula="of:= -LN([.E141]/8.4971)" office:value-type="float" office:value="0.191702725998749" calcext:value-type="float">
            <text:p>0.191702725998749</text:p>
          </table:table-cell>
          <table:table-cell/>
          <table:table-cell office:value-type="float" office:value="138.998" calcext:value-type="float">
            <text:p>138.998</text:p>
          </table:table-cell>
          <table:table-cell table:formula="of:=-LN([.H141]/11.159)" office:value-type="float" office:value="0.135584373562905" calcext:value-type="float">
            <text:p>0.135584373562905</text:p>
          </table:table-cell>
          <table:table-cell/>
          <table:table-cell table:formula="of:=[.K141]^2" office:value-type="float" office:value="19374.134481" calcext:value-type="float">
            <text:p>19374.134481</text:p>
          </table:table-cell>
          <table:table-cell/>
          <table:table-cell table:formula="of:=[.L141]^2" office:value-type="float" office:value="0.0954185110426742" calcext:value-type="float">
            <text:p>0.095418511042674</text:p>
          </table:table-cell>
          <table:table-cell table:number-columns-repeated="3"/>
          <table:table-cell table:formula="of:=[.N141]^2" office:value-type="float" office:value="19361.052736" calcext:value-type="float">
            <text:p>19361.052736</text:p>
          </table:table-cell>
          <table:table-cell/>
          <table:table-cell table:formula="of:=[.O141]^2" office:value-type="float" office:value="0.0367499351553513" calcext:value-type="float">
            <text:p>0.036749935155351</text:p>
          </table:table-cell>
          <table:table-cell table:number-columns-repeated="2"/>
          <table:table-cell table:formula="of:=[.Q141]^2" office:value-type="float" office:value="19320.444004" calcext:value-type="float">
            <text:p>19320.444004</text:p>
          </table:table-cell>
          <table:table-cell/>
          <table:table-cell table:formula="of:=[.R141]^2" office:value-type="float" office:value="0.0183831223544452" calcext:value-type="float">
            <text:p>0.018383122354445</text:p>
          </table:table-cell>
          <table:table-cell table:number-columns-repeated="17"/>
          <table:table-cell office:value-type="float" office:value="139.189" calcext:value-type="float">
            <text:p>139.189</text:p>
          </table:table-cell>
          <table:table-cell table:formula="of:=-LN([.BB141]/14.6315)" office:value-type="float" office:value="0.157888191346335" calcext:value-type="float">
            <text:p>0.157888191346335</text:p>
          </table:table-cell>
          <table:table-cell/>
          <table:table-cell office:value-type="float" office:value="12.4945" calcext:value-type="float">
            <text:p>12.4945</text:p>
          </table:table-cell>
          <table:table-cell/>
          <table:table-cell table:formula="of:=[.AY142]^2" office:value-type="float" office:value="19652.955721" calcext:value-type="float">
            <text:p>19652.955721</text:p>
          </table:table-cell>
          <table:table-cell/>
          <table:table-cell table:formula="of:=[.AZ141]^2" office:value-type="float" office:value="0.024928680966617" calcext:value-type="float">
            <text:p>0.024928680966617</text:p>
          </table:table-cell>
          <table:table-cell/>
        </table:table-row>
        <table:table-row table:style-name="ro1">
          <table:table-cell office:value-type="float" office:value="140.191" calcext:value-type="float">
            <text:p>140.191</text:p>
          </table:table-cell>
          <table:table-cell office:value-type="float" office:value="11.1926" calcext:value-type="float">
            <text:p>11.1926</text:p>
          </table:table-cell>
          <table:table-cell/>
          <table:table-cell office:value-type="float" office:value="140.143" calcext:value-type="float">
            <text:p>140.143</text:p>
          </table:table-cell>
          <table:table-cell office:value-type="float" office:value="7.0045" calcext:value-type="float">
            <text:p>7.0045</text:p>
          </table:table-cell>
          <table:table-cell/>
          <table:table-cell office:value-type="float" office:value="139.999" calcext:value-type="float">
            <text:p>139.999</text:p>
          </table:table-cell>
          <table:table-cell office:value-type="float" office:value="9.735" calcext:value-type="float">
            <text:p>9.735</text:p>
          </table:table-cell>
          <table:table-cell table:number-columns-repeated="2"/>
          <table:table-cell office:value-type="float" office:value="140.191" calcext:value-type="float">
            <text:p>140.191</text:p>
          </table:table-cell>
          <table:table-cell table:formula="of:=-LN([.B142]/15.2763)" office:value-type="float" office:value="0.311049762171835" calcext:value-type="float">
            <text:p>0.311049762171835</text:p>
          </table:table-cell>
          <table:table-cell/>
          <table:table-cell office:value-type="float" office:value="140.143" calcext:value-type="float">
            <text:p>140.143</text:p>
          </table:table-cell>
          <table:table-cell table:formula="of:= -LN([.E142]/8.4971)" office:value-type="float" office:value="0.193172129157718" calcext:value-type="float">
            <text:p>0.193172129157718</text:p>
          </table:table-cell>
          <table:table-cell/>
          <table:table-cell office:value-type="float" office:value="139.999" calcext:value-type="float">
            <text:p>139.999</text:p>
          </table:table-cell>
          <table:table-cell table:formula="of:=-LN([.H142]/11.159)" office:value-type="float" office:value="0.136518708379401" calcext:value-type="float">
            <text:p>0.136518708379401</text:p>
          </table:table-cell>
          <table:table-cell/>
          <table:table-cell table:formula="of:=[.K142]^2" office:value-type="float" office:value="19653.516481" calcext:value-type="float">
            <text:p>19653.516481</text:p>
          </table:table-cell>
          <table:table-cell/>
          <table:table-cell table:formula="of:=[.L142]^2" office:value-type="float" office:value="0.0967519545471552" calcext:value-type="float">
            <text:p>0.096751954547155</text:p>
          </table:table-cell>
          <table:table-cell table:number-columns-repeated="3"/>
          <table:table-cell table:formula="of:=[.N142]^2" office:value-type="float" office:value="19640.060449" calcext:value-type="float">
            <text:p>19640.060449</text:p>
          </table:table-cell>
          <table:table-cell/>
          <table:table-cell table:formula="of:=[.O142]^2" office:value-type="float" office:value="0.0373154714833259" calcext:value-type="float">
            <text:p>0.037315471483326</text:p>
          </table:table-cell>
          <table:table-cell table:number-columns-repeated="2"/>
          <table:table-cell table:formula="of:=[.Q142]^2" office:value-type="float" office:value="19599.720001" calcext:value-type="float">
            <text:p>19599.720001</text:p>
          </table:table-cell>
          <table:table-cell/>
          <table:table-cell table:formula="of:=[.R142]^2" office:value-type="float" office:value="0.01863735773758" calcext:value-type="float">
            <text:p>0.01863735773758</text:p>
          </table:table-cell>
          <table:table-cell table:number-columns-repeated="17"/>
          <table:table-cell office:value-type="float" office:value="140.189" calcext:value-type="float">
            <text:p>140.189</text:p>
          </table:table-cell>
          <table:table-cell table:formula="of:=-LN([.BB142]/14.6315)" office:value-type="float" office:value="0.159009312584886" calcext:value-type="float">
            <text:p>0.159009312584886</text:p>
          </table:table-cell>
          <table:table-cell/>
          <table:table-cell office:value-type="float" office:value="12.4805" calcext:value-type="float">
            <text:p>12.4805</text:p>
          </table:table-cell>
          <table:table-cell/>
          <table:table-cell table:formula="of:=[.AY143]^2" office:value-type="float" office:value="19934.333721" calcext:value-type="float">
            <text:p>19934.333721</text:p>
          </table:table-cell>
          <table:table-cell/>
          <table:table-cell table:formula="of:=[.AZ142]^2" office:value-type="float" office:value="0.0252839614887179" calcext:value-type="float">
            <text:p>0.025283961488718</text:p>
          </table:table-cell>
          <table:table-cell/>
        </table:table-row>
        <table:table-row table:style-name="ro1">
          <table:table-cell office:value-type="float" office:value="141.191" calcext:value-type="float">
            <text:p>141.191</text:p>
          </table:table-cell>
          <table:table-cell office:value-type="float" office:value="11.168" calcext:value-type="float">
            <text:p>11.168</text:p>
          </table:table-cell>
          <table:table-cell/>
          <table:table-cell office:value-type="float" office:value="141.144" calcext:value-type="float">
            <text:p>141.144</text:p>
          </table:table-cell>
          <table:table-cell office:value-type="float" office:value="6.9947" calcext:value-type="float">
            <text:p>6.9947</text:p>
          </table:table-cell>
          <table:table-cell/>
          <table:table-cell office:value-type="float" office:value="140.999" calcext:value-type="float">
            <text:p>140.999</text:p>
          </table:table-cell>
          <table:table-cell office:value-type="float" office:value="9.7251" calcext:value-type="float">
            <text:p>9.7251</text:p>
          </table:table-cell>
          <table:table-cell table:number-columns-repeated="2"/>
          <table:table-cell office:value-type="float" office:value="141.191" calcext:value-type="float">
            <text:p>141.191</text:p>
          </table:table-cell>
          <table:table-cell table:formula="of:=-LN([.B143]/15.2763)" office:value-type="float" office:value="0.313250061799278" calcext:value-type="float">
            <text:p>0.313250061799278</text:p>
          </table:table-cell>
          <table:table-cell/>
          <table:table-cell office:value-type="float" office:value="141.144" calcext:value-type="float">
            <text:p>141.144</text:p>
          </table:table-cell>
          <table:table-cell table:formula="of:= -LN([.E143]/8.4971)" office:value-type="float" office:value="0.194572209390995" calcext:value-type="float">
            <text:p>0.194572209390995</text:p>
          </table:table-cell>
          <table:table-cell/>
          <table:table-cell office:value-type="float" office:value="140.999" calcext:value-type="float">
            <text:p>140.999</text:p>
          </table:table-cell>
          <table:table-cell table:formula="of:=-LN([.H143]/11.159)" office:value-type="float" office:value="0.137536174975572" calcext:value-type="float">
            <text:p>0.137536174975572</text:p>
          </table:table-cell>
          <table:table-cell/>
          <table:table-cell table:formula="of:=[.K143]^2" office:value-type="float" office:value="19934.898481" calcext:value-type="float">
            <text:p>19934.898481</text:p>
          </table:table-cell>
          <table:table-cell/>
          <table:table-cell table:formula="of:=[.L143]^2" office:value-type="float" office:value="0.0981256012172518" calcext:value-type="float">
            <text:p>0.098125601217252</text:p>
          </table:table-cell>
          <table:table-cell table:number-columns-repeated="3"/>
          <table:table-cell table:formula="of:=[.N143]^2" office:value-type="float" office:value="19921.628736" calcext:value-type="float">
            <text:p>19921.628736</text:p>
          </table:table-cell>
          <table:table-cell/>
          <table:table-cell table:formula="of:=[.O143]^2" office:value-type="float" office:value="0.0378583446672933" calcext:value-type="float">
            <text:p>0.037858344667293</text:p>
          </table:table-cell>
          <table:table-cell table:number-columns-repeated="2"/>
          <table:table-cell table:formula="of:=[.Q143]^2" office:value-type="float" office:value="19880.718001" calcext:value-type="float">
            <text:p>19880.718001</text:p>
          </table:table-cell>
          <table:table-cell/>
          <table:table-cell table:formula="of:=[.R143]^2" office:value-type="float" office:value="0.0189161994269112" calcext:value-type="float">
            <text:p>0.018916199426911</text:p>
          </table:table-cell>
          <table:table-cell table:number-columns-repeated="17"/>
          <table:table-cell office:value-type="float" office:value="141.189" calcext:value-type="float">
            <text:p>141.189</text:p>
          </table:table-cell>
          <table:table-cell table:formula="of:=-LN([.BB143]/14.6315)" office:value-type="float" office:value="0.160235977053592" calcext:value-type="float">
            <text:p>0.160235977053592</text:p>
          </table:table-cell>
          <table:table-cell/>
          <table:table-cell office:value-type="float" office:value="12.4652" calcext:value-type="float">
            <text:p>12.4652</text:p>
          </table:table-cell>
          <table:table-cell/>
          <table:table-cell table:formula="of:=[.AY144]^2" office:value-type="float" office:value="20217.711721" calcext:value-type="float">
            <text:p>20217.711721</text:p>
          </table:table-cell>
          <table:table-cell/>
          <table:table-cell table:formula="of:=[.AZ143]^2" office:value-type="float" office:value="0.0256755683423192" calcext:value-type="float">
            <text:p>0.025675568342319</text:p>
          </table:table-cell>
          <table:table-cell/>
        </table:table-row>
        <table:table-row table:style-name="ro1">
          <table:table-cell office:value-type="float" office:value="142.191" calcext:value-type="float">
            <text:p>142.191</text:p>
          </table:table-cell>
          <table:table-cell office:value-type="float" office:value="11.1433" calcext:value-type="float">
            <text:p>11.1433</text:p>
          </table:table-cell>
          <table:table-cell/>
          <table:table-cell office:value-type="float" office:value="142.144" calcext:value-type="float">
            <text:p>142.144</text:p>
          </table:table-cell>
          <table:table-cell office:value-type="float" office:value="6.9848" calcext:value-type="float">
            <text:p>6.9848</text:p>
          </table:table-cell>
          <table:table-cell/>
          <table:table-cell office:value-type="float" office:value="141.999" calcext:value-type="float">
            <text:p>141.999</text:p>
          </table:table-cell>
          <table:table-cell office:value-type="float" office:value="9.7157" calcext:value-type="float">
            <text:p>9.7157</text:p>
          </table:table-cell>
          <table:table-cell table:number-columns-repeated="2"/>
          <table:table-cell office:value-type="float" office:value="142.191" calcext:value-type="float">
            <text:p>142.191</text:p>
          </table:table-cell>
          <table:table-cell table:formula="of:=-LN([.B144]/15.2763)" office:value-type="float" office:value="0.315464187385029" calcext:value-type="float">
            <text:p>0.315464187385029</text:p>
          </table:table-cell>
          <table:table-cell/>
          <table:table-cell office:value-type="float" office:value="142.144" calcext:value-type="float">
            <text:p>142.144</text:p>
          </table:table-cell>
          <table:table-cell table:formula="of:= -LN([.E144]/8.4971)" office:value-type="float" office:value="0.195988569297288" calcext:value-type="float">
            <text:p>0.195988569297288</text:p>
          </table:table-cell>
          <table:table-cell/>
          <table:table-cell office:value-type="float" office:value="141.999" calcext:value-type="float">
            <text:p>141.999</text:p>
          </table:table-cell>
          <table:table-cell table:formula="of:=-LN([.H144]/11.159)" office:value-type="float" office:value="0.138503213444415" calcext:value-type="float">
            <text:p>0.138503213444415</text:p>
          </table:table-cell>
          <table:table-cell/>
          <table:table-cell table:formula="of:=[.K144]^2" office:value-type="float" office:value="20218.280481" calcext:value-type="float">
            <text:p>20218.280481</text:p>
          </table:table-cell>
          <table:table-cell/>
          <table:table-cell table:formula="of:=[.L144]^2" office:value-type="float" office:value="0.0995176535224965" calcext:value-type="float">
            <text:p>0.099517653522497</text:p>
          </table:table-cell>
          <table:table-cell table:number-columns-repeated="3"/>
          <table:table-cell table:formula="of:=[.N144]^2" office:value-type="float" office:value="20204.916736" calcext:value-type="float">
            <text:p>20204.916736</text:p>
          </table:table-cell>
          <table:table-cell/>
          <table:table-cell table:formula="of:=[.O144]^2" office:value-type="float" office:value="0.038411519295198" calcext:value-type="float">
            <text:p>0.038411519295198</text:p>
          </table:table-cell>
          <table:table-cell table:number-columns-repeated="2"/>
          <table:table-cell table:formula="of:=[.Q144]^2" office:value-type="float" office:value="20163.716001" calcext:value-type="float">
            <text:p>20163.716001</text:p>
          </table:table-cell>
          <table:table-cell/>
          <table:table-cell table:formula="of:=[.R144]^2" office:value-type="float" office:value="0.0191831401344293" calcext:value-type="float">
            <text:p>0.019183140134429</text:p>
          </table:table-cell>
          <table:table-cell table:number-columns-repeated="17"/>
          <table:table-cell office:value-type="float" office:value="142.189" calcext:value-type="float">
            <text:p>142.189</text:p>
          </table:table-cell>
          <table:table-cell table:formula="of:=-LN([.BB144]/14.6315)" office:value-type="float" office:value="0.16140792430562" calcext:value-type="float">
            <text:p>0.16140792430562</text:p>
          </table:table-cell>
          <table:table-cell/>
          <table:table-cell office:value-type="float" office:value="12.4506" calcext:value-type="float">
            <text:p>12.4506</text:p>
          </table:table-cell>
          <table:table-cell/>
          <table:table-cell table:formula="of:=[.AY145]^2" office:value-type="float" office:value="20502.803344" calcext:value-type="float">
            <text:p>20502.803344</text:p>
          </table:table-cell>
          <table:table-cell/>
          <table:table-cell table:formula="of:=[.AZ144]^2" office:value-type="float" office:value="0.0260525180286488" calcext:value-type="float">
            <text:p>0.026052518028649</text:p>
          </table:table-cell>
          <table:table-cell/>
        </table:table-row>
        <table:table-row table:style-name="ro1">
          <table:table-cell office:value-type="float" office:value="143.191" calcext:value-type="float">
            <text:p>143.191</text:p>
          </table:table-cell>
          <table:table-cell office:value-type="float" office:value="11.1189" calcext:value-type="float">
            <text:p>11.1189</text:p>
          </table:table-cell>
          <table:table-cell/>
          <table:table-cell office:value-type="float" office:value="143.144" calcext:value-type="float">
            <text:p>143.144</text:p>
          </table:table-cell>
          <table:table-cell office:value-type="float" office:value="6.975" calcext:value-type="float">
            <text:p>6.975</text:p>
          </table:table-cell>
          <table:table-cell/>
          <table:table-cell office:value-type="float" office:value="142.999" calcext:value-type="float">
            <text:p>142.999</text:p>
          </table:table-cell>
          <table:table-cell office:value-type="float" office:value="9.7064" calcext:value-type="float">
            <text:p>9.7064</text:p>
          </table:table-cell>
          <table:table-cell table:number-columns-repeated="2"/>
          <table:table-cell office:value-type="float" office:value="143.191" calcext:value-type="float">
            <text:p>143.191</text:p>
          </table:table-cell>
          <table:table-cell table:formula="of:=-LN([.B145]/15.2763)" office:value-type="float" office:value="0.317656244753159" calcext:value-type="float">
            <text:p>0.317656244753159</text:p>
          </table:table-cell>
          <table:table-cell/>
          <table:table-cell office:value-type="float" office:value="143.144" calcext:value-type="float">
            <text:p>143.144</text:p>
          </table:table-cell>
          <table:table-cell table:formula="of:= -LN([.E145]/8.4971)" office:value-type="float" office:value="0.19739260110432" calcext:value-type="float">
            <text:p>0.19739260110432</text:p>
          </table:table-cell>
          <table:table-cell/>
          <table:table-cell office:value-type="float" office:value="142.999" calcext:value-type="float">
            <text:p>142.999</text:p>
          </table:table-cell>
          <table:table-cell table:formula="of:=-LN([.H145]/11.159)" office:value-type="float" office:value="0.139460885448038" calcext:value-type="float">
            <text:p>0.139460885448038</text:p>
          </table:table-cell>
          <table:table-cell/>
          <table:table-cell table:formula="of:=[.K145]^2" office:value-type="float" office:value="20503.662481" calcext:value-type="float">
            <text:p>20503.662481</text:p>
          </table:table-cell>
          <table:table-cell/>
          <table:table-cell table:formula="of:=[.L145]^2" office:value-type="float" office:value="0.100905489830679" calcext:value-type="float">
            <text:p>0.100905489830679</text:p>
          </table:table-cell>
          <table:table-cell table:number-columns-repeated="3"/>
          <table:table-cell table:formula="of:=[.N145]^2" office:value-type="float" office:value="20490.204736" calcext:value-type="float">
            <text:p>20490.204736</text:p>
          </table:table-cell>
          <table:table-cell/>
          <table:table-cell table:formula="of:=[.O145]^2" office:value-type="float" office:value="0.0389638389707292" calcext:value-type="float">
            <text:p>0.038963838970729</text:p>
          </table:table-cell>
          <table:table-cell table:number-columns-repeated="2"/>
          <table:table-cell table:formula="of:=[.Q145]^2" office:value-type="float" office:value="20448.714001" calcext:value-type="float">
            <text:p>20448.714001</text:p>
          </table:table-cell>
          <table:table-cell/>
          <table:table-cell table:formula="of:=[.R145]^2" office:value-type="float" office:value="0.0194493385699508" calcext:value-type="float">
            <text:p>0.019449338569951</text:p>
          </table:table-cell>
          <table:table-cell table:number-columns-repeated="17"/>
          <table:table-cell office:value-type="float" office:value="143.188" calcext:value-type="float">
            <text:p>143.188</text:p>
          </table:table-cell>
          <table:table-cell table:formula="of:=-LN([.BB145]/14.6315)" office:value-type="float" office:value="0.162524960018239" calcext:value-type="float">
            <text:p>0.162524960018239</text:p>
          </table:table-cell>
          <table:table-cell/>
          <table:table-cell office:value-type="float" office:value="12.4367" calcext:value-type="float">
            <text:p>12.4367</text:p>
          </table:table-cell>
          <table:table-cell/>
          <table:table-cell table:formula="of:=[.AY146]^2" office:value-type="float" office:value="20790.467721" calcext:value-type="float">
            <text:p>20790.467721</text:p>
          </table:table-cell>
          <table:table-cell/>
          <table:table-cell table:formula="of:=[.AZ145]^2" office:value-type="float" office:value="0.0264143626289302" calcext:value-type="float">
            <text:p>0.02641436262893</text:p>
          </table:table-cell>
          <table:table-cell/>
        </table:table-row>
        <table:table-row table:style-name="ro1">
          <table:table-cell office:value-type="float" office:value="144.191" calcext:value-type="float">
            <text:p>144.191</text:p>
          </table:table-cell>
          <table:table-cell office:value-type="float" office:value="11.0944" calcext:value-type="float">
            <text:p>11.0944</text:p>
          </table:table-cell>
          <table:table-cell/>
          <table:table-cell office:value-type="float" office:value="144.144" calcext:value-type="float">
            <text:p>144.144</text:p>
          </table:table-cell>
          <table:table-cell office:value-type="float" office:value="6.9663" calcext:value-type="float">
            <text:p>6.9663</text:p>
          </table:table-cell>
          <table:table-cell/>
          <table:table-cell office:value-type="float" office:value="143.998" calcext:value-type="float">
            <text:p>143.998</text:p>
          </table:table-cell>
          <table:table-cell office:value-type="float" office:value="9.6978" calcext:value-type="float">
            <text:p>9.6978</text:p>
          </table:table-cell>
          <table:table-cell table:number-columns-repeated="2"/>
          <table:table-cell office:value-type="float" office:value="144.191" calcext:value-type="float">
            <text:p>144.191</text:p>
          </table:table-cell>
          <table:table-cell table:formula="of:=-LN([.B146]/15.2763)" office:value-type="float" office:value="0.319862131310728" calcext:value-type="float">
            <text:p>0.319862131310728</text:p>
          </table:table-cell>
          <table:table-cell/>
          <table:table-cell office:value-type="float" office:value="144.144" calcext:value-type="float">
            <text:p>144.144</text:p>
          </table:table-cell>
          <table:table-cell table:formula="of:= -LN([.E146]/8.4971)" office:value-type="float" office:value="0.198640691473131" calcext:value-type="float">
            <text:p>0.198640691473131</text:p>
          </table:table-cell>
          <table:table-cell/>
          <table:table-cell office:value-type="float" office:value="143.998" calcext:value-type="float">
            <text:p>143.998</text:p>
          </table:table-cell>
          <table:table-cell table:formula="of:=-LN([.H146]/11.159)" office:value-type="float" office:value="0.140347291541883" calcext:value-type="float">
            <text:p>0.140347291541883</text:p>
          </table:table-cell>
          <table:table-cell/>
          <table:table-cell table:formula="of:=[.K146]^2" office:value-type="float" office:value="20791.044481" calcext:value-type="float">
            <text:p>20791.044481</text:p>
          </table:table-cell>
          <table:table-cell/>
          <table:table-cell table:formula="of:=[.L146]^2" office:value-type="float" office:value="0.102311783046641" calcext:value-type="float">
            <text:p>0.102311783046641</text:p>
          </table:table-cell>
          <table:table-cell table:number-columns-repeated="3"/>
          <table:table-cell table:formula="of:=[.N146]^2" office:value-type="float" office:value="20777.492736" calcext:value-type="float">
            <text:p>20777.492736</text:p>
          </table:table-cell>
          <table:table-cell/>
          <table:table-cell table:formula="of:=[.O146]^2" office:value-type="float" office:value="0.0394581243089237" calcext:value-type="float">
            <text:p>0.039458124308924</text:p>
          </table:table-cell>
          <table:table-cell table:number-columns-repeated="2"/>
          <table:table-cell table:formula="of:=[.Q146]^2" office:value-type="float" office:value="20735.424004" calcext:value-type="float">
            <text:p>20735.424004</text:p>
          </table:table-cell>
          <table:table-cell/>
          <table:table-cell table:formula="of:=[.R146]^2" office:value-type="float" office:value="0.0196973622431424" calcext:value-type="float">
            <text:p>0.019697362243142</text:p>
          </table:table-cell>
          <table:table-cell table:number-columns-repeated="17"/>
          <table:table-cell office:value-type="float" office:value="144.189" calcext:value-type="float">
            <text:p>144.189</text:p>
          </table:table-cell>
          <table:table-cell table:formula="of:=-LN([.BB146]/14.6315)" office:value-type="float" office:value="0.163739846141364" calcext:value-type="float">
            <text:p>0.163739846141364</text:p>
          </table:table-cell>
          <table:table-cell/>
          <table:table-cell office:value-type="float" office:value="12.4216" calcext:value-type="float">
            <text:p>12.4216</text:p>
          </table:table-cell>
          <table:table-cell/>
          <table:table-cell table:formula="of:=[.AY147]^2" office:value-type="float" office:value="21079.555344" calcext:value-type="float">
            <text:p>21079.555344</text:p>
          </table:table-cell>
          <table:table-cell/>
          <table:table-cell table:formula="of:=[.AZ146]^2" office:value-type="float" office:value="0.0268107372143975" calcext:value-type="float">
            <text:p>0.026810737214398</text:p>
          </table:table-cell>
          <table:table-cell/>
        </table:table-row>
        <table:table-row table:style-name="ro1">
          <table:table-cell office:value-type="float" office:value="145.19" calcext:value-type="float">
            <text:p>145.19</text:p>
          </table:table-cell>
          <table:table-cell office:value-type="float" office:value="11.0701" calcext:value-type="float">
            <text:p>11.0701</text:p>
          </table:table-cell>
          <table:table-cell/>
          <table:table-cell office:value-type="float" office:value="145.144" calcext:value-type="float">
            <text:p>145.144</text:p>
          </table:table-cell>
          <table:table-cell office:value-type="float" office:value="6.9568" calcext:value-type="float">
            <text:p>6.9568</text:p>
          </table:table-cell>
          <table:table-cell/>
          <table:table-cell office:value-type="float" office:value="144.999" calcext:value-type="float">
            <text:p>144.999</text:p>
          </table:table-cell>
          <table:table-cell office:value-type="float" office:value="9.6886" calcext:value-type="float">
            <text:p>9.6886</text:p>
          </table:table-cell>
          <table:table-cell table:number-columns-repeated="2"/>
          <table:table-cell office:value-type="float" office:value="145.19" calcext:value-type="float">
            <text:p>145.19</text:p>
          </table:table-cell>
          <table:table-cell table:formula="of:=-LN([.B147]/15.2763)" office:value-type="float" office:value="0.322054827715883" calcext:value-type="float">
            <text:p>0.322054827715883</text:p>
          </table:table-cell>
          <table:table-cell/>
          <table:table-cell office:value-type="float" office:value="145.144" calcext:value-type="float">
            <text:p>145.144</text:p>
          </table:table-cell>
          <table:table-cell table:formula="of:= -LN([.E147]/8.4971)" office:value-type="float" office:value="0.200005330307051" calcext:value-type="float">
            <text:p>0.200005330307051</text:p>
          </table:table-cell>
          <table:table-cell/>
          <table:table-cell office:value-type="float" office:value="144.999" calcext:value-type="float">
            <text:p>144.999</text:p>
          </table:table-cell>
          <table:table-cell table:formula="of:=-LN([.H147]/11.159)" office:value-type="float" office:value="0.141296410583132" calcext:value-type="float">
            <text:p>0.141296410583132</text:p>
          </table:table-cell>
          <table:table-cell/>
          <table:table-cell table:formula="of:=[.K147]^2" office:value-type="float" office:value="21080.1361" calcext:value-type="float">
            <text:p>21080.1361</text:p>
          </table:table-cell>
          <table:table-cell/>
          <table:table-cell table:formula="of:=[.L147]^2" office:value-type="float" office:value="0.103719312055107" calcext:value-type="float">
            <text:p>0.103719312055107</text:p>
          </table:table-cell>
          <table:table-cell table:number-columns-repeated="3"/>
          <table:table-cell table:formula="of:=[.N147]^2" office:value-type="float" office:value="21066.780736" calcext:value-type="float">
            <text:p>21066.780736</text:p>
          </table:table-cell>
          <table:table-cell/>
          <table:table-cell table:formula="of:=[.O147]^2" office:value-type="float" office:value="0.0400021321512324" calcext:value-type="float">
            <text:p>0.040002132151233</text:p>
          </table:table-cell>
          <table:table-cell table:number-columns-repeated="2"/>
          <table:table-cell table:formula="of:=[.Q147]^2" office:value-type="float" office:value="21024.710001" calcext:value-type="float">
            <text:p>21024.710001</text:p>
          </table:table-cell>
          <table:table-cell/>
          <table:table-cell table:formula="of:=[.R147]^2" office:value-type="float" office:value="0.0199646756436771" calcext:value-type="float">
            <text:p>0.019964675643677</text:p>
          </table:table-cell>
          <table:table-cell table:number-columns-repeated="17"/>
          <table:table-cell office:value-type="float" office:value="145.188" calcext:value-type="float">
            <text:p>145.188</text:p>
          </table:table-cell>
          <table:table-cell table:formula="of:=-LN([.BB147]/14.6315)" office:value-type="float" office:value="0.164940089556235" calcext:value-type="float">
            <text:p>0.164940089556235</text:p>
          </table:table-cell>
          <table:table-cell/>
          <table:table-cell office:value-type="float" office:value="12.4067" calcext:value-type="float">
            <text:p>12.4067</text:p>
          </table:table-cell>
          <table:table-cell/>
          <table:table-cell table:formula="of:=[.AY148]^2" office:value-type="float" office:value="21371.223721" calcext:value-type="float">
            <text:p>21371.223721</text:p>
          </table:table-cell>
          <table:table-cell/>
          <table:table-cell table:formula="of:=[.AZ147]^2" office:value-type="float" office:value="0.0272052331428188" calcext:value-type="float">
            <text:p>0.027205233142819</text:p>
          </table:table-cell>
          <table:table-cell/>
        </table:table-row>
        <table:table-row table:style-name="ro1">
          <table:table-cell office:value-type="float" office:value="146.191" calcext:value-type="float">
            <text:p>146.191</text:p>
          </table:table-cell>
          <table:table-cell office:value-type="float" office:value="11.0455" calcext:value-type="float">
            <text:p>11.0455</text:p>
          </table:table-cell>
          <table:table-cell/>
          <table:table-cell office:value-type="float" office:value="146.143" calcext:value-type="float">
            <text:p>146.143</text:p>
          </table:table-cell>
          <table:table-cell office:value-type="float" office:value="6.9474" calcext:value-type="float">
            <text:p>6.9474</text:p>
          </table:table-cell>
          <table:table-cell/>
          <table:table-cell office:value-type="float" office:value="145.999" calcext:value-type="float">
            <text:p>145.999</text:p>
          </table:table-cell>
          <table:table-cell office:value-type="float" office:value="9.6792" calcext:value-type="float">
            <text:p>9.6792</text:p>
          </table:table-cell>
          <table:table-cell table:number-columns-repeated="2"/>
          <table:table-cell office:value-type="float" office:value="146.191" calcext:value-type="float">
            <text:p>146.191</text:p>
          </table:table-cell>
          <table:table-cell table:formula="of:=-LN([.B148]/15.2763)" office:value-type="float" office:value="0.324279502619192" calcext:value-type="float">
            <text:p>0.324279502619192</text:p>
          </table:table-cell>
          <table:table-cell/>
          <table:table-cell office:value-type="float" office:value="146.143" calcext:value-type="float">
            <text:p>146.143</text:p>
          </table:table-cell>
          <table:table-cell table:formula="of:= -LN([.E148]/8.4971)" office:value-type="float" office:value="0.201357439947604" calcext:value-type="float">
            <text:p>0.201357439947604</text:p>
          </table:table-cell>
          <table:table-cell/>
          <table:table-cell office:value-type="float" office:value="145.999" calcext:value-type="float">
            <text:p>145.999</text:p>
          </table:table-cell>
          <table:table-cell table:formula="of:=-LN([.H148]/11.159)" office:value-type="float" office:value="0.142267093958433" calcext:value-type="float">
            <text:p>0.142267093958433</text:p>
          </table:table-cell>
          <table:table-cell/>
          <table:table-cell table:formula="of:=[.K148]^2" office:value-type="float" office:value="21371.808481" calcext:value-type="float">
            <text:p>21371.808481</text:p>
          </table:table-cell>
          <table:table-cell/>
          <table:table-cell table:formula="of:=[.L148]^2" office:value-type="float" office:value="0.105157195818951" calcext:value-type="float">
            <text:p>0.105157195818951</text:p>
          </table:table-cell>
          <table:table-cell table:number-columns-repeated="3"/>
          <table:table-cell table:formula="of:=[.N148]^2" office:value-type="float" office:value="21357.776449" calcext:value-type="float">
            <text:p>21357.776449</text:p>
          </table:table-cell>
          <table:table-cell/>
          <table:table-cell table:formula="of:=[.O148]^2" office:value-type="float" office:value="0.040544818622253" calcext:value-type="float">
            <text:p>0.040544818622253</text:p>
          </table:table-cell>
          <table:table-cell table:number-columns-repeated="2"/>
          <table:table-cell table:formula="of:=[.Q148]^2" office:value-type="float" office:value="21315.708001" calcext:value-type="float">
            <text:p>21315.708001</text:p>
          </table:table-cell>
          <table:table-cell/>
          <table:table-cell table:formula="of:=[.R148]^2" office:value-type="float" office:value="0.0202399260233777" calcext:value-type="float">
            <text:p>0.020239926023378</text:p>
          </table:table-cell>
          <table:table-cell table:number-columns-repeated="17"/>
          <table:table-cell office:value-type="float" office:value="146.189" calcext:value-type="float">
            <text:p>146.189</text:p>
          </table:table-cell>
          <table:table-cell table:formula="of:=-LN([.BB148]/14.6315)" office:value-type="float" office:value="0.166069149250199" calcext:value-type="float">
            <text:p>0.166069149250199</text:p>
          </table:table-cell>
          <table:table-cell/>
          <table:table-cell office:value-type="float" office:value="12.3927" calcext:value-type="float">
            <text:p>12.3927</text:p>
          </table:table-cell>
          <table:table-cell/>
          <table:table-cell table:formula="of:=[.AY149]^2" office:value-type="float" office:value="21664.307344" calcext:value-type="float">
            <text:p>21664.307344</text:p>
          </table:table-cell>
          <table:table-cell/>
          <table:table-cell table:formula="of:=[.AZ148]^2" office:value-type="float" office:value="0.0275789623326847" calcext:value-type="float">
            <text:p>0.027578962332685</text:p>
          </table:table-cell>
          <table:table-cell/>
        </table:table-row>
        <table:table-row table:style-name="ro1">
          <table:table-cell office:value-type="float" office:value="147.19" calcext:value-type="float">
            <text:p>147.19</text:p>
          </table:table-cell>
          <table:table-cell office:value-type="float" office:value="11.0216" calcext:value-type="float">
            <text:p>11.0216</text:p>
          </table:table-cell>
          <table:table-cell/>
          <table:table-cell office:value-type="float" office:value="147.144" calcext:value-type="float">
            <text:p>147.144</text:p>
          </table:table-cell>
          <table:table-cell office:value-type="float" office:value="6.938" calcext:value-type="float">
            <text:p>6.938</text:p>
          </table:table-cell>
          <table:table-cell/>
          <table:table-cell office:value-type="float" office:value="146.999" calcext:value-type="float">
            <text:p>146.999</text:p>
          </table:table-cell>
          <table:table-cell office:value-type="float" office:value="9.6713" calcext:value-type="float">
            <text:p>9.6713</text:p>
          </table:table-cell>
          <table:table-cell table:number-columns-repeated="2"/>
          <table:table-cell office:value-type="float" office:value="147.19" calcext:value-type="float">
            <text:p>147.19</text:p>
          </table:table-cell>
          <table:table-cell table:formula="of:=-LN([.B149]/15.2763)" office:value-type="float" office:value="0.326445624071043" calcext:value-type="float">
            <text:p>0.326445624071043</text:p>
          </table:table-cell>
          <table:table-cell/>
          <table:table-cell office:value-type="float" office:value="147.144" calcext:value-type="float">
            <text:p>147.144</text:p>
          </table:table-cell>
          <table:table-cell table:formula="of:= -LN([.E149]/8.4971)" office:value-type="float" office:value="0.202711380264191" calcext:value-type="float">
            <text:p>0.202711380264191</text:p>
          </table:table-cell>
          <table:table-cell/>
          <table:table-cell office:value-type="float" office:value="146.999" calcext:value-type="float">
            <text:p>146.999</text:p>
          </table:table-cell>
          <table:table-cell table:formula="of:=-LN([.H149]/11.159)" office:value-type="float" office:value="0.143083610372883" calcext:value-type="float">
            <text:p>0.143083610372883</text:p>
          </table:table-cell>
          <table:table-cell/>
          <table:table-cell table:formula="of:=[.K149]^2" office:value-type="float" office:value="21664.8961" calcext:value-type="float">
            <text:p>21664.8961</text:p>
          </table:table-cell>
          <table:table-cell/>
          <table:table-cell table:formula="of:=[.L149]^2" office:value-type="float" office:value="0.106566745475133" calcext:value-type="float">
            <text:p>0.106566745475133</text:p>
          </table:table-cell>
          <table:table-cell table:number-columns-repeated="3"/>
          <table:table-cell table:formula="of:=[.N149]^2" office:value-type="float" office:value="21651.356736" calcext:value-type="float">
            <text:p>21651.356736</text:p>
          </table:table-cell>
          <table:table-cell/>
          <table:table-cell table:formula="of:=[.O149]^2" office:value-type="float" office:value="0.0410919036886136" calcext:value-type="float">
            <text:p>0.041091903688614</text:p>
          </table:table-cell>
          <table:table-cell table:number-columns-repeated="2"/>
          <table:table-cell table:formula="of:=[.Q149]^2" office:value-type="float" office:value="21608.706001" calcext:value-type="float">
            <text:p>21608.706001</text:p>
          </table:table-cell>
          <table:table-cell/>
          <table:table-cell table:formula="of:=[.R149]^2" office:value-type="float" office:value="0.0204729195573391" calcext:value-type="float">
            <text:p>0.020472919557339</text:p>
          </table:table-cell>
          <table:table-cell table:number-columns-repeated="17"/>
          <table:table-cell office:value-type="float" office:value="147.188" calcext:value-type="float">
            <text:p>147.188</text:p>
          </table:table-cell>
          <table:table-cell table:formula="of:=-LN([.BB149]/14.6315)" office:value-type="float" office:value="0.167264114391223" calcext:value-type="float">
            <text:p>0.167264114391223</text:p>
          </table:table-cell>
          <table:table-cell/>
          <table:table-cell office:value-type="float" office:value="12.3779" calcext:value-type="float">
            <text:p>12.3779</text:p>
          </table:table-cell>
          <table:table-cell/>
          <table:table-cell table:formula="of:=[.AY150]^2" office:value-type="float" office:value="21959.979721" calcext:value-type="float">
            <text:p>21959.979721</text:p>
          </table:table-cell>
          <table:table-cell/>
          <table:table-cell table:formula="of:=[.AZ149]^2" office:value-type="float" office:value="0.02797728396308" calcext:value-type="float">
            <text:p>0.02797728396308</text:p>
          </table:table-cell>
          <table:table-cell/>
        </table:table-row>
        <table:table-row table:style-name="ro1">
          <table:table-cell office:value-type="float" office:value="148.191" calcext:value-type="float">
            <text:p>148.191</text:p>
          </table:table-cell>
          <table:table-cell office:value-type="float" office:value="10.9979" calcext:value-type="float">
            <text:p>10.9979</text:p>
          </table:table-cell>
          <table:table-cell/>
          <table:table-cell office:value-type="float" office:value="148.144" calcext:value-type="float">
            <text:p>148.144</text:p>
          </table:table-cell>
          <table:table-cell office:value-type="float" office:value="6.9279" calcext:value-type="float">
            <text:p>6.9279</text:p>
          </table:table-cell>
          <table:table-cell/>
          <table:table-cell office:value-type="float" office:value="147.999" calcext:value-type="float">
            <text:p>147.999</text:p>
          </table:table-cell>
          <table:table-cell office:value-type="float" office:value="9.6617" calcext:value-type="float">
            <text:p>9.6617</text:p>
          </table:table-cell>
          <table:table-cell table:number-columns-repeated="2"/>
          <table:table-cell office:value-type="float" office:value="148.191" calcext:value-type="float">
            <text:p>148.191</text:p>
          </table:table-cell>
          <table:table-cell table:formula="of:=-LN([.B150]/15.2763)" office:value-type="float" office:value="0.328598262337294" calcext:value-type="float">
            <text:p>0.328598262337294</text:p>
          </table:table-cell>
          <table:table-cell/>
          <table:table-cell office:value-type="float" office:value="148.144" calcext:value-type="float">
            <text:p>148.144</text:p>
          </table:table-cell>
          <table:table-cell table:formula="of:= -LN([.E150]/8.4971)" office:value-type="float" office:value="0.204168191835927" calcext:value-type="float">
            <text:p>0.204168191835927</text:p>
          </table:table-cell>
          <table:table-cell/>
          <table:table-cell office:value-type="float" office:value="147.999" calcext:value-type="float">
            <text:p>147.999</text:p>
          </table:table-cell>
          <table:table-cell table:formula="of:=-LN([.H150]/11.159)" office:value-type="float" office:value="0.144076731025553" calcext:value-type="float">
            <text:p>0.144076731025553</text:p>
          </table:table-cell>
          <table:table-cell/>
          <table:table-cell table:formula="of:=[.K150]^2" office:value-type="float" office:value="21960.572481" calcext:value-type="float">
            <text:p>21960.572481</text:p>
          </table:table-cell>
          <table:table-cell/>
          <table:table-cell table:formula="of:=[.L150]^2" office:value-type="float" office:value="0.107976818011089" calcext:value-type="float">
            <text:p>0.107976818011089</text:p>
          </table:table-cell>
          <table:table-cell table:number-columns-repeated="3"/>
          <table:table-cell table:formula="of:=[.N150]^2" office:value-type="float" office:value="21946.644736" calcext:value-type="float">
            <text:p>21946.644736</text:p>
          </table:table-cell>
          <table:table-cell/>
          <table:table-cell table:formula="of:=[.O150]^2" office:value-type="float" office:value="0.0416846505575521" calcext:value-type="float">
            <text:p>0.041684650557552</text:p>
          </table:table-cell>
          <table:table-cell table:number-columns-repeated="2"/>
          <table:table-cell table:formula="of:=[.Q150]^2" office:value-type="float" office:value="21903.704001" calcext:value-type="float">
            <text:p>21903.704001</text:p>
          </table:table-cell>
          <table:table-cell/>
          <table:table-cell table:formula="of:=[.R150]^2" office:value-type="float" office:value="0.0207581044230096" calcext:value-type="float">
            <text:p>0.02075810442301</text:p>
          </table:table-cell>
          <table:table-cell table:number-columns-repeated="17"/>
          <table:table-cell office:value-type="float" office:value="148.189" calcext:value-type="float">
            <text:p>148.189</text:p>
          </table:table-cell>
          <table:table-cell table:formula="of:=-LN([.BB150]/14.6315)" office:value-type="float" office:value="0.168476686485732" calcext:value-type="float">
            <text:p>0.168476686485732</text:p>
          </table:table-cell>
          <table:table-cell/>
          <table:table-cell office:value-type="float" office:value="12.3629" calcext:value-type="float">
            <text:p>12.3629</text:p>
          </table:table-cell>
          <table:table-cell/>
          <table:table-cell table:formula="of:=[.AY151]^2" office:value-type="float" office:value="22257.357721" calcext:value-type="float">
            <text:p>22257.357721</text:p>
          </table:table-cell>
          <table:table-cell/>
          <table:table-cell table:formula="of:=[.AZ150]^2" office:value-type="float" office:value="0.0283843938892116" calcext:value-type="float">
            <text:p>0.028384393889212</text:p>
          </table:table-cell>
          <table:table-cell/>
        </table:table-row>
        <table:table-row table:style-name="ro1">
          <table:table-cell office:value-type="float" office:value="149.191" calcext:value-type="float">
            <text:p>149.191</text:p>
          </table:table-cell>
          <table:table-cell office:value-type="float" office:value="10.9734" calcext:value-type="float">
            <text:p>10.9734</text:p>
          </table:table-cell>
          <table:table-cell/>
          <table:table-cell office:value-type="float" office:value="149.144" calcext:value-type="float">
            <text:p>149.144</text:p>
          </table:table-cell>
          <table:table-cell office:value-type="float" office:value="6.9179" calcext:value-type="float">
            <text:p>6.9179</text:p>
          </table:table-cell>
          <table:table-cell/>
          <table:table-cell office:value-type="float" office:value="148.999" calcext:value-type="float">
            <text:p>148.999</text:p>
          </table:table-cell>
          <table:table-cell office:value-type="float" office:value="9.6525" calcext:value-type="float">
            <text:p>9.6525</text:p>
          </table:table-cell>
          <table:table-cell table:number-columns-repeated="2"/>
          <table:table-cell office:value-type="float" office:value="149.191" calcext:value-type="float">
            <text:p>149.191</text:p>
          </table:table-cell>
          <table:table-cell table:formula="of:=-LN([.B151]/15.2763)" office:value-type="float" office:value="0.330828445362847" calcext:value-type="float">
            <text:p>0.330828445362847</text:p>
          </table:table-cell>
          <table:table-cell/>
          <table:table-cell office:value-type="float" office:value="149.144" calcext:value-type="float">
            <text:p>149.144</text:p>
          </table:table-cell>
          <table:table-cell table:formula="of:= -LN([.E151]/8.4971)" office:value-type="float" office:value="0.205612673446058" calcext:value-type="float">
            <text:p>0.205612673446058</text:p>
          </table:table-cell>
          <table:table-cell/>
          <table:table-cell office:value-type="float" office:value="148.999" calcext:value-type="float">
            <text:p>148.999</text:p>
          </table:table-cell>
          <table:table-cell table:formula="of:=-LN([.H151]/11.159)" office:value-type="float" office:value="0.14502939804731" calcext:value-type="float">
            <text:p>0.14502939804731</text:p>
          </table:table-cell>
          <table:table-cell/>
          <table:table-cell table:formula="of:=[.K151]^2" office:value-type="float" office:value="22257.954481" calcext:value-type="float">
            <text:p>22257.954481</text:p>
          </table:table-cell>
          <table:table-cell/>
          <table:table-cell table:formula="of:=[.L151]^2" office:value-type="float" office:value="0.109447460261198" calcext:value-type="float">
            <text:p>0.109447460261198</text:p>
          </table:table-cell>
          <table:table-cell table:number-columns-repeated="3"/>
          <table:table-cell table:formula="of:=[.N151]^2" office:value-type="float" office:value="22243.932736" calcext:value-type="float">
            <text:p>22243.932736</text:p>
          </table:table-cell>
          <table:table-cell/>
          <table:table-cell table:formula="of:=[.O151]^2" office:value-type="float" office:value="0.0422765714816353" calcext:value-type="float">
            <text:p>0.042276571481635</text:p>
          </table:table-cell>
          <table:table-cell table:number-columns-repeated="2"/>
          <table:table-cell table:formula="of:=[.Q151]^2" office:value-type="float" office:value="22200.702001" calcext:value-type="float">
            <text:p>22200.702001</text:p>
          </table:table-cell>
          <table:table-cell/>
          <table:table-cell table:formula="of:=[.R151]^2" office:value-type="float" office:value="0.021033526297965" calcext:value-type="float">
            <text:p>0.021033526297965</text:p>
          </table:table-cell>
          <table:table-cell table:number-columns-repeated="17"/>
          <table:table-cell office:value-type="float" office:value="149.189" calcext:value-type="float">
            <text:p>149.189</text:p>
          </table:table-cell>
          <table:table-cell table:formula="of:=-LN([.BB151]/14.6315)" office:value-type="float" office:value="0.16962594445065" calcext:value-type="float">
            <text:p>0.16962594445065</text:p>
          </table:table-cell>
          <table:table-cell/>
          <table:table-cell office:value-type="float" office:value="12.3487" calcext:value-type="float">
            <text:p>12.3487</text:p>
          </table:table-cell>
          <table:table-cell/>
          <table:table-cell table:formula="of:=[.AY152]^2" office:value-type="float" office:value="22556.435344" calcext:value-type="float">
            <text:p>22556.435344</text:p>
          </table:table-cell>
          <table:table-cell/>
          <table:table-cell table:formula="of:=[.AZ151]^2" office:value-type="float" office:value="0.0287729610307751" calcext:value-type="float">
            <text:p>0.028772961030775</text:p>
          </table:table-cell>
          <table:table-cell/>
        </table:table-row>
        <table:table-row table:style-name="ro1">
          <table:table-cell office:value-type="float" office:value="150.19" calcext:value-type="float">
            <text:p>150.19</text:p>
          </table:table-cell>
          <table:table-cell office:value-type="float" office:value="10.9493" calcext:value-type="float">
            <text:p>10.9493</text:p>
          </table:table-cell>
          <table:table-cell/>
          <table:table-cell office:value-type="float" office:value="150.144" calcext:value-type="float">
            <text:p>150.144</text:p>
          </table:table-cell>
          <table:table-cell office:value-type="float" office:value="6.9089" calcext:value-type="float">
            <text:p>6.9089</text:p>
          </table:table-cell>
          <table:table-cell/>
          <table:table-cell office:value-type="float" office:value="149.999" calcext:value-type="float">
            <text:p>149.999</text:p>
          </table:table-cell>
          <table:table-cell office:value-type="float" office:value="9.6431" calcext:value-type="float">
            <text:p>9.6431</text:p>
          </table:table-cell>
          <table:table-cell table:number-columns-repeated="2"/>
          <table:table-cell office:value-type="float" office:value="150.19" calcext:value-type="float">
            <text:p>150.19</text:p>
          </table:table-cell>
          <table:table-cell table:formula="of:=-LN([.B152]/15.2763)" office:value-type="float" office:value="0.333027080540838" calcext:value-type="float">
            <text:p>0.333027080540838</text:p>
          </table:table-cell>
          <table:table-cell/>
          <table:table-cell office:value-type="float" office:value="150.144" calcext:value-type="float">
            <text:p>150.144</text:p>
          </table:table-cell>
          <table:table-cell table:formula="of:= -LN([.E152]/8.4971)" office:value-type="float" office:value="0.206914493284495" calcext:value-type="float">
            <text:p>0.206914493284495</text:p>
          </table:table-cell>
          <table:table-cell/>
          <table:table-cell office:value-type="float" office:value="149.999" calcext:value-type="float">
            <text:p>149.999</text:p>
          </table:table-cell>
          <table:table-cell table:formula="of:=-LN([.H152]/11.159)" office:value-type="float" office:value="0.14600371351235" calcext:value-type="float">
            <text:p>0.14600371351235</text:p>
          </table:table-cell>
          <table:table-cell/>
          <table:table-cell table:formula="of:=[.K152]^2" office:value-type="float" office:value="22557.0361" calcext:value-type="float">
            <text:p>22557.0361</text:p>
          </table:table-cell>
          <table:table-cell/>
          <table:table-cell table:formula="of:=[.L152]^2" office:value-type="float" office:value="0.110907036373554" calcext:value-type="float">
            <text:p>0.110907036373554</text:p>
          </table:table-cell>
          <table:table-cell table:number-columns-repeated="3"/>
          <table:table-cell table:formula="of:=[.N152]^2" office:value-type="float" office:value="22543.220736" calcext:value-type="float">
            <text:p>22543.220736</text:p>
          </table:table-cell>
          <table:table-cell/>
          <table:table-cell table:formula="of:=[.O152]^2" office:value-type="float" office:value="0.0428136075311794" calcext:value-type="float">
            <text:p>0.04281360753118</text:p>
          </table:table-cell>
          <table:table-cell table:number-columns-repeated="2"/>
          <table:table-cell table:formula="of:=[.Q152]^2" office:value-type="float" office:value="22499.700001" calcext:value-type="float">
            <text:p>22499.700001</text:p>
          </table:table-cell>
          <table:table-cell/>
          <table:table-cell table:formula="of:=[.R152]^2" office:value-type="float" office:value="0.0213170843593962" calcext:value-type="float">
            <text:p>0.021317084359396</text:p>
          </table:table-cell>
          <table:table-cell table:number-columns-repeated="17"/>
          <table:table-cell office:value-type="float" office:value="150.188" calcext:value-type="float">
            <text:p>150.188</text:p>
          </table:table-cell>
          <table:table-cell table:formula="of:=-LN([.BB152]/14.6315)" office:value-type="float" office:value="0.170792739543118" calcext:value-type="float">
            <text:p>0.170792739543118</text:p>
          </table:table-cell>
          <table:table-cell/>
          <table:table-cell office:value-type="float" office:value="12.3343" calcext:value-type="float">
            <text:p>12.3343</text:p>
          </table:table-cell>
          <table:table-cell/>
          <table:table-cell table:formula="of:=[.AY153]^2" office:value-type="float" office:value="22857.811344" calcext:value-type="float">
            <text:p>22857.811344</text:p>
          </table:table-cell>
          <table:table-cell/>
          <table:table-cell table:formula="of:=[.AZ152]^2" office:value-type="float" office:value="0.0291701598806434" calcext:value-type="float">
            <text:p>0.029170159880643</text:p>
          </table:table-cell>
          <table:table-cell/>
        </table:table-row>
        <table:table-row table:style-name="ro1">
          <table:table-cell office:value-type="float" office:value="151.191" calcext:value-type="float">
            <text:p>151.191</text:p>
          </table:table-cell>
          <table:table-cell office:value-type="float" office:value="10.9247" calcext:value-type="float">
            <text:p>10.9247</text:p>
          </table:table-cell>
          <table:table-cell/>
          <table:table-cell office:value-type="float" office:value="151.144" calcext:value-type="float">
            <text:p>151.144</text:p>
          </table:table-cell>
          <table:table-cell office:value-type="float" office:value="6.9002" calcext:value-type="float">
            <text:p>6.9002</text:p>
          </table:table-cell>
          <table:table-cell/>
          <table:table-cell office:value-type="float" office:value="150.999" calcext:value-type="float">
            <text:p>150.999</text:p>
          </table:table-cell>
          <table:table-cell office:value-type="float" office:value="9.6331" calcext:value-type="float">
            <text:p>9.6331</text:p>
          </table:table-cell>
          <table:table-cell table:number-columns-repeated="2"/>
          <table:table-cell office:value-type="float" office:value="151.191" calcext:value-type="float">
            <text:p>151.191</text:p>
          </table:table-cell>
          <table:table-cell table:formula="of:=-LN([.B153]/15.2763)" office:value-type="float" office:value="0.335276327168906" calcext:value-type="float">
            <text:p>0.335276327168906</text:p>
          </table:table-cell>
          <table:table-cell/>
          <table:table-cell office:value-type="float" office:value="151.144" calcext:value-type="float">
            <text:p>151.144</text:p>
          </table:table-cell>
          <table:table-cell table:formula="of:= -LN([.E153]/8.4971)" office:value-type="float" office:value="0.208174532121361" calcext:value-type="float">
            <text:p>0.208174532121361</text:p>
          </table:table-cell>
          <table:table-cell/>
          <table:table-cell office:value-type="float" office:value="150.999" calcext:value-type="float">
            <text:p>150.999</text:p>
          </table:table-cell>
          <table:table-cell table:formula="of:=-LN([.H153]/11.159)" office:value-type="float" office:value="0.147041262499919" calcext:value-type="float">
            <text:p>0.147041262499919</text:p>
          </table:table-cell>
          <table:table-cell/>
          <table:table-cell table:formula="of:=[.K153]^2" office:value-type="float" office:value="22858.718481" calcext:value-type="float">
            <text:p>22858.718481</text:p>
          </table:table-cell>
          <table:table-cell/>
          <table:table-cell table:formula="of:=[.L153]^2" office:value-type="float" office:value="0.112410215559871" calcext:value-type="float">
            <text:p>0.112410215559871</text:p>
          </table:table-cell>
          <table:table-cell table:number-columns-repeated="3"/>
          <table:table-cell table:formula="of:=[.N153]^2" office:value-type="float" office:value="22844.508736" calcext:value-type="float">
            <text:p>22844.508736</text:p>
          </table:table-cell>
          <table:table-cell/>
          <table:table-cell table:formula="of:=[.O153]^2" office:value-type="float" office:value="0.0433366358239476" calcext:value-type="float">
            <text:p>0.043336635823948</text:p>
          </table:table-cell>
          <table:table-cell table:number-columns-repeated="2"/>
          <table:table-cell table:formula="of:=[.Q153]^2" office:value-type="float" office:value="22800.698001" calcext:value-type="float">
            <text:p>22800.698001</text:p>
          </table:table-cell>
          <table:table-cell/>
          <table:table-cell table:formula="of:=[.R153]^2" office:value-type="float" office:value="0.02162113287757" calcext:value-type="float">
            <text:p>0.02162113287757</text:p>
          </table:table-cell>
          <table:table-cell table:number-columns-repeated="17"/>
          <table:table-cell office:value-type="float" office:value="151.188" calcext:value-type="float">
            <text:p>151.188</text:p>
          </table:table-cell>
          <table:table-cell table:formula="of:=-LN([.BB153]/14.6315)" office:value-type="float" office:value="0.171960897636872" calcext:value-type="float">
            <text:p>0.171960897636872</text:p>
          </table:table-cell>
          <table:table-cell/>
          <table:table-cell office:value-type="float" office:value="12.3199" calcext:value-type="float">
            <text:p>12.3199</text:p>
          </table:table-cell>
          <table:table-cell/>
          <table:table-cell table:formula="of:=[.AY154]^2" office:value-type="float" office:value="23161.491721" calcext:value-type="float">
            <text:p>23161.491721</text:p>
          </table:table-cell>
          <table:table-cell/>
          <table:table-cell table:formula="of:=[.AZ153]^2" office:value-type="float" office:value="0.0295705503160787" calcext:value-type="float">
            <text:p>0.029570550316079</text:p>
          </table:table-cell>
          <table:table-cell/>
        </table:table-row>
        <table:table-row table:style-name="ro1">
          <table:table-cell office:value-type="float" office:value="152.191" calcext:value-type="float">
            <text:p>152.191</text:p>
          </table:table-cell>
          <table:table-cell office:value-type="float" office:value="10.901" calcext:value-type="float">
            <text:p>10.901</text:p>
          </table:table-cell>
          <table:table-cell/>
          <table:table-cell office:value-type="float" office:value="152.143" calcext:value-type="float">
            <text:p>152.143</text:p>
          </table:table-cell>
          <table:table-cell office:value-type="float" office:value="6.8891" calcext:value-type="float">
            <text:p>6.8891</text:p>
          </table:table-cell>
          <table:table-cell/>
          <table:table-cell office:value-type="float" office:value="151.999" calcext:value-type="float">
            <text:p>151.999</text:p>
          </table:table-cell>
          <table:table-cell office:value-type="float" office:value="9.625" calcext:value-type="float">
            <text:p>9.625</text:p>
          </table:table-cell>
          <table:table-cell table:number-columns-repeated="2"/>
          <table:table-cell office:value-type="float" office:value="152.191" calcext:value-type="float">
            <text:p>152.191</text:p>
          </table:table-cell>
          <table:table-cell table:formula="of:=-LN([.B154]/15.2763)" office:value-type="float" office:value="0.337448079673074" calcext:value-type="float">
            <text:p>0.337448079673074</text:p>
          </table:table-cell>
          <table:table-cell/>
          <table:table-cell office:value-type="float" office:value="152.143" calcext:value-type="float">
            <text:p>152.143</text:p>
          </table:table-cell>
          <table:table-cell table:formula="of:= -LN([.E154]/8.4971)" office:value-type="float" office:value="0.20978447641114" calcext:value-type="float">
            <text:p>0.20978447641114</text:p>
          </table:table-cell>
          <table:table-cell/>
          <table:table-cell office:value-type="float" office:value="151.999" calcext:value-type="float">
            <text:p>151.999</text:p>
          </table:table-cell>
          <table:table-cell table:formula="of:=-LN([.H154]/11.159)" office:value-type="float" office:value="0.147882467029716" calcext:value-type="float">
            <text:p>0.147882467029716</text:p>
          </table:table-cell>
          <table:table-cell/>
          <table:table-cell table:formula="of:=[.K154]^2" office:value-type="float" office:value="23162.100481" calcext:value-type="float">
            <text:p>23162.100481</text:p>
          </table:table-cell>
          <table:table-cell/>
          <table:table-cell table:formula="of:=[.L154]^2" office:value-type="float" office:value="0.113871206475045" calcext:value-type="float">
            <text:p>0.113871206475045</text:p>
          </table:table-cell>
          <table:table-cell table:number-columns-repeated="3"/>
          <table:table-cell table:formula="of:=[.N154]^2" office:value-type="float" office:value="23147.492449" calcext:value-type="float">
            <text:p>23147.492449</text:p>
          </table:table-cell>
          <table:table-cell/>
          <table:table-cell table:formula="of:=[.O154]^2" office:value-type="float" office:value="0.0440095265430962" calcext:value-type="float">
            <text:p>0.044009526543096</text:p>
          </table:table-cell>
          <table:table-cell table:number-columns-repeated="2"/>
          <table:table-cell table:formula="of:=[.Q154]^2" office:value-type="float" office:value="23103.696001" calcext:value-type="float">
            <text:p>23103.696001</text:p>
          </table:table-cell>
          <table:table-cell/>
          <table:table-cell table:formula="of:=[.R154]^2" office:value-type="float" office:value="0.0218692240547951" calcext:value-type="float">
            <text:p>0.021869224054795</text:p>
          </table:table-cell>
          <table:table-cell table:number-columns-repeated="17"/>
          <table:table-cell office:value-type="float" office:value="152.189" calcext:value-type="float">
            <text:p>152.189</text:p>
          </table:table-cell>
          <table:table-cell table:formula="of:=-LN([.BB154]/14.6315)" office:value-type="float" office:value="0.17315480155979" calcext:value-type="float">
            <text:p>0.17315480155979</text:p>
          </table:table-cell>
          <table:table-cell/>
          <table:table-cell office:value-type="float" office:value="12.3052" calcext:value-type="float">
            <text:p>12.3052</text:p>
          </table:table-cell>
          <table:table-cell/>
          <table:table-cell table:formula="of:=[.AY155]^2" office:value-type="float" office:value="23466.563344" calcext:value-type="float">
            <text:p>23466.563344</text:p>
          </table:table-cell>
          <table:table-cell/>
          <table:table-cell table:formula="of:=[.AZ154]^2" office:value-type="float" office:value="0.0299825853032102" calcext:value-type="float">
            <text:p>0.02998258530321</text:p>
          </table:table-cell>
          <table:table-cell/>
        </table:table-row>
        <table:table-row table:style-name="ro1">
          <table:table-cell office:value-type="float" office:value="153.191" calcext:value-type="float">
            <text:p>153.191</text:p>
          </table:table-cell>
          <table:table-cell office:value-type="float" office:value="10.8756" calcext:value-type="float">
            <text:p>10.8756</text:p>
          </table:table-cell>
          <table:table-cell/>
          <table:table-cell office:value-type="float" office:value="153.144" calcext:value-type="float">
            <text:p>153.144</text:p>
          </table:table-cell>
          <table:table-cell office:value-type="float" office:value="6.8803" calcext:value-type="float">
            <text:p>6.8803</text:p>
          </table:table-cell>
          <table:table-cell/>
          <table:table-cell office:value-type="float" office:value="152.999" calcext:value-type="float">
            <text:p>152.999</text:p>
          </table:table-cell>
          <table:table-cell office:value-type="float" office:value="9.6165" calcext:value-type="float">
            <text:p>9.6165</text:p>
          </table:table-cell>
          <table:table-cell table:number-columns-repeated="2"/>
          <table:table-cell office:value-type="float" office:value="153.191" calcext:value-type="float">
            <text:p>153.191</text:p>
          </table:table-cell>
          <table:table-cell table:formula="of:=-LN([.B155]/15.2763)" office:value-type="float" office:value="0.339780859952696" calcext:value-type="float">
            <text:p>0.339780859952696</text:p>
          </table:table-cell>
          <table:table-cell/>
          <table:table-cell office:value-type="float" office:value="153.144" calcext:value-type="float">
            <text:p>153.144</text:p>
          </table:table-cell>
          <table:table-cell table:formula="of:= -LN([.E155]/8.4971)" office:value-type="float" office:value="0.211062673165989" calcext:value-type="float">
            <text:p>0.211062673165989</text:p>
          </table:table-cell>
          <table:table-cell/>
          <table:table-cell office:value-type="float" office:value="152.999" calcext:value-type="float">
            <text:p>152.999</text:p>
          </table:table-cell>
          <table:table-cell table:formula="of:=-LN([.H155]/11.159)" office:value-type="float" office:value="0.14876597409028" calcext:value-type="float">
            <text:p>0.14876597409028</text:p>
          </table:table-cell>
          <table:table-cell/>
          <table:table-cell table:formula="of:=[.K155]^2" office:value-type="float" office:value="23467.482481" calcext:value-type="float">
            <text:p>23467.482481</text:p>
          </table:table-cell>
          <table:table-cell/>
          <table:table-cell table:formula="of:=[.L155]^2" office:value-type="float" office:value="0.115451032790193" calcext:value-type="float">
            <text:p>0.115451032790193</text:p>
          </table:table-cell>
          <table:table-cell table:number-columns-repeated="3"/>
          <table:table-cell table:formula="of:=[.N155]^2" office:value-type="float" office:value="23453.084736" calcext:value-type="float">
            <text:p>23453.084736</text:p>
          </table:table-cell>
          <table:table-cell/>
          <table:table-cell table:formula="of:=[.O155]^2" office:value-type="float" office:value="0.0445474520039732" calcext:value-type="float">
            <text:p>0.044547452003973</text:p>
          </table:table-cell>
          <table:table-cell table:number-columns-repeated="2"/>
          <table:table-cell table:formula="of:=[.Q155]^2" office:value-type="float" office:value="23408.694001" calcext:value-type="float">
            <text:p>23408.694001</text:p>
          </table:table-cell>
          <table:table-cell/>
          <table:table-cell table:formula="of:=[.R155]^2" office:value-type="float" office:value="0.0221313150470297" calcext:value-type="float">
            <text:p>0.02213131504703</text:p>
          </table:table-cell>
          <table:table-cell table:number-columns-repeated="17"/>
          <table:table-cell office:value-type="float" office:value="153.188" calcext:value-type="float">
            <text:p>153.188</text:p>
          </table:table-cell>
          <table:table-cell table:formula="of:=-LN([.BB155]/14.6315)" office:value-type="float" office:value="0.174358268991873" calcext:value-type="float">
            <text:p>0.174358268991873</text:p>
          </table:table-cell>
          <table:table-cell/>
          <table:table-cell office:value-type="float" office:value="12.2904" calcext:value-type="float">
            <text:p>12.2904</text:p>
          </table:table-cell>
          <table:table-cell/>
          <table:table-cell table:formula="of:=[.AY156]^2" office:value-type="float" office:value="23773.939344" calcext:value-type="float">
            <text:p>23773.939344</text:p>
          </table:table-cell>
          <table:table-cell/>
          <table:table-cell table:formula="of:=[.AZ155]^2" office:value-type="float" office:value="0.0304008059658425" calcext:value-type="float">
            <text:p>0.030400805965843</text:p>
          </table:table-cell>
          <table:table-cell/>
        </table:table-row>
        <table:table-row table:style-name="ro1">
          <table:table-cell office:value-type="float" office:value="154.191" calcext:value-type="float">
            <text:p>154.191</text:p>
          </table:table-cell>
          <table:table-cell office:value-type="float" office:value="10.8529" calcext:value-type="float">
            <text:p>10.8529</text:p>
          </table:table-cell>
          <table:table-cell/>
          <table:table-cell office:value-type="float" office:value="154.144" calcext:value-type="float">
            <text:p>154.144</text:p>
          </table:table-cell>
          <table:table-cell office:value-type="float" office:value="6.8704" calcext:value-type="float">
            <text:p>6.8704</text:p>
          </table:table-cell>
          <table:table-cell/>
          <table:table-cell office:value-type="float" office:value="153.999" calcext:value-type="float">
            <text:p>153.999</text:p>
          </table:table-cell>
          <table:table-cell office:value-type="float" office:value="9.6066" calcext:value-type="float">
            <text:p>9.6066</text:p>
          </table:table-cell>
          <table:table-cell table:number-columns-repeated="2"/>
          <table:table-cell office:value-type="float" office:value="154.191" calcext:value-type="float">
            <text:p>154.191</text:p>
          </table:table-cell>
          <table:table-cell table:formula="of:=-LN([.B156]/15.2763)" office:value-type="float" office:value="0.341870282440067" calcext:value-type="float">
            <text:p>0.341870282440067</text:p>
          </table:table-cell>
          <table:table-cell/>
          <table:table-cell office:value-type="float" office:value="154.144" calcext:value-type="float">
            <text:p>154.144</text:p>
          </table:table-cell>
          <table:table-cell table:formula="of:= -LN([.E156]/8.4971)" office:value-type="float" office:value="0.212502600109424" calcext:value-type="float">
            <text:p>0.212502600109424</text:p>
          </table:table-cell>
          <table:table-cell/>
          <table:table-cell office:value-type="float" office:value="153.999" calcext:value-type="float">
            <text:p>153.999</text:p>
          </table:table-cell>
          <table:table-cell table:formula="of:=-LN([.H156]/11.159)" office:value-type="float" office:value="0.149795984949637" calcext:value-type="float">
            <text:p>0.149795984949637</text:p>
          </table:table-cell>
          <table:table-cell/>
          <table:table-cell table:formula="of:=[.K156]^2" office:value-type="float" office:value="23774.864481" calcext:value-type="float">
            <text:p>23774.864481</text:p>
          </table:table-cell>
          <table:table-cell/>
          <table:table-cell table:formula="of:=[.L156]^2" office:value-type="float" office:value="0.116875290015651" calcext:value-type="float">
            <text:p>0.116875290015651</text:p>
          </table:table-cell>
          <table:table-cell table:number-columns-repeated="3"/>
          <table:table-cell table:formula="of:=[.N156]^2" office:value-type="float" office:value="23760.372736" calcext:value-type="float">
            <text:p>23760.372736</text:p>
          </table:table-cell>
          <table:table-cell/>
          <table:table-cell table:formula="of:=[.O156]^2" office:value-type="float" office:value="0.045157355053266" calcext:value-type="float">
            <text:p>0.045157355053266</text:p>
          </table:table-cell>
          <table:table-cell table:number-columns-repeated="2"/>
          <table:table-cell table:formula="of:=[.Q156]^2" office:value-type="float" office:value="23715.692001" calcext:value-type="float">
            <text:p>23715.692001</text:p>
          </table:table-cell>
          <table:table-cell/>
          <table:table-cell table:formula="of:=[.R156]^2" office:value-type="float" office:value="0.022438837107032" calcext:value-type="float">
            <text:p>0.022438837107032</text:p>
          </table:table-cell>
          <table:table-cell table:number-columns-repeated="17"/>
          <table:table-cell office:value-type="float" office:value="154.188" calcext:value-type="float">
            <text:p>154.188</text:p>
          </table:table-cell>
          <table:table-cell table:formula="of:=-LN([.BB156]/14.6315)" office:value-type="float" office:value="0.175449145627484" calcext:value-type="float">
            <text:p>0.175449145627484</text:p>
          </table:table-cell>
          <table:table-cell/>
          <table:table-cell office:value-type="float" office:value="12.277" calcext:value-type="float">
            <text:p>12.277</text:p>
          </table:table-cell>
          <table:table-cell/>
          <table:table-cell table:formula="of:=[.AY157]^2" office:value-type="float" office:value="24083.625721" calcext:value-type="float">
            <text:p>24083.625721</text:p>
          </table:table-cell>
          <table:table-cell/>
          <table:table-cell table:formula="of:=[.AZ156]^2" office:value-type="float" office:value="0.030782402701414" calcext:value-type="float">
            <text:p>0.030782402701414</text:p>
          </table:table-cell>
          <table:table-cell/>
        </table:table-row>
        <table:table-row table:style-name="ro1">
          <table:table-cell office:value-type="float" office:value="155.19" calcext:value-type="float">
            <text:p>155.19</text:p>
          </table:table-cell>
          <table:table-cell office:value-type="float" office:value="10.8286" calcext:value-type="float">
            <text:p>10.8286</text:p>
          </table:table-cell>
          <table:table-cell/>
          <table:table-cell office:value-type="float" office:value="155.144" calcext:value-type="float">
            <text:p>155.144</text:p>
          </table:table-cell>
          <table:table-cell office:value-type="float" office:value="6.8619" calcext:value-type="float">
            <text:p>6.8619</text:p>
          </table:table-cell>
          <table:table-cell/>
          <table:table-cell office:value-type="float" office:value="154.999" calcext:value-type="float">
            <text:p>154.999</text:p>
          </table:table-cell>
          <table:table-cell office:value-type="float" office:value="9.598" calcext:value-type="float">
            <text:p>9.598</text:p>
          </table:table-cell>
          <table:table-cell table:number-columns-repeated="2"/>
          <table:table-cell office:value-type="float" office:value="155.19" calcext:value-type="float">
            <text:p>155.19</text:p>
          </table:table-cell>
          <table:table-cell table:formula="of:=-LN([.B157]/15.2763)" office:value-type="float" office:value="0.344111825707336" calcext:value-type="float">
            <text:p>0.344111825707336</text:p>
          </table:table-cell>
          <table:table-cell/>
          <table:table-cell office:value-type="float" office:value="155.144" calcext:value-type="float">
            <text:p>155.144</text:p>
          </table:table-cell>
          <table:table-cell table:formula="of:= -LN([.E157]/8.4971)" office:value-type="float" office:value="0.213740557492463" calcext:value-type="float">
            <text:p>0.213740557492463</text:p>
          </table:table-cell>
          <table:table-cell/>
          <table:table-cell office:value-type="float" office:value="154.999" calcext:value-type="float">
            <text:p>154.999</text:p>
          </table:table-cell>
          <table:table-cell table:formula="of:=-LN([.H157]/11.159)" office:value-type="float" office:value="0.15069160376751" calcext:value-type="float">
            <text:p>0.15069160376751</text:p>
          </table:table-cell>
          <table:table-cell/>
          <table:table-cell table:formula="of:=[.K157]^2" office:value-type="float" office:value="24083.9361" calcext:value-type="float">
            <text:p>24083.9361</text:p>
          </table:table-cell>
          <table:table-cell/>
          <table:table-cell table:formula="of:=[.L157]^2" office:value-type="float" office:value="0.118412948591636" calcext:value-type="float">
            <text:p>0.118412948591636</text:p>
          </table:table-cell>
          <table:table-cell table:number-columns-repeated="3"/>
          <table:table-cell table:formula="of:=[.N157]^2" office:value-type="float" office:value="24069.660736" calcext:value-type="float">
            <text:p>24069.660736</text:p>
          </table:table-cell>
          <table:table-cell/>
          <table:table-cell table:formula="of:=[.O157]^2" office:value-type="float" office:value="0.0456850259171887" calcext:value-type="float">
            <text:p>0.045685025917189</text:p>
          </table:table-cell>
          <table:table-cell table:number-columns-repeated="2"/>
          <table:table-cell table:formula="of:=[.Q157]^2" office:value-type="float" office:value="24024.690001" calcext:value-type="float">
            <text:p>24024.690001</text:p>
          </table:table-cell>
          <table:table-cell/>
          <table:table-cell table:formula="of:=[.R157]^2" office:value-type="float" office:value="0.0227079594460243" calcext:value-type="float">
            <text:p>0.022707959446024</text:p>
          </table:table-cell>
          <table:table-cell table:number-columns-repeated="17"/>
          <table:table-cell office:value-type="float" office:value="155.189" calcext:value-type="float">
            <text:p>155.189</text:p>
          </table:table-cell>
          <table:table-cell table:formula="of:=-LN([.BB157]/14.6315)" office:value-type="float" office:value="0.176671689485691" calcext:value-type="float">
            <text:p>0.176671689485691</text:p>
          </table:table-cell>
          <table:table-cell/>
          <table:table-cell office:value-type="float" office:value="12.262" calcext:value-type="float">
            <text:p>12.262</text:p>
          </table:table-cell>
          <table:table-cell/>
          <table:table-cell table:formula="of:=[.AY158]^2" office:value-type="float" office:value="24395.003721" calcext:value-type="float">
            <text:p>24395.003721</text:p>
          </table:table-cell>
          <table:table-cell/>
          <table:table-cell table:formula="of:=[.AZ157]^2" office:value-type="float" office:value="0.0312128858657282" calcext:value-type="float">
            <text:p>0.031212885865728</text:p>
          </table:table-cell>
          <table:table-cell/>
        </table:table-row>
        <table:table-row table:style-name="ro1">
          <table:table-cell office:value-type="float" office:value="156.191" calcext:value-type="float">
            <text:p>156.191</text:p>
          </table:table-cell>
          <table:table-cell office:value-type="float" office:value="10.8048" calcext:value-type="float">
            <text:p>10.8048</text:p>
          </table:table-cell>
          <table:table-cell/>
          <table:table-cell office:value-type="float" office:value="156.144" calcext:value-type="float">
            <text:p>156.144</text:p>
          </table:table-cell>
          <table:table-cell office:value-type="float" office:value="6.8528" calcext:value-type="float">
            <text:p>6.8528</text:p>
          </table:table-cell>
          <table:table-cell/>
          <table:table-cell office:value-type="float" office:value="155.999" calcext:value-type="float">
            <text:p>155.999</text:p>
          </table:table-cell>
          <table:table-cell office:value-type="float" office:value="9.5888" calcext:value-type="float">
            <text:p>9.5888</text:p>
          </table:table-cell>
          <table:table-cell table:number-columns-repeated="2"/>
          <table:table-cell office:value-type="float" office:value="156.191" calcext:value-type="float">
            <text:p>156.191</text:p>
          </table:table-cell>
          <table:table-cell table:formula="of:=-LN([.B158]/15.2763)" office:value-type="float" office:value="0.346312127980855" calcext:value-type="float">
            <text:p>0.346312127980855</text:p>
          </table:table-cell>
          <table:table-cell/>
          <table:table-cell office:value-type="float" office:value="156.144" calcext:value-type="float">
            <text:p>156.144</text:p>
          </table:table-cell>
          <table:table-cell table:formula="of:= -LN([.E158]/8.4971)" office:value-type="float" office:value="0.21506760093278" calcext:value-type="float">
            <text:p>0.21506760093278</text:p>
          </table:table-cell>
          <table:table-cell/>
          <table:table-cell office:value-type="float" office:value="155.999" calcext:value-type="float">
            <text:p>155.999</text:p>
          </table:table-cell>
          <table:table-cell table:formula="of:=-LN([.H158]/11.159)" office:value-type="float" office:value="0.15165059648178" calcext:value-type="float">
            <text:p>0.15165059648178</text:p>
          </table:table-cell>
          <table:table-cell/>
          <table:table-cell table:formula="of:=[.K158]^2" office:value-type="float" office:value="24395.628481" calcext:value-type="float">
            <text:p>24395.628481</text:p>
          </table:table-cell>
          <table:table-cell/>
          <table:table-cell table:formula="of:=[.L158]^2" office:value-type="float" office:value="0.119932089986628" calcext:value-type="float">
            <text:p>0.119932089986628</text:p>
          </table:table-cell>
          <table:table-cell table:number-columns-repeated="3"/>
          <table:table-cell table:formula="of:=[.N158]^2" office:value-type="float" office:value="24380.948736" calcext:value-type="float">
            <text:p>24380.948736</text:p>
          </table:table-cell>
          <table:table-cell/>
          <table:table-cell table:formula="of:=[.O158]^2" office:value-type="float" office:value="0.0462540729709814" calcext:value-type="float">
            <text:p>0.046254072970982</text:p>
          </table:table-cell>
          <table:table-cell table:number-columns-repeated="2"/>
          <table:table-cell table:formula="of:=[.Q158]^2" office:value-type="float" office:value="24335.688001" calcext:value-type="float">
            <text:p>24335.688001</text:p>
          </table:table-cell>
          <table:table-cell/>
          <table:table-cell table:formula="of:=[.R158]^2" office:value-type="float" office:value="0.0229979034132798" calcext:value-type="float">
            <text:p>0.02299790341328</text:p>
          </table:table-cell>
          <table:table-cell table:number-columns-repeated="17"/>
          <table:table-cell office:value-type="float" office:value="156.189" calcext:value-type="float">
            <text:p>156.189</text:p>
          </table:table-cell>
          <table:table-cell table:formula="of:=-LN([.BB158]/14.6315)" office:value-type="float" office:value="0.177846739397308" calcext:value-type="float">
            <text:p>0.177846739397308</text:p>
          </table:table-cell>
          <table:table-cell/>
          <table:table-cell office:value-type="float" office:value="12.2476" calcext:value-type="float">
            <text:p>12.2476</text:p>
          </table:table-cell>
          <table:table-cell/>
          <table:table-cell table:formula="of:=[.AY159]^2" office:value-type="float" office:value="24708.067344" calcext:value-type="float">
            <text:p>24708.067344</text:p>
          </table:table-cell>
          <table:table-cell/>
          <table:table-cell table:formula="of:=[.AZ158]^2" office:value-type="float" office:value="0.031629462714254" calcext:value-type="float">
            <text:p>0.031629462714254</text:p>
          </table:table-cell>
          <table:table-cell/>
        </table:table-row>
        <table:table-row table:style-name="ro1">
          <table:table-cell office:value-type="float" office:value="157.191" calcext:value-type="float">
            <text:p>157.191</text:p>
          </table:table-cell>
          <table:table-cell office:value-type="float" office:value="10.7812" calcext:value-type="float">
            <text:p>10.7812</text:p>
          </table:table-cell>
          <table:table-cell/>
          <table:table-cell office:value-type="float" office:value="157.144" calcext:value-type="float">
            <text:p>157.144</text:p>
          </table:table-cell>
          <table:table-cell office:value-type="float" office:value="6.8437" calcext:value-type="float">
            <text:p>6.8437</text:p>
          </table:table-cell>
          <table:table-cell/>
          <table:table-cell office:value-type="float" office:value="156.999" calcext:value-type="float">
            <text:p>156.999</text:p>
          </table:table-cell>
          <table:table-cell office:value-type="float" office:value="9.5795" calcext:value-type="float">
            <text:p>9.5795</text:p>
          </table:table-cell>
          <table:table-cell table:number-columns-repeated="2"/>
          <table:table-cell office:value-type="float" office:value="157.191" calcext:value-type="float">
            <text:p>157.191</text:p>
          </table:table-cell>
          <table:table-cell table:formula="of:=-LN([.B159]/15.2763)" office:value-type="float" office:value="0.348498731279575" calcext:value-type="float">
            <text:p>0.348498731279575</text:p>
          </table:table-cell>
          <table:table-cell/>
          <table:table-cell office:value-type="float" office:value="157.144" calcext:value-type="float">
            <text:p>157.144</text:p>
          </table:table-cell>
          <table:table-cell table:formula="of:= -LN([.E159]/8.4971)" office:value-type="float" office:value="0.216396407757737" calcext:value-type="float">
            <text:p>0.216396407757737</text:p>
          </table:table-cell>
          <table:table-cell/>
          <table:table-cell office:value-type="float" office:value="156.999" calcext:value-type="float">
            <text:p>156.999</text:p>
          </table:table-cell>
          <table:table-cell table:formula="of:=-LN([.H159]/11.159)" office:value-type="float" office:value="0.152620948649654" calcext:value-type="float">
            <text:p>0.152620948649654</text:p>
          </table:table-cell>
          <table:table-cell/>
          <table:table-cell table:formula="of:=[.K159]^2" office:value-type="float" office:value="24709.010481" calcext:value-type="float">
            <text:p>24709.010481</text:p>
          </table:table-cell>
          <table:table-cell/>
          <table:table-cell table:formula="of:=[.L159]^2" office:value-type="float" office:value="0.121451365703474" calcext:value-type="float">
            <text:p>0.121451365703474</text:p>
          </table:table-cell>
          <table:table-cell table:number-columns-repeated="3"/>
          <table:table-cell table:formula="of:=[.N159]^2" office:value-type="float" office:value="24694.236736" calcext:value-type="float">
            <text:p>24694.236736</text:p>
          </table:table-cell>
          <table:table-cell/>
          <table:table-cell table:formula="of:=[.O159]^2" office:value-type="float" office:value="0.0468274052904526" calcext:value-type="float">
            <text:p>0.046827405290453</text:p>
          </table:table-cell>
          <table:table-cell table:number-columns-repeated="2"/>
          <table:table-cell table:formula="of:=[.Q159]^2" office:value-type="float" office:value="24648.686001" calcext:value-type="float">
            <text:p>24648.686001</text:p>
          </table:table-cell>
          <table:table-cell/>
          <table:table-cell table:formula="of:=[.R159]^2" office:value-type="float" office:value="0.0232931539667204" calcext:value-type="float">
            <text:p>0.02329315396672</text:p>
          </table:table-cell>
          <table:table-cell table:number-columns-repeated="17"/>
          <table:table-cell office:value-type="float" office:value="157.188" calcext:value-type="float">
            <text:p>157.188</text:p>
          </table:table-cell>
          <table:table-cell table:formula="of:=-LN([.BB159]/14.6315)" office:value-type="float" office:value="0.179055870114382" calcext:value-type="float">
            <text:p>0.179055870114382</text:p>
          </table:table-cell>
          <table:table-cell/>
          <table:table-cell office:value-type="float" office:value="12.2328" calcext:value-type="float">
            <text:p>12.2328</text:p>
          </table:table-cell>
          <table:table-cell/>
          <table:table-cell table:formula="of:=[.AY160]^2" office:value-type="float" office:value="25023.759721" calcext:value-type="float">
            <text:p>25023.759721</text:p>
          </table:table-cell>
          <table:table-cell/>
          <table:table-cell table:formula="of:=[.AZ159]^2" office:value-type="float" office:value="0.0320610046224185" calcext:value-type="float">
            <text:p>0.032061004622419</text:p>
          </table:table-cell>
          <table:table-cell/>
        </table:table-row>
        <table:table-row table:style-name="ro1">
          <table:table-cell office:value-type="float" office:value="158.191" calcext:value-type="float">
            <text:p>158.191</text:p>
          </table:table-cell>
          <table:table-cell office:value-type="float" office:value="10.7575" calcext:value-type="float">
            <text:p>10.7575</text:p>
          </table:table-cell>
          <table:table-cell/>
          <table:table-cell office:value-type="float" office:value="158.143" calcext:value-type="float">
            <text:p>158.143</text:p>
          </table:table-cell>
          <table:table-cell office:value-type="float" office:value="6.8333" calcext:value-type="float">
            <text:p>6.8333</text:p>
          </table:table-cell>
          <table:table-cell/>
          <table:table-cell office:value-type="float" office:value="157.999" calcext:value-type="float">
            <text:p>157.999</text:p>
          </table:table-cell>
          <table:table-cell office:value-type="float" office:value="9.5702" calcext:value-type="float">
            <text:p>9.5702</text:p>
          </table:table-cell>
          <table:table-cell table:number-columns-repeated="2"/>
          <table:table-cell office:value-type="float" office:value="158.191" calcext:value-type="float">
            <text:p>158.191</text:p>
          </table:table-cell>
          <table:table-cell table:formula="of:=-LN([.B160]/15.2763)" office:value-type="float" office:value="0.350699422088677" calcext:value-type="float">
            <text:p>0.350699422088677</text:p>
          </table:table-cell>
          <table:table-cell/>
          <table:table-cell office:value-type="float" office:value="158.143" calcext:value-type="float">
            <text:p>158.143</text:p>
          </table:table-cell>
          <table:table-cell table:formula="of:= -LN([.E160]/8.4971)" office:value-type="float" office:value="0.217917209396175" calcext:value-type="float">
            <text:p>0.217917209396175</text:p>
          </table:table-cell>
          <table:table-cell/>
          <table:table-cell office:value-type="float" office:value="157.999" calcext:value-type="float">
            <text:p>157.999</text:p>
          </table:table-cell>
          <table:table-cell table:formula="of:=-LN([.H160]/11.159)" office:value-type="float" office:value="0.153592243315487" calcext:value-type="float">
            <text:p>0.153592243315487</text:p>
          </table:table-cell>
          <table:table-cell/>
          <table:table-cell table:formula="of:=[.K160]^2" office:value-type="float" office:value="25024.392481" calcext:value-type="float">
            <text:p>25024.392481</text:p>
          </table:table-cell>
          <table:table-cell/>
          <table:table-cell table:formula="of:=[.L160]^2" office:value-type="float" office:value="0.122990084653332" calcext:value-type="float">
            <text:p>0.122990084653332</text:p>
          </table:table-cell>
          <table:table-cell table:number-columns-repeated="3"/>
          <table:table-cell table:formula="of:=[.N160]^2" office:value-type="float" office:value="25009.208449" calcext:value-type="float">
            <text:p>25009.208449</text:p>
          </table:table-cell>
          <table:table-cell/>
          <table:table-cell table:formula="of:=[.O160]^2" office:value-type="float" office:value="0.0474879101510162" calcext:value-type="float">
            <text:p>0.047487910151016</text:p>
          </table:table-cell>
          <table:table-cell table:number-columns-repeated="2"/>
          <table:table-cell table:formula="of:=[.Q160]^2" office:value-type="float" office:value="24963.684001" calcext:value-type="float">
            <text:p>24963.684001</text:p>
          </table:table-cell>
          <table:table-cell/>
          <table:table-cell table:formula="of:=[.R160]^2" office:value-type="float" office:value="0.0235905772066837" calcext:value-type="float">
            <text:p>0.023590577206684</text:p>
          </table:table-cell>
          <table:table-cell table:number-columns-repeated="17"/>
          <table:table-cell office:value-type="float" office:value="158.189" calcext:value-type="float">
            <text:p>158.189</text:p>
          </table:table-cell>
          <table:table-cell table:formula="of:=-LN([.BB160]/14.6315)" office:value-type="float" office:value="0.18024191096324" calcext:value-type="float">
            <text:p>0.18024191096324</text:p>
          </table:table-cell>
          <table:table-cell/>
          <table:table-cell office:value-type="float" office:value="12.2183" calcext:value-type="float">
            <text:p>12.2183</text:p>
          </table:table-cell>
          <table:table-cell/>
          <table:table-cell table:formula="of:=[.AY161]^2" office:value-type="float" office:value="25340.819344" calcext:value-type="float">
            <text:p>25340.819344</text:p>
          </table:table-cell>
          <table:table-cell/>
          <table:table-cell table:formula="of:=[.AZ160]^2" office:value-type="float" office:value="0.0324871464676805" calcext:value-type="float">
            <text:p>0.032487146467681</text:p>
          </table:table-cell>
          <table:table-cell/>
        </table:table-row>
        <table:table-row table:style-name="ro1">
          <table:table-cell office:value-type="float" office:value="159.191" calcext:value-type="float">
            <text:p>159.191</text:p>
          </table:table-cell>
          <table:table-cell office:value-type="float" office:value="10.734" calcext:value-type="float">
            <text:p>10.734</text:p>
          </table:table-cell>
          <table:table-cell/>
          <table:table-cell office:value-type="float" office:value="159.144" calcext:value-type="float">
            <text:p>159.144</text:p>
          </table:table-cell>
          <table:table-cell office:value-type="float" office:value="6.8239" calcext:value-type="float">
            <text:p>6.8239</text:p>
          </table:table-cell>
          <table:table-cell/>
          <table:table-cell office:value-type="float" office:value="158.999" calcext:value-type="float">
            <text:p>158.999</text:p>
          </table:table-cell>
          <table:table-cell office:value-type="float" office:value="9.5614" calcext:value-type="float">
            <text:p>9.5614</text:p>
          </table:table-cell>
          <table:table-cell table:number-columns-repeated="2"/>
          <table:table-cell office:value-type="float" office:value="159.191" calcext:value-type="float">
            <text:p>159.191</text:p>
          </table:table-cell>
          <table:table-cell table:formula="of:=-LN([.B161]/15.2763)" office:value-type="float" office:value="0.352886334064658" calcext:value-type="float">
            <text:p>0.352886334064658</text:p>
          </table:table-cell>
          <table:table-cell/>
          <table:table-cell office:value-type="float" office:value="159.144" calcext:value-type="float">
            <text:p>159.144</text:p>
          </table:table-cell>
          <table:table-cell table:formula="of:= -LN([.E161]/8.4971)" office:value-type="float" office:value="0.219293772891527" calcext:value-type="float">
            <text:p>0.219293772891527</text:p>
          </table:table-cell>
          <table:table-cell/>
          <table:table-cell office:value-type="float" office:value="158.999" calcext:value-type="float">
            <text:p>158.999</text:p>
          </table:table-cell>
          <table:table-cell table:formula="of:=-LN([.H161]/11.159)" office:value-type="float" office:value="0.154512187347415" calcext:value-type="float">
            <text:p>0.154512187347415</text:p>
          </table:table-cell>
          <table:table-cell/>
          <table:table-cell table:formula="of:=[.K161]^2" office:value-type="float" office:value="25341.774481" calcext:value-type="float">
            <text:p>25341.774481</text:p>
          </table:table-cell>
          <table:table-cell/>
          <table:table-cell table:formula="of:=[.L161]^2" office:value-type="float" office:value="0.124528764769593" calcext:value-type="float">
            <text:p>0.124528764769593</text:p>
          </table:table-cell>
          <table:table-cell table:number-columns-repeated="3"/>
          <table:table-cell table:formula="of:=[.N161]^2" office:value-type="float" office:value="25326.812736" calcext:value-type="float">
            <text:p>25326.812736</text:p>
          </table:table-cell>
          <table:table-cell/>
          <table:table-cell table:formula="of:=[.O161]^2" office:value-type="float" office:value="0.0480897588290004" calcext:value-type="float">
            <text:p>0.048089758829001</text:p>
          </table:table-cell>
          <table:table-cell table:number-columns-repeated="2"/>
          <table:table-cell table:formula="of:=[.Q161]^2" office:value-type="float" office:value="25280.682001" calcext:value-type="float">
            <text:p>25280.682001</text:p>
          </table:table-cell>
          <table:table-cell/>
          <table:table-cell table:formula="of:=[.R161]^2" office:value-type="float" office:value="0.0238740160388825" calcext:value-type="float">
            <text:p>0.023874016038883</text:p>
          </table:table-cell>
          <table:table-cell table:number-columns-repeated="17"/>
          <table:table-cell office:value-type="float" office:value="159.188" calcext:value-type="float">
            <text:p>159.188</text:p>
          </table:table-cell>
          <table:table-cell table:formula="of:=-LN([.BB161]/14.6315)" office:value-type="float" office:value="0.181445748647884" calcext:value-type="float">
            <text:p>0.181445748647884</text:p>
          </table:table-cell>
          <table:table-cell/>
          <table:table-cell office:value-type="float" office:value="12.2036" calcext:value-type="float">
            <text:p>12.2036</text:p>
          </table:table-cell>
          <table:table-cell/>
          <table:table-cell table:formula="of:=[.AY162]^2" office:value-type="float" office:value="25660.195344" calcext:value-type="float">
            <text:p>25660.195344</text:p>
          </table:table-cell>
          <table:table-cell/>
          <table:table-cell table:formula="of:=[.AZ161]^2" office:value-type="float" office:value="0.032922559702391" calcext:value-type="float">
            <text:p>0.032922559702391</text:p>
          </table:table-cell>
          <table:table-cell/>
        </table:table-row>
        <table:table-row table:style-name="ro1">
          <table:table-cell office:value-type="float" office:value="160.191" calcext:value-type="float">
            <text:p>160.191</text:p>
          </table:table-cell>
          <table:table-cell office:value-type="float" office:value="10.7097" calcext:value-type="float">
            <text:p>10.7097</text:p>
          </table:table-cell>
          <table:table-cell/>
          <table:table-cell office:value-type="float" office:value="160.144" calcext:value-type="float">
            <text:p>160.144</text:p>
          </table:table-cell>
          <table:table-cell office:value-type="float" office:value="6.815" calcext:value-type="float">
            <text:p>6.815</text:p>
          </table:table-cell>
          <table:table-cell/>
          <table:table-cell office:value-type="float" office:value="159.998" calcext:value-type="float">
            <text:p>159.998</text:p>
          </table:table-cell>
          <table:table-cell office:value-type="float" office:value="9.5528" calcext:value-type="float">
            <text:p>9.5528</text:p>
          </table:table-cell>
          <table:table-cell table:number-columns-repeated="2"/>
          <table:table-cell office:value-type="float" office:value="160.191" calcext:value-type="float">
            <text:p>160.191</text:p>
          </table:table-cell>
          <table:table-cell table:formula="of:=-LN([.B162]/15.2763)" office:value-type="float" office:value="0.355152734956441" calcext:value-type="float">
            <text:p>0.355152734956441</text:p>
          </table:table-cell>
          <table:table-cell/>
          <table:table-cell office:value-type="float" office:value="160.144" calcext:value-type="float">
            <text:p>160.144</text:p>
          </table:table-cell>
          <table:table-cell table:formula="of:= -LN([.E162]/8.4971)" office:value-type="float" office:value="0.220598863663253" calcext:value-type="float">
            <text:p>0.220598863663253</text:p>
          </table:table-cell>
          <table:table-cell/>
          <table:table-cell office:value-type="float" office:value="159.998" calcext:value-type="float">
            <text:p>159.998</text:p>
          </table:table-cell>
          <table:table-cell table:formula="of:=-LN([.H162]/11.159)" office:value-type="float" office:value="0.155412041966526" calcext:value-type="float">
            <text:p>0.155412041966526</text:p>
          </table:table-cell>
          <table:table-cell/>
          <table:table-cell table:formula="of:=[.K162]^2" office:value-type="float" office:value="25661.156481" calcext:value-type="float">
            <text:p>25661.156481</text:p>
          </table:table-cell>
          <table:table-cell/>
          <table:table-cell table:formula="of:=[.L162]^2" office:value-type="float" office:value="0.12613346514704" calcext:value-type="float">
            <text:p>0.12613346514704</text:p>
          </table:table-cell>
          <table:table-cell table:number-columns-repeated="3"/>
          <table:table-cell table:formula="of:=[.N162]^2" office:value-type="float" office:value="25646.100736" calcext:value-type="float">
            <text:p>25646.100736</text:p>
          </table:table-cell>
          <table:table-cell/>
          <table:table-cell table:formula="of:=[.O162]^2" office:value-type="float" office:value="0.0486638586495186" calcext:value-type="float">
            <text:p>0.048663858649519</text:p>
          </table:table-cell>
          <table:table-cell table:number-columns-repeated="2"/>
          <table:table-cell table:formula="of:=[.Q162]^2" office:value-type="float" office:value="25599.360004" calcext:value-type="float">
            <text:p>25599.360004</text:p>
          </table:table-cell>
          <table:table-cell/>
          <table:table-cell table:formula="of:=[.R162]^2" office:value-type="float" office:value="0.0241529027882054" calcext:value-type="float">
            <text:p>0.024152902788205</text:p>
          </table:table-cell>
          <table:table-cell table:number-columns-repeated="17"/>
          <table:table-cell office:value-type="float" office:value="160.188" calcext:value-type="float">
            <text:p>160.188</text:p>
          </table:table-cell>
          <table:table-cell table:formula="of:=-LN([.BB162]/14.6315)" office:value-type="float" office:value="0.182651037304609" calcext:value-type="float">
            <text:p>0.182651037304609</text:p>
          </table:table-cell>
          <table:table-cell/>
          <table:table-cell office:value-type="float" office:value="12.1889" calcext:value-type="float">
            <text:p>12.1889</text:p>
          </table:table-cell>
          <table:table-cell/>
          <table:table-cell table:formula="of:=[.AY163]^2" office:value-type="float" office:value="25981.893721" calcext:value-type="float">
            <text:p>25981.893721</text:p>
          </table:table-cell>
          <table:table-cell/>
          <table:table-cell table:formula="of:=[.AZ162]^2" office:value-type="float" office:value="0.0333614014284495" calcext:value-type="float">
            <text:p>0.03336140142845</text:p>
          </table:table-cell>
          <table:table-cell/>
        </table:table-row>
        <table:table-row table:style-name="ro1">
          <table:table-cell office:value-type="float" office:value="161.191" calcext:value-type="float">
            <text:p>161.191</text:p>
          </table:table-cell>
          <table:table-cell office:value-type="float" office:value="10.6864" calcext:value-type="float">
            <text:p>10.6864</text:p>
          </table:table-cell>
          <table:table-cell/>
          <table:table-cell office:value-type="float" office:value="161.144" calcext:value-type="float">
            <text:p>161.144</text:p>
          </table:table-cell>
          <table:table-cell office:value-type="float" office:value="6.8057" calcext:value-type="float">
            <text:p>6.8057</text:p>
          </table:table-cell>
          <table:table-cell/>
          <table:table-cell office:value-type="float" office:value="160.998" calcext:value-type="float">
            <text:p>160.998</text:p>
          </table:table-cell>
          <table:table-cell office:value-type="float" office:value="9.5434" calcext:value-type="float">
            <text:p>9.5434</text:p>
          </table:table-cell>
          <table:table-cell table:number-columns-repeated="2"/>
          <table:table-cell office:value-type="float" office:value="161.191" calcext:value-type="float">
            <text:p>161.191</text:p>
          </table:table-cell>
          <table:table-cell table:formula="of:=-LN([.B163]/15.2763)" office:value-type="float" office:value="0.35733070283006" calcext:value-type="float">
            <text:p>0.35733070283006</text:p>
          </table:table-cell>
          <table:table-cell/>
          <table:table-cell office:value-type="float" office:value="161.144" calcext:value-type="float">
            <text:p>161.144</text:p>
          </table:table-cell>
          <table:table-cell table:formula="of:= -LN([.E163]/8.4971)" office:value-type="float" office:value="0.221964432458573" calcext:value-type="float">
            <text:p>0.221964432458573</text:p>
          </table:table-cell>
          <table:table-cell/>
          <table:table-cell office:value-type="float" office:value="160.998" calcext:value-type="float">
            <text:p>160.998</text:p>
          </table:table-cell>
          <table:table-cell table:formula="of:=-LN([.H163]/11.159)" office:value-type="float" office:value="0.156396531106693" calcext:value-type="float">
            <text:p>0.156396531106693</text:p>
          </table:table-cell>
          <table:table-cell/>
          <table:table-cell table:formula="of:=[.K163]^2" office:value-type="float" office:value="25982.538481" calcext:value-type="float">
            <text:p>25982.538481</text:p>
          </table:table-cell>
          <table:table-cell/>
          <table:table-cell table:formula="of:=[.L163]^2" office:value-type="float" office:value="0.127685231185025" calcext:value-type="float">
            <text:p>0.127685231185025</text:p>
          </table:table-cell>
          <table:table-cell table:number-columns-repeated="3"/>
          <table:table-cell table:formula="of:=[.N163]^2" office:value-type="float" office:value="25967.388736" calcext:value-type="float">
            <text:p>25967.388736</text:p>
          </table:table-cell>
          <table:table-cell/>
          <table:table-cell table:formula="of:=[.O163]^2" office:value-type="float" office:value="0.0492682092766563" calcext:value-type="float">
            <text:p>0.049268209276656</text:p>
          </table:table-cell>
          <table:table-cell table:number-columns-repeated="2"/>
          <table:table-cell table:formula="of:=[.Q163]^2" office:value-type="float" office:value="25920.356004" calcext:value-type="float">
            <text:p>25920.356004</text:p>
          </table:table-cell>
          <table:table-cell/>
          <table:table-cell table:formula="of:=[.R163]^2" office:value-type="float" office:value="0.0244598749422067" calcext:value-type="float">
            <text:p>0.024459874942207</text:p>
          </table:table-cell>
          <table:table-cell table:number-columns-repeated="17"/>
          <table:table-cell office:value-type="float" office:value="161.189" calcext:value-type="float">
            <text:p>161.189</text:p>
          </table:table-cell>
          <table:table-cell table:formula="of:=-LN([.BB163]/14.6315)" office:value-type="float" office:value="0.183816710818203" calcext:value-type="float">
            <text:p>0.183816710818203</text:p>
          </table:table-cell>
          <table:table-cell/>
          <table:table-cell office:value-type="float" office:value="12.1747" calcext:value-type="float">
            <text:p>12.1747</text:p>
          </table:table-cell>
          <table:table-cell/>
          <table:table-cell table:formula="of:=[.AY164]^2" office:value-type="float" office:value="26305.271721" calcext:value-type="float">
            <text:p>26305.271721</text:p>
          </table:table-cell>
          <table:table-cell/>
          <table:table-cell table:formula="of:=[.AZ163]^2" office:value-type="float" office:value="0.033788583176023" calcext:value-type="float">
            <text:p>0.033788583176023</text:p>
          </table:table-cell>
          <table:table-cell/>
        </table:table-row>
        <table:table-row table:style-name="ro1">
          <table:table-cell office:value-type="float" office:value="162.191" calcext:value-type="float">
            <text:p>162.191</text:p>
          </table:table-cell>
          <table:table-cell office:value-type="float" office:value="10.663" calcext:value-type="float">
            <text:p>10.663</text:p>
          </table:table-cell>
          <table:table-cell/>
          <table:table-cell office:value-type="float" office:value="162.144" calcext:value-type="float">
            <text:p>162.144</text:p>
          </table:table-cell>
          <table:table-cell office:value-type="float" office:value="6.7972" calcext:value-type="float">
            <text:p>6.7972</text:p>
          </table:table-cell>
          <table:table-cell/>
          <table:table-cell office:value-type="float" office:value="161.998" calcext:value-type="float">
            <text:p>161.998</text:p>
          </table:table-cell>
          <table:table-cell office:value-type="float" office:value="9.5348" calcext:value-type="float">
            <text:p>9.5348</text:p>
          </table:table-cell>
          <table:table-cell table:number-columns-repeated="2"/>
          <table:table-cell office:value-type="float" office:value="162.191" calcext:value-type="float">
            <text:p>162.191</text:p>
          </table:table-cell>
          <table:table-cell table:formula="of:=-LN([.B164]/15.2763)" office:value-type="float" office:value="0.359522802783252" calcext:value-type="float">
            <text:p>0.359522802783252</text:p>
          </table:table-cell>
          <table:table-cell/>
          <table:table-cell office:value-type="float" office:value="162.144" calcext:value-type="float">
            <text:p>162.144</text:p>
          </table:table-cell>
          <table:table-cell table:formula="of:= -LN([.E164]/8.4971)" office:value-type="float" office:value="0.223214166133936" calcext:value-type="float">
            <text:p>0.223214166133936</text:p>
          </table:table-cell>
          <table:table-cell/>
          <table:table-cell office:value-type="float" office:value="161.998" calcext:value-type="float">
            <text:p>161.998</text:p>
          </table:table-cell>
          <table:table-cell table:formula="of:=-LN([.H164]/11.159)" office:value-type="float" office:value="0.157298083725127" calcext:value-type="float">
            <text:p>0.157298083725127</text:p>
          </table:table-cell>
          <table:table-cell/>
          <table:table-cell table:formula="of:=[.K164]^2" office:value-type="float" office:value="26305.920481" calcext:value-type="float">
            <text:p>26305.920481</text:p>
          </table:table-cell>
          <table:table-cell/>
          <table:table-cell table:formula="of:=[.L164]^2" office:value-type="float" office:value="0.129256645721125" calcext:value-type="float">
            <text:p>0.129256645721125</text:p>
          </table:table-cell>
          <table:table-cell table:number-columns-repeated="3"/>
          <table:table-cell table:formula="of:=[.N164]^2" office:value-type="float" office:value="26290.676736" calcext:value-type="float">
            <text:p>26290.676736</text:p>
          </table:table-cell>
          <table:table-cell/>
          <table:table-cell table:formula="of:=[.O164]^2" office:value-type="float" office:value="0.0498245639628683" calcext:value-type="float">
            <text:p>0.049824563962868</text:p>
          </table:table-cell>
          <table:table-cell table:number-columns-repeated="2"/>
          <table:table-cell table:formula="of:=[.Q164]^2" office:value-type="float" office:value="26243.352004" calcext:value-type="float">
            <text:p>26243.352004</text:p>
          </table:table-cell>
          <table:table-cell/>
          <table:table-cell table:formula="of:=[.R164]^2" office:value-type="float" office:value="0.024742687143597" calcext:value-type="float">
            <text:p>0.024742687143597</text:p>
          </table:table-cell>
          <table:table-cell table:number-columns-repeated="17"/>
          <table:table-cell office:value-type="float" office:value="162.189" calcext:value-type="float">
            <text:p>162.189</text:p>
          </table:table-cell>
          <table:table-cell table:formula="of:=-LN([.BB164]/14.6315)" office:value-type="float" office:value="0.184983744712452" calcext:value-type="float">
            <text:p>0.184983744712452</text:p>
          </table:table-cell>
          <table:table-cell/>
          <table:table-cell office:value-type="float" office:value="12.1605" calcext:value-type="float">
            <text:p>12.1605</text:p>
          </table:table-cell>
          <table:table-cell/>
          <table:table-cell table:formula="of:=[.AY165]^2" office:value-type="float" office:value="26630.323344" calcext:value-type="float">
            <text:p>26630.323344</text:p>
          </table:table-cell>
          <table:table-cell/>
          <table:table-cell table:formula="of:=[.AZ164]^2" office:value-type="float" office:value="0.0342189858078417" calcext:value-type="float">
            <text:p>0.034218985807842</text:p>
          </table:table-cell>
          <table:table-cell/>
        </table:table-row>
        <table:table-row table:style-name="ro1">
          <table:table-cell office:value-type="float" office:value="163.191" calcext:value-type="float">
            <text:p>163.191</text:p>
          </table:table-cell>
          <table:table-cell office:value-type="float" office:value="10.6401" calcext:value-type="float">
            <text:p>10.6401</text:p>
          </table:table-cell>
          <table:table-cell/>
          <table:table-cell office:value-type="float" office:value="163.143" calcext:value-type="float">
            <text:p>163.143</text:p>
          </table:table-cell>
          <table:table-cell office:value-type="float" office:value="6.787" calcext:value-type="float">
            <text:p>6.787</text:p>
          </table:table-cell>
          <table:table-cell/>
          <table:table-cell office:value-type="float" office:value="162.999" calcext:value-type="float">
            <text:p>162.999</text:p>
          </table:table-cell>
          <table:table-cell office:value-type="float" office:value="9.5248" calcext:value-type="float">
            <text:p>9.5248</text:p>
          </table:table-cell>
          <table:table-cell table:number-columns-repeated="2"/>
          <table:table-cell office:value-type="float" office:value="163.191" calcext:value-type="float">
            <text:p>163.191</text:p>
          </table:table-cell>
          <table:table-cell table:formula="of:=-LN([.B165]/15.2763)" office:value-type="float" office:value="0.361672725453722" calcext:value-type="float">
            <text:p>0.361672725453722</text:p>
          </table:table-cell>
          <table:table-cell/>
          <table:table-cell office:value-type="float" office:value="163.143" calcext:value-type="float">
            <text:p>163.143</text:p>
          </table:table-cell>
          <table:table-cell table:formula="of:= -LN([.E165]/8.4971)" office:value-type="float" office:value="0.224715911090128" calcext:value-type="float">
            <text:p>0.224715911090128</text:p>
          </table:table-cell>
          <table:table-cell/>
          <table:table-cell office:value-type="float" office:value="162.999" calcext:value-type="float">
            <text:p>162.999</text:p>
          </table:table-cell>
          <table:table-cell table:formula="of:=-LN([.H165]/11.159)" office:value-type="float" office:value="0.158347423786576" calcext:value-type="float">
            <text:p>0.158347423786576</text:p>
          </table:table-cell>
          <table:table-cell/>
          <table:table-cell table:formula="of:=[.K165]^2" office:value-type="float" office:value="26631.302481" calcext:value-type="float">
            <text:p>26631.302481</text:p>
          </table:table-cell>
          <table:table-cell/>
          <table:table-cell table:formula="of:=[.L165]^2" office:value-type="float" office:value="0.130807160337123" calcext:value-type="float">
            <text:p>0.130807160337123</text:p>
          </table:table-cell>
          <table:table-cell table:number-columns-repeated="3"/>
          <table:table-cell table:formula="of:=[.N165]^2" office:value-type="float" office:value="26615.638449" calcext:value-type="float">
            <text:p>26615.638449</text:p>
          </table:table-cell>
          <table:table-cell/>
          <table:table-cell table:formula="of:=[.O165]^2" office:value-type="float" office:value="0.0504972406970663" calcext:value-type="float">
            <text:p>0.050497240697066</text:p>
          </table:table-cell>
          <table:table-cell table:number-columns-repeated="2"/>
          <table:table-cell table:formula="of:=[.Q165]^2" office:value-type="float" office:value="26568.674001" calcext:value-type="float">
            <text:p>26568.674001</text:p>
          </table:table-cell>
          <table:table-cell/>
          <table:table-cell table:formula="of:=[.R165]^2" office:value-type="float" office:value="0.0250739066198454" calcext:value-type="float">
            <text:p>0.025073906619845</text:p>
          </table:table-cell>
          <table:table-cell table:number-columns-repeated="17"/>
          <table:table-cell office:value-type="float" office:value="163.188" calcext:value-type="float">
            <text:p>163.188</text:p>
          </table:table-cell>
          <table:table-cell table:formula="of:=-LN([.BB165]/14.6315)" office:value-type="float" office:value="0.186267410247036" calcext:value-type="float">
            <text:p>0.186267410247036</text:p>
          </table:table-cell>
          <table:table-cell/>
          <table:table-cell office:value-type="float" office:value="12.1449" calcext:value-type="float">
            <text:p>12.1449</text:p>
          </table:table-cell>
          <table:table-cell/>
          <table:table-cell table:formula="of:=[.AY166]^2" office:value-type="float" office:value="26958.027721" calcext:value-type="float">
            <text:p>26958.027721</text:p>
          </table:table-cell>
          <table:table-cell/>
          <table:table-cell table:formula="of:=[.AZ165]^2" office:value-type="float" office:value="0.0346955481201376" calcext:value-type="float">
            <text:p>0.034695548120138</text:p>
          </table:table-cell>
          <table:table-cell/>
        </table:table-row>
        <table:table-row table:style-name="ro1">
          <table:table-cell office:value-type="float" office:value="164.19" calcext:value-type="float">
            <text:p>164.19</text:p>
          </table:table-cell>
          <table:table-cell office:value-type="float" office:value="10.6166" calcext:value-type="float">
            <text:p>10.6166</text:p>
          </table:table-cell>
          <table:table-cell/>
          <table:table-cell office:value-type="float" office:value="164.144" calcext:value-type="float">
            <text:p>164.144</text:p>
          </table:table-cell>
          <table:table-cell office:value-type="float" office:value="6.7766" calcext:value-type="float">
            <text:p>6.7766</text:p>
          </table:table-cell>
          <table:table-cell/>
          <table:table-cell office:value-type="float" office:value="163.999" calcext:value-type="float">
            <text:p>163.999</text:p>
          </table:table-cell>
          <table:table-cell office:value-type="float" office:value="9.5161" calcext:value-type="float">
            <text:p>9.5161</text:p>
          </table:table-cell>
          <table:table-cell table:number-columns-repeated="2"/>
          <table:table-cell office:value-type="float" office:value="164.19" calcext:value-type="float">
            <text:p>164.19</text:p>
          </table:table-cell>
          <table:table-cell table:formula="of:=-LN([.B166]/15.2763)" office:value-type="float" office:value="0.363883793923799" calcext:value-type="float">
            <text:p>0.363883793923799</text:p>
          </table:table-cell>
          <table:table-cell/>
          <table:table-cell office:value-type="float" office:value="164.144" calcext:value-type="float">
            <text:p>164.144</text:p>
          </table:table-cell>
          <table:table-cell table:formula="of:= -LN([.E166]/8.4971)" office:value-type="float" office:value="0.226249427566302" calcext:value-type="float">
            <text:p>0.226249427566302</text:p>
          </table:table-cell>
          <table:table-cell/>
          <table:table-cell office:value-type="float" office:value="163.999" calcext:value-type="float">
            <text:p>163.999</text:p>
          </table:table-cell>
          <table:table-cell table:formula="of:=-LN([.H166]/11.159)" office:value-type="float" office:value="0.159261246201002" calcext:value-type="float">
            <text:p>0.159261246201002</text:p>
          </table:table-cell>
          <table:table-cell/>
          <table:table-cell table:formula="of:=[.K166]^2" office:value-type="float" office:value="26958.3561" calcext:value-type="float">
            <text:p>26958.3561</text:p>
          </table:table-cell>
          <table:table-cell/>
          <table:table-cell table:formula="of:=[.L166]^2" office:value-type="float" office:value="0.132411415480378" calcext:value-type="float">
            <text:p>0.132411415480378</text:p>
          </table:table-cell>
          <table:table-cell table:number-columns-repeated="3"/>
          <table:table-cell table:formula="of:=[.N166]^2" office:value-type="float" office:value="26943.252736" calcext:value-type="float">
            <text:p>26943.252736</text:p>
          </table:table-cell>
          <table:table-cell/>
          <table:table-cell table:formula="of:=[.O166]^2" office:value-type="float" office:value="0.0511888034740793" calcext:value-type="float">
            <text:p>0.051188803474079</text:p>
          </table:table-cell>
          <table:table-cell table:number-columns-repeated="2"/>
          <table:table-cell table:formula="of:=[.Q166]^2" office:value-type="float" office:value="26895.672001" calcext:value-type="float">
            <text:p>26895.672001</text:p>
          </table:table-cell>
          <table:table-cell/>
          <table:table-cell table:formula="of:=[.R166]^2" office:value-type="float" office:value="0.0253641445414962" calcext:value-type="float">
            <text:p>0.025364144541496</text:p>
          </table:table-cell>
          <table:table-cell table:number-columns-repeated="17"/>
          <table:table-cell office:value-type="float" office:value="164.189" calcext:value-type="float">
            <text:p>164.189</text:p>
          </table:table-cell>
          <table:table-cell table:formula="of:=-LN([.BB166]/14.6315)" office:value-type="float" office:value="0.187429065860312" calcext:value-type="float">
            <text:p>0.187429065860312</text:p>
          </table:table-cell>
          <table:table-cell/>
          <table:table-cell office:value-type="float" office:value="12.1308" calcext:value-type="float">
            <text:p>12.1308</text:p>
          </table:table-cell>
          <table:table-cell/>
          <table:table-cell table:formula="of:=[.AY167]^2" office:value-type="float" office:value="27287.405721" calcext:value-type="float">
            <text:p>27287.405721</text:p>
          </table:table-cell>
          <table:table-cell/>
          <table:table-cell table:formula="of:=[.AZ166]^2" office:value-type="float" office:value="0.035129654729269" calcext:value-type="float">
            <text:p>0.035129654729269</text:p>
          </table:table-cell>
          <table:table-cell/>
        </table:table-row>
        <table:table-row table:style-name="ro1">
          <table:table-cell office:value-type="float" office:value="165.19" calcext:value-type="float">
            <text:p>165.19</text:p>
          </table:table-cell>
          <table:table-cell office:value-type="float" office:value="10.593" calcext:value-type="float">
            <text:p>10.593</text:p>
          </table:table-cell>
          <table:table-cell/>
          <table:table-cell office:value-type="float" office:value="165.144" calcext:value-type="float">
            <text:p>165.144</text:p>
          </table:table-cell>
          <table:table-cell office:value-type="float" office:value="6.7678" calcext:value-type="float">
            <text:p>6.7678</text:p>
          </table:table-cell>
          <table:table-cell/>
          <table:table-cell office:value-type="float" office:value="164.999" calcext:value-type="float">
            <text:p>164.999</text:p>
          </table:table-cell>
          <table:table-cell office:value-type="float" office:value="9.5069" calcext:value-type="float">
            <text:p>9.5069</text:p>
          </table:table-cell>
          <table:table-cell table:number-columns-repeated="2"/>
          <table:table-cell office:value-type="float" office:value="165.19" calcext:value-type="float">
            <text:p>165.19</text:p>
          </table:table-cell>
          <table:table-cell table:formula="of:=-LN([.B167]/15.2763)" office:value-type="float" office:value="0.366109202204936" calcext:value-type="float">
            <text:p>0.366109202204936</text:p>
          </table:table-cell>
          <table:table-cell/>
          <table:table-cell office:value-type="float" office:value="165.144" calcext:value-type="float">
            <text:p>165.144</text:p>
          </table:table-cell>
          <table:table-cell table:formula="of:= -LN([.E167]/8.4971)" office:value-type="float" office:value="0.227548857771884" calcext:value-type="float">
            <text:p>0.227548857771884</text:p>
          </table:table-cell>
          <table:table-cell/>
          <table:table-cell office:value-type="float" office:value="164.999" calcext:value-type="float">
            <text:p>164.999</text:p>
          </table:table-cell>
          <table:table-cell table:formula="of:=-LN([.H167]/11.159)" office:value-type="float" office:value="0.160228496447259" calcext:value-type="float">
            <text:p>0.160228496447259</text:p>
          </table:table-cell>
          <table:table-cell/>
          <table:table-cell table:formula="of:=[.K167]^2" office:value-type="float" office:value="27287.7361" calcext:value-type="float">
            <text:p>27287.7361</text:p>
          </table:table-cell>
          <table:table-cell/>
          <table:table-cell table:formula="of:=[.L167]^2" office:value-type="float" office:value="0.134035947939135" calcext:value-type="float">
            <text:p>0.134035947939135</text:p>
          </table:table-cell>
          <table:table-cell table:number-columns-repeated="3"/>
          <table:table-cell table:formula="of:=[.N167]^2" office:value-type="float" office:value="27272.540736" calcext:value-type="float">
            <text:p>27272.540736</text:p>
          </table:table-cell>
          <table:table-cell/>
          <table:table-cell table:formula="of:=[.O167]^2" office:value-type="float" office:value="0.0517784826732893" calcext:value-type="float">
            <text:p>0.051778482673289</text:p>
          </table:table-cell>
          <table:table-cell table:number-columns-repeated="2"/>
          <table:table-cell table:formula="of:=[.Q167]^2" office:value-type="float" office:value="27224.670001" calcext:value-type="float">
            <text:p>27224.670001</text:p>
          </table:table-cell>
          <table:table-cell/>
          <table:table-cell table:formula="of:=[.R167]^2" office:value-type="float" office:value="0.0256731710737493" calcext:value-type="float">
            <text:p>0.025673171073749</text:p>
          </table:table-cell>
          <table:table-cell table:number-columns-repeated="17"/>
          <table:table-cell office:value-type="float" office:value="165.189" calcext:value-type="float">
            <text:p>165.189</text:p>
          </table:table-cell>
          <table:table-cell table:formula="of:=-LN([.BB167]/14.6315)" office:value-type="float" office:value="0.18864159214623" calcext:value-type="float">
            <text:p>0.18864159214623</text:p>
          </table:table-cell>
          <table:table-cell/>
          <table:table-cell office:value-type="float" office:value="12.1161" calcext:value-type="float">
            <text:p>12.1161</text:p>
          </table:table-cell>
          <table:table-cell/>
          <table:table-cell table:formula="of:=[.AY168]^2" office:value-type="float" office:value="27618.783721" calcext:value-type="float">
            <text:p>27618.783721</text:p>
          </table:table-cell>
          <table:table-cell/>
          <table:table-cell table:formula="of:=[.AZ167]^2" office:value-type="float" office:value="0.0355856502874646" calcext:value-type="float">
            <text:p>0.035585650287465</text:p>
          </table:table-cell>
          <table:table-cell/>
        </table:table-row>
        <table:table-row table:style-name="ro1">
          <table:table-cell office:value-type="float" office:value="166.189" calcext:value-type="float">
            <text:p>166.189</text:p>
          </table:table-cell>
          <table:table-cell office:value-type="float" office:value="10.57" calcext:value-type="float">
            <text:p>10.57</text:p>
          </table:table-cell>
          <table:table-cell/>
          <table:table-cell office:value-type="float" office:value="166.144" calcext:value-type="float">
            <text:p>166.144</text:p>
          </table:table-cell>
          <table:table-cell office:value-type="float" office:value="6.7585" calcext:value-type="float">
            <text:p>6.7585</text:p>
          </table:table-cell>
          <table:table-cell/>
          <table:table-cell office:value-type="float" office:value="165.999" calcext:value-type="float">
            <text:p>165.999</text:p>
          </table:table-cell>
          <table:table-cell office:value-type="float" office:value="9.4976" calcext:value-type="float">
            <text:p>9.4976</text:p>
          </table:table-cell>
          <table:table-cell table:number-columns-repeated="2"/>
          <table:table-cell office:value-type="float" office:value="166.189" calcext:value-type="float">
            <text:p>166.189</text:p>
          </table:table-cell>
          <table:table-cell table:formula="of:=-LN([.B168]/15.2763)" office:value-type="float" office:value="0.368282807937149" calcext:value-type="float">
            <text:p>0.368282807937149</text:p>
          </table:table-cell>
          <table:table-cell/>
          <table:table-cell office:value-type="float" office:value="166.144" calcext:value-type="float">
            <text:p>166.144</text:p>
          </table:table-cell>
          <table:table-cell table:formula="of:= -LN([.E168]/8.4971)" office:value-type="float" office:value="0.228923956870004" calcext:value-type="float">
            <text:p>0.228923956870004</text:p>
          </table:table-cell>
          <table:table-cell/>
          <table:table-cell office:value-type="float" office:value="165.999" calcext:value-type="float">
            <text:p>165.999</text:p>
          </table:table-cell>
          <table:table-cell table:formula="of:=-LN([.H168]/11.159)" office:value-type="float" office:value="0.161207212092749" calcext:value-type="float">
            <text:p>0.161207212092749</text:p>
          </table:table-cell>
          <table:table-cell/>
          <table:table-cell table:formula="of:=[.K168]^2" office:value-type="float" office:value="27618.783721" calcext:value-type="float">
            <text:p>27618.783721</text:p>
          </table:table-cell>
          <table:table-cell/>
          <table:table-cell table:formula="of:=[.L168]^2" office:value-type="float" office:value="0.135632226622071" calcext:value-type="float">
            <text:p>0.135632226622071</text:p>
          </table:table-cell>
          <table:table-cell table:number-columns-repeated="3"/>
          <table:table-cell table:formula="of:=[.N168]^2" office:value-type="float" office:value="27603.828736" calcext:value-type="float">
            <text:p>27603.828736</text:p>
          </table:table-cell>
          <table:table-cell/>
          <table:table-cell table:formula="of:=[.O168]^2" office:value-type="float" office:value="0.0524061780290194" calcext:value-type="float">
            <text:p>0.05240617802902</text:p>
          </table:table-cell>
          <table:table-cell table:number-columns-repeated="2"/>
          <table:table-cell table:formula="of:=[.Q168]^2" office:value-type="float" office:value="27555.668001" calcext:value-type="float">
            <text:p>27555.668001</text:p>
          </table:table-cell>
          <table:table-cell/>
          <table:table-cell table:formula="of:=[.R168]^2" office:value-type="float" office:value="0.0259877652307167" calcext:value-type="float">
            <text:p>0.025987765230717</text:p>
          </table:table-cell>
          <table:table-cell table:number-columns-repeated="17"/>
          <table:table-cell office:value-type="float" office:value="166.189" calcext:value-type="float">
            <text:p>166.189</text:p>
          </table:table-cell>
          <table:table-cell table:formula="of:=-LN([.BB168]/14.6315)" office:value-type="float" office:value="0.189839063560334" calcext:value-type="float">
            <text:p>0.189839063560334</text:p>
          </table:table-cell>
          <table:table-cell/>
          <table:table-cell office:value-type="float" office:value="12.1016" calcext:value-type="float">
            <text:p>12.1016</text:p>
          </table:table-cell>
          <table:table-cell/>
          <table:table-cell table:formula="of:=[.AY169]^2" office:value-type="float" office:value="27952.161721" calcext:value-type="float">
            <text:p>27952.161721</text:p>
          </table:table-cell>
          <table:table-cell/>
          <table:table-cell table:formula="of:=[.AZ168]^2" office:value-type="float" office:value="0.0360388700534646" calcext:value-type="float">
            <text:p>0.036038870053465</text:p>
          </table:table-cell>
          <table:table-cell/>
        </table:table-row>
        <table:table-row table:style-name="ro1">
          <table:table-cell office:value-type="float" office:value="167.19" calcext:value-type="float">
            <text:p>167.19</text:p>
          </table:table-cell>
          <table:table-cell office:value-type="float" office:value="10.5463" calcext:value-type="float">
            <text:p>10.5463</text:p>
          </table:table-cell>
          <table:table-cell/>
          <table:table-cell office:value-type="float" office:value="167.143" calcext:value-type="float">
            <text:p>167.143</text:p>
          </table:table-cell>
          <table:table-cell office:value-type="float" office:value="6.7489" calcext:value-type="float">
            <text:p>6.7489</text:p>
          </table:table-cell>
          <table:table-cell/>
          <table:table-cell office:value-type="float" office:value="166.999" calcext:value-type="float">
            <text:p>166.999</text:p>
          </table:table-cell>
          <table:table-cell office:value-type="float" office:value="9.4887" calcext:value-type="float">
            <text:p>9.4887</text:p>
          </table:table-cell>
          <table:table-cell table:number-columns-repeated="2"/>
          <table:table-cell office:value-type="float" office:value="167.19" calcext:value-type="float">
            <text:p>167.19</text:p>
          </table:table-cell>
          <table:table-cell table:formula="of:=-LN([.B169]/15.2763)" office:value-type="float" office:value="0.370527520311144" calcext:value-type="float">
            <text:p>0.370527520311144</text:p>
          </table:table-cell>
          <table:table-cell/>
          <table:table-cell office:value-type="float" office:value="167.143" calcext:value-type="float">
            <text:p>167.143</text:p>
          </table:table-cell>
          <table:table-cell table:formula="of:= -LN([.E169]/8.4971)" office:value-type="float" office:value="0.23034540017018" calcext:value-type="float">
            <text:p>0.23034540017018</text:p>
          </table:table-cell>
          <table:table-cell/>
          <table:table-cell office:value-type="float" office:value="166.999" calcext:value-type="float">
            <text:p>166.999</text:p>
          </table:table-cell>
          <table:table-cell table:formula="of:=-LN([.H169]/11.159)" office:value-type="float" office:value="0.162144730266578" calcext:value-type="float">
            <text:p>0.162144730266578</text:p>
          </table:table-cell>
          <table:table-cell/>
          <table:table-cell table:formula="of:=[.K169]^2" office:value-type="float" office:value="27952.4961" calcext:value-type="float">
            <text:p>27952.4961</text:p>
          </table:table-cell>
          <table:table-cell/>
          <table:table-cell table:formula="of:=[.L169]^2" office:value-type="float" office:value="0.137290643307925" calcext:value-type="float">
            <text:p>0.137290643307925</text:p>
          </table:table-cell>
          <table:table-cell table:number-columns-repeated="3"/>
          <table:table-cell table:formula="of:=[.N169]^2" office:value-type="float" office:value="27936.782449" calcext:value-type="float">
            <text:p>27936.782449</text:p>
          </table:table-cell>
          <table:table-cell/>
          <table:table-cell table:formula="of:=[.O169]^2" office:value-type="float" office:value="0.0530590033795604" calcext:value-type="float">
            <text:p>0.053059003379561</text:p>
          </table:table-cell>
          <table:table-cell table:number-columns-repeated="2"/>
          <table:table-cell table:formula="of:=[.Q169]^2" office:value-type="float" office:value="27888.666001" calcext:value-type="float">
            <text:p>27888.666001</text:p>
          </table:table-cell>
          <table:table-cell/>
          <table:table-cell table:formula="of:=[.R169]^2" office:value-type="float" office:value="0.0262909135532213" calcext:value-type="float">
            <text:p>0.026290913553221</text:p>
          </table:table-cell>
          <table:table-cell table:number-columns-repeated="17"/>
          <table:table-cell office:value-type="float" office:value="167.189" calcext:value-type="float">
            <text:p>167.189</text:p>
          </table:table-cell>
          <table:table-cell table:formula="of:=-LN([.BB169]/14.6315)" office:value-type="float" office:value="0.190971786557075" calcext:value-type="float">
            <text:p>0.190971786557075</text:p>
          </table:table-cell>
          <table:table-cell/>
          <table:table-cell office:value-type="float" office:value="12.0879" calcext:value-type="float">
            <text:p>12.0879</text:p>
          </table:table-cell>
          <table:table-cell/>
          <table:table-cell table:formula="of:=[.AY170]^2" office:value-type="float" office:value="28287.203344" calcext:value-type="float">
            <text:p>28287.203344</text:p>
          </table:table-cell>
          <table:table-cell/>
          <table:table-cell table:formula="of:=[.AZ169]^2" office:value-type="float" office:value="0.036470223260801" calcext:value-type="float">
            <text:p>0.036470223260801</text:p>
          </table:table-cell>
          <table:table-cell/>
        </table:table-row>
        <table:table-row table:style-name="ro1">
          <table:table-cell office:value-type="float" office:value="168.189" calcext:value-type="float">
            <text:p>168.189</text:p>
          </table:table-cell>
          <table:table-cell office:value-type="float" office:value="10.5237" calcext:value-type="float">
            <text:p>10.5237</text:p>
          </table:table-cell>
          <table:table-cell/>
          <table:table-cell office:value-type="float" office:value="168.144" calcext:value-type="float">
            <text:p>168.144</text:p>
          </table:table-cell>
          <table:table-cell office:value-type="float" office:value="6.7405" calcext:value-type="float">
            <text:p>6.7405</text:p>
          </table:table-cell>
          <table:table-cell/>
          <table:table-cell office:value-type="float" office:value="167.999" calcext:value-type="float">
            <text:p>167.999</text:p>
          </table:table-cell>
          <table:table-cell office:value-type="float" office:value="9.4801" calcext:value-type="float">
            <text:p>9.4801</text:p>
          </table:table-cell>
          <table:table-cell table:number-columns-repeated="2"/>
          <table:table-cell office:value-type="float" office:value="168.189" calcext:value-type="float">
            <text:p>168.189</text:p>
          </table:table-cell>
          <table:table-cell table:formula="of:=-LN([.B170]/15.2763)" office:value-type="float" office:value="0.37267275131894" calcext:value-type="float">
            <text:p>0.37267275131894</text:p>
          </table:table-cell>
          <table:table-cell/>
          <table:table-cell office:value-type="float" office:value="168.144" calcext:value-type="float">
            <text:p>168.144</text:p>
          </table:table-cell>
          <table:table-cell table:formula="of:= -LN([.E170]/8.4971)" office:value-type="float" office:value="0.231590822662768" calcext:value-type="float">
            <text:p>0.231590822662768</text:p>
          </table:table-cell>
          <table:table-cell/>
          <table:table-cell office:value-type="float" office:value="167.999" calcext:value-type="float">
            <text:p>167.999</text:p>
          </table:table-cell>
          <table:table-cell table:formula="of:=-LN([.H170]/11.159)" office:value-type="float" office:value="0.163051482469062" calcext:value-type="float">
            <text:p>0.163051482469062</text:p>
          </table:table-cell>
          <table:table-cell/>
          <table:table-cell table:formula="of:=[.K170]^2" office:value-type="float" office:value="28287.539721" calcext:value-type="float">
            <text:p>28287.539721</text:p>
          </table:table-cell>
          <table:table-cell/>
          <table:table-cell table:formula="of:=[.L170]^2" office:value-type="float" office:value="0.138884979575628" calcext:value-type="float">
            <text:p>0.138884979575628</text:p>
          </table:table-cell>
          <table:table-cell table:number-columns-repeated="3"/>
          <table:table-cell table:formula="of:=[.N170]^2" office:value-type="float" office:value="28272.404736" calcext:value-type="float">
            <text:p>28272.404736</text:p>
          </table:table-cell>
          <table:table-cell/>
          <table:table-cell table:formula="of:=[.O170]^2" office:value-type="float" office:value="0.0536343091416175" calcext:value-type="float">
            <text:p>0.053634309141618</text:p>
          </table:table-cell>
          <table:table-cell table:number-columns-repeated="2"/>
          <table:table-cell table:formula="of:=[.Q170]^2" office:value-type="float" office:value="28223.664001" calcext:value-type="float">
            <text:p>28223.664001</text:p>
          </table:table-cell>
          <table:table-cell/>
          <table:table-cell table:formula="of:=[.R170]^2" office:value-type="float" office:value="0.0265857859353589" calcext:value-type="float">
            <text:p>0.026585785935359</text:p>
          </table:table-cell>
          <table:table-cell table:number-columns-repeated="17"/>
          <table:table-cell office:value-type="float" office:value="168.188" calcext:value-type="float">
            <text:p>168.188</text:p>
          </table:table-cell>
          <table:table-cell table:formula="of:=-LN([.BB170]/14.6315)" office:value-type="float" office:value="0.19217205324312" calcext:value-type="float">
            <text:p>0.19217205324312</text:p>
          </table:table-cell>
          <table:table-cell/>
          <table:table-cell office:value-type="float" office:value="12.0734" calcext:value-type="float">
            <text:p>12.0734</text:p>
          </table:table-cell>
          <table:table-cell/>
          <table:table-cell table:formula="of:=[.AY171]^2" office:value-type="float" office:value="28624.917721" calcext:value-type="float">
            <text:p>28624.917721</text:p>
          </table:table-cell>
          <table:table-cell/>
          <table:table-cell table:formula="of:=[.AZ170]^2" office:value-type="float" office:value="0.0369300980476766" calcext:value-type="float">
            <text:p>0.036930098047677</text:p>
          </table:table-cell>
          <table:table-cell/>
        </table:table-row>
        <table:table-row table:style-name="ro1">
          <table:table-cell office:value-type="float" office:value="169.19" calcext:value-type="float">
            <text:p>169.19</text:p>
          </table:table-cell>
          <table:table-cell office:value-type="float" office:value="10.5004" calcext:value-type="float">
            <text:p>10.5004</text:p>
          </table:table-cell>
          <table:table-cell/>
          <table:table-cell office:value-type="float" office:value="169.144" calcext:value-type="float">
            <text:p>169.144</text:p>
          </table:table-cell>
          <table:table-cell office:value-type="float" office:value="6.7313" calcext:value-type="float">
            <text:p>6.7313</text:p>
          </table:table-cell>
          <table:table-cell/>
          <table:table-cell office:value-type="float" office:value="168.999" calcext:value-type="float">
            <text:p>168.999</text:p>
          </table:table-cell>
          <table:table-cell office:value-type="float" office:value="9.4711" calcext:value-type="float">
            <text:p>9.4711</text:p>
          </table:table-cell>
          <table:table-cell table:number-columns-repeated="2"/>
          <table:table-cell office:value-type="float" office:value="169.19" calcext:value-type="float">
            <text:p>169.19</text:p>
          </table:table-cell>
          <table:table-cell table:formula="of:=-LN([.B171]/15.2763)" office:value-type="float" office:value="0.374889256143327" calcext:value-type="float">
            <text:p>0.374889256143327</text:p>
          </table:table-cell>
          <table:table-cell/>
          <table:table-cell office:value-type="float" office:value="169.144" calcext:value-type="float">
            <text:p>169.144</text:p>
          </table:table-cell>
          <table:table-cell table:formula="of:= -LN([.E171]/8.4971)" office:value-type="float" office:value="0.232956638875921" calcext:value-type="float">
            <text:p>0.232956638875921</text:p>
          </table:table-cell>
          <table:table-cell/>
          <table:table-cell office:value-type="float" office:value="168.999" calcext:value-type="float">
            <text:p>168.999</text:p>
          </table:table-cell>
          <table:table-cell table:formula="of:=-LN([.H171]/11.159)" office:value-type="float" office:value="0.164001290468197" calcext:value-type="float">
            <text:p>0.164001290468197</text:p>
          </table:table-cell>
          <table:table-cell/>
          <table:table-cell table:formula="of:=[.K171]^2" office:value-type="float" office:value="28625.2561" calcext:value-type="float">
            <text:p>28625.2561</text:p>
          </table:table-cell>
          <table:table-cell/>
          <table:table-cell table:formula="of:=[.L171]^2" office:value-type="float" office:value="0.140541954371697" calcext:value-type="float">
            <text:p>0.140541954371697</text:p>
          </table:table-cell>
          <table:table-cell table:number-columns-repeated="3"/>
          <table:table-cell table:formula="of:=[.N171]^2" office:value-type="float" office:value="28609.692736" calcext:value-type="float">
            <text:p>28609.692736</text:p>
          </table:table-cell>
          <table:table-cell/>
          <table:table-cell table:formula="of:=[.O171]^2" office:value-type="float" office:value="0.0542687955963663" calcext:value-type="float">
            <text:p>0.054268795596366</text:p>
          </table:table-cell>
          <table:table-cell table:number-columns-repeated="2"/>
          <table:table-cell table:formula="of:=[.Q171]^2" office:value-type="float" office:value="28560.662001" calcext:value-type="float">
            <text:p>28560.662001</text:p>
          </table:table-cell>
          <table:table-cell/>
          <table:table-cell table:formula="of:=[.R171]^2" office:value-type="float" office:value="0.0268964232752339" calcext:value-type="float">
            <text:p>0.026896423275234</text:p>
          </table:table-cell>
          <table:table-cell table:number-columns-repeated="17"/>
          <table:table-cell office:value-type="float" office:value="169.189" calcext:value-type="float">
            <text:p>169.189</text:p>
          </table:table-cell>
          <table:table-cell table:formula="of:=-LN([.BB171]/14.6315)" office:value-type="float" office:value="0.193390347698903" calcext:value-type="float">
            <text:p>0.193390347698903</text:p>
          </table:table-cell>
          <table:table-cell/>
          <table:table-cell office:value-type="float" office:value="12.0587" calcext:value-type="float">
            <text:p>12.0587</text:p>
          </table:table-cell>
          <table:table-cell/>
          <table:table-cell table:formula="of:=[.AY172]^2" office:value-type="float" office:value="28964.295721" calcext:value-type="float">
            <text:p>28964.295721</text:p>
          </table:table-cell>
          <table:table-cell/>
          <table:table-cell table:formula="of:=[.AZ171]^2" office:value-type="float" office:value="0.0373998265831025" calcext:value-type="float">
            <text:p>0.037399826583103</text:p>
          </table:table-cell>
          <table:table-cell/>
        </table:table-row>
        <table:table-row table:style-name="ro1">
          <table:table-cell office:value-type="float" office:value="170.19" calcext:value-type="float">
            <text:p>170.19</text:p>
          </table:table-cell>
          <table:table-cell office:value-type="float" office:value="10.4773" calcext:value-type="float">
            <text:p>10.4773</text:p>
          </table:table-cell>
          <table:table-cell/>
          <table:table-cell office:value-type="float" office:value="170.144" calcext:value-type="float">
            <text:p>170.144</text:p>
          </table:table-cell>
          <table:table-cell office:value-type="float" office:value="6.7215" calcext:value-type="float">
            <text:p>6.7215</text:p>
          </table:table-cell>
          <table:table-cell/>
          <table:table-cell office:value-type="float" office:value="169.998" calcext:value-type="float">
            <text:p>169.998</text:p>
          </table:table-cell>
          <table:table-cell office:value-type="float" office:value="9.462" calcext:value-type="float">
            <text:p>9.462</text:p>
          </table:table-cell>
          <table:table-cell table:number-columns-repeated="2"/>
          <table:table-cell office:value-type="float" office:value="170.19" calcext:value-type="float">
            <text:p>170.19</text:p>
          </table:table-cell>
          <table:table-cell table:formula="of:=-LN([.B172]/15.2763)" office:value-type="float" office:value="0.377091595707419" calcext:value-type="float">
            <text:p>0.377091595707419</text:p>
          </table:table-cell>
          <table:table-cell/>
          <table:table-cell office:value-type="float" office:value="170.144" calcext:value-type="float">
            <text:p>170.144</text:p>
          </table:table-cell>
          <table:table-cell table:formula="of:= -LN([.E172]/8.4971)" office:value-type="float" office:value="0.234413584899579" calcext:value-type="float">
            <text:p>0.234413584899579</text:p>
          </table:table-cell>
          <table:table-cell/>
          <table:table-cell office:value-type="float" office:value="169.998" calcext:value-type="float">
            <text:p>169.998</text:p>
          </table:table-cell>
          <table:table-cell table:formula="of:=-LN([.H172]/11.159)" office:value-type="float" office:value="0.164962569994608" calcext:value-type="float">
            <text:p>0.164962569994608</text:p>
          </table:table-cell>
          <table:table-cell/>
          <table:table-cell table:formula="of:=[.K172]^2" office:value-type="float" office:value="28964.6361" calcext:value-type="float">
            <text:p>28964.6361</text:p>
          </table:table-cell>
          <table:table-cell/>
          <table:table-cell table:formula="of:=[.L172]^2" office:value-type="float" office:value="0.142198071553168" calcext:value-type="float">
            <text:p>0.142198071553168</text:p>
          </table:table-cell>
          <table:table-cell table:number-columns-repeated="3"/>
          <table:table-cell table:formula="of:=[.N172]^2" office:value-type="float" office:value="28948.980736" calcext:value-type="float">
            <text:p>28948.980736</text:p>
          </table:table-cell>
          <table:table-cell/>
          <table:table-cell table:formula="of:=[.O172]^2" office:value-type="float" office:value="0.0549497287854721" calcext:value-type="float">
            <text:p>0.054949728785472</text:p>
          </table:table-cell>
          <table:table-cell table:number-columns-repeated="2"/>
          <table:table-cell table:formula="of:=[.Q172]^2" office:value-type="float" office:value="28899.320004" calcext:value-type="float">
            <text:p>28899.320004</text:p>
          </table:table-cell>
          <table:table-cell/>
          <table:table-cell table:formula="of:=[.R172]^2" office:value-type="float" office:value="0.0272126494992259" calcext:value-type="float">
            <text:p>0.027212649499226</text:p>
          </table:table-cell>
          <table:table-cell table:number-columns-repeated="17"/>
          <table:table-cell office:value-type="float" office:value="170.189" calcext:value-type="float">
            <text:p>170.189</text:p>
          </table:table-cell>
          <table:table-cell table:formula="of:=-LN([.BB172]/14.6315)" office:value-type="float" office:value="0.19447729079949" calcext:value-type="float">
            <text:p>0.19447729079949</text:p>
          </table:table-cell>
          <table:table-cell/>
          <table:table-cell office:value-type="float" office:value="12.0456" calcext:value-type="float">
            <text:p>12.0456</text:p>
          </table:table-cell>
          <table:table-cell/>
          <table:table-cell table:formula="of:=[.AY173]^2" office:value-type="float" office:value="29305.331344" calcext:value-type="float">
            <text:p>29305.331344</text:p>
          </table:table-cell>
          <table:table-cell/>
          <table:table-cell table:formula="of:=[.AZ172]^2" office:value-type="float" office:value="0.0378214166367094" calcext:value-type="float">
            <text:p>0.03782141663671</text:p>
          </table:table-cell>
          <table:table-cell/>
        </table:table-row>
        <table:table-row table:style-name="ro1">
          <table:table-cell office:value-type="float" office:value="171.19" calcext:value-type="float">
            <text:p>171.19</text:p>
          </table:table-cell>
          <table:table-cell office:value-type="float" office:value="10.4539" calcext:value-type="float">
            <text:p>10.4539</text:p>
          </table:table-cell>
          <table:table-cell/>
          <table:table-cell office:value-type="float" office:value="171.144" calcext:value-type="float">
            <text:p>171.144</text:p>
          </table:table-cell>
          <table:table-cell office:value-type="float" office:value="6.7131" calcext:value-type="float">
            <text:p>6.7131</text:p>
          </table:table-cell>
          <table:table-cell/>
          <table:table-cell office:value-type="float" office:value="170.999" calcext:value-type="float">
            <text:p>170.999</text:p>
          </table:table-cell>
          <table:table-cell office:value-type="float" office:value="9.4535" calcext:value-type="float">
            <text:p>9.4535</text:p>
          </table:table-cell>
          <table:table-cell table:number-columns-repeated="2"/>
          <table:table-cell office:value-type="float" office:value="171.19" calcext:value-type="float">
            <text:p>171.19</text:p>
          </table:table-cell>
          <table:table-cell table:formula="of:=-LN([.B173]/15.2763)" office:value-type="float" office:value="0.379327493290789" calcext:value-type="float">
            <text:p>0.379327493290789</text:p>
          </table:table-cell>
          <table:table-cell/>
          <table:table-cell office:value-type="float" office:value="171.144" calcext:value-type="float">
            <text:p>171.144</text:p>
          </table:table-cell>
          <table:table-cell table:formula="of:= -LN([.E173]/8.4971)" office:value-type="float" office:value="0.235664087496549" calcext:value-type="float">
            <text:p>0.235664087496549</text:p>
          </table:table-cell>
          <table:table-cell/>
          <table:table-cell office:value-type="float" office:value="170.999" calcext:value-type="float">
            <text:p>170.999</text:p>
          </table:table-cell>
          <table:table-cell table:formula="of:=-LN([.H173]/11.159)" office:value-type="float" office:value="0.165861303897718" calcext:value-type="float">
            <text:p>0.165861303897718</text:p>
          </table:table-cell>
          <table:table-cell/>
          <table:table-cell table:formula="of:=[.K173]^2" office:value-type="float" office:value="29306.0161" calcext:value-type="float">
            <text:p>29306.0161</text:p>
          </table:table-cell>
          <table:table-cell/>
          <table:table-cell table:formula="of:=[.L173]^2" office:value-type="float" office:value="0.143889347166273" calcext:value-type="float">
            <text:p>0.143889347166273</text:p>
          </table:table-cell>
          <table:table-cell table:number-columns-repeated="3"/>
          <table:table-cell table:formula="of:=[.N173]^2" office:value-type="float" office:value="29290.268736" calcext:value-type="float">
            <text:p>29290.268736</text:p>
          </table:table-cell>
          <table:table-cell/>
          <table:table-cell table:formula="of:=[.O173]^2" office:value-type="float" office:value="0.0555375621355813" calcext:value-type="float">
            <text:p>0.055537562135581</text:p>
          </table:table-cell>
          <table:table-cell table:number-columns-repeated="2"/>
          <table:table-cell table:formula="of:=[.Q173]^2" office:value-type="float" office:value="29240.658001" calcext:value-type="float">
            <text:p>29240.658001</text:p>
          </table:table-cell>
          <table:table-cell/>
          <table:table-cell table:formula="of:=[.R173]^2" office:value-type="float" office:value="0.027509972130651" calcext:value-type="float">
            <text:p>0.027509972130651</text:p>
          </table:table-cell>
          <table:table-cell table:number-columns-repeated="17"/>
          <table:table-cell office:value-type="float" office:value="171.188" calcext:value-type="float">
            <text:p>171.188</text:p>
          </table:table-cell>
          <table:table-cell table:formula="of:=-LN([.BB173]/14.6315)" office:value-type="float" office:value="0.195623594097281" calcext:value-type="float">
            <text:p>0.195623594097281</text:p>
          </table:table-cell>
          <table:table-cell/>
          <table:table-cell office:value-type="float" office:value="12.0318" calcext:value-type="float">
            <text:p>12.0318</text:p>
          </table:table-cell>
          <table:table-cell/>
          <table:table-cell table:formula="of:=[.AY174]^2" office:value-type="float" office:value="29649.051721" calcext:value-type="float">
            <text:p>29649.051721</text:p>
          </table:table-cell>
          <table:table-cell/>
          <table:table-cell table:formula="of:=[.AZ173]^2" office:value-type="float" office:value="0.0382685905675377" calcext:value-type="float">
            <text:p>0.038268590567538</text:p>
          </table:table-cell>
          <table:table-cell/>
        </table:table-row>
        <table:table-row table:style-name="ro1">
          <table:table-cell office:value-type="float" office:value="172.19" calcext:value-type="float">
            <text:p>172.19</text:p>
          </table:table-cell>
          <table:table-cell office:value-type="float" office:value="10.4314" calcext:value-type="float">
            <text:p>10.4314</text:p>
          </table:table-cell>
          <table:table-cell/>
          <table:table-cell office:value-type="float" office:value="172.143" calcext:value-type="float">
            <text:p>172.143</text:p>
          </table:table-cell>
          <table:table-cell office:value-type="float" office:value="6.7036" calcext:value-type="float">
            <text:p>6.7036</text:p>
          </table:table-cell>
          <table:table-cell/>
          <table:table-cell office:value-type="float" office:value="171.999" calcext:value-type="float">
            <text:p>171.999</text:p>
          </table:table-cell>
          <table:table-cell office:value-type="float" office:value="9.445" calcext:value-type="float">
            <text:p>9.445</text:p>
          </table:table-cell>
          <table:table-cell table:number-columns-repeated="2"/>
          <table:table-cell office:value-type="float" office:value="172.19" calcext:value-type="float">
            <text:p>172.19</text:p>
          </table:table-cell>
          <table:table-cell table:formula="of:=-LN([.B174]/15.2763)" office:value-type="float" office:value="0.381482119626492" calcext:value-type="float">
            <text:p>0.381482119626492</text:p>
          </table:table-cell>
          <table:table-cell/>
          <table:table-cell office:value-type="float" office:value="172.143" calcext:value-type="float">
            <text:p>172.143</text:p>
          </table:table-cell>
          <table:table-cell table:formula="of:= -LN([.E174]/8.4971)" office:value-type="float" office:value="0.237080233283168" calcext:value-type="float">
            <text:p>0.237080233283168</text:p>
          </table:table-cell>
          <table:table-cell/>
          <table:table-cell office:value-type="float" office:value="171.999" calcext:value-type="float">
            <text:p>171.999</text:p>
          </table:table-cell>
          <table:table-cell table:formula="of:=-LN([.H174]/11.159)" office:value-type="float" office:value="0.166760846250091" calcext:value-type="float">
            <text:p>0.166760846250091</text:p>
          </table:table-cell>
          <table:table-cell/>
          <table:table-cell table:formula="of:=[.K174]^2" office:value-type="float" office:value="29649.3961" calcext:value-type="float">
            <text:p>29649.3961</text:p>
          </table:table-cell>
          <table:table-cell/>
          <table:table-cell table:formula="of:=[.L174]^2" office:value-type="float" office:value="0.145528607594721" calcext:value-type="float">
            <text:p>0.145528607594721</text:p>
          </table:table-cell>
          <table:table-cell table:number-columns-repeated="3"/>
          <table:table-cell table:formula="of:=[.N174]^2" office:value-type="float" office:value="29633.212449" calcext:value-type="float">
            <text:p>29633.212449</text:p>
          </table:table-cell>
          <table:table-cell/>
          <table:table-cell table:formula="of:=[.O174]^2" office:value-type="float" office:value="0.0562070370136013" calcext:value-type="float">
            <text:p>0.056207037013601</text:p>
          </table:table-cell>
          <table:table-cell table:number-columns-repeated="2"/>
          <table:table-cell table:formula="of:=[.Q174]^2" office:value-type="float" office:value="29583.656001" calcext:value-type="float">
            <text:p>29583.656001</text:p>
          </table:table-cell>
          <table:table-cell/>
          <table:table-cell table:formula="of:=[.R174]^2" office:value-type="float" office:value="0.0278091798420466" calcext:value-type="float">
            <text:p>0.027809179842047</text:p>
          </table:table-cell>
          <table:table-cell table:number-columns-repeated="17"/>
          <table:table-cell office:value-type="float" office:value="172.189" calcext:value-type="float">
            <text:p>172.189</text:p>
          </table:table-cell>
          <table:table-cell table:formula="of:=-LN([.BB174]/14.6315)" office:value-type="float" office:value="0.19677121291445" calcext:value-type="float">
            <text:p>0.19677121291445</text:p>
          </table:table-cell>
          <table:table-cell/>
          <table:table-cell office:value-type="float" office:value="12.018" calcext:value-type="float">
            <text:p>12.018</text:p>
          </table:table-cell>
          <table:table-cell/>
          <table:table-cell table:formula="of:=[.AY175]^2" office:value-type="float" office:value="29994.429721" calcext:value-type="float">
            <text:p>29994.429721</text:p>
          </table:table-cell>
          <table:table-cell/>
          <table:table-cell table:formula="of:=[.AZ174]^2" office:value-type="float" office:value="0.038718910231824" calcext:value-type="float">
            <text:p>0.038718910231824</text:p>
          </table:table-cell>
          <table:table-cell/>
        </table:table-row>
        <table:table-row table:style-name="ro1">
          <table:table-cell office:value-type="float" office:value="173.19" calcext:value-type="float">
            <text:p>173.19</text:p>
          </table:table-cell>
          <table:table-cell office:value-type="float" office:value="10.4088" calcext:value-type="float">
            <text:p>10.4088</text:p>
          </table:table-cell>
          <table:table-cell/>
          <table:table-cell office:value-type="float" office:value="173.144" calcext:value-type="float">
            <text:p>173.144</text:p>
          </table:table-cell>
          <table:table-cell office:value-type="float" office:value="6.6933" calcext:value-type="float">
            <text:p>6.6933</text:p>
          </table:table-cell>
          <table:table-cell/>
          <table:table-cell office:value-type="float" office:value="172.999" calcext:value-type="float">
            <text:p>172.999</text:p>
          </table:table-cell>
          <table:table-cell office:value-type="float" office:value="9.4369" calcext:value-type="float">
            <text:p>9.4369</text:p>
          </table:table-cell>
          <table:table-cell table:number-columns-repeated="2"/>
          <table:table-cell office:value-type="float" office:value="173.19" calcext:value-type="float">
            <text:p>173.19</text:p>
          </table:table-cell>
          <table:table-cell table:formula="of:=-LN([.B175]/15.2763)" office:value-type="float" office:value="0.383651005612166" calcext:value-type="float">
            <text:p>0.383651005612166</text:p>
          </table:table-cell>
          <table:table-cell/>
          <table:table-cell office:value-type="float" office:value="173.144" calcext:value-type="float">
            <text:p>173.144</text:p>
          </table:table-cell>
          <table:table-cell table:formula="of:= -LN([.E175]/8.4971)" office:value-type="float" office:value="0.238617902748412" calcext:value-type="float">
            <text:p>0.238617902748412</text:p>
          </table:table-cell>
          <table:table-cell/>
          <table:table-cell office:value-type="float" office:value="172.999" calcext:value-type="float">
            <text:p>172.999</text:p>
          </table:table-cell>
          <table:table-cell table:formula="of:=-LN([.H175]/11.159)" office:value-type="float" office:value="0.167618810808411" calcext:value-type="float">
            <text:p>0.167618810808411</text:p>
          </table:table-cell>
          <table:table-cell/>
          <table:table-cell table:formula="of:=[.K175]^2" office:value-type="float" office:value="29994.7761" calcext:value-type="float">
            <text:p>29994.7761</text:p>
          </table:table-cell>
          <table:table-cell/>
          <table:table-cell table:formula="of:=[.L175]^2" office:value-type="float" office:value="0.147188094107226" calcext:value-type="float">
            <text:p>0.147188094107226</text:p>
          </table:table-cell>
          <table:table-cell table:number-columns-repeated="3"/>
          <table:table-cell table:formula="of:=[.N175]^2" office:value-type="float" office:value="29978.844736" calcext:value-type="float">
            <text:p>29978.844736</text:p>
          </table:table-cell>
          <table:table-cell/>
          <table:table-cell table:formula="of:=[.O175]^2" office:value-type="float" office:value="0.0569385035120508" calcext:value-type="float">
            <text:p>0.056938503512051</text:p>
          </table:table-cell>
          <table:table-cell table:number-columns-repeated="2"/>
          <table:table-cell table:formula="of:=[.Q175]^2" office:value-type="float" office:value="29928.654001" calcext:value-type="float">
            <text:p>29928.654001</text:p>
          </table:table-cell>
          <table:table-cell/>
          <table:table-cell table:formula="of:=[.R175]^2" office:value-type="float" office:value="0.0280960657368259" calcext:value-type="float">
            <text:p>0.028096065736826</text:p>
          </table:table-cell>
          <table:table-cell table:number-columns-repeated="17"/>
          <table:table-cell office:value-type="float" office:value="173.189" calcext:value-type="float">
            <text:p>173.189</text:p>
          </table:table-cell>
          <table:table-cell table:formula="of:=-LN([.BB175]/14.6315)" office:value-type="float" office:value="0.197928480726284" calcext:value-type="float">
            <text:p>0.197928480726284</text:p>
          </table:table-cell>
          <table:table-cell/>
          <table:table-cell office:value-type="float" office:value="12.0041" calcext:value-type="float">
            <text:p>12.0041</text:p>
          </table:table-cell>
          <table:table-cell/>
          <table:table-cell table:formula="of:=[.AY176]^2" office:value-type="float" office:value="30341.807721" calcext:value-type="float">
            <text:p>30341.807721</text:p>
          </table:table-cell>
          <table:table-cell/>
          <table:table-cell table:formula="of:=[.AZ175]^2" office:value-type="float" office:value="0.0391756834826149" calcext:value-type="float">
            <text:p>0.039175683482615</text:p>
          </table:table-cell>
          <table:table-cell/>
        </table:table-row>
        <table:table-row table:style-name="ro1">
          <table:table-cell office:value-type="float" office:value="174.19" calcext:value-type="float">
            <text:p>174.19</text:p>
          </table:table-cell>
          <table:table-cell office:value-type="float" office:value="10.3866" calcext:value-type="float">
            <text:p>10.3866</text:p>
          </table:table-cell>
          <table:table-cell/>
          <table:table-cell office:value-type="float" office:value="174.144" calcext:value-type="float">
            <text:p>174.144</text:p>
          </table:table-cell>
          <table:table-cell office:value-type="float" office:value="6.685" calcext:value-type="float">
            <text:p>6.685</text:p>
          </table:table-cell>
          <table:table-cell/>
          <table:table-cell office:value-type="float" office:value="173.999" calcext:value-type="float">
            <text:p>173.999</text:p>
          </table:table-cell>
          <table:table-cell office:value-type="float" office:value="9.4277" calcext:value-type="float">
            <text:p>9.4277</text:p>
          </table:table-cell>
          <table:table-cell table:number-columns-repeated="2"/>
          <table:table-cell office:value-type="float" office:value="174.19" calcext:value-type="float">
            <text:p>174.19</text:p>
          </table:table-cell>
          <table:table-cell table:formula="of:=-LN([.B176]/15.2763)" office:value-type="float" office:value="0.385786093990693" calcext:value-type="float">
            <text:p>0.385786093990693</text:p>
          </table:table-cell>
          <table:table-cell/>
          <table:table-cell office:value-type="float" office:value="174.144" calcext:value-type="float">
            <text:p>174.144</text:p>
          </table:table-cell>
          <table:table-cell table:formula="of:= -LN([.E176]/8.4971)" office:value-type="float" office:value="0.239858718257843" calcext:value-type="float">
            <text:p>0.239858718257843</text:p>
          </table:table-cell>
          <table:table-cell/>
          <table:table-cell office:value-type="float" office:value="173.999" calcext:value-type="float">
            <text:p>173.999</text:p>
          </table:table-cell>
          <table:table-cell table:formula="of:=-LN([.H176]/11.159)" office:value-type="float" office:value="0.16859418274626" calcext:value-type="float">
            <text:p>0.16859418274626</text:p>
          </table:table-cell>
          <table:table-cell/>
          <table:table-cell table:formula="of:=[.K176]^2" office:value-type="float" office:value="30342.1561" calcext:value-type="float">
            <text:p>30342.1561</text:p>
          </table:table-cell>
          <table:table-cell/>
          <table:table-cell table:formula="of:=[.L176]^2" office:value-type="float" office:value="0.148830910316596" calcext:value-type="float">
            <text:p>0.148830910316596</text:p>
          </table:table-cell>
          <table:table-cell table:number-columns-repeated="3"/>
          <table:table-cell table:formula="of:=[.N176]^2" office:value-type="float" office:value="30326.132736" calcext:value-type="float">
            <text:p>30326.132736</text:p>
          </table:table-cell>
          <table:table-cell/>
          <table:table-cell table:formula="of:=[.O176]^2" office:value-type="float" office:value="0.0575322047242952" calcext:value-type="float">
            <text:p>0.057532204724295</text:p>
          </table:table-cell>
          <table:table-cell table:number-columns-repeated="2"/>
          <table:table-cell table:formula="of:=[.Q176]^2" office:value-type="float" office:value="30275.652001" calcext:value-type="float">
            <text:p>30275.652001</text:p>
          </table:table-cell>
          <table:table-cell/>
          <table:table-cell table:formula="of:=[.R176]^2" office:value-type="float" office:value="0.0284239984558792" calcext:value-type="float">
            <text:p>0.028423998455879</text:p>
          </table:table-cell>
          <table:table-cell table:number-columns-repeated="17"/>
          <table:table-cell office:value-type="float" office:value="174.189" calcext:value-type="float">
            <text:p>174.189</text:p>
          </table:table-cell>
          <table:table-cell table:formula="of:=-LN([.BB176]/14.6315)" office:value-type="float" office:value="0.199103769786764" calcext:value-type="float">
            <text:p>0.199103769786764</text:p>
          </table:table-cell>
          <table:table-cell/>
          <table:table-cell office:value-type="float" office:value="11.99" calcext:value-type="float">
            <text:p>11.99</text:p>
          </table:table-cell>
          <table:table-cell/>
          <table:table-cell table:formula="of:=[.AY177]^2" office:value-type="float" office:value="30691.185721" calcext:value-type="float">
            <text:p>30691.185721</text:p>
          </table:table-cell>
          <table:table-cell/>
          <table:table-cell table:formula="of:=[.AZ176]^2" office:value-type="float" office:value="0.0396423111433006" calcext:value-type="float">
            <text:p>0.039642311143301</text:p>
          </table:table-cell>
          <table:table-cell/>
        </table:table-row>
        <table:table-row table:style-name="ro1">
          <table:table-cell office:value-type="float" office:value="175.19" calcext:value-type="float">
            <text:p>175.19</text:p>
          </table:table-cell>
          <table:table-cell office:value-type="float" office:value="10.3629" calcext:value-type="float">
            <text:p>10.3629</text:p>
          </table:table-cell>
          <table:table-cell/>
          <table:table-cell office:value-type="float" office:value="175.144" calcext:value-type="float">
            <text:p>175.144</text:p>
          </table:table-cell>
          <table:table-cell office:value-type="float" office:value="6.6753" calcext:value-type="float">
            <text:p>6.6753</text:p>
          </table:table-cell>
          <table:table-cell/>
          <table:table-cell office:value-type="float" office:value="174.999" calcext:value-type="float">
            <text:p>174.999</text:p>
          </table:table-cell>
          <table:table-cell office:value-type="float" office:value="9.4194" calcext:value-type="float">
            <text:p>9.4194</text:p>
          </table:table-cell>
          <table:table-cell table:number-columns-repeated="2"/>
          <table:table-cell office:value-type="float" office:value="175.19" calcext:value-type="float">
            <text:p>175.19</text:p>
          </table:table-cell>
          <table:table-cell table:formula="of:=-LN([.B177]/15.2763)" office:value-type="float" office:value="0.388070487379107" calcext:value-type="float">
            <text:p>0.388070487379107</text:p>
          </table:table-cell>
          <table:table-cell/>
          <table:table-cell office:value-type="float" office:value="175.144" calcext:value-type="float">
            <text:p>175.144</text:p>
          </table:table-cell>
          <table:table-cell table:formula="of:= -LN([.E177]/8.4971)" office:value-type="float" office:value="0.241310781715154" calcext:value-type="float">
            <text:p>0.241310781715154</text:p>
          </table:table-cell>
          <table:table-cell/>
          <table:table-cell office:value-type="float" office:value="174.999" calcext:value-type="float">
            <text:p>174.999</text:p>
          </table:table-cell>
          <table:table-cell table:formula="of:=-LN([.H177]/11.159)" office:value-type="float" office:value="0.169474954911375" calcext:value-type="float">
            <text:p>0.169474954911375</text:p>
          </table:table-cell>
          <table:table-cell/>
          <table:table-cell table:formula="of:=[.K177]^2" office:value-type="float" office:value="30691.5361" calcext:value-type="float">
            <text:p>30691.5361</text:p>
          </table:table-cell>
          <table:table-cell/>
          <table:table-cell table:formula="of:=[.L177]^2" office:value-type="float" office:value="0.150598703174658" calcext:value-type="float">
            <text:p>0.150598703174658</text:p>
          </table:table-cell>
          <table:table-cell table:number-columns-repeated="3"/>
          <table:table-cell table:formula="of:=[.N177]^2" office:value-type="float" office:value="30675.420736" calcext:value-type="float">
            <text:p>30675.420736</text:p>
          </table:table-cell>
          <table:table-cell/>
          <table:table-cell table:formula="of:=[.O177]^2" office:value-type="float" office:value="0.0582308933719789" calcext:value-type="float">
            <text:p>0.058230893371979</text:p>
          </table:table-cell>
          <table:table-cell table:number-columns-repeated="2"/>
          <table:table-cell table:formula="of:=[.Q177]^2" office:value-type="float" office:value="30624.650001" calcext:value-type="float">
            <text:p>30624.650001</text:p>
          </table:table-cell>
          <table:table-cell/>
          <table:table-cell table:formula="of:=[.R177]^2" office:value-type="float" office:value="0.0287217603422124" calcext:value-type="float">
            <text:p>0.028721760342213</text:p>
          </table:table-cell>
          <table:table-cell table:number-columns-repeated="17"/>
          <table:table-cell office:value-type="float" office:value="175.189" calcext:value-type="float">
            <text:p>175.189</text:p>
          </table:table-cell>
          <table:table-cell table:formula="of:=-LN([.BB177]/14.6315)" office:value-type="float" office:value="0.200330543650942" calcext:value-type="float">
            <text:p>0.200330543650942</text:p>
          </table:table-cell>
          <table:table-cell/>
          <table:table-cell office:value-type="float" office:value="11.9753" calcext:value-type="float">
            <text:p>11.9753</text:p>
          </table:table-cell>
          <table:table-cell/>
          <table:table-cell table:formula="of:=[.AY178]^2" office:value-type="float" office:value="31042.563721" calcext:value-type="float">
            <text:p>31042.563721</text:p>
          </table:table-cell>
          <table:table-cell/>
          <table:table-cell table:formula="of:=[.AZ177]^2" office:value-type="float" office:value="0.0401323267194819" calcext:value-type="float">
            <text:p>0.040132326719482</text:p>
          </table:table-cell>
          <table:table-cell/>
        </table:table-row>
        <table:table-row table:style-name="ro1">
          <table:table-cell office:value-type="float" office:value="176.19" calcext:value-type="float">
            <text:p>176.19</text:p>
          </table:table-cell>
          <table:table-cell office:value-type="float" office:value="10.3423" calcext:value-type="float">
            <text:p>10.3423</text:p>
          </table:table-cell>
          <table:table-cell/>
          <table:table-cell office:value-type="float" office:value="176.144" calcext:value-type="float">
            <text:p>176.144</text:p>
          </table:table-cell>
          <table:table-cell office:value-type="float" office:value="6.6663" calcext:value-type="float">
            <text:p>6.6663</text:p>
          </table:table-cell>
          <table:table-cell/>
          <table:table-cell office:value-type="float" office:value="175.998" calcext:value-type="float">
            <text:p>175.998</text:p>
          </table:table-cell>
          <table:table-cell office:value-type="float" office:value="9.4111" calcext:value-type="float">
            <text:p>9.4111</text:p>
          </table:table-cell>
          <table:table-cell table:number-columns-repeated="2"/>
          <table:table-cell office:value-type="float" office:value="176.19" calcext:value-type="float">
            <text:p>176.19</text:p>
          </table:table-cell>
          <table:table-cell table:formula="of:=-LN([.B178]/15.2763)" office:value-type="float" office:value="0.390060326337153" calcext:value-type="float">
            <text:p>0.390060326337153</text:p>
          </table:table-cell>
          <table:table-cell/>
          <table:table-cell office:value-type="float" office:value="176.144" calcext:value-type="float">
            <text:p>176.144</text:p>
          </table:table-cell>
          <table:table-cell table:formula="of:= -LN([.E178]/8.4971)" office:value-type="float" office:value="0.242659945438423" calcext:value-type="float">
            <text:p>0.242659945438423</text:p>
          </table:table-cell>
          <table:table-cell/>
          <table:table-cell office:value-type="float" office:value="175.998" calcext:value-type="float">
            <text:p>175.998</text:p>
          </table:table-cell>
          <table:table-cell table:formula="of:=-LN([.H178]/11.159)" office:value-type="float" office:value="0.170356503520016" calcext:value-type="float">
            <text:p>0.170356503520016</text:p>
          </table:table-cell>
          <table:table-cell/>
          <table:table-cell table:formula="of:=[.K178]^2" office:value-type="float" office:value="31042.9161" calcext:value-type="float">
            <text:p>31042.9161</text:p>
          </table:table-cell>
          <table:table-cell/>
          <table:table-cell table:formula="of:=[.L178]^2" office:value-type="float" office:value="0.152147058182247" calcext:value-type="float">
            <text:p>0.152147058182247</text:p>
          </table:table-cell>
          <table:table-cell table:number-columns-repeated="3"/>
          <table:table-cell table:formula="of:=[.N178]^2" office:value-type="float" office:value="31026.708736" calcext:value-type="float">
            <text:p>31026.708736</text:p>
          </table:table-cell>
          <table:table-cell/>
          <table:table-cell table:formula="of:=[.O178]^2" office:value-type="float" office:value="0.0588838491201787" calcext:value-type="float">
            <text:p>0.058883849120179</text:p>
          </table:table-cell>
          <table:table-cell table:number-columns-repeated="2"/>
          <table:table-cell table:formula="of:=[.Q178]^2" office:value-type="float" office:value="30975.296004" calcext:value-type="float">
            <text:p>30975.296004</text:p>
          </table:table-cell>
          <table:table-cell/>
          <table:table-cell table:formula="of:=[.R178]^2" office:value-type="float" office:value="0.0290213382915653" calcext:value-type="float">
            <text:p>0.029021338291565</text:p>
          </table:table-cell>
          <table:table-cell table:number-columns-repeated="17"/>
          <table:table-cell office:value-type="float" office:value="176.189" calcext:value-type="float">
            <text:p>176.189</text:p>
          </table:table-cell>
          <table:table-cell table:formula="of:=-LN([.BB178]/14.6315)" office:value-type="float" office:value="0.201491940298133" calcext:value-type="float">
            <text:p>0.201491940298133</text:p>
          </table:table-cell>
          <table:table-cell/>
          <table:table-cell office:value-type="float" office:value="11.9614" calcext:value-type="float">
            <text:p>11.9614</text:p>
          </table:table-cell>
          <table:table-cell/>
          <table:table-cell table:formula="of:=[.AY179]^2" office:value-type="float" office:value="31395.941721" calcext:value-type="float">
            <text:p>31395.941721</text:p>
          </table:table-cell>
          <table:table-cell/>
          <table:table-cell table:formula="of:=[.AZ178]^2" office:value-type="float" office:value="0.0405990020051063" calcext:value-type="float">
            <text:p>0.040599002005106</text:p>
          </table:table-cell>
          <table:table-cell/>
        </table:table-row>
        <table:table-row table:style-name="ro1">
          <table:table-cell office:value-type="float" office:value="177.19" calcext:value-type="float">
            <text:p>177.19</text:p>
          </table:table-cell>
          <table:table-cell office:value-type="float" office:value="10.3181" calcext:value-type="float">
            <text:p>10.3181</text:p>
          </table:table-cell>
          <table:table-cell/>
          <table:table-cell office:value-type="float" office:value="177.144" calcext:value-type="float">
            <text:p>177.144</text:p>
          </table:table-cell>
          <table:table-cell office:value-type="float" office:value="6.6577" calcext:value-type="float">
            <text:p>6.6577</text:p>
          </table:table-cell>
          <table:table-cell/>
          <table:table-cell office:value-type="float" office:value="176.998" calcext:value-type="float">
            <text:p>176.998</text:p>
          </table:table-cell>
          <table:table-cell office:value-type="float" office:value="9.4014" calcext:value-type="float">
            <text:p>9.4014</text:p>
          </table:table-cell>
          <table:table-cell table:number-columns-repeated="2"/>
          <table:table-cell office:value-type="float" office:value="177.19" calcext:value-type="float">
            <text:p>177.19</text:p>
          </table:table-cell>
          <table:table-cell table:formula="of:=-LN([.B179]/15.2763)" office:value-type="float" office:value="0.392402973243066" calcext:value-type="float">
            <text:p>0.392402973243066</text:p>
          </table:table-cell>
          <table:table-cell/>
          <table:table-cell office:value-type="float" office:value="177.144" calcext:value-type="float">
            <text:p>177.144</text:p>
          </table:table-cell>
          <table:table-cell table:formula="of:= -LN([.E179]/8.4971)" office:value-type="float" office:value="0.243950849250233" calcext:value-type="float">
            <text:p>0.243950849250233</text:p>
          </table:table-cell>
          <table:table-cell/>
          <table:table-cell office:value-type="float" office:value="176.998" calcext:value-type="float">
            <text:p>176.998</text:p>
          </table:table-cell>
          <table:table-cell table:formula="of:=-LN([.H179]/11.159)" office:value-type="float" office:value="0.171387732847284" calcext:value-type="float">
            <text:p>0.171387732847284</text:p>
          </table:table-cell>
          <table:table-cell/>
          <table:table-cell table:formula="of:=[.K179]^2" office:value-type="float" office:value="31396.2961" calcext:value-type="float">
            <text:p>31396.2961</text:p>
          </table:table-cell>
          <table:table-cell/>
          <table:table-cell table:formula="of:=[.L179]^2" office:value-type="float" office:value="0.153980093409998" calcext:value-type="float">
            <text:p>0.153980093409998</text:p>
          </table:table-cell>
          <table:table-cell table:number-columns-repeated="3"/>
          <table:table-cell table:formula="of:=[.N179]^2" office:value-type="float" office:value="31379.996736" calcext:value-type="float">
            <text:p>31379.996736</text:p>
          </table:table-cell>
          <table:table-cell/>
          <table:table-cell table:formula="of:=[.O179]^2" office:value-type="float" office:value="0.05951201684991" calcext:value-type="float">
            <text:p>0.05951201684991</text:p>
          </table:table-cell>
          <table:table-cell table:number-columns-repeated="2"/>
          <table:table-cell table:formula="of:=[.Q179]^2" office:value-type="float" office:value="31328.292004" calcext:value-type="float">
            <text:p>31328.292004</text:p>
          </table:table-cell>
          <table:table-cell/>
          <table:table-cell table:formula="of:=[.R179]^2" office:value-type="float" office:value="0.0293737549705318" calcext:value-type="float">
            <text:p>0.029373754970532</text:p>
          </table:table-cell>
          <table:table-cell table:number-columns-repeated="17"/>
          <table:table-cell office:value-type="float" office:value="177.189" calcext:value-type="float">
            <text:p>177.189</text:p>
          </table:table-cell>
          <table:table-cell table:formula="of:=-LN([.BB179]/14.6315)" office:value-type="float" office:value="0.202579360626285" calcext:value-type="float">
            <text:p>0.202579360626285</text:p>
          </table:table-cell>
          <table:table-cell/>
          <table:table-cell office:value-type="float" office:value="11.9484" calcext:value-type="float">
            <text:p>11.9484</text:p>
          </table:table-cell>
          <table:table-cell/>
          <table:table-cell table:formula="of:=[.AY180]^2" office:value-type="float" office:value="31751.319721" calcext:value-type="float">
            <text:p>31751.319721</text:p>
          </table:table-cell>
          <table:table-cell/>
          <table:table-cell table:formula="of:=[.AZ179]^2" office:value-type="float" office:value="0.0410383973517544" calcext:value-type="float">
            <text:p>0.041038397351754</text:p>
          </table:table-cell>
          <table:table-cell/>
        </table:table-row>
        <table:table-row table:style-name="ro1">
          <table:table-cell office:value-type="float" office:value="178.189" calcext:value-type="float">
            <text:p>178.189</text:p>
          </table:table-cell>
          <table:table-cell office:value-type="float" office:value="10.2956" calcext:value-type="float">
            <text:p>10.2956</text:p>
          </table:table-cell>
          <table:table-cell/>
          <table:table-cell office:value-type="float" office:value="178.144" calcext:value-type="float">
            <text:p>178.144</text:p>
          </table:table-cell>
          <table:table-cell office:value-type="float" office:value="6.6486" calcext:value-type="float">
            <text:p>6.6486</text:p>
          </table:table-cell>
          <table:table-cell/>
          <table:table-cell office:value-type="float" office:value="177.999" calcext:value-type="float">
            <text:p>177.999</text:p>
          </table:table-cell>
          <table:table-cell office:value-type="float" office:value="9.3921" calcext:value-type="float">
            <text:p>9.3921</text:p>
          </table:table-cell>
          <table:table-cell table:number-columns-repeated="2"/>
          <table:table-cell office:value-type="float" office:value="178.189" calcext:value-type="float">
            <text:p>178.189</text:p>
          </table:table-cell>
          <table:table-cell table:formula="of:=-LN([.B180]/15.2763)" office:value-type="float" office:value="0.394585988319002" calcext:value-type="float">
            <text:p>0.394585988319002</text:p>
          </table:table-cell>
          <table:table-cell/>
          <table:table-cell office:value-type="float" office:value="178.144" calcext:value-type="float">
            <text:p>178.144</text:p>
          </table:table-cell>
          <table:table-cell table:formula="of:= -LN([.E180]/8.4971)" office:value-type="float" office:value="0.245318622623552" calcext:value-type="float">
            <text:p>0.245318622623552</text:p>
          </table:table-cell>
          <table:table-cell/>
          <table:table-cell office:value-type="float" office:value="177.999" calcext:value-type="float">
            <text:p>177.999</text:p>
          </table:table-cell>
          <table:table-cell table:formula="of:=-LN([.H180]/11.159)" office:value-type="float" office:value="0.172377436815051" calcext:value-type="float">
            <text:p>0.172377436815051</text:p>
          </table:table-cell>
          <table:table-cell/>
          <table:table-cell table:formula="of:=[.K180]^2" office:value-type="float" office:value="31751.319721" calcext:value-type="float">
            <text:p>31751.319721</text:p>
          </table:table-cell>
          <table:table-cell/>
          <table:table-cell table:formula="of:=[.L180]^2" office:value-type="float" office:value="0.155698102177683" calcext:value-type="float">
            <text:p>0.155698102177683</text:p>
          </table:table-cell>
          <table:table-cell table:number-columns-repeated="3"/>
          <table:table-cell table:formula="of:=[.N180]^2" office:value-type="float" office:value="31735.284736" calcext:value-type="float">
            <text:p>31735.284736</text:p>
          </table:table-cell>
          <table:table-cell/>
          <table:table-cell table:formula="of:=[.O180]^2" office:value-type="float" office:value="0.0601812266059165" calcext:value-type="float">
            <text:p>0.060181226605917</text:p>
          </table:table-cell>
          <table:table-cell table:number-columns-repeated="2"/>
          <table:table-cell table:formula="of:=[.Q180]^2" office:value-type="float" office:value="31683.644001" calcext:value-type="float">
            <text:p>31683.644001</text:p>
          </table:table-cell>
          <table:table-cell/>
          <table:table-cell table:formula="of:=[.R180]^2" office:value-type="float" office:value="0.0297139807229271" calcext:value-type="float">
            <text:p>0.029713980722927</text:p>
          </table:table-cell>
          <table:table-cell table:number-columns-repeated="17"/>
          <table:table-cell office:value-type="float" office:value="178.189" calcext:value-type="float">
            <text:p>178.189</text:p>
          </table:table-cell>
          <table:table-cell table:formula="of:=-LN([.BB180]/14.6315)" office:value-type="float" office:value="0.203718236611913" calcext:value-type="float">
            <text:p>0.203718236611913</text:p>
          </table:table-cell>
          <table:table-cell/>
          <table:table-cell office:value-type="float" office:value="11.9348" calcext:value-type="float">
            <text:p>11.9348</text:p>
          </table:table-cell>
          <table:table-cell/>
          <table:table-cell table:formula="of:=[.AY181]^2" office:value-type="float" office:value="32108.697721" calcext:value-type="float">
            <text:p>32108.697721</text:p>
          </table:table-cell>
          <table:table-cell/>
          <table:table-cell table:formula="of:=[.AZ180]^2" office:value-type="float" office:value="0.0415011199282673" calcext:value-type="float">
            <text:p>0.041501119928267</text:p>
          </table:table-cell>
          <table:table-cell/>
        </table:table-row>
        <table:table-row table:style-name="ro1">
          <table:table-cell office:value-type="float" office:value="179.189" calcext:value-type="float">
            <text:p>179.189</text:p>
          </table:table-cell>
          <table:table-cell office:value-type="float" office:value="10.2734" calcext:value-type="float">
            <text:p>10.2734</text:p>
          </table:table-cell>
          <table:table-cell/>
          <table:table-cell office:value-type="float" office:value="179.144" calcext:value-type="float">
            <text:p>179.144</text:p>
          </table:table-cell>
          <table:table-cell office:value-type="float" office:value="6.6389" calcext:value-type="float">
            <text:p>6.6389</text:p>
          </table:table-cell>
          <table:table-cell/>
          <table:table-cell office:value-type="float" office:value="178.999" calcext:value-type="float">
            <text:p>178.999</text:p>
          </table:table-cell>
          <table:table-cell office:value-type="float" office:value="9.3846" calcext:value-type="float">
            <text:p>9.3846</text:p>
          </table:table-cell>
          <table:table-cell table:number-columns-repeated="2"/>
          <table:table-cell office:value-type="float" office:value="179.189" calcext:value-type="float">
            <text:p>179.189</text:p>
          </table:table-cell>
          <table:table-cell table:formula="of:=-LN([.B181]/15.2763)" office:value-type="float" office:value="0.396744577323823" calcext:value-type="float">
            <text:p>0.396744577323823</text:p>
          </table:table-cell>
          <table:table-cell/>
          <table:table-cell office:value-type="float" office:value="179.144" calcext:value-type="float">
            <text:p>179.144</text:p>
          </table:table-cell>
          <table:table-cell table:formula="of:= -LN([.E181]/8.4971)" office:value-type="float" office:value="0.246778641697582" calcext:value-type="float">
            <text:p>0.246778641697582</text:p>
          </table:table-cell>
          <table:table-cell/>
          <table:table-cell office:value-type="float" office:value="178.999" calcext:value-type="float">
            <text:p>178.999</text:p>
          </table:table-cell>
          <table:table-cell table:formula="of:=-LN([.H181]/11.159)" office:value-type="float" office:value="0.17317629927745" calcext:value-type="float">
            <text:p>0.17317629927745</text:p>
          </table:table-cell>
          <table:table-cell/>
          <table:table-cell table:formula="of:=[.K181]^2" office:value-type="float" office:value="32108.697721" calcext:value-type="float">
            <text:p>32108.697721</text:p>
          </table:table-cell>
          <table:table-cell/>
          <table:table-cell table:formula="of:=[.L181]^2" office:value-type="float" office:value="0.157406259635859" calcext:value-type="float">
            <text:p>0.157406259635859</text:p>
          </table:table-cell>
          <table:table-cell table:number-columns-repeated="3"/>
          <table:table-cell table:formula="of:=[.N181]^2" office:value-type="float" office:value="32092.572736" calcext:value-type="float">
            <text:p>32092.572736</text:p>
          </table:table-cell>
          <table:table-cell/>
          <table:table-cell table:formula="of:=[.O181]^2" office:value-type="float" office:value="0.0608996979981035" calcext:value-type="float">
            <text:p>0.060899697998104</text:p>
          </table:table-cell>
          <table:table-cell table:number-columns-repeated="2"/>
          <table:table-cell table:formula="of:=[.Q181]^2" office:value-type="float" office:value="32040.642001" calcext:value-type="float">
            <text:p>32040.642001</text:p>
          </table:table-cell>
          <table:table-cell/>
          <table:table-cell table:formula="of:=[.R181]^2" office:value-type="float" office:value="0.0299900306314331" calcext:value-type="float">
            <text:p>0.029990030631433</text:p>
          </table:table-cell>
          <table:table-cell table:number-columns-repeated="17"/>
          <table:table-cell office:value-type="float" office:value="179.189" calcext:value-type="float">
            <text:p>179.189</text:p>
          </table:table-cell>
          <table:table-cell table:formula="of:=-LN([.BB181]/14.6315)" office:value-type="float" office:value="0.204891965347073" calcext:value-type="float">
            <text:p>0.204891965347073</text:p>
          </table:table-cell>
          <table:table-cell/>
          <table:table-cell office:value-type="float" office:value="11.9208" calcext:value-type="float">
            <text:p>11.9208</text:p>
          </table:table-cell>
          <table:table-cell/>
          <table:table-cell table:formula="of:=[.AY182]^2" office:value-type="float" office:value="32468.075721" calcext:value-type="float">
            <text:p>32468.075721</text:p>
          </table:table-cell>
          <table:table-cell/>
          <table:table-cell table:formula="of:=[.AZ181]^2" office:value-type="float" office:value="0.0419807174637863" calcext:value-type="float">
            <text:p>0.041980717463786</text:p>
          </table:table-cell>
          <table:table-cell/>
        </table:table-row>
        <table:table-row table:style-name="ro1">
          <table:table-cell office:value-type="float" office:value="180.19" calcext:value-type="float">
            <text:p>180.19</text:p>
          </table:table-cell>
          <table:table-cell office:value-type="float" office:value="10.2516" calcext:value-type="float">
            <text:p>10.2516</text:p>
          </table:table-cell>
          <table:table-cell/>
          <table:table-cell office:value-type="float" office:value="180.144" calcext:value-type="float">
            <text:p>180.144</text:p>
          </table:table-cell>
          <table:table-cell office:value-type="float" office:value="6.63" calcext:value-type="float">
            <text:p>6.63</text:p>
          </table:table-cell>
          <table:table-cell/>
          <table:table-cell office:value-type="float" office:value="179.999" calcext:value-type="float">
            <text:p>179.999</text:p>
          </table:table-cell>
          <table:table-cell office:value-type="float" office:value="9.3756" calcext:value-type="float">
            <text:p>9.3756</text:p>
          </table:table-cell>
          <table:table-cell table:number-columns-repeated="2"/>
          <table:table-cell office:value-type="float" office:value="180.19" calcext:value-type="float">
            <text:p>180.19</text:p>
          </table:table-cell>
          <table:table-cell table:formula="of:=-LN([.B182]/15.2763)" office:value-type="float" office:value="0.398868816855859" calcext:value-type="float">
            <text:p>0.398868816855859</text:p>
          </table:table-cell>
          <table:table-cell/>
          <table:table-cell office:value-type="float" office:value="180.144" calcext:value-type="float">
            <text:p>180.144</text:p>
          </table:table-cell>
          <table:table-cell table:formula="of:= -LN([.E182]/8.4971)" office:value-type="float" office:value="0.248120124613978" calcext:value-type="float">
            <text:p>0.248120124613978</text:p>
          </table:table-cell>
          <table:table-cell/>
          <table:table-cell office:value-type="float" office:value="179.999" calcext:value-type="float">
            <text:p>179.999</text:p>
          </table:table-cell>
          <table:table-cell table:formula="of:=-LN([.H182]/11.159)" office:value-type="float" office:value="0.174135777395002" calcext:value-type="float">
            <text:p>0.174135777395002</text:p>
          </table:table-cell>
          <table:table-cell/>
          <table:table-cell table:formula="of:=[.K182]^2" office:value-type="float" office:value="32468.4361" calcext:value-type="float">
            <text:p>32468.4361</text:p>
          </table:table-cell>
          <table:table-cell/>
          <table:table-cell table:formula="of:=[.L182]^2" office:value-type="float" office:value="0.159096333059993" calcext:value-type="float">
            <text:p>0.159096333059993</text:p>
          </table:table-cell>
          <table:table-cell table:number-columns-repeated="3"/>
          <table:table-cell table:formula="of:=[.N182]^2" office:value-type="float" office:value="32451.860736" calcext:value-type="float">
            <text:p>32451.860736</text:p>
          </table:table-cell>
          <table:table-cell/>
          <table:table-cell table:formula="of:=[.O182]^2" office:value-type="float" office:value="0.061563596238456" calcext:value-type="float">
            <text:p>0.061563596238456</text:p>
          </table:table-cell>
          <table:table-cell table:number-columns-repeated="2"/>
          <table:table-cell table:formula="of:=[.Q182]^2" office:value-type="float" office:value="32399.640001" calcext:value-type="float">
            <text:p>32399.640001</text:p>
          </table:table-cell>
          <table:table-cell/>
          <table:table-cell table:formula="of:=[.R182]^2" office:value-type="float" office:value="0.0303232689689618" calcext:value-type="float">
            <text:p>0.030323268968962</text:p>
          </table:table-cell>
          <table:table-cell table:number-columns-repeated="17"/>
          <table:table-cell office:value-type="float" office:value="180.189" calcext:value-type="float">
            <text:p>180.189</text:p>
          </table:table-cell>
          <table:table-cell table:formula="of:=-LN([.BB182]/14.6315)" office:value-type="float" office:value="0.205999887100128" calcext:value-type="float">
            <text:p>0.205999887100128</text:p>
          </table:table-cell>
          <table:table-cell/>
          <table:table-cell office:value-type="float" office:value="11.9076" calcext:value-type="float">
            <text:p>11.9076</text:p>
          </table:table-cell>
          <table:table-cell/>
          <table:table-cell table:formula="of:=[.AY183]^2" office:value-type="float" office:value="32829.091344" calcext:value-type="float">
            <text:p>32829.091344</text:p>
          </table:table-cell>
          <table:table-cell/>
          <table:table-cell table:formula="of:=[.AZ182]^2" office:value-type="float" office:value="0.0424359534852653" calcext:value-type="float">
            <text:p>0.042435953485265</text:p>
          </table:table-cell>
          <table:table-cell/>
        </table:table-row>
        <table:table-row table:style-name="ro1">
          <table:table-cell office:value-type="float" office:value="181.19" calcext:value-type="float">
            <text:p>181.19</text:p>
          </table:table-cell>
          <table:table-cell office:value-type="float" office:value="10.2285" calcext:value-type="float">
            <text:p>10.2285</text:p>
          </table:table-cell>
          <table:table-cell/>
          <table:table-cell office:value-type="float" office:value="181.143" calcext:value-type="float">
            <text:p>181.143</text:p>
          </table:table-cell>
          <table:table-cell office:value-type="float" office:value="6.6216" calcext:value-type="float">
            <text:p>6.6216</text:p>
          </table:table-cell>
          <table:table-cell/>
          <table:table-cell office:value-type="float" office:value="180.999" calcext:value-type="float">
            <text:p>180.999</text:p>
          </table:table-cell>
          <table:table-cell office:value-type="float" office:value="9.3676" calcext:value-type="float">
            <text:p>9.3676</text:p>
          </table:table-cell>
          <table:table-cell table:number-columns-repeated="2"/>
          <table:table-cell office:value-type="float" office:value="181.19" calcext:value-type="float">
            <text:p>181.19</text:p>
          </table:table-cell>
          <table:table-cell table:formula="of:=-LN([.B183]/15.2763)" office:value-type="float" office:value="0.401124666172615" calcext:value-type="float">
            <text:p>0.401124666172615</text:p>
          </table:table-cell>
          <table:table-cell/>
          <table:table-cell office:value-type="float" office:value="181.143" calcext:value-type="float">
            <text:p>181.143</text:p>
          </table:table-cell>
          <table:table-cell table:formula="of:= -LN([.E183]/8.4971)" office:value-type="float" office:value="0.2493878962227" calcext:value-type="float">
            <text:p>0.2493878962227</text:p>
          </table:table-cell>
          <table:table-cell/>
          <table:table-cell office:value-type="float" office:value="180.999" calcext:value-type="float">
            <text:p>180.999</text:p>
          </table:table-cell>
          <table:table-cell table:formula="of:=-LN([.H183]/11.159)" office:value-type="float" office:value="0.174989420368006" calcext:value-type="float">
            <text:p>0.174989420368006</text:p>
          </table:table-cell>
          <table:table-cell/>
          <table:table-cell table:formula="of:=[.K183]^2" office:value-type="float" office:value="32829.8161" calcext:value-type="float">
            <text:p>32829.8161</text:p>
          </table:table-cell>
          <table:table-cell/>
          <table:table-cell table:formula="of:=[.L183]^2" office:value-type="float" office:value="0.160900997812092" calcext:value-type="float">
            <text:p>0.160900997812092</text:p>
          </table:table-cell>
          <table:table-cell table:number-columns-repeated="3"/>
          <table:table-cell table:formula="of:=[.N183]^2" office:value-type="float" office:value="32812.786449" calcext:value-type="float">
            <text:p>32812.786449</text:p>
          </table:table-cell>
          <table:table-cell/>
          <table:table-cell table:formula="of:=[.O183]^2" office:value-type="float" office:value="0.0621943227823843" calcext:value-type="float">
            <text:p>0.062194322782384</text:p>
          </table:table-cell>
          <table:table-cell table:number-columns-repeated="2"/>
          <table:table-cell table:formula="of:=[.Q183]^2" office:value-type="float" office:value="32760.638001" calcext:value-type="float">
            <text:p>32760.638001</text:p>
          </table:table-cell>
          <table:table-cell/>
          <table:table-cell table:formula="of:=[.R183]^2" office:value-type="float" office:value="0.0306212972407309" calcext:value-type="float">
            <text:p>0.030621297240731</text:p>
          </table:table-cell>
          <table:table-cell table:number-columns-repeated="17"/>
          <table:table-cell office:value-type="float" office:value="181.188" calcext:value-type="float">
            <text:p>181.188</text:p>
          </table:table-cell>
          <table:table-cell table:formula="of:=-LN([.BB183]/14.6315)" office:value-type="float" office:value="0.207167890661297" calcext:value-type="float">
            <text:p>0.207167890661297</text:p>
          </table:table-cell>
          <table:table-cell/>
          <table:table-cell office:value-type="float" office:value="11.8937" calcext:value-type="float">
            <text:p>11.8937</text:p>
          </table:table-cell>
          <table:table-cell/>
          <table:table-cell table:formula="of:=[.AY184]^2" office:value-type="float" office:value="33192.467344" calcext:value-type="float">
            <text:p>33192.467344</text:p>
          </table:table-cell>
          <table:table-cell/>
          <table:table-cell table:formula="of:=[.AZ183]^2" office:value-type="float" office:value="0.0429185349210513" calcext:value-type="float">
            <text:p>0.042918534921051</text:p>
          </table:table-cell>
          <table:table-cell/>
        </table:table-row>
        <table:table-row table:style-name="ro1">
          <table:table-cell office:value-type="float" office:value="182.19" calcext:value-type="float">
            <text:p>182.19</text:p>
          </table:table-cell>
          <table:table-cell office:value-type="float" office:value="10.2064" calcext:value-type="float">
            <text:p>10.2064</text:p>
          </table:table-cell>
          <table:table-cell/>
          <table:table-cell office:value-type="float" office:value="182.144" calcext:value-type="float">
            <text:p>182.144</text:p>
          </table:table-cell>
          <table:table-cell office:value-type="float" office:value="6.6127" calcext:value-type="float">
            <text:p>6.6127</text:p>
          </table:table-cell>
          <table:table-cell/>
          <table:table-cell office:value-type="float" office:value="181.999" calcext:value-type="float">
            <text:p>181.999</text:p>
          </table:table-cell>
          <table:table-cell office:value-type="float" office:value="9.3588" calcext:value-type="float">
            <text:p>9.3588</text:p>
          </table:table-cell>
          <table:table-cell table:number-columns-repeated="2"/>
          <table:table-cell office:value-type="float" office:value="182.19" calcext:value-type="float">
            <text:p>182.19</text:p>
          </table:table-cell>
          <table:table-cell table:formula="of:=-LN([.B184]/15.2763)" office:value-type="float" office:value="0.403287633313741" calcext:value-type="float">
            <text:p>0.403287633313741</text:p>
          </table:table-cell>
          <table:table-cell/>
          <table:table-cell office:value-type="float" office:value="182.144" calcext:value-type="float">
            <text:p>182.144</text:p>
          </table:table-cell>
          <table:table-cell table:formula="of:= -LN([.E184]/8.4971)" office:value-type="float" office:value="0.250732886338033" calcext:value-type="float">
            <text:p>0.250732886338033</text:p>
          </table:table-cell>
          <table:table-cell/>
          <table:table-cell office:value-type="float" office:value="181.999" calcext:value-type="float">
            <text:p>181.999</text:p>
          </table:table-cell>
          <table:table-cell table:formula="of:=-LN([.H184]/11.159)" office:value-type="float" office:value="0.175929270061249" calcext:value-type="float">
            <text:p>0.175929270061249</text:p>
          </table:table-cell>
          <table:table-cell/>
          <table:table-cell table:formula="of:=[.K184]^2" office:value-type="float" office:value="33193.1961" calcext:value-type="float">
            <text:p>33193.1961</text:p>
          </table:table-cell>
          <table:table-cell/>
          <table:table-cell table:formula="of:=[.L184]^2" office:value-type="float" office:value="0.162640915183799" calcext:value-type="float">
            <text:p>0.162640915183799</text:p>
          </table:table-cell>
          <table:table-cell table:number-columns-repeated="3"/>
          <table:table-cell table:formula="of:=[.N184]^2" office:value-type="float" office:value="33176.436736" calcext:value-type="float">
            <text:p>33176.436736</text:p>
          </table:table-cell>
          <table:table-cell/>
          <table:table-cell table:formula="of:=[.O184]^2" office:value-type="float" office:value="0.0628669802914009" calcext:value-type="float">
            <text:p>0.062866980291401</text:p>
          </table:table-cell>
          <table:table-cell table:number-columns-repeated="2"/>
          <table:table-cell table:formula="of:=[.Q184]^2" office:value-type="float" office:value="33123.636001" calcext:value-type="float">
            <text:p>33123.636001</text:p>
          </table:table-cell>
          <table:table-cell/>
          <table:table-cell table:formula="of:=[.R184]^2" office:value-type="float" office:value="0.0309511080642837" calcext:value-type="float">
            <text:p>0.030951108064284</text:p>
          </table:table-cell>
          <table:table-cell table:number-columns-repeated="17"/>
          <table:table-cell office:value-type="float" office:value="182.188" calcext:value-type="float">
            <text:p>182.188</text:p>
          </table:table-cell>
          <table:table-cell table:formula="of:=-LN([.BB184]/14.6315)" office:value-type="float" office:value="0.208253087091588" calcext:value-type="float">
            <text:p>0.208253087091588</text:p>
          </table:table-cell>
          <table:table-cell/>
          <table:table-cell office:value-type="float" office:value="11.8808" calcext:value-type="float">
            <text:p>11.8808</text:p>
          </table:table-cell>
          <table:table-cell/>
          <table:table-cell table:formula="of:=[.AY185]^2" office:value-type="float" office:value="33557.843344" calcext:value-type="float">
            <text:p>33557.843344</text:p>
          </table:table-cell>
          <table:table-cell/>
          <table:table-cell table:formula="of:=[.AZ184]^2" office:value-type="float" office:value="0.0433693482831766" calcext:value-type="float">
            <text:p>0.043369348283177</text:p>
          </table:table-cell>
          <table:table-cell/>
        </table:table-row>
        <table:table-row table:style-name="ro1">
          <table:table-cell office:value-type="float" office:value="183.189" calcext:value-type="float">
            <text:p>183.189</text:p>
          </table:table-cell>
          <table:table-cell office:value-type="float" office:value="10.1847" calcext:value-type="float">
            <text:p>10.1847</text:p>
          </table:table-cell>
          <table:table-cell/>
          <table:table-cell office:value-type="float" office:value="183.144" calcext:value-type="float">
            <text:p>183.144</text:p>
          </table:table-cell>
          <table:table-cell office:value-type="float" office:value="6.6032" calcext:value-type="float">
            <text:p>6.6032</text:p>
          </table:table-cell>
          <table:table-cell/>
          <table:table-cell office:value-type="float" office:value="182.999" calcext:value-type="float">
            <text:p>182.999</text:p>
          </table:table-cell>
          <table:table-cell office:value-type="float" office:value="9.3502" calcext:value-type="float">
            <text:p>9.3502</text:p>
          </table:table-cell>
          <table:table-cell table:number-columns-repeated="2"/>
          <table:table-cell office:value-type="float" office:value="183.189" calcext:value-type="float">
            <text:p>183.189</text:p>
          </table:table-cell>
          <table:table-cell table:formula="of:=-LN([.B185]/15.2763)" office:value-type="float" office:value="0.405416013655337" calcext:value-type="float">
            <text:p>0.405416013655337</text:p>
          </table:table-cell>
          <table:table-cell/>
          <table:table-cell office:value-type="float" office:value="183.144" calcext:value-type="float">
            <text:p>183.144</text:p>
          </table:table-cell>
          <table:table-cell table:formula="of:= -LN([.E185]/8.4971)" office:value-type="float" office:value="0.252170548795569" calcext:value-type="float">
            <text:p>0.252170548795569</text:p>
          </table:table-cell>
          <table:table-cell/>
          <table:table-cell office:value-type="float" office:value="182.999" calcext:value-type="float">
            <text:p>182.999</text:p>
          </table:table-cell>
          <table:table-cell table:formula="of:=-LN([.H185]/11.159)" office:value-type="float" office:value="0.176848613757408" calcext:value-type="float">
            <text:p>0.176848613757408</text:p>
          </table:table-cell>
          <table:table-cell/>
          <table:table-cell table:formula="of:=[.K185]^2" office:value-type="float" office:value="33558.209721" calcext:value-type="float">
            <text:p>33558.209721</text:p>
          </table:table-cell>
          <table:table-cell/>
          <table:table-cell table:formula="of:=[.L185]^2" office:value-type="float" office:value="0.164362144128184" calcext:value-type="float">
            <text:p>0.164362144128184</text:p>
          </table:table-cell>
          <table:table-cell table:number-columns-repeated="3"/>
          <table:table-cell table:formula="of:=[.N185]^2" office:value-type="float" office:value="33541.724736" calcext:value-type="float">
            <text:p>33541.724736</text:p>
          </table:table-cell>
          <table:table-cell/>
          <table:table-cell table:formula="of:=[.O185]^2" office:value-type="float" office:value="0.0635899856798584" calcext:value-type="float">
            <text:p>0.063589985679858</text:p>
          </table:table-cell>
          <table:table-cell table:number-columns-repeated="2"/>
          <table:table-cell table:formula="of:=[.Q185]^2" office:value-type="float" office:value="33488.634001" calcext:value-type="float">
            <text:p>33488.634001</text:p>
          </table:table-cell>
          <table:table-cell/>
          <table:table-cell table:formula="of:=[.R185]^2" office:value-type="float" office:value="0.0312754321879169" calcext:value-type="float">
            <text:p>0.031275432187917</text:p>
          </table:table-cell>
          <table:table-cell table:number-columns-repeated="17"/>
          <table:table-cell office:value-type="float" office:value="183.188" calcext:value-type="float">
            <text:p>183.188</text:p>
          </table:table-cell>
          <table:table-cell table:formula="of:=-LN([.BB185]/14.6315)" office:value-type="float" office:value="0.209465861798921" calcext:value-type="float">
            <text:p>0.209465861798921</text:p>
          </table:table-cell>
          <table:table-cell/>
          <table:table-cell office:value-type="float" office:value="11.8664" calcext:value-type="float">
            <text:p>11.8664</text:p>
          </table:table-cell>
          <table:table-cell/>
          <table:table-cell table:formula="of:=[.AY186]^2" office:value-type="float" office:value="33925.219344" calcext:value-type="float">
            <text:p>33925.219344</text:p>
          </table:table-cell>
          <table:table-cell/>
          <table:table-cell table:formula="of:=[.AZ185]^2" office:value-type="float" office:value="0.0438759472591647" calcext:value-type="float">
            <text:p>0.043875947259165</text:p>
          </table:table-cell>
          <table:table-cell/>
        </table:table-row>
        <table:table-row table:style-name="ro1">
          <table:table-cell office:value-type="float" office:value="184.19" calcext:value-type="float">
            <text:p>184.19</text:p>
          </table:table-cell>
          <table:table-cell office:value-type="float" office:value="10.1625" calcext:value-type="float">
            <text:p>10.1625</text:p>
          </table:table-cell>
          <table:table-cell/>
          <table:table-cell office:value-type="float" office:value="184.144" calcext:value-type="float">
            <text:p>184.144</text:p>
          </table:table-cell>
          <table:table-cell office:value-type="float" office:value="6.5945" calcext:value-type="float">
            <text:p>6.5945</text:p>
          </table:table-cell>
          <table:table-cell/>
          <table:table-cell office:value-type="float" office:value="183.999" calcext:value-type="float">
            <text:p>183.999</text:p>
          </table:table-cell>
          <table:table-cell office:value-type="float" office:value="9.3414" calcext:value-type="float">
            <text:p>9.3414</text:p>
          </table:table-cell>
          <table:table-cell table:number-columns-repeated="2"/>
          <table:table-cell office:value-type="float" office:value="184.19" calcext:value-type="float">
            <text:p>184.19</text:p>
          </table:table-cell>
          <table:table-cell table:formula="of:=-LN([.B186]/15.2763)" office:value-type="float" office:value="0.407598132945366" calcext:value-type="float">
            <text:p>0.407598132945366</text:p>
          </table:table-cell>
          <table:table-cell/>
          <table:table-cell office:value-type="float" office:value="184.144" calcext:value-type="float">
            <text:p>184.144</text:p>
          </table:table-cell>
          <table:table-cell table:formula="of:= -LN([.E186]/8.4971)" office:value-type="float" office:value="0.253488960527947" calcext:value-type="float">
            <text:p>0.253488960527947</text:p>
          </table:table-cell>
          <table:table-cell/>
          <table:table-cell office:value-type="float" office:value="183.999" calcext:value-type="float">
            <text:p>183.999</text:p>
          </table:table-cell>
          <table:table-cell table:formula="of:=-LN([.H186]/11.159)" office:value-type="float" office:value="0.177790213262017" calcext:value-type="float">
            <text:p>0.177790213262017</text:p>
          </table:table-cell>
          <table:table-cell/>
          <table:table-cell table:formula="of:=[.K186]^2" office:value-type="float" office:value="33925.9561" calcext:value-type="float">
            <text:p>33925.9561</text:p>
          </table:table-cell>
          <table:table-cell/>
          <table:table-cell table:formula="of:=[.L186]^2" office:value-type="float" office:value="0.166136237980548" calcext:value-type="float">
            <text:p>0.166136237980548</text:p>
          </table:table-cell>
          <table:table-cell table:number-columns-repeated="3"/>
          <table:table-cell table:formula="of:=[.N186]^2" office:value-type="float" office:value="33909.012736" calcext:value-type="float">
            <text:p>33909.012736</text:p>
          </table:table-cell>
          <table:table-cell/>
          <table:table-cell table:formula="of:=[.O186]^2" office:value-type="float" office:value="0.064256653109539" calcext:value-type="float">
            <text:p>0.064256653109539</text:p>
          </table:table-cell>
          <table:table-cell table:number-columns-repeated="2"/>
          <table:table-cell table:formula="of:=[.Q186]^2" office:value-type="float" office:value="33855.632001" calcext:value-type="float">
            <text:p>33855.632001</text:p>
          </table:table-cell>
          <table:table-cell/>
          <table:table-cell table:formula="of:=[.R186]^2" office:value-type="float" office:value="0.0316093599317536" calcext:value-type="float">
            <text:p>0.031609359931754</text:p>
          </table:table-cell>
          <table:table-cell table:number-columns-repeated="17"/>
          <table:table-cell office:value-type="float" office:value="184.188" calcext:value-type="float">
            <text:p>184.188</text:p>
          </table:table-cell>
          <table:table-cell table:formula="of:=-LN([.BB186]/14.6315)" office:value-type="float" office:value="0.210621049097217" calcext:value-type="float">
            <text:p>0.210621049097217</text:p>
          </table:table-cell>
          <table:table-cell/>
          <table:table-cell office:value-type="float" office:value="11.8527" calcext:value-type="float">
            <text:p>11.8527</text:p>
          </table:table-cell>
          <table:table-cell/>
          <table:table-cell table:formula="of:=[.AY187]^2" office:value-type="float" office:value="34294.595344" calcext:value-type="float">
            <text:p>34294.595344</text:p>
          </table:table-cell>
          <table:table-cell/>
          <table:table-cell table:formula="of:=[.AZ186]^2" office:value-type="float" office:value="0.0443612263228123" calcext:value-type="float">
            <text:p>0.044361226322812</text:p>
          </table:table-cell>
          <table:table-cell/>
        </table:table-row>
        <table:table-row table:style-name="ro1">
          <table:table-cell office:value-type="float" office:value="185.19" calcext:value-type="float">
            <text:p>185.19</text:p>
          </table:table-cell>
          <table:table-cell office:value-type="float" office:value="10.1402" calcext:value-type="float">
            <text:p>10.1402</text:p>
          </table:table-cell>
          <table:table-cell/>
          <table:table-cell office:value-type="float" office:value="185.143" calcext:value-type="float">
            <text:p>185.143</text:p>
          </table:table-cell>
          <table:table-cell office:value-type="float" office:value="6.5858" calcext:value-type="float">
            <text:p>6.5858</text:p>
          </table:table-cell>
          <table:table-cell/>
          <table:table-cell office:value-type="float" office:value="184.999" calcext:value-type="float">
            <text:p>184.999</text:p>
          </table:table-cell>
          <table:table-cell office:value-type="float" office:value="9.3328" calcext:value-type="float">
            <text:p>9.3328</text:p>
          </table:table-cell>
          <table:table-cell table:number-columns-repeated="2"/>
          <table:table-cell office:value-type="float" office:value="185.19" calcext:value-type="float">
            <text:p>185.19</text:p>
          </table:table-cell>
          <table:table-cell table:formula="of:=-LN([.B187]/15.2763)" office:value-type="float" office:value="0.409794885984893" calcext:value-type="float">
            <text:p>0.409794885984893</text:p>
          </table:table-cell>
          <table:table-cell/>
          <table:table-cell office:value-type="float" office:value="185.143" calcext:value-type="float">
            <text:p>185.143</text:p>
          </table:table-cell>
          <table:table-cell table:formula="of:= -LN([.E187]/8.4971)" office:value-type="float" office:value="0.254809112764775" calcext:value-type="float">
            <text:p>0.254809112764775</text:p>
          </table:table-cell>
          <table:table-cell/>
          <table:table-cell office:value-type="float" office:value="184.999" calcext:value-type="float">
            <text:p>184.999</text:p>
          </table:table-cell>
          <table:table-cell table:formula="of:=-LN([.H187]/11.159)" office:value-type="float" office:value="0.178711270186328" calcext:value-type="float">
            <text:p>0.178711270186328</text:p>
          </table:table-cell>
          <table:table-cell/>
          <table:table-cell table:formula="of:=[.K187]^2" office:value-type="float" office:value="34295.3361" calcext:value-type="float">
            <text:p>34295.3361</text:p>
          </table:table-cell>
          <table:table-cell/>
          <table:table-cell table:formula="of:=[.L187]^2" office:value-type="float" office:value="0.167931848579372" calcext:value-type="float">
            <text:p>0.167931848579372</text:p>
          </table:table-cell>
          <table:table-cell table:number-columns-repeated="3"/>
          <table:table-cell table:formula="of:=[.N187]^2" office:value-type="float" office:value="34277.930449" calcext:value-type="float">
            <text:p>34277.930449</text:p>
          </table:table-cell>
          <table:table-cell/>
          <table:table-cell table:formula="of:=[.O187]^2" office:value-type="float" office:value="0.0649276839479717" calcext:value-type="float">
            <text:p>0.064927683947972</text:p>
          </table:table-cell>
          <table:table-cell table:number-columns-repeated="2"/>
          <table:table-cell table:formula="of:=[.Q187]^2" office:value-type="float" office:value="34224.630001" calcext:value-type="float">
            <text:p>34224.630001</text:p>
          </table:table-cell>
          <table:table-cell/>
          <table:table-cell table:formula="of:=[.R187]^2" office:value-type="float" office:value="0.0319377180916107" calcext:value-type="float">
            <text:p>0.031937718091611</text:p>
          </table:table-cell>
          <table:table-cell table:number-columns-repeated="17"/>
          <table:table-cell office:value-type="float" office:value="185.188" calcext:value-type="float">
            <text:p>185.188</text:p>
          </table:table-cell>
          <table:table-cell table:formula="of:=-LN([.BB187]/14.6315)" office:value-type="float" office:value="0.211693109370327" calcext:value-type="float">
            <text:p>0.211693109370327</text:p>
          </table:table-cell>
          <table:table-cell/>
          <table:table-cell office:value-type="float" office:value="11.84" calcext:value-type="float">
            <text:p>11.84</text:p>
          </table:table-cell>
          <table:table-cell/>
          <table:table-cell table:formula="of:=[.AY188]^2" office:value-type="float" office:value="34666.343721" calcext:value-type="float">
            <text:p>34666.343721</text:p>
          </table:table-cell>
          <table:table-cell/>
          <table:table-cell table:formula="of:=[.AZ187]^2" office:value-type="float" office:value="0.0448139725548772" calcext:value-type="float">
            <text:p>0.044813972554877</text:p>
          </table:table-cell>
          <table:table-cell/>
        </table:table-row>
        <table:table-row table:style-name="ro1">
          <table:table-cell office:value-type="float" office:value="186.189" calcext:value-type="float">
            <text:p>186.189</text:p>
          </table:table-cell>
          <table:table-cell office:value-type="float" office:value="10.1179" calcext:value-type="float">
            <text:p>10.1179</text:p>
          </table:table-cell>
          <table:table-cell/>
          <table:table-cell office:value-type="float" office:value="186.143" calcext:value-type="float">
            <text:p>186.143</text:p>
          </table:table-cell>
          <table:table-cell office:value-type="float" office:value="6.5775" calcext:value-type="float">
            <text:p>6.5775</text:p>
          </table:table-cell>
          <table:table-cell/>
          <table:table-cell office:value-type="float" office:value="185.999" calcext:value-type="float">
            <text:p>185.999</text:p>
          </table:table-cell>
          <table:table-cell office:value-type="float" office:value="9.3241" calcext:value-type="float">
            <text:p>9.3241</text:p>
          </table:table-cell>
          <table:table-cell table:number-columns-repeated="2"/>
          <table:table-cell office:value-type="float" office:value="186.189" calcext:value-type="float">
            <text:p>186.189</text:p>
          </table:table-cell>
          <table:table-cell table:formula="of:=-LN([.B188]/15.2763)" office:value-type="float" office:value="0.411996475374553" calcext:value-type="float">
            <text:p>0.411996475374553</text:p>
          </table:table-cell>
          <table:table-cell/>
          <table:table-cell office:value-type="float" office:value="186.143" calcext:value-type="float">
            <text:p>186.143</text:p>
          </table:table-cell>
          <table:table-cell table:formula="of:= -LN([.E188]/8.4971)" office:value-type="float" office:value="0.256070194879438" calcext:value-type="float">
            <text:p>0.256070194879438</text:p>
          </table:table-cell>
          <table:table-cell/>
          <table:table-cell office:value-type="float" office:value="185.999" calcext:value-type="float">
            <text:p>185.999</text:p>
          </table:table-cell>
          <table:table-cell table:formula="of:=-LN([.H188]/11.159)" office:value-type="float" office:value="0.179643901076841" calcext:value-type="float">
            <text:p>0.179643901076841</text:p>
          </table:table-cell>
          <table:table-cell/>
          <table:table-cell table:formula="of:=[.K188]^2" office:value-type="float" office:value="34666.343721" calcext:value-type="float">
            <text:p>34666.343721</text:p>
          </table:table-cell>
          <table:table-cell/>
          <table:table-cell table:formula="of:=[.L188]^2" office:value-type="float" office:value="0.169741095721054" calcext:value-type="float">
            <text:p>0.169741095721054</text:p>
          </table:table-cell>
          <table:table-cell table:number-columns-repeated="3"/>
          <table:table-cell table:formula="of:=[.N188]^2" office:value-type="float" office:value="34649.216449" calcext:value-type="float">
            <text:p>34649.216449</text:p>
          </table:table-cell>
          <table:table-cell/>
          <table:table-cell table:formula="of:=[.O188]^2" office:value-type="float" office:value="0.0655719447055936" calcext:value-type="float">
            <text:p>0.065571944705594</text:p>
          </table:table-cell>
          <table:table-cell table:number-columns-repeated="2"/>
          <table:table-cell table:formula="of:=[.Q188]^2" office:value-type="float" office:value="34595.628001" calcext:value-type="float">
            <text:p>34595.628001</text:p>
          </table:table-cell>
          <table:table-cell/>
          <table:table-cell table:formula="of:=[.R188]^2" office:value-type="float" office:value="0.0322719311941058" calcext:value-type="float">
            <text:p>0.032271931194106</text:p>
          </table:table-cell>
          <table:table-cell table:number-columns-repeated="17"/>
          <table:table-cell office:value-type="float" office:value="186.189" calcext:value-type="float">
            <text:p>186.189</text:p>
          </table:table-cell>
          <table:table-cell table:formula="of:=-LN([.BB188]/14.6315)" office:value-type="float" office:value="0.212910065777701" calcext:value-type="float">
            <text:p>0.212910065777701</text:p>
          </table:table-cell>
          <table:table-cell/>
          <table:table-cell office:value-type="float" office:value="11.8256" calcext:value-type="float">
            <text:p>11.8256</text:p>
          </table:table-cell>
          <table:table-cell/>
          <table:table-cell table:formula="of:=[.AY189]^2" office:value-type="float" office:value="35039.721721" calcext:value-type="float">
            <text:p>35039.721721</text:p>
          </table:table-cell>
          <table:table-cell/>
          <table:table-cell table:formula="of:=[.AZ188]^2" office:value-type="float" office:value="0.0453306961094651" calcext:value-type="float">
            <text:p>0.045330696109465</text:p>
          </table:table-cell>
          <table:table-cell/>
        </table:table-row>
        <table:table-row table:style-name="ro1">
          <table:table-cell office:value-type="float" office:value="187.19" calcext:value-type="float">
            <text:p>187.19</text:p>
          </table:table-cell>
          <table:table-cell office:value-type="float" office:value="10.0955" calcext:value-type="float">
            <text:p>10.0955</text:p>
          </table:table-cell>
          <table:table-cell/>
          <table:table-cell office:value-type="float" office:value="187.144" calcext:value-type="float">
            <text:p>187.144</text:p>
          </table:table-cell>
          <table:table-cell office:value-type="float" office:value="6.5684" calcext:value-type="float">
            <text:p>6.5684</text:p>
          </table:table-cell>
          <table:table-cell/>
          <table:table-cell office:value-type="float" office:value="186.999" calcext:value-type="float">
            <text:p>186.999</text:p>
          </table:table-cell>
          <table:table-cell office:value-type="float" office:value="9.3149" calcext:value-type="float">
            <text:p>9.3149</text:p>
          </table:table-cell>
          <table:table-cell table:number-columns-repeated="2"/>
          <table:table-cell office:value-type="float" office:value="187.19" calcext:value-type="float">
            <text:p>187.19</text:p>
          </table:table-cell>
          <table:table-cell table:formula="of:=-LN([.B189]/15.2763)" office:value-type="float" office:value="0.414212827811003" calcext:value-type="float">
            <text:p>0.414212827811003</text:p>
          </table:table-cell>
          <table:table-cell/>
          <table:table-cell office:value-type="float" office:value="187.144" calcext:value-type="float">
            <text:p>187.144</text:p>
          </table:table-cell>
          <table:table-cell table:formula="of:= -LN([.E189]/8.4971)" office:value-type="float" office:value="0.257454657176204" calcext:value-type="float">
            <text:p>0.257454657176204</text:p>
          </table:table-cell>
          <table:table-cell/>
          <table:table-cell office:value-type="float" office:value="186.999" calcext:value-type="float">
            <text:p>186.999</text:p>
          </table:table-cell>
          <table:table-cell table:formula="of:=-LN([.H189]/11.159)" office:value-type="float" office:value="0.180631078580691" calcext:value-type="float">
            <text:p>0.180631078580691</text:p>
          </table:table-cell>
          <table:table-cell/>
          <table:table-cell table:formula="of:=[.K189]^2" office:value-type="float" office:value="35040.0961" calcext:value-type="float">
            <text:p>35040.0961</text:p>
          </table:table-cell>
          <table:table-cell/>
          <table:table-cell table:formula="of:=[.L189]^2" office:value-type="float" office:value="0.171572266723188" calcext:value-type="float">
            <text:p>0.171572266723188</text:p>
          </table:table-cell>
          <table:table-cell table:number-columns-repeated="3"/>
          <table:table-cell table:formula="of:=[.N189]^2" office:value-type="float" office:value="35022.876736" calcext:value-type="float">
            <text:p>35022.876736</text:p>
          </table:table-cell>
          <table:table-cell/>
          <table:table-cell table:formula="of:=[.O189]^2" office:value-type="float" office:value="0.0662829005017167" calcext:value-type="float">
            <text:p>0.066282900501717</text:p>
          </table:table-cell>
          <table:table-cell table:number-columns-repeated="2"/>
          <table:table-cell table:formula="of:=[.Q189]^2" office:value-type="float" office:value="34968.626001" calcext:value-type="float">
            <text:p>34968.626001</text:p>
          </table:table-cell>
          <table:table-cell/>
          <table:table-cell table:formula="of:=[.R189]^2" office:value-type="float" office:value="0.0326275865492238" calcext:value-type="float">
            <text:p>0.032627586549224</text:p>
          </table:table-cell>
          <table:table-cell table:number-columns-repeated="17"/>
          <table:table-cell office:value-type="float" office:value="187.189" calcext:value-type="float">
            <text:p>187.189</text:p>
          </table:table-cell>
          <table:table-cell table:formula="of:=-LN([.BB189]/14.6315)" office:value-type="float" office:value="0.21406924094716" calcext:value-type="float">
            <text:p>0.21406924094716</text:p>
          </table:table-cell>
          <table:table-cell/>
          <table:table-cell office:value-type="float" office:value="11.8119" calcext:value-type="float">
            <text:p>11.8119</text:p>
          </table:table-cell>
          <table:table-cell/>
          <table:table-cell table:formula="of:=[.AY190]^2" office:value-type="float" office:value="35415.099721" calcext:value-type="float">
            <text:p>35415.099721</text:p>
          </table:table-cell>
          <table:table-cell/>
          <table:table-cell table:formula="of:=[.AZ189]^2" office:value-type="float" office:value="0.0458256399196934" calcext:value-type="float">
            <text:p>0.045825639919693</text:p>
          </table:table-cell>
          <table:table-cell/>
        </table:table-row>
        <table:table-row table:style-name="ro1">
          <table:table-cell office:value-type="float" office:value="188.19" calcext:value-type="float">
            <text:p>188.19</text:p>
          </table:table-cell>
          <table:table-cell office:value-type="float" office:value="10.0737" calcext:value-type="float">
            <text:p>10.0737</text:p>
          </table:table-cell>
          <table:table-cell/>
          <table:table-cell office:value-type="float" office:value="188.144" calcext:value-type="float">
            <text:p>188.144</text:p>
          </table:table-cell>
          <table:table-cell office:value-type="float" office:value="6.5591" calcext:value-type="float">
            <text:p>6.5591</text:p>
          </table:table-cell>
          <table:table-cell/>
          <table:table-cell office:value-type="float" office:value="187.999" calcext:value-type="float">
            <text:p>187.999</text:p>
          </table:table-cell>
          <table:table-cell office:value-type="float" office:value="9.3064" calcext:value-type="float">
            <text:p>9.3064</text:p>
          </table:table-cell>
          <table:table-cell table:number-columns-repeated="2"/>
          <table:table-cell office:value-type="float" office:value="188.19" calcext:value-type="float">
            <text:p>188.19</text:p>
          </table:table-cell>
          <table:table-cell table:formula="of:=-LN([.B190]/15.2763)" office:value-type="float" office:value="0.416374540569991" calcext:value-type="float">
            <text:p>0.416374540569991</text:p>
          </table:table-cell>
          <table:table-cell/>
          <table:table-cell office:value-type="float" office:value="188.144" calcext:value-type="float">
            <text:p>188.144</text:p>
          </table:table-cell>
          <table:table-cell table:formula="of:= -LN([.E190]/8.4971)" office:value-type="float" office:value="0.258871530389814" calcext:value-type="float">
            <text:p>0.258871530389814</text:p>
          </table:table-cell>
          <table:table-cell/>
          <table:table-cell office:value-type="float" office:value="187.999" calcext:value-type="float">
            <text:p>187.999</text:p>
          </table:table-cell>
          <table:table-cell table:formula="of:=-LN([.H190]/11.159)" office:value-type="float" office:value="0.181544011683145" calcext:value-type="float">
            <text:p>0.181544011683145</text:p>
          </table:table-cell>
          <table:table-cell/>
          <table:table-cell table:formula="of:=[.K190]^2" office:value-type="float" office:value="35415.4761" calcext:value-type="float">
            <text:p>35415.4761</text:p>
          </table:table-cell>
          <table:table-cell/>
          <table:table-cell table:formula="of:=[.L190]^2" office:value-type="float" office:value="0.173367758034871" calcext:value-type="float">
            <text:p>0.173367758034871</text:p>
          </table:table-cell>
          <table:table-cell table:number-columns-repeated="3"/>
          <table:table-cell table:formula="of:=[.N190]^2" office:value-type="float" office:value="35398.164736" calcext:value-type="float">
            <text:p>35398.164736</text:p>
          </table:table-cell>
          <table:table-cell/>
          <table:table-cell table:formula="of:=[.O190]^2" office:value-type="float" office:value="0.0670144692463646" calcext:value-type="float">
            <text:p>0.067014469246365</text:p>
          </table:table-cell>
          <table:table-cell table:number-columns-repeated="2"/>
          <table:table-cell table:formula="of:=[.Q190]^2" office:value-type="float" office:value="35343.624001" calcext:value-type="float">
            <text:p>35343.624001</text:p>
          </table:table-cell>
          <table:table-cell/>
          <table:table-cell table:formula="of:=[.R190]^2" office:value-type="float" office:value="0.0329582281780098" calcext:value-type="float">
            <text:p>0.03295822817801</text:p>
          </table:table-cell>
          <table:table-cell table:number-columns-repeated="17"/>
          <table:table-cell office:value-type="float" office:value="188.189" calcext:value-type="float">
            <text:p>188.189</text:p>
          </table:table-cell>
          <table:table-cell table:formula="of:=-LN([.BB190]/14.6315)" office:value-type="float" office:value="0.21522976136322" calcext:value-type="float">
            <text:p>0.21522976136322</text:p>
          </table:table-cell>
          <table:table-cell/>
          <table:table-cell office:value-type="float" office:value="11.7982" calcext:value-type="float">
            <text:p>11.7982</text:p>
          </table:table-cell>
          <table:table-cell/>
          <table:table-cell table:formula="of:=[.AY191]^2" office:value-type="float" office:value="35792.099344" calcext:value-type="float">
            <text:p>35792.099344</text:p>
          </table:table-cell>
          <table:table-cell/>
          <table:table-cell table:formula="of:=[.AZ190]^2" office:value-type="float" office:value="0.0463238501764687" calcext:value-type="float">
            <text:p>0.046323850176469</text:p>
          </table:table-cell>
          <table:table-cell/>
        </table:table-row>
        <table:table-row table:style-name="ro1">
          <table:table-cell office:value-type="float" office:value="189.19" calcext:value-type="float">
            <text:p>189.19</text:p>
          </table:table-cell>
          <table:table-cell office:value-type="float" office:value="10.0524" calcext:value-type="float">
            <text:p>10.0524</text:p>
          </table:table-cell>
          <table:table-cell/>
          <table:table-cell office:value-type="float" office:value="189.144" calcext:value-type="float">
            <text:p>189.144</text:p>
          </table:table-cell>
          <table:table-cell office:value-type="float" office:value="6.5503" calcext:value-type="float">
            <text:p>6.5503</text:p>
          </table:table-cell>
          <table:table-cell/>
          <table:table-cell office:value-type="float" office:value="188.998" calcext:value-type="float">
            <text:p>188.998</text:p>
          </table:table-cell>
          <table:table-cell office:value-type="float" office:value="9.2978" calcext:value-type="float">
            <text:p>9.2978</text:p>
          </table:table-cell>
          <table:table-cell table:number-columns-repeated="2"/>
          <table:table-cell office:value-type="float" office:value="189.19" calcext:value-type="float">
            <text:p>189.19</text:p>
          </table:table-cell>
          <table:table-cell table:formula="of:=-LN([.B191]/15.2763)" office:value-type="float" office:value="0.418491195853668" calcext:value-type="float">
            <text:p>0.418491195853668</text:p>
          </table:table-cell>
          <table:table-cell/>
          <table:table-cell office:value-type="float" office:value="189.144" calcext:value-type="float">
            <text:p>189.144</text:p>
          </table:table-cell>
          <table:table-cell table:formula="of:= -LN([.E191]/8.4971)" office:value-type="float" office:value="0.260214078686729" calcext:value-type="float">
            <text:p>0.260214078686729</text:p>
          </table:table-cell>
          <table:table-cell/>
          <table:table-cell office:value-type="float" office:value="188.998" calcext:value-type="float">
            <text:p>188.998</text:p>
          </table:table-cell>
          <table:table-cell table:formula="of:=-LN([.H191]/11.159)" office:value-type="float" office:value="0.182468534168666" calcext:value-type="float">
            <text:p>0.182468534168666</text:p>
          </table:table-cell>
          <table:table-cell/>
          <table:table-cell table:formula="of:=[.K191]^2" office:value-type="float" office:value="35792.8561" calcext:value-type="float">
            <text:p>35792.8561</text:p>
          </table:table-cell>
          <table:table-cell/>
          <table:table-cell table:formula="of:=[.L191]^2" office:value-type="float" office:value="0.175134881007033" calcext:value-type="float">
            <text:p>0.175134881007033</text:p>
          </table:table-cell>
          <table:table-cell table:number-columns-repeated="3"/>
          <table:table-cell table:formula="of:=[.N191]^2" office:value-type="float" office:value="35775.452736" calcext:value-type="float">
            <text:p>35775.452736</text:p>
          </table:table-cell>
          <table:table-cell/>
          <table:table-cell table:formula="of:=[.O191]^2" office:value-type="float" office:value="0.0677113667467832" calcext:value-type="float">
            <text:p>0.067711366746783</text:p>
          </table:table-cell>
          <table:table-cell table:number-columns-repeated="2"/>
          <table:table-cell table:formula="of:=[.Q191]^2" office:value-type="float" office:value="35720.244004" calcext:value-type="float">
            <text:p>35720.244004</text:p>
          </table:table-cell>
          <table:table-cell/>
          <table:table-cell table:formula="of:=[.R191]^2" office:value-type="float" office:value="0.0332947659616615" calcext:value-type="float">
            <text:p>0.033294765961662</text:p>
          </table:table-cell>
          <table:table-cell table:number-columns-repeated="17"/>
          <table:table-cell office:value-type="float" office:value="189.188" calcext:value-type="float">
            <text:p>189.188</text:p>
          </table:table-cell>
          <table:table-cell table:formula="of:=-LN([.BB191]/14.6315)" office:value-type="float" office:value="0.216340717111343" calcext:value-type="float">
            <text:p>0.216340717111343</text:p>
          </table:table-cell>
          <table:table-cell/>
          <table:table-cell office:value-type="float" office:value="11.7851" calcext:value-type="float">
            <text:p>11.7851</text:p>
          </table:table-cell>
          <table:table-cell/>
          <table:table-cell table:formula="of:=[.AY192]^2" office:value-type="float" office:value="36171.855721" calcext:value-type="float">
            <text:p>36171.855721</text:p>
          </table:table-cell>
          <table:table-cell/>
          <table:table-cell table:formula="of:=[.AZ191]^2" office:value-type="float" office:value="0.0468033058802503" calcext:value-type="float">
            <text:p>0.04680330588025</text:p>
          </table:table-cell>
          <table:table-cell/>
        </table:table-row>
        <table:table-row table:style-name="ro1">
          <table:table-cell office:value-type="float" office:value="190.19" calcext:value-type="float">
            <text:p>190.19</text:p>
          </table:table-cell>
          <table:table-cell office:value-type="float" office:value="10.0301" calcext:value-type="float">
            <text:p>10.0301</text:p>
          </table:table-cell>
          <table:table-cell/>
          <table:table-cell office:value-type="float" office:value="190.144" calcext:value-type="float">
            <text:p>190.144</text:p>
          </table:table-cell>
          <table:table-cell office:value-type="float" office:value="6.5407" calcext:value-type="float">
            <text:p>6.5407</text:p>
          </table:table-cell>
          <table:table-cell/>
          <table:table-cell office:value-type="float" office:value="189.999" calcext:value-type="float">
            <text:p>189.999</text:p>
          </table:table-cell>
          <table:table-cell office:value-type="float" office:value="9.2884" calcext:value-type="float">
            <text:p>9.2884</text:p>
          </table:table-cell>
          <table:table-cell table:number-columns-repeated="2"/>
          <table:table-cell office:value-type="float" office:value="190.19" calcext:value-type="float">
            <text:p>190.19</text:p>
          </table:table-cell>
          <table:table-cell table:formula="of:=-LN([.B192]/15.2763)" office:value-type="float" office:value="0.420712035805421" calcext:value-type="float">
            <text:p>0.420712035805421</text:p>
          </table:table-cell>
          <table:table-cell/>
          <table:table-cell office:value-type="float" office:value="190.144" calcext:value-type="float">
            <text:p>190.144</text:p>
          </table:table-cell>
          <table:table-cell table:formula="of:= -LN([.E192]/8.4971)" office:value-type="float" office:value="0.261680735431189" calcext:value-type="float">
            <text:p>0.261680735431189</text:p>
          </table:table-cell>
          <table:table-cell/>
          <table:table-cell office:value-type="float" office:value="189.999" calcext:value-type="float">
            <text:p>189.999</text:p>
          </table:table-cell>
          <table:table-cell table:formula="of:=-LN([.H192]/11.159)" office:value-type="float" office:value="0.183480037413165" calcext:value-type="float">
            <text:p>0.183480037413165</text:p>
          </table:table-cell>
          <table:table-cell/>
          <table:table-cell table:formula="of:=[.K192]^2" office:value-type="float" office:value="36172.2361" calcext:value-type="float">
            <text:p>36172.2361</text:p>
          </table:table-cell>
          <table:table-cell/>
          <table:table-cell table:formula="of:=[.L192]^2" office:value-type="float" office:value="0.176998617071542" calcext:value-type="float">
            <text:p>0.176998617071542</text:p>
          </table:table-cell>
          <table:table-cell table:number-columns-repeated="3"/>
          <table:table-cell table:formula="of:=[.N192]^2" office:value-type="float" office:value="36154.740736" calcext:value-type="float">
            <text:p>36154.740736</text:p>
          </table:table-cell>
          <table:table-cell/>
          <table:table-cell table:formula="of:=[.O192]^2" office:value-type="float" office:value="0.0684768072958082" calcext:value-type="float">
            <text:p>0.068476807295808</text:p>
          </table:table-cell>
          <table:table-cell table:number-columns-repeated="2"/>
          <table:table-cell table:formula="of:=[.Q192]^2" office:value-type="float" office:value="36099.620001" calcext:value-type="float">
            <text:p>36099.620001</text:p>
          </table:table-cell>
          <table:table-cell/>
          <table:table-cell table:formula="of:=[.R192]^2" office:value-type="float" office:value="0.0336649241291365" calcext:value-type="float">
            <text:p>0.033664924129137</text:p>
          </table:table-cell>
          <table:table-cell table:number-columns-repeated="17"/>
          <table:table-cell office:value-type="float" office:value="190.189" calcext:value-type="float">
            <text:p>190.189</text:p>
          </table:table-cell>
          <table:table-cell table:formula="of:=-LN([.BB192]/14.6315)" office:value-type="float" office:value="0.217469898065814" calcext:value-type="float">
            <text:p>0.217469898065814</text:p>
          </table:table-cell>
          <table:table-cell/>
          <table:table-cell office:value-type="float" office:value="11.7718" calcext:value-type="float">
            <text:p>11.7718</text:p>
          </table:table-cell>
          <table:table-cell/>
          <table:table-cell table:formula="of:=[.AY193]^2" office:value-type="float" office:value="36553.233721" calcext:value-type="float">
            <text:p>36553.233721</text:p>
          </table:table-cell>
          <table:table-cell/>
          <table:table-cell table:formula="of:=[.AZ192]^2" office:value-type="float" office:value="0.0472931565647554" calcext:value-type="float">
            <text:p>0.047293156564755</text:p>
          </table:table-cell>
          <table:table-cell/>
        </table:table-row>
        <table:table-row table:style-name="ro1">
          <table:table-cell office:value-type="float" office:value="191.189" calcext:value-type="float">
            <text:p>191.189</text:p>
          </table:table-cell>
          <table:table-cell office:value-type="float" office:value="10.0079" calcext:value-type="float">
            <text:p>10.0079</text:p>
          </table:table-cell>
          <table:table-cell/>
          <table:table-cell office:value-type="float" office:value="191.144" calcext:value-type="float">
            <text:p>191.144</text:p>
          </table:table-cell>
          <table:table-cell office:value-type="float" office:value="6.5327" calcext:value-type="float">
            <text:p>6.5327</text:p>
          </table:table-cell>
          <table:table-cell/>
          <table:table-cell office:value-type="float" office:value="190.999" calcext:value-type="float">
            <text:p>190.999</text:p>
          </table:table-cell>
          <table:table-cell office:value-type="float" office:value="9.2789" calcext:value-type="float">
            <text:p>9.2789</text:p>
          </table:table-cell>
          <table:table-cell table:number-columns-repeated="2"/>
          <table:table-cell office:value-type="float" office:value="191.189" calcext:value-type="float">
            <text:p>191.189</text:p>
          </table:table-cell>
          <table:table-cell table:formula="of:=-LN([.B193]/15.2763)" office:value-type="float" office:value="0.422927826711" calcext:value-type="float">
            <text:p>0.422927826711</text:p>
          </table:table-cell>
          <table:table-cell/>
          <table:table-cell office:value-type="float" office:value="191.144" calcext:value-type="float">
            <text:p>191.144</text:p>
          </table:table-cell>
          <table:table-cell table:formula="of:= -LN([.E193]/8.4971)" office:value-type="float" office:value="0.262904594717764" calcext:value-type="float">
            <text:p>0.262904594717764</text:p>
          </table:table-cell>
          <table:table-cell/>
          <table:table-cell office:value-type="float" office:value="190.999" calcext:value-type="float">
            <text:p>190.999</text:p>
          </table:table-cell>
          <table:table-cell table:formula="of:=-LN([.H193]/11.159)" office:value-type="float" office:value="0.184503341913981" calcext:value-type="float">
            <text:p>0.184503341913981</text:p>
          </table:table-cell>
          <table:table-cell/>
          <table:table-cell table:formula="of:=[.K193]^2" office:value-type="float" office:value="36553.233721" calcext:value-type="float">
            <text:p>36553.233721</text:p>
          </table:table-cell>
          <table:table-cell/>
          <table:table-cell table:formula="of:=[.L193]^2" office:value-type="float" office:value="0.17886794660649" calcext:value-type="float">
            <text:p>0.17886794660649</text:p>
          </table:table-cell>
          <table:table-cell table:number-columns-repeated="3"/>
          <table:table-cell table:formula="of:=[.N193]^2" office:value-type="float" office:value="36536.028736" calcext:value-type="float">
            <text:p>36536.028736</text:p>
          </table:table-cell>
          <table:table-cell/>
          <table:table-cell table:formula="of:=[.O193]^2" office:value-type="float" office:value="0.069118825923712" calcext:value-type="float">
            <text:p>0.069118825923712</text:p>
          </table:table-cell>
          <table:table-cell table:number-columns-repeated="2"/>
          <table:table-cell table:formula="of:=[.Q193]^2" office:value-type="float" office:value="36480.618001" calcext:value-type="float">
            <text:p>36480.618001</text:p>
          </table:table-cell>
          <table:table-cell/>
          <table:table-cell table:formula="of:=[.R193]^2" office:value-type="float" office:value="0.0340414831774272" calcext:value-type="float">
            <text:p>0.034041483177427</text:p>
          </table:table-cell>
          <table:table-cell table:number-columns-repeated="17"/>
          <table:table-cell office:value-type="float" office:value="191.189" calcext:value-type="float">
            <text:p>191.189</text:p>
          </table:table-cell>
          <table:table-cell table:formula="of:=-LN([.BB193]/14.6315)" office:value-type="float" office:value="0.218659888686316" calcext:value-type="float">
            <text:p>0.218659888686316</text:p>
          </table:table-cell>
          <table:table-cell/>
          <table:table-cell office:value-type="float" office:value="11.7578" calcext:value-type="float">
            <text:p>11.7578</text:p>
          </table:table-cell>
          <table:table-cell/>
          <table:table-cell table:formula="of:=[.AY194]^2" office:value-type="float" office:value="36936.227344" calcext:value-type="float">
            <text:p>36936.227344</text:p>
          </table:table-cell>
          <table:table-cell/>
          <table:table-cell table:formula="of:=[.AZ193]^2" office:value-type="float" office:value="0.0478121469203123" calcext:value-type="float">
            <text:p>0.047812146920312</text:p>
          </table:table-cell>
          <table:table-cell/>
        </table:table-row>
        <table:table-row table:style-name="ro1">
          <table:table-cell office:value-type="float" office:value="192.191" calcext:value-type="float">
            <text:p>192.191</text:p>
          </table:table-cell>
          <table:table-cell office:value-type="float" office:value="9.9869" calcext:value-type="float">
            <text:p>9.9869</text:p>
          </table:table-cell>
          <table:table-cell/>
          <table:table-cell office:value-type="float" office:value="192.144" calcext:value-type="float">
            <text:p>192.144</text:p>
          </table:table-cell>
          <table:table-cell office:value-type="float" office:value="6.5244" calcext:value-type="float">
            <text:p>6.5244</text:p>
          </table:table-cell>
          <table:table-cell/>
          <table:table-cell office:value-type="float" office:value="191.999" calcext:value-type="float">
            <text:p>191.999</text:p>
          </table:table-cell>
          <table:table-cell office:value-type="float" office:value="9.2697" calcext:value-type="float">
            <text:p>9.2697</text:p>
          </table:table-cell>
          <table:table-cell table:number-columns-repeated="2"/>
          <table:table-cell office:value-type="float" office:value="192.191" calcext:value-type="float">
            <text:p>192.191</text:p>
          </table:table-cell>
          <table:table-cell table:formula="of:=-LN([.B194]/15.2763)" office:value-type="float" office:value="0.42502837362535" calcext:value-type="float">
            <text:p>0.42502837362535</text:p>
          </table:table-cell>
          <table:table-cell/>
          <table:table-cell office:value-type="float" office:value="192.144" calcext:value-type="float">
            <text:p>192.144</text:p>
          </table:table-cell>
          <table:table-cell table:formula="of:= -LN([.E194]/8.4971)" office:value-type="float" office:value="0.264175933854011" calcext:value-type="float">
            <text:p>0.264175933854011</text:p>
          </table:table-cell>
          <table:table-cell/>
          <table:table-cell office:value-type="float" office:value="191.999" calcext:value-type="float">
            <text:p>191.999</text:p>
          </table:table-cell>
          <table:table-cell table:formula="of:=-LN([.H194]/11.159)" office:value-type="float" office:value="0.185495330609023" calcext:value-type="float">
            <text:p>0.185495330609023</text:p>
          </table:table-cell>
          <table:table-cell/>
          <table:table-cell table:formula="of:=[.K194]^2" office:value-type="float" office:value="36937.380481" calcext:value-type="float">
            <text:p>36937.380481</text:p>
          </table:table-cell>
          <table:table-cell/>
          <table:table-cell table:formula="of:=[.L194]^2" office:value-type="float" office:value="0.18064911838661" calcext:value-type="float">
            <text:p>0.18064911838661</text:p>
          </table:table-cell>
          <table:table-cell table:number-columns-repeated="3"/>
          <table:table-cell table:formula="of:=[.N194]^2" office:value-type="float" office:value="36919.316736" calcext:value-type="float">
            <text:p>36919.316736</text:p>
          </table:table-cell>
          <table:table-cell/>
          <table:table-cell table:formula="of:=[.O194]^2" office:value-type="float" office:value="0.0697889240276388" calcext:value-type="float">
            <text:p>0.069788924027639</text:p>
          </table:table-cell>
          <table:table-cell table:number-columns-repeated="2"/>
          <table:table-cell table:formula="of:=[.Q194]^2" office:value-type="float" office:value="36863.616001" calcext:value-type="float">
            <text:p>36863.616001</text:p>
          </table:table-cell>
          <table:table-cell/>
          <table:table-cell table:formula="of:=[.R194]^2" office:value-type="float" office:value="0.0344085176777508" calcext:value-type="float">
            <text:p>0.034408517677751</text:p>
          </table:table-cell>
          <table:table-cell table:number-columns-repeated="17"/>
          <table:table-cell office:value-type="float" office:value="192.188" calcext:value-type="float">
            <text:p>192.188</text:p>
          </table:table-cell>
          <table:table-cell table:formula="of:=-LN([.BB194]/14.6315)" office:value-type="float" office:value="0.219757635012945" calcext:value-type="float">
            <text:p>0.219757635012945</text:p>
          </table:table-cell>
          <table:table-cell/>
          <table:table-cell office:value-type="float" office:value="11.7449" calcext:value-type="float">
            <text:p>11.7449</text:p>
          </table:table-cell>
          <table:table-cell/>
          <table:table-cell table:formula="of:=[.AY195]^2" office:value-type="float" office:value="37321.989721" calcext:value-type="float">
            <text:p>37321.989721</text:p>
          </table:table-cell>
          <table:table-cell/>
          <table:table-cell table:formula="of:=[.AZ194]^2" office:value-type="float" office:value="0.0482934181464827" calcext:value-type="float">
            <text:p>0.048293418146483</text:p>
          </table:table-cell>
          <table:table-cell/>
        </table:table-row>
        <table:table-row table:style-name="ro1">
          <table:table-cell office:value-type="float" office:value="193.19" calcext:value-type="float">
            <text:p>193.19</text:p>
          </table:table-cell>
          <table:table-cell office:value-type="float" office:value="9.9646" calcext:value-type="float">
            <text:p>9.9646</text:p>
          </table:table-cell>
          <table:table-cell/>
          <table:table-cell office:value-type="float" office:value="193.143" calcext:value-type="float">
            <text:p>193.143</text:p>
          </table:table-cell>
          <table:table-cell office:value-type="float" office:value="6.5153" calcext:value-type="float">
            <text:p>6.5153</text:p>
          </table:table-cell>
          <table:table-cell/>
          <table:table-cell office:value-type="float" office:value="192.999" calcext:value-type="float">
            <text:p>192.999</text:p>
          </table:table-cell>
          <table:table-cell office:value-type="float" office:value="9.2619" calcext:value-type="float">
            <text:p>9.2619</text:p>
          </table:table-cell>
          <table:table-cell table:number-columns-repeated="2"/>
          <table:table-cell office:value-type="float" office:value="193.19" calcext:value-type="float">
            <text:p>193.19</text:p>
          </table:table-cell>
          <table:table-cell table:formula="of:=-LN([.B195]/15.2763)" office:value-type="float" office:value="0.427263795451909" calcext:value-type="float">
            <text:p>0.427263795451909</text:p>
          </table:table-cell>
          <table:table-cell/>
          <table:table-cell office:value-type="float" office:value="193.143" calcext:value-type="float">
            <text:p>193.143</text:p>
          </table:table-cell>
          <table:table-cell table:formula="of:= -LN([.E195]/8.4971)" office:value-type="float" office:value="0.265571671712596" calcext:value-type="float">
            <text:p>0.265571671712596</text:p>
          </table:table-cell>
          <table:table-cell/>
          <table:table-cell office:value-type="float" office:value="192.999" calcext:value-type="float">
            <text:p>192.999</text:p>
          </table:table-cell>
          <table:table-cell table:formula="of:=-LN([.H195]/11.159)" office:value-type="float" office:value="0.186337136007436" calcext:value-type="float">
            <text:p>0.186337136007436</text:p>
          </table:table-cell>
          <table:table-cell/>
          <table:table-cell table:formula="of:=[.K195]^2" office:value-type="float" office:value="37322.3761" calcext:value-type="float">
            <text:p>37322.3761</text:p>
          </table:table-cell>
          <table:table-cell/>
          <table:table-cell table:formula="of:=[.L195]^2" office:value-type="float" office:value="0.182554350903971" calcext:value-type="float">
            <text:p>0.182554350903971</text:p>
          </table:table-cell>
          <table:table-cell table:number-columns-repeated="3"/>
          <table:table-cell table:formula="of:=[.N195]^2" office:value-type="float" office:value="37304.218449" calcext:value-type="float">
            <text:p>37304.218449</text:p>
          </table:table-cell>
          <table:table-cell/>
          <table:table-cell table:formula="of:=[.O195]^2" office:value-type="float" office:value="0.070528312816223" calcext:value-type="float">
            <text:p>0.070528312816223</text:p>
          </table:table-cell>
          <table:table-cell table:number-columns-repeated="2"/>
          <table:table-cell table:formula="of:=[.Q195]^2" office:value-type="float" office:value="37248.614001" calcext:value-type="float">
            <text:p>37248.614001</text:p>
          </table:table-cell>
          <table:table-cell/>
          <table:table-cell table:formula="of:=[.R195]^2" office:value-type="float" office:value="0.0347215282554536" calcext:value-type="float">
            <text:p>0.034721528255454</text:p>
          </table:table-cell>
          <table:table-cell table:number-columns-repeated="17"/>
          <table:table-cell office:value-type="float" office:value="193.189" calcext:value-type="float">
            <text:p>193.189</text:p>
          </table:table-cell>
          <table:table-cell table:formula="of:=-LN([.BB195]/14.6315)" office:value-type="float" office:value="0.220941828302603" calcext:value-type="float">
            <text:p>0.220941828302603</text:p>
          </table:table-cell>
          <table:table-cell/>
          <table:table-cell office:value-type="float" office:value="11.731" calcext:value-type="float">
            <text:p>11.731</text:p>
          </table:table-cell>
          <table:table-cell/>
          <table:table-cell table:formula="of:=[.AY196]^2" office:value-type="float" office:value="37709.367721" calcext:value-type="float">
            <text:p>37709.367721</text:p>
          </table:table-cell>
          <table:table-cell/>
          <table:table-cell table:formula="of:=[.AZ195]^2" office:value-type="float" office:value="0.0488152914936971" calcext:value-type="float">
            <text:p>0.048815291493697</text:p>
          </table:table-cell>
          <table:table-cell/>
        </table:table-row>
        <table:table-row table:style-name="ro1">
          <table:table-cell office:value-type="float" office:value="194.191" calcext:value-type="float">
            <text:p>194.191</text:p>
          </table:table-cell>
          <table:table-cell office:value-type="float" office:value="9.9431" calcext:value-type="float">
            <text:p>9.9431</text:p>
          </table:table-cell>
          <table:table-cell/>
          <table:table-cell office:value-type="float" office:value="194.143" calcext:value-type="float">
            <text:p>194.143</text:p>
          </table:table-cell>
          <table:table-cell office:value-type="float" office:value="6.5056" calcext:value-type="float">
            <text:p>6.5056</text:p>
          </table:table-cell>
          <table:table-cell/>
          <table:table-cell office:value-type="float" office:value="193.999" calcext:value-type="float">
            <text:p>193.999</text:p>
          </table:table-cell>
          <table:table-cell office:value-type="float" office:value="9.2528" calcext:value-type="float">
            <text:p>9.2528</text:p>
          </table:table-cell>
          <table:table-cell table:number-columns-repeated="2"/>
          <table:table-cell office:value-type="float" office:value="194.191" calcext:value-type="float">
            <text:p>194.191</text:p>
          </table:table-cell>
          <table:table-cell table:formula="of:=-LN([.B196]/15.2763)" office:value-type="float" office:value="0.429423764545171" calcext:value-type="float">
            <text:p>0.429423764545171</text:p>
          </table:table-cell>
          <table:table-cell/>
          <table:table-cell office:value-type="float" office:value="194.143" calcext:value-type="float">
            <text:p>194.143</text:p>
          </table:table-cell>
          <table:table-cell table:formula="of:= -LN([.E196]/8.4971)" office:value-type="float" office:value="0.267061584359859" calcext:value-type="float">
            <text:p>0.267061584359859</text:p>
          </table:table-cell>
          <table:table-cell/>
          <table:table-cell office:value-type="float" office:value="193.999" calcext:value-type="float">
            <text:p>193.999</text:p>
          </table:table-cell>
          <table:table-cell table:formula="of:=-LN([.H196]/11.159)" office:value-type="float" office:value="0.187320138781747" calcext:value-type="float">
            <text:p>0.187320138781747</text:p>
          </table:table-cell>
          <table:table-cell/>
          <table:table-cell table:formula="of:=[.K196]^2" office:value-type="float" office:value="37710.144481" calcext:value-type="float">
            <text:p>37710.144481</text:p>
          </table:table-cell>
          <table:table-cell/>
          <table:table-cell table:formula="of:=[.L196]^2" office:value-type="float" office:value="0.184404769556146" calcext:value-type="float">
            <text:p>0.184404769556146</text:p>
          </table:table-cell>
          <table:table-cell table:number-columns-repeated="3"/>
          <table:table-cell table:formula="of:=[.N196]^2" office:value-type="float" office:value="37691.504449" calcext:value-type="float">
            <text:p>37691.504449</text:p>
          </table:table-cell>
          <table:table-cell/>
          <table:table-cell table:formula="of:=[.O196]^2" office:value-type="float" office:value="0.0713218898407979" calcext:value-type="float">
            <text:p>0.071321889840798</text:p>
          </table:table-cell>
          <table:table-cell table:number-columns-repeated="2"/>
          <table:table-cell table:formula="of:=[.Q196]^2" office:value-type="float" office:value="37635.612001" calcext:value-type="float">
            <text:p>37635.612001</text:p>
          </table:table-cell>
          <table:table-cell/>
          <table:table-cell table:formula="of:=[.R196]^2" office:value-type="float" office:value="0.0350888343932131" calcext:value-type="float">
            <text:p>0.035088834393213</text:p>
          </table:table-cell>
          <table:table-cell table:number-columns-repeated="17"/>
          <table:table-cell office:value-type="float" office:value="194.189" calcext:value-type="float">
            <text:p>194.189</text:p>
          </table:table-cell>
          <table:table-cell table:formula="of:=-LN([.BB196]/14.6315)" office:value-type="float" office:value="0.222110356644436" calcext:value-type="float">
            <text:p>0.222110356644436</text:p>
          </table:table-cell>
          <table:table-cell/>
          <table:table-cell office:value-type="float" office:value="11.7173" calcext:value-type="float">
            <text:p>11.7173</text:p>
          </table:table-cell>
          <table:table-cell/>
          <table:table-cell table:formula="of:=[.AY197]^2" office:value-type="float" office:value="38098.355344" calcext:value-type="float">
            <text:p>38098.355344</text:p>
          </table:table-cell>
          <table:table-cell/>
          <table:table-cell table:formula="of:=[.AZ196]^2" office:value-type="float" office:value="0.0493330105287186" calcext:value-type="float">
            <text:p>0.049333010528719</text:p>
          </table:table-cell>
          <table:table-cell/>
        </table:table-row>
        <table:table-row table:style-name="ro1">
          <table:table-cell office:value-type="float" office:value="195.191" calcext:value-type="float">
            <text:p>195.191</text:p>
          </table:table-cell>
          <table:table-cell office:value-type="float" office:value="9.9222" calcext:value-type="float">
            <text:p>9.9222</text:p>
          </table:table-cell>
          <table:table-cell/>
          <table:table-cell office:value-type="float" office:value="195.144" calcext:value-type="float">
            <text:p>195.144</text:p>
          </table:table-cell>
          <table:table-cell office:value-type="float" office:value="6.4971" calcext:value-type="float">
            <text:p>6.4971</text:p>
          </table:table-cell>
          <table:table-cell/>
          <table:table-cell office:value-type="float" office:value="194.998" calcext:value-type="float">
            <text:p>194.998</text:p>
          </table:table-cell>
          <table:table-cell office:value-type="float" office:value="9.2441" calcext:value-type="float">
            <text:p>9.2441</text:p>
          </table:table-cell>
          <table:table-cell table:number-columns-repeated="2"/>
          <table:table-cell office:value-type="float" office:value="195.191" calcext:value-type="float">
            <text:p>195.191</text:p>
          </table:table-cell>
          <table:table-cell table:formula="of:=-LN([.B197]/15.2763)" office:value-type="float" office:value="0.431527936917226" calcext:value-type="float">
            <text:p>0.431527936917226</text:p>
          </table:table-cell>
          <table:table-cell/>
          <table:table-cell office:value-type="float" office:value="195.144" calcext:value-type="float">
            <text:p>195.144</text:p>
          </table:table-cell>
          <table:table-cell table:formula="of:= -LN([.E197]/8.4971)" office:value-type="float" office:value="0.268369005312552" calcext:value-type="float">
            <text:p>0.268369005312552</text:p>
          </table:table-cell>
          <table:table-cell/>
          <table:table-cell office:value-type="float" office:value="194.998" calcext:value-type="float">
            <text:p>194.998</text:p>
          </table:table-cell>
          <table:table-cell table:formula="of:=-LN([.H197]/11.159)" office:value-type="float" office:value="0.188260837022162" calcext:value-type="float">
            <text:p>0.188260837022162</text:p>
          </table:table-cell>
          <table:table-cell/>
          <table:table-cell table:formula="of:=[.K197]^2" office:value-type="float" office:value="38099.526481" calcext:value-type="float">
            <text:p>38099.526481</text:p>
          </table:table-cell>
          <table:table-cell/>
          <table:table-cell table:formula="of:=[.L197]^2" office:value-type="float" office:value="0.186216360340038" calcext:value-type="float">
            <text:p>0.186216360340038</text:p>
          </table:table-cell>
          <table:table-cell table:number-columns-repeated="3"/>
          <table:table-cell table:formula="of:=[.N197]^2" office:value-type="float" office:value="38081.180736" calcext:value-type="float">
            <text:p>38081.180736</text:p>
          </table:table-cell>
          <table:table-cell/>
          <table:table-cell table:formula="of:=[.O197]^2" office:value-type="float" office:value="0.0720219230124484" calcext:value-type="float">
            <text:p>0.072021923012448</text:p>
          </table:table-cell>
          <table:table-cell table:number-columns-repeated="2"/>
          <table:table-cell table:formula="of:=[.Q197]^2" office:value-type="float" office:value="38024.220004" calcext:value-type="float">
            <text:p>38024.220004</text:p>
          </table:table-cell>
          <table:table-cell/>
          <table:table-cell table:formula="of:=[.R197]^2" office:value-type="float" office:value="0.0354421427562851" calcext:value-type="float">
            <text:p>0.035442142756285</text:p>
          </table:table-cell>
          <table:table-cell table:number-columns-repeated="17"/>
          <table:table-cell office:value-type="float" office:value="195.188" calcext:value-type="float">
            <text:p>195.188</text:p>
          </table:table-cell>
          <table:table-cell table:formula="of:=-LN([.BB197]/14.6315)" office:value-type="float" office:value="0.223203355583398" calcext:value-type="float">
            <text:p>0.223203355583398</text:p>
          </table:table-cell>
          <table:table-cell/>
          <table:table-cell office:value-type="float" office:value="11.7045" calcext:value-type="float">
            <text:p>11.7045</text:p>
          </table:table-cell>
          <table:table-cell/>
          <table:table-cell table:formula="of:=[.AY198]^2" office:value-type="float" office:value="38490.123721" calcext:value-type="float">
            <text:p>38490.123721</text:p>
          </table:table-cell>
          <table:table-cell/>
          <table:table-cell table:formula="of:=[.AZ197]^2" office:value-type="float" office:value="0.0498197379436889" calcext:value-type="float">
            <text:p>0.049819737943689</text:p>
          </table:table-cell>
          <table:table-cell/>
        </table:table-row>
        <table:table-row table:style-name="ro1">
          <table:table-cell office:value-type="float" office:value="196.191" calcext:value-type="float">
            <text:p>196.191</text:p>
          </table:table-cell>
          <table:table-cell office:value-type="float" office:value="9.901" calcext:value-type="float">
            <text:p>9.901</text:p>
          </table:table-cell>
          <table:table-cell/>
          <table:table-cell office:value-type="float" office:value="196.144" calcext:value-type="float">
            <text:p>196.144</text:p>
          </table:table-cell>
          <table:table-cell office:value-type="float" office:value="6.4882" calcext:value-type="float">
            <text:p>6.4882</text:p>
          </table:table-cell>
          <table:table-cell/>
          <table:table-cell office:value-type="float" office:value="195.999" calcext:value-type="float">
            <text:p>195.999</text:p>
          </table:table-cell>
          <table:table-cell office:value-type="float" office:value="9.2354" calcext:value-type="float">
            <text:p>9.2354</text:p>
          </table:table-cell>
          <table:table-cell table:number-columns-repeated="2"/>
          <table:table-cell office:value-type="float" office:value="196.191" calcext:value-type="float">
            <text:p>196.191</text:p>
          </table:table-cell>
          <table:table-cell table:formula="of:=-LN([.B198]/15.2763)" office:value-type="float" office:value="0.433666845678917" calcext:value-type="float">
            <text:p>0.433666845678917</text:p>
          </table:table-cell>
          <table:table-cell/>
          <table:table-cell office:value-type="float" office:value="196.144" calcext:value-type="float">
            <text:p>196.144</text:p>
          </table:table-cell>
          <table:table-cell table:formula="of:= -LN([.E198]/8.4971)" office:value-type="float" office:value="0.269739786333186" calcext:value-type="float">
            <text:p>0.269739786333186</text:p>
          </table:table-cell>
          <table:table-cell/>
          <table:table-cell office:value-type="float" office:value="195.999" calcext:value-type="float">
            <text:p>195.999</text:p>
          </table:table-cell>
          <table:table-cell table:formula="of:=-LN([.H198]/11.159)" office:value-type="float" office:value="0.189202421009042" calcext:value-type="float">
            <text:p>0.189202421009042</text:p>
          </table:table-cell>
          <table:table-cell/>
          <table:table-cell table:formula="of:=[.K198]^2" office:value-type="float" office:value="38490.908481" calcext:value-type="float">
            <text:p>38490.908481</text:p>
          </table:table-cell>
          <table:table-cell/>
          <table:table-cell table:formula="of:=[.L198]^2" office:value-type="float" office:value="0.188066933041102" calcext:value-type="float">
            <text:p>0.188066933041102</text:p>
          </table:table-cell>
          <table:table-cell table:number-columns-repeated="3"/>
          <table:table-cell table:formula="of:=[.N198]^2" office:value-type="float" office:value="38472.468736" calcext:value-type="float">
            <text:p>38472.468736</text:p>
          </table:table-cell>
          <table:table-cell/>
          <table:table-cell table:formula="of:=[.O198]^2" office:value-type="float" office:value="0.0727595523310728" calcext:value-type="float">
            <text:p>0.072759552331073</text:p>
          </table:table-cell>
          <table:table-cell table:number-columns-repeated="2"/>
          <table:table-cell table:formula="of:=[.Q198]^2" office:value-type="float" office:value="38415.608001" calcext:value-type="float">
            <text:p>38415.608001</text:p>
          </table:table-cell>
          <table:table-cell/>
          <table:table-cell table:formula="of:=[.R198]^2" office:value-type="float" office:value="0.0357975561156826" calcext:value-type="float">
            <text:p>0.035797556115683</text:p>
          </table:table-cell>
          <table:table-cell table:number-columns-repeated="17"/>
          <table:table-cell office:value-type="float" office:value="196.189" calcext:value-type="float">
            <text:p>196.189</text:p>
          </table:table-cell>
          <table:table-cell table:formula="of:=-LN([.BB198]/14.6315)" office:value-type="float" office:value="0.224383084895439" calcext:value-type="float">
            <text:p>0.224383084895439</text:p>
          </table:table-cell>
          <table:table-cell/>
          <table:table-cell office:value-type="float" office:value="11.6907" calcext:value-type="float">
            <text:p>11.6907</text:p>
          </table:table-cell>
          <table:table-cell/>
          <table:table-cell table:formula="of:=[.AY199]^2" office:value-type="float" office:value="38883.501721" calcext:value-type="float">
            <text:p>38883.501721</text:p>
          </table:table-cell>
          <table:table-cell/>
          <table:table-cell table:formula="of:=[.AZ198]^2" office:value-type="float" office:value="0.0503477687871937" calcext:value-type="float">
            <text:p>0.050347768787194</text:p>
          </table:table-cell>
          <table:table-cell/>
        </table:table-row>
        <table:table-row table:style-name="ro1">
          <table:table-cell office:value-type="float" office:value="197.191" calcext:value-type="float">
            <text:p>197.191</text:p>
          </table:table-cell>
          <table:table-cell office:value-type="float" office:value="9.88" calcext:value-type="float">
            <text:p>9.88</text:p>
          </table:table-cell>
          <table:table-cell/>
          <table:table-cell office:value-type="float" office:value="197.144" calcext:value-type="float">
            <text:p>197.144</text:p>
          </table:table-cell>
          <table:table-cell office:value-type="float" office:value="6.4802" calcext:value-type="float">
            <text:p>6.4802</text:p>
          </table:table-cell>
          <table:table-cell/>
          <table:table-cell office:value-type="float" office:value="196.999" calcext:value-type="float">
            <text:p>196.999</text:p>
          </table:table-cell>
          <table:table-cell office:value-type="float" office:value="9.2267" calcext:value-type="float">
            <text:p>9.2267</text:p>
          </table:table-cell>
          <table:table-cell table:number-columns-repeated="2"/>
          <table:table-cell office:value-type="float" office:value="197.191" calcext:value-type="float">
            <text:p>197.191</text:p>
          </table:table-cell>
          <table:table-cell table:formula="of:=-LN([.B199]/15.2763)" office:value-type="float" office:value="0.435790096059518" calcext:value-type="float">
            <text:p>0.435790096059518</text:p>
          </table:table-cell>
          <table:table-cell/>
          <table:table-cell office:value-type="float" office:value="197.144" calcext:value-type="float">
            <text:p>197.144</text:p>
          </table:table-cell>
          <table:table-cell table:formula="of:= -LN([.E199]/8.4971)" office:value-type="float" office:value="0.270973554726325" calcext:value-type="float">
            <text:p>0.270973554726325</text:p>
          </table:table-cell>
          <table:table-cell/>
          <table:table-cell office:value-type="float" office:value="196.999" calcext:value-type="float">
            <text:p>196.999</text:p>
          </table:table-cell>
          <table:table-cell table:formula="of:=-LN([.H199]/11.159)" office:value-type="float" office:value="0.190144892411968" calcext:value-type="float">
            <text:p>0.190144892411968</text:p>
          </table:table-cell>
          <table:table-cell/>
          <table:table-cell table:formula="of:=[.K199]^2" office:value-type="float" office:value="38884.290481" calcext:value-type="float">
            <text:p>38884.290481</text:p>
          </table:table-cell>
          <table:table-cell/>
          <table:table-cell table:formula="of:=[.L199]^2" office:value-type="float" office:value="0.189913007823564" calcext:value-type="float">
            <text:p>0.189913007823564</text:p>
          </table:table-cell>
          <table:table-cell table:number-columns-repeated="3"/>
          <table:table-cell table:formula="of:=[.N199]^2" office:value-type="float" office:value="38865.756736" calcext:value-type="float">
            <text:p>38865.756736</text:p>
          </table:table-cell>
          <table:table-cell/>
          <table:table-cell table:formula="of:=[.O199]^2" office:value-type="float" office:value="0.0734266673610205" calcext:value-type="float">
            <text:p>0.073426667361021</text:p>
          </table:table-cell>
          <table:table-cell table:number-columns-repeated="2"/>
          <table:table-cell table:formula="of:=[.Q199]^2" office:value-type="float" office:value="38808.606001" calcext:value-type="float">
            <text:p>38808.606001</text:p>
          </table:table-cell>
          <table:table-cell/>
          <table:table-cell table:formula="of:=[.R199]^2" office:value-type="float" office:value="0.0361550801103589" calcext:value-type="float">
            <text:p>0.036155080110359</text:p>
          </table:table-cell>
          <table:table-cell table:number-columns-repeated="17"/>
          <table:table-cell office:value-type="float" office:value="197.189" calcext:value-type="float">
            <text:p>197.189</text:p>
          </table:table-cell>
          <table:table-cell table:formula="of:=-LN([.BB199]/14.6315)" office:value-type="float" office:value="0.225529952532272" calcext:value-type="float">
            <text:p>0.225529952532272</text:p>
          </table:table-cell>
          <table:table-cell/>
          <table:table-cell office:value-type="float" office:value="11.6773" calcext:value-type="float">
            <text:p>11.6773</text:p>
          </table:table-cell>
          <table:table-cell/>
          <table:table-cell table:formula="of:=[.AY200]^2" office:value-type="float" office:value="39278.879721" calcext:value-type="float">
            <text:p>39278.879721</text:p>
          </table:table-cell>
          <table:table-cell/>
          <table:table-cell table:formula="of:=[.AZ199]^2" office:value-type="float" office:value="0.0508637594892087" calcext:value-type="float">
            <text:p>0.050863759489209</text:p>
          </table:table-cell>
          <table:table-cell/>
        </table:table-row>
        <table:table-row table:style-name="ro1">
          <table:table-cell office:value-type="float" office:value="198.19" calcext:value-type="float">
            <text:p>198.19</text:p>
          </table:table-cell>
          <table:table-cell office:value-type="float" office:value="9.8581" calcext:value-type="float">
            <text:p>9.8581</text:p>
          </table:table-cell>
          <table:table-cell/>
          <table:table-cell office:value-type="float" office:value="198.144" calcext:value-type="float">
            <text:p>198.144</text:p>
          </table:table-cell>
          <table:table-cell office:value-type="float" office:value="6.4709" calcext:value-type="float">
            <text:p>6.4709</text:p>
          </table:table-cell>
          <table:table-cell/>
          <table:table-cell office:value-type="float" office:value="197.999" calcext:value-type="float">
            <text:p>197.999</text:p>
          </table:table-cell>
          <table:table-cell office:value-type="float" office:value="9.2172" calcext:value-type="float">
            <text:p>9.2172</text:p>
          </table:table-cell>
          <table:table-cell table:number-columns-repeated="2"/>
          <table:table-cell office:value-type="float" office:value="198.19" calcext:value-type="float">
            <text:p>198.19</text:p>
          </table:table-cell>
          <table:table-cell table:formula="of:=-LN([.B200]/15.2763)" office:value-type="float" office:value="0.438009155542114" calcext:value-type="float">
            <text:p>0.438009155542114</text:p>
          </table:table-cell>
          <table:table-cell/>
          <table:table-cell office:value-type="float" office:value="198.144" calcext:value-type="float">
            <text:p>198.144</text:p>
          </table:table-cell>
          <table:table-cell table:formula="of:= -LN([.E200]/8.4971)" office:value-type="float" office:value="0.272409726418074" calcext:value-type="float">
            <text:p>0.272409726418074</text:p>
          </table:table-cell>
          <table:table-cell/>
          <table:table-cell office:value-type="float" office:value="197.999" calcext:value-type="float">
            <text:p>197.999</text:p>
          </table:table-cell>
          <table:table-cell table:formula="of:=-LN([.H200]/11.159)" office:value-type="float" office:value="0.191175043393065" calcext:value-type="float">
            <text:p>0.191175043393065</text:p>
          </table:table-cell>
          <table:table-cell/>
          <table:table-cell table:formula="of:=[.K200]^2" office:value-type="float" office:value="39279.2761" calcext:value-type="float">
            <text:p>39279.2761</text:p>
          </table:table-cell>
          <table:table-cell/>
          <table:table-cell table:formula="of:=[.L200]^2" office:value-type="float" office:value="0.191852020338716" calcext:value-type="float">
            <text:p>0.191852020338716</text:p>
          </table:table-cell>
          <table:table-cell table:number-columns-repeated="3"/>
          <table:table-cell table:formula="of:=[.N200]^2" office:value-type="float" office:value="39261.044736" calcext:value-type="float">
            <text:p>39261.044736</text:p>
          </table:table-cell>
          <table:table-cell/>
          <table:table-cell table:formula="of:=[.O200]^2" office:value-type="float" office:value="0.0742070590471698" calcext:value-type="float">
            <text:p>0.07420705904717</text:p>
          </table:table-cell>
          <table:table-cell table:number-columns-repeated="2"/>
          <table:table-cell table:formula="of:=[.Q200]^2" office:value-type="float" office:value="39203.604001" calcext:value-type="float">
            <text:p>39203.604001</text:p>
          </table:table-cell>
          <table:table-cell/>
          <table:table-cell table:formula="of:=[.R200]^2" office:value-type="float" office:value="0.0365478972163402" calcext:value-type="float">
            <text:p>0.03654789721634</text:p>
          </table:table-cell>
          <table:table-cell table:number-columns-repeated="17"/>
          <table:table-cell office:value-type="float" office:value="198.189" calcext:value-type="float">
            <text:p>198.189</text:p>
          </table:table-cell>
          <table:table-cell table:formula="of:=-LN([.BB200]/14.6315)" office:value-type="float" office:value="0.226695284055262" calcext:value-type="float">
            <text:p>0.226695284055262</text:p>
          </table:table-cell>
          <table:table-cell/>
          <table:table-cell office:value-type="float" office:value="11.6637" calcext:value-type="float">
            <text:p>11.6637</text:p>
          </table:table-cell>
          <table:table-cell/>
          <table:table-cell table:formula="of:=[.AY201]^2" office:value-type="float" office:value="39676.257721" calcext:value-type="float">
            <text:p>39676.257721</text:p>
          </table:table-cell>
          <table:table-cell/>
          <table:table-cell table:formula="of:=[.AZ200]^2" office:value-type="float" office:value="0.0513907518128961" calcext:value-type="float">
            <text:p>0.051390751812896</text:p>
          </table:table-cell>
          <table:table-cell/>
        </table:table-row>
        <table:table-row table:style-name="ro1">
          <table:table-cell office:value-type="float" office:value="199.191" calcext:value-type="float">
            <text:p>199.191</text:p>
          </table:table-cell>
          <table:table-cell office:value-type="float" office:value="9.8362" calcext:value-type="float">
            <text:p>9.8362</text:p>
          </table:table-cell>
          <table:table-cell/>
          <table:table-cell office:value-type="float" office:value="199.144" calcext:value-type="float">
            <text:p>199.144</text:p>
          </table:table-cell>
          <table:table-cell office:value-type="float" office:value="6.4627" calcext:value-type="float">
            <text:p>6.4627</text:p>
          </table:table-cell>
          <table:table-cell/>
          <table:table-cell office:value-type="float" office:value="198.998" calcext:value-type="float">
            <text:p>198.998</text:p>
          </table:table-cell>
          <table:table-cell office:value-type="float" office:value="9.2093" calcext:value-type="float">
            <text:p>9.2093</text:p>
          </table:table-cell>
          <table:table-cell table:number-columns-repeated="2"/>
          <table:table-cell office:value-type="float" office:value="199.191" calcext:value-type="float">
            <text:p>199.191</text:p>
          </table:table-cell>
          <table:table-cell table:formula="of:=-LN([.B201]/15.2763)" office:value-type="float" office:value="0.440233150203181" calcext:value-type="float">
            <text:p>0.440233150203181</text:p>
          </table:table-cell>
          <table:table-cell/>
          <table:table-cell office:value-type="float" office:value="199.144" calcext:value-type="float">
            <text:p>199.144</text:p>
          </table:table-cell>
          <table:table-cell table:formula="of:= -LN([.E201]/8.4971)" office:value-type="float" office:value="0.273677741680446" calcext:value-type="float">
            <text:p>0.273677741680446</text:p>
          </table:table-cell>
          <table:table-cell/>
          <table:table-cell office:value-type="float" office:value="198.998" calcext:value-type="float">
            <text:p>198.998</text:p>
          </table:table-cell>
          <table:table-cell table:formula="of:=-LN([.H201]/11.159)" office:value-type="float" office:value="0.192032504167931" calcext:value-type="float">
            <text:p>0.192032504167931</text:p>
          </table:table-cell>
          <table:table-cell/>
          <table:table-cell table:formula="of:=[.K201]^2" office:value-type="float" office:value="39677.054481" calcext:value-type="float">
            <text:p>39677.054481</text:p>
          </table:table-cell>
          <table:table-cell/>
          <table:table-cell table:formula="of:=[.L201]^2" office:value-type="float" office:value="0.193805226537817" calcext:value-type="float">
            <text:p>0.193805226537817</text:p>
          </table:table-cell>
          <table:table-cell table:number-columns-repeated="3"/>
          <table:table-cell table:formula="of:=[.N201]^2" office:value-type="float" office:value="39658.332736" calcext:value-type="float">
            <text:p>39658.332736</text:p>
          </table:table-cell>
          <table:table-cell/>
          <table:table-cell table:formula="of:=[.O201]^2" office:value-type="float" office:value="0.0748995062913088" calcext:value-type="float">
            <text:p>0.074899506291309</text:p>
          </table:table-cell>
          <table:table-cell table:number-columns-repeated="2"/>
          <table:table-cell table:formula="of:=[.Q201]^2" office:value-type="float" office:value="39600.204004" calcext:value-type="float">
            <text:p>39600.204004</text:p>
          </table:table-cell>
          <table:table-cell/>
          <table:table-cell table:formula="of:=[.R201]^2" office:value-type="float" office:value="0.0368764826570062" calcext:value-type="float">
            <text:p>0.036876482657006</text:p>
          </table:table-cell>
          <table:table-cell table:number-columns-repeated="17"/>
          <table:table-cell office:value-type="float" office:value="199.189" calcext:value-type="float">
            <text:p>199.189</text:p>
          </table:table-cell>
          <table:table-cell table:formula="of:=-LN([.BB201]/14.6315)" office:value-type="float" office:value="0.227793308579469" calcext:value-type="float">
            <text:p>0.227793308579469</text:p>
          </table:table-cell>
          <table:table-cell/>
          <table:table-cell office:value-type="float" office:value="11.6509" calcext:value-type="float">
            <text:p>11.6509</text:p>
          </table:table-cell>
          <table:table-cell/>
          <table:table-cell table:formula="of:=[.AY202]^2" office:value-type="float" office:value="40075.235344" calcext:value-type="float">
            <text:p>40075.235344</text:p>
          </table:table-cell>
          <table:table-cell/>
          <table:table-cell table:formula="of:=[.AZ201]^2" office:value-type="float" office:value="0.0518897914335813" calcext:value-type="float">
            <text:p>0.051889791433581</text:p>
          </table:table-cell>
          <table:table-cell/>
        </table:table-row>
        <table:table-row table:style-name="ro1">
          <table:table-cell office:value-type="float" office:value="200.191" calcext:value-type="float">
            <text:p>200.191</text:p>
          </table:table-cell>
          <table:table-cell office:value-type="float" office:value="9.8159" calcext:value-type="float">
            <text:p>9.8159</text:p>
          </table:table-cell>
          <table:table-cell/>
          <table:table-cell office:value-type="float" office:value="200.144" calcext:value-type="float">
            <text:p>200.144</text:p>
          </table:table-cell>
          <table:table-cell office:value-type="float" office:value="6.4539" calcext:value-type="float">
            <text:p>6.4539</text:p>
          </table:table-cell>
          <table:table-cell/>
          <table:table-cell office:value-type="float" office:value="199.998" calcext:value-type="float">
            <text:p>199.998</text:p>
          </table:table-cell>
          <table:table-cell office:value-type="float" office:value="9.2011" calcext:value-type="float">
            <text:p>9.2011</text:p>
          </table:table-cell>
          <table:table-cell table:number-columns-repeated="2"/>
          <table:table-cell office:value-type="float" office:value="200.191" calcext:value-type="float">
            <text:p>200.191</text:p>
          </table:table-cell>
          <table:table-cell table:formula="of:=-LN([.B202]/15.2763)" office:value-type="float" office:value="0.44229908791164" calcext:value-type="float">
            <text:p>0.44229908791164</text:p>
          </table:table-cell>
          <table:table-cell/>
          <table:table-cell office:value-type="float" office:value="200.144" calcext:value-type="float">
            <text:p>200.144</text:p>
          </table:table-cell>
          <table:table-cell table:formula="of:= -LN([.E202]/8.4971)" office:value-type="float" office:value="0.275040329569138" calcext:value-type="float">
            <text:p>0.275040329569138</text:p>
          </table:table-cell>
          <table:table-cell/>
          <table:table-cell office:value-type="float" office:value="199.998" calcext:value-type="float">
            <text:p>199.998</text:p>
          </table:table-cell>
          <table:table-cell table:formula="of:=-LN([.H202]/11.159)" office:value-type="float" office:value="0.192923305078529" calcext:value-type="float">
            <text:p>0.192923305078529</text:p>
          </table:table-cell>
          <table:table-cell/>
          <table:table-cell table:formula="of:=[.K202]^2" office:value-type="float" office:value="40076.436481" calcext:value-type="float">
            <text:p>40076.436481</text:p>
          </table:table-cell>
          <table:table-cell/>
          <table:table-cell table:formula="of:=[.L202]^2" office:value-type="float" office:value="0.195628483167469" calcext:value-type="float">
            <text:p>0.195628483167469</text:p>
          </table:table-cell>
          <table:table-cell table:number-columns-repeated="3"/>
          <table:table-cell table:formula="of:=[.N202]^2" office:value-type="float" office:value="40057.620736" calcext:value-type="float">
            <text:p>40057.620736</text:p>
          </table:table-cell>
          <table:table-cell/>
          <table:table-cell table:formula="of:=[.O202]^2" office:value-type="float" office:value="0.0756471828894999" calcext:value-type="float">
            <text:p>0.0756471828895</text:p>
          </table:table-cell>
          <table:table-cell table:number-columns-repeated="2"/>
          <table:table-cell table:formula="of:=[.Q202]^2" office:value-type="float" office:value="39999.200004" calcext:value-type="float">
            <text:p>39999.200004</text:p>
          </table:table-cell>
          <table:table-cell/>
          <table:table-cell table:formula="of:=[.R202]^2" office:value-type="float" office:value="0.0372194016424232" calcext:value-type="float">
            <text:p>0.037219401642423</text:p>
          </table:table-cell>
          <table:table-cell table:number-columns-repeated="17"/>
          <table:table-cell office:value-type="float" office:value="200.188" calcext:value-type="float">
            <text:p>200.188</text:p>
          </table:table-cell>
          <table:table-cell table:formula="of:=-LN([.BB202]/14.6315)" office:value-type="float" office:value="0.228926910548979" calcext:value-type="float">
            <text:p>0.228926910548979</text:p>
          </table:table-cell>
          <table:table-cell/>
          <table:table-cell office:value-type="float" office:value="11.6377" calcext:value-type="float">
            <text:p>11.6377</text:p>
          </table:table-cell>
          <table:table-cell/>
          <table:table-cell table:formula="of:=[.AY203]^2" office:value-type="float" office:value="40476.611344" calcext:value-type="float">
            <text:p>40476.611344</text:p>
          </table:table-cell>
          <table:table-cell/>
          <table:table-cell table:formula="of:=[.AZ202]^2" office:value-type="float" office:value="0.0524075303735001" calcext:value-type="float">
            <text:p>0.0524075303735</text:p>
          </table:table-cell>
          <table:table-cell/>
        </table:table-row>
        <table:table-row table:style-name="ro1">
          <table:table-cell office:value-type="float" office:value="201.191" calcext:value-type="float">
            <text:p>201.191</text:p>
          </table:table-cell>
          <table:table-cell office:value-type="float" office:value="9.7947" calcext:value-type="float">
            <text:p>9.7947</text:p>
          </table:table-cell>
          <table:table-cell/>
          <table:table-cell office:value-type="float" office:value="201.144" calcext:value-type="float">
            <text:p>201.144</text:p>
          </table:table-cell>
          <table:table-cell office:value-type="float" office:value="6.4456" calcext:value-type="float">
            <text:p>6.4456</text:p>
          </table:table-cell>
          <table:table-cell/>
          <table:table-cell office:value-type="float" office:value="200.999" calcext:value-type="float">
            <text:p>200.999</text:p>
          </table:table-cell>
          <table:table-cell office:value-type="float" office:value="9.1924" calcext:value-type="float">
            <text:p>9.1924</text:p>
          </table:table-cell>
          <table:table-cell table:number-columns-repeated="2"/>
          <table:table-cell office:value-type="float" office:value="201.191" calcext:value-type="float">
            <text:p>201.191</text:p>
          </table:table-cell>
          <table:table-cell table:formula="of:=-LN([.B203]/15.2763)" office:value-type="float" office:value="0.444461184763197" calcext:value-type="float">
            <text:p>0.444461184763197</text:p>
          </table:table-cell>
          <table:table-cell/>
          <table:table-cell office:value-type="float" office:value="201.144" calcext:value-type="float">
            <text:p>201.144</text:p>
          </table:table-cell>
          <table:table-cell table:formula="of:= -LN([.E203]/8.4971)" office:value-type="float" office:value="0.2763272013309" calcext:value-type="float">
            <text:p>0.2763272013309</text:p>
          </table:table-cell>
          <table:table-cell/>
          <table:table-cell office:value-type="float" office:value="200.999" calcext:value-type="float">
            <text:p>200.999</text:p>
          </table:table-cell>
          <table:table-cell table:formula="of:=-LN([.H203]/11.159)" office:value-type="float" office:value="0.19386929150295" calcext:value-type="float">
            <text:p>0.19386929150295</text:p>
          </table:table-cell>
          <table:table-cell/>
          <table:table-cell table:formula="of:=[.K203]^2" office:value-type="float" office:value="40477.818481" calcext:value-type="float">
            <text:p>40477.818481</text:p>
          </table:table-cell>
          <table:table-cell/>
          <table:table-cell table:formula="of:=[.L203]^2" office:value-type="float" office:value="0.197545744761104" calcext:value-type="float">
            <text:p>0.197545744761104</text:p>
          </table:table-cell>
          <table:table-cell table:number-columns-repeated="3"/>
          <table:table-cell table:formula="of:=[.N203]^2" office:value-type="float" office:value="40458.908736" calcext:value-type="float">
            <text:p>40458.908736</text:p>
          </table:table-cell>
          <table:table-cell/>
          <table:table-cell table:formula="of:=[.O203]^2" office:value-type="float" office:value="0.0763567221953678" calcext:value-type="float">
            <text:p>0.076356722195368</text:p>
          </table:table-cell>
          <table:table-cell table:number-columns-repeated="2"/>
          <table:table-cell table:formula="of:=[.Q203]^2" office:value-type="float" office:value="40400.598001" calcext:value-type="float">
            <text:p>40400.598001</text:p>
          </table:table-cell>
          <table:table-cell/>
          <table:table-cell table:formula="of:=[.R203]^2" office:value-type="float" office:value="0.037585302187856" calcext:value-type="float">
            <text:p>0.037585302187856</text:p>
          </table:table-cell>
          <table:table-cell table:number-columns-repeated="17"/>
          <table:table-cell office:value-type="float" office:value="201.188" calcext:value-type="float">
            <text:p>201.188</text:p>
          </table:table-cell>
          <table:table-cell table:formula="of:=-LN([.BB203]/14.6315)" office:value-type="float" office:value="0.230079004219529" calcext:value-type="float">
            <text:p>0.230079004219529</text:p>
          </table:table-cell>
          <table:table-cell/>
          <table:table-cell office:value-type="float" office:value="11.6243" calcext:value-type="float">
            <text:p>11.6243</text:p>
          </table:table-cell>
          <table:table-cell/>
          <table:table-cell table:formula="of:=[.AY204]^2" office:value-type="float" office:value="40880.391721" calcext:value-type="float">
            <text:p>40880.391721</text:p>
          </table:table-cell>
          <table:table-cell/>
          <table:table-cell table:formula="of:=[.AZ203]^2" office:value-type="float" office:value="0.0529363481826502" calcext:value-type="float">
            <text:p>0.05293634818265</text:p>
          </table:table-cell>
          <table:table-cell/>
        </table:table-row>
        <table:table-row table:style-name="ro1">
          <table:table-cell office:value-type="float" office:value="202.191" calcext:value-type="float">
            <text:p>202.191</text:p>
          </table:table-cell>
          <table:table-cell office:value-type="float" office:value="9.7737" calcext:value-type="float">
            <text:p>9.7737</text:p>
          </table:table-cell>
          <table:table-cell/>
          <table:table-cell office:value-type="float" office:value="202.143" calcext:value-type="float">
            <text:p>202.143</text:p>
          </table:table-cell>
          <table:table-cell office:value-type="float" office:value="6.4369" calcext:value-type="float">
            <text:p>6.4369</text:p>
          </table:table-cell>
          <table:table-cell/>
          <table:table-cell office:value-type="float" office:value="201.999" calcext:value-type="float">
            <text:p>201.999</text:p>
          </table:table-cell>
          <table:table-cell office:value-type="float" office:value="9.1832" calcext:value-type="float">
            <text:p>9.1832</text:p>
          </table:table-cell>
          <table:table-cell table:number-columns-repeated="2"/>
          <table:table-cell office:value-type="float" office:value="202.191" calcext:value-type="float">
            <text:p>202.191</text:p>
          </table:table-cell>
          <table:table-cell table:formula="of:=-LN([.B204]/15.2763)" office:value-type="float" office:value="0.446607503119495" calcext:value-type="float">
            <text:p>0.446607503119495</text:p>
          </table:table-cell>
          <table:table-cell/>
          <table:table-cell office:value-type="float" office:value="202.143" calcext:value-type="float">
            <text:p>202.143</text:p>
          </table:table-cell>
          <table:table-cell table:formula="of:= -LN([.E204]/8.4971)" office:value-type="float" office:value="0.277677871049142" calcext:value-type="float">
            <text:p>0.277677871049142</text:p>
          </table:table-cell>
          <table:table-cell/>
          <table:table-cell office:value-type="float" office:value="201.999" calcext:value-type="float">
            <text:p>201.999</text:p>
          </table:table-cell>
          <table:table-cell table:formula="of:=-LN([.H204]/11.159)" office:value-type="float" office:value="0.194870619434414" calcext:value-type="float">
            <text:p>0.194870619434414</text:p>
          </table:table-cell>
          <table:table-cell/>
          <table:table-cell table:formula="of:=[.K204]^2" office:value-type="float" office:value="40881.200481" calcext:value-type="float">
            <text:p>40881.200481</text:p>
          </table:table-cell>
          <table:table-cell/>
          <table:table-cell table:formula="of:=[.L204]^2" office:value-type="float" office:value="0.19945826184263" calcext:value-type="float">
            <text:p>0.19945826184263</text:p>
          </table:table-cell>
          <table:table-cell table:number-columns-repeated="3"/>
          <table:table-cell table:formula="of:=[.N204]^2" office:value-type="float" office:value="40861.792449" calcext:value-type="float">
            <text:p>40861.792449</text:p>
          </table:table-cell>
          <table:table-cell/>
          <table:table-cell table:formula="of:=[.O204]^2" office:value-type="float" office:value="0.0771050000703838" calcext:value-type="float">
            <text:p>0.077105000070384</text:p>
          </table:table-cell>
          <table:table-cell table:number-columns-repeated="2"/>
          <table:table-cell table:formula="of:=[.Q204]^2" office:value-type="float" office:value="40803.596001" calcext:value-type="float">
            <text:p>40803.596001</text:p>
          </table:table-cell>
          <table:table-cell/>
          <table:table-cell table:formula="of:=[.R204]^2" office:value-type="float" office:value="0.0379745583187524" calcext:value-type="float">
            <text:p>0.037974558318752</text:p>
          </table:table-cell>
          <table:table-cell table:number-columns-repeated="17"/>
          <table:table-cell office:value-type="float" office:value="202.189" calcext:value-type="float">
            <text:p>202.189</text:p>
          </table:table-cell>
          <table:table-cell table:formula="of:=-LN([.BB204]/14.6315)" office:value-type="float" office:value="0.231249652082937" calcext:value-type="float">
            <text:p>0.231249652082937</text:p>
          </table:table-cell>
          <table:table-cell/>
          <table:table-cell office:value-type="float" office:value="11.6107" calcext:value-type="float">
            <text:p>11.6107</text:p>
          </table:table-cell>
          <table:table-cell/>
          <table:table-cell table:formula="of:=[.AY205]^2" office:value-type="float" office:value="41285.363344" calcext:value-type="float">
            <text:p>41285.363344</text:p>
          </table:table-cell>
          <table:table-cell/>
          <table:table-cell table:formula="of:=[.AZ204]^2" office:value-type="float" office:value="0.0534764015884794" calcext:value-type="float">
            <text:p>0.053476401588479</text:p>
          </table:table-cell>
          <table:table-cell/>
        </table:table-row>
        <table:table-row table:style-name="ro1">
          <table:table-cell office:value-type="float" office:value="203.19" calcext:value-type="float">
            <text:p>203.19</text:p>
          </table:table-cell>
          <table:table-cell office:value-type="float" office:value="9.7532" calcext:value-type="float">
            <text:p>9.7532</text:p>
          </table:table-cell>
          <table:table-cell/>
          <table:table-cell office:value-type="float" office:value="203.144" calcext:value-type="float">
            <text:p>203.144</text:p>
          </table:table-cell>
          <table:table-cell office:value-type="float" office:value="6.4281" calcext:value-type="float">
            <text:p>6.4281</text:p>
          </table:table-cell>
          <table:table-cell/>
          <table:table-cell office:value-type="float" office:value="202.999" calcext:value-type="float">
            <text:p>202.999</text:p>
          </table:table-cell>
          <table:table-cell office:value-type="float" office:value="9.1748" calcext:value-type="float">
            <text:p>9.1748</text:p>
          </table:table-cell>
          <table:table-cell table:number-columns-repeated="2"/>
          <table:table-cell office:value-type="float" office:value="203.19" calcext:value-type="float">
            <text:p>203.19</text:p>
          </table:table-cell>
          <table:table-cell table:formula="of:=-LN([.B205]/15.2763)" office:value-type="float" office:value="0.448707171528856" calcext:value-type="float">
            <text:p>0.448707171528856</text:p>
          </table:table-cell>
          <table:table-cell/>
          <table:table-cell office:value-type="float" office:value="203.144" calcext:value-type="float">
            <text:p>203.144</text:p>
          </table:table-cell>
          <table:table-cell table:formula="of:= -LN([.E205]/8.4971)" office:value-type="float" office:value="0.279045924119096" calcext:value-type="float">
            <text:p>0.279045924119096</text:p>
          </table:table-cell>
          <table:table-cell/>
          <table:table-cell office:value-type="float" office:value="202.999" calcext:value-type="float">
            <text:p>202.999</text:p>
          </table:table-cell>
          <table:table-cell table:formula="of:=-LN([.H205]/11.159)" office:value-type="float" office:value="0.195785751865641" calcext:value-type="float">
            <text:p>0.195785751865641</text:p>
          </table:table-cell>
          <table:table-cell/>
          <table:table-cell table:formula="of:=[.K205]^2" office:value-type="float" office:value="41286.1761" calcext:value-type="float">
            <text:p>41286.1761</text:p>
          </table:table-cell>
          <table:table-cell/>
          <table:table-cell table:formula="of:=[.L205]^2" office:value-type="float" office:value="0.201338125781426" calcext:value-type="float">
            <text:p>0.201338125781426</text:p>
          </table:table-cell>
          <table:table-cell table:number-columns-repeated="3"/>
          <table:table-cell table:formula="of:=[.N205]^2" office:value-type="float" office:value="41267.484736" calcext:value-type="float">
            <text:p>41267.484736</text:p>
          </table:table-cell>
          <table:table-cell/>
          <table:table-cell table:formula="of:=[.O205]^2" office:value-type="float" office:value="0.0778666277674805" calcext:value-type="float">
            <text:p>0.077866627767481</text:p>
          </table:table-cell>
          <table:table-cell table:number-columns-repeated="2"/>
          <table:table-cell table:formula="of:=[.Q205]^2" office:value-type="float" office:value="41208.594001" calcext:value-type="float">
            <text:p>41208.594001</text:p>
          </table:table-cell>
          <table:table-cell/>
          <table:table-cell table:formula="of:=[.R205]^2" office:value-type="float" office:value="0.0383320606335943" calcext:value-type="float">
            <text:p>0.038332060633594</text:p>
          </table:table-cell>
          <table:table-cell table:number-columns-repeated="17"/>
          <table:table-cell office:value-type="float" office:value="203.188" calcext:value-type="float">
            <text:p>203.188</text:p>
          </table:table-cell>
          <table:table-cell table:formula="of:=-LN([.BB205]/14.6315)" office:value-type="float" office:value="0.232318203177759" calcext:value-type="float">
            <text:p>0.232318203177759</text:p>
          </table:table-cell>
          <table:table-cell/>
          <table:table-cell office:value-type="float" office:value="11.5983" calcext:value-type="float">
            <text:p>11.5983</text:p>
          </table:table-cell>
          <table:table-cell/>
          <table:table-cell table:formula="of:=[.AY206]^2" office:value-type="float" office:value="41692.739344" calcext:value-type="float">
            <text:p>41692.739344</text:p>
          </table:table-cell>
          <table:table-cell/>
          <table:table-cell table:formula="of:=[.AZ205]^2" office:value-type="float" office:value="0.0539717475277424" calcext:value-type="float">
            <text:p>0.053971747527743</text:p>
          </table:table-cell>
          <table:table-cell/>
        </table:table-row>
        <table:table-row table:style-name="ro1">
          <table:table-cell office:value-type="float" office:value="204.191" calcext:value-type="float">
            <text:p>204.191</text:p>
          </table:table-cell>
          <table:table-cell office:value-type="float" office:value="9.7317" calcext:value-type="float">
            <text:p>9.7317</text:p>
          </table:table-cell>
          <table:table-cell/>
          <table:table-cell office:value-type="float" office:value="204.144" calcext:value-type="float">
            <text:p>204.144</text:p>
          </table:table-cell>
          <table:table-cell office:value-type="float" office:value="6.4208" calcext:value-type="float">
            <text:p>6.4208</text:p>
          </table:table-cell>
          <table:table-cell/>
          <table:table-cell office:value-type="float" office:value="203.999" calcext:value-type="float">
            <text:p>203.999</text:p>
          </table:table-cell>
          <table:table-cell office:value-type="float" office:value="9.1658" calcext:value-type="float">
            <text:p>9.1658</text:p>
          </table:table-cell>
          <table:table-cell table:number-columns-repeated="2"/>
          <table:table-cell office:value-type="float" office:value="204.191" calcext:value-type="float">
            <text:p>204.191</text:p>
          </table:table-cell>
          <table:table-cell table:formula="of:=-LN([.B206]/15.2763)" office:value-type="float" office:value="0.450914009513721" calcext:value-type="float">
            <text:p>0.450914009513721</text:p>
          </table:table-cell>
          <table:table-cell/>
          <table:table-cell office:value-type="float" office:value="204.144" calcext:value-type="float">
            <text:p>204.144</text:p>
          </table:table-cell>
          <table:table-cell table:formula="of:= -LN([.E206]/8.4971)" office:value-type="float" office:value="0.280182208281234" calcext:value-type="float">
            <text:p>0.280182208281234</text:p>
          </table:table-cell>
          <table:table-cell/>
          <table:table-cell office:value-type="float" office:value="203.999" calcext:value-type="float">
            <text:p>203.999</text:p>
          </table:table-cell>
          <table:table-cell table:formula="of:=-LN([.H206]/11.159)" office:value-type="float" office:value="0.196767181123397" calcext:value-type="float">
            <text:p>0.196767181123397</text:p>
          </table:table-cell>
          <table:table-cell/>
          <table:table-cell table:formula="of:=[.K206]^2" office:value-type="float" office:value="41693.964481" calcext:value-type="float">
            <text:p>41693.964481</text:p>
          </table:table-cell>
          <table:table-cell/>
          <table:table-cell table:formula="of:=[.L206]^2" office:value-type="float" office:value="0.20332344397574" calcext:value-type="float">
            <text:p>0.20332344397574</text:p>
          </table:table-cell>
          <table:table-cell table:number-columns-repeated="3"/>
          <table:table-cell table:formula="of:=[.N206]^2" office:value-type="float" office:value="41674.772736" calcext:value-type="float">
            <text:p>41674.772736</text:p>
          </table:table-cell>
          <table:table-cell/>
          <table:table-cell table:formula="of:=[.O206]^2" office:value-type="float" office:value="0.0785020698373488" calcext:value-type="float">
            <text:p>0.078502069837349</text:p>
          </table:table-cell>
          <table:table-cell table:number-columns-repeated="2"/>
          <table:table-cell table:formula="of:=[.Q206]^2" office:value-type="float" office:value="41615.592001" calcext:value-type="float">
            <text:p>41615.592001</text:p>
          </table:table-cell>
          <table:table-cell/>
          <table:table-cell table:formula="of:=[.R206]^2" office:value-type="float" office:value="0.0387173235672477" calcext:value-type="float">
            <text:p>0.038717323567248</text:p>
          </table:table-cell>
          <table:table-cell table:number-columns-repeated="17"/>
          <table:table-cell office:value-type="float" office:value="204.188" calcext:value-type="float">
            <text:p>204.188</text:p>
          </table:table-cell>
          <table:table-cell table:formula="of:=-LN([.BB206]/14.6315)" office:value-type="float" office:value="0.233465580941847" calcext:value-type="float">
            <text:p>0.233465580941847</text:p>
          </table:table-cell>
          <table:table-cell/>
          <table:table-cell office:value-type="float" office:value="11.585" calcext:value-type="float">
            <text:p>11.585</text:p>
          </table:table-cell>
          <table:table-cell/>
          <table:table-cell table:formula="of:=[.AY207]^2" office:value-type="float" office:value="42102.115344" calcext:value-type="float">
            <text:p>42102.115344</text:p>
          </table:table-cell>
          <table:table-cell/>
          <table:table-cell table:formula="of:=[.AZ206]^2" office:value-type="float" office:value="0.0545061774845142" calcext:value-type="float">
            <text:p>0.054506177484514</text:p>
          </table:table-cell>
          <table:table-cell/>
        </table:table-row>
        <table:table-row table:style-name="ro1">
          <table:table-cell office:value-type="float" office:value="205.191" calcext:value-type="float">
            <text:p>205.191</text:p>
          </table:table-cell>
          <table:table-cell office:value-type="float" office:value="9.7119" calcext:value-type="float">
            <text:p>9.7119</text:p>
          </table:table-cell>
          <table:table-cell/>
          <table:table-cell office:value-type="float" office:value="205.144" calcext:value-type="float">
            <text:p>205.144</text:p>
          </table:table-cell>
          <table:table-cell office:value-type="float" office:value="6.412" calcext:value-type="float">
            <text:p>6.412</text:p>
          </table:table-cell>
          <table:table-cell/>
          <table:table-cell office:value-type="float" office:value="204.999" calcext:value-type="float">
            <text:p>204.999</text:p>
          </table:table-cell>
          <table:table-cell office:value-type="float" office:value="9.158" calcext:value-type="float">
            <text:p>9.158</text:p>
          </table:table-cell>
          <table:table-cell table:number-columns-repeated="2"/>
          <table:table-cell office:value-type="float" office:value="205.191" calcext:value-type="float">
            <text:p>205.191</text:p>
          </table:table-cell>
          <table:table-cell table:formula="of:=-LN([.B207]/15.2763)" office:value-type="float" office:value="0.452950670095525" calcext:value-type="float">
            <text:p>0.452950670095525</text:p>
          </table:table-cell>
          <table:table-cell/>
          <table:table-cell office:value-type="float" office:value="205.144" calcext:value-type="float">
            <text:p>205.144</text:p>
          </table:table-cell>
          <table:table-cell table:formula="of:= -LN([.E207]/8.4971)" office:value-type="float" office:value="0.281553694064443" calcext:value-type="float">
            <text:p>0.281553694064443</text:p>
          </table:table-cell>
          <table:table-cell/>
          <table:table-cell office:value-type="float" office:value="204.999" calcext:value-type="float">
            <text:p>204.999</text:p>
          </table:table-cell>
          <table:table-cell table:formula="of:=-LN([.H207]/11.159)" office:value-type="float" office:value="0.197618532968661" calcext:value-type="float">
            <text:p>0.197618532968661</text:p>
          </table:table-cell>
          <table:table-cell/>
          <table:table-cell table:formula="of:=[.K207]^2" office:value-type="float" office:value="42103.346481" calcext:value-type="float">
            <text:p>42103.346481</text:p>
          </table:table-cell>
          <table:table-cell/>
          <table:table-cell table:formula="of:=[.L207]^2" office:value-type="float" office:value="0.205164309539985" calcext:value-type="float">
            <text:p>0.205164309539985</text:p>
          </table:table-cell>
          <table:table-cell table:number-columns-repeated="3"/>
          <table:table-cell table:formula="of:=[.N207]^2" office:value-type="float" office:value="42084.060736" calcext:value-type="float">
            <text:p>42084.060736</text:p>
          </table:table-cell>
          <table:table-cell/>
          <table:table-cell table:formula="of:=[.O207]^2" office:value-type="float" office:value="0.0792724826413339" calcext:value-type="float">
            <text:p>0.079272482641334</text:p>
          </table:table-cell>
          <table:table-cell table:number-columns-repeated="2"/>
          <table:table-cell table:formula="of:=[.Q207]^2" office:value-type="float" office:value="42024.590001" calcext:value-type="float">
            <text:p>42024.590001</text:p>
          </table:table-cell>
          <table:table-cell/>
          <table:table-cell table:formula="of:=[.R207]^2" office:value-type="float" office:value="0.0390530845726856" calcext:value-type="float">
            <text:p>0.039053084572686</text:p>
          </table:table-cell>
          <table:table-cell table:number-columns-repeated="17"/>
          <table:table-cell office:value-type="float" office:value="205.188" calcext:value-type="float">
            <text:p>205.188</text:p>
          </table:table-cell>
          <table:table-cell table:formula="of:=-LN([.BB207]/14.6315)" office:value-type="float" office:value="0.234674770931986" calcext:value-type="float">
            <text:p>0.234674770931986</text:p>
          </table:table-cell>
          <table:table-cell/>
          <table:table-cell office:value-type="float" office:value="11.571" calcext:value-type="float">
            <text:p>11.571</text:p>
          </table:table-cell>
          <table:table-cell/>
          <table:table-cell table:formula="of:=[.AY208]^2" office:value-type="float" office:value="42513.903721" calcext:value-type="float">
            <text:p>42513.903721</text:p>
          </table:table-cell>
          <table:table-cell/>
          <table:table-cell table:formula="of:=[.AZ207]^2" office:value-type="float" office:value="0.0550722481119802" calcext:value-type="float">
            <text:p>0.05507224811198</text:p>
          </table:table-cell>
          <table:table-cell/>
        </table:table-row>
        <table:table-row table:style-name="ro1">
          <table:table-cell office:value-type="float" office:value="206.191" calcext:value-type="float">
            <text:p>206.191</text:p>
          </table:table-cell>
          <table:table-cell office:value-type="float" office:value="9.6912" calcext:value-type="float">
            <text:p>9.6912</text:p>
          </table:table-cell>
          <table:table-cell/>
          <table:table-cell office:value-type="float" office:value="206.144" calcext:value-type="float">
            <text:p>206.144</text:p>
          </table:table-cell>
          <table:table-cell office:value-type="float" office:value="6.404" calcext:value-type="float">
            <text:p>6.404</text:p>
          </table:table-cell>
          <table:table-cell/>
          <table:table-cell office:value-type="float" office:value="205.999" calcext:value-type="float">
            <text:p>205.999</text:p>
          </table:table-cell>
          <table:table-cell office:value-type="float" office:value="9.1492" calcext:value-type="float">
            <text:p>9.1492</text:p>
          </table:table-cell>
          <table:table-cell table:number-columns-repeated="2"/>
          <table:table-cell office:value-type="float" office:value="206.191" calcext:value-type="float">
            <text:p>206.191</text:p>
          </table:table-cell>
          <table:table-cell table:formula="of:=-LN([.B208]/15.2763)" office:value-type="float" office:value="0.455084350574749" calcext:value-type="float">
            <text:p>0.455084350574749</text:p>
          </table:table-cell>
          <table:table-cell/>
          <table:table-cell office:value-type="float" office:value="206.144" calcext:value-type="float">
            <text:p>206.144</text:p>
          </table:table-cell>
          <table:table-cell table:formula="of:= -LN([.E208]/8.4971)" office:value-type="float" office:value="0.282802133677281" calcext:value-type="float">
            <text:p>0.282802133677281</text:p>
          </table:table-cell>
          <table:table-cell/>
          <table:table-cell office:value-type="float" office:value="205.999" calcext:value-type="float">
            <text:p>205.999</text:p>
          </table:table-cell>
          <table:table-cell table:formula="of:=-LN([.H208]/11.159)" office:value-type="float" office:value="0.198579903432497" calcext:value-type="float">
            <text:p>0.198579903432497</text:p>
          </table:table-cell>
          <table:table-cell/>
          <table:table-cell table:formula="of:=[.K208]^2" office:value-type="float" office:value="42514.728481" calcext:value-type="float">
            <text:p>42514.728481</text:p>
          </table:table-cell>
          <table:table-cell/>
          <table:table-cell table:formula="of:=[.L208]^2" office:value-type="float" office:value="0.207101766138041" calcext:value-type="float">
            <text:p>0.207101766138041</text:p>
          </table:table-cell>
          <table:table-cell table:number-columns-repeated="3"/>
          <table:table-cell table:formula="of:=[.N208]^2" office:value-type="float" office:value="42495.348736" calcext:value-type="float">
            <text:p>42495.348736</text:p>
          </table:table-cell>
          <table:table-cell/>
          <table:table-cell table:formula="of:=[.O208]^2" office:value-type="float" office:value="0.0799770468124227" calcext:value-type="float">
            <text:p>0.079977046812423</text:p>
          </table:table-cell>
          <table:table-cell table:number-columns-repeated="2"/>
          <table:table-cell table:formula="of:=[.Q208]^2" office:value-type="float" office:value="42435.588001" calcext:value-type="float">
            <text:p>42435.588001</text:p>
          </table:table-cell>
          <table:table-cell/>
          <table:table-cell table:formula="of:=[.R208]^2" office:value-type="float" office:value="0.0394339780472597" calcext:value-type="float">
            <text:p>0.03943397804726</text:p>
          </table:table-cell>
          <table:table-cell table:number-columns-repeated="17"/>
          <table:table-cell office:value-type="float" office:value="206.189" calcext:value-type="float">
            <text:p>206.189</text:p>
          </table:table-cell>
          <table:table-cell table:formula="of:=-LN([.BB208]/14.6315)" office:value-type="float" office:value="0.2357989009306" calcext:value-type="float">
            <text:p>0.2357989009306</text:p>
          </table:table-cell>
          <table:table-cell/>
          <table:table-cell office:value-type="float" office:value="11.558" calcext:value-type="float">
            <text:p>11.558</text:p>
          </table:table-cell>
          <table:table-cell/>
          <table:table-cell table:formula="of:=[.AY209]^2" office:value-type="float" office:value="42926.867344" calcext:value-type="float">
            <text:p>42926.867344</text:p>
          </table:table-cell>
          <table:table-cell/>
          <table:table-cell table:formula="of:=[.AZ208]^2" office:value-type="float" office:value="0.0556011216800791" calcext:value-type="float">
            <text:p>0.055601121680079</text:p>
          </table:table-cell>
          <table:table-cell/>
        </table:table-row>
        <table:table-row table:style-name="ro1">
          <table:table-cell office:value-type="float" office:value="207.191" calcext:value-type="float">
            <text:p>207.191</text:p>
          </table:table-cell>
          <table:table-cell office:value-type="float" office:value="9.671" calcext:value-type="float">
            <text:p>9.671</text:p>
          </table:table-cell>
          <table:table-cell/>
          <table:table-cell office:value-type="float" office:value="207.144" calcext:value-type="float">
            <text:p>207.144</text:p>
          </table:table-cell>
          <table:table-cell office:value-type="float" office:value="6.3953" calcext:value-type="float">
            <text:p>6.3953</text:p>
          </table:table-cell>
          <table:table-cell/>
          <table:table-cell office:value-type="float" office:value="206.999" calcext:value-type="float">
            <text:p>206.999</text:p>
          </table:table-cell>
          <table:table-cell office:value-type="float" office:value="9.14" calcext:value-type="float">
            <text:p>9.14</text:p>
          </table:table-cell>
          <table:table-cell table:number-columns-repeated="2"/>
          <table:table-cell office:value-type="float" office:value="207.191" calcext:value-type="float">
            <text:p>207.191</text:p>
          </table:table-cell>
          <table:table-cell table:formula="of:=-LN([.B209]/15.2763)" office:value-type="float" office:value="0.457170891084469" calcext:value-type="float">
            <text:p>0.457170891084469</text:p>
          </table:table-cell>
          <table:table-cell/>
          <table:table-cell office:value-type="float" office:value="207.144" calcext:value-type="float">
            <text:p>207.144</text:p>
          </table:table-cell>
          <table:table-cell table:formula="of:= -LN([.E209]/8.4971)" office:value-type="float" office:value="0.284161583231534" calcext:value-type="float">
            <text:p>0.284161583231534</text:p>
          </table:table-cell>
          <table:table-cell/>
          <table:table-cell office:value-type="float" office:value="206.999" calcext:value-type="float">
            <text:p>206.999</text:p>
          </table:table-cell>
          <table:table-cell table:formula="of:=-LN([.H209]/11.159)" office:value-type="float" office:value="0.199585961737506" calcext:value-type="float">
            <text:p>0.199585961737506</text:p>
          </table:table-cell>
          <table:table-cell/>
          <table:table-cell table:formula="of:=[.K209]^2" office:value-type="float" office:value="42928.110481" calcext:value-type="float">
            <text:p>42928.110481</text:p>
          </table:table-cell>
          <table:table-cell/>
          <table:table-cell table:formula="of:=[.L209]^2" office:value-type="float" office:value="0.209005223654967" calcext:value-type="float">
            <text:p>0.209005223654967</text:p>
          </table:table-cell>
          <table:table-cell table:number-columns-repeated="3"/>
          <table:table-cell table:formula="of:=[.N209]^2" office:value-type="float" office:value="42908.636736" calcext:value-type="float">
            <text:p>42908.636736</text:p>
          </table:table-cell>
          <table:table-cell/>
          <table:table-cell table:formula="of:=[.O209]^2" office:value-type="float" office:value="0.080747805384652" calcext:value-type="float">
            <text:p>0.080747805384652</text:p>
          </table:table-cell>
          <table:table-cell table:number-columns-repeated="2"/>
          <table:table-cell table:formula="of:=[.Q209]^2" office:value-type="float" office:value="42848.586001" calcext:value-type="float">
            <text:p>42848.586001</text:p>
          </table:table-cell>
          <table:table-cell/>
          <table:table-cell table:formula="of:=[.R209]^2" office:value-type="float" office:value="0.039834556122685" calcext:value-type="float">
            <text:p>0.039834556122685</text:p>
          </table:table-cell>
          <table:table-cell table:number-columns-repeated="17"/>
          <table:table-cell office:value-type="float" office:value="207.188" calcext:value-type="float">
            <text:p>207.188</text:p>
          </table:table-cell>
          <table:table-cell table:formula="of:=-LN([.BB209]/14.6315)" office:value-type="float" office:value="0.236932957815578" calcext:value-type="float">
            <text:p>0.236932957815578</text:p>
          </table:table-cell>
          <table:table-cell/>
          <table:table-cell office:value-type="float" office:value="11.5449" calcext:value-type="float">
            <text:p>11.5449</text:p>
          </table:table-cell>
          <table:table-cell/>
          <table:table-cell table:formula="of:=[.AY210]^2" office:value-type="float" office:value="43342.659721" calcext:value-type="float">
            <text:p>43342.659721</text:p>
          </table:table-cell>
          <table:table-cell/>
          <table:table-cell table:formula="of:=[.AZ209]^2" office:value-type="float" office:value="0.0561372264992385" calcext:value-type="float">
            <text:p>0.056137226499239</text:p>
          </table:table-cell>
          <table:table-cell/>
        </table:table-row>
        <table:table-row table:style-name="ro1">
          <table:table-cell office:value-type="float" office:value="208.191" calcext:value-type="float">
            <text:p>208.191</text:p>
          </table:table-cell>
          <table:table-cell office:value-type="float" office:value="9.6498" calcext:value-type="float">
            <text:p>9.6498</text:p>
          </table:table-cell>
          <table:table-cell/>
          <table:table-cell office:value-type="float" office:value="208.144" calcext:value-type="float">
            <text:p>208.144</text:p>
          </table:table-cell>
          <table:table-cell office:value-type="float" office:value="6.3864" calcext:value-type="float">
            <text:p>6.3864</text:p>
          </table:table-cell>
          <table:table-cell/>
          <table:table-cell office:value-type="float" office:value="207.999" calcext:value-type="float">
            <text:p>207.999</text:p>
          </table:table-cell>
          <table:table-cell office:value-type="float" office:value="9.1325" calcext:value-type="float">
            <text:p>9.1325</text:p>
          </table:table-cell>
          <table:table-cell table:number-columns-repeated="2"/>
          <table:table-cell office:value-type="float" office:value="208.191" calcext:value-type="float">
            <text:p>208.191</text:p>
          </table:table-cell>
          <table:table-cell table:formula="of:=-LN([.B210]/15.2763)" office:value-type="float" office:value="0.459365418071775" calcext:value-type="float">
            <text:p>0.459365418071775</text:p>
          </table:table-cell>
          <table:table-cell/>
          <table:table-cell office:value-type="float" office:value="208.144" calcext:value-type="float">
            <text:p>208.144</text:p>
          </table:table-cell>
          <table:table-cell table:formula="of:= -LN([.E210]/8.4971)" office:value-type="float" office:value="0.285554199462297" calcext:value-type="float">
            <text:p>0.285554199462297</text:p>
          </table:table-cell>
          <table:table-cell/>
          <table:table-cell office:value-type="float" office:value="207.999" calcext:value-type="float">
            <text:p>207.999</text:p>
          </table:table-cell>
          <table:table-cell table:formula="of:=-LN([.H210]/11.159)" office:value-type="float" office:value="0.200406867516264" calcext:value-type="float">
            <text:p>0.200406867516264</text:p>
          </table:table-cell>
          <table:table-cell/>
          <table:table-cell table:formula="of:=[.K210]^2" office:value-type="float" office:value="43343.492481" calcext:value-type="float">
            <text:p>43343.492481</text:p>
          </table:table-cell>
          <table:table-cell/>
          <table:table-cell table:formula="of:=[.L210]^2" office:value-type="float" office:value="0.211016587320257" calcext:value-type="float">
            <text:p>0.211016587320257</text:p>
          </table:table-cell>
          <table:table-cell table:number-columns-repeated="3"/>
          <table:table-cell table:formula="of:=[.N210]^2" office:value-type="float" office:value="43323.924736" calcext:value-type="float">
            <text:p>43323.924736</text:p>
          </table:table-cell>
          <table:table-cell/>
          <table:table-cell table:formula="of:=[.O210]^2" office:value-type="float" office:value="0.0815412008305534" calcext:value-type="float">
            <text:p>0.081541200830554</text:p>
          </table:table-cell>
          <table:table-cell table:number-columns-repeated="2"/>
          <table:table-cell table:formula="of:=[.Q210]^2" office:value-type="float" office:value="43263.584001" calcext:value-type="float">
            <text:p>43263.584001</text:p>
          </table:table-cell>
          <table:table-cell/>
          <table:table-cell table:formula="of:=[.R210]^2" office:value-type="float" office:value="0.0401629125476813" calcext:value-type="float">
            <text:p>0.040162912547681</text:p>
          </table:table-cell>
          <table:table-cell table:number-columns-repeated="17"/>
          <table:table-cell office:value-type="float" office:value="208.189" calcext:value-type="float">
            <text:p>208.189</text:p>
          </table:table-cell>
          <table:table-cell table:formula="of:=-LN([.BB210]/14.6315)" office:value-type="float" office:value="0.238129005800074" calcext:value-type="float">
            <text:p>0.238129005800074</text:p>
          </table:table-cell>
          <table:table-cell/>
          <table:table-cell office:value-type="float" office:value="11.5311" calcext:value-type="float">
            <text:p>11.5311</text:p>
          </table:table-cell>
          <table:table-cell/>
          <table:table-cell table:formula="of:=[.AY211]^2" office:value-type="float" office:value="43759.619344" calcext:value-type="float">
            <text:p>43759.619344</text:p>
          </table:table-cell>
          <table:table-cell/>
          <table:table-cell table:formula="of:=[.AZ210]^2" office:value-type="float" office:value="0.0567054234033316" calcext:value-type="float">
            <text:p>0.056705423403332</text:p>
          </table:table-cell>
          <table:table-cell/>
        </table:table-row>
        <table:table-row table:style-name="ro1">
          <table:table-cell office:value-type="float" office:value="209.191" calcext:value-type="float">
            <text:p>209.191</text:p>
          </table:table-cell>
          <table:table-cell office:value-type="float" office:value="9.629" calcext:value-type="float">
            <text:p>9.629</text:p>
          </table:table-cell>
          <table:table-cell/>
          <table:table-cell office:value-type="float" office:value="209.144" calcext:value-type="float">
            <text:p>209.144</text:p>
          </table:table-cell>
          <table:table-cell office:value-type="float" office:value="6.3787" calcext:value-type="float">
            <text:p>6.3787</text:p>
          </table:table-cell>
          <table:table-cell/>
          <table:table-cell office:value-type="float" office:value="208.999" calcext:value-type="float">
            <text:p>208.999</text:p>
          </table:table-cell>
          <table:table-cell office:value-type="float" office:value="9.1245" calcext:value-type="float">
            <text:p>9.1245</text:p>
          </table:table-cell>
          <table:table-cell table:number-columns-repeated="2"/>
          <table:table-cell office:value-type="float" office:value="209.191" calcext:value-type="float">
            <text:p>209.191</text:p>
          </table:table-cell>
          <table:table-cell table:formula="of:=-LN([.B211]/15.2763)" office:value-type="float" office:value="0.461523229561148" calcext:value-type="float">
            <text:p>0.461523229561148</text:p>
          </table:table-cell>
          <table:table-cell/>
          <table:table-cell office:value-type="float" office:value="209.144" calcext:value-type="float">
            <text:p>209.144</text:p>
          </table:table-cell>
          <table:table-cell table:formula="of:= -LN([.E211]/8.4971)" office:value-type="float" office:value="0.286760613972783" calcext:value-type="float">
            <text:p>0.286760613972783</text:p>
          </table:table-cell>
          <table:table-cell/>
          <table:table-cell office:value-type="float" office:value="208.999" calcext:value-type="float">
            <text:p>208.999</text:p>
          </table:table-cell>
          <table:table-cell table:formula="of:=-LN([.H211]/11.159)" office:value-type="float" office:value="0.201283243756832" calcext:value-type="float">
            <text:p>0.201283243756832</text:p>
          </table:table-cell>
          <table:table-cell/>
          <table:table-cell table:formula="of:=[.K211]^2" office:value-type="float" office:value="43760.874481" calcext:value-type="float">
            <text:p>43760.874481</text:p>
          </table:table-cell>
          <table:table-cell/>
          <table:table-cell table:formula="of:=[.L211]^2" office:value-type="float" office:value="0.213003691424552" calcext:value-type="float">
            <text:p>0.213003691424552</text:p>
          </table:table-cell>
          <table:table-cell table:number-columns-repeated="3"/>
          <table:table-cell table:formula="of:=[.N211]^2" office:value-type="float" office:value="43741.212736" calcext:value-type="float">
            <text:p>43741.212736</text:p>
          </table:table-cell>
          <table:table-cell/>
          <table:table-cell table:formula="of:=[.O211]^2" office:value-type="float" office:value="0.0822316497260478" calcext:value-type="float">
            <text:p>0.082231649726048</text:p>
          </table:table-cell>
          <table:table-cell table:number-columns-repeated="2"/>
          <table:table-cell table:formula="of:=[.Q211]^2" office:value-type="float" office:value="43680.582001" calcext:value-type="float">
            <text:p>43680.582001</text:p>
          </table:table-cell>
          <table:table-cell/>
          <table:table-cell table:formula="of:=[.R211]^2" office:value-type="float" office:value="0.0405149442172721" calcext:value-type="float">
            <text:p>0.040514944217272</text:p>
          </table:table-cell>
          <table:table-cell table:number-columns-repeated="17"/>
          <table:table-cell office:value-type="float" office:value="209.188" calcext:value-type="float">
            <text:p>209.188</text:p>
          </table:table-cell>
          <table:table-cell table:formula="of:=-LN([.BB211]/14.6315)" office:value-type="float" office:value="0.239248345766744" calcext:value-type="float">
            <text:p>0.239248345766744</text:p>
          </table:table-cell>
          <table:table-cell/>
          <table:table-cell office:value-type="float" office:value="11.5182" calcext:value-type="float">
            <text:p>11.5182</text:p>
          </table:table-cell>
          <table:table-cell/>
          <table:table-cell table:formula="of:=[.AY212]^2" office:value-type="float" office:value="44178.995344" calcext:value-type="float">
            <text:p>44178.995344</text:p>
          </table:table-cell>
          <table:table-cell/>
          <table:table-cell table:formula="of:=[.AZ211]^2" office:value-type="float" office:value="0.0572397709521237" calcext:value-type="float">
            <text:p>0.057239770952124</text:p>
          </table:table-cell>
          <table:table-cell/>
        </table:table-row>
        <table:table-row table:style-name="ro1">
          <table:table-cell office:value-type="float" office:value="210.191" calcext:value-type="float">
            <text:p>210.191</text:p>
          </table:table-cell>
          <table:table-cell office:value-type="float" office:value="9.6081" calcext:value-type="float">
            <text:p>9.6081</text:p>
          </table:table-cell>
          <table:table-cell/>
          <table:table-cell office:value-type="float" office:value="210.144" calcext:value-type="float">
            <text:p>210.144</text:p>
          </table:table-cell>
          <table:table-cell office:value-type="float" office:value="6.3695" calcext:value-type="float">
            <text:p>6.3695</text:p>
          </table:table-cell>
          <table:table-cell/>
          <table:table-cell office:value-type="float" office:value="209.999" calcext:value-type="float">
            <text:p>209.999</text:p>
          </table:table-cell>
          <table:table-cell office:value-type="float" office:value="9.1153" calcext:value-type="float">
            <text:p>9.1153</text:p>
          </table:table-cell>
          <table:table-cell table:number-columns-repeated="2"/>
          <table:table-cell office:value-type="float" office:value="210.191" calcext:value-type="float">
            <text:p>210.191</text:p>
          </table:table-cell>
          <table:table-cell table:formula="of:=-LN([.B212]/15.2763)" office:value-type="float" office:value="0.463696115102437" calcext:value-type="float">
            <text:p>0.463696115102437</text:p>
          </table:table-cell>
          <table:table-cell/>
          <table:table-cell office:value-type="float" office:value="210.144" calcext:value-type="float">
            <text:p>210.144</text:p>
          </table:table-cell>
          <table:table-cell table:formula="of:= -LN([.E212]/8.4971)" office:value-type="float" office:value="0.288203955244045" calcext:value-type="float">
            <text:p>0.288203955244045</text:p>
          </table:table-cell>
          <table:table-cell/>
          <table:table-cell office:value-type="float" office:value="209.999" calcext:value-type="float">
            <text:p>209.999</text:p>
          </table:table-cell>
          <table:table-cell table:formula="of:=-LN([.H212]/11.159)" office:value-type="float" office:value="0.202292026833422" calcext:value-type="float">
            <text:p>0.202292026833422</text:p>
          </table:table-cell>
          <table:table-cell/>
          <table:table-cell table:formula="of:=[.K212]^2" office:value-type="float" office:value="44180.256481" calcext:value-type="float">
            <text:p>44180.256481</text:p>
          </table:table-cell>
          <table:table-cell/>
          <table:table-cell table:formula="of:=[.L212]^2" office:value-type="float" office:value="0.215014087161092" calcext:value-type="float">
            <text:p>0.215014087161092</text:p>
          </table:table-cell>
          <table:table-cell table:number-columns-repeated="3"/>
          <table:table-cell table:formula="of:=[.N212]^2" office:value-type="float" office:value="44160.500736" calcext:value-type="float">
            <text:p>44160.500736</text:p>
          </table:table-cell>
          <table:table-cell/>
          <table:table-cell table:formula="of:=[.O212]^2" office:value-type="float" office:value="0.0830615198183114" calcext:value-type="float">
            <text:p>0.083061519818311</text:p>
          </table:table-cell>
          <table:table-cell table:number-columns-repeated="2"/>
          <table:table-cell table:formula="of:=[.Q212]^2" office:value-type="float" office:value="44099.580001" calcext:value-type="float">
            <text:p>44099.580001</text:p>
          </table:table-cell>
          <table:table-cell/>
          <table:table-cell table:formula="of:=[.R212]^2" office:value-type="float" office:value="0.0409220641203738" calcext:value-type="float">
            <text:p>0.040922064120374</text:p>
          </table:table-cell>
          <table:table-cell table:number-columns-repeated="17"/>
          <table:table-cell office:value-type="float" office:value="210.188" calcext:value-type="float">
            <text:p>210.188</text:p>
          </table:table-cell>
          <table:table-cell table:formula="of:=-LN([.BB212]/14.6315)" office:value-type="float" office:value="0.240316791540531" calcext:value-type="float">
            <text:p>0.240316791540531</text:p>
          </table:table-cell>
          <table:table-cell/>
          <table:table-cell office:value-type="float" office:value="11.5059" calcext:value-type="float">
            <text:p>11.5059</text:p>
          </table:table-cell>
          <table:table-cell/>
          <table:table-cell table:formula="of:=[.AY213]^2" office:value-type="float" office:value="44600.793721" calcext:value-type="float">
            <text:p>44600.793721</text:p>
          </table:table-cell>
          <table:table-cell/>
          <table:table-cell table:formula="of:=[.AZ212]^2" office:value-type="float" office:value="0.0577521602963348" calcext:value-type="float">
            <text:p>0.057752160296335</text:p>
          </table:table-cell>
          <table:table-cell/>
        </table:table-row>
        <table:table-row table:style-name="ro1">
          <table:table-cell office:value-type="float" office:value="211.191" calcext:value-type="float">
            <text:p>211.191</text:p>
          </table:table-cell>
          <table:table-cell office:value-type="float" office:value="9.5874" calcext:value-type="float">
            <text:p>9.5874</text:p>
          </table:table-cell>
          <table:table-cell/>
          <table:table-cell office:value-type="float" office:value="211.144" calcext:value-type="float">
            <text:p>211.144</text:p>
          </table:table-cell>
          <table:table-cell office:value-type="float" office:value="6.3616" calcext:value-type="float">
            <text:p>6.3616</text:p>
          </table:table-cell>
          <table:table-cell/>
          <table:table-cell office:value-type="float" office:value="210.999" calcext:value-type="float">
            <text:p>210.999</text:p>
          </table:table-cell>
          <table:table-cell office:value-type="float" office:value="9.1093" calcext:value-type="float">
            <text:p>9.1093</text:p>
          </table:table-cell>
          <table:table-cell table:number-columns-repeated="2"/>
          <table:table-cell office:value-type="float" office:value="211.191" calcext:value-type="float">
            <text:p>211.191</text:p>
          </table:table-cell>
          <table:table-cell table:formula="of:=-LN([.B213]/15.2763)" office:value-type="float" office:value="0.465852871428034" calcext:value-type="float">
            <text:p>0.465852871428034</text:p>
          </table:table-cell>
          <table:table-cell/>
          <table:table-cell office:value-type="float" office:value="211.144" calcext:value-type="float">
            <text:p>211.144</text:p>
          </table:table-cell>
          <table:table-cell table:formula="of:= -LN([.E213]/8.4971)" office:value-type="float" office:value="0.289445010771686" calcext:value-type="float">
            <text:p>0.289445010771686</text:p>
          </table:table-cell>
          <table:table-cell/>
          <table:table-cell office:value-type="float" office:value="210.999" calcext:value-type="float">
            <text:p>210.999</text:p>
          </table:table-cell>
          <table:table-cell table:formula="of:=-LN([.H213]/11.159)" office:value-type="float" office:value="0.202950477522795" calcext:value-type="float">
            <text:p>0.202950477522795</text:p>
          </table:table-cell>
          <table:table-cell/>
          <table:table-cell table:formula="of:=[.K213]^2" office:value-type="float" office:value="44601.638481" calcext:value-type="float">
            <text:p>44601.638481</text:p>
          </table:table-cell>
          <table:table-cell/>
          <table:table-cell table:formula="of:=[.L213]^2" office:value-type="float" office:value="0.217018897817745" calcext:value-type="float">
            <text:p>0.217018897817745</text:p>
          </table:table-cell>
          <table:table-cell table:number-columns-repeated="3"/>
          <table:table-cell table:formula="of:=[.N213]^2" office:value-type="float" office:value="44581.788736" calcext:value-type="float">
            <text:p>44581.788736</text:p>
          </table:table-cell>
          <table:table-cell/>
          <table:table-cell table:formula="of:=[.O213]^2" office:value-type="float" office:value="0.0837784142606215" calcext:value-type="float">
            <text:p>0.083778414260622</text:p>
          </table:table-cell>
          <table:table-cell table:number-columns-repeated="2"/>
          <table:table-cell table:formula="of:=[.Q213]^2" office:value-type="float" office:value="44520.578001" calcext:value-type="float">
            <text:p>44520.578001</text:p>
          </table:table-cell>
          <table:table-cell/>
          <table:table-cell table:formula="of:=[.R213]^2" office:value-type="float" office:value="0.0411888963267306" calcext:value-type="float">
            <text:p>0.041188896326731</text:p>
          </table:table-cell>
          <table:table-cell table:number-columns-repeated="17"/>
          <table:table-cell office:value-type="float" office:value="211.189" calcext:value-type="float">
            <text:p>211.189</text:p>
          </table:table-cell>
          <table:table-cell table:formula="of:=-LN([.BB213]/14.6315)" office:value-type="float" office:value="0.24159521377656" calcext:value-type="float">
            <text:p>0.24159521377656</text:p>
          </table:table-cell>
          <table:table-cell/>
          <table:table-cell office:value-type="float" office:value="11.4912" calcext:value-type="float">
            <text:p>11.4912</text:p>
          </table:table-cell>
          <table:table-cell/>
          <table:table-cell table:formula="of:=[.AY214]^2" office:value-type="float" office:value="45024.171721" calcext:value-type="float">
            <text:p>45024.171721</text:p>
          </table:table-cell>
          <table:table-cell/>
          <table:table-cell table:formula="of:=[.AZ213]^2" office:value-type="float" office:value="0.0583682473197418" calcext:value-type="float">
            <text:p>0.058368247319742</text:p>
          </table:table-cell>
          <table:table-cell/>
        </table:table-row>
        <table:table-row table:style-name="ro1">
          <table:table-cell office:value-type="float" office:value="212.191" calcext:value-type="float">
            <text:p>212.191</text:p>
          </table:table-cell>
          <table:table-cell office:value-type="float" office:value="9.5662" calcext:value-type="float">
            <text:p>9.5662</text:p>
          </table:table-cell>
          <table:table-cell/>
          <table:table-cell office:value-type="float" office:value="212.144" calcext:value-type="float">
            <text:p>212.144</text:p>
          </table:table-cell>
          <table:table-cell office:value-type="float" office:value="6.3533" calcext:value-type="float">
            <text:p>6.3533</text:p>
          </table:table-cell>
          <table:table-cell/>
          <table:table-cell office:value-type="float" office:value="211.999" calcext:value-type="float">
            <text:p>211.999</text:p>
          </table:table-cell>
          <table:table-cell office:value-type="float" office:value="9.1" calcext:value-type="float">
            <text:p>9.1</text:p>
          </table:table-cell>
          <table:table-cell table:number-columns-repeated="2"/>
          <table:table-cell office:value-type="float" office:value="212.191" calcext:value-type="float">
            <text:p>212.191</text:p>
          </table:table-cell>
          <table:table-cell table:formula="of:=-LN([.B214]/15.2763)" office:value-type="float" office:value="0.468066555399441" calcext:value-type="float">
            <text:p>0.468066555399441</text:p>
          </table:table-cell>
          <table:table-cell/>
          <table:table-cell office:value-type="float" office:value="212.144" calcext:value-type="float">
            <text:p>212.144</text:p>
          </table:table-cell>
          <table:table-cell table:formula="of:= -LN([.E214]/8.4971)" office:value-type="float" office:value="0.290750565857283" calcext:value-type="float">
            <text:p>0.290750565857283</text:p>
          </table:table-cell>
          <table:table-cell/>
          <table:table-cell office:value-type="float" office:value="211.999" calcext:value-type="float">
            <text:p>211.999</text:p>
          </table:table-cell>
          <table:table-cell table:formula="of:=-LN([.H214]/11.159)" office:value-type="float" office:value="0.20397193368076" calcext:value-type="float">
            <text:p>0.20397193368076</text:p>
          </table:table-cell>
          <table:table-cell/>
          <table:table-cell table:formula="of:=[.K214]^2" office:value-type="float" office:value="45025.020481" calcext:value-type="float">
            <text:p>45025.020481</text:p>
          </table:table-cell>
          <table:table-cell/>
          <table:table-cell table:formula="of:=[.L214]^2" office:value-type="float" office:value="0.219086300283498" calcext:value-type="float">
            <text:p>0.219086300283498</text:p>
          </table:table-cell>
          <table:table-cell table:number-columns-repeated="3"/>
          <table:table-cell table:formula="of:=[.N214]^2" office:value-type="float" office:value="45005.076736" calcext:value-type="float">
            <text:p>45005.076736</text:p>
          </table:table-cell>
          <table:table-cell/>
          <table:table-cell table:formula="of:=[.O214]^2" office:value-type="float" office:value="0.0845358915463302" calcext:value-type="float">
            <text:p>0.08453589154633</text:p>
          </table:table-cell>
          <table:table-cell table:number-columns-repeated="2"/>
          <table:table-cell table:formula="of:=[.Q214]^2" office:value-type="float" office:value="44943.576001" calcext:value-type="float">
            <text:p>44943.576001</text:p>
          </table:table-cell>
          <table:table-cell/>
          <table:table-cell table:formula="of:=[.R214]^2" office:value-type="float" office:value="0.0416045497294683" calcext:value-type="float">
            <text:p>0.041604549729468</text:p>
          </table:table-cell>
          <table:table-cell table:number-columns-repeated="17"/>
          <table:table-cell office:value-type="float" office:value="212.189" calcext:value-type="float">
            <text:p>212.189</text:p>
          </table:table-cell>
          <table:table-cell table:formula="of:=-LN([.BB214]/14.6315)" office:value-type="float" office:value="0.24270973047036" calcext:value-type="float">
            <text:p>0.24270973047036</text:p>
          </table:table-cell>
          <table:table-cell/>
          <table:table-cell office:value-type="float" office:value="11.4784" calcext:value-type="float">
            <text:p>11.4784</text:p>
          </table:table-cell>
          <table:table-cell/>
          <table:table-cell table:formula="of:=[.AY215]^2" office:value-type="float" office:value="45449.549721" calcext:value-type="float">
            <text:p>45449.549721</text:p>
          </table:table-cell>
          <table:table-cell/>
          <table:table-cell table:formula="of:=[.AZ214]^2" office:value-type="float" office:value="0.0589080132649949" calcext:value-type="float">
            <text:p>0.058908013264995</text:p>
          </table:table-cell>
          <table:table-cell/>
        </table:table-row>
        <table:table-row table:style-name="ro1">
          <table:table-cell office:value-type="float" office:value="213.191" calcext:value-type="float">
            <text:p>213.191</text:p>
          </table:table-cell>
          <table:table-cell office:value-type="float" office:value="9.5444" calcext:value-type="float">
            <text:p>9.5444</text:p>
          </table:table-cell>
          <table:table-cell/>
          <table:table-cell office:value-type="float" office:value="213.143" calcext:value-type="float">
            <text:p>213.143</text:p>
          </table:table-cell>
          <table:table-cell office:value-type="float" office:value="6.3446" calcext:value-type="float">
            <text:p>6.3446</text:p>
          </table:table-cell>
          <table:table-cell/>
          <table:table-cell office:value-type="float" office:value="212.999" calcext:value-type="float">
            <text:p>212.999</text:p>
          </table:table-cell>
          <table:table-cell office:value-type="float" office:value="9.0916" calcext:value-type="float">
            <text:p>9.0916</text:p>
          </table:table-cell>
          <table:table-cell table:number-columns-repeated="2"/>
          <table:table-cell office:value-type="float" office:value="213.191" calcext:value-type="float">
            <text:p>213.191</text:p>
          </table:table-cell>
          <table:table-cell table:formula="of:=-LN([.B215]/15.2763)" office:value-type="float" office:value="0.470348012753562" calcext:value-type="float">
            <text:p>0.470348012753562</text:p>
          </table:table-cell>
          <table:table-cell/>
          <table:table-cell office:value-type="float" office:value="213.143" calcext:value-type="float">
            <text:p>213.143</text:p>
          </table:table-cell>
          <table:table-cell table:formula="of:= -LN([.E215]/8.4971)" office:value-type="float" office:value="0.292120871397783" calcext:value-type="float">
            <text:p>0.292120871397783</text:p>
          </table:table-cell>
          <table:table-cell/>
          <table:table-cell office:value-type="float" office:value="212.999" calcext:value-type="float">
            <text:p>212.999</text:p>
          </table:table-cell>
          <table:table-cell table:formula="of:=-LN([.H215]/11.159)" office:value-type="float" office:value="0.204895436901697" calcext:value-type="float">
            <text:p>0.204895436901697</text:p>
          </table:table-cell>
          <table:table-cell/>
          <table:table-cell table:formula="of:=[.K215]^2" office:value-type="float" office:value="45450.402481" calcext:value-type="float">
            <text:p>45450.402481</text:p>
          </table:table-cell>
          <table:table-cell/>
          <table:table-cell table:formula="of:=[.L215]^2" office:value-type="float" office:value="0.221227253101225" calcext:value-type="float">
            <text:p>0.221227253101225</text:p>
          </table:table-cell>
          <table:table-cell table:number-columns-repeated="3"/>
          <table:table-cell table:formula="of:=[.N215]^2" office:value-type="float" office:value="45429.938449" calcext:value-type="float">
            <text:p>45429.938449</text:p>
          </table:table-cell>
          <table:table-cell/>
          <table:table-cell table:formula="of:=[.O215]^2" office:value-type="float" office:value="0.0853346035062003" calcext:value-type="float">
            <text:p>0.0853346035062</text:p>
          </table:table-cell>
          <table:table-cell table:number-columns-repeated="2"/>
          <table:table-cell table:formula="of:=[.Q215]^2" office:value-type="float" office:value="45368.574001" calcext:value-type="float">
            <text:p>45368.574001</text:p>
          </table:table-cell>
          <table:table-cell/>
          <table:table-cell table:formula="of:=[.R215]^2" office:value-type="float" office:value="0.0419821400631374" calcext:value-type="float">
            <text:p>0.041982140063137</text:p>
          </table:table-cell>
          <table:table-cell table:number-columns-repeated="17"/>
          <table:table-cell office:value-type="float" office:value="213.189" calcext:value-type="float">
            <text:p>213.189</text:p>
          </table:table-cell>
          <table:table-cell table:formula="of:=-LN([.BB215]/14.6315)" office:value-type="float" office:value="0.243834212477281" calcext:value-type="float">
            <text:p>0.243834212477281</text:p>
          </table:table-cell>
          <table:table-cell/>
          <table:table-cell office:value-type="float" office:value="11.4655" calcext:value-type="float">
            <text:p>11.4655</text:p>
          </table:table-cell>
          <table:table-cell/>
          <table:table-cell table:formula="of:=[.AY216]^2" office:value-type="float" office:value="45876.499344" calcext:value-type="float">
            <text:p>45876.499344</text:p>
          </table:table-cell>
          <table:table-cell/>
          <table:table-cell table:formula="of:=[.AZ215]^2" office:value-type="float" office:value="0.0594551231744158" calcext:value-type="float">
            <text:p>0.059455123174416</text:p>
          </table:table-cell>
          <table:table-cell/>
        </table:table-row>
        <table:table-row table:style-name="ro1">
          <table:table-cell office:value-type="float" office:value="214.19" calcext:value-type="float">
            <text:p>214.19</text:p>
          </table:table-cell>
          <table:table-cell office:value-type="float" office:value="9.5233" calcext:value-type="float">
            <text:p>9.5233</text:p>
          </table:table-cell>
          <table:table-cell/>
          <table:table-cell office:value-type="float" office:value="214.143" calcext:value-type="float">
            <text:p>214.143</text:p>
          </table:table-cell>
          <table:table-cell office:value-type="float" office:value="6.3361" calcext:value-type="float">
            <text:p>6.3361</text:p>
          </table:table-cell>
          <table:table-cell/>
          <table:table-cell office:value-type="float" office:value="213.999" calcext:value-type="float">
            <text:p>213.999</text:p>
          </table:table-cell>
          <table:table-cell office:value-type="float" office:value="9.0837" calcext:value-type="float">
            <text:p>9.0837</text:p>
          </table:table-cell>
          <table:table-cell table:number-columns-repeated="2"/>
          <table:table-cell office:value-type="float" office:value="214.19" calcext:value-type="float">
            <text:p>214.19</text:p>
          </table:table-cell>
          <table:table-cell table:formula="of:=-LN([.B216]/15.2763)" office:value-type="float" office:value="0.472561180425857" calcext:value-type="float">
            <text:p>0.472561180425857</text:p>
          </table:table-cell>
          <table:table-cell/>
          <table:table-cell office:value-type="float" office:value="214.143" calcext:value-type="float">
            <text:p>214.143</text:p>
          </table:table-cell>
          <table:table-cell table:formula="of:= -LN([.E216]/8.4971)" office:value-type="float" office:value="0.293461491595889" calcext:value-type="float">
            <text:p>0.293461491595889</text:p>
          </table:table-cell>
          <table:table-cell/>
          <table:table-cell office:value-type="float" office:value="213.999" calcext:value-type="float">
            <text:p>213.999</text:p>
          </table:table-cell>
          <table:table-cell table:formula="of:=-LN([.H216]/11.159)" office:value-type="float" office:value="0.205764748604668" calcext:value-type="float">
            <text:p>0.205764748604668</text:p>
          </table:table-cell>
          <table:table-cell/>
          <table:table-cell table:formula="of:=[.K216]^2" office:value-type="float" office:value="45877.3561" calcext:value-type="float">
            <text:p>45877.3561</text:p>
          </table:table-cell>
          <table:table-cell/>
          <table:table-cell table:formula="of:=[.L216]^2" office:value-type="float" office:value="0.22331406924548" calcext:value-type="float">
            <text:p>0.22331406924548</text:p>
          </table:table-cell>
          <table:table-cell table:number-columns-repeated="3"/>
          <table:table-cell table:formula="of:=[.N216]^2" office:value-type="float" office:value="45857.224449" calcext:value-type="float">
            <text:p>45857.224449</text:p>
          </table:table-cell>
          <table:table-cell/>
          <table:table-cell table:formula="of:=[.O216]^2" office:value-type="float" office:value="0.0861196470496841" calcext:value-type="float">
            <text:p>0.086119647049684</text:p>
          </table:table-cell>
          <table:table-cell table:number-columns-repeated="2"/>
          <table:table-cell table:formula="of:=[.Q216]^2" office:value-type="float" office:value="45795.572001" calcext:value-type="float">
            <text:p>45795.572001</text:p>
          </table:table-cell>
          <table:table-cell/>
          <table:table-cell table:formula="of:=[.R216]^2" office:value-type="float" office:value="0.0423391317683422" calcext:value-type="float">
            <text:p>0.042339131768342</text:p>
          </table:table-cell>
          <table:table-cell table:number-columns-repeated="17"/>
          <table:table-cell office:value-type="float" office:value="214.188" calcext:value-type="float">
            <text:p>214.188</text:p>
          </table:table-cell>
          <table:table-cell table:formula="of:=-LN([.BB216]/14.6315)" office:value-type="float" office:value="0.245003619529246" calcext:value-type="float">
            <text:p>0.245003619529246</text:p>
          </table:table-cell>
          <table:table-cell/>
          <table:table-cell office:value-type="float" office:value="11.4521" calcext:value-type="float">
            <text:p>11.4521</text:p>
          </table:table-cell>
          <table:table-cell/>
          <table:table-cell table:formula="of:=[.AY217]^2" office:value-type="float" office:value="46306.305721" calcext:value-type="float">
            <text:p>46306.305721</text:p>
          </table:table-cell>
          <table:table-cell/>
          <table:table-cell table:formula="of:=[.AZ216]^2" office:value-type="float" office:value="0.0600267735824315" calcext:value-type="float">
            <text:p>0.060026773582432</text:p>
          </table:table-cell>
          <table:table-cell/>
        </table:table-row>
        <table:table-row table:style-name="ro1">
          <table:table-cell office:value-type="float" office:value="215.191" calcext:value-type="float">
            <text:p>215.191</text:p>
          </table:table-cell>
          <table:table-cell office:value-type="float" office:value="9.5043" calcext:value-type="float">
            <text:p>9.5043</text:p>
          </table:table-cell>
          <table:table-cell/>
          <table:table-cell office:value-type="float" office:value="215.144" calcext:value-type="float">
            <text:p>215.144</text:p>
          </table:table-cell>
          <table:table-cell office:value-type="float" office:value="6.3284" calcext:value-type="float">
            <text:p>6.3284</text:p>
          </table:table-cell>
          <table:table-cell/>
          <table:table-cell office:value-type="float" office:value="214.999" calcext:value-type="float">
            <text:p>214.999</text:p>
          </table:table-cell>
          <table:table-cell office:value-type="float" office:value="9.0752" calcext:value-type="float">
            <text:p>9.0752</text:p>
          </table:table-cell>
          <table:table-cell table:number-columns-repeated="2"/>
          <table:table-cell office:value-type="float" office:value="215.191" calcext:value-type="float">
            <text:p>215.191</text:p>
          </table:table-cell>
          <table:table-cell table:formula="of:=-LN([.B217]/15.2763)" office:value-type="float" office:value="0.474558280040625" calcext:value-type="float">
            <text:p>0.474558280040625</text:p>
          </table:table-cell>
          <table:table-cell/>
          <table:table-cell office:value-type="float" office:value="215.144" calcext:value-type="float">
            <text:p>215.144</text:p>
          </table:table-cell>
          <table:table-cell table:formula="of:= -LN([.E217]/8.4971)" office:value-type="float" office:value="0.294677489218977" calcext:value-type="float">
            <text:p>0.294677489218977</text:p>
          </table:table-cell>
          <table:table-cell/>
          <table:table-cell office:value-type="float" office:value="214.999" calcext:value-type="float">
            <text:p>214.999</text:p>
          </table:table-cell>
          <table:table-cell table:formula="of:=-LN([.H217]/11.159)" office:value-type="float" office:value="0.206700928728002" calcext:value-type="float">
            <text:p>0.206700928728002</text:p>
          </table:table-cell>
          <table:table-cell/>
          <table:table-cell table:formula="of:=[.K217]^2" office:value-type="float" office:value="46307.166481" calcext:value-type="float">
            <text:p>46307.166481</text:p>
          </table:table-cell>
          <table:table-cell/>
          <table:table-cell table:formula="of:=[.L217]^2" office:value-type="float" office:value="0.225205561155116" calcext:value-type="float">
            <text:p>0.225205561155116</text:p>
          </table:table-cell>
          <table:table-cell table:number-columns-repeated="3"/>
          <table:table-cell table:formula="of:=[.N217]^2" office:value-type="float" office:value="46286.940736" calcext:value-type="float">
            <text:p>46286.940736</text:p>
          </table:table-cell>
          <table:table-cell/>
          <table:table-cell table:formula="of:=[.O217]^2" office:value-type="float" office:value="0.0868348226524006" calcext:value-type="float">
            <text:p>0.086834822652401</text:p>
          </table:table-cell>
          <table:table-cell table:number-columns-repeated="2"/>
          <table:table-cell table:formula="of:=[.Q217]^2" office:value-type="float" office:value="46224.570001" calcext:value-type="float">
            <text:p>46224.570001</text:p>
          </table:table-cell>
          <table:table-cell/>
          <table:table-cell table:formula="of:=[.R217]^2" office:value-type="float" office:value="0.0427252739370187" calcext:value-type="float">
            <text:p>0.042725273937019</text:p>
          </table:table-cell>
          <table:table-cell table:number-columns-repeated="17"/>
          <table:table-cell office:value-type="float" office:value="215.189" calcext:value-type="float">
            <text:p>215.189</text:p>
          </table:table-cell>
          <table:table-cell table:formula="of:=-LN([.BB217]/14.6315)" office:value-type="float" office:value="0.24614816928265" calcext:value-type="float">
            <text:p>0.24614816928265</text:p>
          </table:table-cell>
          <table:table-cell/>
          <table:table-cell office:value-type="float" office:value="11.439" calcext:value-type="float">
            <text:p>11.439</text:p>
          </table:table-cell>
          <table:table-cell/>
          <table:table-cell table:formula="of:=[.AY218]^2" office:value-type="float" office:value="46737.251344" calcext:value-type="float">
            <text:p>46737.251344</text:p>
          </table:table-cell>
          <table:table-cell/>
          <table:table-cell table:formula="of:=[.AZ217]^2" office:value-type="float" office:value="0.0605889212412003" calcext:value-type="float">
            <text:p>0.0605889212412</text:p>
          </table:table-cell>
          <table:table-cell/>
        </table:table-row>
        <table:table-row table:style-name="ro1">
          <table:table-cell office:value-type="float" office:value="216.191" calcext:value-type="float">
            <text:p>216.191</text:p>
          </table:table-cell>
          <table:table-cell office:value-type="float" office:value="9.4836" calcext:value-type="float">
            <text:p>9.4836</text:p>
          </table:table-cell>
          <table:table-cell/>
          <table:table-cell office:value-type="float" office:value="216.144" calcext:value-type="float">
            <text:p>216.144</text:p>
          </table:table-cell>
          <table:table-cell office:value-type="float" office:value="6.3195" calcext:value-type="float">
            <text:p>6.3195</text:p>
          </table:table-cell>
          <table:table-cell/>
          <table:table-cell office:value-type="float" office:value="215.999" calcext:value-type="float">
            <text:p>215.999</text:p>
          </table:table-cell>
          <table:table-cell office:value-type="float" office:value="9.0667" calcext:value-type="float">
            <text:p>9.0667</text:p>
          </table:table-cell>
          <table:table-cell table:number-columns-repeated="2"/>
          <table:table-cell office:value-type="float" office:value="216.191" calcext:value-type="float">
            <text:p>216.191</text:p>
          </table:table-cell>
          <table:table-cell table:formula="of:=-LN([.B218]/15.2763)" office:value-type="float" office:value="0.476738616802502" calcext:value-type="float">
            <text:p>0.476738616802502</text:p>
          </table:table-cell>
          <table:table-cell/>
          <table:table-cell office:value-type="float" office:value="216.144" calcext:value-type="float">
            <text:p>216.144</text:p>
          </table:table-cell>
          <table:table-cell table:formula="of:= -LN([.E218]/8.4971)" office:value-type="float" office:value="0.296084837706705" calcext:value-type="float">
            <text:p>0.296084837706705</text:p>
          </table:table-cell>
          <table:table-cell/>
          <table:table-cell office:value-type="float" office:value="215.999" calcext:value-type="float">
            <text:p>215.999</text:p>
          </table:table-cell>
          <table:table-cell table:formula="of:=-LN([.H218]/11.159)" office:value-type="float" office:value="0.207637986105892" calcext:value-type="float">
            <text:p>0.207637986105892</text:p>
          </table:table-cell>
          <table:table-cell/>
          <table:table-cell table:formula="of:=[.K218]^2" office:value-type="float" office:value="46738.548481" calcext:value-type="float">
            <text:p>46738.548481</text:p>
          </table:table-cell>
          <table:table-cell/>
          <table:table-cell table:formula="of:=[.L218]^2" office:value-type="float" office:value="0.227279708750763" calcext:value-type="float">
            <text:p>0.227279708750763</text:p>
          </table:table-cell>
          <table:table-cell table:number-columns-repeated="3"/>
          <table:table-cell table:formula="of:=[.N218]^2" office:value-type="float" office:value="46718.228736" calcext:value-type="float">
            <text:p>46718.228736</text:p>
          </table:table-cell>
          <table:table-cell/>
          <table:table-cell table:formula="of:=[.O218]^2" office:value-type="float" office:value="0.0876662311198061" calcext:value-type="float">
            <text:p>0.087666231119806</text:p>
          </table:table-cell>
          <table:table-cell table:number-columns-repeated="2"/>
          <table:table-cell table:formula="of:=[.Q218]^2" office:value-type="float" office:value="46655.568001" calcext:value-type="float">
            <text:p>46655.568001</text:p>
          </table:table-cell>
          <table:table-cell/>
          <table:table-cell table:formula="of:=[.R218]^2" office:value-type="float" office:value="0.0431135332741107" calcext:value-type="float">
            <text:p>0.043113533274111</text:p>
          </table:table-cell>
          <table:table-cell table:number-columns-repeated="17"/>
          <table:table-cell office:value-type="float" office:value="216.188" calcext:value-type="float">
            <text:p>216.188</text:p>
          </table:table-cell>
          <table:table-cell table:formula="of:=-LN([.BB218]/14.6315)" office:value-type="float" office:value="0.247329039327371" calcext:value-type="float">
            <text:p>0.247329039327371</text:p>
          </table:table-cell>
          <table:table-cell/>
          <table:table-cell office:value-type="float" office:value="11.4255" calcext:value-type="float">
            <text:p>11.4255</text:p>
          </table:table-cell>
          <table:table-cell/>
          <table:table-cell table:formula="of:=[.AY219]^2" office:value-type="float" office:value="47170.627344" calcext:value-type="float">
            <text:p>47170.627344</text:p>
          </table:table-cell>
          <table:table-cell/>
          <table:table-cell table:formula="of:=[.AZ218]^2" office:value-type="float" office:value="0.0611716536946004" calcext:value-type="float">
            <text:p>0.0611716536946</text:p>
          </table:table-cell>
          <table:table-cell/>
        </table:table-row>
        <table:table-row table:style-name="ro1">
          <table:table-cell office:value-type="float" office:value="217.191" calcext:value-type="float">
            <text:p>217.191</text:p>
          </table:table-cell>
          <table:table-cell office:value-type="float" office:value="9.4628" calcext:value-type="float">
            <text:p>9.4628</text:p>
          </table:table-cell>
          <table:table-cell/>
          <table:table-cell office:value-type="float" office:value="217.144" calcext:value-type="float">
            <text:p>217.144</text:p>
          </table:table-cell>
          <table:table-cell office:value-type="float" office:value="6.3113" calcext:value-type="float">
            <text:p>6.3113</text:p>
          </table:table-cell>
          <table:table-cell/>
          <table:table-cell office:value-type="float" office:value="216.999" calcext:value-type="float">
            <text:p>216.999</text:p>
          </table:table-cell>
          <table:table-cell office:value-type="float" office:value="9.0582" calcext:value-type="float">
            <text:p>9.0582</text:p>
          </table:table-cell>
          <table:table-cell table:number-columns-repeated="2"/>
          <table:table-cell office:value-type="float" office:value="217.191" calcext:value-type="float">
            <text:p>217.191</text:p>
          </table:table-cell>
          <table:table-cell table:formula="of:=-LN([.B219]/15.2763)" office:value-type="float" office:value="0.47893428546318" calcext:value-type="float">
            <text:p>0.47893428546318</text:p>
          </table:table-cell>
          <table:table-cell/>
          <table:table-cell office:value-type="float" office:value="217.144" calcext:value-type="float">
            <text:p>217.144</text:p>
          </table:table-cell>
          <table:table-cell table:formula="of:= -LN([.E219]/8.4971)" office:value-type="float" office:value="0.297383251291279" calcext:value-type="float">
            <text:p>0.297383251291279</text:p>
          </table:table-cell>
          <table:table-cell/>
          <table:table-cell office:value-type="float" office:value="216.999" calcext:value-type="float">
            <text:p>216.999</text:p>
          </table:table-cell>
          <table:table-cell table:formula="of:=-LN([.H219]/11.159)" office:value-type="float" office:value="0.208575922383956" calcext:value-type="float">
            <text:p>0.208575922383956</text:p>
          </table:table-cell>
          <table:table-cell/>
          <table:table-cell table:formula="of:=[.K219]^2" office:value-type="float" office:value="47171.930481" calcext:value-type="float">
            <text:p>47171.930481</text:p>
          </table:table-cell>
          <table:table-cell/>
          <table:table-cell table:formula="of:=[.L219]^2" office:value-type="float" office:value="0.229378049792127" calcext:value-type="float">
            <text:p>0.229378049792127</text:p>
          </table:table-cell>
          <table:table-cell table:number-columns-repeated="3"/>
          <table:table-cell table:formula="of:=[.N219]^2" office:value-type="float" office:value="47151.516736" calcext:value-type="float">
            <text:p>47151.516736</text:p>
          </table:table-cell>
          <table:table-cell/>
          <table:table-cell table:formula="of:=[.O219]^2" office:value-type="float" office:value="0.088436798148572" calcext:value-type="float">
            <text:p>0.088436798148572</text:p>
          </table:table-cell>
          <table:table-cell table:number-columns-repeated="2"/>
          <table:table-cell table:formula="of:=[.Q219]^2" office:value-type="float" office:value="47088.566001" calcext:value-type="float">
            <text:p>47088.566001</text:p>
          </table:table-cell>
          <table:table-cell/>
          <table:table-cell table:formula="of:=[.R219]^2" office:value-type="float" office:value="0.043503915398318" calcext:value-type="float">
            <text:p>0.043503915398318</text:p>
          </table:table-cell>
          <table:table-cell table:number-columns-repeated="17"/>
          <table:table-cell office:value-type="float" office:value="217.188" calcext:value-type="float">
            <text:p>217.188</text:p>
          </table:table-cell>
          <table:table-cell table:formula="of:=-LN([.BB219]/14.6315)" office:value-type="float" office:value="0.248414920354968" calcext:value-type="float">
            <text:p>0.248414920354968</text:p>
          </table:table-cell>
          <table:table-cell/>
          <table:table-cell office:value-type="float" office:value="11.4131" calcext:value-type="float">
            <text:p>11.4131</text:p>
          </table:table-cell>
          <table:table-cell/>
          <table:table-cell table:formula="of:=[.AY220]^2" office:value-type="float" office:value="47606.003344" calcext:value-type="float">
            <text:p>47606.003344</text:p>
          </table:table-cell>
          <table:table-cell/>
          <table:table-cell table:formula="of:=[.AZ219]^2" office:value-type="float" office:value="0.0617099726549654" calcext:value-type="float">
            <text:p>0.061709972654965</text:p>
          </table:table-cell>
          <table:table-cell/>
        </table:table-row>
        <table:table-row table:style-name="ro1">
          <table:table-cell office:value-type="float" office:value="218.191" calcext:value-type="float">
            <text:p>218.191</text:p>
          </table:table-cell>
          <table:table-cell office:value-type="float" office:value="9.4421" calcext:value-type="float">
            <text:p>9.4421</text:p>
          </table:table-cell>
          <table:table-cell/>
          <table:table-cell office:value-type="float" office:value="218.144" calcext:value-type="float">
            <text:p>218.144</text:p>
          </table:table-cell>
          <table:table-cell office:value-type="float" office:value="6.3029" calcext:value-type="float">
            <text:p>6.3029</text:p>
          </table:table-cell>
          <table:table-cell/>
          <table:table-cell office:value-type="float" office:value="217.999" calcext:value-type="float">
            <text:p>217.999</text:p>
          </table:table-cell>
          <table:table-cell office:value-type="float" office:value="9.0507" calcext:value-type="float">
            <text:p>9.0507</text:p>
          </table:table-cell>
          <table:table-cell table:number-columns-repeated="2"/>
          <table:table-cell office:value-type="float" office:value="218.191" calcext:value-type="float">
            <text:p>218.191</text:p>
          </table:table-cell>
          <table:table-cell table:formula="of:=-LN([.B220]/15.2763)" office:value-type="float" office:value="0.481124194774796" calcext:value-type="float">
            <text:p>0.481124194774796</text:p>
          </table:table-cell>
          <table:table-cell/>
          <table:table-cell office:value-type="float" office:value="218.144" calcext:value-type="float">
            <text:p>218.144</text:p>
          </table:table-cell>
          <table:table-cell table:formula="of:= -LN([.E220]/8.4971)" office:value-type="float" office:value="0.298715083867526" calcext:value-type="float">
            <text:p>0.298715083867526</text:p>
          </table:table-cell>
          <table:table-cell/>
          <table:table-cell office:value-type="float" office:value="217.999" calcext:value-type="float">
            <text:p>217.999</text:p>
          </table:table-cell>
          <table:table-cell table:formula="of:=-LN([.H220]/11.159)" office:value-type="float" office:value="0.209404244416639" calcext:value-type="float">
            <text:p>0.209404244416639</text:p>
          </table:table-cell>
          <table:table-cell/>
          <table:table-cell table:formula="of:=[.K220]^2" office:value-type="float" office:value="47607.312481" calcext:value-type="float">
            <text:p>47607.312481</text:p>
          </table:table-cell>
          <table:table-cell/>
          <table:table-cell table:formula="of:=[.L220]^2" office:value-type="float" office:value="0.231480490797696" calcext:value-type="float">
            <text:p>0.231480490797696</text:p>
          </table:table-cell>
          <table:table-cell table:number-columns-repeated="3"/>
          <table:table-cell table:formula="of:=[.N220]^2" office:value-type="float" office:value="47586.804736" calcext:value-type="float">
            <text:p>47586.804736</text:p>
          </table:table-cell>
          <table:table-cell/>
          <table:table-cell table:formula="of:=[.O220]^2" office:value-type="float" office:value="0.0892307013299828" calcext:value-type="float">
            <text:p>0.089230701329983</text:p>
          </table:table-cell>
          <table:table-cell table:number-columns-repeated="2"/>
          <table:table-cell table:formula="of:=[.Q220]^2" office:value-type="float" office:value="47523.564001" calcext:value-type="float">
            <text:p>47523.564001</text:p>
          </table:table-cell>
          <table:table-cell/>
          <table:table-cell table:formula="of:=[.R220]^2" office:value-type="float" office:value="0.0438501375797033" calcext:value-type="float">
            <text:p>0.043850137579703</text:p>
          </table:table-cell>
          <table:table-cell table:number-columns-repeated="17"/>
          <table:table-cell office:value-type="float" office:value="218.188" calcext:value-type="float">
            <text:p>218.188</text:p>
          </table:table-cell>
          <table:table-cell table:formula="of:=-LN([.BB220]/14.6315)" office:value-type="float" office:value="0.249598471760624" calcext:value-type="float">
            <text:p>0.249598471760624</text:p>
          </table:table-cell>
          <table:table-cell/>
          <table:table-cell office:value-type="float" office:value="11.3996" calcext:value-type="float">
            <text:p>11.3996</text:p>
          </table:table-cell>
          <table:table-cell/>
          <table:table-cell table:formula="of:=[.AY221]^2" office:value-type="float" office:value="48043.817721" calcext:value-type="float">
            <text:p>48043.817721</text:p>
          </table:table-cell>
          <table:table-cell/>
          <table:table-cell table:formula="of:=[.AZ220]^2" office:value-type="float" office:value="0.0622993971052388" calcext:value-type="float">
            <text:p>0.062299397105239</text:p>
          </table:table-cell>
          <table:table-cell/>
        </table:table-row>
        <table:table-row table:style-name="ro1">
          <table:table-cell office:value-type="float" office:value="219.19" calcext:value-type="float">
            <text:p>219.19</text:p>
          </table:table-cell>
          <table:table-cell office:value-type="float" office:value="9.4206" calcext:value-type="float">
            <text:p>9.4206</text:p>
          </table:table-cell>
          <table:table-cell/>
          <table:table-cell office:value-type="float" office:value="219.144" calcext:value-type="float">
            <text:p>219.144</text:p>
          </table:table-cell>
          <table:table-cell office:value-type="float" office:value="6.2938" calcext:value-type="float">
            <text:p>6.2938</text:p>
          </table:table-cell>
          <table:table-cell/>
          <table:table-cell office:value-type="float" office:value="218.999" calcext:value-type="float">
            <text:p>218.999</text:p>
          </table:table-cell>
          <table:table-cell office:value-type="float" office:value="9.0414" calcext:value-type="float">
            <text:p>9.0414</text:p>
          </table:table-cell>
          <table:table-cell table:number-columns-repeated="2"/>
          <table:table-cell office:value-type="float" office:value="219.19" calcext:value-type="float">
            <text:p>219.19</text:p>
          </table:table-cell>
          <table:table-cell table:formula="of:=-LN([.B221]/15.2763)" office:value-type="float" office:value="0.483403826991901" calcext:value-type="float">
            <text:p>0.483403826991901</text:p>
          </table:table-cell>
          <table:table-cell/>
          <table:table-cell office:value-type="float" office:value="219.144" calcext:value-type="float">
            <text:p>219.144</text:p>
          </table:table-cell>
          <table:table-cell table:formula="of:= -LN([.E221]/8.4971)" office:value-type="float" office:value="0.300159906969295" calcext:value-type="float">
            <text:p>0.300159906969295</text:p>
          </table:table-cell>
          <table:table-cell/>
          <table:table-cell office:value-type="float" office:value="218.999" calcext:value-type="float">
            <text:p>218.999</text:p>
          </table:table-cell>
          <table:table-cell table:formula="of:=-LN([.H221]/11.159)" office:value-type="float" office:value="0.210432317533538" calcext:value-type="float">
            <text:p>0.210432317533538</text:p>
          </table:table-cell>
          <table:table-cell/>
          <table:table-cell table:formula="of:=[.K221]^2" office:value-type="float" office:value="48044.2561" calcext:value-type="float">
            <text:p>48044.2561</text:p>
          </table:table-cell>
          <table:table-cell/>
          <table:table-cell table:formula="of:=[.L221]^2" office:value-type="float" office:value="0.233679259950416" calcext:value-type="float">
            <text:p>0.233679259950416</text:p>
          </table:table-cell>
          <table:table-cell table:number-columns-repeated="3"/>
          <table:table-cell table:formula="of:=[.N221]^2" office:value-type="float" office:value="48024.092736" calcext:value-type="float">
            <text:p>48024.092736</text:p>
          </table:table-cell>
          <table:table-cell/>
          <table:table-cell table:formula="of:=[.O221]^2" office:value-type="float" office:value="0.090095969751816" calcext:value-type="float">
            <text:p>0.090095969751816</text:p>
          </table:table-cell>
          <table:table-cell table:number-columns-repeated="2"/>
          <table:table-cell table:formula="of:=[.Q221]^2" office:value-type="float" office:value="47960.562001" calcext:value-type="float">
            <text:p>47960.562001</text:p>
          </table:table-cell>
          <table:table-cell/>
          <table:table-cell table:formula="of:=[.R221]^2" office:value-type="float" office:value="0.0442817602625356" calcext:value-type="float">
            <text:p>0.044281760262536</text:p>
          </table:table-cell>
          <table:table-cell table:number-columns-repeated="17"/>
          <table:table-cell office:value-type="float" office:value="219.189" calcext:value-type="float">
            <text:p>219.189</text:p>
          </table:table-cell>
          <table:table-cell table:formula="of:=-LN([.BB221]/14.6315)" office:value-type="float" office:value="0.250678039511797" calcext:value-type="float">
            <text:p>0.250678039511797</text:p>
          </table:table-cell>
          <table:table-cell/>
          <table:table-cell office:value-type="float" office:value="11.3873" calcext:value-type="float">
            <text:p>11.3873</text:p>
          </table:table-cell>
          <table:table-cell/>
          <table:table-cell table:formula="of:=[.AY222]^2" office:value-type="float" office:value="48482.755344" calcext:value-type="float">
            <text:p>48482.755344</text:p>
          </table:table-cell>
          <table:table-cell/>
          <table:table-cell table:formula="of:=[.AZ221]^2" office:value-type="float" office:value="0.0628394794934779" calcext:value-type="float">
            <text:p>0.062839479493478</text:p>
          </table:table-cell>
          <table:table-cell/>
        </table:table-row>
        <table:table-row table:style-name="ro1">
          <table:table-cell office:value-type="float" office:value="220.191" calcext:value-type="float">
            <text:p>220.191</text:p>
          </table:table-cell>
          <table:table-cell office:value-type="float" office:value="9.4003" calcext:value-type="float">
            <text:p>9.4003</text:p>
          </table:table-cell>
          <table:table-cell/>
          <table:table-cell office:value-type="float" office:value="220.144" calcext:value-type="float">
            <text:p>220.144</text:p>
          </table:table-cell>
          <table:table-cell office:value-type="float" office:value="6.2857" calcext:value-type="float">
            <text:p>6.2857</text:p>
          </table:table-cell>
          <table:table-cell/>
          <table:table-cell office:value-type="float" office:value="219.999" calcext:value-type="float">
            <text:p>219.999</text:p>
          </table:table-cell>
          <table:table-cell office:value-type="float" office:value="9.0336" calcext:value-type="float">
            <text:p>9.0336</text:p>
          </table:table-cell>
          <table:table-cell table:number-columns-repeated="2"/>
          <table:table-cell office:value-type="float" office:value="220.191" calcext:value-type="float">
            <text:p>220.191</text:p>
          </table:table-cell>
          <table:table-cell table:formula="of:=-LN([.B222]/15.2763)" office:value-type="float" office:value="0.485561004158989" calcext:value-type="float">
            <text:p>0.485561004158989</text:p>
          </table:table-cell>
          <table:table-cell/>
          <table:table-cell office:value-type="float" office:value="220.144" calcext:value-type="float">
            <text:p>220.144</text:p>
          </table:table-cell>
          <table:table-cell table:formula="of:= -LN([.E222]/8.4971)" office:value-type="float" office:value="0.301447716678657" calcext:value-type="float">
            <text:p>0.301447716678657</text:p>
          </table:table-cell>
          <table:table-cell/>
          <table:table-cell office:value-type="float" office:value="219.999" calcext:value-type="float">
            <text:p>219.999</text:p>
          </table:table-cell>
          <table:table-cell table:formula="of:=-LN([.H222]/11.159)" office:value-type="float" office:value="0.211295388126531" calcext:value-type="float">
            <text:p>0.211295388126531</text:p>
          </table:table-cell>
          <table:table-cell/>
          <table:table-cell table:formula="of:=[.K222]^2" office:value-type="float" office:value="48484.076481" calcext:value-type="float">
            <text:p>48484.076481</text:p>
          </table:table-cell>
          <table:table-cell/>
          <table:table-cell table:formula="of:=[.L222]^2" office:value-type="float" office:value="0.235769488759886" calcext:value-type="float">
            <text:p>0.235769488759886</text:p>
          </table:table-cell>
          <table:table-cell table:number-columns-repeated="3"/>
          <table:table-cell table:formula="of:=[.N222]^2" office:value-type="float" office:value="48463.380736" calcext:value-type="float">
            <text:p>48463.380736</text:p>
          </table:table-cell>
          <table:table-cell/>
          <table:table-cell table:formula="of:=[.O222]^2" office:value-type="float" office:value="0.0908707258907757" calcext:value-type="float">
            <text:p>0.090870725890776</text:p>
          </table:table-cell>
          <table:table-cell table:number-columns-repeated="2"/>
          <table:table-cell table:formula="of:=[.Q222]^2" office:value-type="float" office:value="48399.560001" calcext:value-type="float">
            <text:p>48399.560001</text:p>
          </table:table-cell>
          <table:table-cell/>
          <table:table-cell table:formula="of:=[.R222]^2" office:value-type="float" office:value="0.0446457410435414" calcext:value-type="float">
            <text:p>0.044645741043541</text:p>
          </table:table-cell>
          <table:table-cell table:number-columns-repeated="17"/>
          <table:table-cell office:value-type="float" office:value="220.188" calcext:value-type="float">
            <text:p>220.188</text:p>
          </table:table-cell>
          <table:table-cell table:formula="of:=-LN([.BB222]/14.6315)" office:value-type="float" office:value="0.251811522633105" calcext:value-type="float">
            <text:p>0.251811522633105</text:p>
          </table:table-cell>
          <table:table-cell/>
          <table:table-cell office:value-type="float" office:value="11.3744" calcext:value-type="float">
            <text:p>11.3744</text:p>
          </table:table-cell>
          <table:table-cell/>
          <table:table-cell table:formula="of:=[.AY223]^2" office:value-type="float" office:value="48924.573721" calcext:value-type="float">
            <text:p>48924.573721</text:p>
          </table:table-cell>
          <table:table-cell/>
          <table:table-cell table:formula="of:=[.AZ222]^2" office:value-type="float" office:value="0.0634090429308028" calcext:value-type="float">
            <text:p>0.063409042930803</text:p>
          </table:table-cell>
          <table:table-cell/>
        </table:table-row>
        <table:table-row table:style-name="ro1">
          <table:table-cell office:value-type="float" office:value="221.191" calcext:value-type="float">
            <text:p>221.191</text:p>
          </table:table-cell>
          <table:table-cell office:value-type="float" office:value="9.3797" calcext:value-type="float">
            <text:p>9.3797</text:p>
          </table:table-cell>
          <table:table-cell/>
          <table:table-cell office:value-type="float" office:value="221.144" calcext:value-type="float">
            <text:p>221.144</text:p>
          </table:table-cell>
          <table:table-cell office:value-type="float" office:value="6.2793" calcext:value-type="float">
            <text:p>6.2793</text:p>
          </table:table-cell>
          <table:table-cell/>
          <table:table-cell office:value-type="float" office:value="220.998" calcext:value-type="float">
            <text:p>220.998</text:p>
          </table:table-cell>
          <table:table-cell office:value-type="float" office:value="9.0254" calcext:value-type="float">
            <text:p>9.0254</text:p>
          </table:table-cell>
          <table:table-cell table:number-columns-repeated="2"/>
          <table:table-cell office:value-type="float" office:value="221.191" calcext:value-type="float">
            <text:p>221.191</text:p>
          </table:table-cell>
          <table:table-cell table:formula="of:=-LN([.B223]/15.2763)" office:value-type="float" office:value="0.487754828255058" calcext:value-type="float">
            <text:p>0.487754828255058</text:p>
          </table:table-cell>
          <table:table-cell/>
          <table:table-cell office:value-type="float" office:value="221.144" calcext:value-type="float">
            <text:p>221.144</text:p>
          </table:table-cell>
          <table:table-cell table:formula="of:= -LN([.E223]/8.4971)" office:value-type="float" office:value="0.302466419512476" calcext:value-type="float">
            <text:p>0.302466419512476</text:p>
          </table:table-cell>
          <table:table-cell/>
          <table:table-cell office:value-type="float" office:value="220.998" calcext:value-type="float">
            <text:p>220.998</text:p>
          </table:table-cell>
          <table:table-cell table:formula="of:=-LN([.H223]/11.159)" office:value-type="float" office:value="0.212203522637141" calcext:value-type="float">
            <text:p>0.212203522637141</text:p>
          </table:table-cell>
          <table:table-cell/>
          <table:table-cell table:formula="of:=[.K223]^2" office:value-type="float" office:value="48925.458481" calcext:value-type="float">
            <text:p>48925.458481</text:p>
          </table:table-cell>
          <table:table-cell/>
          <table:table-cell table:formula="of:=[.L223]^2" office:value-type="float" office:value="0.237904772486121" calcext:value-type="float">
            <text:p>0.237904772486121</text:p>
          </table:table-cell>
          <table:table-cell table:number-columns-repeated="3"/>
          <table:table-cell table:formula="of:=[.N223]^2" office:value-type="float" office:value="48904.668736" calcext:value-type="float">
            <text:p>48904.668736</text:p>
          </table:table-cell>
          <table:table-cell/>
          <table:table-cell table:formula="of:=[.O223]^2" office:value-type="float" office:value="0.0914859349326971" calcext:value-type="float">
            <text:p>0.091485934932697</text:p>
          </table:table-cell>
          <table:table-cell table:number-columns-repeated="2"/>
          <table:table-cell table:formula="of:=[.Q223]^2" office:value-type="float" office:value="48840.116004" calcext:value-type="float">
            <text:p>48840.116004</text:p>
          </table:table-cell>
          <table:table-cell/>
          <table:table-cell table:formula="of:=[.R223]^2" office:value-type="float" office:value="0.0450303350196116" calcext:value-type="float">
            <text:p>0.045030335019612</text:p>
          </table:table-cell>
          <table:table-cell table:number-columns-repeated="17"/>
          <table:table-cell office:value-type="float" office:value="221.189" calcext:value-type="float">
            <text:p>221.189</text:p>
          </table:table-cell>
          <table:table-cell table:formula="of:=-LN([.BB223]/14.6315)" office:value-type="float" office:value="0.252981499235083" calcext:value-type="float">
            <text:p>0.252981499235083</text:p>
          </table:table-cell>
          <table:table-cell/>
          <table:table-cell office:value-type="float" office:value="11.3611" calcext:value-type="float">
            <text:p>11.3611</text:p>
          </table:table-cell>
          <table:table-cell/>
          <table:table-cell table:formula="of:=[.AY224]^2" office:value-type="float" office:value="49367.951721" calcext:value-type="float">
            <text:p>49367.951721</text:p>
          </table:table-cell>
          <table:table-cell/>
          <table:table-cell table:formula="of:=[.AZ223]^2" office:value-type="float" office:value="0.0639996389552304" calcext:value-type="float">
            <text:p>0.06399963895523</text:p>
          </table:table-cell>
          <table:table-cell/>
        </table:table-row>
        <table:table-row table:style-name="ro1">
          <table:table-cell office:value-type="float" office:value="222.191" calcext:value-type="float">
            <text:p>222.191</text:p>
          </table:table-cell>
          <table:table-cell office:value-type="float" office:value="9.3595" calcext:value-type="float">
            <text:p>9.3595</text:p>
          </table:table-cell>
          <table:table-cell/>
          <table:table-cell office:value-type="float" office:value="222.143" calcext:value-type="float">
            <text:p>222.143</text:p>
          </table:table-cell>
          <table:table-cell office:value-type="float" office:value="6.27" calcext:value-type="float">
            <text:p>6.27</text:p>
          </table:table-cell>
          <table:table-cell/>
          <table:table-cell office:value-type="float" office:value="221.999" calcext:value-type="float">
            <text:p>221.999</text:p>
          </table:table-cell>
          <table:table-cell office:value-type="float" office:value="9.0173" calcext:value-type="float">
            <text:p>9.0173</text:p>
          </table:table-cell>
          <table:table-cell table:number-columns-repeated="2"/>
          <table:table-cell office:value-type="float" office:value="222.191" calcext:value-type="float">
            <text:p>222.191</text:p>
          </table:table-cell>
          <table:table-cell table:formula="of:=-LN([.B224]/15.2763)" office:value-type="float" office:value="0.489910737560048" calcext:value-type="float">
            <text:p>0.489910737560048</text:p>
          </table:table-cell>
          <table:table-cell/>
          <table:table-cell office:value-type="float" office:value="222.143" calcext:value-type="float">
            <text:p>222.143</text:p>
          </table:table-cell>
          <table:table-cell table:formula="of:= -LN([.E224]/8.4971)" office:value-type="float" office:value="0.30394857416692" calcext:value-type="float">
            <text:p>0.30394857416692</text:p>
          </table:table-cell>
          <table:table-cell/>
          <table:table-cell office:value-type="float" office:value="221.999" calcext:value-type="float">
            <text:p>221.999</text:p>
          </table:table-cell>
          <table:table-cell table:formula="of:=-LN([.H224]/11.159)" office:value-type="float" office:value="0.213101392750169" calcext:value-type="float">
            <text:p>0.213101392750169</text:p>
          </table:table-cell>
          <table:table-cell/>
          <table:table-cell table:formula="of:=[.K224]^2" office:value-type="float" office:value="49368.840481" calcext:value-type="float">
            <text:p>49368.840481</text:p>
          </table:table-cell>
          <table:table-cell/>
          <table:table-cell table:formula="of:=[.L224]^2" office:value-type="float" office:value="0.24001253077663" calcext:value-type="float">
            <text:p>0.24001253077663</text:p>
          </table:table-cell>
          <table:table-cell table:number-columns-repeated="3"/>
          <table:table-cell table:formula="of:=[.N224]^2" office:value-type="float" office:value="49347.512449" calcext:value-type="float">
            <text:p>49347.512449</text:p>
          </table:table-cell>
          <table:table-cell/>
          <table:table-cell table:formula="of:=[.O224]^2" office:value-type="float" office:value="0.0923847357381036" calcext:value-type="float">
            <text:p>0.092384735738104</text:p>
          </table:table-cell>
          <table:table-cell table:number-columns-repeated="2"/>
          <table:table-cell table:formula="of:=[.Q224]^2" office:value-type="float" office:value="49283.556001" calcext:value-type="float">
            <text:p>49283.556001</text:p>
          </table:table-cell>
          <table:table-cell/>
          <table:table-cell table:formula="of:=[.R224]^2" office:value-type="float" office:value="0.0454122035920617" calcext:value-type="float">
            <text:p>0.045412203592062</text:p>
          </table:table-cell>
          <table:table-cell table:number-columns-repeated="17"/>
          <table:table-cell office:value-type="float" office:value="222.189" calcext:value-type="float">
            <text:p>222.189</text:p>
          </table:table-cell>
          <table:table-cell table:formula="of:=-LN([.BB224]/14.6315)" office:value-type="float" office:value="0.254108785852563" calcext:value-type="float">
            <text:p>0.254108785852563</text:p>
          </table:table-cell>
          <table:table-cell/>
          <table:table-cell office:value-type="float" office:value="11.3483" calcext:value-type="float">
            <text:p>11.3483</text:p>
          </table:table-cell>
          <table:table-cell/>
          <table:table-cell table:formula="of:=[.AY225]^2" office:value-type="float" office:value="49813.329721" calcext:value-type="float">
            <text:p>49813.329721</text:p>
          </table:table-cell>
          <table:table-cell/>
          <table:table-cell table:formula="of:=[.AZ224]^2" office:value-type="float" office:value="0.0645712750474635" calcext:value-type="float">
            <text:p>0.064571275047464</text:p>
          </table:table-cell>
          <table:table-cell/>
        </table:table-row>
        <table:table-row table:style-name="ro1">
          <table:table-cell office:value-type="float" office:value="223.191" calcext:value-type="float">
            <text:p>223.191</text:p>
          </table:table-cell>
          <table:table-cell office:value-type="float" office:value="9.3393" calcext:value-type="float">
            <text:p>9.3393</text:p>
          </table:table-cell>
          <table:table-cell/>
          <table:table-cell office:value-type="float" office:value="223.143" calcext:value-type="float">
            <text:p>223.143</text:p>
          </table:table-cell>
          <table:table-cell office:value-type="float" office:value="6.2606" calcext:value-type="float">
            <text:p>6.2606</text:p>
          </table:table-cell>
          <table:table-cell/>
          <table:table-cell office:value-type="float" office:value="222.999" calcext:value-type="float">
            <text:p>222.999</text:p>
          </table:table-cell>
          <table:table-cell office:value-type="float" office:value="9.0089" calcext:value-type="float">
            <text:p>9.0089</text:p>
          </table:table-cell>
          <table:table-cell table:number-columns-repeated="2"/>
          <table:table-cell office:value-type="float" office:value="223.191" calcext:value-type="float">
            <text:p>223.191</text:p>
          </table:table-cell>
          <table:table-cell table:formula="of:=-LN([.B225]/15.2763)" office:value-type="float" office:value="0.49207130485398" calcext:value-type="float">
            <text:p>0.49207130485398</text:p>
          </table:table-cell>
          <table:table-cell/>
          <table:table-cell office:value-type="float" office:value="223.143" calcext:value-type="float">
            <text:p>223.143</text:p>
          </table:table-cell>
          <table:table-cell table:formula="of:= -LN([.E225]/8.4971)" office:value-type="float" office:value="0.305448901647371" calcext:value-type="float">
            <text:p>0.305448901647371</text:p>
          </table:table-cell>
          <table:table-cell/>
          <table:table-cell office:value-type="float" office:value="222.999" calcext:value-type="float">
            <text:p>222.999</text:p>
          </table:table-cell>
          <table:table-cell table:formula="of:=-LN([.H225]/11.159)" office:value-type="float" office:value="0.214033369606967" calcext:value-type="float">
            <text:p>0.214033369606967</text:p>
          </table:table-cell>
          <table:table-cell/>
          <table:table-cell table:formula="of:=[.K225]^2" office:value-type="float" office:value="49814.222481" calcext:value-type="float">
            <text:p>49814.222481</text:p>
          </table:table-cell>
          <table:table-cell/>
          <table:table-cell table:formula="of:=[.L225]^2" office:value-type="float" office:value="0.242134169060699" calcext:value-type="float">
            <text:p>0.242134169060699</text:p>
          </table:table-cell>
          <table:table-cell table:number-columns-repeated="3"/>
          <table:table-cell table:formula="of:=[.N225]^2" office:value-type="float" office:value="49792.798449" calcext:value-type="float">
            <text:p>49792.798449</text:p>
          </table:table-cell>
          <table:table-cell/>
          <table:table-cell table:formula="of:=[.O225]^2" office:value-type="float" office:value="0.0932990315175852" calcext:value-type="float">
            <text:p>0.093299031517585</text:p>
          </table:table-cell>
          <table:table-cell table:number-columns-repeated="2"/>
          <table:table-cell table:formula="of:=[.Q225]^2" office:value-type="float" office:value="49728.554001" calcext:value-type="float">
            <text:p>49728.554001</text:p>
          </table:table-cell>
          <table:table-cell/>
          <table:table-cell table:formula="of:=[.R225]^2" office:value-type="float" office:value="0.0458102833053125" calcext:value-type="float">
            <text:p>0.045810283305313</text:p>
          </table:table-cell>
          <table:table-cell table:number-columns-repeated="17"/>
          <table:table-cell office:value-type="float" office:value="223.189" calcext:value-type="float">
            <text:p>223.189</text:p>
          </table:table-cell>
          <table:table-cell table:formula="of:=-LN([.BB225]/14.6315)" office:value-type="float" office:value="0.255290277137635" calcext:value-type="float">
            <text:p>0.255290277137635</text:p>
          </table:table-cell>
          <table:table-cell/>
          <table:table-cell office:value-type="float" office:value="11.3349" calcext:value-type="float">
            <text:p>11.3349</text:p>
          </table:table-cell>
          <table:table-cell/>
          <table:table-cell table:formula="of:=[.AY226]^2" office:value-type="float" office:value="50260.707721" calcext:value-type="float">
            <text:p>50260.707721</text:p>
          </table:table-cell>
          <table:table-cell/>
          <table:table-cell table:formula="of:=[.AZ225]^2" office:value-type="float" office:value="0.0651731256010106" calcext:value-type="float">
            <text:p>0.065173125601011</text:p>
          </table:table-cell>
          <table:table-cell/>
        </table:table-row>
        <table:table-row table:style-name="ro1">
          <table:table-cell office:value-type="float" office:value="224.19" calcext:value-type="float">
            <text:p>224.19</text:p>
          </table:table-cell>
          <table:table-cell office:value-type="float" office:value="9.3205" calcext:value-type="float">
            <text:p>9.3205</text:p>
          </table:table-cell>
          <table:table-cell/>
          <table:table-cell office:value-type="float" office:value="224.144" calcext:value-type="float">
            <text:p>224.144</text:p>
          </table:table-cell>
          <table:table-cell office:value-type="float" office:value="6.2544" calcext:value-type="float">
            <text:p>6.2544</text:p>
          </table:table-cell>
          <table:table-cell/>
          <table:table-cell office:value-type="float" office:value="223.999" calcext:value-type="float">
            <text:p>223.999</text:p>
          </table:table-cell>
          <table:table-cell office:value-type="float" office:value="9.001" calcext:value-type="float">
            <text:p>9.001</text:p>
          </table:table-cell>
          <table:table-cell table:number-columns-repeated="2"/>
          <table:table-cell office:value-type="float" office:value="224.19" calcext:value-type="float">
            <text:p>224.19</text:p>
          </table:table-cell>
          <table:table-cell table:formula="of:=-LN([.B226]/15.2763)" office:value-type="float" office:value="0.494086332492132" calcext:value-type="float">
            <text:p>0.494086332492132</text:p>
          </table:table-cell>
          <table:table-cell/>
          <table:table-cell office:value-type="float" office:value="224.144" calcext:value-type="float">
            <text:p>224.144</text:p>
          </table:table-cell>
          <table:table-cell table:formula="of:= -LN([.E226]/8.4971)" office:value-type="float" office:value="0.306439712755196" calcext:value-type="float">
            <text:p>0.306439712755196</text:p>
          </table:table-cell>
          <table:table-cell/>
          <table:table-cell office:value-type="float" office:value="223.999" calcext:value-type="float">
            <text:p>223.999</text:p>
          </table:table-cell>
          <table:table-cell table:formula="of:=-LN([.H226]/11.159)" office:value-type="float" office:value="0.214910664928616" calcext:value-type="float">
            <text:p>0.214910664928616</text:p>
          </table:table-cell>
          <table:table-cell/>
          <table:table-cell table:formula="of:=[.K226]^2" office:value-type="float" office:value="50261.1561" calcext:value-type="float">
            <text:p>50261.1561</text:p>
          </table:table-cell>
          <table:table-cell/>
          <table:table-cell table:formula="of:=[.L226]^2" office:value-type="float" office:value="0.244121303955526" calcext:value-type="float">
            <text:p>0.244121303955526</text:p>
          </table:table-cell>
          <table:table-cell table:number-columns-repeated="3"/>
          <table:table-cell table:formula="of:=[.N226]^2" office:value-type="float" office:value="50240.532736" calcext:value-type="float">
            <text:p>50240.532736</text:p>
          </table:table-cell>
          <table:table-cell/>
          <table:table-cell table:formula="of:=[.O226]^2" office:value-type="float" office:value="0.093905297553487" calcext:value-type="float">
            <text:p>0.093905297553487</text:p>
          </table:table-cell>
          <table:table-cell table:number-columns-repeated="2"/>
          <table:table-cell table:formula="of:=[.Q226]^2" office:value-type="float" office:value="50175.552001" calcext:value-type="float">
            <text:p>50175.552001</text:p>
          </table:table-cell>
          <table:table-cell/>
          <table:table-cell table:formula="of:=[.R226]^2" office:value-type="float" office:value="0.0461865939000599" calcext:value-type="float">
            <text:p>0.04618659390006</text:p>
          </table:table-cell>
          <table:table-cell table:number-columns-repeated="17"/>
          <table:table-cell office:value-type="float" office:value="224.189" calcext:value-type="float">
            <text:p>224.189</text:p>
          </table:table-cell>
          <table:table-cell table:formula="of:=-LN([.BB226]/14.6315)" office:value-type="float" office:value="0.256446668091289" calcext:value-type="float">
            <text:p>0.256446668091289</text:p>
          </table:table-cell>
          <table:table-cell/>
          <table:table-cell office:value-type="float" office:value="11.3218" calcext:value-type="float">
            <text:p>11.3218</text:p>
          </table:table-cell>
          <table:table-cell/>
          <table:table-cell table:formula="of:=[.AY227]^2" office:value-type="float" office:value="50710.085721" calcext:value-type="float">
            <text:p>50710.085721</text:p>
          </table:table-cell>
          <table:table-cell/>
          <table:table-cell table:formula="of:=[.AZ226]^2" office:value-type="float" office:value="0.0657648935751236" calcext:value-type="float">
            <text:p>0.065764893575124</text:p>
          </table:table-cell>
          <table:table-cell/>
        </table:table-row>
        <table:table-row table:style-name="ro1">
          <table:table-cell office:value-type="float" office:value="225.191" calcext:value-type="float">
            <text:p>225.191</text:p>
          </table:table-cell>
          <table:table-cell office:value-type="float" office:value="9.2999" calcext:value-type="float">
            <text:p>9.2999</text:p>
          </table:table-cell>
          <table:table-cell/>
          <table:table-cell office:value-type="float" office:value="225.144" calcext:value-type="float">
            <text:p>225.144</text:p>
          </table:table-cell>
          <table:table-cell office:value-type="float" office:value="6.2462" calcext:value-type="float">
            <text:p>6.2462</text:p>
          </table:table-cell>
          <table:table-cell/>
          <table:table-cell office:value-type="float" office:value="224.999" calcext:value-type="float">
            <text:p>224.999</text:p>
          </table:table-cell>
          <table:table-cell office:value-type="float" office:value="8.9929" calcext:value-type="float">
            <text:p>8.9929</text:p>
          </table:table-cell>
          <table:table-cell table:number-columns-repeated="2"/>
          <table:table-cell office:value-type="float" office:value="225.191" calcext:value-type="float">
            <text:p>225.191</text:p>
          </table:table-cell>
          <table:table-cell table:formula="of:=-LN([.B227]/15.2763)" office:value-type="float" office:value="0.496298960406068" calcext:value-type="float">
            <text:p>0.496298960406068</text:p>
          </table:table-cell>
          <table:table-cell/>
          <table:table-cell office:value-type="float" office:value="225.144" calcext:value-type="float">
            <text:p>225.144</text:p>
          </table:table-cell>
          <table:table-cell table:formula="of:= -LN([.E227]/8.4971)" office:value-type="float" office:value="0.307751649970392" calcext:value-type="float">
            <text:p>0.307751649970392</text:p>
          </table:table-cell>
          <table:table-cell/>
          <table:table-cell office:value-type="float" office:value="224.999" calcext:value-type="float">
            <text:p>224.999</text:p>
          </table:table-cell>
          <table:table-cell table:formula="of:=-LN([.H227]/11.159)" office:value-type="float" office:value="0.215810970092824" calcext:value-type="float">
            <text:p>0.215810970092824</text:p>
          </table:table-cell>
          <table:table-cell/>
          <table:table-cell table:formula="of:=[.K227]^2" office:value-type="float" office:value="50710.986481" calcext:value-type="float">
            <text:p>50710.986481</text:p>
          </table:table-cell>
          <table:table-cell/>
          <table:table-cell table:formula="of:=[.L227]^2" office:value-type="float" office:value="0.246312658100143" calcext:value-type="float">
            <text:p>0.246312658100143</text:p>
          </table:table-cell>
          <table:table-cell table:number-columns-repeated="3"/>
          <table:table-cell table:formula="of:=[.N227]^2" office:value-type="float" office:value="50689.820736" calcext:value-type="float">
            <text:p>50689.820736</text:p>
          </table:table-cell>
          <table:table-cell/>
          <table:table-cell table:formula="of:=[.O227]^2" office:value-type="float" office:value="0.0947110780594986" calcext:value-type="float">
            <text:p>0.094711078059499</text:p>
          </table:table-cell>
          <table:table-cell table:number-columns-repeated="2"/>
          <table:table-cell table:formula="of:=[.Q227]^2" office:value-type="float" office:value="50624.550001" calcext:value-type="float">
            <text:p>50624.550001</text:p>
          </table:table-cell>
          <table:table-cell/>
          <table:table-cell table:formula="of:=[.R227]^2" office:value-type="float" office:value="0.0465743748124058" calcext:value-type="float">
            <text:p>0.046574374812406</text:p>
          </table:table-cell>
          <table:table-cell table:number-columns-repeated="17"/>
          <table:table-cell office:value-type="float" office:value="225.189" calcext:value-type="float">
            <text:p>225.189</text:p>
          </table:table-cell>
          <table:table-cell table:formula="of:=-LN([.BB227]/14.6315)" office:value-type="float" office:value="0.257604397833292" calcext:value-type="float">
            <text:p>0.257604397833292</text:p>
          </table:table-cell>
          <table:table-cell/>
          <table:table-cell office:value-type="float" office:value="11.3087" calcext:value-type="float">
            <text:p>11.3087</text:p>
          </table:table-cell>
          <table:table-cell/>
          <table:table-cell table:formula="of:=[.AY228]^2" office:value-type="float" office:value="51161.011344" calcext:value-type="float">
            <text:p>51161.011344</text:p>
          </table:table-cell>
          <table:table-cell/>
          <table:table-cell table:formula="of:=[.AZ227]^2" office:value-type="float" office:value="0.0663600257830529" calcext:value-type="float">
            <text:p>0.066360025783053</text:p>
          </table:table-cell>
          <table:table-cell/>
        </table:table-row>
        <table:table-row table:style-name="ro1">
          <table:table-cell office:value-type="float" office:value="226.191" calcext:value-type="float">
            <text:p>226.191</text:p>
          </table:table-cell>
          <table:table-cell office:value-type="float" office:value="9.2807" calcext:value-type="float">
            <text:p>9.2807</text:p>
          </table:table-cell>
          <table:table-cell/>
          <table:table-cell office:value-type="float" office:value="226.144" calcext:value-type="float">
            <text:p>226.144</text:p>
          </table:table-cell>
          <table:table-cell office:value-type="float" office:value="6.237" calcext:value-type="float">
            <text:p>6.237</text:p>
          </table:table-cell>
          <table:table-cell/>
          <table:table-cell office:value-type="float" office:value="225.998" calcext:value-type="float">
            <text:p>225.998</text:p>
          </table:table-cell>
          <table:table-cell office:value-type="float" office:value="8.9847" calcext:value-type="float">
            <text:p>8.9847</text:p>
          </table:table-cell>
          <table:table-cell table:number-columns-repeated="2"/>
          <table:table-cell office:value-type="float" office:value="226.191" calcext:value-type="float">
            <text:p>226.191</text:p>
          </table:table-cell>
          <table:table-cell table:formula="of:=-LN([.B228]/15.2763)" office:value-type="float" office:value="0.498365632831481" calcext:value-type="float">
            <text:p>0.498365632831481</text:p>
          </table:table-cell>
          <table:table-cell/>
          <table:table-cell office:value-type="float" office:value="226.144" calcext:value-type="float">
            <text:p>226.144</text:p>
          </table:table-cell>
          <table:table-cell table:formula="of:= -LN([.E228]/8.4971)" office:value-type="float" office:value="0.309225631267764" calcext:value-type="float">
            <text:p>0.309225631267764</text:p>
          </table:table-cell>
          <table:table-cell/>
          <table:table-cell office:value-type="float" office:value="225.998" calcext:value-type="float">
            <text:p>225.998</text:p>
          </table:table-cell>
          <table:table-cell table:formula="of:=-LN([.H228]/11.159)" office:value-type="float" office:value="0.216723216507102" calcext:value-type="float">
            <text:p>0.216723216507102</text:p>
          </table:table-cell>
          <table:table-cell/>
          <table:table-cell table:formula="of:=[.K228]^2" office:value-type="float" office:value="51162.368481" calcext:value-type="float">
            <text:p>51162.368481</text:p>
          </table:table-cell>
          <table:table-cell/>
          <table:table-cell table:formula="of:=[.L228]^2" office:value-type="float" office:value="0.248368303987522" calcext:value-type="float">
            <text:p>0.248368303987522</text:p>
          </table:table-cell>
          <table:table-cell table:number-columns-repeated="3"/>
          <table:table-cell table:formula="of:=[.N228]^2" office:value-type="float" office:value="51141.108736" calcext:value-type="float">
            <text:p>51141.108736</text:p>
          </table:table-cell>
          <table:table-cell/>
          <table:table-cell table:formula="of:=[.O228]^2" office:value-type="float" office:value="0.095620491032947" calcext:value-type="float">
            <text:p>0.095620491032947</text:p>
          </table:table-cell>
          <table:table-cell table:number-columns-repeated="2"/>
          <table:table-cell table:formula="of:=[.Q228]^2" office:value-type="float" office:value="51075.096004" calcext:value-type="float">
            <text:p>51075.096004</text:p>
          </table:table-cell>
          <table:table-cell/>
          <table:table-cell table:formula="of:=[.R228]^2" office:value-type="float" office:value="0.0469689525731843" calcext:value-type="float">
            <text:p>0.046968952573184</text:p>
          </table:table-cell>
          <table:table-cell table:number-columns-repeated="17"/>
          <table:table-cell office:value-type="float" office:value="226.188" calcext:value-type="float">
            <text:p>226.188</text:p>
          </table:table-cell>
          <table:table-cell table:formula="of:=-LN([.BB228]/14.6315)" office:value-type="float" office:value="0.258736910805704" calcext:value-type="float">
            <text:p>0.258736910805704</text:p>
          </table:table-cell>
          <table:table-cell/>
          <table:table-cell office:value-type="float" office:value="11.2959" calcext:value-type="float">
            <text:p>11.2959</text:p>
          </table:table-cell>
          <table:table-cell/>
          <table:table-cell table:formula="of:=[.AY229]^2" office:value-type="float" office:value="51614.387344" calcext:value-type="float">
            <text:p>51614.387344</text:p>
          </table:table-cell>
          <table:table-cell/>
          <table:table-cell table:formula="of:=[.AZ228]^2" office:value-type="float" office:value="0.0669447890132788" calcext:value-type="float">
            <text:p>0.066944789013279</text:p>
          </table:table-cell>
          <table:table-cell/>
        </table:table-row>
        <table:table-row table:style-name="ro1">
          <table:table-cell office:value-type="float" office:value="227.191" calcext:value-type="float">
            <text:p>227.191</text:p>
          </table:table-cell>
          <table:table-cell office:value-type="float" office:value="9.2597" calcext:value-type="float">
            <text:p>9.2597</text:p>
          </table:table-cell>
          <table:table-cell/>
          <table:table-cell office:value-type="float" office:value="227.143" calcext:value-type="float">
            <text:p>227.143</text:p>
          </table:table-cell>
          <table:table-cell office:value-type="float" office:value="6.2287" calcext:value-type="float">
            <text:p>6.2287</text:p>
          </table:table-cell>
          <table:table-cell/>
          <table:table-cell office:value-type="float" office:value="226.999" calcext:value-type="float">
            <text:p>226.999</text:p>
          </table:table-cell>
          <table:table-cell office:value-type="float" office:value="8.9764" calcext:value-type="float">
            <text:p>8.9764</text:p>
          </table:table-cell>
          <table:table-cell table:number-columns-repeated="2"/>
          <table:table-cell office:value-type="float" office:value="227.191" calcext:value-type="float">
            <text:p>227.191</text:p>
          </table:table-cell>
          <table:table-cell table:formula="of:=-LN([.B229]/15.2763)" office:value-type="float" office:value="0.500630957094222" calcext:value-type="float">
            <text:p>0.500630957094222</text:p>
          </table:table-cell>
          <table:table-cell/>
          <table:table-cell office:value-type="float" office:value="227.143" calcext:value-type="float">
            <text:p>227.143</text:p>
          </table:table-cell>
          <table:table-cell table:formula="of:= -LN([.E229]/8.4971)" office:value-type="float" office:value="0.310557285523286" calcext:value-type="float">
            <text:p>0.310557285523286</text:p>
          </table:table-cell>
          <table:table-cell/>
          <table:table-cell office:value-type="float" office:value="226.999" calcext:value-type="float">
            <text:p>226.999</text:p>
          </table:table-cell>
          <table:table-cell table:formula="of:=-LN([.H229]/11.159)" office:value-type="float" office:value="0.21764743613628" calcext:value-type="float">
            <text:p>0.21764743613628</text:p>
          </table:table-cell>
          <table:table-cell/>
          <table:table-cell table:formula="of:=[.K229]^2" office:value-type="float" office:value="51615.750481" calcext:value-type="float">
            <text:p>51615.750481</text:p>
          </table:table-cell>
          <table:table-cell/>
          <table:table-cell table:formula="of:=[.L229]^2" office:value-type="float" office:value="0.250631355201076" calcext:value-type="float">
            <text:p>0.250631355201076</text:p>
          </table:table-cell>
          <table:table-cell table:number-columns-repeated="3"/>
          <table:table-cell table:formula="of:=[.N229]^2" office:value-type="float" office:value="51593.942449" calcext:value-type="float">
            <text:p>51593.942449</text:p>
          </table:table-cell>
          <table:table-cell/>
          <table:table-cell table:formula="of:=[.O229]^2" office:value-type="float" office:value="0.096445827591592" calcext:value-type="float">
            <text:p>0.096445827591592</text:p>
          </table:table-cell>
          <table:table-cell table:number-columns-repeated="2"/>
          <table:table-cell table:formula="of:=[.Q229]^2" office:value-type="float" office:value="51528.546001" calcext:value-type="float">
            <text:p>51528.546001</text:p>
          </table:table-cell>
          <table:table-cell/>
          <table:table-cell table:formula="of:=[.R229]^2" office:value-type="float" office:value="0.047370406456696" calcext:value-type="float">
            <text:p>0.047370406456696</text:p>
          </table:table-cell>
          <table:table-cell table:number-columns-repeated="17"/>
          <table:table-cell office:value-type="float" office:value="227.188" calcext:value-type="float">
            <text:p>227.188</text:p>
          </table:table-cell>
          <table:table-cell table:formula="of:=-LN([.BB229]/14.6315)" office:value-type="float" office:value="0.259941612831978" calcext:value-type="float">
            <text:p>0.259941612831978</text:p>
          </table:table-cell>
          <table:table-cell/>
          <table:table-cell office:value-type="float" office:value="11.2823" calcext:value-type="float">
            <text:p>11.2823</text:p>
          </table:table-cell>
          <table:table-cell/>
          <table:table-cell table:formula="of:=[.AY230]^2" office:value-type="float" office:value="52070.219721" calcext:value-type="float">
            <text:p>52070.219721</text:p>
          </table:table-cell>
          <table:table-cell/>
          <table:table-cell table:formula="of:=[.AZ229]^2" office:value-type="float" office:value="0.0675696420816901" calcext:value-type="float">
            <text:p>0.06756964208169</text:p>
          </table:table-cell>
          <table:table-cell/>
        </table:table-row>
        <table:table-row table:style-name="ro1">
          <table:table-cell office:value-type="float" office:value="228.191" calcext:value-type="float">
            <text:p>228.191</text:p>
          </table:table-cell>
          <table:table-cell office:value-type="float" office:value="9.2407" calcext:value-type="float">
            <text:p>9.2407</text:p>
          </table:table-cell>
          <table:table-cell/>
          <table:table-cell office:value-type="float" office:value="228.143" calcext:value-type="float">
            <text:p>228.143</text:p>
          </table:table-cell>
          <table:table-cell office:value-type="float" office:value="6.2212" calcext:value-type="float">
            <text:p>6.2212</text:p>
          </table:table-cell>
          <table:table-cell/>
          <table:table-cell office:value-type="float" office:value="227.999" calcext:value-type="float">
            <text:p>227.999</text:p>
          </table:table-cell>
          <table:table-cell office:value-type="float" office:value="8.9683" calcext:value-type="float">
            <text:p>8.9683</text:p>
          </table:table-cell>
          <table:table-cell table:number-columns-repeated="2"/>
          <table:table-cell office:value-type="float" office:value="228.191" calcext:value-type="float">
            <text:p>228.191</text:p>
          </table:table-cell>
          <table:table-cell table:formula="of:=-LN([.B230]/15.2763)" office:value-type="float" office:value="0.502684967459405" calcext:value-type="float">
            <text:p>0.502684967459405</text:p>
          </table:table-cell>
          <table:table-cell/>
          <table:table-cell office:value-type="float" office:value="228.143" calcext:value-type="float">
            <text:p>228.143</text:p>
          </table:table-cell>
          <table:table-cell table:formula="of:= -LN([.E230]/8.4971)" office:value-type="float" office:value="0.311762114623481" calcext:value-type="float">
            <text:p>0.311762114623481</text:p>
          </table:table-cell>
          <table:table-cell/>
          <table:table-cell office:value-type="float" office:value="227.999" calcext:value-type="float">
            <text:p>227.999</text:p>
          </table:table-cell>
          <table:table-cell table:formula="of:=-LN([.H230]/11.159)" office:value-type="float" office:value="0.218550209718466" calcext:value-type="float">
            <text:p>0.218550209718466</text:p>
          </table:table-cell>
          <table:table-cell/>
          <table:table-cell table:formula="of:=[.K230]^2" office:value-type="float" office:value="52071.132481" calcext:value-type="float">
            <text:p>52071.132481</text:p>
          </table:table-cell>
          <table:table-cell/>
          <table:table-cell table:formula="of:=[.L230]^2" office:value-type="float" office:value="0.252692176509663" calcext:value-type="float">
            <text:p>0.252692176509663</text:p>
          </table:table-cell>
          <table:table-cell table:number-columns-repeated="3"/>
          <table:table-cell table:formula="of:=[.N230]^2" office:value-type="float" office:value="52049.228449" calcext:value-type="float">
            <text:p>52049.228449</text:p>
          </table:table-cell>
          <table:table-cell/>
          <table:table-cell table:formula="of:=[.O230]^2" office:value-type="float" office:value="0.0971956161145047" calcext:value-type="float">
            <text:p>0.097195616114505</text:p>
          </table:table-cell>
          <table:table-cell table:number-columns-repeated="2"/>
          <table:table-cell table:formula="of:=[.Q230]^2" office:value-type="float" office:value="51983.544001" calcext:value-type="float">
            <text:p>51983.544001</text:p>
          </table:table-cell>
          <table:table-cell/>
          <table:table-cell table:formula="of:=[.R230]^2" office:value-type="float" office:value="0.0477641941679853" calcext:value-type="float">
            <text:p>0.047764194167985</text:p>
          </table:table-cell>
          <table:table-cell table:number-columns-repeated="17"/>
          <table:table-cell office:value-type="float" office:value="228.189" calcext:value-type="float">
            <text:p>228.189</text:p>
          </table:table-cell>
          <table:table-cell table:formula="of:=-LN([.BB230]/14.6315)" office:value-type="float" office:value="0.261076777330999" calcext:value-type="float">
            <text:p>0.261076777330999</text:p>
          </table:table-cell>
          <table:table-cell/>
          <table:table-cell office:value-type="float" office:value="11.2695" calcext:value-type="float">
            <text:p>11.2695</text:p>
          </table:table-cell>
          <table:table-cell/>
          <table:table-cell table:formula="of:=[.AY231]^2" office:value-type="float" office:value="52527.597721" calcext:value-type="float">
            <text:p>52527.597721</text:p>
          </table:table-cell>
          <table:table-cell/>
          <table:table-cell table:formula="of:=[.AZ230]^2" office:value-type="float" office:value="0.0681610836615399" calcext:value-type="float">
            <text:p>0.06816108366154</text:p>
          </table:table-cell>
          <table:table-cell/>
        </table:table-row>
        <table:table-row table:style-name="ro1">
          <table:table-cell office:value-type="float" office:value="229.191" calcext:value-type="float">
            <text:p>229.191</text:p>
          </table:table-cell>
          <table:table-cell office:value-type="float" office:value="9.2213" calcext:value-type="float">
            <text:p>9.2213</text:p>
          </table:table-cell>
          <table:table-cell/>
          <table:table-cell office:value-type="float" office:value="229.143" calcext:value-type="float">
            <text:p>229.143</text:p>
          </table:table-cell>
          <table:table-cell office:value-type="float" office:value="6.211" calcext:value-type="float">
            <text:p>6.211</text:p>
          </table:table-cell>
          <table:table-cell/>
          <table:table-cell office:value-type="float" office:value="228.998" calcext:value-type="float">
            <text:p>228.998</text:p>
          </table:table-cell>
          <table:table-cell office:value-type="float" office:value="8.9602" calcext:value-type="float">
            <text:p>8.9602</text:p>
          </table:table-cell>
          <table:table-cell table:number-columns-repeated="2"/>
          <table:table-cell office:value-type="float" office:value="229.191" calcext:value-type="float">
            <text:p>229.191</text:p>
          </table:table-cell>
          <table:table-cell table:formula="of:=-LN([.B231]/15.2763)" office:value-type="float" office:value="0.50478658235925" calcext:value-type="float">
            <text:p>0.50478658235925</text:p>
          </table:table-cell>
          <table:table-cell/>
          <table:table-cell office:value-type="float" office:value="229.143" calcext:value-type="float">
            <text:p>229.143</text:p>
          </table:table-cell>
          <table:table-cell table:formula="of:= -LN([.E231]/8.4971)" office:value-type="float" office:value="0.313403015234583" calcext:value-type="float">
            <text:p>0.313403015234583</text:p>
          </table:table-cell>
          <table:table-cell/>
          <table:table-cell office:value-type="float" office:value="228.998" calcext:value-type="float">
            <text:p>228.998</text:p>
          </table:table-cell>
          <table:table-cell table:formula="of:=-LN([.H231]/11.159)" office:value-type="float" office:value="0.219453799037273" calcext:value-type="float">
            <text:p>0.219453799037273</text:p>
          </table:table-cell>
          <table:table-cell/>
          <table:table-cell table:formula="of:=[.K231]^2" office:value-type="float" office:value="52528.514481" calcext:value-type="float">
            <text:p>52528.514481</text:p>
          </table:table-cell>
          <table:table-cell/>
          <table:table-cell table:formula="of:=[.L231]^2" office:value-type="float" office:value="0.254809493729932" calcext:value-type="float">
            <text:p>0.254809493729932</text:p>
          </table:table-cell>
          <table:table-cell table:number-columns-repeated="3"/>
          <table:table-cell table:formula="of:=[.N231]^2" office:value-type="float" office:value="52506.514449" calcext:value-type="float">
            <text:p>52506.514449</text:p>
          </table:table-cell>
          <table:table-cell/>
          <table:table-cell table:formula="of:=[.O231]^2" office:value-type="float" office:value="0.0982214499581285" calcext:value-type="float">
            <text:p>0.098221449958129</text:p>
          </table:table-cell>
          <table:table-cell table:number-columns-repeated="2"/>
          <table:table-cell table:formula="of:=[.Q231]^2" office:value-type="float" office:value="52440.084004" calcext:value-type="float">
            <text:p>52440.084004</text:p>
          </table:table-cell>
          <table:table-cell/>
          <table:table-cell table:formula="of:=[.R231]^2" office:value-type="float" office:value="0.0481599699118918" calcext:value-type="float">
            <text:p>0.048159969911892</text:p>
          </table:table-cell>
          <table:table-cell table:number-columns-repeated="17"/>
          <table:table-cell office:value-type="float" office:value="229.189" calcext:value-type="float">
            <text:p>229.189</text:p>
          </table:table-cell>
          <table:table-cell table:formula="of:=-LN([.BB231]/14.6315)" office:value-type="float" office:value="0.262239883042808" calcext:value-type="float">
            <text:p>0.262239883042808</text:p>
          </table:table-cell>
          <table:table-cell/>
          <table:table-cell office:value-type="float" office:value="11.2564" calcext:value-type="float">
            <text:p>11.2564</text:p>
          </table:table-cell>
          <table:table-cell/>
          <table:table-cell table:formula="of:=[.AY232]^2" office:value-type="float" office:value="52986.515344" calcext:value-type="float">
            <text:p>52986.515344</text:p>
          </table:table-cell>
          <table:table-cell/>
          <table:table-cell table:formula="of:=[.AZ231]^2" office:value-type="float" office:value="0.0687697562583057" calcext:value-type="float">
            <text:p>0.068769756258306</text:p>
          </table:table-cell>
          <table:table-cell/>
        </table:table-row>
        <table:table-row table:style-name="ro1">
          <table:table-cell office:value-type="float" office:value="230.191" calcext:value-type="float">
            <text:p>230.191</text:p>
          </table:table-cell>
          <table:table-cell office:value-type="float" office:value="9.201" calcext:value-type="float">
            <text:p>9.201</text:p>
          </table:table-cell>
          <table:table-cell/>
          <table:table-cell office:value-type="float" office:value="230.143" calcext:value-type="float">
            <text:p>230.143</text:p>
          </table:table-cell>
          <table:table-cell office:value-type="float" office:value="6.2026" calcext:value-type="float">
            <text:p>6.2026</text:p>
          </table:table-cell>
          <table:table-cell/>
          <table:table-cell office:value-type="float" office:value="229.998" calcext:value-type="float">
            <text:p>229.998</text:p>
          </table:table-cell>
          <table:table-cell office:value-type="float" office:value="8.9516" calcext:value-type="float">
            <text:p>8.9516</text:p>
          </table:table-cell>
          <table:table-cell table:number-columns-repeated="2"/>
          <table:table-cell office:value-type="float" office:value="230.191" calcext:value-type="float">
            <text:p>230.191</text:p>
          </table:table-cell>
          <table:table-cell table:formula="of:=-LN([.B232]/15.2763)" office:value-type="float" office:value="0.506990434019071" calcext:value-type="float">
            <text:p>0.506990434019071</text:p>
          </table:table-cell>
          <table:table-cell/>
          <table:table-cell office:value-type="float" office:value="230.143" calcext:value-type="float">
            <text:p>230.143</text:p>
          </table:table-cell>
          <table:table-cell table:formula="of:= -LN([.E232]/8.4971)" office:value-type="float" office:value="0.314756369826659" calcext:value-type="float">
            <text:p>0.314756369826659</text:p>
          </table:table-cell>
          <table:table-cell/>
          <table:table-cell office:value-type="float" office:value="229.998" calcext:value-type="float">
            <text:p>229.998</text:p>
          </table:table-cell>
          <table:table-cell table:formula="of:=-LN([.H232]/11.159)" office:value-type="float" office:value="0.220414059944702" calcext:value-type="float">
            <text:p>0.220414059944702</text:p>
          </table:table-cell>
          <table:table-cell/>
          <table:table-cell table:formula="of:=[.K232]^2" office:value-type="float" office:value="52987.896481" calcext:value-type="float">
            <text:p>52987.896481</text:p>
          </table:table-cell>
          <table:table-cell/>
          <table:table-cell table:formula="of:=[.L232]^2" office:value-type="float" office:value="0.257039300186846" calcext:value-type="float">
            <text:p>0.257039300186846</text:p>
          </table:table-cell>
          <table:table-cell table:number-columns-repeated="3"/>
          <table:table-cell table:formula="of:=[.N232]^2" office:value-type="float" office:value="52965.800449" calcext:value-type="float">
            <text:p>52965.800449</text:p>
          </table:table-cell>
          <table:table-cell/>
          <table:table-cell table:formula="of:=[.O232]^2" office:value-type="float" office:value="0.0990715723464568" calcext:value-type="float">
            <text:p>0.099071572346457</text:p>
          </table:table-cell>
          <table:table-cell table:number-columns-repeated="2"/>
          <table:table-cell table:formula="of:=[.Q232]^2" office:value-type="float" office:value="52899.080004" calcext:value-type="float">
            <text:p>52899.080004</text:p>
          </table:table-cell>
          <table:table-cell/>
          <table:table-cell table:formula="of:=[.R232]^2" office:value-type="float" office:value="0.0485823578213066" calcext:value-type="float">
            <text:p>0.048582357821307</text:p>
          </table:table-cell>
          <table:table-cell table:number-columns-repeated="17"/>
          <table:table-cell office:value-type="float" office:value="230.188" calcext:value-type="float">
            <text:p>230.188</text:p>
          </table:table-cell>
          <table:table-cell table:formula="of:=-LN([.BB232]/14.6315)" office:value-type="float" office:value="0.263484394021788" calcext:value-type="float">
            <text:p>0.263484394021788</text:p>
          </table:table-cell>
          <table:table-cell/>
          <table:table-cell office:value-type="float" office:value="11.2424" calcext:value-type="float">
            <text:p>11.2424</text:p>
          </table:table-cell>
          <table:table-cell/>
          <table:table-cell table:formula="of:=[.AY233]^2" office:value-type="float" office:value="53447.891344" calcext:value-type="float">
            <text:p>53447.891344</text:p>
          </table:table-cell>
          <table:table-cell/>
          <table:table-cell table:formula="of:=[.AZ232]^2" office:value-type="float" office:value="0.0694240258930291" calcext:value-type="float">
            <text:p>0.069424025893029</text:p>
          </table:table-cell>
          <table:table-cell/>
        </table:table-row>
        <table:table-row table:style-name="ro1">
          <table:table-cell office:value-type="float" office:value="231.191" calcext:value-type="float">
            <text:p>231.191</text:p>
          </table:table-cell>
          <table:table-cell office:value-type="float" office:value="9.1813" calcext:value-type="float">
            <text:p>9.1813</text:p>
          </table:table-cell>
          <table:table-cell/>
          <table:table-cell office:value-type="float" office:value="231.143" calcext:value-type="float">
            <text:p>231.143</text:p>
          </table:table-cell>
          <table:table-cell office:value-type="float" office:value="6.1936" calcext:value-type="float">
            <text:p>6.1936</text:p>
          </table:table-cell>
          <table:table-cell/>
          <table:table-cell office:value-type="float" office:value="230.999" calcext:value-type="float">
            <text:p>230.999</text:p>
          </table:table-cell>
          <table:table-cell office:value-type="float" office:value="8.9433" calcext:value-type="float">
            <text:p>8.9433</text:p>
          </table:table-cell>
          <table:table-cell table:number-columns-repeated="2"/>
          <table:table-cell office:value-type="float" office:value="231.191" calcext:value-type="float">
            <text:p>231.191</text:p>
          </table:table-cell>
          <table:table-cell table:formula="of:=-LN([.B233]/15.2763)" office:value-type="float" office:value="0.509133801012521" calcext:value-type="float">
            <text:p>0.509133801012521</text:p>
          </table:table-cell>
          <table:table-cell/>
          <table:table-cell office:value-type="float" office:value="231.143" calcext:value-type="float">
            <text:p>231.143</text:p>
          </table:table-cell>
          <table:table-cell table:formula="of:= -LN([.E233]/8.4971)" office:value-type="float" office:value="0.316208427970503" calcext:value-type="float">
            <text:p>0.316208427970503</text:p>
          </table:table-cell>
          <table:table-cell/>
          <table:table-cell office:value-type="float" office:value="230.999" calcext:value-type="float">
            <text:p>230.999</text:p>
          </table:table-cell>
          <table:table-cell table:formula="of:=-LN([.H233]/11.159)" office:value-type="float" office:value="0.221341698612164" calcext:value-type="float">
            <text:p>0.221341698612164</text:p>
          </table:table-cell>
          <table:table-cell/>
          <table:table-cell table:formula="of:=[.K233]^2" office:value-type="float" office:value="53449.278481" calcext:value-type="float">
            <text:p>53449.278481</text:p>
          </table:table-cell>
          <table:table-cell/>
          <table:table-cell table:formula="of:=[.L233]^2" office:value-type="float" office:value="0.259217227333458" calcext:value-type="float">
            <text:p>0.259217227333458</text:p>
          </table:table-cell>
          <table:table-cell table:number-columns-repeated="3"/>
          <table:table-cell table:formula="of:=[.N233]^2" office:value-type="float" office:value="53427.086449" calcext:value-type="float">
            <text:p>53427.086449</text:p>
          </table:table-cell>
          <table:table-cell/>
          <table:table-cell table:formula="of:=[.O233]^2" office:value-type="float" office:value="0.0999877699195766" calcext:value-type="float">
            <text:p>0.099987769919577</text:p>
          </table:table-cell>
          <table:table-cell table:number-columns-repeated="2"/>
          <table:table-cell table:formula="of:=[.Q233]^2" office:value-type="float" office:value="53360.538001" calcext:value-type="float">
            <text:p>53360.538001</text:p>
          </table:table-cell>
          <table:table-cell/>
          <table:table-cell table:formula="of:=[.R233]^2" office:value-type="float" office:value="0.0489921475445181" calcext:value-type="float">
            <text:p>0.048992147544518</text:p>
          </table:table-cell>
          <table:table-cell table:number-columns-repeated="17"/>
          <table:table-cell office:value-type="float" office:value="231.188" calcext:value-type="float">
            <text:p>231.188</text:p>
          </table:table-cell>
          <table:table-cell table:formula="of:=-LN([.BB233]/14.6315)" office:value-type="float" office:value="0.264650305055129" calcext:value-type="float">
            <text:p>0.264650305055129</text:p>
          </table:table-cell>
          <table:table-cell/>
          <table:table-cell office:value-type="float" office:value="11.2293" calcext:value-type="float">
            <text:p>11.2293</text:p>
          </table:table-cell>
          <table:table-cell/>
          <table:table-cell table:formula="of:=[.AY234]^2" office:value-type="float" office:value="53911.731721" calcext:value-type="float">
            <text:p>53911.731721</text:p>
          </table:table-cell>
          <table:table-cell/>
          <table:table-cell table:formula="of:=[.AZ233]^2" office:value-type="float" office:value="0.0700397839657727" calcext:value-type="float">
            <text:p>0.070039783965773</text:p>
          </table:table-cell>
          <table:table-cell/>
        </table:table-row>
        <table:table-row table:style-name="ro1">
          <table:table-cell office:value-type="float" office:value="232.19" calcext:value-type="float">
            <text:p>232.19</text:p>
          </table:table-cell>
          <table:table-cell office:value-type="float" office:value="9.1629" calcext:value-type="float">
            <text:p>9.1629</text:p>
          </table:table-cell>
          <table:table-cell/>
          <table:table-cell office:value-type="float" office:value="232.144" calcext:value-type="float">
            <text:p>232.144</text:p>
          </table:table-cell>
          <table:table-cell office:value-type="float" office:value="6.1859" calcext:value-type="float">
            <text:p>6.1859</text:p>
          </table:table-cell>
          <table:table-cell/>
          <table:table-cell office:value-type="float" office:value="231.999" calcext:value-type="float">
            <text:p>231.999</text:p>
          </table:table-cell>
          <table:table-cell office:value-type="float" office:value="8.9351" calcext:value-type="float">
            <text:p>8.9351</text:p>
          </table:table-cell>
          <table:table-cell table:number-columns-repeated="2"/>
          <table:table-cell office:value-type="float" office:value="232.19" calcext:value-type="float">
            <text:p>232.19</text:p>
          </table:table-cell>
          <table:table-cell table:formula="of:=-LN([.B234]/15.2763)" office:value-type="float" office:value="0.511139885352063" calcext:value-type="float">
            <text:p>0.511139885352063</text:p>
          </table:table-cell>
          <table:table-cell/>
          <table:table-cell office:value-type="float" office:value="232.144" calcext:value-type="float">
            <text:p>232.144</text:p>
          </table:table-cell>
          <table:table-cell table:formula="of:= -LN([.E234]/8.4971)" office:value-type="float" office:value="0.317452420214614" calcext:value-type="float">
            <text:p>0.317452420214614</text:p>
          </table:table-cell>
          <table:table-cell/>
          <table:table-cell office:value-type="float" office:value="231.999" calcext:value-type="float">
            <text:p>231.999</text:p>
          </table:table-cell>
          <table:table-cell table:formula="of:=-LN([.H234]/11.159)" office:value-type="float" office:value="0.222259006713" calcext:value-type="float">
            <text:p>0.222259006713</text:p>
          </table:table-cell>
          <table:table-cell/>
          <table:table-cell table:formula="of:=[.K234]^2" office:value-type="float" office:value="53912.1961" calcext:value-type="float">
            <text:p>53912.1961</text:p>
          </table:table-cell>
          <table:table-cell/>
          <table:table-cell table:formula="of:=[.L234]^2" office:value-type="float" office:value="0.26126398239772" calcext:value-type="float">
            <text:p>0.26126398239772</text:p>
          </table:table-cell>
          <table:table-cell table:number-columns-repeated="3"/>
          <table:table-cell table:formula="of:=[.N234]^2" office:value-type="float" office:value="53890.836736" calcext:value-type="float">
            <text:p>53890.836736</text:p>
          </table:table-cell>
          <table:table-cell/>
          <table:table-cell table:formula="of:=[.O234]^2" office:value-type="float" office:value="0.100776039100116" calcext:value-type="float">
            <text:p>0.100776039100116</text:p>
          </table:table-cell>
          <table:table-cell table:number-columns-repeated="2"/>
          <table:table-cell table:formula="of:=[.Q234]^2" office:value-type="float" office:value="53823.536001" calcext:value-type="float">
            <text:p>53823.536001</text:p>
          </table:table-cell>
          <table:table-cell/>
          <table:table-cell table:formula="of:=[.R234]^2" office:value-type="float" office:value="0.0493990660650495" calcext:value-type="float">
            <text:p>0.04939906606505</text:p>
          </table:table-cell>
          <table:table-cell table:number-columns-repeated="17"/>
          <table:table-cell office:value-type="float" office:value="232.189" calcext:value-type="float">
            <text:p>232.189</text:p>
          </table:table-cell>
          <table:table-cell table:formula="of:=-LN([.BB234]/14.6315)" office:value-type="float" office:value="0.2657462541631" calcext:value-type="float">
            <text:p>0.2657462541631</text:p>
          </table:table-cell>
          <table:table-cell/>
          <table:table-cell office:value-type="float" office:value="11.217" calcext:value-type="float">
            <text:p>11.217</text:p>
          </table:table-cell>
          <table:table-cell/>
          <table:table-cell table:formula="of:=[.AY235]^2" office:value-type="float" office:value="54377.109721" calcext:value-type="float">
            <text:p>54377.109721</text:p>
          </table:table-cell>
          <table:table-cell/>
          <table:table-cell table:formula="of:=[.AZ234]^2" office:value-type="float" office:value="0.0706210716017191" calcext:value-type="float">
            <text:p>0.070621071601719</text:p>
          </table:table-cell>
          <table:table-cell/>
        </table:table-row>
        <table:table-row table:style-name="ro1">
          <table:table-cell office:value-type="float" office:value="233.191" calcext:value-type="float">
            <text:p>233.191</text:p>
          </table:table-cell>
          <table:table-cell office:value-type="float" office:value="9.143" calcext:value-type="float">
            <text:p>9.143</text:p>
          </table:table-cell>
          <table:table-cell/>
          <table:table-cell office:value-type="float" office:value="233.144" calcext:value-type="float">
            <text:p>233.144</text:p>
          </table:table-cell>
          <table:table-cell office:value-type="float" office:value="6.1775" calcext:value-type="float">
            <text:p>6.1775</text:p>
          </table:table-cell>
          <table:table-cell/>
          <table:table-cell office:value-type="float" office:value="232.999" calcext:value-type="float">
            <text:p>232.999</text:p>
          </table:table-cell>
          <table:table-cell office:value-type="float" office:value="8.9277" calcext:value-type="float">
            <text:p>8.9277</text:p>
          </table:table-cell>
          <table:table-cell table:number-columns-repeated="2"/>
          <table:table-cell office:value-type="float" office:value="233.191" calcext:value-type="float">
            <text:p>233.191</text:p>
          </table:table-cell>
          <table:table-cell table:formula="of:=-LN([.B235]/15.2763)" office:value-type="float" office:value="0.513314048637005" calcext:value-type="float">
            <text:p>0.513314048637005</text:p>
          </table:table-cell>
          <table:table-cell/>
          <table:table-cell office:value-type="float" office:value="233.144" calcext:value-type="float">
            <text:p>233.144</text:p>
          </table:table-cell>
          <table:table-cell table:formula="of:= -LN([.E235]/8.4971)" office:value-type="float" office:value="0.318811269931121" calcext:value-type="float">
            <text:p>0.318811269931121</text:p>
          </table:table-cell>
          <table:table-cell/>
          <table:table-cell office:value-type="float" office:value="232.999" calcext:value-type="float">
            <text:p>232.999</text:p>
          </table:table-cell>
          <table:table-cell table:formula="of:=-LN([.H235]/11.159)" office:value-type="float" office:value="0.223087544279712" calcext:value-type="float">
            <text:p>0.223087544279712</text:p>
          </table:table-cell>
          <table:table-cell/>
          <table:table-cell table:formula="of:=[.K235]^2" office:value-type="float" office:value="54378.042481" calcext:value-type="float">
            <text:p>54378.042481</text:p>
          </table:table-cell>
          <table:table-cell/>
          <table:table-cell table:formula="of:=[.L235]^2" office:value-type="float" office:value="0.263491312528114" calcext:value-type="float">
            <text:p>0.263491312528114</text:p>
          </table:table-cell>
          <table:table-cell table:number-columns-repeated="3"/>
          <table:table-cell table:formula="of:=[.N235]^2" office:value-type="float" office:value="54356.124736" calcext:value-type="float">
            <text:p>54356.124736</text:p>
          </table:table-cell>
          <table:table-cell/>
          <table:table-cell table:formula="of:=[.O235]^2" office:value-type="float" office:value="0.101640625835094" calcext:value-type="float">
            <text:p>0.101640625835094</text:p>
          </table:table-cell>
          <table:table-cell table:number-columns-repeated="2"/>
          <table:table-cell table:formula="of:=[.Q235]^2" office:value-type="float" office:value="54288.534001" calcext:value-type="float">
            <text:p>54288.534001</text:p>
          </table:table-cell>
          <table:table-cell/>
          <table:table-cell table:formula="of:=[.R235]^2" office:value-type="float" office:value="0.0497680524127523" calcext:value-type="float">
            <text:p>0.049768052412752</text:p>
          </table:table-cell>
          <table:table-cell table:number-columns-repeated="17"/>
          <table:table-cell office:value-type="float" office:value="233.189" calcext:value-type="float">
            <text:p>233.189</text:p>
          </table:table-cell>
          <table:table-cell table:formula="of:=-LN([.BB235]/14.6315)" office:value-type="float" office:value="0.266905881428324" calcext:value-type="float">
            <text:p>0.266905881428324</text:p>
          </table:table-cell>
          <table:table-cell/>
          <table:table-cell office:value-type="float" office:value="11.204" calcext:value-type="float">
            <text:p>11.204</text:p>
          </table:table-cell>
          <table:table-cell/>
          <table:table-cell table:formula="of:=[.AY236]^2" office:value-type="float" office:value="54844.019344" calcext:value-type="float">
            <text:p>54844.019344</text:p>
          </table:table-cell>
          <table:table-cell/>
          <table:table-cell table:formula="of:=[.AZ235]^2" office:value-type="float" office:value="0.0712387495410308" calcext:value-type="float">
            <text:p>0.071238749541031</text:p>
          </table:table-cell>
          <table:table-cell/>
        </table:table-row>
        <table:table-row table:style-name="ro1">
          <table:table-cell office:value-type="float" office:value="234.191" calcext:value-type="float">
            <text:p>234.191</text:p>
          </table:table-cell>
          <table:table-cell office:value-type="float" office:value="9.1237" calcext:value-type="float">
            <text:p>9.1237</text:p>
          </table:table-cell>
          <table:table-cell/>
          <table:table-cell office:value-type="float" office:value="234.144" calcext:value-type="float">
            <text:p>234.144</text:p>
          </table:table-cell>
          <table:table-cell office:value-type="float" office:value="6.169" calcext:value-type="float">
            <text:p>6.169</text:p>
          </table:table-cell>
          <table:table-cell/>
          <table:table-cell office:value-type="float" office:value="233.998" calcext:value-type="float">
            <text:p>233.998</text:p>
          </table:table-cell>
          <table:table-cell office:value-type="float" office:value="8.9198" calcext:value-type="float">
            <text:p>8.9198</text:p>
          </table:table-cell>
          <table:table-cell table:number-columns-repeated="2"/>
          <table:table-cell office:value-type="float" office:value="234.191" calcext:value-type="float">
            <text:p>234.191</text:p>
          </table:table-cell>
          <table:table-cell table:formula="of:=-LN([.B236]/15.2763)" office:value-type="float" office:value="0.515427184253374" calcext:value-type="float">
            <text:p>0.515427184253374</text:p>
          </table:table-cell>
          <table:table-cell/>
          <table:table-cell office:value-type="float" office:value="234.144" calcext:value-type="float">
            <text:p>234.144</text:p>
          </table:table-cell>
          <table:table-cell table:formula="of:= -LN([.E236]/8.4971)" office:value-type="float" office:value="0.320188178584248" calcext:value-type="float">
            <text:p>0.320188178584248</text:p>
          </table:table-cell>
          <table:table-cell/>
          <table:table-cell office:value-type="float" office:value="233.998" calcext:value-type="float">
            <text:p>233.998</text:p>
          </table:table-cell>
          <table:table-cell table:formula="of:=-LN([.H236]/11.159)" office:value-type="float" office:value="0.223972822387676" calcext:value-type="float">
            <text:p>0.223972822387676</text:p>
          </table:table-cell>
          <table:table-cell/>
          <table:table-cell table:formula="of:=[.K236]^2" office:value-type="float" office:value="54845.424481" calcext:value-type="float">
            <text:p>54845.424481</text:p>
          </table:table-cell>
          <table:table-cell/>
          <table:table-cell table:formula="of:=[.L236]^2" office:value-type="float" office:value="0.265665182267361" calcext:value-type="float">
            <text:p>0.265665182267361</text:p>
          </table:table-cell>
          <table:table-cell table:number-columns-repeated="3"/>
          <table:table-cell table:formula="of:=[.N236]^2" office:value-type="float" office:value="54823.412736" calcext:value-type="float">
            <text:p>54823.412736</text:p>
          </table:table-cell>
          <table:table-cell/>
          <table:table-cell table:formula="of:=[.O236]^2" office:value-type="float" office:value="0.102520469705098" calcext:value-type="float">
            <text:p>0.102520469705098</text:p>
          </table:table-cell>
          <table:table-cell table:number-columns-repeated="2"/>
          <table:table-cell table:formula="of:=[.Q236]^2" office:value-type="float" office:value="54755.064004" calcext:value-type="float">
            <text:p>54755.064004</text:p>
          </table:table-cell>
          <table:table-cell/>
          <table:table-cell table:formula="of:=[.R236]^2" office:value-type="float" office:value="0.0501638251683014" calcext:value-type="float">
            <text:p>0.050163825168302</text:p>
          </table:table-cell>
          <table:table-cell table:number-columns-repeated="17"/>
          <table:table-cell office:value-type="float" office:value="234.188" calcext:value-type="float">
            <text:p>234.188</text:p>
          </table:table-cell>
          <table:table-cell table:formula="of:=-LN([.BB236]/14.6315)" office:value-type="float" office:value="0.268102598636867" calcext:value-type="float">
            <text:p>0.268102598636867</text:p>
          </table:table-cell>
          <table:table-cell/>
          <table:table-cell office:value-type="float" office:value="11.1906" calcext:value-type="float">
            <text:p>11.1906</text:p>
          </table:table-cell>
          <table:table-cell/>
          <table:table-cell table:formula="of:=[.AY237]^2" office:value-type="float" office:value="55313.865721" calcext:value-type="float">
            <text:p>55313.865721</text:p>
          </table:table-cell>
          <table:table-cell/>
          <table:table-cell table:formula="of:=[.AZ236]^2" office:value-type="float" office:value="0.0718790033958411" calcext:value-type="float">
            <text:p>0.071879003395841</text:p>
          </table:table-cell>
          <table:table-cell/>
        </table:table-row>
        <table:table-row table:style-name="ro1">
          <table:table-cell office:value-type="float" office:value="235.19" calcext:value-type="float">
            <text:p>235.19</text:p>
          </table:table-cell>
          <table:table-cell office:value-type="float" office:value="9.1056" calcext:value-type="float">
            <text:p>9.1056</text:p>
          </table:table-cell>
          <table:table-cell/>
          <table:table-cell office:value-type="float" office:value="235.144" calcext:value-type="float">
            <text:p>235.144</text:p>
          </table:table-cell>
          <table:table-cell office:value-type="float" office:value="6.1606" calcext:value-type="float">
            <text:p>6.1606</text:p>
          </table:table-cell>
          <table:table-cell/>
          <table:table-cell office:value-type="float" office:value="234.999" calcext:value-type="float">
            <text:p>234.999</text:p>
          </table:table-cell>
          <table:table-cell office:value-type="float" office:value="8.9117" calcext:value-type="float">
            <text:p>8.9117</text:p>
          </table:table-cell>
          <table:table-cell table:number-columns-repeated="2"/>
          <table:table-cell office:value-type="float" office:value="235.19" calcext:value-type="float">
            <text:p>235.19</text:p>
          </table:table-cell>
          <table:table-cell table:formula="of:=-LN([.B237]/15.2763)" office:value-type="float" office:value="0.517412998952573" calcext:value-type="float">
            <text:p>0.517412998952573</text:p>
          </table:table-cell>
          <table:table-cell/>
          <table:table-cell office:value-type="float" office:value="235.144" calcext:value-type="float">
            <text:p>235.144</text:p>
          </table:table-cell>
          <table:table-cell table:formula="of:= -LN([.E237]/8.4971)" office:value-type="float" office:value="0.321550753412243" calcext:value-type="float">
            <text:p>0.321550753412243</text:p>
          </table:table-cell>
          <table:table-cell/>
          <table:table-cell office:value-type="float" office:value="234.999" calcext:value-type="float">
            <text:p>234.999</text:p>
          </table:table-cell>
          <table:table-cell table:formula="of:=-LN([.H237]/11.159)" office:value-type="float" office:value="0.224881327062788" calcext:value-type="float">
            <text:p>0.224881327062788</text:p>
          </table:table-cell>
          <table:table-cell/>
          <table:table-cell table:formula="of:=[.K237]^2" office:value-type="float" office:value="55314.3361" calcext:value-type="float">
            <text:p>55314.3361</text:p>
          </table:table-cell>
          <table:table-cell/>
          <table:table-cell table:formula="of:=[.L237]^2" office:value-type="float" office:value="0.267716211485095" calcext:value-type="float">
            <text:p>0.267716211485095</text:p>
          </table:table-cell>
          <table:table-cell table:number-columns-repeated="3"/>
          <table:table-cell table:formula="of:=[.N237]^2" office:value-type="float" office:value="55292.700736" calcext:value-type="float">
            <text:p>55292.700736</text:p>
          </table:table-cell>
          <table:table-cell/>
          <table:table-cell table:formula="of:=[.O237]^2" office:value-type="float" office:value="0.103394887019981" calcext:value-type="float">
            <text:p>0.103394887019981</text:p>
          </table:table-cell>
          <table:table-cell table:number-columns-repeated="2"/>
          <table:table-cell table:formula="of:=[.Q237]^2" office:value-type="float" office:value="55224.530001" calcext:value-type="float">
            <text:p>55224.530001</text:p>
          </table:table-cell>
          <table:table-cell/>
          <table:table-cell table:formula="of:=[.R237]^2" office:value-type="float" office:value="0.0505716112615207" calcext:value-type="float">
            <text:p>0.050571611261521</text:p>
          </table:table-cell>
          <table:table-cell table:number-columns-repeated="17"/>
          <table:table-cell office:value-type="float" office:value="235.189" calcext:value-type="float">
            <text:p>235.189</text:p>
          </table:table-cell>
          <table:table-cell table:formula="of:=-LN([.BB237]/14.6315)" office:value-type="float" office:value="0.269220231874485" calcext:value-type="float">
            <text:p>0.269220231874485</text:p>
          </table:table-cell>
          <table:table-cell/>
          <table:table-cell office:value-type="float" office:value="11.1781" calcext:value-type="float">
            <text:p>11.1781</text:p>
          </table:table-cell>
          <table:table-cell/>
          <table:table-cell table:formula="of:=[.AY238]^2" office:value-type="float" office:value="55785.243721" calcext:value-type="float">
            <text:p>55785.243721</text:p>
          </table:table-cell>
          <table:table-cell/>
          <table:table-cell table:formula="of:=[.AZ237]^2" office:value-type="float" office:value="0.0724795332505514" calcext:value-type="float">
            <text:p>0.072479533250551</text:p>
          </table:table-cell>
          <table:table-cell/>
        </table:table-row>
        <table:table-row table:style-name="ro1">
          <table:table-cell office:value-type="float" office:value="236.191" calcext:value-type="float">
            <text:p>236.191</text:p>
          </table:table-cell>
          <table:table-cell office:value-type="float" office:value="9.0857" calcext:value-type="float">
            <text:p>9.0857</text:p>
          </table:table-cell>
          <table:table-cell/>
          <table:table-cell office:value-type="float" office:value="236.143" calcext:value-type="float">
            <text:p>236.143</text:p>
          </table:table-cell>
          <table:table-cell office:value-type="float" office:value="6.1522" calcext:value-type="float">
            <text:p>6.1522</text:p>
          </table:table-cell>
          <table:table-cell/>
          <table:table-cell office:value-type="float" office:value="235.999" calcext:value-type="float">
            <text:p>235.999</text:p>
          </table:table-cell>
          <table:table-cell office:value-type="float" office:value="8.9033" calcext:value-type="float">
            <text:p>8.9033</text:p>
          </table:table-cell>
          <table:table-cell table:number-columns-repeated="2"/>
          <table:table-cell office:value-type="float" office:value="236.191" calcext:value-type="float">
            <text:p>236.191</text:p>
          </table:table-cell>
          <table:table-cell table:formula="of:=-LN([.B238]/15.2763)" office:value-type="float" office:value="0.519600858856812" calcext:value-type="float">
            <text:p>0.519600858856812</text:p>
          </table:table-cell>
          <table:table-cell/>
          <table:table-cell office:value-type="float" office:value="236.143" calcext:value-type="float">
            <text:p>236.143</text:p>
          </table:table-cell>
          <table:table-cell table:formula="of:= -LN([.E238]/8.4971)" office:value-type="float" office:value="0.322915187383911" calcext:value-type="float">
            <text:p>0.322915187383911</text:p>
          </table:table-cell>
          <table:table-cell/>
          <table:table-cell office:value-type="float" office:value="235.999" calcext:value-type="float">
            <text:p>235.999</text:p>
          </table:table-cell>
          <table:table-cell table:formula="of:=-LN([.H238]/11.159)" office:value-type="float" office:value="0.225824352672949" calcext:value-type="float">
            <text:p>0.225824352672949</text:p>
          </table:table-cell>
          <table:table-cell/>
          <table:table-cell table:formula="of:=[.K238]^2" office:value-type="float" office:value="55786.188481" calcext:value-type="float">
            <text:p>55786.188481</text:p>
          </table:table-cell>
          <table:table-cell/>
          <table:table-cell table:formula="of:=[.L238]^2" office:value-type="float" office:value="0.269985052524737" calcext:value-type="float">
            <text:p>0.269985052524737</text:p>
          </table:table-cell>
          <table:table-cell table:number-columns-repeated="3"/>
          <table:table-cell table:formula="of:=[.N238]^2" office:value-type="float" office:value="55763.516449" calcext:value-type="float">
            <text:p>55763.516449</text:p>
          </table:table-cell>
          <table:table-cell/>
          <table:table-cell table:formula="of:=[.O238]^2" office:value-type="float" office:value="0.104274218243186" calcext:value-type="float">
            <text:p>0.104274218243186</text:p>
          </table:table-cell>
          <table:table-cell table:number-columns-repeated="2"/>
          <table:table-cell table:formula="of:=[.Q238]^2" office:value-type="float" office:value="55695.528001" calcext:value-type="float">
            <text:p>55695.528001</text:p>
          </table:table-cell>
          <table:table-cell/>
          <table:table-cell table:formula="of:=[.R238]^2" office:value-type="float" office:value="0.0509966382601566" calcext:value-type="float">
            <text:p>0.050996638260157</text:p>
          </table:table-cell>
          <table:table-cell table:number-columns-repeated="17"/>
          <table:table-cell office:value-type="float" office:value="236.189" calcext:value-type="float">
            <text:p>236.189</text:p>
          </table:table-cell>
          <table:table-cell table:formula="of:=-LN([.BB238]/14.6315)" office:value-type="float" office:value="0.270437637340249" calcext:value-type="float">
            <text:p>0.270437637340249</text:p>
          </table:table-cell>
          <table:table-cell/>
          <table:table-cell office:value-type="float" office:value="11.1645" calcext:value-type="float">
            <text:p>11.1645</text:p>
          </table:table-cell>
          <table:table-cell/>
          <table:table-cell table:formula="of:=[.AY239]^2" office:value-type="float" office:value="56258.621721" calcext:value-type="float">
            <text:p>56258.621721</text:p>
          </table:table-cell>
          <table:table-cell/>
          <table:table-cell table:formula="of:=[.AZ238]^2" office:value-type="float" office:value="0.0731365156901758" calcext:value-type="float">
            <text:p>0.073136515690176</text:p>
          </table:table-cell>
          <table:table-cell/>
        </table:table-row>
        <table:table-row table:style-name="ro1">
          <table:table-cell office:value-type="float" office:value="237.191" calcext:value-type="float">
            <text:p>237.191</text:p>
          </table:table-cell>
          <table:table-cell office:value-type="float" office:value="9.0666" calcext:value-type="float">
            <text:p>9.0666</text:p>
          </table:table-cell>
          <table:table-cell/>
          <table:table-cell office:value-type="float" office:value="237.143" calcext:value-type="float">
            <text:p>237.143</text:p>
          </table:table-cell>
          <table:table-cell office:value-type="float" office:value="6.1431" calcext:value-type="float">
            <text:p>6.1431</text:p>
          </table:table-cell>
          <table:table-cell/>
          <table:table-cell office:value-type="float" office:value="236.999" calcext:value-type="float">
            <text:p>236.999</text:p>
          </table:table-cell>
          <table:table-cell office:value-type="float" office:value="8.8958" calcext:value-type="float">
            <text:p>8.8958</text:p>
          </table:table-cell>
          <table:table-cell table:number-columns-repeated="2"/>
          <table:table-cell office:value-type="float" office:value="237.191" calcext:value-type="float">
            <text:p>237.191</text:p>
          </table:table-cell>
          <table:table-cell table:formula="of:=-LN([.B239]/15.2763)" office:value-type="float" office:value="0.521705276153663" calcext:value-type="float">
            <text:p>0.521705276153663</text:p>
          </table:table-cell>
          <table:table-cell/>
          <table:table-cell office:value-type="float" office:value="237.143" calcext:value-type="float">
            <text:p>237.143</text:p>
          </table:table-cell>
          <table:table-cell table:formula="of:= -LN([.E239]/8.4971)" office:value-type="float" office:value="0.324395428071262" calcext:value-type="float">
            <text:p>0.324395428071262</text:p>
          </table:table-cell>
          <table:table-cell/>
          <table:table-cell office:value-type="float" office:value="236.999" calcext:value-type="float">
            <text:p>236.999</text:p>
          </table:table-cell>
          <table:table-cell table:formula="of:=-LN([.H239]/11.159)" office:value-type="float" office:value="0.22666709196245" calcext:value-type="float">
            <text:p>0.22666709196245</text:p>
          </table:table-cell>
          <table:table-cell/>
          <table:table-cell table:formula="of:=[.K239]^2" office:value-type="float" office:value="56259.570481" calcext:value-type="float">
            <text:p>56259.570481</text:p>
          </table:table-cell>
          <table:table-cell/>
          <table:table-cell table:formula="of:=[.L239]^2" office:value-type="float" office:value="0.272176395166569" calcext:value-type="float">
            <text:p>0.272176395166569</text:p>
          </table:table-cell>
          <table:table-cell table:number-columns-repeated="3"/>
          <table:table-cell table:formula="of:=[.N239]^2" office:value-type="float" office:value="56236.802449" calcext:value-type="float">
            <text:p>56236.802449</text:p>
          </table:table-cell>
          <table:table-cell/>
          <table:table-cell table:formula="of:=[.O239]^2" office:value-type="float" office:value="0.105232393753537" calcext:value-type="float">
            <text:p>0.105232393753537</text:p>
          </table:table-cell>
          <table:table-cell table:number-columns-repeated="2"/>
          <table:table-cell table:formula="of:=[.Q239]^2" office:value-type="float" office:value="56168.526001" calcext:value-type="float">
            <text:p>56168.526001</text:p>
          </table:table-cell>
          <table:table-cell/>
          <table:table-cell table:formula="of:=[.R239]^2" office:value-type="float" office:value="0.051377970578714" calcext:value-type="float">
            <text:p>0.051377970578714</text:p>
          </table:table-cell>
          <table:table-cell table:number-columns-repeated="17"/>
          <table:table-cell office:value-type="float" office:value="237.189" calcext:value-type="float">
            <text:p>237.189</text:p>
          </table:table-cell>
          <table:table-cell table:formula="of:=-LN([.BB239]/14.6315)" office:value-type="float" office:value="0.271629623392647" calcext:value-type="float">
            <text:p>0.271629623392647</text:p>
          </table:table-cell>
          <table:table-cell/>
          <table:table-cell office:value-type="float" office:value="11.1512" calcext:value-type="float">
            <text:p>11.1512</text:p>
          </table:table-cell>
          <table:table-cell/>
          <table:table-cell table:formula="of:=[.AY240]^2" office:value-type="float" office:value="56733.999721" calcext:value-type="float">
            <text:p>56733.999721</text:p>
          </table:table-cell>
          <table:table-cell/>
          <table:table-cell table:formula="of:=[.AZ239]^2" office:value-type="float" office:value="0.0737826523044313" calcext:value-type="float">
            <text:p>0.073782652304431</text:p>
          </table:table-cell>
          <table:table-cell/>
        </table:table-row>
        <table:table-row table:style-name="ro1">
          <table:table-cell office:value-type="float" office:value="238.191" calcext:value-type="float">
            <text:p>238.191</text:p>
          </table:table-cell>
          <table:table-cell office:value-type="float" office:value="9.0468" calcext:value-type="float">
            <text:p>9.0468</text:p>
          </table:table-cell>
          <table:table-cell/>
          <table:table-cell office:value-type="float" office:value="238.143" calcext:value-type="float">
            <text:p>238.143</text:p>
          </table:table-cell>
          <table:table-cell office:value-type="float" office:value="6.136" calcext:value-type="float">
            <text:p>6.136</text:p>
          </table:table-cell>
          <table:table-cell/>
          <table:table-cell office:value-type="float" office:value="237.999" calcext:value-type="float">
            <text:p>237.999</text:p>
          </table:table-cell>
          <table:table-cell office:value-type="float" office:value="8.8875" calcext:value-type="float">
            <text:p>8.8875</text:p>
          </table:table-cell>
          <table:table-cell table:number-columns-repeated="2"/>
          <table:table-cell office:value-type="float" office:value="238.191" calcext:value-type="float">
            <text:p>238.191</text:p>
          </table:table-cell>
          <table:table-cell table:formula="of:=-LN([.B240]/15.2763)" office:value-type="float" office:value="0.523891503795776" calcext:value-type="float">
            <text:p>0.523891503795776</text:p>
          </table:table-cell>
          <table:table-cell/>
          <table:table-cell office:value-type="float" office:value="238.143" calcext:value-type="float">
            <text:p>238.143</text:p>
          </table:table-cell>
          <table:table-cell table:formula="of:= -LN([.E240]/8.4971)" office:value-type="float" office:value="0.325551864746794" calcext:value-type="float">
            <text:p>0.325551864746794</text:p>
          </table:table-cell>
          <table:table-cell/>
          <table:table-cell office:value-type="float" office:value="237.999" calcext:value-type="float">
            <text:p>237.999</text:p>
          </table:table-cell>
          <table:table-cell table:formula="of:=-LN([.H240]/11.159)" office:value-type="float" office:value="0.227600552074205" calcext:value-type="float">
            <text:p>0.227600552074205</text:p>
          </table:table-cell>
          <table:table-cell/>
          <table:table-cell table:formula="of:=[.K240]^2" office:value-type="float" office:value="56734.952481" calcext:value-type="float">
            <text:p>56734.952481</text:p>
          </table:table-cell>
          <table:table-cell/>
          <table:table-cell table:formula="of:=[.L240]^2" office:value-type="float" office:value="0.274462307749399" calcext:value-type="float">
            <text:p>0.274462307749399</text:p>
          </table:table-cell>
          <table:table-cell table:number-columns-repeated="3"/>
          <table:table-cell table:formula="of:=[.N240]^2" office:value-type="float" office:value="56712.088449" calcext:value-type="float">
            <text:p>56712.088449</text:p>
          </table:table-cell>
          <table:table-cell/>
          <table:table-cell table:formula="of:=[.O240]^2" office:value-type="float" office:value="0.105984016640115" calcext:value-type="float">
            <text:p>0.105984016640115</text:p>
          </table:table-cell>
          <table:table-cell table:number-columns-repeated="2"/>
          <table:table-cell table:formula="of:=[.Q240]^2" office:value-type="float" office:value="56643.524001" calcext:value-type="float">
            <text:p>56643.524001</text:p>
          </table:table-cell>
          <table:table-cell/>
          <table:table-cell table:formula="of:=[.R240]^2" office:value-type="float" office:value="0.0518020113044829" calcext:value-type="float">
            <text:p>0.051802011304483</text:p>
          </table:table-cell>
          <table:table-cell table:number-columns-repeated="17"/>
          <table:table-cell office:value-type="float" office:value="238.189" calcext:value-type="float">
            <text:p>238.189</text:p>
          </table:table-cell>
          <table:table-cell table:formula="of:=-LN([.BB240]/14.6315)" office:value-type="float" office:value="0.27281405365871" calcext:value-type="float">
            <text:p>0.27281405365871</text:p>
          </table:table-cell>
          <table:table-cell/>
          <table:table-cell office:value-type="float" office:value="11.138" calcext:value-type="float">
            <text:p>11.138</text:p>
          </table:table-cell>
          <table:table-cell/>
          <table:table-cell table:formula="of:=[.AY241]^2" office:value-type="float" office:value="57210.899344" calcext:value-type="float">
            <text:p>57210.899344</text:p>
          </table:table-cell>
          <table:table-cell/>
          <table:table-cell table:formula="of:=[.AZ240]^2" office:value-type="float" office:value="0.0744275078736974" calcext:value-type="float">
            <text:p>0.074427507873697</text:p>
          </table:table-cell>
          <table:table-cell/>
        </table:table-row>
        <table:table-row table:style-name="ro1">
          <table:table-cell office:value-type="float" office:value="239.191" calcext:value-type="float">
            <text:p>239.191</text:p>
          </table:table-cell>
          <table:table-cell office:value-type="float" office:value="9.0271" calcext:value-type="float">
            <text:p>9.0271</text:p>
          </table:table-cell>
          <table:table-cell/>
          <table:table-cell office:value-type="float" office:value="239.144" calcext:value-type="float">
            <text:p>239.144</text:p>
          </table:table-cell>
          <table:table-cell office:value-type="float" office:value="6.1267" calcext:value-type="float">
            <text:p>6.1267</text:p>
          </table:table-cell>
          <table:table-cell/>
          <table:table-cell office:value-type="float" office:value="238.999" calcext:value-type="float">
            <text:p>238.999</text:p>
          </table:table-cell>
          <table:table-cell office:value-type="float" office:value="8.8795" calcext:value-type="float">
            <text:p>8.8795</text:p>
          </table:table-cell>
          <table:table-cell table:number-columns-repeated="2"/>
          <table:table-cell office:value-type="float" office:value="239.191" calcext:value-type="float">
            <text:p>239.191</text:p>
          </table:table-cell>
          <table:table-cell table:formula="of:=-LN([.B241]/15.2763)" office:value-type="float" office:value="0.526071443687158" calcext:value-type="float">
            <text:p>0.526071443687158</text:p>
          </table:table-cell>
          <table:table-cell/>
          <table:table-cell office:value-type="float" office:value="239.144" calcext:value-type="float">
            <text:p>239.144</text:p>
          </table:table-cell>
          <table:table-cell table:formula="of:= -LN([.E241]/8.4971)" office:value-type="float" office:value="0.327068659870709" calcext:value-type="float">
            <text:p>0.327068659870709</text:p>
          </table:table-cell>
          <table:table-cell/>
          <table:table-cell office:value-type="float" office:value="238.999" calcext:value-type="float">
            <text:p>238.999</text:p>
          </table:table-cell>
          <table:table-cell table:formula="of:=-LN([.H241]/11.159)" office:value-type="float" office:value="0.228501098091051" calcext:value-type="float">
            <text:p>0.228501098091051</text:p>
          </table:table-cell>
          <table:table-cell/>
          <table:table-cell table:formula="of:=[.K241]^2" office:value-type="float" office:value="57212.334481" calcext:value-type="float">
            <text:p>57212.334481</text:p>
          </table:table-cell>
          <table:table-cell/>
          <table:table-cell table:formula="of:=[.L241]^2" office:value-type="float" office:value="0.27675116386309" calcext:value-type="float">
            <text:p>0.27675116386309</text:p>
          </table:table-cell>
          <table:table-cell table:number-columns-repeated="3"/>
          <table:table-cell table:formula="of:=[.N241]^2" office:value-type="float" office:value="57189.852736" calcext:value-type="float">
            <text:p>57189.852736</text:p>
          </table:table-cell>
          <table:table-cell/>
          <table:table-cell table:formula="of:=[.O241]^2" office:value-type="float" office:value="0.106973908269622" calcext:value-type="float">
            <text:p>0.106973908269622</text:p>
          </table:table-cell>
          <table:table-cell table:number-columns-repeated="2"/>
          <table:table-cell table:formula="of:=[.Q241]^2" office:value-type="float" office:value="57120.522001" calcext:value-type="float">
            <text:p>57120.522001</text:p>
          </table:table-cell>
          <table:table-cell/>
          <table:table-cell table:formula="of:=[.R241]^2" office:value-type="float" office:value="0.0522127518288163" calcext:value-type="float">
            <text:p>0.052212751828816</text:p>
          </table:table-cell>
          <table:table-cell table:number-columns-repeated="17"/>
          <table:table-cell office:value-type="float" office:value="239.188" calcext:value-type="float">
            <text:p>239.188</text:p>
          </table:table-cell>
          <table:table-cell table:formula="of:=-LN([.BB241]/14.6315)" office:value-type="float" office:value="0.274008877429615" calcext:value-type="float">
            <text:p>0.274008877429615</text:p>
          </table:table-cell>
          <table:table-cell/>
          <table:table-cell office:value-type="float" office:value="11.1247" calcext:value-type="float">
            <text:p>11.1247</text:p>
          </table:table-cell>
          <table:table-cell/>
          <table:table-cell table:formula="of:=[.AY242]^2" office:value-type="float" office:value="57690.275344" calcext:value-type="float">
            <text:p>57690.275344</text:p>
          </table:table-cell>
          <table:table-cell/>
          <table:table-cell table:formula="of:=[.AZ241]^2" office:value-type="float" office:value="0.0750808649102375" calcext:value-type="float">
            <text:p>0.075080864910238</text:p>
          </table:table-cell>
          <table:table-cell/>
        </table:table-row>
        <table:table-row table:style-name="ro1">
          <table:table-cell office:value-type="float" office:value="240.191" calcext:value-type="float">
            <text:p>240.191</text:p>
          </table:table-cell>
          <table:table-cell office:value-type="float" office:value="9.0073" calcext:value-type="float">
            <text:p>9.0073</text:p>
          </table:table-cell>
          <table:table-cell/>
          <table:table-cell office:value-type="float" office:value="240.144" calcext:value-type="float">
            <text:p>240.144</text:p>
          </table:table-cell>
          <table:table-cell office:value-type="float" office:value="6.1191" calcext:value-type="float">
            <text:p>6.1191</text:p>
          </table:table-cell>
          <table:table-cell/>
          <table:table-cell office:value-type="float" office:value="239.998" calcext:value-type="float">
            <text:p>239.998</text:p>
          </table:table-cell>
          <table:table-cell office:value-type="float" office:value="8.8715" calcext:value-type="float">
            <text:p>8.8715</text:p>
          </table:table-cell>
          <table:table-cell table:number-columns-repeated="2"/>
          <table:table-cell office:value-type="float" office:value="240.191" calcext:value-type="float">
            <text:p>240.191</text:p>
          </table:table-cell>
          <table:table-cell table:formula="of:=-LN([.B242]/15.2763)" office:value-type="float" office:value="0.528267248144813" calcext:value-type="float">
            <text:p>0.528267248144813</text:p>
          </table:table-cell>
          <table:table-cell/>
          <table:table-cell office:value-type="float" office:value="240.144" calcext:value-type="float">
            <text:p>240.144</text:p>
          </table:table-cell>
          <table:table-cell table:formula="of:= -LN([.E242]/8.4971)" office:value-type="float" office:value="0.328309901925253" calcext:value-type="float">
            <text:p>0.328309901925253</text:p>
          </table:table-cell>
          <table:table-cell/>
          <table:table-cell office:value-type="float" office:value="239.998" calcext:value-type="float">
            <text:p>239.998</text:p>
          </table:table-cell>
          <table:table-cell table:formula="of:=-LN([.H242]/11.159)" office:value-type="float" office:value="0.229402455822067" calcext:value-type="float">
            <text:p>0.229402455822067</text:p>
          </table:table-cell>
          <table:table-cell/>
          <table:table-cell table:formula="of:=[.K242]^2" office:value-type="float" office:value="57691.716481" calcext:value-type="float">
            <text:p>57691.716481</text:p>
          </table:table-cell>
          <table:table-cell/>
          <table:table-cell table:formula="of:=[.L242]^2" office:value-type="float" office:value="0.279066285462493" calcext:value-type="float">
            <text:p>0.279066285462493</text:p>
          </table:table-cell>
          <table:table-cell table:number-columns-repeated="3"/>
          <table:table-cell table:formula="of:=[.N242]^2" office:value-type="float" office:value="57669.140736" calcext:value-type="float">
            <text:p>57669.140736</text:p>
          </table:table-cell>
          <table:table-cell/>
          <table:table-cell table:formula="of:=[.O242]^2" office:value-type="float" office:value="0.107787391702169" calcext:value-type="float">
            <text:p>0.107787391702169</text:p>
          </table:table-cell>
          <table:table-cell table:number-columns-repeated="2"/>
          <table:table-cell table:formula="of:=[.Q242]^2" office:value-type="float" office:value="57599.040004" calcext:value-type="float">
            <text:p>57599.040004</text:p>
          </table:table-cell>
          <table:table-cell/>
          <table:table-cell table:formula="of:=[.R242]^2" office:value-type="float" office:value="0.0526254867371955" calcext:value-type="float">
            <text:p>0.052625486737196</text:p>
          </table:table-cell>
          <table:table-cell table:number-columns-repeated="17"/>
          <table:table-cell office:value-type="float" office:value="240.188" calcext:value-type="float">
            <text:p>240.188</text:p>
          </table:table-cell>
          <table:table-cell table:formula="of:=-LN([.BB242]/14.6315)" office:value-type="float" office:value="0.275160132694695" calcext:value-type="float">
            <text:p>0.275160132694695</text:p>
          </table:table-cell>
          <table:table-cell/>
          <table:table-cell office:value-type="float" office:value="11.1119" calcext:value-type="float">
            <text:p>11.1119</text:p>
          </table:table-cell>
          <table:table-cell/>
          <table:table-cell table:formula="of:=[.AY243]^2" office:value-type="float" office:value="58172.133721" calcext:value-type="float">
            <text:p>58172.133721</text:p>
          </table:table-cell>
          <table:table-cell/>
          <table:table-cell table:formula="of:=[.AZ242]^2" office:value-type="float" office:value="0.0757130986245624" calcext:value-type="float">
            <text:p>0.075713098624562</text:p>
          </table:table-cell>
          <table:table-cell/>
        </table:table-row>
        <table:table-row table:style-name="ro1">
          <table:table-cell office:value-type="float" office:value="241.19" calcext:value-type="float">
            <text:p>241.19</text:p>
          </table:table-cell>
          <table:table-cell office:value-type="float" office:value="8.9877" calcext:value-type="float">
            <text:p>8.9877</text:p>
          </table:table-cell>
          <table:table-cell/>
          <table:table-cell office:value-type="float" office:value="241.144" calcext:value-type="float">
            <text:p>241.144</text:p>
          </table:table-cell>
          <table:table-cell office:value-type="float" office:value="6.1104" calcext:value-type="float">
            <text:p>6.1104</text:p>
          </table:table-cell>
          <table:table-cell/>
          <table:table-cell office:value-type="float" office:value="240.998" calcext:value-type="float">
            <text:p>240.998</text:p>
          </table:table-cell>
          <table:table-cell office:value-type="float" office:value="8.8632" calcext:value-type="float">
            <text:p>8.8632</text:p>
          </table:table-cell>
          <table:table-cell table:number-columns-repeated="2"/>
          <table:table-cell office:value-type="float" office:value="241.19" calcext:value-type="float">
            <text:p>241.19</text:p>
          </table:table-cell>
          <table:table-cell table:formula="of:=-LN([.B243]/15.2763)" office:value-type="float" office:value="0.530445631890381" calcext:value-type="float">
            <text:p>0.530445631890381</text:p>
          </table:table-cell>
          <table:table-cell/>
          <table:table-cell office:value-type="float" office:value="241.144" calcext:value-type="float">
            <text:p>241.144</text:p>
          </table:table-cell>
          <table:table-cell table:formula="of:= -LN([.E243]/8.4971)" office:value-type="float" office:value="0.329732691322635" calcext:value-type="float">
            <text:p>0.329732691322635</text:p>
          </table:table-cell>
          <table:table-cell/>
          <table:table-cell office:value-type="float" office:value="240.998" calcext:value-type="float">
            <text:p>240.998</text:p>
          </table:table-cell>
          <table:table-cell table:formula="of:=-LN([.H243]/11.159)" office:value-type="float" office:value="0.230338473979238" calcext:value-type="float">
            <text:p>0.230338473979238</text:p>
          </table:table-cell>
          <table:table-cell/>
          <table:table-cell table:formula="of:=[.K243]^2" office:value-type="float" office:value="58172.6161" calcext:value-type="float">
            <text:p>58172.6161</text:p>
          </table:table-cell>
          <table:table-cell/>
          <table:table-cell table:formula="of:=[.L243]^2" office:value-type="float" office:value="0.281372568391585" calcext:value-type="float">
            <text:p>0.281372568391585</text:p>
          </table:table-cell>
          <table:table-cell table:number-columns-repeated="3"/>
          <table:table-cell table:formula="of:=[.N243]^2" office:value-type="float" office:value="58150.428736" calcext:value-type="float">
            <text:p>58150.428736</text:p>
          </table:table-cell>
          <table:table-cell/>
          <table:table-cell table:formula="of:=[.O243]^2" office:value-type="float" office:value="0.108723647726868" calcext:value-type="float">
            <text:p>0.108723647726868</text:p>
          </table:table-cell>
          <table:table-cell table:number-columns-repeated="2"/>
          <table:table-cell table:formula="of:=[.Q243]^2" office:value-type="float" office:value="58080.036004" calcext:value-type="float">
            <text:p>58080.036004</text:p>
          </table:table-cell>
          <table:table-cell/>
          <table:table-cell table:formula="of:=[.R243]^2" office:value-type="float" office:value="0.0530558125950842" calcext:value-type="float">
            <text:p>0.053055812595084</text:p>
          </table:table-cell>
          <table:table-cell table:number-columns-repeated="17"/>
          <table:table-cell office:value-type="float" office:value="241.189" calcext:value-type="float">
            <text:p>241.189</text:p>
          </table:table-cell>
          <table:table-cell table:formula="of:=-LN([.BB243]/14.6315)" office:value-type="float" office:value="0.276249648688243" calcext:value-type="float">
            <text:p>0.276249648688243</text:p>
          </table:table-cell>
          <table:table-cell/>
          <table:table-cell office:value-type="float" office:value="11.0998" calcext:value-type="float">
            <text:p>11.0998</text:p>
          </table:table-cell>
          <table:table-cell/>
          <table:table-cell table:formula="of:=[.AY244]^2" office:value-type="float" office:value="58655.511721" calcext:value-type="float">
            <text:p>58655.511721</text:p>
          </table:table-cell>
          <table:table-cell/>
          <table:table-cell table:formula="of:=[.AZ243]^2" office:value-type="float" office:value="0.0763138684003775" calcext:value-type="float">
            <text:p>0.076313868400378</text:p>
          </table:table-cell>
          <table:table-cell/>
        </table:table-row>
        <table:table-row table:style-name="ro1">
          <table:table-cell office:value-type="float" office:value="242.191" calcext:value-type="float">
            <text:p>242.191</text:p>
          </table:table-cell>
          <table:table-cell office:value-type="float" office:value="8.9678" calcext:value-type="float">
            <text:p>8.9678</text:p>
          </table:table-cell>
          <table:table-cell/>
          <table:table-cell office:value-type="float" office:value="242.144" calcext:value-type="float">
            <text:p>242.144</text:p>
          </table:table-cell>
          <table:table-cell office:value-type="float" office:value="6.1023" calcext:value-type="float">
            <text:p>6.1023</text:p>
          </table:table-cell>
          <table:table-cell/>
          <table:table-cell office:value-type="float" office:value="241.999" calcext:value-type="float">
            <text:p>241.999</text:p>
          </table:table-cell>
          <table:table-cell office:value-type="float" office:value="8.8554" calcext:value-type="float">
            <text:p>8.8554</text:p>
          </table:table-cell>
          <table:table-cell table:number-columns-repeated="2"/>
          <table:table-cell office:value-type="float" office:value="242.191" calcext:value-type="float">
            <text:p>242.191</text:p>
          </table:table-cell>
          <table:table-cell table:formula="of:=-LN([.B244]/15.2763)" office:value-type="float" office:value="0.532662223814622" calcext:value-type="float">
            <text:p>0.532662223814622</text:p>
          </table:table-cell>
          <table:table-cell/>
          <table:table-cell office:value-type="float" office:value="242.144" calcext:value-type="float">
            <text:p>242.144</text:p>
          </table:table-cell>
          <table:table-cell table:formula="of:= -LN([.E244]/8.4971)" office:value-type="float" office:value="0.331059179517335" calcext:value-type="float">
            <text:p>0.331059179517335</text:p>
          </table:table-cell>
          <table:table-cell/>
          <table:table-cell office:value-type="float" office:value="241.999" calcext:value-type="float">
            <text:p>241.999</text:p>
          </table:table-cell>
          <table:table-cell table:formula="of:=-LN([.H244]/11.159)" office:value-type="float" office:value="0.231218904769916" calcext:value-type="float">
            <text:p>0.231218904769916</text:p>
          </table:table-cell>
          <table:table-cell/>
          <table:table-cell table:formula="of:=[.K244]^2" office:value-type="float" office:value="58656.480481" calcext:value-type="float">
            <text:p>58656.480481</text:p>
          </table:table-cell>
          <table:table-cell/>
          <table:table-cell table:formula="of:=[.L244]^2" office:value-type="float" office:value="0.283729044679138" calcext:value-type="float">
            <text:p>0.283729044679138</text:p>
          </table:table-cell>
          <table:table-cell table:number-columns-repeated="3"/>
          <table:table-cell table:formula="of:=[.N244]^2" office:value-type="float" office:value="58633.716736" calcext:value-type="float">
            <text:p>58633.716736</text:p>
          </table:table-cell>
          <table:table-cell/>
          <table:table-cell table:formula="of:=[.O244]^2" office:value-type="float" office:value="0.109600180342691" calcext:value-type="float">
            <text:p>0.109600180342691</text:p>
          </table:table-cell>
          <table:table-cell table:number-columns-repeated="2"/>
          <table:table-cell table:formula="of:=[.Q244]^2" office:value-type="float" office:value="58563.516001" calcext:value-type="float">
            <text:p>58563.516001</text:p>
          </table:table-cell>
          <table:table-cell/>
          <table:table-cell table:formula="of:=[.R244]^2" office:value-type="float" office:value="0.0534621819229996" calcext:value-type="float">
            <text:p>0.053462181923</text:p>
          </table:table-cell>
          <table:table-cell table:number-columns-repeated="17"/>
          <table:table-cell office:value-type="float" office:value="242.189" calcext:value-type="float">
            <text:p>242.189</text:p>
          </table:table-cell>
          <table:table-cell table:formula="of:=-LN([.BB244]/14.6315)" office:value-type="float" office:value="0.277376429684636" calcext:value-type="float">
            <text:p>0.277376429684636</text:p>
          </table:table-cell>
          <table:table-cell/>
          <table:table-cell office:value-type="float" office:value="11.0873" calcext:value-type="float">
            <text:p>11.0873</text:p>
          </table:table-cell>
          <table:table-cell/>
          <table:table-cell table:formula="of:=[.AY245]^2" office:value-type="float" office:value="59140.403344" calcext:value-type="float">
            <text:p>59140.403344</text:p>
          </table:table-cell>
          <table:table-cell/>
          <table:table-cell table:formula="of:=[.AZ244]^2" office:value-type="float" office:value="0.0769376837445957" calcext:value-type="float">
            <text:p>0.076937683744596</text:p>
          </table:table-cell>
          <table:table-cell/>
        </table:table-row>
        <table:table-row table:style-name="ro1">
          <table:table-cell office:value-type="float" office:value="243.19" calcext:value-type="float">
            <text:p>243.19</text:p>
          </table:table-cell>
          <table:table-cell office:value-type="float" office:value="8.9491" calcext:value-type="float">
            <text:p>8.9491</text:p>
          </table:table-cell>
          <table:table-cell/>
          <table:table-cell office:value-type="float" office:value="243.143" calcext:value-type="float">
            <text:p>243.143</text:p>
          </table:table-cell>
          <table:table-cell office:value-type="float" office:value="6.0942" calcext:value-type="float">
            <text:p>6.0942</text:p>
          </table:table-cell>
          <table:table-cell/>
          <table:table-cell office:value-type="float" office:value="242.999" calcext:value-type="float">
            <text:p>242.999</text:p>
          </table:table-cell>
          <table:table-cell office:value-type="float" office:value="8.8471" calcext:value-type="float">
            <text:p>8.8471</text:p>
          </table:table-cell>
          <table:table-cell table:number-columns-repeated="2"/>
          <table:table-cell office:value-type="float" office:value="243.19" calcext:value-type="float">
            <text:p>243.19</text:p>
          </table:table-cell>
          <table:table-cell table:formula="of:=-LN([.B245]/15.2763)" office:value-type="float" office:value="0.53474963924811" calcext:value-type="float">
            <text:p>0.53474963924811</text:p>
          </table:table-cell>
          <table:table-cell/>
          <table:table-cell office:value-type="float" office:value="243.143" calcext:value-type="float">
            <text:p>243.143</text:p>
          </table:table-cell>
          <table:table-cell table:formula="of:= -LN([.E245]/8.4971)" office:value-type="float" office:value="0.332387429620376" calcext:value-type="float">
            <text:p>0.332387429620376</text:p>
          </table:table-cell>
          <table:table-cell/>
          <table:table-cell office:value-type="float" office:value="242.999" calcext:value-type="float">
            <text:p>242.999</text:p>
          </table:table-cell>
          <table:table-cell table:formula="of:=-LN([.H245]/11.159)" office:value-type="float" office:value="0.232156625499553" calcext:value-type="float">
            <text:p>0.232156625499553</text:p>
          </table:table-cell>
          <table:table-cell/>
          <table:table-cell table:formula="of:=[.K245]^2" office:value-type="float" office:value="59141.3761" calcext:value-type="float">
            <text:p>59141.3761</text:p>
          </table:table-cell>
          <table:table-cell/>
          <table:table-cell table:formula="of:=[.L245]^2" office:value-type="float" office:value="0.285957176675984" calcext:value-type="float">
            <text:p>0.285957176675984</text:p>
          </table:table-cell>
          <table:table-cell table:number-columns-repeated="3"/>
          <table:table-cell table:formula="of:=[.N245]^2" office:value-type="float" office:value="59118.518449" calcext:value-type="float">
            <text:p>59118.518449</text:p>
          </table:table-cell>
          <table:table-cell/>
          <table:table-cell table:formula="of:=[.O245]^2" office:value-type="float" office:value="0.11048140336964" calcext:value-type="float">
            <text:p>0.11048140336964</text:p>
          </table:table-cell>
          <table:table-cell table:number-columns-repeated="2"/>
          <table:table-cell table:formula="of:=[.Q245]^2" office:value-type="float" office:value="59048.514001" calcext:value-type="float">
            <text:p>59048.514001</text:p>
          </table:table-cell>
          <table:table-cell/>
          <table:table-cell table:formula="of:=[.R245]^2" office:value-type="float" office:value="0.0538966987633396" calcext:value-type="float">
            <text:p>0.05389669876334</text:p>
          </table:table-cell>
          <table:table-cell table:number-columns-repeated="17"/>
          <table:table-cell office:value-type="float" office:value="243.188" calcext:value-type="float">
            <text:p>243.188</text:p>
          </table:table-cell>
          <table:table-cell table:formula="of:=-LN([.BB245]/14.6315)" office:value-type="float" office:value="0.278540600434798" calcext:value-type="float">
            <text:p>0.278540600434798</text:p>
          </table:table-cell>
          <table:table-cell/>
          <table:table-cell office:value-type="float" office:value="11.0744" calcext:value-type="float">
            <text:p>11.0744</text:p>
          </table:table-cell>
          <table:table-cell/>
          <table:table-cell table:formula="of:=[.AY246]^2" office:value-type="float" office:value="59627.779344" calcext:value-type="float">
            <text:p>59627.779344</text:p>
          </table:table-cell>
          <table:table-cell/>
          <table:table-cell table:formula="of:=[.AZ245]^2" office:value-type="float" office:value="0.077584866090578" calcext:value-type="float">
            <text:p>0.077584866090578</text:p>
          </table:table-cell>
          <table:table-cell/>
        </table:table-row>
        <table:table-row table:style-name="ro1">
          <table:table-cell office:value-type="float" office:value="244.191" calcext:value-type="float">
            <text:p>244.191</text:p>
          </table:table-cell>
          <table:table-cell office:value-type="float" office:value="8.9297" calcext:value-type="float">
            <text:p>8.9297</text:p>
          </table:table-cell>
          <table:table-cell/>
          <table:table-cell office:value-type="float" office:value="244.144" calcext:value-type="float">
            <text:p>244.144</text:p>
          </table:table-cell>
          <table:table-cell office:value-type="float" office:value="6.0855" calcext:value-type="float">
            <text:p>6.0855</text:p>
          </table:table-cell>
          <table:table-cell/>
          <table:table-cell office:value-type="float" office:value="243.999" calcext:value-type="float">
            <text:p>243.999</text:p>
          </table:table-cell>
          <table:table-cell office:value-type="float" office:value="8.839" calcext:value-type="float">
            <text:p>8.839</text:p>
          </table:table-cell>
          <table:table-cell table:number-columns-repeated="2"/>
          <table:table-cell office:value-type="float" office:value="244.191" calcext:value-type="float">
            <text:p>244.191</text:p>
          </table:table-cell>
          <table:table-cell table:formula="of:=-LN([.B246]/15.2763)" office:value-type="float" office:value="0.536919808120059" calcext:value-type="float">
            <text:p>0.536919808120059</text:p>
          </table:table-cell>
          <table:table-cell/>
          <table:table-cell office:value-type="float" office:value="244.144" calcext:value-type="float">
            <text:p>244.144</text:p>
          </table:table-cell>
          <table:table-cell table:formula="of:= -LN([.E246]/8.4971)" office:value-type="float" office:value="0.333816036479275" calcext:value-type="float">
            <text:p>0.333816036479275</text:p>
          </table:table-cell>
          <table:table-cell/>
          <table:table-cell office:value-type="float" office:value="243.999" calcext:value-type="float">
            <text:p>243.999</text:p>
          </table:table-cell>
          <table:table-cell table:formula="of:=-LN([.H246]/11.159)" office:value-type="float" office:value="0.233072599124753" calcext:value-type="float">
            <text:p>0.233072599124753</text:p>
          </table:table-cell>
          <table:table-cell/>
          <table:table-cell table:formula="of:=[.K246]^2" office:value-type="float" office:value="59629.244481" calcext:value-type="float">
            <text:p>59629.244481</text:p>
          </table:table-cell>
          <table:table-cell/>
          <table:table-cell table:formula="of:=[.L246]^2" office:value-type="float" office:value="0.288282880351681" calcext:value-type="float">
            <text:p>0.288282880351681</text:p>
          </table:table-cell>
          <table:table-cell table:number-columns-repeated="3"/>
          <table:table-cell table:formula="of:=[.N246]^2" office:value-type="float" office:value="59606.292736" calcext:value-type="float">
            <text:p>59606.292736</text:p>
          </table:table-cell>
          <table:table-cell/>
          <table:table-cell table:formula="of:=[.O246]^2" office:value-type="float" office:value="0.111433146210732" calcext:value-type="float">
            <text:p>0.111433146210732</text:p>
          </table:table-cell>
          <table:table-cell table:number-columns-repeated="2"/>
          <table:table-cell table:formula="of:=[.Q246]^2" office:value-type="float" office:value="59535.512001" calcext:value-type="float">
            <text:p>59535.512001</text:p>
          </table:table-cell>
          <table:table-cell/>
          <table:table-cell table:formula="of:=[.R246]^2" office:value-type="float" office:value="0.0543228364627679" calcext:value-type="float">
            <text:p>0.054322836462768</text:p>
          </table:table-cell>
          <table:table-cell table:number-columns-repeated="17"/>
          <table:table-cell office:value-type="float" office:value="244.188" calcext:value-type="float">
            <text:p>244.188</text:p>
          </table:table-cell>
          <table:table-cell table:formula="of:=-LN([.BB246]/14.6315)" office:value-type="float" office:value="0.279715168464377" calcext:value-type="float">
            <text:p>0.279715168464377</text:p>
          </table:table-cell>
          <table:table-cell/>
          <table:table-cell office:value-type="float" office:value="11.0614" calcext:value-type="float">
            <text:p>11.0614</text:p>
          </table:table-cell>
          <table:table-cell/>
          <table:table-cell table:formula="of:=[.AY247]^2" office:value-type="float" office:value="60117.645721" calcext:value-type="float">
            <text:p>60117.645721</text:p>
          </table:table-cell>
          <table:table-cell/>
          <table:table-cell table:formula="of:=[.AZ246]^2" office:value-type="float" office:value="0.078240575469055" calcext:value-type="float">
            <text:p>0.078240575469055</text:p>
          </table:table-cell>
          <table:table-cell/>
        </table:table-row>
        <table:table-row table:style-name="ro1">
          <table:table-cell office:value-type="float" office:value="245.191" calcext:value-type="float">
            <text:p>245.191</text:p>
          </table:table-cell>
          <table:table-cell office:value-type="float" office:value="8.9098" calcext:value-type="float">
            <text:p>8.9098</text:p>
          </table:table-cell>
          <table:table-cell/>
          <table:table-cell office:value-type="float" office:value="245.144" calcext:value-type="float">
            <text:p>245.144</text:p>
          </table:table-cell>
          <table:table-cell office:value-type="float" office:value="6.0782" calcext:value-type="float">
            <text:p>6.0782</text:p>
          </table:table-cell>
          <table:table-cell/>
          <table:table-cell office:value-type="float" office:value="244.999" calcext:value-type="float">
            <text:p>244.999</text:p>
          </table:table-cell>
          <table:table-cell office:value-type="float" office:value="8.8304" calcext:value-type="float">
            <text:p>8.8304</text:p>
          </table:table-cell>
          <table:table-cell table:number-columns-repeated="2"/>
          <table:table-cell office:value-type="float" office:value="245.191" calcext:value-type="float">
            <text:p>245.191</text:p>
          </table:table-cell>
          <table:table-cell table:formula="of:=-LN([.B247]/15.2763)" office:value-type="float" office:value="0.539150813277621" calcext:value-type="float">
            <text:p>0.539150813277621</text:p>
          </table:table-cell>
          <table:table-cell/>
          <table:table-cell office:value-type="float" office:value="245.144" calcext:value-type="float">
            <text:p>245.144</text:p>
          </table:table-cell>
          <table:table-cell table:formula="of:= -LN([.E247]/8.4971)" office:value-type="float" office:value="0.335016329297484" calcext:value-type="float">
            <text:p>0.335016329297484</text:p>
          </table:table-cell>
          <table:table-cell/>
          <table:table-cell office:value-type="float" office:value="244.999" calcext:value-type="float">
            <text:p>244.999</text:p>
          </table:table-cell>
          <table:table-cell table:formula="of:=-LN([.H247]/11.159)" office:value-type="float" office:value="0.234046033500465" calcext:value-type="float">
            <text:p>0.234046033500465</text:p>
          </table:table-cell>
          <table:table-cell/>
          <table:table-cell table:formula="of:=[.K247]^2" office:value-type="float" office:value="60118.626481" calcext:value-type="float">
            <text:p>60118.626481</text:p>
          </table:table-cell>
          <table:table-cell/>
          <table:table-cell table:formula="of:=[.L247]^2" office:value-type="float" office:value="0.29068359945792" calcext:value-type="float">
            <text:p>0.29068359945792</text:p>
          </table:table-cell>
          <table:table-cell table:number-columns-repeated="3"/>
          <table:table-cell table:formula="of:=[.N247]^2" office:value-type="float" office:value="60095.580736" calcext:value-type="float">
            <text:p>60095.580736</text:p>
          </table:table-cell>
          <table:table-cell/>
          <table:table-cell table:formula="of:=[.O247]^2" office:value-type="float" office:value="0.11223594089596" calcext:value-type="float">
            <text:p>0.11223594089596</text:p>
          </table:table-cell>
          <table:table-cell table:number-columns-repeated="2"/>
          <table:table-cell table:formula="of:=[.Q247]^2" office:value-type="float" office:value="60024.510001" calcext:value-type="float">
            <text:p>60024.510001</text:p>
          </table:table-cell>
          <table:table-cell/>
          <table:table-cell table:formula="of:=[.R247]^2" office:value-type="float" office:value="0.0547775457973006" calcext:value-type="float">
            <text:p>0.054777545797301</text:p>
          </table:table-cell>
          <table:table-cell table:number-columns-repeated="17"/>
          <table:table-cell office:value-type="float" office:value="245.189" calcext:value-type="float">
            <text:p>245.189</text:p>
          </table:table-cell>
          <table:table-cell table:formula="of:=-LN([.BB247]/14.6315)" office:value-type="float" office:value="0.280854914044605" calcext:value-type="float">
            <text:p>0.280854914044605</text:p>
          </table:table-cell>
          <table:table-cell/>
          <table:table-cell office:value-type="float" office:value="11.0488" calcext:value-type="float">
            <text:p>11.0488</text:p>
          </table:table-cell>
          <table:table-cell/>
          <table:table-cell table:formula="of:=[.AY248]^2" office:value-type="float" office:value="60609.023721" calcext:value-type="float">
            <text:p>60609.023721</text:p>
          </table:table-cell>
          <table:table-cell/>
          <table:table-cell table:formula="of:=[.AZ247]^2" office:value-type="float" office:value="0.0788794827430024" calcext:value-type="float">
            <text:p>0.078879482743002</text:p>
          </table:table-cell>
          <table:table-cell/>
        </table:table-row>
        <table:table-row table:style-name="ro1">
          <table:table-cell office:value-type="float" office:value="246.191" calcext:value-type="float">
            <text:p>246.191</text:p>
          </table:table-cell>
          <table:table-cell office:value-type="float" office:value="8.8906" calcext:value-type="float">
            <text:p>8.8906</text:p>
          </table:table-cell>
          <table:table-cell/>
          <table:table-cell office:value-type="float" office:value="246.144" calcext:value-type="float">
            <text:p>246.144</text:p>
          </table:table-cell>
          <table:table-cell office:value-type="float" office:value="6.0718" calcext:value-type="float">
            <text:p>6.0718</text:p>
          </table:table-cell>
          <table:table-cell/>
          <table:table-cell office:value-type="float" office:value="245.998" calcext:value-type="float">
            <text:p>245.998</text:p>
          </table:table-cell>
          <table:table-cell office:value-type="float" office:value="8.8228" calcext:value-type="float">
            <text:p>8.8228</text:p>
          </table:table-cell>
          <table:table-cell table:number-columns-repeated="2"/>
          <table:table-cell office:value-type="float" office:value="246.191" calcext:value-type="float">
            <text:p>246.191</text:p>
          </table:table-cell>
          <table:table-cell table:formula="of:=-LN([.B248]/15.2763)" office:value-type="float" office:value="0.541308069007381" calcext:value-type="float">
            <text:p>0.541308069007381</text:p>
          </table:table-cell>
          <table:table-cell/>
          <table:table-cell office:value-type="float" office:value="246.144" calcext:value-type="float">
            <text:p>246.144</text:p>
          </table:table-cell>
          <table:table-cell table:formula="of:= -LN([.E248]/8.4971)" office:value-type="float" office:value="0.336069827337307" calcext:value-type="float">
            <text:p>0.336069827337307</text:p>
          </table:table-cell>
          <table:table-cell/>
          <table:table-cell office:value-type="float" office:value="245.998" calcext:value-type="float">
            <text:p>245.998</text:p>
          </table:table-cell>
          <table:table-cell table:formula="of:=-LN([.H248]/11.159)" office:value-type="float" office:value="0.234907067247268" calcext:value-type="float">
            <text:p>0.234907067247268</text:p>
          </table:table-cell>
          <table:table-cell/>
          <table:table-cell table:formula="of:=[.K248]^2" office:value-type="float" office:value="60610.008481" calcext:value-type="float">
            <text:p>60610.008481</text:p>
          </table:table-cell>
          <table:table-cell/>
          <table:table-cell table:formula="of:=[.L248]^2" office:value-type="float" office:value="0.293014425572499" calcext:value-type="float">
            <text:p>0.293014425572499</text:p>
          </table:table-cell>
          <table:table-cell table:number-columns-repeated="3"/>
          <table:table-cell table:formula="of:=[.N248]^2" office:value-type="float" office:value="60586.868736" calcext:value-type="float">
            <text:p>60586.868736</text:p>
          </table:table-cell>
          <table:table-cell/>
          <table:table-cell table:formula="of:=[.O248]^2" office:value-type="float" office:value="0.112942928846527" calcext:value-type="float">
            <text:p>0.112942928846527</text:p>
          </table:table-cell>
          <table:table-cell table:number-columns-repeated="2"/>
          <table:table-cell table:formula="of:=[.Q248]^2" office:value-type="float" office:value="60515.016004" calcext:value-type="float">
            <text:p>60515.016004</text:p>
          </table:table-cell>
          <table:table-cell/>
          <table:table-cell table:formula="of:=[.R248]^2" office:value-type="float" office:value="0.0551813302427127" calcext:value-type="float">
            <text:p>0.055181330242713</text:p>
          </table:table-cell>
          <table:table-cell table:number-columns-repeated="17"/>
          <table:table-cell office:value-type="float" office:value="246.189" calcext:value-type="float">
            <text:p>246.189</text:p>
          </table:table-cell>
          <table:table-cell table:formula="of:=-LN([.BB248]/14.6315)" office:value-type="float" office:value="0.281995960127203" calcext:value-type="float">
            <text:p>0.281995960127203</text:p>
          </table:table-cell>
          <table:table-cell/>
          <table:table-cell office:value-type="float" office:value="11.0362" calcext:value-type="float">
            <text:p>11.0362</text:p>
          </table:table-cell>
          <table:table-cell/>
          <table:table-cell table:formula="of:=[.AY249]^2" office:value-type="float" office:value="61102.401721" calcext:value-type="float">
            <text:p>61102.401721</text:p>
          </table:table-cell>
          <table:table-cell/>
          <table:table-cell table:formula="of:=[.AZ248]^2" office:value-type="float" office:value="0.0795217215280629" calcext:value-type="float">
            <text:p>0.079521721528063</text:p>
          </table:table-cell>
          <table:table-cell/>
        </table:table-row>
        <table:table-row table:style-name="ro1">
          <table:table-cell office:value-type="float" office:value="247.191" calcext:value-type="float">
            <text:p>247.191</text:p>
          </table:table-cell>
          <table:table-cell office:value-type="float" office:value="8.8726" calcext:value-type="float">
            <text:p>8.8726</text:p>
          </table:table-cell>
          <table:table-cell/>
          <table:table-cell office:value-type="float" office:value="247.143" calcext:value-type="float">
            <text:p>247.143</text:p>
          </table:table-cell>
          <table:table-cell office:value-type="float" office:value="6.0636" calcext:value-type="float">
            <text:p>6.0636</text:p>
          </table:table-cell>
          <table:table-cell/>
          <table:table-cell office:value-type="float" office:value="246.999" calcext:value-type="float">
            <text:p>246.999</text:p>
          </table:table-cell>
          <table:table-cell office:value-type="float" office:value="8.8141" calcext:value-type="float">
            <text:p>8.8141</text:p>
          </table:table-cell>
          <table:table-cell table:number-columns-repeated="2"/>
          <table:table-cell office:value-type="float" office:value="247.191" calcext:value-type="float">
            <text:p>247.191</text:p>
          </table:table-cell>
          <table:table-cell table:formula="of:=-LN([.B249]/15.2763)" office:value-type="float" office:value="0.543334731563794" calcext:value-type="float">
            <text:p>0.543334731563794</text:p>
          </table:table-cell>
          <table:table-cell/>
          <table:table-cell office:value-type="float" office:value="247.143" calcext:value-type="float">
            <text:p>247.143</text:p>
          </table:table-cell>
          <table:table-cell table:formula="of:= -LN([.E249]/8.4971)" office:value-type="float" office:value="0.337421245708023" calcext:value-type="float">
            <text:p>0.337421245708023</text:p>
          </table:table-cell>
          <table:table-cell/>
          <table:table-cell office:value-type="float" office:value="246.999" calcext:value-type="float">
            <text:p>246.999</text:p>
          </table:table-cell>
          <table:table-cell table:formula="of:=-LN([.H249]/11.159)" office:value-type="float" office:value="0.235893635261563" calcext:value-type="float">
            <text:p>0.235893635261563</text:p>
          </table:table-cell>
          <table:table-cell/>
          <table:table-cell table:formula="of:=[.K249]^2" office:value-type="float" office:value="61103.390481" calcext:value-type="float">
            <text:p>61103.390481</text:p>
          </table:table-cell>
          <table:table-cell/>
          <table:table-cell table:formula="of:=[.L249]^2" office:value-type="float" office:value="0.2952126305235" calcext:value-type="float">
            <text:p>0.2952126305235</text:p>
          </table:table-cell>
          <table:table-cell table:number-columns-repeated="3"/>
          <table:table-cell table:formula="of:=[.N249]^2" office:value-type="float" office:value="61079.662449" calcext:value-type="float">
            <text:p>61079.662449</text:p>
          </table:table-cell>
          <table:table-cell/>
          <table:table-cell table:formula="of:=[.O249]^2" office:value-type="float" office:value="0.113853097055154" calcext:value-type="float">
            <text:p>0.113853097055154</text:p>
          </table:table-cell>
          <table:table-cell table:number-columns-repeated="2"/>
          <table:table-cell table:formula="of:=[.Q249]^2" office:value-type="float" office:value="61008.506001" calcext:value-type="float">
            <text:p>61008.506001</text:p>
          </table:table-cell>
          <table:table-cell/>
          <table:table-cell table:formula="of:=[.R249]^2" office:value-type="float" office:value="0.0556458071569153" calcext:value-type="float">
            <text:p>0.055645807156915</text:p>
          </table:table-cell>
          <table:table-cell table:number-columns-repeated="17"/>
          <table:table-cell office:value-type="float" office:value="247.189" calcext:value-type="float">
            <text:p>247.189</text:p>
          </table:table-cell>
          <table:table-cell table:formula="of:=-LN([.BB249]/14.6315)" office:value-type="float" office:value="0.283138309683428" calcext:value-type="float">
            <text:p>0.283138309683428</text:p>
          </table:table-cell>
          <table:table-cell/>
          <table:table-cell office:value-type="float" office:value="11.0236" calcext:value-type="float">
            <text:p>11.0236</text:p>
          </table:table-cell>
          <table:table-cell/>
          <table:table-cell table:formula="of:=[.AY250]^2" office:value-type="float" office:value="61597.283344" calcext:value-type="float">
            <text:p>61597.283344</text:p>
          </table:table-cell>
          <table:table-cell/>
          <table:table-cell table:formula="of:=[.AZ249]^2" office:value-type="float" office:value="0.0801673024103887" calcext:value-type="float">
            <text:p>0.080167302410389</text:p>
          </table:table-cell>
          <table:table-cell/>
        </table:table-row>
        <table:table-row table:style-name="ro1">
          <table:table-cell office:value-type="float" office:value="248.191" calcext:value-type="float">
            <text:p>248.191</text:p>
          </table:table-cell>
          <table:table-cell office:value-type="float" office:value="8.8522" calcext:value-type="float">
            <text:p>8.8522</text:p>
          </table:table-cell>
          <table:table-cell/>
          <table:table-cell office:value-type="float" office:value="248.143" calcext:value-type="float">
            <text:p>248.143</text:p>
          </table:table-cell>
          <table:table-cell office:value-type="float" office:value="6.0545" calcext:value-type="float">
            <text:p>6.0545</text:p>
          </table:table-cell>
          <table:table-cell/>
          <table:table-cell office:value-type="float" office:value="247.999" calcext:value-type="float">
            <text:p>247.999</text:p>
          </table:table-cell>
          <table:table-cell office:value-type="float" office:value="8.8065" calcext:value-type="float">
            <text:p>8.8065</text:p>
          </table:table-cell>
          <table:table-cell table:number-columns-repeated="2"/>
          <table:table-cell office:value-type="float" office:value="248.191" calcext:value-type="float">
            <text:p>248.191</text:p>
          </table:table-cell>
          <table:table-cell table:formula="of:=-LN([.B250]/15.2763)" office:value-type="float" office:value="0.545636592121606" calcext:value-type="float">
            <text:p>0.545636592121606</text:p>
          </table:table-cell>
          <table:table-cell/>
          <table:table-cell office:value-type="float" office:value="248.143" calcext:value-type="float">
            <text:p>248.143</text:p>
          </table:table-cell>
          <table:table-cell table:formula="of:= -LN([.E250]/8.4971)" office:value-type="float" office:value="0.338923131599465" calcext:value-type="float">
            <text:p>0.338923131599465</text:p>
          </table:table-cell>
          <table:table-cell/>
          <table:table-cell office:value-type="float" office:value="247.999" calcext:value-type="float">
            <text:p>247.999</text:p>
          </table:table-cell>
          <table:table-cell table:formula="of:=-LN([.H250]/11.159)" office:value-type="float" office:value="0.236756262013351" calcext:value-type="float">
            <text:p>0.236756262013351</text:p>
          </table:table-cell>
          <table:table-cell/>
          <table:table-cell table:formula="of:=[.K250]^2" office:value-type="float" office:value="61598.772481" calcext:value-type="float">
            <text:p>61598.772481</text:p>
          </table:table-cell>
          <table:table-cell/>
          <table:table-cell table:formula="of:=[.L250]^2" office:value-type="float" office:value="0.29771929066208" calcext:value-type="float">
            <text:p>0.29771929066208</text:p>
          </table:table-cell>
          <table:table-cell table:number-columns-repeated="3"/>
          <table:table-cell table:formula="of:=[.N250]^2" office:value-type="float" office:value="61574.948449" calcext:value-type="float">
            <text:p>61574.948449</text:p>
          </table:table-cell>
          <table:table-cell/>
          <table:table-cell table:formula="of:=[.O250]^2" office:value-type="float" office:value="0.114868889133188" calcext:value-type="float">
            <text:p>0.114868889133188</text:p>
          </table:table-cell>
          <table:table-cell table:number-columns-repeated="2"/>
          <table:table-cell table:formula="of:=[.Q250]^2" office:value-type="float" office:value="61503.504001" calcext:value-type="float">
            <text:p>61503.504001</text:p>
          </table:table-cell>
          <table:table-cell/>
          <table:table-cell table:formula="of:=[.R250]^2" office:value-type="float" office:value="0.0560535276025345" calcext:value-type="float">
            <text:p>0.056053527602535</text:p>
          </table:table-cell>
          <table:table-cell table:number-columns-repeated="17"/>
          <table:table-cell office:value-type="float" office:value="248.188" calcext:value-type="float">
            <text:p>248.188</text:p>
          </table:table-cell>
          <table:table-cell table:formula="of:=-LN([.BB250]/14.6315)" office:value-type="float" office:value="0.284272883908708" calcext:value-type="float">
            <text:p>0.284272883908708</text:p>
          </table:table-cell>
          <table:table-cell/>
          <table:table-cell office:value-type="float" office:value="11.0111" calcext:value-type="float">
            <text:p>11.0111</text:p>
          </table:table-cell>
          <table:table-cell/>
          <table:table-cell table:formula="of:=[.AY251]^2" office:value-type="float" office:value="62095.157721" calcext:value-type="float">
            <text:p>62095.157721</text:p>
          </table:table-cell>
          <table:table-cell/>
          <table:table-cell table:formula="of:=[.AZ250]^2" office:value-type="float" office:value="0.080811072525774" calcext:value-type="float">
            <text:p>0.080811072525774</text:p>
          </table:table-cell>
          <table:table-cell/>
        </table:table-row>
        <table:table-row table:style-name="ro1">
          <table:table-cell office:value-type="float" office:value="249.191" calcext:value-type="float">
            <text:p>249.191</text:p>
          </table:table-cell>
          <table:table-cell office:value-type="float" office:value="8.8336" calcext:value-type="float">
            <text:p>8.8336</text:p>
          </table:table-cell>
          <table:table-cell/>
          <table:table-cell office:value-type="float" office:value="249.143" calcext:value-type="float">
            <text:p>249.143</text:p>
          </table:table-cell>
          <table:table-cell office:value-type="float" office:value="6.0475" calcext:value-type="float">
            <text:p>6.0475</text:p>
          </table:table-cell>
          <table:table-cell/>
          <table:table-cell office:value-type="float" office:value="248.999" calcext:value-type="float">
            <text:p>248.999</text:p>
          </table:table-cell>
          <table:table-cell office:value-type="float" office:value="8.7982" calcext:value-type="float">
            <text:p>8.7982</text:p>
          </table:table-cell>
          <table:table-cell table:number-columns-repeated="2"/>
          <table:table-cell office:value-type="float" office:value="249.191" calcext:value-type="float">
            <text:p>249.191</text:p>
          </table:table-cell>
          <table:table-cell table:formula="of:=-LN([.B251]/15.2763)" office:value-type="float" office:value="0.547739975271652" calcext:value-type="float">
            <text:p>0.547739975271652</text:p>
          </table:table-cell>
          <table:table-cell/>
          <table:table-cell office:value-type="float" office:value="249.143" calcext:value-type="float">
            <text:p>249.143</text:p>
          </table:table-cell>
          <table:table-cell table:formula="of:= -LN([.E251]/8.4971)" office:value-type="float" office:value="0.340079965309704" calcext:value-type="float">
            <text:p>0.340079965309704</text:p>
          </table:table-cell>
          <table:table-cell/>
          <table:table-cell office:value-type="float" office:value="248.999" calcext:value-type="float">
            <text:p>248.999</text:p>
          </table:table-cell>
          <table:table-cell table:formula="of:=-LN([.H251]/11.159)" office:value-type="float" office:value="0.237699192096223" calcext:value-type="float">
            <text:p>0.237699192096223</text:p>
          </table:table-cell>
          <table:table-cell/>
          <table:table-cell table:formula="of:=[.K251]^2" office:value-type="float" office:value="62096.154481" calcext:value-type="float">
            <text:p>62096.154481</text:p>
          </table:table-cell>
          <table:table-cell/>
          <table:table-cell table:formula="of:=[.L251]^2" office:value-type="float" office:value="0.30001908051059" calcext:value-type="float">
            <text:p>0.30001908051059</text:p>
          </table:table-cell>
          <table:table-cell table:number-columns-repeated="3"/>
          <table:table-cell table:formula="of:=[.N251]^2" office:value-type="float" office:value="62072.234449" calcext:value-type="float">
            <text:p>62072.234449</text:p>
          </table:table-cell>
          <table:table-cell/>
          <table:table-cell table:formula="of:=[.O251]^2" office:value-type="float" office:value="0.115654382805049" calcext:value-type="float">
            <text:p>0.115654382805049</text:p>
          </table:table-cell>
          <table:table-cell table:number-columns-repeated="2"/>
          <table:table-cell table:formula="of:=[.Q251]^2" office:value-type="float" office:value="62000.502001" calcext:value-type="float">
            <text:p>62000.502001</text:p>
          </table:table-cell>
          <table:table-cell/>
          <table:table-cell table:formula="of:=[.R251]^2" office:value-type="float" office:value="0.0565009059231973" calcext:value-type="float">
            <text:p>0.056500905923197</text:p>
          </table:table-cell>
          <table:table-cell table:number-columns-repeated="17"/>
          <table:table-cell office:value-type="float" office:value="249.189" calcext:value-type="float">
            <text:p>249.189</text:p>
          </table:table-cell>
          <table:table-cell table:formula="of:=-LN([.BB251]/14.6315)" office:value-type="float" office:value="0.28540874685495" calcext:value-type="float">
            <text:p>0.28540874685495</text:p>
          </table:table-cell>
          <table:table-cell/>
          <table:table-cell office:value-type="float" office:value="10.9986" calcext:value-type="float">
            <text:p>10.9986</text:p>
          </table:table-cell>
          <table:table-cell/>
          <table:table-cell table:formula="of:=[.AY252]^2" office:value-type="float" office:value="62594.035344" calcext:value-type="float">
            <text:p>62594.035344</text:p>
          </table:table-cell>
          <table:table-cell/>
          <table:table-cell table:formula="of:=[.AZ251]^2" office:value-type="float" office:value="0.0814581527813128" calcext:value-type="float">
            <text:p>0.081458152781313</text:p>
          </table:table-cell>
          <table:table-cell/>
        </table:table-row>
        <table:table-row table:style-name="ro1">
          <table:table-cell office:value-type="float" office:value="250.191" calcext:value-type="float">
            <text:p>250.191</text:p>
          </table:table-cell>
          <table:table-cell office:value-type="float" office:value="8.814" calcext:value-type="float">
            <text:p>8.814</text:p>
          </table:table-cell>
          <table:table-cell/>
          <table:table-cell office:value-type="float" office:value="250.143" calcext:value-type="float">
            <text:p>250.143</text:p>
          </table:table-cell>
          <table:table-cell office:value-type="float" office:value="6.0396" calcext:value-type="float">
            <text:p>6.0396</text:p>
          </table:table-cell>
          <table:table-cell/>
          <table:table-cell office:value-type="float" office:value="249.999" calcext:value-type="float">
            <text:p>249.999</text:p>
          </table:table-cell>
          <table:table-cell office:value-type="float" office:value="8.7897" calcext:value-type="float">
            <text:p>8.7897</text:p>
          </table:table-cell>
          <table:table-cell table:number-columns-repeated="2"/>
          <table:table-cell office:value-type="float" office:value="250.191" calcext:value-type="float">
            <text:p>250.191</text:p>
          </table:table-cell>
          <table:table-cell table:formula="of:=-LN([.B252]/15.2763)" office:value-type="float" office:value="0.5499612413995" calcext:value-type="float">
            <text:p>0.5499612413995</text:p>
          </table:table-cell>
          <table:table-cell/>
          <table:table-cell office:value-type="float" office:value="250.143" calcext:value-type="float">
            <text:p>250.143</text:p>
          </table:table-cell>
          <table:table-cell table:formula="of:= -LN([.E252]/8.4971)" office:value-type="float" office:value="0.341387144223572" calcext:value-type="float">
            <text:p>0.341387144223572</text:p>
          </table:table-cell>
          <table:table-cell/>
          <table:table-cell office:value-type="float" office:value="249.999" calcext:value-type="float">
            <text:p>249.999</text:p>
          </table:table-cell>
          <table:table-cell table:formula="of:=-LN([.H252]/11.159)" office:value-type="float" office:value="0.238665765781743" calcext:value-type="float">
            <text:p>0.238665765781743</text:p>
          </table:table-cell>
          <table:table-cell/>
          <table:table-cell table:formula="of:=[.K252]^2" office:value-type="float" office:value="62595.536481" calcext:value-type="float">
            <text:p>62595.536481</text:p>
          </table:table-cell>
          <table:table-cell/>
          <table:table-cell table:formula="of:=[.L252]^2" office:value-type="float" office:value="0.302457367041679" calcext:value-type="float">
            <text:p>0.302457367041679</text:p>
          </table:table-cell>
          <table:table-cell table:number-columns-repeated="3"/>
          <table:table-cell table:formula="of:=[.N252]^2" office:value-type="float" office:value="62571.520449" calcext:value-type="float">
            <text:p>62571.520449</text:p>
          </table:table-cell>
          <table:table-cell/>
          <table:table-cell table:formula="of:=[.O252]^2" office:value-type="float" office:value="0.116545182241126" calcext:value-type="float">
            <text:p>0.116545182241126</text:p>
          </table:table-cell>
          <table:table-cell table:number-columns-repeated="2"/>
          <table:table-cell table:formula="of:=[.Q252]^2" office:value-type="float" office:value="62499.500001" calcext:value-type="float">
            <text:p>62499.500001</text:p>
          </table:table-cell>
          <table:table-cell/>
          <table:table-cell table:formula="of:=[.R252]^2" office:value-type="float" office:value="0.0569613477561856" calcext:value-type="float">
            <text:p>0.056961347756186</text:p>
          </table:table-cell>
          <table:table-cell table:number-columns-repeated="17"/>
          <table:table-cell office:value-type="float" office:value="250.188" calcext:value-type="float">
            <text:p>250.188</text:p>
          </table:table-cell>
          <table:table-cell table:formula="of:=-LN([.BB252]/14.6315)" office:value-type="float" office:value="0.286509492471002" calcext:value-type="float">
            <text:p>0.286509492471002</text:p>
          </table:table-cell>
          <table:table-cell/>
          <table:table-cell office:value-type="float" office:value="10.9865" calcext:value-type="float">
            <text:p>10.9865</text:p>
          </table:table-cell>
          <table:table-cell/>
          <table:table-cell table:formula="of:=[.AY253]^2" office:value-type="float" office:value="63095.913721" calcext:value-type="float">
            <text:p>63095.913721</text:p>
          </table:table-cell>
          <table:table-cell/>
          <table:table-cell table:formula="of:=[.AZ252]^2" office:value-type="float" office:value="0.0820876892759913" calcext:value-type="float">
            <text:p>0.082087689275991</text:p>
          </table:table-cell>
          <table:table-cell/>
        </table:table-row>
        <table:table-row table:style-name="ro1">
          <table:table-cell office:value-type="float" office:value="251.191" calcext:value-type="float">
            <text:p>251.191</text:p>
          </table:table-cell>
          <table:table-cell office:value-type="float" office:value="8.7947" calcext:value-type="float">
            <text:p>8.7947</text:p>
          </table:table-cell>
          <table:table-cell/>
          <table:table-cell office:value-type="float" office:value="251.143" calcext:value-type="float">
            <text:p>251.143</text:p>
          </table:table-cell>
          <table:table-cell office:value-type="float" office:value="6.031" calcext:value-type="float">
            <text:p>6.031</text:p>
          </table:table-cell>
          <table:table-cell/>
          <table:table-cell office:value-type="float" office:value="250.998" calcext:value-type="float">
            <text:p>250.998</text:p>
          </table:table-cell>
          <table:table-cell office:value-type="float" office:value="8.7816" calcext:value-type="float">
            <text:p>8.7816</text:p>
          </table:table-cell>
          <table:table-cell table:number-columns-repeated="2"/>
          <table:table-cell office:value-type="float" office:value="251.191" calcext:value-type="float">
            <text:p>251.191</text:p>
          </table:table-cell>
          <table:table-cell table:formula="of:=-LN([.B253]/15.2763)" office:value-type="float" office:value="0.55215334050148" calcext:value-type="float">
            <text:p>0.55215334050148</text:p>
          </table:table-cell>
          <table:table-cell/>
          <table:table-cell office:value-type="float" office:value="251.143" calcext:value-type="float">
            <text:p>251.143</text:p>
          </table:table-cell>
          <table:table-cell table:formula="of:= -LN([.E253]/8.4971)" office:value-type="float" office:value="0.3428120943429" calcext:value-type="float">
            <text:p>0.3428120943429</text:p>
          </table:table-cell>
          <table:table-cell/>
          <table:table-cell office:value-type="float" office:value="250.998" calcext:value-type="float">
            <text:p>250.998</text:p>
          </table:table-cell>
          <table:table-cell table:formula="of:=-LN([.H253]/11.159)" office:value-type="float" office:value="0.239587723812595" calcext:value-type="float">
            <text:p>0.239587723812595</text:p>
          </table:table-cell>
          <table:table-cell/>
          <table:table-cell table:formula="of:=[.K253]^2" office:value-type="float" office:value="63096.918481" calcext:value-type="float">
            <text:p>63096.918481</text:p>
          </table:table-cell>
          <table:table-cell/>
          <table:table-cell table:formula="of:=[.L253]^2" office:value-type="float" office:value="0.304873311426943" calcext:value-type="float">
            <text:p>0.304873311426943</text:p>
          </table:table-cell>
          <table:table-cell table:number-columns-repeated="3"/>
          <table:table-cell table:formula="of:=[.N253]^2" office:value-type="float" office:value="63072.806449" calcext:value-type="float">
            <text:p>63072.806449</text:p>
          </table:table-cell>
          <table:table-cell/>
          <table:table-cell table:formula="of:=[.O253]^2" office:value-type="float" office:value="0.117520132027765" calcext:value-type="float">
            <text:p>0.117520132027765</text:p>
          </table:table-cell>
          <table:table-cell table:number-columns-repeated="2"/>
          <table:table-cell table:formula="of:=[.Q253]^2" office:value-type="float" office:value="62999.996004" calcext:value-type="float">
            <text:p>62999.996004</text:p>
          </table:table-cell>
          <table:table-cell/>
          <table:table-cell table:formula="of:=[.R253]^2" office:value-type="float" office:value="0.0574022774017001" calcext:value-type="float">
            <text:p>0.0574022774017</text:p>
          </table:table-cell>
          <table:table-cell table:number-columns-repeated="17"/>
          <table:table-cell office:value-type="float" office:value="251.189" calcext:value-type="float">
            <text:p>251.189</text:p>
          </table:table-cell>
          <table:table-cell table:formula="of:=-LN([.BB253]/14.6315)" office:value-type="float" office:value="0.287666125250685" calcext:value-type="float">
            <text:p>0.287666125250685</text:p>
          </table:table-cell>
          <table:table-cell/>
          <table:table-cell office:value-type="float" office:value="10.9738" calcext:value-type="float">
            <text:p>10.9738</text:p>
          </table:table-cell>
          <table:table-cell/>
          <table:table-cell table:formula="of:=[.AY254]^2" office:value-type="float" office:value="63598.787344" calcext:value-type="float">
            <text:p>63598.787344</text:p>
          </table:table-cell>
          <table:table-cell/>
          <table:table-cell table:formula="of:=[.AZ253]^2" office:value-type="float" office:value="0.082751799616743" calcext:value-type="float">
            <text:p>0.082751799616743</text:p>
          </table:table-cell>
          <table:table-cell/>
        </table:table-row>
        <table:table-row table:style-name="ro1">
          <table:table-cell office:value-type="float" office:value="252.191" calcext:value-type="float">
            <text:p>252.191</text:p>
          </table:table-cell>
          <table:table-cell office:value-type="float" office:value="8.7762" calcext:value-type="float">
            <text:p>8.7762</text:p>
          </table:table-cell>
          <table:table-cell/>
          <table:table-cell office:value-type="float" office:value="252.144" calcext:value-type="float">
            <text:p>252.144</text:p>
          </table:table-cell>
          <table:table-cell office:value-type="float" office:value="6.0243" calcext:value-type="float">
            <text:p>6.0243</text:p>
          </table:table-cell>
          <table:table-cell/>
          <table:table-cell office:value-type="float" office:value="251.999" calcext:value-type="float">
            <text:p>251.999</text:p>
          </table:table-cell>
          <table:table-cell office:value-type="float" office:value="8.7729" calcext:value-type="float">
            <text:p>8.7729</text:p>
          </table:table-cell>
          <table:table-cell table:number-columns-repeated="2"/>
          <table:table-cell office:value-type="float" office:value="252.191" calcext:value-type="float">
            <text:p>252.191</text:p>
          </table:table-cell>
          <table:table-cell table:formula="of:=-LN([.B254]/15.2763)" office:value-type="float" office:value="0.554259095680335" calcext:value-type="float">
            <text:p>0.554259095680335</text:p>
          </table:table-cell>
          <table:table-cell/>
          <table:table-cell office:value-type="float" office:value="252.144" calcext:value-type="float">
            <text:p>252.144</text:p>
          </table:table-cell>
          <table:table-cell table:formula="of:= -LN([.E254]/8.4971)" office:value-type="float" office:value="0.343923638757363" calcext:value-type="float">
            <text:p>0.343923638757363</text:p>
          </table:table-cell>
          <table:table-cell/>
          <table:table-cell office:value-type="float" office:value="251.999" calcext:value-type="float">
            <text:p>251.999</text:p>
          </table:table-cell>
          <table:table-cell table:formula="of:=-LN([.H254]/11.159)" office:value-type="float" office:value="0.240578922731652" calcext:value-type="float">
            <text:p>0.240578922731652</text:p>
          </table:table-cell>
          <table:table-cell/>
          <table:table-cell table:formula="of:=[.K254]^2" office:value-type="float" office:value="63600.300481" calcext:value-type="float">
            <text:p>63600.300481</text:p>
          </table:table-cell>
          <table:table-cell/>
          <table:table-cell table:formula="of:=[.L254]^2" office:value-type="float" office:value="0.307203145144382" calcext:value-type="float">
            <text:p>0.307203145144382</text:p>
          </table:table-cell>
          <table:table-cell table:number-columns-repeated="3"/>
          <table:table-cell table:formula="of:=[.N254]^2" office:value-type="float" office:value="63576.596736" calcext:value-type="float">
            <text:p>63576.596736</text:p>
          </table:table-cell>
          <table:table-cell/>
          <table:table-cell table:formula="of:=[.O254]^2" office:value-type="float" office:value="0.118283469296105" calcext:value-type="float">
            <text:p>0.118283469296105</text:p>
          </table:table-cell>
          <table:table-cell table:number-columns-repeated="2"/>
          <table:table-cell table:formula="of:=[.Q254]^2" office:value-type="float" office:value="63503.496001" calcext:value-type="float">
            <text:p>63503.496001</text:p>
          </table:table-cell>
          <table:table-cell/>
          <table:table-cell table:formula="of:=[.R254]^2" office:value-type="float" office:value="0.0578782180627221" calcext:value-type="float">
            <text:p>0.057878218062722</text:p>
          </table:table-cell>
          <table:table-cell table:number-columns-repeated="17"/>
          <table:table-cell office:value-type="float" office:value="252.188" calcext:value-type="float">
            <text:p>252.188</text:p>
          </table:table-cell>
          <table:table-cell table:formula="of:=-LN([.BB254]/14.6315)" office:value-type="float" office:value="0.28882409737904" calcext:value-type="float">
            <text:p>0.28882409737904</text:p>
          </table:table-cell>
          <table:table-cell/>
          <table:table-cell office:value-type="float" office:value="10.9611" calcext:value-type="float">
            <text:p>10.9611</text:p>
          </table:table-cell>
          <table:table-cell/>
          <table:table-cell table:formula="of:=[.AY255]^2" office:value-type="float" office:value="64104.163344" calcext:value-type="float">
            <text:p>64104.163344</text:p>
          </table:table-cell>
          <table:table-cell/>
          <table:table-cell table:formula="of:=[.AZ254]^2" office:value-type="float" office:value="0.0834193592268169" calcext:value-type="float">
            <text:p>0.083419359226817</text:p>
          </table:table-cell>
          <table:table-cell/>
        </table:table-row>
        <table:table-row table:style-name="ro1">
          <table:table-cell office:value-type="float" office:value="253.19" calcext:value-type="float">
            <text:p>253.19</text:p>
          </table:table-cell>
          <table:table-cell office:value-type="float" office:value="8.7577" calcext:value-type="float">
            <text:p>8.7577</text:p>
          </table:table-cell>
          <table:table-cell/>
          <table:table-cell office:value-type="float" office:value="253.144" calcext:value-type="float">
            <text:p>253.144</text:p>
          </table:table-cell>
          <table:table-cell office:value-type="float" office:value="6.0156" calcext:value-type="float">
            <text:p>6.0156</text:p>
          </table:table-cell>
          <table:table-cell/>
          <table:table-cell office:value-type="float" office:value="252.999" calcext:value-type="float">
            <text:p>252.999</text:p>
          </table:table-cell>
          <table:table-cell office:value-type="float" office:value="8.7652" calcext:value-type="float">
            <text:p>8.7652</text:p>
          </table:table-cell>
          <table:table-cell table:number-columns-repeated="2"/>
          <table:table-cell office:value-type="float" office:value="253.19" calcext:value-type="float">
            <text:p>253.19</text:p>
          </table:table-cell>
          <table:table-cell table:formula="of:=-LN([.B255]/15.2763)" office:value-type="float" office:value="0.556369294422765" calcext:value-type="float">
            <text:p>0.556369294422765</text:p>
          </table:table-cell>
          <table:table-cell/>
          <table:table-cell office:value-type="float" office:value="253.144" calcext:value-type="float">
            <text:p>253.144</text:p>
          </table:table-cell>
          <table:table-cell table:formula="of:= -LN([.E255]/8.4971)" office:value-type="float" office:value="0.345368833736428" calcext:value-type="float">
            <text:p>0.345368833736428</text:p>
          </table:table-cell>
          <table:table-cell/>
          <table:table-cell office:value-type="float" office:value="252.999" calcext:value-type="float">
            <text:p>252.999</text:p>
          </table:table-cell>
          <table:table-cell table:formula="of:=-LN([.H255]/11.159)" office:value-type="float" office:value="0.241457011064453" calcext:value-type="float">
            <text:p>0.241457011064453</text:p>
          </table:table-cell>
          <table:table-cell/>
          <table:table-cell table:formula="of:=[.K255]^2" office:value-type="float" office:value="64105.1761" calcext:value-type="float">
            <text:p>64105.1761</text:p>
          </table:table-cell>
          <table:table-cell/>
          <table:table-cell table:formula="of:=[.L255]^2" office:value-type="float" office:value="0.309546791776485" calcext:value-type="float">
            <text:p>0.309546791776485</text:p>
          </table:table-cell>
          <table:table-cell table:number-columns-repeated="3"/>
          <table:table-cell table:formula="of:=[.N255]^2" office:value-type="float" office:value="64081.884736" calcext:value-type="float">
            <text:p>64081.884736</text:p>
          </table:table-cell>
          <table:table-cell/>
          <table:table-cell table:formula="of:=[.O255]^2" office:value-type="float" office:value="0.119279631316461" calcext:value-type="float">
            <text:p>0.119279631316461</text:p>
          </table:table-cell>
          <table:table-cell table:number-columns-repeated="2"/>
          <table:table-cell table:formula="of:=[.Q255]^2" office:value-type="float" office:value="64008.494001" calcext:value-type="float">
            <text:p>64008.494001</text:p>
          </table:table-cell>
          <table:table-cell/>
          <table:table-cell table:formula="of:=[.R255]^2" office:value-type="float" office:value="0.0583014881921793" calcext:value-type="float">
            <text:p>0.058301488192179</text:p>
          </table:table-cell>
          <table:table-cell table:number-columns-repeated="17"/>
          <table:table-cell office:value-type="float" office:value="253.188" calcext:value-type="float">
            <text:p>253.188</text:p>
          </table:table-cell>
          <table:table-cell table:formula="of:=-LN([.BB255]/14.6315)" office:value-type="float" office:value="0.289956011072814" calcext:value-type="float">
            <text:p>0.289956011072814</text:p>
          </table:table-cell>
          <table:table-cell/>
          <table:table-cell office:value-type="float" office:value="10.9487" calcext:value-type="float">
            <text:p>10.9487</text:p>
          </table:table-cell>
          <table:table-cell/>
          <table:table-cell table:formula="of:=[.AY256]^2" office:value-type="float" office:value="64611.539344" calcext:value-type="float">
            <text:p>64611.539344</text:p>
          </table:table-cell>
          <table:table-cell/>
          <table:table-cell table:formula="of:=[.AZ255]^2" office:value-type="float" office:value="0.0840744883572581" calcext:value-type="float">
            <text:p>0.084074488357258</text:p>
          </table:table-cell>
          <table:table-cell/>
        </table:table-row>
        <table:table-row table:style-name="ro1">
          <table:table-cell office:value-type="float" office:value="254.191" calcext:value-type="float">
            <text:p>254.191</text:p>
          </table:table-cell>
          <table:table-cell office:value-type="float" office:value="8.7387" calcext:value-type="float">
            <text:p>8.7387</text:p>
          </table:table-cell>
          <table:table-cell/>
          <table:table-cell office:value-type="float" office:value="254.144" calcext:value-type="float">
            <text:p>254.144</text:p>
          </table:table-cell>
          <table:table-cell office:value-type="float" office:value="6.0091" calcext:value-type="float">
            <text:p>6.0091</text:p>
          </table:table-cell>
          <table:table-cell/>
          <table:table-cell office:value-type="float" office:value="253.998" calcext:value-type="float">
            <text:p>253.998</text:p>
          </table:table-cell>
          <table:table-cell office:value-type="float" office:value="8.7579" calcext:value-type="float">
            <text:p>8.7579</text:p>
          </table:table-cell>
          <table:table-cell table:number-columns-repeated="2"/>
          <table:table-cell office:value-type="float" office:value="254.191" calcext:value-type="float">
            <text:p>254.191</text:p>
          </table:table-cell>
          <table:table-cell table:formula="of:=-LN([.B256]/15.2763)" office:value-type="float" office:value="0.558541170633717" calcext:value-type="float">
            <text:p>0.558541170633717</text:p>
          </table:table-cell>
          <table:table-cell/>
          <table:table-cell office:value-type="float" office:value="254.144" calcext:value-type="float">
            <text:p>254.144</text:p>
          </table:table-cell>
          <table:table-cell table:formula="of:= -LN([.E256]/8.4971)" office:value-type="float" office:value="0.346449941894319" calcext:value-type="float">
            <text:p>0.346449941894319</text:p>
          </table:table-cell>
          <table:table-cell/>
          <table:table-cell office:value-type="float" office:value="253.998" calcext:value-type="float">
            <text:p>253.998</text:p>
          </table:table-cell>
          <table:table-cell table:formula="of:=-LN([.H256]/11.159)" office:value-type="float" office:value="0.242290197021539" calcext:value-type="float">
            <text:p>0.242290197021539</text:p>
          </table:table-cell>
          <table:table-cell/>
          <table:table-cell table:formula="of:=[.K256]^2" office:value-type="float" office:value="64613.064481" calcext:value-type="float">
            <text:p>64613.064481</text:p>
          </table:table-cell>
          <table:table-cell/>
          <table:table-cell table:formula="of:=[.L256]^2" office:value-type="float" office:value="0.311968239292883" calcext:value-type="float">
            <text:p>0.311968239292883</text:p>
          </table:table-cell>
          <table:table-cell table:number-columns-repeated="3"/>
          <table:table-cell table:formula="of:=[.N256]^2" office:value-type="float" office:value="64589.172736" calcext:value-type="float">
            <text:p>64589.172736</text:p>
          </table:table-cell>
          <table:table-cell/>
          <table:table-cell table:formula="of:=[.O256]^2" office:value-type="float" office:value="0.120027562238577" calcext:value-type="float">
            <text:p>0.120027562238577</text:p>
          </table:table-cell>
          <table:table-cell table:number-columns-repeated="2"/>
          <table:table-cell table:formula="of:=[.Q256]^2" office:value-type="float" office:value="64514.984004" calcext:value-type="float">
            <text:p>64514.984004</text:p>
          </table:table-cell>
          <table:table-cell/>
          <table:table-cell table:formula="of:=[.R256]^2" office:value-type="float" office:value="0.058704539572736" calcext:value-type="float">
            <text:p>0.058704539572736</text:p>
          </table:table-cell>
          <table:table-cell table:number-columns-repeated="17"/>
          <table:table-cell office:value-type="float" office:value="254.188" calcext:value-type="float">
            <text:p>254.188</text:p>
          </table:table-cell>
          <table:table-cell table:formula="of:=-LN([.BB256]/14.6315)" office:value-type="float" office:value="0.291116639404538" calcext:value-type="float">
            <text:p>0.291116639404538</text:p>
          </table:table-cell>
          <table:table-cell/>
          <table:table-cell office:value-type="float" office:value="10.936" calcext:value-type="float">
            <text:p>10.936</text:p>
          </table:table-cell>
          <table:table-cell/>
          <table:table-cell table:formula="of:=[.AY257]^2" office:value-type="float" office:value="65120.915344" calcext:value-type="float">
            <text:p>65120.915344</text:p>
          </table:table-cell>
          <table:table-cell/>
          <table:table-cell table:formula="of:=[.AZ256]^2" office:value-type="float" office:value="0.084748897738192" calcext:value-type="float">
            <text:p>0.084748897738192</text:p>
          </table:table-cell>
          <table:table-cell/>
        </table:table-row>
        <table:table-row table:style-name="ro1">
          <table:table-cell office:value-type="float" office:value="255.191" calcext:value-type="float">
            <text:p>255.191</text:p>
          </table:table-cell>
          <table:table-cell office:value-type="float" office:value="8.721" calcext:value-type="float">
            <text:p>8.721</text:p>
          </table:table-cell>
          <table:table-cell/>
          <table:table-cell office:value-type="float" office:value="255.143" calcext:value-type="float">
            <text:p>255.143</text:p>
          </table:table-cell>
          <table:table-cell office:value-type="float" office:value="6.0001" calcext:value-type="float">
            <text:p>6.0001</text:p>
          </table:table-cell>
          <table:table-cell/>
          <table:table-cell office:value-type="float" office:value="254.998" calcext:value-type="float">
            <text:p>254.998</text:p>
          </table:table-cell>
          <table:table-cell office:value-type="float" office:value="8.7491" calcext:value-type="float">
            <text:p>8.7491</text:p>
          </table:table-cell>
          <table:table-cell table:number-columns-repeated="2"/>
          <table:table-cell office:value-type="float" office:value="255.191" calcext:value-type="float">
            <text:p>255.191</text:p>
          </table:table-cell>
          <table:table-cell table:formula="of:=-LN([.B257]/15.2763)" office:value-type="float" office:value="0.560568697574446" calcext:value-type="float">
            <text:p>0.560568697574446</text:p>
          </table:table-cell>
          <table:table-cell/>
          <table:table-cell office:value-type="float" office:value="255.143" calcext:value-type="float">
            <text:p>255.143</text:p>
          </table:table-cell>
          <table:table-cell table:formula="of:= -LN([.E257]/8.4971)" office:value-type="float" office:value="0.347948793055915" calcext:value-type="float">
            <text:p>0.347948793055915</text:p>
          </table:table-cell>
          <table:table-cell/>
          <table:table-cell office:value-type="float" office:value="254.998" calcext:value-type="float">
            <text:p>254.998</text:p>
          </table:table-cell>
          <table:table-cell table:formula="of:=-LN([.H257]/11.159)" office:value-type="float" office:value="0.243295509267057" calcext:value-type="float">
            <text:p>0.243295509267057</text:p>
          </table:table-cell>
          <table:table-cell/>
          <table:table-cell table:formula="of:=[.K257]^2" office:value-type="float" office:value="65122.446481" calcext:value-type="float">
            <text:p>65122.446481</text:p>
          </table:table-cell>
          <table:table-cell/>
          <table:table-cell table:formula="of:=[.L257]^2" office:value-type="float" office:value="0.314237264700311" calcext:value-type="float">
            <text:p>0.314237264700311</text:p>
          </table:table-cell>
          <table:table-cell table:number-columns-repeated="3"/>
          <table:table-cell table:formula="of:=[.N257]^2" office:value-type="float" office:value="65097.950449" calcext:value-type="float">
            <text:p>65097.950449</text:p>
          </table:table-cell>
          <table:table-cell/>
          <table:table-cell table:formula="of:=[.O257]^2" office:value-type="float" office:value="0.121068362589068" calcext:value-type="float">
            <text:p>0.121068362589068</text:p>
          </table:table-cell>
          <table:table-cell table:number-columns-repeated="2"/>
          <table:table-cell table:formula="of:=[.Q257]^2" office:value-type="float" office:value="65023.980004" calcext:value-type="float">
            <text:p>65023.980004</text:p>
          </table:table-cell>
          <table:table-cell/>
          <table:table-cell table:formula="of:=[.R257]^2" office:value-type="float" office:value="0.0591927048295166" calcext:value-type="float">
            <text:p>0.059192704829517</text:p>
          </table:table-cell>
          <table:table-cell table:number-columns-repeated="17"/>
          <table:table-cell office:value-type="float" office:value="255.188" calcext:value-type="float">
            <text:p>255.188</text:p>
          </table:table-cell>
          <table:table-cell table:formula="of:=-LN([.BB257]/14.6315)" office:value-type="float" office:value="0.292241998059789" calcext:value-type="float">
            <text:p>0.292241998059789</text:p>
          </table:table-cell>
          <table:table-cell/>
          <table:table-cell office:value-type="float" office:value="10.9237" calcext:value-type="float">
            <text:p>10.9237</text:p>
          </table:table-cell>
          <table:table-cell/>
          <table:table-cell table:formula="of:=[.AY258]^2" office:value-type="float" office:value="65632.291344" calcext:value-type="float">
            <text:p>65632.291344</text:p>
          </table:table-cell>
          <table:table-cell/>
          <table:table-cell table:formula="of:=[.AZ257]^2" office:value-type="float" office:value="0.0854053854299777" calcext:value-type="float">
            <text:p>0.085405385429978</text:p>
          </table:table-cell>
          <table:table-cell/>
        </table:table-row>
        <table:table-row table:style-name="ro1">
          <table:table-cell office:value-type="float" office:value="256.191" calcext:value-type="float">
            <text:p>256.191</text:p>
          </table:table-cell>
          <table:table-cell office:value-type="float" office:value="8.7025" calcext:value-type="float">
            <text:p>8.7025</text:p>
          </table:table-cell>
          <table:table-cell/>
          <table:table-cell office:value-type="float" office:value="256.143" calcext:value-type="float">
            <text:p>256.143</text:p>
          </table:table-cell>
          <table:table-cell office:value-type="float" office:value="5.9923" calcext:value-type="float">
            <text:p>5.9923</text:p>
          </table:table-cell>
          <table:table-cell/>
          <table:table-cell office:value-type="float" office:value="255.999" calcext:value-type="float">
            <text:p>255.999</text:p>
          </table:table-cell>
          <table:table-cell office:value-type="float" office:value="8.7414" calcext:value-type="float">
            <text:p>8.7414</text:p>
          </table:table-cell>
          <table:table-cell table:number-columns-repeated="2"/>
          <table:table-cell office:value-type="float" office:value="256.191" calcext:value-type="float">
            <text:p>256.191</text:p>
          </table:table-cell>
          <table:table-cell table:formula="of:=-LN([.B258]/15.2763)" office:value-type="float" office:value="0.562692267115838" calcext:value-type="float">
            <text:p>0.562692267115838</text:p>
          </table:table-cell>
          <table:table-cell/>
          <table:table-cell office:value-type="float" office:value="256.143" calcext:value-type="float">
            <text:p>256.143</text:p>
          </table:table-cell>
          <table:table-cell table:formula="of:= -LN([.E258]/8.4971)" office:value-type="float" office:value="0.349249617094455" calcext:value-type="float">
            <text:p>0.349249617094455</text:p>
          </table:table-cell>
          <table:table-cell/>
          <table:table-cell office:value-type="float" office:value="255.999" calcext:value-type="float">
            <text:p>255.999</text:p>
          </table:table-cell>
          <table:table-cell table:formula="of:=-LN([.H258]/11.159)" office:value-type="float" office:value="0.244175987297696" calcext:value-type="float">
            <text:p>0.244175987297696</text:p>
          </table:table-cell>
          <table:table-cell/>
          <table:table-cell table:formula="of:=[.K258]^2" office:value-type="float" office:value="65633.828481" calcext:value-type="float">
            <text:p>65633.828481</text:p>
          </table:table-cell>
          <table:table-cell/>
          <table:table-cell table:formula="of:=[.L258]^2" office:value-type="float" office:value="0.316622587471962" calcext:value-type="float">
            <text:p>0.316622587471962</text:p>
          </table:table-cell>
          <table:table-cell table:number-columns-repeated="3"/>
          <table:table-cell table:formula="of:=[.N258]^2" office:value-type="float" office:value="65609.236449" calcext:value-type="float">
            <text:p>65609.236449</text:p>
          </table:table-cell>
          <table:table-cell/>
          <table:table-cell table:formula="of:=[.O258]^2" office:value-type="float" office:value="0.121975295040623" calcext:value-type="float">
            <text:p>0.121975295040623</text:p>
          </table:table-cell>
          <table:table-cell table:number-columns-repeated="2"/>
          <table:table-cell table:formula="of:=[.Q258]^2" office:value-type="float" office:value="65535.488001" calcext:value-type="float">
            <text:p>65535.488001</text:p>
          </table:table-cell>
          <table:table-cell/>
          <table:table-cell table:formula="of:=[.R258]^2" office:value-type="float" office:value="0.0596219127728046" calcext:value-type="float">
            <text:p>0.059621912772805</text:p>
          </table:table-cell>
          <table:table-cell table:number-columns-repeated="17"/>
          <table:table-cell office:value-type="float" office:value="256.188" calcext:value-type="float">
            <text:p>256.188</text:p>
          </table:table-cell>
          <table:table-cell table:formula="of:=-LN([.BB258]/14.6315)" office:value-type="float" office:value="0.293377789342869" calcext:value-type="float">
            <text:p>0.293377789342869</text:p>
          </table:table-cell>
          <table:table-cell/>
          <table:table-cell office:value-type="float" office:value="10.9113" calcext:value-type="float">
            <text:p>10.9113</text:p>
          </table:table-cell>
          <table:table-cell/>
          <table:table-cell table:formula="of:=[.AY259]^2" office:value-type="float" office:value="66145.667344" calcext:value-type="float">
            <text:p>66145.667344</text:p>
          </table:table-cell>
          <table:table-cell/>
          <table:table-cell table:formula="of:=[.AZ258]^2" office:value-type="float" office:value="0.0860705272797086" calcext:value-type="float">
            <text:p>0.086070527279709</text:p>
          </table:table-cell>
          <table:table-cell/>
        </table:table-row>
        <table:table-row table:style-name="ro1">
          <table:table-cell office:value-type="float" office:value="257.191" calcext:value-type="float">
            <text:p>257.191</text:p>
          </table:table-cell>
          <table:table-cell office:value-type="float" office:value="8.6831" calcext:value-type="float">
            <text:p>8.6831</text:p>
          </table:table-cell>
          <table:table-cell/>
          <table:table-cell office:value-type="float" office:value="257.144" calcext:value-type="float">
            <text:p>257.144</text:p>
          </table:table-cell>
          <table:table-cell office:value-type="float" office:value="5.9849" calcext:value-type="float">
            <text:p>5.9849</text:p>
          </table:table-cell>
          <table:table-cell/>
          <table:table-cell office:value-type="float" office:value="256.999" calcext:value-type="float">
            <text:p>256.999</text:p>
          </table:table-cell>
          <table:table-cell office:value-type="float" office:value="8.7329" calcext:value-type="float">
            <text:p>8.7329</text:p>
          </table:table-cell>
          <table:table-cell table:number-columns-repeated="2"/>
          <table:table-cell office:value-type="float" office:value="257.191" calcext:value-type="float">
            <text:p>257.191</text:p>
          </table:table-cell>
          <table:table-cell table:formula="of:=-LN([.B259]/15.2763)" office:value-type="float" office:value="0.564924000050223" calcext:value-type="float">
            <text:p>0.564924000050223</text:p>
          </table:table-cell>
          <table:table-cell/>
          <table:table-cell office:value-type="float" office:value="257.144" calcext:value-type="float">
            <text:p>257.144</text:p>
          </table:table-cell>
          <table:table-cell table:formula="of:= -LN([.E259]/8.4971)" office:value-type="float" office:value="0.350485298379161" calcext:value-type="float">
            <text:p>0.350485298379161</text:p>
          </table:table-cell>
          <table:table-cell/>
          <table:table-cell office:value-type="float" office:value="256.999" calcext:value-type="float">
            <text:p>256.999</text:p>
          </table:table-cell>
          <table:table-cell table:formula="of:=-LN([.H259]/11.159)" office:value-type="float" office:value="0.245148844656263" calcext:value-type="float">
            <text:p>0.245148844656263</text:p>
          </table:table-cell>
          <table:table-cell/>
          <table:table-cell table:formula="of:=[.K259]^2" office:value-type="float" office:value="66147.210481" calcext:value-type="float">
            <text:p>66147.210481</text:p>
          </table:table-cell>
          <table:table-cell/>
          <table:table-cell table:formula="of:=[.L259]^2" office:value-type="float" office:value="0.319139125832744" calcext:value-type="float">
            <text:p>0.319139125832744</text:p>
          </table:table-cell>
          <table:table-cell table:number-columns-repeated="3"/>
          <table:table-cell table:formula="of:=[.N259]^2" office:value-type="float" office:value="66123.036736" calcext:value-type="float">
            <text:p>66123.036736</text:p>
          </table:table-cell>
          <table:table-cell/>
          <table:table-cell table:formula="of:=[.O259]^2" office:value-type="float" office:value="0.12283994437993" calcext:value-type="float">
            <text:p>0.12283994437993</text:p>
          </table:table-cell>
          <table:table-cell table:number-columns-repeated="2"/>
          <table:table-cell table:formula="of:=[.Q259]^2" office:value-type="float" office:value="66048.486001" calcext:value-type="float">
            <text:p>66048.486001</text:p>
          </table:table-cell>
          <table:table-cell/>
          <table:table-cell table:formula="of:=[.R259]^2" office:value-type="float" office:value="0.0600979560363006" calcext:value-type="float">
            <text:p>0.060097956036301</text:p>
          </table:table-cell>
          <table:table-cell table:number-columns-repeated="17"/>
          <table:table-cell office:value-type="float" office:value="257.188" calcext:value-type="float">
            <text:p>257.188</text:p>
          </table:table-cell>
          <table:table-cell table:formula="of:=-LN([.BB259]/14.6315)" office:value-type="float" office:value="0.294441472905631" calcext:value-type="float">
            <text:p>0.294441472905631</text:p>
          </table:table-cell>
          <table:table-cell/>
          <table:table-cell office:value-type="float" office:value="10.8997" calcext:value-type="float">
            <text:p>10.8997</text:p>
          </table:table-cell>
          <table:table-cell/>
          <table:table-cell table:formula="of:=[.AY260]^2" office:value-type="float" office:value="66661.043344" calcext:value-type="float">
            <text:p>66661.043344</text:p>
          </table:table-cell>
          <table:table-cell/>
          <table:table-cell table:formula="of:=[.AZ259]^2" office:value-type="float" office:value="0.0866957809668377" calcext:value-type="float">
            <text:p>0.086695780966838</text:p>
          </table:table-cell>
          <table:table-cell/>
        </table:table-row>
        <table:table-row table:style-name="ro1">
          <table:table-cell office:value-type="float" office:value="258.191" calcext:value-type="float">
            <text:p>258.191</text:p>
          </table:table-cell>
          <table:table-cell office:value-type="float" office:value="8.6651" calcext:value-type="float">
            <text:p>8.6651</text:p>
          </table:table-cell>
          <table:table-cell/>
          <table:table-cell office:value-type="float" office:value="258.143" calcext:value-type="float">
            <text:p>258.143</text:p>
          </table:table-cell>
          <table:table-cell office:value-type="float" office:value="5.9776" calcext:value-type="float">
            <text:p>5.9776</text:p>
          </table:table-cell>
          <table:table-cell/>
          <table:table-cell office:value-type="float" office:value="257.999" calcext:value-type="float">
            <text:p>257.999</text:p>
          </table:table-cell>
          <table:table-cell office:value-type="float" office:value="8.725" calcext:value-type="float">
            <text:p>8.725</text:p>
          </table:table-cell>
          <table:table-cell table:number-columns-repeated="2"/>
          <table:table-cell office:value-type="float" office:value="258.191" calcext:value-type="float">
            <text:p>258.191</text:p>
          </table:table-cell>
          <table:table-cell table:formula="of:=-LN([.B260]/15.2763)" office:value-type="float" office:value="0.566999144037419" calcext:value-type="float">
            <text:p>0.566999144037419</text:p>
          </table:table-cell>
          <table:table-cell/>
          <table:table-cell office:value-type="float" office:value="258.143" calcext:value-type="float">
            <text:p>258.143</text:p>
          </table:table-cell>
          <table:table-cell table:formula="of:= -LN([.E260]/8.4971)" office:value-type="float" office:value="0.351705779199417" calcext:value-type="float">
            <text:p>0.351705779199417</text:p>
          </table:table-cell>
          <table:table-cell/>
          <table:table-cell office:value-type="float" office:value="257.999" calcext:value-type="float">
            <text:p>257.999</text:p>
          </table:table-cell>
          <table:table-cell table:formula="of:=-LN([.H260]/11.159)" office:value-type="float" office:value="0.246053879115073" calcext:value-type="float">
            <text:p>0.246053879115073</text:p>
          </table:table-cell>
          <table:table-cell/>
          <table:table-cell table:formula="of:=[.K260]^2" office:value-type="float" office:value="66662.592481" calcext:value-type="float">
            <text:p>66662.592481</text:p>
          </table:table-cell>
          <table:table-cell/>
          <table:table-cell table:formula="of:=[.L260]^2" office:value-type="float" office:value="0.321488029339165" calcext:value-type="float">
            <text:p>0.321488029339165</text:p>
          </table:table-cell>
          <table:table-cell table:number-columns-repeated="3"/>
          <table:table-cell table:formula="of:=[.N260]^2" office:value-type="float" office:value="66637.808449" calcext:value-type="float">
            <text:p>66637.808449</text:p>
          </table:table-cell>
          <table:table-cell/>
          <table:table-cell table:formula="of:=[.O260]^2" office:value-type="float" office:value="0.123696955122269" calcext:value-type="float">
            <text:p>0.123696955122269</text:p>
          </table:table-cell>
          <table:table-cell table:number-columns-repeated="2"/>
          <table:table-cell table:formula="of:=[.Q260]^2" office:value-type="float" office:value="66563.484001" calcext:value-type="float">
            <text:p>66563.484001</text:p>
          </table:table-cell>
          <table:table-cell/>
          <table:table-cell table:formula="of:=[.R260]^2" office:value-type="float" office:value="0.0605425114275752" calcext:value-type="float">
            <text:p>0.060542511427575</text:p>
          </table:table-cell>
          <table:table-cell table:number-columns-repeated="17"/>
          <table:table-cell office:value-type="float" office:value="258.188" calcext:value-type="float">
            <text:p>258.188</text:p>
          </table:table-cell>
          <table:table-cell table:formula="of:=-LN([.BB260]/14.6315)" office:value-type="float" office:value="0.295543027126275" calcext:value-type="float">
            <text:p>0.295543027126275</text:p>
          </table:table-cell>
          <table:table-cell/>
          <table:table-cell office:value-type="float" office:value="10.8877" calcext:value-type="float">
            <text:p>10.8877</text:p>
          </table:table-cell>
          <table:table-cell/>
          <table:table-cell table:formula="of:=[.AY261]^2" office:value-type="float" office:value="67178.419344" calcext:value-type="float">
            <text:p>67178.419344</text:p>
          </table:table-cell>
          <table:table-cell/>
          <table:table-cell table:formula="of:=[.AZ260]^2" office:value-type="float" office:value="0.0873456808829619" calcext:value-type="float">
            <text:p>0.087345680882962</text:p>
          </table:table-cell>
          <table:table-cell/>
        </table:table-row>
        <table:table-row table:style-name="ro1">
          <table:table-cell office:value-type="float" office:value="259.191" calcext:value-type="float">
            <text:p>259.191</text:p>
          </table:table-cell>
          <table:table-cell office:value-type="float" office:value="8.6467" calcext:value-type="float">
            <text:p>8.6467</text:p>
          </table:table-cell>
          <table:table-cell/>
          <table:table-cell office:value-type="float" office:value="259.144" calcext:value-type="float">
            <text:p>259.144</text:p>
          </table:table-cell>
          <table:table-cell office:value-type="float" office:value="5.9699" calcext:value-type="float">
            <text:p>5.9699</text:p>
          </table:table-cell>
          <table:table-cell/>
          <table:table-cell office:value-type="float" office:value="258.999" calcext:value-type="float">
            <text:p>258.999</text:p>
          </table:table-cell>
          <table:table-cell office:value-type="float" office:value="8.7163" calcext:value-type="float">
            <text:p>8.7163</text:p>
          </table:table-cell>
          <table:table-cell table:number-columns-repeated="2"/>
          <table:table-cell office:value-type="float" office:value="259.191" calcext:value-type="float">
            <text:p>259.191</text:p>
          </table:table-cell>
          <table:table-cell table:formula="of:=-LN([.B261]/15.2763)" office:value-type="float" office:value="0.569124862556422" calcext:value-type="float">
            <text:p>0.569124862556422</text:p>
          </table:table-cell>
          <table:table-cell/>
          <table:table-cell office:value-type="float" office:value="259.144" calcext:value-type="float">
            <text:p>259.144</text:p>
          </table:table-cell>
          <table:table-cell table:formula="of:= -LN([.E261]/8.4971)" office:value-type="float" office:value="0.352994751966289" calcext:value-type="float">
            <text:p>0.352994751966289</text:p>
          </table:table-cell>
          <table:table-cell/>
          <table:table-cell office:value-type="float" office:value="258.999" calcext:value-type="float">
            <text:p>258.999</text:p>
          </table:table-cell>
          <table:table-cell table:formula="of:=-LN([.H261]/11.159)" office:value-type="float" office:value="0.24705151125506" calcext:value-type="float">
            <text:p>0.24705151125506</text:p>
          </table:table-cell>
          <table:table-cell/>
          <table:table-cell table:formula="of:=[.K261]^2" office:value-type="float" office:value="67179.974481" calcext:value-type="float">
            <text:p>67179.974481</text:p>
          </table:table-cell>
          <table:table-cell/>
          <table:table-cell table:formula="of:=[.L261]^2" office:value-type="float" office:value="0.323903109179866" calcext:value-type="float">
            <text:p>0.323903109179866</text:p>
          </table:table-cell>
          <table:table-cell table:number-columns-repeated="3"/>
          <table:table-cell table:formula="of:=[.N261]^2" office:value-type="float" office:value="67155.612736" calcext:value-type="float">
            <text:p>67155.612736</text:p>
          </table:table-cell>
          <table:table-cell/>
          <table:table-cell table:formula="of:=[.O261]^2" office:value-type="float" office:value="0.124605294915742" calcext:value-type="float">
            <text:p>0.124605294915742</text:p>
          </table:table-cell>
          <table:table-cell table:number-columns-repeated="2"/>
          <table:table-cell table:formula="of:=[.Q261]^2" office:value-type="float" office:value="67080.482001" calcext:value-type="float">
            <text:p>67080.482001</text:p>
          </table:table-cell>
          <table:table-cell/>
          <table:table-cell table:formula="of:=[.R261]^2" office:value-type="float" office:value="0.0610344492134088" calcext:value-type="float">
            <text:p>0.061034449213409</text:p>
          </table:table-cell>
          <table:table-cell table:number-columns-repeated="17"/>
          <table:table-cell office:value-type="float" office:value="259.188" calcext:value-type="float">
            <text:p>259.188</text:p>
          </table:table-cell>
          <table:table-cell table:formula="of:=-LN([.BB261]/14.6315)" office:value-type="float" office:value="0.296756139919908" calcext:value-type="float">
            <text:p>0.296756139919908</text:p>
          </table:table-cell>
          <table:table-cell/>
          <table:table-cell office:value-type="float" office:value="10.8745" calcext:value-type="float">
            <text:p>10.8745</text:p>
          </table:table-cell>
          <table:table-cell/>
          <table:table-cell table:formula="of:=[.AY262]^2" office:value-type="float" office:value="67697.795344" calcext:value-type="float">
            <text:p>67697.795344</text:p>
          </table:table-cell>
          <table:table-cell/>
          <table:table-cell table:formula="of:=[.AZ261]^2" office:value-type="float" office:value="0.0880642065801642" calcext:value-type="float">
            <text:p>0.088064206580164</text:p>
          </table:table-cell>
          <table:table-cell/>
        </table:table-row>
        <table:table-row table:style-name="ro1">
          <table:table-cell office:value-type="float" office:value="260.191" calcext:value-type="float">
            <text:p>260.191</text:p>
          </table:table-cell>
          <table:table-cell office:value-type="float" office:value="8.6295" calcext:value-type="float">
            <text:p>8.6295</text:p>
          </table:table-cell>
          <table:table-cell/>
          <table:table-cell office:value-type="float" office:value="260.144" calcext:value-type="float">
            <text:p>260.144</text:p>
          </table:table-cell>
          <table:table-cell office:value-type="float" office:value="5.961" calcext:value-type="float">
            <text:p>5.961</text:p>
          </table:table-cell>
          <table:table-cell/>
          <table:table-cell office:value-type="float" office:value="259.999" calcext:value-type="float">
            <text:p>259.999</text:p>
          </table:table-cell>
          <table:table-cell office:value-type="float" office:value="8.7083" calcext:value-type="float">
            <text:p>8.7083</text:p>
          </table:table-cell>
          <table:table-cell table:number-columns-repeated="2"/>
          <table:table-cell office:value-type="float" office:value="260.191" calcext:value-type="float">
            <text:p>260.191</text:p>
          </table:table-cell>
          <table:table-cell table:formula="of:=-LN([.B262]/15.2763)" office:value-type="float" office:value="0.571116041829974" calcext:value-type="float">
            <text:p>0.571116041829974</text:p>
          </table:table-cell>
          <table:table-cell/>
          <table:table-cell office:value-type="float" office:value="260.144" calcext:value-type="float">
            <text:p>260.144</text:p>
          </table:table-cell>
          <table:table-cell table:formula="of:= -LN([.E262]/8.4971)" office:value-type="float" office:value="0.35448667657396" calcext:value-type="float">
            <text:p>0.35448667657396</text:p>
          </table:table-cell>
          <table:table-cell/>
          <table:table-cell office:value-type="float" office:value="259.999" calcext:value-type="float">
            <text:p>259.999</text:p>
          </table:table-cell>
          <table:table-cell table:formula="of:=-LN([.H262]/11.159)" office:value-type="float" office:value="0.247969753345221" calcext:value-type="float">
            <text:p>0.247969753345221</text:p>
          </table:table-cell>
          <table:table-cell/>
          <table:table-cell table:formula="of:=[.K262]^2" office:value-type="float" office:value="67699.356481" calcext:value-type="float">
            <text:p>67699.356481</text:p>
          </table:table-cell>
          <table:table-cell/>
          <table:table-cell table:formula="of:=[.L262]^2" office:value-type="float" office:value="0.326173533235537" calcext:value-type="float">
            <text:p>0.326173533235537</text:p>
          </table:table-cell>
          <table:table-cell table:number-columns-repeated="3"/>
          <table:table-cell table:formula="of:=[.N262]^2" office:value-type="float" office:value="67674.900736" calcext:value-type="float">
            <text:p>67674.900736</text:p>
          </table:table-cell>
          <table:table-cell/>
          <table:table-cell table:formula="of:=[.O262]^2" office:value-type="float" office:value="0.125660803868451" calcext:value-type="float">
            <text:p>0.125660803868451</text:p>
          </table:table-cell>
          <table:table-cell table:number-columns-repeated="2"/>
          <table:table-cell table:formula="of:=[.Q262]^2" office:value-type="float" office:value="67599.480001" calcext:value-type="float">
            <text:p>67599.480001</text:p>
          </table:table-cell>
          <table:table-cell/>
          <table:table-cell table:formula="of:=[.R262]^2" office:value-type="float" office:value="0.0614889985740897" calcext:value-type="float">
            <text:p>0.06148899857409</text:p>
          </table:table-cell>
          <table:table-cell table:number-columns-repeated="17"/>
          <table:table-cell office:value-type="float" office:value="260.188" calcext:value-type="float">
            <text:p>260.188</text:p>
          </table:table-cell>
          <table:table-cell table:formula="of:=-LN([.BB262]/14.6315)" office:value-type="float" office:value="0.297887866567727" calcext:value-type="float">
            <text:p>0.297887866567727</text:p>
          </table:table-cell>
          <table:table-cell/>
          <table:table-cell office:value-type="float" office:value="10.8622" calcext:value-type="float">
            <text:p>10.8622</text:p>
          </table:table-cell>
          <table:table-cell/>
          <table:table-cell table:formula="of:=[.AY263]^2" office:value-type="float" office:value="68219.693721" calcext:value-type="float">
            <text:p>68219.693721</text:p>
          </table:table-cell>
          <table:table-cell/>
          <table:table-cell table:formula="of:=[.AZ262]^2" office:value-type="float" office:value="0.0887371810482722" calcext:value-type="float">
            <text:p>0.088737181048272</text:p>
          </table:table-cell>
          <table:table-cell/>
        </table:table-row>
        <table:table-row table:style-name="ro1">
          <table:table-cell office:value-type="float" office:value="261.191" calcext:value-type="float">
            <text:p>261.191</text:p>
          </table:table-cell>
          <table:table-cell office:value-type="float" office:value="8.6107" calcext:value-type="float">
            <text:p>8.6107</text:p>
          </table:table-cell>
          <table:table-cell/>
          <table:table-cell office:value-type="float" office:value="261.143" calcext:value-type="float">
            <text:p>261.143</text:p>
          </table:table-cell>
          <table:table-cell office:value-type="float" office:value="5.9548" calcext:value-type="float">
            <text:p>5.9548</text:p>
          </table:table-cell>
          <table:table-cell/>
          <table:table-cell office:value-type="float" office:value="260.999" calcext:value-type="float">
            <text:p>260.999</text:p>
          </table:table-cell>
          <table:table-cell office:value-type="float" office:value="8.7012" calcext:value-type="float">
            <text:p>8.7012</text:p>
          </table:table-cell>
          <table:table-cell table:number-columns-repeated="2"/>
          <table:table-cell office:value-type="float" office:value="261.191" calcext:value-type="float">
            <text:p>261.191</text:p>
          </table:table-cell>
          <table:table-cell table:formula="of:=-LN([.B263]/15.2763)" office:value-type="float" office:value="0.573296991871379" calcext:value-type="float">
            <text:p>0.573296991871379</text:p>
          </table:table-cell>
          <table:table-cell/>
          <table:table-cell office:value-type="float" office:value="261.143" calcext:value-type="float">
            <text:p>261.143</text:p>
          </table:table-cell>
          <table:table-cell table:formula="of:= -LN([.E263]/8.4971)" office:value-type="float" office:value="0.355527311790984" calcext:value-type="float">
            <text:p>0.355527311790984</text:p>
          </table:table-cell>
          <table:table-cell/>
          <table:table-cell office:value-type="float" office:value="260.999" calcext:value-type="float">
            <text:p>260.999</text:p>
          </table:table-cell>
          <table:table-cell table:formula="of:=-LN([.H263]/11.159)" office:value-type="float" office:value="0.248785400020154" calcext:value-type="float">
            <text:p>0.248785400020154</text:p>
          </table:table-cell>
          <table:table-cell/>
          <table:table-cell table:formula="of:=[.K263]^2" office:value-type="float" office:value="68220.738481" calcext:value-type="float">
            <text:p>68220.738481</text:p>
          </table:table-cell>
          <table:table-cell/>
          <table:table-cell table:formula="of:=[.L263]^2" office:value-type="float" office:value="0.328669440888773" calcext:value-type="float">
            <text:p>0.328669440888773</text:p>
          </table:table-cell>
          <table:table-cell table:number-columns-repeated="3"/>
          <table:table-cell table:formula="of:=[.N263]^2" office:value-type="float" office:value="68195.666449" calcext:value-type="float">
            <text:p>68195.666449</text:p>
          </table:table-cell>
          <table:table-cell/>
          <table:table-cell table:formula="of:=[.O263]^2" office:value-type="float" office:value="0.126399669429324" calcext:value-type="float">
            <text:p>0.126399669429324</text:p>
          </table:table-cell>
          <table:table-cell table:number-columns-repeated="2"/>
          <table:table-cell table:formula="of:=[.Q263]^2" office:value-type="float" office:value="68120.478001" calcext:value-type="float">
            <text:p>68120.478001</text:p>
          </table:table-cell>
          <table:table-cell/>
          <table:table-cell table:formula="of:=[.R263]^2" office:value-type="float" office:value="0.061894175263188" calcext:value-type="float">
            <text:p>0.061894175263188</text:p>
          </table:table-cell>
          <table:table-cell table:number-columns-repeated="17"/>
          <table:table-cell office:value-type="float" office:value="261.189" calcext:value-type="float">
            <text:p>261.189</text:p>
          </table:table-cell>
          <table:table-cell table:formula="of:=-LN([.BB263]/14.6315)" office:value-type="float" office:value="0.298993225829884" calcext:value-type="float">
            <text:p>0.298993225829884</text:p>
          </table:table-cell>
          <table:table-cell/>
          <table:table-cell office:value-type="float" office:value="10.8502" calcext:value-type="float">
            <text:p>10.8502</text:p>
          </table:table-cell>
          <table:table-cell/>
          <table:table-cell table:formula="of:=[.AY264]^2" office:value-type="float" office:value="68742.547344" calcext:value-type="float">
            <text:p>68742.547344</text:p>
          </table:table-cell>
          <table:table-cell/>
          <table:table-cell table:formula="of:=[.AZ263]^2" office:value-type="float" office:value="0.0893969490921599" calcext:value-type="float">
            <text:p>0.08939694909216</text:p>
          </table:table-cell>
          <table:table-cell/>
        </table:table-row>
        <table:table-row table:style-name="ro1">
          <table:table-cell office:value-type="float" office:value="262.191" calcext:value-type="float">
            <text:p>262.191</text:p>
          </table:table-cell>
          <table:table-cell office:value-type="float" office:value="8.5926" calcext:value-type="float">
            <text:p>8.5926</text:p>
          </table:table-cell>
          <table:table-cell/>
          <table:table-cell office:value-type="float" office:value="262.143" calcext:value-type="float">
            <text:p>262.143</text:p>
          </table:table-cell>
          <table:table-cell office:value-type="float" office:value="5.9467" calcext:value-type="float">
            <text:p>5.9467</text:p>
          </table:table-cell>
          <table:table-cell/>
          <table:table-cell office:value-type="float" office:value="261.998" calcext:value-type="float">
            <text:p>261.998</text:p>
          </table:table-cell>
          <table:table-cell office:value-type="float" office:value="8.6916" calcext:value-type="float">
            <text:p>8.6916</text:p>
          </table:table-cell>
          <table:table-cell table:number-columns-repeated="2"/>
          <table:table-cell office:value-type="float" office:value="262.191" calcext:value-type="float">
            <text:p>262.191</text:p>
          </table:table-cell>
          <table:table-cell table:formula="of:=-LN([.B264]/15.2763)" office:value-type="float" office:value="0.57540124008872" calcext:value-type="float">
            <text:p>0.57540124008872</text:p>
          </table:table-cell>
          <table:table-cell/>
          <table:table-cell office:value-type="float" office:value="262.143" calcext:value-type="float">
            <text:p>262.143</text:p>
          </table:table-cell>
          <table:table-cell table:formula="of:= -LN([.E264]/8.4971)" office:value-type="float" office:value="0.35688848496254" calcext:value-type="float">
            <text:p>0.35688848496254</text:p>
          </table:table-cell>
          <table:table-cell/>
          <table:table-cell office:value-type="float" office:value="261.998" calcext:value-type="float">
            <text:p>261.998</text:p>
          </table:table-cell>
          <table:table-cell table:formula="of:=-LN([.H264]/11.159)" office:value-type="float" office:value="0.249889305196421" calcext:value-type="float">
            <text:p>0.249889305196421</text:p>
          </table:table-cell>
          <table:table-cell/>
          <table:table-cell table:formula="of:=[.K264]^2" office:value-type="float" office:value="68744.120481" calcext:value-type="float">
            <text:p>68744.120481</text:p>
          </table:table-cell>
          <table:table-cell/>
          <table:table-cell table:formula="of:=[.L264]^2" office:value-type="float" office:value="0.331086587095637" calcext:value-type="float">
            <text:p>0.331086587095637</text:p>
          </table:table-cell>
          <table:table-cell table:number-columns-repeated="3"/>
          <table:table-cell table:formula="of:=[.N264]^2" office:value-type="float" office:value="68718.952449" calcext:value-type="float">
            <text:p>68718.952449</text:p>
          </table:table-cell>
          <table:table-cell/>
          <table:table-cell table:formula="of:=[.O264]^2" office:value-type="float" office:value="0.127369390698857" calcext:value-type="float">
            <text:p>0.127369390698857</text:p>
          </table:table-cell>
          <table:table-cell table:number-columns-repeated="2"/>
          <table:table-cell table:formula="of:=[.Q264]^2" office:value-type="float" office:value="68642.952004" calcext:value-type="float">
            <text:p>68642.952004</text:p>
          </table:table-cell>
          <table:table-cell/>
          <table:table-cell table:formula="of:=[.R264]^2" office:value-type="float" office:value="0.0624446648515499" calcext:value-type="float">
            <text:p>0.06244466485155</text:p>
          </table:table-cell>
          <table:table-cell table:number-columns-repeated="17"/>
          <table:table-cell office:value-type="float" office:value="262.188" calcext:value-type="float">
            <text:p>262.188</text:p>
          </table:table-cell>
          <table:table-cell table:formula="of:=-LN([.BB264]/14.6315)" office:value-type="float" office:value="0.300109034930219" calcext:value-type="float">
            <text:p>0.300109034930219</text:p>
          </table:table-cell>
          <table:table-cell/>
          <table:table-cell office:value-type="float" office:value="10.8381" calcext:value-type="float">
            <text:p>10.8381</text:p>
          </table:table-cell>
          <table:table-cell/>
          <table:table-cell table:formula="of:=[.AY265]^2" office:value-type="float" office:value="69268.449721" calcext:value-type="float">
            <text:p>69268.449721</text:p>
          </table:table-cell>
          <table:table-cell/>
          <table:table-cell table:formula="of:=[.AZ264]^2" office:value-type="float" office:value="0.0900654328467475" calcext:value-type="float">
            <text:p>0.090065432846748</text:p>
          </table:table-cell>
          <table:table-cell/>
        </table:table-row>
        <table:table-row table:style-name="ro1">
          <table:table-cell office:value-type="float" office:value="263.191" calcext:value-type="float">
            <text:p>263.191</text:p>
          </table:table-cell>
          <table:table-cell office:value-type="float" office:value="8.5738" calcext:value-type="float">
            <text:p>8.5738</text:p>
          </table:table-cell>
          <table:table-cell/>
          <table:table-cell office:value-type="float" office:value="263.144" calcext:value-type="float">
            <text:p>263.144</text:p>
          </table:table-cell>
          <table:table-cell office:value-type="float" office:value="5.938" calcext:value-type="float">
            <text:p>5.938</text:p>
          </table:table-cell>
          <table:table-cell/>
          <table:table-cell office:value-type="float" office:value="262.999" calcext:value-type="float">
            <text:p>262.999</text:p>
          </table:table-cell>
          <table:table-cell office:value-type="float" office:value="8.6849" calcext:value-type="float">
            <text:p>8.6849</text:p>
          </table:table-cell>
          <table:table-cell table:number-columns-repeated="2"/>
          <table:table-cell office:value-type="float" office:value="263.191" calcext:value-type="float">
            <text:p>263.191</text:p>
          </table:table-cell>
          <table:table-cell table:formula="of:=-LN([.B265]/15.2763)" office:value-type="float" office:value="0.577591566251006" calcext:value-type="float">
            <text:p>0.577591566251006</text:p>
          </table:table-cell>
          <table:table-cell/>
          <table:table-cell office:value-type="float" office:value="263.144" calcext:value-type="float">
            <text:p>263.144</text:p>
          </table:table-cell>
          <table:table-cell table:formula="of:= -LN([.E265]/8.4971)" office:value-type="float" office:value="0.358352552470181" calcext:value-type="float">
            <text:p>0.358352552470181</text:p>
          </table:table-cell>
          <table:table-cell/>
          <table:table-cell office:value-type="float" office:value="262.999" calcext:value-type="float">
            <text:p>262.999</text:p>
          </table:table-cell>
          <table:table-cell table:formula="of:=-LN([.H265]/11.159)" office:value-type="float" office:value="0.250660461681562" calcext:value-type="float">
            <text:p>0.250660461681562</text:p>
          </table:table-cell>
          <table:table-cell/>
          <table:table-cell table:formula="of:=[.K265]^2" office:value-type="float" office:value="69269.502481" calcext:value-type="float">
            <text:p>69269.502481</text:p>
          </table:table-cell>
          <table:table-cell/>
          <table:table-cell table:formula="of:=[.L265]^2" office:value-type="float" office:value="0.33361201740429" calcext:value-type="float">
            <text:p>0.33361201740429</text:p>
          </table:table-cell>
          <table:table-cell table:number-columns-repeated="3"/>
          <table:table-cell table:formula="of:=[.N265]^2" office:value-type="float" office:value="69244.764736" calcext:value-type="float">
            <text:p>69244.764736</text:p>
          </table:table-cell>
          <table:table-cell/>
          <table:table-cell table:formula="of:=[.O265]^2" office:value-type="float" office:value="0.128416551861894" calcext:value-type="float">
            <text:p>0.128416551861894</text:p>
          </table:table-cell>
          <table:table-cell table:number-columns-repeated="2"/>
          <table:table-cell table:formula="of:=[.Q265]^2" office:value-type="float" office:value="69168.474001" calcext:value-type="float">
            <text:p>69168.474001</text:p>
          </table:table-cell>
          <table:table-cell/>
          <table:table-cell table:formula="of:=[.R265]^2" office:value-type="float" office:value="0.0628306670504139" calcext:value-type="float">
            <text:p>0.062830667050414</text:p>
          </table:table-cell>
          <table:table-cell table:number-columns-repeated="17"/>
          <table:table-cell office:value-type="float" office:value="263.189" calcext:value-type="float">
            <text:p>263.189</text:p>
          </table:table-cell>
          <table:table-cell table:formula="of:=-LN([.BB265]/14.6315)" office:value-type="float" office:value="0.301216853472077" calcext:value-type="float">
            <text:p>0.301216853472077</text:p>
          </table:table-cell>
          <table:table-cell/>
          <table:table-cell office:value-type="float" office:value="10.8261" calcext:value-type="float">
            <text:p>10.8261</text:p>
          </table:table-cell>
          <table:table-cell/>
          <table:table-cell table:formula="of:=[.AY266]^2" office:value-type="float" office:value="69795.299344" calcext:value-type="float">
            <text:p>69795.299344</text:p>
          </table:table-cell>
          <table:table-cell/>
          <table:table-cell table:formula="of:=[.AZ265]^2" office:value-type="float" office:value="0.0907315928156189" calcext:value-type="float">
            <text:p>0.090731592815619</text:p>
          </table:table-cell>
          <table:table-cell/>
        </table:table-row>
        <table:table-row table:style-name="ro1">
          <table:table-cell office:value-type="float" office:value="264.19" calcext:value-type="float">
            <text:p>264.19</text:p>
          </table:table-cell>
          <table:table-cell office:value-type="float" office:value="8.5565" calcext:value-type="float">
            <text:p>8.5565</text:p>
          </table:table-cell>
          <table:table-cell/>
          <table:table-cell office:value-type="float" office:value="264.144" calcext:value-type="float">
            <text:p>264.144</text:p>
          </table:table-cell>
          <table:table-cell office:value-type="float" office:value="5.929" calcext:value-type="float">
            <text:p>5.929</text:p>
          </table:table-cell>
          <table:table-cell/>
          <table:table-cell office:value-type="float" office:value="263.999" calcext:value-type="float">
            <text:p>263.999</text:p>
          </table:table-cell>
          <table:table-cell office:value-type="float" office:value="8.6774" calcext:value-type="float">
            <text:p>8.6774</text:p>
          </table:table-cell>
          <table:table-cell table:number-columns-repeated="2"/>
          <table:table-cell office:value-type="float" office:value="264.19" calcext:value-type="float">
            <text:p>264.19</text:p>
          </table:table-cell>
          <table:table-cell table:formula="of:=-LN([.B266]/15.2763)" office:value-type="float" office:value="0.579611379783926" calcext:value-type="float">
            <text:p>0.579611379783926</text:p>
          </table:table-cell>
          <table:table-cell/>
          <table:table-cell office:value-type="float" office:value="264.144" calcext:value-type="float">
            <text:p>264.144</text:p>
          </table:table-cell>
          <table:table-cell table:formula="of:= -LN([.E266]/8.4971)" office:value-type="float" office:value="0.359869364086519" calcext:value-type="float">
            <text:p>0.359869364086519</text:p>
          </table:table-cell>
          <table:table-cell/>
          <table:table-cell office:value-type="float" office:value="263.999" calcext:value-type="float">
            <text:p>263.999</text:p>
          </table:table-cell>
          <table:table-cell table:formula="of:=-LN([.H266]/11.159)" office:value-type="float" office:value="0.25152440257263" calcext:value-type="float">
            <text:p>0.25152440257263</text:p>
          </table:table-cell>
          <table:table-cell/>
          <table:table-cell table:formula="of:=[.K266]^2" office:value-type="float" office:value="69796.3561" calcext:value-type="float">
            <text:p>69796.3561</text:p>
          </table:table-cell>
          <table:table-cell/>
          <table:table-cell table:formula="of:=[.L266]^2" office:value-type="float" office:value="0.335949351575026" calcext:value-type="float">
            <text:p>0.335949351575026</text:p>
          </table:table-cell>
          <table:table-cell table:number-columns-repeated="3"/>
          <table:table-cell table:formula="of:=[.N266]^2" office:value-type="float" office:value="69772.052736" calcext:value-type="float">
            <text:p>69772.052736</text:p>
          </table:table-cell>
          <table:table-cell/>
          <table:table-cell table:formula="of:=[.O266]^2" office:value-type="float" office:value="0.129505959208035" calcext:value-type="float">
            <text:p>0.129505959208035</text:p>
          </table:table-cell>
          <table:table-cell table:number-columns-repeated="2"/>
          <table:table-cell table:formula="of:=[.Q266]^2" office:value-type="float" office:value="69695.472001" calcext:value-type="float">
            <text:p>69695.472001</text:p>
          </table:table-cell>
          <table:table-cell/>
          <table:table-cell table:formula="of:=[.R266]^2" office:value-type="float" office:value="0.0632645250895186" calcext:value-type="float">
            <text:p>0.063264525089519</text:p>
          </table:table-cell>
          <table:table-cell table:number-columns-repeated="17"/>
          <table:table-cell office:value-type="float" office:value="264.188" calcext:value-type="float">
            <text:p>264.188</text:p>
          </table:table-cell>
          <table:table-cell table:formula="of:=-LN([.BB266]/14.6315)" office:value-type="float" office:value="0.302353642581509" calcext:value-type="float">
            <text:p>0.302353642581509</text:p>
          </table:table-cell>
          <table:table-cell/>
          <table:table-cell office:value-type="float" office:value="10.8138" calcext:value-type="float">
            <text:p>10.8138</text:p>
          </table:table-cell>
          <table:table-cell/>
          <table:table-cell table:formula="of:=[.AY267]^2" office:value-type="float" office:value="70325.205721" calcext:value-type="float">
            <text:p>70325.205721</text:p>
          </table:table-cell>
          <table:table-cell/>
          <table:table-cell table:formula="of:=[.AZ266]^2" office:value-type="float" office:value="0.091417725182307" calcext:value-type="float">
            <text:p>0.091417725182307</text:p>
          </table:table-cell>
          <table:table-cell/>
        </table:table-row>
        <table:table-row table:style-name="ro1">
          <table:table-cell office:value-type="float" office:value="265.191" calcext:value-type="float">
            <text:p>265.191</text:p>
          </table:table-cell>
          <table:table-cell office:value-type="float" office:value="8.5382" calcext:value-type="float">
            <text:p>8.5382</text:p>
          </table:table-cell>
          <table:table-cell/>
          <table:table-cell office:value-type="float" office:value="265.144" calcext:value-type="float">
            <text:p>265.144</text:p>
          </table:table-cell>
          <table:table-cell office:value-type="float" office:value="5.9202" calcext:value-type="float">
            <text:p>5.9202</text:p>
          </table:table-cell>
          <table:table-cell/>
          <table:table-cell office:value-type="float" office:value="264.999" calcext:value-type="float">
            <text:p>264.999</text:p>
          </table:table-cell>
          <table:table-cell office:value-type="float" office:value="8.671" calcext:value-type="float">
            <text:p>8.671</text:p>
          </table:table-cell>
          <table:table-cell table:number-columns-repeated="2"/>
          <table:table-cell office:value-type="float" office:value="265.191" calcext:value-type="float">
            <text:p>265.191</text:p>
          </table:table-cell>
          <table:table-cell table:formula="of:=-LN([.B267]/15.2763)" office:value-type="float" office:value="0.581752395068256" calcext:value-type="float">
            <text:p>0.581752395068256</text:p>
          </table:table-cell>
          <table:table-cell/>
          <table:table-cell office:value-type="float" office:value="265.144" calcext:value-type="float">
            <text:p>265.144</text:p>
          </table:table-cell>
          <table:table-cell table:formula="of:= -LN([.E267]/8.4971)" office:value-type="float" office:value="0.36135469670271" calcext:value-type="float">
            <text:p>0.36135469670271</text:p>
          </table:table-cell>
          <table:table-cell/>
          <table:table-cell office:value-type="float" office:value="264.999" calcext:value-type="float">
            <text:p>264.999</text:p>
          </table:table-cell>
          <table:table-cell table:formula="of:=-LN([.H267]/11.159)" office:value-type="float" office:value="0.252262222808541" calcext:value-type="float">
            <text:p>0.252262222808541</text:p>
          </table:table-cell>
          <table:table-cell/>
          <table:table-cell table:formula="of:=[.K267]^2" office:value-type="float" office:value="70326.266481" calcext:value-type="float">
            <text:p>70326.266481</text:p>
          </table:table-cell>
          <table:table-cell/>
          <table:table-cell table:formula="of:=[.L267]^2" office:value-type="float" office:value="0.338435849167652" calcext:value-type="float">
            <text:p>0.338435849167652</text:p>
          </table:table-cell>
          <table:table-cell table:number-columns-repeated="3"/>
          <table:table-cell table:formula="of:=[.N267]^2" office:value-type="float" office:value="70301.340736" calcext:value-type="float">
            <text:p>70301.340736</text:p>
          </table:table-cell>
          <table:table-cell/>
          <table:table-cell table:formula="of:=[.O267]^2" office:value-type="float" office:value="0.130577216829108" calcext:value-type="float">
            <text:p>0.130577216829108</text:p>
          </table:table-cell>
          <table:table-cell table:number-columns-repeated="2"/>
          <table:table-cell table:formula="of:=[.Q267]^2" office:value-type="float" office:value="70224.470001" calcext:value-type="float">
            <text:p>70224.470001</text:p>
          </table:table-cell>
          <table:table-cell/>
          <table:table-cell table:formula="of:=[.R267]^2" office:value-type="float" office:value="0.063636229056306" calcext:value-type="float">
            <text:p>0.063636229056306</text:p>
          </table:table-cell>
          <table:table-cell table:number-columns-repeated="17"/>
          <table:table-cell office:value-type="float" office:value="265.189" calcext:value-type="float">
            <text:p>265.189</text:p>
          </table:table-cell>
          <table:table-cell table:formula="of:=-LN([.BB267]/14.6315)" office:value-type="float" office:value="0.303482467520718" calcext:value-type="float">
            <text:p>0.303482467520718</text:p>
          </table:table-cell>
          <table:table-cell/>
          <table:table-cell office:value-type="float" office:value="10.8016" calcext:value-type="float">
            <text:p>10.8016</text:p>
          </table:table-cell>
          <table:table-cell/>
          <table:table-cell table:formula="of:=[.AY268]^2" office:value-type="float" office:value="70856.051344" calcext:value-type="float">
            <text:p>70856.051344</text:p>
          </table:table-cell>
          <table:table-cell/>
          <table:table-cell table:formula="of:=[.AZ267]^2" office:value-type="float" office:value="0.0921016080924635" calcext:value-type="float">
            <text:p>0.092101608092464</text:p>
          </table:table-cell>
          <table:table-cell/>
        </table:table-row>
        <table:table-row table:style-name="ro1">
          <table:table-cell office:value-type="float" office:value="266.191" calcext:value-type="float">
            <text:p>266.191</text:p>
          </table:table-cell>
          <table:table-cell office:value-type="float" office:value="8.5193" calcext:value-type="float">
            <text:p>8.5193</text:p>
          </table:table-cell>
          <table:table-cell/>
          <table:table-cell office:value-type="float" office:value="266.143" calcext:value-type="float">
            <text:p>266.143</text:p>
          </table:table-cell>
          <table:table-cell office:value-type="float" office:value="5.9121" calcext:value-type="float">
            <text:p>5.9121</text:p>
          </table:table-cell>
          <table:table-cell/>
          <table:table-cell office:value-type="float" office:value="265.998" calcext:value-type="float">
            <text:p>265.998</text:p>
          </table:table-cell>
          <table:table-cell office:value-type="float" office:value="8.6622" calcext:value-type="float">
            <text:p>8.6622</text:p>
          </table:table-cell>
          <table:table-cell table:number-columns-repeated="2"/>
          <table:table-cell office:value-type="float" office:value="266.191" calcext:value-type="float">
            <text:p>266.191</text:p>
          </table:table-cell>
          <table:table-cell table:formula="of:=-LN([.B268]/15.2763)" office:value-type="float" office:value="0.583968429977771" calcext:value-type="float">
            <text:p>0.583968429977771</text:p>
          </table:table-cell>
          <table:table-cell/>
          <table:table-cell office:value-type="float" office:value="266.143" calcext:value-type="float">
            <text:p>266.143</text:p>
          </table:table-cell>
          <table:table-cell table:formula="of:= -LN([.E268]/8.4971)" office:value-type="float" office:value="0.36272383055924" calcext:value-type="float">
            <text:p>0.36272383055924</text:p>
          </table:table-cell>
          <table:table-cell/>
          <table:table-cell office:value-type="float" office:value="265.998" calcext:value-type="float">
            <text:p>265.998</text:p>
          </table:table-cell>
          <table:table-cell table:formula="of:=-LN([.H268]/11.159)" office:value-type="float" office:value="0.253277615321877" calcext:value-type="float">
            <text:p>0.253277615321877</text:p>
          </table:table-cell>
          <table:table-cell/>
          <table:table-cell table:formula="of:=[.K268]^2" office:value-type="float" office:value="70857.648481" calcext:value-type="float">
            <text:p>70857.648481</text:p>
          </table:table-cell>
          <table:table-cell/>
          <table:table-cell table:formula="of:=[.L268]^2" office:value-type="float" office:value="0.341019127210702" calcext:value-type="float">
            <text:p>0.341019127210702</text:p>
          </table:table-cell>
          <table:table-cell table:number-columns-repeated="3"/>
          <table:table-cell table:formula="of:=[.N268]^2" office:value-type="float" office:value="70832.096449" calcext:value-type="float">
            <text:p>70832.096449</text:p>
          </table:table-cell>
          <table:table-cell/>
          <table:table-cell table:formula="of:=[.O268]^2" office:value-type="float" office:value="0.131568577255568" calcext:value-type="float">
            <text:p>0.131568577255568</text:p>
          </table:table-cell>
          <table:table-cell table:number-columns-repeated="2"/>
          <table:table-cell table:formula="of:=[.Q268]^2" office:value-type="float" office:value="70754.936004" calcext:value-type="float">
            <text:p>70754.936004</text:p>
          </table:table-cell>
          <table:table-cell/>
          <table:table-cell table:formula="of:=[.R268]^2" office:value-type="float" office:value="0.0641495504231369" calcext:value-type="float">
            <text:p>0.064149550423137</text:p>
          </table:table-cell>
          <table:table-cell table:number-columns-repeated="17"/>
          <table:table-cell office:value-type="float" office:value="266.188" calcext:value-type="float">
            <text:p>266.188</text:p>
          </table:table-cell>
          <table:table-cell table:formula="of:=-LN([.BB268]/14.6315)" office:value-type="float" office:value="0.304612568145831" calcext:value-type="float">
            <text:p>0.304612568145831</text:p>
          </table:table-cell>
          <table:table-cell/>
          <table:table-cell office:value-type="float" office:value="10.7894" calcext:value-type="float">
            <text:p>10.7894</text:p>
          </table:table-cell>
          <table:table-cell/>
          <table:table-cell table:formula="of:=[.AY269]^2" office:value-type="float" office:value="71389.961721" calcext:value-type="float">
            <text:p>71389.961721</text:p>
          </table:table-cell>
          <table:table-cell/>
          <table:table-cell table:formula="of:=[.AZ268]^2" office:value-type="float" office:value="0.0927888166723986" calcext:value-type="float">
            <text:p>0.092788816672399</text:p>
          </table:table-cell>
          <table:table-cell/>
        </table:table-row>
        <table:table-row table:style-name="ro1">
          <table:table-cell office:value-type="float" office:value="267.191" calcext:value-type="float">
            <text:p>267.191</text:p>
          </table:table-cell>
          <table:table-cell office:value-type="float" office:value="8.502" calcext:value-type="float">
            <text:p>8.502</text:p>
          </table:table-cell>
          <table:table-cell/>
          <table:table-cell office:value-type="float" office:value="267.144" calcext:value-type="float">
            <text:p>267.144</text:p>
          </table:table-cell>
          <table:table-cell office:value-type="float" office:value="5.9038" calcext:value-type="float">
            <text:p>5.9038</text:p>
          </table:table-cell>
          <table:table-cell/>
          <table:table-cell office:value-type="float" office:value="266.998" calcext:value-type="float">
            <text:p>266.998</text:p>
          </table:table-cell>
          <table:table-cell office:value-type="float" office:value="8.6554" calcext:value-type="float">
            <text:p>8.6554</text:p>
          </table:table-cell>
          <table:table-cell table:number-columns-repeated="2"/>
          <table:table-cell office:value-type="float" office:value="267.191" calcext:value-type="float">
            <text:p>267.191</text:p>
          </table:table-cell>
          <table:table-cell table:formula="of:=-LN([.B269]/15.2763)" office:value-type="float" office:value="0.586001177882697" calcext:value-type="float">
            <text:p>0.586001177882697</text:p>
          </table:table-cell>
          <table:table-cell/>
          <table:table-cell office:value-type="float" office:value="267.144" calcext:value-type="float">
            <text:p>267.144</text:p>
          </table:table-cell>
          <table:table-cell table:formula="of:= -LN([.E269]/8.4971)" office:value-type="float" office:value="0.364128717426113" calcext:value-type="float">
            <text:p>0.364128717426113</text:p>
          </table:table-cell>
          <table:table-cell/>
          <table:table-cell office:value-type="float" office:value="266.998" calcext:value-type="float">
            <text:p>266.998</text:p>
          </table:table-cell>
          <table:table-cell table:formula="of:=-LN([.H269]/11.159)" office:value-type="float" office:value="0.25406294358324" calcext:value-type="float">
            <text:p>0.25406294358324</text:p>
          </table:table-cell>
          <table:table-cell/>
          <table:table-cell table:formula="of:=[.K269]^2" office:value-type="float" office:value="71391.030481" calcext:value-type="float">
            <text:p>71391.030481</text:p>
          </table:table-cell>
          <table:table-cell/>
          <table:table-cell table:formula="of:=[.L269]^2" office:value-type="float" office:value="0.343397380479908" calcext:value-type="float">
            <text:p>0.343397380479908</text:p>
          </table:table-cell>
          <table:table-cell table:number-columns-repeated="3"/>
          <table:table-cell table:formula="of:=[.N269]^2" office:value-type="float" office:value="71365.916736" calcext:value-type="float">
            <text:p>71365.916736</text:p>
          </table:table-cell>
          <table:table-cell/>
          <table:table-cell table:formula="of:=[.O269]^2" office:value-type="float" office:value="0.132589722854386" calcext:value-type="float">
            <text:p>0.132589722854386</text:p>
          </table:table-cell>
          <table:table-cell table:number-columns-repeated="2"/>
          <table:table-cell table:formula="of:=[.Q269]^2" office:value-type="float" office:value="71287.932004" calcext:value-type="float">
            <text:p>71287.932004</text:p>
          </table:table-cell>
          <table:table-cell/>
          <table:table-cell table:formula="of:=[.R269]^2" office:value-type="float" office:value="0.0645479793021806" calcext:value-type="float">
            <text:p>0.064547979302181</text:p>
          </table:table-cell>
          <table:table-cell table:number-columns-repeated="17"/>
          <table:table-cell office:value-type="float" office:value="267.189" calcext:value-type="float">
            <text:p>267.189</text:p>
          </table:table-cell>
          <table:table-cell table:formula="of:=-LN([.BB269]/14.6315)" office:value-type="float" office:value="0.305790342659357" calcext:value-type="float">
            <text:p>0.305790342659357</text:p>
          </table:table-cell>
          <table:table-cell/>
          <table:table-cell office:value-type="float" office:value="10.7767" calcext:value-type="float">
            <text:p>10.7767</text:p>
          </table:table-cell>
          <table:table-cell/>
          <table:table-cell table:formula="of:=[.AY270]^2" office:value-type="float" office:value="71924.803344" calcext:value-type="float">
            <text:p>71924.803344</text:p>
          </table:table-cell>
          <table:table-cell/>
          <table:table-cell table:formula="of:=[.AZ269]^2" office:value-type="float" office:value="0.0935077336637267" calcext:value-type="float">
            <text:p>0.093507733663727</text:p>
          </table:table-cell>
          <table:table-cell/>
        </table:table-row>
        <table:table-row table:style-name="ro1">
          <table:table-cell office:value-type="float" office:value="268.191" calcext:value-type="float">
            <text:p>268.191</text:p>
          </table:table-cell>
          <table:table-cell office:value-type="float" office:value="8.4844" calcext:value-type="float">
            <text:p>8.4844</text:p>
          </table:table-cell>
          <table:table-cell/>
          <table:table-cell office:value-type="float" office:value="268.144" calcext:value-type="float">
            <text:p>268.144</text:p>
          </table:table-cell>
          <table:table-cell office:value-type="float" office:value="5.897" calcext:value-type="float">
            <text:p>5.897</text:p>
          </table:table-cell>
          <table:table-cell/>
          <table:table-cell office:value-type="float" office:value="267.999" calcext:value-type="float">
            <text:p>267.999</text:p>
          </table:table-cell>
          <table:table-cell office:value-type="float" office:value="8.6473" calcext:value-type="float">
            <text:p>8.6473</text:p>
          </table:table-cell>
          <table:table-cell table:number-columns-repeated="2"/>
          <table:table-cell office:value-type="float" office:value="268.191" calcext:value-type="float">
            <text:p>268.191</text:p>
          </table:table-cell>
          <table:table-cell table:formula="of:=-LN([.B270]/15.2763)" office:value-type="float" office:value="0.588073424656371" calcext:value-type="float">
            <text:p>0.588073424656371</text:p>
          </table:table-cell>
          <table:table-cell/>
          <table:table-cell office:value-type="float" office:value="268.144" calcext:value-type="float">
            <text:p>268.144</text:p>
          </table:table-cell>
          <table:table-cell table:formula="of:= -LN([.E270]/8.4971)" office:value-type="float" office:value="0.365281181793382" calcext:value-type="float">
            <text:p>0.365281181793382</text:p>
          </table:table-cell>
          <table:table-cell/>
          <table:table-cell office:value-type="float" office:value="267.999" calcext:value-type="float">
            <text:p>267.999</text:p>
          </table:table-cell>
          <table:table-cell table:formula="of:=-LN([.H270]/11.159)" office:value-type="float" office:value="0.254999213713532" calcext:value-type="float">
            <text:p>0.254999213713532</text:p>
          </table:table-cell>
          <table:table-cell/>
          <table:table-cell table:formula="of:=[.K270]^2" office:value-type="float" office:value="71926.412481" calcext:value-type="float">
            <text:p>71926.412481</text:p>
          </table:table-cell>
          <table:table-cell/>
          <table:table-cell table:formula="of:=[.L270]^2" office:value-type="float" office:value="0.345830352787072" calcext:value-type="float">
            <text:p>0.345830352787072</text:p>
          </table:table-cell>
          <table:table-cell table:number-columns-repeated="3"/>
          <table:table-cell table:formula="of:=[.N270]^2" office:value-type="float" office:value="71901.204736" calcext:value-type="float">
            <text:p>71901.204736</text:p>
          </table:table-cell>
          <table:table-cell/>
          <table:table-cell table:formula="of:=[.O270]^2" office:value-type="float" office:value="0.13343034177237" calcext:value-type="float">
            <text:p>0.13343034177237</text:p>
          </table:table-cell>
          <table:table-cell table:number-columns-repeated="2"/>
          <table:table-cell table:formula="of:=[.Q270]^2" office:value-type="float" office:value="71823.464001" calcext:value-type="float">
            <text:p>71823.464001</text:p>
          </table:table-cell>
          <table:table-cell/>
          <table:table-cell table:formula="of:=[.R270]^2" office:value-type="float" office:value="0.0650245989945198" calcext:value-type="float">
            <text:p>0.06502459899452</text:p>
          </table:table-cell>
          <table:table-cell table:number-columns-repeated="17"/>
          <table:table-cell office:value-type="float" office:value="268.188" calcext:value-type="float">
            <text:p>268.188</text:p>
          </table:table-cell>
          <table:table-cell table:formula="of:=-LN([.BB270]/14.6315)" office:value-type="float" office:value="0.306858029455086" calcext:value-type="float">
            <text:p>0.306858029455086</text:p>
          </table:table-cell>
          <table:table-cell/>
          <table:table-cell office:value-type="float" office:value="10.7652" calcext:value-type="float">
            <text:p>10.7652</text:p>
          </table:table-cell>
          <table:table-cell/>
          <table:table-cell table:formula="of:=[.AY271]^2" office:value-type="float" office:value="72462.717721" calcext:value-type="float">
            <text:p>72462.717721</text:p>
          </table:table-cell>
          <table:table-cell/>
          <table:table-cell table:formula="of:=[.AZ270]^2" office:value-type="float" office:value="0.0941618502410582" calcext:value-type="float">
            <text:p>0.09416185024105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9.143" calcext:value-type="float">
            <text:p>269.143</text:p>
          </table:table-cell>
          <table:table-cell office:value-type="float" office:value="5.8882" calcext:value-type="float">
            <text:p>5.8882</text:p>
          </table:table-cell>
          <table:table-cell/>
          <table:table-cell office:value-type="float" office:value="268.999" calcext:value-type="float">
            <text:p>268.999</text:p>
          </table:table-cell>
          <table:table-cell office:value-type="float" office:value="8.6406" calcext:value-type="float">
            <text:p>8.6406</text:p>
          </table:table-cell>
          <table:table-cell table:number-columns-repeated="5"/>
          <table:table-cell office:value-type="float" office:value="269.143" calcext:value-type="float">
            <text:p>269.143</text:p>
          </table:table-cell>
          <table:table-cell table:formula="of:= -LN([.E271]/8.4971)" office:value-type="float" office:value="0.366774580570749" calcext:value-type="float">
            <text:p>0.366774580570749</text:p>
          </table:table-cell>
          <table:table-cell/>
          <table:table-cell office:value-type="float" office:value="268.999" calcext:value-type="float">
            <text:p>268.999</text:p>
          </table:table-cell>
          <table:table-cell table:formula="of:=-LN([.H271]/11.159)" office:value-type="float" office:value="0.255774322354309" calcext:value-type="float">
            <text:p>0.255774322354309</text:p>
          </table:table-cell>
          <table:table-cell table:number-columns-repeated="7"/>
          <table:table-cell table:formula="of:=[.N271]^2" office:value-type="float" office:value="72437.954449" calcext:value-type="float">
            <text:p>72437.954449</text:p>
          </table:table-cell>
          <table:table-cell/>
          <table:table-cell table:formula="of:=[.O271]^2" office:value-type="float" office:value="0.134523592952848" calcext:value-type="float">
            <text:p>0.134523592952848</text:p>
          </table:table-cell>
          <table:table-cell table:number-columns-repeated="2"/>
          <table:table-cell table:formula="of:=[.Q271]^2" office:value-type="float" office:value="72360.462001" calcext:value-type="float">
            <text:p>72360.462001</text:p>
          </table:table-cell>
          <table:table-cell/>
          <table:table-cell table:formula="of:=[.R271]^2" office:value-type="float" office:value="0.0654205039758061" calcext:value-type="float">
            <text:p>0.065420503975806</text:p>
          </table:table-cell>
          <table:table-cell table:number-columns-repeated="17"/>
          <table:table-cell office:value-type="float" office:value="269.189" calcext:value-type="float">
            <text:p>269.189</text:p>
          </table:table-cell>
          <table:table-cell table:formula="of:=-LN([.BB271]/14.6315)" office:value-type="float" office:value="0.308010553051385" calcext:value-type="float">
            <text:p>0.308010553051385</text:p>
          </table:table-cell>
          <table:table-cell/>
          <table:table-cell office:value-type="float" office:value="10.7528" calcext:value-type="float">
            <text:p>10.7528</text:p>
          </table:table-cell>
          <table:table-cell/>
          <table:table-cell table:formula="of:=[.AY272]^2" office:value-type="float" office:value="73001.555344" calcext:value-type="float">
            <text:p>73001.555344</text:p>
          </table:table-cell>
          <table:table-cell/>
          <table:table-cell table:formula="of:=[.AZ271]^2" office:value-type="float" office:value="0.0948705007910201" calcext:value-type="float">
            <text:p>0.0948705007910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0.144" calcext:value-type="float">
            <text:p>270.144</text:p>
          </table:table-cell>
          <table:table-cell office:value-type="float" office:value="5.8813" calcext:value-type="float">
            <text:p>5.8813</text:p>
          </table:table-cell>
          <table:table-cell/>
          <table:table-cell office:value-type="float" office:value="269.999" calcext:value-type="float">
            <text:p>269.999</text:p>
          </table:table-cell>
          <table:table-cell office:value-type="float" office:value="8.6319" calcext:value-type="float">
            <text:p>8.6319</text:p>
          </table:table-cell>
          <table:table-cell table:number-columns-repeated="5"/>
          <table:table-cell office:value-type="float" office:value="270.144" calcext:value-type="float">
            <text:p>270.144</text:p>
          </table:table-cell>
          <table:table-cell table:formula="of:= -LN([.E272]/8.4971)" office:value-type="float" office:value="0.367947102902286" calcext:value-type="float">
            <text:p>0.367947102902286</text:p>
          </table:table-cell>
          <table:table-cell/>
          <table:table-cell office:value-type="float" office:value="269.999" calcext:value-type="float">
            <text:p>269.999</text:p>
          </table:table-cell>
          <table:table-cell table:formula="of:=-LN([.H272]/11.159)" office:value-type="float" office:value="0.256781704115576" calcext:value-type="float">
            <text:p>0.256781704115576</text:p>
          </table:table-cell>
          <table:table-cell table:number-columns-repeated="7"/>
          <table:table-cell table:formula="of:=[.N272]^2" office:value-type="float" office:value="72977.780736" calcext:value-type="float">
            <text:p>72977.780736</text:p>
          </table:table-cell>
          <table:table-cell/>
          <table:table-cell table:formula="of:=[.O272]^2" office:value-type="float" office:value="0.135385070534185" calcext:value-type="float">
            <text:p>0.135385070534185</text:p>
          </table:table-cell>
          <table:table-cell table:number-columns-repeated="2"/>
          <table:table-cell table:formula="of:=[.Q272]^2" office:value-type="float" office:value="72899.460001" calcext:value-type="float">
            <text:p>72899.460001</text:p>
          </table:table-cell>
          <table:table-cell/>
          <table:table-cell table:formula="of:=[.R272]^2" office:value-type="float" office:value="0.0659368435684995" calcext:value-type="float">
            <text:p>0.0659368435685</text:p>
          </table:table-cell>
          <table:table-cell table:number-columns-repeated="17"/>
          <table:table-cell office:value-type="float" office:value="270.188" calcext:value-type="float">
            <text:p>270.188</text:p>
          </table:table-cell>
          <table:table-cell table:formula="of:=-LN([.BB272]/14.6315)" office:value-type="float" office:value="0.309136474960638" calcext:value-type="float">
            <text:p>0.309136474960638</text:p>
          </table:table-cell>
          <table:table-cell/>
          <table:table-cell office:value-type="float" office:value="10.7407" calcext:value-type="float">
            <text:p>10.7407</text:p>
          </table:table-cell>
          <table:table-cell/>
          <table:table-cell table:formula="of:=[.AY273]^2" office:value-type="float" office:value="73543.473721" calcext:value-type="float">
            <text:p>73543.473721</text:p>
          </table:table-cell>
          <table:table-cell/>
          <table:table-cell table:formula="of:=[.AZ272]^2" office:value-type="float" office:value="0.0955653601510893" calcext:value-type="float">
            <text:p>0.0955653601510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1.143" calcext:value-type="float">
            <text:p>271.143</text:p>
          </table:table-cell>
          <table:table-cell office:value-type="float" office:value="5.8729" calcext:value-type="float">
            <text:p>5.8729</text:p>
          </table:table-cell>
          <table:table-cell/>
          <table:table-cell office:value-type="float" office:value="270.999" calcext:value-type="float">
            <text:p>270.999</text:p>
          </table:table-cell>
          <table:table-cell office:value-type="float" office:value="8.6251" calcext:value-type="float">
            <text:p>8.6251</text:p>
          </table:table-cell>
          <table:table-cell table:number-columns-repeated="5"/>
          <table:table-cell office:value-type="float" office:value="271.143" calcext:value-type="float">
            <text:p>271.143</text:p>
          </table:table-cell>
          <table:table-cell table:formula="of:= -LN([.E273]/8.4971)" office:value-type="float" office:value="0.369376379489375" calcext:value-type="float">
            <text:p>0.369376379489375</text:p>
          </table:table-cell>
          <table:table-cell/>
          <table:table-cell office:value-type="float" office:value="270.999" calcext:value-type="float">
            <text:p>270.999</text:p>
          </table:table-cell>
          <table:table-cell table:formula="of:=-LN([.H273]/11.159)" office:value-type="float" office:value="0.257569790150454" calcext:value-type="float">
            <text:p>0.257569790150454</text:p>
          </table:table-cell>
          <table:table-cell table:number-columns-repeated="7"/>
          <table:table-cell table:formula="of:=[.N273]^2" office:value-type="float" office:value="73518.526449" calcext:value-type="float">
            <text:p>73518.526449</text:p>
          </table:table-cell>
          <table:table-cell/>
          <table:table-cell table:formula="of:=[.O273]^2" office:value-type="float" office:value="0.136438909724679" calcext:value-type="float">
            <text:p>0.136438909724679</text:p>
          </table:table-cell>
          <table:table-cell table:number-columns-repeated="2"/>
          <table:table-cell table:formula="of:=[.Q273]^2" office:value-type="float" office:value="73440.458001" calcext:value-type="float">
            <text:p>73440.458001</text:p>
          </table:table-cell>
          <table:table-cell/>
          <table:table-cell table:formula="of:=[.R273]^2" office:value-type="float" office:value="0.0663421967981491" calcext:value-type="float">
            <text:p>0.066342196798149</text:p>
          </table:table-cell>
          <table:table-cell table:number-columns-repeated="17"/>
          <table:table-cell office:value-type="float" office:value="271.189" calcext:value-type="float">
            <text:p>271.189</text:p>
          </table:table-cell>
          <table:table-cell table:formula="of:=-LN([.BB273]/14.6315)" office:value-type="float" office:value="0.310272986923188" calcext:value-type="float">
            <text:p>0.310272986923188</text:p>
          </table:table-cell>
          <table:table-cell/>
          <table:table-cell office:value-type="float" office:value="10.7285" calcext:value-type="float">
            <text:p>10.7285</text:p>
          </table:table-cell>
          <table:table-cell/>
          <table:table-cell table:formula="of:=[.AY274]^2" office:value-type="float" office:value="74086.851721" calcext:value-type="float">
            <text:p>74086.851721</text:p>
          </table:table-cell>
          <table:table-cell/>
          <table:table-cell table:formula="of:=[.AZ273]^2" office:value-type="float" office:value="0.0962693264142368" calcext:value-type="float">
            <text:p>0.09626932641423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2.143" calcext:value-type="float">
            <text:p>272.143</text:p>
          </table:table-cell>
          <table:table-cell office:value-type="float" office:value="5.8653" calcext:value-type="float">
            <text:p>5.8653</text:p>
          </table:table-cell>
          <table:table-cell/>
          <table:table-cell office:value-type="float" office:value="271.999" calcext:value-type="float">
            <text:p>271.999</text:p>
          </table:table-cell>
          <table:table-cell office:value-type="float" office:value="8.6169" calcext:value-type="float">
            <text:p>8.6169</text:p>
          </table:table-cell>
          <table:table-cell table:number-columns-repeated="5"/>
          <table:table-cell office:value-type="float" office:value="272.143" calcext:value-type="float">
            <text:p>272.143</text:p>
          </table:table-cell>
          <table:table-cell table:formula="of:= -LN([.E274]/8.4971)" office:value-type="float" office:value="0.370671297119332" calcext:value-type="float">
            <text:p>0.370671297119332</text:p>
          </table:table-cell>
          <table:table-cell/>
          <table:table-cell office:value-type="float" office:value="271.999" calcext:value-type="float">
            <text:p>271.999</text:p>
          </table:table-cell>
          <table:table-cell table:formula="of:=-LN([.H274]/11.159)" office:value-type="float" office:value="0.258520955980198" calcext:value-type="float">
            <text:p>0.258520955980198</text:p>
          </table:table-cell>
          <table:table-cell table:number-columns-repeated="7"/>
          <table:table-cell table:formula="of:=[.N274]^2" office:value-type="float" office:value="74061.812449" calcext:value-type="float">
            <text:p>74061.812449</text:p>
          </table:table-cell>
          <table:table-cell/>
          <table:table-cell table:formula="of:=[.O274]^2" office:value-type="float" office:value="0.137397210508128" calcext:value-type="float">
            <text:p>0.137397210508128</text:p>
          </table:table-cell>
          <table:table-cell table:number-columns-repeated="2"/>
          <table:table-cell table:formula="of:=[.Q274]^2" office:value-type="float" office:value="73983.456001" calcext:value-type="float">
            <text:p>73983.456001</text:p>
          </table:table-cell>
          <table:table-cell/>
          <table:table-cell table:formula="of:=[.R274]^2" office:value-type="float" office:value="0.0668330846809157" calcext:value-type="float">
            <text:p>0.066833084680916</text:p>
          </table:table-cell>
          <table:table-cell table:number-columns-repeated="17"/>
          <table:table-cell office:value-type="float" office:value="272.189" calcext:value-type="float">
            <text:p>272.189</text:p>
          </table:table-cell>
          <table:table-cell table:formula="of:=-LN([.BB274]/14.6315)" office:value-type="float" office:value="0.311429455347127" calcext:value-type="float">
            <text:p>0.311429455347127</text:p>
          </table:table-cell>
          <table:table-cell/>
          <table:table-cell office:value-type="float" office:value="10.7161" calcext:value-type="float">
            <text:p>10.7161</text:p>
          </table:table-cell>
          <table:table-cell/>
          <table:table-cell table:formula="of:=[.AY275]^2" office:value-type="float" office:value="74631.683344" calcext:value-type="float">
            <text:p>74631.683344</text:p>
          </table:table-cell>
          <table:table-cell/>
          <table:table-cell table:formula="of:=[.AZ274]^2" office:value-type="float" office:value="0.096988305657808" calcext:value-type="float">
            <text:p>0.0969883056578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3.144" calcext:value-type="float">
            <text:p>273.144</text:p>
          </table:table-cell>
          <table:table-cell office:value-type="float" office:value="5.857" calcext:value-type="float">
            <text:p>5.857</text:p>
          </table:table-cell>
          <table:table-cell/>
          <table:table-cell office:value-type="float" office:value="272.998" calcext:value-type="float">
            <text:p>272.998</text:p>
          </table:table-cell>
          <table:table-cell office:value-type="float" office:value="8.6093" calcext:value-type="float">
            <text:p>8.6093</text:p>
          </table:table-cell>
          <table:table-cell table:number-columns-repeated="5"/>
          <table:table-cell office:value-type="float" office:value="273.144" calcext:value-type="float">
            <text:p>273.144</text:p>
          </table:table-cell>
          <table:table-cell table:formula="of:= -LN([.E275]/8.4971)" office:value-type="float" office:value="0.372087401704104" calcext:value-type="float">
            <text:p>0.372087401704104</text:p>
          </table:table-cell>
          <table:table-cell/>
          <table:table-cell office:value-type="float" office:value="272.998" calcext:value-type="float">
            <text:p>272.998</text:p>
          </table:table-cell>
          <table:table-cell table:formula="of:=-LN([.H275]/11.159)" office:value-type="float" office:value="0.259403332882023" calcext:value-type="float">
            <text:p>0.259403332882023</text:p>
          </table:table-cell>
          <table:table-cell table:number-columns-repeated="7"/>
          <table:table-cell table:formula="of:=[.N275]^2" office:value-type="float" office:value="74607.644736" calcext:value-type="float">
            <text:p>74607.644736</text:p>
          </table:table-cell>
          <table:table-cell/>
          <table:table-cell table:formula="of:=[.O275]^2" office:value-type="float" office:value="0.138449034506911" calcext:value-type="float">
            <text:p>0.138449034506911</text:p>
          </table:table-cell>
          <table:table-cell table:number-columns-repeated="2"/>
          <table:table-cell table:formula="of:=[.Q275]^2" office:value-type="float" office:value="74527.908004" calcext:value-type="float">
            <text:p>74527.908004</text:p>
          </table:table-cell>
          <table:table-cell/>
          <table:table-cell table:formula="of:=[.R275]^2" office:value-type="float" office:value="0.0672900891103018" calcext:value-type="float">
            <text:p>0.067290089110302</text:p>
          </table:table-cell>
          <table:table-cell table:number-columns-repeated="17"/>
          <table:table-cell office:value-type="float" office:value="273.188" calcext:value-type="float">
            <text:p>273.188</text:p>
          </table:table-cell>
          <table:table-cell table:formula="of:=-LN([.BB275]/14.6315)" office:value-type="float" office:value="0.312475158257411" calcext:value-type="float">
            <text:p>0.312475158257411</text:p>
          </table:table-cell>
          <table:table-cell/>
          <table:table-cell office:value-type="float" office:value="10.7049" calcext:value-type="float">
            <text:p>10.7049</text:p>
          </table:table-cell>
          <table:table-cell/>
          <table:table-cell table:formula="of:=[.AY276]^2" office:value-type="float" office:value="75179.607721" calcext:value-type="float">
            <text:p>75179.607721</text:p>
          </table:table-cell>
          <table:table-cell/>
          <table:table-cell table:formula="of:=[.AZ275]^2" office:value-type="float" office:value="0.0976407245279938" calcext:value-type="float">
            <text:p>0.0976407245279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4.144" calcext:value-type="float">
            <text:p>274.144</text:p>
          </table:table-cell>
          <table:table-cell office:value-type="float" office:value="5.8481" calcext:value-type="float">
            <text:p>5.8481</text:p>
          </table:table-cell>
          <table:table-cell/>
          <table:table-cell office:value-type="float" office:value="273.999" calcext:value-type="float">
            <text:p>273.999</text:p>
          </table:table-cell>
          <table:table-cell office:value-type="float" office:value="8.6019" calcext:value-type="float">
            <text:p>8.6019</text:p>
          </table:table-cell>
          <table:table-cell table:number-columns-repeated="5"/>
          <table:table-cell office:value-type="float" office:value="274.144" calcext:value-type="float">
            <text:p>274.144</text:p>
          </table:table-cell>
          <table:table-cell table:formula="of:= -LN([.E276]/8.4971)" office:value-type="float" office:value="0.373608106647272" calcext:value-type="float">
            <text:p>0.373608106647272</text:p>
          </table:table-cell>
          <table:table-cell/>
          <table:table-cell office:value-type="float" office:value="273.999" calcext:value-type="float">
            <text:p>273.999</text:p>
          </table:table-cell>
          <table:table-cell table:formula="of:=-LN([.H276]/11.159)" office:value-type="float" office:value="0.260263238113034" calcext:value-type="float">
            <text:p>0.260263238113034</text:p>
          </table:table-cell>
          <table:table-cell table:number-columns-repeated="7"/>
          <table:table-cell table:formula="of:=[.N276]^2" office:value-type="float" office:value="75154.932736" calcext:value-type="float">
            <text:p>75154.932736</text:p>
          </table:table-cell>
          <table:table-cell/>
          <table:table-cell table:formula="of:=[.O276]^2" office:value-type="float" office:value="0.139583017352559" calcext:value-type="float">
            <text:p>0.139583017352559</text:p>
          </table:table-cell>
          <table:table-cell table:number-columns-repeated="2"/>
          <table:table-cell table:formula="of:=[.Q276]^2" office:value-type="float" office:value="75075.452001" calcext:value-type="float">
            <text:p>75075.452001</text:p>
          </table:table-cell>
          <table:table-cell/>
          <table:table-cell table:formula="of:=[.R276]^2" office:value-type="float" office:value="0.0677369531130817" calcext:value-type="float">
            <text:p>0.067736953113082</text:p>
          </table:table-cell>
          <table:table-cell table:number-columns-repeated="17"/>
          <table:table-cell office:value-type="float" office:value="274.189" calcext:value-type="float">
            <text:p>274.189</text:p>
          </table:table-cell>
          <table:table-cell table:formula="of:=-LN([.BB276]/14.6315)" office:value-type="float" office:value="0.313652882581751" calcext:value-type="float">
            <text:p>0.313652882581751</text:p>
          </table:table-cell>
          <table:table-cell/>
          <table:table-cell office:value-type="float" office:value="10.6923" calcext:value-type="float">
            <text:p>10.6923</text:p>
          </table:table-cell>
          <table:table-cell/>
          <table:table-cell table:formula="of:=[.AY277]^2" office:value-type="float" office:value="75728.985721" calcext:value-type="float">
            <text:p>75728.985721</text:p>
          </table:table-cell>
          <table:table-cell/>
          <table:table-cell table:formula="of:=[.AZ276]^2" office:value-type="float" office:value="0.0983781307518416" calcext:value-type="float">
            <text:p>0.09837813075184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5.143" calcext:value-type="float">
            <text:p>275.143</text:p>
          </table:table-cell>
          <table:table-cell office:value-type="float" office:value="5.8405" calcext:value-type="float">
            <text:p>5.8405</text:p>
          </table:table-cell>
          <table:table-cell/>
          <table:table-cell office:value-type="float" office:value="274.999" calcext:value-type="float">
            <text:p>274.999</text:p>
          </table:table-cell>
          <table:table-cell office:value-type="float" office:value="8.5938" calcext:value-type="float">
            <text:p>8.5938</text:p>
          </table:table-cell>
          <table:table-cell table:number-columns-repeated="5"/>
          <table:table-cell office:value-type="float" office:value="275.143" calcext:value-type="float">
            <text:p>275.143</text:p>
          </table:table-cell>
          <table:table-cell table:formula="of:= -LN([.E277]/8.4971)" office:value-type="float" office:value="0.374908519198136" calcext:value-type="float">
            <text:p>0.374908519198136</text:p>
          </table:table-cell>
          <table:table-cell/>
          <table:table-cell office:value-type="float" office:value="274.999" calcext:value-type="float">
            <text:p>274.999</text:p>
          </table:table-cell>
          <table:table-cell table:formula="of:=-LN([.H277]/11.159)" office:value-type="float" office:value="0.261205334171827" calcext:value-type="float">
            <text:p>0.261205334171827</text:p>
          </table:table-cell>
          <table:table-cell table:number-columns-repeated="7"/>
          <table:table-cell table:formula="of:=[.N277]^2" office:value-type="float" office:value="75703.670449" calcext:value-type="float">
            <text:p>75703.670449</text:p>
          </table:table-cell>
          <table:table-cell/>
          <table:table-cell table:formula="of:=[.O277]^2" office:value-type="float" office:value="0.140556397767339" calcext:value-type="float">
            <text:p>0.140556397767339</text:p>
          </table:table-cell>
          <table:table-cell table:number-columns-repeated="2"/>
          <table:table-cell table:formula="of:=[.Q277]^2" office:value-type="float" office:value="75624.450001" calcext:value-type="float">
            <text:p>75624.450001</text:p>
          </table:table-cell>
          <table:table-cell/>
          <table:table-cell table:formula="of:=[.R277]^2" office:value-type="float" office:value="0.0682282265998157" calcext:value-type="float">
            <text:p>0.068228226599816</text:p>
          </table:table-cell>
          <table:table-cell table:number-columns-repeated="17"/>
          <table:table-cell office:value-type="float" office:value="275.189" calcext:value-type="float">
            <text:p>275.189</text:p>
          </table:table-cell>
          <table:table-cell table:formula="of:=-LN([.BB277]/14.6315)" office:value-type="float" office:value="0.314775815801011" calcext:value-type="float">
            <text:p>0.314775815801011</text:p>
          </table:table-cell>
          <table:table-cell/>
          <table:table-cell office:value-type="float" office:value="10.6803" calcext:value-type="float">
            <text:p>10.6803</text:p>
          </table:table-cell>
          <table:table-cell/>
          <table:table-cell table:formula="of:=[.AY278]^2" office:value-type="float" office:value="76280.363721" calcext:value-type="float">
            <text:p>76280.363721</text:p>
          </table:table-cell>
          <table:table-cell/>
          <table:table-cell table:formula="of:=[.AZ277]^2" office:value-type="float" office:value="0.0990838142131919" calcext:value-type="float">
            <text:p>0.0990838142131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6.143" calcext:value-type="float">
            <text:p>276.143</text:p>
          </table:table-cell>
          <table:table-cell office:value-type="float" office:value="5.8318" calcext:value-type="float">
            <text:p>5.8318</text:p>
          </table:table-cell>
          <table:table-cell/>
          <table:table-cell office:value-type="float" office:value="275.999" calcext:value-type="float">
            <text:p>275.999</text:p>
          </table:table-cell>
          <table:table-cell office:value-type="float" office:value="8.5871" calcext:value-type="float">
            <text:p>8.5871</text:p>
          </table:table-cell>
          <table:table-cell table:number-columns-repeated="5"/>
          <table:table-cell office:value-type="float" office:value="276.143" calcext:value-type="float">
            <text:p>276.143</text:p>
          </table:table-cell>
          <table:table-cell table:formula="of:= -LN([.E278]/8.4971)" office:value-type="float" office:value="0.376399228246242" calcext:value-type="float">
            <text:p>0.376399228246242</text:p>
          </table:table-cell>
          <table:table-cell/>
          <table:table-cell office:value-type="float" office:value="275.999" calcext:value-type="float">
            <text:p>275.999</text:p>
          </table:table-cell>
          <table:table-cell table:formula="of:=-LN([.H278]/11.159)" office:value-type="float" office:value="0.261985270070369" calcext:value-type="float">
            <text:p>0.261985270070369</text:p>
          </table:table-cell>
          <table:table-cell table:number-columns-repeated="7"/>
          <table:table-cell table:formula="of:=[.N278]^2" office:value-type="float" office:value="76254.956449" calcext:value-type="float">
            <text:p>76254.956449</text:p>
          </table:table-cell>
          <table:table-cell/>
          <table:table-cell table:formula="of:=[.O278]^2" office:value-type="float" office:value="0.141676379024366" calcext:value-type="float">
            <text:p>0.141676379024366</text:p>
          </table:table-cell>
          <table:table-cell table:number-columns-repeated="2"/>
          <table:table-cell table:formula="of:=[.Q278]^2" office:value-type="float" office:value="76175.448001" calcext:value-type="float">
            <text:p>76175.448001</text:p>
          </table:table-cell>
          <table:table-cell/>
          <table:table-cell table:formula="of:=[.R278]^2" office:value-type="float" office:value="0.0686362817338444" calcext:value-type="float">
            <text:p>0.068636281733844</text:p>
          </table:table-cell>
          <table:table-cell table:number-columns-repeated="17"/>
          <table:table-cell office:value-type="float" office:value="276.189" calcext:value-type="float">
            <text:p>276.189</text:p>
          </table:table-cell>
          <table:table-cell table:formula="of:=-LN([.BB278]/14.6315)" office:value-type="float" office:value="0.315853144691904" calcext:value-type="float">
            <text:p>0.315853144691904</text:p>
          </table:table-cell>
          <table:table-cell/>
          <table:table-cell office:value-type="float" office:value="10.6688" calcext:value-type="float">
            <text:p>10.6688</text:p>
          </table:table-cell>
          <table:table-cell/>
          <table:table-cell table:formula="of:=[.AY279]^2" office:value-type="float" office:value="76833.187344" calcext:value-type="float">
            <text:p>76833.187344</text:p>
          </table:table-cell>
          <table:table-cell/>
          <table:table-cell table:formula="of:=[.AZ278]^2" office:value-type="float" office:value="0.0997632090117646" calcext:value-type="float">
            <text:p>0.0997632090117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7.144" calcext:value-type="float">
            <text:p>277.144</text:p>
          </table:table-cell>
          <table:table-cell office:value-type="float" office:value="5.8243" calcext:value-type="float">
            <text:p>5.8243</text:p>
          </table:table-cell>
          <table:table-cell/>
          <table:table-cell office:value-type="float" office:value="276.999" calcext:value-type="float">
            <text:p>276.999</text:p>
          </table:table-cell>
          <table:table-cell office:value-type="float" office:value="8.5797" calcext:value-type="float">
            <text:p>8.5797</text:p>
          </table:table-cell>
          <table:table-cell table:number-columns-repeated="5"/>
          <table:table-cell office:value-type="float" office:value="277.144" calcext:value-type="float">
            <text:p>277.144</text:p>
          </table:table-cell>
          <table:table-cell table:formula="of:= -LN([.E279]/8.4971)" office:value-type="float" office:value="0.377686108254999" calcext:value-type="float">
            <text:p>0.377686108254999</text:p>
          </table:table-cell>
          <table:table-cell/>
          <table:table-cell office:value-type="float" office:value="276.999" calcext:value-type="float">
            <text:p>276.999</text:p>
          </table:table-cell>
          <table:table-cell table:formula="of:=-LN([.H279]/11.159)" office:value-type="float" office:value="0.262847399349949" calcext:value-type="float">
            <text:p>0.262847399349949</text:p>
          </table:table-cell>
          <table:table-cell table:number-columns-repeated="7"/>
          <table:table-cell table:formula="of:=[.N279]^2" office:value-type="float" office:value="76808.796736" calcext:value-type="float">
            <text:p>76808.796736</text:p>
          </table:table-cell>
          <table:table-cell/>
          <table:table-cell table:formula="of:=[.O279]^2" office:value-type="float" office:value="0.142646796368807" calcext:value-type="float">
            <text:p>0.142646796368807</text:p>
          </table:table-cell>
          <table:table-cell table:number-columns-repeated="2"/>
          <table:table-cell table:formula="of:=[.Q279]^2" office:value-type="float" office:value="76728.446001" calcext:value-type="float">
            <text:p>76728.446001</text:p>
          </table:table-cell>
          <table:table-cell/>
          <table:table-cell table:formula="of:=[.R279]^2" office:value-type="float" office:value="0.0690887553450317" calcext:value-type="float">
            <text:p>0.069088755345032</text:p>
          </table:table-cell>
          <table:table-cell table:number-columns-repeated="17"/>
          <table:table-cell office:value-type="float" office:value="277.188" calcext:value-type="float">
            <text:p>277.188</text:p>
          </table:table-cell>
          <table:table-cell table:formula="of:=-LN([.BB279]/14.6315)" office:value-type="float" office:value="0.316969169135193" calcext:value-type="float">
            <text:p>0.316969169135193</text:p>
          </table:table-cell>
          <table:table-cell/>
          <table:table-cell office:value-type="float" office:value="10.6569" calcext:value-type="float">
            <text:p>10.6569</text:p>
          </table:table-cell>
          <table:table-cell/>
          <table:table-cell table:formula="of:=[.AY280]^2" office:value-type="float" office:value="77389.119721" calcext:value-type="float">
            <text:p>77389.119721</text:p>
          </table:table-cell>
          <table:table-cell/>
          <table:table-cell table:formula="of:=[.AZ279]^2" office:value-type="float" office:value="0.100469454182255" calcext:value-type="float">
            <text:p>0.1004694541822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8.144" calcext:value-type="float">
            <text:p>278.144</text:p>
          </table:table-cell>
          <table:table-cell office:value-type="float" office:value="5.8161" calcext:value-type="float">
            <text:p>5.8161</text:p>
          </table:table-cell>
          <table:table-cell/>
          <table:table-cell office:value-type="float" office:value="277.998" calcext:value-type="float">
            <text:p>277.998</text:p>
          </table:table-cell>
          <table:table-cell office:value-type="float" office:value="8.5717" calcext:value-type="float">
            <text:p>8.5717</text:p>
          </table:table-cell>
          <table:table-cell table:number-columns-repeated="5"/>
          <table:table-cell office:value-type="float" office:value="278.144" calcext:value-type="float">
            <text:p>278.144</text:p>
          </table:table-cell>
          <table:table-cell table:formula="of:= -LN([.E280]/8.4971)" office:value-type="float" office:value="0.379094994780615" calcext:value-type="float">
            <text:p>0.379094994780615</text:p>
          </table:table-cell>
          <table:table-cell/>
          <table:table-cell office:value-type="float" office:value="277.998" calcext:value-type="float">
            <text:p>277.998</text:p>
          </table:table-cell>
          <table:table-cell table:formula="of:=-LN([.H280]/11.159)" office:value-type="float" office:value="0.263780267871489" calcext:value-type="float">
            <text:p>0.263780267871489</text:p>
          </table:table-cell>
          <table:table-cell table:number-columns-repeated="7"/>
          <table:table-cell table:formula="of:=[.N280]^2" office:value-type="float" office:value="77364.084736" calcext:value-type="float">
            <text:p>77364.084736</text:p>
          </table:table-cell>
          <table:table-cell/>
          <table:table-cell table:formula="of:=[.O280]^2" office:value-type="float" office:value="0.143713015067714" calcext:value-type="float">
            <text:p>0.143713015067714</text:p>
          </table:table-cell>
          <table:table-cell table:number-columns-repeated="2"/>
          <table:table-cell table:formula="of:=[.Q280]^2" office:value-type="float" office:value="77282.888004" calcext:value-type="float">
            <text:p>77282.888004</text:p>
          </table:table-cell>
          <table:table-cell/>
          <table:table-cell table:formula="of:=[.R280]^2" office:value-type="float" office:value="0.0695800297183543" calcext:value-type="float">
            <text:p>0.069580029718354</text:p>
          </table:table-cell>
          <table:table-cell table:number-columns-repeated="17"/>
          <table:table-cell office:value-type="float" office:value="278.189" calcext:value-type="float">
            <text:p>278.189</text:p>
          </table:table-cell>
          <table:table-cell table:formula="of:=-LN([.BB280]/14.6315)" office:value-type="float" office:value="0.318180385710744" calcext:value-type="float">
            <text:p>0.318180385710744</text:p>
          </table:table-cell>
          <table:table-cell/>
          <table:table-cell office:value-type="float" office:value="10.644" calcext:value-type="float">
            <text:p>10.644</text:p>
          </table:table-cell>
          <table:table-cell/>
          <table:table-cell table:formula="of:=[.AY281]^2" office:value-type="float" office:value="77945.939344" calcext:value-type="float">
            <text:p>77945.939344</text:p>
          </table:table-cell>
          <table:table-cell/>
          <table:table-cell table:formula="of:=[.AZ280]^2" office:value-type="float" office:value="0.101238757851038" calcext:value-type="float">
            <text:p>0.10123875785103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9.143" calcext:value-type="float">
            <text:p>279.143</text:p>
          </table:table-cell>
          <table:table-cell office:value-type="float" office:value="5.8086" calcext:value-type="float">
            <text:p>5.8086</text:p>
          </table:table-cell>
          <table:table-cell/>
          <table:table-cell office:value-type="float" office:value="278.999" calcext:value-type="float">
            <text:p>278.999</text:p>
          </table:table-cell>
          <table:table-cell office:value-type="float" office:value="8.5642" calcext:value-type="float">
            <text:p>8.5642</text:p>
          </table:table-cell>
          <table:table-cell table:number-columns-repeated="5"/>
          <table:table-cell office:value-type="float" office:value="279.143" calcext:value-type="float">
            <text:p>279.143</text:p>
          </table:table-cell>
          <table:table-cell table:formula="of:= -LN([.E281]/8.4971)" office:value-type="float" office:value="0.380385350839805" calcext:value-type="float">
            <text:p>0.380385350839805</text:p>
          </table:table-cell>
          <table:table-cell/>
          <table:table-cell office:value-type="float" office:value="278.999" calcext:value-type="float">
            <text:p>278.999</text:p>
          </table:table-cell>
          <table:table-cell table:formula="of:=-LN([.H281]/11.159)" office:value-type="float" office:value="0.264655623175722" calcext:value-type="float">
            <text:p>0.264655623175722</text:p>
          </table:table-cell>
          <table:table-cell table:number-columns-repeated="7"/>
          <table:table-cell table:formula="of:=[.N281]^2" office:value-type="float" office:value="77920.814449" calcext:value-type="float">
            <text:p>77920.814449</text:p>
          </table:table-cell>
          <table:table-cell/>
          <table:table-cell table:formula="of:=[.O281]^2" office:value-type="float" office:value="0.144693015133522" calcext:value-type="float">
            <text:p>0.144693015133522</text:p>
          </table:table-cell>
          <table:table-cell table:number-columns-repeated="2"/>
          <table:table-cell table:formula="of:=[.Q281]^2" office:value-type="float" office:value="77840.442001" calcext:value-type="float">
            <text:p>77840.442001</text:p>
          </table:table-cell>
          <table:table-cell/>
          <table:table-cell table:formula="of:=[.R281]^2" office:value-type="float" office:value="0.0700425988785296" calcext:value-type="float">
            <text:p>0.07004259887853</text:p>
          </table:table-cell>
          <table:table-cell table:number-columns-repeated="17"/>
          <table:table-cell office:value-type="float" office:value="279.188" calcext:value-type="float">
            <text:p>279.188</text:p>
          </table:table-cell>
          <table:table-cell table:formula="of:=-LN([.BB281]/14.6315)" office:value-type="float" office:value="0.319251985598969" calcext:value-type="float">
            <text:p>0.319251985598969</text:p>
          </table:table-cell>
          <table:table-cell/>
          <table:table-cell office:value-type="float" office:value="10.6326" calcext:value-type="float">
            <text:p>10.6326</text:p>
          </table:table-cell>
          <table:table-cell/>
          <table:table-cell table:formula="of:=[.AY282]^2" office:value-type="float" office:value="78505.315344" calcext:value-type="float">
            <text:p>78505.315344</text:p>
          </table:table-cell>
          <table:table-cell/>
          <table:table-cell table:formula="of:=[.AZ281]^2" office:value-type="float" office:value="0.101921830308885" calcext:value-type="float">
            <text:p>0.10192183030888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0.144" calcext:value-type="float">
            <text:p>280.144</text:p>
          </table:table-cell>
          <table:table-cell office:value-type="float" office:value="5.8012" calcext:value-type="float">
            <text:p>5.8012</text:p>
          </table:table-cell>
          <table:table-cell/>
          <table:table-cell office:value-type="float" office:value="279.999" calcext:value-type="float">
            <text:p>279.999</text:p>
          </table:table-cell>
          <table:table-cell office:value-type="float" office:value="8.5569" calcext:value-type="float">
            <text:p>8.5569</text:p>
          </table:table-cell>
          <table:table-cell table:number-columns-repeated="5"/>
          <table:table-cell office:value-type="float" office:value="280.144" calcext:value-type="float">
            <text:p>280.144</text:p>
          </table:table-cell>
          <table:table-cell table:formula="of:= -LN([.E282]/8.4971)" office:value-type="float" office:value="0.381660136107791" calcext:value-type="float">
            <text:p>0.381660136107791</text:p>
          </table:table-cell>
          <table:table-cell/>
          <table:table-cell office:value-type="float" office:value="279.999" calcext:value-type="float">
            <text:p>279.999</text:p>
          </table:table-cell>
          <table:table-cell table:formula="of:=-LN([.H282]/11.159)" office:value-type="float" office:value="0.265508372174602" calcext:value-type="float">
            <text:p>0.265508372174602</text:p>
          </table:table-cell>
          <table:table-cell table:number-columns-repeated="7"/>
          <table:table-cell table:formula="of:=[.N282]^2" office:value-type="float" office:value="78480.660736" calcext:value-type="float">
            <text:p>78480.660736</text:p>
          </table:table-cell>
          <table:table-cell/>
          <table:table-cell table:formula="of:=[.O282]^2" office:value-type="float" office:value="0.145664459493818" calcext:value-type="float">
            <text:p>0.145664459493818</text:p>
          </table:table-cell>
          <table:table-cell table:number-columns-repeated="2"/>
          <table:table-cell table:formula="of:=[.Q282]^2" office:value-type="float" office:value="78399.440001" calcext:value-type="float">
            <text:p>78399.440001</text:p>
          </table:table-cell>
          <table:table-cell/>
          <table:table-cell table:formula="of:=[.R282]^2" office:value-type="float" office:value="0.0704946956948071" calcext:value-type="float">
            <text:p>0.070494695694807</text:p>
          </table:table-cell>
          <table:table-cell table:number-columns-repeated="17"/>
          <table:table-cell office:value-type="float" office:value="280.188" calcext:value-type="float">
            <text:p>280.188</text:p>
          </table:table-cell>
          <table:table-cell table:formula="of:=-LN([.BB282]/14.6315)" office:value-type="float" office:value="0.320447139252583" calcext:value-type="float">
            <text:p>0.320447139252583</text:p>
          </table:table-cell>
          <table:table-cell/>
          <table:table-cell office:value-type="float" office:value="10.6199" calcext:value-type="float">
            <text:p>10.6199</text:p>
          </table:table-cell>
          <table:table-cell/>
          <table:table-cell table:formula="of:=[.AY283]^2" office:value-type="float" office:value="79067.253721" calcext:value-type="float">
            <text:p>79067.253721</text:p>
          </table:table-cell>
          <table:table-cell/>
          <table:table-cell table:formula="of:=[.AZ282]^2" office:value-type="float" office:value="0.102686369055165" calcext:value-type="float">
            <text:p>0.1026863690551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1.143" calcext:value-type="float">
            <text:p>281.143</text:p>
          </table:table-cell>
          <table:table-cell office:value-type="float" office:value="5.7924" calcext:value-type="float">
            <text:p>5.7924</text:p>
          </table:table-cell>
          <table:table-cell/>
          <table:table-cell office:value-type="float" office:value="280.999" calcext:value-type="float">
            <text:p>280.999</text:p>
          </table:table-cell>
          <table:table-cell office:value-type="float" office:value="8.5497" calcext:value-type="float">
            <text:p>8.5497</text:p>
          </table:table-cell>
          <table:table-cell table:number-columns-repeated="5"/>
          <table:table-cell office:value-type="float" office:value="281.143" calcext:value-type="float">
            <text:p>281.143</text:p>
          </table:table-cell>
          <table:table-cell table:formula="of:= -LN([.E283]/8.4971)" office:value-type="float" office:value="0.383178215339439" calcext:value-type="float">
            <text:p>0.383178215339439</text:p>
          </table:table-cell>
          <table:table-cell/>
          <table:table-cell office:value-type="float" office:value="280.999" calcext:value-type="float">
            <text:p>280.999</text:p>
          </table:table-cell>
          <table:table-cell table:formula="of:=-LN([.H283]/11.159)" office:value-type="float" office:value="0.266350152589782" calcext:value-type="float">
            <text:p>0.266350152589782</text:p>
          </table:table-cell>
          <table:table-cell table:number-columns-repeated="7"/>
          <table:table-cell table:formula="of:=[.N283]^2" office:value-type="float" office:value="79041.386449" calcext:value-type="float">
            <text:p>79041.386449</text:p>
          </table:table-cell>
          <table:table-cell/>
          <table:table-cell table:formula="of:=[.O283]^2" office:value-type="float" office:value="0.146825544710717" calcext:value-type="float">
            <text:p>0.146825544710717</text:p>
          </table:table-cell>
          <table:table-cell table:number-columns-repeated="2"/>
          <table:table-cell table:formula="of:=[.Q283]^2" office:value-type="float" office:value="78960.438001" calcext:value-type="float">
            <text:p>78960.438001</text:p>
          </table:table-cell>
          <table:table-cell/>
          <table:table-cell table:formula="of:=[.R283]^2" office:value-type="float" office:value="0.0709424037846002" calcext:value-type="float">
            <text:p>0.0709424037846</text:p>
          </table:table-cell>
          <table:table-cell table:number-columns-repeated="17"/>
          <table:table-cell office:value-type="float" office:value="281.189" calcext:value-type="float">
            <text:p>281.189</text:p>
          </table:table-cell>
          <table:table-cell table:formula="of:=-LN([.BB283]/14.6315)" office:value-type="float" office:value="0.321615440731844" calcext:value-type="float">
            <text:p>0.321615440731844</text:p>
          </table:table-cell>
          <table:table-cell/>
          <table:table-cell office:value-type="float" office:value="10.6075" calcext:value-type="float">
            <text:p>10.6075</text:p>
          </table:table-cell>
          <table:table-cell/>
          <table:table-cell table:formula="of:=[.AY284]^2" office:value-type="float" office:value="79629.502969" calcext:value-type="float">
            <text:p>79629.502969</text:p>
          </table:table-cell>
          <table:table-cell/>
          <table:table-cell table:formula="of:=[.AZ283]^2" office:value-type="float" office:value="0.103436491717138" calcext:value-type="float">
            <text:p>0.10343649171713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2.143" calcext:value-type="float">
            <text:p>282.143</text:p>
          </table:table-cell>
          <table:table-cell office:value-type="float" office:value="5.7863" calcext:value-type="float">
            <text:p>5.7863</text:p>
          </table:table-cell>
          <table:table-cell/>
          <table:table-cell office:value-type="float" office:value="281.998" calcext:value-type="float">
            <text:p>281.998</text:p>
          </table:table-cell>
          <table:table-cell office:value-type="float" office:value="8.543" calcext:value-type="float">
            <text:p>8.543</text:p>
          </table:table-cell>
          <table:table-cell table:number-columns-repeated="5"/>
          <table:table-cell office:value-type="float" office:value="282.143" calcext:value-type="float">
            <text:p>282.143</text:p>
          </table:table-cell>
          <table:table-cell table:formula="of:= -LN([.E284]/8.4971)" office:value-type="float" office:value="0.384231874310541" calcext:value-type="float">
            <text:p>0.384231874310541</text:p>
          </table:table-cell>
          <table:table-cell/>
          <table:table-cell office:value-type="float" office:value="281.998" calcext:value-type="float">
            <text:p>281.998</text:p>
          </table:table-cell>
          <table:table-cell table:formula="of:=-LN([.H284]/11.159)" office:value-type="float" office:value="0.267134113034083" calcext:value-type="float">
            <text:p>0.267134113034083</text:p>
          </table:table-cell>
          <table:table-cell table:number-columns-repeated="7"/>
          <table:table-cell table:formula="of:=[.N284]^2" office:value-type="float" office:value="79604.672449" calcext:value-type="float">
            <text:p>79604.672449</text:p>
          </table:table-cell>
          <table:table-cell/>
          <table:table-cell table:formula="of:=[.O284]^2" office:value-type="float" office:value="0.147634133236191" calcext:value-type="float">
            <text:p>0.147634133236191</text:p>
          </table:table-cell>
          <table:table-cell table:number-columns-repeated="2"/>
          <table:table-cell table:formula="of:=[.Q284]^2" office:value-type="float" office:value="79522.872004" calcext:value-type="float">
            <text:p>79522.872004</text:p>
          </table:table-cell>
          <table:table-cell/>
          <table:table-cell table:formula="of:=[.R284]^2" office:value-type="float" office:value="0.0713606343465061" calcext:value-type="float">
            <text:p>0.071360634346506</text:p>
          </table:table-cell>
          <table:table-cell table:number-columns-repeated="17"/>
          <table:table-cell office:value-type="float" office:value="282.187" calcext:value-type="float">
            <text:p>282.187</text:p>
          </table:table-cell>
          <table:table-cell table:formula="of:=-LN([.BB284]/14.6315)" office:value-type="float" office:value="0.322690729937303" calcext:value-type="float">
            <text:p>0.322690729937303</text:p>
          </table:table-cell>
          <table:table-cell/>
          <table:table-cell office:value-type="float" office:value="10.5961" calcext:value-type="float">
            <text:p>10.5961</text:p>
          </table:table-cell>
          <table:table-cell/>
          <table:table-cell table:formula="of:=[.AY285]^2" office:value-type="float" office:value="80195.443344" calcext:value-type="float">
            <text:p>80195.443344</text:p>
          </table:table-cell>
          <table:table-cell/>
          <table:table-cell table:formula="of:=[.AZ284]^2" office:value-type="float" office:value="0.104129307187469" calcext:value-type="float">
            <text:p>0.1041293071874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3.144" calcext:value-type="float">
            <text:p>283.144</text:p>
          </table:table-cell>
          <table:table-cell office:value-type="float" office:value="5.7787" calcext:value-type="float">
            <text:p>5.7787</text:p>
          </table:table-cell>
          <table:table-cell/>
          <table:table-cell office:value-type="float" office:value="282.999" calcext:value-type="float">
            <text:p>282.999</text:p>
          </table:table-cell>
          <table:table-cell office:value-type="float" office:value="8.536" calcext:value-type="float">
            <text:p>8.536</text:p>
          </table:table-cell>
          <table:table-cell table:number-columns-repeated="5"/>
          <table:table-cell office:value-type="float" office:value="283.144" calcext:value-type="float">
            <text:p>283.144</text:p>
          </table:table-cell>
          <table:table-cell table:formula="of:= -LN([.E285]/8.4971)" office:value-type="float" office:value="0.385546184919106" calcext:value-type="float">
            <text:p>0.385546184919106</text:p>
          </table:table-cell>
          <table:table-cell/>
          <table:table-cell office:value-type="float" office:value="282.999" calcext:value-type="float">
            <text:p>282.999</text:p>
          </table:table-cell>
          <table:table-cell table:formula="of:=-LN([.H285]/11.159)" office:value-type="float" office:value="0.267953833204112" calcext:value-type="float">
            <text:p>0.267953833204112</text:p>
          </table:table-cell>
          <table:table-cell table:number-columns-repeated="7"/>
          <table:table-cell table:formula="of:=[.N285]^2" office:value-type="float" office:value="80170.524736" calcext:value-type="float">
            <text:p>80170.524736</text:p>
          </table:table-cell>
          <table:table-cell/>
          <table:table-cell table:formula="of:=[.O285]^2" office:value-type="float" office:value="0.148645860705678" calcext:value-type="float">
            <text:p>0.148645860705678</text:p>
          </table:table-cell>
          <table:table-cell table:number-columns-repeated="2"/>
          <table:table-cell table:formula="of:=[.Q285]^2" office:value-type="float" office:value="80088.434001" calcext:value-type="float">
            <text:p>80088.434001</text:p>
          </table:table-cell>
          <table:table-cell/>
          <table:table-cell table:formula="of:=[.R285]^2" office:value-type="float" office:value="0.0717992567287771" calcext:value-type="float">
            <text:p>0.071799256728777</text:p>
          </table:table-cell>
          <table:table-cell table:number-columns-repeated="17"/>
          <table:table-cell office:value-type="float" office:value="283.188" calcext:value-type="float">
            <text:p>283.188</text:p>
          </table:table-cell>
          <table:table-cell table:formula="of:=-LN([.BB285]/14.6315)" office:value-type="float" office:value="0.323804967744033" calcext:value-type="float">
            <text:p>0.323804967744033</text:p>
          </table:table-cell>
          <table:table-cell/>
          <table:table-cell office:value-type="float" office:value="10.5843" calcext:value-type="float">
            <text:p>10.5843</text:p>
          </table:table-cell>
          <table:table-cell/>
          <table:table-cell table:formula="of:=[.AY286]^2" office:value-type="float" office:value="80762.250969" calcext:value-type="float">
            <text:p>80762.250969</text:p>
          </table:table-cell>
          <table:table-cell/>
          <table:table-cell table:formula="of:=[.AZ285]^2" office:value-type="float" office:value="0.104849657135714" calcext:value-type="float">
            <text:p>0.10484965713571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4.144" calcext:value-type="float">
            <text:p>284.144</text:p>
          </table:table-cell>
          <table:table-cell office:value-type="float" office:value="5.7715" calcext:value-type="float">
            <text:p>5.7715</text:p>
          </table:table-cell>
          <table:table-cell/>
          <table:table-cell office:value-type="float" office:value="283.999" calcext:value-type="float">
            <text:p>283.999</text:p>
          </table:table-cell>
          <table:table-cell office:value-type="float" office:value="8.5275" calcext:value-type="float">
            <text:p>8.5275</text:p>
          </table:table-cell>
          <table:table-cell table:number-columns-repeated="5"/>
          <table:table-cell office:value-type="float" office:value="284.144" calcext:value-type="float">
            <text:p>284.144</text:p>
          </table:table-cell>
          <table:table-cell table:formula="of:= -LN([.E286]/8.4971)" office:value-type="float" office:value="0.386792916738919" calcext:value-type="float">
            <text:p>0.386792916738919</text:p>
          </table:table-cell>
          <table:table-cell/>
          <table:table-cell office:value-type="float" office:value="283.999" calcext:value-type="float">
            <text:p>283.999</text:p>
          </table:table-cell>
          <table:table-cell table:formula="of:=-LN([.H286]/11.159)" office:value-type="float" office:value="0.2689501118929" calcext:value-type="float">
            <text:p>0.2689501118929</text:p>
          </table:table-cell>
          <table:table-cell table:number-columns-repeated="7"/>
          <table:table-cell table:formula="of:=[.N286]^2" office:value-type="float" office:value="80737.812736" calcext:value-type="float">
            <text:p>80737.812736</text:p>
          </table:table-cell>
          <table:table-cell/>
          <table:table-cell table:formula="of:=[.O286]^2" office:value-type="float" office:value="0.149608760439401" calcext:value-type="float">
            <text:p>0.149608760439401</text:p>
          </table:table-cell>
          <table:table-cell table:number-columns-repeated="2"/>
          <table:table-cell table:formula="of:=[.Q286]^2" office:value-type="float" office:value="80655.432001" calcext:value-type="float">
            <text:p>80655.432001</text:p>
          </table:table-cell>
          <table:table-cell/>
          <table:table-cell table:formula="of:=[.R286]^2" office:value-type="float" office:value="0.0723341626872037" calcext:value-type="float">
            <text:p>0.072334162687204</text:p>
          </table:table-cell>
          <table:table-cell table:number-columns-repeated="17"/>
          <table:table-cell office:value-type="float" office:value="284.187" calcext:value-type="float">
            <text:p>284.187</text:p>
          </table:table-cell>
          <table:table-cell table:formula="of:=-LN([.BB286]/14.6315)" office:value-type="float" office:value="0.324948824366755" calcext:value-type="float">
            <text:p>0.324948824366755</text:p>
          </table:table-cell>
          <table:table-cell/>
          <table:table-cell office:value-type="float" office:value="10.5722" calcext:value-type="float">
            <text:p>10.5722</text:p>
          </table:table-cell>
          <table:table-cell/>
          <table:table-cell table:formula="of:=[.AY287]^2" office:value-type="float" office:value="81332.195344" calcext:value-type="float">
            <text:p>81332.195344</text:p>
          </table:table-cell>
          <table:table-cell/>
          <table:table-cell table:formula="of:=[.AZ286]^2" office:value-type="float" office:value="0.105591738457336" calcext:value-type="float">
            <text:p>0.10559173845733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5.143" calcext:value-type="float">
            <text:p>285.143</text:p>
          </table:table-cell>
          <table:table-cell office:value-type="float" office:value="5.7634" calcext:value-type="float">
            <text:p>5.7634</text:p>
          </table:table-cell>
          <table:table-cell/>
          <table:table-cell office:value-type="float" office:value="284.998" calcext:value-type="float">
            <text:p>284.998</text:p>
          </table:table-cell>
          <table:table-cell office:value-type="float" office:value="8.5179" calcext:value-type="float">
            <text:p>8.5179</text:p>
          </table:table-cell>
          <table:table-cell table:number-columns-repeated="5"/>
          <table:table-cell office:value-type="float" office:value="285.143" calcext:value-type="float">
            <text:p>285.143</text:p>
          </table:table-cell>
          <table:table-cell table:formula="of:= -LN([.E287]/8.4971)" office:value-type="float" office:value="0.388197350471573" calcext:value-type="float">
            <text:p>0.388197350471573</text:p>
          </table:table-cell>
          <table:table-cell/>
          <table:table-cell office:value-type="float" office:value="284.998" calcext:value-type="float">
            <text:p>284.998</text:p>
          </table:table-cell>
          <table:table-cell table:formula="of:=-LN([.H287]/11.159)" office:value-type="float" office:value="0.270076515616489" calcext:value-type="float">
            <text:p>0.270076515616489</text:p>
          </table:table-cell>
          <table:table-cell table:number-columns-repeated="7"/>
          <table:table-cell table:formula="of:=[.N287]^2" office:value-type="float" office:value="81306.530449" calcext:value-type="float">
            <text:p>81306.530449</text:p>
          </table:table-cell>
          <table:table-cell/>
          <table:table-cell table:formula="of:=[.O287]^2" office:value-type="float" office:value="0.150697182913149" calcext:value-type="float">
            <text:p>0.150697182913149</text:p>
          </table:table-cell>
          <table:table-cell table:number-columns-repeated="2"/>
          <table:table-cell table:formula="of:=[.Q287]^2" office:value-type="float" office:value="81223.860004" calcext:value-type="float">
            <text:p>81223.860004</text:p>
          </table:table-cell>
          <table:table-cell/>
          <table:table-cell table:formula="of:=[.R287]^2" office:value-type="float" office:value="0.0729413242875437" calcext:value-type="float">
            <text:p>0.072941324287544</text:p>
          </table:table-cell>
          <table:table-cell table:number-columns-repeated="17"/>
          <table:table-cell office:value-type="float" office:value="285.188" calcext:value-type="float">
            <text:p>285.188</text:p>
          </table:table-cell>
          <table:table-cell table:formula="of:=-LN([.BB287]/14.6315)" office:value-type="float" office:value="0.326112930289879" calcext:value-type="float">
            <text:p>0.326112930289879</text:p>
          </table:table-cell>
          <table:table-cell/>
          <table:table-cell office:value-type="float" office:value="10.5599" calcext:value-type="float">
            <text:p>10.5599</text:p>
          </table:table-cell>
          <table:table-cell/>
          <table:table-cell table:formula="of:=[.AY288]^2" office:value-type="float" office:value="81902.998969" calcext:value-type="float">
            <text:p>81902.998969</text:p>
          </table:table-cell>
          <table:table-cell/>
          <table:table-cell table:formula="of:=[.AZ287]^2" office:value-type="float" office:value="0.106349643302251" calcext:value-type="float">
            <text:p>0.10634964330225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6.143" calcext:value-type="float">
            <text:p>286.143</text:p>
          </table:table-cell>
          <table:table-cell office:value-type="float" office:value="5.7559" calcext:value-type="float">
            <text:p>5.7559</text:p>
          </table:table-cell>
          <table:table-cell/>
          <table:table-cell office:value-type="float" office:value="285.999" calcext:value-type="float">
            <text:p>285.999</text:p>
          </table:table-cell>
          <table:table-cell office:value-type="float" office:value="8.5111" calcext:value-type="float">
            <text:p>8.5111</text:p>
          </table:table-cell>
          <table:table-cell table:number-columns-repeated="5"/>
          <table:table-cell office:value-type="float" office:value="286.143" calcext:value-type="float">
            <text:p>286.143</text:p>
          </table:table-cell>
          <table:table-cell table:formula="of:= -LN([.E288]/8.4971)" office:value-type="float" office:value="0.38949951311336" calcext:value-type="float">
            <text:p>0.38949951311336</text:p>
          </table:table-cell>
          <table:table-cell/>
          <table:table-cell office:value-type="float" office:value="285.999" calcext:value-type="float">
            <text:p>285.999</text:p>
          </table:table-cell>
          <table:table-cell table:formula="of:=-LN([.H288]/11.159)" office:value-type="float" office:value="0.270875153277119" calcext:value-type="float">
            <text:p>0.270875153277119</text:p>
          </table:table-cell>
          <table:table-cell table:number-columns-repeated="7"/>
          <table:table-cell table:formula="of:=[.N288]^2" office:value-type="float" office:value="81877.816449" calcext:value-type="float">
            <text:p>81877.816449</text:p>
          </table:table-cell>
          <table:table-cell/>
          <table:table-cell table:formula="of:=[.O288]^2" office:value-type="float" office:value="0.151709870715544" calcext:value-type="float">
            <text:p>0.151709870715544</text:p>
          </table:table-cell>
          <table:table-cell table:number-columns-repeated="2"/>
          <table:table-cell table:formula="of:=[.Q288]^2" office:value-type="float" office:value="81795.428001" calcext:value-type="float">
            <text:p>81795.428001</text:p>
          </table:table-cell>
          <table:table-cell/>
          <table:table-cell table:formula="of:=[.R288]^2" office:value-type="float" office:value="0.0733733486629026" calcext:value-type="float">
            <text:p>0.073373348662903</text:p>
          </table:table-cell>
          <table:table-cell table:number-columns-repeated="17"/>
          <table:table-cell office:value-type="float" office:value="286.187" calcext:value-type="float">
            <text:p>286.187</text:p>
          </table:table-cell>
          <table:table-cell table:formula="of:=-LN([.BB288]/14.6315)" office:value-type="float" office:value="0.327240470335146" calcext:value-type="float">
            <text:p>0.327240470335146</text:p>
          </table:table-cell>
          <table:table-cell/>
          <table:table-cell office:value-type="float" office:value="10.548" calcext:value-type="float">
            <text:p>10.548</text:p>
          </table:table-cell>
          <table:table-cell/>
          <table:table-cell table:formula="of:=[.AY289]^2" office:value-type="float" office:value="82476.947344" calcext:value-type="float">
            <text:p>82476.947344</text:p>
          </table:table-cell>
          <table:table-cell/>
          <table:table-cell table:formula="of:=[.AZ288]^2" office:value-type="float" office:value="0.107086325425168" calcext:value-type="float">
            <text:p>0.1070863254251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7.144" calcext:value-type="float">
            <text:p>287.144</text:p>
          </table:table-cell>
          <table:table-cell office:value-type="float" office:value="5.7489" calcext:value-type="float">
            <text:p>5.7489</text:p>
          </table:table-cell>
          <table:table-cell/>
          <table:table-cell office:value-type="float" office:value="286.999" calcext:value-type="float">
            <text:p>286.999</text:p>
          </table:table-cell>
          <table:table-cell office:value-type="float" office:value="8.5028" calcext:value-type="float">
            <text:p>8.5028</text:p>
          </table:table-cell>
          <table:table-cell table:number-columns-repeated="5"/>
          <table:table-cell office:value-type="float" office:value="287.144" calcext:value-type="float">
            <text:p>287.144</text:p>
          </table:table-cell>
          <table:table-cell table:formula="of:= -LN([.E289]/8.4971)" office:value-type="float" office:value="0.390716396651327" calcext:value-type="float">
            <text:p>0.390716396651327</text:p>
          </table:table-cell>
          <table:table-cell/>
          <table:table-cell office:value-type="float" office:value="286.999" calcext:value-type="float">
            <text:p>286.999</text:p>
          </table:table-cell>
          <table:table-cell table:formula="of:=-LN([.H289]/11.159)" office:value-type="float" office:value="0.271850826186731" calcext:value-type="float">
            <text:p>0.271850826186731</text:p>
          </table:table-cell>
          <table:table-cell table:number-columns-repeated="7"/>
          <table:table-cell table:formula="of:=[.N289]^2" office:value-type="float" office:value="82451.676736" calcext:value-type="float">
            <text:p>82451.676736</text:p>
          </table:table-cell>
          <table:table-cell/>
          <table:table-cell table:formula="of:=[.O289]^2" office:value-type="float" office:value="0.152659302612197" calcext:value-type="float">
            <text:p>0.152659302612197</text:p>
          </table:table-cell>
          <table:table-cell table:number-columns-repeated="2"/>
          <table:table-cell table:formula="of:=[.Q289]^2" office:value-type="float" office:value="82368.426001" calcext:value-type="float">
            <text:p>82368.426001</text:p>
          </table:table-cell>
          <table:table-cell/>
          <table:table-cell table:formula="of:=[.R289]^2" office:value-type="float" office:value="0.0739028716984081" calcext:value-type="float">
            <text:p>0.073902871698408</text:p>
          </table:table-cell>
          <table:table-cell table:number-columns-repeated="17"/>
          <table:table-cell office:value-type="float" office:value="287.188" calcext:value-type="float">
            <text:p>287.188</text:p>
          </table:table-cell>
          <table:table-cell table:formula="of:=-LN([.BB289]/14.6315)" office:value-type="float" office:value="0.328388265698282" calcext:value-type="float">
            <text:p>0.328388265698282</text:p>
          </table:table-cell>
          <table:table-cell/>
          <table:table-cell office:value-type="float" office:value="10.5359" calcext:value-type="float">
            <text:p>10.5359</text:p>
          </table:table-cell>
          <table:table-cell/>
          <table:table-cell table:formula="of:=[.AY290]^2" office:value-type="float" office:value="83051.746969" calcext:value-type="float">
            <text:p>83051.746969</text:p>
          </table:table-cell>
          <table:table-cell/>
          <table:table-cell table:formula="of:=[.AZ289]^2" office:value-type="float" office:value="0.107838853048326" calcext:value-type="float">
            <text:p>0.1078388530483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8.144" calcext:value-type="float">
            <text:p>288.144</text:p>
          </table:table-cell>
          <table:table-cell office:value-type="float" office:value="5.7413" calcext:value-type="float">
            <text:p>5.7413</text:p>
          </table:table-cell>
          <table:table-cell/>
          <table:table-cell office:value-type="float" office:value="287.999" calcext:value-type="float">
            <text:p>287.999</text:p>
          </table:table-cell>
          <table:table-cell office:value-type="float" office:value="8.4943" calcext:value-type="float">
            <text:p>8.4943</text:p>
          </table:table-cell>
          <table:table-cell table:number-columns-repeated="5"/>
          <table:table-cell office:value-type="float" office:value="288.144" calcext:value-type="float">
            <text:p>288.144</text:p>
          </table:table-cell>
          <table:table-cell table:formula="of:= -LN([.E290]/8.4971)" office:value-type="float" office:value="0.39203926328695" calcext:value-type="float">
            <text:p>0.39203926328695</text:p>
          </table:table-cell>
          <table:table-cell/>
          <table:table-cell office:value-type="float" office:value="287.999" calcext:value-type="float">
            <text:p>287.999</text:p>
          </table:table-cell>
          <table:table-cell table:formula="of:=-LN([.H290]/11.159)" office:value-type="float" office:value="0.272850996887447" calcext:value-type="float">
            <text:p>0.272850996887447</text:p>
          </table:table-cell>
          <table:table-cell table:number-columns-repeated="7"/>
          <table:table-cell table:formula="of:=[.N290]^2" office:value-type="float" office:value="83026.964736" calcext:value-type="float">
            <text:p>83026.964736</text:p>
          </table:table-cell>
          <table:table-cell/>
          <table:table-cell table:formula="of:=[.O290]^2" office:value-type="float" office:value="0.153694783958575" calcext:value-type="float">
            <text:p>0.153694783958575</text:p>
          </table:table-cell>
          <table:table-cell table:number-columns-repeated="2"/>
          <table:table-cell table:formula="of:=[.Q290]^2" office:value-type="float" office:value="82943.424001" calcext:value-type="float">
            <text:p>82943.424001</text:p>
          </table:table-cell>
          <table:table-cell/>
          <table:table-cell table:formula="of:=[.R290]^2" office:value-type="float" office:value="0.0744476665024738" calcext:value-type="float">
            <text:p>0.074447666502474</text:p>
          </table:table-cell>
          <table:table-cell table:number-columns-repeated="17"/>
          <table:table-cell office:value-type="float" office:value="288.187" calcext:value-type="float">
            <text:p>288.187</text:p>
          </table:table-cell>
          <table:table-cell table:formula="of:=-LN([.BB290]/14.6315)" office:value-type="float" office:value="0.329489869783057" calcext:value-type="float">
            <text:p>0.329489869783057</text:p>
          </table:table-cell>
          <table:table-cell/>
          <table:table-cell office:value-type="float" office:value="10.5243" calcext:value-type="float">
            <text:p>10.5243</text:p>
          </table:table-cell>
          <table:table-cell/>
          <table:table-cell table:formula="of:=[.AY291]^2" office:value-type="float" office:value="83629.699344" calcext:value-type="float">
            <text:p>83629.699344</text:p>
          </table:table-cell>
          <table:table-cell/>
          <table:table-cell table:formula="of:=[.AZ290]^2" office:value-type="float" office:value="0.108563574289656" calcext:value-type="float">
            <text:p>0.1085635742896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9.143" calcext:value-type="float">
            <text:p>289.143</text:p>
          </table:table-cell>
          <table:table-cell office:value-type="float" office:value="5.7335" calcext:value-type="float">
            <text:p>5.7335</text:p>
          </table:table-cell>
          <table:table-cell/>
          <table:table-cell office:value-type="float" office:value="288.999" calcext:value-type="float">
            <text:p>288.999</text:p>
          </table:table-cell>
          <table:table-cell office:value-type="float" office:value="8.4865" calcext:value-type="float">
            <text:p>8.4865</text:p>
          </table:table-cell>
          <table:table-cell table:number-columns-repeated="5"/>
          <table:table-cell office:value-type="float" office:value="289.143" calcext:value-type="float">
            <text:p>289.143</text:p>
          </table:table-cell>
          <table:table-cell table:formula="of:= -LN([.E291]/8.4971)" office:value-type="float" office:value="0.393398764315527" calcext:value-type="float">
            <text:p>0.393398764315527</text:p>
          </table:table-cell>
          <table:table-cell/>
          <table:table-cell office:value-type="float" office:value="288.999" calcext:value-type="float">
            <text:p>288.999</text:p>
          </table:table-cell>
          <table:table-cell table:formula="of:=-LN([.H291]/11.159)" office:value-type="float" office:value="0.273769681584115" calcext:value-type="float">
            <text:p>0.273769681584115</text:p>
          </table:table-cell>
          <table:table-cell table:number-columns-repeated="7"/>
          <table:table-cell table:formula="of:=[.N291]^2" office:value-type="float" office:value="83603.674449" calcext:value-type="float">
            <text:p>83603.674449</text:p>
          </table:table-cell>
          <table:table-cell/>
          <table:table-cell table:formula="of:=[.O291]^2" office:value-type="float" office:value="0.154762587764984" calcext:value-type="float">
            <text:p>0.154762587764984</text:p>
          </table:table-cell>
          <table:table-cell table:number-columns-repeated="2"/>
          <table:table-cell table:formula="of:=[.Q291]^2" office:value-type="float" office:value="83520.422001" calcext:value-type="float">
            <text:p>83520.422001</text:p>
          </table:table-cell>
          <table:table-cell/>
          <table:table-cell table:formula="of:=[.R291]^2" office:value-type="float" office:value="0.0749498385546678" calcext:value-type="float">
            <text:p>0.074949838554668</text:p>
          </table:table-cell>
          <table:table-cell table:number-columns-repeated="17"/>
          <table:table-cell office:value-type="float" office:value="289.188" calcext:value-type="float">
            <text:p>289.188</text:p>
          </table:table-cell>
          <table:table-cell table:formula="of:=-LN([.BB291]/14.6315)" office:value-type="float" office:value="0.330630738678371" calcext:value-type="float">
            <text:p>0.330630738678371</text:p>
          </table:table-cell>
          <table:table-cell/>
          <table:table-cell office:value-type="float" office:value="10.5123" calcext:value-type="float">
            <text:p>10.5123</text:p>
          </table:table-cell>
          <table:table-cell/>
          <table:table-cell table:formula="of:=[.AY292]^2" office:value-type="float" office:value="84208.494969" calcext:value-type="float">
            <text:p>84208.494969</text:p>
          </table:table-cell>
          <table:table-cell/>
          <table:table-cell table:formula="of:=[.AZ291]^2" office:value-type="float" office:value="0.109316685359005" calcext:value-type="float">
            <text:p>0.10931668535900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0.144" calcext:value-type="float">
            <text:p>290.144</text:p>
          </table:table-cell>
          <table:table-cell office:value-type="float" office:value="5.727" calcext:value-type="float">
            <text:p>5.727</text:p>
          </table:table-cell>
          <table:table-cell/>
          <table:table-cell office:value-type="float" office:value="289.999" calcext:value-type="float">
            <text:p>289.999</text:p>
          </table:table-cell>
          <table:table-cell office:value-type="float" office:value="8.4784" calcext:value-type="float">
            <text:p>8.4784</text:p>
          </table:table-cell>
          <table:table-cell table:number-columns-repeated="5"/>
          <table:table-cell office:value-type="float" office:value="290.144" calcext:value-type="float">
            <text:p>290.144</text:p>
          </table:table-cell>
          <table:table-cell table:formula="of:= -LN([.E292]/8.4971)" office:value-type="float" office:value="0.394533095400029" calcext:value-type="float">
            <text:p>0.394533095400029</text:p>
          </table:table-cell>
          <table:table-cell/>
          <table:table-cell office:value-type="float" office:value="289.999" calcext:value-type="float">
            <text:p>289.999</text:p>
          </table:table-cell>
          <table:table-cell table:formula="of:=-LN([.H292]/11.159)" office:value-type="float" office:value="0.274724594447204" calcext:value-type="float">
            <text:p>0.274724594447204</text:p>
          </table:table-cell>
          <table:table-cell table:number-columns-repeated="7"/>
          <table:table-cell table:formula="of:=[.N292]^2" office:value-type="float" office:value="84183.540736" calcext:value-type="float">
            <text:p>84183.540736</text:p>
          </table:table-cell>
          <table:table-cell/>
          <table:table-cell table:formula="of:=[.O292]^2" office:value-type="float" office:value="0.155656363365928" calcext:value-type="float">
            <text:p>0.155656363365928</text:p>
          </table:table-cell>
          <table:table-cell table:number-columns-repeated="2"/>
          <table:table-cell table:formula="of:=[.Q292]^2" office:value-type="float" office:value="84099.420001" calcext:value-type="float">
            <text:p>84099.420001</text:p>
          </table:table-cell>
          <table:table-cell/>
          <table:table-cell table:formula="of:=[.R292]^2" office:value-type="float" office:value="0.0754736027941805" calcext:value-type="float">
            <text:p>0.075473602794181</text:p>
          </table:table-cell>
          <table:table-cell table:number-columns-repeated="17"/>
          <table:table-cell office:value-type="float" office:value="290.187" calcext:value-type="float">
            <text:p>290.187</text:p>
          </table:table-cell>
          <table:table-cell table:formula="of:=-LN([.BB292]/14.6315)" office:value-type="float" office:value="0.331811005517585" calcext:value-type="float">
            <text:p>0.331811005517585</text:p>
          </table:table-cell>
          <table:table-cell/>
          <table:table-cell office:value-type="float" office:value="10.4999" calcext:value-type="float">
            <text:p>10.4999</text:p>
          </table:table-cell>
          <table:table-cell/>
          <table:table-cell table:formula="of:=[.AY293]^2" office:value-type="float" office:value="84790.451344" calcext:value-type="float">
            <text:p>84790.451344</text:p>
          </table:table-cell>
          <table:table-cell/>
          <table:table-cell table:formula="of:=[.AZ292]^2" office:value-type="float" office:value="0.110098543382591" calcext:value-type="float">
            <text:p>0.1100985433825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1.144" calcext:value-type="float">
            <text:p>291.144</text:p>
          </table:table-cell>
          <table:table-cell office:value-type="float" office:value="5.7197" calcext:value-type="float">
            <text:p>5.7197</text:p>
          </table:table-cell>
          <table:table-cell/>
          <table:table-cell office:value-type="float" office:value="290.999" calcext:value-type="float">
            <text:p>290.999</text:p>
          </table:table-cell>
          <table:table-cell office:value-type="float" office:value="8.4714" calcext:value-type="float">
            <text:p>8.4714</text:p>
          </table:table-cell>
          <table:table-cell table:number-columns-repeated="5"/>
          <table:table-cell office:value-type="float" office:value="291.144" calcext:value-type="float">
            <text:p>291.144</text:p>
          </table:table-cell>
          <table:table-cell table:formula="of:= -LN([.E293]/8.4971)" office:value-type="float" office:value="0.395808572347911" calcext:value-type="float">
            <text:p>0.395808572347911</text:p>
          </table:table-cell>
          <table:table-cell/>
          <table:table-cell office:value-type="float" office:value="290.999" calcext:value-type="float">
            <text:p>290.999</text:p>
          </table:table-cell>
          <table:table-cell table:formula="of:=-LN([.H293]/11.159)" office:value-type="float" office:value="0.275550562942167" calcext:value-type="float">
            <text:p>0.275550562942167</text:p>
          </table:table-cell>
          <table:table-cell table:number-columns-repeated="7"/>
          <table:table-cell table:formula="of:=[.N293]^2" office:value-type="float" office:value="84764.828736" calcext:value-type="float">
            <text:p>84764.828736</text:p>
          </table:table-cell>
          <table:table-cell/>
          <table:table-cell table:formula="of:=[.O293]^2" office:value-type="float" office:value="0.156664425944092" calcext:value-type="float">
            <text:p>0.156664425944092</text:p>
          </table:table-cell>
          <table:table-cell table:number-columns-repeated="2"/>
          <table:table-cell table:formula="of:=[.Q293]^2" office:value-type="float" office:value="84680.418001" calcext:value-type="float">
            <text:p>84680.418001</text:p>
          </table:table-cell>
          <table:table-cell/>
          <table:table-cell table:formula="of:=[.R293]^2" office:value-type="float" office:value="0.0759281127377451" calcext:value-type="float">
            <text:p>0.075928112737745</text:p>
          </table:table-cell>
          <table:table-cell table:number-columns-repeated="17"/>
          <table:table-cell office:value-type="float" office:value="291.188" calcext:value-type="float">
            <text:p>291.188</text:p>
          </table:table-cell>
          <table:table-cell table:formula="of:=-LN([.BB293]/14.6315)" office:value-type="float" office:value="0.332916388654885" calcext:value-type="float">
            <text:p>0.332916388654885</text:p>
          </table:table-cell>
          <table:table-cell/>
          <table:table-cell office:value-type="float" office:value="10.4883" calcext:value-type="float">
            <text:p>10.4883</text:p>
          </table:table-cell>
          <table:table-cell/>
          <table:table-cell table:formula="of:=[.AY294]^2" office:value-type="float" office:value="85373.242969" calcext:value-type="float">
            <text:p>85373.242969</text:p>
          </table:table-cell>
          <table:table-cell/>
          <table:table-cell table:formula="of:=[.AZ293]^2" office:value-type="float" office:value="0.11083332183501" calcext:value-type="float">
            <text:p>0.110833321835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2.144" calcext:value-type="float">
            <text:p>292.144</text:p>
          </table:table-cell>
          <table:table-cell office:value-type="float" office:value="5.7121" calcext:value-type="float">
            <text:p>5.7121</text:p>
          </table:table-cell>
          <table:table-cell/>
          <table:table-cell office:value-type="float" office:value="291.999" calcext:value-type="float">
            <text:p>291.999</text:p>
          </table:table-cell>
          <table:table-cell office:value-type="float" office:value="8.4638" calcext:value-type="float">
            <text:p>8.4638</text:p>
          </table:table-cell>
          <table:table-cell table:number-columns-repeated="5"/>
          <table:table-cell office:value-type="float" office:value="292.144" calcext:value-type="float">
            <text:p>292.144</text:p>
          </table:table-cell>
          <table:table-cell table:formula="of:= -LN([.E294]/8.4971)" office:value-type="float" office:value="0.397138196924911" calcext:value-type="float">
            <text:p>0.397138196924911</text:p>
          </table:table-cell>
          <table:table-cell/>
          <table:table-cell office:value-type="float" office:value="291.999" calcext:value-type="float">
            <text:p>291.999</text:p>
          </table:table-cell>
          <table:table-cell table:formula="of:=-LN([.H294]/11.159)" office:value-type="float" office:value="0.276448101856404" calcext:value-type="float">
            <text:p>0.276448101856404</text:p>
          </table:table-cell>
          <table:table-cell table:number-columns-repeated="7"/>
          <table:table-cell table:formula="of:=[.N294]^2" office:value-type="float" office:value="85348.116736" calcext:value-type="float">
            <text:p>85348.116736</text:p>
          </table:table-cell>
          <table:table-cell/>
          <table:table-cell table:formula="of:=[.O294]^2" office:value-type="float" office:value="0.157718747456769" calcext:value-type="float">
            <text:p>0.157718747456769</text:p>
          </table:table-cell>
          <table:table-cell table:number-columns-repeated="2"/>
          <table:table-cell table:formula="of:=[.Q294]^2" office:value-type="float" office:value="85263.416001" calcext:value-type="float">
            <text:p>85263.416001</text:p>
          </table:table-cell>
          <table:table-cell/>
          <table:table-cell table:formula="of:=[.R294]^2" office:value-type="float" office:value="0.0764235530200089" calcext:value-type="float">
            <text:p>0.076423553020009</text:p>
          </table:table-cell>
          <table:table-cell table:number-columns-repeated="17"/>
          <table:table-cell office:value-type="float" office:value="292.187" calcext:value-type="float">
            <text:p>292.187</text:p>
          </table:table-cell>
          <table:table-cell table:formula="of:=-LN([.BB294]/14.6315)" office:value-type="float" office:value="0.334013450071563" calcext:value-type="float">
            <text:p>0.334013450071563</text:p>
          </table:table-cell>
          <table:table-cell/>
          <table:table-cell office:value-type="float" office:value="10.4768" calcext:value-type="float">
            <text:p>10.4768</text:p>
          </table:table-cell>
          <table:table-cell/>
          <table:table-cell table:formula="of:=[.AY295]^2" office:value-type="float" office:value="85959.203344" calcext:value-type="float">
            <text:p>85959.203344</text:p>
          </table:table-cell>
          <table:table-cell/>
          <table:table-cell table:formula="of:=[.AZ294]^2" office:value-type="float" office:value="0.111564984828708" calcext:value-type="float">
            <text:p>0.1115649848287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3.143" calcext:value-type="float">
            <text:p>293.143</text:p>
          </table:table-cell>
          <table:table-cell office:value-type="float" office:value="5.7044" calcext:value-type="float">
            <text:p>5.7044</text:p>
          </table:table-cell>
          <table:table-cell/>
          <table:table-cell office:value-type="float" office:value="292.999" calcext:value-type="float">
            <text:p>292.999</text:p>
          </table:table-cell>
          <table:table-cell office:value-type="float" office:value="8.4562" calcext:value-type="float">
            <text:p>8.4562</text:p>
          </table:table-cell>
          <table:table-cell table:number-columns-repeated="5"/>
          <table:table-cell office:value-type="float" office:value="293.143" calcext:value-type="float">
            <text:p>293.143</text:p>
          </table:table-cell>
          <table:table-cell table:formula="of:= -LN([.E295]/8.4971)" office:value-type="float" office:value="0.398487121931274" calcext:value-type="float">
            <text:p>0.398487121931274</text:p>
          </table:table-cell>
          <table:table-cell/>
          <table:table-cell office:value-type="float" office:value="292.999" calcext:value-type="float">
            <text:p>292.999</text:p>
          </table:table-cell>
          <table:table-cell table:formula="of:=-LN([.H295]/11.159)" office:value-type="float" office:value="0.277346447070484" calcext:value-type="float">
            <text:p>0.277346447070484</text:p>
          </table:table-cell>
          <table:table-cell table:number-columns-repeated="7"/>
          <table:table-cell table:formula="of:=[.N295]^2" office:value-type="float" office:value="85932.818449" calcext:value-type="float">
            <text:p>85932.818449</text:p>
          </table:table-cell>
          <table:table-cell/>
          <table:table-cell table:formula="of:=[.O295]^2" office:value-type="float" office:value="0.15879198634507" calcext:value-type="float">
            <text:p>0.15879198634507</text:p>
          </table:table-cell>
          <table:table-cell table:number-columns-repeated="2"/>
          <table:table-cell table:formula="of:=[.Q295]^2" office:value-type="float" office:value="85848.414001" calcext:value-type="float">
            <text:p>85848.414001</text:p>
          </table:table-cell>
          <table:table-cell/>
          <table:table-cell table:formula="of:=[.R295]^2" office:value-type="float" office:value="0.0769210517026209" calcext:value-type="float">
            <text:p>0.076921051702621</text:p>
          </table:table-cell>
          <table:table-cell table:number-columns-repeated="17"/>
          <table:table-cell office:value-type="float" office:value="293.188" calcext:value-type="float">
            <text:p>293.188</text:p>
          </table:table-cell>
          <table:table-cell table:formula="of:=-LN([.BB295]/14.6315)" office:value-type="float" office:value="0.335159494434306" calcext:value-type="float">
            <text:p>0.335159494434306</text:p>
          </table:table-cell>
          <table:table-cell/>
          <table:table-cell office:value-type="float" office:value="10.4648" calcext:value-type="float">
            <text:p>10.4648</text:p>
          </table:table-cell>
          <table:table-cell/>
          <table:table-cell table:formula="of:=[.AY296]^2" office:value-type="float" office:value="86546.579344" calcext:value-type="float">
            <text:p>86546.579344</text:p>
          </table:table-cell>
          <table:table-cell/>
          <table:table-cell table:formula="of:=[.AZ295]^2" office:value-type="float" office:value="0.11233188670946" calcext:value-type="float">
            <text:p>0.1123318867094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4.144" calcext:value-type="float">
            <text:p>294.144</text:p>
          </table:table-cell>
          <table:table-cell office:value-type="float" office:value="5.6972" calcext:value-type="float">
            <text:p>5.6972</text:p>
          </table:table-cell>
          <table:table-cell/>
          <table:table-cell office:value-type="float" office:value="293.999" calcext:value-type="float">
            <text:p>293.999</text:p>
          </table:table-cell>
          <table:table-cell office:value-type="float" office:value="8.4487" calcext:value-type="float">
            <text:p>8.4487</text:p>
          </table:table-cell>
          <table:table-cell table:number-columns-repeated="5"/>
          <table:table-cell office:value-type="float" office:value="294.144" calcext:value-type="float">
            <text:p>294.144</text:p>
          </table:table-cell>
          <table:table-cell table:formula="of:= -LN([.E296]/8.4971)" office:value-type="float" office:value="0.399750102733455" calcext:value-type="float">
            <text:p>0.399750102733455</text:p>
          </table:table-cell>
          <table:table-cell/>
          <table:table-cell office:value-type="float" office:value="293.999" calcext:value-type="float">
            <text:p>293.999</text:p>
          </table:table-cell>
          <table:table-cell table:formula="of:=-LN([.H296]/11.159)" office:value-type="float" office:value="0.278233763823861" calcext:value-type="float">
            <text:p>0.278233763823861</text:p>
          </table:table-cell>
          <table:table-cell table:number-columns-repeated="7"/>
          <table:table-cell table:formula="of:=[.N296]^2" office:value-type="float" office:value="86520.692736" calcext:value-type="float">
            <text:p>86520.692736</text:p>
          </table:table-cell>
          <table:table-cell/>
          <table:table-cell table:formula="of:=[.O296]^2" office:value-type="float" office:value="0.159800144635408" calcext:value-type="float">
            <text:p>0.159800144635408</text:p>
          </table:table-cell>
          <table:table-cell table:number-columns-repeated="2"/>
          <table:table-cell table:formula="of:=[.Q296]^2" office:value-type="float" office:value="86435.412001" calcext:value-type="float">
            <text:p>86435.412001</text:p>
          </table:table-cell>
          <table:table-cell/>
          <table:table-cell table:formula="of:=[.R296]^2" office:value-type="float" office:value="0.0774140273315923" calcext:value-type="float">
            <text:p>0.077414027331592</text:p>
          </table:table-cell>
          <table:table-cell table:number-columns-repeated="17"/>
          <table:table-cell office:value-type="float" office:value="294.188" calcext:value-type="float">
            <text:p>294.188</text:p>
          </table:table-cell>
          <table:table-cell table:formula="of:=-LN([.BB296]/14.6315)" office:value-type="float" office:value="0.336287720275617" calcext:value-type="float">
            <text:p>0.336287720275617</text:p>
          </table:table-cell>
          <table:table-cell/>
          <table:table-cell office:value-type="float" office:value="10.453" calcext:value-type="float">
            <text:p>10.453</text:p>
          </table:table-cell>
          <table:table-cell/>
          <table:table-cell table:formula="of:=[.AY297]^2" office:value-type="float" office:value="87135.364969" calcext:value-type="float">
            <text:p>87135.364969</text:p>
          </table:table-cell>
          <table:table-cell/>
          <table:table-cell table:formula="of:=[.AZ296]^2" office:value-type="float" office:value="0.113089430808171" calcext:value-type="float">
            <text:p>0.1130894308081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5.144" calcext:value-type="float">
            <text:p>295.144</text:p>
          </table:table-cell>
          <table:table-cell office:value-type="float" office:value="5.6892" calcext:value-type="float">
            <text:p>5.6892</text:p>
          </table:table-cell>
          <table:table-cell/>
          <table:table-cell office:value-type="float" office:value="294.999" calcext:value-type="float">
            <text:p>294.999</text:p>
          </table:table-cell>
          <table:table-cell office:value-type="float" office:value="8.4406" calcext:value-type="float">
            <text:p>8.4406</text:p>
          </table:table-cell>
          <table:table-cell table:number-columns-repeated="5"/>
          <table:table-cell office:value-type="float" office:value="295.144" calcext:value-type="float">
            <text:p>295.144</text:p>
          </table:table-cell>
          <table:table-cell table:formula="of:= -LN([.E297]/8.4971)" office:value-type="float" office:value="0.401155288097814" calcext:value-type="float">
            <text:p>0.401155288097814</text:p>
          </table:table-cell>
          <table:table-cell/>
          <table:table-cell office:value-type="float" office:value="294.999" calcext:value-type="float">
            <text:p>294.999</text:p>
          </table:table-cell>
          <table:table-cell table:formula="of:=-LN([.H297]/11.159)" office:value-type="float" office:value="0.279192951075083" calcext:value-type="float">
            <text:p>0.279192951075083</text:p>
          </table:table-cell>
          <table:table-cell table:number-columns-repeated="7"/>
          <table:table-cell table:formula="of:=[.N297]^2" office:value-type="float" office:value="87109.980736" calcext:value-type="float">
            <text:p>87109.980736</text:p>
          </table:table-cell>
          <table:table-cell/>
          <table:table-cell table:formula="of:=[.O297]^2" office:value-type="float" office:value="0.16092556516884" calcext:value-type="float">
            <text:p>0.16092556516884</text:p>
          </table:table-cell>
          <table:table-cell table:number-columns-repeated="2"/>
          <table:table-cell table:formula="of:=[.Q297]^2" office:value-type="float" office:value="87024.410001" calcext:value-type="float">
            <text:p>87024.410001</text:p>
          </table:table-cell>
          <table:table-cell/>
          <table:table-cell table:formula="of:=[.R297]^2" office:value-type="float" office:value="0.0779487039300136" calcext:value-type="float">
            <text:p>0.077948703930014</text:p>
          </table:table-cell>
          <table:table-cell table:number-columns-repeated="17"/>
          <table:table-cell office:value-type="float" office:value="295.187" calcext:value-type="float">
            <text:p>295.187</text:p>
          </table:table-cell>
          <table:table-cell table:formula="of:=-LN([.BB297]/14.6315)" office:value-type="float" office:value="0.337426797937414" calcext:value-type="float">
            <text:p>0.337426797937414</text:p>
          </table:table-cell>
          <table:table-cell/>
          <table:table-cell office:value-type="float" office:value="10.4411" calcext:value-type="float">
            <text:p>10.4411</text:p>
          </table:table-cell>
          <table:table-cell/>
          <table:table-cell table:formula="of:=[.AY298]^2" office:value-type="float" office:value="87727.331344" calcext:value-type="float">
            <text:p>87727.331344</text:p>
          </table:table-cell>
          <table:table-cell/>
          <table:table-cell table:formula="of:=[.AZ297]^2" office:value-type="float" office:value="0.113856843966297" calcext:value-type="float">
            <text:p>0.1138568439662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6.143" calcext:value-type="float">
            <text:p>296.143</text:p>
          </table:table-cell>
          <table:table-cell office:value-type="float" office:value="5.6822" calcext:value-type="float">
            <text:p>5.6822</text:p>
          </table:table-cell>
          <table:table-cell/>
          <table:table-cell office:value-type="float" office:value="295.999" calcext:value-type="float">
            <text:p>295.999</text:p>
          </table:table-cell>
          <table:table-cell office:value-type="float" office:value="8.4337" calcext:value-type="float">
            <text:p>8.4337</text:p>
          </table:table-cell>
          <table:table-cell table:number-columns-repeated="5"/>
          <table:table-cell office:value-type="float" office:value="296.143" calcext:value-type="float">
            <text:p>296.143</text:p>
          </table:table-cell>
          <table:table-cell table:formula="of:= -LN([.E298]/8.4971)" office:value-type="float" office:value="0.402386447125583" calcext:value-type="float">
            <text:p>0.402386447125583</text:p>
          </table:table-cell>
          <table:table-cell/>
          <table:table-cell office:value-type="float" office:value="295.999" calcext:value-type="float">
            <text:p>295.999</text:p>
          </table:table-cell>
          <table:table-cell table:formula="of:=-LN([.H298]/11.159)" office:value-type="float" office:value="0.280010762822482" calcext:value-type="float">
            <text:p>0.280010762822482</text:p>
          </table:table-cell>
          <table:table-cell table:number-columns-repeated="7"/>
          <table:table-cell table:formula="of:=[.N298]^2" office:value-type="float" office:value="87700.676449" calcext:value-type="float">
            <text:p>87700.676449</text:p>
          </table:table-cell>
          <table:table-cell/>
          <table:table-cell table:formula="of:=[.O298]^2" office:value-type="float" office:value="0.161914852830349" calcext:value-type="float">
            <text:p>0.161914852830349</text:p>
          </table:table-cell>
          <table:table-cell table:number-columns-repeated="2"/>
          <table:table-cell table:formula="of:=[.Q298]^2" office:value-type="float" office:value="87615.408001" calcext:value-type="float">
            <text:p>87615.408001</text:p>
          </table:table-cell>
          <table:table-cell/>
          <table:table-cell table:formula="of:=[.R298]^2" office:value-type="float" office:value="0.0784060272964282" calcext:value-type="float">
            <text:p>0.078406027296428</text:p>
          </table:table-cell>
          <table:table-cell table:number-columns-repeated="17"/>
          <table:table-cell office:value-type="float" office:value="296.188" calcext:value-type="float">
            <text:p>296.188</text:p>
          </table:table-cell>
          <table:table-cell table:formula="of:=-LN([.BB298]/14.6315)" office:value-type="float" office:value="0.338528821459755" calcext:value-type="float">
            <text:p>0.338528821459755</text:p>
          </table:table-cell>
          <table:table-cell/>
          <table:table-cell office:value-type="float" office:value="10.4296" calcext:value-type="float">
            <text:p>10.4296</text:p>
          </table:table-cell>
          <table:table-cell/>
          <table:table-cell table:formula="of:=[.AY299]^2" office:value-type="float" office:value="88320.112969" calcext:value-type="float">
            <text:p>88320.112969</text:p>
          </table:table-cell>
          <table:table-cell/>
          <table:table-cell table:formula="of:=[.AZ298]^2" office:value-type="float" office:value="0.11460176295893" calcext:value-type="float">
            <text:p>0.114601762958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7.144" calcext:value-type="float">
            <text:p>297.144</text:p>
          </table:table-cell>
          <table:table-cell office:value-type="float" office:value="5.6758" calcext:value-type="float">
            <text:p>5.6758</text:p>
          </table:table-cell>
          <table:table-cell/>
          <table:table-cell office:value-type="float" office:value="296.999" calcext:value-type="float">
            <text:p>296.999</text:p>
          </table:table-cell>
          <table:table-cell office:value-type="float" office:value="8.4264" calcext:value-type="float">
            <text:p>8.4264</text:p>
          </table:table-cell>
          <table:table-cell table:number-columns-repeated="5"/>
          <table:table-cell office:value-type="float" office:value="297.144" calcext:value-type="float">
            <text:p>297.144</text:p>
          </table:table-cell>
          <table:table-cell table:formula="of:= -LN([.E299]/8.4971)" office:value-type="float" office:value="0.403513406216506" calcext:value-type="float">
            <text:p>0.403513406216506</text:p>
          </table:table-cell>
          <table:table-cell/>
          <table:table-cell office:value-type="float" office:value="296.999" calcext:value-type="float">
            <text:p>296.999</text:p>
          </table:table-cell>
          <table:table-cell table:formula="of:=-LN([.H299]/11.159)" office:value-type="float" office:value="0.280876712663369" calcext:value-type="float">
            <text:p>0.280876712663369</text:p>
          </table:table-cell>
          <table:table-cell table:number-columns-repeated="7"/>
          <table:table-cell table:formula="of:=[.N299]^2" office:value-type="float" office:value="88294.556736" calcext:value-type="float">
            <text:p>88294.556736</text:p>
          </table:table-cell>
          <table:table-cell/>
          <table:table-cell table:formula="of:=[.O299]^2" office:value-type="float" office:value="0.162823068996447" calcext:value-type="float">
            <text:p>0.162823068996447</text:p>
          </table:table-cell>
          <table:table-cell table:number-columns-repeated="2"/>
          <table:table-cell table:formula="of:=[.Q299]^2" office:value-type="float" office:value="88208.406001" calcext:value-type="float">
            <text:p>88208.406001</text:p>
          </table:table-cell>
          <table:table-cell/>
          <table:table-cell table:formula="of:=[.R299]^2" office:value-type="float" office:value="0.0788917277165809" calcext:value-type="float">
            <text:p>0.078891727716581</text:p>
          </table:table-cell>
          <table:table-cell table:number-columns-repeated="17"/>
          <table:table-cell office:value-type="float" office:value="297.187" calcext:value-type="float">
            <text:p>297.187</text:p>
          </table:table-cell>
          <table:table-cell table:formula="of:=-LN([.BB299]/14.6315)" office:value-type="float" office:value="0.339622462144743" calcext:value-type="float">
            <text:p>0.339622462144743</text:p>
          </table:table-cell>
          <table:table-cell/>
          <table:table-cell office:value-type="float" office:value="10.4182" calcext:value-type="float">
            <text:p>10.4182</text:p>
          </table:table-cell>
          <table:table-cell/>
          <table:table-cell table:formula="of:=[.AY300]^2" office:value-type="float" office:value="88916.083344" calcext:value-type="float">
            <text:p>88916.083344</text:p>
          </table:table-cell>
          <table:table-cell/>
          <table:table-cell table:formula="of:=[.AZ299]^2" office:value-type="float" office:value="0.115343416793257" calcext:value-type="float">
            <text:p>0.11534341679325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8.144" calcext:value-type="float">
            <text:p>298.144</text:p>
          </table:table-cell>
          <table:table-cell office:value-type="float" office:value="5.6684" calcext:value-type="float">
            <text:p>5.6684</text:p>
          </table:table-cell>
          <table:table-cell/>
          <table:table-cell office:value-type="float" office:value="297.999" calcext:value-type="float">
            <text:p>297.999</text:p>
          </table:table-cell>
          <table:table-cell office:value-type="float" office:value="8.4182" calcext:value-type="float">
            <text:p>8.4182</text:p>
          </table:table-cell>
          <table:table-cell table:number-columns-repeated="5"/>
          <table:table-cell office:value-type="float" office:value="298.144" calcext:value-type="float">
            <text:p>298.144</text:p>
          </table:table-cell>
          <table:table-cell table:formula="of:= -LN([.E300]/8.4971)" office:value-type="float" office:value="0.404818037843171" calcext:value-type="float">
            <text:p>0.404818037843171</text:p>
          </table:table-cell>
          <table:table-cell/>
          <table:table-cell office:value-type="float" office:value="297.999" calcext:value-type="float">
            <text:p>297.999</text:p>
          </table:table-cell>
          <table:table-cell table:formula="of:=-LN([.H300]/11.159)" office:value-type="float" office:value="0.28185031852492" calcext:value-type="float">
            <text:p>0.28185031852492</text:p>
          </table:table-cell>
          <table:table-cell table:number-columns-repeated="7"/>
          <table:table-cell table:formula="of:=[.N300]^2" office:value-type="float" office:value="88889.844736" calcext:value-type="float">
            <text:p>88889.844736</text:p>
          </table:table-cell>
          <table:table-cell/>
          <table:table-cell table:formula="of:=[.O300]^2" office:value-type="float" office:value="0.163877643763195" calcext:value-type="float">
            <text:p>0.163877643763195</text:p>
          </table:table-cell>
          <table:table-cell table:number-columns-repeated="2"/>
          <table:table-cell table:formula="of:=[.Q300]^2" office:value-type="float" office:value="88803.404001" calcext:value-type="float">
            <text:p>88803.404001</text:p>
          </table:table-cell>
          <table:table-cell/>
          <table:table-cell table:formula="of:=[.R300]^2" office:value-type="float" office:value="0.0794396020525986" calcext:value-type="float">
            <text:p>0.079439602052599</text:p>
          </table:table-cell>
          <table:table-cell table:number-columns-repeated="17"/>
          <table:table-cell office:value-type="float" office:value="298.188" calcext:value-type="float">
            <text:p>298.188</text:p>
          </table:table-cell>
          <table:table-cell table:formula="of:=-LN([.BB300]/14.6315)" office:value-type="float" office:value="0.340794175958075" calcext:value-type="float">
            <text:p>0.340794175958075</text:p>
          </table:table-cell>
          <table:table-cell/>
          <table:table-cell office:value-type="float" office:value="10.406" calcext:value-type="float">
            <text:p>10.406</text:p>
          </table:table-cell>
          <table:table-cell/>
          <table:table-cell table:formula="of:=[.AY301]^2" office:value-type="float" office:value="89512.860969" calcext:value-type="float">
            <text:p>89512.860969</text:p>
          </table:table-cell>
          <table:table-cell/>
          <table:table-cell table:formula="of:=[.AZ300]^2" office:value-type="float" office:value="0.116140670366943" calcext:value-type="float">
            <text:p>0.11614067036694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9.143" calcext:value-type="float">
            <text:p>299.143</text:p>
          </table:table-cell>
          <table:table-cell office:value-type="float" office:value="5.6607" calcext:value-type="float">
            <text:p>5.6607</text:p>
          </table:table-cell>
          <table:table-cell/>
          <table:table-cell office:value-type="float" office:value="298.999" calcext:value-type="float">
            <text:p>298.999</text:p>
          </table:table-cell>
          <table:table-cell office:value-type="float" office:value="8.4106" calcext:value-type="float">
            <text:p>8.4106</text:p>
          </table:table-cell>
          <table:table-cell table:number-columns-repeated="5"/>
          <table:table-cell office:value-type="float" office:value="299.143" calcext:value-type="float">
            <text:p>299.143</text:p>
          </table:table-cell>
          <table:table-cell table:formula="of:= -LN([.E301]/8.4971)" office:value-type="float" office:value="0.406177369332108" calcext:value-type="float">
            <text:p>0.406177369332108</text:p>
          </table:table-cell>
          <table:table-cell/>
          <table:table-cell office:value-type="float" office:value="298.999" calcext:value-type="float">
            <text:p>298.999</text:p>
          </table:table-cell>
          <table:table-cell table:formula="of:=-LN([.H301]/11.159)" office:value-type="float" office:value="0.282753532125018" calcext:value-type="float">
            <text:p>0.282753532125018</text:p>
          </table:table-cell>
          <table:table-cell table:number-columns-repeated="7"/>
          <table:table-cell table:formula="of:=[.N301]^2" office:value-type="float" office:value="89486.534449" calcext:value-type="float">
            <text:p>89486.534449</text:p>
          </table:table-cell>
          <table:table-cell/>
          <table:table-cell table:formula="of:=[.O301]^2" office:value-type="float" office:value="0.164980055357552" calcext:value-type="float">
            <text:p>0.164980055357552</text:p>
          </table:table-cell>
          <table:table-cell table:number-columns-repeated="2"/>
          <table:table-cell table:formula="of:=[.Q301]^2" office:value-type="float" office:value="89400.402001" calcext:value-type="float">
            <text:p>89400.402001</text:p>
          </table:table-cell>
          <table:table-cell/>
          <table:table-cell table:formula="of:=[.R301]^2" office:value-type="float" office:value="0.0799495599291738" calcext:value-type="float">
            <text:p>0.079949559929174</text:p>
          </table:table-cell>
          <table:table-cell table:number-columns-repeated="17"/>
          <table:table-cell office:value-type="float" office:value="299.187" calcext:value-type="float">
            <text:p>299.187</text:p>
          </table:table-cell>
          <table:table-cell table:formula="of:=-LN([.BB301]/14.6315)" office:value-type="float" office:value="0.341909539239797" calcext:value-type="float">
            <text:p>0.341909539239797</text:p>
          </table:table-cell>
          <table:table-cell/>
          <table:table-cell office:value-type="float" office:value="10.3944" calcext:value-type="float">
            <text:p>10.3944</text:p>
          </table:table-cell>
          <table:table-cell/>
          <table:table-cell table:formula="of:=[.AY302]^2" office:value-type="float" office:value="90112.835344" calcext:value-type="float">
            <text:p>90112.835344</text:p>
          </table:table-cell>
          <table:table-cell/>
          <table:table-cell table:formula="of:=[.AZ301]^2" office:value-type="float" office:value="0.11690213302317" calcext:value-type="float">
            <text:p>0.11690213302317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0.143" calcext:value-type="float">
            <text:p>300.143</text:p>
          </table:table-cell>
          <table:table-cell office:value-type="float" office:value="5.6529" calcext:value-type="float">
            <text:p>5.6529</text:p>
          </table:table-cell>
          <table:table-cell/>
          <table:table-cell office:value-type="float" office:value="299.999" calcext:value-type="float">
            <text:p>299.999</text:p>
          </table:table-cell>
          <table:table-cell office:value-type="float" office:value="8.4037" calcext:value-type="float">
            <text:p>8.4037</text:p>
          </table:table-cell>
          <table:table-cell table:number-columns-repeated="5"/>
          <table:table-cell office:value-type="float" office:value="300.143" calcext:value-type="float">
            <text:p>300.143</text:p>
          </table:table-cell>
          <table:table-cell table:formula="of:= -LN([.E302]/8.4971)" office:value-type="float" office:value="0.407556240997332" calcext:value-type="float">
            <text:p>0.407556240997332</text:p>
          </table:table-cell>
          <table:table-cell/>
          <table:table-cell office:value-type="float" office:value="299.999" calcext:value-type="float">
            <text:p>299.999</text:p>
          </table:table-cell>
          <table:table-cell table:formula="of:=-LN([.H302]/11.159)" office:value-type="float" office:value="0.28357426214498" calcext:value-type="float">
            <text:p>0.28357426214498</text:p>
          </table:table-cell>
          <table:table-cell table:number-columns-repeated="7"/>
          <table:table-cell table:formula="of:=[.N302]^2" office:value-type="float" office:value="90085.820449" calcext:value-type="float">
            <text:p>90085.820449</text:p>
          </table:table-cell>
          <table:table-cell/>
          <table:table-cell table:formula="of:=[.O302]^2" office:value-type="float" office:value="0.166102089575875" calcext:value-type="float">
            <text:p>0.166102089575875</text:p>
          </table:table-cell>
          <table:table-cell table:number-columns-repeated="2"/>
          <table:table-cell table:formula="of:=[.Q302]^2" office:value-type="float" office:value="89999.400001" calcext:value-type="float">
            <text:p>89999.400001</text:p>
          </table:table-cell>
          <table:table-cell/>
          <table:table-cell table:formula="of:=[.R302]^2" office:value-type="float" office:value="0.0804143621510696" calcext:value-type="float">
            <text:p>0.08041436215107</text:p>
          </table:table-cell>
          <table:table-cell table:number-columns-repeated="17"/>
          <table:table-cell office:value-type="float" office:value="300.188" calcext:value-type="float">
            <text:p>300.188</text:p>
          </table:table-cell>
          <table:table-cell table:formula="of:=-LN([.BB302]/14.6315)" office:value-type="float" office:value="0.343026147945999" calcext:value-type="float">
            <text:p>0.343026147945999</text:p>
          </table:table-cell>
          <table:table-cell/>
          <table:table-cell office:value-type="float" office:value="10.3828" calcext:value-type="float">
            <text:p>10.3828</text:p>
          </table:table-cell>
          <table:table-cell/>
          <table:table-cell table:formula="of:=[.AY303]^2" office:value-type="float" office:value="90714.211344" calcext:value-type="float">
            <text:p>90714.211344</text:p>
          </table:table-cell>
          <table:table-cell/>
          <table:table-cell table:formula="of:=[.AZ302]^2" office:value-type="float" office:value="0.117666938174671" calcext:value-type="float">
            <text:p>0.1176669381746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1.143" calcext:value-type="float">
            <text:p>301.143</text:p>
          </table:table-cell>
          <table:table-cell office:value-type="float" office:value="5.6462" calcext:value-type="float">
            <text:p>5.6462</text:p>
          </table:table-cell>
          <table:table-cell/>
          <table:table-cell office:value-type="float" office:value="300.999" calcext:value-type="float">
            <text:p>300.999</text:p>
          </table:table-cell>
          <table:table-cell office:value-type="float" office:value="8.395" calcext:value-type="float">
            <text:p>8.395</text:p>
          </table:table-cell>
          <table:table-cell table:number-columns-repeated="5"/>
          <table:table-cell office:value-type="float" office:value="301.143" calcext:value-type="float">
            <text:p>301.143</text:p>
          </table:table-cell>
          <table:table-cell table:formula="of:= -LN([.E303]/8.4971)" office:value-type="float" office:value="0.408742176299305" calcext:value-type="float">
            <text:p>0.408742176299305</text:p>
          </table:table-cell>
          <table:table-cell/>
          <table:table-cell office:value-type="float" office:value="300.999" calcext:value-type="float">
            <text:p>300.999</text:p>
          </table:table-cell>
          <table:table-cell table:formula="of:=-LN([.H303]/11.159)" office:value-type="float" office:value="0.28461005667406" calcext:value-type="float">
            <text:p>0.28461005667406</text:p>
          </table:table-cell>
          <table:table-cell table:number-columns-repeated="7"/>
          <table:table-cell table:formula="of:=[.N303]^2" office:value-type="float" office:value="90687.106449" calcext:value-type="float">
            <text:p>90687.106449</text:p>
          </table:table-cell>
          <table:table-cell/>
          <table:table-cell table:formula="of:=[.O303]^2" office:value-type="float" office:value="0.167070166685892" calcext:value-type="float">
            <text:p>0.167070166685892</text:p>
          </table:table-cell>
          <table:table-cell table:number-columns-repeated="2"/>
          <table:table-cell table:formula="of:=[.Q303]^2" office:value-type="float" office:value="90600.398001" calcext:value-type="float">
            <text:p>90600.398001</text:p>
          </table:table-cell>
          <table:table-cell/>
          <table:table-cell table:formula="of:=[.R303]^2" office:value-type="float" office:value="0.0810028843600118" calcext:value-type="float">
            <text:p>0.081002884360012</text:p>
          </table:table-cell>
          <table:table-cell table:number-columns-repeated="17"/>
          <table:table-cell office:value-type="float" office:value="301.188" calcext:value-type="float">
            <text:p>301.188</text:p>
          </table:table-cell>
          <table:table-cell table:formula="of:=-LN([.BB303]/14.6315)" office:value-type="float" office:value="0.344172931536796" calcext:value-type="float">
            <text:p>0.344172931536796</text:p>
          </table:table-cell>
          <table:table-cell/>
          <table:table-cell office:value-type="float" office:value="10.3709" calcext:value-type="float">
            <text:p>10.3709</text:p>
          </table:table-cell>
          <table:table-cell/>
          <table:table-cell table:formula="of:=[.AY304]^2" office:value-type="float" office:value="91316.982969" calcext:value-type="float">
            <text:p>91316.982969</text:p>
          </table:table-cell>
          <table:table-cell/>
          <table:table-cell table:formula="of:=[.AZ303]^2" office:value-type="float" office:value="0.118455006802632" calcext:value-type="float">
            <text:p>0.11845500680263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2.144" calcext:value-type="float">
            <text:p>302.144</text:p>
          </table:table-cell>
          <table:table-cell office:value-type="float" office:value="5.6386" calcext:value-type="float">
            <text:p>5.6386</text:p>
          </table:table-cell>
          <table:table-cell/>
          <table:table-cell office:value-type="float" office:value="301.998" calcext:value-type="float">
            <text:p>301.998</text:p>
          </table:table-cell>
          <table:table-cell office:value-type="float" office:value="8.388" calcext:value-type="float">
            <text:p>8.388</text:p>
          </table:table-cell>
          <table:table-cell table:number-columns-repeated="5"/>
          <table:table-cell office:value-type="float" office:value="302.144" calcext:value-type="float">
            <text:p>302.144</text:p>
          </table:table-cell>
          <table:table-cell table:formula="of:= -LN([.E304]/8.4971)" office:value-type="float" office:value="0.410089121065545" calcext:value-type="float">
            <text:p>0.410089121065545</text:p>
          </table:table-cell>
          <table:table-cell/>
          <table:table-cell office:value-type="float" office:value="301.998" calcext:value-type="float">
            <text:p>301.998</text:p>
          </table:table-cell>
          <table:table-cell table:formula="of:=-LN([.H304]/11.159)" office:value-type="float" office:value="0.285444234163891" calcext:value-type="float">
            <text:p>0.285444234163891</text:p>
          </table:table-cell>
          <table:table-cell table:number-columns-repeated="7"/>
          <table:table-cell table:formula="of:=[.N304]^2" office:value-type="float" office:value="91290.996736" calcext:value-type="float">
            <text:p>91290.996736</text:p>
          </table:table-cell>
          <table:table-cell/>
          <table:table-cell table:formula="of:=[.O304]^2" office:value-type="float" office:value="0.168173087216311" calcext:value-type="float">
            <text:p>0.168173087216311</text:p>
          </table:table-cell>
          <table:table-cell table:number-columns-repeated="2"/>
          <table:table-cell table:formula="of:=[.Q304]^2" office:value-type="float" office:value="91202.792004" calcext:value-type="float">
            <text:p>91202.792004</text:p>
          </table:table-cell>
          <table:table-cell/>
          <table:table-cell table:formula="of:=[.R304]^2" office:value-type="float" office:value="0.0814784108174101" calcext:value-type="float">
            <text:p>0.08147841081741</text:p>
          </table:table-cell>
          <table:table-cell table:number-columns-repeated="17"/>
          <table:table-cell office:value-type="float" office:value="302.187" calcext:value-type="float">
            <text:p>302.187</text:p>
          </table:table-cell>
          <table:table-cell table:formula="of:=-LN([.BB304]/14.6315)" office:value-type="float" office:value="0.345340338819506" calcext:value-type="float">
            <text:p>0.345340338819506</text:p>
          </table:table-cell>
          <table:table-cell/>
          <table:table-cell office:value-type="float" office:value="10.3588" calcext:value-type="float">
            <text:p>10.3588</text:p>
          </table:table-cell>
          <table:table-cell/>
          <table:table-cell table:formula="of:=[.AY305]^2" office:value-type="float" office:value="91922.963344" calcext:value-type="float">
            <text:p>91922.963344</text:p>
          </table:table-cell>
          <table:table-cell/>
          <table:table-cell table:formula="of:=[.AZ304]^2" office:value-type="float" office:value="0.119259949615971" calcext:value-type="float">
            <text:p>0.1192599496159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3.143" calcext:value-type="float">
            <text:p>303.143</text:p>
          </table:table-cell>
          <table:table-cell office:value-type="float" office:value="5.6307" calcext:value-type="float">
            <text:p>5.6307</text:p>
          </table:table-cell>
          <table:table-cell/>
          <table:table-cell office:value-type="float" office:value="302.999" calcext:value-type="float">
            <text:p>302.999</text:p>
          </table:table-cell>
          <table:table-cell office:value-type="float" office:value="8.3805" calcext:value-type="float">
            <text:p>8.3805</text:p>
          </table:table-cell>
          <table:table-cell table:number-columns-repeated="5"/>
          <table:table-cell office:value-type="float" office:value="303.143" calcext:value-type="float">
            <text:p>303.143</text:p>
          </table:table-cell>
          <table:table-cell table:formula="of:= -LN([.E305]/8.4971)" office:value-type="float" office:value="0.411491160463572" calcext:value-type="float">
            <text:p>0.411491160463572</text:p>
          </table:table-cell>
          <table:table-cell/>
          <table:table-cell office:value-type="float" office:value="302.999" calcext:value-type="float">
            <text:p>302.999</text:p>
          </table:table-cell>
          <table:table-cell table:formula="of:=-LN([.H305]/11.159)" office:value-type="float" office:value="0.286338768618388" calcext:value-type="float">
            <text:p>0.286338768618388</text:p>
          </table:table-cell>
          <table:table-cell table:number-columns-repeated="7"/>
          <table:table-cell table:formula="of:=[.N305]^2" office:value-type="float" office:value="91895.678449" calcext:value-type="float">
            <text:p>91895.678449</text:p>
          </table:table-cell>
          <table:table-cell/>
          <table:table-cell table:formula="of:=[.O305]^2" office:value-type="float" office:value="0.169324975139658" calcext:value-type="float">
            <text:p>0.169324975139658</text:p>
          </table:table-cell>
          <table:table-cell table:number-columns-repeated="2"/>
          <table:table-cell table:formula="of:=[.Q305]^2" office:value-type="float" office:value="91808.394001" calcext:value-type="float">
            <text:p>91808.394001</text:p>
          </table:table-cell>
          <table:table-cell/>
          <table:table-cell table:formula="of:=[.R305]^2" office:value-type="float" office:value="0.0819898904138948" calcext:value-type="float">
            <text:p>0.081989890413895</text:p>
          </table:table-cell>
          <table:table-cell table:number-columns-repeated="17"/>
          <table:table-cell office:value-type="float" office:value="303.188" calcext:value-type="float">
            <text:p>303.188</text:p>
          </table:table-cell>
          <table:table-cell table:formula="of:=-LN([.BB305]/14.6315)" office:value-type="float" office:value="0.34652844055644" calcext:value-type="float">
            <text:p>0.34652844055644</text:p>
          </table:table-cell>
          <table:table-cell/>
          <table:table-cell office:value-type="float" office:value="10.3465" calcext:value-type="float">
            <text:p>10.3465</text:p>
          </table:table-cell>
          <table:table-cell/>
          <table:table-cell table:formula="of:=[.AY306]^2" office:value-type="float" office:value="92530.339344" calcext:value-type="float">
            <text:p>92530.339344</text:p>
          </table:table-cell>
          <table:table-cell/>
          <table:table-cell table:formula="of:=[.AZ305]^2" office:value-type="float" office:value="0.120081960114478" calcext:value-type="float">
            <text:p>0.12008196011447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4.144" calcext:value-type="float">
            <text:p>304.144</text:p>
          </table:table-cell>
          <table:table-cell office:value-type="float" office:value="5.6232" calcext:value-type="float">
            <text:p>5.6232</text:p>
          </table:table-cell>
          <table:table-cell/>
          <table:table-cell office:value-type="float" office:value="303.999" calcext:value-type="float">
            <text:p>303.999</text:p>
          </table:table-cell>
          <table:table-cell office:value-type="float" office:value="8.3739" calcext:value-type="float">
            <text:p>8.3739</text:p>
          </table:table-cell>
          <table:table-cell table:number-columns-repeated="5"/>
          <table:table-cell office:value-type="float" office:value="304.144" calcext:value-type="float">
            <text:p>304.144</text:p>
          </table:table-cell>
          <table:table-cell table:formula="of:= -LN([.E306]/8.4971)" office:value-type="float" office:value="0.412824031932191" calcext:value-type="float">
            <text:p>0.412824031932191</text:p>
          </table:table-cell>
          <table:table-cell/>
          <table:table-cell office:value-type="float" office:value="303.999" calcext:value-type="float">
            <text:p>303.999</text:p>
          </table:table-cell>
          <table:table-cell table:formula="of:=-LN([.H306]/11.159)" office:value-type="float" office:value="0.2871266214023" calcext:value-type="float">
            <text:p>0.2871266214023</text:p>
          </table:table-cell>
          <table:table-cell table:number-columns-repeated="7"/>
          <table:table-cell table:formula="of:=[.N306]^2" office:value-type="float" office:value="92503.572736" calcext:value-type="float">
            <text:p>92503.572736</text:p>
          </table:table-cell>
          <table:table-cell/>
          <table:table-cell table:formula="of:=[.O306]^2" office:value-type="float" office:value="0.17042368134075" calcext:value-type="float">
            <text:p>0.17042368134075</text:p>
          </table:table-cell>
          <table:table-cell table:number-columns-repeated="2"/>
          <table:table-cell table:formula="of:=[.Q306]^2" office:value-type="float" office:value="92415.392001" calcext:value-type="float">
            <text:p>92415.392001</text:p>
          </table:table-cell>
          <table:table-cell/>
          <table:table-cell table:formula="of:=[.R306]^2" office:value-type="float" office:value="0.0824416967179" calcext:value-type="float">
            <text:p>0.0824416967179</text:p>
          </table:table-cell>
          <table:table-cell table:number-columns-repeated="17"/>
          <table:table-cell office:value-type="float" office:value="304.188" calcext:value-type="float">
            <text:p>304.188</text:p>
          </table:table-cell>
          <table:table-cell table:formula="of:=-LN([.BB306]/14.6315)" office:value-type="float" office:value="0.347543791785941" calcext:value-type="float">
            <text:p>0.347543791785941</text:p>
          </table:table-cell>
          <table:table-cell/>
          <table:table-cell office:value-type="float" office:value="10.336" calcext:value-type="float">
            <text:p>10.336</text:p>
          </table:table-cell>
          <table:table-cell/>
          <table:table-cell table:formula="of:=[.AY307]^2" office:value-type="float" office:value="93139.104969" calcext:value-type="float">
            <text:p>93139.104969</text:p>
          </table:table-cell>
          <table:table-cell/>
          <table:table-cell table:formula="of:=[.AZ306]^2" office:value-type="float" office:value="0.120786687208949" calcext:value-type="float">
            <text:p>0.1207866872089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5.144" calcext:value-type="float">
            <text:p>305.144</text:p>
          </table:table-cell>
          <table:table-cell office:value-type="float" office:value="5.6136" calcext:value-type="float">
            <text:p>5.6136</text:p>
          </table:table-cell>
          <table:table-cell/>
          <table:table-cell office:value-type="float" office:value="304.999" calcext:value-type="float">
            <text:p>304.999</text:p>
          </table:table-cell>
          <table:table-cell office:value-type="float" office:value="8.3658" calcext:value-type="float">
            <text:p>8.3658</text:p>
          </table:table-cell>
          <table:table-cell table:number-columns-repeated="5"/>
          <table:table-cell office:value-type="float" office:value="305.144" calcext:value-type="float">
            <text:p>305.144</text:p>
          </table:table-cell>
          <table:table-cell table:formula="of:= -LN([.E307]/8.4971)" office:value-type="float" office:value="0.414532703855807" calcext:value-type="float">
            <text:p>0.414532703855807</text:p>
          </table:table-cell>
          <table:table-cell/>
          <table:table-cell office:value-type="float" office:value="304.999" calcext:value-type="float">
            <text:p>304.999</text:p>
          </table:table-cell>
          <table:table-cell table:formula="of:=-LN([.H307]/11.159)" office:value-type="float" office:value="0.288094380756671" calcext:value-type="float">
            <text:p>0.288094380756671</text:p>
          </table:table-cell>
          <table:table-cell table:number-columns-repeated="7"/>
          <table:table-cell table:formula="of:=[.N307]^2" office:value-type="float" office:value="93112.860736" calcext:value-type="float">
            <text:p>93112.860736</text:p>
          </table:table-cell>
          <table:table-cell/>
          <table:table-cell table:formula="of:=[.O307]^2" office:value-type="float" office:value="0.171837362566006" calcext:value-type="float">
            <text:p>0.171837362566006</text:p>
          </table:table-cell>
          <table:table-cell table:number-columns-repeated="2"/>
          <table:table-cell table:formula="of:=[.Q307]^2" office:value-type="float" office:value="93024.390001" calcext:value-type="float">
            <text:p>93024.390001</text:p>
          </table:table-cell>
          <table:table-cell/>
          <table:table-cell table:formula="of:=[.R307]^2" office:value-type="float" office:value="0.0829983722235697" calcext:value-type="float">
            <text:p>0.08299837222357</text:p>
          </table:table-cell>
          <table:table-cell table:number-columns-repeated="17"/>
          <table:table-cell office:value-type="float" office:value="305.187" calcext:value-type="float">
            <text:p>305.187</text:p>
          </table:table-cell>
          <table:table-cell table:formula="of:=-LN([.BB307]/14.6315)" office:value-type="float" office:value="0.348676398887554" calcext:value-type="float">
            <text:p>0.348676398887554</text:p>
          </table:table-cell>
          <table:table-cell/>
          <table:table-cell office:value-type="float" office:value="10.3243" calcext:value-type="float">
            <text:p>10.3243</text:p>
          </table:table-cell>
          <table:table-cell/>
          <table:table-cell table:formula="of:=[.AY308]^2" office:value-type="float" office:value="93751.091344" calcext:value-type="float">
            <text:p>93751.091344</text:p>
          </table:table-cell>
          <table:table-cell/>
          <table:table-cell table:formula="of:=[.AZ307]^2" office:value-type="float" office:value="0.121575231141193" calcext:value-type="float">
            <text:p>0.1215752311411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6.144" calcext:value-type="float">
            <text:p>306.144</text:p>
          </table:table-cell>
          <table:table-cell office:value-type="float" office:value="5.6073" calcext:value-type="float">
            <text:p>5.6073</text:p>
          </table:table-cell>
          <table:table-cell/>
          <table:table-cell office:value-type="float" office:value="305.998" calcext:value-type="float">
            <text:p>305.998</text:p>
          </table:table-cell>
          <table:table-cell office:value-type="float" office:value="8.3592" calcext:value-type="float">
            <text:p>8.3592</text:p>
          </table:table-cell>
          <table:table-cell table:number-columns-repeated="5"/>
          <table:table-cell office:value-type="float" office:value="306.144" calcext:value-type="float">
            <text:p>306.144</text:p>
          </table:table-cell>
          <table:table-cell table:formula="of:= -LN([.E308]/8.4971)" office:value-type="float" office:value="0.415655608553644" calcext:value-type="float">
            <text:p>0.415655608553644</text:p>
          </table:table-cell>
          <table:table-cell/>
          <table:table-cell office:value-type="float" office:value="305.998" calcext:value-type="float">
            <text:p>305.998</text:p>
          </table:table-cell>
          <table:table-cell table:formula="of:=-LN([.H308]/11.159)" office:value-type="float" office:value="0.2888836184658" calcext:value-type="float">
            <text:p>0.2888836184658</text:p>
          </table:table-cell>
          <table:table-cell table:number-columns-repeated="7"/>
          <table:table-cell table:formula="of:=[.N308]^2" office:value-type="float" office:value="93724.148736" calcext:value-type="float">
            <text:p>93724.148736</text:p>
          </table:table-cell>
          <table:table-cell/>
          <table:table-cell table:formula="of:=[.O308]^2" office:value-type="float" office:value="0.1727695849221" calcext:value-type="float">
            <text:p>0.1727695849221</text:p>
          </table:table-cell>
          <table:table-cell table:number-columns-repeated="2"/>
          <table:table-cell table:formula="of:=[.Q308]^2" office:value-type="float" office:value="93634.776004" calcext:value-type="float">
            <text:p>93634.776004</text:p>
          </table:table-cell>
          <table:table-cell/>
          <table:table-cell table:formula="of:=[.R308]^2" office:value-type="float" office:value="0.083453745017894" calcext:value-type="float">
            <text:p>0.083453745017894</text:p>
          </table:table-cell>
          <table:table-cell table:number-columns-repeated="17"/>
          <table:table-cell office:value-type="float" office:value="306.188" calcext:value-type="float">
            <text:p>306.188</text:p>
          </table:table-cell>
          <table:table-cell table:formula="of:=-LN([.BB308]/14.6315)" office:value-type="float" office:value="0.3498296841821" calcext:value-type="float">
            <text:p>0.3498296841821</text:p>
          </table:table-cell>
          <table:table-cell/>
          <table:table-cell office:value-type="float" office:value="10.3124" calcext:value-type="float">
            <text:p>10.3124</text:p>
          </table:table-cell>
          <table:table-cell/>
          <table:table-cell table:formula="of:=[.AY309]^2" office:value-type="float" office:value="94364.467344" calcext:value-type="float">
            <text:p>94364.467344</text:p>
          </table:table-cell>
          <table:table-cell/>
          <table:table-cell table:formula="of:=[.AZ308]^2" office:value-type="float" office:value="0.122380807934948" calcext:value-type="float">
            <text:p>0.12238080793494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7.144" calcext:value-type="float">
            <text:p>307.144</text:p>
          </table:table-cell>
          <table:table-cell office:value-type="float" office:value="5.5994" calcext:value-type="float">
            <text:p>5.5994</text:p>
          </table:table-cell>
          <table:table-cell/>
          <table:table-cell office:value-type="float" office:value="306.999" calcext:value-type="float">
            <text:p>306.999</text:p>
          </table:table-cell>
          <table:table-cell office:value-type="float" office:value="8.3525" calcext:value-type="float">
            <text:p>8.3525</text:p>
          </table:table-cell>
          <table:table-cell table:number-columns-repeated="5"/>
          <table:table-cell office:value-type="float" office:value="307.144" calcext:value-type="float">
            <text:p>307.144</text:p>
          </table:table-cell>
          <table:table-cell table:formula="of:= -LN([.E309]/8.4971)" office:value-type="float" office:value="0.417065479667994" calcext:value-type="float">
            <text:p>0.417065479667994</text:p>
          </table:table-cell>
          <table:table-cell/>
          <table:table-cell office:value-type="float" office:value="306.999" calcext:value-type="float">
            <text:p>306.999</text:p>
          </table:table-cell>
          <table:table-cell table:formula="of:=-LN([.H309]/11.159)" office:value-type="float" office:value="0.28968545195479" calcext:value-type="float">
            <text:p>0.28968545195479</text:p>
          </table:table-cell>
          <table:table-cell table:number-columns-repeated="7"/>
          <table:table-cell table:formula="of:=[.N309]^2" office:value-type="float" office:value="94337.436736" calcext:value-type="float">
            <text:p>94337.436736</text:p>
          </table:table-cell>
          <table:table-cell/>
          <table:table-cell table:formula="of:=[.O309]^2" office:value-type="float" office:value="0.173943614330694" calcext:value-type="float">
            <text:p>0.173943614330694</text:p>
          </table:table-cell>
          <table:table-cell table:number-columns-repeated="2"/>
          <table:table-cell table:formula="of:=[.Q309]^2" office:value-type="float" office:value="94248.386001" calcext:value-type="float">
            <text:p>94248.386001</text:p>
          </table:table-cell>
          <table:table-cell/>
          <table:table-cell table:formula="of:=[.R309]^2" office:value-type="float" office:value="0.0839176610742508" calcext:value-type="float">
            <text:p>0.083917661074251</text:p>
          </table:table-cell>
          <table:table-cell table:number-columns-repeated="17"/>
          <table:table-cell office:value-type="float" office:value="307.188" calcext:value-type="float">
            <text:p>307.188</text:p>
          </table:table-cell>
          <table:table-cell table:formula="of:=-LN([.BB309]/14.6315)" office:value-type="float" office:value="0.350926053176391" calcext:value-type="float">
            <text:p>0.350926053176391</text:p>
          </table:table-cell>
          <table:table-cell/>
          <table:table-cell office:value-type="float" office:value="10.3011" calcext:value-type="float">
            <text:p>10.3011</text:p>
          </table:table-cell>
          <table:table-cell/>
          <table:table-cell table:formula="of:=[.AY310]^2" office:value-type="float" office:value="94979.226969" calcext:value-type="float">
            <text:p>94979.226969</text:p>
          </table:table-cell>
          <table:table-cell/>
          <table:table-cell table:formula="of:=[.AZ309]^2" office:value-type="float" office:value="0.123149094797959" calcext:value-type="float">
            <text:p>0.12314909479795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8.143" calcext:value-type="float">
            <text:p>308.143</text:p>
          </table:table-cell>
          <table:table-cell office:value-type="float" office:value="5.5922" calcext:value-type="float">
            <text:p>5.5922</text:p>
          </table:table-cell>
          <table:table-cell/>
          <table:table-cell office:value-type="float" office:value="307.999" calcext:value-type="float">
            <text:p>307.999</text:p>
          </table:table-cell>
          <table:table-cell office:value-type="float" office:value="8.3449" calcext:value-type="float">
            <text:p>8.3449</text:p>
          </table:table-cell>
          <table:table-cell table:number-columns-repeated="5"/>
          <table:table-cell office:value-type="float" office:value="308.143" calcext:value-type="float">
            <text:p>308.143</text:p>
          </table:table-cell>
          <table:table-cell table:formula="of:= -LN([.E310]/8.4971)" office:value-type="float" office:value="0.418352159140693" calcext:value-type="float">
            <text:p>0.418352159140693</text:p>
          </table:table-cell>
          <table:table-cell/>
          <table:table-cell office:value-type="float" office:value="307.999" calcext:value-type="float">
            <text:p>307.999</text:p>
          </table:table-cell>
          <table:table-cell table:formula="of:=-LN([.H310]/11.159)" office:value-type="float" office:value="0.290595773385052" calcext:value-type="float">
            <text:p>0.290595773385052</text:p>
          </table:table-cell>
          <table:table-cell table:number-columns-repeated="7"/>
          <table:table-cell table:formula="of:=[.N310]^2" office:value-type="float" office:value="94952.108449" calcext:value-type="float">
            <text:p>94952.108449</text:p>
          </table:table-cell>
          <table:table-cell/>
          <table:table-cell table:formula="of:=[.O310]^2" office:value-type="float" office:value="0.17501852905768" calcext:value-type="float">
            <text:p>0.17501852905768</text:p>
          </table:table-cell>
          <table:table-cell table:number-columns-repeated="2"/>
          <table:table-cell table:formula="of:=[.Q310]^2" office:value-type="float" office:value="94863.384001" calcext:value-type="float">
            <text:p>94863.384001</text:p>
          </table:table-cell>
          <table:table-cell/>
          <table:table-cell table:formula="of:=[.R310]^2" office:value-type="float" office:value="0.0844459035092566" calcext:value-type="float">
            <text:p>0.084445903509257</text:p>
          </table:table-cell>
          <table:table-cell table:number-columns-repeated="17"/>
          <table:table-cell office:value-type="float" office:value="308.187" calcext:value-type="float">
            <text:p>308.187</text:p>
          </table:table-cell>
          <table:table-cell table:formula="of:=-LN([.BB310]/14.6315)" office:value-type="float" office:value="0.352043062427725" calcext:value-type="float">
            <text:p>0.352043062427725</text:p>
          </table:table-cell>
          <table:table-cell/>
          <table:table-cell office:value-type="float" office:value="10.2896" calcext:value-type="float">
            <text:p>10.2896</text:p>
          </table:table-cell>
          <table:table-cell/>
          <table:table-cell table:formula="of:=[.AY311]^2" office:value-type="float" office:value="95597.219344" calcext:value-type="float">
            <text:p>95597.219344</text:p>
          </table:table-cell>
          <table:table-cell/>
          <table:table-cell table:formula="of:=[.AZ310]^2" office:value-type="float" office:value="0.123934317803491" calcext:value-type="float">
            <text:p>0.1239343178034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9.144" calcext:value-type="float">
            <text:p>309.144</text:p>
          </table:table-cell>
          <table:table-cell office:value-type="float" office:value="5.5844" calcext:value-type="float">
            <text:p>5.5844</text:p>
          </table:table-cell>
          <table:table-cell/>
          <table:table-cell office:value-type="float" office:value="308.999" calcext:value-type="float">
            <text:p>308.999</text:p>
          </table:table-cell>
          <table:table-cell office:value-type="float" office:value="8.3385" calcext:value-type="float">
            <text:p>8.3385</text:p>
          </table:table-cell>
          <table:table-cell table:number-columns-repeated="5"/>
          <table:table-cell office:value-type="float" office:value="309.144" calcext:value-type="float">
            <text:p>309.144</text:p>
          </table:table-cell>
          <table:table-cell table:formula="of:= -LN([.E311]/8.4971)" office:value-type="float" office:value="0.419747932679394" calcext:value-type="float">
            <text:p>0.419747932679394</text:p>
          </table:table-cell>
          <table:table-cell/>
          <table:table-cell office:value-type="float" office:value="308.999" calcext:value-type="float">
            <text:p>308.999</text:p>
          </table:table-cell>
          <table:table-cell table:formula="of:=-LN([.H311]/11.159)" office:value-type="float" office:value="0.291363003124067" calcext:value-type="float">
            <text:p>0.291363003124067</text:p>
          </table:table-cell>
          <table:table-cell table:number-columns-repeated="7"/>
          <table:table-cell table:formula="of:=[.N311]^2" office:value-type="float" office:value="95570.012736" calcext:value-type="float">
            <text:p>95570.012736</text:p>
          </table:table-cell>
          <table:table-cell/>
          <table:table-cell table:formula="of:=[.O311]^2" office:value-type="float" office:value="0.176188326988625" calcext:value-type="float">
            <text:p>0.176188326988625</text:p>
          </table:table-cell>
          <table:table-cell table:number-columns-repeated="2"/>
          <table:table-cell table:formula="of:=[.Q311]^2" office:value-type="float" office:value="95480.382001" calcext:value-type="float">
            <text:p>95480.382001</text:p>
          </table:table-cell>
          <table:table-cell/>
          <table:table-cell table:formula="of:=[.R311]^2" office:value-type="float" office:value="0.0848923995894753" calcext:value-type="float">
            <text:p>0.084892399589475</text:p>
          </table:table-cell>
          <table:table-cell table:number-columns-repeated="17"/>
          <table:table-cell office:value-type="float" office:value="309.188" calcext:value-type="float">
            <text:p>309.188</text:p>
          </table:table-cell>
          <table:table-cell table:formula="of:=-LN([.BB311]/14.6315)" office:value-type="float" office:value="0.353209969090924" calcext:value-type="float">
            <text:p>0.353209969090924</text:p>
          </table:table-cell>
          <table:table-cell/>
          <table:table-cell office:value-type="float" office:value="10.2776" calcext:value-type="float">
            <text:p>10.2776</text:p>
          </table:table-cell>
          <table:table-cell/>
          <table:table-cell table:formula="of:=[.AY312]^2" office:value-type="float" office:value="96215.974969" calcext:value-type="float">
            <text:p>96215.974969</text:p>
          </table:table-cell>
          <table:table-cell/>
          <table:table-cell table:formula="of:=[.AZ311]^2" office:value-type="float" office:value="0.124757282265211" calcext:value-type="float">
            <text:p>0.1247572822652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0.143" calcext:value-type="float">
            <text:p>310.143</text:p>
          </table:table-cell>
          <table:table-cell office:value-type="float" office:value="5.5775" calcext:value-type="float">
            <text:p>5.5775</text:p>
          </table:table-cell>
          <table:table-cell/>
          <table:table-cell office:value-type="float" office:value="309.998" calcext:value-type="float">
            <text:p>309.998</text:p>
          </table:table-cell>
          <table:table-cell office:value-type="float" office:value="8.3307" calcext:value-type="float">
            <text:p>8.3307</text:p>
          </table:table-cell>
          <table:table-cell table:number-columns-repeated="5"/>
          <table:table-cell office:value-type="float" office:value="310.143" calcext:value-type="float">
            <text:p>310.143</text:p>
          </table:table-cell>
          <table:table-cell table:formula="of:= -LN([.E312]/8.4971)" office:value-type="float" office:value="0.420984281487199" calcext:value-type="float">
            <text:p>0.420984281487199</text:p>
          </table:table-cell>
          <table:table-cell/>
          <table:table-cell office:value-type="float" office:value="309.998" calcext:value-type="float">
            <text:p>309.998</text:p>
          </table:table-cell>
          <table:table-cell table:formula="of:=-LN([.H312]/11.159)" office:value-type="float" office:value="0.292298860941994" calcext:value-type="float">
            <text:p>0.292298860941994</text:p>
          </table:table-cell>
          <table:table-cell table:number-columns-repeated="7"/>
          <table:table-cell table:formula="of:=[.N312]^2" office:value-type="float" office:value="96188.680449" calcext:value-type="float">
            <text:p>96188.680449</text:p>
          </table:table-cell>
          <table:table-cell/>
          <table:table-cell table:formula="of:=[.O312]^2" office:value-type="float" office:value="0.177227765259293" calcext:value-type="float">
            <text:p>0.177227765259293</text:p>
          </table:table-cell>
          <table:table-cell table:number-columns-repeated="2"/>
          <table:table-cell table:formula="of:=[.Q312]^2" office:value-type="float" office:value="96098.760004" calcext:value-type="float">
            <text:p>96098.760004</text:p>
          </table:table-cell>
          <table:table-cell/>
          <table:table-cell table:formula="of:=[.R312]^2" office:value-type="float" office:value="0.085438624107987" calcext:value-type="float">
            <text:p>0.085438624107987</text:p>
          </table:table-cell>
          <table:table-cell table:number-columns-repeated="17"/>
          <table:table-cell office:value-type="float" office:value="310.187" calcext:value-type="float">
            <text:p>310.187</text:p>
          </table:table-cell>
          <table:table-cell table:formula="of:=-LN([.BB312]/14.6315)" office:value-type="float" office:value="0.354261350586111" calcext:value-type="float">
            <text:p>0.354261350586111</text:p>
          </table:table-cell>
          <table:table-cell/>
          <table:table-cell office:value-type="float" office:value="10.2668" calcext:value-type="float">
            <text:p>10.2668</text:p>
          </table:table-cell>
          <table:table-cell/>
          <table:table-cell table:formula="of:=[.AY313]^2" office:value-type="float" office:value="96837.971344" calcext:value-type="float">
            <text:p>96837.971344</text:p>
          </table:table-cell>
          <table:table-cell/>
          <table:table-cell table:formula="of:=[.AZ312]^2" office:value-type="float" office:value="0.125501104519095" calcext:value-type="float">
            <text:p>0.1255011045190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1.144" calcext:value-type="float">
            <text:p>311.144</text:p>
          </table:table-cell>
          <table:table-cell office:value-type="float" office:value="5.5701" calcext:value-type="float">
            <text:p>5.5701</text:p>
          </table:table-cell>
          <table:table-cell/>
          <table:table-cell office:value-type="float" office:value="310.999" calcext:value-type="float">
            <text:p>310.999</text:p>
          </table:table-cell>
          <table:table-cell office:value-type="float" office:value="8.3235" calcext:value-type="float">
            <text:p>8.3235</text:p>
          </table:table-cell>
          <table:table-cell table:number-columns-repeated="5"/>
          <table:table-cell office:value-type="float" office:value="311.144" calcext:value-type="float">
            <text:p>311.144</text:p>
          </table:table-cell>
          <table:table-cell table:formula="of:= -LN([.E313]/8.4971)" office:value-type="float" office:value="0.422311921712351" calcext:value-type="float">
            <text:p>0.422311921712351</text:p>
          </table:table-cell>
          <table:table-cell/>
          <table:table-cell office:value-type="float" office:value="310.999" calcext:value-type="float">
            <text:p>310.999</text:p>
          </table:table-cell>
          <table:table-cell table:formula="of:=-LN([.H313]/11.159)" office:value-type="float" office:value="0.293163507751636" calcext:value-type="float">
            <text:p>0.293163507751636</text:p>
          </table:table-cell>
          <table:table-cell table:number-columns-repeated="7"/>
          <table:table-cell table:formula="of:=[.N313]^2" office:value-type="float" office:value="96810.588736" calcext:value-type="float">
            <text:p>96810.588736</text:p>
          </table:table-cell>
          <table:table-cell/>
          <table:table-cell table:formula="of:=[.O313]^2" office:value-type="float" office:value="0.178347359220379" calcext:value-type="float">
            <text:p>0.178347359220379</text:p>
          </table:table-cell>
          <table:table-cell table:number-columns-repeated="2"/>
          <table:table-cell table:formula="of:=[.Q313]^2" office:value-type="float" office:value="96720.378001" calcext:value-type="float">
            <text:p>96720.378001</text:p>
          </table:table-cell>
          <table:table-cell/>
          <table:table-cell table:formula="of:=[.R313]^2" office:value-type="float" office:value="0.0859448422772434" calcext:value-type="float">
            <text:p>0.085944842277244</text:p>
          </table:table-cell>
          <table:table-cell table:number-columns-repeated="17"/>
          <table:table-cell office:value-type="float" office:value="311.188" calcext:value-type="float">
            <text:p>311.188</text:p>
          </table:table-cell>
          <table:table-cell table:formula="of:=-LN([.BB313]/14.6315)" office:value-type="float" office:value="0.355489361071313" calcext:value-type="float">
            <text:p>0.355489361071313</text:p>
          </table:table-cell>
          <table:table-cell/>
          <table:table-cell office:value-type="float" office:value="10.2542" calcext:value-type="float">
            <text:p>10.2542</text:p>
          </table:table-cell>
          <table:table-cell/>
          <table:table-cell table:formula="of:=[.AY314]^2" office:value-type="float" office:value="97461.347344" calcext:value-type="float">
            <text:p>97461.347344</text:p>
          </table:table-cell>
          <table:table-cell/>
          <table:table-cell table:formula="of:=[.AZ313]^2" office:value-type="float" office:value="0.12637268583489" calcext:value-type="float">
            <text:p>0.126372685834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2.143" calcext:value-type="float">
            <text:p>312.143</text:p>
          </table:table-cell>
          <table:table-cell office:value-type="float" office:value="5.5619" calcext:value-type="float">
            <text:p>5.5619</text:p>
          </table:table-cell>
          <table:table-cell/>
          <table:table-cell office:value-type="float" office:value="311.999" calcext:value-type="float">
            <text:p>311.999</text:p>
          </table:table-cell>
          <table:table-cell office:value-type="float" office:value="8.317" calcext:value-type="float">
            <text:p>8.317</text:p>
          </table:table-cell>
          <table:table-cell table:number-columns-repeated="5"/>
          <table:table-cell office:value-type="float" office:value="312.143" calcext:value-type="float">
            <text:p>312.143</text:p>
          </table:table-cell>
          <table:table-cell table:formula="of:= -LN([.E314]/8.4971)" office:value-type="float" office:value="0.423785152305796" calcext:value-type="float">
            <text:p>0.423785152305796</text:p>
          </table:table-cell>
          <table:table-cell/>
          <table:table-cell office:value-type="float" office:value="311.999" calcext:value-type="float">
            <text:p>311.999</text:p>
          </table:table-cell>
          <table:table-cell table:formula="of:=-LN([.H314]/11.159)" office:value-type="float" office:value="0.293944734317014" calcext:value-type="float">
            <text:p>0.293944734317014</text:p>
          </table:table-cell>
          <table:table-cell table:number-columns-repeated="7"/>
          <table:table-cell table:formula="of:=[.N314]^2" office:value-type="float" office:value="97433.252449" calcext:value-type="float">
            <text:p>97433.252449</text:p>
          </table:table-cell>
          <table:table-cell/>
          <table:table-cell table:formula="of:=[.O314]^2" office:value-type="float" office:value="0.179593855314847" calcext:value-type="float">
            <text:p>0.179593855314847</text:p>
          </table:table-cell>
          <table:table-cell table:number-columns-repeated="2"/>
          <table:table-cell table:formula="of:=[.Q314]^2" office:value-type="float" office:value="97343.376001" calcext:value-type="float">
            <text:p>97343.376001</text:p>
          </table:table-cell>
          <table:table-cell/>
          <table:table-cell table:formula="of:=[.R314]^2" office:value-type="float" office:value="0.0864035068326998" calcext:value-type="float">
            <text:p>0.0864035068327</text:p>
          </table:table-cell>
          <table:table-cell table:number-columns-repeated="17"/>
          <table:table-cell office:value-type="float" office:value="312.188" calcext:value-type="float">
            <text:p>312.188</text:p>
          </table:table-cell>
          <table:table-cell table:formula="of:=-LN([.BB314]/14.6315)" office:value-type="float" office:value="0.35656266803278" calcext:value-type="float">
            <text:p>0.35656266803278</text:p>
          </table:table-cell>
          <table:table-cell/>
          <table:table-cell office:value-type="float" office:value="10.2432" calcext:value-type="float">
            <text:p>10.2432</text:p>
          </table:table-cell>
          <table:table-cell/>
          <table:table-cell table:formula="of:=[.AY315]^2" office:value-type="float" office:value="98086.096969" calcext:value-type="float">
            <text:p>98086.096969</text:p>
          </table:table-cell>
          <table:table-cell/>
          <table:table-cell table:formula="of:=[.AZ314]^2" office:value-type="float" office:value="0.127136936234654" calcext:value-type="float">
            <text:p>0.12713693623465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3.144" calcext:value-type="float">
            <text:p>313.144</text:p>
          </table:table-cell>
          <table:table-cell office:value-type="float" office:value="5.5549" calcext:value-type="float">
            <text:p>5.5549</text:p>
          </table:table-cell>
          <table:table-cell/>
          <table:table-cell office:value-type="float" office:value="312.999" calcext:value-type="float">
            <text:p>312.999</text:p>
          </table:table-cell>
          <table:table-cell office:value-type="float" office:value="8.3091" calcext:value-type="float">
            <text:p>8.3091</text:p>
          </table:table-cell>
          <table:table-cell table:number-columns-repeated="5"/>
          <table:table-cell office:value-type="float" office:value="313.144" calcext:value-type="float">
            <text:p>313.144</text:p>
          </table:table-cell>
          <table:table-cell table:formula="of:= -LN([.E315]/8.4971)" office:value-type="float" office:value="0.42504450768237" calcext:value-type="float">
            <text:p>0.42504450768237</text:p>
          </table:table-cell>
          <table:table-cell/>
          <table:table-cell office:value-type="float" office:value="312.999" calcext:value-type="float">
            <text:p>312.999</text:p>
          </table:table-cell>
          <table:table-cell table:formula="of:=-LN([.H315]/11.159)" office:value-type="float" office:value="0.294895047450525" calcext:value-type="float">
            <text:p>0.294895047450525</text:p>
          </table:table-cell>
          <table:table-cell table:number-columns-repeated="7"/>
          <table:table-cell table:formula="of:=[.N315]^2" office:value-type="float" office:value="98059.164736" calcext:value-type="float">
            <text:p>98059.164736</text:p>
          </table:table-cell>
          <table:table-cell/>
          <table:table-cell table:formula="of:=[.O315]^2" office:value-type="float" office:value="0.180662833510949" calcext:value-type="float">
            <text:p>0.180662833510949</text:p>
          </table:table-cell>
          <table:table-cell table:number-columns-repeated="2"/>
          <table:table-cell table:formula="of:=[.Q315]^2" office:value-type="float" office:value="97968.374001" calcext:value-type="float">
            <text:p>97968.374001</text:p>
          </table:table-cell>
          <table:table-cell/>
          <table:table-cell table:formula="of:=[.R315]^2" office:value-type="float" office:value="0.0869630890108475" calcext:value-type="float">
            <text:p>0.086963089010848</text:p>
          </table:table-cell>
          <table:table-cell table:number-columns-repeated="17"/>
          <table:table-cell office:value-type="float" office:value="313.187" calcext:value-type="float">
            <text:p>313.187</text:p>
          </table:table-cell>
          <table:table-cell table:formula="of:=-LN([.BB315]/14.6315)" office:value-type="float" office:value="0.357617582272319" calcext:value-type="float">
            <text:p>0.357617582272319</text:p>
          </table:table-cell>
          <table:table-cell/>
          <table:table-cell office:value-type="float" office:value="10.2324" calcext:value-type="float">
            <text:p>10.2324</text:p>
          </table:table-cell>
          <table:table-cell/>
          <table:table-cell table:formula="of:=[.AY316]^2" office:value-type="float" office:value="98714.099344" calcext:value-type="float">
            <text:p>98714.099344</text:p>
          </table:table-cell>
          <table:table-cell/>
          <table:table-cell table:formula="of:=[.AZ315]^2" office:value-type="float" office:value="0.127890335150299" calcext:value-type="float">
            <text:p>0.1278903351502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4.144" calcext:value-type="float">
            <text:p>314.144</text:p>
          </table:table-cell>
          <table:table-cell office:value-type="float" office:value="5.5472" calcext:value-type="float">
            <text:p>5.5472</text:p>
          </table:table-cell>
          <table:table-cell/>
          <table:table-cell office:value-type="float" office:value="313.998" calcext:value-type="float">
            <text:p>313.998</text:p>
          </table:table-cell>
          <table:table-cell office:value-type="float" office:value="8.3024" calcext:value-type="float">
            <text:p>8.3024</text:p>
          </table:table-cell>
          <table:table-cell table:number-columns-repeated="5"/>
          <table:table-cell office:value-type="float" office:value="314.144" calcext:value-type="float">
            <text:p>314.144</text:p>
          </table:table-cell>
          <table:table-cell table:formula="of:= -LN([.E316]/8.4971)" office:value-type="float" office:value="0.426431632863127" calcext:value-type="float">
            <text:p>0.426431632863127</text:p>
          </table:table-cell>
          <table:table-cell/>
          <table:table-cell office:value-type="float" office:value="313.998" calcext:value-type="float">
            <text:p>313.998</text:p>
          </table:table-cell>
          <table:table-cell table:formula="of:=-LN([.H316]/11.159)" office:value-type="float" office:value="0.295701717572226" calcext:value-type="float">
            <text:p>0.295701717572226</text:p>
          </table:table-cell>
          <table:table-cell table:number-columns-repeated="7"/>
          <table:table-cell table:formula="of:=[.N316]^2" office:value-type="float" office:value="98686.452736" calcext:value-type="float">
            <text:p>98686.452736</text:p>
          </table:table-cell>
          <table:table-cell/>
          <table:table-cell table:formula="of:=[.O316]^2" office:value-type="float" office:value="0.181843937506313" calcext:value-type="float">
            <text:p>0.181843937506313</text:p>
          </table:table-cell>
          <table:table-cell table:number-columns-repeated="2"/>
          <table:table-cell table:formula="of:=[.Q316]^2" office:value-type="float" office:value="98594.744004" calcext:value-type="float">
            <text:p>98594.744004</text:p>
          </table:table-cell>
          <table:table-cell/>
          <table:table-cell table:formula="of:=[.R316]^2" office:value-type="float" office:value="0.0874395057751646" calcext:value-type="float">
            <text:p>0.087439505775165</text:p>
          </table:table-cell>
          <table:table-cell table:number-columns-repeated="17"/>
          <table:table-cell office:value-type="float" office:value="314.188" calcext:value-type="float">
            <text:p>314.188</text:p>
          </table:table-cell>
          <table:table-cell table:formula="of:=-LN([.BB316]/14.6315)" office:value-type="float" office:value="0.358810584770484" calcext:value-type="float">
            <text:p>0.358810584770484</text:p>
          </table:table-cell>
          <table:table-cell/>
          <table:table-cell office:value-type="float" office:value="10.2202" calcext:value-type="float">
            <text:p>10.2202</text:p>
          </table:table-cell>
          <table:table-cell/>
          <table:table-cell table:formula="of:=[.AY317]^2" office:value-type="float" office:value="99343.475344" calcext:value-type="float">
            <text:p>99343.475344</text:p>
          </table:table-cell>
          <table:table-cell/>
          <table:table-cell table:formula="of:=[.AZ316]^2" office:value-type="float" office:value="0.128745035743336" calcext:value-type="float">
            <text:p>0.12874503574333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5.143" calcext:value-type="float">
            <text:p>315.143</text:p>
          </table:table-cell>
          <table:table-cell office:value-type="float" office:value="5.5404" calcext:value-type="float">
            <text:p>5.5404</text:p>
          </table:table-cell>
          <table:table-cell/>
          <table:table-cell office:value-type="float" office:value="314.999" calcext:value-type="float">
            <text:p>314.999</text:p>
          </table:table-cell>
          <table:table-cell office:value-type="float" office:value="8.295" calcext:value-type="float">
            <text:p>8.295</text:p>
          </table:table-cell>
          <table:table-cell table:number-columns-repeated="5"/>
          <table:table-cell office:value-type="float" office:value="315.143" calcext:value-type="float">
            <text:p>315.143</text:p>
          </table:table-cell>
          <table:table-cell table:formula="of:= -LN([.E317]/8.4971)" office:value-type="float" office:value="0.427658228492943" calcext:value-type="float">
            <text:p>0.427658228492943</text:p>
          </table:table-cell>
          <table:table-cell/>
          <table:table-cell office:value-type="float" office:value="314.999" calcext:value-type="float">
            <text:p>314.999</text:p>
          </table:table-cell>
          <table:table-cell table:formula="of:=-LN([.H317]/11.159)" office:value-type="float" office:value="0.296593423561156" calcext:value-type="float">
            <text:p>0.296593423561156</text:p>
          </table:table-cell>
          <table:table-cell table:number-columns-repeated="7"/>
          <table:table-cell table:formula="of:=[.N317]^2" office:value-type="float" office:value="99315.110449" calcext:value-type="float">
            <text:p>99315.110449</text:p>
          </table:table-cell>
          <table:table-cell/>
          <table:table-cell table:formula="of:=[.O317]^2" office:value-type="float" office:value="0.182891560397722" calcext:value-type="float">
            <text:p>0.182891560397722</text:p>
          </table:table-cell>
          <table:table-cell table:number-columns-repeated="2"/>
          <table:table-cell table:formula="of:=[.Q317]^2" office:value-type="float" office:value="99224.370001" calcext:value-type="float">
            <text:p>99224.370001</text:p>
          </table:table-cell>
          <table:table-cell/>
          <table:table-cell table:formula="of:=[.R317]^2" office:value-type="float" office:value="0.0879676588997276" calcext:value-type="float">
            <text:p>0.087967658899728</text:p>
          </table:table-cell>
          <table:table-cell table:number-columns-repeated="17"/>
          <table:table-cell office:value-type="float" office:value="315.188" calcext:value-type="float">
            <text:p>315.188</text:p>
          </table:table-cell>
          <table:table-cell table:formula="of:=-LN([.BB317]/14.6315)" office:value-type="float" office:value="0.359936440907107" calcext:value-type="float">
            <text:p>0.359936440907107</text:p>
          </table:table-cell>
          <table:table-cell/>
          <table:table-cell office:value-type="float" office:value="10.2087" calcext:value-type="float">
            <text:p>10.2087</text:p>
          </table:table-cell>
          <table:table-cell/>
          <table:table-cell table:formula="of:=[.AY318]^2" office:value-type="float" office:value="99974.218969" calcext:value-type="float">
            <text:p>99974.218969</text:p>
          </table:table-cell>
          <table:table-cell/>
          <table:table-cell table:formula="of:=[.AZ317]^2" office:value-type="float" office:value="0.129554241492876" calcext:value-type="float">
            <text:p>0.12955424149287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6.144" calcext:value-type="float">
            <text:p>316.144</text:p>
          </table:table-cell>
          <table:table-cell office:value-type="float" office:value="5.5325" calcext:value-type="float">
            <text:p>5.5325</text:p>
          </table:table-cell>
          <table:table-cell/>
          <table:table-cell office:value-type="float" office:value="315.999" calcext:value-type="float">
            <text:p>315.999</text:p>
          </table:table-cell>
          <table:table-cell office:value-type="float" office:value="8.2878" calcext:value-type="float">
            <text:p>8.2878</text:p>
          </table:table-cell>
          <table:table-cell table:number-columns-repeated="5"/>
          <table:table-cell office:value-type="float" office:value="316.144" calcext:value-type="float">
            <text:p>316.144</text:p>
          </table:table-cell>
          <table:table-cell table:formula="of:= -LN([.E318]/8.4971)" office:value-type="float" office:value="0.429085135868682" calcext:value-type="float">
            <text:p>0.429085135868682</text:p>
          </table:table-cell>
          <table:table-cell/>
          <table:table-cell office:value-type="float" office:value="315.999" calcext:value-type="float">
            <text:p>315.999</text:p>
          </table:table-cell>
          <table:table-cell table:formula="of:=-LN([.H318]/11.159)" office:value-type="float" office:value="0.297461793251732" calcext:value-type="float">
            <text:p>0.297461793251732</text:p>
          </table:table-cell>
          <table:table-cell table:number-columns-repeated="7"/>
          <table:table-cell table:formula="of:=[.N318]^2" office:value-type="float" office:value="99947.028736" calcext:value-type="float">
            <text:p>99947.028736</text:p>
          </table:table-cell>
          <table:table-cell/>
          <table:table-cell table:formula="of:=[.O318]^2" office:value-type="float" office:value="0.184114053823445" calcext:value-type="float">
            <text:p>0.184114053823445</text:p>
          </table:table-cell>
          <table:table-cell table:number-columns-repeated="2"/>
          <table:table-cell table:formula="of:=[.Q318]^2" office:value-type="float" office:value="99855.368001" calcext:value-type="float">
            <text:p>99855.368001</text:p>
          </table:table-cell>
          <table:table-cell/>
          <table:table-cell table:formula="of:=[.R318]^2" office:value-type="float" office:value="0.0884835184445362" calcext:value-type="float">
            <text:p>0.088483518444536</text:p>
          </table:table-cell>
          <table:table-cell table:number-columns-repeated="17"/>
          <table:table-cell office:value-type="float" office:value="316.187" calcext:value-type="float">
            <text:p>316.187</text:p>
          </table:table-cell>
          <table:table-cell table:formula="of:=-LN([.BB318]/14.6315)" office:value-type="float" office:value="0.361073372686261" calcext:value-type="float">
            <text:p>0.361073372686261</text:p>
          </table:table-cell>
          <table:table-cell/>
          <table:table-cell office:value-type="float" office:value="10.1971" calcext:value-type="float">
            <text:p>10.1971</text:p>
          </table:table-cell>
          <table:table-cell/>
          <table:table-cell table:formula="of:=[.AY319]^2" office:value-type="float" office:value="100608.227344" calcext:value-type="float">
            <text:p>100608.227344</text:p>
          </table:table-cell>
          <table:table-cell/>
          <table:table-cell table:formula="of:=[.AZ318]^2" office:value-type="float" office:value="0.130373980463032" calcext:value-type="float">
            <text:p>0.13037398046303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7.143" calcext:value-type="float">
            <text:p>317.143</text:p>
          </table:table-cell>
          <table:table-cell office:value-type="float" office:value="5.5253" calcext:value-type="float">
            <text:p>5.5253</text:p>
          </table:table-cell>
          <table:table-cell/>
          <table:table-cell office:value-type="float" office:value="316.999" calcext:value-type="float">
            <text:p>316.999</text:p>
          </table:table-cell>
          <table:table-cell office:value-type="float" office:value="8.2812" calcext:value-type="float">
            <text:p>8.2812</text:p>
          </table:table-cell>
          <table:table-cell table:number-columns-repeated="5"/>
          <table:table-cell office:value-type="float" office:value="317.143" calcext:value-type="float">
            <text:p>317.143</text:p>
          </table:table-cell>
          <table:table-cell table:formula="of:= -LN([.E319]/8.4971)" office:value-type="float" office:value="0.430387384239517" calcext:value-type="float">
            <text:p>0.430387384239517</text:p>
          </table:table-cell>
          <table:table-cell/>
          <table:table-cell office:value-type="float" office:value="316.999" calcext:value-type="float">
            <text:p>316.999</text:p>
          </table:table-cell>
          <table:table-cell table:formula="of:=-LN([.H319]/11.159)" office:value-type="float" office:value="0.298258461771145" calcext:value-type="float">
            <text:p>0.298258461771145</text:p>
          </table:table-cell>
          <table:table-cell table:number-columns-repeated="7"/>
          <table:table-cell table:formula="of:=[.N319]^2" office:value-type="float" office:value="100579.682449" calcext:value-type="float">
            <text:p>100579.682449</text:p>
          </table:table-cell>
          <table:table-cell/>
          <table:table-cell table:formula="of:=[.O319]^2" office:value-type="float" office:value="0.185233300512534" calcext:value-type="float">
            <text:p>0.185233300512534</text:p>
          </table:table-cell>
          <table:table-cell table:number-columns-repeated="2"/>
          <table:table-cell table:formula="of:=[.Q319]^2" office:value-type="float" office:value="100488.366001" calcext:value-type="float">
            <text:p>100488.366001</text:p>
          </table:table-cell>
          <table:table-cell/>
          <table:table-cell table:formula="of:=[.R319]^2" office:value-type="float" office:value="0.0889581100180895" calcext:value-type="float">
            <text:p>0.08895811001809</text:p>
          </table:table-cell>
          <table:table-cell table:number-columns-repeated="17"/>
          <table:table-cell office:value-type="float" office:value="317.188" calcext:value-type="float">
            <text:p>317.188</text:p>
          </table:table-cell>
          <table:table-cell table:formula="of:=-LN([.BB319]/14.6315)" office:value-type="float" office:value="0.362241052619548" calcext:value-type="float">
            <text:p>0.362241052619548</text:p>
          </table:table-cell>
          <table:table-cell/>
          <table:table-cell office:value-type="float" office:value="10.1852" calcext:value-type="float">
            <text:p>10.1852</text:p>
          </table:table-cell>
          <table:table-cell/>
          <table:table-cell table:formula="of:=[.AY320]^2" office:value-type="float" office:value="101243.603344" calcext:value-type="float">
            <text:p>101243.603344</text:p>
          </table:table-cell>
          <table:table-cell/>
          <table:table-cell table:formula="of:=[.AZ319]^2" office:value-type="float" office:value="0.131218580202918" calcext:value-type="float">
            <text:p>0.13121858020291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8.144" calcext:value-type="float">
            <text:p>318.144</text:p>
          </table:table-cell>
          <table:table-cell office:value-type="float" office:value="5.5176" calcext:value-type="float">
            <text:p>5.5176</text:p>
          </table:table-cell>
          <table:table-cell/>
          <table:table-cell office:value-type="float" office:value="317.999" calcext:value-type="float">
            <text:p>317.999</text:p>
          </table:table-cell>
          <table:table-cell office:value-type="float" office:value="8.2744" calcext:value-type="float">
            <text:p>8.2744</text:p>
          </table:table-cell>
          <table:table-cell table:number-columns-repeated="5"/>
          <table:table-cell office:value-type="float" office:value="318.144" calcext:value-type="float">
            <text:p>318.144</text:p>
          </table:table-cell>
          <table:table-cell table:formula="of:= -LN([.E320]/8.4971)" office:value-type="float" office:value="0.431781945676805" calcext:value-type="float">
            <text:p>0.431781945676805</text:p>
          </table:table-cell>
          <table:table-cell/>
          <table:table-cell office:value-type="float" office:value="317.999" calcext:value-type="float">
            <text:p>317.999</text:p>
          </table:table-cell>
          <table:table-cell table:formula="of:=-LN([.H320]/11.159)" office:value-type="float" office:value="0.299079936122107" calcext:value-type="float">
            <text:p>0.299079936122107</text:p>
          </table:table-cell>
          <table:table-cell table:number-columns-repeated="7"/>
          <table:table-cell table:formula="of:=[.N320]^2" office:value-type="float" office:value="101215.604736" calcext:value-type="float">
            <text:p>101215.604736</text:p>
          </table:table-cell>
          <table:table-cell/>
          <table:table-cell table:formula="of:=[.O320]^2" office:value-type="float" office:value="0.186435648612447" calcext:value-type="float">
            <text:p>0.186435648612447</text:p>
          </table:table-cell>
          <table:table-cell table:number-columns-repeated="2"/>
          <table:table-cell table:formula="of:=[.Q320]^2" office:value-type="float" office:value="101123.364001" calcext:value-type="float">
            <text:p>101123.364001</text:p>
          </table:table-cell>
          <table:table-cell/>
          <table:table-cell table:formula="of:=[.R320]^2" office:value-type="float" office:value="0.0894488081908038" calcext:value-type="float">
            <text:p>0.089448808190804</text:p>
          </table:table-cell>
          <table:table-cell table:number-columns-repeated="17"/>
          <table:table-cell office:value-type="float" office:value="318.188" calcext:value-type="float">
            <text:p>318.188</text:p>
          </table:table-cell>
          <table:table-cell table:formula="of:=-LN([.BB320]/14.6315)" office:value-type="float" office:value="0.363311805932882" calcext:value-type="float">
            <text:p>0.363311805932882</text:p>
          </table:table-cell>
          <table:table-cell/>
          <table:table-cell office:value-type="float" office:value="10.1743" calcext:value-type="float">
            <text:p>10.1743</text:p>
          </table:table-cell>
          <table:table-cell/>
          <table:table-cell table:formula="of:=[.AY321]^2" office:value-type="float" office:value="101880.340969" calcext:value-type="float">
            <text:p>101880.340969</text:p>
          </table:table-cell>
          <table:table-cell/>
          <table:table-cell table:formula="of:=[.AZ320]^2" office:value-type="float" office:value="0.131995468330212" calcext:value-type="float">
            <text:p>0.1319954683302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9.143" calcext:value-type="float">
            <text:p>319.143</text:p>
          </table:table-cell>
          <table:table-cell office:value-type="float" office:value="5.5103" calcext:value-type="float">
            <text:p>5.5103</text:p>
          </table:table-cell>
          <table:table-cell/>
          <table:table-cell office:value-type="float" office:value="318.999" calcext:value-type="float">
            <text:p>318.999</text:p>
          </table:table-cell>
          <table:table-cell office:value-type="float" office:value="8.267" calcext:value-type="float">
            <text:p>8.267</text:p>
          </table:table-cell>
          <table:table-cell table:number-columns-repeated="5"/>
          <table:table-cell office:value-type="float" office:value="319.143" calcext:value-type="float">
            <text:p>319.143</text:p>
          </table:table-cell>
          <table:table-cell table:formula="of:= -LN([.E321]/8.4971)" office:value-type="float" office:value="0.433105860668101" calcext:value-type="float">
            <text:p>0.433105860668101</text:p>
          </table:table-cell>
          <table:table-cell/>
          <table:table-cell office:value-type="float" office:value="318.999" calcext:value-type="float">
            <text:p>318.999</text:p>
          </table:table-cell>
          <table:table-cell table:formula="of:=-LN([.H321]/11.159)" office:value-type="float" office:value="0.299974660933026" calcext:value-type="float">
            <text:p>0.299974660933026</text:p>
          </table:table-cell>
          <table:table-cell table:number-columns-repeated="7"/>
          <table:table-cell table:formula="of:=[.N321]^2" office:value-type="float" office:value="101852.254449" calcext:value-type="float">
            <text:p>101852.254449</text:p>
          </table:table-cell>
          <table:table-cell/>
          <table:table-cell table:formula="of:=[.O321]^2" office:value-type="float" office:value="0.187580686545056" calcext:value-type="float">
            <text:p>0.187580686545056</text:p>
          </table:table-cell>
          <table:table-cell table:number-columns-repeated="2"/>
          <table:table-cell table:formula="of:=[.Q321]^2" office:value-type="float" office:value="101760.362001" calcext:value-type="float">
            <text:p>101760.362001</text:p>
          </table:table-cell>
          <table:table-cell/>
          <table:table-cell table:formula="of:=[.R321]^2" office:value-type="float" office:value="0.0899847972018837" calcext:value-type="float">
            <text:p>0.089984797201884</text:p>
          </table:table-cell>
          <table:table-cell table:number-columns-repeated="17"/>
          <table:table-cell office:value-type="float" office:value="319.187" calcext:value-type="float">
            <text:p>319.187</text:p>
          </table:table-cell>
          <table:table-cell table:formula="of:=-LN([.BB321]/14.6315)" office:value-type="float" office:value="0.364413225104679" calcext:value-type="float">
            <text:p>0.364413225104679</text:p>
          </table:table-cell>
          <table:table-cell/>
          <table:table-cell office:value-type="float" office:value="10.1631" calcext:value-type="float">
            <text:p>10.1631</text:p>
          </table:table-cell>
          <table:table-cell/>
          <table:table-cell table:formula="of:=[.AY322]^2" office:value-type="float" office:value="102519.714969" calcext:value-type="float">
            <text:p>102519.714969</text:p>
          </table:table-cell>
          <table:table-cell/>
          <table:table-cell table:formula="of:=[.AZ321]^2" office:value-type="float" office:value="0.132796998631193" calcext:value-type="float">
            <text:p>0.1327969986311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0.144" calcext:value-type="float">
            <text:p>320.144</text:p>
          </table:table-cell>
          <table:table-cell office:value-type="float" office:value="5.5029" calcext:value-type="float">
            <text:p>5.5029</text:p>
          </table:table-cell>
          <table:table-cell/>
          <table:table-cell office:value-type="float" office:value="319.999" calcext:value-type="float">
            <text:p>319.999</text:p>
          </table:table-cell>
          <table:table-cell office:value-type="float" office:value="8.2597" calcext:value-type="float">
            <text:p>8.2597</text:p>
          </table:table-cell>
          <table:table-cell table:number-columns-repeated="5"/>
          <table:table-cell office:value-type="float" office:value="320.144" calcext:value-type="float">
            <text:p>320.144</text:p>
          </table:table-cell>
          <table:table-cell table:formula="of:= -LN([.E322]/8.4971)" office:value-type="float" office:value="0.434449702805471" calcext:value-type="float">
            <text:p>0.434449702805471</text:p>
          </table:table-cell>
          <table:table-cell/>
          <table:table-cell office:value-type="float" office:value="319.999" calcext:value-type="float">
            <text:p>319.999</text:p>
          </table:table-cell>
          <table:table-cell table:formula="of:=-LN([.H322]/11.159)" office:value-type="float" office:value="0.300858079942841" calcext:value-type="float">
            <text:p>0.300858079942841</text:p>
          </table:table-cell>
          <table:table-cell table:number-columns-repeated="7"/>
          <table:table-cell table:formula="of:=[.N322]^2" office:value-type="float" office:value="102492.180736" calcext:value-type="float">
            <text:p>102492.180736</text:p>
          </table:table-cell>
          <table:table-cell/>
          <table:table-cell table:formula="of:=[.O322]^2" office:value-type="float" office:value="0.188746544267763" calcext:value-type="float">
            <text:p>0.188746544267763</text:p>
          </table:table-cell>
          <table:table-cell table:number-columns-repeated="2"/>
          <table:table-cell table:formula="of:=[.Q322]^2" office:value-type="float" office:value="102399.360001" calcext:value-type="float">
            <text:p>102399.360001</text:p>
          </table:table-cell>
          <table:table-cell/>
          <table:table-cell table:formula="of:=[.R322]^2" office:value-type="float" office:value="0.0905155842668931" calcext:value-type="float">
            <text:p>0.090515584266893</text:p>
          </table:table-cell>
          <table:table-cell table:number-columns-repeated="17"/>
          <table:table-cell office:value-type="float" office:value="320.187" calcext:value-type="float">
            <text:p>320.187</text:p>
          </table:table-cell>
          <table:table-cell table:formula="of:=-LN([.BB322]/14.6315)" office:value-type="float" office:value="0.365594664826233" calcext:value-type="float">
            <text:p>0.365594664826233</text:p>
          </table:table-cell>
          <table:table-cell/>
          <table:table-cell office:value-type="float" office:value="10.1511" calcext:value-type="float">
            <text:p>10.1511</text:p>
          </table:table-cell>
          <table:table-cell/>
          <table:table-cell table:formula="of:=[.AY323]^2" office:value-type="float" office:value="103161.731344" calcext:value-type="float">
            <text:p>103161.731344</text:p>
          </table:table-cell>
          <table:table-cell/>
          <table:table-cell table:formula="of:=[.AZ322]^2" office:value-type="float" office:value="0.133659458949406" calcext:value-type="float">
            <text:p>0.13365945894940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1.144" calcext:value-type="float">
            <text:p>321.144</text:p>
          </table:table-cell>
          <table:table-cell office:value-type="float" office:value="5.496" calcext:value-type="float">
            <text:p>5.496</text:p>
          </table:table-cell>
          <table:table-cell/>
          <table:table-cell office:value-type="float" office:value="320.998" calcext:value-type="float">
            <text:p>320.998</text:p>
          </table:table-cell>
          <table:table-cell office:value-type="float" office:value="8.2535" calcext:value-type="float">
            <text:p>8.2535</text:p>
          </table:table-cell>
          <table:table-cell table:number-columns-repeated="5"/>
          <table:table-cell office:value-type="float" office:value="321.144" calcext:value-type="float">
            <text:p>321.144</text:p>
          </table:table-cell>
          <table:table-cell table:formula="of:= -LN([.E323]/8.4971)" office:value-type="float" office:value="0.435704373891701" calcext:value-type="float">
            <text:p>0.435704373891701</text:p>
          </table:table-cell>
          <table:table-cell/>
          <table:table-cell office:value-type="float" office:value="320.998" calcext:value-type="float">
            <text:p>320.998</text:p>
          </table:table-cell>
          <table:table-cell table:formula="of:=-LN([.H323]/11.159)" office:value-type="float" office:value="0.301608994398106" calcext:value-type="float">
            <text:p>0.301608994398106</text:p>
          </table:table-cell>
          <table:table-cell table:number-columns-repeated="7"/>
          <table:table-cell table:formula="of:=[.N323]^2" office:value-type="float" office:value="103133.468736" calcext:value-type="float">
            <text:p>103133.468736</text:p>
          </table:table-cell>
          <table:table-cell/>
          <table:table-cell table:formula="of:=[.O323]^2" office:value-type="float" office:value="0.189838301428359" calcext:value-type="float">
            <text:p>0.189838301428359</text:p>
          </table:table-cell>
          <table:table-cell table:number-columns-repeated="2"/>
          <table:table-cell table:formula="of:=[.Q323]^2" office:value-type="float" office:value="103039.716004" calcext:value-type="float">
            <text:p>103039.716004</text:p>
          </table:table-cell>
          <table:table-cell/>
          <table:table-cell table:formula="of:=[.R323]^2" office:value-type="float" office:value="0.0909679855018364" calcext:value-type="float">
            <text:p>0.090967985501837</text:p>
          </table:table-cell>
          <table:table-cell table:number-columns-repeated="17"/>
          <table:table-cell office:value-type="float" office:value="321.188" calcext:value-type="float">
            <text:p>321.188</text:p>
          </table:table-cell>
          <table:table-cell table:formula="of:=-LN([.BB323]/14.6315)" office:value-type="float" office:value="0.366708464723545" calcext:value-type="float">
            <text:p>0.366708464723545</text:p>
          </table:table-cell>
          <table:table-cell/>
          <table:table-cell office:value-type="float" office:value="10.1398" calcext:value-type="float">
            <text:p>10.1398</text:p>
          </table:table-cell>
          <table:table-cell/>
          <table:table-cell table:formula="of:=[.AY324]^2" office:value-type="float" office:value="103804.462969" calcext:value-type="float">
            <text:p>103804.462969</text:p>
          </table:table-cell>
          <table:table-cell/>
          <table:table-cell table:formula="of:=[.AZ323]^2" office:value-type="float" office:value="0.1344750980999" calcext:value-type="float">
            <text:p>0.13447509809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2.144" calcext:value-type="float">
            <text:p>322.144</text:p>
          </table:table-cell>
          <table:table-cell office:value-type="float" office:value="5.4884" calcext:value-type="float">
            <text:p>5.4884</text:p>
          </table:table-cell>
          <table:table-cell/>
          <table:table-cell office:value-type="float" office:value="321.999" calcext:value-type="float">
            <text:p>321.999</text:p>
          </table:table-cell>
          <table:table-cell office:value-type="float" office:value="8.2473" calcext:value-type="float">
            <text:p>8.2473</text:p>
          </table:table-cell>
          <table:table-cell table:number-columns-repeated="5"/>
          <table:table-cell office:value-type="float" office:value="322.144" calcext:value-type="float">
            <text:p>322.144</text:p>
          </table:table-cell>
          <table:table-cell table:formula="of:= -LN([.E324]/8.4971)" office:value-type="float" office:value="0.437088154746866" calcext:value-type="float">
            <text:p>0.437088154746866</text:p>
          </table:table-cell>
          <table:table-cell/>
          <table:table-cell office:value-type="float" office:value="321.999" calcext:value-type="float">
            <text:p>321.999</text:p>
          </table:table-cell>
          <table:table-cell table:formula="of:=-LN([.H324]/11.159)" office:value-type="float" office:value="0.302360473149654" calcext:value-type="float">
            <text:p>0.302360473149654</text:p>
          </table:table-cell>
          <table:table-cell table:number-columns-repeated="7"/>
          <table:table-cell table:formula="of:=[.N324]^2" office:value-type="float" office:value="103776.756736" calcext:value-type="float">
            <text:p>103776.756736</text:p>
          </table:table-cell>
          <table:table-cell/>
          <table:table-cell table:formula="of:=[.O324]^2" office:value-type="float" office:value="0.19104605502002" calcext:value-type="float">
            <text:p>0.19104605502002</text:p>
          </table:table-cell>
          <table:table-cell table:number-columns-repeated="2"/>
          <table:table-cell table:formula="of:=[.Q324]^2" office:value-type="float" office:value="103683.356001" calcext:value-type="float">
            <text:p>103683.356001</text:p>
          </table:table-cell>
          <table:table-cell/>
          <table:table-cell table:formula="of:=[.R324]^2" office:value-type="float" office:value="0.0914218557232825" calcext:value-type="float">
            <text:p>0.091421855723283</text:p>
          </table:table-cell>
          <table:table-cell table:number-columns-repeated="17"/>
          <table:table-cell office:value-type="float" office:value="322.187" calcext:value-type="float">
            <text:p>322.187</text:p>
          </table:table-cell>
          <table:table-cell table:formula="of:=-LN([.BB324]/14.6315)" office:value-type="float" office:value="0.367784014813168" calcext:value-type="float">
            <text:p>0.367784014813168</text:p>
          </table:table-cell>
          <table:table-cell/>
          <table:table-cell office:value-type="float" office:value="10.1289" calcext:value-type="float">
            <text:p>10.1289</text:p>
          </table:table-cell>
          <table:table-cell/>
          <table:table-cell table:formula="of:=[.AY325]^2" office:value-type="float" office:value="104449.836969" calcext:value-type="float">
            <text:p>104449.836969</text:p>
          </table:table-cell>
          <table:table-cell/>
          <table:table-cell table:formula="of:=[.AZ324]^2" office:value-type="float" office:value="0.135265081552093" calcext:value-type="float">
            <text:p>0.1352650815520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3.144" calcext:value-type="float">
            <text:p>323.144</text:p>
          </table:table-cell>
          <table:table-cell office:value-type="float" office:value="5.4817" calcext:value-type="float">
            <text:p>5.4817</text:p>
          </table:table-cell>
          <table:table-cell/>
          <table:table-cell office:value-type="float" office:value="322.999" calcext:value-type="float">
            <text:p>322.999</text:p>
          </table:table-cell>
          <table:table-cell office:value-type="float" office:value="8.2392" calcext:value-type="float">
            <text:p>8.2392</text:p>
          </table:table-cell>
          <table:table-cell table:number-columns-repeated="5"/>
          <table:table-cell office:value-type="float" office:value="323.144" calcext:value-type="float">
            <text:p>323.144</text:p>
          </table:table-cell>
          <table:table-cell table:formula="of:= -LN([.E325]/8.4971)" office:value-type="float" office:value="0.438309656981681" calcext:value-type="float">
            <text:p>0.438309656981681</text:p>
          </table:table-cell>
          <table:table-cell/>
          <table:table-cell office:value-type="float" office:value="322.999" calcext:value-type="float">
            <text:p>322.999</text:p>
          </table:table-cell>
          <table:table-cell table:formula="of:=-LN([.H325]/11.159)" office:value-type="float" office:value="0.303343095374109" calcext:value-type="float">
            <text:p>0.303343095374109</text:p>
          </table:table-cell>
          <table:table-cell table:number-columns-repeated="7"/>
          <table:table-cell table:formula="of:=[.N325]^2" office:value-type="float" office:value="104422.044736" calcext:value-type="float">
            <text:p>104422.044736</text:p>
          </table:table-cell>
          <table:table-cell/>
          <table:table-cell table:formula="of:=[.O325]^2" office:value-type="float" office:value="0.192115355403399" calcext:value-type="float">
            <text:p>0.192115355403399</text:p>
          </table:table-cell>
          <table:table-cell table:number-columns-repeated="2"/>
          <table:table-cell table:formula="of:=[.Q325]^2" office:value-type="float" office:value="104328.354001" calcext:value-type="float">
            <text:p>104328.354001</text:p>
          </table:table-cell>
          <table:table-cell/>
          <table:table-cell table:formula="of:=[.R325]^2" office:value-type="float" office:value="0.0920170335111459" calcext:value-type="float">
            <text:p>0.092017033511146</text:p>
          </table:table-cell>
          <table:table-cell table:number-columns-repeated="17"/>
          <table:table-cell office:value-type="float" office:value="323.187" calcext:value-type="float">
            <text:p>323.187</text:p>
          </table:table-cell>
          <table:table-cell table:formula="of:=-LN([.BB325]/14.6315)" office:value-type="float" office:value="0.3688903735245" calcext:value-type="float">
            <text:p>0.3688903735245</text:p>
          </table:table-cell>
          <table:table-cell/>
          <table:table-cell office:value-type="float" office:value="10.1177" calcext:value-type="float">
            <text:p>10.1177</text:p>
          </table:table-cell>
          <table:table-cell/>
          <table:table-cell table:formula="of:=[.AY326]^2" office:value-type="float" office:value="105097.859344" calcext:value-type="float">
            <text:p>105097.859344</text:p>
          </table:table-cell>
          <table:table-cell/>
          <table:table-cell table:formula="of:=[.AZ325]^2" office:value-type="float" office:value="0.136080107679045" calcext:value-type="float">
            <text:p>0.136080107679045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4.143" calcext:value-type="float">
            <text:p>324.143</text:p>
          </table:table-cell>
          <table:table-cell office:value-type="float" office:value="5.4744" calcext:value-type="float">
            <text:p>5.4744</text:p>
          </table:table-cell>
          <table:table-cell/>
          <table:table-cell office:value-type="float" office:value="323.998" calcext:value-type="float">
            <text:p>323.998</text:p>
          </table:table-cell>
          <table:table-cell office:value-type="float" office:value="8.2315" calcext:value-type="float">
            <text:p>8.2315</text:p>
          </table:table-cell>
          <table:table-cell table:number-columns-repeated="5"/>
          <table:table-cell office:value-type="float" office:value="324.143" calcext:value-type="float">
            <text:p>324.143</text:p>
          </table:table-cell>
          <table:table-cell table:formula="of:= -LN([.E326]/8.4971)" office:value-type="float" office:value="0.439642248155598" calcext:value-type="float">
            <text:p>0.439642248155598</text:p>
          </table:table-cell>
          <table:table-cell/>
          <table:table-cell office:value-type="float" office:value="323.998" calcext:value-type="float">
            <text:p>323.998</text:p>
          </table:table-cell>
          <table:table-cell table:formula="of:=-LN([.H326]/11.159)" office:value-type="float" office:value="0.304278089097625" calcext:value-type="float">
            <text:p>0.304278089097625</text:p>
          </table:table-cell>
          <table:table-cell table:number-columns-repeated="7"/>
          <table:table-cell table:formula="of:=[.N326]^2" office:value-type="float" office:value="105068.684449" calcext:value-type="float">
            <text:p>105068.684449</text:p>
          </table:table-cell>
          <table:table-cell/>
          <table:table-cell table:formula="of:=[.O326]^2" office:value-type="float" office:value="0.193285306363309" calcext:value-type="float">
            <text:p>0.193285306363309</text:p>
          </table:table-cell>
          <table:table-cell table:number-columns-repeated="2"/>
          <table:table-cell table:formula="of:=[.Q326]^2" office:value-type="float" office:value="104974.704004" calcext:value-type="float">
            <text:p>104974.704004</text:p>
          </table:table-cell>
          <table:table-cell/>
          <table:table-cell table:formula="of:=[.R326]^2" office:value-type="float" office:value="0.092585155504902" calcext:value-type="float">
            <text:p>0.092585155504902</text:p>
          </table:table-cell>
          <table:table-cell table:number-columns-repeated="17"/>
          <table:table-cell office:value-type="float" office:value="324.188" calcext:value-type="float">
            <text:p>324.188</text:p>
          </table:table-cell>
          <table:table-cell table:formula="of:=-LN([.BB326]/14.6315)" office:value-type="float" office:value="0.370057327117241" calcext:value-type="float">
            <text:p>0.370057327117241</text:p>
          </table:table-cell>
          <table:table-cell/>
          <table:table-cell office:value-type="float" office:value="10.1059" calcext:value-type="float">
            <text:p>10.1059</text:p>
          </table:table-cell>
          <table:table-cell/>
          <table:table-cell table:formula="of:=[.AY327]^2" office:value-type="float" office:value="105747.235344" calcext:value-type="float">
            <text:p>105747.235344</text:p>
          </table:table-cell>
          <table:table-cell/>
          <table:table-cell table:formula="of:=[.AZ326]^2" office:value-type="float" office:value="0.136942425353157" calcext:value-type="float">
            <text:p>0.136942425353157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5.144" calcext:value-type="float">
            <text:p>325.144</text:p>
          </table:table-cell>
          <table:table-cell office:value-type="float" office:value="5.4666" calcext:value-type="float">
            <text:p>5.4666</text:p>
          </table:table-cell>
          <table:table-cell/>
          <table:table-cell office:value-type="float" office:value="324.999" calcext:value-type="float">
            <text:p>324.999</text:p>
          </table:table-cell>
          <table:table-cell office:value-type="float" office:value="8.2238" calcext:value-type="float">
            <text:p>8.2238</text:p>
          </table:table-cell>
          <table:table-cell table:number-columns-repeated="5"/>
          <table:table-cell office:value-type="float" office:value="325.144" calcext:value-type="float">
            <text:p>325.144</text:p>
          </table:table-cell>
          <table:table-cell table:formula="of:= -LN([.E327]/8.4971)" office:value-type="float" office:value="0.441068077846019" calcext:value-type="float">
            <text:p>0.441068077846019</text:p>
          </table:table-cell>
          <table:table-cell/>
          <table:table-cell office:value-type="float" office:value="324.999" calcext:value-type="float">
            <text:p>324.999</text:p>
          </table:table-cell>
          <table:table-cell table:formula="of:=-LN([.H327]/11.159)" office:value-type="float" office:value="0.305213957852616" calcext:value-type="float">
            <text:p>0.305213957852616</text:p>
          </table:table-cell>
          <table:table-cell table:number-columns-repeated="7"/>
          <table:table-cell table:formula="of:=[.N327]^2" office:value-type="float" office:value="105718.620736" calcext:value-type="float">
            <text:p>105718.620736</text:p>
          </table:table-cell>
          <table:table-cell/>
          <table:table-cell table:formula="of:=[.O327]^2" office:value-type="float" office:value="0.194541049294781" calcext:value-type="float">
            <text:p>0.194541049294781</text:p>
          </table:table-cell>
          <table:table-cell table:number-columns-repeated="2"/>
          <table:table-cell table:formula="of:=[.Q327]^2" office:value-type="float" office:value="105624.350001" calcext:value-type="float">
            <text:p>105624.350001</text:p>
          </table:table-cell>
          <table:table-cell/>
          <table:table-cell table:formula="of:=[.R327]^2" office:value-type="float" office:value="0.0931555600680585" calcext:value-type="float">
            <text:p>0.093155560068059</text:p>
          </table:table-cell>
          <table:table-cell table:number-columns-repeated="17"/>
          <table:table-cell office:value-type="float" office:value="325.188" calcext:value-type="float">
            <text:p>325.188</text:p>
          </table:table-cell>
          <table:table-cell table:formula="of:=-LN([.BB327]/14.6315)" office:value-type="float" office:value="0.371176111422448" calcext:value-type="float">
            <text:p>0.371176111422448</text:p>
          </table:table-cell>
          <table:table-cell/>
          <table:table-cell office:value-type="float" office:value="10.0946" calcext:value-type="float">
            <text:p>10.0946</text:p>
          </table:table-cell>
          <table:table-cell/>
          <table:table-cell table:formula="of:=[.AY328]^2" office:value-type="float" office:value="106397.958969" calcext:value-type="float">
            <text:p>106397.958969</text:p>
          </table:table-cell>
          <table:table-cell/>
          <table:table-cell table:formula="of:=[.AZ327]^2" office:value-type="float" office:value="0.13777170569069" calcext:value-type="float">
            <text:p>0.1377717056906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6.144" calcext:value-type="float">
            <text:p>326.144</text:p>
          </table:table-cell>
          <table:table-cell office:value-type="float" office:value="5.462" calcext:value-type="float">
            <text:p>5.462</text:p>
          </table:table-cell>
          <table:table-cell/>
          <table:table-cell office:value-type="float" office:value="325.999" calcext:value-type="float">
            <text:p>325.999</text:p>
          </table:table-cell>
          <table:table-cell office:value-type="float" office:value="8.2164" calcext:value-type="float">
            <text:p>8.2164</text:p>
          </table:table-cell>
          <table:table-cell table:number-columns-repeated="5"/>
          <table:table-cell office:value-type="float" office:value="326.144" calcext:value-type="float">
            <text:p>326.144</text:p>
          </table:table-cell>
          <table:table-cell table:formula="of:= -LN([.E328]/8.4971)" office:value-type="float" office:value="0.441909905760236" calcext:value-type="float">
            <text:p>0.441909905760236</text:p>
          </table:table-cell>
          <table:table-cell/>
          <table:table-cell office:value-type="float" office:value="325.999" calcext:value-type="float">
            <text:p>325.999</text:p>
          </table:table-cell>
          <table:table-cell table:formula="of:=-LN([.H328]/11.159)" office:value-type="float" office:value="0.306114190270684" calcext:value-type="float">
            <text:p>0.306114190270684</text:p>
          </table:table-cell>
          <table:table-cell table:number-columns-repeated="7"/>
          <table:table-cell table:formula="of:=[.N328]^2" office:value-type="float" office:value="106369.908736" calcext:value-type="float">
            <text:p>106369.908736</text:p>
          </table:table-cell>
          <table:table-cell/>
          <table:table-cell table:formula="of:=[.O328]^2" office:value-type="float" office:value="0.195284364809021" calcext:value-type="float">
            <text:p>0.195284364809021</text:p>
          </table:table-cell>
          <table:table-cell table:number-columns-repeated="2"/>
          <table:table-cell table:formula="of:=[.Q328]^2" office:value-type="float" office:value="106275.348001" calcext:value-type="float">
            <text:p>106275.348001</text:p>
          </table:table-cell>
          <table:table-cell/>
          <table:table-cell table:formula="of:=[.R328]^2" office:value-type="float" office:value="0.0937058974850764" calcext:value-type="float">
            <text:p>0.093705897485076</text:p>
          </table:table-cell>
          <table:table-cell table:number-columns-repeated="17"/>
          <table:table-cell office:value-type="float" office:value="326.187" calcext:value-type="float">
            <text:p>326.187</text:p>
          </table:table-cell>
          <table:table-cell table:formula="of:=-LN([.BB328]/14.6315)" office:value-type="float" office:value="0.372306066245368" calcext:value-type="float">
            <text:p>0.372306066245368</text:p>
          </table:table-cell>
          <table:table-cell/>
          <table:table-cell office:value-type="float" office:value="10.0832" calcext:value-type="float">
            <text:p>10.0832</text:p>
          </table:table-cell>
          <table:table-cell/>
          <table:table-cell table:formula="of:=[.AY329]^2" office:value-type="float" office:value="107051.332969" calcext:value-type="float">
            <text:p>107051.332969</text:p>
          </table:table-cell>
          <table:table-cell/>
          <table:table-cell table:formula="of:=[.AZ328]^2" office:value-type="float" office:value="0.138611806963101" calcext:value-type="float">
            <text:p>0.1386118069631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7.143" calcext:value-type="float">
            <text:p>327.143</text:p>
          </table:table-cell>
          <table:table-cell office:value-type="float" office:value="5.4539" calcext:value-type="float">
            <text:p>5.4539</text:p>
          </table:table-cell>
          <table:table-cell/>
          <table:table-cell office:value-type="float" office:value="326.999" calcext:value-type="float">
            <text:p>326.999</text:p>
          </table:table-cell>
          <table:table-cell office:value-type="float" office:value="8.2091" calcext:value-type="float">
            <text:p>8.2091</text:p>
          </table:table-cell>
          <table:table-cell table:number-columns-repeated="5"/>
          <table:table-cell office:value-type="float" office:value="327.143" calcext:value-type="float">
            <text:p>327.143</text:p>
          </table:table-cell>
          <table:table-cell table:formula="of:= -LN([.E329]/8.4971)" office:value-type="float" office:value="0.443393979723294" calcext:value-type="float">
            <text:p>0.443393979723294</text:p>
          </table:table-cell>
          <table:table-cell/>
          <table:table-cell office:value-type="float" office:value="326.999" calcext:value-type="float">
            <text:p>326.999</text:p>
          </table:table-cell>
          <table:table-cell table:formula="of:=-LN([.H329]/11.159)" office:value-type="float" office:value="0.307003052159896" calcext:value-type="float">
            <text:p>0.307003052159896</text:p>
          </table:table-cell>
          <table:table-cell table:number-columns-repeated="7"/>
          <table:table-cell table:formula="of:=[.N329]^2" office:value-type="float" office:value="107022.542449" calcext:value-type="float">
            <text:p>107022.542449</text:p>
          </table:table-cell>
          <table:table-cell/>
          <table:table-cell table:formula="of:=[.O329]^2" office:value-type="float" office:value="0.196598221254861" calcext:value-type="float">
            <text:p>0.196598221254861</text:p>
          </table:table-cell>
          <table:table-cell table:number-columns-repeated="2"/>
          <table:table-cell table:formula="of:=[.Q329]^2" office:value-type="float" office:value="106928.346001" calcext:value-type="float">
            <text:p>106928.346001</text:p>
          </table:table-cell>
          <table:table-cell/>
          <table:table-cell table:formula="of:=[.R329]^2" office:value-type="float" office:value="0.094250874035492" calcext:value-type="float">
            <text:p>0.094250874035492</text:p>
          </table:table-cell>
          <table:table-cell table:number-columns-repeated="17"/>
          <table:table-cell office:value-type="float" office:value="327.187" calcext:value-type="float">
            <text:p>327.187</text:p>
          </table:table-cell>
          <table:table-cell table:formula="of:=-LN([.BB329]/14.6315)" office:value-type="float" office:value="0.373387656983639" calcext:value-type="float">
            <text:p>0.373387656983639</text:p>
          </table:table-cell>
          <table:table-cell/>
          <table:table-cell office:value-type="float" office:value="10.0723" calcext:value-type="float">
            <text:p>10.0723</text:p>
          </table:table-cell>
          <table:table-cell/>
          <table:table-cell table:formula="of:=[.AY330]^2" office:value-type="float" office:value="107707.363344" calcext:value-type="float">
            <text:p>107707.363344</text:p>
          </table:table-cell>
          <table:table-cell/>
          <table:table-cell table:formula="of:=[.AZ329]^2" office:value-type="float" office:value="0.139418342387731" calcext:value-type="float">
            <text:p>0.1394183423877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8.144" calcext:value-type="float">
            <text:p>328.144</text:p>
          </table:table-cell>
          <table:table-cell office:value-type="float" office:value="5.447" calcext:value-type="float">
            <text:p>5.447</text:p>
          </table:table-cell>
          <table:table-cell/>
          <table:table-cell office:value-type="float" office:value="327.999" calcext:value-type="float">
            <text:p>327.999</text:p>
          </table:table-cell>
          <table:table-cell office:value-type="float" office:value="8.2008" calcext:value-type="float">
            <text:p>8.2008</text:p>
          </table:table-cell>
          <table:table-cell table:number-columns-repeated="5"/>
          <table:table-cell office:value-type="float" office:value="328.144" calcext:value-type="float">
            <text:p>328.144</text:p>
          </table:table-cell>
          <table:table-cell table:formula="of:= -LN([.E330]/8.4971)" office:value-type="float" office:value="0.444659930410212" calcext:value-type="float">
            <text:p>0.444659930410212</text:p>
          </table:table-cell>
          <table:table-cell/>
          <table:table-cell office:value-type="float" office:value="327.999" calcext:value-type="float">
            <text:p>327.999</text:p>
          </table:table-cell>
          <table:table-cell table:formula="of:=-LN([.H330]/11.159)" office:value-type="float" office:value="0.30801463671651" calcext:value-type="float">
            <text:p>0.30801463671651</text:p>
          </table:table-cell>
          <table:table-cell table:number-columns-repeated="7"/>
          <table:table-cell table:formula="of:=[.N330]^2" office:value-type="float" office:value="107678.484736" calcext:value-type="float">
            <text:p>107678.484736</text:p>
          </table:table-cell>
          <table:table-cell/>
          <table:table-cell table:formula="of:=[.O330]^2" office:value-type="float" office:value="0.197722453712414" calcext:value-type="float">
            <text:p>0.197722453712414</text:p>
          </table:table-cell>
          <table:table-cell table:number-columns-repeated="2"/>
          <table:table-cell table:formula="of:=[.Q330]^2" office:value-type="float" office:value="107583.344001" calcext:value-type="float">
            <text:p>107583.344001</text:p>
          </table:table-cell>
          <table:table-cell/>
          <table:table-cell table:formula="of:=[.R330]^2" office:value-type="float" office:value="0.0948730164316034" calcext:value-type="float">
            <text:p>0.094873016431604</text:p>
          </table:table-cell>
          <table:table-cell table:number-columns-repeated="17"/>
          <table:table-cell office:value-type="float" office:value="328.188" calcext:value-type="float">
            <text:p>328.188</text:p>
          </table:table-cell>
          <table:table-cell table:formula="of:=-LN([.BB330]/14.6315)" office:value-type="float" office:value="0.374609574154593" calcext:value-type="float">
            <text:p>0.374609574154593</text:p>
          </table:table-cell>
          <table:table-cell/>
          <table:table-cell office:value-type="float" office:value="10.06" calcext:value-type="float">
            <text:p>10.06</text:p>
          </table:table-cell>
          <table:table-cell/>
          <table:table-cell table:formula="of:=[.AY331]^2" office:value-type="float" office:value="108364.739344" calcext:value-type="float">
            <text:p>108364.739344</text:p>
          </table:table-cell>
          <table:table-cell/>
          <table:table-cell table:formula="of:=[.AZ330]^2" office:value-type="float" office:value="0.140332333048286" calcext:value-type="float">
            <text:p>0.1403323330482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9.143" calcext:value-type="float">
            <text:p>329.143</text:p>
          </table:table-cell>
          <table:table-cell office:value-type="float" office:value="5.4394" calcext:value-type="float">
            <text:p>5.4394</text:p>
          </table:table-cell>
          <table:table-cell/>
          <table:table-cell office:value-type="float" office:value="328.999" calcext:value-type="float">
            <text:p>328.999</text:p>
          </table:table-cell>
          <table:table-cell office:value-type="float" office:value="8.1928" calcext:value-type="float">
            <text:p>8.1928</text:p>
          </table:table-cell>
          <table:table-cell table:number-columns-repeated="5"/>
          <table:table-cell office:value-type="float" office:value="329.143" calcext:value-type="float">
            <text:p>329.143</text:p>
          </table:table-cell>
          <table:table-cell table:formula="of:= -LN([.E331]/8.4971)" office:value-type="float" office:value="0.446056168144388" calcext:value-type="float">
            <text:p>0.446056168144388</text:p>
          </table:table-cell>
          <table:table-cell/>
          <table:table-cell office:value-type="float" office:value="328.999" calcext:value-type="float">
            <text:p>328.999</text:p>
          </table:table-cell>
          <table:table-cell table:formula="of:=-LN([.H331]/11.159)" office:value-type="float" office:value="0.308990627424473" calcext:value-type="float">
            <text:p>0.308990627424473</text:p>
          </table:table-cell>
          <table:table-cell table:number-columns-repeated="7"/>
          <table:table-cell table:formula="of:=[.N331]^2" office:value-type="float" office:value="108335.114449" calcext:value-type="float">
            <text:p>108335.114449</text:p>
          </table:table-cell>
          <table:table-cell/>
          <table:table-cell table:formula="of:=[.O331]^2" office:value-type="float" office:value="0.198966105139655" calcext:value-type="float">
            <text:p>0.198966105139655</text:p>
          </table:table-cell>
          <table:table-cell table:number-columns-repeated="2"/>
          <table:table-cell table:formula="of:=[.Q331]^2" office:value-type="float" office:value="108240.342001" calcext:value-type="float">
            <text:p>108240.342001</text:p>
          </table:table-cell>
          <table:table-cell/>
          <table:table-cell table:formula="of:=[.R331]^2" office:value-type="float" office:value="0.0954752078361698" calcext:value-type="float">
            <text:p>0.09547520783617</text:p>
          </table:table-cell>
          <table:table-cell table:number-columns-repeated="17"/>
          <table:table-cell office:value-type="float" office:value="329.188" calcext:value-type="float">
            <text:p>329.188</text:p>
          </table:table-cell>
          <table:table-cell table:formula="of:=-LN([.BB331]/14.6315)" office:value-type="float" office:value="0.375733465921784" calcext:value-type="float">
            <text:p>0.375733465921784</text:p>
          </table:table-cell>
          <table:table-cell/>
          <table:table-cell office:value-type="float" office:value="10.0487" calcext:value-type="float">
            <text:p>10.0487</text:p>
          </table:table-cell>
          <table:table-cell/>
          <table:table-cell table:formula="of:=[.AY332]^2" office:value-type="float" office:value="109023.454969" calcext:value-type="float">
            <text:p>109023.454969</text:p>
          </table:table-cell>
          <table:table-cell/>
          <table:table-cell table:formula="of:=[.AZ331]^2" office:value-type="float" office:value="0.141175637413596" calcext:value-type="float">
            <text:p>0.14117563741359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0.143" calcext:value-type="float">
            <text:p>330.143</text:p>
          </table:table-cell>
          <table:table-cell office:value-type="float" office:value="5.4337" calcext:value-type="float">
            <text:p>5.4337</text:p>
          </table:table-cell>
          <table:table-cell/>
          <table:table-cell office:value-type="float" office:value="329.999" calcext:value-type="float">
            <text:p>329.999</text:p>
          </table:table-cell>
          <table:table-cell office:value-type="float" office:value="8.1864" calcext:value-type="float">
            <text:p>8.1864</text:p>
          </table:table-cell>
          <table:table-cell table:number-columns-repeated="5"/>
          <table:table-cell office:value-type="float" office:value="330.143" calcext:value-type="float">
            <text:p>330.143</text:p>
          </table:table-cell>
          <table:table-cell table:formula="of:= -LN([.E332]/8.4971)" office:value-type="float" office:value="0.447104627281553" calcext:value-type="float">
            <text:p>0.447104627281553</text:p>
          </table:table-cell>
          <table:table-cell/>
          <table:table-cell office:value-type="float" office:value="329.999" calcext:value-type="float">
            <text:p>329.999</text:p>
          </table:table-cell>
          <table:table-cell table:formula="of:=-LN([.H332]/11.159)" office:value-type="float" office:value="0.309772106413155" calcext:value-type="float">
            <text:p>0.309772106413155</text:p>
          </table:table-cell>
          <table:table-cell table:number-columns-repeated="7"/>
          <table:table-cell table:formula="of:=[.N332]^2" office:value-type="float" office:value="108994.400449" calcext:value-type="float">
            <text:p>108994.400449</text:p>
          </table:table-cell>
          <table:table-cell/>
          <table:table-cell table:formula="of:=[.O332]^2" office:value-type="float" office:value="0.199902547736576" calcext:value-type="float">
            <text:p>0.199902547736576</text:p>
          </table:table-cell>
          <table:table-cell table:number-columns-repeated="2"/>
          <table:table-cell table:formula="of:=[.Q332]^2" office:value-type="float" office:value="108899.340001" calcext:value-type="float">
            <text:p>108899.340001</text:p>
          </table:table-cell>
          <table:table-cell/>
          <table:table-cell table:formula="of:=[.R332]^2" office:value-type="float" office:value="0.0959587579116433" calcext:value-type="float">
            <text:p>0.095958757911643</text:p>
          </table:table-cell>
          <table:table-cell table:number-columns-repeated="17"/>
          <table:table-cell office:value-type="float" office:value="330.187" calcext:value-type="float">
            <text:p>330.187</text:p>
          </table:table-cell>
          <table:table-cell table:formula="of:=-LN([.BB332]/14.6315)" office:value-type="float" office:value="0.376868585032017" calcext:value-type="float">
            <text:p>0.376868585032017</text:p>
          </table:table-cell>
          <table:table-cell/>
          <table:table-cell office:value-type="float" office:value="10.0373" calcext:value-type="float">
            <text:p>10.0373</text:p>
          </table:table-cell>
          <table:table-cell/>
          <table:table-cell table:formula="of:=[.AY333]^2" office:value-type="float" office:value="109684.828969" calcext:value-type="float">
            <text:p>109684.828969</text:p>
          </table:table-cell>
          <table:table-cell/>
          <table:table-cell table:formula="of:=[.AZ332]^2" office:value-type="float" office:value="0.142029930384035" calcext:value-type="float">
            <text:p>0.142029930384035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1.144" calcext:value-type="float">
            <text:p>331.144</text:p>
          </table:table-cell>
          <table:table-cell office:value-type="float" office:value="5.4261" calcext:value-type="float">
            <text:p>5.4261</text:p>
          </table:table-cell>
          <table:table-cell/>
          <table:table-cell office:value-type="float" office:value="330.999" calcext:value-type="float">
            <text:p>330.999</text:p>
          </table:table-cell>
          <table:table-cell office:value-type="float" office:value="8.1786" calcext:value-type="float">
            <text:p>8.1786</text:p>
          </table:table-cell>
          <table:table-cell table:number-columns-repeated="5"/>
          <table:table-cell office:value-type="float" office:value="331.144" calcext:value-type="float">
            <text:p>331.144</text:p>
          </table:table-cell>
          <table:table-cell table:formula="of:= -LN([.E333]/8.4971)" office:value-type="float" office:value="0.448504284962307" calcext:value-type="float">
            <text:p>0.448504284962307</text:p>
          </table:table-cell>
          <table:table-cell/>
          <table:table-cell office:value-type="float" office:value="330.999" calcext:value-type="float">
            <text:p>330.999</text:p>
          </table:table-cell>
          <table:table-cell table:formula="of:=-LN([.H333]/11.159)" office:value-type="float" office:value="0.310725360380849" calcext:value-type="float">
            <text:p>0.310725360380849</text:p>
          </table:table-cell>
          <table:table-cell table:number-columns-repeated="7"/>
          <table:table-cell table:formula="of:=[.N333]^2" office:value-type="float" office:value="109656.348736" calcext:value-type="float">
            <text:p>109656.348736</text:p>
          </table:table-cell>
          <table:table-cell/>
          <table:table-cell table:formula="of:=[.O333]^2" office:value-type="float" office:value="0.20115609362955" calcext:value-type="float">
            <text:p>0.20115609362955</text:p>
          </table:table-cell>
          <table:table-cell table:number-columns-repeated="2"/>
          <table:table-cell table:formula="of:=[.Q333]^2" office:value-type="float" office:value="109560.338001" calcext:value-type="float">
            <text:p>109560.338001</text:p>
          </table:table-cell>
          <table:table-cell/>
          <table:table-cell table:formula="of:=[.R333]^2" office:value-type="float" office:value="0.0965502495838085" calcext:value-type="float">
            <text:p>0.096550249583809</text:p>
          </table:table-cell>
          <table:table-cell table:number-columns-repeated="17"/>
          <table:table-cell office:value-type="float" office:value="331.187" calcext:value-type="float">
            <text:p>331.187</text:p>
          </table:table-cell>
          <table:table-cell table:formula="of:=-LN([.BB333]/14.6315)" office:value-type="float" office:value="0.378024942634827" calcext:value-type="float">
            <text:p>0.378024942634827</text:p>
          </table:table-cell>
          <table:table-cell/>
          <table:table-cell office:value-type="float" office:value="10.0257" calcext:value-type="float">
            <text:p>10.0257</text:p>
          </table:table-cell>
          <table:table-cell/>
          <table:table-cell table:formula="of:=[.AY334]^2" office:value-type="float" office:value="110348.867344" calcext:value-type="float">
            <text:p>110348.867344</text:p>
          </table:table-cell>
          <table:table-cell/>
          <table:table-cell table:formula="of:=[.AZ333]^2" office:value-type="float" office:value="0.142902857254064" calcext:value-type="float">
            <text:p>0.14290285725406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2.143" calcext:value-type="float">
            <text:p>332.143</text:p>
          </table:table-cell>
          <table:table-cell office:value-type="float" office:value="5.4181" calcext:value-type="float">
            <text:p>5.4181</text:p>
          </table:table-cell>
          <table:table-cell/>
          <table:table-cell office:value-type="float" office:value="331.998" calcext:value-type="float">
            <text:p>331.998</text:p>
          </table:table-cell>
          <table:table-cell office:value-type="float" office:value="8.1717" calcext:value-type="float">
            <text:p>8.1717</text:p>
          </table:table-cell>
          <table:table-cell table:number-columns-repeated="5"/>
          <table:table-cell office:value-type="float" office:value="332.143" calcext:value-type="float">
            <text:p>332.143</text:p>
          </table:table-cell>
          <table:table-cell table:formula="of:= -LN([.E334]/8.4971)" office:value-type="float" office:value="0.449979728323973" calcext:value-type="float">
            <text:p>0.449979728323973</text:p>
          </table:table-cell>
          <table:table-cell/>
          <table:table-cell office:value-type="float" office:value="331.998" calcext:value-type="float">
            <text:p>331.998</text:p>
          </table:table-cell>
          <table:table-cell table:formula="of:=-LN([.H334]/11.159)" office:value-type="float" office:value="0.311569381641574" calcext:value-type="float">
            <text:p>0.311569381641574</text:p>
          </table:table-cell>
          <table:table-cell table:number-columns-repeated="7"/>
          <table:table-cell table:formula="of:=[.N334]^2" office:value-type="float" office:value="110318.972449" calcext:value-type="float">
            <text:p>110318.972449</text:p>
          </table:table-cell>
          <table:table-cell/>
          <table:table-cell table:formula="of:=[.O334]^2" office:value-type="float" office:value="0.202481755902517" calcext:value-type="float">
            <text:p>0.202481755902517</text:p>
          </table:table-cell>
          <table:table-cell table:number-columns-repeated="2"/>
          <table:table-cell table:formula="of:=[.Q334]^2" office:value-type="float" office:value="110222.672004" calcext:value-type="float">
            <text:p>110222.672004</text:p>
          </table:table-cell>
          <table:table-cell/>
          <table:table-cell table:formula="of:=[.R334]^2" office:value-type="float" office:value="0.0970754795765126" calcext:value-type="float">
            <text:p>0.097075479576513</text:p>
          </table:table-cell>
          <table:table-cell table:number-columns-repeated="17"/>
          <table:table-cell office:value-type="float" office:value="332.188" calcext:value-type="float">
            <text:p>332.188</text:p>
          </table:table-cell>
          <table:table-cell table:formula="of:=-LN([.BB334]/14.6315)" office:value-type="float" office:value="0.379192624918434" calcext:value-type="float">
            <text:p>0.379192624918434</text:p>
          </table:table-cell>
          <table:table-cell/>
          <table:table-cell office:value-type="float" office:value="10.014" calcext:value-type="float">
            <text:p>10.014</text:p>
          </table:table-cell>
          <table:table-cell/>
          <table:table-cell table:formula="of:=[.AY335]^2" office:value-type="float" office:value="111013.576969" calcext:value-type="float">
            <text:p>111013.576969</text:p>
          </table:table-cell>
          <table:table-cell/>
          <table:table-cell table:formula="of:=[.AZ334]^2" office:value-type="float" office:value="0.143787046792532" calcext:value-type="float">
            <text:p>0.14378704679253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3.144" calcext:value-type="float">
            <text:p>333.144</text:p>
          </table:table-cell>
          <table:table-cell office:value-type="float" office:value="5.4123" calcext:value-type="float">
            <text:p>5.4123</text:p>
          </table:table-cell>
          <table:table-cell/>
          <table:table-cell office:value-type="float" office:value="332.999" calcext:value-type="float">
            <text:p>332.999</text:p>
          </table:table-cell>
          <table:table-cell office:value-type="float" office:value="8.1645" calcext:value-type="float">
            <text:p>8.1645</text:p>
          </table:table-cell>
          <table:table-cell table:number-columns-repeated="5"/>
          <table:table-cell office:value-type="float" office:value="333.144" calcext:value-type="float">
            <text:p>333.144</text:p>
          </table:table-cell>
          <table:table-cell table:formula="of:= -LN([.E335]/8.4971)" office:value-type="float" office:value="0.451050787667019" calcext:value-type="float">
            <text:p>0.451050787667019</text:p>
          </table:table-cell>
          <table:table-cell/>
          <table:table-cell office:value-type="float" office:value="332.999" calcext:value-type="float">
            <text:p>332.999</text:p>
          </table:table-cell>
          <table:table-cell table:formula="of:=-LN([.H335]/11.159)" office:value-type="float" office:value="0.312450859643337" calcext:value-type="float">
            <text:p>0.312450859643337</text:p>
          </table:table-cell>
          <table:table-cell table:number-columns-repeated="7"/>
          <table:table-cell table:formula="of:=[.N335]^2" office:value-type="float" office:value="110984.924736" calcext:value-type="float">
            <text:p>110984.924736</text:p>
          </table:table-cell>
          <table:table-cell/>
          <table:table-cell table:formula="of:=[.O335]^2" office:value-type="float" office:value="0.203446813055038" calcext:value-type="float">
            <text:p>0.203446813055038</text:p>
          </table:table-cell>
          <table:table-cell table:number-columns-repeated="2"/>
          <table:table-cell table:formula="of:=[.Q335]^2" office:value-type="float" office:value="110888.334001" calcext:value-type="float">
            <text:p>110888.334001</text:p>
          </table:table-cell>
          <table:table-cell/>
          <table:table-cell table:formula="of:=[.R335]^2" office:value-type="float" office:value="0.0976255396918602" calcext:value-type="float">
            <text:p>0.09762553969186</text:p>
          </table:table-cell>
          <table:table-cell table:number-columns-repeated="17"/>
          <table:table-cell office:value-type="float" office:value="333.187" calcext:value-type="float">
            <text:p>333.187</text:p>
          </table:table-cell>
          <table:table-cell table:formula="of:=-LN([.BB335]/14.6315)" office:value-type="float" office:value="0.380261700270165" calcext:value-type="float">
            <text:p>0.380261700270165</text:p>
          </table:table-cell>
          <table:table-cell/>
          <table:table-cell office:value-type="float" office:value="10.0033" calcext:value-type="float">
            <text:p>10.0033</text:p>
          </table:table-cell>
          <table:table-cell/>
          <table:table-cell table:formula="of:=[.AY336]^2" office:value-type="float" office:value="111681.619344" calcext:value-type="float">
            <text:p>111681.619344</text:p>
          </table:table-cell>
          <table:table-cell/>
          <table:table-cell table:formula="of:=[.AZ335]^2" office:value-type="float" office:value="0.144598960692357" calcext:value-type="float">
            <text:p>0.144598960692357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4.143" calcext:value-type="float">
            <text:p>334.143</text:p>
          </table:table-cell>
          <table:table-cell office:value-type="float" office:value="5.4056" calcext:value-type="float">
            <text:p>5.4056</text:p>
          </table:table-cell>
          <table:table-cell/>
          <table:table-cell office:value-type="float" office:value="333.999" calcext:value-type="float">
            <text:p>333.999</text:p>
          </table:table-cell>
          <table:table-cell office:value-type="float" office:value="8.1567" calcext:value-type="float">
            <text:p>8.1567</text:p>
          </table:table-cell>
          <table:table-cell table:number-columns-repeated="5"/>
          <table:table-cell office:value-type="float" office:value="334.143" calcext:value-type="float">
            <text:p>334.143</text:p>
          </table:table-cell>
          <table:table-cell table:formula="of:= -LN([.E336]/8.4971)" office:value-type="float" office:value="0.452289475555922" calcext:value-type="float">
            <text:p>0.452289475555922</text:p>
          </table:table-cell>
          <table:table-cell/>
          <table:table-cell office:value-type="float" office:value="333.999" calcext:value-type="float">
            <text:p>333.999</text:p>
          </table:table-cell>
          <table:table-cell table:formula="of:=-LN([.H336]/11.159)" office:value-type="float" office:value="0.313406671788746" calcext:value-type="float">
            <text:p>0.313406671788746</text:p>
          </table:table-cell>
          <table:table-cell table:number-columns-repeated="7"/>
          <table:table-cell table:formula="of:=[.N336]^2" office:value-type="float" office:value="111651.544449" calcext:value-type="float">
            <text:p>111651.544449</text:p>
          </table:table-cell>
          <table:table-cell/>
          <table:table-cell table:formula="of:=[.O336]^2" office:value-type="float" office:value="0.204565769698651" calcext:value-type="float">
            <text:p>0.204565769698651</text:p>
          </table:table-cell>
          <table:table-cell table:number-columns-repeated="2"/>
          <table:table-cell table:formula="of:=[.Q336]^2" office:value-type="float" office:value="111555.332001" calcext:value-type="float">
            <text:p>111555.332001</text:p>
          </table:table-cell>
          <table:table-cell/>
          <table:table-cell table:formula="of:=[.R336]^2" office:value-type="float" office:value="0.0982237419216986" calcext:value-type="float">
            <text:p>0.098223741921699</text:p>
          </table:table-cell>
          <table:table-cell table:number-columns-repeated="17"/>
          <table:table-cell office:value-type="float" office:value="334.188" calcext:value-type="float">
            <text:p>334.188</text:p>
          </table:table-cell>
          <table:table-cell table:formula="of:=-LN([.BB336]/14.6315)" office:value-type="float" office:value="0.381401974059396" calcext:value-type="float">
            <text:p>0.381401974059396</text:p>
          </table:table-cell>
          <table:table-cell/>
          <table:table-cell office:value-type="float" office:value="9.9919" calcext:value-type="float">
            <text:p>9.9919</text:p>
          </table:table-cell>
          <table:table-cell/>
          <table:table-cell table:formula="of:=[.AY337]^2" office:value-type="float" office:value="112351.665721" calcext:value-type="float">
            <text:p>112351.665721</text:p>
          </table:table-cell>
          <table:table-cell/>
          <table:table-cell table:formula="of:=[.AZ336]^2" office:value-type="float" office:value="0.145467465816404" calcext:value-type="float">
            <text:p>0.1454674658164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5.144" calcext:value-type="float">
            <text:p>335.144</text:p>
          </table:table-cell>
          <table:table-cell office:value-type="float" office:value="5.3973" calcext:value-type="float">
            <text:p>5.3973</text:p>
          </table:table-cell>
          <table:table-cell/>
          <table:table-cell office:value-type="float" office:value="334.998" calcext:value-type="float">
            <text:p>334.998</text:p>
          </table:table-cell>
          <table:table-cell office:value-type="float" office:value="8.1489" calcext:value-type="float">
            <text:p>8.1489</text:p>
          </table:table-cell>
          <table:table-cell table:number-columns-repeated="5"/>
          <table:table-cell office:value-type="float" office:value="335.144" calcext:value-type="float">
            <text:p>335.144</text:p>
          </table:table-cell>
          <table:table-cell table:formula="of:= -LN([.E337]/8.4971)" office:value-type="float" office:value="0.453826100283203" calcext:value-type="float">
            <text:p>0.453826100283203</text:p>
          </table:table-cell>
          <table:table-cell/>
          <table:table-cell office:value-type="float" office:value="334.998" calcext:value-type="float">
            <text:p>334.998</text:p>
          </table:table-cell>
          <table:table-cell table:formula="of:=-LN([.H337]/11.159)" office:value-type="float" office:value="0.314363398385125" calcext:value-type="float">
            <text:p>0.314363398385125</text:p>
          </table:table-cell>
          <table:table-cell table:number-columns-repeated="7"/>
          <table:table-cell table:formula="of:=[.N337]^2" office:value-type="float" office:value="112321.500736" calcext:value-type="float">
            <text:p>112321.500736</text:p>
          </table:table-cell>
          <table:table-cell/>
          <table:table-cell table:formula="of:=[.O337]^2" office:value-type="float" office:value="0.20595812929826" calcext:value-type="float">
            <text:p>0.20595812929826</text:p>
          </table:table-cell>
          <table:table-cell table:number-columns-repeated="2"/>
          <table:table-cell table:formula="of:=[.Q337]^2" office:value-type="float" office:value="112223.660004" calcext:value-type="float">
            <text:p>112223.660004</text:p>
          </table:table-cell>
          <table:table-cell/>
          <table:table-cell table:formula="of:=[.R337]^2" office:value-type="float" office:value="0.098824346244245" calcext:value-type="float">
            <text:p>0.098824346244245</text:p>
          </table:table-cell>
          <table:table-cell table:number-columns-repeated="17"/>
          <table:table-cell office:value-type="float" office:value="335.189" calcext:value-type="float">
            <text:p>335.189</text:p>
          </table:table-cell>
          <table:table-cell table:formula="of:=-LN([.BB337]/14.6315)" office:value-type="float" office:value="0.382493453121737" calcext:value-type="float">
            <text:p>0.382493453121737</text:p>
          </table:table-cell>
          <table:table-cell/>
          <table:table-cell office:value-type="float" office:value="9.981" calcext:value-type="float">
            <text:p>9.981</text:p>
          </table:table-cell>
          <table:table-cell/>
          <table:table-cell table:formula="of:=[.AY338]^2" office:value-type="float" office:value="113022.371344" calcext:value-type="float">
            <text:p>113022.371344</text:p>
          </table:table-cell>
          <table:table-cell/>
          <table:table-cell table:formula="of:=[.AZ337]^2" office:value-type="float" office:value="0.146301241680991" calcext:value-type="float">
            <text:p>0.1463012416809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6.143" calcext:value-type="float">
            <text:p>336.143</text:p>
          </table:table-cell>
          <table:table-cell office:value-type="float" office:value="5.3909" calcext:value-type="float">
            <text:p>5.3909</text:p>
          </table:table-cell>
          <table:table-cell/>
          <table:table-cell office:value-type="float" office:value="335.999" calcext:value-type="float">
            <text:p>335.999</text:p>
          </table:table-cell>
          <table:table-cell office:value-type="float" office:value="8.1412" calcext:value-type="float">
            <text:p>8.1412</text:p>
          </table:table-cell>
          <table:table-cell table:number-columns-repeated="5"/>
          <table:table-cell office:value-type="float" office:value="336.143" calcext:value-type="float">
            <text:p>336.143</text:p>
          </table:table-cell>
          <table:table-cell table:formula="of:= -LN([.E338]/8.4971)" office:value-type="float" office:value="0.455012581948503" calcext:value-type="float">
            <text:p>0.455012581948503</text:p>
          </table:table-cell>
          <table:table-cell/>
          <table:table-cell office:value-type="float" office:value="335.999" calcext:value-type="float">
            <text:p>335.999</text:p>
          </table:table-cell>
          <table:table-cell table:formula="of:=-LN([.H338]/11.159)" office:value-type="float" office:value="0.315308757906977" calcext:value-type="float">
            <text:p>0.315308757906977</text:p>
          </table:table-cell>
          <table:table-cell table:number-columns-repeated="7"/>
          <table:table-cell table:formula="of:=[.N338]^2" office:value-type="float" office:value="112992.116449" calcext:value-type="float">
            <text:p>112992.116449</text:p>
          </table:table-cell>
          <table:table-cell/>
          <table:table-cell table:formula="of:=[.O338]^2" office:value-type="float" office:value="0.207036449731443" calcext:value-type="float">
            <text:p>0.207036449731443</text:p>
          </table:table-cell>
          <table:table-cell table:number-columns-repeated="2"/>
          <table:table-cell table:formula="of:=[.Q338]^2" office:value-type="float" office:value="112895.328001" calcext:value-type="float">
            <text:p>112895.328001</text:p>
          </table:table-cell>
          <table:table-cell/>
          <table:table-cell table:formula="of:=[.R338]^2" office:value-type="float" office:value="0.0994196128128408" calcext:value-type="float">
            <text:p>0.099419612812841</text:p>
          </table:table-cell>
          <table:table-cell table:number-columns-repeated="17"/>
          <table:table-cell office:value-type="float" office:value="336.188" calcext:value-type="float">
            <text:p>336.188</text:p>
          </table:table-cell>
          <table:table-cell table:formula="of:=-LN([.BB338]/14.6315)" office:value-type="float" office:value="0.383636276018366" calcext:value-type="float">
            <text:p>0.383636276018366</text:p>
          </table:table-cell>
          <table:table-cell/>
          <table:table-cell office:value-type="float" office:value="9.9696" calcext:value-type="float">
            <text:p>9.9696</text:p>
          </table:table-cell>
          <table:table-cell/>
          <table:table-cell table:formula="of:=[.AY339]^2" office:value-type="float" office:value="113695.747344" calcext:value-type="float">
            <text:p>113695.747344</text:p>
          </table:table-cell>
          <table:table-cell/>
          <table:table-cell table:formula="of:=[.AZ338]^2" office:value-type="float" office:value="0.14717679227724" calcext:value-type="float">
            <text:p>0.1471767922772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7.144" calcext:value-type="float">
            <text:p>337.144</text:p>
          </table:table-cell>
          <table:table-cell office:value-type="float" office:value="5.3849" calcext:value-type="float">
            <text:p>5.3849</text:p>
          </table:table-cell>
          <table:table-cell/>
          <table:table-cell office:value-type="float" office:value="336.999" calcext:value-type="float">
            <text:p>336.999</text:p>
          </table:table-cell>
          <table:table-cell office:value-type="float" office:value="8.1342" calcext:value-type="float">
            <text:p>8.1342</text:p>
          </table:table-cell>
          <table:table-cell table:number-columns-repeated="5"/>
          <table:table-cell office:value-type="float" office:value="337.144" calcext:value-type="float">
            <text:p>337.144</text:p>
          </table:table-cell>
          <table:table-cell table:formula="of:= -LN([.E339]/8.4971)" office:value-type="float" office:value="0.456126188477959" calcext:value-type="float">
            <text:p>0.456126188477959</text:p>
          </table:table-cell>
          <table:table-cell/>
          <table:table-cell office:value-type="float" office:value="336.999" calcext:value-type="float">
            <text:p>336.999</text:p>
          </table:table-cell>
          <table:table-cell table:formula="of:=-LN([.H339]/11.159)" office:value-type="float" office:value="0.316168951872303" calcext:value-type="float">
            <text:p>0.316168951872303</text:p>
          </table:table-cell>
          <table:table-cell table:number-columns-repeated="7"/>
          <table:table-cell table:formula="of:=[.N339]^2" office:value-type="float" office:value="113666.076736" calcext:value-type="float">
            <text:p>113666.076736</text:p>
          </table:table-cell>
          <table:table-cell/>
          <table:table-cell table:formula="of:=[.O339]^2" office:value-type="float" office:value="0.208051099815431" calcext:value-type="float">
            <text:p>0.208051099815431</text:p>
          </table:table-cell>
          <table:table-cell table:number-columns-repeated="2"/>
          <table:table-cell table:formula="of:=[.Q339]^2" office:value-type="float" office:value="113568.326001" calcext:value-type="float">
            <text:p>113568.326001</text:p>
          </table:table-cell>
          <table:table-cell/>
          <table:table-cell table:formula="of:=[.R339]^2" office:value-type="float" office:value="0.0999628061280304" calcext:value-type="float">
            <text:p>0.099962806128031</text:p>
          </table:table-cell>
          <table:table-cell table:number-columns-repeated="17"/>
          <table:table-cell office:value-type="float" office:value="337.188" calcext:value-type="float">
            <text:p>337.188</text:p>
          </table:table-cell>
          <table:table-cell table:formula="of:=-LN([.BB339]/14.6315)" office:value-type="float" office:value="0.384720156415921" calcext:value-type="float">
            <text:p>0.384720156415921</text:p>
          </table:table-cell>
          <table:table-cell/>
          <table:table-cell office:value-type="float" office:value="9.9588" calcext:value-type="float">
            <text:p>9.9588</text:p>
          </table:table-cell>
          <table:table-cell/>
          <table:table-cell table:formula="of:=[.AY340]^2" office:value-type="float" office:value="114371.799721" calcext:value-type="float">
            <text:p>114371.799721</text:p>
          </table:table-cell>
          <table:table-cell/>
          <table:table-cell table:formula="of:=[.AZ339]^2" office:value-type="float" office:value="0.148009598752691" calcext:value-type="float">
            <text:p>0.1480095987526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8.143" calcext:value-type="float">
            <text:p>338.143</text:p>
          </table:table-cell>
          <table:table-cell office:value-type="float" office:value="5.3773" calcext:value-type="float">
            <text:p>5.3773</text:p>
          </table:table-cell>
          <table:table-cell/>
          <table:table-cell office:value-type="float" office:value="337.998" calcext:value-type="float">
            <text:p>337.998</text:p>
          </table:table-cell>
          <table:table-cell office:value-type="float" office:value="8.1266" calcext:value-type="float">
            <text:p>8.1266</text:p>
          </table:table-cell>
          <table:table-cell table:number-columns-repeated="5"/>
          <table:table-cell office:value-type="float" office:value="338.143" calcext:value-type="float">
            <text:p>338.143</text:p>
          </table:table-cell>
          <table:table-cell table:formula="of:= -LN([.E340]/8.4971)" office:value-type="float" office:value="0.45753853934736" calcext:value-type="float">
            <text:p>0.45753853934736</text:p>
          </table:table-cell>
          <table:table-cell/>
          <table:table-cell office:value-type="float" office:value="337.998" calcext:value-type="float">
            <text:p>337.998</text:p>
          </table:table-cell>
          <table:table-cell table:formula="of:=-LN([.H340]/11.159)" office:value-type="float" office:value="0.317103715297644" calcext:value-type="float">
            <text:p>0.317103715297644</text:p>
          </table:table-cell>
          <table:table-cell table:number-columns-repeated="7"/>
          <table:table-cell table:formula="of:=[.N340]^2" office:value-type="float" office:value="114340.688449" calcext:value-type="float">
            <text:p>114340.688449</text:p>
          </table:table-cell>
          <table:table-cell/>
          <table:table-cell table:formula="of:=[.O340]^2" office:value-type="float" office:value="0.209341514988116" calcext:value-type="float">
            <text:p>0.209341514988116</text:p>
          </table:table-cell>
          <table:table-cell table:number-columns-repeated="2"/>
          <table:table-cell table:formula="of:=[.Q340]^2" office:value-type="float" office:value="114242.648004" calcext:value-type="float">
            <text:p>114242.648004</text:p>
          </table:table-cell>
          <table:table-cell/>
          <table:table-cell table:formula="of:=[.R340]^2" office:value-type="float" office:value="0.100554766255569" calcext:value-type="float">
            <text:p>0.100554766255569</text:p>
          </table:table-cell>
          <table:table-cell table:number-columns-repeated="17"/>
          <table:table-cell office:value-type="float" office:value="338.189" calcext:value-type="float">
            <text:p>338.189</text:p>
          </table:table-cell>
          <table:table-cell table:formula="of:=-LN([.BB340]/14.6315)" office:value-type="float" office:value="0.385875581263519" calcext:value-type="float">
            <text:p>0.385875581263519</text:p>
          </table:table-cell>
          <table:table-cell/>
          <table:table-cell office:value-type="float" office:value="9.9473" calcext:value-type="float">
            <text:p>9.9473</text:p>
          </table:table-cell>
          <table:table-cell/>
          <table:table-cell table:formula="of:=[.AY341]^2" office:value-type="float" office:value="115049.177721" calcext:value-type="float">
            <text:p>115049.177721</text:p>
          </table:table-cell>
          <table:table-cell/>
          <table:table-cell table:formula="of:=[.AZ340]^2" office:value-type="float" office:value="0.148899964215458" calcext:value-type="float">
            <text:p>0.14889996421545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9.144" calcext:value-type="float">
            <text:p>339.144</text:p>
          </table:table-cell>
          <table:table-cell office:value-type="float" office:value="5.3708" calcext:value-type="float">
            <text:p>5.3708</text:p>
          </table:table-cell>
          <table:table-cell/>
          <table:table-cell office:value-type="float" office:value="338.999" calcext:value-type="float">
            <text:p>338.999</text:p>
          </table:table-cell>
          <table:table-cell office:value-type="float" office:value="8.1201" calcext:value-type="float">
            <text:p>8.1201</text:p>
          </table:table-cell>
          <table:table-cell table:number-columns-repeated="5"/>
          <table:table-cell office:value-type="float" office:value="339.144" calcext:value-type="float">
            <text:p>339.144</text:p>
          </table:table-cell>
          <table:table-cell table:formula="of:= -LN([.E341]/8.4971)" office:value-type="float" office:value="0.458748055595333" calcext:value-type="float">
            <text:p>0.458748055595333</text:p>
          </table:table-cell>
          <table:table-cell/>
          <table:table-cell office:value-type="float" office:value="338.999" calcext:value-type="float">
            <text:p>338.999</text:p>
          </table:table-cell>
          <table:table-cell table:formula="of:=-LN([.H341]/11.159)" office:value-type="float" office:value="0.317903877834874" calcext:value-type="float">
            <text:p>0.317903877834874</text:p>
          </table:table-cell>
          <table:table-cell table:number-columns-repeated="7"/>
          <table:table-cell table:formula="of:=[.N341]^2" office:value-type="float" office:value="115018.652736" calcext:value-type="float">
            <text:p>115018.652736</text:p>
          </table:table-cell>
          <table:table-cell/>
          <table:table-cell table:formula="of:=[.O341]^2" office:value-type="float" office:value="0.210449778512499" calcext:value-type="float">
            <text:p>0.210449778512499</text:p>
          </table:table-cell>
          <table:table-cell table:number-columns-repeated="2"/>
          <table:table-cell table:formula="of:=[.Q341]^2" office:value-type="float" office:value="114920.322001" calcext:value-type="float">
            <text:p>114920.322001</text:p>
          </table:table-cell>
          <table:table-cell/>
          <table:table-cell table:formula="of:=[.R341]^2" office:value-type="float" office:value="0.10106287554245" calcext:value-type="float">
            <text:p>0.10106287554245</text:p>
          </table:table-cell>
          <table:table-cell table:number-columns-repeated="17"/>
          <table:table-cell office:value-type="float" office:value="339.189" calcext:value-type="float">
            <text:p>339.189</text:p>
          </table:table-cell>
          <table:table-cell table:formula="of:=-LN([.BB341]/14.6315)" office:value-type="float" office:value="0.386992085013169" calcext:value-type="float">
            <text:p>0.386992085013169</text:p>
          </table:table-cell>
          <table:table-cell/>
          <table:table-cell office:value-type="float" office:value="9.9362" calcext:value-type="float">
            <text:p>9.9362</text:p>
          </table:table-cell>
          <table:table-cell/>
          <table:table-cell table:formula="of:=[.AY342]^2" office:value-type="float" office:value="115728.555721" calcext:value-type="float">
            <text:p>115728.555721</text:p>
          </table:table-cell>
          <table:table-cell/>
          <table:table-cell table:formula="of:=[.AZ341]^2" office:value-type="float" office:value="0.14976287386284" calcext:value-type="float">
            <text:p>0.149762873862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0.143" calcext:value-type="float">
            <text:p>340.143</text:p>
          </table:table-cell>
          <table:table-cell office:value-type="float" office:value="5.3633" calcext:value-type="float">
            <text:p>5.3633</text:p>
          </table:table-cell>
          <table:table-cell/>
          <table:table-cell office:value-type="float" office:value="339.999" calcext:value-type="float">
            <text:p>339.999</text:p>
          </table:table-cell>
          <table:table-cell office:value-type="float" office:value="8.114" calcext:value-type="float">
            <text:p>8.114</text:p>
          </table:table-cell>
          <table:table-cell table:number-columns-repeated="5"/>
          <table:table-cell office:value-type="float" office:value="340.143" calcext:value-type="float">
            <text:p>340.143</text:p>
          </table:table-cell>
          <table:table-cell table:formula="of:= -LN([.E342]/8.4971)" office:value-type="float" office:value="0.460145471535278" calcext:value-type="float">
            <text:p>0.460145471535278</text:p>
          </table:table-cell>
          <table:table-cell/>
          <table:table-cell office:value-type="float" office:value="339.999" calcext:value-type="float">
            <text:p>339.999</text:p>
          </table:table-cell>
          <table:table-cell table:formula="of:=-LN([.H342]/11.159)" office:value-type="float" office:value="0.318655382419309" calcext:value-type="float">
            <text:p>0.318655382419309</text:p>
          </table:table-cell>
          <table:table-cell table:number-columns-repeated="7"/>
          <table:table-cell table:formula="of:=[.N342]^2" office:value-type="float" office:value="115697.260449" calcext:value-type="float">
            <text:p>115697.260449</text:p>
          </table:table-cell>
          <table:table-cell/>
          <table:table-cell table:formula="of:=[.O342]^2" office:value-type="float" office:value="0.211733854974424" calcext:value-type="float">
            <text:p>0.211733854974424</text:p>
          </table:table-cell>
          <table:table-cell table:number-columns-repeated="2"/>
          <table:table-cell table:formula="of:=[.Q342]^2" office:value-type="float" office:value="115599.320001" calcext:value-type="float">
            <text:p>115599.320001</text:p>
          </table:table-cell>
          <table:table-cell/>
          <table:table-cell table:formula="of:=[.R342]^2" office:value-type="float" office:value="0.101541252744796" calcext:value-type="float">
            <text:p>0.101541252744796</text:p>
          </table:table-cell>
          <table:table-cell table:number-columns-repeated="17"/>
          <table:table-cell office:value-type="float" office:value="340.189" calcext:value-type="float">
            <text:p>340.189</text:p>
          </table:table-cell>
          <table:table-cell table:formula="of:=-LN([.BB342]/14.6315)" office:value-type="float" office:value="0.388129987870442" calcext:value-type="float">
            <text:p>0.388129987870442</text:p>
          </table:table-cell>
          <table:table-cell/>
          <table:table-cell office:value-type="float" office:value="9.9249" calcext:value-type="float">
            <text:p>9.9249</text:p>
          </table:table-cell>
          <table:table-cell/>
          <table:table-cell table:formula="of:=[.AY343]^2" office:value-type="float" office:value="116409.933721" calcext:value-type="float">
            <text:p>116409.933721</text:p>
          </table:table-cell>
          <table:table-cell/>
          <table:table-cell table:formula="of:=[.AZ342]^2" office:value-type="float" office:value="0.15064488748431" calcext:value-type="float">
            <text:p>0.1506448874843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1.144" calcext:value-type="float">
            <text:p>341.144</text:p>
          </table:table-cell>
          <table:table-cell office:value-type="float" office:value="5.3567" calcext:value-type="float">
            <text:p>5.3567</text:p>
          </table:table-cell>
          <table:table-cell/>
          <table:table-cell office:value-type="float" office:value="340.999" calcext:value-type="float">
            <text:p>340.999</text:p>
          </table:table-cell>
          <table:table-cell office:value-type="float" office:value="8.1072" calcext:value-type="float">
            <text:p>8.1072</text:p>
          </table:table-cell>
          <table:table-cell table:number-columns-repeated="5"/>
          <table:table-cell office:value-type="float" office:value="341.144" calcext:value-type="float">
            <text:p>341.144</text:p>
          </table:table-cell>
          <table:table-cell table:formula="of:= -LN([.E343]/8.4971)" office:value-type="float" office:value="0.461376814974441" calcext:value-type="float">
            <text:p>0.461376814974441</text:p>
          </table:table-cell>
          <table:table-cell/>
          <table:table-cell office:value-type="float" office:value="340.999" calcext:value-type="float">
            <text:p>340.999</text:p>
          </table:table-cell>
          <table:table-cell table:formula="of:=-LN([.H343]/11.159)" office:value-type="float" office:value="0.319493791464056" calcext:value-type="float">
            <text:p>0.319493791464056</text:p>
          </table:table-cell>
          <table:table-cell table:number-columns-repeated="7"/>
          <table:table-cell table:formula="of:=[.N343]^2" office:value-type="float" office:value="116379.228736" calcext:value-type="float">
            <text:p>116379.228736</text:p>
          </table:table-cell>
          <table:table-cell/>
          <table:table-cell table:formula="of:=[.O343]^2" office:value-type="float" office:value="0.21286856539596" calcext:value-type="float">
            <text:p>0.21286856539596</text:p>
          </table:table-cell>
          <table:table-cell table:number-columns-repeated="2"/>
          <table:table-cell table:formula="of:=[.Q343]^2" office:value-type="float" office:value="116280.318001" calcext:value-type="float">
            <text:p>116280.318001</text:p>
          </table:table-cell>
          <table:table-cell/>
          <table:table-cell table:formula="of:=[.R343]^2" office:value-type="float" office:value="0.102076282784078" calcext:value-type="float">
            <text:p>0.102076282784078</text:p>
          </table:table-cell>
          <table:table-cell table:number-columns-repeated="17"/>
          <table:table-cell office:value-type="float" office:value="341.189" calcext:value-type="float">
            <text:p>341.189</text:p>
          </table:table-cell>
          <table:table-cell table:formula="of:=-LN([.BB343]/14.6315)" office:value-type="float" office:value="0.389269187025829" calcext:value-type="float">
            <text:p>0.389269187025829</text:p>
          </table:table-cell>
          <table:table-cell/>
          <table:table-cell office:value-type="float" office:value="9.9136" calcext:value-type="float">
            <text:p>9.9136</text:p>
          </table:table-cell>
          <table:table-cell/>
          <table:table-cell table:formula="of:=[.AY344]^2" office:value-type="float" office:value="117092.627344" calcext:value-type="float">
            <text:p>117092.627344</text:p>
          </table:table-cell>
          <table:table-cell/>
          <table:table-cell table:formula="of:=[.AZ343]^2" office:value-type="float" office:value="0.15153049996775" calcext:value-type="float">
            <text:p>0.151530499967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2.143" calcext:value-type="float">
            <text:p>342.143</text:p>
          </table:table-cell>
          <table:table-cell office:value-type="float" office:value="5.3494" calcext:value-type="float">
            <text:p>5.3494</text:p>
          </table:table-cell>
          <table:table-cell/>
          <table:table-cell office:value-type="float" office:value="341.999" calcext:value-type="float">
            <text:p>341.999</text:p>
          </table:table-cell>
          <table:table-cell office:value-type="float" office:value="8.0998" calcext:value-type="float">
            <text:p>8.0998</text:p>
          </table:table-cell>
          <table:table-cell table:number-columns-repeated="5"/>
          <table:table-cell office:value-type="float" office:value="342.143" calcext:value-type="float">
            <text:p>342.143</text:p>
          </table:table-cell>
          <table:table-cell table:formula="of:= -LN([.E344]/8.4971)" office:value-type="float" office:value="0.462740523725773" calcext:value-type="float">
            <text:p>0.462740523725773</text:p>
          </table:table-cell>
          <table:table-cell/>
          <table:table-cell office:value-type="float" office:value="341.999" calcext:value-type="float">
            <text:p>341.999</text:p>
          </table:table-cell>
          <table:table-cell table:formula="of:=-LN([.H344]/11.159)" office:value-type="float" office:value="0.320406977188032" calcext:value-type="float">
            <text:p>0.320406977188032</text:p>
          </table:table-cell>
          <table:table-cell table:number-columns-repeated="7"/>
          <table:table-cell table:formula="of:=[.N344]^2" office:value-type="float" office:value="117061.832449" calcext:value-type="float">
            <text:p>117061.832449</text:p>
          </table:table-cell>
          <table:table-cell/>
          <table:table-cell table:formula="of:=[.O344]^2" office:value-type="float" office:value="0.214128792298003" calcext:value-type="float">
            <text:p>0.214128792298003</text:p>
          </table:table-cell>
          <table:table-cell table:number-columns-repeated="2"/>
          <table:table-cell table:formula="of:=[.Q344]^2" office:value-type="float" office:value="116963.316001" calcext:value-type="float">
            <text:p>116963.316001</text:p>
          </table:table-cell>
          <table:table-cell/>
          <table:table-cell table:formula="of:=[.R344]^2" office:value-type="float" office:value="0.102660631030772" calcext:value-type="float">
            <text:p>0.102660631030772</text:p>
          </table:table-cell>
          <table:table-cell table:number-columns-repeated="17"/>
          <table:table-cell office:value-type="float" office:value="342.188" calcext:value-type="float">
            <text:p>342.188</text:p>
          </table:table-cell>
          <table:table-cell table:formula="of:=-LN([.BB344]/14.6315)" office:value-type="float" office:value="0.390419784151121" calcext:value-type="float">
            <text:p>0.390419784151121</text:p>
          </table:table-cell>
          <table:table-cell/>
          <table:table-cell office:value-type="float" office:value="9.9022" calcext:value-type="float">
            <text:p>9.9022</text:p>
          </table:table-cell>
          <table:table-cell/>
          <table:table-cell table:formula="of:=[.AY345]^2" office:value-type="float" office:value="117778.003344" calcext:value-type="float">
            <text:p>117778.003344</text:p>
          </table:table-cell>
          <table:table-cell/>
          <table:table-cell table:formula="of:=[.AZ344]^2" office:value-type="float" office:value="0.152427607856608" calcext:value-type="float">
            <text:p>0.1524276078566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3.144" calcext:value-type="float">
            <text:p>343.144</text:p>
          </table:table-cell>
          <table:table-cell office:value-type="float" office:value="5.3424" calcext:value-type="float">
            <text:p>5.3424</text:p>
          </table:table-cell>
          <table:table-cell/>
          <table:table-cell office:value-type="float" office:value="342.999" calcext:value-type="float">
            <text:p>342.999</text:p>
          </table:table-cell>
          <table:table-cell office:value-type="float" office:value="8.0933" calcext:value-type="float">
            <text:p>8.0933</text:p>
          </table:table-cell>
          <table:table-cell table:number-columns-repeated="5"/>
          <table:table-cell office:value-type="float" office:value="343.144" calcext:value-type="float">
            <text:p>343.144</text:p>
          </table:table-cell>
          <table:table-cell table:formula="of:= -LN([.E345]/8.4971)" office:value-type="float" office:value="0.464049938604496" calcext:value-type="float">
            <text:p>0.464049938604496</text:p>
          </table:table-cell>
          <table:table-cell/>
          <table:table-cell office:value-type="float" office:value="342.999" calcext:value-type="float">
            <text:p>342.999</text:p>
          </table:table-cell>
          <table:table-cell table:formula="of:=-LN([.H345]/11.159)" office:value-type="float" office:value="0.321209788305003" calcext:value-type="float">
            <text:p>0.321209788305003</text:p>
          </table:table-cell>
          <table:table-cell table:number-columns-repeated="7"/>
          <table:table-cell table:formula="of:=[.N345]^2" office:value-type="float" office:value="117747.804736" calcext:value-type="float">
            <text:p>117747.804736</text:p>
          </table:table-cell>
          <table:table-cell/>
          <table:table-cell table:formula="of:=[.O345]^2" office:value-type="float" office:value="0.215342345518837" calcext:value-type="float">
            <text:p>0.215342345518837</text:p>
          </table:table-cell>
          <table:table-cell table:number-columns-repeated="2"/>
          <table:table-cell table:formula="of:=[.Q345]^2" office:value-type="float" office:value="117648.314001" calcext:value-type="float">
            <text:p>117648.314001</text:p>
          </table:table-cell>
          <table:table-cell/>
          <table:table-cell table:formula="of:=[.R345]^2" office:value-type="float" office:value="0.103175728102945" calcext:value-type="float">
            <text:p>0.103175728102945</text:p>
          </table:table-cell>
          <table:table-cell table:number-columns-repeated="17"/>
          <table:table-cell office:value-type="float" office:value="343.188" calcext:value-type="float">
            <text:p>343.188</text:p>
          </table:table-cell>
          <table:table-cell table:formula="of:=-LN([.BB345]/14.6315)" office:value-type="float" office:value="0.391541375918398" calcext:value-type="float">
            <text:p>0.391541375918398</text:p>
          </table:table-cell>
          <table:table-cell/>
          <table:table-cell office:value-type="float" office:value="9.8911" calcext:value-type="float">
            <text:p>9.8911</text:p>
          </table:table-cell>
          <table:table-cell/>
          <table:table-cell table:formula="of:=[.AY346]^2" office:value-type="float" office:value="118465.379344" calcext:value-type="float">
            <text:p>118465.379344</text:p>
          </table:table-cell>
          <table:table-cell/>
          <table:table-cell table:formula="of:=[.AZ345]^2" office:value-type="float" office:value="0.153304649056072" calcext:value-type="float">
            <text:p>0.15330464905607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4.144" calcext:value-type="float">
            <text:p>344.144</text:p>
          </table:table-cell>
          <table:table-cell office:value-type="float" office:value="5.3339" calcext:value-type="float">
            <text:p>5.3339</text:p>
          </table:table-cell>
          <table:table-cell/>
          <table:table-cell office:value-type="float" office:value="343.998" calcext:value-type="float">
            <text:p>343.998</text:p>
          </table:table-cell>
          <table:table-cell office:value-type="float" office:value="8.0853" calcext:value-type="float">
            <text:p>8.0853</text:p>
          </table:table-cell>
          <table:table-cell table:number-columns-repeated="5"/>
          <table:table-cell office:value-type="float" office:value="344.144" calcext:value-type="float">
            <text:p>344.144</text:p>
          </table:table-cell>
          <table:table-cell table:formula="of:= -LN([.E346]/8.4971)" office:value-type="float" office:value="0.465642250884209" calcext:value-type="float">
            <text:p>0.465642250884209</text:p>
          </table:table-cell>
          <table:table-cell/>
          <table:table-cell office:value-type="float" office:value="343.998" calcext:value-type="float">
            <text:p>343.998</text:p>
          </table:table-cell>
          <table:table-cell table:formula="of:=-LN([.H346]/11.159)" office:value-type="float" office:value="0.322198749111504" calcext:value-type="float">
            <text:p>0.322198749111504</text:p>
          </table:table-cell>
          <table:table-cell table:number-columns-repeated="7"/>
          <table:table-cell table:formula="of:=[.N346]^2" office:value-type="float" office:value="118435.092736" calcext:value-type="float">
            <text:p>118435.092736</text:p>
          </table:table-cell>
          <table:table-cell/>
          <table:table-cell table:formula="of:=[.O346]^2" office:value-type="float" office:value="0.216822705808513" calcext:value-type="float">
            <text:p>0.216822705808513</text:p>
          </table:table-cell>
          <table:table-cell table:number-columns-repeated="2"/>
          <table:table-cell table:formula="of:=[.Q346]^2" office:value-type="float" office:value="118334.624004" calcext:value-type="float">
            <text:p>118334.624004</text:p>
          </table:table-cell>
          <table:table-cell/>
          <table:table-cell table:formula="of:=[.R346]^2" office:value-type="float" office:value="0.103812033929018" calcext:value-type="float">
            <text:p>0.103812033929018</text:p>
          </table:table-cell>
          <table:table-cell table:number-columns-repeated="17"/>
          <table:table-cell office:value-type="float" office:value="344.188" calcext:value-type="float">
            <text:p>344.188</text:p>
          </table:table-cell>
          <table:table-cell table:formula="of:=-LN([.BB346]/14.6315)" office:value-type="float" office:value="0.392684470186281" calcext:value-type="float">
            <text:p>0.392684470186281</text:p>
          </table:table-cell>
          <table:table-cell/>
          <table:table-cell office:value-type="float" office:value="9.8798" calcext:value-type="float">
            <text:p>9.8798</text:p>
          </table:table-cell>
          <table:table-cell/>
          <table:table-cell table:formula="of:=[.AY347]^2" office:value-type="float" office:value="119154.755344" calcext:value-type="float">
            <text:p>119154.755344</text:p>
          </table:table-cell>
          <table:table-cell/>
          <table:table-cell table:formula="of:=[.AZ346]^2" office:value-type="float" office:value="0.15420109312548" calcext:value-type="float">
            <text:p>0.1542010931254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5.144" calcext:value-type="float">
            <text:p>345.144</text:p>
          </table:table-cell>
          <table:table-cell office:value-type="float" office:value="5.3274" calcext:value-type="float">
            <text:p>5.3274</text:p>
          </table:table-cell>
          <table:table-cell/>
          <table:table-cell office:value-type="float" office:value="344.999" calcext:value-type="float">
            <text:p>344.999</text:p>
          </table:table-cell>
          <table:table-cell office:value-type="float" office:value="8.0805" calcext:value-type="float">
            <text:p>8.0805</text:p>
          </table:table-cell>
          <table:table-cell table:number-columns-repeated="5"/>
          <table:table-cell office:value-type="float" office:value="345.144" calcext:value-type="float">
            <text:p>345.144</text:p>
          </table:table-cell>
          <table:table-cell table:formula="of:= -LN([.E347]/8.4971)" office:value-type="float" office:value="0.46686161452755" calcext:value-type="float">
            <text:p>0.46686161452755</text:p>
          </table:table-cell>
          <table:table-cell/>
          <table:table-cell office:value-type="float" office:value="344.999" calcext:value-type="float">
            <text:p>344.999</text:p>
          </table:table-cell>
          <table:table-cell table:formula="of:=-LN([.H347]/11.159)" office:value-type="float" office:value="0.322792595397003" calcext:value-type="float">
            <text:p>0.322792595397003</text:p>
          </table:table-cell>
          <table:table-cell table:number-columns-repeated="7"/>
          <table:table-cell table:formula="of:=[.N347]^2" office:value-type="float" office:value="119124.380736" calcext:value-type="float">
            <text:p>119124.380736</text:p>
          </table:table-cell>
          <table:table-cell/>
          <table:table-cell table:formula="of:=[.O347]^2" office:value-type="float" office:value="0.217959767119271" calcext:value-type="float">
            <text:p>0.217959767119271</text:p>
          </table:table-cell>
          <table:table-cell table:number-columns-repeated="2"/>
          <table:table-cell table:formula="of:=[.Q347]^2" office:value-type="float" office:value="119024.310001" calcext:value-type="float">
            <text:p>119024.310001</text:p>
          </table:table-cell>
          <table:table-cell/>
          <table:table-cell table:formula="of:=[.R347]^2" office:value-type="float" office:value="0.104195059643133" calcext:value-type="float">
            <text:p>0.104195059643133</text:p>
          </table:table-cell>
          <table:table-cell table:number-columns-repeated="17"/>
          <table:table-cell office:value-type="float" office:value="345.188" calcext:value-type="float">
            <text:p>345.188</text:p>
          </table:table-cell>
          <table:table-cell table:formula="of:=-LN([.BB347]/14.6315)" office:value-type="float" office:value="0.3937579423639" calcext:value-type="float">
            <text:p>0.3937579423639</text:p>
          </table:table-cell>
          <table:table-cell/>
          <table:table-cell office:value-type="float" office:value="9.8692" calcext:value-type="float">
            <text:p>9.8692</text:p>
          </table:table-cell>
          <table:table-cell/>
          <table:table-cell table:formula="of:=[.AY348]^2" office:value-type="float" office:value="119846.131344" calcext:value-type="float">
            <text:p>119846.131344</text:p>
          </table:table-cell>
          <table:table-cell/>
          <table:table-cell table:formula="of:=[.AZ347]^2" office:value-type="float" office:value="0.155045317174652" calcext:value-type="float">
            <text:p>0.15504531717465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6.144" calcext:value-type="float">
            <text:p>346.144</text:p>
          </table:table-cell>
          <table:table-cell office:value-type="float" office:value="5.3199" calcext:value-type="float">
            <text:p>5.3199</text:p>
          </table:table-cell>
          <table:table-cell/>
          <table:table-cell office:value-type="float" office:value="345.999" calcext:value-type="float">
            <text:p>345.999</text:p>
          </table:table-cell>
          <table:table-cell office:value-type="float" office:value="8.0727" calcext:value-type="float">
            <text:p>8.0727</text:p>
          </table:table-cell>
          <table:table-cell table:number-columns-repeated="5"/>
          <table:table-cell office:value-type="float" office:value="346.144" calcext:value-type="float">
            <text:p>346.144</text:p>
          </table:table-cell>
          <table:table-cell table:formula="of:= -LN([.E348]/8.4971)" office:value-type="float" office:value="0.468270422627343" calcext:value-type="float">
            <text:p>0.468270422627343</text:p>
          </table:table-cell>
          <table:table-cell/>
          <table:table-cell office:value-type="float" office:value="345.999" calcext:value-type="float">
            <text:p>345.999</text:p>
          </table:table-cell>
          <table:table-cell table:formula="of:=-LN([.H348]/11.159)" office:value-type="float" office:value="0.323758348387896" calcext:value-type="float">
            <text:p>0.323758348387896</text:p>
          </table:table-cell>
          <table:table-cell table:number-columns-repeated="7"/>
          <table:table-cell table:formula="of:=[.N348]^2" office:value-type="float" office:value="119815.668736" calcext:value-type="float">
            <text:p>119815.668736</text:p>
          </table:table-cell>
          <table:table-cell/>
          <table:table-cell table:formula="of:=[.O348]^2" office:value-type="float" office:value="0.219277188707591" calcext:value-type="float">
            <text:p>0.219277188707591</text:p>
          </table:table-cell>
          <table:table-cell table:number-columns-repeated="2"/>
          <table:table-cell table:formula="of:=[.Q348]^2" office:value-type="float" office:value="119715.308001" calcext:value-type="float">
            <text:p>119715.308001</text:p>
          </table:table-cell>
          <table:table-cell/>
          <table:table-cell table:formula="of:=[.R348]^2" office:value-type="float" office:value="0.104819468150858" calcext:value-type="float">
            <text:p>0.104819468150858</text:p>
          </table:table-cell>
          <table:table-cell table:number-columns-repeated="17"/>
          <table:table-cell office:value-type="float" office:value="346.188" calcext:value-type="float">
            <text:p>346.188</text:p>
          </table:table-cell>
          <table:table-cell table:formula="of:=-LN([.BB348]/14.6315)" office:value-type="float" office:value="0.394913718839697" calcext:value-type="float">
            <text:p>0.394913718839697</text:p>
          </table:table-cell>
          <table:table-cell/>
          <table:table-cell office:value-type="float" office:value="9.8578" calcext:value-type="float">
            <text:p>9.8578</text:p>
          </table:table-cell>
          <table:table-cell/>
          <table:table-cell table:formula="of:=[.AY349]^2" office:value-type="float" office:value="120539.507344" calcext:value-type="float">
            <text:p>120539.507344</text:p>
          </table:table-cell>
          <table:table-cell/>
          <table:table-cell table:formula="of:=[.AZ348]^2" office:value-type="float" office:value="0.1559568453278" calcext:value-type="float">
            <text:p>0.155956845327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7.144" calcext:value-type="float">
            <text:p>347.144</text:p>
          </table:table-cell>
          <table:table-cell office:value-type="float" office:value="5.3128" calcext:value-type="float">
            <text:p>5.3128</text:p>
          </table:table-cell>
          <table:table-cell/>
          <table:table-cell office:value-type="float" office:value="346.999" calcext:value-type="float">
            <text:p>346.999</text:p>
          </table:table-cell>
          <table:table-cell office:value-type="float" office:value="8.0665" calcext:value-type="float">
            <text:p>8.0665</text:p>
          </table:table-cell>
          <table:table-cell table:number-columns-repeated="5"/>
          <table:table-cell office:value-type="float" office:value="347.144" calcext:value-type="float">
            <text:p>347.144</text:p>
          </table:table-cell>
          <table:table-cell table:formula="of:= -LN([.E349]/8.4971)" office:value-type="float" office:value="0.469605925567382" calcext:value-type="float">
            <text:p>0.469605925567382</text:p>
          </table:table-cell>
          <table:table-cell/>
          <table:table-cell office:value-type="float" office:value="346.999" calcext:value-type="float">
            <text:p>346.999</text:p>
          </table:table-cell>
          <table:table-cell table:formula="of:=-LN([.H349]/11.159)" office:value-type="float" office:value="0.324526664079503" calcext:value-type="float">
            <text:p>0.324526664079503</text:p>
          </table:table-cell>
          <table:table-cell table:number-columns-repeated="7"/>
          <table:table-cell table:formula="of:=[.N349]^2" office:value-type="float" office:value="120508.956736" calcext:value-type="float">
            <text:p>120508.956736</text:p>
          </table:table-cell>
          <table:table-cell/>
          <table:table-cell table:formula="of:=[.O349]^2" office:value-type="float" office:value="0.220529725327998" calcext:value-type="float">
            <text:p>0.220529725327998</text:p>
          </table:table-cell>
          <table:table-cell table:number-columns-repeated="2"/>
          <table:table-cell table:formula="of:=[.Q349]^2" office:value-type="float" office:value="120408.306001" calcext:value-type="float">
            <text:p>120408.306001</text:p>
          </table:table-cell>
          <table:table-cell/>
          <table:table-cell table:formula="of:=[.R349]^2" office:value-type="float" office:value="0.10531755569857" calcext:value-type="float">
            <text:p>0.10531755569857</text:p>
          </table:table-cell>
          <table:table-cell table:number-columns-repeated="17"/>
          <table:table-cell office:value-type="float" office:value="347.188" calcext:value-type="float">
            <text:p>347.188</text:p>
          </table:table-cell>
          <table:table-cell table:formula="of:=-LN([.BB349]/14.6315)" office:value-type="float" office:value="0.396141927180456" calcext:value-type="float">
            <text:p>0.396141927180456</text:p>
          </table:table-cell>
          <table:table-cell/>
          <table:table-cell office:value-type="float" office:value="9.8457" calcext:value-type="float">
            <text:p>9.8457</text:p>
          </table:table-cell>
          <table:table-cell/>
          <table:table-cell table:formula="of:=[.AY350]^2" office:value-type="float" office:value="121234.883344" calcext:value-type="float">
            <text:p>121234.883344</text:p>
          </table:table-cell>
          <table:table-cell/>
          <table:table-cell table:formula="of:=[.AZ349]^2" office:value-type="float" office:value="0.156928426470245" calcext:value-type="float">
            <text:p>0.156928426470245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8.143" calcext:value-type="float">
            <text:p>348.143</text:p>
          </table:table-cell>
          <table:table-cell office:value-type="float" office:value="5.3068" calcext:value-type="float">
            <text:p>5.3068</text:p>
          </table:table-cell>
          <table:table-cell/>
          <table:table-cell office:value-type="float" office:value="347.999" calcext:value-type="float">
            <text:p>347.999</text:p>
          </table:table-cell>
          <table:table-cell office:value-type="float" office:value="8.058" calcext:value-type="float">
            <text:p>8.058</text:p>
          </table:table-cell>
          <table:table-cell table:number-columns-repeated="5"/>
          <table:table-cell office:value-type="float" office:value="348.143" calcext:value-type="float">
            <text:p>348.143</text:p>
          </table:table-cell>
          <table:table-cell table:formula="of:= -LN([.E350]/8.4971)" office:value-type="float" office:value="0.470735911751125" calcext:value-type="float">
            <text:p>0.470735911751125</text:p>
          </table:table-cell>
          <table:table-cell/>
          <table:table-cell office:value-type="float" office:value="347.999" calcext:value-type="float">
            <text:p>347.999</text:p>
          </table:table-cell>
          <table:table-cell table:formula="of:=-LN([.H350]/11.159)" office:value-type="float" office:value="0.325580960434409" calcext:value-type="float">
            <text:p>0.325580960434409</text:p>
          </table:table-cell>
          <table:table-cell table:number-columns-repeated="7"/>
          <table:table-cell table:formula="of:=[.N350]^2" office:value-type="float" office:value="121203.548449" calcext:value-type="float">
            <text:p>121203.548449</text:p>
          </table:table-cell>
          <table:table-cell/>
          <table:table-cell table:formula="of:=[.O350]^2" office:value-type="float" office:value="0.221592298612163" calcext:value-type="float">
            <text:p>0.221592298612163</text:p>
          </table:table-cell>
          <table:table-cell table:number-columns-repeated="2"/>
          <table:table-cell table:formula="of:=[.Q350]^2" office:value-type="float" office:value="121103.304001" calcext:value-type="float">
            <text:p>121103.304001</text:p>
          </table:table-cell>
          <table:table-cell/>
          <table:table-cell table:formula="of:=[.R350]^2" office:value-type="float" office:value="0.106002961797392" calcext:value-type="float">
            <text:p>0.106002961797392</text:p>
          </table:table-cell>
          <table:table-cell table:number-columns-repeated="17"/>
          <table:table-cell office:value-type="float" office:value="348.188" calcext:value-type="float">
            <text:p>348.188</text:p>
          </table:table-cell>
          <table:table-cell table:formula="of:=-LN([.BB350]/14.6315)" office:value-type="float" office:value="0.397239454805031" calcext:value-type="float">
            <text:p>0.397239454805031</text:p>
          </table:table-cell>
          <table:table-cell/>
          <table:table-cell office:value-type="float" office:value="9.8349" calcext:value-type="float">
            <text:p>9.8349</text:p>
          </table:table-cell>
          <table:table-cell/>
          <table:table-cell table:formula="of:=[.AY351]^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9.144" calcext:value-type="float">
            <text:p>349.144</text:p>
          </table:table-cell>
          <table:table-cell office:value-type="float" office:value="5.2992" calcext:value-type="float">
            <text:p>5.2992</text:p>
          </table:table-cell>
          <table:table-cell/>
          <table:table-cell office:value-type="float" office:value="348.998" calcext:value-type="float">
            <text:p>348.998</text:p>
          </table:table-cell>
          <table:table-cell office:value-type="float" office:value="8.0516" calcext:value-type="float">
            <text:p>8.0516</text:p>
          </table:table-cell>
          <table:table-cell table:number-columns-repeated="5"/>
          <table:table-cell office:value-type="float" office:value="349.144" calcext:value-type="float">
            <text:p>349.144</text:p>
          </table:table-cell>
          <table:table-cell table:formula="of:= -LN([.E351]/8.4971)" office:value-type="float" office:value="0.472169063043" calcext:value-type="float">
            <text:p>0.472169063043</text:p>
          </table:table-cell>
          <table:table-cell/>
          <table:table-cell office:value-type="float" office:value="348.998" calcext:value-type="float">
            <text:p>348.998</text:p>
          </table:table-cell>
          <table:table-cell table:formula="of:=-LN([.H351]/11.159)" office:value-type="float" office:value="0.326375517758824" calcext:value-type="float">
            <text:p>0.326375517758824</text:p>
          </table:table-cell>
          <table:table-cell table:number-columns-repeated="7"/>
          <table:table-cell table:formula="of:=[.N351]^2" office:value-type="float" office:value="121901.532736" calcext:value-type="float">
            <text:p>121901.532736</text:p>
          </table:table-cell>
          <table:table-cell/>
          <table:table-cell table:formula="of:=[.O351]^2" office:value-type="float" office:value="0.222943624094905" calcext:value-type="float">
            <text:p>0.222943624094905</text:p>
          </table:table-cell>
          <table:table-cell table:number-columns-repeated="2"/>
          <table:table-cell table:formula="of:=[.Q351]^2" office:value-type="float" office:value="121799.604004" calcext:value-type="float">
            <text:p>121799.604004</text:p>
          </table:table-cell>
          <table:table-cell/>
          <table:table-cell table:formula="of:=[.R351]^2" office:value-type="float" office:value="0.106520978592341" calcext:value-type="float">
            <text:p>0.106520978592341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50.144" calcext:value-type="float">
            <text:p>350.144</text:p>
          </table:table-cell>
          <table:table-cell office:value-type="float" office:value="5.2921" calcext:value-type="float">
            <text:p>5.2921</text:p>
          </table:table-cell>
          <table:table-cell/>
          <table:table-cell office:value-type="float" office:value="349.999" calcext:value-type="float">
            <text:p>349.999</text:p>
          </table:table-cell>
          <table:table-cell office:value-type="float" office:value="8.0447" calcext:value-type="float">
            <text:p>8.0447</text:p>
          </table:table-cell>
          <table:table-cell table:number-columns-repeated="5"/>
          <table:table-cell office:value-type="float" office:value="350.144" calcext:value-type="float">
            <text:p>350.144</text:p>
          </table:table-cell>
          <table:table-cell table:formula="of:= -LN([.E352]/8.4971)" office:value-type="float" office:value="0.473509786290108" calcext:value-type="float">
            <text:p>0.473509786290108</text:p>
          </table:table-cell>
          <table:table-cell/>
          <table:table-cell office:value-type="float" office:value="349.999" calcext:value-type="float">
            <text:p>349.999</text:p>
          </table:table-cell>
          <table:table-cell table:formula="of:=-LN([.H352]/11.159)" office:value-type="float" office:value="0.327232857696902" calcext:value-type="float">
            <text:p>0.327232857696902</text:p>
          </table:table-cell>
          <table:table-cell table:number-columns-repeated="7"/>
          <table:table-cell table:formula="of:=[.N352]^2" office:value-type="float" office:value="122600.820736" calcext:value-type="float">
            <text:p>122600.820736</text:p>
          </table:table-cell>
          <table:table-cell/>
          <table:table-cell table:formula="of:=[.O352]^2" office:value-type="float" office:value="0.224211517712504" calcext:value-type="float">
            <text:p>0.224211517712504</text:p>
          </table:table-cell>
          <table:table-cell table:number-columns-repeated="2"/>
          <table:table-cell table:formula="of:=[.Q352]^2" office:value-type="float" office:value="122499.300001" calcext:value-type="float">
            <text:p>122499.300001</text:p>
          </table:table-cell>
          <table:table-cell/>
          <table:table-cell table:formula="of:=[.R352]^2" office:value-type="float" office:value="0.107081343156481" calcext:value-type="float">
            <text:p>0.107081343156481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51.144" calcext:value-type="float">
            <text:p>351.144</text:p>
          </table:table-cell>
          <table:table-cell office:value-type="float" office:value="5.285" calcext:value-type="float">
            <text:p>5.285</text:p>
          </table:table-cell>
          <table:table-cell/>
          <table:table-cell office:value-type="float" office:value="350.999" calcext:value-type="float">
            <text:p>350.999</text:p>
          </table:table-cell>
          <table:table-cell office:value-type="float" office:value="8.0383" calcext:value-type="float">
            <text:p>8.0383</text:p>
          </table:table-cell>
          <table:table-cell table:number-columns-repeated="5"/>
          <table:table-cell office:value-type="float" office:value="351.144" calcext:value-type="float">
            <text:p>351.144</text:p>
          </table:table-cell>
          <table:table-cell table:formula="of:= -LN([.E353]/8.4971)" office:value-type="float" office:value="0.474852309489548" calcext:value-type="float">
            <text:p>0.474852309489548</text:p>
          </table:table-cell>
          <table:table-cell/>
          <table:table-cell office:value-type="float" office:value="350.999" calcext:value-type="float">
            <text:p>350.999</text:p>
          </table:table-cell>
          <table:table-cell table:formula="of:=-LN([.H353]/11.159)" office:value-type="float" office:value="0.328028729155936" calcext:value-type="float">
            <text:p>0.328028729155936</text:p>
          </table:table-cell>
          <table:table-cell table:number-columns-repeated="7"/>
          <table:table-cell table:formula="of:=[.N353]^2" office:value-type="float" office:value="123302.108736" calcext:value-type="float">
            <text:p>123302.108736</text:p>
          </table:table-cell>
          <table:table-cell/>
          <table:table-cell table:formula="of:=[.O353]^2" office:value-type="float" office:value="0.225484715827558" calcext:value-type="float">
            <text:p>0.225484715827558</text:p>
          </table:table-cell>
          <table:table-cell table:number-columns-repeated="2"/>
          <table:table-cell table:formula="of:=[.Q353]^2" office:value-type="float" office:value="123200.298001" calcext:value-type="float">
            <text:p>123200.298001</text:p>
          </table:table-cell>
          <table:table-cell/>
          <table:table-cell table:formula="of:=[.R353]^2" office:value-type="float" office:value="0.107602847151659" calcext:value-type="float">
            <text:p>0.10760284715165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52.144" calcext:value-type="float">
            <text:p>352.144</text:p>
          </table:table-cell>
          <table:table-cell office:value-type="float" office:value="5.2779" calcext:value-type="float">
            <text:p>5.2779</text:p>
          </table:table-cell>
          <table:table-cell/>
          <table:table-cell office:value-type="float" office:value="351.999" calcext:value-type="float">
            <text:p>351.999</text:p>
          </table:table-cell>
          <table:table-cell office:value-type="float" office:value="8.0315" calcext:value-type="float">
            <text:p>8.0315</text:p>
          </table:table-cell>
          <table:table-cell table:number-columns-repeated="5"/>
          <table:table-cell office:value-type="float" office:value="352.144" calcext:value-type="float">
            <text:p>352.144</text:p>
          </table:table-cell>
          <table:table-cell table:formula="of:= -LN([.E354]/8.4971)" office:value-type="float" office:value="0.476196637480776" calcext:value-type="float">
            <text:p>0.476196637480776</text:p>
          </table:table-cell>
          <table:table-cell/>
          <table:table-cell office:value-type="float" office:value="351.999" calcext:value-type="float">
            <text:p>351.999</text:p>
          </table:table-cell>
          <table:table-cell table:formula="of:=-LN([.H354]/11.159)" office:value-type="float" office:value="0.32887503718788" calcext:value-type="float">
            <text:p>0.32887503718788</text:p>
          </table:table-cell>
          <table:table-cell table:number-columns-repeated="7"/>
          <table:table-cell table:formula="of:=[.N354]^2" office:value-type="float" office:value="124005.396736" calcext:value-type="float">
            <text:p>124005.396736</text:p>
          </table:table-cell>
          <table:table-cell/>
          <table:table-cell table:formula="of:=[.O354]^2" office:value-type="float" office:value="0.226763237547998" calcext:value-type="float">
            <text:p>0.226763237547998</text:p>
          </table:table-cell>
          <table:table-cell table:number-columns-repeated="2"/>
          <table:table-cell table:formula="of:=[.Q354]^2" office:value-type="float" office:value="123903.296001" calcext:value-type="float">
            <text:p>123903.296001</text:p>
          </table:table-cell>
          <table:table-cell/>
          <table:table-cell table:formula="of:=[.R354]^2" office:value-type="float" office:value="0.10815879008533" calcext:value-type="float">
            <text:p>0.10815879008533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53.143" calcext:value-type="float">
            <text:p>353.143</text:p>
          </table:table-cell>
          <table:table-cell office:value-type="float" office:value="5.2709" calcext:value-type="float">
            <text:p>5.2709</text:p>
          </table:table-cell>
          <table:table-cell/>
          <table:table-cell office:value-type="float" office:value="352.999" calcext:value-type="float">
            <text:p>352.999</text:p>
          </table:table-cell>
          <table:table-cell office:value-type="float" office:value="8.0246" calcext:value-type="float">
            <text:p>8.0246</text:p>
          </table:table-cell>
          <table:table-cell table:number-columns-repeated="5"/>
          <table:table-cell office:value-type="float" office:value="353.143" calcext:value-type="float">
            <text:p>353.143</text:p>
          </table:table-cell>
          <table:table-cell table:formula="of:= -LN([.E355]/8.4971)" office:value-type="float" office:value="0.477523802850764" calcext:value-type="float">
            <text:p>0.477523802850764</text:p>
          </table:table-cell>
          <table:table-cell/>
          <table:table-cell office:value-type="float" office:value="352.999" calcext:value-type="float">
            <text:p>352.999</text:p>
          </table:table-cell>
          <table:table-cell table:formula="of:=-LN([.H355]/11.159)" office:value-type="float" office:value="0.32973452366651" calcext:value-type="float">
            <text:p>0.32973452366651</text:p>
          </table:table-cell>
          <table:table-cell table:number-columns-repeated="7"/>
          <table:table-cell table:formula="of:=[.N355]^2" office:value-type="float" office:value="124709.978449" calcext:value-type="float">
            <text:p>124709.978449</text:p>
          </table:table-cell>
          <table:table-cell/>
          <table:table-cell table:formula="of:=[.O355]^2" office:value-type="float" office:value="0.228028982289055" calcext:value-type="float">
            <text:p>0.228028982289055</text:p>
          </table:table-cell>
          <table:table-cell table:number-columns-repeated="2"/>
          <table:table-cell table:formula="of:=[.Q355]^2" office:value-type="float" office:value="124608.294001" calcext:value-type="float">
            <text:p>124608.294001</text:p>
          </table:table-cell>
          <table:table-cell/>
          <table:table-cell table:formula="of:=[.R355]^2" office:value-type="float" office:value="0.10872485609758" calcext:value-type="float">
            <text:p>0.10872485609758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54.144" calcext:value-type="float">
            <text:p>354.144</text:p>
          </table:table-cell>
          <table:table-cell office:value-type="float" office:value="5.2637" calcext:value-type="float">
            <text:p>5.2637</text:p>
          </table:table-cell>
          <table:table-cell/>
          <table:table-cell office:value-type="float" office:value="353.999" calcext:value-type="float">
            <text:p>353.999</text:p>
          </table:table-cell>
          <table:table-cell office:value-type="float" office:value="8.019" calcext:value-type="float">
            <text:p>8.019</text:p>
          </table:table-cell>
          <table:table-cell table:number-columns-repeated="5"/>
          <table:table-cell office:value-type="float" office:value="354.144" calcext:value-type="float">
            <text:p>354.144</text:p>
          </table:table-cell>
          <table:table-cell table:formula="of:= -LN([.E356]/8.4971)" office:value-type="float" office:value="0.478890727294234" calcext:value-type="float">
            <text:p>0.478890727294234</text:p>
          </table:table-cell>
          <table:table-cell/>
          <table:table-cell office:value-type="float" office:value="353.999" calcext:value-type="float">
            <text:p>353.999</text:p>
          </table:table-cell>
          <table:table-cell table:formula="of:=-LN([.H356]/11.159)" office:value-type="float" office:value="0.330432621378673" calcext:value-type="float">
            <text:p>0.330432621378673</text:p>
          </table:table-cell>
          <table:table-cell table:number-columns-repeated="7"/>
          <table:table-cell table:formula="of:=[.N356]^2" office:value-type="float" office:value="125417.972736" calcext:value-type="float">
            <text:p>125417.972736</text:p>
          </table:table-cell>
          <table:table-cell/>
          <table:table-cell table:formula="of:=[.O356]^2" office:value-type="float" office:value="0.2293363286884" calcext:value-type="float">
            <text:p>0.2293363286884</text:p>
          </table:table-cell>
          <table:table-cell table:number-columns-repeated="2"/>
          <table:table-cell table:formula="of:=[.Q356]^2" office:value-type="float" office:value="125315.292001" calcext:value-type="float">
            <text:p>125315.292001</text:p>
          </table:table-cell>
          <table:table-cell/>
          <table:table-cell table:formula="of:=[.R356]^2" office:value-type="float" office:value="0.109185717271181" calcext:value-type="float">
            <text:p>0.109185717271181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55.143" calcext:value-type="float">
            <text:p>355.143</text:p>
          </table:table-cell>
          <table:table-cell office:value-type="float" office:value="5.2557" calcext:value-type="float">
            <text:p>5.2557</text:p>
          </table:table-cell>
          <table:table-cell/>
          <table:table-cell office:value-type="float" office:value="354.999" calcext:value-type="float">
            <text:p>354.999</text:p>
          </table:table-cell>
          <table:table-cell office:value-type="float" office:value="8.0111" calcext:value-type="float">
            <text:p>8.0111</text:p>
          </table:table-cell>
          <table:table-cell table:number-columns-repeated="5"/>
          <table:table-cell office:value-type="float" office:value="355.143" calcext:value-type="float">
            <text:p>355.143</text:p>
          </table:table-cell>
          <table:table-cell table:formula="of:= -LN([.E357]/8.4971)" office:value-type="float" office:value="0.480411726884" calcext:value-type="float">
            <text:p>0.480411726884</text:p>
          </table:table-cell>
          <table:table-cell/>
          <table:table-cell office:value-type="float" office:value="354.999" calcext:value-type="float">
            <text:p>354.999</text:p>
          </table:table-cell>
          <table:table-cell table:formula="of:=-LN([.H357]/11.159)" office:value-type="float" office:value="0.331418267212394" calcext:value-type="float">
            <text:p>0.331418267212394</text:p>
          </table:table-cell>
          <table:table-cell table:number-columns-repeated="7"/>
          <table:table-cell table:formula="of:=[.N357]^2" office:value-type="float" office:value="126126.550449" calcext:value-type="float">
            <text:p>126126.550449</text:p>
          </table:table-cell>
          <table:table-cell/>
          <table:table-cell table:formula="of:=[.O357]^2" office:value-type="float" office:value="0.230795427327667" calcext:value-type="float">
            <text:p>0.230795427327667</text:p>
          </table:table-cell>
          <table:table-cell table:number-columns-repeated="2"/>
          <table:table-cell table:formula="of:=[.Q357]^2" office:value-type="float" office:value="126024.290001" calcext:value-type="float">
            <text:p>126024.290001</text:p>
          </table:table-cell>
          <table:table-cell/>
          <table:table-cell table:formula="of:=[.R357]^2" office:value-type="float" office:value="0.109838067842066" calcext:value-type="float">
            <text:p>0.109838067842066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56.144" calcext:value-type="float">
            <text:p>356.144</text:p>
          </table:table-cell>
          <table:table-cell office:value-type="float" office:value="5.25" calcext:value-type="float">
            <text:p>5.25</text:p>
          </table:table-cell>
          <table:table-cell/>
          <table:table-cell office:value-type="float" office:value="355.999" calcext:value-type="float">
            <text:p>355.999</text:p>
          </table:table-cell>
          <table:table-cell office:value-type="float" office:value="8.0047" calcext:value-type="float">
            <text:p>8.0047</text:p>
          </table:table-cell>
          <table:table-cell table:number-columns-repeated="5"/>
          <table:table-cell office:value-type="float" office:value="356.144" calcext:value-type="float">
            <text:p>356.144</text:p>
          </table:table-cell>
          <table:table-cell table:formula="of:= -LN([.E358]/8.4971)" office:value-type="float" office:value="0.481496852208217" calcext:value-type="float">
            <text:p>0.481496852208217</text:p>
          </table:table-cell>
          <table:table-cell/>
          <table:table-cell office:value-type="float" office:value="355.999" calcext:value-type="float">
            <text:p>355.999</text:p>
          </table:table-cell>
          <table:table-cell table:formula="of:=-LN([.H358]/11.159)" office:value-type="float" office:value="0.33221747803429" calcext:value-type="float">
            <text:p>0.33221747803429</text:p>
          </table:table-cell>
          <table:table-cell table:number-columns-repeated="7"/>
          <table:table-cell table:formula="of:=[.N358]^2" office:value-type="float" office:value="126838.548736" calcext:value-type="float">
            <text:p>126838.548736</text:p>
          </table:table-cell>
          <table:table-cell/>
          <table:table-cell table:formula="of:=[.O358]^2" office:value-type="float" office:value="0.231839218686421" calcext:value-type="float">
            <text:p>0.231839218686421</text:p>
          </table:table-cell>
          <table:table-cell table:number-columns-repeated="2"/>
          <table:table-cell table:formula="of:=[.Q358]^2" office:value-type="float" office:value="126735.288001" calcext:value-type="float">
            <text:p>126735.288001</text:p>
          </table:table-cell>
          <table:table-cell/>
          <table:table-cell table:formula="of:=[.R358]^2" office:value-type="float" office:value="0.110368452711464" calcext:value-type="float">
            <text:p>0.110368452711464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57.144" calcext:value-type="float">
            <text:p>357.144</text:p>
          </table:table-cell>
          <table:table-cell office:value-type="float" office:value="5.2431" calcext:value-type="float">
            <text:p>5.2431</text:p>
          </table:table-cell>
          <table:table-cell/>
          <table:table-cell office:value-type="float" office:value="356.999" calcext:value-type="float">
            <text:p>356.999</text:p>
          </table:table-cell>
          <table:table-cell office:value-type="float" office:value="7.9984" calcext:value-type="float">
            <text:p>7.9984</text:p>
          </table:table-cell>
          <table:table-cell table:number-columns-repeated="5"/>
          <table:table-cell office:value-type="float" office:value="357.144" calcext:value-type="float">
            <text:p>357.144</text:p>
          </table:table-cell>
          <table:table-cell table:formula="of:= -LN([.E359]/8.4971)" office:value-type="float" office:value="0.482812002353461" calcext:value-type="float">
            <text:p>0.482812002353461</text:p>
          </table:table-cell>
          <table:table-cell/>
          <table:table-cell office:value-type="float" office:value="356.999" calcext:value-type="float">
            <text:p>356.999</text:p>
          </table:table-cell>
          <table:table-cell table:formula="of:=-LN([.H359]/11.159)" office:value-type="float" office:value="0.333004825526395" calcext:value-type="float">
            <text:p>0.333004825526395</text:p>
          </table:table-cell>
          <table:table-cell table:number-columns-repeated="7"/>
          <table:table-cell table:formula="of:=[.N359]^2" office:value-type="float" office:value="127551.836736" calcext:value-type="float">
            <text:p>127551.836736</text:p>
          </table:table-cell>
          <table:table-cell/>
          <table:table-cell table:formula="of:=[.O359]^2" office:value-type="float" office:value="0.233107429616558" calcext:value-type="float">
            <text:p>0.233107429616558</text:p>
          </table:table-cell>
          <table:table-cell table:number-columns-repeated="2"/>
          <table:table-cell table:formula="of:=[.Q359]^2" office:value-type="float" office:value="127448.286001" calcext:value-type="float">
            <text:p>127448.286001</text:p>
          </table:table-cell>
          <table:table-cell/>
          <table:table-cell table:formula="of:=[.R359]^2" office:value-type="float" office:value="0.110892213823865" calcext:value-type="float">
            <text:p>0.110892213823865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58.144" calcext:value-type="float">
            <text:p>358.144</text:p>
          </table:table-cell>
          <table:table-cell office:value-type="float" office:value="5.2367" calcext:value-type="float">
            <text:p>5.2367</text:p>
          </table:table-cell>
          <table:table-cell/>
          <table:table-cell office:value-type="float" office:value="357.999" calcext:value-type="float">
            <text:p>357.999</text:p>
          </table:table-cell>
          <table:table-cell office:value-type="float" office:value="7.9902" calcext:value-type="float">
            <text:p>7.9902</text:p>
          </table:table-cell>
          <table:table-cell table:number-columns-repeated="5"/>
          <table:table-cell office:value-type="float" office:value="358.144" calcext:value-type="float">
            <text:p>358.144</text:p>
          </table:table-cell>
          <table:table-cell table:formula="of:= -LN([.E360]/8.4971)" office:value-type="float" office:value="0.484033399860214" calcext:value-type="float">
            <text:p>0.484033399860214</text:p>
          </table:table-cell>
          <table:table-cell/>
          <table:table-cell office:value-type="float" office:value="357.999" calcext:value-type="float">
            <text:p>357.999</text:p>
          </table:table-cell>
          <table:table-cell table:formula="of:=-LN([.H360]/11.159)" office:value-type="float" office:value="0.334030556449547" calcext:value-type="float">
            <text:p>0.334030556449547</text:p>
          </table:table-cell>
          <table:table-cell table:number-columns-repeated="7"/>
          <table:table-cell table:formula="of:=[.N360]^2" office:value-type="float" office:value="128267.124736" calcext:value-type="float">
            <text:p>128267.124736</text:p>
          </table:table-cell>
          <table:table-cell/>
          <table:table-cell table:formula="of:=[.O360]^2" office:value-type="float" office:value="0.234288332180238" calcext:value-type="float">
            <text:p>0.234288332180238</text:p>
          </table:table-cell>
          <table:table-cell table:number-columns-repeated="2"/>
          <table:table-cell table:formula="of:=[.Q360]^2" office:value-type="float" office:value="128163.284001" calcext:value-type="float">
            <text:p>128163.284001</text:p>
          </table:table-cell>
          <table:table-cell/>
          <table:table-cell table:formula="of:=[.R360]^2" office:value-type="float" office:value="0.111576412641994" calcext:value-type="float">
            <text:p>0.111576412641994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59.143" calcext:value-type="float">
            <text:p>359.143</text:p>
          </table:table-cell>
          <table:table-cell office:value-type="float" office:value="5.229" calcext:value-type="float">
            <text:p>5.229</text:p>
          </table:table-cell>
          <table:table-cell/>
          <table:table-cell office:value-type="float" office:value="358.998" calcext:value-type="float">
            <text:p>358.998</text:p>
          </table:table-cell>
          <table:table-cell office:value-type="float" office:value="7.9834" calcext:value-type="float">
            <text:p>7.9834</text:p>
          </table:table-cell>
          <table:table-cell table:number-columns-repeated="5"/>
          <table:table-cell office:value-type="float" office:value="359.143" calcext:value-type="float">
            <text:p>359.143</text:p>
          </table:table-cell>
          <table:table-cell table:formula="of:= -LN([.E361]/8.4971)" office:value-type="float" office:value="0.485504873605756" calcext:value-type="float">
            <text:p>0.485504873605756</text:p>
          </table:table-cell>
          <table:table-cell/>
          <table:table-cell office:value-type="float" office:value="358.998" calcext:value-type="float">
            <text:p>358.998</text:p>
          </table:table-cell>
          <table:table-cell table:formula="of:=-LN([.H361]/11.159)" office:value-type="float" office:value="0.334881961318928" calcext:value-type="float">
            <text:p>0.334881961318928</text:p>
          </table:table-cell>
          <table:table-cell table:number-columns-repeated="7"/>
          <table:table-cell table:formula="of:=[.N361]^2" office:value-type="float" office:value="128983.694449" calcext:value-type="float">
            <text:p>128983.694449</text:p>
          </table:table-cell>
          <table:table-cell/>
          <table:table-cell table:formula="of:=[.O361]^2" office:value-type="float" office:value="0.235714982294941" calcext:value-type="float">
            <text:p>0.235714982294941</text:p>
          </table:table-cell>
          <table:table-cell table:number-columns-repeated="2"/>
          <table:table-cell table:formula="of:=[.Q361]^2" office:value-type="float" office:value="128879.564004" calcext:value-type="float">
            <text:p>128879.564004</text:p>
          </table:table-cell>
          <table:table-cell/>
          <table:table-cell table:formula="of:=[.R361]^2" office:value-type="float" office:value="0.112145928016812" calcext:value-type="float">
            <text:p>0.112145928016812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60.144" calcext:value-type="float">
            <text:p>360.144</text:p>
          </table:table-cell>
          <table:table-cell office:value-type="float" office:value="5.2217" calcext:value-type="float">
            <text:p>5.2217</text:p>
          </table:table-cell>
          <table:table-cell/>
          <table:table-cell office:value-type="float" office:value="359.999" calcext:value-type="float">
            <text:p>359.999</text:p>
          </table:table-cell>
          <table:table-cell office:value-type="float" office:value="7.9759" calcext:value-type="float">
            <text:p>7.9759</text:p>
          </table:table-cell>
          <table:table-cell table:number-columns-repeated="5"/>
          <table:table-cell office:value-type="float" office:value="360.144" calcext:value-type="float">
            <text:p>360.144</text:p>
          </table:table-cell>
          <table:table-cell table:formula="of:= -LN([.E362]/8.4971)" office:value-type="float" office:value="0.486901909438243" calcext:value-type="float">
            <text:p>0.486901909438243</text:p>
          </table:table-cell>
          <table:table-cell/>
          <table:table-cell office:value-type="float" office:value="359.999" calcext:value-type="float">
            <text:p>359.999</text:p>
          </table:table-cell>
          <table:table-cell table:formula="of:=-LN([.H362]/11.159)" office:value-type="float" office:value="0.335821852235462" calcext:value-type="float">
            <text:p>0.335821852235462</text:p>
          </table:table-cell>
          <table:table-cell table:number-columns-repeated="7"/>
          <table:table-cell table:formula="of:=[.N362]^2" office:value-type="float" office:value="129703.700736" calcext:value-type="float">
            <text:p>129703.700736</text:p>
          </table:table-cell>
          <table:table-cell/>
          <table:table-cell table:formula="of:=[.O362]^2" office:value-type="float" office:value="0.237073469414607" calcext:value-type="float">
            <text:p>0.237073469414607</text:p>
          </table:table-cell>
          <table:table-cell table:number-columns-repeated="2"/>
          <table:table-cell table:formula="of:=[.Q362]^2" office:value-type="float" office:value="129599.280001" calcext:value-type="float">
            <text:p>129599.280001</text:p>
          </table:table-cell>
          <table:table-cell/>
          <table:table-cell table:formula="of:=[.R362]^2" office:value-type="float" office:value="0.112776316438857" calcext:value-type="float">
            <text:p>0.112776316438857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61.143" calcext:value-type="float">
            <text:p>361.143</text:p>
          </table:table-cell>
          <table:table-cell office:value-type="float" office:value="5.2157" calcext:value-type="float">
            <text:p>5.2157</text:p>
          </table:table-cell>
          <table:table-cell/>
          <table:table-cell office:value-type="float" office:value="360.999" calcext:value-type="float">
            <text:p>360.999</text:p>
          </table:table-cell>
          <table:table-cell office:value-type="float" office:value="7.9694" calcext:value-type="float">
            <text:p>7.9694</text:p>
          </table:table-cell>
          <table:table-cell table:number-columns-repeated="5"/>
          <table:table-cell office:value-type="float" office:value="361.143" calcext:value-type="float">
            <text:p>361.143</text:p>
          </table:table-cell>
          <table:table-cell table:formula="of:= -LN([.E363]/8.4971)" office:value-type="float" office:value="0.488051621178891" calcext:value-type="float">
            <text:p>0.488051621178891</text:p>
          </table:table-cell>
          <table:table-cell/>
          <table:table-cell office:value-type="float" office:value="360.999" calcext:value-type="float">
            <text:p>360.999</text:p>
          </table:table-cell>
          <table:table-cell table:formula="of:=-LN([.H363]/11.159)" office:value-type="float" office:value="0.336637139543953" calcext:value-type="float">
            <text:p>0.336637139543953</text:p>
          </table:table-cell>
          <table:table-cell table:number-columns-repeated="7"/>
          <table:table-cell table:formula="of:=[.N363]^2" office:value-type="float" office:value="130424.266449" calcext:value-type="float">
            <text:p>130424.266449</text:p>
          </table:table-cell>
          <table:table-cell/>
          <table:table-cell table:formula="of:=[.O363]^2" office:value-type="float" office:value="0.238194384935344" calcext:value-type="float">
            <text:p>0.238194384935344</text:p>
          </table:table-cell>
          <table:table-cell table:number-columns-repeated="2"/>
          <table:table-cell table:formula="of:=[.Q363]^2" office:value-type="float" office:value="130320.278001" calcext:value-type="float">
            <text:p>130320.278001</text:p>
          </table:table-cell>
          <table:table-cell/>
          <table:table-cell table:formula="of:=[.R363]^2" office:value-type="float" office:value="0.113324563720335" calcext:value-type="float">
            <text:p>0.113324563720335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62.144" calcext:value-type="float">
            <text:p>362.144</text:p>
          </table:table-cell>
          <table:table-cell office:value-type="float" office:value="5.2088" calcext:value-type="float">
            <text:p>5.2088</text:p>
          </table:table-cell>
          <table:table-cell/>
          <table:table-cell office:value-type="float" office:value="361.999" calcext:value-type="float">
            <text:p>361.999</text:p>
          </table:table-cell>
          <table:table-cell office:value-type="float" office:value="7.9619" calcext:value-type="float">
            <text:p>7.9619</text:p>
          </table:table-cell>
          <table:table-cell table:number-columns-repeated="5"/>
          <table:table-cell office:value-type="float" office:value="362.144" calcext:value-type="float">
            <text:p>362.144</text:p>
          </table:table-cell>
          <table:table-cell table:formula="of:= -LN([.E364]/8.4971)" office:value-type="float" office:value="0.489375425871234" calcext:value-type="float">
            <text:p>0.489375425871234</text:p>
          </table:table-cell>
          <table:table-cell/>
          <table:table-cell office:value-type="float" office:value="361.999" calcext:value-type="float">
            <text:p>361.999</text:p>
          </table:table-cell>
          <table:table-cell table:formula="of:=-LN([.H364]/11.159)" office:value-type="float" office:value="0.337578682362689" calcext:value-type="float">
            <text:p>0.337578682362689</text:p>
          </table:table-cell>
          <table:table-cell table:number-columns-repeated="7"/>
          <table:table-cell table:formula="of:=[.N364]^2" office:value-type="float" office:value="131148.276736" calcext:value-type="float">
            <text:p>131148.276736</text:p>
          </table:table-cell>
          <table:table-cell/>
          <table:table-cell table:formula="of:=[.O364]^2" office:value-type="float" office:value="0.239488307446652" calcext:value-type="float">
            <text:p>0.239488307446652</text:p>
          </table:table-cell>
          <table:table-cell table:number-columns-repeated="2"/>
          <table:table-cell table:formula="of:=[.Q364]^2" office:value-type="float" office:value="131043.276001" calcext:value-type="float">
            <text:p>131043.276001</text:p>
          </table:table-cell>
          <table:table-cell/>
          <table:table-cell table:formula="of:=[.R364]^2" office:value-type="float" office:value="0.113959366785729" calcext:value-type="float">
            <text:p>0.11395936678572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63.144" calcext:value-type="float">
            <text:p>363.144</text:p>
          </table:table-cell>
          <table:table-cell office:value-type="float" office:value="5.2012" calcext:value-type="float">
            <text:p>5.2012</text:p>
          </table:table-cell>
          <table:table-cell/>
          <table:table-cell office:value-type="float" office:value="362.999" calcext:value-type="float">
            <text:p>362.999</text:p>
          </table:table-cell>
          <table:table-cell office:value-type="float" office:value="7.9551" calcext:value-type="float">
            <text:p>7.9551</text:p>
          </table:table-cell>
          <table:table-cell table:number-columns-repeated="5"/>
          <table:table-cell office:value-type="float" office:value="363.144" calcext:value-type="float">
            <text:p>363.144</text:p>
          </table:table-cell>
          <table:table-cell table:formula="of:= -LN([.E365]/8.4971)" office:value-type="float" office:value="0.490835560616722" calcext:value-type="float">
            <text:p>0.490835560616722</text:p>
          </table:table-cell>
          <table:table-cell/>
          <table:table-cell office:value-type="float" office:value="362.999" calcext:value-type="float">
            <text:p>362.999</text:p>
          </table:table-cell>
          <table:table-cell table:formula="of:=-LN([.H365]/11.159)" office:value-type="float" office:value="0.33843311478258" calcext:value-type="float">
            <text:p>0.33843311478258</text:p>
          </table:table-cell>
          <table:table-cell table:number-columns-repeated="7"/>
          <table:table-cell table:formula="of:=[.N365]^2" office:value-type="float" office:value="131873.564736" calcext:value-type="float">
            <text:p>131873.564736</text:p>
          </table:table-cell>
          <table:table-cell/>
          <table:table-cell table:formula="of:=[.O365]^2" office:value-type="float" office:value="0.240919547565931" calcext:value-type="float">
            <text:p>0.240919547565931</text:p>
          </table:table-cell>
          <table:table-cell table:number-columns-repeated="2"/>
          <table:table-cell table:formula="of:=[.Q365]^2" office:value-type="float" office:value="131768.274001" calcext:value-type="float">
            <text:p>131768.274001</text:p>
          </table:table-cell>
          <table:table-cell/>
          <table:table-cell table:formula="of:=[.R365]^2" office:value-type="float" office:value="0.114536973181439" calcext:value-type="float">
            <text:p>0.11453697318143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64.143" calcext:value-type="float">
            <text:p>364.143</text:p>
          </table:table-cell>
          <table:table-cell office:value-type="float" office:value="5.1953" calcext:value-type="float">
            <text:p>5.1953</text:p>
          </table:table-cell>
          <table:table-cell/>
          <table:table-cell office:value-type="float" office:value="363.999" calcext:value-type="float">
            <text:p>363.999</text:p>
          </table:table-cell>
          <table:table-cell office:value-type="float" office:value="7.9479" calcext:value-type="float">
            <text:p>7.9479</text:p>
          </table:table-cell>
          <table:table-cell table:number-columns-repeated="5"/>
          <table:table-cell office:value-type="float" office:value="364.143" calcext:value-type="float">
            <text:p>364.143</text:p>
          </table:table-cell>
          <table:table-cell table:formula="of:= -LN([.E366]/8.4971)" office:value-type="float" office:value="0.491970558093444" calcext:value-type="float">
            <text:p>0.491970558093444</text:p>
          </table:table-cell>
          <table:table-cell/>
          <table:table-cell office:value-type="float" office:value="363.999" calcext:value-type="float">
            <text:p>363.999</text:p>
          </table:table-cell>
          <table:table-cell table:formula="of:=-LN([.H366]/11.159)" office:value-type="float" office:value="0.339338604374725" calcext:value-type="float">
            <text:p>0.339338604374725</text:p>
          </table:table-cell>
          <table:table-cell table:number-columns-repeated="7"/>
          <table:table-cell table:formula="of:=[.N366]^2" office:value-type="float" office:value="132600.124449" calcext:value-type="float">
            <text:p>132600.124449</text:p>
          </table:table-cell>
          <table:table-cell/>
          <table:table-cell table:formula="of:=[.O366]^2" office:value-type="float" office:value="0.242035030030775" calcext:value-type="float">
            <text:p>0.242035030030775</text:p>
          </table:table-cell>
          <table:table-cell table:number-columns-repeated="2"/>
          <table:table-cell table:formula="of:=[.Q366]^2" office:value-type="float" office:value="132495.272001" calcext:value-type="float">
            <text:p>132495.272001</text:p>
          </table:table-cell>
          <table:table-cell/>
          <table:table-cell table:formula="of:=[.R366]^2" office:value-type="float" office:value="0.115150688418986" calcext:value-type="float">
            <text:p>0.115150688418986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65.144" calcext:value-type="float">
            <text:p>365.144</text:p>
          </table:table-cell>
          <table:table-cell office:value-type="float" office:value="5.1881" calcext:value-type="float">
            <text:p>5.1881</text:p>
          </table:table-cell>
          <table:table-cell/>
          <table:table-cell office:value-type="float" office:value="364.999" calcext:value-type="float">
            <text:p>364.999</text:p>
          </table:table-cell>
          <table:table-cell office:value-type="float" office:value="7.942" calcext:value-type="float">
            <text:p>7.942</text:p>
          </table:table-cell>
          <table:table-cell table:number-columns-repeated="5"/>
          <table:table-cell office:value-type="float" office:value="365.144" calcext:value-type="float">
            <text:p>365.144</text:p>
          </table:table-cell>
          <table:table-cell table:formula="of:= -LN([.E367]/8.4971)" office:value-type="float" office:value="0.493357387292739" calcext:value-type="float">
            <text:p>0.493357387292739</text:p>
          </table:table-cell>
          <table:table-cell/>
          <table:table-cell office:value-type="float" office:value="364.999" calcext:value-type="float">
            <text:p>364.999</text:p>
          </table:table-cell>
          <table:table-cell table:formula="of:=-LN([.H367]/11.159)" office:value-type="float" office:value="0.340081214494504" calcext:value-type="float">
            <text:p>0.340081214494504</text:p>
          </table:table-cell>
          <table:table-cell table:number-columns-repeated="7"/>
          <table:table-cell table:formula="of:=[.N367]^2" office:value-type="float" office:value="133330.140736" calcext:value-type="float">
            <text:p>133330.140736</text:p>
          </table:table-cell>
          <table:table-cell/>
          <table:table-cell table:formula="of:=[.O367]^2" office:value-type="float" office:value="0.243401511596317" calcext:value-type="float">
            <text:p>0.243401511596317</text:p>
          </table:table-cell>
          <table:table-cell table:number-columns-repeated="2"/>
          <table:table-cell table:formula="of:=[.Q367]^2" office:value-type="float" office:value="133224.270001" calcext:value-type="float">
            <text:p>133224.270001</text:p>
          </table:table-cell>
          <table:table-cell/>
          <table:table-cell table:formula="of:=[.R367]^2" office:value-type="float" office:value="0.115655232452057" calcext:value-type="float">
            <text:p>0.115655232452057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66.144" calcext:value-type="float">
            <text:p>366.144</text:p>
          </table:table-cell>
          <table:table-cell office:value-type="float" office:value="5.181" calcext:value-type="float">
            <text:p>5.181</text:p>
          </table:table-cell>
          <table:table-cell/>
          <table:table-cell office:value-type="float" office:value="365.999" calcext:value-type="float">
            <text:p>365.999</text:p>
          </table:table-cell>
          <table:table-cell office:value-type="float" office:value="7.9341" calcext:value-type="float">
            <text:p>7.9341</text:p>
          </table:table-cell>
          <table:table-cell table:number-columns-repeated="5"/>
          <table:table-cell office:value-type="float" office:value="366.144" calcext:value-type="float">
            <text:p>366.144</text:p>
          </table:table-cell>
          <table:table-cell table:formula="of:= -LN([.E368]/8.4971)" office:value-type="float" office:value="0.494726840979098" calcext:value-type="float">
            <text:p>0.494726840979098</text:p>
          </table:table-cell>
          <table:table-cell/>
          <table:table-cell office:value-type="float" office:value="365.999" calcext:value-type="float">
            <text:p>365.999</text:p>
          </table:table-cell>
          <table:table-cell table:formula="of:=-LN([.H368]/11.159)" office:value-type="float" office:value="0.341076421207997" calcext:value-type="float">
            <text:p>0.341076421207997</text:p>
          </table:table-cell>
          <table:table-cell table:number-columns-repeated="7"/>
          <table:table-cell table:formula="of:=[.N368]^2" office:value-type="float" office:value="134061.428736" calcext:value-type="float">
            <text:p>134061.428736</text:p>
          </table:table-cell>
          <table:table-cell/>
          <table:table-cell table:formula="of:=[.O368]^2" office:value-type="float" office:value="0.244754647185158" calcext:value-type="float">
            <text:p>0.244754647185158</text:p>
          </table:table-cell>
          <table:table-cell table:number-columns-repeated="2"/>
          <table:table-cell table:formula="of:=[.Q368]^2" office:value-type="float" office:value="133955.268001" calcext:value-type="float">
            <text:p>133955.268001</text:p>
          </table:table-cell>
          <table:table-cell/>
          <table:table-cell table:formula="of:=[.R368]^2" office:value-type="float" office:value="0.116333125104055" calcext:value-type="float">
            <text:p>0.116333125104055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67.143" calcext:value-type="float">
            <text:p>367.143</text:p>
          </table:table-cell>
          <table:table-cell office:value-type="float" office:value="5.1742" calcext:value-type="float">
            <text:p>5.1742</text:p>
          </table:table-cell>
          <table:table-cell/>
          <table:table-cell office:value-type="float" office:value="366.999" calcext:value-type="float">
            <text:p>366.999</text:p>
          </table:table-cell>
          <table:table-cell office:value-type="float" office:value="7.9273" calcext:value-type="float">
            <text:p>7.9273</text:p>
          </table:table-cell>
          <table:table-cell table:number-columns-repeated="5"/>
          <table:table-cell office:value-type="float" office:value="367.143" calcext:value-type="float">
            <text:p>367.143</text:p>
          </table:table-cell>
          <table:table-cell table:formula="of:= -LN([.E369]/8.4971)" office:value-type="float" office:value="0.496040190982466" calcext:value-type="float">
            <text:p>0.496040190982466</text:p>
          </table:table-cell>
          <table:table-cell/>
          <table:table-cell office:value-type="float" office:value="366.999" calcext:value-type="float">
            <text:p>366.999</text:p>
          </table:table-cell>
          <table:table-cell table:formula="of:=-LN([.H369]/11.159)" office:value-type="float" office:value="0.341933848725946" calcext:value-type="float">
            <text:p>0.341933848725946</text:p>
          </table:table-cell>
          <table:table-cell table:number-columns-repeated="7"/>
          <table:table-cell table:formula="of:=[.N369]^2" office:value-type="float" office:value="134793.982449" calcext:value-type="float">
            <text:p>134793.982449</text:p>
          </table:table-cell>
          <table:table-cell/>
          <table:table-cell table:formula="of:=[.O369]^2" office:value-type="float" office:value="0.246055871069921" calcext:value-type="float">
            <text:p>0.246055871069921</text:p>
          </table:table-cell>
          <table:table-cell table:number-columns-repeated="2"/>
          <table:table-cell table:formula="of:=[.Q369]^2" office:value-type="float" office:value="134688.266001" calcext:value-type="float">
            <text:p>134688.266001</text:p>
          </table:table-cell>
          <table:table-cell/>
          <table:table-cell table:formula="of:=[.R369]^2" office:value-type="float" office:value="0.116918756904538" calcext:value-type="float">
            <text:p>0.116918756904538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68.144" calcext:value-type="float">
            <text:p>368.144</text:p>
          </table:table-cell>
          <table:table-cell office:value-type="float" office:value="5.1675" calcext:value-type="float">
            <text:p>5.1675</text:p>
          </table:table-cell>
          <table:table-cell/>
          <table:table-cell office:value-type="float" office:value="367.998" calcext:value-type="float">
            <text:p>367.998</text:p>
          </table:table-cell>
          <table:table-cell office:value-type="float" office:value="7.9211" calcext:value-type="float">
            <text:p>7.9211</text:p>
          </table:table-cell>
          <table:table-cell table:number-columns-repeated="5"/>
          <table:table-cell office:value-type="float" office:value="368.144" calcext:value-type="float">
            <text:p>368.144</text:p>
          </table:table-cell>
          <table:table-cell table:formula="of:= -LN([.E370]/8.4971)" office:value-type="float" office:value="0.497335916237963" calcext:value-type="float">
            <text:p>0.497335916237963</text:p>
          </table:table-cell>
          <table:table-cell/>
          <table:table-cell office:value-type="float" office:value="367.998" calcext:value-type="float">
            <text:p>367.998</text:p>
          </table:table-cell>
          <table:table-cell table:formula="of:=-LN([.H370]/11.159)" office:value-type="float" office:value="0.34271626213251" calcext:value-type="float">
            <text:p>0.34271626213251</text:p>
          </table:table-cell>
          <table:table-cell table:number-columns-repeated="7"/>
          <table:table-cell table:formula="of:=[.N370]^2" office:value-type="float" office:value="135530.004736" calcext:value-type="float">
            <text:p>135530.004736</text:p>
          </table:table-cell>
          <table:table-cell/>
          <table:table-cell table:formula="of:=[.O370]^2" office:value-type="float" office:value="0.247343013580254" calcext:value-type="float">
            <text:p>0.247343013580254</text:p>
          </table:table-cell>
          <table:table-cell table:number-columns-repeated="2"/>
          <table:table-cell table:formula="of:=[.Q370]^2" office:value-type="float" office:value="135422.528004" calcext:value-type="float">
            <text:p>135422.528004</text:p>
          </table:table-cell>
          <table:table-cell/>
          <table:table-cell table:formula="of:=[.R370]^2" office:value-type="float" office:value="0.117454436330079" calcext:value-type="float">
            <text:p>0.11745443633007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69.143" calcext:value-type="float">
            <text:p>369.143</text:p>
          </table:table-cell>
          <table:table-cell office:value-type="float" office:value="5.1612" calcext:value-type="float">
            <text:p>5.1612</text:p>
          </table:table-cell>
          <table:table-cell/>
          <table:table-cell office:value-type="float" office:value="368.999" calcext:value-type="float">
            <text:p>368.999</text:p>
          </table:table-cell>
          <table:table-cell office:value-type="float" office:value="7.9138" calcext:value-type="float">
            <text:p>7.9138</text:p>
          </table:table-cell>
          <table:table-cell table:number-columns-repeated="5"/>
          <table:table-cell office:value-type="float" office:value="369.143" calcext:value-type="float">
            <text:p>369.143</text:p>
          </table:table-cell>
          <table:table-cell table:formula="of:= -LN([.E371]/8.4971)" office:value-type="float" office:value="0.498555818216195" calcext:value-type="float">
            <text:p>0.498555818216195</text:p>
          </table:table-cell>
          <table:table-cell/>
          <table:table-cell office:value-type="float" office:value="368.999" calcext:value-type="float">
            <text:p>368.999</text:p>
          </table:table-cell>
          <table:table-cell table:formula="of:=-LN([.H371]/11.159)" office:value-type="float" office:value="0.343638276230123" calcext:value-type="float">
            <text:p>0.343638276230123</text:p>
          </table:table-cell>
          <table:table-cell table:number-columns-repeated="7"/>
          <table:table-cell table:formula="of:=[.N371]^2" office:value-type="float" office:value="136266.554449" calcext:value-type="float">
            <text:p>136266.554449</text:p>
          </table:table-cell>
          <table:table-cell/>
          <table:table-cell table:formula="of:=[.O371]^2" office:value-type="float" office:value="0.24855790387722" calcext:value-type="float">
            <text:p>0.24855790387722</text:p>
          </table:table-cell>
          <table:table-cell table:number-columns-repeated="2"/>
          <table:table-cell table:formula="of:=[.Q371]^2" office:value-type="float" office:value="136160.262001" calcext:value-type="float">
            <text:p>136160.262001</text:p>
          </table:table-cell>
          <table:table-cell/>
          <table:table-cell table:formula="of:=[.R371]^2" office:value-type="float" office:value="0.11808726489041" calcext:value-type="float">
            <text:p>0.11808726489041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70.144" calcext:value-type="float">
            <text:p>370.144</text:p>
          </table:table-cell>
          <table:table-cell office:value-type="float" office:value="5.1546" calcext:value-type="float">
            <text:p>5.1546</text:p>
          </table:table-cell>
          <table:table-cell/>
          <table:table-cell office:value-type="float" office:value="369.999" calcext:value-type="float">
            <text:p>369.999</text:p>
          </table:table-cell>
          <table:table-cell office:value-type="float" office:value="7.9065" calcext:value-type="float">
            <text:p>7.9065</text:p>
          </table:table-cell>
          <table:table-cell table:number-columns-repeated="5"/>
          <table:table-cell office:value-type="float" office:value="370.144" calcext:value-type="float">
            <text:p>370.144</text:p>
          </table:table-cell>
          <table:table-cell table:formula="of:= -LN([.E372]/8.4971)" office:value-type="float" office:value="0.49983540892182" calcext:value-type="float">
            <text:p>0.49983540892182</text:p>
          </table:table-cell>
          <table:table-cell/>
          <table:table-cell office:value-type="float" office:value="369.999" calcext:value-type="float">
            <text:p>369.999</text:p>
          </table:table-cell>
          <table:table-cell table:formula="of:=-LN([.H372]/11.159)" office:value-type="float" office:value="0.34456114122233" calcext:value-type="float">
            <text:p>0.34456114122233</text:p>
          </table:table-cell>
          <table:table-cell table:number-columns-repeated="7"/>
          <table:table-cell table:formula="of:=[.N372]^2" office:value-type="float" office:value="137006.580736" calcext:value-type="float">
            <text:p>137006.580736</text:p>
          </table:table-cell>
          <table:table-cell/>
          <table:table-cell table:formula="of:=[.O372]^2" office:value-type="float" office:value="0.249835436012043" calcext:value-type="float">
            <text:p>0.249835436012043</text:p>
          </table:table-cell>
          <table:table-cell table:number-columns-repeated="2"/>
          <table:table-cell table:formula="of:=[.Q372]^2" office:value-type="float" office:value="136899.260001" calcext:value-type="float">
            <text:p>136899.260001</text:p>
          </table:table-cell>
          <table:table-cell/>
          <table:table-cell table:formula="of:=[.R372]^2" office:value-type="float" office:value="0.118722380040434" calcext:value-type="float">
            <text:p>0.118722380040434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71.144" calcext:value-type="float">
            <text:p>371.144</text:p>
          </table:table-cell>
          <table:table-cell office:value-type="float" office:value="5.147" calcext:value-type="float">
            <text:p>5.147</text:p>
          </table:table-cell>
          <table:table-cell/>
          <table:table-cell office:value-type="float" office:value="370.999" calcext:value-type="float">
            <text:p>370.999</text:p>
          </table:table-cell>
          <table:table-cell office:value-type="float" office:value="7.8995" calcext:value-type="float">
            <text:p>7.8995</text:p>
          </table:table-cell>
          <table:table-cell table:number-columns-repeated="5"/>
          <table:table-cell office:value-type="float" office:value="371.144" calcext:value-type="float">
            <text:p>371.144</text:p>
          </table:table-cell>
          <table:table-cell table:formula="of:= -LN([.E373]/8.4971)" office:value-type="float" office:value="0.501310908141132" calcext:value-type="float">
            <text:p>0.501310908141132</text:p>
          </table:table-cell>
          <table:table-cell/>
          <table:table-cell office:value-type="float" office:value="370.999" calcext:value-type="float">
            <text:p>370.999</text:p>
          </table:table-cell>
          <table:table-cell table:formula="of:=-LN([.H373]/11.159)" office:value-type="float" office:value="0.345446880872798" calcext:value-type="float">
            <text:p>0.345446880872798</text:p>
          </table:table-cell>
          <table:table-cell table:number-columns-repeated="7"/>
          <table:table-cell table:formula="of:=[.N373]^2" office:value-type="float" office:value="137747.868736" calcext:value-type="float">
            <text:p>137747.868736</text:p>
          </table:table-cell>
          <table:table-cell/>
          <table:table-cell table:formula="of:=[.O373]^2" office:value-type="float" office:value="0.251312626621286" calcext:value-type="float">
            <text:p>0.251312626621286</text:p>
          </table:table-cell>
          <table:table-cell table:number-columns-repeated="2"/>
          <table:table-cell table:formula="of:=[.Q373]^2" office:value-type="float" office:value="137640.258001" calcext:value-type="float">
            <text:p>137640.258001</text:p>
          </table:table-cell>
          <table:table-cell/>
          <table:table-cell table:formula="of:=[.R373]^2" office:value-type="float" office:value="0.119333547504745" calcext:value-type="float">
            <text:p>0.119333547504745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72.143" calcext:value-type="float">
            <text:p>372.143</text:p>
          </table:table-cell>
          <table:table-cell office:value-type="float" office:value="5.1406" calcext:value-type="float">
            <text:p>5.1406</text:p>
          </table:table-cell>
          <table:table-cell/>
          <table:table-cell office:value-type="float" office:value="371.999" calcext:value-type="float">
            <text:p>371.999</text:p>
          </table:table-cell>
          <table:table-cell office:value-type="float" office:value="7.8925" calcext:value-type="float">
            <text:p>7.8925</text:p>
          </table:table-cell>
          <table:table-cell table:number-columns-repeated="5"/>
          <table:table-cell office:value-type="float" office:value="372.143" calcext:value-type="float">
            <text:p>372.143</text:p>
          </table:table-cell>
          <table:table-cell table:formula="of:= -LN([.E374]/8.4971)" office:value-type="float" office:value="0.502555124639759" calcext:value-type="float">
            <text:p>0.502555124639759</text:p>
          </table:table-cell>
          <table:table-cell/>
          <table:table-cell office:value-type="float" office:value="371.999" calcext:value-type="float">
            <text:p>371.999</text:p>
          </table:table-cell>
          <table:table-cell table:formula="of:=-LN([.H374]/11.159)" office:value-type="float" office:value="0.346333405753555" calcext:value-type="float">
            <text:p>0.346333405753555</text:p>
          </table:table-cell>
          <table:table-cell table:number-columns-repeated="7"/>
          <table:table-cell table:formula="of:=[.N374]^2" office:value-type="float" office:value="138490.412449" calcext:value-type="float">
            <text:p>138490.412449</text:p>
          </table:table-cell>
          <table:table-cell/>
          <table:table-cell table:formula="of:=[.O374]^2" office:value-type="float" office:value="0.252561653301684" calcext:value-type="float">
            <text:p>0.252561653301684</text:p>
          </table:table-cell>
          <table:table-cell table:number-columns-repeated="2"/>
          <table:table-cell table:formula="of:=[.Q374]^2" office:value-type="float" office:value="138383.256001" calcext:value-type="float">
            <text:p>138383.256001</text:p>
          </table:table-cell>
          <table:table-cell/>
          <table:table-cell table:formula="of:=[.R374]^2" office:value-type="float" office:value="0.119946827940856" calcext:value-type="float">
            <text:p>0.119946827940856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73.143" calcext:value-type="float">
            <text:p>373.143</text:p>
          </table:table-cell>
          <table:table-cell office:value-type="float" office:value="5.1341" calcext:value-type="float">
            <text:p>5.1341</text:p>
          </table:table-cell>
          <table:table-cell/>
          <table:table-cell office:value-type="float" office:value="372.998" calcext:value-type="float">
            <text:p>372.998</text:p>
          </table:table-cell>
          <table:table-cell office:value-type="float" office:value="7.8857" calcext:value-type="float">
            <text:p>7.8857</text:p>
          </table:table-cell>
          <table:table-cell table:number-columns-repeated="5"/>
          <table:table-cell office:value-type="float" office:value="373.143" calcext:value-type="float">
            <text:p>373.143</text:p>
          </table:table-cell>
          <table:table-cell table:formula="of:= -LN([.E375]/8.4971)" office:value-type="float" office:value="0.503820368562623" calcext:value-type="float">
            <text:p>0.503820368562623</text:p>
          </table:table-cell>
          <table:table-cell/>
          <table:table-cell office:value-type="float" office:value="372.998" calcext:value-type="float">
            <text:p>372.998</text:p>
          </table:table-cell>
          <table:table-cell table:formula="of:=-LN([.H375]/11.159)" office:value-type="float" office:value="0.347195354571672" calcext:value-type="float">
            <text:p>0.347195354571672</text:p>
          </table:table-cell>
          <table:table-cell table:number-columns-repeated="7"/>
          <table:table-cell table:formula="of:=[.N375]^2" office:value-type="float" office:value="139235.698449" calcext:value-type="float">
            <text:p>139235.698449</text:p>
          </table:table-cell>
          <table:table-cell/>
          <table:table-cell table:formula="of:=[.O375]^2" office:value-type="float" office:value="0.253834963778577" calcext:value-type="float">
            <text:p>0.253834963778577</text:p>
          </table:table-cell>
          <table:table-cell table:number-columns-repeated="2"/>
          <table:table-cell table:formula="of:=[.Q375]^2" office:value-type="float" office:value="139127.508004" calcext:value-type="float">
            <text:p>139127.508004</text:p>
          </table:table-cell>
          <table:table-cell/>
          <table:table-cell table:formula="of:=[.R375]^2" office:value-type="float" office:value="0.120544614236149" calcext:value-type="float">
            <text:p>0.12054461423614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74.144" calcext:value-type="float">
            <text:p>374.144</text:p>
          </table:table-cell>
          <table:table-cell office:value-type="float" office:value="5.1274" calcext:value-type="float">
            <text:p>5.1274</text:p>
          </table:table-cell>
          <table:table-cell/>
          <table:table-cell office:value-type="float" office:value="373.999" calcext:value-type="float">
            <text:p>373.999</text:p>
          </table:table-cell>
          <table:table-cell office:value-type="float" office:value="7.878" calcext:value-type="float">
            <text:p>7.878</text:p>
          </table:table-cell>
          <table:table-cell table:number-columns-repeated="5"/>
          <table:table-cell office:value-type="float" office:value="374.144" calcext:value-type="float">
            <text:p>374.144</text:p>
          </table:table-cell>
          <table:table-cell table:formula="of:= -LN([.E376]/8.4971)" office:value-type="float" office:value="0.505126220719149" calcext:value-type="float">
            <text:p>0.505126220719149</text:p>
          </table:table-cell>
          <table:table-cell/>
          <table:table-cell office:value-type="float" office:value="373.999" calcext:value-type="float">
            <text:p>373.999</text:p>
          </table:table-cell>
          <table:table-cell table:formula="of:=-LN([.H376]/11.159)" office:value-type="float" office:value="0.34817228265485" calcext:value-type="float">
            <text:p>0.34817228265485</text:p>
          </table:table-cell>
          <table:table-cell table:number-columns-repeated="7"/>
          <table:table-cell table:formula="of:=[.N376]^2" office:value-type="float" office:value="139983.732736" calcext:value-type="float">
            <text:p>139983.732736</text:p>
          </table:table-cell>
          <table:table-cell/>
          <table:table-cell table:formula="of:=[.O376]^2" office:value-type="float" office:value="0.255152498858011" calcext:value-type="float">
            <text:p>0.255152498858011</text:p>
          </table:table-cell>
          <table:table-cell table:number-columns-repeated="2"/>
          <table:table-cell table:formula="of:=[.Q376]^2" office:value-type="float" office:value="139875.252001" calcext:value-type="float">
            <text:p>139875.252001</text:p>
          </table:table-cell>
          <table:table-cell/>
          <table:table-cell table:formula="of:=[.R376]^2" office:value-type="float" office:value="0.121223938409089" calcext:value-type="float">
            <text:p>0.12122393840908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75.144" calcext:value-type="float">
            <text:p>375.144</text:p>
          </table:table-cell>
          <table:table-cell office:value-type="float" office:value="5.1199" calcext:value-type="float">
            <text:p>5.1199</text:p>
          </table:table-cell>
          <table:table-cell/>
          <table:table-cell office:value-type="float" office:value="374.999" calcext:value-type="float">
            <text:p>374.999</text:p>
          </table:table-cell>
          <table:table-cell office:value-type="float" office:value="7.8716" calcext:value-type="float">
            <text:p>7.8716</text:p>
          </table:table-cell>
          <table:table-cell table:number-columns-repeated="5"/>
          <table:table-cell office:value-type="float" office:value="375.144" calcext:value-type="float">
            <text:p>375.144</text:p>
          </table:table-cell>
          <table:table-cell table:formula="of:= -LN([.E377]/8.4971)" office:value-type="float" office:value="0.50659002120107" calcext:value-type="float">
            <text:p>0.50659002120107</text:p>
          </table:table-cell>
          <table:table-cell/>
          <table:table-cell office:value-type="float" office:value="374.999" calcext:value-type="float">
            <text:p>374.999</text:p>
          </table:table-cell>
          <table:table-cell table:formula="of:=-LN([.H377]/11.159)" office:value-type="float" office:value="0.348985001752767" calcext:value-type="float">
            <text:p>0.348985001752767</text:p>
          </table:table-cell>
          <table:table-cell table:number-columns-repeated="7"/>
          <table:table-cell table:formula="of:=[.N377]^2" office:value-type="float" office:value="140733.020736" calcext:value-type="float">
            <text:p>140733.020736</text:p>
          </table:table-cell>
          <table:table-cell/>
          <table:table-cell table:formula="of:=[.O377]^2" office:value-type="float" office:value="0.256633449580501" calcext:value-type="float">
            <text:p>0.256633449580501</text:p>
          </table:table-cell>
          <table:table-cell table:number-columns-repeated="2"/>
          <table:table-cell table:formula="of:=[.Q377]^2" office:value-type="float" office:value="140624.250001" calcext:value-type="float">
            <text:p>140624.250001</text:p>
          </table:table-cell>
          <table:table-cell/>
          <table:table-cell table:formula="of:=[.R377]^2" office:value-type="float" office:value="0.121790531448379" calcext:value-type="float">
            <text:p>0.12179053144837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76.144" calcext:value-type="float">
            <text:p>376.144</text:p>
          </table:table-cell>
          <table:table-cell office:value-type="float" office:value="5.1129" calcext:value-type="float">
            <text:p>5.1129</text:p>
          </table:table-cell>
          <table:table-cell/>
          <table:table-cell office:value-type="float" office:value="375.999" calcext:value-type="float">
            <text:p>375.999</text:p>
          </table:table-cell>
          <table:table-cell office:value-type="float" office:value="7.8653" calcext:value-type="float">
            <text:p>7.8653</text:p>
          </table:table-cell>
          <table:table-cell table:number-columns-repeated="5"/>
          <table:table-cell office:value-type="float" office:value="376.144" calcext:value-type="float">
            <text:p>376.144</text:p>
          </table:table-cell>
          <table:table-cell table:formula="of:= -LN([.E378]/8.4971)" office:value-type="float" office:value="0.507958170894586" calcext:value-type="float">
            <text:p>0.507958170894586</text:p>
          </table:table-cell>
          <table:table-cell/>
          <table:table-cell office:value-type="float" office:value="375.999" calcext:value-type="float">
            <text:p>375.999</text:p>
          </table:table-cell>
          <table:table-cell table:formula="of:=-LN([.H378]/11.159)" office:value-type="float" office:value="0.349785667746267" calcext:value-type="float">
            <text:p>0.349785667746267</text:p>
          </table:table-cell>
          <table:table-cell table:number-columns-repeated="7"/>
          <table:table-cell table:formula="of:=[.N378]^2" office:value-type="float" office:value="141484.308736" calcext:value-type="float">
            <text:p>141484.308736</text:p>
          </table:table-cell>
          <table:table-cell/>
          <table:table-cell table:formula="of:=[.O378]^2" office:value-type="float" office:value="0.258021503378573" calcext:value-type="float">
            <text:p>0.258021503378573</text:p>
          </table:table-cell>
          <table:table-cell table:number-columns-repeated="2"/>
          <table:table-cell table:formula="of:=[.Q378]^2" office:value-type="float" office:value="141375.248001" calcext:value-type="float">
            <text:p>141375.248001</text:p>
          </table:table-cell>
          <table:table-cell/>
          <table:table-cell table:formula="of:=[.R378]^2" office:value-type="float" office:value="0.122350013360702" calcext:value-type="float">
            <text:p>0.122350013360702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77.144" calcext:value-type="float">
            <text:p>377.144</text:p>
          </table:table-cell>
          <table:table-cell office:value-type="float" office:value="5.1075" calcext:value-type="float">
            <text:p>5.1075</text:p>
          </table:table-cell>
          <table:table-cell/>
          <table:table-cell office:value-type="float" office:value="376.999" calcext:value-type="float">
            <text:p>376.999</text:p>
          </table:table-cell>
          <table:table-cell office:value-type="float" office:value="7.8588" calcext:value-type="float">
            <text:p>7.8588</text:p>
          </table:table-cell>
          <table:table-cell table:number-columns-repeated="5"/>
          <table:table-cell office:value-type="float" office:value="377.144" calcext:value-type="float">
            <text:p>377.144</text:p>
          </table:table-cell>
          <table:table-cell table:formula="of:= -LN([.E379]/8.4971)" office:value-type="float" office:value="0.509014881102109" calcext:value-type="float">
            <text:p>0.509014881102109</text:p>
          </table:table-cell>
          <table:table-cell/>
          <table:table-cell office:value-type="float" office:value="376.999" calcext:value-type="float">
            <text:p>376.999</text:p>
          </table:table-cell>
          <table:table-cell table:formula="of:=-LN([.H379]/11.159)" office:value-type="float" office:value="0.350612424173693" calcext:value-type="float">
            <text:p>0.350612424173693</text:p>
          </table:table-cell>
          <table:table-cell table:number-columns-repeated="7"/>
          <table:table-cell table:formula="of:=[.N379]^2" office:value-type="float" office:value="142237.596736" calcext:value-type="float">
            <text:p>142237.596736</text:p>
          </table:table-cell>
          <table:table-cell/>
          <table:table-cell table:formula="of:=[.O379]^2" office:value-type="float" office:value="0.259096149183394" calcext:value-type="float">
            <text:p>0.259096149183394</text:p>
          </table:table-cell>
          <table:table-cell table:number-columns-repeated="2"/>
          <table:table-cell table:formula="of:=[.Q379]^2" office:value-type="float" office:value="142128.246001" calcext:value-type="float">
            <text:p>142128.246001</text:p>
          </table:table-cell>
          <table:table-cell/>
          <table:table-cell table:formula="of:=[.R379]^2" office:value-type="float" office:value="0.122929071984954" calcext:value-type="float">
            <text:p>0.122929071984954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78.144" calcext:value-type="float">
            <text:p>378.144</text:p>
          </table:table-cell>
          <table:table-cell office:value-type="float" office:value="5.101" calcext:value-type="float">
            <text:p>5.101</text:p>
          </table:table-cell>
          <table:table-cell/>
          <table:table-cell office:value-type="float" office:value="377.999" calcext:value-type="float">
            <text:p>377.999</text:p>
          </table:table-cell>
          <table:table-cell office:value-type="float" office:value="7.853" calcext:value-type="float">
            <text:p>7.853</text:p>
          </table:table-cell>
          <table:table-cell table:number-columns-repeated="5"/>
          <table:table-cell office:value-type="float" office:value="378.144" calcext:value-type="float">
            <text:p>378.144</text:p>
          </table:table-cell>
          <table:table-cell table:formula="of:= -LN([.E380]/8.4971)" office:value-type="float" office:value="0.51028832987096" calcext:value-type="float">
            <text:p>0.51028832987096</text:p>
          </table:table-cell>
          <table:table-cell/>
          <table:table-cell office:value-type="float" office:value="377.999" calcext:value-type="float">
            <text:p>377.999</text:p>
          </table:table-cell>
          <table:table-cell table:formula="of:=-LN([.H380]/11.159)" office:value-type="float" office:value="0.351350722810827" calcext:value-type="float">
            <text:p>0.351350722810827</text:p>
          </table:table-cell>
          <table:table-cell table:number-columns-repeated="7"/>
          <table:table-cell table:formula="of:=[.N380]^2" office:value-type="float" office:value="142992.884736" calcext:value-type="float">
            <text:p>142992.884736</text:p>
          </table:table-cell>
          <table:table-cell/>
          <table:table-cell table:formula="of:=[.O380]^2" office:value-type="float" office:value="0.260394179602493" calcext:value-type="float">
            <text:p>0.260394179602493</text:p>
          </table:table-cell>
          <table:table-cell table:number-columns-repeated="2"/>
          <table:table-cell table:formula="of:=[.Q380]^2" office:value-type="float" office:value="142883.244001" calcext:value-type="float">
            <text:p>142883.244001</text:p>
          </table:table-cell>
          <table:table-cell/>
          <table:table-cell table:formula="of:=[.R380]^2" office:value-type="float" office:value="0.12344733041969" calcext:value-type="float">
            <text:p>0.1234473304196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79.144" calcext:value-type="float">
            <text:p>379.144</text:p>
          </table:table-cell>
          <table:table-cell office:value-type="float" office:value="5.0935" calcext:value-type="float">
            <text:p>5.0935</text:p>
          </table:table-cell>
          <table:table-cell/>
          <table:table-cell office:value-type="float" office:value="378.999" calcext:value-type="float">
            <text:p>378.999</text:p>
          </table:table-cell>
          <table:table-cell office:value-type="float" office:value="7.846" calcext:value-type="float">
            <text:p>7.846</text:p>
          </table:table-cell>
          <table:table-cell table:number-columns-repeated="5"/>
          <table:table-cell office:value-type="float" office:value="379.144" calcext:value-type="float">
            <text:p>379.144</text:p>
          </table:table-cell>
          <table:table-cell table:formula="of:= -LN([.E381]/8.4971)" office:value-type="float" office:value="0.511759711763765" calcext:value-type="float">
            <text:p>0.511759711763765</text:p>
          </table:table-cell>
          <table:table-cell/>
          <table:table-cell office:value-type="float" office:value="378.999" calcext:value-type="float">
            <text:p>378.999</text:p>
          </table:table-cell>
          <table:table-cell table:formula="of:=-LN([.H381]/11.159)" office:value-type="float" office:value="0.352242499416203" calcext:value-type="float">
            <text:p>0.352242499416203</text:p>
          </table:table-cell>
          <table:table-cell table:number-columns-repeated="7"/>
          <table:table-cell table:formula="of:=[.N381]^2" office:value-type="float" office:value="143750.172736" calcext:value-type="float">
            <text:p>143750.172736</text:p>
          </table:table-cell>
          <table:table-cell/>
          <table:table-cell table:formula="of:=[.O381]^2" office:value-type="float" office:value="0.261898002584532" calcext:value-type="float">
            <text:p>0.261898002584532</text:p>
          </table:table-cell>
          <table:table-cell table:number-columns-repeated="2"/>
          <table:table-cell table:formula="of:=[.Q381]^2" office:value-type="float" office:value="143640.242001" calcext:value-type="float">
            <text:p>143640.242001</text:p>
          </table:table-cell>
          <table:table-cell/>
          <table:table-cell table:formula="of:=[.R381]^2" office:value-type="float" office:value="0.124074778394974" calcext:value-type="float">
            <text:p>0.124074778394974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80.144" calcext:value-type="float">
            <text:p>380.144</text:p>
          </table:table-cell>
          <table:table-cell office:value-type="float" office:value="5.0864" calcext:value-type="float">
            <text:p>5.0864</text:p>
          </table:table-cell>
          <table:table-cell/>
          <table:table-cell office:value-type="float" office:value="379.999" calcext:value-type="float">
            <text:p>379.999</text:p>
          </table:table-cell>
          <table:table-cell office:value-type="float" office:value="7.8403" calcext:value-type="float">
            <text:p>7.8403</text:p>
          </table:table-cell>
          <table:table-cell table:number-columns-repeated="5"/>
          <table:table-cell office:value-type="float" office:value="380.144" calcext:value-type="float">
            <text:p>380.144</text:p>
          </table:table-cell>
          <table:table-cell table:formula="of:= -LN([.E382]/8.4971)" office:value-type="float" office:value="0.513154617637348" calcext:value-type="float">
            <text:p>0.513154617637348</text:p>
          </table:table-cell>
          <table:table-cell/>
          <table:table-cell office:value-type="float" office:value="379.999" calcext:value-type="float">
            <text:p>379.999</text:p>
          </table:table-cell>
          <table:table-cell table:formula="of:=-LN([.H382]/11.159)" office:value-type="float" office:value="0.352969248267223" calcext:value-type="float">
            <text:p>0.352969248267223</text:p>
          </table:table-cell>
          <table:table-cell table:number-columns-repeated="7"/>
          <table:table-cell table:formula="of:=[.N382]^2" office:value-type="float" office:value="144509.460736" calcext:value-type="float">
            <text:p>144509.460736</text:p>
          </table:table-cell>
          <table:table-cell/>
          <table:table-cell table:formula="of:=[.O382]^2" office:value-type="float" office:value="0.263327661602533" calcext:value-type="float">
            <text:p>0.263327661602533</text:p>
          </table:table-cell>
          <table:table-cell table:number-columns-repeated="2"/>
          <table:table-cell table:formula="of:=[.Q382]^2" office:value-type="float" office:value="144399.240001" calcext:value-type="float">
            <text:p>144399.240001</text:p>
          </table:table-cell>
          <table:table-cell/>
          <table:table-cell table:formula="of:=[.R382]^2" office:value-type="float" office:value="0.124587290222329" calcext:value-type="float">
            <text:p>0.12458729022232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81.144" calcext:value-type="float">
            <text:p>381.144</text:p>
          </table:table-cell>
          <table:table-cell office:value-type="float" office:value="5.0796" calcext:value-type="float">
            <text:p>5.0796</text:p>
          </table:table-cell>
          <table:table-cell/>
          <table:table-cell office:value-type="float" office:value="380.998" calcext:value-type="float">
            <text:p>380.998</text:p>
          </table:table-cell>
          <table:table-cell office:value-type="float" office:value="7.8336" calcext:value-type="float">
            <text:p>7.8336</text:p>
          </table:table-cell>
          <table:table-cell table:number-columns-repeated="5"/>
          <table:table-cell office:value-type="float" office:value="381.144" calcext:value-type="float">
            <text:p>381.144</text:p>
          </table:table-cell>
          <table:table-cell table:formula="of:= -LN([.E383]/8.4971)" office:value-type="float" office:value="0.514492410479008" calcext:value-type="float">
            <text:p>0.514492410479008</text:p>
          </table:table-cell>
          <table:table-cell/>
          <table:table-cell office:value-type="float" office:value="380.998" calcext:value-type="float">
            <text:p>380.998</text:p>
          </table:table-cell>
          <table:table-cell table:formula="of:=-LN([.H383]/11.159)" office:value-type="float" office:value="0.353824172747804" calcext:value-type="float">
            <text:p>0.353824172747804</text:p>
          </table:table-cell>
          <table:table-cell table:number-columns-repeated="7"/>
          <table:table-cell table:formula="of:=[.N383]^2" office:value-type="float" office:value="145270.748736" calcext:value-type="float">
            <text:p>145270.748736</text:p>
          </table:table-cell>
          <table:table-cell/>
          <table:table-cell table:formula="of:=[.O383]^2" office:value-type="float" office:value="0.2647024404405" calcext:value-type="float">
            <text:p>0.2647024404405</text:p>
          </table:table-cell>
          <table:table-cell table:number-columns-repeated="2"/>
          <table:table-cell table:formula="of:=[.Q383]^2" office:value-type="float" office:value="145159.476004" calcext:value-type="float">
            <text:p>145159.476004</text:p>
          </table:table-cell>
          <table:table-cell/>
          <table:table-cell table:formula="of:=[.R383]^2" office:value-type="float" office:value="0.125191545220668" calcext:value-type="float">
            <text:p>0.125191545220668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82.143" calcext:value-type="float">
            <text:p>382.143</text:p>
          </table:table-cell>
          <table:table-cell office:value-type="float" office:value="5.0735" calcext:value-type="float">
            <text:p>5.0735</text:p>
          </table:table-cell>
          <table:table-cell/>
          <table:table-cell office:value-type="float" office:value="381.999" calcext:value-type="float">
            <text:p>381.999</text:p>
          </table:table-cell>
          <table:table-cell office:value-type="float" office:value="7.8264" calcext:value-type="float">
            <text:p>7.8264</text:p>
          </table:table-cell>
          <table:table-cell table:number-columns-repeated="5"/>
          <table:table-cell office:value-type="float" office:value="382.143" calcext:value-type="float">
            <text:p>382.143</text:p>
          </table:table-cell>
          <table:table-cell table:formula="of:= -LN([.E384]/8.4971)" office:value-type="float" office:value="0.515694014074749" calcext:value-type="float">
            <text:p>0.515694014074749</text:p>
          </table:table-cell>
          <table:table-cell/>
          <table:table-cell office:value-type="float" office:value="381.999" calcext:value-type="float">
            <text:p>381.999</text:p>
          </table:table-cell>
          <table:table-cell table:formula="of:=-LN([.H384]/11.159)" office:value-type="float" office:value="0.354743713042482" calcext:value-type="float">
            <text:p>0.354743713042482</text:p>
          </table:table-cell>
          <table:table-cell table:number-columns-repeated="7"/>
          <table:table-cell table:formula="of:=[.N384]^2" office:value-type="float" office:value="146033.272449" calcext:value-type="float">
            <text:p>146033.272449</text:p>
          </table:table-cell>
          <table:table-cell/>
          <table:table-cell table:formula="of:=[.O384]^2" office:value-type="float" office:value="0.265940316152527" calcext:value-type="float">
            <text:p>0.265940316152527</text:p>
          </table:table-cell>
          <table:table-cell table:number-columns-repeated="2"/>
          <table:table-cell table:formula="of:=[.Q384]^2" office:value-type="float" office:value="145923.236001" calcext:value-type="float">
            <text:p>145923.236001</text:p>
          </table:table-cell>
          <table:table-cell/>
          <table:table-cell table:formula="of:=[.R384]^2" office:value-type="float" office:value="0.125843101943167" calcext:value-type="float">
            <text:p>0.125843101943167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83.143" calcext:value-type="float">
            <text:p>383.143</text:p>
          </table:table-cell>
          <table:table-cell office:value-type="float" office:value="5.0672" calcext:value-type="float">
            <text:p>5.0672</text:p>
          </table:table-cell>
          <table:table-cell/>
          <table:table-cell office:value-type="float" office:value="382.999" calcext:value-type="float">
            <text:p>382.999</text:p>
          </table:table-cell>
          <table:table-cell office:value-type="float" office:value="7.8201" calcext:value-type="float">
            <text:p>7.8201</text:p>
          </table:table-cell>
          <table:table-cell table:number-columns-repeated="5"/>
          <table:table-cell office:value-type="float" office:value="383.143" calcext:value-type="float">
            <text:p>383.143</text:p>
          </table:table-cell>
          <table:table-cell table:formula="of:= -LN([.E385]/8.4971)" office:value-type="float" office:value="0.516936532009511" calcext:value-type="float">
            <text:p>0.516936532009511</text:p>
          </table:table-cell>
          <table:table-cell/>
          <table:table-cell office:value-type="float" office:value="382.999" calcext:value-type="float">
            <text:p>382.999</text:p>
          </table:table-cell>
          <table:table-cell table:formula="of:=-LN([.H385]/11.159)" office:value-type="float" office:value="0.355549005004322" calcext:value-type="float">
            <text:p>0.355549005004322</text:p>
          </table:table-cell>
          <table:table-cell table:number-columns-repeated="7"/>
          <table:table-cell table:formula="of:=[.N385]^2" office:value-type="float" office:value="146798.558449" calcext:value-type="float">
            <text:p>146798.558449</text:p>
          </table:table-cell>
          <table:table-cell/>
          <table:table-cell table:formula="of:=[.O385]^2" office:value-type="float" office:value="0.26722337812602" calcext:value-type="float">
            <text:p>0.26722337812602</text:p>
          </table:table-cell>
          <table:table-cell table:number-columns-repeated="2"/>
          <table:table-cell table:formula="of:=[.Q385]^2" office:value-type="float" office:value="146688.234001" calcext:value-type="float">
            <text:p>146688.234001</text:p>
          </table:table-cell>
          <table:table-cell/>
          <table:table-cell table:formula="of:=[.R385]^2" office:value-type="float" office:value="0.126415094959563" calcext:value-type="float">
            <text:p>0.126415094959563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84.143" calcext:value-type="float">
            <text:p>384.143</text:p>
          </table:table-cell>
          <table:table-cell office:value-type="float" office:value="5.0604" calcext:value-type="float">
            <text:p>5.0604</text:p>
          </table:table-cell>
          <table:table-cell/>
          <table:table-cell office:value-type="float" office:value="383.999" calcext:value-type="float">
            <text:p>383.999</text:p>
          </table:table-cell>
          <table:table-cell office:value-type="float" office:value="7.8138" calcext:value-type="float">
            <text:p>7.8138</text:p>
          </table:table-cell>
          <table:table-cell table:number-columns-repeated="5"/>
          <table:table-cell office:value-type="float" office:value="384.143" calcext:value-type="float">
            <text:p>384.143</text:p>
          </table:table-cell>
          <table:table-cell table:formula="of:= -LN([.E386]/8.4971)" office:value-type="float" office:value="0.518279397253372" calcext:value-type="float">
            <text:p>0.518279397253372</text:p>
          </table:table-cell>
          <table:table-cell/>
          <table:table-cell office:value-type="float" office:value="383.999" calcext:value-type="float">
            <text:p>383.999</text:p>
          </table:table-cell>
          <table:table-cell table:formula="of:=-LN([.H386]/11.159)" office:value-type="float" office:value="0.356354945983989" calcext:value-type="float">
            <text:p>0.356354945983989</text:p>
          </table:table-cell>
          <table:table-cell table:number-columns-repeated="7"/>
          <table:table-cell table:formula="of:=[.N386]^2" office:value-type="float" office:value="147565.844449" calcext:value-type="float">
            <text:p>147565.844449</text:p>
          </table:table-cell>
          <table:table-cell/>
          <table:table-cell table:formula="of:=[.O386]^2" office:value-type="float" office:value="0.268613533617319" calcext:value-type="float">
            <text:p>0.268613533617319</text:p>
          </table:table-cell>
          <table:table-cell table:number-columns-repeated="2"/>
          <table:table-cell table:formula="of:=[.Q386]^2" office:value-type="float" office:value="147455.232001" calcext:value-type="float">
            <text:p>147455.232001</text:p>
          </table:table-cell>
          <table:table-cell/>
          <table:table-cell table:formula="of:=[.R386]^2" office:value-type="float" office:value="0.126988847527252" calcext:value-type="float">
            <text:p>0.126988847527252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85.143" calcext:value-type="float">
            <text:p>385.143</text:p>
          </table:table-cell>
          <table:table-cell office:value-type="float" office:value="5.0536" calcext:value-type="float">
            <text:p>5.0536</text:p>
          </table:table-cell>
          <table:table-cell/>
          <table:table-cell office:value-type="float" office:value="384.999" calcext:value-type="float">
            <text:p>384.999</text:p>
          </table:table-cell>
          <table:table-cell office:value-type="float" office:value="7.8076" calcext:value-type="float">
            <text:p>7.8076</text:p>
          </table:table-cell>
          <table:table-cell table:number-columns-repeated="5"/>
          <table:table-cell office:value-type="float" office:value="385.143" calcext:value-type="float">
            <text:p>385.143</text:p>
          </table:table-cell>
          <table:table-cell table:formula="of:= -LN([.E387]/8.4971)" office:value-type="float" office:value="0.519624068209396" calcext:value-type="float">
            <text:p>0.519624068209396</text:p>
          </table:table-cell>
          <table:table-cell/>
          <table:table-cell office:value-type="float" office:value="384.999" calcext:value-type="float">
            <text:p>384.999</text:p>
          </table:table-cell>
          <table:table-cell table:formula="of:=-LN([.H387]/11.159)" office:value-type="float" office:value="0.357148728913246" calcext:value-type="float">
            <text:p>0.357148728913246</text:p>
          </table:table-cell>
          <table:table-cell table:number-columns-repeated="7"/>
          <table:table-cell table:formula="of:=[.N387]^2" office:value-type="float" office:value="148335.130449" calcext:value-type="float">
            <text:p>148335.130449</text:p>
          </table:table-cell>
          <table:table-cell/>
          <table:table-cell table:formula="of:=[.O387]^2" office:value-type="float" office:value="0.270009172262483" calcext:value-type="float">
            <text:p>0.270009172262483</text:p>
          </table:table-cell>
          <table:table-cell table:number-columns-repeated="2"/>
          <table:table-cell table:formula="of:=[.Q387]^2" office:value-type="float" office:value="148224.230001" calcext:value-type="float">
            <text:p>148224.230001</text:p>
          </table:table-cell>
          <table:table-cell/>
          <table:table-cell table:formula="of:=[.R387]^2" office:value-type="float" office:value="0.127555214564347" calcext:value-type="float">
            <text:p>0.127555214564347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86.143" calcext:value-type="float">
            <text:p>386.143</text:p>
          </table:table-cell>
          <table:table-cell office:value-type="float" office:value="5.0474" calcext:value-type="float">
            <text:p>5.0474</text:p>
          </table:table-cell>
          <table:table-cell/>
          <table:table-cell office:value-type="float" office:value="385.999" calcext:value-type="float">
            <text:p>385.999</text:p>
          </table:table-cell>
          <table:table-cell office:value-type="float" office:value="7.8005" calcext:value-type="float">
            <text:p>7.8005</text:p>
          </table:table-cell>
          <table:table-cell table:number-columns-repeated="5"/>
          <table:table-cell office:value-type="float" office:value="386.143" calcext:value-type="float">
            <text:p>386.143</text:p>
          </table:table-cell>
          <table:table-cell table:formula="of:= -LN([.E388]/8.4971)" office:value-type="float" office:value="0.520851669591164" calcext:value-type="float">
            <text:p>0.520851669591164</text:p>
          </table:table-cell>
          <table:table-cell/>
          <table:table-cell office:value-type="float" office:value="385.999" calcext:value-type="float">
            <text:p>385.999</text:p>
          </table:table-cell>
          <table:table-cell table:formula="of:=-LN([.H388]/11.159)" office:value-type="float" office:value="0.358058512998397" calcext:value-type="float">
            <text:p>0.358058512998397</text:p>
          </table:table-cell>
          <table:table-cell table:number-columns-repeated="7"/>
          <table:table-cell table:formula="of:=[.N388]^2" office:value-type="float" office:value="149106.416449" calcext:value-type="float">
            <text:p>149106.416449</text:p>
          </table:table-cell>
          <table:table-cell/>
          <table:table-cell table:formula="of:=[.O388]^2" office:value-type="float" office:value="0.271286461715903" calcext:value-type="float">
            <text:p>0.271286461715903</text:p>
          </table:table-cell>
          <table:table-cell table:number-columns-repeated="2"/>
          <table:table-cell table:formula="of:=[.Q388]^2" office:value-type="float" office:value="148995.228001" calcext:value-type="float">
            <text:p>148995.228001</text:p>
          </table:table-cell>
          <table:table-cell/>
          <table:table-cell table:formula="of:=[.R388]^2" office:value-type="float" office:value="0.128205898730623" calcext:value-type="float">
            <text:p>0.128205898730623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87.143" calcext:value-type="float">
            <text:p>387.143</text:p>
          </table:table-cell>
          <table:table-cell office:value-type="float" office:value="5.0397" calcext:value-type="float">
            <text:p>5.0397</text:p>
          </table:table-cell>
          <table:table-cell/>
          <table:table-cell office:value-type="float" office:value="386.999" calcext:value-type="float">
            <text:p>386.999</text:p>
          </table:table-cell>
          <table:table-cell office:value-type="float" office:value="7.7941" calcext:value-type="float">
            <text:p>7.7941</text:p>
          </table:table-cell>
          <table:table-cell table:number-columns-repeated="5"/>
          <table:table-cell office:value-type="float" office:value="387.143" calcext:value-type="float">
            <text:p>387.143</text:p>
          </table:table-cell>
          <table:table-cell table:formula="of:= -LN([.E389]/8.4971)" office:value-type="float" office:value="0.522378372309608" calcext:value-type="float">
            <text:p>0.522378372309608</text:p>
          </table:table-cell>
          <table:table-cell/>
          <table:table-cell office:value-type="float" office:value="386.999" calcext:value-type="float">
            <text:p>386.999</text:p>
          </table:table-cell>
          <table:table-cell table:formula="of:=-LN([.H389]/11.159)" office:value-type="float" office:value="0.35887930998701" calcext:value-type="float">
            <text:p>0.35887930998701</text:p>
          </table:table-cell>
          <table:table-cell table:number-columns-repeated="7"/>
          <table:table-cell table:formula="of:=[.N389]^2" office:value-type="float" office:value="149879.702449" calcext:value-type="float">
            <text:p>149879.702449</text:p>
          </table:table-cell>
          <table:table-cell/>
          <table:table-cell table:formula="of:=[.O389]^2" office:value-type="float" office:value="0.272879163856836" calcext:value-type="float">
            <text:p>0.272879163856836</text:p>
          </table:table-cell>
          <table:table-cell table:number-columns-repeated="2"/>
          <table:table-cell table:formula="of:=[.Q389]^2" office:value-type="float" office:value="149768.226001" calcext:value-type="float">
            <text:p>149768.226001</text:p>
          </table:table-cell>
          <table:table-cell/>
          <table:table-cell table:formula="of:=[.R389]^2" office:value-type="float" office:value="0.128794359136752" calcext:value-type="float">
            <text:p>0.128794359136752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88.143" calcext:value-type="float">
            <text:p>388.143</text:p>
          </table:table-cell>
          <table:table-cell office:value-type="float" office:value="5.0347" calcext:value-type="float">
            <text:p>5.0347</text:p>
          </table:table-cell>
          <table:table-cell/>
          <table:table-cell office:value-type="float" office:value="387.999" calcext:value-type="float">
            <text:p>387.999</text:p>
          </table:table-cell>
          <table:table-cell office:value-type="float" office:value="7.7879" calcext:value-type="float">
            <text:p>7.7879</text:p>
          </table:table-cell>
          <table:table-cell table:number-columns-repeated="5"/>
          <table:table-cell office:value-type="float" office:value="388.143" calcext:value-type="float">
            <text:p>388.143</text:p>
          </table:table-cell>
          <table:table-cell table:formula="of:= -LN([.E390]/8.4971)" office:value-type="float" office:value="0.523370987335919" calcext:value-type="float">
            <text:p>0.523370987335919</text:p>
          </table:table-cell>
          <table:table-cell/>
          <table:table-cell office:value-type="float" office:value="387.999" calcext:value-type="float">
            <text:p>387.999</text:p>
          </table:table-cell>
          <table:table-cell table:formula="of:=-LN([.H390]/11.159)" office:value-type="float" office:value="0.359675100043126" calcext:value-type="float">
            <text:p>0.359675100043126</text:p>
          </table:table-cell>
          <table:table-cell table:number-columns-repeated="7"/>
          <table:table-cell table:formula="of:=[.N390]^2" office:value-type="float" office:value="150654.988449" calcext:value-type="float">
            <text:p>150654.988449</text:p>
          </table:table-cell>
          <table:table-cell/>
          <table:table-cell table:formula="of:=[.O390]^2" office:value-type="float" office:value="0.273917190384975" calcext:value-type="float">
            <text:p>0.273917190384975</text:p>
          </table:table-cell>
          <table:table-cell table:number-columns-repeated="2"/>
          <table:table-cell table:formula="of:=[.Q390]^2" office:value-type="float" office:value="150543.224001" calcext:value-type="float">
            <text:p>150543.224001</text:p>
          </table:table-cell>
          <table:table-cell/>
          <table:table-cell table:formula="of:=[.R390]^2" office:value-type="float" office:value="0.129366177591032" calcext:value-type="float">
            <text:p>0.129366177591032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89.143" calcext:value-type="float">
            <text:p>389.143</text:p>
          </table:table-cell>
          <table:table-cell office:value-type="float" office:value="5.027" calcext:value-type="float">
            <text:p>5.027</text:p>
          </table:table-cell>
          <table:table-cell/>
          <table:table-cell office:value-type="float" office:value="388.998" calcext:value-type="float">
            <text:p>388.998</text:p>
          </table:table-cell>
          <table:table-cell office:value-type="float" office:value="7.7811" calcext:value-type="float">
            <text:p>7.7811</text:p>
          </table:table-cell>
          <table:table-cell table:number-columns-repeated="5"/>
          <table:table-cell office:value-type="float" office:value="389.143" calcext:value-type="float">
            <text:p>389.143</text:p>
          </table:table-cell>
          <table:table-cell table:formula="of:= -LN([.E391]/8.4971)" office:value-type="float" office:value="0.524901544101311" calcext:value-type="float">
            <text:p>0.524901544101311</text:p>
          </table:table-cell>
          <table:table-cell/>
          <table:table-cell office:value-type="float" office:value="388.998" calcext:value-type="float">
            <text:p>388.998</text:p>
          </table:table-cell>
          <table:table-cell table:formula="of:=-LN([.H391]/11.159)" office:value-type="float" office:value="0.360548630832823" calcext:value-type="float">
            <text:p>0.360548630832823</text:p>
          </table:table-cell>
          <table:table-cell table:number-columns-repeated="7"/>
          <table:table-cell table:formula="of:=[.N391]^2" office:value-type="float" office:value="151432.274449" calcext:value-type="float">
            <text:p>151432.274449</text:p>
          </table:table-cell>
          <table:table-cell/>
          <table:table-cell table:formula="of:=[.O391]^2" office:value-type="float" office:value="0.275521630999941" calcext:value-type="float">
            <text:p>0.275521630999941</text:p>
          </table:table-cell>
          <table:table-cell table:number-columns-repeated="2"/>
          <table:table-cell table:formula="of:=[.Q391]^2" office:value-type="float" office:value="151319.444004" calcext:value-type="float">
            <text:p>151319.444004</text:p>
          </table:table-cell>
          <table:table-cell/>
          <table:table-cell table:formula="of:=[.R391]^2" office:value-type="float" office:value="0.129995315195423" calcext:value-type="float">
            <text:p>0.129995315195423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90.143" calcext:value-type="float">
            <text:p>390.143</text:p>
          </table:table-cell>
          <table:table-cell office:value-type="float" office:value="5.0204" calcext:value-type="float">
            <text:p>5.0204</text:p>
          </table:table-cell>
          <table:table-cell/>
          <table:table-cell office:value-type="float" office:value="389.999" calcext:value-type="float">
            <text:p>389.999</text:p>
          </table:table-cell>
          <table:table-cell office:value-type="float" office:value="7.7742" calcext:value-type="float">
            <text:p>7.7742</text:p>
          </table:table-cell>
          <table:table-cell table:number-columns-repeated="5"/>
          <table:table-cell office:value-type="float" office:value="390.143" calcext:value-type="float">
            <text:p>390.143</text:p>
          </table:table-cell>
          <table:table-cell table:formula="of:= -LN([.E392]/8.4971)" office:value-type="float" office:value="0.526215317007595" calcext:value-type="float">
            <text:p>0.526215317007595</text:p>
          </table:table-cell>
          <table:table-cell/>
          <table:table-cell office:value-type="float" office:value="389.999" calcext:value-type="float">
            <text:p>389.999</text:p>
          </table:table-cell>
          <table:table-cell table:formula="of:=-LN([.H392]/11.159)" office:value-type="float" office:value="0.361435788322881" calcext:value-type="float">
            <text:p>0.361435788322881</text:p>
          </table:table-cell>
          <table:table-cell table:number-columns-repeated="7"/>
          <table:table-cell table:formula="of:=[.N392]^2" office:value-type="float" office:value="152211.560449" calcext:value-type="float">
            <text:p>152211.560449</text:p>
          </table:table-cell>
          <table:table-cell/>
          <table:table-cell table:formula="of:=[.O392]^2" office:value-type="float" office:value="0.276902559853404" calcext:value-type="float">
            <text:p>0.276902559853404</text:p>
          </table:table-cell>
          <table:table-cell table:number-columns-repeated="2"/>
          <table:table-cell table:formula="of:=[.Q392]^2" office:value-type="float" office:value="152099.220001" calcext:value-type="float">
            <text:p>152099.220001</text:p>
          </table:table-cell>
          <table:table-cell/>
          <table:table-cell table:formula="of:=[.R392]^2" office:value-type="float" office:value="0.130635829080582" calcext:value-type="float">
            <text:p>0.130635829080582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91.143" calcext:value-type="float">
            <text:p>391.143</text:p>
          </table:table-cell>
          <table:table-cell office:value-type="float" office:value="5.0136" calcext:value-type="float">
            <text:p>5.0136</text:p>
          </table:table-cell>
          <table:table-cell/>
          <table:table-cell office:value-type="float" office:value="390.998" calcext:value-type="float">
            <text:p>390.998</text:p>
          </table:table-cell>
          <table:table-cell office:value-type="float" office:value="7.7672" calcext:value-type="float">
            <text:p>7.7672</text:p>
          </table:table-cell>
          <table:table-cell table:number-columns-repeated="5"/>
          <table:table-cell office:value-type="float" office:value="391.143" calcext:value-type="float">
            <text:p>391.143</text:p>
          </table:table-cell>
          <table:table-cell table:formula="of:= -LN([.E393]/8.4971)" office:value-type="float" office:value="0.52757070888342" calcext:value-type="float">
            <text:p>0.52757070888342</text:p>
          </table:table-cell>
          <table:table-cell/>
          <table:table-cell office:value-type="float" office:value="390.998" calcext:value-type="float">
            <text:p>390.998</text:p>
          </table:table-cell>
          <table:table-cell table:formula="of:=-LN([.H393]/11.159)" office:value-type="float" office:value="0.362336608129766" calcext:value-type="float">
            <text:p>0.362336608129766</text:p>
          </table:table-cell>
          <table:table-cell table:number-columns-repeated="7"/>
          <table:table-cell table:formula="of:=[.N393]^2" office:value-type="float" office:value="152992.846449" calcext:value-type="float">
            <text:p>152992.846449</text:p>
          </table:table-cell>
          <table:table-cell/>
          <table:table-cell table:formula="of:=[.O393]^2" office:value-type="float" office:value="0.278330852871755" calcext:value-type="float">
            <text:p>0.278330852871755</text:p>
          </table:table-cell>
          <table:table-cell table:number-columns-repeated="2"/>
          <table:table-cell table:formula="of:=[.Q393]^2" office:value-type="float" office:value="152879.436004" calcext:value-type="float">
            <text:p>152879.436004</text:p>
          </table:table-cell>
          <table:table-cell/>
          <table:table-cell table:formula="of:=[.R393]^2" office:value-type="float" office:value="0.131287817590984" calcext:value-type="float">
            <text:p>0.131287817590984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92.144" calcext:value-type="float">
            <text:p>392.144</text:p>
          </table:table-cell>
          <table:table-cell office:value-type="float" office:value="5.0067" calcext:value-type="float">
            <text:p>5.0067</text:p>
          </table:table-cell>
          <table:table-cell/>
          <table:table-cell office:value-type="float" office:value="391.999" calcext:value-type="float">
            <text:p>391.999</text:p>
          </table:table-cell>
          <table:table-cell office:value-type="float" office:value="7.7596" calcext:value-type="float">
            <text:p>7.7596</text:p>
          </table:table-cell>
          <table:table-cell table:number-columns-repeated="5"/>
          <table:table-cell office:value-type="float" office:value="392.144" calcext:value-type="float">
            <text:p>392.144</text:p>
          </table:table-cell>
          <table:table-cell table:formula="of:= -LN([.E394]/8.4971)" office:value-type="float" office:value="0.528947913376419" calcext:value-type="float">
            <text:p>0.528947913376419</text:p>
          </table:table-cell>
          <table:table-cell/>
          <table:table-cell office:value-type="float" office:value="391.999" calcext:value-type="float">
            <text:p>391.999</text:p>
          </table:table-cell>
          <table:table-cell table:formula="of:=-LN([.H394]/11.159)" office:value-type="float" office:value="0.36331556072875" calcext:value-type="float">
            <text:p>0.36331556072875</text:p>
          </table:table-cell>
          <table:table-cell table:number-columns-repeated="7"/>
          <table:table-cell table:formula="of:=[.N394]^2" office:value-type="float" office:value="153776.916736" calcext:value-type="float">
            <text:p>153776.916736</text:p>
          </table:table-cell>
          <table:table-cell/>
          <table:table-cell table:formula="of:=[.O394]^2" office:value-type="float" office:value="0.279785895065268" calcext:value-type="float">
            <text:p>0.279785895065268</text:p>
          </table:table-cell>
          <table:table-cell table:number-columns-repeated="2"/>
          <table:table-cell table:formula="of:=[.Q394]^2" office:value-type="float" office:value="153663.216001" calcext:value-type="float">
            <text:p>153663.216001</text:p>
          </table:table-cell>
          <table:table-cell/>
          <table:table-cell table:formula="of:=[.R394]^2" office:value-type="float" office:value="0.131998196667646" calcext:value-type="float">
            <text:p>0.131998196667646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93.144" calcext:value-type="float">
            <text:p>393.144</text:p>
          </table:table-cell>
          <table:table-cell office:value-type="float" office:value="5.0001" calcext:value-type="float">
            <text:p>5.0001</text:p>
          </table:table-cell>
          <table:table-cell/>
          <table:table-cell office:value-type="float" office:value="392.999" calcext:value-type="float">
            <text:p>392.999</text:p>
          </table:table-cell>
          <table:table-cell office:value-type="float" office:value="7.7519" calcext:value-type="float">
            <text:p>7.7519</text:p>
          </table:table-cell>
          <table:table-cell table:number-columns-repeated="5"/>
          <table:table-cell office:value-type="float" office:value="393.144" calcext:value-type="float">
            <text:p>393.144</text:p>
          </table:table-cell>
          <table:table-cell table:formula="of:= -LN([.E395]/8.4971)" office:value-type="float" office:value="0.530267016577646" calcext:value-type="float">
            <text:p>0.530267016577646</text:p>
          </table:table-cell>
          <table:table-cell/>
          <table:table-cell office:value-type="float" office:value="392.999" calcext:value-type="float">
            <text:p>392.999</text:p>
          </table:table-cell>
          <table:table-cell table:formula="of:=-LN([.H395]/11.159)" office:value-type="float" office:value="0.364308372595104" calcext:value-type="float">
            <text:p>0.364308372595104</text:p>
          </table:table-cell>
          <table:table-cell table:number-columns-repeated="7"/>
          <table:table-cell table:formula="of:=[.N395]^2" office:value-type="float" office:value="154562.204736" calcext:value-type="float">
            <text:p>154562.204736</text:p>
          </table:table-cell>
          <table:table-cell/>
          <table:table-cell table:formula="of:=[.O395]^2" office:value-type="float" office:value="0.281183108870158" calcext:value-type="float">
            <text:p>0.281183108870158</text:p>
          </table:table-cell>
          <table:table-cell table:number-columns-repeated="2"/>
          <table:table-cell table:formula="of:=[.Q395]^2" office:value-type="float" office:value="154448.214001" calcext:value-type="float">
            <text:p>154448.214001</text:p>
          </table:table-cell>
          <table:table-cell/>
          <table:table-cell table:formula="of:=[.R395]^2" office:value-type="float" office:value="0.132720590342893" calcext:value-type="float">
            <text:p>0.132720590342893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94.144" calcext:value-type="float">
            <text:p>394.144</text:p>
          </table:table-cell>
          <table:table-cell office:value-type="float" office:value="4.9937" calcext:value-type="float">
            <text:p>4.9937</text:p>
          </table:table-cell>
          <table:table-cell/>
          <table:table-cell office:value-type="float" office:value="393.999" calcext:value-type="float">
            <text:p>393.999</text:p>
          </table:table-cell>
          <table:table-cell office:value-type="float" office:value="7.7458" calcext:value-type="float">
            <text:p>7.7458</text:p>
          </table:table-cell>
          <table:table-cell table:number-columns-repeated="5"/>
          <table:table-cell office:value-type="float" office:value="394.144" calcext:value-type="float">
            <text:p>394.144</text:p>
          </table:table-cell>
          <table:table-cell table:formula="of:= -LN([.E396]/8.4971)" office:value-type="float" office:value="0.531547810845072" calcext:value-type="float">
            <text:p>0.531547810845072</text:p>
          </table:table-cell>
          <table:table-cell/>
          <table:table-cell office:value-type="float" office:value="393.999" calcext:value-type="float">
            <text:p>393.999</text:p>
          </table:table-cell>
          <table:table-cell table:formula="of:=-LN([.H396]/11.159)" office:value-type="float" office:value="0.36509558622229" calcext:value-type="float">
            <text:p>0.36509558622229</text:p>
          </table:table-cell>
          <table:table-cell table:number-columns-repeated="7"/>
          <table:table-cell table:formula="of:=[.N396]^2" office:value-type="float" office:value="155349.492736" calcext:value-type="float">
            <text:p>155349.492736</text:p>
          </table:table-cell>
          <table:table-cell/>
          <table:table-cell table:formula="of:=[.O396]^2" office:value-type="float" office:value="0.282543075214188" calcext:value-type="float">
            <text:p>0.282543075214188</text:p>
          </table:table-cell>
          <table:table-cell table:number-columns-repeated="2"/>
          <table:table-cell table:formula="of:=[.Q396]^2" office:value-type="float" office:value="155235.212001" calcext:value-type="float">
            <text:p>155235.212001</text:p>
          </table:table-cell>
          <table:table-cell/>
          <table:table-cell table:formula="of:=[.R396]^2" office:value-type="float" office:value="0.133294787078998" calcext:value-type="float">
            <text:p>0.133294787078998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95.144" calcext:value-type="float">
            <text:p>395.144</text:p>
          </table:table-cell>
          <table:table-cell office:value-type="float" office:value="4.9874" calcext:value-type="float">
            <text:p>4.9874</text:p>
          </table:table-cell>
          <table:table-cell/>
          <table:table-cell office:value-type="float" office:value="394.999" calcext:value-type="float">
            <text:p>394.999</text:p>
          </table:table-cell>
          <table:table-cell office:value-type="float" office:value="7.7389" calcext:value-type="float">
            <text:p>7.7389</text:p>
          </table:table-cell>
          <table:table-cell table:number-columns-repeated="5"/>
          <table:table-cell office:value-type="float" office:value="395.144" calcext:value-type="float">
            <text:p>395.144</text:p>
          </table:table-cell>
          <table:table-cell table:formula="of:= -LN([.E397]/8.4971)" office:value-type="float" office:value="0.532810196922087" calcext:value-type="float">
            <text:p>0.532810196922087</text:p>
          </table:table-cell>
          <table:table-cell/>
          <table:table-cell office:value-type="float" office:value="394.999" calcext:value-type="float">
            <text:p>394.999</text:p>
          </table:table-cell>
          <table:table-cell table:formula="of:=-LN([.H397]/11.159)" office:value-type="float" office:value="0.36598678856482" calcext:value-type="float">
            <text:p>0.36598678856482</text:p>
          </table:table-cell>
          <table:table-cell table:number-columns-repeated="7"/>
          <table:table-cell table:formula="of:=[.N397]^2" office:value-type="float" office:value="156138.780736" calcext:value-type="float">
            <text:p>156138.780736</text:p>
          </table:table-cell>
          <table:table-cell/>
          <table:table-cell table:formula="of:=[.O397]^2" office:value-type="float" office:value="0.283886705944153" calcext:value-type="float">
            <text:p>0.283886705944153</text:p>
          </table:table-cell>
          <table:table-cell table:number-columns-repeated="2"/>
          <table:table-cell table:formula="of:=[.Q397]^2" office:value-type="float" office:value="156024.210001" calcext:value-type="float">
            <text:p>156024.210001</text:p>
          </table:table-cell>
          <table:table-cell/>
          <table:table-cell table:formula="of:=[.R397]^2" office:value-type="float" office:value="0.13394632940399" calcext:value-type="float">
            <text:p>0.13394632940399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96.143" calcext:value-type="float">
            <text:p>396.143</text:p>
          </table:table-cell>
          <table:table-cell office:value-type="float" office:value="4.981" calcext:value-type="float">
            <text:p>4.981</text:p>
          </table:table-cell>
          <table:table-cell/>
          <table:table-cell office:value-type="float" office:value="395.999" calcext:value-type="float">
            <text:p>395.999</text:p>
          </table:table-cell>
          <table:table-cell office:value-type="float" office:value="7.7328" calcext:value-type="float">
            <text:p>7.7328</text:p>
          </table:table-cell>
          <table:table-cell table:number-columns-repeated="5"/>
          <table:table-cell office:value-type="float" office:value="396.143" calcext:value-type="float">
            <text:p>396.143</text:p>
          </table:table-cell>
          <table:table-cell table:formula="of:= -LN([.E398]/8.4971)" office:value-type="float" office:value="0.534094254720603" calcext:value-type="float">
            <text:p>0.534094254720603</text:p>
          </table:table-cell>
          <table:table-cell/>
          <table:table-cell office:value-type="float" office:value="395.999" calcext:value-type="float">
            <text:p>395.999</text:p>
          </table:table-cell>
          <table:table-cell table:formula="of:=-LN([.H398]/11.159)" office:value-type="float" office:value="0.366775325094882" calcext:value-type="float">
            <text:p>0.366775325094882</text:p>
          </table:table-cell>
          <table:table-cell table:number-columns-repeated="7"/>
          <table:table-cell table:formula="of:=[.N398]^2" office:value-type="float" office:value="156929.276449" calcext:value-type="float">
            <text:p>156929.276449</text:p>
          </table:table-cell>
          <table:table-cell/>
          <table:table-cell table:formula="of:=[.O398]^2" office:value-type="float" office:value="0.285256672925556" calcext:value-type="float">
            <text:p>0.285256672925556</text:p>
          </table:table-cell>
          <table:table-cell table:number-columns-repeated="2"/>
          <table:table-cell table:formula="of:=[.Q398]^2" office:value-type="float" office:value="156815.208001" calcext:value-type="float">
            <text:p>156815.208001</text:p>
          </table:table-cell>
          <table:table-cell/>
          <table:table-cell table:formula="of:=[.R398]^2" office:value-type="float" office:value="0.134524139098456" calcext:value-type="float">
            <text:p>0.134524139098456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97.143" calcext:value-type="float">
            <text:p>397.143</text:p>
          </table:table-cell>
          <table:table-cell office:value-type="float" office:value="4.9736" calcext:value-type="float">
            <text:p>4.9736</text:p>
          </table:table-cell>
          <table:table-cell/>
          <table:table-cell office:value-type="float" office:value="396.999" calcext:value-type="float">
            <text:p>396.999</text:p>
          </table:table-cell>
          <table:table-cell office:value-type="float" office:value="7.7254" calcext:value-type="float">
            <text:p>7.7254</text:p>
          </table:table-cell>
          <table:table-cell table:number-columns-repeated="5"/>
          <table:table-cell office:value-type="float" office:value="397.143" calcext:value-type="float">
            <text:p>397.143</text:p>
          </table:table-cell>
          <table:table-cell table:formula="of:= -LN([.E399]/8.4971)" office:value-type="float" office:value="0.535581004838758" calcext:value-type="float">
            <text:p>0.535581004838758</text:p>
          </table:table-cell>
          <table:table-cell/>
          <table:table-cell office:value-type="float" office:value="396.999" calcext:value-type="float">
            <text:p>396.999</text:p>
          </table:table-cell>
          <table:table-cell table:formula="of:=-LN([.H399]/11.159)" office:value-type="float" office:value="0.367732745825015" calcext:value-type="float">
            <text:p>0.367732745825015</text:p>
          </table:table-cell>
          <table:table-cell table:number-columns-repeated="7"/>
          <table:table-cell table:formula="of:=[.N399]^2" office:value-type="float" office:value="157722.562449" calcext:value-type="float">
            <text:p>157722.562449</text:p>
          </table:table-cell>
          <table:table-cell/>
          <table:table-cell table:formula="of:=[.O399]^2" office:value-type="float" office:value="0.286847012744094" calcext:value-type="float">
            <text:p>0.286847012744094</text:p>
          </table:table-cell>
          <table:table-cell table:number-columns-repeated="2"/>
          <table:table-cell table:formula="of:=[.Q399]^2" office:value-type="float" office:value="157608.206001" calcext:value-type="float">
            <text:p>157608.206001</text:p>
          </table:table-cell>
          <table:table-cell/>
          <table:table-cell table:formula="of:=[.R399]^2" office:value-type="float" office:value="0.135227372352005" calcext:value-type="float">
            <text:p>0.135227372352005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98.143" calcext:value-type="float">
            <text:p>398.143</text:p>
          </table:table-cell>
          <table:table-cell office:value-type="float" office:value="4.9676" calcext:value-type="float">
            <text:p>4.9676</text:p>
          </table:table-cell>
          <table:table-cell/>
          <table:table-cell office:value-type="float" office:value="397.999" calcext:value-type="float">
            <text:p>397.999</text:p>
          </table:table-cell>
          <table:table-cell office:value-type="float" office:value="7.7188" calcext:value-type="float">
            <text:p>7.7188</text:p>
          </table:table-cell>
          <table:table-cell table:number-columns-repeated="5"/>
          <table:table-cell office:value-type="float" office:value="398.143" calcext:value-type="float">
            <text:p>398.143</text:p>
          </table:table-cell>
          <table:table-cell table:formula="of:= -LN([.E400]/8.4971)" office:value-type="float" office:value="0.536788102720009" calcext:value-type="float">
            <text:p>0.536788102720009</text:p>
          </table:table-cell>
          <table:table-cell/>
          <table:table-cell office:value-type="float" office:value="397.999" calcext:value-type="float">
            <text:p>397.999</text:p>
          </table:table-cell>
          <table:table-cell table:formula="of:=-LN([.H400]/11.159)" office:value-type="float" office:value="0.3685874356635" calcext:value-type="float">
            <text:p>0.3685874356635</text:p>
          </table:table-cell>
          <table:table-cell table:number-columns-repeated="7"/>
          <table:table-cell table:formula="of:=[.N400]^2" office:value-type="float" office:value="158517.848449" calcext:value-type="float">
            <text:p>158517.848449</text:p>
          </table:table-cell>
          <table:table-cell/>
          <table:table-cell table:formula="of:=[.O400]^2" office:value-type="float" office:value="0.288141467221747" calcext:value-type="float">
            <text:p>0.288141467221747</text:p>
          </table:table-cell>
          <table:table-cell table:number-columns-repeated="2"/>
          <table:table-cell table:formula="of:=[.Q400]^2" office:value-type="float" office:value="158403.204001" calcext:value-type="float">
            <text:p>158403.204001</text:p>
          </table:table-cell>
          <table:table-cell/>
          <table:table-cell table:formula="of:=[.R400]^2" office:value-type="float" office:value="0.135856697728995" calcext:value-type="float">
            <text:p>0.135856697728995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399.144" calcext:value-type="float">
            <text:p>399.144</text:p>
          </table:table-cell>
          <table:table-cell office:value-type="float" office:value="4.961" calcext:value-type="float">
            <text:p>4.961</text:p>
          </table:table-cell>
          <table:table-cell/>
          <table:table-cell office:value-type="float" office:value="398.998" calcext:value-type="float">
            <text:p>398.998</text:p>
          </table:table-cell>
          <table:table-cell office:value-type="float" office:value="7.712" calcext:value-type="float">
            <text:p>7.712</text:p>
          </table:table-cell>
          <table:table-cell table:number-columns-repeated="5"/>
          <table:table-cell office:value-type="float" office:value="399.144" calcext:value-type="float">
            <text:p>399.144</text:p>
          </table:table-cell>
          <table:table-cell table:formula="of:= -LN([.E401]/8.4971)" office:value-type="float" office:value="0.538117595492837" calcext:value-type="float">
            <text:p>0.538117595492837</text:p>
          </table:table-cell>
          <table:table-cell/>
          <table:table-cell office:value-type="float" office:value="398.998" calcext:value-type="float">
            <text:p>398.998</text:p>
          </table:table-cell>
          <table:table-cell table:formula="of:=-LN([.H401]/11.159)" office:value-type="float" office:value="0.36946878989532" calcext:value-type="float">
            <text:p>0.36946878989532</text:p>
          </table:table-cell>
          <table:table-cell table:number-columns-repeated="7"/>
          <table:table-cell table:formula="of:=[.N401]^2" office:value-type="float" office:value="159315.932736" calcext:value-type="float">
            <text:p>159315.932736</text:p>
          </table:table-cell>
          <table:table-cell/>
          <table:table-cell table:formula="of:=[.O401]^2" office:value-type="float" office:value="0.289570546578993" calcext:value-type="float">
            <text:p>0.289570546578993</text:p>
          </table:table-cell>
          <table:table-cell table:number-columns-repeated="2"/>
          <table:table-cell table:formula="of:=[.Q401]^2" office:value-type="float" office:value="159199.404004" calcext:value-type="float">
            <text:p>159199.404004</text:p>
          </table:table-cell>
          <table:table-cell/>
          <table:table-cell table:formula="of:=[.R401]^2" office:value-type="float" office:value="0.136507186706712" calcext:value-type="float">
            <text:p>0.136507186706712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400.144" calcext:value-type="float">
            <text:p>400.144</text:p>
          </table:table-cell>
          <table:table-cell office:value-type="float" office:value="4.9542" calcext:value-type="float">
            <text:p>4.9542</text:p>
          </table:table-cell>
          <table:table-cell/>
          <table:table-cell office:value-type="float" office:value="399.999" calcext:value-type="float">
            <text:p>399.999</text:p>
          </table:table-cell>
          <table:table-cell office:value-type="float" office:value="7.7045" calcext:value-type="float">
            <text:p>7.7045</text:p>
          </table:table-cell>
          <table:table-cell table:number-columns-repeated="5"/>
          <table:table-cell office:value-type="float" office:value="400.144" calcext:value-type="float">
            <text:p>400.144</text:p>
          </table:table-cell>
          <table:table-cell table:formula="of:= -LN([.E402]/8.4971)" office:value-type="float" office:value="0.539489227142448" calcext:value-type="float">
            <text:p>0.539489227142448</text:p>
          </table:table-cell>
          <table:table-cell/>
          <table:table-cell office:value-type="float" office:value="399.999" calcext:value-type="float">
            <text:p>399.999</text:p>
          </table:table-cell>
          <table:table-cell table:formula="of:=-LN([.H402]/11.159)" office:value-type="float" office:value="0.370441773463793" calcext:value-type="float">
            <text:p>0.370441773463793</text:p>
          </table:table-cell>
          <table:table-cell table:number-columns-repeated="7"/>
          <table:table-cell table:formula="of:=[.N402]^2" office:value-type="float" office:value="160115.220736" calcext:value-type="float">
            <text:p>160115.220736</text:p>
          </table:table-cell>
          <table:table-cell/>
          <table:table-cell table:formula="of:=[.O402]^2" office:value-type="float" office:value="0.291048626202756" calcext:value-type="float">
            <text:p>0.291048626202756</text:p>
          </table:table-cell>
          <table:table-cell table:number-columns-repeated="2"/>
          <table:table-cell table:formula="of:=[.Q402]^2" office:value-type="float" office:value="159999.200001" calcext:value-type="float">
            <text:p>159999.200001</text:p>
          </table:table-cell>
          <table:table-cell/>
          <table:table-cell table:formula="of:=[.R402]^2" office:value-type="float" office:value="0.137227107527" calcext:value-type="float">
            <text:p>0.137227107527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float" office:value="401.143" calcext:value-type="float">
            <text:p>401.143</text:p>
          </table:table-cell>
          <table:table-cell office:value-type="float" office:value="4.9491" calcext:value-type="float">
            <text:p>4.9491</text:p>
          </table:table-cell>
          <table:table-cell/>
          <table:table-cell office:value-type="float" office:value="400.999" calcext:value-type="float">
            <text:p>400.999</text:p>
          </table:table-cell>
          <table:table-cell office:value-type="float" office:value="7.6981" calcext:value-type="float">
            <text:p>7.6981</text:p>
          </table:table-cell>
          <table:table-cell table:number-columns-repeated="5"/>
          <table:table-cell office:value-type="float" office:value="401.143" calcext:value-type="float">
            <text:p>401.143</text:p>
          </table:table-cell>
          <table:table-cell table:formula="of:= -LN([.E403]/8.4971)" office:value-type="float" office:value="0.540519186943898" calcext:value-type="float">
            <text:p>0.540519186943898</text:p>
          </table:table-cell>
          <table:table-cell/>
          <table:table-cell office:value-type="float" office:value="400.999" calcext:value-type="float">
            <text:p>400.999</text:p>
          </table:table-cell>
          <table:table-cell table:formula="of:=-LN([.H403]/11.159)" office:value-type="float" office:value="0.371272802039271" calcext:value-type="float">
            <text:p>0.371272802039271</text:p>
          </table:table-cell>
          <table:table-cell table:number-columns-repeated="7"/>
          <table:table-cell table:formula="of:=[.N403]^2" office:value-type="float" office:value="160915.706449" calcext:value-type="float">
            <text:p>160915.706449</text:p>
          </table:table-cell>
          <table:table-cell/>
          <table:table-cell table:formula="of:=[.O403]^2" office:value-type="float" office:value="0.292160991454493" calcext:value-type="float">
            <text:p>0.292160991454493</text:p>
          </table:table-cell>
          <table:table-cell table:number-columns-repeated="2"/>
          <table:table-cell table:formula="of:=[.Q403]^2" office:value-type="float" office:value="160800.198001" calcext:value-type="float">
            <text:p>160800.198001</text:p>
          </table:table-cell>
          <table:table-cell/>
          <table:table-cell table:formula="of:=[.R403]^2" office:value-type="float" office:value="0.137843493534091" calcext:value-type="float">
            <text:p>0.137843493534091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01.999" calcext:value-type="float">
            <text:p>401.999</text:p>
          </table:table-cell>
          <table:table-cell office:value-type="float" office:value="7.6913" calcext:value-type="float">
            <text:p>7.6913</text:p>
          </table:table-cell>
          <table:table-cell table:number-columns-repeated="8"/>
          <table:table-cell office:value-type="float" office:value="401.999" calcext:value-type="float">
            <text:p>401.999</text:p>
          </table:table-cell>
          <table:table-cell table:formula="of:=-LN([.H404]/11.159)" office:value-type="float" office:value="0.372156527258259" calcext:value-type="float">
            <text:p>0.372156527258259</text:p>
          </table:table-cell>
          <table:table-cell table:number-columns-repeated="7"/>
          <table:table-cell table:formula="of:=[.N404]^2" office:value-type="float" office:value="0" calcext:value-type="float">
            <text:p>0</text:p>
          </table:table-cell>
          <table:table-cell table:number-columns-repeated="4"/>
          <table:table-cell table:formula="of:=[.Q404]^2" office:value-type="float" office:value="161603.196001" calcext:value-type="float">
            <text:p>161603.196001</text:p>
          </table:table-cell>
          <table:table-cell/>
          <table:table-cell table:formula="of:=[.R404]^2" office:value-type="float" office:value="0.138500480780927" calcext:value-type="float">
            <text:p>0.138500480780927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02.999" calcext:value-type="float">
            <text:p>402.999</text:p>
          </table:table-cell>
          <table:table-cell office:value-type="float" office:value="7.6848" calcext:value-type="float">
            <text:p>7.6848</text:p>
          </table:table-cell>
          <table:table-cell table:number-columns-repeated="8"/>
          <table:table-cell office:value-type="float" office:value="402.999" calcext:value-type="float">
            <text:p>402.999</text:p>
          </table:table-cell>
          <table:table-cell table:formula="of:=-LN([.H405]/11.159)" office:value-type="float" office:value="0.373001995275141" calcext:value-type="float">
            <text:p>0.373001995275141</text:p>
          </table:table-cell>
          <table:table-cell table:number-columns-repeated="7"/>
          <table:table-cell table:formula="of:=[.N405]^2" office:value-type="float" office:value="0" calcext:value-type="float">
            <text:p>0</text:p>
          </table:table-cell>
          <table:table-cell table:number-columns-repeated="4"/>
          <table:table-cell table:formula="of:=[.Q405]^2" office:value-type="float" office:value="162408.194001" calcext:value-type="float">
            <text:p>162408.194001</text:p>
          </table:table-cell>
          <table:table-cell/>
          <table:table-cell table:formula="of:=[.R405]^2" office:value-type="float" office:value="0.139130488479237" calcext:value-type="float">
            <text:p>0.139130488479237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03.999" calcext:value-type="float">
            <text:p>403.999</text:p>
          </table:table-cell>
          <table:table-cell office:value-type="float" office:value="7.6783" calcext:value-type="float">
            <text:p>7.6783</text:p>
          </table:table-cell>
          <table:table-cell table:number-columns-repeated="8"/>
          <table:table-cell office:value-type="float" office:value="403.999" calcext:value-type="float">
            <text:p>403.999</text:p>
          </table:table-cell>
          <table:table-cell table:formula="of:=-LN([.H406]/11.159)" office:value-type="float" office:value="0.373848178713099" calcext:value-type="float">
            <text:p>0.373848178713099</text:p>
          </table:table-cell>
          <table:table-cell table:number-columns-repeated="7"/>
          <table:table-cell table:formula="of:=[.N406]^2" office:value-type="float" office:value="0" calcext:value-type="float">
            <text:p>0</text:p>
          </table:table-cell>
          <table:table-cell table:number-columns-repeated="4"/>
          <table:table-cell table:formula="of:=[.Q406]^2" office:value-type="float" office:value="163215.192001" calcext:value-type="float">
            <text:p>163215.192001</text:p>
          </table:table-cell>
          <table:table-cell/>
          <table:table-cell table:formula="of:=[.R406]^2" office:value-type="float" office:value="0.139762460727102" calcext:value-type="float">
            <text:p>0.139762460727102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04.999" calcext:value-type="float">
            <text:p>404.999</text:p>
          </table:table-cell>
          <table:table-cell office:value-type="float" office:value="7.6719" calcext:value-type="float">
            <text:p>7.6719</text:p>
          </table:table-cell>
          <table:table-cell table:number-columns-repeated="8"/>
          <table:table-cell office:value-type="float" office:value="404.999" calcext:value-type="float">
            <text:p>404.999</text:p>
          </table:table-cell>
          <table:table-cell table:formula="of:=-LN([.H407]/11.159)" office:value-type="float" office:value="0.37468204411822" calcext:value-type="float">
            <text:p>0.37468204411822</text:p>
          </table:table-cell>
          <table:table-cell table:number-columns-repeated="7"/>
          <table:table-cell table:formula="of:=[.N407]^2" office:value-type="float" office:value="0" calcext:value-type="float">
            <text:p>0</text:p>
          </table:table-cell>
          <table:table-cell table:number-columns-repeated="4"/>
          <table:table-cell table:formula="of:=[.Q407]^2" office:value-type="float" office:value="164024.190001" calcext:value-type="float">
            <text:p>164024.190001</text:p>
          </table:table-cell>
          <table:table-cell/>
          <table:table-cell table:formula="of:=[.R407]^2" office:value-type="float" office:value="0.140386634184608" calcext:value-type="float">
            <text:p>0.140386634184608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05.999" calcext:value-type="float">
            <text:p>405.999</text:p>
          </table:table-cell>
          <table:table-cell office:value-type="float" office:value="7.6652" calcext:value-type="float">
            <text:p>7.6652</text:p>
          </table:table-cell>
          <table:table-cell table:number-columns-repeated="8"/>
          <table:table-cell office:value-type="float" office:value="405.999" calcext:value-type="float">
            <text:p>405.999</text:p>
          </table:table-cell>
          <table:table-cell table:formula="of:=-LN([.H408]/11.159)" office:value-type="float" office:value="0.375555742591361" calcext:value-type="float">
            <text:p>0.375555742591361</text:p>
          </table:table-cell>
          <table:table-cell table:number-columns-repeated="7"/>
          <table:table-cell table:formula="of:=[.N408]^2" office:value-type="float" office:value="0" calcext:value-type="float">
            <text:p>0</text:p>
          </table:table-cell>
          <table:table-cell table:number-columns-repeated="4"/>
          <table:table-cell table:formula="of:=[.Q408]^2" office:value-type="float" office:value="164835.188001" calcext:value-type="float">
            <text:p>164835.188001</text:p>
          </table:table-cell>
          <table:table-cell/>
          <table:table-cell table:formula="of:=[.R408]^2" office:value-type="float" office:value="0.141042115793349" calcext:value-type="float">
            <text:p>0.141042115793349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06.999" calcext:value-type="float">
            <text:p>406.999</text:p>
          </table:table-cell>
          <table:table-cell office:value-type="float" office:value="7.6598" calcext:value-type="float">
            <text:p>7.6598</text:p>
          </table:table-cell>
          <table:table-cell table:number-columns-repeated="8"/>
          <table:table-cell office:value-type="float" office:value="406.999" calcext:value-type="float">
            <text:p>406.999</text:p>
          </table:table-cell>
          <table:table-cell table:formula="of:=-LN([.H409]/11.159)" office:value-type="float" office:value="0.376260473452502" calcext:value-type="float">
            <text:p>0.376260473452502</text:p>
          </table:table-cell>
          <table:table-cell table:number-columns-repeated="7"/>
          <table:table-cell table:formula="of:=[.N409]^2" office:value-type="float" office:value="0" calcext:value-type="float">
            <text:p>0</text:p>
          </table:table-cell>
          <table:table-cell table:number-columns-repeated="4"/>
          <table:table-cell table:formula="of:=[.Q409]^2" office:value-type="float" office:value="165648.186001" calcext:value-type="float">
            <text:p>165648.186001</text:p>
          </table:table-cell>
          <table:table-cell/>
          <table:table-cell table:formula="of:=[.R409]^2" office:value-type="float" office:value="0.141571943882701" calcext:value-type="float">
            <text:p>0.141571943882701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07.999" calcext:value-type="float">
            <text:p>407.999</text:p>
          </table:table-cell>
          <table:table-cell office:value-type="float" office:value="7.6538" calcext:value-type="float">
            <text:p>7.6538</text:p>
          </table:table-cell>
          <table:table-cell table:number-columns-repeated="8"/>
          <table:table-cell office:value-type="float" office:value="407.999" calcext:value-type="float">
            <text:p>407.999</text:p>
          </table:table-cell>
          <table:table-cell table:formula="of:=-LN([.H410]/11.159)" office:value-type="float" office:value="0.377044090669489" calcext:value-type="float">
            <text:p>0.377044090669489</text:p>
          </table:table-cell>
          <table:table-cell table:number-columns-repeated="7"/>
          <table:table-cell table:formula="of:=[.N410]^2" office:value-type="float" office:value="0" calcext:value-type="float">
            <text:p>0</text:p>
          </table:table-cell>
          <table:table-cell table:number-columns-repeated="4"/>
          <table:table-cell table:formula="of:=[.Q410]^2" office:value-type="float" office:value="166463.184001" calcext:value-type="float">
            <text:p>166463.184001</text:p>
          </table:table-cell>
          <table:table-cell/>
          <table:table-cell table:formula="of:=[.R410]^2" office:value-type="float" office:value="0.142162246308782" calcext:value-type="float">
            <text:p>0.142162246308782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08.999" calcext:value-type="float">
            <text:p>408.999</text:p>
          </table:table-cell>
          <table:table-cell office:value-type="float" office:value="7.647" calcext:value-type="float">
            <text:p>7.647</text:p>
          </table:table-cell>
          <table:table-cell table:number-columns-repeated="8"/>
          <table:table-cell office:value-type="float" office:value="408.999" calcext:value-type="float">
            <text:p>408.999</text:p>
          </table:table-cell>
          <table:table-cell table:formula="of:=-LN([.H411]/11.159)" office:value-type="float" office:value="0.377932933141476" calcext:value-type="float">
            <text:p>0.377932933141476</text:p>
          </table:table-cell>
          <table:table-cell table:number-columns-repeated="7"/>
          <table:table-cell table:formula="of:=[.N411]^2" office:value-type="float" office:value="0" calcext:value-type="float">
            <text:p>0</text:p>
          </table:table-cell>
          <table:table-cell table:number-columns-repeated="4"/>
          <table:table-cell table:formula="of:=[.Q411]^2" office:value-type="float" office:value="167280.182001" calcext:value-type="float">
            <text:p>167280.182001</text:p>
          </table:table-cell>
          <table:table-cell/>
          <table:table-cell table:formula="of:=[.R411]^2" office:value-type="float" office:value="0.142833301952919" calcext:value-type="float">
            <text:p>0.142833301952919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09.998" calcext:value-type="float">
            <text:p>409.998</text:p>
          </table:table-cell>
          <table:table-cell office:value-type="float" office:value="7.6407" calcext:value-type="float">
            <text:p>7.6407</text:p>
          </table:table-cell>
          <table:table-cell table:number-columns-repeated="8"/>
          <table:table-cell office:value-type="float" office:value="409.998" calcext:value-type="float">
            <text:p>409.998</text:p>
          </table:table-cell>
          <table:table-cell table:formula="of:=-LN([.H412]/11.159)" office:value-type="float" office:value="0.37875712518562" calcext:value-type="float">
            <text:p>0.37875712518562</text:p>
          </table:table-cell>
          <table:table-cell table:number-columns-repeated="7"/>
          <table:table-cell table:formula="of:=[.N412]^2" office:value-type="float" office:value="0" calcext:value-type="float">
            <text:p>0</text:p>
          </table:table-cell>
          <table:table-cell table:number-columns-repeated="4"/>
          <table:table-cell table:formula="of:=[.Q412]^2" office:value-type="float" office:value="168098.360004" calcext:value-type="float">
            <text:p>168098.360004</text:p>
          </table:table-cell>
          <table:table-cell/>
          <table:table-cell table:formula="of:=[.R412]^2" office:value-type="float" office:value="0.143456959878875" calcext:value-type="float">
            <text:p>0.143456959878875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10.998" calcext:value-type="float">
            <text:p>410.998</text:p>
          </table:table-cell>
          <table:table-cell office:value-type="float" office:value="7.6338" calcext:value-type="float">
            <text:p>7.6338</text:p>
          </table:table-cell>
          <table:table-cell table:number-columns-repeated="8"/>
          <table:table-cell office:value-type="float" office:value="410.998" calcext:value-type="float">
            <text:p>410.998</text:p>
          </table:table-cell>
          <table:table-cell table:formula="of:=-LN([.H413]/11.159)" office:value-type="float" office:value="0.379660591808992" calcext:value-type="float">
            <text:p>0.379660591808992</text:p>
          </table:table-cell>
          <table:table-cell table:number-columns-repeated="7"/>
          <table:table-cell table:formula="of:=[.N413]^2" office:value-type="float" office:value="0" calcext:value-type="float">
            <text:p>0</text:p>
          </table:table-cell>
          <table:table-cell table:number-columns-repeated="4"/>
          <table:table-cell table:formula="of:=[.Q413]^2" office:value-type="float" office:value="168919.356004" calcext:value-type="float">
            <text:p>168919.356004</text:p>
          </table:table-cell>
          <table:table-cell/>
          <table:table-cell table:formula="of:=[.R413]^2" office:value-type="float" office:value="0.144142164972754" calcext:value-type="float">
            <text:p>0.144142164972754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11.999" calcext:value-type="float">
            <text:p>411.999</text:p>
          </table:table-cell>
          <table:table-cell office:value-type="float" office:value="7.6278" calcext:value-type="float">
            <text:p>7.6278</text:p>
          </table:table-cell>
          <table:table-cell table:number-columns-repeated="8"/>
          <table:table-cell office:value-type="float" office:value="411.999" calcext:value-type="float">
            <text:p>411.999</text:p>
          </table:table-cell>
          <table:table-cell table:formula="of:=-LN([.H414]/11.159)" office:value-type="float" office:value="0.380446879001569" calcext:value-type="float">
            <text:p>0.380446879001569</text:p>
          </table:table-cell>
          <table:table-cell table:number-columns-repeated="7"/>
          <table:table-cell table:formula="of:=[.N414]^2" office:value-type="float" office:value="0" calcext:value-type="float">
            <text:p>0</text:p>
          </table:table-cell>
          <table:table-cell table:number-columns-repeated="4"/>
          <table:table-cell table:formula="of:=[.Q414]^2" office:value-type="float" office:value="169743.176001" calcext:value-type="float">
            <text:p>169743.176001</text:p>
          </table:table-cell>
          <table:table-cell/>
          <table:table-cell table:formula="of:=[.R414]^2" office:value-type="float" office:value="0.144739827742035" calcext:value-type="float">
            <text:p>0.144739827742035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12.999" calcext:value-type="float">
            <text:p>412.999</text:p>
          </table:table-cell>
          <table:table-cell office:value-type="float" office:value="7.6218" calcext:value-type="float">
            <text:p>7.6218</text:p>
          </table:table-cell>
          <table:table-cell table:number-columns-repeated="8"/>
          <table:table-cell office:value-type="float" office:value="412.999" calcext:value-type="float">
            <text:p>412.999</text:p>
          </table:table-cell>
          <table:table-cell table:formula="of:=-LN([.H415]/11.159)" office:value-type="float" office:value="0.381233784928231" calcext:value-type="float">
            <text:p>0.381233784928231</text:p>
          </table:table-cell>
          <table:table-cell table:number-columns-repeated="7"/>
          <table:table-cell table:formula="of:=[.N415]^2" office:value-type="float" office:value="0" calcext:value-type="float">
            <text:p>0</text:p>
          </table:table-cell>
          <table:table-cell table:number-columns-repeated="4"/>
          <table:table-cell table:formula="of:=[.Q415]^2" office:value-type="float" office:value="170568.174001" calcext:value-type="float">
            <text:p>170568.174001</text:p>
          </table:table-cell>
          <table:table-cell/>
          <table:table-cell table:formula="of:=[.R415]^2" office:value-type="float" office:value="0.145339198770705" calcext:value-type="float">
            <text:p>0.145339198770705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13.998" calcext:value-type="float">
            <text:p>413.998</text:p>
          </table:table-cell>
          <table:table-cell office:value-type="float" office:value="7.6159" calcext:value-type="float">
            <text:p>7.6159</text:p>
          </table:table-cell>
          <table:table-cell table:number-columns-repeated="8"/>
          <table:table-cell office:value-type="float" office:value="413.998" calcext:value-type="float">
            <text:p>413.998</text:p>
          </table:table-cell>
          <table:table-cell table:formula="of:=-LN([.H416]/11.159)" office:value-type="float" office:value="0.382008180052803" calcext:value-type="float">
            <text:p>0.382008180052803</text:p>
          </table:table-cell>
          <table:table-cell table:number-columns-repeated="7"/>
          <table:table-cell table:formula="of:=[.N416]^2" office:value-type="float" office:value="0" calcext:value-type="float">
            <text:p>0</text:p>
          </table:table-cell>
          <table:table-cell table:number-columns-repeated="4"/>
          <table:table-cell table:formula="of:=[.Q416]^2" office:value-type="float" office:value="171394.344004" calcext:value-type="float">
            <text:p>171394.344004</text:p>
          </table:table-cell>
          <table:table-cell/>
          <table:table-cell table:formula="of:=[.R416]^2" office:value-type="float" office:value="0.145930249627255" calcext:value-type="float">
            <text:p>0.145930249627255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14.999" calcext:value-type="float">
            <text:p>414.999</text:p>
          </table:table-cell>
          <table:table-cell office:value-type="float" office:value="7.6086" calcext:value-type="float">
            <text:p>7.6086</text:p>
          </table:table-cell>
          <table:table-cell table:number-columns-repeated="8"/>
          <table:table-cell office:value-type="float" office:value="414.999" calcext:value-type="float">
            <text:p>414.999</text:p>
          </table:table-cell>
          <table:table-cell table:formula="of:=-LN([.H417]/11.159)" office:value-type="float" office:value="0.382967160716792" calcext:value-type="float">
            <text:p>0.382967160716792</text:p>
          </table:table-cell>
          <table:table-cell table:number-columns-repeated="7"/>
          <table:table-cell table:formula="of:=[.N417]^2" office:value-type="float" office:value="0" calcext:value-type="float">
            <text:p>0</text:p>
          </table:table-cell>
          <table:table-cell table:number-columns-repeated="4"/>
          <table:table-cell table:formula="of:=[.Q417]^2" office:value-type="float" office:value="172224.170001" calcext:value-type="float">
            <text:p>172224.170001</text:p>
          </table:table-cell>
          <table:table-cell/>
          <table:table-cell table:formula="of:=[.R417]^2" office:value-type="float" office:value="0.146663846187481" calcext:value-type="float">
            <text:p>0.146663846187481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15.999" calcext:value-type="float">
            <text:p>415.999</text:p>
          </table:table-cell>
          <table:table-cell office:value-type="float" office:value="7.603" calcext:value-type="float">
            <text:p>7.603</text:p>
          </table:table-cell>
          <table:table-cell table:number-columns-repeated="8"/>
          <table:table-cell office:value-type="float" office:value="415.999" calcext:value-type="float">
            <text:p>415.999</text:p>
          </table:table-cell>
          <table:table-cell table:formula="of:=-LN([.H418]/11.159)" office:value-type="float" office:value="0.383703440957265" calcext:value-type="float">
            <text:p>0.383703440957265</text:p>
          </table:table-cell>
          <table:table-cell table:number-columns-repeated="7"/>
          <table:table-cell table:formula="of:=[.N418]^2" office:value-type="float" office:value="0" calcext:value-type="float">
            <text:p>0</text:p>
          </table:table-cell>
          <table:table-cell table:number-columns-repeated="4"/>
          <table:table-cell table:formula="of:=[.Q418]^2" office:value-type="float" office:value="173055.168001" calcext:value-type="float">
            <text:p>173055.168001</text:p>
          </table:table-cell>
          <table:table-cell/>
          <table:table-cell table:formula="of:=[.R418]^2" office:value-type="float" office:value="0.147228330602445" calcext:value-type="float">
            <text:p>0.147228330602445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16.998" calcext:value-type="float">
            <text:p>416.998</text:p>
          </table:table-cell>
          <table:table-cell office:value-type="float" office:value="7.5967" calcext:value-type="float">
            <text:p>7.5967</text:p>
          </table:table-cell>
          <table:table-cell table:number-columns-repeated="8"/>
          <table:table-cell office:value-type="float" office:value="416.998" calcext:value-type="float">
            <text:p>416.998</text:p>
          </table:table-cell>
          <table:table-cell table:formula="of:=-LN([.H419]/11.159)" office:value-type="float" office:value="0.384532404734283" calcext:value-type="float">
            <text:p>0.384532404734283</text:p>
          </table:table-cell>
          <table:table-cell table:number-columns-repeated="7"/>
          <table:table-cell table:formula="of:=[.N419]^2" office:value-type="float" office:value="0" calcext:value-type="float">
            <text:p>0</text:p>
          </table:table-cell>
          <table:table-cell table:number-columns-repeated="4"/>
          <table:table-cell table:formula="of:=[.Q419]^2" office:value-type="float" office:value="173887.332004" calcext:value-type="float">
            <text:p>173887.332004</text:p>
          </table:table-cell>
          <table:table-cell/>
          <table:table-cell table:formula="of:=[.R419]^2" office:value-type="float" office:value="0.14786517029073" calcext:value-type="float">
            <text:p>0.14786517029073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17.999" calcext:value-type="float">
            <text:p>417.999</text:p>
          </table:table-cell>
          <table:table-cell office:value-type="float" office:value="7.5907" calcext:value-type="float">
            <text:p>7.5907</text:p>
          </table:table-cell>
          <table:table-cell table:number-columns-repeated="8"/>
          <table:table-cell office:value-type="float" office:value="417.999" calcext:value-type="float">
            <text:p>417.999</text:p>
          </table:table-cell>
          <table:table-cell table:formula="of:=-LN([.H420]/11.159)" office:value-type="float" office:value="0.385322533434673" calcext:value-type="float">
            <text:p>0.385322533434673</text:p>
          </table:table-cell>
          <table:table-cell table:number-columns-repeated="7"/>
          <table:table-cell table:formula="of:=[.N420]^2" office:value-type="float" office:value="0" calcext:value-type="float">
            <text:p>0</text:p>
          </table:table-cell>
          <table:table-cell table:number-columns-repeated="4"/>
          <table:table-cell table:formula="of:=[.Q420]^2" office:value-type="float" office:value="174723.164001" calcext:value-type="float">
            <text:p>174723.164001</text:p>
          </table:table-cell>
          <table:table-cell/>
          <table:table-cell table:formula="of:=[.R420]^2" office:value-type="float" office:value="0.148473454772514" calcext:value-type="float">
            <text:p>0.148473454772514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18.998" calcext:value-type="float">
            <text:p>418.998</text:p>
          </table:table-cell>
          <table:table-cell office:value-type="float" office:value="7.5838" calcext:value-type="float">
            <text:p>7.5838</text:p>
          </table:table-cell>
          <table:table-cell table:number-columns-repeated="8"/>
          <table:table-cell office:value-type="float" office:value="418.998" calcext:value-type="float">
            <text:p>418.998</text:p>
          </table:table-cell>
          <table:table-cell table:formula="of:=-LN([.H421]/11.159)" office:value-type="float" office:value="0.386231953906589" calcext:value-type="float">
            <text:p>0.386231953906589</text:p>
          </table:table-cell>
          <table:table-cell table:number-columns-repeated="7"/>
          <table:table-cell table:formula="of:=[.N421]^2" office:value-type="float" office:value="0" calcext:value-type="float">
            <text:p>0</text:p>
          </table:table-cell>
          <table:table-cell table:number-columns-repeated="4"/>
          <table:table-cell table:formula="of:=[.Q421]^2" office:value-type="float" office:value="175559.324004" calcext:value-type="float">
            <text:p>175559.324004</text:p>
          </table:table-cell>
          <table:table-cell/>
          <table:table-cell table:formula="of:=[.R421]^2" office:value-type="float" office:value="0.149175122218502" calcext:value-type="float">
            <text:p>0.149175122218502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19.999" calcext:value-type="float">
            <text:p>419.999</text:p>
          </table:table-cell>
          <table:table-cell office:value-type="float" office:value="7.5778" calcext:value-type="float">
            <text:p>7.5778</text:p>
          </table:table-cell>
          <table:table-cell table:number-columns-repeated="8"/>
          <table:table-cell office:value-type="float" office:value="419.999" calcext:value-type="float">
            <text:p>419.999</text:p>
          </table:table-cell>
          <table:table-cell table:formula="of:=-LN([.H422]/11.159)" office:value-type="float" office:value="0.387023427143347" calcext:value-type="float">
            <text:p>0.387023427143347</text:p>
          </table:table-cell>
          <table:table-cell table:number-columns-repeated="7"/>
          <table:table-cell table:formula="of:=[.N422]^2" office:value-type="float" office:value="0" calcext:value-type="float">
            <text:p>0</text:p>
          </table:table-cell>
          <table:table-cell table:number-columns-repeated="4"/>
          <table:table-cell table:formula="of:=[.Q422]^2" office:value-type="float" office:value="176399.160001" calcext:value-type="float">
            <text:p>176399.160001</text:p>
          </table:table-cell>
          <table:table-cell/>
          <table:table-cell table:formula="of:=[.R422]^2" office:value-type="float" office:value="0.149787133157782" calcext:value-type="float">
            <text:p>0.149787133157782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20.999" calcext:value-type="float">
            <text:p>420.999</text:p>
          </table:table-cell>
          <table:table-cell office:value-type="float" office:value="7.573" calcext:value-type="float">
            <text:p>7.573</text:p>
          </table:table-cell>
          <table:table-cell table:number-columns-repeated="8"/>
          <table:table-cell office:value-type="float" office:value="420.999" calcext:value-type="float">
            <text:p>420.999</text:p>
          </table:table-cell>
          <table:table-cell table:formula="of:=-LN([.H423]/11.159)" office:value-type="float" office:value="0.387657057071879" calcext:value-type="float">
            <text:p>0.387657057071879</text:p>
          </table:table-cell>
          <table:table-cell table:number-columns-repeated="7"/>
          <table:table-cell table:formula="of:=[.N423]^2" office:value-type="float" office:value="0" calcext:value-type="float">
            <text:p>0</text:p>
          </table:table-cell>
          <table:table-cell table:number-columns-repeated="4"/>
          <table:table-cell table:formula="of:=[.Q423]^2" office:value-type="float" office:value="177240.158001" calcext:value-type="float">
            <text:p>177240.158001</text:p>
          </table:table-cell>
          <table:table-cell/>
          <table:table-cell table:formula="of:=[.R423]^2" office:value-type="float" office:value="0.15027799389763" calcext:value-type="float">
            <text:p>0.15027799389763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21.999" calcext:value-type="float">
            <text:p>421.999</text:p>
          </table:table-cell>
          <table:table-cell office:value-type="float" office:value="7.5654" calcext:value-type="float">
            <text:p>7.5654</text:p>
          </table:table-cell>
          <table:table-cell table:number-columns-repeated="8"/>
          <table:table-cell office:value-type="float" office:value="421.999" calcext:value-type="float">
            <text:p>421.999</text:p>
          </table:table-cell>
          <table:table-cell table:formula="of:=-LN([.H424]/11.159)" office:value-type="float" office:value="0.388661126278466" calcext:value-type="float">
            <text:p>0.388661126278466</text:p>
          </table:table-cell>
          <table:table-cell table:number-columns-repeated="7"/>
          <table:table-cell table:formula="of:=[.N424]^2" office:value-type="float" office:value="0" calcext:value-type="float">
            <text:p>0</text:p>
          </table:table-cell>
          <table:table-cell table:number-columns-repeated="4"/>
          <table:table-cell table:formula="of:=[.Q424]^2" office:value-type="float" office:value="178083.156001" calcext:value-type="float">
            <text:p>178083.156001</text:p>
          </table:table-cell>
          <table:table-cell/>
          <table:table-cell table:formula="of:=[.R424]^2" office:value-type="float" office:value="0.151057471080045" calcext:value-type="float">
            <text:p>0.151057471080045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22.999" calcext:value-type="float">
            <text:p>422.999</text:p>
          </table:table-cell>
          <table:table-cell office:value-type="float" office:value="7.5589" calcext:value-type="float">
            <text:p>7.5589</text:p>
          </table:table-cell>
          <table:table-cell table:number-columns-repeated="8"/>
          <table:table-cell office:value-type="float" office:value="422.999" calcext:value-type="float">
            <text:p>422.999</text:p>
          </table:table-cell>
          <table:table-cell table:formula="of:=-LN([.H425]/11.159)" office:value-type="float" office:value="0.389520670244162" calcext:value-type="float">
            <text:p>0.389520670244162</text:p>
          </table:table-cell>
          <table:table-cell table:number-columns-repeated="7"/>
          <table:table-cell table:formula="of:=[.N425]^2" office:value-type="float" office:value="0" calcext:value-type="float">
            <text:p>0</text:p>
          </table:table-cell>
          <table:table-cell table:number-columns-repeated="4"/>
          <table:table-cell table:formula="of:=[.Q425]^2" office:value-type="float" office:value="178928.154001" calcext:value-type="float">
            <text:p>178928.154001</text:p>
          </table:table-cell>
          <table:table-cell/>
          <table:table-cell table:formula="of:=[.R425]^2" office:value-type="float" office:value="0.151726352547461" calcext:value-type="float">
            <text:p>0.151726352547461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23.999" calcext:value-type="float">
            <text:p>423.999</text:p>
          </table:table-cell>
          <table:table-cell office:value-type="float" office:value="7.5528" calcext:value-type="float">
            <text:p>7.5528</text:p>
          </table:table-cell>
          <table:table-cell table:number-columns-repeated="8"/>
          <table:table-cell office:value-type="float" office:value="423.999" calcext:value-type="float">
            <text:p>423.999</text:p>
          </table:table-cell>
          <table:table-cell table:formula="of:=-LN([.H426]/11.159)" office:value-type="float" office:value="0.390327991767394" calcext:value-type="float">
            <text:p>0.390327991767394</text:p>
          </table:table-cell>
          <table:table-cell table:number-columns-repeated="7"/>
          <table:table-cell table:formula="of:=[.N426]^2" office:value-type="float" office:value="0" calcext:value-type="float">
            <text:p>0</text:p>
          </table:table-cell>
          <table:table-cell table:number-columns-repeated="4"/>
          <table:table-cell table:formula="of:=[.Q426]^2" office:value-type="float" office:value="179775.152001" calcext:value-type="float">
            <text:p>179775.152001</text:p>
          </table:table-cell>
          <table:table-cell/>
          <table:table-cell table:formula="of:=[.R426]^2" office:value-type="float" office:value="0.152355941157167" calcext:value-type="float">
            <text:p>0.152355941157167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24.999" calcext:value-type="float">
            <text:p>424.999</text:p>
          </table:table-cell>
          <table:table-cell office:value-type="float" office:value="7.5452" calcext:value-type="float">
            <text:p>7.5452</text:p>
          </table:table-cell>
          <table:table-cell table:number-columns-repeated="8"/>
          <table:table-cell office:value-type="float" office:value="424.999" calcext:value-type="float">
            <text:p>424.999</text:p>
          </table:table-cell>
          <table:table-cell table:formula="of:=-LN([.H427]/11.159)" office:value-type="float" office:value="0.391334747714132" calcext:value-type="float">
            <text:p>0.391334747714132</text:p>
          </table:table-cell>
          <table:table-cell table:number-columns-repeated="7"/>
          <table:table-cell table:formula="of:=[.N427]^2" office:value-type="float" office:value="0" calcext:value-type="float">
            <text:p>0</text:p>
          </table:table-cell>
          <table:table-cell table:number-columns-repeated="4"/>
          <table:table-cell table:formula="of:=[.Q427]^2" office:value-type="float" office:value="180624.150001" calcext:value-type="float">
            <text:p>180624.150001</text:p>
          </table:table-cell>
          <table:table-cell/>
          <table:table-cell table:formula="of:=[.R427]^2" office:value-type="float" office:value="0.153142884768483" calcext:value-type="float">
            <text:p>0.153142884768483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25.999" calcext:value-type="float">
            <text:p>425.999</text:p>
          </table:table-cell>
          <table:table-cell office:value-type="float" office:value="7.5388" calcext:value-type="float">
            <text:p>7.5388</text:p>
          </table:table-cell>
          <table:table-cell table:number-columns-repeated="8"/>
          <table:table-cell office:value-type="float" office:value="425.999" calcext:value-type="float">
            <text:p>425.999</text:p>
          </table:table-cell>
          <table:table-cell table:formula="of:=-LN([.H428]/11.159)" office:value-type="float" office:value="0.392183329043228" calcext:value-type="float">
            <text:p>0.392183329043228</text:p>
          </table:table-cell>
          <table:table-cell table:number-columns-repeated="7"/>
          <table:table-cell table:formula="of:=[.N428]^2" office:value-type="float" office:value="0" calcext:value-type="float">
            <text:p>0</text:p>
          </table:table-cell>
          <table:table-cell table:number-columns-repeated="4"/>
          <table:table-cell table:formula="of:=[.Q428]^2" office:value-type="float" office:value="181475.148001" calcext:value-type="float">
            <text:p>181475.148001</text:p>
          </table:table-cell>
          <table:table-cell/>
          <table:table-cell table:formula="of:=[.R428]^2" office:value-type="float" office:value="0.153807763579429" calcext:value-type="float">
            <text:p>0.153807763579429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26.999" calcext:value-type="float">
            <text:p>426.999</text:p>
          </table:table-cell>
          <table:table-cell office:value-type="float" office:value="7.5321" calcext:value-type="float">
            <text:p>7.5321</text:p>
          </table:table-cell>
          <table:table-cell table:number-columns-repeated="8"/>
          <table:table-cell office:value-type="float" office:value="426.999" calcext:value-type="float">
            <text:p>426.999</text:p>
          </table:table-cell>
          <table:table-cell table:formula="of:=-LN([.H429]/11.159)" office:value-type="float" office:value="0.393072459810653" calcext:value-type="float">
            <text:p>0.393072459810653</text:p>
          </table:table-cell>
          <table:table-cell table:number-columns-repeated="7"/>
          <table:table-cell table:formula="of:=[.N429]^2" office:value-type="float" office:value="0" calcext:value-type="float">
            <text:p>0</text:p>
          </table:table-cell>
          <table:table-cell table:number-columns-repeated="4"/>
          <table:table-cell table:formula="of:=[.Q429]^2" office:value-type="float" office:value="182328.146001" calcext:value-type="float">
            <text:p>182328.146001</text:p>
          </table:table-cell>
          <table:table-cell/>
          <table:table-cell table:formula="of:=[.R429]^2" office:value-type="float" office:value="0.154505958661598" calcext:value-type="float">
            <text:p>0.154505958661598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27.998" calcext:value-type="float">
            <text:p>427.998</text:p>
          </table:table-cell>
          <table:table-cell office:value-type="float" office:value="7.5255" calcext:value-type="float">
            <text:p>7.5255</text:p>
          </table:table-cell>
          <table:table-cell table:number-columns-repeated="8"/>
          <table:table-cell office:value-type="float" office:value="427.998" calcext:value-type="float">
            <text:p>427.998</text:p>
          </table:table-cell>
          <table:table-cell table:formula="of:=-LN([.H430]/11.159)" office:value-type="float" office:value="0.393949093593284" calcext:value-type="float">
            <text:p>0.393949093593284</text:p>
          </table:table-cell>
          <table:table-cell table:number-columns-repeated="7"/>
          <table:table-cell table:formula="of:=[.N430]^2" office:value-type="float" office:value="0" calcext:value-type="float">
            <text:p>0</text:p>
          </table:table-cell>
          <table:table-cell table:number-columns-repeated="4"/>
          <table:table-cell table:formula="of:=[.Q430]^2" office:value-type="float" office:value="183182.288004" calcext:value-type="float">
            <text:p>183182.288004</text:p>
          </table:table-cell>
          <table:table-cell/>
          <table:table-cell table:formula="of:=[.R430]^2" office:value-type="float" office:value="0.15519588834297" calcext:value-type="float">
            <text:p>0.15519588834297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28.999" calcext:value-type="float">
            <text:p>428.999</text:p>
          </table:table-cell>
          <table:table-cell office:value-type="float" office:value="7.5195" calcext:value-type="float">
            <text:p>7.5195</text:p>
          </table:table-cell>
          <table:table-cell table:number-columns-repeated="8"/>
          <table:table-cell office:value-type="float" office:value="428.999" calcext:value-type="float">
            <text:p>428.999</text:p>
          </table:table-cell>
          <table:table-cell table:formula="of:=-LN([.H431]/11.159)" office:value-type="float" office:value="0.394746700814033" calcext:value-type="float">
            <text:p>0.394746700814033</text:p>
          </table:table-cell>
          <table:table-cell table:number-columns-repeated="7"/>
          <table:table-cell table:formula="of:=[.N431]^2" office:value-type="float" office:value="0" calcext:value-type="float">
            <text:p>0</text:p>
          </table:table-cell>
          <table:table-cell table:number-columns-repeated="4"/>
          <table:table-cell table:formula="of:=[.Q431]^2" office:value-type="float" office:value="184040.142001" calcext:value-type="float">
            <text:p>184040.142001</text:p>
          </table:table-cell>
          <table:table-cell/>
          <table:table-cell table:formula="of:=[.R431]^2" office:value-type="float" office:value="0.155824957803564" calcext:value-type="float">
            <text:p>0.155824957803564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29.999" calcext:value-type="float">
            <text:p>429.999</text:p>
          </table:table-cell>
          <table:table-cell office:value-type="float" office:value="7.5124" calcext:value-type="float">
            <text:p>7.5124</text:p>
          </table:table-cell>
          <table:table-cell table:number-columns-repeated="8"/>
          <table:table-cell office:value-type="float" office:value="429.999" calcext:value-type="float">
            <text:p>429.999</text:p>
          </table:table-cell>
          <table:table-cell table:formula="of:=-LN([.H432]/11.159)" office:value-type="float" office:value="0.395691358578919" calcext:value-type="float">
            <text:p>0.395691358578919</text:p>
          </table:table-cell>
          <table:table-cell table:number-columns-repeated="7"/>
          <table:table-cell table:formula="of:=[.N432]^2" office:value-type="float" office:value="0" calcext:value-type="float">
            <text:p>0</text:p>
          </table:table-cell>
          <table:table-cell table:number-columns-repeated="4"/>
          <table:table-cell table:formula="of:=[.Q432]^2" office:value-type="float" office:value="184899.140001" calcext:value-type="float">
            <text:p>184899.140001</text:p>
          </table:table-cell>
          <table:table-cell/>
          <table:table-cell table:formula="of:=[.R432]^2" office:value-type="float" office:value="0.156571651254031" calcext:value-type="float">
            <text:p>0.156571651254031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30.999" calcext:value-type="float">
            <text:p>430.999</text:p>
          </table:table-cell>
          <table:table-cell office:value-type="float" office:value="7.506" calcext:value-type="float">
            <text:p>7.506</text:p>
          </table:table-cell>
          <table:table-cell table:number-columns-repeated="8"/>
          <table:table-cell office:value-type="float" office:value="430.999" calcext:value-type="float">
            <text:p>430.999</text:p>
          </table:table-cell>
          <table:table-cell table:formula="of:=-LN([.H433]/11.159)" office:value-type="float" office:value="0.396543646490735" calcext:value-type="float">
            <text:p>0.396543646490735</text:p>
          </table:table-cell>
          <table:table-cell table:number-columns-repeated="7"/>
          <table:table-cell table:formula="of:=[.N433]^2" office:value-type="float" office:value="0" calcext:value-type="float">
            <text:p>0</text:p>
          </table:table-cell>
          <table:table-cell table:number-columns-repeated="4"/>
          <table:table-cell table:formula="of:=[.Q433]^2" office:value-type="float" office:value="185760.138001" calcext:value-type="float">
            <text:p>185760.138001</text:p>
          </table:table-cell>
          <table:table-cell/>
          <table:table-cell table:formula="of:=[.R433]^2" office:value-type="float" office:value="0.157246863572169" calcext:value-type="float">
            <text:p>0.157246863572169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31.999" calcext:value-type="float">
            <text:p>431.999</text:p>
          </table:table-cell>
          <table:table-cell office:value-type="float" office:value="7.5001" calcext:value-type="float">
            <text:p>7.5001</text:p>
          </table:table-cell>
          <table:table-cell table:number-columns-repeated="8"/>
          <table:table-cell office:value-type="float" office:value="431.999" calcext:value-type="float">
            <text:p>431.999</text:p>
          </table:table-cell>
          <table:table-cell table:formula="of:=-LN([.H434]/11.159)" office:value-type="float" office:value="0.397329993416854" calcext:value-type="float">
            <text:p>0.397329993416854</text:p>
          </table:table-cell>
          <table:table-cell table:number-columns-repeated="7"/>
          <table:table-cell table:formula="of:=[.N434]^2" office:value-type="float" office:value="0" calcext:value-type="float">
            <text:p>0</text:p>
          </table:table-cell>
          <table:table-cell table:number-columns-repeated="4"/>
          <table:table-cell table:formula="of:=[.Q434]^2" office:value-type="float" office:value="186623.136001" calcext:value-type="float">
            <text:p>186623.136001</text:p>
          </table:table-cell>
          <table:table-cell/>
          <table:table-cell table:formula="of:=[.R434]^2" office:value-type="float" office:value="0.157871123668638" calcext:value-type="float">
            <text:p>0.157871123668638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32.999" calcext:value-type="float">
            <text:p>432.999</text:p>
          </table:table-cell>
          <table:table-cell office:value-type="float" office:value="7.4943" calcext:value-type="float">
            <text:p>7.4943</text:p>
          </table:table-cell>
          <table:table-cell table:number-columns-repeated="8"/>
          <table:table-cell office:value-type="float" office:value="432.999" calcext:value-type="float">
            <text:p>432.999</text:p>
          </table:table-cell>
          <table:table-cell table:formula="of:=-LN([.H435]/11.159)" office:value-type="float" office:value="0.398103615607708" calcext:value-type="float">
            <text:p>0.398103615607708</text:p>
          </table:table-cell>
          <table:table-cell table:number-columns-repeated="7"/>
          <table:table-cell table:formula="of:=[.N435]^2" office:value-type="float" office:value="0" calcext:value-type="float">
            <text:p>0</text:p>
          </table:table-cell>
          <table:table-cell table:number-columns-repeated="4"/>
          <table:table-cell table:formula="of:=[.Q435]^2" office:value-type="float" office:value="187488.134001" calcext:value-type="float">
            <text:p>187488.134001</text:p>
          </table:table-cell>
          <table:table-cell/>
          <table:table-cell table:formula="of:=[.R435]^2" office:value-type="float" office:value="0.15848648875993" calcext:value-type="float">
            <text:p>0.15848648875993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33.999" calcext:value-type="float">
            <text:p>433.999</text:p>
          </table:table-cell>
          <table:table-cell office:value-type="float" office:value="7.4869" calcext:value-type="float">
            <text:p>7.4869</text:p>
          </table:table-cell>
          <table:table-cell table:number-columns-repeated="8"/>
          <table:table-cell office:value-type="float" office:value="433.999" calcext:value-type="float">
            <text:p>433.999</text:p>
          </table:table-cell>
          <table:table-cell table:formula="of:=-LN([.H436]/11.159)" office:value-type="float" office:value="0.399091520528788" calcext:value-type="float">
            <text:p>0.399091520528788</text:p>
          </table:table-cell>
          <table:table-cell table:number-columns-repeated="7"/>
          <table:table-cell table:formula="of:=[.N436]^2" office:value-type="float" office:value="0" calcext:value-type="float">
            <text:p>0</text:p>
          </table:table-cell>
          <table:table-cell table:number-columns-repeated="4"/>
          <table:table-cell table:formula="of:=[.Q436]^2" office:value-type="float" office:value="188355.132001" calcext:value-type="float">
            <text:p>188355.132001</text:p>
          </table:table-cell>
          <table:table-cell/>
          <table:table-cell table:formula="of:=[.R436]^2" office:value-type="float" office:value="0.15927404175798" calcext:value-type="float">
            <text:p>0.15927404175798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34.999" calcext:value-type="float">
            <text:p>434.999</text:p>
          </table:table-cell>
          <table:table-cell office:value-type="float" office:value="7.48" calcext:value-type="float">
            <text:p>7.48</text:p>
          </table:table-cell>
          <table:table-cell table:number-columns-repeated="8"/>
          <table:table-cell office:value-type="float" office:value="434.999" calcext:value-type="float">
            <text:p>434.999</text:p>
          </table:table-cell>
          <table:table-cell table:formula="of:=-LN([.H437]/11.159)" office:value-type="float" office:value="0.400013555217178" calcext:value-type="float">
            <text:p>0.400013555217178</text:p>
          </table:table-cell>
          <table:table-cell table:number-columns-repeated="7"/>
          <table:table-cell table:formula="of:=[.N437]^2" office:value-type="float" office:value="0" calcext:value-type="float">
            <text:p>0</text:p>
          </table:table-cell>
          <table:table-cell table:number-columns-repeated="4"/>
          <table:table-cell table:formula="of:=[.Q437]^2" office:value-type="float" office:value="189224.130001" calcext:value-type="float">
            <text:p>189224.130001</text:p>
          </table:table-cell>
          <table:table-cell/>
          <table:table-cell table:formula="of:=[.R437]^2" office:value-type="float" office:value="0.160010844357486" calcext:value-type="float">
            <text:p>0.160010844357486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35.999" calcext:value-type="float">
            <text:p>435.999</text:p>
          </table:table-cell>
          <table:table-cell office:value-type="float" office:value="7.4745" calcext:value-type="float">
            <text:p>7.4745</text:p>
          </table:table-cell>
          <table:table-cell table:number-columns-repeated="8"/>
          <table:table-cell office:value-type="float" office:value="435.999" calcext:value-type="float">
            <text:p>435.999</text:p>
          </table:table-cell>
          <table:table-cell table:formula="of:=-LN([.H438]/11.159)" office:value-type="float" office:value="0.400749119796132" calcext:value-type="float">
            <text:p>0.400749119796132</text:p>
          </table:table-cell>
          <table:table-cell table:number-columns-repeated="7"/>
          <table:table-cell table:formula="of:=[.N438]^2" office:value-type="float" office:value="0" calcext:value-type="float">
            <text:p>0</text:p>
          </table:table-cell>
          <table:table-cell table:number-columns-repeated="4"/>
          <table:table-cell table:formula="of:=[.Q438]^2" office:value-type="float" office:value="190095.128001" calcext:value-type="float">
            <text:p>190095.128001</text:p>
          </table:table-cell>
          <table:table-cell/>
          <table:table-cell table:formula="of:=[.R438]^2" office:value-type="float" office:value="0.160599857017375" calcext:value-type="float">
            <text:p>0.160599857017375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36.999" calcext:value-type="float">
            <text:p>436.999</text:p>
          </table:table-cell>
          <table:table-cell office:value-type="float" office:value="7.4674" calcext:value-type="float">
            <text:p>7.4674</text:p>
          </table:table-cell>
          <table:table-cell table:number-columns-repeated="8"/>
          <table:table-cell office:value-type="float" office:value="436.999" calcext:value-type="float">
            <text:p>436.999</text:p>
          </table:table-cell>
          <table:table-cell table:formula="of:=-LN([.H439]/11.159)" office:value-type="float" office:value="0.401699467547673" calcext:value-type="float">
            <text:p>0.401699467547673</text:p>
          </table:table-cell>
          <table:table-cell table:number-columns-repeated="7"/>
          <table:table-cell table:formula="of:=[.N439]^2" office:value-type="float" office:value="0" calcext:value-type="float">
            <text:p>0</text:p>
          </table:table-cell>
          <table:table-cell table:number-columns-repeated="4"/>
          <table:table-cell table:formula="of:=[.Q439]^2" office:value-type="float" office:value="190968.126001" calcext:value-type="float">
            <text:p>190968.126001</text:p>
          </table:table-cell>
          <table:table-cell/>
          <table:table-cell table:formula="of:=[.R439]^2" office:value-type="float" office:value="0.161362462228084" calcext:value-type="float">
            <text:p>0.161362462228084</text:p>
          </table:table-cell>
          <table:table-cell table:number-columns-repeated="26"/>
        </table:table-row>
        <table:table-row table:style-name="ro1">
          <table:table-cell table:number-columns-repeated="6"/>
          <table:table-cell office:value-type="float" office:value="437.998" calcext:value-type="float">
            <text:p>437.998</text:p>
          </table:table-cell>
          <table:table-cell office:value-type="float" office:value="7.4618" calcext:value-type="float">
            <text:p>7.4618</text:p>
          </table:table-cell>
          <table:table-cell table:number-columns-repeated="8"/>
          <table:table-cell office:value-type="float" office:value="437.998" calcext:value-type="float">
            <text:p>437.998</text:p>
          </table:table-cell>
          <table:table-cell table:formula="of:=-LN([.H440]/11.159)" office:value-type="float" office:value="0.402449675229618" calcext:value-type="float">
            <text:p>0.402449675229618</text:p>
          </table:table-cell>
          <table:table-cell table:number-columns-repeated="7"/>
          <table:table-cell table:formula="of:=[.N440]^2" office:value-type="float" office:value="0" calcext:value-type="float">
            <text:p>0</text:p>
          </table:table-cell>
          <table:table-cell table:number-columns-repeated="4"/>
          <table:table-cell table:formula="of:=[.Q440]^2" office:value-type="float" office:value="191842.248004" calcext:value-type="float">
            <text:p>191842.248004</text:p>
          </table:table-cell>
          <table:table-cell/>
          <table:table-cell table:formula="of:=[.R440]^2" office:value-type="float" office:value="0.161965741092425" calcext:value-type="float">
            <text:p>0.161965741092425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 style:data-style-name="N2" text:time-value="01:35:47.192987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09T02:22:46.236271860</dc:date>
    <meta:editing-duration>PT38M33S</meta:editing-duration>
    <meta:editing-cycles>4</meta:editing-cycles>
    <meta:generator>LibreOffice/7.0.5.2$Linux_X86_64 LibreOffice_project/00$Build-2</meta:generator>
    <meta:document-statistic meta:table-count="1" meta:cell-count="848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6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6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6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none" svg:stroke-color="#004586"/>
    </style:style>
    <style:style style:name="ch13" style:family="chart">
      <style:graphic-properties draw:stroke="dash" draw:stroke-dash="Long_20_Dash" svg:stroke-color="#4285f4"/>
      <style:text-properties fo:font-size="13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none" svg:stroke-color="#ff420e"/>
    </style:style>
    <style:style style:name="ch16" style:family="chart">
      <style:graphic-properties draw:stroke="dash" draw:stroke-dash="Long_20_Dash" svg:stroke-color="#ff0000"/>
      <style:text-properties fo:font-size="13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none" svg:stroke-color="#ffd320"/>
    </style:style>
    <style:style style:name="ch19" style:family="chart">
      <style:graphic-properties draw:stroke="dash" draw:stroke-dash="Long_20_Dash" svg:stroke-color="#ffbf00"/>
      <style:text-properties fo:font-size="13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579d1c"/>
    </style:style>
    <style:style style:name="ch22" style:family="chart">
      <style:graphic-properties draw:stroke="dash" draw:stroke-dash="Long_20_Dash" svg:stroke-color="#00a933"/>
      <style:text-properties fo:font-size="13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7.66cm" svg:height="18.594cm" xlink:href=".." xlink:type="simple" chart:class="chart:scatter" chart:style-name="ch1">
        <chart:title svg:x="8.793cm" svg:y="0.507cm" chart:style-name="ch2">
          <text:p>Зависимость напряжения от времени</text:p>
        </chart:title>
        <chart:subtitle svg:x="9.719cm" svg:y="1.457cm" chart:style-name="ch3">
          <text:p>в логарифмеческом масштабе</text:p>
        </chart:subtitle>
        <chart:legend chart:legend-position="end" svg:x="22.953cm" svg:y="7.26cm" style:legend-expansion="custom" svg:width="4.706cm" svg:height="3.724cm" style:legend-expansion-aspect-ratio="1.26369495166488" chart:style-name="ch4"/>
        <chart:plot-area chart:style-name="ch5" table:cell-range-address="20210422_1619098087038_45.K2:20210422_1619098087038_45.L270 20210422_1619098087038_45.C1:20210422_1619098087038_45.C1 20210422_1619098087038_45.F1:20210422_1619098087038_45.F1 20210422_1619098087038_45.O2:20210422_1619098087038_45.O403 20210422_1619098087038_45.I1:20210422_1619098087038_45.I1 20210422_1619098087038_45.R2:20210422_1619098087038_45.R440 20210422_1619098087038_45.BC2:20210422_1619098087038_45.BC2 20210422_1619098087038_45.AZ1:20210422_1619098087038_45.AZ350" chart:data-source-has-labels="row" svg:x="1.388cm" svg:y="2.422cm" svg:width="21.678cm" svg:height="15.219cm">
          <chart:coordinate-region svg:x="2.115cm" svg:y="2.622cm" svg:width="20.671cm" svg:height="14.372cm"/>
          <chart:axis chart:dimension="x" chart:name="primary-x" chart:style-name="ch6">
            <chart:title svg:x="11.741cm" svg:y="17.647cm" chart:style-name="ch7">
              <text:p>t, с</text:p>
            </chart:title>
          </chart:axis>
          <chart:axis chart:dimension="y" chart:name="primary-y" chart:style-name="ch8">
            <chart:title svg:x="0.001cm" svg:y="11.271cm" chart:style-name="ch9">
              <text:p>-ln(U/U0)</text:p>
            </chart:title>
            <chart:grid chart:style-name="ch10" chart:class="major"/>
          </chart:axis>
          <chart:series chart:style-name="ch11" chart:values-cell-range-address="20210422_1619098087038_45.L2:20210422_1619098087038_45.L270" chart:label-cell-address="20210422_1619098087038_45.C1:20210422_1619098087038_45.C1" chart:class="chart:scatter">
            <chart:domain table:cell-range-address="20210422_1619098087038_45.K2:20210422_1619098087038_45.K270"/>
            <chart:regression-curve chart:style-name="ch12">
              <chart:equation chart:display-equation="true" chart:display-r-square="false" svg:x="3.501cm" svg:y="3.655cm" chart:style-name="ch13"/>
            </chart:regression-curve>
            <chart:data-point chart:repeated="269"/>
          </chart:series>
          <chart:series chart:style-name="ch14" chart:values-cell-range-address="20210422_1619098087038_45.O2:20210422_1619098087038_45.O403" chart:label-cell-address="20210422_1619098087038_45.F1:20210422_1619098087038_45.F1" chart:class="chart:scatter">
            <chart:domain table:cell-range-address="20210422_1619098087038_45.N2:20210422_1619098087038_45.N403"/>
            <chart:regression-curve chart:style-name="ch15">
              <chart:equation chart:display-equation="true" chart:display-r-square="false" svg:x="14.752cm" svg:y="4.143cm" chart:style-name="ch16"/>
            </chart:regression-curve>
            <chart:data-point chart:repeated="402"/>
          </chart:series>
          <chart:series chart:style-name="ch17" chart:values-cell-range-address="20210422_1619098087038_45.R2:20210422_1619098087038_45.R440" chart:label-cell-address="20210422_1619098087038_45.I1:20210422_1619098087038_45.I1" chart:class="chart:scatter">
            <chart:domain table:cell-range-address="20210422_1619098087038_45.Q2:20210422_1619098087038_45.Q440"/>
            <chart:regression-curve chart:style-name="ch18">
              <chart:equation chart:display-equation="true" chart:display-r-square="false" svg:x="12.065cm" svg:y="12.927cm" chart:style-name="ch19"/>
            </chart:regression-curve>
            <chart:data-point chart:repeated="439"/>
          </chart:series>
          <chart:series chart:style-name="ch20" chart:values-cell-range-address="20210422_1619098087038_45.AZ1:20210422_1619098087038_45.AZ350" chart:label-cell-address="20210422_1619098087038_45.BC2:20210422_1619098087038_45.BC2" chart:class="chart:scatter">
            <chart:domain table:cell-range-address="20210422_1619098087038_45.AY2:20210422_1619098087038_45.AY350"/>
            <chart:regression-curve chart:style-name="ch21">
              <chart:equation chart:display-equation="true" chart:display-r-square="false" svg:x="8.102cm" svg:y="15.265cm" chart:style-name="ch22"/>
            </chart:regression-curve>
            <chart:data-point chart:repeated="35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45 торр</text:p>
                <draw:g>
                  <svg:desc>20210422_1619098087038_45.C1:20210422_1619098087038_45.C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83 торр</text:p>
                <draw:g>
                  <svg:desc>20210422_1619098087038_45.F1:20210422_1619098087038_45.F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128 торр</text:p>
                <draw:g>
                  <svg:desc>20210422_1619098087038_45.I1:20210422_1619098087038_45.I1</svg:desc>
                </draw:g>
              </table:table-cell>
              <table:table-cell office:value-type="string">
                <text:p>Column AY</text:p>
              </table:table-cell>
              <table:table-cell office:value-type="string">
                <text:p>200 торр</text:p>
                <draw:g>
                  <svg:desc>20210422_1619098087038_45.BC2:20210422_1619098087038_45.B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0210422_1619098087038_45.K2:20210422_1619098087038_45.K270</svg:desc>
                </draw:g>
              </table:table-cell>
              <table:table-cell office:value-type="float" office:value="-0">
                <text:p>-0</text:p>
                <draw:g>
                  <svg:desc>20210422_1619098087038_45.L2:20210422_1619098087038_45.L270</svg:desc>
                </draw:g>
              </table:table-cell>
              <table:table-cell office:value-type="float" office:value="0">
                <text:p>0</text:p>
                <draw:g>
                  <svg:desc>20210422_1619098087038_45.N2:20210422_1619098087038_45.N403</svg:desc>
                </draw:g>
              </table:table-cell>
              <table:table-cell office:value-type="float" office:value="-0">
                <text:p>-0</text:p>
                <draw:g>
                  <svg:desc>20210422_1619098087038_45.O2:20210422_1619098087038_45.O403</svg:desc>
                </draw:g>
              </table:table-cell>
              <table:table-cell office:value-type="float" office:value="0">
                <text:p>0</text:p>
                <draw:g>
                  <svg:desc>20210422_1619098087038_45.Q2:20210422_1619098087038_45.Q440</svg:desc>
                </draw:g>
              </table:table-cell>
              <table:table-cell office:value-type="float" office:value="-0">
                <text:p>-0</text:p>
                <draw:g>
                  <svg:desc>20210422_1619098087038_45.R2:20210422_1619098087038_45.R440</svg:desc>
                </draw:g>
              </table:table-cell>
              <table:table-cell office:value-type="float" office:value="0">
                <text:p>0</text:p>
                <draw:g>
                  <svg:desc>20210422_1619098087038_45.AY2:20210422_1619098087038_45.AY350</svg:desc>
                </draw:g>
              </table:table-cell>
              <table:table-cell office:value-type="float" office:value="NaN">
                <text:p>NaN</text:p>
                <draw:g>
                  <svg:desc>20210422_1619098087038_45.AZ1:20210422_1619098087038_45.AZ3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">
                <text:p>1.05</text:p>
              </table:table-cell>
              <table:table-cell office:value-type="float" office:value="0.0022412717781012">
                <text:p>0.0022412717781012</text:p>
              </table:table-cell>
              <table:table-cell office:value-type="float" office:value="1.05">
                <text:p>1.05</text:p>
              </table:table-cell>
              <table:table-cell office:value-type="float" office:value="0.00117756516710229">
                <text:p>0.00117756516710229</text:p>
              </table:table-cell>
              <table:table-cell office:value-type="float" office:value="0.998">
                <text:p>0.998</text:p>
              </table:table-cell>
              <table:table-cell office:value-type="float" office:value="0.000349554769380118">
                <text:p>0.000349554769380118</text:p>
              </table:table-cell>
              <table:table-cell office:value-type="float" office:value="1.049">
                <text:p>1.04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">
                <text:p>2.1</text:p>
              </table:table-cell>
              <table:table-cell office:value-type="float" office:value="0.00434292694774705">
                <text:p>0.00434292694774705</text:p>
              </table:table-cell>
              <table:table-cell office:value-type="float" office:value="2.1">
                <text:p>2.1</text:p>
              </table:table-cell>
              <table:table-cell office:value-type="float" office:value="0.00221497080318757">
                <text:p>0.00221497080318757</text:p>
              </table:table-cell>
              <table:table-cell office:value-type="float" office:value="1.999">
                <text:p>1.999</text:p>
              </table:table-cell>
              <table:table-cell office:value-type="float" office:value="0.000968297307043602">
                <text:p>0.000968297307043602</text:p>
              </table:table-cell>
              <table:table-cell office:value-type="float" office:value="2.098">
                <text:p>2.098</text:p>
              </table:table-cell>
              <table:table-cell office:value-type="float" office:value="0.000902570335256816">
                <text:p>0.0009025703352568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5">
                <text:p>3.15</text:p>
              </table:table-cell>
              <table:table-cell office:value-type="float" office:value="0.00665327087373307">
                <text:p>0.00665327087373307</text:p>
              </table:table-cell>
              <table:table-cell office:value-type="float" office:value="3.144">
                <text:p>3.144</text:p>
              </table:table-cell>
              <table:table-cell office:value-type="float" office:value="0.00337153146271033">
                <text:p>0.00337153146271033</text:p>
              </table:table-cell>
              <table:table-cell office:value-type="float" office:value="2.999">
                <text:p>2.999</text:p>
              </table:table-cell>
              <table:table-cell office:value-type="float" office:value="0.00197344879260111">
                <text:p>0.00197344879260111</text:p>
              </table:table-cell>
              <table:table-cell office:value-type="float" office:value="3.149">
                <text:p>3.149</text:p>
              </table:table-cell>
              <table:table-cell office:value-type="float" office:value="0.00198399189385934">
                <text:p>0.001983991893859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91">
                <text:p>4.191</text:p>
              </table:table-cell>
              <table:table-cell office:value-type="float" office:value="0.00886328942039955">
                <text:p>0.00886328942039955</text:p>
              </table:table-cell>
              <table:table-cell office:value-type="float" office:value="4.144">
                <text:p>4.144</text:p>
              </table:table-cell>
              <table:table-cell office:value-type="float" office:value="0.00462401295738059">
                <text:p>0.00462401295738059</text:p>
              </table:table-cell>
              <table:table-cell office:value-type="float" office:value="3.999">
                <text:p>3.999</text:p>
              </table:table-cell>
              <table:table-cell office:value-type="float" office:value="0.00267406230717092">
                <text:p>0.00267406230717092</text:p>
              </table:table-cell>
              <table:table-cell office:value-type="float" office:value="4.189">
                <text:p>4.189</text:p>
              </table:table-cell>
              <table:table-cell office:value-type="float" office:value="0.00231960718599826">
                <text:p>0.002319607185998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91">
                <text:p>5.191</text:p>
              </table:table-cell>
              <table:table-cell office:value-type="float" office:value="0.0110120150615912">
                <text:p>0.0110120150615912</text:p>
              </table:table-cell>
              <table:table-cell office:value-type="float" office:value="5.143">
                <text:p>5.143</text:p>
              </table:table-cell>
              <table:table-cell office:value-type="float" office:value="0.00581887637050705">
                <text:p>0.00581887637050705</text:p>
              </table:table-cell>
              <table:table-cell office:value-type="float" office:value="4.999">
                <text:p>4.999</text:p>
              </table:table-cell>
              <table:table-cell office:value-type="float" office:value="0.00347408032777262">
                <text:p>0.00347408032777262</text:p>
              </table:table-cell>
              <table:table-cell office:value-type="float" office:value="5.189">
                <text:p>5.189</text:p>
              </table:table-cell>
              <table:table-cell office:value-type="float" office:value="0.00312143017685587">
                <text:p>0.003121430176855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91">
                <text:p>6.191</text:p>
              </table:table-cell>
              <table:table-cell office:value-type="float" office:value="0.0132449649065457">
                <text:p>0.0132449649065457</text:p>
              </table:table-cell>
              <table:table-cell office:value-type="float" office:value="6.144">
                <text:p>6.144</text:p>
              </table:table-cell>
              <table:table-cell office:value-type="float" office:value="0.00708628114427521">
                <text:p>0.00708628114427521</text:p>
              </table:table-cell>
              <table:table-cell office:value-type="float" office:value="5.999">
                <text:p>5.999</text:p>
              </table:table-cell>
              <table:table-cell office:value-type="float" office:value="0.00429273858369211">
                <text:p>0.00429273858369211</text:p>
              </table:table-cell>
              <table:table-cell office:value-type="float" office:value="6.189">
                <text:p>6.189</text:p>
              </table:table-cell>
              <table:table-cell office:value-type="float" office:value="0.00397192783781318">
                <text:p>0.00397192783781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91">
                <text:p>7.191</text:p>
              </table:table-cell>
              <table:table-cell office:value-type="float" office:value="0.0154363754576036">
                <text:p>0.0154363754576036</text:p>
              </table:table-cell>
              <table:table-cell office:value-type="float" office:value="7.144">
                <text:p>7.144</text:p>
              </table:table-cell>
              <table:table-cell office:value-type="float" office:value="0.0084383699713662">
                <text:p>0.0084383699713662</text:p>
              </table:table-cell>
              <table:table-cell office:value-type="float" office:value="6.999">
                <text:p>6.999</text:p>
              </table:table-cell>
              <table:table-cell office:value-type="float" office:value="0.00508504604041694">
                <text:p>0.00508504604041694</text:p>
              </table:table-cell>
              <table:table-cell office:value-type="float" office:value="7.189">
                <text:p>7.189</text:p>
              </table:table-cell>
              <table:table-cell office:value-type="float" office:value="0.00493303730664134">
                <text:p>0.004933037306641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9">
                <text:p>8.19</text:p>
              </table:table-cell>
              <table:table-cell office:value-type="float" office:value="0.0176259363239795">
                <text:p>0.0176259363239795</text:p>
              </table:table-cell>
              <table:table-cell office:value-type="float" office:value="8.143">
                <text:p>8.143</text:p>
              </table:table-cell>
              <table:table-cell office:value-type="float" office:value="0.00968533436882187">
                <text:p>0.00968533436882187</text:p>
              </table:table-cell>
              <table:table-cell office:value-type="float" office:value="7.999">
                <text:p>7.999</text:p>
              </table:table-cell>
              <table:table-cell office:value-type="float" office:value="0.00606729799941258">
                <text:p>0.00606729799941258</text:p>
              </table:table-cell>
              <table:table-cell office:value-type="float" office:value="8.189">
                <text:p>8.189</text:p>
              </table:table-cell>
              <table:table-cell office:value-type="float" office:value="0.00593632211750655">
                <text:p>0.00593632211750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191">
                <text:p>9.191</text:p>
              </table:table-cell>
              <table:table-cell office:value-type="float" office:value="0.0198803978424706">
                <text:p>0.0198803978424706</text:p>
              </table:table-cell>
              <table:table-cell office:value-type="float" office:value="9.144">
                <text:p>9.144</text:p>
              </table:table-cell>
              <table:table-cell office:value-type="float" office:value="0.0111242434247565">
                <text:p>0.0111242434247565</text:p>
              </table:table-cell>
              <table:table-cell office:value-type="float" office:value="8.999">
                <text:p>8.999</text:p>
              </table:table-cell>
              <table:table-cell office:value-type="float" office:value="0.00695124805065614">
                <text:p>0.00695124805065614</text:p>
              </table:table-cell>
              <table:table-cell office:value-type="float" office:value="9.189">
                <text:p>9.189</text:p>
              </table:table-cell>
              <table:table-cell office:value-type="float" office:value="0.00730543608821175">
                <text:p>0.007305436088211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191">
                <text:p>10.191</text:p>
              </table:table-cell>
              <table:table-cell office:value-type="float" office:value="0.0220730293428759">
                <text:p>0.0220730293428759</text:p>
              </table:table-cell>
              <table:table-cell office:value-type="float" office:value="10.144">
                <text:p>10.144</text:p>
              </table:table-cell>
              <table:table-cell office:value-type="float" office:value="0.0124579738993321">
                <text:p>0.0124579738993321</text:p>
              </table:table-cell>
              <table:table-cell office:value-type="float" office:value="9.998">
                <text:p>9.998</text:p>
              </table:table-cell>
              <table:table-cell office:value-type="float" office:value="0.00784501207521405">
                <text:p>0.00784501207521405</text:p>
              </table:table-cell>
              <table:table-cell office:value-type="float" office:value="10.189">
                <text:p>10.189</text:p>
              </table:table-cell>
              <table:table-cell office:value-type="float" office:value="0.00864885097481318">
                <text:p>0.008648850974813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191">
                <text:p>11.191</text:p>
              </table:table-cell>
              <table:table-cell office:value-type="float" office:value="0.0242637721570239">
                <text:p>0.0242637721570239</text:p>
              </table:table-cell>
              <table:table-cell office:value-type="float" office:value="11.144">
                <text:p>11.144</text:p>
              </table:table-cell>
              <table:table-cell office:value-type="float" office:value="0.0137815534804935">
                <text:p>0.0137815534804935</text:p>
              </table:table-cell>
              <table:table-cell office:value-type="float" office:value="10.999">
                <text:p>10.999</text:p>
              </table:table-cell>
              <table:table-cell office:value-type="float" office:value="0.00891135110937542">
                <text:p>0.00891135110937542</text:p>
              </table:table-cell>
              <table:table-cell office:value-type="float" office:value="11.188">
                <text:p>11.188</text:p>
              </table:table-cell>
              <table:table-cell office:value-type="float" office:value="0.00975248964520624">
                <text:p>0.009752489645206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191">
                <text:p>12.191</text:p>
              </table:table-cell>
              <table:table-cell office:value-type="float" office:value="0.0265467095419051">
                <text:p>0.0265467095419051</text:p>
              </table:table-cell>
              <table:table-cell office:value-type="float" office:value="12.144">
                <text:p>12.144</text:p>
              </table:table-cell>
              <table:table-cell office:value-type="float" office:value="0.0151785769735154">
                <text:p>0.0151785769735154</text:p>
              </table:table-cell>
              <table:table-cell office:value-type="float" office:value="11.999">
                <text:p>11.999</text:p>
              </table:table-cell>
              <table:table-cell office:value-type="float" office:value="0.00986116913234157">
                <text:p>0.00986116913234157</text:p>
              </table:table-cell>
              <table:table-cell office:value-type="float" office:value="12.188">
                <text:p>12.188</text:p>
              </table:table-cell>
              <table:table-cell office:value-type="float" office:value="0.0109402612631408">
                <text:p>0.01094026126314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191">
                <text:p>13.191</text:p>
              </table:table-cell>
              <table:table-cell office:value-type="float" office:value="0.0287607599024251">
                <text:p>0.0287607599024251</text:p>
              </table:table-cell>
              <table:table-cell office:value-type="float" office:value="13.144">
                <text:p>13.144</text:p>
              </table:table-cell>
              <table:table-cell office:value-type="float" office:value="0.0165416591847086">
                <text:p>0.0165416591847086</text:p>
              </table:table-cell>
              <table:table-cell office:value-type="float" office:value="12.999">
                <text:p>12.999</text:p>
              </table:table-cell>
              <table:table-cell office:value-type="float" office:value="0.0108571851509378">
                <text:p>0.0108571851509378</text:p>
              </table:table-cell>
              <table:table-cell office:value-type="float" office:value="13.189">
                <text:p>13.189</text:p>
              </table:table-cell>
              <table:table-cell office:value-type="float" office:value="0.012108691654959">
                <text:p>0.0121086916549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191">
                <text:p>14.191</text:p>
              </table:table-cell>
              <table:table-cell office:value-type="float" office:value="0.0309932273679203">
                <text:p>0.0309932273679203</text:p>
              </table:table-cell>
              <table:table-cell office:value-type="float" office:value="14.144">
                <text:p>14.144</text:p>
              </table:table-cell>
              <table:table-cell office:value-type="float" office:value="0.0179425466423884">
                <text:p>0.0179425466423884</text:p>
              </table:table-cell>
              <table:table-cell office:value-type="float" office:value="13.999">
                <text:p>13.999</text:p>
              </table:table-cell>
              <table:table-cell office:value-type="float" office:value="0.011845126009228">
                <text:p>0.011845126009228</text:p>
              </table:table-cell>
              <table:table-cell office:value-type="float" office:value="14.189">
                <text:p>14.189</text:p>
              </table:table-cell>
              <table:table-cell office:value-type="float" office:value="0.0132092319997827">
                <text:p>0.01320923199978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191">
                <text:p>15.191</text:p>
              </table:table-cell>
              <table:table-cell office:value-type="float" office:value="0.0331427192122806">
                <text:p>0.0331427192122806</text:p>
              </table:table-cell>
              <table:table-cell office:value-type="float" office:value="15.144">
                <text:p>15.144</text:p>
              </table:table-cell>
              <table:table-cell office:value-type="float" office:value="0.0193693968433987">
                <text:p>0.0193693968433987</text:p>
              </table:table-cell>
              <table:table-cell office:value-type="float" office:value="14.998">
                <text:p>14.998</text:p>
              </table:table-cell>
              <table:table-cell office:value-type="float" office:value="0.0128340438599479">
                <text:p>0.0128340438599479</text:p>
              </table:table-cell>
              <table:table-cell office:value-type="float" office:value="15.188">
                <text:p>15.188</text:p>
              </table:table-cell>
              <table:table-cell office:value-type="float" office:value="0.0143664510615802">
                <text:p>0.01436645106158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191">
                <text:p>16.191</text:p>
              </table:table-cell>
              <table:table-cell office:value-type="float" office:value="0.035418911638995">
                <text:p>0.035418911638995</text:p>
              </table:table-cell>
              <table:table-cell office:value-type="float" office:value="16.143">
                <text:p>16.143</text:p>
              </table:table-cell>
              <table:table-cell office:value-type="float" office:value="0.0206661180019634">
                <text:p>0.0206661180019634</text:p>
              </table:table-cell>
              <table:table-cell office:value-type="float" office:value="15.998">
                <text:p>15.998</text:p>
              </table:table-cell>
              <table:table-cell office:value-type="float" office:value="0.0138057685659971">
                <text:p>0.0138057685659971</text:p>
              </table:table-cell>
              <table:table-cell office:value-type="float" office:value="16.189">
                <text:p>16.189</text:p>
              </table:table-cell>
              <table:table-cell office:value-type="float" office:value="0.0155388939352392">
                <text:p>0.01553889393523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19">
                <text:p>17.19</text:p>
              </table:table-cell>
              <table:table-cell office:value-type="float" office:value="0.0377614771053103">
                <text:p>0.0377614771053103</text:p>
              </table:table-cell>
              <table:table-cell office:value-type="float" office:value="17.144">
                <text:p>17.144</text:p>
              </table:table-cell>
              <table:table-cell office:value-type="float" office:value="0.0221209260375645">
                <text:p>0.0221209260375645</text:p>
              </table:table-cell>
              <table:table-cell office:value-type="float" office:value="16.999">
                <text:p>16.999</text:p>
              </table:table-cell>
              <table:table-cell office:value-type="float" office:value="0.0147784384394677">
                <text:p>0.0147784384394677</text:p>
              </table:table-cell>
              <table:table-cell office:value-type="float" office:value="17.189">
                <text:p>17.189</text:p>
              </table:table-cell>
              <table:table-cell office:value-type="float" office:value="0.0167127130449062">
                <text:p>0.01671271304490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191">
                <text:p>18.191</text:p>
              </table:table-cell>
              <table:table-cell office:value-type="float" office:value="0.0400277785949258">
                <text:p>0.0400277785949258</text:p>
              </table:table-cell>
              <table:table-cell office:value-type="float" office:value="18.144">
                <text:p>18.144</text:p>
              </table:table-cell>
              <table:table-cell office:value-type="float" office:value="0.0235055592407414">
                <text:p>0.0235055592407414</text:p>
              </table:table-cell>
              <table:table-cell office:value-type="float" office:value="17.999">
                <text:p>17.999</text:p>
              </table:table-cell>
              <table:table-cell office:value-type="float" office:value="0.0158522005314608">
                <text:p>0.0158522005314608</text:p>
              </table:table-cell>
              <table:table-cell office:value-type="float" office:value="18.188">
                <text:p>18.188</text:p>
              </table:table-cell>
              <table:table-cell office:value-type="float" office:value="0.0179018275729592">
                <text:p>0.01790182757295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191">
                <text:p>19.191</text:p>
              </table:table-cell>
              <table:table-cell office:value-type="float" office:value="0.0424016669500881">
                <text:p>0.0424016669500881</text:p>
              </table:table-cell>
              <table:table-cell office:value-type="float" office:value="19.144">
                <text:p>19.144</text:p>
              </table:table-cell>
              <table:table-cell office:value-type="float" office:value="0.0249765732997684">
                <text:p>0.0249765732997684</text:p>
              </table:table-cell>
              <table:table-cell office:value-type="float" office:value="18.998">
                <text:p>18.998</text:p>
              </table:table-cell>
              <table:table-cell office:value-type="float" office:value="0.0168724321760814">
                <text:p>0.0168724321760814</text:p>
              </table:table-cell>
              <table:table-cell office:value-type="float" office:value="19.189">
                <text:p>19.189</text:p>
              </table:table-cell>
              <table:table-cell office:value-type="float" office:value="0.019113256929089">
                <text:p>0.0191132569290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191">
                <text:p>20.191</text:p>
              </table:table-cell>
              <table:table-cell office:value-type="float" office:value="0.0445416265400551">
                <text:p>0.0445416265400551</text:p>
              </table:table-cell>
              <table:table-cell office:value-type="float" office:value="20.144">
                <text:p>20.144</text:p>
              </table:table-cell>
              <table:table-cell office:value-type="float" office:value="0.0263168375686404">
                <text:p>0.0263168375686404</text:p>
              </table:table-cell>
              <table:table-cell office:value-type="float" office:value="19.999">
                <text:p>19.999</text:p>
              </table:table-cell>
              <table:table-cell office:value-type="float" office:value="0.0179666937955345">
                <text:p>0.0179666937955345</text:p>
              </table:table-cell>
              <table:table-cell office:value-type="float" office:value="20.189">
                <text:p>20.189</text:p>
              </table:table-cell>
              <table:table-cell office:value-type="float" office:value="0.0203052311116731">
                <text:p>0.02030523111167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191">
                <text:p>21.191</text:p>
              </table:table-cell>
              <table:table-cell office:value-type="float" office:value="0.0468302236154619">
                <text:p>0.0468302236154619</text:p>
              </table:table-cell>
              <table:table-cell office:value-type="float" office:value="21.144">
                <text:p>21.144</text:p>
              </table:table-cell>
              <table:table-cell office:value-type="float" office:value="0.0277435955641318">
                <text:p>0.0277435955641318</text:p>
              </table:table-cell>
              <table:table-cell office:value-type="float" office:value="20.999">
                <text:p>20.999</text:p>
              </table:table-cell>
              <table:table-cell office:value-type="float" office:value="0.0189799529707501">
                <text:p>0.0189799529707501</text:p>
              </table:table-cell>
              <table:table-cell office:value-type="float" office:value="21.188">
                <text:p>21.188</text:p>
              </table:table-cell>
              <table:table-cell office:value-type="float" office:value="0.0215195772936871">
                <text:p>0.02151957729368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191">
                <text:p>22.191</text:p>
              </table:table-cell>
              <table:table-cell office:value-type="float" office:value="0.0490209403887214">
                <text:p>0.0490209403887214</text:p>
              </table:table-cell>
              <table:table-cell office:value-type="float" office:value="22.144">
                <text:p>22.144</text:p>
              </table:table-cell>
              <table:table-cell office:value-type="float" office:value="0.0293420458923647">
                <text:p>0.0293420458923647</text:p>
              </table:table-cell>
              <table:table-cell office:value-type="float" office:value="21.999">
                <text:p>21.999</text:p>
              </table:table-cell>
              <table:table-cell office:value-type="float" office:value="0.0198479728892008">
                <text:p>0.0198479728892008</text:p>
              </table:table-cell>
              <table:table-cell office:value-type="float" office:value="22.189">
                <text:p>22.189</text:p>
              </table:table-cell>
              <table:table-cell office:value-type="float" office:value="0.022714424918101">
                <text:p>0.0227144249181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191">
                <text:p>23.191</text:p>
              </table:table-cell>
              <table:table-cell office:value-type="float" office:value="0.0513198236213034">
                <text:p>0.0513198236213034</text:p>
              </table:table-cell>
              <table:table-cell office:value-type="float" office:value="23.143">
                <text:p>23.143</text:p>
              </table:table-cell>
              <table:table-cell office:value-type="float" office:value="0.0307852663431016">
                <text:p>0.0307852663431016</text:p>
              </table:table-cell>
              <table:table-cell office:value-type="float" office:value="22.999">
                <text:p>22.999</text:p>
              </table:table-cell>
              <table:table-cell office:value-type="float" office:value="0.0208265405090278">
                <text:p>0.0208265405090278</text:p>
              </table:table-cell>
              <table:table-cell office:value-type="float" office:value="23.189">
                <text:p>23.189</text:p>
              </table:table-cell>
              <table:table-cell office:value-type="float" office:value="0.0239177018939086">
                <text:p>0.02391770189390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191">
                <text:p>24.191</text:p>
              </table:table-cell>
              <table:table-cell office:value-type="float" office:value="0.0536170972240524">
                <text:p>0.0536170972240524</text:p>
              </table:table-cell>
              <table:table-cell office:value-type="float" office:value="24.144">
                <text:p>24.144</text:p>
              </table:table-cell>
              <table:table-cell office:value-type="float" office:value="0.0320725804068649">
                <text:p>0.0320725804068649</text:p>
              </table:table-cell>
              <table:table-cell office:value-type="float" office:value="23.999">
                <text:p>23.999</text:p>
              </table:table-cell>
              <table:table-cell office:value-type="float" office:value="0.0218885004740716">
                <text:p>0.0218885004740716</text:p>
              </table:table-cell>
              <table:table-cell office:value-type="float" office:value="24.189">
                <text:p>24.189</text:p>
              </table:table-cell>
              <table:table-cell office:value-type="float" office:value="0.025108411697549">
                <text:p>0.0251084116975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191">
                <text:p>25.191</text:p>
              </table:table-cell>
              <table:table-cell office:value-type="float" office:value="0.0558158272720508">
                <text:p>0.0558158272720508</text:p>
              </table:table-cell>
              <table:table-cell office:value-type="float" office:value="25.144">
                <text:p>25.144</text:p>
              </table:table-cell>
              <table:table-cell office:value-type="float" office:value="0.0334832408540966">
                <text:p>0.0334832408540966</text:p>
              </table:table-cell>
              <table:table-cell office:value-type="float" office:value="24.999">
                <text:p>24.999</text:p>
              </table:table-cell>
              <table:table-cell office:value-type="float" office:value="0.0227498822202222">
                <text:p>0.0227498822202222</text:p>
              </table:table-cell>
              <table:table-cell office:value-type="float" office:value="25.188">
                <text:p>25.188</text:p>
              </table:table-cell>
              <table:table-cell office:value-type="float" office:value="0.0263356251307187">
                <text:p>0.02633562513071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191">
                <text:p>26.191</text:p>
              </table:table-cell>
              <table:table-cell office:value-type="float" office:value="0.058151216392522">
                <text:p>0.058151216392522</text:p>
              </table:table-cell>
              <table:table-cell office:value-type="float" office:value="26.143">
                <text:p>26.143</text:p>
              </table:table-cell>
              <table:table-cell office:value-type="float" office:value="0.0349933920343982">
                <text:p>0.0349933920343982</text:p>
              </table:table-cell>
              <table:table-cell office:value-type="float" office:value="25.999">
                <text:p>25.999</text:p>
              </table:table-cell>
              <table:table-cell office:value-type="float" office:value="0.0237037656986473">
                <text:p>0.0237037656986473</text:p>
              </table:table-cell>
              <table:table-cell office:value-type="float" office:value="26.189">
                <text:p>26.189</text:p>
              </table:table-cell>
              <table:table-cell office:value-type="float" office:value="0.0275151686156972">
                <text:p>0.02751516861569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191">
                <text:p>27.191</text:p>
              </table:table-cell>
              <table:table-cell office:value-type="float" office:value="0.0604016705585878">
                <text:p>0.0604016705585878</text:p>
              </table:table-cell>
              <table:table-cell office:value-type="float" office:value="27.144">
                <text:p>27.144</text:p>
              </table:table-cell>
              <table:table-cell office:value-type="float" office:value="0.0363715670856004">
                <text:p>0.0363715670856004</text:p>
              </table:table-cell>
              <table:table-cell office:value-type="float" office:value="26.999">
                <text:p>26.999</text:p>
              </table:table-cell>
              <table:table-cell office:value-type="float" office:value="0.024686115613538">
                <text:p>0.024686115613538</text:p>
              </table:table-cell>
              <table:table-cell office:value-type="float" office:value="27.189">
                <text:p>27.189</text:p>
              </table:table-cell>
              <table:table-cell office:value-type="float" office:value="0.0287945794177624">
                <text:p>0.02879457941776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191">
                <text:p>28.191</text:p>
              </table:table-cell>
              <table:table-cell office:value-type="float" office:value="0.0626572006939908">
                <text:p>0.0626572006939908</text:p>
              </table:table-cell>
              <table:table-cell office:value-type="float" office:value="28.144">
                <text:p>28.144</text:p>
              </table:table-cell>
              <table:table-cell office:value-type="float" office:value="0.03767831779822">
                <text:p>0.03767831779822</text:p>
              </table:table-cell>
              <table:table-cell office:value-type="float" office:value="27.999">
                <text:p>27.999</text:p>
              </table:table-cell>
              <table:table-cell office:value-type="float" office:value="0.0257062097160665">
                <text:p>0.0257062097160665</text:p>
              </table:table-cell>
              <table:table-cell office:value-type="float" office:value="28.189">
                <text:p>28.189</text:p>
              </table:table-cell>
              <table:table-cell office:value-type="float" office:value="0.0300544996956397">
                <text:p>0.03005449969563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191">
                <text:p>29.191</text:p>
              </table:table-cell>
              <table:table-cell office:value-type="float" office:value="0.0649387853958909">
                <text:p>0.0649387853958909</text:p>
              </table:table-cell>
              <table:table-cell office:value-type="float" office:value="29.144">
                <text:p>29.144</text:p>
              </table:table-cell>
              <table:table-cell office:value-type="float" office:value="0.0390846759909196">
                <text:p>0.0390846759909196</text:p>
              </table:table-cell>
              <table:table-cell office:value-type="float" office:value="28.999">
                <text:p>28.999</text:p>
              </table:table-cell>
              <table:table-cell office:value-type="float" office:value="0.0266261052808062">
                <text:p>0.0266261052808062</text:p>
              </table:table-cell>
              <table:table-cell office:value-type="float" office:value="29.188">
                <text:p>29.188</text:p>
              </table:table-cell>
              <table:table-cell office:value-type="float" office:value="0.0312736983469778">
                <text:p>0.03127369834697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191">
                <text:p>30.191</text:p>
              </table:table-cell>
              <table:table-cell office:value-type="float" office:value="0.0672115851686261">
                <text:p>0.0672115851686261</text:p>
              </table:table-cell>
              <table:table-cell office:value-type="float" office:value="30.144">
                <text:p>30.144</text:p>
              </table:table-cell>
              <table:table-cell office:value-type="float" office:value="0.0404072331271236">
                <text:p>0.0404072331271236</text:p>
              </table:table-cell>
              <table:table-cell office:value-type="float" office:value="29.999">
                <text:p>29.999</text:p>
              </table:table-cell>
              <table:table-cell office:value-type="float" office:value="0.0276021193539582">
                <text:p>0.0276021193539582</text:p>
              </table:table-cell>
              <table:table-cell office:value-type="float" office:value="30.189">
                <text:p>30.189</text:p>
              </table:table-cell>
              <table:table-cell office:value-type="float" office:value="0.0324590843712215">
                <text:p>0.03245908437122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.191">
                <text:p>31.191</text:p>
              </table:table-cell>
              <table:table-cell office:value-type="float" office:value="0.0693843106200086">
                <text:p>0.0693843106200086</text:p>
              </table:table-cell>
              <table:table-cell office:value-type="float" office:value="31.144">
                <text:p>31.144</text:p>
              </table:table-cell>
              <table:table-cell office:value-type="float" office:value="0.0418665234843778">
                <text:p>0.0418665234843778</text:p>
              </table:table-cell>
              <table:table-cell office:value-type="float" office:value="30.999">
                <text:p>30.999</text:p>
              </table:table-cell>
              <table:table-cell office:value-type="float" office:value="0.0286713030051322">
                <text:p>0.0286713030051322</text:p>
              </table:table-cell>
              <table:table-cell office:value-type="float" office:value="31.189">
                <text:p>31.189</text:p>
              </table:table-cell>
              <table:table-cell office:value-type="float" office:value="0.0337165640675561">
                <text:p>0.03371656406755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191">
                <text:p>32.191</text:p>
              </table:table-cell>
              <table:table-cell office:value-type="float" office:value="0.0717375751907376">
                <text:p>0.0717375751907376</text:p>
              </table:table-cell>
              <table:table-cell office:value-type="float" office:value="32.144">
                <text:p>32.144</text:p>
              </table:table-cell>
              <table:table-cell office:value-type="float" office:value="0.0432664991520598">
                <text:p>0.0432664991520598</text:p>
              </table:table-cell>
              <table:table-cell office:value-type="float" office:value="31.999">
                <text:p>31.999</text:p>
              </table:table-cell>
              <table:table-cell office:value-type="float" office:value="0.0296308543040301">
                <text:p>0.0296308543040301</text:p>
              </table:table-cell>
              <table:table-cell office:value-type="float" office:value="32.188">
                <text:p>32.188</text:p>
              </table:table-cell>
              <table:table-cell office:value-type="float" office:value="0.0349543937092923">
                <text:p>0.03495439370929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191">
                <text:p>33.191</text:p>
              </table:table-cell>
              <table:table-cell office:value-type="float" office:value="0.0739342641443641">
                <text:p>0.0739342641443641</text:p>
              </table:table-cell>
              <table:table-cell office:value-type="float" office:value="33.143">
                <text:p>33.143</text:p>
              </table:table-cell>
              <table:table-cell office:value-type="float" office:value="0.0446561312462144">
                <text:p>0.0446561312462144</text:p>
              </table:table-cell>
              <table:table-cell office:value-type="float" office:value="32.999">
                <text:p>32.999</text:p>
              </table:table-cell>
              <table:table-cell office:value-type="float" office:value="0.0306098069030143">
                <text:p>0.0306098069030143</text:p>
              </table:table-cell>
              <table:table-cell office:value-type="float" office:value="33.189">
                <text:p>33.189</text:p>
              </table:table-cell>
              <table:table-cell office:value-type="float" office:value="0.036222103750563">
                <text:p>0.0362221037505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.191">
                <text:p>34.191</text:p>
              </table:table-cell>
              <table:table-cell office:value-type="float" office:value="0.0761781737207095">
                <text:p>0.0761781737207095</text:p>
              </table:table-cell>
              <table:table-cell office:value-type="float" office:value="34.144">
                <text:p>34.144</text:p>
              </table:table-cell>
              <table:table-cell office:value-type="float" office:value="0.045949115448761">
                <text:p>0.045949115448761</text:p>
              </table:table-cell>
              <table:table-cell office:value-type="float" office:value="33.998">
                <text:p>33.998</text:p>
              </table:table-cell>
              <table:table-cell office:value-type="float" office:value="0.0316267154041769">
                <text:p>0.0316267154041769</text:p>
              </table:table-cell>
              <table:table-cell office:value-type="float" office:value="34.188">
                <text:p>34.188</text:p>
              </table:table-cell>
              <table:table-cell office:value-type="float" office:value="0.0374346591643503">
                <text:p>0.03743465916435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.191">
                <text:p>35.191</text:p>
              </table:table-cell>
              <table:table-cell office:value-type="float" office:value="0.0783634104578689">
                <text:p>0.0783634104578689</text:p>
              </table:table-cell>
              <table:table-cell office:value-type="float" office:value="35.144">
                <text:p>35.144</text:p>
              </table:table-cell>
              <table:table-cell office:value-type="float" office:value="0.0473671618653671">
                <text:p>0.0473671618653671</text:p>
              </table:table-cell>
              <table:table-cell office:value-type="float" office:value="34.999">
                <text:p>34.999</text:p>
              </table:table-cell>
              <table:table-cell office:value-type="float" office:value="0.0325798499469516">
                <text:p>0.0325798499469516</text:p>
              </table:table-cell>
              <table:table-cell office:value-type="float" office:value="35.189">
                <text:p>35.189</text:p>
              </table:table-cell>
              <table:table-cell office:value-type="float" office:value="0.0385989606795501">
                <text:p>0.03859896067955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191">
                <text:p>36.191</text:p>
              </table:table-cell>
              <table:table-cell office:value-type="float" office:value="0.0805463377218121">
                <text:p>0.0805463377218121</text:p>
              </table:table-cell>
              <table:table-cell office:value-type="float" office:value="36.143">
                <text:p>36.143</text:p>
              </table:table-cell>
              <table:table-cell office:value-type="float" office:value="0.0489602366507314">
                <text:p>0.0489602366507314</text:p>
              </table:table-cell>
              <table:table-cell office:value-type="float" office:value="35.999">
                <text:p>35.999</text:p>
              </table:table-cell>
              <table:table-cell office:value-type="float" office:value="0.0336173001358739">
                <text:p>0.0336173001358739</text:p>
              </table:table-cell>
              <table:table-cell office:value-type="float" office:value="36.189">
                <text:p>36.189</text:p>
              </table:table-cell>
              <table:table-cell office:value-type="float" office:value="0.0398641897979079">
                <text:p>0.03986418979790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.19">
                <text:p>37.19</text:p>
              </table:table-cell>
              <table:table-cell office:value-type="float" office:value="0.0828620414942822">
                <text:p>0.0828620414942822</text:p>
              </table:table-cell>
              <table:table-cell office:value-type="float" office:value="37.144">
                <text:p>37.144</text:p>
              </table:table-cell>
              <table:table-cell office:value-type="float" office:value="0.050246426367858">
                <text:p>0.050246426367858</text:p>
              </table:table-cell>
              <table:table-cell office:value-type="float" office:value="36.999">
                <text:p>36.999</text:p>
              </table:table-cell>
              <table:table-cell office:value-type="float" office:value="0.0346465504040729">
                <text:p>0.0346465504040729</text:p>
              </table:table-cell>
              <table:table-cell office:value-type="float" office:value="37.188">
                <text:p>37.188</text:p>
              </table:table-cell>
              <table:table-cell office:value-type="float" office:value="0.0410811721879962">
                <text:p>0.04108117218799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.191">
                <text:p>38.191</text:p>
              </table:table-cell>
              <table:table-cell office:value-type="float" office:value="0.0849835521215517">
                <text:p>0.0849835521215517</text:p>
              </table:table-cell>
              <table:table-cell office:value-type="float" office:value="38.144">
                <text:p>38.144</text:p>
              </table:table-cell>
              <table:table-cell office:value-type="float" office:value="0.0515714465298918">
                <text:p>0.0515714465298918</text:p>
              </table:table-cell>
              <table:table-cell office:value-type="float" office:value="37.999">
                <text:p>37.999</text:p>
              </table:table-cell>
              <table:table-cell office:value-type="float" office:value="0.0357604463699844">
                <text:p>0.0357604463699844</text:p>
              </table:table-cell>
              <table:table-cell office:value-type="float" office:value="38.188">
                <text:p>38.188</text:p>
              </table:table-cell>
              <table:table-cell office:value-type="float" office:value="0.0423424175676233">
                <text:p>0.04234241756762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.19">
                <text:p>39.19</text:p>
              </table:table-cell>
              <table:table-cell office:value-type="float" office:value="0.0872809931275211">
                <text:p>0.0872809931275211</text:p>
              </table:table-cell>
              <table:table-cell office:value-type="float" office:value="39.144">
                <text:p>39.144</text:p>
              </table:table-cell>
              <table:table-cell office:value-type="float" office:value="0.0529974938311135">
                <text:p>0.0529974938311135</text:p>
              </table:table-cell>
              <table:table-cell office:value-type="float" office:value="38.998">
                <text:p>38.998</text:p>
              </table:table-cell>
              <table:table-cell office:value-type="float" office:value="0.036633865676041">
                <text:p>0.036633865676041</text:p>
              </table:table-cell>
              <table:table-cell office:value-type="float" office:value="39.189">
                <text:p>39.189</text:p>
              </table:table-cell>
              <table:table-cell office:value-type="float" office:value="0.0435410050902757">
                <text:p>0.04354100509027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191">
                <text:p>40.191</text:p>
              </table:table-cell>
              <table:table-cell office:value-type="float" office:value="0.089526449526599">
                <text:p>0.089526449526599</text:p>
              </table:table-cell>
              <table:table-cell office:value-type="float" office:value="40.144">
                <text:p>40.144</text:p>
              </table:table-cell>
              <table:table-cell office:value-type="float" office:value="0.0544131507335425">
                <text:p>0.0544131507335425</text:p>
              </table:table-cell>
              <table:table-cell office:value-type="float" office:value="39.999">
                <text:p>39.999</text:p>
              </table:table-cell>
              <table:table-cell office:value-type="float" office:value="0.0377499787425343">
                <text:p>0.0377499787425343</text:p>
              </table:table-cell>
              <table:table-cell office:value-type="float" office:value="40.188">
                <text:p>40.188</text:p>
              </table:table-cell>
              <table:table-cell office:value-type="float" office:value="0.0447910632914676">
                <text:p>0.04479106329146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.191">
                <text:p>41.191</text:p>
              </table:table-cell>
              <table:table-cell office:value-type="float" office:value="0.0917123837368046">
                <text:p>0.0917123837368046</text:p>
              </table:table-cell>
              <table:table-cell office:value-type="float" office:value="41.144">
                <text:p>41.144</text:p>
              </table:table-cell>
              <table:table-cell office:value-type="float" office:value="0.0558183701727548">
                <text:p>0.0558183701727548</text:p>
              </table:table-cell>
              <table:table-cell office:value-type="float" office:value="40.999">
                <text:p>40.999</text:p>
              </table:table-cell>
              <table:table-cell office:value-type="float" office:value="0.0389139226880444">
                <text:p>0.0389139226880444</text:p>
              </table:table-cell>
              <table:table-cell office:value-type="float" office:value="41.188">
                <text:p>41.188</text:p>
              </table:table-cell>
              <table:table-cell office:value-type="float" office:value="0.0459997473677693">
                <text:p>0.04599974736776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191">
                <text:p>42.191</text:p>
              </table:table-cell>
              <table:table-cell office:value-type="float" office:value="0.0939606329536273">
                <text:p>0.0939606329536273</text:p>
              </table:table-cell>
              <table:table-cell office:value-type="float" office:value="42.143">
                <text:p>42.143</text:p>
              </table:table-cell>
              <table:table-cell office:value-type="float" office:value="0.0572255670326755">
                <text:p>0.0572255670326755</text:p>
              </table:table-cell>
              <table:table-cell office:value-type="float" office:value="41.999">
                <text:p>41.999</text:p>
              </table:table-cell>
              <table:table-cell office:value-type="float" office:value="0.0399299887358511">
                <text:p>0.0399299887358511</text:p>
              </table:table-cell>
              <table:table-cell office:value-type="float" office:value="42.189">
                <text:p>42.189</text:p>
              </table:table-cell>
              <table:table-cell office:value-type="float" office:value="0.0472958774200031">
                <text:p>0.04729587742000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191">
                <text:p>43.191</text:p>
              </table:table-cell>
              <table:table-cell office:value-type="float" office:value="0.0961634990089275">
                <text:p>0.0961634990089275</text:p>
              </table:table-cell>
              <table:table-cell office:value-type="float" office:value="43.144">
                <text:p>43.144</text:p>
              </table:table-cell>
              <table:table-cell office:value-type="float" office:value="0.0585224385124338">
                <text:p>0.0585224385124338</text:p>
              </table:table-cell>
              <table:table-cell office:value-type="float" office:value="42.999">
                <text:p>42.999</text:p>
              </table:table-cell>
              <table:table-cell office:value-type="float" office:value="0.0408910741831366">
                <text:p>0.0408910741831366</text:p>
              </table:table-cell>
              <table:table-cell office:value-type="float" office:value="43.189">
                <text:p>43.189</text:p>
              </table:table-cell>
              <table:table-cell office:value-type="float" office:value="0.0484645499626691">
                <text:p>0.04846454996266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.191">
                <text:p>44.191</text:p>
              </table:table-cell>
              <table:table-cell office:value-type="float" office:value="0.0984073429102284">
                <text:p>0.0984073429102284</text:p>
              </table:table-cell>
              <table:table-cell office:value-type="float" office:value="44.144">
                <text:p>44.144</text:p>
              </table:table-cell>
              <table:table-cell office:value-type="float" office:value="0.0598834671105865">
                <text:p>0.0598834671105865</text:p>
              </table:table-cell>
              <table:table-cell office:value-type="float" office:value="43.999">
                <text:p>43.999</text:p>
              </table:table-cell>
              <table:table-cell office:value-type="float" office:value="0.0418998072813281">
                <text:p>0.0418998072813281</text:p>
              </table:table-cell>
              <table:table-cell office:value-type="float" office:value="44.188">
                <text:p>44.188</text:p>
              </table:table-cell>
              <table:table-cell office:value-type="float" office:value="0.0497135989815324">
                <text:p>0.04971359898153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.191">
                <text:p>45.191</text:p>
              </table:table-cell>
              <table:table-cell office:value-type="float" office:value="0.100598320289731">
                <text:p>0.100598320289731</text:p>
              </table:table-cell>
              <table:table-cell office:value-type="float" office:value="45.143">
                <text:p>45.143</text:p>
              </table:table-cell>
              <table:table-cell office:value-type="float" office:value="0.0613339387680925">
                <text:p>0.0613339387680925</text:p>
              </table:table-cell>
              <table:table-cell office:value-type="float" office:value="44.999">
                <text:p>44.999</text:p>
              </table:table-cell>
              <table:table-cell office:value-type="float" office:value="0.0429282676734134">
                <text:p>0.0429282676734134</text:p>
              </table:table-cell>
              <table:table-cell office:value-type="float" office:value="45.189">
                <text:p>45.189</text:p>
              </table:table-cell>
              <table:table-cell office:value-type="float" office:value="0.0509642100751588">
                <text:p>0.05096421007515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.191">
                <text:p>46.191</text:p>
              </table:table-cell>
              <table:table-cell office:value-type="float" office:value="0.102823128167371">
                <text:p>0.102823128167371</text:p>
              </table:table-cell>
              <table:table-cell office:value-type="float" office:value="46.144">
                <text:p>46.144</text:p>
              </table:table-cell>
              <table:table-cell office:value-type="float" office:value="0.0627363932929801">
                <text:p>0.0627363932929801</text:p>
              </table:table-cell>
              <table:table-cell office:value-type="float" office:value="45.999">
                <text:p>45.999</text:p>
              </table:table-cell>
              <table:table-cell office:value-type="float" office:value="0.0440046084063768">
                <text:p>0.0440046084063768</text:p>
              </table:table-cell>
              <table:table-cell office:value-type="float" office:value="46.188">
                <text:p>46.188</text:p>
              </table:table-cell>
              <table:table-cell office:value-type="float" office:value="0.0522307891142039">
                <text:p>0.05223078911420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.191">
                <text:p>47.191</text:p>
              </table:table-cell>
              <table:table-cell office:value-type="float" office:value="0.105045625686724">
                <text:p>0.105045625686724</text:p>
              </table:table-cell>
              <table:table-cell office:value-type="float" office:value="47.144">
                <text:p>47.144</text:p>
              </table:table-cell>
              <table:table-cell office:value-type="float" office:value="0.0640906254748674">
                <text:p>0.0640906254748674</text:p>
              </table:table-cell>
              <table:table-cell office:value-type="float" office:value="46.998">
                <text:p>46.998</text:p>
              </table:table-cell>
              <table:table-cell office:value-type="float" office:value="0.0449789934029886">
                <text:p>0.0449789934029886</text:p>
              </table:table-cell>
              <table:table-cell office:value-type="float" office:value="47.189">
                <text:p>47.189</text:p>
              </table:table-cell>
              <table:table-cell office:value-type="float" office:value="0.0533980371355985">
                <text:p>0.05339803713559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.191">
                <text:p>48.191</text:p>
              </table:table-cell>
              <table:table-cell office:value-type="float" office:value="0.107287648521992">
                <text:p>0.107287648521992</text:p>
              </table:table-cell>
              <table:table-cell office:value-type="float" office:value="48.144">
                <text:p>48.144</text:p>
              </table:table-cell>
              <table:table-cell office:value-type="float" office:value="0.0654969541848008">
                <text:p>0.0654969541848008</text:p>
              </table:table-cell>
              <table:table-cell office:value-type="float" office:value="47.999">
                <text:p>47.999</text:p>
              </table:table-cell>
              <table:table-cell office:value-type="float" office:value="0.0460012438495624">
                <text:p>0.0460012438495624</text:p>
              </table:table-cell>
              <table:table-cell office:value-type="float" office:value="48.189">
                <text:p>48.189</text:p>
              </table:table-cell>
              <table:table-cell office:value-type="float" office:value="0.0547037981793216">
                <text:p>0.05470379817932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.191">
                <text:p>49.191</text:p>
              </table:table-cell>
              <table:table-cell office:value-type="float" office:value="0.109476280188217">
                <text:p>0.109476280188217</text:p>
              </table:table-cell>
              <table:table-cell office:value-type="float" office:value="49.144">
                <text:p>49.144</text:p>
              </table:table-cell>
              <table:table-cell office:value-type="float" office:value="0.066917846568085">
                <text:p>0.066917846568085</text:p>
              </table:table-cell>
              <table:table-cell office:value-type="float" office:value="48.999">
                <text:p>48.999</text:p>
              </table:table-cell>
              <table:table-cell office:value-type="float" office:value="0.0469775772322878">
                <text:p>0.0469775772322878</text:p>
              </table:table-cell>
              <table:table-cell office:value-type="float" office:value="49.189">
                <text:p>49.189</text:p>
              </table:table-cell>
              <table:table-cell office:value-type="float" office:value="0.0559245305535507">
                <text:p>0.05592453055355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.191">
                <text:p>50.191</text:p>
              </table:table-cell>
              <table:table-cell office:value-type="float" office:value="0.1118161124954">
                <text:p>0.1118161124954</text:p>
              </table:table-cell>
              <table:table-cell office:value-type="float" office:value="50.144">
                <text:p>50.144</text:p>
              </table:table-cell>
              <table:table-cell office:value-type="float" office:value="0.06832815971502">
                <text:p>0.06832815971502</text:p>
              </table:table-cell>
              <table:table-cell office:value-type="float" office:value="49.999">
                <text:p>49.999</text:p>
              </table:table-cell>
              <table:table-cell office:value-type="float" office:value="0.0479736681280592">
                <text:p>0.0479736681280592</text:p>
              </table:table-cell>
              <table:table-cell office:value-type="float" office:value="50.189">
                <text:p>50.189</text:p>
              </table:table-cell>
              <table:table-cell office:value-type="float" office:value="0.057132282004839">
                <text:p>0.0571322820048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191">
                <text:p>51.191</text:p>
              </table:table-cell>
              <table:table-cell office:value-type="float" office:value="0.114132081986506">
                <text:p>0.114132081986506</text:p>
              </table:table-cell>
              <table:table-cell office:value-type="float" office:value="51.143">
                <text:p>51.143</text:p>
              </table:table-cell>
              <table:table-cell office:value-type="float" office:value="0.0696269021350658">
                <text:p>0.0696269021350658</text:p>
              </table:table-cell>
              <table:table-cell office:value-type="float" office:value="50.998">
                <text:p>50.998</text:p>
              </table:table-cell>
              <table:table-cell office:value-type="float" office:value="0.0491119293454751">
                <text:p>0.0491119293454751</text:p>
              </table:table-cell>
              <table:table-cell office:value-type="float" office:value="51.188">
                <text:p>51.188</text:p>
              </table:table-cell>
              <table:table-cell office:value-type="float" office:value="0.0584139482012914">
                <text:p>0.05841394820129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.191">
                <text:p>52.191</text:p>
              </table:table-cell>
              <table:table-cell office:value-type="float" office:value="0.116372530719417">
                <text:p>0.116372530719417</text:p>
              </table:table-cell>
              <table:table-cell office:value-type="float" office:value="52.144">
                <text:p>52.144</text:p>
              </table:table-cell>
              <table:table-cell office:value-type="float" office:value="0.0711547670205484">
                <text:p>0.0711547670205484</text:p>
              </table:table-cell>
              <table:table-cell office:value-type="float" office:value="51.998">
                <text:p>51.998</text:p>
              </table:table-cell>
              <table:table-cell office:value-type="float" office:value="0.0501289935081844">
                <text:p>0.0501289935081844</text:p>
              </table:table-cell>
              <table:table-cell office:value-type="float" office:value="52.188">
                <text:p>52.188</text:p>
              </table:table-cell>
              <table:table-cell office:value-type="float" office:value="0.0596609848387138">
                <text:p>0.05966098483871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.191">
                <text:p>53.191</text:p>
              </table:table-cell>
              <table:table-cell office:value-type="float" office:value="0.118573788312351">
                <text:p>0.118573788312351</text:p>
              </table:table-cell>
              <table:table-cell office:value-type="float" office:value="53.144">
                <text:p>53.144</text:p>
              </table:table-cell>
              <table:table-cell office:value-type="float" office:value="0.072469841246214">
                <text:p>0.072469841246214</text:p>
              </table:table-cell>
              <table:table-cell office:value-type="float" office:value="52.999">
                <text:p>52.999</text:p>
              </table:table-cell>
              <table:table-cell office:value-type="float" office:value="0.0511942524998256">
                <text:p>0.0511942524998256</text:p>
              </table:table-cell>
              <table:table-cell office:value-type="float" office:value="53.188">
                <text:p>53.188</text:p>
              </table:table-cell>
              <table:table-cell office:value-type="float" office:value="0.0608659966716871">
                <text:p>0.06086599667168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.191">
                <text:p>54.191</text:p>
              </table:table-cell>
              <table:table-cell office:value-type="float" office:value="0.120802061732879">
                <text:p>0.120802061732879</text:p>
              </table:table-cell>
              <table:table-cell office:value-type="float" office:value="54.144">
                <text:p>54.144</text:p>
              </table:table-cell>
              <table:table-cell office:value-type="float" office:value="0.0739133545518012">
                <text:p>0.0739133545518012</text:p>
              </table:table-cell>
              <table:table-cell office:value-type="float" office:value="53.997">
                <text:p>53.997</text:p>
              </table:table-cell>
              <table:table-cell office:value-type="float" office:value="0.0521379069658653">
                <text:p>0.0521379069658653</text:p>
              </table:table-cell>
              <table:table-cell office:value-type="float" office:value="54.188">
                <text:p>54.188</text:p>
              </table:table-cell>
              <table:table-cell office:value-type="float" office:value="0.0620724623102071">
                <text:p>0.06207246231020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.191">
                <text:p>55.191</text:p>
              </table:table-cell>
              <table:table-cell office:value-type="float" office:value="0.123005699364717">
                <text:p>0.123005699364717</text:p>
              </table:table-cell>
              <table:table-cell office:value-type="float" office:value="55.144">
                <text:p>55.144</text:p>
              </table:table-cell>
              <table:table-cell office:value-type="float" office:value="0.0752320639294882">
                <text:p>0.0752320639294882</text:p>
              </table:table-cell>
              <table:table-cell office:value-type="float" office:value="54.998">
                <text:p>54.998</text:p>
              </table:table-cell>
              <table:table-cell office:value-type="float" office:value="0.0530824527568252">
                <text:p>0.0530824527568252</text:p>
              </table:table-cell>
              <table:table-cell office:value-type="float" office:value="55.188">
                <text:p>55.188</text:p>
              </table:table-cell>
              <table:table-cell office:value-type="float" office:value="0.0632803852664448">
                <text:p>0.06328038526644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.19">
                <text:p>56.19</text:p>
              </table:table-cell>
              <table:table-cell office:value-type="float" office:value="0.125318079032273">
                <text:p>0.125318079032273</text:p>
              </table:table-cell>
              <table:table-cell office:value-type="float" office:value="56.143">
                <text:p>56.143</text:p>
              </table:table-cell>
              <table:table-cell office:value-type="float" office:value="0.076616041752811">
                <text:p>0.076616041752811</text:p>
              </table:table-cell>
              <table:table-cell office:value-type="float" office:value="55.998">
                <text:p>55.998</text:p>
              </table:table-cell>
              <table:table-cell office:value-type="float" office:value="0.0540846463207777">
                <text:p>0.0540846463207777</text:p>
              </table:table-cell>
              <table:table-cell office:value-type="float" office:value="56.189">
                <text:p>56.189</text:p>
              </table:table-cell>
              <table:table-cell office:value-type="float" office:value="0.0645116388598479">
                <text:p>0.06451163885984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.191">
                <text:p>57.191</text:p>
              </table:table-cell>
              <table:table-cell office:value-type="float" office:value="0.127583758683666">
                <text:p>0.127583758683666</text:p>
              </table:table-cell>
              <table:table-cell office:value-type="float" office:value="57.144">
                <text:p>57.144</text:p>
              </table:table-cell>
              <table:table-cell office:value-type="float" office:value="0.0780273848607529">
                <text:p>0.0780273848607529</text:p>
              </table:table-cell>
              <table:table-cell office:value-type="float" office:value="56.998">
                <text:p>56.998</text:p>
              </table:table-cell>
              <table:table-cell office:value-type="float" office:value="0.0550783764392269">
                <text:p>0.0550783764392269</text:p>
              </table:table-cell>
              <table:table-cell office:value-type="float" office:value="57.188">
                <text:p>57.188</text:p>
              </table:table-cell>
              <table:table-cell office:value-type="float" office:value="0.065729812406896">
                <text:p>0.0657298124068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.191">
                <text:p>58.191</text:p>
              </table:table-cell>
              <table:table-cell office:value-type="float" office:value="0.129817315060239">
                <text:p>0.129817315060239</text:p>
              </table:table-cell>
              <table:table-cell office:value-type="float" office:value="58.143">
                <text:p>58.143</text:p>
              </table:table-cell>
              <table:table-cell office:value-type="float" office:value="0.0795299190777777">
                <text:p>0.0795299190777777</text:p>
              </table:table-cell>
              <table:table-cell office:value-type="float" office:value="57.998">
                <text:p>57.998</text:p>
              </table:table-cell>
              <table:table-cell office:value-type="float" office:value="0.0560257050436091">
                <text:p>0.0560257050436091</text:p>
              </table:table-cell>
              <table:table-cell office:value-type="float" office:value="58.188">
                <text:p>58.188</text:p>
              </table:table-cell>
              <table:table-cell office:value-type="float" office:value="0.0669860114020721">
                <text:p>0.06698601140207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.19">
                <text:p>59.19</text:p>
              </table:table-cell>
              <table:table-cell office:value-type="float" office:value="0.132070811917303">
                <text:p>0.132070811917303</text:p>
              </table:table-cell>
              <table:table-cell office:value-type="float" office:value="59.144">
                <text:p>59.144</text:p>
              </table:table-cell>
              <table:table-cell office:value-type="float" office:value="0.0809581446230971">
                <text:p>0.0809581446230971</text:p>
              </table:table-cell>
              <table:table-cell office:value-type="float" office:value="58.998">
                <text:p>58.998</text:p>
              </table:table-cell>
              <table:table-cell office:value-type="float" office:value="0.0570593164693213">
                <text:p>0.0570593164693213</text:p>
              </table:table-cell>
              <table:table-cell office:value-type="float" office:value="59.189">
                <text:p>59.189</text:p>
              </table:table-cell>
              <table:table-cell office:value-type="float" office:value="0.0681267209592856">
                <text:p>0.06812672095928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.191">
                <text:p>60.191</text:p>
              </table:table-cell>
              <table:table-cell office:value-type="float" office:value="0.134374322796836">
                <text:p>0.134374322796836</text:p>
              </table:table-cell>
              <table:table-cell office:value-type="float" office:value="60.144">
                <text:p>60.144</text:p>
              </table:table-cell>
              <table:table-cell office:value-type="float" office:value="0.0822734050235286">
                <text:p>0.0822734050235286</text:p>
              </table:table-cell>
              <table:table-cell office:value-type="float" office:value="59.998">
                <text:p>59.998</text:p>
              </table:table-cell>
              <table:table-cell office:value-type="float" office:value="0.0580465114920187">
                <text:p>0.0580465114920187</text:p>
              </table:table-cell>
              <table:table-cell office:value-type="float" office:value="60.188">
                <text:p>60.188</text:p>
              </table:table-cell>
              <table:table-cell office:value-type="float" office:value="0.0693712853028389">
                <text:p>0.06937128530283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.191">
                <text:p>61.191</text:p>
              </table:table-cell>
              <table:table-cell office:value-type="float" office:value="0.136653133105115">
                <text:p>0.136653133105115</text:p>
              </table:table-cell>
              <table:table-cell office:value-type="float" office:value="61.144">
                <text:p>61.144</text:p>
              </table:table-cell>
              <table:table-cell office:value-type="float" office:value="0.0837055570764059">
                <text:p>0.0837055570764059</text:p>
              </table:table-cell>
              <table:table-cell office:value-type="float" office:value="60.998">
                <text:p>60.998</text:p>
              </table:table-cell>
              <table:table-cell office:value-type="float" office:value="0.0590251757410459">
                <text:p>0.0590251757410459</text:p>
              </table:table-cell>
              <table:table-cell office:value-type="float" office:value="61.188">
                <text:p>61.188</text:p>
              </table:table-cell>
              <table:table-cell office:value-type="float" office:value="0.0706100658855931">
                <text:p>0.07061006588559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.191">
                <text:p>62.191</text:p>
              </table:table-cell>
              <table:table-cell office:value-type="float" office:value="0.13886193313765">
                <text:p>0.13886193313765</text:p>
              </table:table-cell>
              <table:table-cell office:value-type="float" office:value="62.144">
                <text:p>62.144</text:p>
              </table:table-cell>
              <table:table-cell office:value-type="float" office:value="0.085152577811278">
                <text:p>0.085152577811278</text:p>
              </table:table-cell>
              <table:table-cell office:value-type="float" office:value="61.998">
                <text:p>61.998</text:p>
              </table:table-cell>
              <table:table-cell office:value-type="float" office:value="0.0600714098695222">
                <text:p>0.0600714098695222</text:p>
              </table:table-cell>
              <table:table-cell office:value-type="float" office:value="62.189">
                <text:p>62.189</text:p>
              </table:table-cell>
              <table:table-cell office:value-type="float" office:value="0.0718210085504943">
                <text:p>0.07182100855049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.19">
                <text:p>63.19</text:p>
              </table:table-cell>
              <table:table-cell office:value-type="float" office:value="0.141083160695095">
                <text:p>0.141083160695095</text:p>
              </table:table-cell>
              <table:table-cell office:value-type="float" office:value="63.144">
                <text:p>63.144</text:p>
              </table:table-cell>
              <table:table-cell office:value-type="float" office:value="0.0865631961523941">
                <text:p>0.0865631961523941</text:p>
              </table:table-cell>
              <table:table-cell office:value-type="float" office:value="62.997">
                <text:p>62.997</text:p>
              </table:table-cell>
              <table:table-cell office:value-type="float" office:value="0.0610234826036244">
                <text:p>0.0610234826036244</text:p>
              </table:table-cell>
              <table:table-cell office:value-type="float" office:value="63.189">
                <text:p>63.189</text:p>
              </table:table-cell>
              <table:table-cell office:value-type="float" office:value="0.0730334193755703">
                <text:p>0.07303341937557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.191">
                <text:p>64.191</text:p>
              </table:table-cell>
              <table:table-cell office:value-type="float" office:value="0.143339552558945">
                <text:p>0.143339552558945</text:p>
              </table:table-cell>
              <table:table-cell office:value-type="float" office:value="64.144">
                <text:p>64.144</text:p>
              </table:table-cell>
              <table:table-cell office:value-type="float" office:value="0.0880015094646017">
                <text:p>0.0880015094646017</text:p>
              </table:table-cell>
              <table:table-cell office:value-type="float" office:value="63.998">
                <text:p>63.998</text:p>
              </table:table-cell>
              <table:table-cell office:value-type="float" office:value="0.0620622754102396">
                <text:p>0.0620622754102396</text:p>
              </table:table-cell>
              <table:table-cell office:value-type="float" office:value="64.189">
                <text:p>64.189</text:p>
              </table:table-cell>
              <table:table-cell office:value-type="float" office:value="0.0742620246954072">
                <text:p>0.07426202469540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.19">
                <text:p>65.19</text:p>
              </table:table-cell>
              <table:table-cell office:value-type="float" office:value="0.145495043654091">
                <text:p>0.145495043654091</text:p>
              </table:table-cell>
              <table:table-cell office:value-type="float" office:value="65.143">
                <text:p>65.143</text:p>
              </table:table-cell>
              <table:table-cell office:value-type="float" office:value="0.0893646783999716">
                <text:p>0.0893646783999716</text:p>
              </table:table-cell>
              <table:table-cell office:value-type="float" office:value="64.998">
                <text:p>64.998</text:p>
              </table:table-cell>
              <table:table-cell office:value-type="float" office:value="0.0630257906935343">
                <text:p>0.0630257906935343</text:p>
              </table:table-cell>
              <table:table-cell office:value-type="float" office:value="65.188">
                <text:p>65.188</text:p>
              </table:table-cell>
              <table:table-cell office:value-type="float" office:value="0.0754479193192428">
                <text:p>0.07544791931924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.191">
                <text:p>66.191</text:p>
              </table:table-cell>
              <table:table-cell office:value-type="float" office:value="0.14772348216866">
                <text:p>0.14772348216866</text:p>
              </table:table-cell>
              <table:table-cell office:value-type="float" office:value="66.144">
                <text:p>66.144</text:p>
              </table:table-cell>
              <table:table-cell office:value-type="float" office:value="0.0908199171935641">
                <text:p>0.0908199171935641</text:p>
              </table:table-cell>
              <table:table-cell office:value-type="float" office:value="65.998">
                <text:p>65.998</text:p>
              </table:table-cell>
              <table:table-cell office:value-type="float" office:value="0.0640188963308175">
                <text:p>0.0640188963308175</text:p>
              </table:table-cell>
              <table:table-cell office:value-type="float" office:value="66.189">
                <text:p>66.189</text:p>
              </table:table-cell>
              <table:table-cell office:value-type="float" office:value="0.0766942551431067">
                <text:p>0.07669425514310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.191">
                <text:p>67.191</text:p>
              </table:table-cell>
              <table:table-cell office:value-type="float" office:value="0.149934082551555">
                <text:p>0.149934082551555</text:p>
              </table:table-cell>
              <table:table-cell office:value-type="float" office:value="67.144">
                <text:p>67.144</text:p>
              </table:table-cell>
              <table:table-cell office:value-type="float" office:value="0.0922385583734646">
                <text:p>0.0922385583734646</text:p>
              </table:table-cell>
              <table:table-cell office:value-type="float" office:value="66.998">
                <text:p>66.998</text:p>
              </table:table-cell>
              <table:table-cell office:value-type="float" office:value="0.0650225525911382">
                <text:p>0.0650225525911382</text:p>
              </table:table-cell>
              <table:table-cell office:value-type="float" office:value="67.188">
                <text:p>67.188</text:p>
              </table:table-cell>
              <table:table-cell office:value-type="float" office:value="0.0779273692073341">
                <text:p>0.07792736920733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.191">
                <text:p>68.191</text:p>
              </table:table-cell>
              <table:table-cell office:value-type="float" office:value="0.152103850552533">
                <text:p>0.152103850552533</text:p>
              </table:table-cell>
              <table:table-cell office:value-type="float" office:value="68.144">
                <text:p>68.144</text:p>
              </table:table-cell>
              <table:table-cell office:value-type="float" office:value="0.0935945958529121">
                <text:p>0.0935945958529121</text:p>
              </table:table-cell>
              <table:table-cell office:value-type="float" office:value="67.998">
                <text:p>67.998</text:p>
              </table:table-cell>
              <table:table-cell office:value-type="float" office:value="0.0660272171894572">
                <text:p>0.0660272171894572</text:p>
              </table:table-cell>
              <table:table-cell office:value-type="float" office:value="68.189">
                <text:p>68.189</text:p>
              </table:table-cell>
              <table:table-cell office:value-type="float" office:value="0.0791620057194017">
                <text:p>0.07916200571940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.191">
                <text:p>69.191</text:p>
              </table:table-cell>
              <table:table-cell office:value-type="float" office:value="0.154354720376388">
                <text:p>0.154354720376388</text:p>
              </table:table-cell>
              <table:table-cell office:value-type="float" office:value="69.144">
                <text:p>69.144</text:p>
              </table:table-cell>
              <table:table-cell office:value-type="float" office:value="0.0949783569288002">
                <text:p>0.0949783569288002</text:p>
              </table:table-cell>
              <table:table-cell office:value-type="float" office:value="68.997">
                <text:p>68.997</text:p>
              </table:table-cell>
              <table:table-cell office:value-type="float" office:value="0.0670137269884995">
                <text:p>0.0670137269884995</text:p>
              </table:table-cell>
              <table:table-cell office:value-type="float" office:value="69.188">
                <text:p>69.188</text:p>
              </table:table-cell>
              <table:table-cell office:value-type="float" office:value="0.0803611353838808">
                <text:p>0.08036113538388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.191">
                <text:p>70.191</text:p>
              </table:table-cell>
              <table:table-cell office:value-type="float" office:value="0.156610668046928">
                <text:p>0.156610668046928</text:p>
              </table:table-cell>
              <table:table-cell office:value-type="float" office:value="70.144">
                <text:p>70.144</text:p>
              </table:table-cell>
              <table:table-cell office:value-type="float" office:value="0.0964158737693032">
                <text:p>0.0964158737693032</text:p>
              </table:table-cell>
              <table:table-cell office:value-type="float" office:value="69.997">
                <text:p>69.997</text:p>
              </table:table-cell>
              <table:table-cell office:value-type="float" office:value="0.0680108029543312">
                <text:p>0.0680108029543312</text:p>
              </table:table-cell>
              <table:table-cell office:value-type="float" office:value="70.188">
                <text:p>70.188</text:p>
              </table:table-cell>
              <table:table-cell office:value-type="float" office:value="0.0815913666149741">
                <text:p>0.08159136661497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.191">
                <text:p>71.191</text:p>
              </table:table-cell>
              <table:table-cell office:value-type="float" office:value="0.158764296899483">
                <text:p>0.158764296899483</text:p>
              </table:table-cell>
              <table:table-cell office:value-type="float" office:value="71.144">
                <text:p>71.144</text:p>
              </table:table-cell>
              <table:table-cell office:value-type="float" office:value="0.0979203550719782">
                <text:p>0.0979203550719782</text:p>
              </table:table-cell>
              <table:table-cell office:value-type="float" office:value="70.998">
                <text:p>70.998</text:p>
              </table:table-cell>
              <table:table-cell office:value-type="float" office:value="0.0689896710004774">
                <text:p>0.0689896710004774</text:p>
              </table:table-cell>
              <table:table-cell office:value-type="float" office:value="71.188">
                <text:p>71.188</text:p>
              </table:table-cell>
              <table:table-cell office:value-type="float" office:value="0.0828008392320722">
                <text:p>0.08280083923207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.191">
                <text:p>72.191</text:p>
              </table:table-cell>
              <table:table-cell office:value-type="float" office:value="0.160991777235502">
                <text:p>0.160991777235502</text:p>
              </table:table-cell>
              <table:table-cell office:value-type="float" office:value="72.144">
                <text:p>72.144</text:p>
              </table:table-cell>
              <table:table-cell office:value-type="float" office:value="0.0992841244816458">
                <text:p>0.0992841244816458</text:p>
              </table:table-cell>
              <table:table-cell office:value-type="float" office:value="71.998">
                <text:p>71.998</text:p>
              </table:table-cell>
              <table:table-cell office:value-type="float" office:value="0.0699983311531427">
                <text:p>0.0699983311531427</text:p>
              </table:table-cell>
              <table:table-cell office:value-type="float" office:value="72.189">
                <text:p>72.189</text:p>
              </table:table-cell>
              <table:table-cell office:value-type="float" office:value="0.08404151113696">
                <text:p>0.084041511136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.191">
                <text:p>73.191</text:p>
              </table:table-cell>
              <table:table-cell office:value-type="float" office:value="0.163185697494734">
                <text:p>0.163185697494734</text:p>
              </table:table-cell>
              <table:table-cell office:value-type="float" office:value="73.144">
                <text:p>73.144</text:p>
              </table:table-cell>
              <table:table-cell office:value-type="float" office:value="0.100753880935784">
                <text:p>0.100753880935784</text:p>
              </table:table-cell>
              <table:table-cell office:value-type="float" office:value="72.998">
                <text:p>72.998</text:p>
              </table:table-cell>
              <table:table-cell office:value-type="float" office:value="0.0709599066724436">
                <text:p>0.0709599066724436</text:p>
              </table:table-cell>
              <table:table-cell office:value-type="float" office:value="73.188">
                <text:p>73.188</text:p>
              </table:table-cell>
              <table:table-cell office:value-type="float" office:value="0.0852539525694831">
                <text:p>0.08525395256948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.191">
                <text:p>74.191</text:p>
              </table:table-cell>
              <table:table-cell office:value-type="float" office:value="0.165392165034467">
                <text:p>0.165392165034467</text:p>
              </table:table-cell>
              <table:table-cell office:value-type="float" office:value="74.144">
                <text:p>74.144</text:p>
              </table:table-cell>
              <table:table-cell office:value-type="float" office:value="0.102095454946353">
                <text:p>0.102095454946353</text:p>
              </table:table-cell>
              <table:table-cell office:value-type="float" office:value="73.998">
                <text:p>73.998</text:p>
              </table:table-cell>
              <table:table-cell office:value-type="float" office:value="0.0719512970582309">
                <text:p>0.0719512970582309</text:p>
              </table:table-cell>
              <table:table-cell office:value-type="float" office:value="74.188">
                <text:p>74.188</text:p>
              </table:table-cell>
              <table:table-cell office:value-type="float" office:value="0.0864604139861807">
                <text:p>0.08646041398618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.191">
                <text:p>75.191</text:p>
              </table:table-cell>
              <table:table-cell office:value-type="float" office:value="0.167657697069477">
                <text:p>0.167657697069477</text:p>
              </table:table-cell>
              <table:table-cell office:value-type="float" office:value="75.144">
                <text:p>75.144</text:p>
              </table:table-cell>
              <table:table-cell office:value-type="float" office:value="0.103438831195856">
                <text:p>0.103438831195856</text:p>
              </table:table-cell>
              <table:table-cell office:value-type="float" office:value="74.998">
                <text:p>74.998</text:p>
              </table:table-cell>
              <table:table-cell office:value-type="float" office:value="0.0729340318374915">
                <text:p>0.0729340318374915</text:p>
              </table:table-cell>
              <table:table-cell office:value-type="float" office:value="75.189">
                <text:p>75.189</text:p>
              </table:table-cell>
              <table:table-cell office:value-type="float" office:value="0.087698176329827">
                <text:p>0.0876981763298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.191">
                <text:p>76.191</text:p>
              </table:table-cell>
              <table:table-cell office:value-type="float" office:value="0.169850790868199">
                <text:p>0.169850790868199</text:p>
              </table:table-cell>
              <table:table-cell office:value-type="float" office:value="76.144">
                <text:p>76.144</text:p>
              </table:table-cell>
              <table:table-cell office:value-type="float" office:value="0.104953923632018">
                <text:p>0.104953923632018</text:p>
              </table:table-cell>
              <table:table-cell office:value-type="float" office:value="75.997">
                <text:p>75.997</text:p>
              </table:table-cell>
              <table:table-cell office:value-type="float" office:value="0.0739273822584076">
                <text:p>0.0739273822584076</text:p>
              </table:table-cell>
              <table:table-cell office:value-type="float" office:value="76.188">
                <text:p>76.188</text:p>
              </table:table-cell>
              <table:table-cell office:value-type="float" office:value="0.0888553030523196">
                <text:p>0.08885530305231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.191">
                <text:p>77.191</text:p>
              </table:table-cell>
              <table:table-cell office:value-type="float" office:value="0.171970957703239">
                <text:p>0.171970957703239</text:p>
              </table:table-cell>
              <table:table-cell office:value-type="float" office:value="77.144">
                <text:p>77.144</text:p>
              </table:table-cell>
              <table:table-cell office:value-type="float" office:value="0.106366593419996">
                <text:p>0.106366593419996</text:p>
              </table:table-cell>
              <table:table-cell office:value-type="float" office:value="76.997">
                <text:p>76.997</text:p>
              </table:table-cell>
              <table:table-cell office:value-type="float" office:value="0.0748927451167121">
                <text:p>0.0748927451167121</text:p>
              </table:table-cell>
              <table:table-cell office:value-type="float" office:value="77.188">
                <text:p>77.188</text:p>
              </table:table-cell>
              <table:table-cell office:value-type="float" office:value="0.09014090966938">
                <text:p>0.090140909669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.191">
                <text:p>78.191</text:p>
              </table:table-cell>
              <table:table-cell office:value-type="float" office:value="0.174235876188772">
                <text:p>0.174235876188772</text:p>
              </table:table-cell>
              <table:table-cell office:value-type="float" office:value="78.144">
                <text:p>78.144</text:p>
              </table:table-cell>
              <table:table-cell office:value-type="float" office:value="0.107702616462096">
                <text:p>0.107702616462096</text:p>
              </table:table-cell>
              <table:table-cell office:value-type="float" office:value="77.998">
                <text:p>77.998</text:p>
              </table:table-cell>
              <table:table-cell office:value-type="float" office:value="0.0758977120567132">
                <text:p>0.0758977120567132</text:p>
              </table:table-cell>
              <table:table-cell office:value-type="float" office:value="78.189">
                <text:p>78.189</text:p>
              </table:table-cell>
              <table:table-cell office:value-type="float" office:value="0.0913158440419028">
                <text:p>0.09131584404190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.191">
                <text:p>79.191</text:p>
              </table:table-cell>
              <table:table-cell office:value-type="float" office:value="0.17648250718865">
                <text:p>0.17648250718865</text:p>
              </table:table-cell>
              <table:table-cell office:value-type="float" office:value="79.144">
                <text:p>79.144</text:p>
              </table:table-cell>
              <table:table-cell office:value-type="float" office:value="0.109145428884477">
                <text:p>0.109145428884477</text:p>
              </table:table-cell>
              <table:table-cell office:value-type="float" office:value="78.998">
                <text:p>78.998</text:p>
              </table:table-cell>
              <table:table-cell office:value-type="float" office:value="0.0768940122866356">
                <text:p>0.0768940122866356</text:p>
              </table:table-cell>
              <table:table-cell office:value-type="float" office:value="79.188">
                <text:p>79.188</text:p>
              </table:table-cell>
              <table:table-cell office:value-type="float" office:value="0.0925296455620746">
                <text:p>0.09252964556207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.191">
                <text:p>80.191</text:p>
              </table:table-cell>
              <table:table-cell office:value-type="float" office:value="0.178663754804093">
                <text:p>0.178663754804093</text:p>
              </table:table-cell>
              <table:table-cell office:value-type="float" office:value="80.144">
                <text:p>80.144</text:p>
              </table:table-cell>
              <table:table-cell office:value-type="float" office:value="0.11052460356866">
                <text:p>0.11052460356866</text:p>
              </table:table-cell>
              <table:table-cell office:value-type="float" office:value="79.998">
                <text:p>79.998</text:p>
              </table:table-cell>
              <table:table-cell office:value-type="float" office:value="0.0778913061207163">
                <text:p>0.0778913061207163</text:p>
              </table:table-cell>
              <table:table-cell office:value-type="float" office:value="80.188">
                <text:p>80.188</text:p>
              </table:table-cell>
              <table:table-cell office:value-type="float" office:value="0.0937749477087383">
                <text:p>0.09377494770873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.191">
                <text:p>81.191</text:p>
              </table:table-cell>
              <table:table-cell office:value-type="float" office:value="0.180896834285492">
                <text:p>0.180896834285492</text:p>
              </table:table-cell>
              <table:table-cell office:value-type="float" office:value="81.143">
                <text:p>81.143</text:p>
              </table:table-cell>
              <table:table-cell office:value-type="float" office:value="0.112050477953796">
                <text:p>0.112050477953796</text:p>
              </table:table-cell>
              <table:table-cell office:value-type="float" office:value="80.998">
                <text:p>80.998</text:p>
              </table:table-cell>
              <table:table-cell office:value-type="float" office:value="0.0788217190585468">
                <text:p>0.0788217190585468</text:p>
              </table:table-cell>
              <table:table-cell office:value-type="float" office:value="81.189">
                <text:p>81.189</text:p>
              </table:table-cell>
              <table:table-cell office:value-type="float" office:value="0.0949316163319985">
                <text:p>0.09493161633199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.191">
                <text:p>82.191</text:p>
              </table:table-cell>
              <table:table-cell office:value-type="float" office:value="0.183103465279778">
                <text:p>0.183103465279778</text:p>
              </table:table-cell>
              <table:table-cell office:value-type="float" office:value="82.143">
                <text:p>82.143</text:p>
              </table:table-cell>
              <table:table-cell office:value-type="float" office:value="0.113525948527633">
                <text:p>0.113525948527633</text:p>
              </table:table-cell>
              <table:table-cell office:value-type="float" office:value="81.998">
                <text:p>81.998</text:p>
              </table:table-cell>
              <table:table-cell office:value-type="float" office:value="0.0798500566378893">
                <text:p>0.0798500566378893</text:p>
              </table:table-cell>
              <table:table-cell office:value-type="float" office:value="82.188">
                <text:p>82.188</text:p>
              </table:table-cell>
              <table:table-cell office:value-type="float" office:value="0.0961573416748642">
                <text:p>0.09615734167486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.191">
                <text:p>83.191</text:p>
              </table:table-cell>
              <table:table-cell office:value-type="float" office:value="0.185307097441041">
                <text:p>0.185307097441041</text:p>
              </table:table-cell>
              <table:table-cell office:value-type="float" office:value="83.144">
                <text:p>83.144</text:p>
              </table:table-cell>
              <table:table-cell office:value-type="float" office:value="0.114818773529938">
                <text:p>0.114818773529938</text:p>
              </table:table-cell>
              <table:table-cell office:value-type="float" office:value="82.998">
                <text:p>82.998</text:p>
              </table:table-cell>
              <table:table-cell office:value-type="float" office:value="0.0808600204038908">
                <text:p>0.0808600204038908</text:p>
              </table:table-cell>
              <table:table-cell office:value-type="float" office:value="83.188">
                <text:p>83.188</text:p>
              </table:table-cell>
              <table:table-cell office:value-type="float" office:value="0.0973695041024535">
                <text:p>0.09736950410245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.191">
                <text:p>84.191</text:p>
              </table:table-cell>
              <table:table-cell office:value-type="float" office:value="0.187586664758427">
                <text:p>0.187586664758427</text:p>
              </table:table-cell>
              <table:table-cell office:value-type="float" office:value="84.144">
                <text:p>84.144</text:p>
              </table:table-cell>
              <table:table-cell office:value-type="float" office:value="0.116351219401597">
                <text:p>0.116351219401597</text:p>
              </table:table-cell>
              <table:table-cell office:value-type="float" office:value="83.998">
                <text:p>83.998</text:p>
              </table:table-cell>
              <table:table-cell office:value-type="float" office:value="0.0818807311987929">
                <text:p>0.0818807311987929</text:p>
              </table:table-cell>
              <table:table-cell office:value-type="float" office:value="84.188">
                <text:p>84.188</text:p>
              </table:table-cell>
              <table:table-cell office:value-type="float" office:value="0.098568052419653">
                <text:p>0.0985680524196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.191">
                <text:p>85.191</text:p>
              </table:table-cell>
              <table:table-cell office:value-type="float" office:value="0.189800209387644">
                <text:p>0.189800209387644</text:p>
              </table:table-cell>
              <table:table-cell office:value-type="float" office:value="85.144">
                <text:p>85.144</text:p>
              </table:table-cell>
              <table:table-cell office:value-type="float" office:value="0.117753614286463">
                <text:p>0.117753614286463</text:p>
              </table:table-cell>
              <table:table-cell office:value-type="float" office:value="84.998">
                <text:p>84.998</text:p>
              </table:table-cell>
              <table:table-cell office:value-type="float" office:value="0.082892748995477">
                <text:p>0.082892748995477</text:p>
              </table:table-cell>
              <table:table-cell office:value-type="float" office:value="85.189">
                <text:p>85.189</text:p>
              </table:table-cell>
              <table:table-cell office:value-type="float" office:value="0.100206128612998">
                <text:p>0.1002061286129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.191">
                <text:p>86.191</text:p>
              </table:table-cell>
              <table:table-cell office:value-type="float" office:value="0.19207418915694">
                <text:p>0.19207418915694</text:p>
              </table:table-cell>
              <table:table-cell office:value-type="float" office:value="86.144">
                <text:p>86.144</text:p>
              </table:table-cell>
              <table:table-cell office:value-type="float" office:value="0.11917123676067">
                <text:p>0.11917123676067</text:p>
              </table:table-cell>
              <table:table-cell office:value-type="float" office:value="85.998">
                <text:p>85.998</text:p>
              </table:table-cell>
              <table:table-cell office:value-type="float" office:value="0.0838570645279857">
                <text:p>0.0838570645279857</text:p>
              </table:table-cell>
              <table:table-cell office:value-type="float" office:value="86.188">
                <text:p>86.188</text:p>
              </table:table-cell>
              <table:table-cell office:value-type="float" office:value="0.101513985388788">
                <text:p>0.1015139853887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.191">
                <text:p>87.191</text:p>
              </table:table-cell>
              <table:table-cell office:value-type="float" office:value="0.19423410296486">
                <text:p>0.19423410296486</text:p>
              </table:table-cell>
              <table:table-cell office:value-type="float" office:value="87.144">
                <text:p>87.144</text:p>
              </table:table-cell>
              <table:table-cell office:value-type="float" office:value="0.1205377649971">
                <text:p>0.1205377649971</text:p>
              </table:table-cell>
              <table:table-cell office:value-type="float" office:value="86.998">
                <text:p>86.998</text:p>
              </table:table-cell>
              <table:table-cell office:value-type="float" office:value="0.08474427654697">
                <text:p>0.08474427654697</text:p>
              </table:table-cell>
              <table:table-cell office:value-type="float" office:value="87.189">
                <text:p>87.189</text:p>
              </table:table-cell>
              <table:table-cell office:value-type="float" office:value="0.102558474667985">
                <text:p>0.1025584746679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.191">
                <text:p>88.191</text:p>
              </table:table-cell>
              <table:table-cell office:value-type="float" office:value="0.196486329282686">
                <text:p>0.196486329282686</text:p>
              </table:table-cell>
              <table:table-cell office:value-type="float" office:value="88.144">
                <text:p>88.144</text:p>
              </table:table-cell>
              <table:table-cell office:value-type="float" office:value="0.121852986549073">
                <text:p>0.121852986549073</text:p>
              </table:table-cell>
              <table:table-cell office:value-type="float" office:value="87.998">
                <text:p>87.998</text:p>
              </table:table-cell>
              <table:table-cell office:value-type="float" office:value="0.0858959006592565">
                <text:p>0.0858959006592565</text:p>
              </table:table-cell>
              <table:table-cell office:value-type="float" office:value="88.189">
                <text:p>88.189</text:p>
              </table:table-cell>
              <table:table-cell office:value-type="float" office:value="0.097964829683994">
                <text:p>0.0979648296839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.191">
                <text:p>89.191</text:p>
              </table:table-cell>
              <table:table-cell office:value-type="float" office:value="0.198711698603233">
                <text:p>0.198711698603233</text:p>
              </table:table-cell>
              <table:table-cell office:value-type="float" office:value="89.144">
                <text:p>89.144</text:p>
              </table:table-cell>
              <table:table-cell office:value-type="float" office:value="0.12331637548626">
                <text:p>0.12331637548626</text:p>
              </table:table-cell>
              <table:table-cell office:value-type="float" office:value="88.998">
                <text:p>88.998</text:p>
              </table:table-cell>
              <table:table-cell office:value-type="float" office:value="0.0868728925790874">
                <text:p>0.0868728925790874</text:p>
              </table:table-cell>
              <table:table-cell office:value-type="float" office:value="89.189">
                <text:p>89.189</text:p>
              </table:table-cell>
              <table:table-cell office:value-type="float" office:value="0.0980552899004063">
                <text:p>0.09805528990040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.19">
                <text:p>90.19</text:p>
              </table:table-cell>
              <table:table-cell office:value-type="float" office:value="0.200982046765686">
                <text:p>0.200982046765686</text:p>
              </table:table-cell>
              <table:table-cell office:value-type="float" office:value="90.144">
                <text:p>90.144</text:p>
              </table:table-cell>
              <table:table-cell office:value-type="float" office:value="0.124648589956638">
                <text:p>0.124648589956638</text:p>
              </table:table-cell>
              <table:table-cell office:value-type="float" office:value="89.997">
                <text:p>89.997</text:p>
              </table:table-cell>
              <table:table-cell office:value-type="float" office:value="0.0877627855084027">
                <text:p>0.0877627855084027</text:p>
              </table:table-cell>
              <table:table-cell office:value-type="float" office:value="90.188">
                <text:p>90.188</text:p>
              </table:table-cell>
              <table:table-cell office:value-type="float" office:value="0.0991188108581042">
                <text:p>0.09911881085810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.191">
                <text:p>91.191</text:p>
              </table:table-cell>
              <table:table-cell office:value-type="float" office:value="0.203201412233325">
                <text:p>0.203201412233325</text:p>
              </table:table-cell>
              <table:table-cell office:value-type="float" office:value="91.144">
                <text:p>91.144</text:p>
              </table:table-cell>
              <table:table-cell office:value-type="float" office:value="0.12608937783645">
                <text:p>0.12608937783645</text:p>
              </table:table-cell>
              <table:table-cell office:value-type="float" office:value="90.997">
                <text:p>90.997</text:p>
              </table:table-cell>
              <table:table-cell office:value-type="float" office:value="0.0888003635421893">
                <text:p>0.0888003635421893</text:p>
              </table:table-cell>
              <table:table-cell office:value-type="float" office:value="91.189">
                <text:p>91.189</text:p>
              </table:table-cell>
              <table:table-cell office:value-type="float" office:value="0.100281680709983">
                <text:p>0.1002816807099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.191">
                <text:p>92.191</text:p>
              </table:table-cell>
              <table:table-cell office:value-type="float" office:value="0.205401597807919">
                <text:p>0.205401597807919</text:p>
              </table:table-cell>
              <table:table-cell office:value-type="float" office:value="92.144">
                <text:p>92.144</text:p>
              </table:table-cell>
              <table:table-cell office:value-type="float" office:value="0.127345088813923">
                <text:p>0.127345088813923</text:p>
              </table:table-cell>
              <table:table-cell office:value-type="float" office:value="91.998">
                <text:p>91.998</text:p>
              </table:table-cell>
              <table:table-cell office:value-type="float" office:value="0.0898292155811504">
                <text:p>0.0898292155811504</text:p>
              </table:table-cell>
              <table:table-cell office:value-type="float" office:value="92.188">
                <text:p>92.188</text:p>
              </table:table-cell>
              <table:table-cell office:value-type="float" office:value="0.101468597549695">
                <text:p>0.1014685975496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.191">
                <text:p>93.191</text:p>
              </table:table-cell>
              <table:table-cell office:value-type="float" office:value="0.207663031683176">
                <text:p>0.207663031683176</text:p>
              </table:table-cell>
              <table:table-cell office:value-type="float" office:value="93.144">
                <text:p>93.144</text:p>
              </table:table-cell>
              <table:table-cell office:value-type="float" office:value="0.128762997502747">
                <text:p>0.128762997502747</text:p>
              </table:table-cell>
              <table:table-cell office:value-type="float" office:value="92.998">
                <text:p>92.998</text:p>
              </table:table-cell>
              <table:table-cell office:value-type="float" office:value="0.090790433459267">
                <text:p>0.090790433459267</text:p>
              </table:table-cell>
              <table:table-cell office:value-type="float" office:value="93.189">
                <text:p>93.189</text:p>
              </table:table-cell>
              <table:table-cell office:value-type="float" office:value="0.102679645481113">
                <text:p>0.1026796454811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.191">
                <text:p>94.191</text:p>
              </table:table-cell>
              <table:table-cell office:value-type="float" office:value="0.209824619193977">
                <text:p>0.209824619193977</text:p>
              </table:table-cell>
              <table:table-cell office:value-type="float" office:value="94.144">
                <text:p>94.144</text:p>
              </table:table-cell>
              <table:table-cell office:value-type="float" office:value="0.130075685218033">
                <text:p>0.130075685218033</text:p>
              </table:table-cell>
              <table:table-cell office:value-type="float" office:value="93.998">
                <text:p>93.998</text:p>
              </table:table-cell>
              <table:table-cell office:value-type="float" office:value="0.0918213360811876">
                <text:p>0.0918213360811876</text:p>
              </table:table-cell>
              <table:table-cell office:value-type="float" office:value="94.189">
                <text:p>94.189</text:p>
              </table:table-cell>
              <table:table-cell office:value-type="float" office:value="0.103922493581682">
                <text:p>0.1039224935816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.191">
                <text:p>95.191</text:p>
              </table:table-cell>
              <table:table-cell office:value-type="float" office:value="0.212047533904729">
                <text:p>0.212047533904729</text:p>
              </table:table-cell>
              <table:table-cell office:value-type="float" office:value="95.144">
                <text:p>95.144</text:p>
              </table:table-cell>
              <table:table-cell office:value-type="float" office:value="0.131510896420281">
                <text:p>0.131510896420281</text:p>
              </table:table-cell>
              <table:table-cell office:value-type="float" office:value="94.998">
                <text:p>94.998</text:p>
              </table:table-cell>
              <table:table-cell office:value-type="float" office:value="0.0927451418332056">
                <text:p>0.0927451418332056</text:p>
              </table:table-cell>
              <table:table-cell office:value-type="float" office:value="95.188">
                <text:p>95.188</text:p>
              </table:table-cell>
              <table:table-cell office:value-type="float" office:value="0.105060598986855">
                <text:p>0.1050605989868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.191">
                <text:p>96.191</text:p>
              </table:table-cell>
              <table:table-cell office:value-type="float" office:value="0.214291621839287">
                <text:p>0.214291621839287</text:p>
              </table:table-cell>
              <table:table-cell office:value-type="float" office:value="96.144">
                <text:p>96.144</text:p>
              </table:table-cell>
              <table:table-cell office:value-type="float" office:value="0.13280031797109">
                <text:p>0.13280031797109</text:p>
              </table:table-cell>
              <table:table-cell office:value-type="float" office:value="95.998">
                <text:p>95.998</text:p>
              </table:table-cell>
              <table:table-cell office:value-type="float" office:value="0.0937288516788029">
                <text:p>0.0937288516788029</text:p>
              </table:table-cell>
              <table:table-cell office:value-type="float" office:value="96.189">
                <text:p>96.189</text:p>
              </table:table-cell>
              <table:table-cell office:value-type="float" office:value="0.106238003591693">
                <text:p>0.1062380035916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.191">
                <text:p>97.191</text:p>
              </table:table-cell>
              <table:table-cell office:value-type="float" office:value="0.216483857335078">
                <text:p>0.216483857335078</text:p>
              </table:table-cell>
              <table:table-cell office:value-type="float" office:value="97.144">
                <text:p>97.144</text:p>
              </table:table-cell>
              <table:table-cell office:value-type="float" office:value="0.134225988344778">
                <text:p>0.134225988344778</text:p>
              </table:table-cell>
              <table:table-cell office:value-type="float" office:value="96.998">
                <text:p>96.998</text:p>
              </table:table-cell>
              <table:table-cell office:value-type="float" office:value="0.0946839756959767">
                <text:p>0.0946839756959767</text:p>
              </table:table-cell>
              <table:table-cell office:value-type="float" office:value="97.189">
                <text:p>97.189</text:p>
              </table:table-cell>
              <table:table-cell office:value-type="float" office:value="0.107409186544162">
                <text:p>0.1074091865441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.19">
                <text:p>98.19</text:p>
              </table:table-cell>
              <table:table-cell office:value-type="float" office:value="0.218713494518827">
                <text:p>0.218713494518827</text:p>
              </table:table-cell>
              <table:table-cell office:value-type="float" office:value="98.144">
                <text:p>98.144</text:p>
              </table:table-cell>
              <table:table-cell office:value-type="float" office:value="0.13565369415669">
                <text:p>0.13565369415669</text:p>
              </table:table-cell>
              <table:table-cell office:value-type="float" office:value="97.998">
                <text:p>97.998</text:p>
              </table:table-cell>
              <table:table-cell office:value-type="float" office:value="0.095718902086813">
                <text:p>0.095718902086813</text:p>
              </table:table-cell>
              <table:table-cell office:value-type="float" office:value="98.188">
                <text:p>98.188</text:p>
              </table:table-cell>
              <table:table-cell office:value-type="float" office:value="0.108627454622413">
                <text:p>0.1086274546224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.191">
                <text:p>99.191</text:p>
              </table:table-cell>
              <table:table-cell office:value-type="float" office:value="0.220899127305639">
                <text:p>0.220899127305639</text:p>
              </table:table-cell>
              <table:table-cell office:value-type="float" office:value="99.143">
                <text:p>99.143</text:p>
              </table:table-cell>
              <table:table-cell office:value-type="float" office:value="0.137015954370191">
                <text:p>0.137015954370191</text:p>
              </table:table-cell>
              <table:table-cell office:value-type="float" office:value="98.998">
                <text:p>98.998</text:p>
              </table:table-cell>
              <table:table-cell office:value-type="float" office:value="0.096626575939063">
                <text:p>0.096626575939063</text:p>
              </table:table-cell>
              <table:table-cell office:value-type="float" office:value="99.189">
                <text:p>99.189</text:p>
              </table:table-cell>
              <table:table-cell office:value-type="float" office:value="0.109862465033022">
                <text:p>0.1098624650330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.191">
                <text:p>100.191</text:p>
              </table:table-cell>
              <table:table-cell office:value-type="float" office:value="0.223097729749919">
                <text:p>0.223097729749919</text:p>
              </table:table-cell>
              <table:table-cell office:value-type="float" office:value="100.144">
                <text:p>100.144</text:p>
              </table:table-cell>
              <table:table-cell office:value-type="float" office:value="0.138312498451984">
                <text:p>0.138312498451984</text:p>
              </table:table-cell>
              <table:table-cell office:value-type="float" office:value="99.997">
                <text:p>99.997</text:p>
              </table:table-cell>
              <table:table-cell office:value-type="float" office:value="0.0976042330963074">
                <text:p>0.0976042330963074</text:p>
              </table:table-cell>
              <table:table-cell office:value-type="float" office:value="100.188">
                <text:p>100.188</text:p>
              </table:table-cell>
              <table:table-cell office:value-type="float" office:value="0.110976807342978">
                <text:p>0.1109768073429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.191">
                <text:p>101.191</text:p>
              </table:table-cell>
              <table:table-cell office:value-type="float" office:value="0.225333978372893">
                <text:p>0.225333978372893</text:p>
              </table:table-cell>
              <table:table-cell office:value-type="float" office:value="101.143">
                <text:p>101.143</text:p>
              </table:table-cell>
              <table:table-cell office:value-type="float" office:value="0.139732521005239">
                <text:p>0.139732521005239</text:p>
              </table:table-cell>
              <table:table-cell office:value-type="float" office:value="100.998">
                <text:p>100.998</text:p>
              </table:table-cell>
              <table:table-cell office:value-type="float" office:value="0.0985828470025177">
                <text:p>0.0985828470025177</text:p>
              </table:table-cell>
              <table:table-cell office:value-type="float" office:value="101.188">
                <text:p>101.188</text:p>
              </table:table-cell>
              <table:table-cell office:value-type="float" office:value="0.112161202503917">
                <text:p>0.1121612025039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.191">
                <text:p>102.191</text:p>
              </table:table-cell>
              <table:table-cell office:value-type="float" office:value="0.227583458000664">
                <text:p>0.227583458000664</text:p>
              </table:table-cell>
              <table:table-cell office:value-type="float" office:value="102.144">
                <text:p>102.144</text:p>
              </table:table-cell>
              <table:table-cell office:value-type="float" office:value="0.141113905046462">
                <text:p>0.141113905046462</text:p>
              </table:table-cell>
              <table:table-cell office:value-type="float" office:value="101.997">
                <text:p>101.997</text:p>
              </table:table-cell>
              <table:table-cell office:value-type="float" office:value="0.0995327214134777">
                <text:p>0.0995327214134777</text:p>
              </table:table-cell>
              <table:table-cell office:value-type="float" office:value="102.189">
                <text:p>102.189</text:p>
              </table:table-cell>
              <table:table-cell office:value-type="float" office:value="0.113324037810712">
                <text:p>0.1133240378107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.191">
                <text:p>103.191</text:p>
              </table:table-cell>
              <table:table-cell office:value-type="float" office:value="0.229772110796402">
                <text:p>0.229772110796402</text:p>
              </table:table-cell>
              <table:table-cell office:value-type="float" office:value="103.144">
                <text:p>103.144</text:p>
              </table:table-cell>
              <table:table-cell office:value-type="float" office:value="0.142442917026887">
                <text:p>0.142442917026887</text:p>
              </table:table-cell>
              <table:table-cell office:value-type="float" office:value="102.997">
                <text:p>102.997</text:p>
              </table:table-cell>
              <table:table-cell office:value-type="float" office:value="0.100374509817787">
                <text:p>0.100374509817787</text:p>
              </table:table-cell>
              <table:table-cell office:value-type="float" office:value="103.189">
                <text:p>103.189</text:p>
              </table:table-cell>
              <table:table-cell office:value-type="float" office:value="0.114564865801224">
                <text:p>0.1145648658012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.191">
                <text:p>104.191</text:p>
              </table:table-cell>
              <table:table-cell office:value-type="float" office:value="0.23198207467072">
                <text:p>0.23198207467072</text:p>
              </table:table-cell>
              <table:table-cell office:value-type="float" office:value="104.144">
                <text:p>104.144</text:p>
              </table:table-cell>
              <table:table-cell office:value-type="float" office:value="0.143909591199305">
                <text:p>0.143909591199305</text:p>
              </table:table-cell>
              <table:table-cell office:value-type="float" office:value="103.998">
                <text:p>103.998</text:p>
              </table:table-cell>
              <table:table-cell office:value-type="float" office:value="0.101494691543125">
                <text:p>0.101494691543125</text:p>
              </table:table-cell>
              <table:table-cell office:value-type="float" office:value="104.188">
                <text:p>104.188</text:p>
              </table:table-cell>
              <table:table-cell office:value-type="float" office:value="0.115784214482758">
                <text:p>0.1157842144827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.191">
                <text:p>105.191</text:p>
              </table:table-cell>
              <table:table-cell office:value-type="float" office:value="0.234230028079767">
                <text:p>0.234230028079767</text:p>
              </table:table-cell>
              <table:table-cell office:value-type="float" office:value="105.144">
                <text:p>105.144</text:p>
              </table:table-cell>
              <table:table-cell office:value-type="float" office:value="0.145119858217677">
                <text:p>0.145119858217677</text:p>
              </table:table-cell>
              <table:table-cell office:value-type="float" office:value="104.997">
                <text:p>104.997</text:p>
              </table:table-cell>
              <table:table-cell office:value-type="float" office:value="0.102357988099399">
                <text:p>0.102357988099399</text:p>
              </table:table-cell>
              <table:table-cell office:value-type="float" office:value="105.189">
                <text:p>105.189</text:p>
              </table:table-cell>
              <table:table-cell office:value-type="float" office:value="0.11688981476736">
                <text:p>0.116889814767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.191">
                <text:p>106.191</text:p>
              </table:table-cell>
              <table:table-cell office:value-type="float" office:value="0.23643329245155">
                <text:p>0.23643329245155</text:p>
              </table:table-cell>
              <table:table-cell office:value-type="float" office:value="106.144">
                <text:p>106.144</text:p>
              </table:table-cell>
              <table:table-cell office:value-type="float" office:value="0.146576840072514">
                <text:p>0.146576840072514</text:p>
              </table:table-cell>
              <table:table-cell office:value-type="float" office:value="105.998">
                <text:p>105.998</text:p>
              </table:table-cell>
              <table:table-cell office:value-type="float" office:value="0.103410828880006">
                <text:p>0.103410828880006</text:p>
              </table:table-cell>
              <table:table-cell office:value-type="float" office:value="106.189">
                <text:p>106.189</text:p>
              </table:table-cell>
              <table:table-cell office:value-type="float" office:value="0.118127386364317">
                <text:p>0.1181273863643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.191">
                <text:p>107.191</text:p>
              </table:table-cell>
              <table:table-cell office:value-type="float" office:value="0.238641421918287">
                <text:p>0.238641421918287</text:p>
              </table:table-cell>
              <table:table-cell office:value-type="float" office:value="107.144">
                <text:p>107.144</text:p>
              </table:table-cell>
              <table:table-cell office:value-type="float" office:value="0.147967717776797">
                <text:p>0.147967717776797</text:p>
              </table:table-cell>
              <table:table-cell office:value-type="float" office:value="106.998">
                <text:p>106.998</text:p>
              </table:table-cell>
              <table:table-cell office:value-type="float" office:value="0.104395144537019">
                <text:p>0.104395144537019</text:p>
              </table:table-cell>
              <table:table-cell office:value-type="float" office:value="107.189">
                <text:p>107.189</text:p>
              </table:table-cell>
              <table:table-cell office:value-type="float" office:value="0.119304884739892">
                <text:p>0.1193048847398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.191">
                <text:p>108.191</text:p>
              </table:table-cell>
              <table:table-cell office:value-type="float" office:value="0.240921070808084">
                <text:p>0.240921070808084</text:p>
              </table:table-cell>
              <table:table-cell office:value-type="float" office:value="108.144">
                <text:p>108.144</text:p>
              </table:table-cell>
              <table:table-cell office:value-type="float" office:value="0.149333203965424">
                <text:p>0.149333203965424</text:p>
              </table:table-cell>
              <table:table-cell office:value-type="float" office:value="107.998">
                <text:p>107.998</text:p>
              </table:table-cell>
              <table:table-cell office:value-type="float" office:value="0.105320688111098">
                <text:p>0.105320688111098</text:p>
              </table:table-cell>
              <table:table-cell office:value-type="float" office:value="108.188">
                <text:p>108.188</text:p>
              </table:table-cell>
              <table:table-cell office:value-type="float" office:value="0.120522320416262">
                <text:p>0.1205223204162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.19">
                <text:p>109.19</text:p>
              </table:table-cell>
              <table:table-cell office:value-type="float" office:value="0.243122447556996">
                <text:p>0.243122447556996</text:p>
              </table:table-cell>
              <table:table-cell office:value-type="float" office:value="109.144">
                <text:p>109.144</text:p>
              </table:table-cell>
              <table:table-cell office:value-type="float" office:value="0.150673191859918">
                <text:p>0.150673191859918</text:p>
              </table:table-cell>
              <table:table-cell office:value-type="float" office:value="108.998">
                <text:p>108.998</text:p>
              </table:table-cell>
              <table:table-cell office:value-type="float" office:value="0.106386621675861">
                <text:p>0.106386621675861</text:p>
              </table:table-cell>
              <table:table-cell office:value-type="float" office:value="109.188">
                <text:p>109.188</text:p>
              </table:table-cell>
              <table:table-cell office:value-type="float" office:value="0.121679486876474">
                <text:p>0.1216794868764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.191">
                <text:p>110.191</text:p>
              </table:table-cell>
              <table:table-cell office:value-type="float" office:value="0.2453454135401">
                <text:p>0.2453454135401</text:p>
              </table:table-cell>
              <table:table-cell office:value-type="float" office:value="110.143">
                <text:p>110.143</text:p>
              </table:table-cell>
              <table:table-cell office:value-type="float" office:value="0.151905376679226">
                <text:p>0.151905376679226</text:p>
              </table:table-cell>
              <table:table-cell office:value-type="float" office:value="109.998">
                <text:p>109.998</text:p>
              </table:table-cell>
              <table:table-cell office:value-type="float" office:value="0.107254153602095">
                <text:p>0.107254153602095</text:p>
              </table:table-cell>
              <table:table-cell office:value-type="float" office:value="110.188">
                <text:p>110.188</text:p>
              </table:table-cell>
              <table:table-cell office:value-type="float" office:value="0.122861177758564">
                <text:p>0.1228611777585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.191">
                <text:p>111.191</text:p>
              </table:table-cell>
              <table:table-cell office:value-type="float" office:value="0.247506254595968">
                <text:p>0.247506254595968</text:p>
              </table:table-cell>
              <table:table-cell office:value-type="float" office:value="111.143">
                <text:p>111.143</text:p>
              </table:table-cell>
              <table:table-cell office:value-type="float" office:value="0.15341344512972">
                <text:p>0.15341344512972</text:p>
              </table:table-cell>
              <table:table-cell office:value-type="float" office:value="110.998">
                <text:p>110.998</text:p>
              </table:table-cell>
              <table:table-cell office:value-type="float" office:value="0.108322151208289">
                <text:p>0.108322151208289</text:p>
              </table:table-cell>
              <table:table-cell office:value-type="float" office:value="111.189">
                <text:p>111.189</text:p>
              </table:table-cell>
              <table:table-cell office:value-type="float" office:value="0.124059741172656">
                <text:p>0.1240597411726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.191">
                <text:p>112.191</text:p>
              </table:table-cell>
              <table:table-cell office:value-type="float" office:value="0.249747401120354">
                <text:p>0.249747401120354</text:p>
              </table:table-cell>
              <table:table-cell office:value-type="float" office:value="112.144">
                <text:p>112.144</text:p>
              </table:table-cell>
              <table:table-cell office:value-type="float" office:value="0.154649013167634">
                <text:p>0.154649013167634</text:p>
              </table:table-cell>
              <table:table-cell office:value-type="float" office:value="111.998">
                <text:p>111.998</text:p>
              </table:table-cell>
              <table:table-cell office:value-type="float" office:value="0.109141389362667">
                <text:p>0.109141389362667</text:p>
              </table:table-cell>
              <table:table-cell office:value-type="float" office:value="112.188">
                <text:p>112.188</text:p>
              </table:table-cell>
              <table:table-cell office:value-type="float" office:value="0.125306223505867">
                <text:p>0.1253062235058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.191">
                <text:p>113.191</text:p>
              </table:table-cell>
              <table:table-cell office:value-type="float" office:value="0.251959893768107">
                <text:p>0.251959893768107</text:p>
              </table:table-cell>
              <table:table-cell office:value-type="float" office:value="113.144">
                <text:p>113.144</text:p>
              </table:table-cell>
              <table:table-cell office:value-type="float" office:value="0.156051171621293">
                <text:p>0.156051171621293</text:p>
              </table:table-cell>
              <table:table-cell office:value-type="float" office:value="112.999">
                <text:p>112.999</text:p>
              </table:table-cell>
              <table:table-cell office:value-type="float" office:value="0.110231416721276">
                <text:p>0.110231416721276</text:p>
              </table:table-cell>
              <table:table-cell office:value-type="float" office:value="113.188">
                <text:p>113.188</text:p>
              </table:table-cell>
              <table:table-cell office:value-type="float" office:value="0.126430163148486">
                <text:p>0.1264301631484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.191">
                <text:p>114.191</text:p>
              </table:table-cell>
              <table:table-cell office:value-type="float" office:value="0.254177292396028">
                <text:p>0.254177292396028</text:p>
              </table:table-cell>
              <table:table-cell office:value-type="float" office:value="114.144">
                <text:p>114.144</text:p>
              </table:table-cell>
              <table:table-cell office:value-type="float" office:value="0.157537956036144">
                <text:p>0.157537956036144</text:p>
              </table:table-cell>
              <table:table-cell office:value-type="float" office:value="113.998">
                <text:p>113.998</text:p>
              </table:table-cell>
              <table:table-cell office:value-type="float" office:value="0.111212456702255">
                <text:p>0.111212456702255</text:p>
              </table:table-cell>
              <table:table-cell office:value-type="float" office:value="114.188">
                <text:p>114.188</text:p>
              </table:table-cell>
              <table:table-cell office:value-type="float" office:value="0.127687370916304">
                <text:p>0.1276873709163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.191">
                <text:p>115.191</text:p>
              </table:table-cell>
              <table:table-cell office:value-type="float" office:value="0.256298112283401">
                <text:p>0.256298112283401</text:p>
              </table:table-cell>
              <table:table-cell office:value-type="float" office:value="115.144">
                <text:p>115.144</text:p>
              </table:table-cell>
              <table:table-cell office:value-type="float" office:value="0.158930377902934">
                <text:p>0.158930377902934</text:p>
              </table:table-cell>
              <table:table-cell office:value-type="float" office:value="114.998">
                <text:p>114.998</text:p>
              </table:table-cell>
              <table:table-cell office:value-type="float" office:value="0.112224536612683">
                <text:p>0.112224536612683</text:p>
              </table:table-cell>
              <table:table-cell office:value-type="float" office:value="115.189">
                <text:p>115.189</text:p>
              </table:table-cell>
              <table:table-cell office:value-type="float" office:value="0.128806217378122">
                <text:p>0.1288062173781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.191">
                <text:p>116.191</text:p>
              </table:table-cell>
              <table:table-cell office:value-type="float" office:value="0.258559071909967">
                <text:p>0.258559071909967</text:p>
              </table:table-cell>
              <table:table-cell office:value-type="float" office:value="116.144">
                <text:p>116.144</text:p>
              </table:table-cell>
              <table:table-cell office:value-type="float" office:value="0.160366187794375">
                <text:p>0.160366187794375</text:p>
              </table:table-cell>
              <table:table-cell office:value-type="float" office:value="115.999">
                <text:p>115.999</text:p>
              </table:table-cell>
              <table:table-cell office:value-type="float" office:value="0.113187463986077">
                <text:p>0.113187463986077</text:p>
              </table:table-cell>
              <table:table-cell office:value-type="float" office:value="116.188">
                <text:p>116.188</text:p>
              </table:table-cell>
              <table:table-cell office:value-type="float" office:value="0.129988581621781">
                <text:p>0.1299885816217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.19">
                <text:p>117.19</text:p>
              </table:table-cell>
              <table:table-cell office:value-type="float" office:value="0.260663728388951">
                <text:p>0.260663728388951</text:p>
              </table:table-cell>
              <table:table-cell office:value-type="float" office:value="117.143">
                <text:p>117.143</text:p>
              </table:table-cell>
              <table:table-cell office:value-type="float" office:value="0.1615273872779">
                <text:p>0.1615273872779</text:p>
              </table:table-cell>
              <table:table-cell office:value-type="float" office:value="116.998">
                <text:p>116.998</text:p>
              </table:table-cell>
              <table:table-cell office:value-type="float" office:value="0.11423168272428">
                <text:p>0.11423168272428</text:p>
              </table:table-cell>
              <table:table-cell office:value-type="float" office:value="117.188">
                <text:p>117.188</text:p>
              </table:table-cell>
              <table:table-cell office:value-type="float" office:value="0.131148968184031">
                <text:p>0.1311489681840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.191">
                <text:p>118.191</text:p>
              </table:table-cell>
              <table:table-cell office:value-type="float" office:value="0.262951620997012">
                <text:p>0.262951620997012</text:p>
              </table:table-cell>
              <table:table-cell office:value-type="float" office:value="118.143">
                <text:p>118.143</text:p>
              </table:table-cell>
              <table:table-cell office:value-type="float" office:value="0.162925379103793">
                <text:p>0.162925379103793</text:p>
              </table:table-cell>
              <table:table-cell office:value-type="float" office:value="117.998">
                <text:p>117.998</text:p>
              </table:table-cell>
              <table:table-cell office:value-type="float" office:value="0.115156324491498">
                <text:p>0.115156324491498</text:p>
              </table:table-cell>
              <table:table-cell office:value-type="float" office:value="118.189">
                <text:p>118.189</text:p>
              </table:table-cell>
              <table:table-cell office:value-type="float" office:value="0.132263895458916">
                <text:p>0.1322638954589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.191">
                <text:p>119.191</text:p>
              </table:table-cell>
              <table:table-cell office:value-type="float" office:value="0.265057019520163">
                <text:p>0.265057019520163</text:p>
              </table:table-cell>
              <table:table-cell office:value-type="float" office:value="119.144">
                <text:p>119.144</text:p>
              </table:table-cell>
              <table:table-cell office:value-type="float" office:value="0.164269847236596">
                <text:p>0.164269847236596</text:p>
              </table:table-cell>
              <table:table-cell office:value-type="float" office:value="118.999">
                <text:p>118.999</text:p>
              </table:table-cell>
              <table:table-cell office:value-type="float" office:value="0.116162340551878">
                <text:p>0.116162340551878</text:p>
              </table:table-cell>
              <table:table-cell office:value-type="float" office:value="119.188">
                <text:p>119.188</text:p>
              </table:table-cell>
              <table:table-cell office:value-type="float" office:value="0.133489409723273">
                <text:p>0.1334894097232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.191">
                <text:p>120.191</text:p>
              </table:table-cell>
              <table:table-cell office:value-type="float" office:value="0.267260924226349">
                <text:p>0.267260924226349</text:p>
              </table:table-cell>
              <table:table-cell office:value-type="float" office:value="120.144">
                <text:p>120.144</text:p>
              </table:table-cell>
              <table:table-cell office:value-type="float" office:value="0.165574460756449">
                <text:p>0.165574460756449</text:p>
              </table:table-cell>
              <table:table-cell office:value-type="float" office:value="119.999">
                <text:p>119.999</text:p>
              </table:table-cell>
              <table:table-cell office:value-type="float" office:value="0.117098844640746">
                <text:p>0.117098844640746</text:p>
              </table:table-cell>
              <table:table-cell office:value-type="float" office:value="120.188">
                <text:p>120.188</text:p>
              </table:table-cell>
              <table:table-cell office:value-type="float" office:value="0.134591312375004">
                <text:p>0.1345913123750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.191">
                <text:p>121.191</text:p>
              </table:table-cell>
              <table:table-cell office:value-type="float" office:value="0.26945255581382">
                <text:p>0.26945255581382</text:p>
              </table:table-cell>
              <table:table-cell office:value-type="float" office:value="121.144">
                <text:p>121.144</text:p>
              </table:table-cell>
              <table:table-cell office:value-type="float" office:value="0.167019848969671">
                <text:p>0.167019848969671</text:p>
              </table:table-cell>
              <table:table-cell office:value-type="float" office:value="120.999">
                <text:p>120.999</text:p>
              </table:table-cell>
              <table:table-cell office:value-type="float" office:value="0.118126987623018">
                <text:p>0.118126987623018</text:p>
              </table:table-cell>
              <table:table-cell office:value-type="float" office:value="121.189">
                <text:p>121.189</text:p>
              </table:table-cell>
              <table:table-cell office:value-type="float" office:value="0.135733570571288">
                <text:p>0.1357335705712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.191">
                <text:p>122.191</text:p>
              </table:table-cell>
              <table:table-cell office:value-type="float" office:value="0.27169194859606">
                <text:p>0.27169194859606</text:p>
              </table:table-cell>
              <table:table-cell office:value-type="float" office:value="122.143">
                <text:p>122.143</text:p>
              </table:table-cell>
              <table:table-cell office:value-type="float" office:value="0.168355910293213">
                <text:p>0.168355910293213</text:p>
              </table:table-cell>
              <table:table-cell office:value-type="float" office:value="121.999">
                <text:p>121.999</text:p>
              </table:table-cell>
              <table:table-cell office:value-type="float" office:value="0.119065334284813">
                <text:p>0.119065334284813</text:p>
              </table:table-cell>
              <table:table-cell office:value-type="float" office:value="122.188">
                <text:p>122.188</text:p>
              </table:table-cell>
              <table:table-cell office:value-type="float" office:value="0.136979022678591">
                <text:p>0.1369790226785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.191">
                <text:p>123.191</text:p>
              </table:table-cell>
              <table:table-cell office:value-type="float" office:value="0.273815849287406">
                <text:p>0.273815849287406</text:p>
              </table:table-cell>
              <table:table-cell office:value-type="float" office:value="123.144">
                <text:p>123.144</text:p>
              </table:table-cell>
              <table:table-cell office:value-type="float" office:value="0.169833221298875">
                <text:p>0.169833221298875</text:p>
              </table:table-cell>
              <table:table-cell office:value-type="float" office:value="122.999">
                <text:p>122.999</text:p>
              </table:table-cell>
              <table:table-cell office:value-type="float" office:value="0.120075292558391">
                <text:p>0.120075292558391</text:p>
              </table:table-cell>
              <table:table-cell office:value-type="float" office:value="123.189">
                <text:p>123.189</text:p>
              </table:table-cell>
              <table:table-cell office:value-type="float" office:value="0.138045547243091">
                <text:p>0.1380455472430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.191">
                <text:p>124.191</text:p>
              </table:table-cell>
              <table:table-cell office:value-type="float" office:value="0.276004656227876">
                <text:p>0.276004656227876</text:p>
              </table:table-cell>
              <table:table-cell office:value-type="float" office:value="124.144">
                <text:p>124.144</text:p>
              </table:table-cell>
              <table:table-cell office:value-type="float" office:value="0.171200981456279">
                <text:p>0.171200981456279</text:p>
              </table:table-cell>
              <table:table-cell office:value-type="float" office:value="123.998">
                <text:p>123.998</text:p>
              </table:table-cell>
              <table:table-cell office:value-type="float" office:value="0.12091433327076">
                <text:p>0.12091433327076</text:p>
              </table:table-cell>
              <table:table-cell office:value-type="float" office:value="124.189">
                <text:p>124.189</text:p>
              </table:table-cell>
              <table:table-cell office:value-type="float" office:value="0.13927031598559">
                <text:p>0.139270315985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.191">
                <text:p>125.191</text:p>
              </table:table-cell>
              <table:table-cell office:value-type="float" office:value="0.278155036827399">
                <text:p>0.278155036827399</text:p>
              </table:table-cell>
              <table:table-cell office:value-type="float" office:value="125.144">
                <text:p>125.144</text:p>
              </table:table-cell>
              <table:table-cell office:value-type="float" office:value="0.172500690252953">
                <text:p>0.172500690252953</text:p>
              </table:table-cell>
              <table:table-cell office:value-type="float" office:value="124.998">
                <text:p>124.998</text:p>
              </table:table-cell>
              <table:table-cell office:value-type="float" office:value="0.121966656066673">
                <text:p>0.121966656066673</text:p>
              </table:table-cell>
              <table:table-cell office:value-type="float" office:value="125.189">
                <text:p>125.189</text:p>
              </table:table-cell>
              <table:table-cell office:value-type="float" office:value="0.140417934410553">
                <text:p>0.1404179344105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.191">
                <text:p>126.191</text:p>
              </table:table-cell>
              <table:table-cell office:value-type="float" office:value="0.280431355023343">
                <text:p>0.280431355023343</text:p>
              </table:table-cell>
              <table:table-cell office:value-type="float" office:value="126.144">
                <text:p>126.144</text:p>
              </table:table-cell>
              <table:table-cell office:value-type="float" office:value="0.1739141180501">
                <text:p>0.1739141180501</text:p>
              </table:table-cell>
              <table:table-cell office:value-type="float" office:value="125.999">
                <text:p>125.999</text:p>
              </table:table-cell>
              <table:table-cell office:value-type="float" office:value="0.122888347790613">
                <text:p>0.122888347790613</text:p>
              </table:table-cell>
              <table:table-cell office:value-type="float" office:value="126.188">
                <text:p>126.188</text:p>
              </table:table-cell>
              <table:table-cell office:value-type="float" office:value="0.141558997454144">
                <text:p>0.1415589974541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.191">
                <text:p>127.191</text:p>
              </table:table-cell>
              <table:table-cell office:value-type="float" office:value="0.282626021911638">
                <text:p>0.282626021911638</text:p>
              </table:table-cell>
              <table:table-cell office:value-type="float" office:value="127.144">
                <text:p>127.144</text:p>
              </table:table-cell>
              <table:table-cell office:value-type="float" office:value="0.175189315633271">
                <text:p>0.175189315633271</text:p>
              </table:table-cell>
              <table:table-cell office:value-type="float" office:value="126.999">
                <text:p>126.999</text:p>
              </table:table-cell>
              <table:table-cell office:value-type="float" office:value="0.12388188984949">
                <text:p>0.12388188984949</text:p>
              </table:table-cell>
              <table:table-cell office:value-type="float" office:value="127.189">
                <text:p>127.189</text:p>
              </table:table-cell>
              <table:table-cell office:value-type="float" office:value="0.142709246932966">
                <text:p>0.1427092469329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.191">
                <text:p>128.191</text:p>
              </table:table-cell>
              <table:table-cell office:value-type="float" office:value="0.284834219216695">
                <text:p>0.284834219216695</text:p>
              </table:table-cell>
              <table:table-cell office:value-type="float" office:value="128.143">
                <text:p>128.143</text:p>
              </table:table-cell>
              <table:table-cell office:value-type="float" office:value="0.176676763811761">
                <text:p>0.176676763811761</text:p>
              </table:table-cell>
              <table:table-cell office:value-type="float" office:value="127.999">
                <text:p>127.999</text:p>
              </table:table-cell>
              <table:table-cell office:value-type="float" office:value="0.124906880425085">
                <text:p>0.124906880425085</text:p>
              </table:table-cell>
              <table:table-cell office:value-type="float" office:value="128.188">
                <text:p>128.188</text:p>
              </table:table-cell>
              <table:table-cell office:value-type="float" office:value="0.143908174352176">
                <text:p>0.1439081743521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.191">
                <text:p>129.191</text:p>
              </table:table-cell>
              <table:table-cell office:value-type="float" office:value="0.286977525257785">
                <text:p>0.286977525257785</text:p>
              </table:table-cell>
              <table:table-cell office:value-type="float" office:value="129.143">
                <text:p>129.143</text:p>
              </table:table-cell>
              <table:table-cell office:value-type="float" office:value="0.178138300371428">
                <text:p>0.178138300371428</text:p>
              </table:table-cell>
              <table:table-cell office:value-type="float" office:value="128.999">
                <text:p>128.999</text:p>
              </table:table-cell>
              <table:table-cell office:value-type="float" office:value="0.125851613608246">
                <text:p>0.125851613608246</text:p>
              </table:table-cell>
              <table:table-cell office:value-type="float" office:value="129.189">
                <text:p>129.189</text:p>
              </table:table-cell>
              <table:table-cell office:value-type="float" office:value="0.144990019595902">
                <text:p>0.1449900195959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.191">
                <text:p>130.191</text:p>
              </table:table-cell>
              <table:table-cell office:value-type="float" office:value="0.289186621867643">
                <text:p>0.289186621867643</text:p>
              </table:table-cell>
              <table:table-cell office:value-type="float" office:value="130.144">
                <text:p>130.144</text:p>
              </table:table-cell>
              <table:table-cell office:value-type="float" office:value="0.179489309611793">
                <text:p>0.179489309611793</text:p>
              </table:table-cell>
              <table:table-cell office:value-type="float" office:value="129.999">
                <text:p>129.999</text:p>
              </table:table-cell>
              <table:table-cell office:value-type="float" office:value="0.126827759131429">
                <text:p>0.126827759131429</text:p>
              </table:table-cell>
              <table:table-cell office:value-type="float" office:value="130.188">
                <text:p>130.188</text:p>
              </table:table-cell>
              <table:table-cell office:value-type="float" office:value="0.146183775839855">
                <text:p>0.1461837758398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.191">
                <text:p>131.191</text:p>
              </table:table-cell>
              <table:table-cell office:value-type="float" office:value="0.29132176680102">
                <text:p>0.29132176680102</text:p>
              </table:table-cell>
              <table:table-cell office:value-type="float" office:value="131.144">
                <text:p>131.144</text:p>
              </table:table-cell>
              <table:table-cell office:value-type="float" office:value="0.180828045059224">
                <text:p>0.180828045059224</text:p>
              </table:table-cell>
              <table:table-cell office:value-type="float" office:value="130.999">
                <text:p>130.999</text:p>
              </table:table-cell>
              <table:table-cell office:value-type="float" office:value="0.127784492469208">
                <text:p>0.127784492469208</text:p>
              </table:table-cell>
              <table:table-cell office:value-type="float" office:value="131.189">
                <text:p>131.189</text:p>
              </table:table-cell>
              <table:table-cell office:value-type="float" office:value="0.147299763466116">
                <text:p>0.1472997634661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.191">
                <text:p>132.191</text:p>
              </table:table-cell>
              <table:table-cell office:value-type="float" office:value="0.293593169600845">
                <text:p>0.293593169600845</text:p>
              </table:table-cell>
              <table:table-cell office:value-type="float" office:value="132.144">
                <text:p>132.144</text:p>
              </table:table-cell>
              <table:table-cell office:value-type="float" office:value="0.18212621510424">
                <text:p>0.18212621510424</text:p>
              </table:table-cell>
              <table:table-cell office:value-type="float" office:value="131.999">
                <text:p>131.999</text:p>
              </table:table-cell>
              <table:table-cell office:value-type="float" office:value="0.128691180116324">
                <text:p>0.128691180116324</text:p>
              </table:table-cell>
              <table:table-cell office:value-type="float" office:value="132.188">
                <text:p>132.188</text:p>
              </table:table-cell>
              <table:table-cell office:value-type="float" office:value="0.148512139356009">
                <text:p>0.1485121393560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.19">
                <text:p>133.19</text:p>
              </table:table-cell>
              <table:table-cell office:value-type="float" office:value="0.295746552781376">
                <text:p>0.295746552781376</text:p>
              </table:table-cell>
              <table:table-cell office:value-type="float" office:value="133.144">
                <text:p>133.144</text:p>
              </table:table-cell>
              <table:table-cell office:value-type="float" office:value="0.183496765446295">
                <text:p>0.183496765446295</text:p>
              </table:table-cell>
              <table:table-cell office:value-type="float" office:value="132.999">
                <text:p>132.999</text:p>
              </table:table-cell>
              <table:table-cell office:value-type="float" office:value="0.129812942420372">
                <text:p>0.129812942420372</text:p>
              </table:table-cell>
              <table:table-cell office:value-type="float" office:value="133.188">
                <text:p>133.188</text:p>
              </table:table-cell>
              <table:table-cell office:value-type="float" office:value="0.149598979574532">
                <text:p>0.1495989795745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.191">
                <text:p>134.191</text:p>
              </table:table-cell>
              <table:table-cell office:value-type="float" office:value="0.297966309519689">
                <text:p>0.297966309519689</text:p>
              </table:table-cell>
              <table:table-cell office:value-type="float" office:value="134.144">
                <text:p>134.144</text:p>
              </table:table-cell>
              <table:table-cell office:value-type="float" office:value="0.185024952295658">
                <text:p>0.185024952295658</text:p>
              </table:table-cell>
              <table:table-cell office:value-type="float" office:value="133.999">
                <text:p>133.999</text:p>
              </table:table-cell>
              <table:table-cell office:value-type="float" office:value="0.13067040906744">
                <text:p>0.13067040906744</text:p>
              </table:table-cell>
              <table:table-cell office:value-type="float" office:value="134.189">
                <text:p>134.189</text:p>
              </table:table-cell>
              <table:table-cell office:value-type="float" office:value="0.150806200809394">
                <text:p>0.1508062008093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.191">
                <text:p>135.191</text:p>
              </table:table-cell>
              <table:table-cell office:value-type="float" office:value="0.300137978055058">
                <text:p>0.300137978055058</text:p>
              </table:table-cell>
              <table:table-cell office:value-type="float" office:value="135.144">
                <text:p>135.144</text:p>
              </table:table-cell>
              <table:table-cell office:value-type="float" office:value="0.186342764917735">
                <text:p>0.186342764917735</text:p>
              </table:table-cell>
              <table:table-cell office:value-type="float" office:value="134.999">
                <text:p>134.999</text:p>
              </table:table-cell>
              <table:table-cell office:value-type="float" office:value="0.131641049817578">
                <text:p>0.131641049817578</text:p>
              </table:table-cell>
              <table:table-cell office:value-type="float" office:value="135.188">
                <text:p>135.188</text:p>
              </table:table-cell>
              <table:table-cell office:value-type="float" office:value="0.152030794619989">
                <text:p>0.1520307946199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.191">
                <text:p>136.191</text:p>
              </table:table-cell>
              <table:table-cell office:value-type="float" office:value="0.302314373000712">
                <text:p>0.302314373000712</text:p>
              </table:table-cell>
              <table:table-cell office:value-type="float" office:value="136.143">
                <text:p>136.143</text:p>
              </table:table-cell>
              <table:table-cell office:value-type="float" office:value="0.187676514654314">
                <text:p>0.187676514654314</text:p>
              </table:table-cell>
              <table:table-cell office:value-type="float" office:value="135.999">
                <text:p>135.999</text:p>
              </table:table-cell>
              <table:table-cell office:value-type="float" office:value="0.132674028518591">
                <text:p>0.132674028518591</text:p>
              </table:table-cell>
              <table:table-cell office:value-type="float" office:value="136.189">
                <text:p>136.189</text:p>
              </table:table-cell>
              <table:table-cell office:value-type="float" office:value="0.153177227667285">
                <text:p>0.1531772276672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.19">
                <text:p>137.19</text:p>
              </table:table-cell>
              <table:table-cell office:value-type="float" office:value="0.304566526354215">
                <text:p>0.304566526354215</text:p>
              </table:table-cell>
              <table:table-cell office:value-type="float" office:value="137.144">
                <text:p>137.144</text:p>
              </table:table-cell>
              <table:table-cell office:value-type="float" office:value="0.189097352903603">
                <text:p>0.189097352903603</text:p>
              </table:table-cell>
              <table:table-cell office:value-type="float" office:value="136.999">
                <text:p>136.999</text:p>
              </table:table-cell>
              <table:table-cell office:value-type="float" office:value="0.133656859765739">
                <text:p>0.133656859765739</text:p>
              </table:table-cell>
              <table:table-cell office:value-type="float" office:value="137.188">
                <text:p>137.188</text:p>
              </table:table-cell>
              <table:table-cell office:value-type="float" office:value="0.154324976531954">
                <text:p>0.1543249765319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.191">
                <text:p>138.191</text:p>
              </table:table-cell>
              <table:table-cell office:value-type="float" office:value="0.306699215949958">
                <text:p>0.306699215949958</text:p>
              </table:table-cell>
              <table:table-cell office:value-type="float" office:value="138.144">
                <text:p>138.144</text:p>
              </table:table-cell>
              <table:table-cell office:value-type="float" office:value="0.190392072478934">
                <text:p>0.190392072478934</text:p>
              </table:table-cell>
              <table:table-cell office:value-type="float" office:value="137.999">
                <text:p>137.999</text:p>
              </table:table-cell>
              <table:table-cell office:value-type="float" office:value="0.13468167052166">
                <text:p>0.13468167052166</text:p>
              </table:table-cell>
              <table:table-cell office:value-type="float" office:value="138.189">
                <text:p>138.189</text:p>
              </table:table-cell>
              <table:table-cell office:value-type="float" office:value="0.15553792006334">
                <text:p>0.155537920063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.191">
                <text:p>139.191</text:p>
              </table:table-cell>
              <table:table-cell office:value-type="float" office:value="0.308898868632882">
                <text:p>0.308898868632882</text:p>
              </table:table-cell>
              <table:table-cell office:value-type="float" office:value="139.144">
                <text:p>139.144</text:p>
              </table:table-cell>
              <table:table-cell office:value-type="float" office:value="0.191702725998749">
                <text:p>0.191702725998749</text:p>
              </table:table-cell>
              <table:table-cell office:value-type="float" office:value="138.998">
                <text:p>138.998</text:p>
              </table:table-cell>
              <table:table-cell office:value-type="float" office:value="0.135584373562905">
                <text:p>0.135584373562905</text:p>
              </table:table-cell>
              <table:table-cell office:value-type="float" office:value="139.189">
                <text:p>139.189</text:p>
              </table:table-cell>
              <table:table-cell office:value-type="float" office:value="0.156656407984432">
                <text:p>0.1566564079844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.191">
                <text:p>140.191</text:p>
              </table:table-cell>
              <table:table-cell office:value-type="float" office:value="0.311049762171835">
                <text:p>0.311049762171835</text:p>
              </table:table-cell>
              <table:table-cell office:value-type="float" office:value="140.143">
                <text:p>140.143</text:p>
              </table:table-cell>
              <table:table-cell office:value-type="float" office:value="0.193172129157718">
                <text:p>0.193172129157718</text:p>
              </table:table-cell>
              <table:table-cell office:value-type="float" office:value="139.999">
                <text:p>139.999</text:p>
              </table:table-cell>
              <table:table-cell office:value-type="float" office:value="0.136518708379401">
                <text:p>0.136518708379401</text:p>
              </table:table-cell>
              <table:table-cell office:value-type="float" office:value="140.189">
                <text:p>140.189</text:p>
              </table:table-cell>
              <table:table-cell office:value-type="float" office:value="0.157888191346335">
                <text:p>0.1578881913463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.191">
                <text:p>141.191</text:p>
              </table:table-cell>
              <table:table-cell office:value-type="float" office:value="0.313250061799278">
                <text:p>0.313250061799278</text:p>
              </table:table-cell>
              <table:table-cell office:value-type="float" office:value="141.144">
                <text:p>141.144</text:p>
              </table:table-cell>
              <table:table-cell office:value-type="float" office:value="0.194572209390995">
                <text:p>0.194572209390995</text:p>
              </table:table-cell>
              <table:table-cell office:value-type="float" office:value="140.999">
                <text:p>140.999</text:p>
              </table:table-cell>
              <table:table-cell office:value-type="float" office:value="0.137536174975572">
                <text:p>0.137536174975572</text:p>
              </table:table-cell>
              <table:table-cell office:value-type="float" office:value="141.189">
                <text:p>141.189</text:p>
              </table:table-cell>
              <table:table-cell office:value-type="float" office:value="0.159009312584886">
                <text:p>0.1590093125848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.191">
                <text:p>142.191</text:p>
              </table:table-cell>
              <table:table-cell office:value-type="float" office:value="0.315464187385029">
                <text:p>0.315464187385029</text:p>
              </table:table-cell>
              <table:table-cell office:value-type="float" office:value="142.144">
                <text:p>142.144</text:p>
              </table:table-cell>
              <table:table-cell office:value-type="float" office:value="0.195988569297288">
                <text:p>0.195988569297288</text:p>
              </table:table-cell>
              <table:table-cell office:value-type="float" office:value="141.999">
                <text:p>141.999</text:p>
              </table:table-cell>
              <table:table-cell office:value-type="float" office:value="0.138503213444415">
                <text:p>0.138503213444415</text:p>
              </table:table-cell>
              <table:table-cell office:value-type="float" office:value="142.189">
                <text:p>142.189</text:p>
              </table:table-cell>
              <table:table-cell office:value-type="float" office:value="0.160235977053592">
                <text:p>0.1602359770535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.191">
                <text:p>143.191</text:p>
              </table:table-cell>
              <table:table-cell office:value-type="float" office:value="0.317656244753159">
                <text:p>0.317656244753159</text:p>
              </table:table-cell>
              <table:table-cell office:value-type="float" office:value="143.144">
                <text:p>143.144</text:p>
              </table:table-cell>
              <table:table-cell office:value-type="float" office:value="0.19739260110432">
                <text:p>0.19739260110432</text:p>
              </table:table-cell>
              <table:table-cell office:value-type="float" office:value="142.999">
                <text:p>142.999</text:p>
              </table:table-cell>
              <table:table-cell office:value-type="float" office:value="0.139460885448038">
                <text:p>0.139460885448038</text:p>
              </table:table-cell>
              <table:table-cell office:value-type="float" office:value="143.188">
                <text:p>143.188</text:p>
              </table:table-cell>
              <table:table-cell office:value-type="float" office:value="0.16140792430562">
                <text:p>0.161407924305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.191">
                <text:p>144.191</text:p>
              </table:table-cell>
              <table:table-cell office:value-type="float" office:value="0.319862131310728">
                <text:p>0.319862131310728</text:p>
              </table:table-cell>
              <table:table-cell office:value-type="float" office:value="144.144">
                <text:p>144.144</text:p>
              </table:table-cell>
              <table:table-cell office:value-type="float" office:value="0.198640691473131">
                <text:p>0.198640691473131</text:p>
              </table:table-cell>
              <table:table-cell office:value-type="float" office:value="143.998">
                <text:p>143.998</text:p>
              </table:table-cell>
              <table:table-cell office:value-type="float" office:value="0.140347291541883">
                <text:p>0.140347291541883</text:p>
              </table:table-cell>
              <table:table-cell office:value-type="float" office:value="144.189">
                <text:p>144.189</text:p>
              </table:table-cell>
              <table:table-cell office:value-type="float" office:value="0.162524960018239">
                <text:p>0.1625249600182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.19">
                <text:p>145.19</text:p>
              </table:table-cell>
              <table:table-cell office:value-type="float" office:value="0.322054827715883">
                <text:p>0.322054827715883</text:p>
              </table:table-cell>
              <table:table-cell office:value-type="float" office:value="145.144">
                <text:p>145.144</text:p>
              </table:table-cell>
              <table:table-cell office:value-type="float" office:value="0.200005330307051">
                <text:p>0.200005330307051</text:p>
              </table:table-cell>
              <table:table-cell office:value-type="float" office:value="144.999">
                <text:p>144.999</text:p>
              </table:table-cell>
              <table:table-cell office:value-type="float" office:value="0.141296410583132">
                <text:p>0.141296410583132</text:p>
              </table:table-cell>
              <table:table-cell office:value-type="float" office:value="145.188">
                <text:p>145.188</text:p>
              </table:table-cell>
              <table:table-cell office:value-type="float" office:value="0.163739846141364">
                <text:p>0.1637398461413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.191">
                <text:p>146.191</text:p>
              </table:table-cell>
              <table:table-cell office:value-type="float" office:value="0.324279502619192">
                <text:p>0.324279502619192</text:p>
              </table:table-cell>
              <table:table-cell office:value-type="float" office:value="146.143">
                <text:p>146.143</text:p>
              </table:table-cell>
              <table:table-cell office:value-type="float" office:value="0.201357439947604">
                <text:p>0.201357439947604</text:p>
              </table:table-cell>
              <table:table-cell office:value-type="float" office:value="145.999">
                <text:p>145.999</text:p>
              </table:table-cell>
              <table:table-cell office:value-type="float" office:value="0.142267093958433">
                <text:p>0.142267093958433</text:p>
              </table:table-cell>
              <table:table-cell office:value-type="float" office:value="146.189">
                <text:p>146.189</text:p>
              </table:table-cell>
              <table:table-cell office:value-type="float" office:value="0.164940089556235">
                <text:p>0.1649400895562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.19">
                <text:p>147.19</text:p>
              </table:table-cell>
              <table:table-cell office:value-type="float" office:value="0.326445624071043">
                <text:p>0.326445624071043</text:p>
              </table:table-cell>
              <table:table-cell office:value-type="float" office:value="147.144">
                <text:p>147.144</text:p>
              </table:table-cell>
              <table:table-cell office:value-type="float" office:value="0.202711380264191">
                <text:p>0.202711380264191</text:p>
              </table:table-cell>
              <table:table-cell office:value-type="float" office:value="146.999">
                <text:p>146.999</text:p>
              </table:table-cell>
              <table:table-cell office:value-type="float" office:value="0.143083610372883">
                <text:p>0.143083610372883</text:p>
              </table:table-cell>
              <table:table-cell office:value-type="float" office:value="147.188">
                <text:p>147.188</text:p>
              </table:table-cell>
              <table:table-cell office:value-type="float" office:value="0.166069149250199">
                <text:p>0.1660691492501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.191">
                <text:p>148.191</text:p>
              </table:table-cell>
              <table:table-cell office:value-type="float" office:value="0.328598262337294">
                <text:p>0.328598262337294</text:p>
              </table:table-cell>
              <table:table-cell office:value-type="float" office:value="148.144">
                <text:p>148.144</text:p>
              </table:table-cell>
              <table:table-cell office:value-type="float" office:value="0.204168191835927">
                <text:p>0.204168191835927</text:p>
              </table:table-cell>
              <table:table-cell office:value-type="float" office:value="147.999">
                <text:p>147.999</text:p>
              </table:table-cell>
              <table:table-cell office:value-type="float" office:value="0.144076731025553">
                <text:p>0.144076731025553</text:p>
              </table:table-cell>
              <table:table-cell office:value-type="float" office:value="148.189">
                <text:p>148.189</text:p>
              </table:table-cell>
              <table:table-cell office:value-type="float" office:value="0.167264114391223">
                <text:p>0.1672641143912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.191">
                <text:p>149.191</text:p>
              </table:table-cell>
              <table:table-cell office:value-type="float" office:value="0.330828445362847">
                <text:p>0.330828445362847</text:p>
              </table:table-cell>
              <table:table-cell office:value-type="float" office:value="149.144">
                <text:p>149.144</text:p>
              </table:table-cell>
              <table:table-cell office:value-type="float" office:value="0.205612673446058">
                <text:p>0.205612673446058</text:p>
              </table:table-cell>
              <table:table-cell office:value-type="float" office:value="148.999">
                <text:p>148.999</text:p>
              </table:table-cell>
              <table:table-cell office:value-type="float" office:value="0.14502939804731">
                <text:p>0.14502939804731</text:p>
              </table:table-cell>
              <table:table-cell office:value-type="float" office:value="149.189">
                <text:p>149.189</text:p>
              </table:table-cell>
              <table:table-cell office:value-type="float" office:value="0.168476686485732">
                <text:p>0.1684766864857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.19">
                <text:p>150.19</text:p>
              </table:table-cell>
              <table:table-cell office:value-type="float" office:value="0.333027080540838">
                <text:p>0.333027080540838</text:p>
              </table:table-cell>
              <table:table-cell office:value-type="float" office:value="150.144">
                <text:p>150.144</text:p>
              </table:table-cell>
              <table:table-cell office:value-type="float" office:value="0.206914493284495">
                <text:p>0.206914493284495</text:p>
              </table:table-cell>
              <table:table-cell office:value-type="float" office:value="149.999">
                <text:p>149.999</text:p>
              </table:table-cell>
              <table:table-cell office:value-type="float" office:value="0.14600371351235">
                <text:p>0.14600371351235</text:p>
              </table:table-cell>
              <table:table-cell office:value-type="float" office:value="150.188">
                <text:p>150.188</text:p>
              </table:table-cell>
              <table:table-cell office:value-type="float" office:value="0.16962594445065">
                <text:p>0.169625944450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.191">
                <text:p>151.191</text:p>
              </table:table-cell>
              <table:table-cell office:value-type="float" office:value="0.335276327168906">
                <text:p>0.335276327168906</text:p>
              </table:table-cell>
              <table:table-cell office:value-type="float" office:value="151.144">
                <text:p>151.144</text:p>
              </table:table-cell>
              <table:table-cell office:value-type="float" office:value="0.208174532121361">
                <text:p>0.208174532121361</text:p>
              </table:table-cell>
              <table:table-cell office:value-type="float" office:value="150.999">
                <text:p>150.999</text:p>
              </table:table-cell>
              <table:table-cell office:value-type="float" office:value="0.147041262499919">
                <text:p>0.147041262499919</text:p>
              </table:table-cell>
              <table:table-cell office:value-type="float" office:value="151.188">
                <text:p>151.188</text:p>
              </table:table-cell>
              <table:table-cell office:value-type="float" office:value="0.170792739543118">
                <text:p>0.1707927395431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.191">
                <text:p>152.191</text:p>
              </table:table-cell>
              <table:table-cell office:value-type="float" office:value="0.337448079673074">
                <text:p>0.337448079673074</text:p>
              </table:table-cell>
              <table:table-cell office:value-type="float" office:value="152.143">
                <text:p>152.143</text:p>
              </table:table-cell>
              <table:table-cell office:value-type="float" office:value="0.20978447641114">
                <text:p>0.20978447641114</text:p>
              </table:table-cell>
              <table:table-cell office:value-type="float" office:value="151.999">
                <text:p>151.999</text:p>
              </table:table-cell>
              <table:table-cell office:value-type="float" office:value="0.147882467029716">
                <text:p>0.147882467029716</text:p>
              </table:table-cell>
              <table:table-cell office:value-type="float" office:value="152.189">
                <text:p>152.189</text:p>
              </table:table-cell>
              <table:table-cell office:value-type="float" office:value="0.171960897636872">
                <text:p>0.1719608976368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.191">
                <text:p>153.191</text:p>
              </table:table-cell>
              <table:table-cell office:value-type="float" office:value="0.339780859952696">
                <text:p>0.339780859952696</text:p>
              </table:table-cell>
              <table:table-cell office:value-type="float" office:value="153.144">
                <text:p>153.144</text:p>
              </table:table-cell>
              <table:table-cell office:value-type="float" office:value="0.211062673165989">
                <text:p>0.211062673165989</text:p>
              </table:table-cell>
              <table:table-cell office:value-type="float" office:value="152.999">
                <text:p>152.999</text:p>
              </table:table-cell>
              <table:table-cell office:value-type="float" office:value="0.14876597409028">
                <text:p>0.14876597409028</text:p>
              </table:table-cell>
              <table:table-cell office:value-type="float" office:value="153.188">
                <text:p>153.188</text:p>
              </table:table-cell>
              <table:table-cell office:value-type="float" office:value="0.17315480155979">
                <text:p>0.173154801559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.191">
                <text:p>154.191</text:p>
              </table:table-cell>
              <table:table-cell office:value-type="float" office:value="0.341870282440067">
                <text:p>0.341870282440067</text:p>
              </table:table-cell>
              <table:table-cell office:value-type="float" office:value="154.144">
                <text:p>154.144</text:p>
              </table:table-cell>
              <table:table-cell office:value-type="float" office:value="0.212502600109424">
                <text:p>0.212502600109424</text:p>
              </table:table-cell>
              <table:table-cell office:value-type="float" office:value="153.999">
                <text:p>153.999</text:p>
              </table:table-cell>
              <table:table-cell office:value-type="float" office:value="0.149795984949637">
                <text:p>0.149795984949637</text:p>
              </table:table-cell>
              <table:table-cell office:value-type="float" office:value="154.188">
                <text:p>154.188</text:p>
              </table:table-cell>
              <table:table-cell office:value-type="float" office:value="0.174358268991873">
                <text:p>0.1743582689918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.19">
                <text:p>155.19</text:p>
              </table:table-cell>
              <table:table-cell office:value-type="float" office:value="0.344111825707336">
                <text:p>0.344111825707336</text:p>
              </table:table-cell>
              <table:table-cell office:value-type="float" office:value="155.144">
                <text:p>155.144</text:p>
              </table:table-cell>
              <table:table-cell office:value-type="float" office:value="0.213740557492463">
                <text:p>0.213740557492463</text:p>
              </table:table-cell>
              <table:table-cell office:value-type="float" office:value="154.999">
                <text:p>154.999</text:p>
              </table:table-cell>
              <table:table-cell office:value-type="float" office:value="0.15069160376751">
                <text:p>0.15069160376751</text:p>
              </table:table-cell>
              <table:table-cell office:value-type="float" office:value="155.189">
                <text:p>155.189</text:p>
              </table:table-cell>
              <table:table-cell office:value-type="float" office:value="0.175449145627484">
                <text:p>0.1754491456274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.191">
                <text:p>156.191</text:p>
              </table:table-cell>
              <table:table-cell office:value-type="float" office:value="0.346312127980855">
                <text:p>0.346312127980855</text:p>
              </table:table-cell>
              <table:table-cell office:value-type="float" office:value="156.144">
                <text:p>156.144</text:p>
              </table:table-cell>
              <table:table-cell office:value-type="float" office:value="0.21506760093278">
                <text:p>0.21506760093278</text:p>
              </table:table-cell>
              <table:table-cell office:value-type="float" office:value="155.999">
                <text:p>155.999</text:p>
              </table:table-cell>
              <table:table-cell office:value-type="float" office:value="0.15165059648178">
                <text:p>0.15165059648178</text:p>
              </table:table-cell>
              <table:table-cell office:value-type="float" office:value="156.189">
                <text:p>156.189</text:p>
              </table:table-cell>
              <table:table-cell office:value-type="float" office:value="0.176671689485691">
                <text:p>0.1766716894856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.191">
                <text:p>157.191</text:p>
              </table:table-cell>
              <table:table-cell office:value-type="float" office:value="0.348498731279575">
                <text:p>0.348498731279575</text:p>
              </table:table-cell>
              <table:table-cell office:value-type="float" office:value="157.144">
                <text:p>157.144</text:p>
              </table:table-cell>
              <table:table-cell office:value-type="float" office:value="0.216396407757737">
                <text:p>0.216396407757737</text:p>
              </table:table-cell>
              <table:table-cell office:value-type="float" office:value="156.999">
                <text:p>156.999</text:p>
              </table:table-cell>
              <table:table-cell office:value-type="float" office:value="0.152620948649654">
                <text:p>0.152620948649654</text:p>
              </table:table-cell>
              <table:table-cell office:value-type="float" office:value="157.188">
                <text:p>157.188</text:p>
              </table:table-cell>
              <table:table-cell office:value-type="float" office:value="0.177846739397308">
                <text:p>0.1778467393973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.191">
                <text:p>158.191</text:p>
              </table:table-cell>
              <table:table-cell office:value-type="float" office:value="0.350699422088677">
                <text:p>0.350699422088677</text:p>
              </table:table-cell>
              <table:table-cell office:value-type="float" office:value="158.143">
                <text:p>158.143</text:p>
              </table:table-cell>
              <table:table-cell office:value-type="float" office:value="0.217917209396175">
                <text:p>0.217917209396175</text:p>
              </table:table-cell>
              <table:table-cell office:value-type="float" office:value="157.999">
                <text:p>157.999</text:p>
              </table:table-cell>
              <table:table-cell office:value-type="float" office:value="0.153592243315487">
                <text:p>0.153592243315487</text:p>
              </table:table-cell>
              <table:table-cell office:value-type="float" office:value="158.189">
                <text:p>158.189</text:p>
              </table:table-cell>
              <table:table-cell office:value-type="float" office:value="0.179055870114382">
                <text:p>0.17905587011438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.191">
                <text:p>159.191</text:p>
              </table:table-cell>
              <table:table-cell office:value-type="float" office:value="0.352886334064658">
                <text:p>0.352886334064658</text:p>
              </table:table-cell>
              <table:table-cell office:value-type="float" office:value="159.144">
                <text:p>159.144</text:p>
              </table:table-cell>
              <table:table-cell office:value-type="float" office:value="0.219293772891527">
                <text:p>0.219293772891527</text:p>
              </table:table-cell>
              <table:table-cell office:value-type="float" office:value="158.999">
                <text:p>158.999</text:p>
              </table:table-cell>
              <table:table-cell office:value-type="float" office:value="0.154512187347415">
                <text:p>0.154512187347415</text:p>
              </table:table-cell>
              <table:table-cell office:value-type="float" office:value="159.188">
                <text:p>159.188</text:p>
              </table:table-cell>
              <table:table-cell office:value-type="float" office:value="0.18024191096324">
                <text:p>0.180241910963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.191">
                <text:p>160.191</text:p>
              </table:table-cell>
              <table:table-cell office:value-type="float" office:value="0.355152734956441">
                <text:p>0.355152734956441</text:p>
              </table:table-cell>
              <table:table-cell office:value-type="float" office:value="160.144">
                <text:p>160.144</text:p>
              </table:table-cell>
              <table:table-cell office:value-type="float" office:value="0.220598863663253">
                <text:p>0.220598863663253</text:p>
              </table:table-cell>
              <table:table-cell office:value-type="float" office:value="159.998">
                <text:p>159.998</text:p>
              </table:table-cell>
              <table:table-cell office:value-type="float" office:value="0.155412041966526">
                <text:p>0.155412041966526</text:p>
              </table:table-cell>
              <table:table-cell office:value-type="float" office:value="160.188">
                <text:p>160.188</text:p>
              </table:table-cell>
              <table:table-cell office:value-type="float" office:value="0.181445748647884">
                <text:p>0.1814457486478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.191">
                <text:p>161.191</text:p>
              </table:table-cell>
              <table:table-cell office:value-type="float" office:value="0.35733070283006">
                <text:p>0.35733070283006</text:p>
              </table:table-cell>
              <table:table-cell office:value-type="float" office:value="161.144">
                <text:p>161.144</text:p>
              </table:table-cell>
              <table:table-cell office:value-type="float" office:value="0.221964432458573">
                <text:p>0.221964432458573</text:p>
              </table:table-cell>
              <table:table-cell office:value-type="float" office:value="160.998">
                <text:p>160.998</text:p>
              </table:table-cell>
              <table:table-cell office:value-type="float" office:value="0.156396531106693">
                <text:p>0.156396531106693</text:p>
              </table:table-cell>
              <table:table-cell office:value-type="float" office:value="161.189">
                <text:p>161.189</text:p>
              </table:table-cell>
              <table:table-cell office:value-type="float" office:value="0.182651037304609">
                <text:p>0.1826510373046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.191">
                <text:p>162.191</text:p>
              </table:table-cell>
              <table:table-cell office:value-type="float" office:value="0.359522802783252">
                <text:p>0.359522802783252</text:p>
              </table:table-cell>
              <table:table-cell office:value-type="float" office:value="162.144">
                <text:p>162.144</text:p>
              </table:table-cell>
              <table:table-cell office:value-type="float" office:value="0.223214166133936">
                <text:p>0.223214166133936</text:p>
              </table:table-cell>
              <table:table-cell office:value-type="float" office:value="161.998">
                <text:p>161.998</text:p>
              </table:table-cell>
              <table:table-cell office:value-type="float" office:value="0.157298083725127">
                <text:p>0.157298083725127</text:p>
              </table:table-cell>
              <table:table-cell office:value-type="float" office:value="162.189">
                <text:p>162.189</text:p>
              </table:table-cell>
              <table:table-cell office:value-type="float" office:value="0.183816710818203">
                <text:p>0.1838167108182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.191">
                <text:p>163.191</text:p>
              </table:table-cell>
              <table:table-cell office:value-type="float" office:value="0.361672725453722">
                <text:p>0.361672725453722</text:p>
              </table:table-cell>
              <table:table-cell office:value-type="float" office:value="163.143">
                <text:p>163.143</text:p>
              </table:table-cell>
              <table:table-cell office:value-type="float" office:value="0.224715911090128">
                <text:p>0.224715911090128</text:p>
              </table:table-cell>
              <table:table-cell office:value-type="float" office:value="162.999">
                <text:p>162.999</text:p>
              </table:table-cell>
              <table:table-cell office:value-type="float" office:value="0.158347423786576">
                <text:p>0.158347423786576</text:p>
              </table:table-cell>
              <table:table-cell office:value-type="float" office:value="163.188">
                <text:p>163.188</text:p>
              </table:table-cell>
              <table:table-cell office:value-type="float" office:value="0.184983744712452">
                <text:p>0.1849837447124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.19">
                <text:p>164.19</text:p>
              </table:table-cell>
              <table:table-cell office:value-type="float" office:value="0.363883793923799">
                <text:p>0.363883793923799</text:p>
              </table:table-cell>
              <table:table-cell office:value-type="float" office:value="164.144">
                <text:p>164.144</text:p>
              </table:table-cell>
              <table:table-cell office:value-type="float" office:value="0.226249427566302">
                <text:p>0.226249427566302</text:p>
              </table:table-cell>
              <table:table-cell office:value-type="float" office:value="163.999">
                <text:p>163.999</text:p>
              </table:table-cell>
              <table:table-cell office:value-type="float" office:value="0.159261246201002">
                <text:p>0.159261246201002</text:p>
              </table:table-cell>
              <table:table-cell office:value-type="float" office:value="164.189">
                <text:p>164.189</text:p>
              </table:table-cell>
              <table:table-cell office:value-type="float" office:value="0.186267410247036">
                <text:p>0.1862674102470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.19">
                <text:p>165.19</text:p>
              </table:table-cell>
              <table:table-cell office:value-type="float" office:value="0.366109202204936">
                <text:p>0.366109202204936</text:p>
              </table:table-cell>
              <table:table-cell office:value-type="float" office:value="165.144">
                <text:p>165.144</text:p>
              </table:table-cell>
              <table:table-cell office:value-type="float" office:value="0.227548857771884">
                <text:p>0.227548857771884</text:p>
              </table:table-cell>
              <table:table-cell office:value-type="float" office:value="164.999">
                <text:p>164.999</text:p>
              </table:table-cell>
              <table:table-cell office:value-type="float" office:value="0.160228496447259">
                <text:p>0.160228496447259</text:p>
              </table:table-cell>
              <table:table-cell office:value-type="float" office:value="165.189">
                <text:p>165.189</text:p>
              </table:table-cell>
              <table:table-cell office:value-type="float" office:value="0.187429065860312">
                <text:p>0.1874290658603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.189">
                <text:p>166.189</text:p>
              </table:table-cell>
              <table:table-cell office:value-type="float" office:value="0.368282807937149">
                <text:p>0.368282807937149</text:p>
              </table:table-cell>
              <table:table-cell office:value-type="float" office:value="166.144">
                <text:p>166.144</text:p>
              </table:table-cell>
              <table:table-cell office:value-type="float" office:value="0.228923956870004">
                <text:p>0.228923956870004</text:p>
              </table:table-cell>
              <table:table-cell office:value-type="float" office:value="165.999">
                <text:p>165.999</text:p>
              </table:table-cell>
              <table:table-cell office:value-type="float" office:value="0.161207212092749">
                <text:p>0.161207212092749</text:p>
              </table:table-cell>
              <table:table-cell office:value-type="float" office:value="166.189">
                <text:p>166.189</text:p>
              </table:table-cell>
              <table:table-cell office:value-type="float" office:value="0.18864159214623">
                <text:p>0.188641592146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.19">
                <text:p>167.19</text:p>
              </table:table-cell>
              <table:table-cell office:value-type="float" office:value="0.370527520311144">
                <text:p>0.370527520311144</text:p>
              </table:table-cell>
              <table:table-cell office:value-type="float" office:value="167.143">
                <text:p>167.143</text:p>
              </table:table-cell>
              <table:table-cell office:value-type="float" office:value="0.23034540017018">
                <text:p>0.23034540017018</text:p>
              </table:table-cell>
              <table:table-cell office:value-type="float" office:value="166.999">
                <text:p>166.999</text:p>
              </table:table-cell>
              <table:table-cell office:value-type="float" office:value="0.162144730266578">
                <text:p>0.162144730266578</text:p>
              </table:table-cell>
              <table:table-cell office:value-type="float" office:value="167.189">
                <text:p>167.189</text:p>
              </table:table-cell>
              <table:table-cell office:value-type="float" office:value="0.189839063560334">
                <text:p>0.1898390635603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.189">
                <text:p>168.189</text:p>
              </table:table-cell>
              <table:table-cell office:value-type="float" office:value="0.37267275131894">
                <text:p>0.37267275131894</text:p>
              </table:table-cell>
              <table:table-cell office:value-type="float" office:value="168.144">
                <text:p>168.144</text:p>
              </table:table-cell>
              <table:table-cell office:value-type="float" office:value="0.231590822662768">
                <text:p>0.231590822662768</text:p>
              </table:table-cell>
              <table:table-cell office:value-type="float" office:value="167.999">
                <text:p>167.999</text:p>
              </table:table-cell>
              <table:table-cell office:value-type="float" office:value="0.163051482469062">
                <text:p>0.163051482469062</text:p>
              </table:table-cell>
              <table:table-cell office:value-type="float" office:value="168.188">
                <text:p>168.188</text:p>
              </table:table-cell>
              <table:table-cell office:value-type="float" office:value="0.190971786557075">
                <text:p>0.1909717865570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.19">
                <text:p>169.19</text:p>
              </table:table-cell>
              <table:table-cell office:value-type="float" office:value="0.374889256143327">
                <text:p>0.374889256143327</text:p>
              </table:table-cell>
              <table:table-cell office:value-type="float" office:value="169.144">
                <text:p>169.144</text:p>
              </table:table-cell>
              <table:table-cell office:value-type="float" office:value="0.232956638875921">
                <text:p>0.232956638875921</text:p>
              </table:table-cell>
              <table:table-cell office:value-type="float" office:value="168.999">
                <text:p>168.999</text:p>
              </table:table-cell>
              <table:table-cell office:value-type="float" office:value="0.164001290468197">
                <text:p>0.164001290468197</text:p>
              </table:table-cell>
              <table:table-cell office:value-type="float" office:value="169.189">
                <text:p>169.189</text:p>
              </table:table-cell>
              <table:table-cell office:value-type="float" office:value="0.19217205324312">
                <text:p>0.192172053243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.19">
                <text:p>170.19</text:p>
              </table:table-cell>
              <table:table-cell office:value-type="float" office:value="0.377091595707419">
                <text:p>0.377091595707419</text:p>
              </table:table-cell>
              <table:table-cell office:value-type="float" office:value="170.144">
                <text:p>170.144</text:p>
              </table:table-cell>
              <table:table-cell office:value-type="float" office:value="0.234413584899579">
                <text:p>0.234413584899579</text:p>
              </table:table-cell>
              <table:table-cell office:value-type="float" office:value="169.998">
                <text:p>169.998</text:p>
              </table:table-cell>
              <table:table-cell office:value-type="float" office:value="0.164962569994608">
                <text:p>0.164962569994608</text:p>
              </table:table-cell>
              <table:table-cell office:value-type="float" office:value="170.189">
                <text:p>170.189</text:p>
              </table:table-cell>
              <table:table-cell office:value-type="float" office:value="0.193390347698903">
                <text:p>0.1933903476989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.19">
                <text:p>171.19</text:p>
              </table:table-cell>
              <table:table-cell office:value-type="float" office:value="0.379327493290789">
                <text:p>0.379327493290789</text:p>
              </table:table-cell>
              <table:table-cell office:value-type="float" office:value="171.144">
                <text:p>171.144</text:p>
              </table:table-cell>
              <table:table-cell office:value-type="float" office:value="0.235664087496549">
                <text:p>0.235664087496549</text:p>
              </table:table-cell>
              <table:table-cell office:value-type="float" office:value="170.999">
                <text:p>170.999</text:p>
              </table:table-cell>
              <table:table-cell office:value-type="float" office:value="0.165861303897718">
                <text:p>0.165861303897718</text:p>
              </table:table-cell>
              <table:table-cell office:value-type="float" office:value="171.188">
                <text:p>171.188</text:p>
              </table:table-cell>
              <table:table-cell office:value-type="float" office:value="0.19447729079949">
                <text:p>0.194477290799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.19">
                <text:p>172.19</text:p>
              </table:table-cell>
              <table:table-cell office:value-type="float" office:value="0.381482119626492">
                <text:p>0.381482119626492</text:p>
              </table:table-cell>
              <table:table-cell office:value-type="float" office:value="172.143">
                <text:p>172.143</text:p>
              </table:table-cell>
              <table:table-cell office:value-type="float" office:value="0.237080233283168">
                <text:p>0.237080233283168</text:p>
              </table:table-cell>
              <table:table-cell office:value-type="float" office:value="171.999">
                <text:p>171.999</text:p>
              </table:table-cell>
              <table:table-cell office:value-type="float" office:value="0.166760846250091">
                <text:p>0.166760846250091</text:p>
              </table:table-cell>
              <table:table-cell office:value-type="float" office:value="172.189">
                <text:p>172.189</text:p>
              </table:table-cell>
              <table:table-cell office:value-type="float" office:value="0.195623594097281">
                <text:p>0.1956235940972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.19">
                <text:p>173.19</text:p>
              </table:table-cell>
              <table:table-cell office:value-type="float" office:value="0.383651005612166">
                <text:p>0.383651005612166</text:p>
              </table:table-cell>
              <table:table-cell office:value-type="float" office:value="173.144">
                <text:p>173.144</text:p>
              </table:table-cell>
              <table:table-cell office:value-type="float" office:value="0.238617902748412">
                <text:p>0.238617902748412</text:p>
              </table:table-cell>
              <table:table-cell office:value-type="float" office:value="172.999">
                <text:p>172.999</text:p>
              </table:table-cell>
              <table:table-cell office:value-type="float" office:value="0.167618810808411">
                <text:p>0.167618810808411</text:p>
              </table:table-cell>
              <table:table-cell office:value-type="float" office:value="173.189">
                <text:p>173.189</text:p>
              </table:table-cell>
              <table:table-cell office:value-type="float" office:value="0.19677121291445">
                <text:p>0.196771212914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.19">
                <text:p>174.19</text:p>
              </table:table-cell>
              <table:table-cell office:value-type="float" office:value="0.385786093990693">
                <text:p>0.385786093990693</text:p>
              </table:table-cell>
              <table:table-cell office:value-type="float" office:value="174.144">
                <text:p>174.144</text:p>
              </table:table-cell>
              <table:table-cell office:value-type="float" office:value="0.239858718257843">
                <text:p>0.239858718257843</text:p>
              </table:table-cell>
              <table:table-cell office:value-type="float" office:value="173.999">
                <text:p>173.999</text:p>
              </table:table-cell>
              <table:table-cell office:value-type="float" office:value="0.16859418274626">
                <text:p>0.16859418274626</text:p>
              </table:table-cell>
              <table:table-cell office:value-type="float" office:value="174.189">
                <text:p>174.189</text:p>
              </table:table-cell>
              <table:table-cell office:value-type="float" office:value="0.197928480726284">
                <text:p>0.1979284807262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.19">
                <text:p>175.19</text:p>
              </table:table-cell>
              <table:table-cell office:value-type="float" office:value="0.388070487379107">
                <text:p>0.388070487379107</text:p>
              </table:table-cell>
              <table:table-cell office:value-type="float" office:value="175.144">
                <text:p>175.144</text:p>
              </table:table-cell>
              <table:table-cell office:value-type="float" office:value="0.241310781715154">
                <text:p>0.241310781715154</text:p>
              </table:table-cell>
              <table:table-cell office:value-type="float" office:value="174.999">
                <text:p>174.999</text:p>
              </table:table-cell>
              <table:table-cell office:value-type="float" office:value="0.169474954911375">
                <text:p>0.169474954911375</text:p>
              </table:table-cell>
              <table:table-cell office:value-type="float" office:value="175.189">
                <text:p>175.189</text:p>
              </table:table-cell>
              <table:table-cell office:value-type="float" office:value="0.199103769786764">
                <text:p>0.1991037697867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.19">
                <text:p>176.19</text:p>
              </table:table-cell>
              <table:table-cell office:value-type="float" office:value="0.390060326337153">
                <text:p>0.390060326337153</text:p>
              </table:table-cell>
              <table:table-cell office:value-type="float" office:value="176.144">
                <text:p>176.144</text:p>
              </table:table-cell>
              <table:table-cell office:value-type="float" office:value="0.242659945438423">
                <text:p>0.242659945438423</text:p>
              </table:table-cell>
              <table:table-cell office:value-type="float" office:value="175.998">
                <text:p>175.998</text:p>
              </table:table-cell>
              <table:table-cell office:value-type="float" office:value="0.170356503520016">
                <text:p>0.170356503520016</text:p>
              </table:table-cell>
              <table:table-cell office:value-type="float" office:value="176.189">
                <text:p>176.189</text:p>
              </table:table-cell>
              <table:table-cell office:value-type="float" office:value="0.200330543650942">
                <text:p>0.2003305436509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.19">
                <text:p>177.19</text:p>
              </table:table-cell>
              <table:table-cell office:value-type="float" office:value="0.392402973243066">
                <text:p>0.392402973243066</text:p>
              </table:table-cell>
              <table:table-cell office:value-type="float" office:value="177.144">
                <text:p>177.144</text:p>
              </table:table-cell>
              <table:table-cell office:value-type="float" office:value="0.243950849250233">
                <text:p>0.243950849250233</text:p>
              </table:table-cell>
              <table:table-cell office:value-type="float" office:value="176.998">
                <text:p>176.998</text:p>
              </table:table-cell>
              <table:table-cell office:value-type="float" office:value="0.171387732847284">
                <text:p>0.171387732847284</text:p>
              </table:table-cell>
              <table:table-cell office:value-type="float" office:value="177.189">
                <text:p>177.189</text:p>
              </table:table-cell>
              <table:table-cell office:value-type="float" office:value="0.201491940298133">
                <text:p>0.2014919402981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.189">
                <text:p>178.189</text:p>
              </table:table-cell>
              <table:table-cell office:value-type="float" office:value="0.394585988319002">
                <text:p>0.394585988319002</text:p>
              </table:table-cell>
              <table:table-cell office:value-type="float" office:value="178.144">
                <text:p>178.144</text:p>
              </table:table-cell>
              <table:table-cell office:value-type="float" office:value="0.245318622623552">
                <text:p>0.245318622623552</text:p>
              </table:table-cell>
              <table:table-cell office:value-type="float" office:value="177.999">
                <text:p>177.999</text:p>
              </table:table-cell>
              <table:table-cell office:value-type="float" office:value="0.172377436815051">
                <text:p>0.172377436815051</text:p>
              </table:table-cell>
              <table:table-cell office:value-type="float" office:value="178.189">
                <text:p>178.189</text:p>
              </table:table-cell>
              <table:table-cell office:value-type="float" office:value="0.202579360626285">
                <text:p>0.2025793606262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.189">
                <text:p>179.189</text:p>
              </table:table-cell>
              <table:table-cell office:value-type="float" office:value="0.396744577323823">
                <text:p>0.396744577323823</text:p>
              </table:table-cell>
              <table:table-cell office:value-type="float" office:value="179.144">
                <text:p>179.144</text:p>
              </table:table-cell>
              <table:table-cell office:value-type="float" office:value="0.246778641697582">
                <text:p>0.246778641697582</text:p>
              </table:table-cell>
              <table:table-cell office:value-type="float" office:value="178.999">
                <text:p>178.999</text:p>
              </table:table-cell>
              <table:table-cell office:value-type="float" office:value="0.17317629927745">
                <text:p>0.17317629927745</text:p>
              </table:table-cell>
              <table:table-cell office:value-type="float" office:value="179.189">
                <text:p>179.189</text:p>
              </table:table-cell>
              <table:table-cell office:value-type="float" office:value="0.203718236611913">
                <text:p>0.2037182366119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.19">
                <text:p>180.19</text:p>
              </table:table-cell>
              <table:table-cell office:value-type="float" office:value="0.398868816855859">
                <text:p>0.398868816855859</text:p>
              </table:table-cell>
              <table:table-cell office:value-type="float" office:value="180.144">
                <text:p>180.144</text:p>
              </table:table-cell>
              <table:table-cell office:value-type="float" office:value="0.248120124613978">
                <text:p>0.248120124613978</text:p>
              </table:table-cell>
              <table:table-cell office:value-type="float" office:value="179.999">
                <text:p>179.999</text:p>
              </table:table-cell>
              <table:table-cell office:value-type="float" office:value="0.174135777395002">
                <text:p>0.174135777395002</text:p>
              </table:table-cell>
              <table:table-cell office:value-type="float" office:value="180.189">
                <text:p>180.189</text:p>
              </table:table-cell>
              <table:table-cell office:value-type="float" office:value="0.204891965347073">
                <text:p>0.2048919653470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.19">
                <text:p>181.19</text:p>
              </table:table-cell>
              <table:table-cell office:value-type="float" office:value="0.401124666172615">
                <text:p>0.401124666172615</text:p>
              </table:table-cell>
              <table:table-cell office:value-type="float" office:value="181.143">
                <text:p>181.143</text:p>
              </table:table-cell>
              <table:table-cell office:value-type="float" office:value="0.2493878962227">
                <text:p>0.2493878962227</text:p>
              </table:table-cell>
              <table:table-cell office:value-type="float" office:value="180.999">
                <text:p>180.999</text:p>
              </table:table-cell>
              <table:table-cell office:value-type="float" office:value="0.174989420368006">
                <text:p>0.174989420368006</text:p>
              </table:table-cell>
              <table:table-cell office:value-type="float" office:value="181.188">
                <text:p>181.188</text:p>
              </table:table-cell>
              <table:table-cell office:value-type="float" office:value="0.205999887100128">
                <text:p>0.2059998871001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.19">
                <text:p>182.19</text:p>
              </table:table-cell>
              <table:table-cell office:value-type="float" office:value="0.403287633313741">
                <text:p>0.403287633313741</text:p>
              </table:table-cell>
              <table:table-cell office:value-type="float" office:value="182.144">
                <text:p>182.144</text:p>
              </table:table-cell>
              <table:table-cell office:value-type="float" office:value="0.250732886338033">
                <text:p>0.250732886338033</text:p>
              </table:table-cell>
              <table:table-cell office:value-type="float" office:value="181.999">
                <text:p>181.999</text:p>
              </table:table-cell>
              <table:table-cell office:value-type="float" office:value="0.175929270061249">
                <text:p>0.175929270061249</text:p>
              </table:table-cell>
              <table:table-cell office:value-type="float" office:value="182.188">
                <text:p>182.188</text:p>
              </table:table-cell>
              <table:table-cell office:value-type="float" office:value="0.207167890661297">
                <text:p>0.2071678906612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.189">
                <text:p>183.189</text:p>
              </table:table-cell>
              <table:table-cell office:value-type="float" office:value="0.405416013655337">
                <text:p>0.405416013655337</text:p>
              </table:table-cell>
              <table:table-cell office:value-type="float" office:value="183.144">
                <text:p>183.144</text:p>
              </table:table-cell>
              <table:table-cell office:value-type="float" office:value="0.252170548795569">
                <text:p>0.252170548795569</text:p>
              </table:table-cell>
              <table:table-cell office:value-type="float" office:value="182.999">
                <text:p>182.999</text:p>
              </table:table-cell>
              <table:table-cell office:value-type="float" office:value="0.176848613757408">
                <text:p>0.176848613757408</text:p>
              </table:table-cell>
              <table:table-cell office:value-type="float" office:value="183.188">
                <text:p>183.188</text:p>
              </table:table-cell>
              <table:table-cell office:value-type="float" office:value="0.208253087091588">
                <text:p>0.2082530870915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.19">
                <text:p>184.19</text:p>
              </table:table-cell>
              <table:table-cell office:value-type="float" office:value="0.407598132945366">
                <text:p>0.407598132945366</text:p>
              </table:table-cell>
              <table:table-cell office:value-type="float" office:value="184.144">
                <text:p>184.144</text:p>
              </table:table-cell>
              <table:table-cell office:value-type="float" office:value="0.253488960527947">
                <text:p>0.253488960527947</text:p>
              </table:table-cell>
              <table:table-cell office:value-type="float" office:value="183.999">
                <text:p>183.999</text:p>
              </table:table-cell>
              <table:table-cell office:value-type="float" office:value="0.177790213262017">
                <text:p>0.177790213262017</text:p>
              </table:table-cell>
              <table:table-cell office:value-type="float" office:value="184.188">
                <text:p>184.188</text:p>
              </table:table-cell>
              <table:table-cell office:value-type="float" office:value="0.209465861798921">
                <text:p>0.2094658617989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.19">
                <text:p>185.19</text:p>
              </table:table-cell>
              <table:table-cell office:value-type="float" office:value="0.409794885984893">
                <text:p>0.409794885984893</text:p>
              </table:table-cell>
              <table:table-cell office:value-type="float" office:value="185.143">
                <text:p>185.143</text:p>
              </table:table-cell>
              <table:table-cell office:value-type="float" office:value="0.254809112764775">
                <text:p>0.254809112764775</text:p>
              </table:table-cell>
              <table:table-cell office:value-type="float" office:value="184.999">
                <text:p>184.999</text:p>
              </table:table-cell>
              <table:table-cell office:value-type="float" office:value="0.178711270186328">
                <text:p>0.178711270186328</text:p>
              </table:table-cell>
              <table:table-cell office:value-type="float" office:value="185.188">
                <text:p>185.188</text:p>
              </table:table-cell>
              <table:table-cell office:value-type="float" office:value="0.210621049097217">
                <text:p>0.2106210490972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.189">
                <text:p>186.189</text:p>
              </table:table-cell>
              <table:table-cell office:value-type="float" office:value="0.411996475374553">
                <text:p>0.411996475374553</text:p>
              </table:table-cell>
              <table:table-cell office:value-type="float" office:value="186.143">
                <text:p>186.143</text:p>
              </table:table-cell>
              <table:table-cell office:value-type="float" office:value="0.256070194879438">
                <text:p>0.256070194879438</text:p>
              </table:table-cell>
              <table:table-cell office:value-type="float" office:value="185.999">
                <text:p>185.999</text:p>
              </table:table-cell>
              <table:table-cell office:value-type="float" office:value="0.179643901076841">
                <text:p>0.179643901076841</text:p>
              </table:table-cell>
              <table:table-cell office:value-type="float" office:value="186.189">
                <text:p>186.189</text:p>
              </table:table-cell>
              <table:table-cell office:value-type="float" office:value="0.211693109370327">
                <text:p>0.2116931093703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.19">
                <text:p>187.19</text:p>
              </table:table-cell>
              <table:table-cell office:value-type="float" office:value="0.414212827811003">
                <text:p>0.414212827811003</text:p>
              </table:table-cell>
              <table:table-cell office:value-type="float" office:value="187.144">
                <text:p>187.144</text:p>
              </table:table-cell>
              <table:table-cell office:value-type="float" office:value="0.257454657176204">
                <text:p>0.257454657176204</text:p>
              </table:table-cell>
              <table:table-cell office:value-type="float" office:value="186.999">
                <text:p>186.999</text:p>
              </table:table-cell>
              <table:table-cell office:value-type="float" office:value="0.180631078580691">
                <text:p>0.180631078580691</text:p>
              </table:table-cell>
              <table:table-cell office:value-type="float" office:value="187.189">
                <text:p>187.189</text:p>
              </table:table-cell>
              <table:table-cell office:value-type="float" office:value="0.212910065777701">
                <text:p>0.2129100657777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.19">
                <text:p>188.19</text:p>
              </table:table-cell>
              <table:table-cell office:value-type="float" office:value="0.416374540569991">
                <text:p>0.416374540569991</text:p>
              </table:table-cell>
              <table:table-cell office:value-type="float" office:value="188.144">
                <text:p>188.144</text:p>
              </table:table-cell>
              <table:table-cell office:value-type="float" office:value="0.258871530389814">
                <text:p>0.258871530389814</text:p>
              </table:table-cell>
              <table:table-cell office:value-type="float" office:value="187.999">
                <text:p>187.999</text:p>
              </table:table-cell>
              <table:table-cell office:value-type="float" office:value="0.181544011683145">
                <text:p>0.181544011683145</text:p>
              </table:table-cell>
              <table:table-cell office:value-type="float" office:value="188.189">
                <text:p>188.189</text:p>
              </table:table-cell>
              <table:table-cell office:value-type="float" office:value="0.21406924094716">
                <text:p>0.214069240947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.19">
                <text:p>189.19</text:p>
              </table:table-cell>
              <table:table-cell office:value-type="float" office:value="0.418491195853668">
                <text:p>0.418491195853668</text:p>
              </table:table-cell>
              <table:table-cell office:value-type="float" office:value="189.144">
                <text:p>189.144</text:p>
              </table:table-cell>
              <table:table-cell office:value-type="float" office:value="0.260214078686729">
                <text:p>0.260214078686729</text:p>
              </table:table-cell>
              <table:table-cell office:value-type="float" office:value="188.998">
                <text:p>188.998</text:p>
              </table:table-cell>
              <table:table-cell office:value-type="float" office:value="0.182468534168666">
                <text:p>0.182468534168666</text:p>
              </table:table-cell>
              <table:table-cell office:value-type="float" office:value="189.188">
                <text:p>189.188</text:p>
              </table:table-cell>
              <table:table-cell office:value-type="float" office:value="0.21522976136322">
                <text:p>0.215229761363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.19">
                <text:p>190.19</text:p>
              </table:table-cell>
              <table:table-cell office:value-type="float" office:value="0.420712035805421">
                <text:p>0.420712035805421</text:p>
              </table:table-cell>
              <table:table-cell office:value-type="float" office:value="190.144">
                <text:p>190.144</text:p>
              </table:table-cell>
              <table:table-cell office:value-type="float" office:value="0.261680735431189">
                <text:p>0.261680735431189</text:p>
              </table:table-cell>
              <table:table-cell office:value-type="float" office:value="189.999">
                <text:p>189.999</text:p>
              </table:table-cell>
              <table:table-cell office:value-type="float" office:value="0.183480037413165">
                <text:p>0.183480037413165</text:p>
              </table:table-cell>
              <table:table-cell office:value-type="float" office:value="190.189">
                <text:p>190.189</text:p>
              </table:table-cell>
              <table:table-cell office:value-type="float" office:value="0.216340717111343">
                <text:p>0.2163407171113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.189">
                <text:p>191.189</text:p>
              </table:table-cell>
              <table:table-cell office:value-type="float" office:value="0.422927826711">
                <text:p>0.422927826711</text:p>
              </table:table-cell>
              <table:table-cell office:value-type="float" office:value="191.144">
                <text:p>191.144</text:p>
              </table:table-cell>
              <table:table-cell office:value-type="float" office:value="0.262904594717764">
                <text:p>0.262904594717764</text:p>
              </table:table-cell>
              <table:table-cell office:value-type="float" office:value="190.999">
                <text:p>190.999</text:p>
              </table:table-cell>
              <table:table-cell office:value-type="float" office:value="0.184503341913981">
                <text:p>0.184503341913981</text:p>
              </table:table-cell>
              <table:table-cell office:value-type="float" office:value="191.189">
                <text:p>191.189</text:p>
              </table:table-cell>
              <table:table-cell office:value-type="float" office:value="0.217469898065814">
                <text:p>0.2174698980658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.191">
                <text:p>192.191</text:p>
              </table:table-cell>
              <table:table-cell office:value-type="float" office:value="0.42502837362535">
                <text:p>0.42502837362535</text:p>
              </table:table-cell>
              <table:table-cell office:value-type="float" office:value="192.144">
                <text:p>192.144</text:p>
              </table:table-cell>
              <table:table-cell office:value-type="float" office:value="0.264175933854011">
                <text:p>0.264175933854011</text:p>
              </table:table-cell>
              <table:table-cell office:value-type="float" office:value="191.999">
                <text:p>191.999</text:p>
              </table:table-cell>
              <table:table-cell office:value-type="float" office:value="0.185495330609023">
                <text:p>0.185495330609023</text:p>
              </table:table-cell>
              <table:table-cell office:value-type="float" office:value="192.188">
                <text:p>192.188</text:p>
              </table:table-cell>
              <table:table-cell office:value-type="float" office:value="0.218659888686316">
                <text:p>0.2186598886863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.19">
                <text:p>193.19</text:p>
              </table:table-cell>
              <table:table-cell office:value-type="float" office:value="0.427263795451909">
                <text:p>0.427263795451909</text:p>
              </table:table-cell>
              <table:table-cell office:value-type="float" office:value="193.143">
                <text:p>193.143</text:p>
              </table:table-cell>
              <table:table-cell office:value-type="float" office:value="0.265571671712596">
                <text:p>0.265571671712596</text:p>
              </table:table-cell>
              <table:table-cell office:value-type="float" office:value="192.999">
                <text:p>192.999</text:p>
              </table:table-cell>
              <table:table-cell office:value-type="float" office:value="0.186337136007436">
                <text:p>0.186337136007436</text:p>
              </table:table-cell>
              <table:table-cell office:value-type="float" office:value="193.189">
                <text:p>193.189</text:p>
              </table:table-cell>
              <table:table-cell office:value-type="float" office:value="0.219757635012945">
                <text:p>0.2197576350129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.191">
                <text:p>194.191</text:p>
              </table:table-cell>
              <table:table-cell office:value-type="float" office:value="0.429423764545171">
                <text:p>0.429423764545171</text:p>
              </table:table-cell>
              <table:table-cell office:value-type="float" office:value="194.143">
                <text:p>194.143</text:p>
              </table:table-cell>
              <table:table-cell office:value-type="float" office:value="0.267061584359859">
                <text:p>0.267061584359859</text:p>
              </table:table-cell>
              <table:table-cell office:value-type="float" office:value="193.999">
                <text:p>193.999</text:p>
              </table:table-cell>
              <table:table-cell office:value-type="float" office:value="0.187320138781747">
                <text:p>0.187320138781747</text:p>
              </table:table-cell>
              <table:table-cell office:value-type="float" office:value="194.189">
                <text:p>194.189</text:p>
              </table:table-cell>
              <table:table-cell office:value-type="float" office:value="0.220941828302603">
                <text:p>0.2209418283026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.191">
                <text:p>195.191</text:p>
              </table:table-cell>
              <table:table-cell office:value-type="float" office:value="0.431527936917226">
                <text:p>0.431527936917226</text:p>
              </table:table-cell>
              <table:table-cell office:value-type="float" office:value="195.144">
                <text:p>195.144</text:p>
              </table:table-cell>
              <table:table-cell office:value-type="float" office:value="0.268369005312552">
                <text:p>0.268369005312552</text:p>
              </table:table-cell>
              <table:table-cell office:value-type="float" office:value="194.998">
                <text:p>194.998</text:p>
              </table:table-cell>
              <table:table-cell office:value-type="float" office:value="0.188260837022162">
                <text:p>0.188260837022162</text:p>
              </table:table-cell>
              <table:table-cell office:value-type="float" office:value="195.188">
                <text:p>195.188</text:p>
              </table:table-cell>
              <table:table-cell office:value-type="float" office:value="0.222110356644436">
                <text:p>0.2221103566444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.191">
                <text:p>196.191</text:p>
              </table:table-cell>
              <table:table-cell office:value-type="float" office:value="0.433666845678917">
                <text:p>0.433666845678917</text:p>
              </table:table-cell>
              <table:table-cell office:value-type="float" office:value="196.144">
                <text:p>196.144</text:p>
              </table:table-cell>
              <table:table-cell office:value-type="float" office:value="0.269739786333186">
                <text:p>0.269739786333186</text:p>
              </table:table-cell>
              <table:table-cell office:value-type="float" office:value="195.999">
                <text:p>195.999</text:p>
              </table:table-cell>
              <table:table-cell office:value-type="float" office:value="0.189202421009042">
                <text:p>0.189202421009042</text:p>
              </table:table-cell>
              <table:table-cell office:value-type="float" office:value="196.189">
                <text:p>196.189</text:p>
              </table:table-cell>
              <table:table-cell office:value-type="float" office:value="0.223203355583398">
                <text:p>0.2232033555833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.191">
                <text:p>197.191</text:p>
              </table:table-cell>
              <table:table-cell office:value-type="float" office:value="0.435790096059518">
                <text:p>0.435790096059518</text:p>
              </table:table-cell>
              <table:table-cell office:value-type="float" office:value="197.144">
                <text:p>197.144</text:p>
              </table:table-cell>
              <table:table-cell office:value-type="float" office:value="0.270973554726325">
                <text:p>0.270973554726325</text:p>
              </table:table-cell>
              <table:table-cell office:value-type="float" office:value="196.999">
                <text:p>196.999</text:p>
              </table:table-cell>
              <table:table-cell office:value-type="float" office:value="0.190144892411968">
                <text:p>0.190144892411968</text:p>
              </table:table-cell>
              <table:table-cell office:value-type="float" office:value="197.189">
                <text:p>197.189</text:p>
              </table:table-cell>
              <table:table-cell office:value-type="float" office:value="0.224383084895439">
                <text:p>0.2243830848954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.19">
                <text:p>198.19</text:p>
              </table:table-cell>
              <table:table-cell office:value-type="float" office:value="0.438009155542114">
                <text:p>0.438009155542114</text:p>
              </table:table-cell>
              <table:table-cell office:value-type="float" office:value="198.144">
                <text:p>198.144</text:p>
              </table:table-cell>
              <table:table-cell office:value-type="float" office:value="0.272409726418074">
                <text:p>0.272409726418074</text:p>
              </table:table-cell>
              <table:table-cell office:value-type="float" office:value="197.999">
                <text:p>197.999</text:p>
              </table:table-cell>
              <table:table-cell office:value-type="float" office:value="0.191175043393065">
                <text:p>0.191175043393065</text:p>
              </table:table-cell>
              <table:table-cell office:value-type="float" office:value="198.189">
                <text:p>198.189</text:p>
              </table:table-cell>
              <table:table-cell office:value-type="float" office:value="0.225529952532272">
                <text:p>0.2255299525322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.191">
                <text:p>199.191</text:p>
              </table:table-cell>
              <table:table-cell office:value-type="float" office:value="0.440233150203181">
                <text:p>0.440233150203181</text:p>
              </table:table-cell>
              <table:table-cell office:value-type="float" office:value="199.144">
                <text:p>199.144</text:p>
              </table:table-cell>
              <table:table-cell office:value-type="float" office:value="0.273677741680446">
                <text:p>0.273677741680446</text:p>
              </table:table-cell>
              <table:table-cell office:value-type="float" office:value="198.998">
                <text:p>198.998</text:p>
              </table:table-cell>
              <table:table-cell office:value-type="float" office:value="0.192032504167931">
                <text:p>0.192032504167931</text:p>
              </table:table-cell>
              <table:table-cell office:value-type="float" office:value="199.189">
                <text:p>199.189</text:p>
              </table:table-cell>
              <table:table-cell office:value-type="float" office:value="0.226695284055262">
                <text:p>0.2266952840552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.191">
                <text:p>200.191</text:p>
              </table:table-cell>
              <table:table-cell office:value-type="float" office:value="0.44229908791164">
                <text:p>0.44229908791164</text:p>
              </table:table-cell>
              <table:table-cell office:value-type="float" office:value="200.144">
                <text:p>200.144</text:p>
              </table:table-cell>
              <table:table-cell office:value-type="float" office:value="0.275040329569138">
                <text:p>0.275040329569138</text:p>
              </table:table-cell>
              <table:table-cell office:value-type="float" office:value="199.998">
                <text:p>199.998</text:p>
              </table:table-cell>
              <table:table-cell office:value-type="float" office:value="0.192923305078529">
                <text:p>0.192923305078529</text:p>
              </table:table-cell>
              <table:table-cell office:value-type="float" office:value="200.188">
                <text:p>200.188</text:p>
              </table:table-cell>
              <table:table-cell office:value-type="float" office:value="0.227793308579469">
                <text:p>0.2277933085794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.191">
                <text:p>201.191</text:p>
              </table:table-cell>
              <table:table-cell office:value-type="float" office:value="0.444461184763197">
                <text:p>0.444461184763197</text:p>
              </table:table-cell>
              <table:table-cell office:value-type="float" office:value="201.144">
                <text:p>201.144</text:p>
              </table:table-cell>
              <table:table-cell office:value-type="float" office:value="0.2763272013309">
                <text:p>0.2763272013309</text:p>
              </table:table-cell>
              <table:table-cell office:value-type="float" office:value="200.999">
                <text:p>200.999</text:p>
              </table:table-cell>
              <table:table-cell office:value-type="float" office:value="0.19386929150295">
                <text:p>0.19386929150295</text:p>
              </table:table-cell>
              <table:table-cell office:value-type="float" office:value="201.188">
                <text:p>201.188</text:p>
              </table:table-cell>
              <table:table-cell office:value-type="float" office:value="0.228926910548979">
                <text:p>0.2289269105489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.191">
                <text:p>202.191</text:p>
              </table:table-cell>
              <table:table-cell office:value-type="float" office:value="0.446607503119495">
                <text:p>0.446607503119495</text:p>
              </table:table-cell>
              <table:table-cell office:value-type="float" office:value="202.143">
                <text:p>202.143</text:p>
              </table:table-cell>
              <table:table-cell office:value-type="float" office:value="0.277677871049142">
                <text:p>0.277677871049142</text:p>
              </table:table-cell>
              <table:table-cell office:value-type="float" office:value="201.999">
                <text:p>201.999</text:p>
              </table:table-cell>
              <table:table-cell office:value-type="float" office:value="0.194870619434414">
                <text:p>0.194870619434414</text:p>
              </table:table-cell>
              <table:table-cell office:value-type="float" office:value="202.189">
                <text:p>202.189</text:p>
              </table:table-cell>
              <table:table-cell office:value-type="float" office:value="0.230079004219529">
                <text:p>0.2300790042195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.19">
                <text:p>203.19</text:p>
              </table:table-cell>
              <table:table-cell office:value-type="float" office:value="0.448707171528856">
                <text:p>0.448707171528856</text:p>
              </table:table-cell>
              <table:table-cell office:value-type="float" office:value="203.144">
                <text:p>203.144</text:p>
              </table:table-cell>
              <table:table-cell office:value-type="float" office:value="0.279045924119096">
                <text:p>0.279045924119096</text:p>
              </table:table-cell>
              <table:table-cell office:value-type="float" office:value="202.999">
                <text:p>202.999</text:p>
              </table:table-cell>
              <table:table-cell office:value-type="float" office:value="0.195785751865641">
                <text:p>0.195785751865641</text:p>
              </table:table-cell>
              <table:table-cell office:value-type="float" office:value="203.188">
                <text:p>203.188</text:p>
              </table:table-cell>
              <table:table-cell office:value-type="float" office:value="0.231249652082937">
                <text:p>0.2312496520829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.191">
                <text:p>204.191</text:p>
              </table:table-cell>
              <table:table-cell office:value-type="float" office:value="0.450914009513721">
                <text:p>0.450914009513721</text:p>
              </table:table-cell>
              <table:table-cell office:value-type="float" office:value="204.144">
                <text:p>204.144</text:p>
              </table:table-cell>
              <table:table-cell office:value-type="float" office:value="0.280182208281234">
                <text:p>0.280182208281234</text:p>
              </table:table-cell>
              <table:table-cell office:value-type="float" office:value="203.999">
                <text:p>203.999</text:p>
              </table:table-cell>
              <table:table-cell office:value-type="float" office:value="0.196767181123397">
                <text:p>0.196767181123397</text:p>
              </table:table-cell>
              <table:table-cell office:value-type="float" office:value="204.188">
                <text:p>204.188</text:p>
              </table:table-cell>
              <table:table-cell office:value-type="float" office:value="0.232318203177759">
                <text:p>0.23231820317775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.191">
                <text:p>205.191</text:p>
              </table:table-cell>
              <table:table-cell office:value-type="float" office:value="0.452950670095525">
                <text:p>0.452950670095525</text:p>
              </table:table-cell>
              <table:table-cell office:value-type="float" office:value="205.144">
                <text:p>205.144</text:p>
              </table:table-cell>
              <table:table-cell office:value-type="float" office:value="0.281553694064443">
                <text:p>0.281553694064443</text:p>
              </table:table-cell>
              <table:table-cell office:value-type="float" office:value="204.999">
                <text:p>204.999</text:p>
              </table:table-cell>
              <table:table-cell office:value-type="float" office:value="0.197618532968661">
                <text:p>0.197618532968661</text:p>
              </table:table-cell>
              <table:table-cell office:value-type="float" office:value="205.188">
                <text:p>205.188</text:p>
              </table:table-cell>
              <table:table-cell office:value-type="float" office:value="0.233465580941847">
                <text:p>0.2334655809418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.191">
                <text:p>206.191</text:p>
              </table:table-cell>
              <table:table-cell office:value-type="float" office:value="0.455084350574749">
                <text:p>0.455084350574749</text:p>
              </table:table-cell>
              <table:table-cell office:value-type="float" office:value="206.144">
                <text:p>206.144</text:p>
              </table:table-cell>
              <table:table-cell office:value-type="float" office:value="0.282802133677281">
                <text:p>0.282802133677281</text:p>
              </table:table-cell>
              <table:table-cell office:value-type="float" office:value="205.999">
                <text:p>205.999</text:p>
              </table:table-cell>
              <table:table-cell office:value-type="float" office:value="0.198579903432497">
                <text:p>0.198579903432497</text:p>
              </table:table-cell>
              <table:table-cell office:value-type="float" office:value="206.189">
                <text:p>206.189</text:p>
              </table:table-cell>
              <table:table-cell office:value-type="float" office:value="0.234674770931986">
                <text:p>0.2346747709319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.191">
                <text:p>207.191</text:p>
              </table:table-cell>
              <table:table-cell office:value-type="float" office:value="0.457170891084469">
                <text:p>0.457170891084469</text:p>
              </table:table-cell>
              <table:table-cell office:value-type="float" office:value="207.144">
                <text:p>207.144</text:p>
              </table:table-cell>
              <table:table-cell office:value-type="float" office:value="0.284161583231534">
                <text:p>0.284161583231534</text:p>
              </table:table-cell>
              <table:table-cell office:value-type="float" office:value="206.999">
                <text:p>206.999</text:p>
              </table:table-cell>
              <table:table-cell office:value-type="float" office:value="0.199585961737506">
                <text:p>0.199585961737506</text:p>
              </table:table-cell>
              <table:table-cell office:value-type="float" office:value="207.188">
                <text:p>207.188</text:p>
              </table:table-cell>
              <table:table-cell office:value-type="float" office:value="0.2357989009306">
                <text:p>0.23579890093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.191">
                <text:p>208.191</text:p>
              </table:table-cell>
              <table:table-cell office:value-type="float" office:value="0.459365418071775">
                <text:p>0.459365418071775</text:p>
              </table:table-cell>
              <table:table-cell office:value-type="float" office:value="208.144">
                <text:p>208.144</text:p>
              </table:table-cell>
              <table:table-cell office:value-type="float" office:value="0.285554199462297">
                <text:p>0.285554199462297</text:p>
              </table:table-cell>
              <table:table-cell office:value-type="float" office:value="207.999">
                <text:p>207.999</text:p>
              </table:table-cell>
              <table:table-cell office:value-type="float" office:value="0.200406867516264">
                <text:p>0.200406867516264</text:p>
              </table:table-cell>
              <table:table-cell office:value-type="float" office:value="208.189">
                <text:p>208.189</text:p>
              </table:table-cell>
              <table:table-cell office:value-type="float" office:value="0.236932957815578">
                <text:p>0.23693295781557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.191">
                <text:p>209.191</text:p>
              </table:table-cell>
              <table:table-cell office:value-type="float" office:value="0.461523229561148">
                <text:p>0.461523229561148</text:p>
              </table:table-cell>
              <table:table-cell office:value-type="float" office:value="209.144">
                <text:p>209.144</text:p>
              </table:table-cell>
              <table:table-cell office:value-type="float" office:value="0.286760613972783">
                <text:p>0.286760613972783</text:p>
              </table:table-cell>
              <table:table-cell office:value-type="float" office:value="208.999">
                <text:p>208.999</text:p>
              </table:table-cell>
              <table:table-cell office:value-type="float" office:value="0.201283243756832">
                <text:p>0.201283243756832</text:p>
              </table:table-cell>
              <table:table-cell office:value-type="float" office:value="209.188">
                <text:p>209.188</text:p>
              </table:table-cell>
              <table:table-cell office:value-type="float" office:value="0.238129005800074">
                <text:p>0.2381290058000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.191">
                <text:p>210.191</text:p>
              </table:table-cell>
              <table:table-cell office:value-type="float" office:value="0.463696115102437">
                <text:p>0.463696115102437</text:p>
              </table:table-cell>
              <table:table-cell office:value-type="float" office:value="210.144">
                <text:p>210.144</text:p>
              </table:table-cell>
              <table:table-cell office:value-type="float" office:value="0.288203955244045">
                <text:p>0.288203955244045</text:p>
              </table:table-cell>
              <table:table-cell office:value-type="float" office:value="209.999">
                <text:p>209.999</text:p>
              </table:table-cell>
              <table:table-cell office:value-type="float" office:value="0.202292026833422">
                <text:p>0.202292026833422</text:p>
              </table:table-cell>
              <table:table-cell office:value-type="float" office:value="210.188">
                <text:p>210.188</text:p>
              </table:table-cell>
              <table:table-cell office:value-type="float" office:value="0.239248345766744">
                <text:p>0.2392483457667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.191">
                <text:p>211.191</text:p>
              </table:table-cell>
              <table:table-cell office:value-type="float" office:value="0.465852871428034">
                <text:p>0.465852871428034</text:p>
              </table:table-cell>
              <table:table-cell office:value-type="float" office:value="211.144">
                <text:p>211.144</text:p>
              </table:table-cell>
              <table:table-cell office:value-type="float" office:value="0.289445010771686">
                <text:p>0.289445010771686</text:p>
              </table:table-cell>
              <table:table-cell office:value-type="float" office:value="210.999">
                <text:p>210.999</text:p>
              </table:table-cell>
              <table:table-cell office:value-type="float" office:value="0.202950477522795">
                <text:p>0.202950477522795</text:p>
              </table:table-cell>
              <table:table-cell office:value-type="float" office:value="211.189">
                <text:p>211.189</text:p>
              </table:table-cell>
              <table:table-cell office:value-type="float" office:value="0.240316791540531">
                <text:p>0.2403167915405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.191">
                <text:p>212.191</text:p>
              </table:table-cell>
              <table:table-cell office:value-type="float" office:value="0.468066555399441">
                <text:p>0.468066555399441</text:p>
              </table:table-cell>
              <table:table-cell office:value-type="float" office:value="212.144">
                <text:p>212.144</text:p>
              </table:table-cell>
              <table:table-cell office:value-type="float" office:value="0.290750565857283">
                <text:p>0.290750565857283</text:p>
              </table:table-cell>
              <table:table-cell office:value-type="float" office:value="211.999">
                <text:p>211.999</text:p>
              </table:table-cell>
              <table:table-cell office:value-type="float" office:value="0.20397193368076">
                <text:p>0.20397193368076</text:p>
              </table:table-cell>
              <table:table-cell office:value-type="float" office:value="212.189">
                <text:p>212.189</text:p>
              </table:table-cell>
              <table:table-cell office:value-type="float" office:value="0.24159521377656">
                <text:p>0.241595213776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.191">
                <text:p>213.191</text:p>
              </table:table-cell>
              <table:table-cell office:value-type="float" office:value="0.470348012753562">
                <text:p>0.470348012753562</text:p>
              </table:table-cell>
              <table:table-cell office:value-type="float" office:value="213.143">
                <text:p>213.143</text:p>
              </table:table-cell>
              <table:table-cell office:value-type="float" office:value="0.292120871397783">
                <text:p>0.292120871397783</text:p>
              </table:table-cell>
              <table:table-cell office:value-type="float" office:value="212.999">
                <text:p>212.999</text:p>
              </table:table-cell>
              <table:table-cell office:value-type="float" office:value="0.204895436901697">
                <text:p>0.204895436901697</text:p>
              </table:table-cell>
              <table:table-cell office:value-type="float" office:value="213.189">
                <text:p>213.189</text:p>
              </table:table-cell>
              <table:table-cell office:value-type="float" office:value="0.24270973047036">
                <text:p>0.242709730470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.19">
                <text:p>214.19</text:p>
              </table:table-cell>
              <table:table-cell office:value-type="float" office:value="0.472561180425857">
                <text:p>0.472561180425857</text:p>
              </table:table-cell>
              <table:table-cell office:value-type="float" office:value="214.143">
                <text:p>214.143</text:p>
              </table:table-cell>
              <table:table-cell office:value-type="float" office:value="0.293461491595889">
                <text:p>0.293461491595889</text:p>
              </table:table-cell>
              <table:table-cell office:value-type="float" office:value="213.999">
                <text:p>213.999</text:p>
              </table:table-cell>
              <table:table-cell office:value-type="float" office:value="0.205764748604668">
                <text:p>0.205764748604668</text:p>
              </table:table-cell>
              <table:table-cell office:value-type="float" office:value="214.188">
                <text:p>214.188</text:p>
              </table:table-cell>
              <table:table-cell office:value-type="float" office:value="0.243834212477281">
                <text:p>0.2438342124772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.191">
                <text:p>215.191</text:p>
              </table:table-cell>
              <table:table-cell office:value-type="float" office:value="0.474558280040625">
                <text:p>0.474558280040625</text:p>
              </table:table-cell>
              <table:table-cell office:value-type="float" office:value="215.144">
                <text:p>215.144</text:p>
              </table:table-cell>
              <table:table-cell office:value-type="float" office:value="0.294677489218977">
                <text:p>0.294677489218977</text:p>
              </table:table-cell>
              <table:table-cell office:value-type="float" office:value="214.999">
                <text:p>214.999</text:p>
              </table:table-cell>
              <table:table-cell office:value-type="float" office:value="0.206700928728002">
                <text:p>0.206700928728002</text:p>
              </table:table-cell>
              <table:table-cell office:value-type="float" office:value="215.189">
                <text:p>215.189</text:p>
              </table:table-cell>
              <table:table-cell office:value-type="float" office:value="0.245003619529246">
                <text:p>0.2450036195292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.191">
                <text:p>216.191</text:p>
              </table:table-cell>
              <table:table-cell office:value-type="float" office:value="0.476738616802502">
                <text:p>0.476738616802502</text:p>
              </table:table-cell>
              <table:table-cell office:value-type="float" office:value="216.144">
                <text:p>216.144</text:p>
              </table:table-cell>
              <table:table-cell office:value-type="float" office:value="0.296084837706705">
                <text:p>0.296084837706705</text:p>
              </table:table-cell>
              <table:table-cell office:value-type="float" office:value="215.999">
                <text:p>215.999</text:p>
              </table:table-cell>
              <table:table-cell office:value-type="float" office:value="0.207637986105892">
                <text:p>0.207637986105892</text:p>
              </table:table-cell>
              <table:table-cell office:value-type="float" office:value="216.188">
                <text:p>216.188</text:p>
              </table:table-cell>
              <table:table-cell office:value-type="float" office:value="0.24614816928265">
                <text:p>0.246148169282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.191">
                <text:p>217.191</text:p>
              </table:table-cell>
              <table:table-cell office:value-type="float" office:value="0.47893428546318">
                <text:p>0.47893428546318</text:p>
              </table:table-cell>
              <table:table-cell office:value-type="float" office:value="217.144">
                <text:p>217.144</text:p>
              </table:table-cell>
              <table:table-cell office:value-type="float" office:value="0.297383251291279">
                <text:p>0.297383251291279</text:p>
              </table:table-cell>
              <table:table-cell office:value-type="float" office:value="216.999">
                <text:p>216.999</text:p>
              </table:table-cell>
              <table:table-cell office:value-type="float" office:value="0.208575922383956">
                <text:p>0.208575922383956</text:p>
              </table:table-cell>
              <table:table-cell office:value-type="float" office:value="217.188">
                <text:p>217.188</text:p>
              </table:table-cell>
              <table:table-cell office:value-type="float" office:value="0.247329039327371">
                <text:p>0.2473290393273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.191">
                <text:p>218.191</text:p>
              </table:table-cell>
              <table:table-cell office:value-type="float" office:value="0.481124194774796">
                <text:p>0.481124194774796</text:p>
              </table:table-cell>
              <table:table-cell office:value-type="float" office:value="218.144">
                <text:p>218.144</text:p>
              </table:table-cell>
              <table:table-cell office:value-type="float" office:value="0.298715083867526">
                <text:p>0.298715083867526</text:p>
              </table:table-cell>
              <table:table-cell office:value-type="float" office:value="217.999">
                <text:p>217.999</text:p>
              </table:table-cell>
              <table:table-cell office:value-type="float" office:value="0.209404244416639">
                <text:p>0.209404244416639</text:p>
              </table:table-cell>
              <table:table-cell office:value-type="float" office:value="218.188">
                <text:p>218.188</text:p>
              </table:table-cell>
              <table:table-cell office:value-type="float" office:value="0.248414920354968">
                <text:p>0.2484149203549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.19">
                <text:p>219.19</text:p>
              </table:table-cell>
              <table:table-cell office:value-type="float" office:value="0.483403826991901">
                <text:p>0.483403826991901</text:p>
              </table:table-cell>
              <table:table-cell office:value-type="float" office:value="219.144">
                <text:p>219.144</text:p>
              </table:table-cell>
              <table:table-cell office:value-type="float" office:value="0.300159906969295">
                <text:p>0.300159906969295</text:p>
              </table:table-cell>
              <table:table-cell office:value-type="float" office:value="218.999">
                <text:p>218.999</text:p>
              </table:table-cell>
              <table:table-cell office:value-type="float" office:value="0.210432317533538">
                <text:p>0.210432317533538</text:p>
              </table:table-cell>
              <table:table-cell office:value-type="float" office:value="219.189">
                <text:p>219.189</text:p>
              </table:table-cell>
              <table:table-cell office:value-type="float" office:value="0.249598471760624">
                <text:p>0.2495984717606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.191">
                <text:p>220.191</text:p>
              </table:table-cell>
              <table:table-cell office:value-type="float" office:value="0.485561004158989">
                <text:p>0.485561004158989</text:p>
              </table:table-cell>
              <table:table-cell office:value-type="float" office:value="220.144">
                <text:p>220.144</text:p>
              </table:table-cell>
              <table:table-cell office:value-type="float" office:value="0.301447716678657">
                <text:p>0.301447716678657</text:p>
              </table:table-cell>
              <table:table-cell office:value-type="float" office:value="219.999">
                <text:p>219.999</text:p>
              </table:table-cell>
              <table:table-cell office:value-type="float" office:value="0.211295388126531">
                <text:p>0.211295388126531</text:p>
              </table:table-cell>
              <table:table-cell office:value-type="float" office:value="220.188">
                <text:p>220.188</text:p>
              </table:table-cell>
              <table:table-cell office:value-type="float" office:value="0.250678039511797">
                <text:p>0.2506780395117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.191">
                <text:p>221.191</text:p>
              </table:table-cell>
              <table:table-cell office:value-type="float" office:value="0.487754828255058">
                <text:p>0.487754828255058</text:p>
              </table:table-cell>
              <table:table-cell office:value-type="float" office:value="221.144">
                <text:p>221.144</text:p>
              </table:table-cell>
              <table:table-cell office:value-type="float" office:value="0.302466419512476">
                <text:p>0.302466419512476</text:p>
              </table:table-cell>
              <table:table-cell office:value-type="float" office:value="220.998">
                <text:p>220.998</text:p>
              </table:table-cell>
              <table:table-cell office:value-type="float" office:value="0.212203522637141">
                <text:p>0.212203522637141</text:p>
              </table:table-cell>
              <table:table-cell office:value-type="float" office:value="221.189">
                <text:p>221.189</text:p>
              </table:table-cell>
              <table:table-cell office:value-type="float" office:value="0.251811522633105">
                <text:p>0.2518115226331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.191">
                <text:p>222.191</text:p>
              </table:table-cell>
              <table:table-cell office:value-type="float" office:value="0.489910737560048">
                <text:p>0.489910737560048</text:p>
              </table:table-cell>
              <table:table-cell office:value-type="float" office:value="222.143">
                <text:p>222.143</text:p>
              </table:table-cell>
              <table:table-cell office:value-type="float" office:value="0.30394857416692">
                <text:p>0.30394857416692</text:p>
              </table:table-cell>
              <table:table-cell office:value-type="float" office:value="221.999">
                <text:p>221.999</text:p>
              </table:table-cell>
              <table:table-cell office:value-type="float" office:value="0.213101392750169">
                <text:p>0.213101392750169</text:p>
              </table:table-cell>
              <table:table-cell office:value-type="float" office:value="222.189">
                <text:p>222.189</text:p>
              </table:table-cell>
              <table:table-cell office:value-type="float" office:value="0.252981499235083">
                <text:p>0.2529814992350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.191">
                <text:p>223.191</text:p>
              </table:table-cell>
              <table:table-cell office:value-type="float" office:value="0.49207130485398">
                <text:p>0.49207130485398</text:p>
              </table:table-cell>
              <table:table-cell office:value-type="float" office:value="223.143">
                <text:p>223.143</text:p>
              </table:table-cell>
              <table:table-cell office:value-type="float" office:value="0.305448901647371">
                <text:p>0.305448901647371</text:p>
              </table:table-cell>
              <table:table-cell office:value-type="float" office:value="222.999">
                <text:p>222.999</text:p>
              </table:table-cell>
              <table:table-cell office:value-type="float" office:value="0.214033369606967">
                <text:p>0.214033369606967</text:p>
              </table:table-cell>
              <table:table-cell office:value-type="float" office:value="223.189">
                <text:p>223.189</text:p>
              </table:table-cell>
              <table:table-cell office:value-type="float" office:value="0.254108785852563">
                <text:p>0.2541087858525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.19">
                <text:p>224.19</text:p>
              </table:table-cell>
              <table:table-cell office:value-type="float" office:value="0.494086332492132">
                <text:p>0.494086332492132</text:p>
              </table:table-cell>
              <table:table-cell office:value-type="float" office:value="224.144">
                <text:p>224.144</text:p>
              </table:table-cell>
              <table:table-cell office:value-type="float" office:value="0.306439712755196">
                <text:p>0.306439712755196</text:p>
              </table:table-cell>
              <table:table-cell office:value-type="float" office:value="223.999">
                <text:p>223.999</text:p>
              </table:table-cell>
              <table:table-cell office:value-type="float" office:value="0.214910664928616">
                <text:p>0.214910664928616</text:p>
              </table:table-cell>
              <table:table-cell office:value-type="float" office:value="224.189">
                <text:p>224.189</text:p>
              </table:table-cell>
              <table:table-cell office:value-type="float" office:value="0.255290277137635">
                <text:p>0.2552902771376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.191">
                <text:p>225.191</text:p>
              </table:table-cell>
              <table:table-cell office:value-type="float" office:value="0.496298960406068">
                <text:p>0.496298960406068</text:p>
              </table:table-cell>
              <table:table-cell office:value-type="float" office:value="225.144">
                <text:p>225.144</text:p>
              </table:table-cell>
              <table:table-cell office:value-type="float" office:value="0.307751649970392">
                <text:p>0.307751649970392</text:p>
              </table:table-cell>
              <table:table-cell office:value-type="float" office:value="224.999">
                <text:p>224.999</text:p>
              </table:table-cell>
              <table:table-cell office:value-type="float" office:value="0.215810970092824">
                <text:p>0.215810970092824</text:p>
              </table:table-cell>
              <table:table-cell office:value-type="float" office:value="225.189">
                <text:p>225.189</text:p>
              </table:table-cell>
              <table:table-cell office:value-type="float" office:value="0.256446668091289">
                <text:p>0.2564466680912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.191">
                <text:p>226.191</text:p>
              </table:table-cell>
              <table:table-cell office:value-type="float" office:value="0.498365632831481">
                <text:p>0.498365632831481</text:p>
              </table:table-cell>
              <table:table-cell office:value-type="float" office:value="226.144">
                <text:p>226.144</text:p>
              </table:table-cell>
              <table:table-cell office:value-type="float" office:value="0.309225631267764">
                <text:p>0.309225631267764</text:p>
              </table:table-cell>
              <table:table-cell office:value-type="float" office:value="225.998">
                <text:p>225.998</text:p>
              </table:table-cell>
              <table:table-cell office:value-type="float" office:value="0.216723216507102">
                <text:p>0.216723216507102</text:p>
              </table:table-cell>
              <table:table-cell office:value-type="float" office:value="226.188">
                <text:p>226.188</text:p>
              </table:table-cell>
              <table:table-cell office:value-type="float" office:value="0.257604397833292">
                <text:p>0.2576043978332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.191">
                <text:p>227.191</text:p>
              </table:table-cell>
              <table:table-cell office:value-type="float" office:value="0.500630957094222">
                <text:p>0.500630957094222</text:p>
              </table:table-cell>
              <table:table-cell office:value-type="float" office:value="227.143">
                <text:p>227.143</text:p>
              </table:table-cell>
              <table:table-cell office:value-type="float" office:value="0.310557285523286">
                <text:p>0.310557285523286</text:p>
              </table:table-cell>
              <table:table-cell office:value-type="float" office:value="226.999">
                <text:p>226.999</text:p>
              </table:table-cell>
              <table:table-cell office:value-type="float" office:value="0.21764743613628">
                <text:p>0.21764743613628</text:p>
              </table:table-cell>
              <table:table-cell office:value-type="float" office:value="227.188">
                <text:p>227.188</text:p>
              </table:table-cell>
              <table:table-cell office:value-type="float" office:value="0.258736910805704">
                <text:p>0.2587369108057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.191">
                <text:p>228.191</text:p>
              </table:table-cell>
              <table:table-cell office:value-type="float" office:value="0.502684967459405">
                <text:p>0.502684967459405</text:p>
              </table:table-cell>
              <table:table-cell office:value-type="float" office:value="228.143">
                <text:p>228.143</text:p>
              </table:table-cell>
              <table:table-cell office:value-type="float" office:value="0.311762114623481">
                <text:p>0.311762114623481</text:p>
              </table:table-cell>
              <table:table-cell office:value-type="float" office:value="227.999">
                <text:p>227.999</text:p>
              </table:table-cell>
              <table:table-cell office:value-type="float" office:value="0.218550209718466">
                <text:p>0.218550209718466</text:p>
              </table:table-cell>
              <table:table-cell office:value-type="float" office:value="228.189">
                <text:p>228.189</text:p>
              </table:table-cell>
              <table:table-cell office:value-type="float" office:value="0.259941612831978">
                <text:p>0.2599416128319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.191">
                <text:p>229.191</text:p>
              </table:table-cell>
              <table:table-cell office:value-type="float" office:value="0.50478658235925">
                <text:p>0.50478658235925</text:p>
              </table:table-cell>
              <table:table-cell office:value-type="float" office:value="229.143">
                <text:p>229.143</text:p>
              </table:table-cell>
              <table:table-cell office:value-type="float" office:value="0.313403015234583">
                <text:p>0.313403015234583</text:p>
              </table:table-cell>
              <table:table-cell office:value-type="float" office:value="228.998">
                <text:p>228.998</text:p>
              </table:table-cell>
              <table:table-cell office:value-type="float" office:value="0.219453799037273">
                <text:p>0.219453799037273</text:p>
              </table:table-cell>
              <table:table-cell office:value-type="float" office:value="229.189">
                <text:p>229.189</text:p>
              </table:table-cell>
              <table:table-cell office:value-type="float" office:value="0.261076777330999">
                <text:p>0.2610767773309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.191">
                <text:p>230.191</text:p>
              </table:table-cell>
              <table:table-cell office:value-type="float" office:value="0.506990434019071">
                <text:p>0.506990434019071</text:p>
              </table:table-cell>
              <table:table-cell office:value-type="float" office:value="230.143">
                <text:p>230.143</text:p>
              </table:table-cell>
              <table:table-cell office:value-type="float" office:value="0.314756369826659">
                <text:p>0.314756369826659</text:p>
              </table:table-cell>
              <table:table-cell office:value-type="float" office:value="229.998">
                <text:p>229.998</text:p>
              </table:table-cell>
              <table:table-cell office:value-type="float" office:value="0.220414059944702">
                <text:p>0.220414059944702</text:p>
              </table:table-cell>
              <table:table-cell office:value-type="float" office:value="230.188">
                <text:p>230.188</text:p>
              </table:table-cell>
              <table:table-cell office:value-type="float" office:value="0.262239883042808">
                <text:p>0.2622398830428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.191">
                <text:p>231.191</text:p>
              </table:table-cell>
              <table:table-cell office:value-type="float" office:value="0.509133801012521">
                <text:p>0.509133801012521</text:p>
              </table:table-cell>
              <table:table-cell office:value-type="float" office:value="231.143">
                <text:p>231.143</text:p>
              </table:table-cell>
              <table:table-cell office:value-type="float" office:value="0.316208427970503">
                <text:p>0.316208427970503</text:p>
              </table:table-cell>
              <table:table-cell office:value-type="float" office:value="230.999">
                <text:p>230.999</text:p>
              </table:table-cell>
              <table:table-cell office:value-type="float" office:value="0.221341698612164">
                <text:p>0.221341698612164</text:p>
              </table:table-cell>
              <table:table-cell office:value-type="float" office:value="231.188">
                <text:p>231.188</text:p>
              </table:table-cell>
              <table:table-cell office:value-type="float" office:value="0.263484394021788">
                <text:p>0.2634843940217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.19">
                <text:p>232.19</text:p>
              </table:table-cell>
              <table:table-cell office:value-type="float" office:value="0.511139885352063">
                <text:p>0.511139885352063</text:p>
              </table:table-cell>
              <table:table-cell office:value-type="float" office:value="232.144">
                <text:p>232.144</text:p>
              </table:table-cell>
              <table:table-cell office:value-type="float" office:value="0.317452420214614">
                <text:p>0.317452420214614</text:p>
              </table:table-cell>
              <table:table-cell office:value-type="float" office:value="231.999">
                <text:p>231.999</text:p>
              </table:table-cell>
              <table:table-cell office:value-type="float" office:value="0.222259006713">
                <text:p>0.222259006713</text:p>
              </table:table-cell>
              <table:table-cell office:value-type="float" office:value="232.189">
                <text:p>232.189</text:p>
              </table:table-cell>
              <table:table-cell office:value-type="float" office:value="0.264650305055129">
                <text:p>0.2646503050551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.191">
                <text:p>233.191</text:p>
              </table:table-cell>
              <table:table-cell office:value-type="float" office:value="0.513314048637005">
                <text:p>0.513314048637005</text:p>
              </table:table-cell>
              <table:table-cell office:value-type="float" office:value="233.144">
                <text:p>233.144</text:p>
              </table:table-cell>
              <table:table-cell office:value-type="float" office:value="0.318811269931121">
                <text:p>0.318811269931121</text:p>
              </table:table-cell>
              <table:table-cell office:value-type="float" office:value="232.999">
                <text:p>232.999</text:p>
              </table:table-cell>
              <table:table-cell office:value-type="float" office:value="0.223087544279712">
                <text:p>0.223087544279712</text:p>
              </table:table-cell>
              <table:table-cell office:value-type="float" office:value="233.189">
                <text:p>233.189</text:p>
              </table:table-cell>
              <table:table-cell office:value-type="float" office:value="0.2657462541631">
                <text:p>0.26574625416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.191">
                <text:p>234.191</text:p>
              </table:table-cell>
              <table:table-cell office:value-type="float" office:value="0.515427184253374">
                <text:p>0.515427184253374</text:p>
              </table:table-cell>
              <table:table-cell office:value-type="float" office:value="234.144">
                <text:p>234.144</text:p>
              </table:table-cell>
              <table:table-cell office:value-type="float" office:value="0.320188178584248">
                <text:p>0.320188178584248</text:p>
              </table:table-cell>
              <table:table-cell office:value-type="float" office:value="233.998">
                <text:p>233.998</text:p>
              </table:table-cell>
              <table:table-cell office:value-type="float" office:value="0.223972822387676">
                <text:p>0.223972822387676</text:p>
              </table:table-cell>
              <table:table-cell office:value-type="float" office:value="234.188">
                <text:p>234.188</text:p>
              </table:table-cell>
              <table:table-cell office:value-type="float" office:value="0.266905881428324">
                <text:p>0.2669058814283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.19">
                <text:p>235.19</text:p>
              </table:table-cell>
              <table:table-cell office:value-type="float" office:value="0.517412998952573">
                <text:p>0.517412998952573</text:p>
              </table:table-cell>
              <table:table-cell office:value-type="float" office:value="235.144">
                <text:p>235.144</text:p>
              </table:table-cell>
              <table:table-cell office:value-type="float" office:value="0.321550753412243">
                <text:p>0.321550753412243</text:p>
              </table:table-cell>
              <table:table-cell office:value-type="float" office:value="234.999">
                <text:p>234.999</text:p>
              </table:table-cell>
              <table:table-cell office:value-type="float" office:value="0.224881327062788">
                <text:p>0.224881327062788</text:p>
              </table:table-cell>
              <table:table-cell office:value-type="float" office:value="235.189">
                <text:p>235.189</text:p>
              </table:table-cell>
              <table:table-cell office:value-type="float" office:value="0.268102598636867">
                <text:p>0.2681025986368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.191">
                <text:p>236.191</text:p>
              </table:table-cell>
              <table:table-cell office:value-type="float" office:value="0.519600858856812">
                <text:p>0.519600858856812</text:p>
              </table:table-cell>
              <table:table-cell office:value-type="float" office:value="236.143">
                <text:p>236.143</text:p>
              </table:table-cell>
              <table:table-cell office:value-type="float" office:value="0.322915187383911">
                <text:p>0.322915187383911</text:p>
              </table:table-cell>
              <table:table-cell office:value-type="float" office:value="235.999">
                <text:p>235.999</text:p>
              </table:table-cell>
              <table:table-cell office:value-type="float" office:value="0.225824352672949">
                <text:p>0.225824352672949</text:p>
              </table:table-cell>
              <table:table-cell office:value-type="float" office:value="236.189">
                <text:p>236.189</text:p>
              </table:table-cell>
              <table:table-cell office:value-type="float" office:value="0.269220231874485">
                <text:p>0.2692202318744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.191">
                <text:p>237.191</text:p>
              </table:table-cell>
              <table:table-cell office:value-type="float" office:value="0.521705276153663">
                <text:p>0.521705276153663</text:p>
              </table:table-cell>
              <table:table-cell office:value-type="float" office:value="237.143">
                <text:p>237.143</text:p>
              </table:table-cell>
              <table:table-cell office:value-type="float" office:value="0.324395428071262">
                <text:p>0.324395428071262</text:p>
              </table:table-cell>
              <table:table-cell office:value-type="float" office:value="236.999">
                <text:p>236.999</text:p>
              </table:table-cell>
              <table:table-cell office:value-type="float" office:value="0.22666709196245">
                <text:p>0.22666709196245</text:p>
              </table:table-cell>
              <table:table-cell office:value-type="float" office:value="237.189">
                <text:p>237.189</text:p>
              </table:table-cell>
              <table:table-cell office:value-type="float" office:value="0.270437637340249">
                <text:p>0.2704376373402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.191">
                <text:p>238.191</text:p>
              </table:table-cell>
              <table:table-cell office:value-type="float" office:value="0.523891503795776">
                <text:p>0.523891503795776</text:p>
              </table:table-cell>
              <table:table-cell office:value-type="float" office:value="238.143">
                <text:p>238.143</text:p>
              </table:table-cell>
              <table:table-cell office:value-type="float" office:value="0.325551864746794">
                <text:p>0.325551864746794</text:p>
              </table:table-cell>
              <table:table-cell office:value-type="float" office:value="237.999">
                <text:p>237.999</text:p>
              </table:table-cell>
              <table:table-cell office:value-type="float" office:value="0.227600552074205">
                <text:p>0.227600552074205</text:p>
              </table:table-cell>
              <table:table-cell office:value-type="float" office:value="238.189">
                <text:p>238.189</text:p>
              </table:table-cell>
              <table:table-cell office:value-type="float" office:value="0.271629623392647">
                <text:p>0.2716296233926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.191">
                <text:p>239.191</text:p>
              </table:table-cell>
              <table:table-cell office:value-type="float" office:value="0.526071443687158">
                <text:p>0.526071443687158</text:p>
              </table:table-cell>
              <table:table-cell office:value-type="float" office:value="239.144">
                <text:p>239.144</text:p>
              </table:table-cell>
              <table:table-cell office:value-type="float" office:value="0.327068659870709">
                <text:p>0.327068659870709</text:p>
              </table:table-cell>
              <table:table-cell office:value-type="float" office:value="238.999">
                <text:p>238.999</text:p>
              </table:table-cell>
              <table:table-cell office:value-type="float" office:value="0.228501098091051">
                <text:p>0.228501098091051</text:p>
              </table:table-cell>
              <table:table-cell office:value-type="float" office:value="239.188">
                <text:p>239.188</text:p>
              </table:table-cell>
              <table:table-cell office:value-type="float" office:value="0.27281405365871">
                <text:p>0.272814053658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.191">
                <text:p>240.191</text:p>
              </table:table-cell>
              <table:table-cell office:value-type="float" office:value="0.528267248144813">
                <text:p>0.528267248144813</text:p>
              </table:table-cell>
              <table:table-cell office:value-type="float" office:value="240.144">
                <text:p>240.144</text:p>
              </table:table-cell>
              <table:table-cell office:value-type="float" office:value="0.328309901925253">
                <text:p>0.328309901925253</text:p>
              </table:table-cell>
              <table:table-cell office:value-type="float" office:value="239.998">
                <text:p>239.998</text:p>
              </table:table-cell>
              <table:table-cell office:value-type="float" office:value="0.229402455822067">
                <text:p>0.229402455822067</text:p>
              </table:table-cell>
              <table:table-cell office:value-type="float" office:value="240.188">
                <text:p>240.188</text:p>
              </table:table-cell>
              <table:table-cell office:value-type="float" office:value="0.274008877429615">
                <text:p>0.2740088774296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.19">
                <text:p>241.19</text:p>
              </table:table-cell>
              <table:table-cell office:value-type="float" office:value="0.530445631890381">
                <text:p>0.530445631890381</text:p>
              </table:table-cell>
              <table:table-cell office:value-type="float" office:value="241.144">
                <text:p>241.144</text:p>
              </table:table-cell>
              <table:table-cell office:value-type="float" office:value="0.329732691322635">
                <text:p>0.329732691322635</text:p>
              </table:table-cell>
              <table:table-cell office:value-type="float" office:value="240.998">
                <text:p>240.998</text:p>
              </table:table-cell>
              <table:table-cell office:value-type="float" office:value="0.230338473979238">
                <text:p>0.230338473979238</text:p>
              </table:table-cell>
              <table:table-cell office:value-type="float" office:value="241.189">
                <text:p>241.189</text:p>
              </table:table-cell>
              <table:table-cell office:value-type="float" office:value="0.275160132694695">
                <text:p>0.2751601326946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.191">
                <text:p>242.191</text:p>
              </table:table-cell>
              <table:table-cell office:value-type="float" office:value="0.532662223814622">
                <text:p>0.532662223814622</text:p>
              </table:table-cell>
              <table:table-cell office:value-type="float" office:value="242.144">
                <text:p>242.144</text:p>
              </table:table-cell>
              <table:table-cell office:value-type="float" office:value="0.331059179517335">
                <text:p>0.331059179517335</text:p>
              </table:table-cell>
              <table:table-cell office:value-type="float" office:value="241.999">
                <text:p>241.999</text:p>
              </table:table-cell>
              <table:table-cell office:value-type="float" office:value="0.231218904769916">
                <text:p>0.231218904769916</text:p>
              </table:table-cell>
              <table:table-cell office:value-type="float" office:value="242.189">
                <text:p>242.189</text:p>
              </table:table-cell>
              <table:table-cell office:value-type="float" office:value="0.276249648688243">
                <text:p>0.2762496486882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.19">
                <text:p>243.19</text:p>
              </table:table-cell>
              <table:table-cell office:value-type="float" office:value="0.53474963924811">
                <text:p>0.53474963924811</text:p>
              </table:table-cell>
              <table:table-cell office:value-type="float" office:value="243.143">
                <text:p>243.143</text:p>
              </table:table-cell>
              <table:table-cell office:value-type="float" office:value="0.332387429620376">
                <text:p>0.332387429620376</text:p>
              </table:table-cell>
              <table:table-cell office:value-type="float" office:value="242.999">
                <text:p>242.999</text:p>
              </table:table-cell>
              <table:table-cell office:value-type="float" office:value="0.232156625499553">
                <text:p>0.232156625499553</text:p>
              </table:table-cell>
              <table:table-cell office:value-type="float" office:value="243.188">
                <text:p>243.188</text:p>
              </table:table-cell>
              <table:table-cell office:value-type="float" office:value="0.277376429684636">
                <text:p>0.2773764296846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.191">
                <text:p>244.191</text:p>
              </table:table-cell>
              <table:table-cell office:value-type="float" office:value="0.536919808120059">
                <text:p>0.536919808120059</text:p>
              </table:table-cell>
              <table:table-cell office:value-type="float" office:value="244.144">
                <text:p>244.144</text:p>
              </table:table-cell>
              <table:table-cell office:value-type="float" office:value="0.333816036479275">
                <text:p>0.333816036479275</text:p>
              </table:table-cell>
              <table:table-cell office:value-type="float" office:value="243.999">
                <text:p>243.999</text:p>
              </table:table-cell>
              <table:table-cell office:value-type="float" office:value="0.233072599124753">
                <text:p>0.233072599124753</text:p>
              </table:table-cell>
              <table:table-cell office:value-type="float" office:value="244.188">
                <text:p>244.188</text:p>
              </table:table-cell>
              <table:table-cell office:value-type="float" office:value="0.278540600434798">
                <text:p>0.2785406004347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.191">
                <text:p>245.191</text:p>
              </table:table-cell>
              <table:table-cell office:value-type="float" office:value="0.539150813277621">
                <text:p>0.539150813277621</text:p>
              </table:table-cell>
              <table:table-cell office:value-type="float" office:value="245.144">
                <text:p>245.144</text:p>
              </table:table-cell>
              <table:table-cell office:value-type="float" office:value="0.335016329297484">
                <text:p>0.335016329297484</text:p>
              </table:table-cell>
              <table:table-cell office:value-type="float" office:value="244.999">
                <text:p>244.999</text:p>
              </table:table-cell>
              <table:table-cell office:value-type="float" office:value="0.234046033500465">
                <text:p>0.234046033500465</text:p>
              </table:table-cell>
              <table:table-cell office:value-type="float" office:value="245.189">
                <text:p>245.189</text:p>
              </table:table-cell>
              <table:table-cell office:value-type="float" office:value="0.279715168464377">
                <text:p>0.2797151684643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.191">
                <text:p>246.191</text:p>
              </table:table-cell>
              <table:table-cell office:value-type="float" office:value="0.541308069007381">
                <text:p>0.541308069007381</text:p>
              </table:table-cell>
              <table:table-cell office:value-type="float" office:value="246.144">
                <text:p>246.144</text:p>
              </table:table-cell>
              <table:table-cell office:value-type="float" office:value="0.336069827337307">
                <text:p>0.336069827337307</text:p>
              </table:table-cell>
              <table:table-cell office:value-type="float" office:value="245.998">
                <text:p>245.998</text:p>
              </table:table-cell>
              <table:table-cell office:value-type="float" office:value="0.234907067247268">
                <text:p>0.234907067247268</text:p>
              </table:table-cell>
              <table:table-cell office:value-type="float" office:value="246.189">
                <text:p>246.189</text:p>
              </table:table-cell>
              <table:table-cell office:value-type="float" office:value="0.280854914044605">
                <text:p>0.2808549140446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.191">
                <text:p>247.191</text:p>
              </table:table-cell>
              <table:table-cell office:value-type="float" office:value="0.543334731563794">
                <text:p>0.543334731563794</text:p>
              </table:table-cell>
              <table:table-cell office:value-type="float" office:value="247.143">
                <text:p>247.143</text:p>
              </table:table-cell>
              <table:table-cell office:value-type="float" office:value="0.337421245708023">
                <text:p>0.337421245708023</text:p>
              </table:table-cell>
              <table:table-cell office:value-type="float" office:value="246.999">
                <text:p>246.999</text:p>
              </table:table-cell>
              <table:table-cell office:value-type="float" office:value="0.235893635261563">
                <text:p>0.235893635261563</text:p>
              </table:table-cell>
              <table:table-cell office:value-type="float" office:value="247.189">
                <text:p>247.189</text:p>
              </table:table-cell>
              <table:table-cell office:value-type="float" office:value="0.281995960127203">
                <text:p>0.2819959601272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.191">
                <text:p>248.191</text:p>
              </table:table-cell>
              <table:table-cell office:value-type="float" office:value="0.545636592121606">
                <text:p>0.545636592121606</text:p>
              </table:table-cell>
              <table:table-cell office:value-type="float" office:value="248.143">
                <text:p>248.143</text:p>
              </table:table-cell>
              <table:table-cell office:value-type="float" office:value="0.338923131599465">
                <text:p>0.338923131599465</text:p>
              </table:table-cell>
              <table:table-cell office:value-type="float" office:value="247.999">
                <text:p>247.999</text:p>
              </table:table-cell>
              <table:table-cell office:value-type="float" office:value="0.236756262013351">
                <text:p>0.236756262013351</text:p>
              </table:table-cell>
              <table:table-cell office:value-type="float" office:value="248.188">
                <text:p>248.188</text:p>
              </table:table-cell>
              <table:table-cell office:value-type="float" office:value="0.283138309683428">
                <text:p>0.2831383096834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.191">
                <text:p>249.191</text:p>
              </table:table-cell>
              <table:table-cell office:value-type="float" office:value="0.547739975271652">
                <text:p>0.547739975271652</text:p>
              </table:table-cell>
              <table:table-cell office:value-type="float" office:value="249.143">
                <text:p>249.143</text:p>
              </table:table-cell>
              <table:table-cell office:value-type="float" office:value="0.340079965309704">
                <text:p>0.340079965309704</text:p>
              </table:table-cell>
              <table:table-cell office:value-type="float" office:value="248.999">
                <text:p>248.999</text:p>
              </table:table-cell>
              <table:table-cell office:value-type="float" office:value="0.237699192096223">
                <text:p>0.237699192096223</text:p>
              </table:table-cell>
              <table:table-cell office:value-type="float" office:value="249.189">
                <text:p>249.189</text:p>
              </table:table-cell>
              <table:table-cell office:value-type="float" office:value="0.284272883908708">
                <text:p>0.2842728839087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.191">
                <text:p>250.191</text:p>
              </table:table-cell>
              <table:table-cell office:value-type="float" office:value="0.5499612413995">
                <text:p>0.5499612413995</text:p>
              </table:table-cell>
              <table:table-cell office:value-type="float" office:value="250.143">
                <text:p>250.143</text:p>
              </table:table-cell>
              <table:table-cell office:value-type="float" office:value="0.341387144223572">
                <text:p>0.341387144223572</text:p>
              </table:table-cell>
              <table:table-cell office:value-type="float" office:value="249.999">
                <text:p>249.999</text:p>
              </table:table-cell>
              <table:table-cell office:value-type="float" office:value="0.238665765781743">
                <text:p>0.238665765781743</text:p>
              </table:table-cell>
              <table:table-cell office:value-type="float" office:value="250.188">
                <text:p>250.188</text:p>
              </table:table-cell>
              <table:table-cell office:value-type="float" office:value="0.28540874685495">
                <text:p>0.2854087468549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.191">
                <text:p>251.191</text:p>
              </table:table-cell>
              <table:table-cell office:value-type="float" office:value="0.55215334050148">
                <text:p>0.55215334050148</text:p>
              </table:table-cell>
              <table:table-cell office:value-type="float" office:value="251.143">
                <text:p>251.143</text:p>
              </table:table-cell>
              <table:table-cell office:value-type="float" office:value="0.3428120943429">
                <text:p>0.3428120943429</text:p>
              </table:table-cell>
              <table:table-cell office:value-type="float" office:value="250.998">
                <text:p>250.998</text:p>
              </table:table-cell>
              <table:table-cell office:value-type="float" office:value="0.239587723812595">
                <text:p>0.239587723812595</text:p>
              </table:table-cell>
              <table:table-cell office:value-type="float" office:value="251.189">
                <text:p>251.189</text:p>
              </table:table-cell>
              <table:table-cell office:value-type="float" office:value="0.286509492471002">
                <text:p>0.2865094924710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.191">
                <text:p>252.191</text:p>
              </table:table-cell>
              <table:table-cell office:value-type="float" office:value="0.554259095680335">
                <text:p>0.554259095680335</text:p>
              </table:table-cell>
              <table:table-cell office:value-type="float" office:value="252.144">
                <text:p>252.144</text:p>
              </table:table-cell>
              <table:table-cell office:value-type="float" office:value="0.343923638757363">
                <text:p>0.343923638757363</text:p>
              </table:table-cell>
              <table:table-cell office:value-type="float" office:value="251.999">
                <text:p>251.999</text:p>
              </table:table-cell>
              <table:table-cell office:value-type="float" office:value="0.240578922731652">
                <text:p>0.240578922731652</text:p>
              </table:table-cell>
              <table:table-cell office:value-type="float" office:value="252.188">
                <text:p>252.188</text:p>
              </table:table-cell>
              <table:table-cell office:value-type="float" office:value="0.287666125250685">
                <text:p>0.2876661252506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.19">
                <text:p>253.19</text:p>
              </table:table-cell>
              <table:table-cell office:value-type="float" office:value="0.556369294422765">
                <text:p>0.556369294422765</text:p>
              </table:table-cell>
              <table:table-cell office:value-type="float" office:value="253.144">
                <text:p>253.144</text:p>
              </table:table-cell>
              <table:table-cell office:value-type="float" office:value="0.345368833736428">
                <text:p>0.345368833736428</text:p>
              </table:table-cell>
              <table:table-cell office:value-type="float" office:value="252.999">
                <text:p>252.999</text:p>
              </table:table-cell>
              <table:table-cell office:value-type="float" office:value="0.241457011064453">
                <text:p>0.241457011064453</text:p>
              </table:table-cell>
              <table:table-cell office:value-type="float" office:value="253.188">
                <text:p>253.188</text:p>
              </table:table-cell>
              <table:table-cell office:value-type="float" office:value="0.28882409737904">
                <text:p>0.288824097379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.191">
                <text:p>254.191</text:p>
              </table:table-cell>
              <table:table-cell office:value-type="float" office:value="0.558541170633717">
                <text:p>0.558541170633717</text:p>
              </table:table-cell>
              <table:table-cell office:value-type="float" office:value="254.144">
                <text:p>254.144</text:p>
              </table:table-cell>
              <table:table-cell office:value-type="float" office:value="0.346449941894319">
                <text:p>0.346449941894319</text:p>
              </table:table-cell>
              <table:table-cell office:value-type="float" office:value="253.998">
                <text:p>253.998</text:p>
              </table:table-cell>
              <table:table-cell office:value-type="float" office:value="0.242290197021539">
                <text:p>0.242290197021539</text:p>
              </table:table-cell>
              <table:table-cell office:value-type="float" office:value="254.188">
                <text:p>254.188</text:p>
              </table:table-cell>
              <table:table-cell office:value-type="float" office:value="0.289956011072814">
                <text:p>0.2899560110728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.191">
                <text:p>255.191</text:p>
              </table:table-cell>
              <table:table-cell office:value-type="float" office:value="0.560568697574446">
                <text:p>0.560568697574446</text:p>
              </table:table-cell>
              <table:table-cell office:value-type="float" office:value="255.143">
                <text:p>255.143</text:p>
              </table:table-cell>
              <table:table-cell office:value-type="float" office:value="0.347948793055915">
                <text:p>0.347948793055915</text:p>
              </table:table-cell>
              <table:table-cell office:value-type="float" office:value="254.998">
                <text:p>254.998</text:p>
              </table:table-cell>
              <table:table-cell office:value-type="float" office:value="0.243295509267057">
                <text:p>0.243295509267057</text:p>
              </table:table-cell>
              <table:table-cell office:value-type="float" office:value="255.188">
                <text:p>255.188</text:p>
              </table:table-cell>
              <table:table-cell office:value-type="float" office:value="0.291116639404538">
                <text:p>0.2911166394045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.191">
                <text:p>256.191</text:p>
              </table:table-cell>
              <table:table-cell office:value-type="float" office:value="0.562692267115838">
                <text:p>0.562692267115838</text:p>
              </table:table-cell>
              <table:table-cell office:value-type="float" office:value="256.143">
                <text:p>256.143</text:p>
              </table:table-cell>
              <table:table-cell office:value-type="float" office:value="0.349249617094455">
                <text:p>0.349249617094455</text:p>
              </table:table-cell>
              <table:table-cell office:value-type="float" office:value="255.999">
                <text:p>255.999</text:p>
              </table:table-cell>
              <table:table-cell office:value-type="float" office:value="0.244175987297696">
                <text:p>0.244175987297696</text:p>
              </table:table-cell>
              <table:table-cell office:value-type="float" office:value="256.188">
                <text:p>256.188</text:p>
              </table:table-cell>
              <table:table-cell office:value-type="float" office:value="0.292241998059789">
                <text:p>0.29224199805978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.191">
                <text:p>257.191</text:p>
              </table:table-cell>
              <table:table-cell office:value-type="float" office:value="0.564924000050223">
                <text:p>0.564924000050223</text:p>
              </table:table-cell>
              <table:table-cell office:value-type="float" office:value="257.144">
                <text:p>257.144</text:p>
              </table:table-cell>
              <table:table-cell office:value-type="float" office:value="0.350485298379161">
                <text:p>0.350485298379161</text:p>
              </table:table-cell>
              <table:table-cell office:value-type="float" office:value="256.999">
                <text:p>256.999</text:p>
              </table:table-cell>
              <table:table-cell office:value-type="float" office:value="0.245148844656263">
                <text:p>0.245148844656263</text:p>
              </table:table-cell>
              <table:table-cell office:value-type="float" office:value="257.188">
                <text:p>257.188</text:p>
              </table:table-cell>
              <table:table-cell office:value-type="float" office:value="0.293377789342869">
                <text:p>0.2933777893428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.191">
                <text:p>258.191</text:p>
              </table:table-cell>
              <table:table-cell office:value-type="float" office:value="0.566999144037419">
                <text:p>0.566999144037419</text:p>
              </table:table-cell>
              <table:table-cell office:value-type="float" office:value="258.143">
                <text:p>258.143</text:p>
              </table:table-cell>
              <table:table-cell office:value-type="float" office:value="0.351705779199417">
                <text:p>0.351705779199417</text:p>
              </table:table-cell>
              <table:table-cell office:value-type="float" office:value="257.999">
                <text:p>257.999</text:p>
              </table:table-cell>
              <table:table-cell office:value-type="float" office:value="0.246053879115073">
                <text:p>0.246053879115073</text:p>
              </table:table-cell>
              <table:table-cell office:value-type="float" office:value="258.188">
                <text:p>258.188</text:p>
              </table:table-cell>
              <table:table-cell office:value-type="float" office:value="0.294441472905631">
                <text:p>0.29444147290563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.191">
                <text:p>259.191</text:p>
              </table:table-cell>
              <table:table-cell office:value-type="float" office:value="0.569124862556422">
                <text:p>0.569124862556422</text:p>
              </table:table-cell>
              <table:table-cell office:value-type="float" office:value="259.144">
                <text:p>259.144</text:p>
              </table:table-cell>
              <table:table-cell office:value-type="float" office:value="0.352994751966289">
                <text:p>0.352994751966289</text:p>
              </table:table-cell>
              <table:table-cell office:value-type="float" office:value="258.999">
                <text:p>258.999</text:p>
              </table:table-cell>
              <table:table-cell office:value-type="float" office:value="0.24705151125506">
                <text:p>0.24705151125506</text:p>
              </table:table-cell>
              <table:table-cell office:value-type="float" office:value="259.188">
                <text:p>259.188</text:p>
              </table:table-cell>
              <table:table-cell office:value-type="float" office:value="0.295543027126275">
                <text:p>0.2955430271262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.191">
                <text:p>260.191</text:p>
              </table:table-cell>
              <table:table-cell office:value-type="float" office:value="0.571116041829974">
                <text:p>0.571116041829974</text:p>
              </table:table-cell>
              <table:table-cell office:value-type="float" office:value="260.144">
                <text:p>260.144</text:p>
              </table:table-cell>
              <table:table-cell office:value-type="float" office:value="0.35448667657396">
                <text:p>0.35448667657396</text:p>
              </table:table-cell>
              <table:table-cell office:value-type="float" office:value="259.999">
                <text:p>259.999</text:p>
              </table:table-cell>
              <table:table-cell office:value-type="float" office:value="0.247969753345221">
                <text:p>0.247969753345221</text:p>
              </table:table-cell>
              <table:table-cell office:value-type="float" office:value="260.188">
                <text:p>260.188</text:p>
              </table:table-cell>
              <table:table-cell office:value-type="float" office:value="0.296756139919908">
                <text:p>0.2967561399199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.191">
                <text:p>261.191</text:p>
              </table:table-cell>
              <table:table-cell office:value-type="float" office:value="0.573296991871379">
                <text:p>0.573296991871379</text:p>
              </table:table-cell>
              <table:table-cell office:value-type="float" office:value="261.143">
                <text:p>261.143</text:p>
              </table:table-cell>
              <table:table-cell office:value-type="float" office:value="0.355527311790984">
                <text:p>0.355527311790984</text:p>
              </table:table-cell>
              <table:table-cell office:value-type="float" office:value="260.999">
                <text:p>260.999</text:p>
              </table:table-cell>
              <table:table-cell office:value-type="float" office:value="0.248785400020154">
                <text:p>0.248785400020154</text:p>
              </table:table-cell>
              <table:table-cell office:value-type="float" office:value="261.189">
                <text:p>261.189</text:p>
              </table:table-cell>
              <table:table-cell office:value-type="float" office:value="0.297887866567727">
                <text:p>0.2978878665677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.191">
                <text:p>262.191</text:p>
              </table:table-cell>
              <table:table-cell office:value-type="float" office:value="0.57540124008872">
                <text:p>0.57540124008872</text:p>
              </table:table-cell>
              <table:table-cell office:value-type="float" office:value="262.143">
                <text:p>262.143</text:p>
              </table:table-cell>
              <table:table-cell office:value-type="float" office:value="0.35688848496254">
                <text:p>0.35688848496254</text:p>
              </table:table-cell>
              <table:table-cell office:value-type="float" office:value="261.998">
                <text:p>261.998</text:p>
              </table:table-cell>
              <table:table-cell office:value-type="float" office:value="0.249889305196421">
                <text:p>0.249889305196421</text:p>
              </table:table-cell>
              <table:table-cell office:value-type="float" office:value="262.188">
                <text:p>262.188</text:p>
              </table:table-cell>
              <table:table-cell office:value-type="float" office:value="0.298993225829884">
                <text:p>0.2989932258298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.191">
                <text:p>263.191</text:p>
              </table:table-cell>
              <table:table-cell office:value-type="float" office:value="0.577591566251006">
                <text:p>0.577591566251006</text:p>
              </table:table-cell>
              <table:table-cell office:value-type="float" office:value="263.144">
                <text:p>263.144</text:p>
              </table:table-cell>
              <table:table-cell office:value-type="float" office:value="0.358352552470181">
                <text:p>0.358352552470181</text:p>
              </table:table-cell>
              <table:table-cell office:value-type="float" office:value="262.999">
                <text:p>262.999</text:p>
              </table:table-cell>
              <table:table-cell office:value-type="float" office:value="0.250660461681562">
                <text:p>0.250660461681562</text:p>
              </table:table-cell>
              <table:table-cell office:value-type="float" office:value="263.189">
                <text:p>263.189</text:p>
              </table:table-cell>
              <table:table-cell office:value-type="float" office:value="0.300109034930219">
                <text:p>0.3001090349302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.19">
                <text:p>264.19</text:p>
              </table:table-cell>
              <table:table-cell office:value-type="float" office:value="0.579611379783926">
                <text:p>0.579611379783926</text:p>
              </table:table-cell>
              <table:table-cell office:value-type="float" office:value="264.144">
                <text:p>264.144</text:p>
              </table:table-cell>
              <table:table-cell office:value-type="float" office:value="0.359869364086519">
                <text:p>0.359869364086519</text:p>
              </table:table-cell>
              <table:table-cell office:value-type="float" office:value="263.999">
                <text:p>263.999</text:p>
              </table:table-cell>
              <table:table-cell office:value-type="float" office:value="0.25152440257263">
                <text:p>0.25152440257263</text:p>
              </table:table-cell>
              <table:table-cell office:value-type="float" office:value="264.188">
                <text:p>264.188</text:p>
              </table:table-cell>
              <table:table-cell office:value-type="float" office:value="0.301216853472077">
                <text:p>0.30121685347207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.191">
                <text:p>265.191</text:p>
              </table:table-cell>
              <table:table-cell office:value-type="float" office:value="0.581752395068256">
                <text:p>0.581752395068256</text:p>
              </table:table-cell>
              <table:table-cell office:value-type="float" office:value="265.144">
                <text:p>265.144</text:p>
              </table:table-cell>
              <table:table-cell office:value-type="float" office:value="0.36135469670271">
                <text:p>0.36135469670271</text:p>
              </table:table-cell>
              <table:table-cell office:value-type="float" office:value="264.999">
                <text:p>264.999</text:p>
              </table:table-cell>
              <table:table-cell office:value-type="float" office:value="0.252262222808541">
                <text:p>0.252262222808541</text:p>
              </table:table-cell>
              <table:table-cell office:value-type="float" office:value="265.189">
                <text:p>265.189</text:p>
              </table:table-cell>
              <table:table-cell office:value-type="float" office:value="0.302353642581509">
                <text:p>0.3023536425815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.191">
                <text:p>266.191</text:p>
              </table:table-cell>
              <table:table-cell office:value-type="float" office:value="0.583968429977771">
                <text:p>0.583968429977771</text:p>
              </table:table-cell>
              <table:table-cell office:value-type="float" office:value="266.143">
                <text:p>266.143</text:p>
              </table:table-cell>
              <table:table-cell office:value-type="float" office:value="0.36272383055924">
                <text:p>0.36272383055924</text:p>
              </table:table-cell>
              <table:table-cell office:value-type="float" office:value="265.998">
                <text:p>265.998</text:p>
              </table:table-cell>
              <table:table-cell office:value-type="float" office:value="0.253277615321877">
                <text:p>0.253277615321877</text:p>
              </table:table-cell>
              <table:table-cell office:value-type="float" office:value="266.188">
                <text:p>266.188</text:p>
              </table:table-cell>
              <table:table-cell office:value-type="float" office:value="0.303482467520718">
                <text:p>0.3034824675207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.191">
                <text:p>267.191</text:p>
              </table:table-cell>
              <table:table-cell office:value-type="float" office:value="0.586001177882697">
                <text:p>0.586001177882697</text:p>
              </table:table-cell>
              <table:table-cell office:value-type="float" office:value="267.144">
                <text:p>267.144</text:p>
              </table:table-cell>
              <table:table-cell office:value-type="float" office:value="0.364128717426113">
                <text:p>0.364128717426113</text:p>
              </table:table-cell>
              <table:table-cell office:value-type="float" office:value="266.998">
                <text:p>266.998</text:p>
              </table:table-cell>
              <table:table-cell office:value-type="float" office:value="0.25406294358324">
                <text:p>0.25406294358324</text:p>
              </table:table-cell>
              <table:table-cell office:value-type="float" office:value="267.189">
                <text:p>267.189</text:p>
              </table:table-cell>
              <table:table-cell office:value-type="float" office:value="0.304612568145831">
                <text:p>0.3046125681458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.191">
                <text:p>268.191</text:p>
              </table:table-cell>
              <table:table-cell office:value-type="float" office:value="0.588073424656371">
                <text:p>0.588073424656371</text:p>
              </table:table-cell>
              <table:table-cell office:value-type="float" office:value="268.144">
                <text:p>268.144</text:p>
              </table:table-cell>
              <table:table-cell office:value-type="float" office:value="0.365281181793382">
                <text:p>0.365281181793382</text:p>
              </table:table-cell>
              <table:table-cell office:value-type="float" office:value="267.999">
                <text:p>267.999</text:p>
              </table:table-cell>
              <table:table-cell office:value-type="float" office:value="0.254999213713532">
                <text:p>0.254999213713532</text:p>
              </table:table-cell>
              <table:table-cell office:value-type="float" office:value="268.188">
                <text:p>268.188</text:p>
              </table:table-cell>
              <table:table-cell office:value-type="float" office:value="0.305790342659357">
                <text:p>0.3057903426593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.143">
                <text:p>269.143</text:p>
              </table:table-cell>
              <table:table-cell office:value-type="float" office:value="0.366774580570749">
                <text:p>0.366774580570749</text:p>
              </table:table-cell>
              <table:table-cell office:value-type="float" office:value="268.999">
                <text:p>268.999</text:p>
              </table:table-cell>
              <table:table-cell office:value-type="float" office:value="0.255774322354309">
                <text:p>0.255774322354309</text:p>
              </table:table-cell>
              <table:table-cell office:value-type="float" office:value="269.189">
                <text:p>269.189</text:p>
              </table:table-cell>
              <table:table-cell office:value-type="float" office:value="0.306858029455086">
                <text:p>0.3068580294550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.144">
                <text:p>270.144</text:p>
              </table:table-cell>
              <table:table-cell office:value-type="float" office:value="0.367947102902286">
                <text:p>0.367947102902286</text:p>
              </table:table-cell>
              <table:table-cell office:value-type="float" office:value="269.999">
                <text:p>269.999</text:p>
              </table:table-cell>
              <table:table-cell office:value-type="float" office:value="0.256781704115576">
                <text:p>0.256781704115576</text:p>
              </table:table-cell>
              <table:table-cell office:value-type="float" office:value="270.188">
                <text:p>270.188</text:p>
              </table:table-cell>
              <table:table-cell office:value-type="float" office:value="0.308010553051385">
                <text:p>0.308010553051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.143">
                <text:p>271.143</text:p>
              </table:table-cell>
              <table:table-cell office:value-type="float" office:value="0.369376379489375">
                <text:p>0.369376379489375</text:p>
              </table:table-cell>
              <table:table-cell office:value-type="float" office:value="270.999">
                <text:p>270.999</text:p>
              </table:table-cell>
              <table:table-cell office:value-type="float" office:value="0.257569790150454">
                <text:p>0.257569790150454</text:p>
              </table:table-cell>
              <table:table-cell office:value-type="float" office:value="271.189">
                <text:p>271.189</text:p>
              </table:table-cell>
              <table:table-cell office:value-type="float" office:value="0.309136474960638">
                <text:p>0.3091364749606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.143">
                <text:p>272.143</text:p>
              </table:table-cell>
              <table:table-cell office:value-type="float" office:value="0.370671297119332">
                <text:p>0.370671297119332</text:p>
              </table:table-cell>
              <table:table-cell office:value-type="float" office:value="271.999">
                <text:p>271.999</text:p>
              </table:table-cell>
              <table:table-cell office:value-type="float" office:value="0.258520955980198">
                <text:p>0.258520955980198</text:p>
              </table:table-cell>
              <table:table-cell office:value-type="float" office:value="272.189">
                <text:p>272.189</text:p>
              </table:table-cell>
              <table:table-cell office:value-type="float" office:value="0.310272986923188">
                <text:p>0.3102729869231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.144">
                <text:p>273.144</text:p>
              </table:table-cell>
              <table:table-cell office:value-type="float" office:value="0.372087401704104">
                <text:p>0.372087401704104</text:p>
              </table:table-cell>
              <table:table-cell office:value-type="float" office:value="272.998">
                <text:p>272.998</text:p>
              </table:table-cell>
              <table:table-cell office:value-type="float" office:value="0.259403332882023">
                <text:p>0.259403332882023</text:p>
              </table:table-cell>
              <table:table-cell office:value-type="float" office:value="273.188">
                <text:p>273.188</text:p>
              </table:table-cell>
              <table:table-cell office:value-type="float" office:value="0.311429455347127">
                <text:p>0.3114294553471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.144">
                <text:p>274.144</text:p>
              </table:table-cell>
              <table:table-cell office:value-type="float" office:value="0.373608106647272">
                <text:p>0.373608106647272</text:p>
              </table:table-cell>
              <table:table-cell office:value-type="float" office:value="273.999">
                <text:p>273.999</text:p>
              </table:table-cell>
              <table:table-cell office:value-type="float" office:value="0.260263238113034">
                <text:p>0.260263238113034</text:p>
              </table:table-cell>
              <table:table-cell office:value-type="float" office:value="274.189">
                <text:p>274.189</text:p>
              </table:table-cell>
              <table:table-cell office:value-type="float" office:value="0.312475158257411">
                <text:p>0.3124751582574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.143">
                <text:p>275.143</text:p>
              </table:table-cell>
              <table:table-cell office:value-type="float" office:value="0.374908519198136">
                <text:p>0.374908519198136</text:p>
              </table:table-cell>
              <table:table-cell office:value-type="float" office:value="274.999">
                <text:p>274.999</text:p>
              </table:table-cell>
              <table:table-cell office:value-type="float" office:value="0.261205334171827">
                <text:p>0.261205334171827</text:p>
              </table:table-cell>
              <table:table-cell office:value-type="float" office:value="275.189">
                <text:p>275.189</text:p>
              </table:table-cell>
              <table:table-cell office:value-type="float" office:value="0.313652882581751">
                <text:p>0.3136528825817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.143">
                <text:p>276.143</text:p>
              </table:table-cell>
              <table:table-cell office:value-type="float" office:value="0.376399228246242">
                <text:p>0.376399228246242</text:p>
              </table:table-cell>
              <table:table-cell office:value-type="float" office:value="275.999">
                <text:p>275.999</text:p>
              </table:table-cell>
              <table:table-cell office:value-type="float" office:value="0.261985270070369">
                <text:p>0.261985270070369</text:p>
              </table:table-cell>
              <table:table-cell office:value-type="float" office:value="276.189">
                <text:p>276.189</text:p>
              </table:table-cell>
              <table:table-cell office:value-type="float" office:value="0.314775815801011">
                <text:p>0.314775815801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.144">
                <text:p>277.144</text:p>
              </table:table-cell>
              <table:table-cell office:value-type="float" office:value="0.377686108254999">
                <text:p>0.377686108254999</text:p>
              </table:table-cell>
              <table:table-cell office:value-type="float" office:value="276.999">
                <text:p>276.999</text:p>
              </table:table-cell>
              <table:table-cell office:value-type="float" office:value="0.262847399349949">
                <text:p>0.262847399349949</text:p>
              </table:table-cell>
              <table:table-cell office:value-type="float" office:value="277.188">
                <text:p>277.188</text:p>
              </table:table-cell>
              <table:table-cell office:value-type="float" office:value="0.315853144691904">
                <text:p>0.3158531446919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.144">
                <text:p>278.144</text:p>
              </table:table-cell>
              <table:table-cell office:value-type="float" office:value="0.379094994780615">
                <text:p>0.379094994780615</text:p>
              </table:table-cell>
              <table:table-cell office:value-type="float" office:value="277.998">
                <text:p>277.998</text:p>
              </table:table-cell>
              <table:table-cell office:value-type="float" office:value="0.263780267871489">
                <text:p>0.263780267871489</text:p>
              </table:table-cell>
              <table:table-cell office:value-type="float" office:value="278.189">
                <text:p>278.189</text:p>
              </table:table-cell>
              <table:table-cell office:value-type="float" office:value="0.316969169135193">
                <text:p>0.316969169135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.143">
                <text:p>279.143</text:p>
              </table:table-cell>
              <table:table-cell office:value-type="float" office:value="0.380385350839805">
                <text:p>0.380385350839805</text:p>
              </table:table-cell>
              <table:table-cell office:value-type="float" office:value="278.999">
                <text:p>278.999</text:p>
              </table:table-cell>
              <table:table-cell office:value-type="float" office:value="0.264655623175722">
                <text:p>0.264655623175722</text:p>
              </table:table-cell>
              <table:table-cell office:value-type="float" office:value="279.188">
                <text:p>279.188</text:p>
              </table:table-cell>
              <table:table-cell office:value-type="float" office:value="0.318180385710744">
                <text:p>0.318180385710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.144">
                <text:p>280.144</text:p>
              </table:table-cell>
              <table:table-cell office:value-type="float" office:value="0.381660136107791">
                <text:p>0.381660136107791</text:p>
              </table:table-cell>
              <table:table-cell office:value-type="float" office:value="279.999">
                <text:p>279.999</text:p>
              </table:table-cell>
              <table:table-cell office:value-type="float" office:value="0.265508372174602">
                <text:p>0.265508372174602</text:p>
              </table:table-cell>
              <table:table-cell office:value-type="float" office:value="280.188">
                <text:p>280.188</text:p>
              </table:table-cell>
              <table:table-cell office:value-type="float" office:value="0.319251985598969">
                <text:p>0.319251985598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.143">
                <text:p>281.143</text:p>
              </table:table-cell>
              <table:table-cell office:value-type="float" office:value="0.383178215339439">
                <text:p>0.383178215339439</text:p>
              </table:table-cell>
              <table:table-cell office:value-type="float" office:value="280.999">
                <text:p>280.999</text:p>
              </table:table-cell>
              <table:table-cell office:value-type="float" office:value="0.266350152589782">
                <text:p>0.266350152589782</text:p>
              </table:table-cell>
              <table:table-cell office:value-type="float" office:value="281.189">
                <text:p>281.189</text:p>
              </table:table-cell>
              <table:table-cell office:value-type="float" office:value="0.320447139252583">
                <text:p>0.3204471392525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.143">
                <text:p>282.143</text:p>
              </table:table-cell>
              <table:table-cell office:value-type="float" office:value="0.384231874310541">
                <text:p>0.384231874310541</text:p>
              </table:table-cell>
              <table:table-cell office:value-type="float" office:value="281.998">
                <text:p>281.998</text:p>
              </table:table-cell>
              <table:table-cell office:value-type="float" office:value="0.267134113034083">
                <text:p>0.267134113034083</text:p>
              </table:table-cell>
              <table:table-cell office:value-type="float" office:value="282.187">
                <text:p>282.187</text:p>
              </table:table-cell>
              <table:table-cell office:value-type="float" office:value="0.321615440731844">
                <text:p>0.321615440731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.144">
                <text:p>283.144</text:p>
              </table:table-cell>
              <table:table-cell office:value-type="float" office:value="0.385546184919106">
                <text:p>0.385546184919106</text:p>
              </table:table-cell>
              <table:table-cell office:value-type="float" office:value="282.999">
                <text:p>282.999</text:p>
              </table:table-cell>
              <table:table-cell office:value-type="float" office:value="0.267953833204112">
                <text:p>0.267953833204112</text:p>
              </table:table-cell>
              <table:table-cell office:value-type="float" office:value="283.188">
                <text:p>283.188</text:p>
              </table:table-cell>
              <table:table-cell office:value-type="float" office:value="0.322690729937303">
                <text:p>0.3226907299373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.144">
                <text:p>284.144</text:p>
              </table:table-cell>
              <table:table-cell office:value-type="float" office:value="0.386792916738919">
                <text:p>0.386792916738919</text:p>
              </table:table-cell>
              <table:table-cell office:value-type="float" office:value="283.999">
                <text:p>283.999</text:p>
              </table:table-cell>
              <table:table-cell office:value-type="float" office:value="0.2689501118929">
                <text:p>0.2689501118929</text:p>
              </table:table-cell>
              <table:table-cell office:value-type="float" office:value="284.187">
                <text:p>284.187</text:p>
              </table:table-cell>
              <table:table-cell office:value-type="float" office:value="0.323804967744033">
                <text:p>0.323804967744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.143">
                <text:p>285.143</text:p>
              </table:table-cell>
              <table:table-cell office:value-type="float" office:value="0.388197350471573">
                <text:p>0.388197350471573</text:p>
              </table:table-cell>
              <table:table-cell office:value-type="float" office:value="284.998">
                <text:p>284.998</text:p>
              </table:table-cell>
              <table:table-cell office:value-type="float" office:value="0.270076515616489">
                <text:p>0.270076515616489</text:p>
              </table:table-cell>
              <table:table-cell office:value-type="float" office:value="285.188">
                <text:p>285.188</text:p>
              </table:table-cell>
              <table:table-cell office:value-type="float" office:value="0.324948824366755">
                <text:p>0.3249488243667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.143">
                <text:p>286.143</text:p>
              </table:table-cell>
              <table:table-cell office:value-type="float" office:value="0.38949951311336">
                <text:p>0.38949951311336</text:p>
              </table:table-cell>
              <table:table-cell office:value-type="float" office:value="285.999">
                <text:p>285.999</text:p>
              </table:table-cell>
              <table:table-cell office:value-type="float" office:value="0.270875153277119">
                <text:p>0.270875153277119</text:p>
              </table:table-cell>
              <table:table-cell office:value-type="float" office:value="286.187">
                <text:p>286.187</text:p>
              </table:table-cell>
              <table:table-cell office:value-type="float" office:value="0.326112930289879">
                <text:p>0.3261129302898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.144">
                <text:p>287.144</text:p>
              </table:table-cell>
              <table:table-cell office:value-type="float" office:value="0.390716396651327">
                <text:p>0.390716396651327</text:p>
              </table:table-cell>
              <table:table-cell office:value-type="float" office:value="286.999">
                <text:p>286.999</text:p>
              </table:table-cell>
              <table:table-cell office:value-type="float" office:value="0.271850826186731">
                <text:p>0.271850826186731</text:p>
              </table:table-cell>
              <table:table-cell office:value-type="float" office:value="287.188">
                <text:p>287.188</text:p>
              </table:table-cell>
              <table:table-cell office:value-type="float" office:value="0.327240470335146">
                <text:p>0.327240470335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.144">
                <text:p>288.144</text:p>
              </table:table-cell>
              <table:table-cell office:value-type="float" office:value="0.39203926328695">
                <text:p>0.39203926328695</text:p>
              </table:table-cell>
              <table:table-cell office:value-type="float" office:value="287.999">
                <text:p>287.999</text:p>
              </table:table-cell>
              <table:table-cell office:value-type="float" office:value="0.272850996887447">
                <text:p>0.272850996887447</text:p>
              </table:table-cell>
              <table:table-cell office:value-type="float" office:value="288.187">
                <text:p>288.187</text:p>
              </table:table-cell>
              <table:table-cell office:value-type="float" office:value="0.328388265698282">
                <text:p>0.328388265698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.143">
                <text:p>289.143</text:p>
              </table:table-cell>
              <table:table-cell office:value-type="float" office:value="0.393398764315527">
                <text:p>0.393398764315527</text:p>
              </table:table-cell>
              <table:table-cell office:value-type="float" office:value="288.999">
                <text:p>288.999</text:p>
              </table:table-cell>
              <table:table-cell office:value-type="float" office:value="0.273769681584115">
                <text:p>0.273769681584115</text:p>
              </table:table-cell>
              <table:table-cell office:value-type="float" office:value="289.188">
                <text:p>289.188</text:p>
              </table:table-cell>
              <table:table-cell office:value-type="float" office:value="0.329489869783057">
                <text:p>0.3294898697830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.144">
                <text:p>290.144</text:p>
              </table:table-cell>
              <table:table-cell office:value-type="float" office:value="0.394533095400029">
                <text:p>0.394533095400029</text:p>
              </table:table-cell>
              <table:table-cell office:value-type="float" office:value="289.999">
                <text:p>289.999</text:p>
              </table:table-cell>
              <table:table-cell office:value-type="float" office:value="0.274724594447204">
                <text:p>0.274724594447204</text:p>
              </table:table-cell>
              <table:table-cell office:value-type="float" office:value="290.187">
                <text:p>290.187</text:p>
              </table:table-cell>
              <table:table-cell office:value-type="float" office:value="0.330630738678371">
                <text:p>0.3306307386783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.144">
                <text:p>291.144</text:p>
              </table:table-cell>
              <table:table-cell office:value-type="float" office:value="0.395808572347911">
                <text:p>0.395808572347911</text:p>
              </table:table-cell>
              <table:table-cell office:value-type="float" office:value="290.999">
                <text:p>290.999</text:p>
              </table:table-cell>
              <table:table-cell office:value-type="float" office:value="0.275550562942167">
                <text:p>0.275550562942167</text:p>
              </table:table-cell>
              <table:table-cell office:value-type="float" office:value="291.188">
                <text:p>291.188</text:p>
              </table:table-cell>
              <table:table-cell office:value-type="float" office:value="0.331811005517585">
                <text:p>0.3318110055175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.144">
                <text:p>292.144</text:p>
              </table:table-cell>
              <table:table-cell office:value-type="float" office:value="0.397138196924911">
                <text:p>0.397138196924911</text:p>
              </table:table-cell>
              <table:table-cell office:value-type="float" office:value="291.999">
                <text:p>291.999</text:p>
              </table:table-cell>
              <table:table-cell office:value-type="float" office:value="0.276448101856404">
                <text:p>0.276448101856404</text:p>
              </table:table-cell>
              <table:table-cell office:value-type="float" office:value="292.187">
                <text:p>292.187</text:p>
              </table:table-cell>
              <table:table-cell office:value-type="float" office:value="0.332916388654885">
                <text:p>0.332916388654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.143">
                <text:p>293.143</text:p>
              </table:table-cell>
              <table:table-cell office:value-type="float" office:value="0.398487121931274">
                <text:p>0.398487121931274</text:p>
              </table:table-cell>
              <table:table-cell office:value-type="float" office:value="292.999">
                <text:p>292.999</text:p>
              </table:table-cell>
              <table:table-cell office:value-type="float" office:value="0.277346447070484">
                <text:p>0.277346447070484</text:p>
              </table:table-cell>
              <table:table-cell office:value-type="float" office:value="293.188">
                <text:p>293.188</text:p>
              </table:table-cell>
              <table:table-cell office:value-type="float" office:value="0.334013450071563">
                <text:p>0.334013450071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.144">
                <text:p>294.144</text:p>
              </table:table-cell>
              <table:table-cell office:value-type="float" office:value="0.399750102733455">
                <text:p>0.399750102733455</text:p>
              </table:table-cell>
              <table:table-cell office:value-type="float" office:value="293.999">
                <text:p>293.999</text:p>
              </table:table-cell>
              <table:table-cell office:value-type="float" office:value="0.278233763823861">
                <text:p>0.278233763823861</text:p>
              </table:table-cell>
              <table:table-cell office:value-type="float" office:value="294.188">
                <text:p>294.188</text:p>
              </table:table-cell>
              <table:table-cell office:value-type="float" office:value="0.335159494434306">
                <text:p>0.335159494434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.144">
                <text:p>295.144</text:p>
              </table:table-cell>
              <table:table-cell office:value-type="float" office:value="0.401155288097814">
                <text:p>0.401155288097814</text:p>
              </table:table-cell>
              <table:table-cell office:value-type="float" office:value="294.999">
                <text:p>294.999</text:p>
              </table:table-cell>
              <table:table-cell office:value-type="float" office:value="0.279192951075083">
                <text:p>0.279192951075083</text:p>
              </table:table-cell>
              <table:table-cell office:value-type="float" office:value="295.187">
                <text:p>295.187</text:p>
              </table:table-cell>
              <table:table-cell office:value-type="float" office:value="0.336287720275617">
                <text:p>0.3362877202756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.143">
                <text:p>296.143</text:p>
              </table:table-cell>
              <table:table-cell office:value-type="float" office:value="0.402386447125583">
                <text:p>0.402386447125583</text:p>
              </table:table-cell>
              <table:table-cell office:value-type="float" office:value="295.999">
                <text:p>295.999</text:p>
              </table:table-cell>
              <table:table-cell office:value-type="float" office:value="0.280010762822482">
                <text:p>0.280010762822482</text:p>
              </table:table-cell>
              <table:table-cell office:value-type="float" office:value="296.188">
                <text:p>296.188</text:p>
              </table:table-cell>
              <table:table-cell office:value-type="float" office:value="0.337426797937414">
                <text:p>0.3374267979374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.144">
                <text:p>297.144</text:p>
              </table:table-cell>
              <table:table-cell office:value-type="float" office:value="0.403513406216506">
                <text:p>0.403513406216506</text:p>
              </table:table-cell>
              <table:table-cell office:value-type="float" office:value="296.999">
                <text:p>296.999</text:p>
              </table:table-cell>
              <table:table-cell office:value-type="float" office:value="0.280876712663369">
                <text:p>0.280876712663369</text:p>
              </table:table-cell>
              <table:table-cell office:value-type="float" office:value="297.187">
                <text:p>297.187</text:p>
              </table:table-cell>
              <table:table-cell office:value-type="float" office:value="0.338528821459755">
                <text:p>0.3385288214597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.144">
                <text:p>298.144</text:p>
              </table:table-cell>
              <table:table-cell office:value-type="float" office:value="0.404818037843171">
                <text:p>0.404818037843171</text:p>
              </table:table-cell>
              <table:table-cell office:value-type="float" office:value="297.999">
                <text:p>297.999</text:p>
              </table:table-cell>
              <table:table-cell office:value-type="float" office:value="0.28185031852492">
                <text:p>0.28185031852492</text:p>
              </table:table-cell>
              <table:table-cell office:value-type="float" office:value="298.188">
                <text:p>298.188</text:p>
              </table:table-cell>
              <table:table-cell office:value-type="float" office:value="0.339622462144743">
                <text:p>0.3396224621447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9.143">
                <text:p>299.143</text:p>
              </table:table-cell>
              <table:table-cell office:value-type="float" office:value="0.406177369332108">
                <text:p>0.406177369332108</text:p>
              </table:table-cell>
              <table:table-cell office:value-type="float" office:value="298.999">
                <text:p>298.999</text:p>
              </table:table-cell>
              <table:table-cell office:value-type="float" office:value="0.282753532125018">
                <text:p>0.282753532125018</text:p>
              </table:table-cell>
              <table:table-cell office:value-type="float" office:value="299.187">
                <text:p>299.187</text:p>
              </table:table-cell>
              <table:table-cell office:value-type="float" office:value="0.340794175958075">
                <text:p>0.3407941759580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.143">
                <text:p>300.143</text:p>
              </table:table-cell>
              <table:table-cell office:value-type="float" office:value="0.407556240997332">
                <text:p>0.407556240997332</text:p>
              </table:table-cell>
              <table:table-cell office:value-type="float" office:value="299.999">
                <text:p>299.999</text:p>
              </table:table-cell>
              <table:table-cell office:value-type="float" office:value="0.28357426214498">
                <text:p>0.28357426214498</text:p>
              </table:table-cell>
              <table:table-cell office:value-type="float" office:value="300.188">
                <text:p>300.188</text:p>
              </table:table-cell>
              <table:table-cell office:value-type="float" office:value="0.341909539239797">
                <text:p>0.3419095392397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.143">
                <text:p>301.143</text:p>
              </table:table-cell>
              <table:table-cell office:value-type="float" office:value="0.408742176299305">
                <text:p>0.408742176299305</text:p>
              </table:table-cell>
              <table:table-cell office:value-type="float" office:value="300.999">
                <text:p>300.999</text:p>
              </table:table-cell>
              <table:table-cell office:value-type="float" office:value="0.28461005667406">
                <text:p>0.28461005667406</text:p>
              </table:table-cell>
              <table:table-cell office:value-type="float" office:value="301.188">
                <text:p>301.188</text:p>
              </table:table-cell>
              <table:table-cell office:value-type="float" office:value="0.343026147945999">
                <text:p>0.3430261479459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.144">
                <text:p>302.144</text:p>
              </table:table-cell>
              <table:table-cell office:value-type="float" office:value="0.410089121065545">
                <text:p>0.410089121065545</text:p>
              </table:table-cell>
              <table:table-cell office:value-type="float" office:value="301.998">
                <text:p>301.998</text:p>
              </table:table-cell>
              <table:table-cell office:value-type="float" office:value="0.285444234163891">
                <text:p>0.285444234163891</text:p>
              </table:table-cell>
              <table:table-cell office:value-type="float" office:value="302.187">
                <text:p>302.187</text:p>
              </table:table-cell>
              <table:table-cell office:value-type="float" office:value="0.344172931536796">
                <text:p>0.344172931536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.143">
                <text:p>303.143</text:p>
              </table:table-cell>
              <table:table-cell office:value-type="float" office:value="0.411491160463572">
                <text:p>0.411491160463572</text:p>
              </table:table-cell>
              <table:table-cell office:value-type="float" office:value="302.999">
                <text:p>302.999</text:p>
              </table:table-cell>
              <table:table-cell office:value-type="float" office:value="0.286338768618388">
                <text:p>0.286338768618388</text:p>
              </table:table-cell>
              <table:table-cell office:value-type="float" office:value="303.188">
                <text:p>303.188</text:p>
              </table:table-cell>
              <table:table-cell office:value-type="float" office:value="0.345340338819506">
                <text:p>0.345340338819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.144">
                <text:p>304.144</text:p>
              </table:table-cell>
              <table:table-cell office:value-type="float" office:value="0.412824031932191">
                <text:p>0.412824031932191</text:p>
              </table:table-cell>
              <table:table-cell office:value-type="float" office:value="303.999">
                <text:p>303.999</text:p>
              </table:table-cell>
              <table:table-cell office:value-type="float" office:value="0.2871266214023">
                <text:p>0.2871266214023</text:p>
              </table:table-cell>
              <table:table-cell office:value-type="float" office:value="304.188">
                <text:p>304.188</text:p>
              </table:table-cell>
              <table:table-cell office:value-type="float" office:value="0.34652844055644">
                <text:p>0.346528440556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.144">
                <text:p>305.144</text:p>
              </table:table-cell>
              <table:table-cell office:value-type="float" office:value="0.414532703855807">
                <text:p>0.414532703855807</text:p>
              </table:table-cell>
              <table:table-cell office:value-type="float" office:value="304.999">
                <text:p>304.999</text:p>
              </table:table-cell>
              <table:table-cell office:value-type="float" office:value="0.288094380756671">
                <text:p>0.288094380756671</text:p>
              </table:table-cell>
              <table:table-cell office:value-type="float" office:value="305.187">
                <text:p>305.187</text:p>
              </table:table-cell>
              <table:table-cell office:value-type="float" office:value="0.347543791785941">
                <text:p>0.3475437917859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.144">
                <text:p>306.144</text:p>
              </table:table-cell>
              <table:table-cell office:value-type="float" office:value="0.415655608553644">
                <text:p>0.415655608553644</text:p>
              </table:table-cell>
              <table:table-cell office:value-type="float" office:value="305.998">
                <text:p>305.998</text:p>
              </table:table-cell>
              <table:table-cell office:value-type="float" office:value="0.2888836184658">
                <text:p>0.2888836184658</text:p>
              </table:table-cell>
              <table:table-cell office:value-type="float" office:value="306.188">
                <text:p>306.188</text:p>
              </table:table-cell>
              <table:table-cell office:value-type="float" office:value="0.348676398887554">
                <text:p>0.348676398887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.144">
                <text:p>307.144</text:p>
              </table:table-cell>
              <table:table-cell office:value-type="float" office:value="0.417065479667994">
                <text:p>0.417065479667994</text:p>
              </table:table-cell>
              <table:table-cell office:value-type="float" office:value="306.999">
                <text:p>306.999</text:p>
              </table:table-cell>
              <table:table-cell office:value-type="float" office:value="0.28968545195479">
                <text:p>0.28968545195479</text:p>
              </table:table-cell>
              <table:table-cell office:value-type="float" office:value="307.188">
                <text:p>307.188</text:p>
              </table:table-cell>
              <table:table-cell office:value-type="float" office:value="0.3498296841821">
                <text:p>0.34982968418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8.143">
                <text:p>308.143</text:p>
              </table:table-cell>
              <table:table-cell office:value-type="float" office:value="0.418352159140693">
                <text:p>0.418352159140693</text:p>
              </table:table-cell>
              <table:table-cell office:value-type="float" office:value="307.999">
                <text:p>307.999</text:p>
              </table:table-cell>
              <table:table-cell office:value-type="float" office:value="0.290595773385052">
                <text:p>0.290595773385052</text:p>
              </table:table-cell>
              <table:table-cell office:value-type="float" office:value="308.187">
                <text:p>308.187</text:p>
              </table:table-cell>
              <table:table-cell office:value-type="float" office:value="0.350926053176391">
                <text:p>0.3509260531763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.144">
                <text:p>309.144</text:p>
              </table:table-cell>
              <table:table-cell office:value-type="float" office:value="0.419747932679394">
                <text:p>0.419747932679394</text:p>
              </table:table-cell>
              <table:table-cell office:value-type="float" office:value="308.999">
                <text:p>308.999</text:p>
              </table:table-cell>
              <table:table-cell office:value-type="float" office:value="0.291363003124067">
                <text:p>0.291363003124067</text:p>
              </table:table-cell>
              <table:table-cell office:value-type="float" office:value="309.188">
                <text:p>309.188</text:p>
              </table:table-cell>
              <table:table-cell office:value-type="float" office:value="0.352043062427725">
                <text:p>0.352043062427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.143">
                <text:p>310.143</text:p>
              </table:table-cell>
              <table:table-cell office:value-type="float" office:value="0.420984281487199">
                <text:p>0.420984281487199</text:p>
              </table:table-cell>
              <table:table-cell office:value-type="float" office:value="309.998">
                <text:p>309.998</text:p>
              </table:table-cell>
              <table:table-cell office:value-type="float" office:value="0.292298860941994">
                <text:p>0.292298860941994</text:p>
              </table:table-cell>
              <table:table-cell office:value-type="float" office:value="310.187">
                <text:p>310.187</text:p>
              </table:table-cell>
              <table:table-cell office:value-type="float" office:value="0.353209969090924">
                <text:p>0.3532099690909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.144">
                <text:p>311.144</text:p>
              </table:table-cell>
              <table:table-cell office:value-type="float" office:value="0.422311921712351">
                <text:p>0.422311921712351</text:p>
              </table:table-cell>
              <table:table-cell office:value-type="float" office:value="310.999">
                <text:p>310.999</text:p>
              </table:table-cell>
              <table:table-cell office:value-type="float" office:value="0.293163507751636">
                <text:p>0.293163507751636</text:p>
              </table:table-cell>
              <table:table-cell office:value-type="float" office:value="311.188">
                <text:p>311.188</text:p>
              </table:table-cell>
              <table:table-cell office:value-type="float" office:value="0.354261350586111">
                <text:p>0.3542613505861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2.143">
                <text:p>312.143</text:p>
              </table:table-cell>
              <table:table-cell office:value-type="float" office:value="0.423785152305796">
                <text:p>0.423785152305796</text:p>
              </table:table-cell>
              <table:table-cell office:value-type="float" office:value="311.999">
                <text:p>311.999</text:p>
              </table:table-cell>
              <table:table-cell office:value-type="float" office:value="0.293944734317014">
                <text:p>0.293944734317014</text:p>
              </table:table-cell>
              <table:table-cell office:value-type="float" office:value="312.188">
                <text:p>312.188</text:p>
              </table:table-cell>
              <table:table-cell office:value-type="float" office:value="0.355489361071313">
                <text:p>0.355489361071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.144">
                <text:p>313.144</text:p>
              </table:table-cell>
              <table:table-cell office:value-type="float" office:value="0.42504450768237">
                <text:p>0.42504450768237</text:p>
              </table:table-cell>
              <table:table-cell office:value-type="float" office:value="312.999">
                <text:p>312.999</text:p>
              </table:table-cell>
              <table:table-cell office:value-type="float" office:value="0.294895047450525">
                <text:p>0.294895047450525</text:p>
              </table:table-cell>
              <table:table-cell office:value-type="float" office:value="313.187">
                <text:p>313.187</text:p>
              </table:table-cell>
              <table:table-cell office:value-type="float" office:value="0.35656266803278">
                <text:p>0.35656266803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.144">
                <text:p>314.144</text:p>
              </table:table-cell>
              <table:table-cell office:value-type="float" office:value="0.426431632863127">
                <text:p>0.426431632863127</text:p>
              </table:table-cell>
              <table:table-cell office:value-type="float" office:value="313.998">
                <text:p>313.998</text:p>
              </table:table-cell>
              <table:table-cell office:value-type="float" office:value="0.295701717572226">
                <text:p>0.295701717572226</text:p>
              </table:table-cell>
              <table:table-cell office:value-type="float" office:value="314.188">
                <text:p>314.188</text:p>
              </table:table-cell>
              <table:table-cell office:value-type="float" office:value="0.357617582272319">
                <text:p>0.3576175822723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.143">
                <text:p>315.143</text:p>
              </table:table-cell>
              <table:table-cell office:value-type="float" office:value="0.427658228492943">
                <text:p>0.427658228492943</text:p>
              </table:table-cell>
              <table:table-cell office:value-type="float" office:value="314.999">
                <text:p>314.999</text:p>
              </table:table-cell>
              <table:table-cell office:value-type="float" office:value="0.296593423561156">
                <text:p>0.296593423561156</text:p>
              </table:table-cell>
              <table:table-cell office:value-type="float" office:value="315.188">
                <text:p>315.188</text:p>
              </table:table-cell>
              <table:table-cell office:value-type="float" office:value="0.358810584770484">
                <text:p>0.3588105847704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.144">
                <text:p>316.144</text:p>
              </table:table-cell>
              <table:table-cell office:value-type="float" office:value="0.429085135868682">
                <text:p>0.429085135868682</text:p>
              </table:table-cell>
              <table:table-cell office:value-type="float" office:value="315.999">
                <text:p>315.999</text:p>
              </table:table-cell>
              <table:table-cell office:value-type="float" office:value="0.297461793251732">
                <text:p>0.297461793251732</text:p>
              </table:table-cell>
              <table:table-cell office:value-type="float" office:value="316.187">
                <text:p>316.187</text:p>
              </table:table-cell>
              <table:table-cell office:value-type="float" office:value="0.359936440907107">
                <text:p>0.359936440907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.143">
                <text:p>317.143</text:p>
              </table:table-cell>
              <table:table-cell office:value-type="float" office:value="0.430387384239517">
                <text:p>0.430387384239517</text:p>
              </table:table-cell>
              <table:table-cell office:value-type="float" office:value="316.999">
                <text:p>316.999</text:p>
              </table:table-cell>
              <table:table-cell office:value-type="float" office:value="0.298258461771145">
                <text:p>0.298258461771145</text:p>
              </table:table-cell>
              <table:table-cell office:value-type="float" office:value="317.188">
                <text:p>317.188</text:p>
              </table:table-cell>
              <table:table-cell office:value-type="float" office:value="0.361073372686261">
                <text:p>0.3610733726862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.144">
                <text:p>318.144</text:p>
              </table:table-cell>
              <table:table-cell office:value-type="float" office:value="0.431781945676805">
                <text:p>0.431781945676805</text:p>
              </table:table-cell>
              <table:table-cell office:value-type="float" office:value="317.999">
                <text:p>317.999</text:p>
              </table:table-cell>
              <table:table-cell office:value-type="float" office:value="0.299079936122107">
                <text:p>0.299079936122107</text:p>
              </table:table-cell>
              <table:table-cell office:value-type="float" office:value="318.188">
                <text:p>318.188</text:p>
              </table:table-cell>
              <table:table-cell office:value-type="float" office:value="0.362241052619548">
                <text:p>0.3622410526195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.143">
                <text:p>319.143</text:p>
              </table:table-cell>
              <table:table-cell office:value-type="float" office:value="0.433105860668101">
                <text:p>0.433105860668101</text:p>
              </table:table-cell>
              <table:table-cell office:value-type="float" office:value="318.999">
                <text:p>318.999</text:p>
              </table:table-cell>
              <table:table-cell office:value-type="float" office:value="0.299974660933026">
                <text:p>0.299974660933026</text:p>
              </table:table-cell>
              <table:table-cell office:value-type="float" office:value="319.187">
                <text:p>319.187</text:p>
              </table:table-cell>
              <table:table-cell office:value-type="float" office:value="0.363311805932882">
                <text:p>0.3633118059328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.144">
                <text:p>320.144</text:p>
              </table:table-cell>
              <table:table-cell office:value-type="float" office:value="0.434449702805471">
                <text:p>0.434449702805471</text:p>
              </table:table-cell>
              <table:table-cell office:value-type="float" office:value="319.999">
                <text:p>319.999</text:p>
              </table:table-cell>
              <table:table-cell office:value-type="float" office:value="0.300858079942841">
                <text:p>0.300858079942841</text:p>
              </table:table-cell>
              <table:table-cell office:value-type="float" office:value="320.187">
                <text:p>320.187</text:p>
              </table:table-cell>
              <table:table-cell office:value-type="float" office:value="0.364413225104679">
                <text:p>0.364413225104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.144">
                <text:p>321.144</text:p>
              </table:table-cell>
              <table:table-cell office:value-type="float" office:value="0.435704373891701">
                <text:p>0.435704373891701</text:p>
              </table:table-cell>
              <table:table-cell office:value-type="float" office:value="320.998">
                <text:p>320.998</text:p>
              </table:table-cell>
              <table:table-cell office:value-type="float" office:value="0.301608994398106">
                <text:p>0.301608994398106</text:p>
              </table:table-cell>
              <table:table-cell office:value-type="float" office:value="321.188">
                <text:p>321.188</text:p>
              </table:table-cell>
              <table:table-cell office:value-type="float" office:value="0.365594664826233">
                <text:p>0.3655946648262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.144">
                <text:p>322.144</text:p>
              </table:table-cell>
              <table:table-cell office:value-type="float" office:value="0.437088154746866">
                <text:p>0.437088154746866</text:p>
              </table:table-cell>
              <table:table-cell office:value-type="float" office:value="321.999">
                <text:p>321.999</text:p>
              </table:table-cell>
              <table:table-cell office:value-type="float" office:value="0.302360473149654">
                <text:p>0.302360473149654</text:p>
              </table:table-cell>
              <table:table-cell office:value-type="float" office:value="322.187">
                <text:p>322.187</text:p>
              </table:table-cell>
              <table:table-cell office:value-type="float" office:value="0.366708464723545">
                <text:p>0.3667084647235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.144">
                <text:p>323.144</text:p>
              </table:table-cell>
              <table:table-cell office:value-type="float" office:value="0.438309656981681">
                <text:p>0.438309656981681</text:p>
              </table:table-cell>
              <table:table-cell office:value-type="float" office:value="322.999">
                <text:p>322.999</text:p>
              </table:table-cell>
              <table:table-cell office:value-type="float" office:value="0.303343095374109">
                <text:p>0.303343095374109</text:p>
              </table:table-cell>
              <table:table-cell office:value-type="float" office:value="323.187">
                <text:p>323.187</text:p>
              </table:table-cell>
              <table:table-cell office:value-type="float" office:value="0.367784014813168">
                <text:p>0.367784014813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.143">
                <text:p>324.143</text:p>
              </table:table-cell>
              <table:table-cell office:value-type="float" office:value="0.439642248155598">
                <text:p>0.439642248155598</text:p>
              </table:table-cell>
              <table:table-cell office:value-type="float" office:value="323.998">
                <text:p>323.998</text:p>
              </table:table-cell>
              <table:table-cell office:value-type="float" office:value="0.304278089097625">
                <text:p>0.304278089097625</text:p>
              </table:table-cell>
              <table:table-cell office:value-type="float" office:value="324.188">
                <text:p>324.188</text:p>
              </table:table-cell>
              <table:table-cell office:value-type="float" office:value="0.3688903735245">
                <text:p>0.36889037352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.144">
                <text:p>325.144</text:p>
              </table:table-cell>
              <table:table-cell office:value-type="float" office:value="0.441068077846019">
                <text:p>0.441068077846019</text:p>
              </table:table-cell>
              <table:table-cell office:value-type="float" office:value="324.999">
                <text:p>324.999</text:p>
              </table:table-cell>
              <table:table-cell office:value-type="float" office:value="0.305213957852616">
                <text:p>0.305213957852616</text:p>
              </table:table-cell>
              <table:table-cell office:value-type="float" office:value="325.188">
                <text:p>325.188</text:p>
              </table:table-cell>
              <table:table-cell office:value-type="float" office:value="0.370057327117241">
                <text:p>0.370057327117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.144">
                <text:p>326.144</text:p>
              </table:table-cell>
              <table:table-cell office:value-type="float" office:value="0.441909905760236">
                <text:p>0.441909905760236</text:p>
              </table:table-cell>
              <table:table-cell office:value-type="float" office:value="325.999">
                <text:p>325.999</text:p>
              </table:table-cell>
              <table:table-cell office:value-type="float" office:value="0.306114190270684">
                <text:p>0.306114190270684</text:p>
              </table:table-cell>
              <table:table-cell office:value-type="float" office:value="326.187">
                <text:p>326.187</text:p>
              </table:table-cell>
              <table:table-cell office:value-type="float" office:value="0.371176111422448">
                <text:p>0.3711761114224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.143">
                <text:p>327.143</text:p>
              </table:table-cell>
              <table:table-cell office:value-type="float" office:value="0.443393979723294">
                <text:p>0.443393979723294</text:p>
              </table:table-cell>
              <table:table-cell office:value-type="float" office:value="326.999">
                <text:p>326.999</text:p>
              </table:table-cell>
              <table:table-cell office:value-type="float" office:value="0.307003052159896">
                <text:p>0.307003052159896</text:p>
              </table:table-cell>
              <table:table-cell office:value-type="float" office:value="327.187">
                <text:p>327.187</text:p>
              </table:table-cell>
              <table:table-cell office:value-type="float" office:value="0.372306066245368">
                <text:p>0.3723060662453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.144">
                <text:p>328.144</text:p>
              </table:table-cell>
              <table:table-cell office:value-type="float" office:value="0.444659930410212">
                <text:p>0.444659930410212</text:p>
              </table:table-cell>
              <table:table-cell office:value-type="float" office:value="327.999">
                <text:p>327.999</text:p>
              </table:table-cell>
              <table:table-cell office:value-type="float" office:value="0.30801463671651">
                <text:p>0.30801463671651</text:p>
              </table:table-cell>
              <table:table-cell office:value-type="float" office:value="328.188">
                <text:p>328.188</text:p>
              </table:table-cell>
              <table:table-cell office:value-type="float" office:value="0.373387656983639">
                <text:p>0.3733876569836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9.143">
                <text:p>329.143</text:p>
              </table:table-cell>
              <table:table-cell office:value-type="float" office:value="0.446056168144388">
                <text:p>0.446056168144388</text:p>
              </table:table-cell>
              <table:table-cell office:value-type="float" office:value="328.999">
                <text:p>328.999</text:p>
              </table:table-cell>
              <table:table-cell office:value-type="float" office:value="0.308990627424473">
                <text:p>0.308990627424473</text:p>
              </table:table-cell>
              <table:table-cell office:value-type="float" office:value="329.188">
                <text:p>329.188</text:p>
              </table:table-cell>
              <table:table-cell office:value-type="float" office:value="0.374609574154593">
                <text:p>0.3746095741545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.143">
                <text:p>330.143</text:p>
              </table:table-cell>
              <table:table-cell office:value-type="float" office:value="0.447104627281553">
                <text:p>0.447104627281553</text:p>
              </table:table-cell>
              <table:table-cell office:value-type="float" office:value="329.999">
                <text:p>329.999</text:p>
              </table:table-cell>
              <table:table-cell office:value-type="float" office:value="0.309772106413155">
                <text:p>0.309772106413155</text:p>
              </table:table-cell>
              <table:table-cell office:value-type="float" office:value="330.187">
                <text:p>330.187</text:p>
              </table:table-cell>
              <table:table-cell office:value-type="float" office:value="0.375733465921784">
                <text:p>0.375733465921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.144">
                <text:p>331.144</text:p>
              </table:table-cell>
              <table:table-cell office:value-type="float" office:value="0.448504284962307">
                <text:p>0.448504284962307</text:p>
              </table:table-cell>
              <table:table-cell office:value-type="float" office:value="330.999">
                <text:p>330.999</text:p>
              </table:table-cell>
              <table:table-cell office:value-type="float" office:value="0.310725360380849">
                <text:p>0.310725360380849</text:p>
              </table:table-cell>
              <table:table-cell office:value-type="float" office:value="331.187">
                <text:p>331.187</text:p>
              </table:table-cell>
              <table:table-cell office:value-type="float" office:value="0.376868585032017">
                <text:p>0.376868585032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2.143">
                <text:p>332.143</text:p>
              </table:table-cell>
              <table:table-cell office:value-type="float" office:value="0.449979728323973">
                <text:p>0.449979728323973</text:p>
              </table:table-cell>
              <table:table-cell office:value-type="float" office:value="331.998">
                <text:p>331.998</text:p>
              </table:table-cell>
              <table:table-cell office:value-type="float" office:value="0.311569381641574">
                <text:p>0.311569381641574</text:p>
              </table:table-cell>
              <table:table-cell office:value-type="float" office:value="332.188">
                <text:p>332.188</text:p>
              </table:table-cell>
              <table:table-cell office:value-type="float" office:value="0.378024942634827">
                <text:p>0.3780249426348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.144">
                <text:p>333.144</text:p>
              </table:table-cell>
              <table:table-cell office:value-type="float" office:value="0.451050787667019">
                <text:p>0.451050787667019</text:p>
              </table:table-cell>
              <table:table-cell office:value-type="float" office:value="332.999">
                <text:p>332.999</text:p>
              </table:table-cell>
              <table:table-cell office:value-type="float" office:value="0.312450859643337">
                <text:p>0.312450859643337</text:p>
              </table:table-cell>
              <table:table-cell office:value-type="float" office:value="333.187">
                <text:p>333.187</text:p>
              </table:table-cell>
              <table:table-cell office:value-type="float" office:value="0.379192624918434">
                <text:p>0.3791926249184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.143">
                <text:p>334.143</text:p>
              </table:table-cell>
              <table:table-cell office:value-type="float" office:value="0.452289475555922">
                <text:p>0.452289475555922</text:p>
              </table:table-cell>
              <table:table-cell office:value-type="float" office:value="333.999">
                <text:p>333.999</text:p>
              </table:table-cell>
              <table:table-cell office:value-type="float" office:value="0.313406671788746">
                <text:p>0.313406671788746</text:p>
              </table:table-cell>
              <table:table-cell office:value-type="float" office:value="334.188">
                <text:p>334.188</text:p>
              </table:table-cell>
              <table:table-cell office:value-type="float" office:value="0.380261700270165">
                <text:p>0.3802617002701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.144">
                <text:p>335.144</text:p>
              </table:table-cell>
              <table:table-cell office:value-type="float" office:value="0.453826100283203">
                <text:p>0.453826100283203</text:p>
              </table:table-cell>
              <table:table-cell office:value-type="float" office:value="334.998">
                <text:p>334.998</text:p>
              </table:table-cell>
              <table:table-cell office:value-type="float" office:value="0.314363398385125">
                <text:p>0.314363398385125</text:p>
              </table:table-cell>
              <table:table-cell office:value-type="float" office:value="335.189">
                <text:p>335.189</text:p>
              </table:table-cell>
              <table:table-cell office:value-type="float" office:value="0.381401974059396">
                <text:p>0.3814019740593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6.143">
                <text:p>336.143</text:p>
              </table:table-cell>
              <table:table-cell office:value-type="float" office:value="0.455012581948503">
                <text:p>0.455012581948503</text:p>
              </table:table-cell>
              <table:table-cell office:value-type="float" office:value="335.999">
                <text:p>335.999</text:p>
              </table:table-cell>
              <table:table-cell office:value-type="float" office:value="0.315308757906977">
                <text:p>0.315308757906977</text:p>
              </table:table-cell>
              <table:table-cell office:value-type="float" office:value="336.188">
                <text:p>336.188</text:p>
              </table:table-cell>
              <table:table-cell office:value-type="float" office:value="0.382493453121737">
                <text:p>0.3824934531217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.144">
                <text:p>337.144</text:p>
              </table:table-cell>
              <table:table-cell office:value-type="float" office:value="0.456126188477959">
                <text:p>0.456126188477959</text:p>
              </table:table-cell>
              <table:table-cell office:value-type="float" office:value="336.999">
                <text:p>336.999</text:p>
              </table:table-cell>
              <table:table-cell office:value-type="float" office:value="0.316168951872303">
                <text:p>0.316168951872303</text:p>
              </table:table-cell>
              <table:table-cell office:value-type="float" office:value="337.188">
                <text:p>337.188</text:p>
              </table:table-cell>
              <table:table-cell office:value-type="float" office:value="0.383636276018366">
                <text:p>0.383636276018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.143">
                <text:p>338.143</text:p>
              </table:table-cell>
              <table:table-cell office:value-type="float" office:value="0.45753853934736">
                <text:p>0.45753853934736</text:p>
              </table:table-cell>
              <table:table-cell office:value-type="float" office:value="337.998">
                <text:p>337.998</text:p>
              </table:table-cell>
              <table:table-cell office:value-type="float" office:value="0.317103715297644">
                <text:p>0.317103715297644</text:p>
              </table:table-cell>
              <table:table-cell office:value-type="float" office:value="338.189">
                <text:p>338.189</text:p>
              </table:table-cell>
              <table:table-cell office:value-type="float" office:value="0.384720156415921">
                <text:p>0.3847201564159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9.144">
                <text:p>339.144</text:p>
              </table:table-cell>
              <table:table-cell office:value-type="float" office:value="0.458748055595333">
                <text:p>0.458748055595333</text:p>
              </table:table-cell>
              <table:table-cell office:value-type="float" office:value="338.999">
                <text:p>338.999</text:p>
              </table:table-cell>
              <table:table-cell office:value-type="float" office:value="0.317903877834874">
                <text:p>0.317903877834874</text:p>
              </table:table-cell>
              <table:table-cell office:value-type="float" office:value="339.189">
                <text:p>339.189</text:p>
              </table:table-cell>
              <table:table-cell office:value-type="float" office:value="0.385875581263519">
                <text:p>0.3858755812635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0.143">
                <text:p>340.143</text:p>
              </table:table-cell>
              <table:table-cell office:value-type="float" office:value="0.460145471535278">
                <text:p>0.460145471535278</text:p>
              </table:table-cell>
              <table:table-cell office:value-type="float" office:value="339.999">
                <text:p>339.999</text:p>
              </table:table-cell>
              <table:table-cell office:value-type="float" office:value="0.318655382419309">
                <text:p>0.318655382419309</text:p>
              </table:table-cell>
              <table:table-cell office:value-type="float" office:value="340.189">
                <text:p>340.189</text:p>
              </table:table-cell>
              <table:table-cell office:value-type="float" office:value="0.386992085013169">
                <text:p>0.386992085013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.144">
                <text:p>341.144</text:p>
              </table:table-cell>
              <table:table-cell office:value-type="float" office:value="0.461376814974441">
                <text:p>0.461376814974441</text:p>
              </table:table-cell>
              <table:table-cell office:value-type="float" office:value="340.999">
                <text:p>340.999</text:p>
              </table:table-cell>
              <table:table-cell office:value-type="float" office:value="0.319493791464056">
                <text:p>0.319493791464056</text:p>
              </table:table-cell>
              <table:table-cell office:value-type="float" office:value="341.189">
                <text:p>341.189</text:p>
              </table:table-cell>
              <table:table-cell office:value-type="float" office:value="0.388129987870442">
                <text:p>0.388129987870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.143">
                <text:p>342.143</text:p>
              </table:table-cell>
              <table:table-cell office:value-type="float" office:value="0.462740523725773">
                <text:p>0.462740523725773</text:p>
              </table:table-cell>
              <table:table-cell office:value-type="float" office:value="341.999">
                <text:p>341.999</text:p>
              </table:table-cell>
              <table:table-cell office:value-type="float" office:value="0.320406977188032">
                <text:p>0.320406977188032</text:p>
              </table:table-cell>
              <table:table-cell office:value-type="float" office:value="342.188">
                <text:p>342.188</text:p>
              </table:table-cell>
              <table:table-cell office:value-type="float" office:value="0.389269187025829">
                <text:p>0.3892691870258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.144">
                <text:p>343.144</text:p>
              </table:table-cell>
              <table:table-cell office:value-type="float" office:value="0.464049938604496">
                <text:p>0.464049938604496</text:p>
              </table:table-cell>
              <table:table-cell office:value-type="float" office:value="342.999">
                <text:p>342.999</text:p>
              </table:table-cell>
              <table:table-cell office:value-type="float" office:value="0.321209788305003">
                <text:p>0.321209788305003</text:p>
              </table:table-cell>
              <table:table-cell office:value-type="float" office:value="343.188">
                <text:p>343.188</text:p>
              </table:table-cell>
              <table:table-cell office:value-type="float" office:value="0.390419784151121">
                <text:p>0.390419784151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.144">
                <text:p>344.144</text:p>
              </table:table-cell>
              <table:table-cell office:value-type="float" office:value="0.465642250884209">
                <text:p>0.465642250884209</text:p>
              </table:table-cell>
              <table:table-cell office:value-type="float" office:value="343.998">
                <text:p>343.998</text:p>
              </table:table-cell>
              <table:table-cell office:value-type="float" office:value="0.322198749111504">
                <text:p>0.322198749111504</text:p>
              </table:table-cell>
              <table:table-cell office:value-type="float" office:value="344.188">
                <text:p>344.188</text:p>
              </table:table-cell>
              <table:table-cell office:value-type="float" office:value="0.391541375918398">
                <text:p>0.391541375918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.144">
                <text:p>345.144</text:p>
              </table:table-cell>
              <table:table-cell office:value-type="float" office:value="0.46686161452755">
                <text:p>0.46686161452755</text:p>
              </table:table-cell>
              <table:table-cell office:value-type="float" office:value="344.999">
                <text:p>344.999</text:p>
              </table:table-cell>
              <table:table-cell office:value-type="float" office:value="0.322792595397003">
                <text:p>0.322792595397003</text:p>
              </table:table-cell>
              <table:table-cell office:value-type="float" office:value="345.188">
                <text:p>345.188</text:p>
              </table:table-cell>
              <table:table-cell office:value-type="float" office:value="0.392684470186281">
                <text:p>0.3926844701862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.144">
                <text:p>346.144</text:p>
              </table:table-cell>
              <table:table-cell office:value-type="float" office:value="0.468270422627343">
                <text:p>0.468270422627343</text:p>
              </table:table-cell>
              <table:table-cell office:value-type="float" office:value="345.999">
                <text:p>345.999</text:p>
              </table:table-cell>
              <table:table-cell office:value-type="float" office:value="0.323758348387896">
                <text:p>0.323758348387896</text:p>
              </table:table-cell>
              <table:table-cell office:value-type="float" office:value="346.188">
                <text:p>346.188</text:p>
              </table:table-cell>
              <table:table-cell office:value-type="float" office:value="0.3937579423639">
                <text:p>0.39375794236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.144">
                <text:p>347.144</text:p>
              </table:table-cell>
              <table:table-cell office:value-type="float" office:value="0.469605925567382">
                <text:p>0.469605925567382</text:p>
              </table:table-cell>
              <table:table-cell office:value-type="float" office:value="346.999">
                <text:p>346.999</text:p>
              </table:table-cell>
              <table:table-cell office:value-type="float" office:value="0.324526664079503">
                <text:p>0.324526664079503</text:p>
              </table:table-cell>
              <table:table-cell office:value-type="float" office:value="347.188">
                <text:p>347.188</text:p>
              </table:table-cell>
              <table:table-cell office:value-type="float" office:value="0.394913718839697">
                <text:p>0.3949137188396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8.143">
                <text:p>348.143</text:p>
              </table:table-cell>
              <table:table-cell office:value-type="float" office:value="0.470735911751125">
                <text:p>0.470735911751125</text:p>
              </table:table-cell>
              <table:table-cell office:value-type="float" office:value="347.999">
                <text:p>347.999</text:p>
              </table:table-cell>
              <table:table-cell office:value-type="float" office:value="0.325580960434409">
                <text:p>0.325580960434409</text:p>
              </table:table-cell>
              <table:table-cell office:value-type="float" office:value="348.188">
                <text:p>348.188</text:p>
              </table:table-cell>
              <table:table-cell office:value-type="float" office:value="0.396141927180456">
                <text:p>0.3961419271804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.144">
                <text:p>349.144</text:p>
              </table:table-cell>
              <table:table-cell office:value-type="float" office:value="0.472169063043">
                <text:p>0.472169063043</text:p>
              </table:table-cell>
              <table:table-cell office:value-type="float" office:value="348.998">
                <text:p>348.998</text:p>
              </table:table-cell>
              <table:table-cell office:value-type="float" office:value="0.326375517758824">
                <text:p>0.326375517758824</text:p>
              </table:table-cell>
              <table:table-cell office:value-type="float" office:value="NaN">
                <text:p>NaN</text:p>
              </table:table-cell>
              <table:table-cell office:value-type="float" office:value="0.397239454805031">
                <text:p>0.3972394548050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.144">
                <text:p>350.144</text:p>
              </table:table-cell>
              <table:table-cell office:value-type="float" office:value="0.473509786290108">
                <text:p>0.473509786290108</text:p>
              </table:table-cell>
              <table:table-cell office:value-type="float" office:value="349.999">
                <text:p>349.999</text:p>
              </table:table-cell>
              <table:table-cell office:value-type="float" office:value="0.327232857696902">
                <text:p>0.327232857696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.144">
                <text:p>351.144</text:p>
              </table:table-cell>
              <table:table-cell office:value-type="float" office:value="0.474852309489548">
                <text:p>0.474852309489548</text:p>
              </table:table-cell>
              <table:table-cell office:value-type="float" office:value="350.999">
                <text:p>350.999</text:p>
              </table:table-cell>
              <table:table-cell office:value-type="float" office:value="0.328028729155936">
                <text:p>0.328028729155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.144">
                <text:p>352.144</text:p>
              </table:table-cell>
              <table:table-cell office:value-type="float" office:value="0.476196637480776">
                <text:p>0.476196637480776</text:p>
              </table:table-cell>
              <table:table-cell office:value-type="float" office:value="351.999">
                <text:p>351.999</text:p>
              </table:table-cell>
              <table:table-cell office:value-type="float" office:value="0.32887503718788">
                <text:p>0.32887503718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.143">
                <text:p>353.143</text:p>
              </table:table-cell>
              <table:table-cell office:value-type="float" office:value="0.477523802850764">
                <text:p>0.477523802850764</text:p>
              </table:table-cell>
              <table:table-cell office:value-type="float" office:value="352.999">
                <text:p>352.999</text:p>
              </table:table-cell>
              <table:table-cell office:value-type="float" office:value="0.32973452366651">
                <text:p>0.32973452366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.144">
                <text:p>354.144</text:p>
              </table:table-cell>
              <table:table-cell office:value-type="float" office:value="0.478890727294234">
                <text:p>0.478890727294234</text:p>
              </table:table-cell>
              <table:table-cell office:value-type="float" office:value="353.999">
                <text:p>353.999</text:p>
              </table:table-cell>
              <table:table-cell office:value-type="float" office:value="0.330432621378673">
                <text:p>0.330432621378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5.143">
                <text:p>355.143</text:p>
              </table:table-cell>
              <table:table-cell office:value-type="float" office:value="0.480411726884">
                <text:p>0.480411726884</text:p>
              </table:table-cell>
              <table:table-cell office:value-type="float" office:value="354.999">
                <text:p>354.999</text:p>
              </table:table-cell>
              <table:table-cell office:value-type="float" office:value="0.331418267212394">
                <text:p>0.331418267212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.144">
                <text:p>356.144</text:p>
              </table:table-cell>
              <table:table-cell office:value-type="float" office:value="0.481496852208217">
                <text:p>0.481496852208217</text:p>
              </table:table-cell>
              <table:table-cell office:value-type="float" office:value="355.999">
                <text:p>355.999</text:p>
              </table:table-cell>
              <table:table-cell office:value-type="float" office:value="0.33221747803429">
                <text:p>0.33221747803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.144">
                <text:p>357.144</text:p>
              </table:table-cell>
              <table:table-cell office:value-type="float" office:value="0.482812002353461">
                <text:p>0.482812002353461</text:p>
              </table:table-cell>
              <table:table-cell office:value-type="float" office:value="356.999">
                <text:p>356.999</text:p>
              </table:table-cell>
              <table:table-cell office:value-type="float" office:value="0.333004825526395">
                <text:p>0.333004825526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.144">
                <text:p>358.144</text:p>
              </table:table-cell>
              <table:table-cell office:value-type="float" office:value="0.484033399860214">
                <text:p>0.484033399860214</text:p>
              </table:table-cell>
              <table:table-cell office:value-type="float" office:value="357.999">
                <text:p>357.999</text:p>
              </table:table-cell>
              <table:table-cell office:value-type="float" office:value="0.334030556449547">
                <text:p>0.334030556449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.143">
                <text:p>359.143</text:p>
              </table:table-cell>
              <table:table-cell office:value-type="float" office:value="0.485504873605756">
                <text:p>0.485504873605756</text:p>
              </table:table-cell>
              <table:table-cell office:value-type="float" office:value="358.998">
                <text:p>358.998</text:p>
              </table:table-cell>
              <table:table-cell office:value-type="float" office:value="0.334881961318928">
                <text:p>0.334881961318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.144">
                <text:p>360.144</text:p>
              </table:table-cell>
              <table:table-cell office:value-type="float" office:value="0.486901909438243">
                <text:p>0.486901909438243</text:p>
              </table:table-cell>
              <table:table-cell office:value-type="float" office:value="359.999">
                <text:p>359.999</text:p>
              </table:table-cell>
              <table:table-cell office:value-type="float" office:value="0.335821852235462">
                <text:p>0.335821852235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.143">
                <text:p>361.143</text:p>
              </table:table-cell>
              <table:table-cell office:value-type="float" office:value="0.488051621178891">
                <text:p>0.488051621178891</text:p>
              </table:table-cell>
              <table:table-cell office:value-type="float" office:value="360.999">
                <text:p>360.999</text:p>
              </table:table-cell>
              <table:table-cell office:value-type="float" office:value="0.336637139543953">
                <text:p>0.336637139543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.144">
                <text:p>362.144</text:p>
              </table:table-cell>
              <table:table-cell office:value-type="float" office:value="0.489375425871234">
                <text:p>0.489375425871234</text:p>
              </table:table-cell>
              <table:table-cell office:value-type="float" office:value="361.999">
                <text:p>361.999</text:p>
              </table:table-cell>
              <table:table-cell office:value-type="float" office:value="0.337578682362689">
                <text:p>0.337578682362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3.144">
                <text:p>363.144</text:p>
              </table:table-cell>
              <table:table-cell office:value-type="float" office:value="0.490835560616722">
                <text:p>0.490835560616722</text:p>
              </table:table-cell>
              <table:table-cell office:value-type="float" office:value="362.999">
                <text:p>362.999</text:p>
              </table:table-cell>
              <table:table-cell office:value-type="float" office:value="0.33843311478258">
                <text:p>0.33843311478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.143">
                <text:p>364.143</text:p>
              </table:table-cell>
              <table:table-cell office:value-type="float" office:value="0.491970558093444">
                <text:p>0.491970558093444</text:p>
              </table:table-cell>
              <table:table-cell office:value-type="float" office:value="363.999">
                <text:p>363.999</text:p>
              </table:table-cell>
              <table:table-cell office:value-type="float" office:value="0.339338604374725">
                <text:p>0.339338604374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.144">
                <text:p>365.144</text:p>
              </table:table-cell>
              <table:table-cell office:value-type="float" office:value="0.493357387292739">
                <text:p>0.493357387292739</text:p>
              </table:table-cell>
              <table:table-cell office:value-type="float" office:value="364.999">
                <text:p>364.999</text:p>
              </table:table-cell>
              <table:table-cell office:value-type="float" office:value="0.340081214494504">
                <text:p>0.34008121449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.144">
                <text:p>366.144</text:p>
              </table:table-cell>
              <table:table-cell office:value-type="float" office:value="0.494726840979098">
                <text:p>0.494726840979098</text:p>
              </table:table-cell>
              <table:table-cell office:value-type="float" office:value="365.999">
                <text:p>365.999</text:p>
              </table:table-cell>
              <table:table-cell office:value-type="float" office:value="0.341076421207997">
                <text:p>0.341076421207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7.143">
                <text:p>367.143</text:p>
              </table:table-cell>
              <table:table-cell office:value-type="float" office:value="0.496040190982466">
                <text:p>0.496040190982466</text:p>
              </table:table-cell>
              <table:table-cell office:value-type="float" office:value="366.999">
                <text:p>366.999</text:p>
              </table:table-cell>
              <table:table-cell office:value-type="float" office:value="0.341933848725946">
                <text:p>0.341933848725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.144">
                <text:p>368.144</text:p>
              </table:table-cell>
              <table:table-cell office:value-type="float" office:value="0.497335916237963">
                <text:p>0.497335916237963</text:p>
              </table:table-cell>
              <table:table-cell office:value-type="float" office:value="367.998">
                <text:p>367.998</text:p>
              </table:table-cell>
              <table:table-cell office:value-type="float" office:value="0.34271626213251">
                <text:p>0.34271626213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.143">
                <text:p>369.143</text:p>
              </table:table-cell>
              <table:table-cell office:value-type="float" office:value="0.498555818216195">
                <text:p>0.498555818216195</text:p>
              </table:table-cell>
              <table:table-cell office:value-type="float" office:value="368.999">
                <text:p>368.999</text:p>
              </table:table-cell>
              <table:table-cell office:value-type="float" office:value="0.343638276230123">
                <text:p>0.343638276230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.144">
                <text:p>370.144</text:p>
              </table:table-cell>
              <table:table-cell office:value-type="float" office:value="0.49983540892182">
                <text:p>0.49983540892182</text:p>
              </table:table-cell>
              <table:table-cell office:value-type="float" office:value="369.999">
                <text:p>369.999</text:p>
              </table:table-cell>
              <table:table-cell office:value-type="float" office:value="0.34456114122233">
                <text:p>0.3445611412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.144">
                <text:p>371.144</text:p>
              </table:table-cell>
              <table:table-cell office:value-type="float" office:value="0.501310908141132">
                <text:p>0.501310908141132</text:p>
              </table:table-cell>
              <table:table-cell office:value-type="float" office:value="370.999">
                <text:p>370.999</text:p>
              </table:table-cell>
              <table:table-cell office:value-type="float" office:value="0.345446880872798">
                <text:p>0.345446880872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.143">
                <text:p>372.143</text:p>
              </table:table-cell>
              <table:table-cell office:value-type="float" office:value="0.502555124639759">
                <text:p>0.502555124639759</text:p>
              </table:table-cell>
              <table:table-cell office:value-type="float" office:value="371.999">
                <text:p>371.999</text:p>
              </table:table-cell>
              <table:table-cell office:value-type="float" office:value="0.346333405753555">
                <text:p>0.346333405753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.143">
                <text:p>373.143</text:p>
              </table:table-cell>
              <table:table-cell office:value-type="float" office:value="0.503820368562623">
                <text:p>0.503820368562623</text:p>
              </table:table-cell>
              <table:table-cell office:value-type="float" office:value="372.998">
                <text:p>372.998</text:p>
              </table:table-cell>
              <table:table-cell office:value-type="float" office:value="0.347195354571672">
                <text:p>0.347195354571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4.144">
                <text:p>374.144</text:p>
              </table:table-cell>
              <table:table-cell office:value-type="float" office:value="0.505126220719149">
                <text:p>0.505126220719149</text:p>
              </table:table-cell>
              <table:table-cell office:value-type="float" office:value="373.999">
                <text:p>373.999</text:p>
              </table:table-cell>
              <table:table-cell office:value-type="float" office:value="0.34817228265485">
                <text:p>0.34817228265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.144">
                <text:p>375.144</text:p>
              </table:table-cell>
              <table:table-cell office:value-type="float" office:value="0.50659002120107">
                <text:p>0.50659002120107</text:p>
              </table:table-cell>
              <table:table-cell office:value-type="float" office:value="374.999">
                <text:p>374.999</text:p>
              </table:table-cell>
              <table:table-cell office:value-type="float" office:value="0.348985001752767">
                <text:p>0.348985001752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6.144">
                <text:p>376.144</text:p>
              </table:table-cell>
              <table:table-cell office:value-type="float" office:value="0.507958170894586">
                <text:p>0.507958170894586</text:p>
              </table:table-cell>
              <table:table-cell office:value-type="float" office:value="375.999">
                <text:p>375.999</text:p>
              </table:table-cell>
              <table:table-cell office:value-type="float" office:value="0.349785667746267">
                <text:p>0.349785667746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7.144">
                <text:p>377.144</text:p>
              </table:table-cell>
              <table:table-cell office:value-type="float" office:value="0.509014881102109">
                <text:p>0.509014881102109</text:p>
              </table:table-cell>
              <table:table-cell office:value-type="float" office:value="376.999">
                <text:p>376.999</text:p>
              </table:table-cell>
              <table:table-cell office:value-type="float" office:value="0.350612424173693">
                <text:p>0.350612424173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8.144">
                <text:p>378.144</text:p>
              </table:table-cell>
              <table:table-cell office:value-type="float" office:value="0.51028832987096">
                <text:p>0.51028832987096</text:p>
              </table:table-cell>
              <table:table-cell office:value-type="float" office:value="377.999">
                <text:p>377.999</text:p>
              </table:table-cell>
              <table:table-cell office:value-type="float" office:value="0.351350722810827">
                <text:p>0.351350722810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.144">
                <text:p>379.144</text:p>
              </table:table-cell>
              <table:table-cell office:value-type="float" office:value="0.511759711763765">
                <text:p>0.511759711763765</text:p>
              </table:table-cell>
              <table:table-cell office:value-type="float" office:value="378.999">
                <text:p>378.999</text:p>
              </table:table-cell>
              <table:table-cell office:value-type="float" office:value="0.352242499416203">
                <text:p>0.352242499416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0.144">
                <text:p>380.144</text:p>
              </table:table-cell>
              <table:table-cell office:value-type="float" office:value="0.513154617637348">
                <text:p>0.513154617637348</text:p>
              </table:table-cell>
              <table:table-cell office:value-type="float" office:value="379.999">
                <text:p>379.999</text:p>
              </table:table-cell>
              <table:table-cell office:value-type="float" office:value="0.352969248267223">
                <text:p>0.352969248267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1.144">
                <text:p>381.144</text:p>
              </table:table-cell>
              <table:table-cell office:value-type="float" office:value="0.514492410479008">
                <text:p>0.514492410479008</text:p>
              </table:table-cell>
              <table:table-cell office:value-type="float" office:value="380.998">
                <text:p>380.998</text:p>
              </table:table-cell>
              <table:table-cell office:value-type="float" office:value="0.353824172747804">
                <text:p>0.353824172747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.143">
                <text:p>382.143</text:p>
              </table:table-cell>
              <table:table-cell office:value-type="float" office:value="0.515694014074749">
                <text:p>0.515694014074749</text:p>
              </table:table-cell>
              <table:table-cell office:value-type="float" office:value="381.999">
                <text:p>381.999</text:p>
              </table:table-cell>
              <table:table-cell office:value-type="float" office:value="0.354743713042482">
                <text:p>0.354743713042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.143">
                <text:p>383.143</text:p>
              </table:table-cell>
              <table:table-cell office:value-type="float" office:value="0.516936532009511">
                <text:p>0.516936532009511</text:p>
              </table:table-cell>
              <table:table-cell office:value-type="float" office:value="382.999">
                <text:p>382.999</text:p>
              </table:table-cell>
              <table:table-cell office:value-type="float" office:value="0.355549005004322">
                <text:p>0.355549005004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.143">
                <text:p>384.143</text:p>
              </table:table-cell>
              <table:table-cell office:value-type="float" office:value="0.518279397253372">
                <text:p>0.518279397253372</text:p>
              </table:table-cell>
              <table:table-cell office:value-type="float" office:value="383.999">
                <text:p>383.999</text:p>
              </table:table-cell>
              <table:table-cell office:value-type="float" office:value="0.356354945983989">
                <text:p>0.356354945983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.143">
                <text:p>385.143</text:p>
              </table:table-cell>
              <table:table-cell office:value-type="float" office:value="0.519624068209396">
                <text:p>0.519624068209396</text:p>
              </table:table-cell>
              <table:table-cell office:value-type="float" office:value="384.999">
                <text:p>384.999</text:p>
              </table:table-cell>
              <table:table-cell office:value-type="float" office:value="0.357148728913246">
                <text:p>0.357148728913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.143">
                <text:p>386.143</text:p>
              </table:table-cell>
              <table:table-cell office:value-type="float" office:value="0.520851669591164">
                <text:p>0.520851669591164</text:p>
              </table:table-cell>
              <table:table-cell office:value-type="float" office:value="385.999">
                <text:p>385.999</text:p>
              </table:table-cell>
              <table:table-cell office:value-type="float" office:value="0.358058512998397">
                <text:p>0.358058512998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.143">
                <text:p>387.143</text:p>
              </table:table-cell>
              <table:table-cell office:value-type="float" office:value="0.522378372309608">
                <text:p>0.522378372309608</text:p>
              </table:table-cell>
              <table:table-cell office:value-type="float" office:value="386.999">
                <text:p>386.999</text:p>
              </table:table-cell>
              <table:table-cell office:value-type="float" office:value="0.35887930998701">
                <text:p>0.35887930998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8.143">
                <text:p>388.143</text:p>
              </table:table-cell>
              <table:table-cell office:value-type="float" office:value="0.523370987335919">
                <text:p>0.523370987335919</text:p>
              </table:table-cell>
              <table:table-cell office:value-type="float" office:value="387.999">
                <text:p>387.999</text:p>
              </table:table-cell>
              <table:table-cell office:value-type="float" office:value="0.359675100043126">
                <text:p>0.359675100043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9.143">
                <text:p>389.143</text:p>
              </table:table-cell>
              <table:table-cell office:value-type="float" office:value="0.524901544101311">
                <text:p>0.524901544101311</text:p>
              </table:table-cell>
              <table:table-cell office:value-type="float" office:value="388.998">
                <text:p>388.998</text:p>
              </table:table-cell>
              <table:table-cell office:value-type="float" office:value="0.360548630832823">
                <text:p>0.360548630832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.143">
                <text:p>390.143</text:p>
              </table:table-cell>
              <table:table-cell office:value-type="float" office:value="0.526215317007595">
                <text:p>0.526215317007595</text:p>
              </table:table-cell>
              <table:table-cell office:value-type="float" office:value="389.999">
                <text:p>389.999</text:p>
              </table:table-cell>
              <table:table-cell office:value-type="float" office:value="0.361435788322881">
                <text:p>0.361435788322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.143">
                <text:p>391.143</text:p>
              </table:table-cell>
              <table:table-cell office:value-type="float" office:value="0.52757070888342">
                <text:p>0.52757070888342</text:p>
              </table:table-cell>
              <table:table-cell office:value-type="float" office:value="390.998">
                <text:p>390.998</text:p>
              </table:table-cell>
              <table:table-cell office:value-type="float" office:value="0.362336608129766">
                <text:p>0.362336608129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.144">
                <text:p>392.144</text:p>
              </table:table-cell>
              <table:table-cell office:value-type="float" office:value="0.528947913376419">
                <text:p>0.528947913376419</text:p>
              </table:table-cell>
              <table:table-cell office:value-type="float" office:value="391.999">
                <text:p>391.999</text:p>
              </table:table-cell>
              <table:table-cell office:value-type="float" office:value="0.36331556072875">
                <text:p>0.3633155607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.144">
                <text:p>393.144</text:p>
              </table:table-cell>
              <table:table-cell office:value-type="float" office:value="0.530267016577646">
                <text:p>0.530267016577646</text:p>
              </table:table-cell>
              <table:table-cell office:value-type="float" office:value="392.999">
                <text:p>392.999</text:p>
              </table:table-cell>
              <table:table-cell office:value-type="float" office:value="0.364308372595104">
                <text:p>0.364308372595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4.144">
                <text:p>394.144</text:p>
              </table:table-cell>
              <table:table-cell office:value-type="float" office:value="0.531547810845072">
                <text:p>0.531547810845072</text:p>
              </table:table-cell>
              <table:table-cell office:value-type="float" office:value="393.999">
                <text:p>393.999</text:p>
              </table:table-cell>
              <table:table-cell office:value-type="float" office:value="0.36509558622229">
                <text:p>0.36509558622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5.144">
                <text:p>395.144</text:p>
              </table:table-cell>
              <table:table-cell office:value-type="float" office:value="0.532810196922087">
                <text:p>0.532810196922087</text:p>
              </table:table-cell>
              <table:table-cell office:value-type="float" office:value="394.999">
                <text:p>394.999</text:p>
              </table:table-cell>
              <table:table-cell office:value-type="float" office:value="0.36598678856482">
                <text:p>0.36598678856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.143">
                <text:p>396.143</text:p>
              </table:table-cell>
              <table:table-cell office:value-type="float" office:value="0.534094254720603">
                <text:p>0.534094254720603</text:p>
              </table:table-cell>
              <table:table-cell office:value-type="float" office:value="395.999">
                <text:p>395.999</text:p>
              </table:table-cell>
              <table:table-cell office:value-type="float" office:value="0.366775325094882">
                <text:p>0.366775325094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.143">
                <text:p>397.143</text:p>
              </table:table-cell>
              <table:table-cell office:value-type="float" office:value="0.535581004838758">
                <text:p>0.535581004838758</text:p>
              </table:table-cell>
              <table:table-cell office:value-type="float" office:value="396.999">
                <text:p>396.999</text:p>
              </table:table-cell>
              <table:table-cell office:value-type="float" office:value="0.367732745825015">
                <text:p>0.367732745825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8.143">
                <text:p>398.143</text:p>
              </table:table-cell>
              <table:table-cell office:value-type="float" office:value="0.536788102720009">
                <text:p>0.536788102720009</text:p>
              </table:table-cell>
              <table:table-cell office:value-type="float" office:value="397.999">
                <text:p>397.999</text:p>
              </table:table-cell>
              <table:table-cell office:value-type="float" office:value="0.3685874356635">
                <text:p>0.3685874356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.144">
                <text:p>399.144</text:p>
              </table:table-cell>
              <table:table-cell office:value-type="float" office:value="0.538117595492837">
                <text:p>0.538117595492837</text:p>
              </table:table-cell>
              <table:table-cell office:value-type="float" office:value="398.998">
                <text:p>398.998</text:p>
              </table:table-cell>
              <table:table-cell office:value-type="float" office:value="0.36946878989532">
                <text:p>0.36946878989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0.144">
                <text:p>400.144</text:p>
              </table:table-cell>
              <table:table-cell office:value-type="float" office:value="0.539489227142448">
                <text:p>0.539489227142448</text:p>
              </table:table-cell>
              <table:table-cell office:value-type="float" office:value="399.999">
                <text:p>399.999</text:p>
              </table:table-cell>
              <table:table-cell office:value-type="float" office:value="0.370441773463793">
                <text:p>0.370441773463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.143">
                <text:p>401.143</text:p>
              </table:table-cell>
              <table:table-cell office:value-type="float" office:value="0.540519186943898">
                <text:p>0.540519186943898</text:p>
              </table:table-cell>
              <table:table-cell office:value-type="float" office:value="400.999">
                <text:p>400.999</text:p>
              </table:table-cell>
              <table:table-cell office:value-type="float" office:value="0.371272802039271">
                <text:p>0.371272802039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1.999">
                <text:p>401.999</text:p>
              </table:table-cell>
              <table:table-cell office:value-type="float" office:value="0.372156527258259">
                <text:p>0.372156527258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2.999">
                <text:p>402.999</text:p>
              </table:table-cell>
              <table:table-cell office:value-type="float" office:value="0.373001995275141">
                <text:p>0.373001995275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.999">
                <text:p>403.999</text:p>
              </table:table-cell>
              <table:table-cell office:value-type="float" office:value="0.373848178713099">
                <text:p>0.373848178713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.999">
                <text:p>404.999</text:p>
              </table:table-cell>
              <table:table-cell office:value-type="float" office:value="0.37468204411822">
                <text:p>0.37468204411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.999">
                <text:p>405.999</text:p>
              </table:table-cell>
              <table:table-cell office:value-type="float" office:value="0.375555742591361">
                <text:p>0.375555742591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.999">
                <text:p>406.999</text:p>
              </table:table-cell>
              <table:table-cell office:value-type="float" office:value="0.376260473452502">
                <text:p>0.376260473452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.999">
                <text:p>407.999</text:p>
              </table:table-cell>
              <table:table-cell office:value-type="float" office:value="0.377044090669489">
                <text:p>0.377044090669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.999">
                <text:p>408.999</text:p>
              </table:table-cell>
              <table:table-cell office:value-type="float" office:value="0.377932933141476">
                <text:p>0.377932933141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.998">
                <text:p>409.998</text:p>
              </table:table-cell>
              <table:table-cell office:value-type="float" office:value="0.37875712518562">
                <text:p>0.37875712518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.998">
                <text:p>410.998</text:p>
              </table:table-cell>
              <table:table-cell office:value-type="float" office:value="0.379660591808992">
                <text:p>0.379660591808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1.999">
                <text:p>411.999</text:p>
              </table:table-cell>
              <table:table-cell office:value-type="float" office:value="0.380446879001569">
                <text:p>0.380446879001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2.999">
                <text:p>412.999</text:p>
              </table:table-cell>
              <table:table-cell office:value-type="float" office:value="0.381233784928231">
                <text:p>0.381233784928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.998">
                <text:p>413.998</text:p>
              </table:table-cell>
              <table:table-cell office:value-type="float" office:value="0.382008180052803">
                <text:p>0.382008180052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.999">
                <text:p>414.999</text:p>
              </table:table-cell>
              <table:table-cell office:value-type="float" office:value="0.382967160716792">
                <text:p>0.382967160716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5.999">
                <text:p>415.999</text:p>
              </table:table-cell>
              <table:table-cell office:value-type="float" office:value="0.383703440957265">
                <text:p>0.383703440957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.998">
                <text:p>416.998</text:p>
              </table:table-cell>
              <table:table-cell office:value-type="float" office:value="0.384532404734283">
                <text:p>0.384532404734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.999">
                <text:p>417.999</text:p>
              </table:table-cell>
              <table:table-cell office:value-type="float" office:value="0.385322533434673">
                <text:p>0.385322533434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8.998">
                <text:p>418.998</text:p>
              </table:table-cell>
              <table:table-cell office:value-type="float" office:value="0.386231953906589">
                <text:p>0.386231953906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.999">
                <text:p>419.999</text:p>
              </table:table-cell>
              <table:table-cell office:value-type="float" office:value="0.387023427143347">
                <text:p>0.387023427143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0.999">
                <text:p>420.999</text:p>
              </table:table-cell>
              <table:table-cell office:value-type="float" office:value="0.387657057071879">
                <text:p>0.387657057071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1.999">
                <text:p>421.999</text:p>
              </table:table-cell>
              <table:table-cell office:value-type="float" office:value="0.388661126278466">
                <text:p>0.388661126278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.999">
                <text:p>422.999</text:p>
              </table:table-cell>
              <table:table-cell office:value-type="float" office:value="0.389520670244162">
                <text:p>0.389520670244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.999">
                <text:p>423.999</text:p>
              </table:table-cell>
              <table:table-cell office:value-type="float" office:value="0.390327991767394">
                <text:p>0.390327991767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.999">
                <text:p>424.999</text:p>
              </table:table-cell>
              <table:table-cell office:value-type="float" office:value="0.391334747714132">
                <text:p>0.391334747714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5.999">
                <text:p>425.999</text:p>
              </table:table-cell>
              <table:table-cell office:value-type="float" office:value="0.392183329043228">
                <text:p>0.392183329043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.999">
                <text:p>426.999</text:p>
              </table:table-cell>
              <table:table-cell office:value-type="float" office:value="0.393072459810653">
                <text:p>0.393072459810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.998">
                <text:p>427.998</text:p>
              </table:table-cell>
              <table:table-cell office:value-type="float" office:value="0.393949093593284">
                <text:p>0.393949093593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.999">
                <text:p>428.999</text:p>
              </table:table-cell>
              <table:table-cell office:value-type="float" office:value="0.394746700814033">
                <text:p>0.394746700814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.999">
                <text:p>429.999</text:p>
              </table:table-cell>
              <table:table-cell office:value-type="float" office:value="0.395691358578919">
                <text:p>0.395691358578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.999">
                <text:p>430.999</text:p>
              </table:table-cell>
              <table:table-cell office:value-type="float" office:value="0.396543646490735">
                <text:p>0.396543646490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.999">
                <text:p>431.999</text:p>
              </table:table-cell>
              <table:table-cell office:value-type="float" office:value="0.397329993416854">
                <text:p>0.397329993416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2.999">
                <text:p>432.999</text:p>
              </table:table-cell>
              <table:table-cell office:value-type="float" office:value="0.398103615607708">
                <text:p>0.398103615607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.999">
                <text:p>433.999</text:p>
              </table:table-cell>
              <table:table-cell office:value-type="float" office:value="0.399091520528788">
                <text:p>0.399091520528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.999">
                <text:p>434.999</text:p>
              </table:table-cell>
              <table:table-cell office:value-type="float" office:value="0.400013555217178">
                <text:p>0.400013555217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5.999">
                <text:p>435.999</text:p>
              </table:table-cell>
              <table:table-cell office:value-type="float" office:value="0.400749119796132">
                <text:p>0.400749119796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.999">
                <text:p>436.999</text:p>
              </table:table-cell>
              <table:table-cell office:value-type="float" office:value="0.401699467547673">
                <text:p>0.401699467547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7.998">
                <text:p>437.998</text:p>
              </table:table-cell>
              <table:table-cell office:value-type="float" office:value="0.402449675229618">
                <text:p>0.402449675229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5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text-properties fo:font-size="13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7cm" svg:height="14.849cm" xlink:href=".." xlink:type="simple" chart:class="chart:scatter" chart:style-name="ch1">
        <chart:title svg:x="3.097cm" svg:y="0.619cm" chart:style-name="ch2">
          <text:p>Зависимость коэфф. диффузии от велчины, обратной давлению</text:p>
        </chart:title>
        <chart:plot-area chart:style-name="ch3" table:cell-range-address="20210422_1619098087038_45.AK4:20210422_1619098087038_45.AL9" svg:x="1.849cm" svg:y="1.78cm" svg:width="18.596cm" svg:height="11.898cm">
          <chart:coordinate-region svg:x="2.47cm" svg:y="1.979cm" svg:width="17.55cm" svg:height="11.052cm"/>
          <chart:axis chart:dimension="x" chart:name="primary-x" chart:style-name="ch4">
            <chart:title svg:x="9.689cm" svg:y="13.949cm" chart:style-name="ch5">
              <text:p>1/p торр^-1</text:p>
            </chart:title>
          </chart:axis>
          <chart:axis chart:dimension="y" chart:name="primary-y" chart:style-name="ch6">
            <chart:title svg:x="0.515cm" svg:y="8.962cm" chart:style-name="ch7">
              <text:p>D, см^2/с</text:p>
            </chart:title>
            <chart:grid chart:style-name="ch8" chart:class="major"/>
          </chart:axis>
          <chart:series chart:style-name="ch9" chart:values-cell-range-address="20210422_1619098087038_45.AL4:20210422_1619098087038_45.AL9" chart:class="chart:scatter">
            <chart:domain table:cell-range-address="20210422_1619098087038_45.AK4:20210422_1619098087038_45.AK9"/>
            <chart:regression-curve chart:style-name="ch10">
              <chart:equation chart:display-equation="true" chart:display-r-square="false" chart:style-name="ch11"/>
            </chart:regression-curve>
            <chart:data-point chart:repeated="2"/>
            <chart:data-point chart:style-name="ch12" chart:repeated="2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0210422_1619098087038_45.AK4:20210422_1619098087038_45.AK9</svg:desc>
                </draw:g>
              </table:table-cell>
              <table:table-cell office:value-type="float" office:value="0">
                <text:p>0</text:p>
                <draw:g>
                  <svg:desc>20210422_1619098087038_45.AL4:20210422_1619098087038_45.AL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0481927710843">
                <text:p>0.012048192771084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8125">
                <text:p>0.007812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">
                <text:p>0.005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